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1453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0.698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4in"/>
    </style:style>
    <style:style style:name="co16" style:family="table-column">
      <style:table-column-properties fo:break-before="auto" style:column-width="0.1543in"/>
    </style:style>
    <style:style style:name="co17" style:family="table-column">
      <style:table-column-properties fo:break-before="auto" style:column-width="9.1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3984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1783in"/>
    </style:style>
    <style:style style:name="co22" style:family="table-column">
      <style:table-column-properties fo:break-before="auto" style:column-width="1.4535in"/>
    </style:style>
    <style:style style:name="co23" style:family="table-column">
      <style:table-column-properties fo:break-before="auto" style:column-width="1.2752in"/>
    </style:style>
    <style:style style:name="co24" style:family="table-column">
      <style:table-column-properties fo:break-before="auto" style:column-width="8.7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PageStyle_5f_Lookups">
      <style:table-properties table:display="true" style:writing-mode="lr-tb"/>
    </style:style>
    <style:style style:name="ta2" style:family="table" style:master-page-name="PageStyle_5f_UserRoles">
      <style:table-properties table:display="true" style:writing-mode="lr-tb"/>
    </style:style>
    <style:style style:name="ta3" style:family="table" style:master-page-name="PageStyle_5f_Users">
      <style:table-properties table:display="true" style:writing-mode="lr-tb"/>
    </style:style>
    <style:style style:name="ta4" style:family="table" style:master-page-name="PageStyle_5f_Passwords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34"/>
    <style:style style:name="ce4" style:family="table-cell" style:parent-style-name="Default">
      <style:table-cell-properties fo:background-color="#808080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808080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35"/>
  </office:automatic-styles>
  <office:body>
    <office:spreadsheet>
      <table:calculation-settings table:case-sensitive="false" table:automatic-find-labels="false" table:use-regular-expressions="false"/>
      <table:table table:name="Look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7" table:default-cell-style-name="ce3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number-columns-repeated="238" table:default-cell-style-name="Default"/>
        <table:table-column table:style-name="co12" table:number-columns-repeated="768" table:default-cell-style-name="Default"/>
        <table:table-row table:style-name="ro1">
          <table:table-cell office:value-type="string">
            <text:p>VARCHAR(32)</text:p>
          </table:table-cell>
          <table:table-cell table:number-columns-repeated="3" office:value-type="string">
            <text:p>VARCHAR(255)</text:p>
          </table:table-cell>
          <table:table-cell office:value-type="string">
            <text:p>VARCHAR(32)</text:p>
          </table:table-cell>
          <table:table-cell office:value-type="string">
            <text:p>NUMERIC</text:p>
          </table:table-cell>
          <table:table-cell table:number-columns-repeated="4" office:value-type="string">
            <text:p>VARCHAR(255)</text:p>
          </table:table-cell>
          <table:table-cell office:value-type="string">
            <text:p>VARCHAR(32)</text:p>
          </table:table-cell>
          <table:table-cell table:style-name="Default" office:value-type="string">
            <text:p>DATETIME</text:p>
          </table:table-cell>
          <table:table-cell office:value-type="string">
            <text:p>VARCHAR(32)</text:p>
          </table:table-cell>
          <table:table-cell office:value-type="string">
            <text:p>DATETIME</text:p>
          </table:table-cell>
          <table:table-cell office:value-type="string">
            <text:p>VARCHAR(32)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ookupId</text:p>
          </table:table-cell>
          <table:table-cell table:style-name="ce1" office:value-type="string">
            <text:p>LookupType</text:p>
          </table:table-cell>
          <table:table-cell table:style-name="ce1" office:value-type="string">
            <text:p>LookupCode</text:p>
          </table:table-cell>
          <table:table-cell table:style-name="ce1" office:value-type="string">
            <text:p>LookupValue</text:p>
          </table:table-cell>
          <table:table-cell table:style-name="ce1" office:value-type="string">
            <text:p>IsDefault</text:p>
          </table:table-cell>
          <table:table-cell table:style-name="ce1" office:value-type="string">
            <text:p>SequenceNo</text:p>
          </table:table-cell>
          <table:table-cell table:style-name="ce1" office:value-type="string">
            <text:p>Attr1</text:p>
          </table:table-cell>
          <table:table-cell table:style-name="ce1" office:value-type="string">
            <text:p>Attr2</text:p>
          </table:table-cell>
          <table:table-cell table:style-name="ce1" office:value-type="string">
            <text:p>Attr3</text:p>
          </table:table-cell>
          <table:table-cell table:style-name="ce1" office:value-type="string">
            <text:p>Attr4</text:p>
          </table:table-cell>
          <table:table-cell table:style-name="ce1" office:value-type="string">
            <text:p>CreateBy</text:p>
          </table:table-cell>
          <table:table-cell table:style-name="ce1" office:value-type="string">
            <text:p>CreateDate</text:p>
          </table:table-cell>
          <table:table-cell table:style-name="ce1" office:value-type="string">
            <text:p>UpdateBy</text:p>
          </table:table-cell>
          <table:table-cell table:style-name="ce1" office:value-type="string">
            <text:p>UpdateDate</text:p>
          </table:table-cell>
          <table:table-cell table:style-name="ce1" office:value-type="string">
            <text:p>status</text:p>
          </table:table-cell>
          <table:table-cell table:number-columns-repeated="2" table:style-name="ce1" office:value-type="string">
            <text:p>Insert SQL</text:p>
          </table:table-cell>
          <table:table-cell table:style-name="ce1" table:number-columns-repeated="100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OOT</text:p>
          </table:table-cell>
          <table:table-cell office:value-type="string">
            <text:p>Root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D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D3]);&quot;&quot;;&quot;'ACTIVE_RS'&quot;)" office:value-type="string" office:string-value="'ACTIVE_RS'">
            <text:p>'ACTIVE_RS'</text:p>
          </table:table-cell>
          <table:table-cell/>
          <table:table-cell table:formula="of:=IF(ISBLANK([.D3]);&quot;&quot;;&quot;INSERT INTO DIAMOND_CORE_LOOKUPS &quot;&amp;&quot;VALUES &quot;&amp;&quot;( &quot;&amp;&quot;'&quot;&amp;[.A3]&amp;&quot;' , &quot;&amp;&quot;'&quot;&amp;[.B3]&amp;&quot;' , &quot;&amp;&quot;'&quot;&amp;[.C3]&amp;&quot;' , &quot;&amp;&quot;'&quot;&amp;[.D3]&amp;&quot;' , &quot;&amp;&quot;&quot;&amp;[.E3]&amp;&quot; , &quot;&amp;&quot;&quot;&amp;[.F3]&amp;&quot; , &quot;&amp;&quot;&quot;&amp;[.G3]&amp;&quot; , &quot;&amp;&quot;&quot;&amp;[.H3]&amp;&quot; , &quot;&amp;&quot;&quot;&amp;[.I3]&amp;&quot; , &quot;&amp;&quot;&quot;&amp;[.J3]&amp;&quot; , &quot;&amp;&quot;&quot;&amp;[.K3]&amp;&quot; , &quot;&amp;&quot;&quot;&amp;[.L3]&amp;&quot; , &quot;&amp;&quot;&quot;&amp;[.M3]&amp;&quot; , &quot;&amp;&quot;&quot;&amp;[.N3]&amp;&quot; , &quot;&amp;&quot;&quot;&amp;[.O3]&amp;&quot; ); &quot;)" office:value-type="string" office:string-value="INSERT INTO DIAMOND_CORE_LOOKUPS VALUES ( '1' , '' , 'ROOT' , 'Root' , null , null , null , null , null , null , 'INIT' , current_timestamp() , null , null , 'ACTIVE_RS' ); ">
            <text:p>INSERT INTO DIAMOND_CORE_LOOKUPS VALUES ( '1' , '' , 'ROOT' , 'Root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]);&quot;&quot;;[.A3]+1)" office:value-type="float" office:value="2">
            <text:p>2</text:p>
          </table:table-cell>
          <table:table-cell office:value-type="string">
            <text:p>ROOT</text:p>
          </table:table-cell>
          <table:table-cell office:value-type="string">
            <text:p>FLAG_TYPE</text:p>
          </table:table-cell>
          <table:table-cell office:value-type="string">
            <text:p>Flag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D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D4]);&quot;&quot;;&quot;'ACTIVE_RS'&quot;)" office:value-type="string" office:string-value="'ACTIVE_RS'">
            <text:p>'ACTIVE_RS'</text:p>
          </table:table-cell>
          <table:table-cell/>
          <table:table-cell table:formula="of:=IF(ISBLANK([.D4]);&quot;&quot;;&quot;INSERT INTO DIAMOND_CORE_LOOKUPS &quot;&amp;&quot;VALUES &quot;&amp;&quot;( &quot;&amp;&quot;'&quot;&amp;[.A4]&amp;&quot;' , &quot;&amp;&quot;'&quot;&amp;[.B4]&amp;&quot;' , &quot;&amp;&quot;'&quot;&amp;[.C4]&amp;&quot;' , &quot;&amp;&quot;'&quot;&amp;[.D4]&amp;&quot;' , &quot;&amp;&quot;&quot;&amp;[.E4]&amp;&quot; , &quot;&amp;&quot;&quot;&amp;[.F4]&amp;&quot; , &quot;&amp;&quot;&quot;&amp;[.G4]&amp;&quot; , &quot;&amp;&quot;&quot;&amp;[.H4]&amp;&quot; , &quot;&amp;&quot;&quot;&amp;[.I4]&amp;&quot; , &quot;&amp;&quot;&quot;&amp;[.J4]&amp;&quot; , &quot;&amp;&quot;&quot;&amp;[.K4]&amp;&quot; , &quot;&amp;&quot;&quot;&amp;[.L4]&amp;&quot; , &quot;&amp;&quot;&quot;&amp;[.M4]&amp;&quot; , &quot;&amp;&quot;&quot;&amp;[.N4]&amp;&quot; , &quot;&amp;&quot;&quot;&amp;[.O4]&amp;&quot; ); &quot;)" office:value-type="string" office:string-value="INSERT INTO DIAMOND_CORE_LOOKUPS VALUES ( '2' , 'ROOT' , 'FLAG_TYPE' , 'Flag' , null , null , null , null , null , null , 'INIT' , current_timestamp() , null , null , 'ACTIVE_RS' ); ">
            <text:p>INSERT INTO DIAMOND_CORE_LOOKUPS VALUES ( '2' , 'ROOT' , 'FLAG_TYPE' , 'Flag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]);&quot;&quot;;[.A4]+1)" office:value-type="float" office:value="3">
            <text:p>3</text:p>
          </table:table-cell>
          <table:table-cell office:value-type="string">
            <text:p>ROOT</text:p>
          </table:table-cell>
          <table:table-cell office:value-type="string">
            <text:p>LITERAL_TYPE</text:p>
          </table:table-cell>
          <table:table-cell office:value-type="string">
            <text:p>Litera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D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D5]);&quot;&quot;;&quot;'ACTIVE_RS'&quot;)" office:value-type="string" office:string-value="'ACTIVE_RS'">
            <text:p>'ACTIVE_RS'</text:p>
          </table:table-cell>
          <table:table-cell/>
          <table:table-cell table:formula="of:=IF(ISBLANK([.D5]);&quot;&quot;;&quot;INSERT INTO DIAMOND_CORE_LOOKUPS &quot;&amp;&quot;VALUES &quot;&amp;&quot;( &quot;&amp;&quot;'&quot;&amp;[.A5]&amp;&quot;' , &quot;&amp;&quot;'&quot;&amp;[.B5]&amp;&quot;' , &quot;&amp;&quot;'&quot;&amp;[.C5]&amp;&quot;' , &quot;&amp;&quot;'&quot;&amp;[.D5]&amp;&quot;' , &quot;&amp;&quot;&quot;&amp;[.E5]&amp;&quot; , &quot;&amp;&quot;&quot;&amp;[.F5]&amp;&quot; , &quot;&amp;&quot;&quot;&amp;[.G5]&amp;&quot; , &quot;&amp;&quot;&quot;&amp;[.H5]&amp;&quot; , &quot;&amp;&quot;&quot;&amp;[.I5]&amp;&quot; , &quot;&amp;&quot;&quot;&amp;[.J5]&amp;&quot; , &quot;&amp;&quot;&quot;&amp;[.K5]&amp;&quot; , &quot;&amp;&quot;&quot;&amp;[.L5]&amp;&quot; , &quot;&amp;&quot;&quot;&amp;[.M5]&amp;&quot; , &quot;&amp;&quot;&quot;&amp;[.N5]&amp;&quot; , &quot;&amp;&quot;&quot;&amp;[.O5]&amp;&quot; ); &quot;)" office:value-type="string" office:string-value="INSERT INTO DIAMOND_CORE_LOOKUPS VALUES ( '3' , 'ROOT' , 'LITERAL_TYPE' , 'Literal' , null , null , null , null , null , null , 'INIT' , current_timestamp() , null , null , 'ACTIVE_RS' ); ">
            <text:p>INSERT INTO DIAMOND_CORE_LOOKUPS VALUES ( '3' , 'ROOT' , 'LITERAL_TYPE' , 'Literal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]);&quot;&quot;;[.A5]+1)" office:value-type="float" office:value="4">
            <text:p>4</text:p>
          </table:table-cell>
          <table:table-cell office:value-type="string">
            <text:p>ROOT</text:p>
          </table:table-cell>
          <table:table-cell office:value-type="string">
            <text:p>STATUS_TYPE</text:p>
          </table:table-cell>
          <table:table-cell office:value-type="string">
            <text:p>Status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D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D6]);&quot;&quot;;&quot;'ACTIVE_RS'&quot;)" office:value-type="string" office:string-value="'ACTIVE_RS'">
            <text:p>'ACTIVE_RS'</text:p>
          </table:table-cell>
          <table:table-cell/>
          <table:table-cell table:formula="of:=IF(ISBLANK([.D6]);&quot;&quot;;&quot;INSERT INTO DIAMOND_CORE_LOOKUPS &quot;&amp;&quot;VALUES &quot;&amp;&quot;( &quot;&amp;&quot;'&quot;&amp;[.A6]&amp;&quot;' , &quot;&amp;&quot;'&quot;&amp;[.B6]&amp;&quot;' , &quot;&amp;&quot;'&quot;&amp;[.C6]&amp;&quot;' , &quot;&amp;&quot;'&quot;&amp;[.D6]&amp;&quot;' , &quot;&amp;&quot;&quot;&amp;[.E6]&amp;&quot; , &quot;&amp;&quot;&quot;&amp;[.F6]&amp;&quot; , &quot;&amp;&quot;&quot;&amp;[.G6]&amp;&quot; , &quot;&amp;&quot;&quot;&amp;[.H6]&amp;&quot; , &quot;&amp;&quot;&quot;&amp;[.I6]&amp;&quot; , &quot;&amp;&quot;&quot;&amp;[.J6]&amp;&quot; , &quot;&amp;&quot;&quot;&amp;[.K6]&amp;&quot; , &quot;&amp;&quot;&quot;&amp;[.L6]&amp;&quot; , &quot;&amp;&quot;&quot;&amp;[.M6]&amp;&quot; , &quot;&amp;&quot;&quot;&amp;[.N6]&amp;&quot; , &quot;&amp;&quot;&quot;&amp;[.O6]&amp;&quot; ); &quot;)" office:value-type="string" office:string-value="INSERT INTO DIAMOND_CORE_LOOKUPS VALUES ( '4' , 'ROOT' , 'STATUS_TYPE' , 'Status' , null , null , null , null , null , null , 'INIT' , current_timestamp() , null , null , 'ACTIVE_RS' ); ">
            <text:p>INSERT INTO DIAMOND_CORE_LOOKUPS VALUES ( '4' , 'ROOT' , 'STATUS_TYPE' , '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]);&quot;&quot;;[.A6]+1)" office:value-type="float" office:value="5">
            <text:p>5</text:p>
          </table:table-cell>
          <table:table-cell office:value-type="string">
            <text:p>FLAG_TYPE</text:p>
          </table:table-cell>
          <table:table-cell office:value-type="string">
            <text:p>TRUE_FLAG</text:p>
          </table:table-cell>
          <table:table-cell office:value-type="string">
            <text:p>True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D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D7]);&quot;&quot;;&quot;'ACTIVE_RS'&quot;)" office:value-type="string" office:string-value="'ACTIVE_RS'">
            <text:p>'ACTIVE_RS'</text:p>
          </table:table-cell>
          <table:table-cell/>
          <table:table-cell table:formula="of:=IF(ISBLANK([.D7]);&quot;&quot;;&quot;INSERT INTO DIAMOND_CORE_LOOKUPS &quot;&amp;&quot;VALUES &quot;&amp;&quot;( &quot;&amp;&quot;'&quot;&amp;[.A7]&amp;&quot;' , &quot;&amp;&quot;'&quot;&amp;[.B7]&amp;&quot;' , &quot;&amp;&quot;'&quot;&amp;[.C7]&amp;&quot;' , &quot;&amp;&quot;'&quot;&amp;[.D7]&amp;&quot;' , &quot;&amp;&quot;&quot;&amp;[.E7]&amp;&quot; , &quot;&amp;&quot;&quot;&amp;[.F7]&amp;&quot; , &quot;&amp;&quot;&quot;&amp;[.G7]&amp;&quot; , &quot;&amp;&quot;&quot;&amp;[.H7]&amp;&quot; , &quot;&amp;&quot;&quot;&amp;[.I7]&amp;&quot; , &quot;&amp;&quot;&quot;&amp;[.J7]&amp;&quot; , &quot;&amp;&quot;&quot;&amp;[.K7]&amp;&quot; , &quot;&amp;&quot;&quot;&amp;[.L7]&amp;&quot; , &quot;&amp;&quot;&quot;&amp;[.M7]&amp;&quot; , &quot;&amp;&quot;&quot;&amp;[.N7]&amp;&quot; , &quot;&amp;&quot;&quot;&amp;[.O7]&amp;&quot; ); &quot;)" office:value-type="string" office:string-value="INSERT INTO DIAMOND_CORE_LOOKUPS VALUES ( '5' , 'FLAG_TYPE' , 'TRUE_FLAG' , 'True' , null , null , null , null , null , null , 'INIT' , current_timestamp() , null , null , 'ACTIVE_RS' ); ">
            <text:p>INSERT INTO DIAMOND_CORE_LOOKUPS VALUES ( '5' , 'FLAG_TYPE' , 'TRUE_FLAG' , 'True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8]);&quot;&quot;;[.A7]+1)" office:value-type="float" office:value="6">
            <text:p>6</text:p>
          </table:table-cell>
          <table:table-cell office:value-type="string">
            <text:p>FLAG_TYPE</text:p>
          </table:table-cell>
          <table:table-cell office:value-type="string">
            <text:p>FALSE_FLAG</text:p>
          </table:table-cell>
          <table:table-cell office:value-type="string">
            <text:p>False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D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D8]);&quot;&quot;;&quot;'ACTIVE_RS'&quot;)" office:value-type="string" office:string-value="'ACTIVE_RS'">
            <text:p>'ACTIVE_RS'</text:p>
          </table:table-cell>
          <table:table-cell/>
          <table:table-cell table:formula="of:=IF(ISBLANK([.D8]);&quot;&quot;;&quot;INSERT INTO DIAMOND_CORE_LOOKUPS &quot;&amp;&quot;VALUES &quot;&amp;&quot;( &quot;&amp;&quot;'&quot;&amp;[.A8]&amp;&quot;' , &quot;&amp;&quot;'&quot;&amp;[.B8]&amp;&quot;' , &quot;&amp;&quot;'&quot;&amp;[.C8]&amp;&quot;' , &quot;&amp;&quot;'&quot;&amp;[.D8]&amp;&quot;' , &quot;&amp;&quot;&quot;&amp;[.E8]&amp;&quot; , &quot;&amp;&quot;&quot;&amp;[.F8]&amp;&quot; , &quot;&amp;&quot;&quot;&amp;[.G8]&amp;&quot; , &quot;&amp;&quot;&quot;&amp;[.H8]&amp;&quot; , &quot;&amp;&quot;&quot;&amp;[.I8]&amp;&quot; , &quot;&amp;&quot;&quot;&amp;[.J8]&amp;&quot; , &quot;&amp;&quot;&quot;&amp;[.K8]&amp;&quot; , &quot;&amp;&quot;&quot;&amp;[.L8]&amp;&quot; , &quot;&amp;&quot;&quot;&amp;[.M8]&amp;&quot; , &quot;&amp;&quot;&quot;&amp;[.N8]&amp;&quot; , &quot;&amp;&quot;&quot;&amp;[.O8]&amp;&quot; ); &quot;)" office:value-type="string" office:string-value="INSERT INTO DIAMOND_CORE_LOOKUPS VALUES ( '6' , 'FLAG_TYPE' , 'FALSE_FLAG' , 'False' , null , null , null , null , null , null , 'INIT' , current_timestamp() , null , null , 'ACTIVE_RS' ); ">
            <text:p>INSERT INTO DIAMOND_CORE_LOOKUPS VALUES ( '6' , 'FLAG_TYPE' , 'FALSE_FLAG' , 'False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9]);&quot;&quot;;[.A8]+1)" office:value-type="float" office:value="7">
            <text:p>7</text:p>
          </table:table-cell>
          <table:table-cell office:value-type="string">
            <text:p>FLAG_TYPE</text:p>
          </table:table-cell>
          <table:table-cell office:value-type="string">
            <text:p>UNDEFINED_FLAG</text:p>
          </table:table-cell>
          <table:table-cell office:value-type="string">
            <text:p>Undefined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D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D9]);&quot;&quot;;&quot;'ACTIVE_RS'&quot;)" office:value-type="string" office:string-value="'ACTIVE_RS'">
            <text:p>'ACTIVE_RS'</text:p>
          </table:table-cell>
          <table:table-cell/>
          <table:table-cell table:formula="of:=IF(ISBLANK([.D9]);&quot;&quot;;&quot;INSERT INTO DIAMOND_CORE_LOOKUPS &quot;&amp;&quot;VALUES &quot;&amp;&quot;( &quot;&amp;&quot;'&quot;&amp;[.A9]&amp;&quot;' , &quot;&amp;&quot;'&quot;&amp;[.B9]&amp;&quot;' , &quot;&amp;&quot;'&quot;&amp;[.C9]&amp;&quot;' , &quot;&amp;&quot;'&quot;&amp;[.D9]&amp;&quot;' , &quot;&amp;&quot;&quot;&amp;[.E9]&amp;&quot; , &quot;&amp;&quot;&quot;&amp;[.F9]&amp;&quot; , &quot;&amp;&quot;&quot;&amp;[.G9]&amp;&quot; , &quot;&amp;&quot;&quot;&amp;[.H9]&amp;&quot; , &quot;&amp;&quot;&quot;&amp;[.I9]&amp;&quot; , &quot;&amp;&quot;&quot;&amp;[.J9]&amp;&quot; , &quot;&amp;&quot;&quot;&amp;[.K9]&amp;&quot; , &quot;&amp;&quot;&quot;&amp;[.L9]&amp;&quot; , &quot;&amp;&quot;&quot;&amp;[.M9]&amp;&quot; , &quot;&amp;&quot;&quot;&amp;[.N9]&amp;&quot; , &quot;&amp;&quot;&quot;&amp;[.O9]&amp;&quot; ); &quot;)" office:value-type="string" office:string-value="INSERT INTO DIAMOND_CORE_LOOKUPS VALUES ( '7' , 'FLAG_TYPE' , 'UNDEFINED_FLAG' , 'Undefined' , null , null , null , null , null , null , 'INIT' , current_timestamp() , null , null , 'ACTIVE_RS' ); ">
            <text:p>INSERT INTO DIAMOND_CORE_LOOKUPS VALUES ( '7' , 'FLAG_TYPE' , 'UNDEFINED_FLAG' , 'Undefined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0]);&quot;&quot;;[.A9]+1)" office:value-type="float" office:value="8">
            <text:p>8</text:p>
          </table:table-cell>
          <table:table-cell office:value-type="string">
            <text:p>LITERAL_TYPE</text:p>
          </table:table-cell>
          <table:table-cell office:value-type="string">
            <text:p>LITERAL_A</text:p>
          </table:table-cell>
          <table:table-cell office:value-type="string">
            <text:p>A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D1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C10]);&quot;&quot;;&quot;null&quot;)" office:value-type="string" office:string-value="null">
            <text:p>null</text:p>
          </table:table-cell>
          <table:table-cell table:formula="of:=IF(ISBLANK([.D10]);&quot;&quot;;&quot;'ACTIVE_RS'&quot;)" office:value-type="string" office:string-value="'ACTIVE_RS'">
            <text:p>'ACTIVE_RS'</text:p>
          </table:table-cell>
          <table:table-cell/>
          <table:table-cell table:formula="of:=IF(ISBLANK([.D10]);&quot;&quot;;&quot;INSERT INTO DIAMOND_CORE_LOOKUPS &quot;&amp;&quot;VALUES &quot;&amp;&quot;( &quot;&amp;&quot;'&quot;&amp;[.A10]&amp;&quot;' , &quot;&amp;&quot;'&quot;&amp;[.B10]&amp;&quot;' , &quot;&amp;&quot;'&quot;&amp;[.C10]&amp;&quot;' , &quot;&amp;&quot;'&quot;&amp;[.D10]&amp;&quot;' , &quot;&amp;&quot;&quot;&amp;[.E10]&amp;&quot; , &quot;&amp;&quot;&quot;&amp;[.F10]&amp;&quot; , &quot;&amp;&quot;&quot;&amp;[.G10]&amp;&quot; , &quot;&amp;&quot;&quot;&amp;[.H10]&amp;&quot; , &quot;&amp;&quot;&quot;&amp;[.I10]&amp;&quot; , &quot;&amp;&quot;&quot;&amp;[.J10]&amp;&quot; , &quot;&amp;&quot;&quot;&amp;[.K10]&amp;&quot; , &quot;&amp;&quot;&quot;&amp;[.L10]&amp;&quot; , &quot;&amp;&quot;&quot;&amp;[.M10]&amp;&quot; , &quot;&amp;&quot;&quot;&amp;[.N10]&amp;&quot; , &quot;&amp;&quot;&quot;&amp;[.O10]&amp;&quot; ); &quot;)" office:value-type="string" office:string-value="INSERT INTO DIAMOND_CORE_LOOKUPS VALUES ( '8' , 'LITERAL_TYPE' , 'LITERAL_A' , 'A' , null , null , null , null , null , null , 'INIT' , current_timestamp() , null , null , 'ACTIVE_RS' ); ">
            <text:p>INSERT INTO DIAMOND_CORE_LOOKUPS VALUES ( '8' , 'LITERAL_TYPE' , 'LITERAL_A' , 'A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1]);&quot;&quot;;[.A10]+1)" office:value-type="float" office:value="9">
            <text:p>9</text:p>
          </table:table-cell>
          <table:table-cell office:value-type="string">
            <text:p>LITERAL_TYPE</text:p>
          </table:table-cell>
          <table:table-cell office:value-type="string">
            <text:p>LITERAL_B</text:p>
          </table:table-cell>
          <table:table-cell office:value-type="string">
            <text:p>B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D1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C11]);&quot;&quot;;&quot;null&quot;)" office:value-type="string" office:string-value="null">
            <text:p>null</text:p>
          </table:table-cell>
          <table:table-cell table:formula="of:=IF(ISBLANK([.D11]);&quot;&quot;;&quot;'ACTIVE_RS'&quot;)" office:value-type="string" office:string-value="'ACTIVE_RS'">
            <text:p>'ACTIVE_RS'</text:p>
          </table:table-cell>
          <table:table-cell/>
          <table:table-cell table:formula="of:=IF(ISBLANK([.D11]);&quot;&quot;;&quot;INSERT INTO DIAMOND_CORE_LOOKUPS &quot;&amp;&quot;VALUES &quot;&amp;&quot;( &quot;&amp;&quot;'&quot;&amp;[.A11]&amp;&quot;' , &quot;&amp;&quot;'&quot;&amp;[.B11]&amp;&quot;' , &quot;&amp;&quot;'&quot;&amp;[.C11]&amp;&quot;' , &quot;&amp;&quot;'&quot;&amp;[.D11]&amp;&quot;' , &quot;&amp;&quot;&quot;&amp;[.E11]&amp;&quot; , &quot;&amp;&quot;&quot;&amp;[.F11]&amp;&quot; , &quot;&amp;&quot;&quot;&amp;[.G11]&amp;&quot; , &quot;&amp;&quot;&quot;&amp;[.H11]&amp;&quot; , &quot;&amp;&quot;&quot;&amp;[.I11]&amp;&quot; , &quot;&amp;&quot;&quot;&amp;[.J11]&amp;&quot; , &quot;&amp;&quot;&quot;&amp;[.K11]&amp;&quot; , &quot;&amp;&quot;&quot;&amp;[.L11]&amp;&quot; , &quot;&amp;&quot;&quot;&amp;[.M11]&amp;&quot; , &quot;&amp;&quot;&quot;&amp;[.N11]&amp;&quot; , &quot;&amp;&quot;&quot;&amp;[.O11]&amp;&quot; ); &quot;)" office:value-type="string" office:string-value="INSERT INTO DIAMOND_CORE_LOOKUPS VALUES ( '9' , 'LITERAL_TYPE' , 'LITERAL_B' , 'B' , null , null , null , null , null , null , 'INIT' , current_timestamp() , null , null , 'ACTIVE_RS' ); ">
            <text:p>INSERT INTO DIAMOND_CORE_LOOKUPS VALUES ( '9' , 'LITERAL_TYPE' , 'LITERAL_B' , 'B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2]);&quot;&quot;;[.A11]+1)" office:value-type="float" office:value="10">
            <text:p>10</text:p>
          </table:table-cell>
          <table:table-cell office:value-type="string">
            <text:p>LITERAL_TYPE</text:p>
          </table:table-cell>
          <table:table-cell office:value-type="string">
            <text:p>LITERAL_C</text:p>
          </table:table-cell>
          <table:table-cell office:value-type="string">
            <text:p>C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D1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C12]);&quot;&quot;;&quot;null&quot;)" office:value-type="string" office:string-value="null">
            <text:p>null</text:p>
          </table:table-cell>
          <table:table-cell table:formula="of:=IF(ISBLANK([.D12]);&quot;&quot;;&quot;'ACTIVE_RS'&quot;)" office:value-type="string" office:string-value="'ACTIVE_RS'">
            <text:p>'ACTIVE_RS'</text:p>
          </table:table-cell>
          <table:table-cell/>
          <table:table-cell table:formula="of:=IF(ISBLANK([.D12]);&quot;&quot;;&quot;INSERT INTO DIAMOND_CORE_LOOKUPS &quot;&amp;&quot;VALUES &quot;&amp;&quot;( &quot;&amp;&quot;'&quot;&amp;[.A12]&amp;&quot;' , &quot;&amp;&quot;'&quot;&amp;[.B12]&amp;&quot;' , &quot;&amp;&quot;'&quot;&amp;[.C12]&amp;&quot;' , &quot;&amp;&quot;'&quot;&amp;[.D12]&amp;&quot;' , &quot;&amp;&quot;&quot;&amp;[.E12]&amp;&quot; , &quot;&amp;&quot;&quot;&amp;[.F12]&amp;&quot; , &quot;&amp;&quot;&quot;&amp;[.G12]&amp;&quot; , &quot;&amp;&quot;&quot;&amp;[.H12]&amp;&quot; , &quot;&amp;&quot;&quot;&amp;[.I12]&amp;&quot; , &quot;&amp;&quot;&quot;&amp;[.J12]&amp;&quot; , &quot;&amp;&quot;&quot;&amp;[.K12]&amp;&quot; , &quot;&amp;&quot;&quot;&amp;[.L12]&amp;&quot; , &quot;&amp;&quot;&quot;&amp;[.M12]&amp;&quot; , &quot;&amp;&quot;&quot;&amp;[.N12]&amp;&quot; , &quot;&amp;&quot;&quot;&amp;[.O12]&amp;&quot; ); &quot;)" office:value-type="string" office:string-value="INSERT INTO DIAMOND_CORE_LOOKUPS VALUES ( '10' , 'LITERAL_TYPE' , 'LITERAL_C' , 'C' , null , null , null , null , null , null , 'INIT' , current_timestamp() , null , null , 'ACTIVE_RS' ); ">
            <text:p>INSERT INTO DIAMOND_CORE_LOOKUPS VALUES ( '10' , 'LITERAL_TYPE' , 'LITERAL_C' , 'C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3]);&quot;&quot;;[.A12]+1)" office:value-type="float" office:value="11">
            <text:p>11</text:p>
          </table:table-cell>
          <table:table-cell office:value-type="string">
            <text:p>LITERAL_TYPE</text:p>
          </table:table-cell>
          <table:table-cell office:value-type="string">
            <text:p>LITERAL_D</text:p>
          </table:table-cell>
          <table:table-cell office:value-type="string">
            <text:p>D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D1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C13]);&quot;&quot;;&quot;null&quot;)" office:value-type="string" office:string-value="null">
            <text:p>null</text:p>
          </table:table-cell>
          <table:table-cell table:formula="of:=IF(ISBLANK([.D13]);&quot;&quot;;&quot;'ACTIVE_RS'&quot;)" office:value-type="string" office:string-value="'ACTIVE_RS'">
            <text:p>'ACTIVE_RS'</text:p>
          </table:table-cell>
          <table:table-cell/>
          <table:table-cell table:formula="of:=IF(ISBLANK([.D13]);&quot;&quot;;&quot;INSERT INTO DIAMOND_CORE_LOOKUPS &quot;&amp;&quot;VALUES &quot;&amp;&quot;( &quot;&amp;&quot;'&quot;&amp;[.A13]&amp;&quot;' , &quot;&amp;&quot;'&quot;&amp;[.B13]&amp;&quot;' , &quot;&amp;&quot;'&quot;&amp;[.C13]&amp;&quot;' , &quot;&amp;&quot;'&quot;&amp;[.D13]&amp;&quot;' , &quot;&amp;&quot;&quot;&amp;[.E13]&amp;&quot; , &quot;&amp;&quot;&quot;&amp;[.F13]&amp;&quot; , &quot;&amp;&quot;&quot;&amp;[.G13]&amp;&quot; , &quot;&amp;&quot;&quot;&amp;[.H13]&amp;&quot; , &quot;&amp;&quot;&quot;&amp;[.I13]&amp;&quot; , &quot;&amp;&quot;&quot;&amp;[.J13]&amp;&quot; , &quot;&amp;&quot;&quot;&amp;[.K13]&amp;&quot; , &quot;&amp;&quot;&quot;&amp;[.L13]&amp;&quot; , &quot;&amp;&quot;&quot;&amp;[.M13]&amp;&quot; , &quot;&amp;&quot;&quot;&amp;[.N13]&amp;&quot; , &quot;&amp;&quot;&quot;&amp;[.O13]&amp;&quot; ); &quot;)" office:value-type="string" office:string-value="INSERT INTO DIAMOND_CORE_LOOKUPS VALUES ( '11' , 'LITERAL_TYPE' , 'LITERAL_D' , 'D' , null , null , null , null , null , null , 'INIT' , current_timestamp() , null , null , 'ACTIVE_RS' ); ">
            <text:p>INSERT INTO DIAMOND_CORE_LOOKUPS VALUES ( '11' , 'LITERAL_TYPE' , 'LITERAL_D' , 'D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4]);&quot;&quot;;[.A13]+1)" office:value-type="float" office:value="12">
            <text:p>12</text:p>
          </table:table-cell>
          <table:table-cell office:value-type="string">
            <text:p>LITERAL_TYPE</text:p>
          </table:table-cell>
          <table:table-cell office:value-type="string">
            <text:p>LITERAL_E</text:p>
          </table:table-cell>
          <table:table-cell office:value-type="string">
            <text:p>E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D1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C14]);&quot;&quot;;&quot;null&quot;)" office:value-type="string" office:string-value="null">
            <text:p>null</text:p>
          </table:table-cell>
          <table:table-cell table:formula="of:=IF(ISBLANK([.D14]);&quot;&quot;;&quot;'ACTIVE_RS'&quot;)" office:value-type="string" office:string-value="'ACTIVE_RS'">
            <text:p>'ACTIVE_RS'</text:p>
          </table:table-cell>
          <table:table-cell/>
          <table:table-cell table:formula="of:=IF(ISBLANK([.D14]);&quot;&quot;;&quot;INSERT INTO DIAMOND_CORE_LOOKUPS &quot;&amp;&quot;VALUES &quot;&amp;&quot;( &quot;&amp;&quot;'&quot;&amp;[.A14]&amp;&quot;' , &quot;&amp;&quot;'&quot;&amp;[.B14]&amp;&quot;' , &quot;&amp;&quot;'&quot;&amp;[.C14]&amp;&quot;' , &quot;&amp;&quot;'&quot;&amp;[.D14]&amp;&quot;' , &quot;&amp;&quot;&quot;&amp;[.E14]&amp;&quot; , &quot;&amp;&quot;&quot;&amp;[.F14]&amp;&quot; , &quot;&amp;&quot;&quot;&amp;[.G14]&amp;&quot; , &quot;&amp;&quot;&quot;&amp;[.H14]&amp;&quot; , &quot;&amp;&quot;&quot;&amp;[.I14]&amp;&quot; , &quot;&amp;&quot;&quot;&amp;[.J14]&amp;&quot; , &quot;&amp;&quot;&quot;&amp;[.K14]&amp;&quot; , &quot;&amp;&quot;&quot;&amp;[.L14]&amp;&quot; , &quot;&amp;&quot;&quot;&amp;[.M14]&amp;&quot; , &quot;&amp;&quot;&quot;&amp;[.N14]&amp;&quot; , &quot;&amp;&quot;&quot;&amp;[.O14]&amp;&quot; ); &quot;)" office:value-type="string" office:string-value="INSERT INTO DIAMOND_CORE_LOOKUPS VALUES ( '12' , 'LITERAL_TYPE' , 'LITERAL_E' , 'E' , null , null , null , null , null , null , 'INIT' , current_timestamp() , null , null , 'ACTIVE_RS' ); ">
            <text:p>INSERT INTO DIAMOND_CORE_LOOKUPS VALUES ( '12' , 'LITERAL_TYPE' , 'LITERAL_E' , 'E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5]);&quot;&quot;;[.A14]+1)" office:value-type="float" office:value="13">
            <text:p>13</text:p>
          </table:table-cell>
          <table:table-cell office:value-type="string">
            <text:p>LITERAL_TYPE</text:p>
          </table:table-cell>
          <table:table-cell office:value-type="string">
            <text:p>LITERAL_F</text:p>
          </table:table-cell>
          <table:table-cell office:value-type="string">
            <text:p>F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D1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C15]);&quot;&quot;;&quot;null&quot;)" office:value-type="string" office:string-value="null">
            <text:p>null</text:p>
          </table:table-cell>
          <table:table-cell table:formula="of:=IF(ISBLANK([.D15]);&quot;&quot;;&quot;'ACTIVE_RS'&quot;)" office:value-type="string" office:string-value="'ACTIVE_RS'">
            <text:p>'ACTIVE_RS'</text:p>
          </table:table-cell>
          <table:table-cell/>
          <table:table-cell table:formula="of:=IF(ISBLANK([.D15]);&quot;&quot;;&quot;INSERT INTO DIAMOND_CORE_LOOKUPS &quot;&amp;&quot;VALUES &quot;&amp;&quot;( &quot;&amp;&quot;'&quot;&amp;[.A15]&amp;&quot;' , &quot;&amp;&quot;'&quot;&amp;[.B15]&amp;&quot;' , &quot;&amp;&quot;'&quot;&amp;[.C15]&amp;&quot;' , &quot;&amp;&quot;'&quot;&amp;[.D15]&amp;&quot;' , &quot;&amp;&quot;&quot;&amp;[.E15]&amp;&quot; , &quot;&amp;&quot;&quot;&amp;[.F15]&amp;&quot; , &quot;&amp;&quot;&quot;&amp;[.G15]&amp;&quot; , &quot;&amp;&quot;&quot;&amp;[.H15]&amp;&quot; , &quot;&amp;&quot;&quot;&amp;[.I15]&amp;&quot; , &quot;&amp;&quot;&quot;&amp;[.J15]&amp;&quot; , &quot;&amp;&quot;&quot;&amp;[.K15]&amp;&quot; , &quot;&amp;&quot;&quot;&amp;[.L15]&amp;&quot; , &quot;&amp;&quot;&quot;&amp;[.M15]&amp;&quot; , &quot;&amp;&quot;&quot;&amp;[.N15]&amp;&quot; , &quot;&amp;&quot;&quot;&amp;[.O15]&amp;&quot; ); &quot;)" office:value-type="string" office:string-value="INSERT INTO DIAMOND_CORE_LOOKUPS VALUES ( '13' , 'LITERAL_TYPE' , 'LITERAL_F' , 'F' , null , null , null , null , null , null , 'INIT' , current_timestamp() , null , null , 'ACTIVE_RS' ); ">
            <text:p>INSERT INTO DIAMOND_CORE_LOOKUPS VALUES ( '13' , 'LITERAL_TYPE' , 'LITERAL_F' , 'F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6]);&quot;&quot;;[.A15]+1)" office:value-type="float" office:value="14">
            <text:p>14</text:p>
          </table:table-cell>
          <table:table-cell office:value-type="string">
            <text:p>LITERAL_TYPE</text:p>
          </table:table-cell>
          <table:table-cell office:value-type="string">
            <text:p>LITERAL_G</text:p>
          </table:table-cell>
          <table:table-cell office:value-type="string">
            <text:p>G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D1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C16]);&quot;&quot;;&quot;null&quot;)" office:value-type="string" office:string-value="null">
            <text:p>null</text:p>
          </table:table-cell>
          <table:table-cell table:formula="of:=IF(ISBLANK([.D16]);&quot;&quot;;&quot;'ACTIVE_RS'&quot;)" office:value-type="string" office:string-value="'ACTIVE_RS'">
            <text:p>'ACTIVE_RS'</text:p>
          </table:table-cell>
          <table:table-cell/>
          <table:table-cell table:formula="of:=IF(ISBLANK([.D16]);&quot;&quot;;&quot;INSERT INTO DIAMOND_CORE_LOOKUPS &quot;&amp;&quot;VALUES &quot;&amp;&quot;( &quot;&amp;&quot;'&quot;&amp;[.A16]&amp;&quot;' , &quot;&amp;&quot;'&quot;&amp;[.B16]&amp;&quot;' , &quot;&amp;&quot;'&quot;&amp;[.C16]&amp;&quot;' , &quot;&amp;&quot;'&quot;&amp;[.D16]&amp;&quot;' , &quot;&amp;&quot;&quot;&amp;[.E16]&amp;&quot; , &quot;&amp;&quot;&quot;&amp;[.F16]&amp;&quot; , &quot;&amp;&quot;&quot;&amp;[.G16]&amp;&quot; , &quot;&amp;&quot;&quot;&amp;[.H16]&amp;&quot; , &quot;&amp;&quot;&quot;&amp;[.I16]&amp;&quot; , &quot;&amp;&quot;&quot;&amp;[.J16]&amp;&quot; , &quot;&amp;&quot;&quot;&amp;[.K16]&amp;&quot; , &quot;&amp;&quot;&quot;&amp;[.L16]&amp;&quot; , &quot;&amp;&quot;&quot;&amp;[.M16]&amp;&quot; , &quot;&amp;&quot;&quot;&amp;[.N16]&amp;&quot; , &quot;&amp;&quot;&quot;&amp;[.O16]&amp;&quot; ); &quot;)" office:value-type="string" office:string-value="INSERT INTO DIAMOND_CORE_LOOKUPS VALUES ( '14' , 'LITERAL_TYPE' , 'LITERAL_G' , 'G' , null , null , null , null , null , null , 'INIT' , current_timestamp() , null , null , 'ACTIVE_RS' ); ">
            <text:p>INSERT INTO DIAMOND_CORE_LOOKUPS VALUES ( '14' , 'LITERAL_TYPE' , 'LITERAL_G' , 'G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7]);&quot;&quot;;[.A16]+1)" office:value-type="float" office:value="15">
            <text:p>15</text:p>
          </table:table-cell>
          <table:table-cell office:value-type="string">
            <text:p>LITERAL_TYPE</text:p>
          </table:table-cell>
          <table:table-cell office:value-type="string">
            <text:p>LITERAL_H</text:p>
          </table:table-cell>
          <table:table-cell office:value-type="string">
            <text:p>H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D1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C17]);&quot;&quot;;&quot;null&quot;)" office:value-type="string" office:string-value="null">
            <text:p>null</text:p>
          </table:table-cell>
          <table:table-cell table:formula="of:=IF(ISBLANK([.D17]);&quot;&quot;;&quot;'ACTIVE_RS'&quot;)" office:value-type="string" office:string-value="'ACTIVE_RS'">
            <text:p>'ACTIVE_RS'</text:p>
          </table:table-cell>
          <table:table-cell/>
          <table:table-cell table:formula="of:=IF(ISBLANK([.D17]);&quot;&quot;;&quot;INSERT INTO DIAMOND_CORE_LOOKUPS &quot;&amp;&quot;VALUES &quot;&amp;&quot;( &quot;&amp;&quot;'&quot;&amp;[.A17]&amp;&quot;' , &quot;&amp;&quot;'&quot;&amp;[.B17]&amp;&quot;' , &quot;&amp;&quot;'&quot;&amp;[.C17]&amp;&quot;' , &quot;&amp;&quot;'&quot;&amp;[.D17]&amp;&quot;' , &quot;&amp;&quot;&quot;&amp;[.E17]&amp;&quot; , &quot;&amp;&quot;&quot;&amp;[.F17]&amp;&quot; , &quot;&amp;&quot;&quot;&amp;[.G17]&amp;&quot; , &quot;&amp;&quot;&quot;&amp;[.H17]&amp;&quot; , &quot;&amp;&quot;&quot;&amp;[.I17]&amp;&quot; , &quot;&amp;&quot;&quot;&amp;[.J17]&amp;&quot; , &quot;&amp;&quot;&quot;&amp;[.K17]&amp;&quot; , &quot;&amp;&quot;&quot;&amp;[.L17]&amp;&quot; , &quot;&amp;&quot;&quot;&amp;[.M17]&amp;&quot; , &quot;&amp;&quot;&quot;&amp;[.N17]&amp;&quot; , &quot;&amp;&quot;&quot;&amp;[.O17]&amp;&quot; ); &quot;)" office:value-type="string" office:string-value="INSERT INTO DIAMOND_CORE_LOOKUPS VALUES ( '15' , 'LITERAL_TYPE' , 'LITERAL_H' , 'H' , null , null , null , null , null , null , 'INIT' , current_timestamp() , null , null , 'ACTIVE_RS' ); ">
            <text:p>INSERT INTO DIAMOND_CORE_LOOKUPS VALUES ( '15' , 'LITERAL_TYPE' , 'LITERAL_H' , 'H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8]);&quot;&quot;;[.A17]+1)" office:value-type="float" office:value="16">
            <text:p>16</text:p>
          </table:table-cell>
          <table:table-cell office:value-type="string">
            <text:p>LITERAL_TYPE</text:p>
          </table:table-cell>
          <table:table-cell office:value-type="string">
            <text:p>LITERAL_I</text:p>
          </table:table-cell>
          <table:table-cell office:value-type="string">
            <text:p>I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D1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C18]);&quot;&quot;;&quot;null&quot;)" office:value-type="string" office:string-value="null">
            <text:p>null</text:p>
          </table:table-cell>
          <table:table-cell table:formula="of:=IF(ISBLANK([.D18]);&quot;&quot;;&quot;'ACTIVE_RS'&quot;)" office:value-type="string" office:string-value="'ACTIVE_RS'">
            <text:p>'ACTIVE_RS'</text:p>
          </table:table-cell>
          <table:table-cell/>
          <table:table-cell table:formula="of:=IF(ISBLANK([.D18]);&quot;&quot;;&quot;INSERT INTO DIAMOND_CORE_LOOKUPS &quot;&amp;&quot;VALUES &quot;&amp;&quot;( &quot;&amp;&quot;'&quot;&amp;[.A18]&amp;&quot;' , &quot;&amp;&quot;'&quot;&amp;[.B18]&amp;&quot;' , &quot;&amp;&quot;'&quot;&amp;[.C18]&amp;&quot;' , &quot;&amp;&quot;'&quot;&amp;[.D18]&amp;&quot;' , &quot;&amp;&quot;&quot;&amp;[.E18]&amp;&quot; , &quot;&amp;&quot;&quot;&amp;[.F18]&amp;&quot; , &quot;&amp;&quot;&quot;&amp;[.G18]&amp;&quot; , &quot;&amp;&quot;&quot;&amp;[.H18]&amp;&quot; , &quot;&amp;&quot;&quot;&amp;[.I18]&amp;&quot; , &quot;&amp;&quot;&quot;&amp;[.J18]&amp;&quot; , &quot;&amp;&quot;&quot;&amp;[.K18]&amp;&quot; , &quot;&amp;&quot;&quot;&amp;[.L18]&amp;&quot; , &quot;&amp;&quot;&quot;&amp;[.M18]&amp;&quot; , &quot;&amp;&quot;&quot;&amp;[.N18]&amp;&quot; , &quot;&amp;&quot;&quot;&amp;[.O18]&amp;&quot; ); &quot;)" office:value-type="string" office:string-value="INSERT INTO DIAMOND_CORE_LOOKUPS VALUES ( '16' , 'LITERAL_TYPE' , 'LITERAL_I' , 'I' , null , null , null , null , null , null , 'INIT' , current_timestamp() , null , null , 'ACTIVE_RS' ); ">
            <text:p>INSERT INTO DIAMOND_CORE_LOOKUPS VALUES ( '16' , 'LITERAL_TYPE' , 'LITERAL_I' , 'I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19]);&quot;&quot;;[.A18]+1)" office:value-type="float" office:value="17">
            <text:p>17</text:p>
          </table:table-cell>
          <table:table-cell office:value-type="string">
            <text:p>LITERAL_TYPE</text:p>
          </table:table-cell>
          <table:table-cell office:value-type="string">
            <text:p>LITERAL_J</text:p>
          </table:table-cell>
          <table:table-cell office:value-type="string">
            <text:p>J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D1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C19]);&quot;&quot;;&quot;null&quot;)" office:value-type="string" office:string-value="null">
            <text:p>null</text:p>
          </table:table-cell>
          <table:table-cell table:formula="of:=IF(ISBLANK([.D19]);&quot;&quot;;&quot;'ACTIVE_RS'&quot;)" office:value-type="string" office:string-value="'ACTIVE_RS'">
            <text:p>'ACTIVE_RS'</text:p>
          </table:table-cell>
          <table:table-cell/>
          <table:table-cell table:formula="of:=IF(ISBLANK([.D19]);&quot;&quot;;&quot;INSERT INTO DIAMOND_CORE_LOOKUPS &quot;&amp;&quot;VALUES &quot;&amp;&quot;( &quot;&amp;&quot;'&quot;&amp;[.A19]&amp;&quot;' , &quot;&amp;&quot;'&quot;&amp;[.B19]&amp;&quot;' , &quot;&amp;&quot;'&quot;&amp;[.C19]&amp;&quot;' , &quot;&amp;&quot;'&quot;&amp;[.D19]&amp;&quot;' , &quot;&amp;&quot;&quot;&amp;[.E19]&amp;&quot; , &quot;&amp;&quot;&quot;&amp;[.F19]&amp;&quot; , &quot;&amp;&quot;&quot;&amp;[.G19]&amp;&quot; , &quot;&amp;&quot;&quot;&amp;[.H19]&amp;&quot; , &quot;&amp;&quot;&quot;&amp;[.I19]&amp;&quot; , &quot;&amp;&quot;&quot;&amp;[.J19]&amp;&quot; , &quot;&amp;&quot;&quot;&amp;[.K19]&amp;&quot; , &quot;&amp;&quot;&quot;&amp;[.L19]&amp;&quot; , &quot;&amp;&quot;&quot;&amp;[.M19]&amp;&quot; , &quot;&amp;&quot;&quot;&amp;[.N19]&amp;&quot; , &quot;&amp;&quot;&quot;&amp;[.O19]&amp;&quot; ); &quot;)" office:value-type="string" office:string-value="INSERT INTO DIAMOND_CORE_LOOKUPS VALUES ( '17' , 'LITERAL_TYPE' , 'LITERAL_J' , 'J' , null , null , null , null , null , null , 'INIT' , current_timestamp() , null , null , 'ACTIVE_RS' ); ">
            <text:p>INSERT INTO DIAMOND_CORE_LOOKUPS VALUES ( '17' , 'LITERAL_TYPE' , 'LITERAL_J' , 'J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0]);&quot;&quot;;[.A19]+1)" office:value-type="float" office:value="18">
            <text:p>18</text:p>
          </table:table-cell>
          <table:table-cell office:value-type="string">
            <text:p>LITERAL_TYPE</text:p>
          </table:table-cell>
          <table:table-cell office:value-type="string">
            <text:p>LITERAL_K</text:p>
          </table:table-cell>
          <table:table-cell office:value-type="string">
            <text:p>K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D2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C20]);&quot;&quot;;&quot;null&quot;)" office:value-type="string" office:string-value="null">
            <text:p>null</text:p>
          </table:table-cell>
          <table:table-cell table:formula="of:=IF(ISBLANK([.D20]);&quot;&quot;;&quot;'ACTIVE_RS'&quot;)" office:value-type="string" office:string-value="'ACTIVE_RS'">
            <text:p>'ACTIVE_RS'</text:p>
          </table:table-cell>
          <table:table-cell/>
          <table:table-cell table:formula="of:=IF(ISBLANK([.D20]);&quot;&quot;;&quot;INSERT INTO DIAMOND_CORE_LOOKUPS &quot;&amp;&quot;VALUES &quot;&amp;&quot;( &quot;&amp;&quot;'&quot;&amp;[.A20]&amp;&quot;' , &quot;&amp;&quot;'&quot;&amp;[.B20]&amp;&quot;' , &quot;&amp;&quot;'&quot;&amp;[.C20]&amp;&quot;' , &quot;&amp;&quot;'&quot;&amp;[.D20]&amp;&quot;' , &quot;&amp;&quot;&quot;&amp;[.E20]&amp;&quot; , &quot;&amp;&quot;&quot;&amp;[.F20]&amp;&quot; , &quot;&amp;&quot;&quot;&amp;[.G20]&amp;&quot; , &quot;&amp;&quot;&quot;&amp;[.H20]&amp;&quot; , &quot;&amp;&quot;&quot;&amp;[.I20]&amp;&quot; , &quot;&amp;&quot;&quot;&amp;[.J20]&amp;&quot; , &quot;&amp;&quot;&quot;&amp;[.K20]&amp;&quot; , &quot;&amp;&quot;&quot;&amp;[.L20]&amp;&quot; , &quot;&amp;&quot;&quot;&amp;[.M20]&amp;&quot; , &quot;&amp;&quot;&quot;&amp;[.N20]&amp;&quot; , &quot;&amp;&quot;&quot;&amp;[.O20]&amp;&quot; ); &quot;)" office:value-type="string" office:string-value="INSERT INTO DIAMOND_CORE_LOOKUPS VALUES ( '18' , 'LITERAL_TYPE' , 'LITERAL_K' , 'K' , null , null , null , null , null , null , 'INIT' , current_timestamp() , null , null , 'ACTIVE_RS' ); ">
            <text:p>INSERT INTO DIAMOND_CORE_LOOKUPS VALUES ( '18' , 'LITERAL_TYPE' , 'LITERAL_K' , 'K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1]);&quot;&quot;;[.A20]+1)" office:value-type="float" office:value="19">
            <text:p>19</text:p>
          </table:table-cell>
          <table:table-cell office:value-type="string">
            <text:p>LITERAL_TYPE</text:p>
          </table:table-cell>
          <table:table-cell office:value-type="string">
            <text:p>LITERAL_L</text:p>
          </table:table-cell>
          <table:table-cell office:value-type="string">
            <text:p>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D2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C21]);&quot;&quot;;&quot;null&quot;)" office:value-type="string" office:string-value="null">
            <text:p>null</text:p>
          </table:table-cell>
          <table:table-cell table:formula="of:=IF(ISBLANK([.D21]);&quot;&quot;;&quot;'ACTIVE_RS'&quot;)" office:value-type="string" office:string-value="'ACTIVE_RS'">
            <text:p>'ACTIVE_RS'</text:p>
          </table:table-cell>
          <table:table-cell/>
          <table:table-cell table:formula="of:=IF(ISBLANK([.D21]);&quot;&quot;;&quot;INSERT INTO DIAMOND_CORE_LOOKUPS &quot;&amp;&quot;VALUES &quot;&amp;&quot;( &quot;&amp;&quot;'&quot;&amp;[.A21]&amp;&quot;' , &quot;&amp;&quot;'&quot;&amp;[.B21]&amp;&quot;' , &quot;&amp;&quot;'&quot;&amp;[.C21]&amp;&quot;' , &quot;&amp;&quot;'&quot;&amp;[.D21]&amp;&quot;' , &quot;&amp;&quot;&quot;&amp;[.E21]&amp;&quot; , &quot;&amp;&quot;&quot;&amp;[.F21]&amp;&quot; , &quot;&amp;&quot;&quot;&amp;[.G21]&amp;&quot; , &quot;&amp;&quot;&quot;&amp;[.H21]&amp;&quot; , &quot;&amp;&quot;&quot;&amp;[.I21]&amp;&quot; , &quot;&amp;&quot;&quot;&amp;[.J21]&amp;&quot; , &quot;&amp;&quot;&quot;&amp;[.K21]&amp;&quot; , &quot;&amp;&quot;&quot;&amp;[.L21]&amp;&quot; , &quot;&amp;&quot;&quot;&amp;[.M21]&amp;&quot; , &quot;&amp;&quot;&quot;&amp;[.N21]&amp;&quot; , &quot;&amp;&quot;&quot;&amp;[.O21]&amp;&quot; ); &quot;)" office:value-type="string" office:string-value="INSERT INTO DIAMOND_CORE_LOOKUPS VALUES ( '19' , 'LITERAL_TYPE' , 'LITERAL_L' , 'L' , null , null , null , null , null , null , 'INIT' , current_timestamp() , null , null , 'ACTIVE_RS' ); ">
            <text:p>INSERT INTO DIAMOND_CORE_LOOKUPS VALUES ( '19' , 'LITERAL_TYPE' , 'LITERAL_L' , 'L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2]);&quot;&quot;;[.A21]+1)" office:value-type="float" office:value="20">
            <text:p>20</text:p>
          </table:table-cell>
          <table:table-cell office:value-type="string">
            <text:p>LITERAL_TYPE</text:p>
          </table:table-cell>
          <table:table-cell office:value-type="string">
            <text:p>LITERAL_M</text:p>
          </table:table-cell>
          <table:table-cell office:value-type="string">
            <text:p>M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D2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C22]);&quot;&quot;;&quot;null&quot;)" office:value-type="string" office:string-value="null">
            <text:p>null</text:p>
          </table:table-cell>
          <table:table-cell table:formula="of:=IF(ISBLANK([.D22]);&quot;&quot;;&quot;'ACTIVE_RS'&quot;)" office:value-type="string" office:string-value="'ACTIVE_RS'">
            <text:p>'ACTIVE_RS'</text:p>
          </table:table-cell>
          <table:table-cell/>
          <table:table-cell table:formula="of:=IF(ISBLANK([.D22]);&quot;&quot;;&quot;INSERT INTO DIAMOND_CORE_LOOKUPS &quot;&amp;&quot;VALUES &quot;&amp;&quot;( &quot;&amp;&quot;'&quot;&amp;[.A22]&amp;&quot;' , &quot;&amp;&quot;'&quot;&amp;[.B22]&amp;&quot;' , &quot;&amp;&quot;'&quot;&amp;[.C22]&amp;&quot;' , &quot;&amp;&quot;'&quot;&amp;[.D22]&amp;&quot;' , &quot;&amp;&quot;&quot;&amp;[.E22]&amp;&quot; , &quot;&amp;&quot;&quot;&amp;[.F22]&amp;&quot; , &quot;&amp;&quot;&quot;&amp;[.G22]&amp;&quot; , &quot;&amp;&quot;&quot;&amp;[.H22]&amp;&quot; , &quot;&amp;&quot;&quot;&amp;[.I22]&amp;&quot; , &quot;&amp;&quot;&quot;&amp;[.J22]&amp;&quot; , &quot;&amp;&quot;&quot;&amp;[.K22]&amp;&quot; , &quot;&amp;&quot;&quot;&amp;[.L22]&amp;&quot; , &quot;&amp;&quot;&quot;&amp;[.M22]&amp;&quot; , &quot;&amp;&quot;&quot;&amp;[.N22]&amp;&quot; , &quot;&amp;&quot;&quot;&amp;[.O22]&amp;&quot; ); &quot;)" office:value-type="string" office:string-value="INSERT INTO DIAMOND_CORE_LOOKUPS VALUES ( '20' , 'LITERAL_TYPE' , 'LITERAL_M' , 'M' , null , null , null , null , null , null , 'INIT' , current_timestamp() , null , null , 'ACTIVE_RS' ); ">
            <text:p>INSERT INTO DIAMOND_CORE_LOOKUPS VALUES ( '20' , 'LITERAL_TYPE' , 'LITERAL_M' , 'M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3]);&quot;&quot;;[.A22]+1)" office:value-type="float" office:value="21">
            <text:p>21</text:p>
          </table:table-cell>
          <table:table-cell office:value-type="string">
            <text:p>LITERAL_TYPE</text:p>
          </table:table-cell>
          <table:table-cell office:value-type="string">
            <text:p>LITERAL_N</text:p>
          </table:table-cell>
          <table:table-cell office:value-type="string">
            <text:p>N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D2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C23]);&quot;&quot;;&quot;null&quot;)" office:value-type="string" office:string-value="null">
            <text:p>null</text:p>
          </table:table-cell>
          <table:table-cell table:formula="of:=IF(ISBLANK([.D23]);&quot;&quot;;&quot;'ACTIVE_RS'&quot;)" office:value-type="string" office:string-value="'ACTIVE_RS'">
            <text:p>'ACTIVE_RS'</text:p>
          </table:table-cell>
          <table:table-cell/>
          <table:table-cell table:formula="of:=IF(ISBLANK([.D23]);&quot;&quot;;&quot;INSERT INTO DIAMOND_CORE_LOOKUPS &quot;&amp;&quot;VALUES &quot;&amp;&quot;( &quot;&amp;&quot;'&quot;&amp;[.A23]&amp;&quot;' , &quot;&amp;&quot;'&quot;&amp;[.B23]&amp;&quot;' , &quot;&amp;&quot;'&quot;&amp;[.C23]&amp;&quot;' , &quot;&amp;&quot;'&quot;&amp;[.D23]&amp;&quot;' , &quot;&amp;&quot;&quot;&amp;[.E23]&amp;&quot; , &quot;&amp;&quot;&quot;&amp;[.F23]&amp;&quot; , &quot;&amp;&quot;&quot;&amp;[.G23]&amp;&quot; , &quot;&amp;&quot;&quot;&amp;[.H23]&amp;&quot; , &quot;&amp;&quot;&quot;&amp;[.I23]&amp;&quot; , &quot;&amp;&quot;&quot;&amp;[.J23]&amp;&quot; , &quot;&amp;&quot;&quot;&amp;[.K23]&amp;&quot; , &quot;&amp;&quot;&quot;&amp;[.L23]&amp;&quot; , &quot;&amp;&quot;&quot;&amp;[.M23]&amp;&quot; , &quot;&amp;&quot;&quot;&amp;[.N23]&amp;&quot; , &quot;&amp;&quot;&quot;&amp;[.O23]&amp;&quot; ); &quot;)" office:value-type="string" office:string-value="INSERT INTO DIAMOND_CORE_LOOKUPS VALUES ( '21' , 'LITERAL_TYPE' , 'LITERAL_N' , 'N' , null , null , null , null , null , null , 'INIT' , current_timestamp() , null , null , 'ACTIVE_RS' ); ">
            <text:p>INSERT INTO DIAMOND_CORE_LOOKUPS VALUES ( '21' , 'LITERAL_TYPE' , 'LITERAL_N' , 'N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4]);&quot;&quot;;[.A23]+1)" office:value-type="float" office:value="22">
            <text:p>22</text:p>
          </table:table-cell>
          <table:table-cell office:value-type="string">
            <text:p>LITERAL_TYPE</text:p>
          </table:table-cell>
          <table:table-cell office:value-type="string">
            <text:p>LITERAL_O</text:p>
          </table:table-cell>
          <table:table-cell office:value-type="string">
            <text:p>O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D2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C24]);&quot;&quot;;&quot;null&quot;)" office:value-type="string" office:string-value="null">
            <text:p>null</text:p>
          </table:table-cell>
          <table:table-cell table:formula="of:=IF(ISBLANK([.D24]);&quot;&quot;;&quot;'ACTIVE_RS'&quot;)" office:value-type="string" office:string-value="'ACTIVE_RS'">
            <text:p>'ACTIVE_RS'</text:p>
          </table:table-cell>
          <table:table-cell/>
          <table:table-cell table:formula="of:=IF(ISBLANK([.D24]);&quot;&quot;;&quot;INSERT INTO DIAMOND_CORE_LOOKUPS &quot;&amp;&quot;VALUES &quot;&amp;&quot;( &quot;&amp;&quot;'&quot;&amp;[.A24]&amp;&quot;' , &quot;&amp;&quot;'&quot;&amp;[.B24]&amp;&quot;' , &quot;&amp;&quot;'&quot;&amp;[.C24]&amp;&quot;' , &quot;&amp;&quot;'&quot;&amp;[.D24]&amp;&quot;' , &quot;&amp;&quot;&quot;&amp;[.E24]&amp;&quot; , &quot;&amp;&quot;&quot;&amp;[.F24]&amp;&quot; , &quot;&amp;&quot;&quot;&amp;[.G24]&amp;&quot; , &quot;&amp;&quot;&quot;&amp;[.H24]&amp;&quot; , &quot;&amp;&quot;&quot;&amp;[.I24]&amp;&quot; , &quot;&amp;&quot;&quot;&amp;[.J24]&amp;&quot; , &quot;&amp;&quot;&quot;&amp;[.K24]&amp;&quot; , &quot;&amp;&quot;&quot;&amp;[.L24]&amp;&quot; , &quot;&amp;&quot;&quot;&amp;[.M24]&amp;&quot; , &quot;&amp;&quot;&quot;&amp;[.N24]&amp;&quot; , &quot;&amp;&quot;&quot;&amp;[.O24]&amp;&quot; ); &quot;)" office:value-type="string" office:string-value="INSERT INTO DIAMOND_CORE_LOOKUPS VALUES ( '22' , 'LITERAL_TYPE' , 'LITERAL_O' , 'O' , null , null , null , null , null , null , 'INIT' , current_timestamp() , null , null , 'ACTIVE_RS' ); ">
            <text:p>INSERT INTO DIAMOND_CORE_LOOKUPS VALUES ( '22' , 'LITERAL_TYPE' , 'LITERAL_O' , 'O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5]);&quot;&quot;;[.A24]+1)" office:value-type="float" office:value="23">
            <text:p>23</text:p>
          </table:table-cell>
          <table:table-cell office:value-type="string">
            <text:p>LITERAL_TYPE</text:p>
          </table:table-cell>
          <table:table-cell office:value-type="string">
            <text:p>LITERAL_P</text:p>
          </table:table-cell>
          <table:table-cell office:value-type="string">
            <text:p>P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D2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C25]);&quot;&quot;;&quot;null&quot;)" office:value-type="string" office:string-value="null">
            <text:p>null</text:p>
          </table:table-cell>
          <table:table-cell table:formula="of:=IF(ISBLANK([.D25]);&quot;&quot;;&quot;'ACTIVE_RS'&quot;)" office:value-type="string" office:string-value="'ACTIVE_RS'">
            <text:p>'ACTIVE_RS'</text:p>
          </table:table-cell>
          <table:table-cell/>
          <table:table-cell table:formula="of:=IF(ISBLANK([.D25]);&quot;&quot;;&quot;INSERT INTO DIAMOND_CORE_LOOKUPS &quot;&amp;&quot;VALUES &quot;&amp;&quot;( &quot;&amp;&quot;'&quot;&amp;[.A25]&amp;&quot;' , &quot;&amp;&quot;'&quot;&amp;[.B25]&amp;&quot;' , &quot;&amp;&quot;'&quot;&amp;[.C25]&amp;&quot;' , &quot;&amp;&quot;'&quot;&amp;[.D25]&amp;&quot;' , &quot;&amp;&quot;&quot;&amp;[.E25]&amp;&quot; , &quot;&amp;&quot;&quot;&amp;[.F25]&amp;&quot; , &quot;&amp;&quot;&quot;&amp;[.G25]&amp;&quot; , &quot;&amp;&quot;&quot;&amp;[.H25]&amp;&quot; , &quot;&amp;&quot;&quot;&amp;[.I25]&amp;&quot; , &quot;&amp;&quot;&quot;&amp;[.J25]&amp;&quot; , &quot;&amp;&quot;&quot;&amp;[.K25]&amp;&quot; , &quot;&amp;&quot;&quot;&amp;[.L25]&amp;&quot; , &quot;&amp;&quot;&quot;&amp;[.M25]&amp;&quot; , &quot;&amp;&quot;&quot;&amp;[.N25]&amp;&quot; , &quot;&amp;&quot;&quot;&amp;[.O25]&amp;&quot; ); &quot;)" office:value-type="string" office:string-value="INSERT INTO DIAMOND_CORE_LOOKUPS VALUES ( '23' , 'LITERAL_TYPE' , 'LITERAL_P' , 'P' , null , null , null , null , null , null , 'INIT' , current_timestamp() , null , null , 'ACTIVE_RS' ); ">
            <text:p>INSERT INTO DIAMOND_CORE_LOOKUPS VALUES ( '23' , 'LITERAL_TYPE' , 'LITERAL_P' , 'P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6]);&quot;&quot;;[.A25]+1)" office:value-type="float" office:value="24">
            <text:p>24</text:p>
          </table:table-cell>
          <table:table-cell office:value-type="string">
            <text:p>LITERAL_TYPE</text:p>
          </table:table-cell>
          <table:table-cell office:value-type="string">
            <text:p>LITERAL_Q</text:p>
          </table:table-cell>
          <table:table-cell office:value-type="string">
            <text:p>Q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D2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C26]);&quot;&quot;;&quot;null&quot;)" office:value-type="string" office:string-value="null">
            <text:p>null</text:p>
          </table:table-cell>
          <table:table-cell table:formula="of:=IF(ISBLANK([.D26]);&quot;&quot;;&quot;'ACTIVE_RS'&quot;)" office:value-type="string" office:string-value="'ACTIVE_RS'">
            <text:p>'ACTIVE_RS'</text:p>
          </table:table-cell>
          <table:table-cell/>
          <table:table-cell table:formula="of:=IF(ISBLANK([.D26]);&quot;&quot;;&quot;INSERT INTO DIAMOND_CORE_LOOKUPS &quot;&amp;&quot;VALUES &quot;&amp;&quot;( &quot;&amp;&quot;'&quot;&amp;[.A26]&amp;&quot;' , &quot;&amp;&quot;'&quot;&amp;[.B26]&amp;&quot;' , &quot;&amp;&quot;'&quot;&amp;[.C26]&amp;&quot;' , &quot;&amp;&quot;'&quot;&amp;[.D26]&amp;&quot;' , &quot;&amp;&quot;&quot;&amp;[.E26]&amp;&quot; , &quot;&amp;&quot;&quot;&amp;[.F26]&amp;&quot; , &quot;&amp;&quot;&quot;&amp;[.G26]&amp;&quot; , &quot;&amp;&quot;&quot;&amp;[.H26]&amp;&quot; , &quot;&amp;&quot;&quot;&amp;[.I26]&amp;&quot; , &quot;&amp;&quot;&quot;&amp;[.J26]&amp;&quot; , &quot;&amp;&quot;&quot;&amp;[.K26]&amp;&quot; , &quot;&amp;&quot;&quot;&amp;[.L26]&amp;&quot; , &quot;&amp;&quot;&quot;&amp;[.M26]&amp;&quot; , &quot;&amp;&quot;&quot;&amp;[.N26]&amp;&quot; , &quot;&amp;&quot;&quot;&amp;[.O26]&amp;&quot; ); &quot;)" office:value-type="string" office:string-value="INSERT INTO DIAMOND_CORE_LOOKUPS VALUES ( '24' , 'LITERAL_TYPE' , 'LITERAL_Q' , 'Q' , null , null , null , null , null , null , 'INIT' , current_timestamp() , null , null , 'ACTIVE_RS' ); ">
            <text:p>INSERT INTO DIAMOND_CORE_LOOKUPS VALUES ( '24' , 'LITERAL_TYPE' , 'LITERAL_Q' , 'Q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7]);&quot;&quot;;[.A26]+1)" office:value-type="float" office:value="25">
            <text:p>25</text:p>
          </table:table-cell>
          <table:table-cell office:value-type="string">
            <text:p>LITERAL_TYPE</text:p>
          </table:table-cell>
          <table:table-cell office:value-type="string">
            <text:p>LITERAL_R</text:p>
          </table:table-cell>
          <table:table-cell office:value-type="string">
            <text:p>R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D2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C27]);&quot;&quot;;&quot;null&quot;)" office:value-type="string" office:string-value="null">
            <text:p>null</text:p>
          </table:table-cell>
          <table:table-cell table:formula="of:=IF(ISBLANK([.D27]);&quot;&quot;;&quot;'ACTIVE_RS'&quot;)" office:value-type="string" office:string-value="'ACTIVE_RS'">
            <text:p>'ACTIVE_RS'</text:p>
          </table:table-cell>
          <table:table-cell/>
          <table:table-cell table:formula="of:=IF(ISBLANK([.D27]);&quot;&quot;;&quot;INSERT INTO DIAMOND_CORE_LOOKUPS &quot;&amp;&quot;VALUES &quot;&amp;&quot;( &quot;&amp;&quot;'&quot;&amp;[.A27]&amp;&quot;' , &quot;&amp;&quot;'&quot;&amp;[.B27]&amp;&quot;' , &quot;&amp;&quot;'&quot;&amp;[.C27]&amp;&quot;' , &quot;&amp;&quot;'&quot;&amp;[.D27]&amp;&quot;' , &quot;&amp;&quot;&quot;&amp;[.E27]&amp;&quot; , &quot;&amp;&quot;&quot;&amp;[.F27]&amp;&quot; , &quot;&amp;&quot;&quot;&amp;[.G27]&amp;&quot; , &quot;&amp;&quot;&quot;&amp;[.H27]&amp;&quot; , &quot;&amp;&quot;&quot;&amp;[.I27]&amp;&quot; , &quot;&amp;&quot;&quot;&amp;[.J27]&amp;&quot; , &quot;&amp;&quot;&quot;&amp;[.K27]&amp;&quot; , &quot;&amp;&quot;&quot;&amp;[.L27]&amp;&quot; , &quot;&amp;&quot;&quot;&amp;[.M27]&amp;&quot; , &quot;&amp;&quot;&quot;&amp;[.N27]&amp;&quot; , &quot;&amp;&quot;&quot;&amp;[.O27]&amp;&quot; ); &quot;)" office:value-type="string" office:string-value="INSERT INTO DIAMOND_CORE_LOOKUPS VALUES ( '25' , 'LITERAL_TYPE' , 'LITERAL_R' , 'R' , null , null , null , null , null , null , 'INIT' , current_timestamp() , null , null , 'ACTIVE_RS' ); ">
            <text:p>INSERT INTO DIAMOND_CORE_LOOKUPS VALUES ( '25' , 'LITERAL_TYPE' , 'LITERAL_R' , 'R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8]);&quot;&quot;;[.A27]+1)" office:value-type="float" office:value="26">
            <text:p>26</text:p>
          </table:table-cell>
          <table:table-cell office:value-type="string">
            <text:p>LITERAL_TYPE</text:p>
          </table:table-cell>
          <table:table-cell office:value-type="string">
            <text:p>LITERAL_S</text:p>
          </table:table-cell>
          <table:table-cell office:value-type="string">
            <text:p>S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D2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C28]);&quot;&quot;;&quot;null&quot;)" office:value-type="string" office:string-value="null">
            <text:p>null</text:p>
          </table:table-cell>
          <table:table-cell table:formula="of:=IF(ISBLANK([.D28]);&quot;&quot;;&quot;'ACTIVE_RS'&quot;)" office:value-type="string" office:string-value="'ACTIVE_RS'">
            <text:p>'ACTIVE_RS'</text:p>
          </table:table-cell>
          <table:table-cell/>
          <table:table-cell table:formula="of:=IF(ISBLANK([.D28]);&quot;&quot;;&quot;INSERT INTO DIAMOND_CORE_LOOKUPS &quot;&amp;&quot;VALUES &quot;&amp;&quot;( &quot;&amp;&quot;'&quot;&amp;[.A28]&amp;&quot;' , &quot;&amp;&quot;'&quot;&amp;[.B28]&amp;&quot;' , &quot;&amp;&quot;'&quot;&amp;[.C28]&amp;&quot;' , &quot;&amp;&quot;'&quot;&amp;[.D28]&amp;&quot;' , &quot;&amp;&quot;&quot;&amp;[.E28]&amp;&quot; , &quot;&amp;&quot;&quot;&amp;[.F28]&amp;&quot; , &quot;&amp;&quot;&quot;&amp;[.G28]&amp;&quot; , &quot;&amp;&quot;&quot;&amp;[.H28]&amp;&quot; , &quot;&amp;&quot;&quot;&amp;[.I28]&amp;&quot; , &quot;&amp;&quot;&quot;&amp;[.J28]&amp;&quot; , &quot;&amp;&quot;&quot;&amp;[.K28]&amp;&quot; , &quot;&amp;&quot;&quot;&amp;[.L28]&amp;&quot; , &quot;&amp;&quot;&quot;&amp;[.M28]&amp;&quot; , &quot;&amp;&quot;&quot;&amp;[.N28]&amp;&quot; , &quot;&amp;&quot;&quot;&amp;[.O28]&amp;&quot; ); &quot;)" office:value-type="string" office:string-value="INSERT INTO DIAMOND_CORE_LOOKUPS VALUES ( '26' , 'LITERAL_TYPE' , 'LITERAL_S' , 'S' , null , null , null , null , null , null , 'INIT' , current_timestamp() , null , null , 'ACTIVE_RS' ); ">
            <text:p>INSERT INTO DIAMOND_CORE_LOOKUPS VALUES ( '26' , 'LITERAL_TYPE' , 'LITERAL_S' , '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29]);&quot;&quot;;[.A28]+1)" office:value-type="float" office:value="27">
            <text:p>27</text:p>
          </table:table-cell>
          <table:table-cell office:value-type="string">
            <text:p>LITERAL_TYPE</text:p>
          </table:table-cell>
          <table:table-cell office:value-type="string">
            <text:p>LITERAL_T</text:p>
          </table:table-cell>
          <table:table-cell office:value-type="string">
            <text:p>T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D2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C29]);&quot;&quot;;&quot;null&quot;)" office:value-type="string" office:string-value="null">
            <text:p>null</text:p>
          </table:table-cell>
          <table:table-cell table:formula="of:=IF(ISBLANK([.D29]);&quot;&quot;;&quot;'ACTIVE_RS'&quot;)" office:value-type="string" office:string-value="'ACTIVE_RS'">
            <text:p>'ACTIVE_RS'</text:p>
          </table:table-cell>
          <table:table-cell/>
          <table:table-cell table:formula="of:=IF(ISBLANK([.D29]);&quot;&quot;;&quot;INSERT INTO DIAMOND_CORE_LOOKUPS &quot;&amp;&quot;VALUES &quot;&amp;&quot;( &quot;&amp;&quot;'&quot;&amp;[.A29]&amp;&quot;' , &quot;&amp;&quot;'&quot;&amp;[.B29]&amp;&quot;' , &quot;&amp;&quot;'&quot;&amp;[.C29]&amp;&quot;' , &quot;&amp;&quot;'&quot;&amp;[.D29]&amp;&quot;' , &quot;&amp;&quot;&quot;&amp;[.E29]&amp;&quot; , &quot;&amp;&quot;&quot;&amp;[.F29]&amp;&quot; , &quot;&amp;&quot;&quot;&amp;[.G29]&amp;&quot; , &quot;&amp;&quot;&quot;&amp;[.H29]&amp;&quot; , &quot;&amp;&quot;&quot;&amp;[.I29]&amp;&quot; , &quot;&amp;&quot;&quot;&amp;[.J29]&amp;&quot; , &quot;&amp;&quot;&quot;&amp;[.K29]&amp;&quot; , &quot;&amp;&quot;&quot;&amp;[.L29]&amp;&quot; , &quot;&amp;&quot;&quot;&amp;[.M29]&amp;&quot; , &quot;&amp;&quot;&quot;&amp;[.N29]&amp;&quot; , &quot;&amp;&quot;&quot;&amp;[.O29]&amp;&quot; ); &quot;)" office:value-type="string" office:string-value="INSERT INTO DIAMOND_CORE_LOOKUPS VALUES ( '27' , 'LITERAL_TYPE' , 'LITERAL_T' , 'T' , null , null , null , null , null , null , 'INIT' , current_timestamp() , null , null , 'ACTIVE_RS' ); ">
            <text:p>INSERT INTO DIAMOND_CORE_LOOKUPS VALUES ( '27' , 'LITERAL_TYPE' , 'LITERAL_T' , 'T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0]);&quot;&quot;;[.A29]+1)" office:value-type="float" office:value="28">
            <text:p>28</text:p>
          </table:table-cell>
          <table:table-cell office:value-type="string">
            <text:p>LITERAL_TYPE</text:p>
          </table:table-cell>
          <table:table-cell office:value-type="string">
            <text:p>LITERAL_U</text:p>
          </table:table-cell>
          <table:table-cell office:value-type="string">
            <text:p>U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D3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C30]);&quot;&quot;;&quot;null&quot;)" office:value-type="string" office:string-value="null">
            <text:p>null</text:p>
          </table:table-cell>
          <table:table-cell table:formula="of:=IF(ISBLANK([.D30]);&quot;&quot;;&quot;'ACTIVE_RS'&quot;)" office:value-type="string" office:string-value="'ACTIVE_RS'">
            <text:p>'ACTIVE_RS'</text:p>
          </table:table-cell>
          <table:table-cell/>
          <table:table-cell table:formula="of:=IF(ISBLANK([.D30]);&quot;&quot;;&quot;INSERT INTO DIAMOND_CORE_LOOKUPS &quot;&amp;&quot;VALUES &quot;&amp;&quot;( &quot;&amp;&quot;'&quot;&amp;[.A30]&amp;&quot;' , &quot;&amp;&quot;'&quot;&amp;[.B30]&amp;&quot;' , &quot;&amp;&quot;'&quot;&amp;[.C30]&amp;&quot;' , &quot;&amp;&quot;'&quot;&amp;[.D30]&amp;&quot;' , &quot;&amp;&quot;&quot;&amp;[.E30]&amp;&quot; , &quot;&amp;&quot;&quot;&amp;[.F30]&amp;&quot; , &quot;&amp;&quot;&quot;&amp;[.G30]&amp;&quot; , &quot;&amp;&quot;&quot;&amp;[.H30]&amp;&quot; , &quot;&amp;&quot;&quot;&amp;[.I30]&amp;&quot; , &quot;&amp;&quot;&quot;&amp;[.J30]&amp;&quot; , &quot;&amp;&quot;&quot;&amp;[.K30]&amp;&quot; , &quot;&amp;&quot;&quot;&amp;[.L30]&amp;&quot; , &quot;&amp;&quot;&quot;&amp;[.M30]&amp;&quot; , &quot;&amp;&quot;&quot;&amp;[.N30]&amp;&quot; , &quot;&amp;&quot;&quot;&amp;[.O30]&amp;&quot; ); &quot;)" office:value-type="string" office:string-value="INSERT INTO DIAMOND_CORE_LOOKUPS VALUES ( '28' , 'LITERAL_TYPE' , 'LITERAL_U' , 'U' , null , null , null , null , null , null , 'INIT' , current_timestamp() , null , null , 'ACTIVE_RS' ); ">
            <text:p>INSERT INTO DIAMOND_CORE_LOOKUPS VALUES ( '28' , 'LITERAL_TYPE' , 'LITERAL_U' , 'U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1]);&quot;&quot;;[.A30]+1)" office:value-type="float" office:value="29">
            <text:p>29</text:p>
          </table:table-cell>
          <table:table-cell office:value-type="string">
            <text:p>LITERAL_TYPE</text:p>
          </table:table-cell>
          <table:table-cell office:value-type="string">
            <text:p>LITERAL_V</text:p>
          </table:table-cell>
          <table:table-cell office:value-type="string">
            <text:p>V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D3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C31]);&quot;&quot;;&quot;null&quot;)" office:value-type="string" office:string-value="null">
            <text:p>null</text:p>
          </table:table-cell>
          <table:table-cell table:formula="of:=IF(ISBLANK([.D31]);&quot;&quot;;&quot;'ACTIVE_RS'&quot;)" office:value-type="string" office:string-value="'ACTIVE_RS'">
            <text:p>'ACTIVE_RS'</text:p>
          </table:table-cell>
          <table:table-cell/>
          <table:table-cell table:formula="of:=IF(ISBLANK([.D31]);&quot;&quot;;&quot;INSERT INTO DIAMOND_CORE_LOOKUPS &quot;&amp;&quot;VALUES &quot;&amp;&quot;( &quot;&amp;&quot;'&quot;&amp;[.A31]&amp;&quot;' , &quot;&amp;&quot;'&quot;&amp;[.B31]&amp;&quot;' , &quot;&amp;&quot;'&quot;&amp;[.C31]&amp;&quot;' , &quot;&amp;&quot;'&quot;&amp;[.D31]&amp;&quot;' , &quot;&amp;&quot;&quot;&amp;[.E31]&amp;&quot; , &quot;&amp;&quot;&quot;&amp;[.F31]&amp;&quot; , &quot;&amp;&quot;&quot;&amp;[.G31]&amp;&quot; , &quot;&amp;&quot;&quot;&amp;[.H31]&amp;&quot; , &quot;&amp;&quot;&quot;&amp;[.I31]&amp;&quot; , &quot;&amp;&quot;&quot;&amp;[.J31]&amp;&quot; , &quot;&amp;&quot;&quot;&amp;[.K31]&amp;&quot; , &quot;&amp;&quot;&quot;&amp;[.L31]&amp;&quot; , &quot;&amp;&quot;&quot;&amp;[.M31]&amp;&quot; , &quot;&amp;&quot;&quot;&amp;[.N31]&amp;&quot; , &quot;&amp;&quot;&quot;&amp;[.O31]&amp;&quot; ); &quot;)" office:value-type="string" office:string-value="INSERT INTO DIAMOND_CORE_LOOKUPS VALUES ( '29' , 'LITERAL_TYPE' , 'LITERAL_V' , 'V' , null , null , null , null , null , null , 'INIT' , current_timestamp() , null , null , 'ACTIVE_RS' ); ">
            <text:p>INSERT INTO DIAMOND_CORE_LOOKUPS VALUES ( '29' , 'LITERAL_TYPE' , 'LITERAL_V' , 'V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2]);&quot;&quot;;[.A31]+1)" office:value-type="float" office:value="30">
            <text:p>30</text:p>
          </table:table-cell>
          <table:table-cell office:value-type="string">
            <text:p>LITERAL_TYPE</text:p>
          </table:table-cell>
          <table:table-cell office:value-type="string">
            <text:p>LITERAL_W</text:p>
          </table:table-cell>
          <table:table-cell office:value-type="string">
            <text:p>W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D3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C32]);&quot;&quot;;&quot;null&quot;)" office:value-type="string" office:string-value="null">
            <text:p>null</text:p>
          </table:table-cell>
          <table:table-cell table:formula="of:=IF(ISBLANK([.D32]);&quot;&quot;;&quot;'ACTIVE_RS'&quot;)" office:value-type="string" office:string-value="'ACTIVE_RS'">
            <text:p>'ACTIVE_RS'</text:p>
          </table:table-cell>
          <table:table-cell/>
          <table:table-cell table:formula="of:=IF(ISBLANK([.D32]);&quot;&quot;;&quot;INSERT INTO DIAMOND_CORE_LOOKUPS &quot;&amp;&quot;VALUES &quot;&amp;&quot;( &quot;&amp;&quot;'&quot;&amp;[.A32]&amp;&quot;' , &quot;&amp;&quot;'&quot;&amp;[.B32]&amp;&quot;' , &quot;&amp;&quot;'&quot;&amp;[.C32]&amp;&quot;' , &quot;&amp;&quot;'&quot;&amp;[.D32]&amp;&quot;' , &quot;&amp;&quot;&quot;&amp;[.E32]&amp;&quot; , &quot;&amp;&quot;&quot;&amp;[.F32]&amp;&quot; , &quot;&amp;&quot;&quot;&amp;[.G32]&amp;&quot; , &quot;&amp;&quot;&quot;&amp;[.H32]&amp;&quot; , &quot;&amp;&quot;&quot;&amp;[.I32]&amp;&quot; , &quot;&amp;&quot;&quot;&amp;[.J32]&amp;&quot; , &quot;&amp;&quot;&quot;&amp;[.K32]&amp;&quot; , &quot;&amp;&quot;&quot;&amp;[.L32]&amp;&quot; , &quot;&amp;&quot;&quot;&amp;[.M32]&amp;&quot; , &quot;&amp;&quot;&quot;&amp;[.N32]&amp;&quot; , &quot;&amp;&quot;&quot;&amp;[.O32]&amp;&quot; ); &quot;)" office:value-type="string" office:string-value="INSERT INTO DIAMOND_CORE_LOOKUPS VALUES ( '30' , 'LITERAL_TYPE' , 'LITERAL_W' , 'W' , null , null , null , null , null , null , 'INIT' , current_timestamp() , null , null , 'ACTIVE_RS' ); ">
            <text:p>INSERT INTO DIAMOND_CORE_LOOKUPS VALUES ( '30' , 'LITERAL_TYPE' , 'LITERAL_W' , 'W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3]);&quot;&quot;;[.A32]+1)" office:value-type="float" office:value="31">
            <text:p>31</text:p>
          </table:table-cell>
          <table:table-cell office:value-type="string">
            <text:p>LITERAL_TYPE</text:p>
          </table:table-cell>
          <table:table-cell office:value-type="string">
            <text:p>LITERAL_X</text:p>
          </table:table-cell>
          <table:table-cell office:value-type="string">
            <text:p>X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D3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C33]);&quot;&quot;;&quot;null&quot;)" office:value-type="string" office:string-value="null">
            <text:p>null</text:p>
          </table:table-cell>
          <table:table-cell table:formula="of:=IF(ISBLANK([.D33]);&quot;&quot;;&quot;'ACTIVE_RS'&quot;)" office:value-type="string" office:string-value="'ACTIVE_RS'">
            <text:p>'ACTIVE_RS'</text:p>
          </table:table-cell>
          <table:table-cell/>
          <table:table-cell table:formula="of:=IF(ISBLANK([.D33]);&quot;&quot;;&quot;INSERT INTO DIAMOND_CORE_LOOKUPS &quot;&amp;&quot;VALUES &quot;&amp;&quot;( &quot;&amp;&quot;'&quot;&amp;[.A33]&amp;&quot;' , &quot;&amp;&quot;'&quot;&amp;[.B33]&amp;&quot;' , &quot;&amp;&quot;'&quot;&amp;[.C33]&amp;&quot;' , &quot;&amp;&quot;'&quot;&amp;[.D33]&amp;&quot;' , &quot;&amp;&quot;&quot;&amp;[.E33]&amp;&quot; , &quot;&amp;&quot;&quot;&amp;[.F33]&amp;&quot; , &quot;&amp;&quot;&quot;&amp;[.G33]&amp;&quot; , &quot;&amp;&quot;&quot;&amp;[.H33]&amp;&quot; , &quot;&amp;&quot;&quot;&amp;[.I33]&amp;&quot; , &quot;&amp;&quot;&quot;&amp;[.J33]&amp;&quot; , &quot;&amp;&quot;&quot;&amp;[.K33]&amp;&quot; , &quot;&amp;&quot;&quot;&amp;[.L33]&amp;&quot; , &quot;&amp;&quot;&quot;&amp;[.M33]&amp;&quot; , &quot;&amp;&quot;&quot;&amp;[.N33]&amp;&quot; , &quot;&amp;&quot;&quot;&amp;[.O33]&amp;&quot; ); &quot;)" office:value-type="string" office:string-value="INSERT INTO DIAMOND_CORE_LOOKUPS VALUES ( '31' , 'LITERAL_TYPE' , 'LITERAL_X' , 'X' , null , null , null , null , null , null , 'INIT' , current_timestamp() , null , null , 'ACTIVE_RS' ); ">
            <text:p>INSERT INTO DIAMOND_CORE_LOOKUPS VALUES ( '31' , 'LITERAL_TYPE' , 'LITERAL_X' , 'X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4]);&quot;&quot;;[.A33]+1)" office:value-type="float" office:value="32">
            <text:p>32</text:p>
          </table:table-cell>
          <table:table-cell office:value-type="string">
            <text:p>LITERAL_TYPE</text:p>
          </table:table-cell>
          <table:table-cell office:value-type="string">
            <text:p>LITERAL_Y</text:p>
          </table:table-cell>
          <table:table-cell office:value-type="string">
            <text:p>Y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D3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C34]);&quot;&quot;;&quot;null&quot;)" office:value-type="string" office:string-value="null">
            <text:p>null</text:p>
          </table:table-cell>
          <table:table-cell table:formula="of:=IF(ISBLANK([.D34]);&quot;&quot;;&quot;'ACTIVE_RS'&quot;)" office:value-type="string" office:string-value="'ACTIVE_RS'">
            <text:p>'ACTIVE_RS'</text:p>
          </table:table-cell>
          <table:table-cell/>
          <table:table-cell table:formula="of:=IF(ISBLANK([.D34]);&quot;&quot;;&quot;INSERT INTO DIAMOND_CORE_LOOKUPS &quot;&amp;&quot;VALUES &quot;&amp;&quot;( &quot;&amp;&quot;'&quot;&amp;[.A34]&amp;&quot;' , &quot;&amp;&quot;'&quot;&amp;[.B34]&amp;&quot;' , &quot;&amp;&quot;'&quot;&amp;[.C34]&amp;&quot;' , &quot;&amp;&quot;'&quot;&amp;[.D34]&amp;&quot;' , &quot;&amp;&quot;&quot;&amp;[.E34]&amp;&quot; , &quot;&amp;&quot;&quot;&amp;[.F34]&amp;&quot; , &quot;&amp;&quot;&quot;&amp;[.G34]&amp;&quot; , &quot;&amp;&quot;&quot;&amp;[.H34]&amp;&quot; , &quot;&amp;&quot;&quot;&amp;[.I34]&amp;&quot; , &quot;&amp;&quot;&quot;&amp;[.J34]&amp;&quot; , &quot;&amp;&quot;&quot;&amp;[.K34]&amp;&quot; , &quot;&amp;&quot;&quot;&amp;[.L34]&amp;&quot; , &quot;&amp;&quot;&quot;&amp;[.M34]&amp;&quot; , &quot;&amp;&quot;&quot;&amp;[.N34]&amp;&quot; , &quot;&amp;&quot;&quot;&amp;[.O34]&amp;&quot; ); &quot;)" office:value-type="string" office:string-value="INSERT INTO DIAMOND_CORE_LOOKUPS VALUES ( '32' , 'LITERAL_TYPE' , 'LITERAL_Y' , 'Y' , null , null , null , null , null , null , 'INIT' , current_timestamp() , null , null , 'ACTIVE_RS' ); ">
            <text:p>INSERT INTO DIAMOND_CORE_LOOKUPS VALUES ( '32' , 'LITERAL_TYPE' , 'LITERAL_Y' , 'Y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5]);&quot;&quot;;[.A34]+1)" office:value-type="float" office:value="33">
            <text:p>33</text:p>
          </table:table-cell>
          <table:table-cell office:value-type="string">
            <text:p>LITERAL_TYPE</text:p>
          </table:table-cell>
          <table:table-cell office:value-type="string">
            <text:p>LITERAL_Z</text:p>
          </table:table-cell>
          <table:table-cell office:value-type="string">
            <text:p>Z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D3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C35]);&quot;&quot;;&quot;null&quot;)" office:value-type="string" office:string-value="null">
            <text:p>null</text:p>
          </table:table-cell>
          <table:table-cell table:formula="of:=IF(ISBLANK([.D35]);&quot;&quot;;&quot;'ACTIVE_RS'&quot;)" office:value-type="string" office:string-value="'ACTIVE_RS'">
            <text:p>'ACTIVE_RS'</text:p>
          </table:table-cell>
          <table:table-cell/>
          <table:table-cell table:formula="of:=IF(ISBLANK([.D35]);&quot;&quot;;&quot;INSERT INTO DIAMOND_CORE_LOOKUPS &quot;&amp;&quot;VALUES &quot;&amp;&quot;( &quot;&amp;&quot;'&quot;&amp;[.A35]&amp;&quot;' , &quot;&amp;&quot;'&quot;&amp;[.B35]&amp;&quot;' , &quot;&amp;&quot;'&quot;&amp;[.C35]&amp;&quot;' , &quot;&amp;&quot;'&quot;&amp;[.D35]&amp;&quot;' , &quot;&amp;&quot;&quot;&amp;[.E35]&amp;&quot; , &quot;&amp;&quot;&quot;&amp;[.F35]&amp;&quot; , &quot;&amp;&quot;&quot;&amp;[.G35]&amp;&quot; , &quot;&amp;&quot;&quot;&amp;[.H35]&amp;&quot; , &quot;&amp;&quot;&quot;&amp;[.I35]&amp;&quot; , &quot;&amp;&quot;&quot;&amp;[.J35]&amp;&quot; , &quot;&amp;&quot;&quot;&amp;[.K35]&amp;&quot; , &quot;&amp;&quot;&quot;&amp;[.L35]&amp;&quot; , &quot;&amp;&quot;&quot;&amp;[.M35]&amp;&quot; , &quot;&amp;&quot;&quot;&amp;[.N35]&amp;&quot; , &quot;&amp;&quot;&quot;&amp;[.O35]&amp;&quot; ); &quot;)" office:value-type="string" office:string-value="INSERT INTO DIAMOND_CORE_LOOKUPS VALUES ( '33' , 'LITERAL_TYPE' , 'LITERAL_Z' , 'Z' , null , null , null , null , null , null , 'INIT' , current_timestamp() , null , null , 'ACTIVE_RS' ); ">
            <text:p>INSERT INTO DIAMOND_CORE_LOOKUPS VALUES ( '33' , 'LITERAL_TYPE' , 'LITERAL_Z' , 'Z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6]);&quot;&quot;;[.A35]+1)" office:value-type="float" office:value="34">
            <text:p>34</text:p>
          </table:table-cell>
          <table:table-cell office:value-type="string">
            <text:p>LITERAL_TYPE</text:p>
          </table:table-cell>
          <table:table-cell office:value-type="string">
            <text:p>LITERAL_a</text:p>
          </table:table-cell>
          <table:table-cell office:value-type="string">
            <text:p>a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D3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C36]);&quot;&quot;;&quot;null&quot;)" office:value-type="string" office:string-value="null">
            <text:p>null</text:p>
          </table:table-cell>
          <table:table-cell table:formula="of:=IF(ISBLANK([.D36]);&quot;&quot;;&quot;'ACTIVE_RS'&quot;)" office:value-type="string" office:string-value="'ACTIVE_RS'">
            <text:p>'ACTIVE_RS'</text:p>
          </table:table-cell>
          <table:table-cell/>
          <table:table-cell table:formula="of:=IF(ISBLANK([.D36]);&quot;&quot;;&quot;INSERT INTO DIAMOND_CORE_LOOKUPS &quot;&amp;&quot;VALUES &quot;&amp;&quot;( &quot;&amp;&quot;'&quot;&amp;[.A36]&amp;&quot;' , &quot;&amp;&quot;'&quot;&amp;[.B36]&amp;&quot;' , &quot;&amp;&quot;'&quot;&amp;[.C36]&amp;&quot;' , &quot;&amp;&quot;'&quot;&amp;[.D36]&amp;&quot;' , &quot;&amp;&quot;&quot;&amp;[.E36]&amp;&quot; , &quot;&amp;&quot;&quot;&amp;[.F36]&amp;&quot; , &quot;&amp;&quot;&quot;&amp;[.G36]&amp;&quot; , &quot;&amp;&quot;&quot;&amp;[.H36]&amp;&quot; , &quot;&amp;&quot;&quot;&amp;[.I36]&amp;&quot; , &quot;&amp;&quot;&quot;&amp;[.J36]&amp;&quot; , &quot;&amp;&quot;&quot;&amp;[.K36]&amp;&quot; , &quot;&amp;&quot;&quot;&amp;[.L36]&amp;&quot; , &quot;&amp;&quot;&quot;&amp;[.M36]&amp;&quot; , &quot;&amp;&quot;&quot;&amp;[.N36]&amp;&quot; , &quot;&amp;&quot;&quot;&amp;[.O36]&amp;&quot; ); &quot;)" office:value-type="string" office:string-value="INSERT INTO DIAMOND_CORE_LOOKUPS VALUES ( '34' , 'LITERAL_TYPE' , 'LITERAL_a' , 'a' , null , null , null , null , null , null , 'INIT' , current_timestamp() , null , null , 'ACTIVE_RS' ); ">
            <text:p>INSERT INTO DIAMOND_CORE_LOOKUPS VALUES ( '34' , 'LITERAL_TYPE' , 'LITERAL_a' , 'a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7]);&quot;&quot;;[.A36]+1)" office:value-type="float" office:value="35">
            <text:p>35</text:p>
          </table:table-cell>
          <table:table-cell office:value-type="string">
            <text:p>LITERAL_TYPE</text:p>
          </table:table-cell>
          <table:table-cell office:value-type="string">
            <text:p>LITERAL_b</text:p>
          </table:table-cell>
          <table:table-cell office:value-type="string">
            <text:p>b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D3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C37]);&quot;&quot;;&quot;null&quot;)" office:value-type="string" office:string-value="null">
            <text:p>null</text:p>
          </table:table-cell>
          <table:table-cell table:formula="of:=IF(ISBLANK([.D37]);&quot;&quot;;&quot;'ACTIVE_RS'&quot;)" office:value-type="string" office:string-value="'ACTIVE_RS'">
            <text:p>'ACTIVE_RS'</text:p>
          </table:table-cell>
          <table:table-cell/>
          <table:table-cell table:formula="of:=IF(ISBLANK([.D37]);&quot;&quot;;&quot;INSERT INTO DIAMOND_CORE_LOOKUPS &quot;&amp;&quot;VALUES &quot;&amp;&quot;( &quot;&amp;&quot;'&quot;&amp;[.A37]&amp;&quot;' , &quot;&amp;&quot;'&quot;&amp;[.B37]&amp;&quot;' , &quot;&amp;&quot;'&quot;&amp;[.C37]&amp;&quot;' , &quot;&amp;&quot;'&quot;&amp;[.D37]&amp;&quot;' , &quot;&amp;&quot;&quot;&amp;[.E37]&amp;&quot; , &quot;&amp;&quot;&quot;&amp;[.F37]&amp;&quot; , &quot;&amp;&quot;&quot;&amp;[.G37]&amp;&quot; , &quot;&amp;&quot;&quot;&amp;[.H37]&amp;&quot; , &quot;&amp;&quot;&quot;&amp;[.I37]&amp;&quot; , &quot;&amp;&quot;&quot;&amp;[.J37]&amp;&quot; , &quot;&amp;&quot;&quot;&amp;[.K37]&amp;&quot; , &quot;&amp;&quot;&quot;&amp;[.L37]&amp;&quot; , &quot;&amp;&quot;&quot;&amp;[.M37]&amp;&quot; , &quot;&amp;&quot;&quot;&amp;[.N37]&amp;&quot; , &quot;&amp;&quot;&quot;&amp;[.O37]&amp;&quot; ); &quot;)" office:value-type="string" office:string-value="INSERT INTO DIAMOND_CORE_LOOKUPS VALUES ( '35' , 'LITERAL_TYPE' , 'LITERAL_b' , 'b' , null , null , null , null , null , null , 'INIT' , current_timestamp() , null , null , 'ACTIVE_RS' ); ">
            <text:p>INSERT INTO DIAMOND_CORE_LOOKUPS VALUES ( '35' , 'LITERAL_TYPE' , 'LITERAL_b' , 'b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8]);&quot;&quot;;[.A37]+1)" office:value-type="float" office:value="36">
            <text:p>36</text:p>
          </table:table-cell>
          <table:table-cell office:value-type="string">
            <text:p>LITERAL_TYPE</text:p>
          </table:table-cell>
          <table:table-cell office:value-type="string">
            <text:p>LITERAL_c</text:p>
          </table:table-cell>
          <table:table-cell office:value-type="string">
            <text:p>c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D3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C38]);&quot;&quot;;&quot;null&quot;)" office:value-type="string" office:string-value="null">
            <text:p>null</text:p>
          </table:table-cell>
          <table:table-cell table:formula="of:=IF(ISBLANK([.D38]);&quot;&quot;;&quot;'ACTIVE_RS'&quot;)" office:value-type="string" office:string-value="'ACTIVE_RS'">
            <text:p>'ACTIVE_RS'</text:p>
          </table:table-cell>
          <table:table-cell/>
          <table:table-cell table:formula="of:=IF(ISBLANK([.D38]);&quot;&quot;;&quot;INSERT INTO DIAMOND_CORE_LOOKUPS &quot;&amp;&quot;VALUES &quot;&amp;&quot;( &quot;&amp;&quot;'&quot;&amp;[.A38]&amp;&quot;' , &quot;&amp;&quot;'&quot;&amp;[.B38]&amp;&quot;' , &quot;&amp;&quot;'&quot;&amp;[.C38]&amp;&quot;' , &quot;&amp;&quot;'&quot;&amp;[.D38]&amp;&quot;' , &quot;&amp;&quot;&quot;&amp;[.E38]&amp;&quot; , &quot;&amp;&quot;&quot;&amp;[.F38]&amp;&quot; , &quot;&amp;&quot;&quot;&amp;[.G38]&amp;&quot; , &quot;&amp;&quot;&quot;&amp;[.H38]&amp;&quot; , &quot;&amp;&quot;&quot;&amp;[.I38]&amp;&quot; , &quot;&amp;&quot;&quot;&amp;[.J38]&amp;&quot; , &quot;&amp;&quot;&quot;&amp;[.K38]&amp;&quot; , &quot;&amp;&quot;&quot;&amp;[.L38]&amp;&quot; , &quot;&amp;&quot;&quot;&amp;[.M38]&amp;&quot; , &quot;&amp;&quot;&quot;&amp;[.N38]&amp;&quot; , &quot;&amp;&quot;&quot;&amp;[.O38]&amp;&quot; ); &quot;)" office:value-type="string" office:string-value="INSERT INTO DIAMOND_CORE_LOOKUPS VALUES ( '36' , 'LITERAL_TYPE' , 'LITERAL_c' , 'c' , null , null , null , null , null , null , 'INIT' , current_timestamp() , null , null , 'ACTIVE_RS' ); ">
            <text:p>INSERT INTO DIAMOND_CORE_LOOKUPS VALUES ( '36' , 'LITERAL_TYPE' , 'LITERAL_c' , 'c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39]);&quot;&quot;;[.A38]+1)" office:value-type="float" office:value="37">
            <text:p>37</text:p>
          </table:table-cell>
          <table:table-cell office:value-type="string">
            <text:p>LITERAL_TYPE</text:p>
          </table:table-cell>
          <table:table-cell office:value-type="string">
            <text:p>LITERAL_d</text:p>
          </table:table-cell>
          <table:table-cell office:value-type="string">
            <text:p>d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D3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C39]);&quot;&quot;;&quot;null&quot;)" office:value-type="string" office:string-value="null">
            <text:p>null</text:p>
          </table:table-cell>
          <table:table-cell table:formula="of:=IF(ISBLANK([.D39]);&quot;&quot;;&quot;'ACTIVE_RS'&quot;)" office:value-type="string" office:string-value="'ACTIVE_RS'">
            <text:p>'ACTIVE_RS'</text:p>
          </table:table-cell>
          <table:table-cell/>
          <table:table-cell table:formula="of:=IF(ISBLANK([.D39]);&quot;&quot;;&quot;INSERT INTO DIAMOND_CORE_LOOKUPS &quot;&amp;&quot;VALUES &quot;&amp;&quot;( &quot;&amp;&quot;'&quot;&amp;[.A39]&amp;&quot;' , &quot;&amp;&quot;'&quot;&amp;[.B39]&amp;&quot;' , &quot;&amp;&quot;'&quot;&amp;[.C39]&amp;&quot;' , &quot;&amp;&quot;'&quot;&amp;[.D39]&amp;&quot;' , &quot;&amp;&quot;&quot;&amp;[.E39]&amp;&quot; , &quot;&amp;&quot;&quot;&amp;[.F39]&amp;&quot; , &quot;&amp;&quot;&quot;&amp;[.G39]&amp;&quot; , &quot;&amp;&quot;&quot;&amp;[.H39]&amp;&quot; , &quot;&amp;&quot;&quot;&amp;[.I39]&amp;&quot; , &quot;&amp;&quot;&quot;&amp;[.J39]&amp;&quot; , &quot;&amp;&quot;&quot;&amp;[.K39]&amp;&quot; , &quot;&amp;&quot;&quot;&amp;[.L39]&amp;&quot; , &quot;&amp;&quot;&quot;&amp;[.M39]&amp;&quot; , &quot;&amp;&quot;&quot;&amp;[.N39]&amp;&quot; , &quot;&amp;&quot;&quot;&amp;[.O39]&amp;&quot; ); &quot;)" office:value-type="string" office:string-value="INSERT INTO DIAMOND_CORE_LOOKUPS VALUES ( '37' , 'LITERAL_TYPE' , 'LITERAL_d' , 'd' , null , null , null , null , null , null , 'INIT' , current_timestamp() , null , null , 'ACTIVE_RS' ); ">
            <text:p>INSERT INTO DIAMOND_CORE_LOOKUPS VALUES ( '37' , 'LITERAL_TYPE' , 'LITERAL_d' , 'd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0]);&quot;&quot;;[.A39]+1)" office:value-type="float" office:value="38">
            <text:p>38</text:p>
          </table:table-cell>
          <table:table-cell office:value-type="string">
            <text:p>LITERAL_TYPE</text:p>
          </table:table-cell>
          <table:table-cell office:value-type="string">
            <text:p>LITERAL_e</text:p>
          </table:table-cell>
          <table:table-cell office:value-type="string">
            <text:p>e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D4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C40]);&quot;&quot;;&quot;null&quot;)" office:value-type="string" office:string-value="null">
            <text:p>null</text:p>
          </table:table-cell>
          <table:table-cell table:formula="of:=IF(ISBLANK([.D40]);&quot;&quot;;&quot;'ACTIVE_RS'&quot;)" office:value-type="string" office:string-value="'ACTIVE_RS'">
            <text:p>'ACTIVE_RS'</text:p>
          </table:table-cell>
          <table:table-cell/>
          <table:table-cell table:formula="of:=IF(ISBLANK([.D40]);&quot;&quot;;&quot;INSERT INTO DIAMOND_CORE_LOOKUPS &quot;&amp;&quot;VALUES &quot;&amp;&quot;( &quot;&amp;&quot;'&quot;&amp;[.A40]&amp;&quot;' , &quot;&amp;&quot;'&quot;&amp;[.B40]&amp;&quot;' , &quot;&amp;&quot;'&quot;&amp;[.C40]&amp;&quot;' , &quot;&amp;&quot;'&quot;&amp;[.D40]&amp;&quot;' , &quot;&amp;&quot;&quot;&amp;[.E40]&amp;&quot; , &quot;&amp;&quot;&quot;&amp;[.F40]&amp;&quot; , &quot;&amp;&quot;&quot;&amp;[.G40]&amp;&quot; , &quot;&amp;&quot;&quot;&amp;[.H40]&amp;&quot; , &quot;&amp;&quot;&quot;&amp;[.I40]&amp;&quot; , &quot;&amp;&quot;&quot;&amp;[.J40]&amp;&quot; , &quot;&amp;&quot;&quot;&amp;[.K40]&amp;&quot; , &quot;&amp;&quot;&quot;&amp;[.L40]&amp;&quot; , &quot;&amp;&quot;&quot;&amp;[.M40]&amp;&quot; , &quot;&amp;&quot;&quot;&amp;[.N40]&amp;&quot; , &quot;&amp;&quot;&quot;&amp;[.O40]&amp;&quot; ); &quot;)" office:value-type="string" office:string-value="INSERT INTO DIAMOND_CORE_LOOKUPS VALUES ( '38' , 'LITERAL_TYPE' , 'LITERAL_e' , 'e' , null , null , null , null , null , null , 'INIT' , current_timestamp() , null , null , 'ACTIVE_RS' ); ">
            <text:p>INSERT INTO DIAMOND_CORE_LOOKUPS VALUES ( '38' , 'LITERAL_TYPE' , 'LITERAL_e' , 'e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1]);&quot;&quot;;[.A40]+1)" office:value-type="float" office:value="39">
            <text:p>39</text:p>
          </table:table-cell>
          <table:table-cell office:value-type="string">
            <text:p>LITERAL_TYPE</text:p>
          </table:table-cell>
          <table:table-cell office:value-type="string">
            <text:p>LITERAL_f</text:p>
          </table:table-cell>
          <table:table-cell office:value-type="string">
            <text:p>f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D4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C41]);&quot;&quot;;&quot;null&quot;)" office:value-type="string" office:string-value="null">
            <text:p>null</text:p>
          </table:table-cell>
          <table:table-cell table:formula="of:=IF(ISBLANK([.D41]);&quot;&quot;;&quot;'ACTIVE_RS'&quot;)" office:value-type="string" office:string-value="'ACTIVE_RS'">
            <text:p>'ACTIVE_RS'</text:p>
          </table:table-cell>
          <table:table-cell/>
          <table:table-cell table:formula="of:=IF(ISBLANK([.D41]);&quot;&quot;;&quot;INSERT INTO DIAMOND_CORE_LOOKUPS &quot;&amp;&quot;VALUES &quot;&amp;&quot;( &quot;&amp;&quot;'&quot;&amp;[.A41]&amp;&quot;' , &quot;&amp;&quot;'&quot;&amp;[.B41]&amp;&quot;' , &quot;&amp;&quot;'&quot;&amp;[.C41]&amp;&quot;' , &quot;&amp;&quot;'&quot;&amp;[.D41]&amp;&quot;' , &quot;&amp;&quot;&quot;&amp;[.E41]&amp;&quot; , &quot;&amp;&quot;&quot;&amp;[.F41]&amp;&quot; , &quot;&amp;&quot;&quot;&amp;[.G41]&amp;&quot; , &quot;&amp;&quot;&quot;&amp;[.H41]&amp;&quot; , &quot;&amp;&quot;&quot;&amp;[.I41]&amp;&quot; , &quot;&amp;&quot;&quot;&amp;[.J41]&amp;&quot; , &quot;&amp;&quot;&quot;&amp;[.K41]&amp;&quot; , &quot;&amp;&quot;&quot;&amp;[.L41]&amp;&quot; , &quot;&amp;&quot;&quot;&amp;[.M41]&amp;&quot; , &quot;&amp;&quot;&quot;&amp;[.N41]&amp;&quot; , &quot;&amp;&quot;&quot;&amp;[.O41]&amp;&quot; ); &quot;)" office:value-type="string" office:string-value="INSERT INTO DIAMOND_CORE_LOOKUPS VALUES ( '39' , 'LITERAL_TYPE' , 'LITERAL_f' , 'f' , null , null , null , null , null , null , 'INIT' , current_timestamp() , null , null , 'ACTIVE_RS' ); ">
            <text:p>INSERT INTO DIAMOND_CORE_LOOKUPS VALUES ( '39' , 'LITERAL_TYPE' , 'LITERAL_f' , 'f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2]);&quot;&quot;;[.A41]+1)" office:value-type="float" office:value="40">
            <text:p>40</text:p>
          </table:table-cell>
          <table:table-cell office:value-type="string">
            <text:p>LITERAL_TYPE</text:p>
          </table:table-cell>
          <table:table-cell office:value-type="string">
            <text:p>LITERAL_g</text:p>
          </table:table-cell>
          <table:table-cell office:value-type="string">
            <text:p>g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D4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C42]);&quot;&quot;;&quot;null&quot;)" office:value-type="string" office:string-value="null">
            <text:p>null</text:p>
          </table:table-cell>
          <table:table-cell table:formula="of:=IF(ISBLANK([.D42]);&quot;&quot;;&quot;'ACTIVE_RS'&quot;)" office:value-type="string" office:string-value="'ACTIVE_RS'">
            <text:p>'ACTIVE_RS'</text:p>
          </table:table-cell>
          <table:table-cell/>
          <table:table-cell table:formula="of:=IF(ISBLANK([.D42]);&quot;&quot;;&quot;INSERT INTO DIAMOND_CORE_LOOKUPS &quot;&amp;&quot;VALUES &quot;&amp;&quot;( &quot;&amp;&quot;'&quot;&amp;[.A42]&amp;&quot;' , &quot;&amp;&quot;'&quot;&amp;[.B42]&amp;&quot;' , &quot;&amp;&quot;'&quot;&amp;[.C42]&amp;&quot;' , &quot;&amp;&quot;'&quot;&amp;[.D42]&amp;&quot;' , &quot;&amp;&quot;&quot;&amp;[.E42]&amp;&quot; , &quot;&amp;&quot;&quot;&amp;[.F42]&amp;&quot; , &quot;&amp;&quot;&quot;&amp;[.G42]&amp;&quot; , &quot;&amp;&quot;&quot;&amp;[.H42]&amp;&quot; , &quot;&amp;&quot;&quot;&amp;[.I42]&amp;&quot; , &quot;&amp;&quot;&quot;&amp;[.J42]&amp;&quot; , &quot;&amp;&quot;&quot;&amp;[.K42]&amp;&quot; , &quot;&amp;&quot;&quot;&amp;[.L42]&amp;&quot; , &quot;&amp;&quot;&quot;&amp;[.M42]&amp;&quot; , &quot;&amp;&quot;&quot;&amp;[.N42]&amp;&quot; , &quot;&amp;&quot;&quot;&amp;[.O42]&amp;&quot; ); &quot;)" office:value-type="string" office:string-value="INSERT INTO DIAMOND_CORE_LOOKUPS VALUES ( '40' , 'LITERAL_TYPE' , 'LITERAL_g' , 'g' , null , null , null , null , null , null , 'INIT' , current_timestamp() , null , null , 'ACTIVE_RS' ); ">
            <text:p>INSERT INTO DIAMOND_CORE_LOOKUPS VALUES ( '40' , 'LITERAL_TYPE' , 'LITERAL_g' , 'g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3]);&quot;&quot;;[.A42]+1)" office:value-type="float" office:value="41">
            <text:p>41</text:p>
          </table:table-cell>
          <table:table-cell office:value-type="string">
            <text:p>LITERAL_TYPE</text:p>
          </table:table-cell>
          <table:table-cell office:value-type="string">
            <text:p>LITERAL_h</text:p>
          </table:table-cell>
          <table:table-cell office:value-type="string">
            <text:p>h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D4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C43]);&quot;&quot;;&quot;null&quot;)" office:value-type="string" office:string-value="null">
            <text:p>null</text:p>
          </table:table-cell>
          <table:table-cell table:formula="of:=IF(ISBLANK([.D43]);&quot;&quot;;&quot;'ACTIVE_RS'&quot;)" office:value-type="string" office:string-value="'ACTIVE_RS'">
            <text:p>'ACTIVE_RS'</text:p>
          </table:table-cell>
          <table:table-cell/>
          <table:table-cell table:formula="of:=IF(ISBLANK([.D43]);&quot;&quot;;&quot;INSERT INTO DIAMOND_CORE_LOOKUPS &quot;&amp;&quot;VALUES &quot;&amp;&quot;( &quot;&amp;&quot;'&quot;&amp;[.A43]&amp;&quot;' , &quot;&amp;&quot;'&quot;&amp;[.B43]&amp;&quot;' , &quot;&amp;&quot;'&quot;&amp;[.C43]&amp;&quot;' , &quot;&amp;&quot;'&quot;&amp;[.D43]&amp;&quot;' , &quot;&amp;&quot;&quot;&amp;[.E43]&amp;&quot; , &quot;&amp;&quot;&quot;&amp;[.F43]&amp;&quot; , &quot;&amp;&quot;&quot;&amp;[.G43]&amp;&quot; , &quot;&amp;&quot;&quot;&amp;[.H43]&amp;&quot; , &quot;&amp;&quot;&quot;&amp;[.I43]&amp;&quot; , &quot;&amp;&quot;&quot;&amp;[.J43]&amp;&quot; , &quot;&amp;&quot;&quot;&amp;[.K43]&amp;&quot; , &quot;&amp;&quot;&quot;&amp;[.L43]&amp;&quot; , &quot;&amp;&quot;&quot;&amp;[.M43]&amp;&quot; , &quot;&amp;&quot;&quot;&amp;[.N43]&amp;&quot; , &quot;&amp;&quot;&quot;&amp;[.O43]&amp;&quot; ); &quot;)" office:value-type="string" office:string-value="INSERT INTO DIAMOND_CORE_LOOKUPS VALUES ( '41' , 'LITERAL_TYPE' , 'LITERAL_h' , 'h' , null , null , null , null , null , null , 'INIT' , current_timestamp() , null , null , 'ACTIVE_RS' ); ">
            <text:p>INSERT INTO DIAMOND_CORE_LOOKUPS VALUES ( '41' , 'LITERAL_TYPE' , 'LITERAL_h' , 'h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4]);&quot;&quot;;[.A43]+1)" office:value-type="float" office:value="42">
            <text:p>42</text:p>
          </table:table-cell>
          <table:table-cell office:value-type="string">
            <text:p>LITERAL_TYPE</text:p>
          </table:table-cell>
          <table:table-cell office:value-type="string">
            <text:p>LITERAL_i</text:p>
          </table:table-cell>
          <table:table-cell office:value-type="string">
            <text:p>i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D4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C44]);&quot;&quot;;&quot;null&quot;)" office:value-type="string" office:string-value="null">
            <text:p>null</text:p>
          </table:table-cell>
          <table:table-cell table:formula="of:=IF(ISBLANK([.D44]);&quot;&quot;;&quot;'ACTIVE_RS'&quot;)" office:value-type="string" office:string-value="'ACTIVE_RS'">
            <text:p>'ACTIVE_RS'</text:p>
          </table:table-cell>
          <table:table-cell/>
          <table:table-cell table:formula="of:=IF(ISBLANK([.D44]);&quot;&quot;;&quot;INSERT INTO DIAMOND_CORE_LOOKUPS &quot;&amp;&quot;VALUES &quot;&amp;&quot;( &quot;&amp;&quot;'&quot;&amp;[.A44]&amp;&quot;' , &quot;&amp;&quot;'&quot;&amp;[.B44]&amp;&quot;' , &quot;&amp;&quot;'&quot;&amp;[.C44]&amp;&quot;' , &quot;&amp;&quot;'&quot;&amp;[.D44]&amp;&quot;' , &quot;&amp;&quot;&quot;&amp;[.E44]&amp;&quot; , &quot;&amp;&quot;&quot;&amp;[.F44]&amp;&quot; , &quot;&amp;&quot;&quot;&amp;[.G44]&amp;&quot; , &quot;&amp;&quot;&quot;&amp;[.H44]&amp;&quot; , &quot;&amp;&quot;&quot;&amp;[.I44]&amp;&quot; , &quot;&amp;&quot;&quot;&amp;[.J44]&amp;&quot; , &quot;&amp;&quot;&quot;&amp;[.K44]&amp;&quot; , &quot;&amp;&quot;&quot;&amp;[.L44]&amp;&quot; , &quot;&amp;&quot;&quot;&amp;[.M44]&amp;&quot; , &quot;&amp;&quot;&quot;&amp;[.N44]&amp;&quot; , &quot;&amp;&quot;&quot;&amp;[.O44]&amp;&quot; ); &quot;)" office:value-type="string" office:string-value="INSERT INTO DIAMOND_CORE_LOOKUPS VALUES ( '42' , 'LITERAL_TYPE' , 'LITERAL_i' , 'i' , null , null , null , null , null , null , 'INIT' , current_timestamp() , null , null , 'ACTIVE_RS' ); ">
            <text:p>INSERT INTO DIAMOND_CORE_LOOKUPS VALUES ( '42' , 'LITERAL_TYPE' , 'LITERAL_i' , 'i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5]);&quot;&quot;;[.A44]+1)" office:value-type="float" office:value="43">
            <text:p>43</text:p>
          </table:table-cell>
          <table:table-cell office:value-type="string">
            <text:p>LITERAL_TYPE</text:p>
          </table:table-cell>
          <table:table-cell office:value-type="string">
            <text:p>LITERAL_j</text:p>
          </table:table-cell>
          <table:table-cell office:value-type="string">
            <text:p>j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D4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C45]);&quot;&quot;;&quot;null&quot;)" office:value-type="string" office:string-value="null">
            <text:p>null</text:p>
          </table:table-cell>
          <table:table-cell table:formula="of:=IF(ISBLANK([.D45]);&quot;&quot;;&quot;'ACTIVE_RS'&quot;)" office:value-type="string" office:string-value="'ACTIVE_RS'">
            <text:p>'ACTIVE_RS'</text:p>
          </table:table-cell>
          <table:table-cell/>
          <table:table-cell table:formula="of:=IF(ISBLANK([.D45]);&quot;&quot;;&quot;INSERT INTO DIAMOND_CORE_LOOKUPS &quot;&amp;&quot;VALUES &quot;&amp;&quot;( &quot;&amp;&quot;'&quot;&amp;[.A45]&amp;&quot;' , &quot;&amp;&quot;'&quot;&amp;[.B45]&amp;&quot;' , &quot;&amp;&quot;'&quot;&amp;[.C45]&amp;&quot;' , &quot;&amp;&quot;'&quot;&amp;[.D45]&amp;&quot;' , &quot;&amp;&quot;&quot;&amp;[.E45]&amp;&quot; , &quot;&amp;&quot;&quot;&amp;[.F45]&amp;&quot; , &quot;&amp;&quot;&quot;&amp;[.G45]&amp;&quot; , &quot;&amp;&quot;&quot;&amp;[.H45]&amp;&quot; , &quot;&amp;&quot;&quot;&amp;[.I45]&amp;&quot; , &quot;&amp;&quot;&quot;&amp;[.J45]&amp;&quot; , &quot;&amp;&quot;&quot;&amp;[.K45]&amp;&quot; , &quot;&amp;&quot;&quot;&amp;[.L45]&amp;&quot; , &quot;&amp;&quot;&quot;&amp;[.M45]&amp;&quot; , &quot;&amp;&quot;&quot;&amp;[.N45]&amp;&quot; , &quot;&amp;&quot;&quot;&amp;[.O45]&amp;&quot; ); &quot;)" office:value-type="string" office:string-value="INSERT INTO DIAMOND_CORE_LOOKUPS VALUES ( '43' , 'LITERAL_TYPE' , 'LITERAL_j' , 'j' , null , null , null , null , null , null , 'INIT' , current_timestamp() , null , null , 'ACTIVE_RS' ); ">
            <text:p>INSERT INTO DIAMOND_CORE_LOOKUPS VALUES ( '43' , 'LITERAL_TYPE' , 'LITERAL_j' , 'j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6]);&quot;&quot;;[.A45]+1)" office:value-type="float" office:value="44">
            <text:p>44</text:p>
          </table:table-cell>
          <table:table-cell office:value-type="string">
            <text:p>LITERAL_TYPE</text:p>
          </table:table-cell>
          <table:table-cell office:value-type="string">
            <text:p>LITERAL_k</text:p>
          </table:table-cell>
          <table:table-cell office:value-type="string">
            <text:p>k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D4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C46]);&quot;&quot;;&quot;null&quot;)" office:value-type="string" office:string-value="null">
            <text:p>null</text:p>
          </table:table-cell>
          <table:table-cell table:formula="of:=IF(ISBLANK([.D46]);&quot;&quot;;&quot;'ACTIVE_RS'&quot;)" office:value-type="string" office:string-value="'ACTIVE_RS'">
            <text:p>'ACTIVE_RS'</text:p>
          </table:table-cell>
          <table:table-cell/>
          <table:table-cell table:formula="of:=IF(ISBLANK([.D46]);&quot;&quot;;&quot;INSERT INTO DIAMOND_CORE_LOOKUPS &quot;&amp;&quot;VALUES &quot;&amp;&quot;( &quot;&amp;&quot;'&quot;&amp;[.A46]&amp;&quot;' , &quot;&amp;&quot;'&quot;&amp;[.B46]&amp;&quot;' , &quot;&amp;&quot;'&quot;&amp;[.C46]&amp;&quot;' , &quot;&amp;&quot;'&quot;&amp;[.D46]&amp;&quot;' , &quot;&amp;&quot;&quot;&amp;[.E46]&amp;&quot; , &quot;&amp;&quot;&quot;&amp;[.F46]&amp;&quot; , &quot;&amp;&quot;&quot;&amp;[.G46]&amp;&quot; , &quot;&amp;&quot;&quot;&amp;[.H46]&amp;&quot; , &quot;&amp;&quot;&quot;&amp;[.I46]&amp;&quot; , &quot;&amp;&quot;&quot;&amp;[.J46]&amp;&quot; , &quot;&amp;&quot;&quot;&amp;[.K46]&amp;&quot; , &quot;&amp;&quot;&quot;&amp;[.L46]&amp;&quot; , &quot;&amp;&quot;&quot;&amp;[.M46]&amp;&quot; , &quot;&amp;&quot;&quot;&amp;[.N46]&amp;&quot; , &quot;&amp;&quot;&quot;&amp;[.O46]&amp;&quot; ); &quot;)" office:value-type="string" office:string-value="INSERT INTO DIAMOND_CORE_LOOKUPS VALUES ( '44' , 'LITERAL_TYPE' , 'LITERAL_k' , 'k' , null , null , null , null , null , null , 'INIT' , current_timestamp() , null , null , 'ACTIVE_RS' ); ">
            <text:p>INSERT INTO DIAMOND_CORE_LOOKUPS VALUES ( '44' , 'LITERAL_TYPE' , 'LITERAL_k' , 'k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7]);&quot;&quot;;[.A46]+1)" office:value-type="float" office:value="45">
            <text:p>45</text:p>
          </table:table-cell>
          <table:table-cell office:value-type="string">
            <text:p>LITERAL_TYPE</text:p>
          </table:table-cell>
          <table:table-cell office:value-type="string">
            <text:p>LITERAL_l</text:p>
          </table:table-cell>
          <table:table-cell office:value-type="string">
            <text:p>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D4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C47]);&quot;&quot;;&quot;null&quot;)" office:value-type="string" office:string-value="null">
            <text:p>null</text:p>
          </table:table-cell>
          <table:table-cell table:formula="of:=IF(ISBLANK([.D47]);&quot;&quot;;&quot;'ACTIVE_RS'&quot;)" office:value-type="string" office:string-value="'ACTIVE_RS'">
            <text:p>'ACTIVE_RS'</text:p>
          </table:table-cell>
          <table:table-cell/>
          <table:table-cell table:formula="of:=IF(ISBLANK([.D47]);&quot;&quot;;&quot;INSERT INTO DIAMOND_CORE_LOOKUPS &quot;&amp;&quot;VALUES &quot;&amp;&quot;( &quot;&amp;&quot;'&quot;&amp;[.A47]&amp;&quot;' , &quot;&amp;&quot;'&quot;&amp;[.B47]&amp;&quot;' , &quot;&amp;&quot;'&quot;&amp;[.C47]&amp;&quot;' , &quot;&amp;&quot;'&quot;&amp;[.D47]&amp;&quot;' , &quot;&amp;&quot;&quot;&amp;[.E47]&amp;&quot; , &quot;&amp;&quot;&quot;&amp;[.F47]&amp;&quot; , &quot;&amp;&quot;&quot;&amp;[.G47]&amp;&quot; , &quot;&amp;&quot;&quot;&amp;[.H47]&amp;&quot; , &quot;&amp;&quot;&quot;&amp;[.I47]&amp;&quot; , &quot;&amp;&quot;&quot;&amp;[.J47]&amp;&quot; , &quot;&amp;&quot;&quot;&amp;[.K47]&amp;&quot; , &quot;&amp;&quot;&quot;&amp;[.L47]&amp;&quot; , &quot;&amp;&quot;&quot;&amp;[.M47]&amp;&quot; , &quot;&amp;&quot;&quot;&amp;[.N47]&amp;&quot; , &quot;&amp;&quot;&quot;&amp;[.O47]&amp;&quot; ); &quot;)" office:value-type="string" office:string-value="INSERT INTO DIAMOND_CORE_LOOKUPS VALUES ( '45' , 'LITERAL_TYPE' , 'LITERAL_l' , 'l' , null , null , null , null , null , null , 'INIT' , current_timestamp() , null , null , 'ACTIVE_RS' ); ">
            <text:p>INSERT INTO DIAMOND_CORE_LOOKUPS VALUES ( '45' , 'LITERAL_TYPE' , 'LITERAL_l' , 'l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8]);&quot;&quot;;[.A47]+1)" office:value-type="float" office:value="46">
            <text:p>46</text:p>
          </table:table-cell>
          <table:table-cell office:value-type="string">
            <text:p>LITERAL_TYPE</text:p>
          </table:table-cell>
          <table:table-cell office:value-type="string">
            <text:p>LITERAL_m</text:p>
          </table:table-cell>
          <table:table-cell office:value-type="string">
            <text:p>m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D4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C48]);&quot;&quot;;&quot;null&quot;)" office:value-type="string" office:string-value="null">
            <text:p>null</text:p>
          </table:table-cell>
          <table:table-cell table:formula="of:=IF(ISBLANK([.D48]);&quot;&quot;;&quot;'ACTIVE_RS'&quot;)" office:value-type="string" office:string-value="'ACTIVE_RS'">
            <text:p>'ACTIVE_RS'</text:p>
          </table:table-cell>
          <table:table-cell/>
          <table:table-cell table:formula="of:=IF(ISBLANK([.D48]);&quot;&quot;;&quot;INSERT INTO DIAMOND_CORE_LOOKUPS &quot;&amp;&quot;VALUES &quot;&amp;&quot;( &quot;&amp;&quot;'&quot;&amp;[.A48]&amp;&quot;' , &quot;&amp;&quot;'&quot;&amp;[.B48]&amp;&quot;' , &quot;&amp;&quot;'&quot;&amp;[.C48]&amp;&quot;' , &quot;&amp;&quot;'&quot;&amp;[.D48]&amp;&quot;' , &quot;&amp;&quot;&quot;&amp;[.E48]&amp;&quot; , &quot;&amp;&quot;&quot;&amp;[.F48]&amp;&quot; , &quot;&amp;&quot;&quot;&amp;[.G48]&amp;&quot; , &quot;&amp;&quot;&quot;&amp;[.H48]&amp;&quot; , &quot;&amp;&quot;&quot;&amp;[.I48]&amp;&quot; , &quot;&amp;&quot;&quot;&amp;[.J48]&amp;&quot; , &quot;&amp;&quot;&quot;&amp;[.K48]&amp;&quot; , &quot;&amp;&quot;&quot;&amp;[.L48]&amp;&quot; , &quot;&amp;&quot;&quot;&amp;[.M48]&amp;&quot; , &quot;&amp;&quot;&quot;&amp;[.N48]&amp;&quot; , &quot;&amp;&quot;&quot;&amp;[.O48]&amp;&quot; ); &quot;)" office:value-type="string" office:string-value="INSERT INTO DIAMOND_CORE_LOOKUPS VALUES ( '46' , 'LITERAL_TYPE' , 'LITERAL_m' , 'm' , null , null , null , null , null , null , 'INIT' , current_timestamp() , null , null , 'ACTIVE_RS' ); ">
            <text:p>INSERT INTO DIAMOND_CORE_LOOKUPS VALUES ( '46' , 'LITERAL_TYPE' , 'LITERAL_m' , 'm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49]);&quot;&quot;;[.A48]+1)" office:value-type="float" office:value="47">
            <text:p>47</text:p>
          </table:table-cell>
          <table:table-cell office:value-type="string">
            <text:p>LITERAL_TYPE</text:p>
          </table:table-cell>
          <table:table-cell office:value-type="string">
            <text:p>LITERAL_o</text:p>
          </table:table-cell>
          <table:table-cell office:value-type="string">
            <text:p>o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D4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C49]);&quot;&quot;;&quot;null&quot;)" office:value-type="string" office:string-value="null">
            <text:p>null</text:p>
          </table:table-cell>
          <table:table-cell table:formula="of:=IF(ISBLANK([.D49]);&quot;&quot;;&quot;'ACTIVE_RS'&quot;)" office:value-type="string" office:string-value="'ACTIVE_RS'">
            <text:p>'ACTIVE_RS'</text:p>
          </table:table-cell>
          <table:table-cell/>
          <table:table-cell table:formula="of:=IF(ISBLANK([.D49]);&quot;&quot;;&quot;INSERT INTO DIAMOND_CORE_LOOKUPS &quot;&amp;&quot;VALUES &quot;&amp;&quot;( &quot;&amp;&quot;'&quot;&amp;[.A49]&amp;&quot;' , &quot;&amp;&quot;'&quot;&amp;[.B49]&amp;&quot;' , &quot;&amp;&quot;'&quot;&amp;[.C49]&amp;&quot;' , &quot;&amp;&quot;'&quot;&amp;[.D49]&amp;&quot;' , &quot;&amp;&quot;&quot;&amp;[.E49]&amp;&quot; , &quot;&amp;&quot;&quot;&amp;[.F49]&amp;&quot; , &quot;&amp;&quot;&quot;&amp;[.G49]&amp;&quot; , &quot;&amp;&quot;&quot;&amp;[.H49]&amp;&quot; , &quot;&amp;&quot;&quot;&amp;[.I49]&amp;&quot; , &quot;&amp;&quot;&quot;&amp;[.J49]&amp;&quot; , &quot;&amp;&quot;&quot;&amp;[.K49]&amp;&quot; , &quot;&amp;&quot;&quot;&amp;[.L49]&amp;&quot; , &quot;&amp;&quot;&quot;&amp;[.M49]&amp;&quot; , &quot;&amp;&quot;&quot;&amp;[.N49]&amp;&quot; , &quot;&amp;&quot;&quot;&amp;[.O49]&amp;&quot; ); &quot;)" office:value-type="string" office:string-value="INSERT INTO DIAMOND_CORE_LOOKUPS VALUES ( '47' , 'LITERAL_TYPE' , 'LITERAL_o' , 'o' , null , null , null , null , null , null , 'INIT' , current_timestamp() , null , null , 'ACTIVE_RS' ); ">
            <text:p>INSERT INTO DIAMOND_CORE_LOOKUPS VALUES ( '47' , 'LITERAL_TYPE' , 'LITERAL_o' , 'o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0]);&quot;&quot;;[.A49]+1)" office:value-type="float" office:value="48">
            <text:p>48</text:p>
          </table:table-cell>
          <table:table-cell office:value-type="string">
            <text:p>LITERAL_TYPE</text:p>
          </table:table-cell>
          <table:table-cell office:value-type="string">
            <text:p>LITERAL_p</text:p>
          </table:table-cell>
          <table:table-cell office:value-type="string">
            <text:p>p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D5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C50]);&quot;&quot;;&quot;null&quot;)" office:value-type="string" office:string-value="null">
            <text:p>null</text:p>
          </table:table-cell>
          <table:table-cell table:formula="of:=IF(ISBLANK([.D50]);&quot;&quot;;&quot;'ACTIVE_RS'&quot;)" office:value-type="string" office:string-value="'ACTIVE_RS'">
            <text:p>'ACTIVE_RS'</text:p>
          </table:table-cell>
          <table:table-cell/>
          <table:table-cell table:formula="of:=IF(ISBLANK([.D50]);&quot;&quot;;&quot;INSERT INTO DIAMOND_CORE_LOOKUPS &quot;&amp;&quot;VALUES &quot;&amp;&quot;( &quot;&amp;&quot;'&quot;&amp;[.A50]&amp;&quot;' , &quot;&amp;&quot;'&quot;&amp;[.B50]&amp;&quot;' , &quot;&amp;&quot;'&quot;&amp;[.C50]&amp;&quot;' , &quot;&amp;&quot;'&quot;&amp;[.D50]&amp;&quot;' , &quot;&amp;&quot;&quot;&amp;[.E50]&amp;&quot; , &quot;&amp;&quot;&quot;&amp;[.F50]&amp;&quot; , &quot;&amp;&quot;&quot;&amp;[.G50]&amp;&quot; , &quot;&amp;&quot;&quot;&amp;[.H50]&amp;&quot; , &quot;&amp;&quot;&quot;&amp;[.I50]&amp;&quot; , &quot;&amp;&quot;&quot;&amp;[.J50]&amp;&quot; , &quot;&amp;&quot;&quot;&amp;[.K50]&amp;&quot; , &quot;&amp;&quot;&quot;&amp;[.L50]&amp;&quot; , &quot;&amp;&quot;&quot;&amp;[.M50]&amp;&quot; , &quot;&amp;&quot;&quot;&amp;[.N50]&amp;&quot; , &quot;&amp;&quot;&quot;&amp;[.O50]&amp;&quot; ); &quot;)" office:value-type="string" office:string-value="INSERT INTO DIAMOND_CORE_LOOKUPS VALUES ( '48' , 'LITERAL_TYPE' , 'LITERAL_p' , 'p' , null , null , null , null , null , null , 'INIT' , current_timestamp() , null , null , 'ACTIVE_RS' ); ">
            <text:p>INSERT INTO DIAMOND_CORE_LOOKUPS VALUES ( '48' , 'LITERAL_TYPE' , 'LITERAL_p' , 'p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1]);&quot;&quot;;[.A50]+1)" office:value-type="float" office:value="49">
            <text:p>49</text:p>
          </table:table-cell>
          <table:table-cell office:value-type="string">
            <text:p>LITERAL_TYPE</text:p>
          </table:table-cell>
          <table:table-cell office:value-type="string">
            <text:p>LITERAL_q</text:p>
          </table:table-cell>
          <table:table-cell office:value-type="string">
            <text:p>q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D5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C51]);&quot;&quot;;&quot;null&quot;)" office:value-type="string" office:string-value="null">
            <text:p>null</text:p>
          </table:table-cell>
          <table:table-cell table:formula="of:=IF(ISBLANK([.D51]);&quot;&quot;;&quot;'ACTIVE_RS'&quot;)" office:value-type="string" office:string-value="'ACTIVE_RS'">
            <text:p>'ACTIVE_RS'</text:p>
          </table:table-cell>
          <table:table-cell/>
          <table:table-cell table:formula="of:=IF(ISBLANK([.D51]);&quot;&quot;;&quot;INSERT INTO DIAMOND_CORE_LOOKUPS &quot;&amp;&quot;VALUES &quot;&amp;&quot;( &quot;&amp;&quot;'&quot;&amp;[.A51]&amp;&quot;' , &quot;&amp;&quot;'&quot;&amp;[.B51]&amp;&quot;' , &quot;&amp;&quot;'&quot;&amp;[.C51]&amp;&quot;' , &quot;&amp;&quot;'&quot;&amp;[.D51]&amp;&quot;' , &quot;&amp;&quot;&quot;&amp;[.E51]&amp;&quot; , &quot;&amp;&quot;&quot;&amp;[.F51]&amp;&quot; , &quot;&amp;&quot;&quot;&amp;[.G51]&amp;&quot; , &quot;&amp;&quot;&quot;&amp;[.H51]&amp;&quot; , &quot;&amp;&quot;&quot;&amp;[.I51]&amp;&quot; , &quot;&amp;&quot;&quot;&amp;[.J51]&amp;&quot; , &quot;&amp;&quot;&quot;&amp;[.K51]&amp;&quot; , &quot;&amp;&quot;&quot;&amp;[.L51]&amp;&quot; , &quot;&amp;&quot;&quot;&amp;[.M51]&amp;&quot; , &quot;&amp;&quot;&quot;&amp;[.N51]&amp;&quot; , &quot;&amp;&quot;&quot;&amp;[.O51]&amp;&quot; ); &quot;)" office:value-type="string" office:string-value="INSERT INTO DIAMOND_CORE_LOOKUPS VALUES ( '49' , 'LITERAL_TYPE' , 'LITERAL_q' , 'q' , null , null , null , null , null , null , 'INIT' , current_timestamp() , null , null , 'ACTIVE_RS' ); ">
            <text:p>INSERT INTO DIAMOND_CORE_LOOKUPS VALUES ( '49' , 'LITERAL_TYPE' , 'LITERAL_q' , 'q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2]);&quot;&quot;;[.A51]+1)" office:value-type="float" office:value="50">
            <text:p>50</text:p>
          </table:table-cell>
          <table:table-cell office:value-type="string">
            <text:p>LITERAL_TYPE</text:p>
          </table:table-cell>
          <table:table-cell office:value-type="string">
            <text:p>LITERAL_r</text:p>
          </table:table-cell>
          <table:table-cell office:value-type="string">
            <text:p>r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D5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C52]);&quot;&quot;;&quot;null&quot;)" office:value-type="string" office:string-value="null">
            <text:p>null</text:p>
          </table:table-cell>
          <table:table-cell table:formula="of:=IF(ISBLANK([.D52]);&quot;&quot;;&quot;'ACTIVE_RS'&quot;)" office:value-type="string" office:string-value="'ACTIVE_RS'">
            <text:p>'ACTIVE_RS'</text:p>
          </table:table-cell>
          <table:table-cell/>
          <table:table-cell table:formula="of:=IF(ISBLANK([.D52]);&quot;&quot;;&quot;INSERT INTO DIAMOND_CORE_LOOKUPS &quot;&amp;&quot;VALUES &quot;&amp;&quot;( &quot;&amp;&quot;'&quot;&amp;[.A52]&amp;&quot;' , &quot;&amp;&quot;'&quot;&amp;[.B52]&amp;&quot;' , &quot;&amp;&quot;'&quot;&amp;[.C52]&amp;&quot;' , &quot;&amp;&quot;'&quot;&amp;[.D52]&amp;&quot;' , &quot;&amp;&quot;&quot;&amp;[.E52]&amp;&quot; , &quot;&amp;&quot;&quot;&amp;[.F52]&amp;&quot; , &quot;&amp;&quot;&quot;&amp;[.G52]&amp;&quot; , &quot;&amp;&quot;&quot;&amp;[.H52]&amp;&quot; , &quot;&amp;&quot;&quot;&amp;[.I52]&amp;&quot; , &quot;&amp;&quot;&quot;&amp;[.J52]&amp;&quot; , &quot;&amp;&quot;&quot;&amp;[.K52]&amp;&quot; , &quot;&amp;&quot;&quot;&amp;[.L52]&amp;&quot; , &quot;&amp;&quot;&quot;&amp;[.M52]&amp;&quot; , &quot;&amp;&quot;&quot;&amp;[.N52]&amp;&quot; , &quot;&amp;&quot;&quot;&amp;[.O52]&amp;&quot; ); &quot;)" office:value-type="string" office:string-value="INSERT INTO DIAMOND_CORE_LOOKUPS VALUES ( '50' , 'LITERAL_TYPE' , 'LITERAL_r' , 'r' , null , null , null , null , null , null , 'INIT' , current_timestamp() , null , null , 'ACTIVE_RS' ); ">
            <text:p>INSERT INTO DIAMOND_CORE_LOOKUPS VALUES ( '50' , 'LITERAL_TYPE' , 'LITERAL_r' , 'r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3]);&quot;&quot;;[.A52]+1)" office:value-type="float" office:value="51">
            <text:p>51</text:p>
          </table:table-cell>
          <table:table-cell office:value-type="string">
            <text:p>LITERAL_TYPE</text:p>
          </table:table-cell>
          <table:table-cell office:value-type="string">
            <text:p>LITERAL_s</text:p>
          </table:table-cell>
          <table:table-cell office:value-type="string">
            <text:p>s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D5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C53]);&quot;&quot;;&quot;null&quot;)" office:value-type="string" office:string-value="null">
            <text:p>null</text:p>
          </table:table-cell>
          <table:table-cell table:formula="of:=IF(ISBLANK([.D53]);&quot;&quot;;&quot;'ACTIVE_RS'&quot;)" office:value-type="string" office:string-value="'ACTIVE_RS'">
            <text:p>'ACTIVE_RS'</text:p>
          </table:table-cell>
          <table:table-cell/>
          <table:table-cell table:formula="of:=IF(ISBLANK([.D53]);&quot;&quot;;&quot;INSERT INTO DIAMOND_CORE_LOOKUPS &quot;&amp;&quot;VALUES &quot;&amp;&quot;( &quot;&amp;&quot;'&quot;&amp;[.A53]&amp;&quot;' , &quot;&amp;&quot;'&quot;&amp;[.B53]&amp;&quot;' , &quot;&amp;&quot;'&quot;&amp;[.C53]&amp;&quot;' , &quot;&amp;&quot;'&quot;&amp;[.D53]&amp;&quot;' , &quot;&amp;&quot;&quot;&amp;[.E53]&amp;&quot; , &quot;&amp;&quot;&quot;&amp;[.F53]&amp;&quot; , &quot;&amp;&quot;&quot;&amp;[.G53]&amp;&quot; , &quot;&amp;&quot;&quot;&amp;[.H53]&amp;&quot; , &quot;&amp;&quot;&quot;&amp;[.I53]&amp;&quot; , &quot;&amp;&quot;&quot;&amp;[.J53]&amp;&quot; , &quot;&amp;&quot;&quot;&amp;[.K53]&amp;&quot; , &quot;&amp;&quot;&quot;&amp;[.L53]&amp;&quot; , &quot;&amp;&quot;&quot;&amp;[.M53]&amp;&quot; , &quot;&amp;&quot;&quot;&amp;[.N53]&amp;&quot; , &quot;&amp;&quot;&quot;&amp;[.O53]&amp;&quot; ); &quot;)" office:value-type="string" office:string-value="INSERT INTO DIAMOND_CORE_LOOKUPS VALUES ( '51' , 'LITERAL_TYPE' , 'LITERAL_s' , 's' , null , null , null , null , null , null , 'INIT' , current_timestamp() , null , null , 'ACTIVE_RS' ); ">
            <text:p>INSERT INTO DIAMOND_CORE_LOOKUPS VALUES ( '51' , 'LITERAL_TYPE' , 'LITERAL_s' , '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4]);&quot;&quot;;[.A53]+1)" office:value-type="float" office:value="52">
            <text:p>52</text:p>
          </table:table-cell>
          <table:table-cell office:value-type="string">
            <text:p>LITERAL_TYPE</text:p>
          </table:table-cell>
          <table:table-cell office:value-type="string">
            <text:p>LITERAL_t</text:p>
          </table:table-cell>
          <table:table-cell office:value-type="string">
            <text:p>t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D5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C54]);&quot;&quot;;&quot;null&quot;)" office:value-type="string" office:string-value="null">
            <text:p>null</text:p>
          </table:table-cell>
          <table:table-cell table:formula="of:=IF(ISBLANK([.D54]);&quot;&quot;;&quot;'ACTIVE_RS'&quot;)" office:value-type="string" office:string-value="'ACTIVE_RS'">
            <text:p>'ACTIVE_RS'</text:p>
          </table:table-cell>
          <table:table-cell/>
          <table:table-cell table:formula="of:=IF(ISBLANK([.D54]);&quot;&quot;;&quot;INSERT INTO DIAMOND_CORE_LOOKUPS &quot;&amp;&quot;VALUES &quot;&amp;&quot;( &quot;&amp;&quot;'&quot;&amp;[.A54]&amp;&quot;' , &quot;&amp;&quot;'&quot;&amp;[.B54]&amp;&quot;' , &quot;&amp;&quot;'&quot;&amp;[.C54]&amp;&quot;' , &quot;&amp;&quot;'&quot;&amp;[.D54]&amp;&quot;' , &quot;&amp;&quot;&quot;&amp;[.E54]&amp;&quot; , &quot;&amp;&quot;&quot;&amp;[.F54]&amp;&quot; , &quot;&amp;&quot;&quot;&amp;[.G54]&amp;&quot; , &quot;&amp;&quot;&quot;&amp;[.H54]&amp;&quot; , &quot;&amp;&quot;&quot;&amp;[.I54]&amp;&quot; , &quot;&amp;&quot;&quot;&amp;[.J54]&amp;&quot; , &quot;&amp;&quot;&quot;&amp;[.K54]&amp;&quot; , &quot;&amp;&quot;&quot;&amp;[.L54]&amp;&quot; , &quot;&amp;&quot;&quot;&amp;[.M54]&amp;&quot; , &quot;&amp;&quot;&quot;&amp;[.N54]&amp;&quot; , &quot;&amp;&quot;&quot;&amp;[.O54]&amp;&quot; ); &quot;)" office:value-type="string" office:string-value="INSERT INTO DIAMOND_CORE_LOOKUPS VALUES ( '52' , 'LITERAL_TYPE' , 'LITERAL_t' , 't' , null , null , null , null , null , null , 'INIT' , current_timestamp() , null , null , 'ACTIVE_RS' ); ">
            <text:p>INSERT INTO DIAMOND_CORE_LOOKUPS VALUES ( '52' , 'LITERAL_TYPE' , 'LITERAL_t' , 't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5]);&quot;&quot;;[.A54]+1)" office:value-type="float" office:value="53">
            <text:p>53</text:p>
          </table:table-cell>
          <table:table-cell office:value-type="string">
            <text:p>LITERAL_TYPE</text:p>
          </table:table-cell>
          <table:table-cell office:value-type="string">
            <text:p>LITERAL_u</text:p>
          </table:table-cell>
          <table:table-cell office:value-type="string">
            <text:p>u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D5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C55]);&quot;&quot;;&quot;null&quot;)" office:value-type="string" office:string-value="null">
            <text:p>null</text:p>
          </table:table-cell>
          <table:table-cell table:formula="of:=IF(ISBLANK([.D55]);&quot;&quot;;&quot;'ACTIVE_RS'&quot;)" office:value-type="string" office:string-value="'ACTIVE_RS'">
            <text:p>'ACTIVE_RS'</text:p>
          </table:table-cell>
          <table:table-cell/>
          <table:table-cell table:formula="of:=IF(ISBLANK([.D55]);&quot;&quot;;&quot;INSERT INTO DIAMOND_CORE_LOOKUPS &quot;&amp;&quot;VALUES &quot;&amp;&quot;( &quot;&amp;&quot;'&quot;&amp;[.A55]&amp;&quot;' , &quot;&amp;&quot;'&quot;&amp;[.B55]&amp;&quot;' , &quot;&amp;&quot;'&quot;&amp;[.C55]&amp;&quot;' , &quot;&amp;&quot;'&quot;&amp;[.D55]&amp;&quot;' , &quot;&amp;&quot;&quot;&amp;[.E55]&amp;&quot; , &quot;&amp;&quot;&quot;&amp;[.F55]&amp;&quot; , &quot;&amp;&quot;&quot;&amp;[.G55]&amp;&quot; , &quot;&amp;&quot;&quot;&amp;[.H55]&amp;&quot; , &quot;&amp;&quot;&quot;&amp;[.I55]&amp;&quot; , &quot;&amp;&quot;&quot;&amp;[.J55]&amp;&quot; , &quot;&amp;&quot;&quot;&amp;[.K55]&amp;&quot; , &quot;&amp;&quot;&quot;&amp;[.L55]&amp;&quot; , &quot;&amp;&quot;&quot;&amp;[.M55]&amp;&quot; , &quot;&amp;&quot;&quot;&amp;[.N55]&amp;&quot; , &quot;&amp;&quot;&quot;&amp;[.O55]&amp;&quot; ); &quot;)" office:value-type="string" office:string-value="INSERT INTO DIAMOND_CORE_LOOKUPS VALUES ( '53' , 'LITERAL_TYPE' , 'LITERAL_u' , 'u' , null , null , null , null , null , null , 'INIT' , current_timestamp() , null , null , 'ACTIVE_RS' ); ">
            <text:p>INSERT INTO DIAMOND_CORE_LOOKUPS VALUES ( '53' , 'LITERAL_TYPE' , 'LITERAL_u' , 'u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6]);&quot;&quot;;[.A55]+1)" office:value-type="float" office:value="54">
            <text:p>54</text:p>
          </table:table-cell>
          <table:table-cell office:value-type="string">
            <text:p>LITERAL_TYPE</text:p>
          </table:table-cell>
          <table:table-cell office:value-type="string">
            <text:p>LITERAL_v</text:p>
          </table:table-cell>
          <table:table-cell office:value-type="string">
            <text:p>v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D5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C56]);&quot;&quot;;&quot;null&quot;)" office:value-type="string" office:string-value="null">
            <text:p>null</text:p>
          </table:table-cell>
          <table:table-cell table:formula="of:=IF(ISBLANK([.D56]);&quot;&quot;;&quot;'ACTIVE_RS'&quot;)" office:value-type="string" office:string-value="'ACTIVE_RS'">
            <text:p>'ACTIVE_RS'</text:p>
          </table:table-cell>
          <table:table-cell/>
          <table:table-cell table:formula="of:=IF(ISBLANK([.D56]);&quot;&quot;;&quot;INSERT INTO DIAMOND_CORE_LOOKUPS &quot;&amp;&quot;VALUES &quot;&amp;&quot;( &quot;&amp;&quot;'&quot;&amp;[.A56]&amp;&quot;' , &quot;&amp;&quot;'&quot;&amp;[.B56]&amp;&quot;' , &quot;&amp;&quot;'&quot;&amp;[.C56]&amp;&quot;' , &quot;&amp;&quot;'&quot;&amp;[.D56]&amp;&quot;' , &quot;&amp;&quot;&quot;&amp;[.E56]&amp;&quot; , &quot;&amp;&quot;&quot;&amp;[.F56]&amp;&quot; , &quot;&amp;&quot;&quot;&amp;[.G56]&amp;&quot; , &quot;&amp;&quot;&quot;&amp;[.H56]&amp;&quot; , &quot;&amp;&quot;&quot;&amp;[.I56]&amp;&quot; , &quot;&amp;&quot;&quot;&amp;[.J56]&amp;&quot; , &quot;&amp;&quot;&quot;&amp;[.K56]&amp;&quot; , &quot;&amp;&quot;&quot;&amp;[.L56]&amp;&quot; , &quot;&amp;&quot;&quot;&amp;[.M56]&amp;&quot; , &quot;&amp;&quot;&quot;&amp;[.N56]&amp;&quot; , &quot;&amp;&quot;&quot;&amp;[.O56]&amp;&quot; ); &quot;)" office:value-type="string" office:string-value="INSERT INTO DIAMOND_CORE_LOOKUPS VALUES ( '54' , 'LITERAL_TYPE' , 'LITERAL_v' , 'v' , null , null , null , null , null , null , 'INIT' , current_timestamp() , null , null , 'ACTIVE_RS' ); ">
            <text:p>INSERT INTO DIAMOND_CORE_LOOKUPS VALUES ( '54' , 'LITERAL_TYPE' , 'LITERAL_v' , 'v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7]);&quot;&quot;;[.A56]+1)" office:value-type="float" office:value="55">
            <text:p>55</text:p>
          </table:table-cell>
          <table:table-cell office:value-type="string">
            <text:p>LITERAL_TYPE</text:p>
          </table:table-cell>
          <table:table-cell office:value-type="string">
            <text:p>LITERAL_w</text:p>
          </table:table-cell>
          <table:table-cell office:value-type="string">
            <text:p>w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D5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C57]);&quot;&quot;;&quot;null&quot;)" office:value-type="string" office:string-value="null">
            <text:p>null</text:p>
          </table:table-cell>
          <table:table-cell table:formula="of:=IF(ISBLANK([.D57]);&quot;&quot;;&quot;'ACTIVE_RS'&quot;)" office:value-type="string" office:string-value="'ACTIVE_RS'">
            <text:p>'ACTIVE_RS'</text:p>
          </table:table-cell>
          <table:table-cell/>
          <table:table-cell table:formula="of:=IF(ISBLANK([.D57]);&quot;&quot;;&quot;INSERT INTO DIAMOND_CORE_LOOKUPS &quot;&amp;&quot;VALUES &quot;&amp;&quot;( &quot;&amp;&quot;'&quot;&amp;[.A57]&amp;&quot;' , &quot;&amp;&quot;'&quot;&amp;[.B57]&amp;&quot;' , &quot;&amp;&quot;'&quot;&amp;[.C57]&amp;&quot;' , &quot;&amp;&quot;'&quot;&amp;[.D57]&amp;&quot;' , &quot;&amp;&quot;&quot;&amp;[.E57]&amp;&quot; , &quot;&amp;&quot;&quot;&amp;[.F57]&amp;&quot; , &quot;&amp;&quot;&quot;&amp;[.G57]&amp;&quot; , &quot;&amp;&quot;&quot;&amp;[.H57]&amp;&quot; , &quot;&amp;&quot;&quot;&amp;[.I57]&amp;&quot; , &quot;&amp;&quot;&quot;&amp;[.J57]&amp;&quot; , &quot;&amp;&quot;&quot;&amp;[.K57]&amp;&quot; , &quot;&amp;&quot;&quot;&amp;[.L57]&amp;&quot; , &quot;&amp;&quot;&quot;&amp;[.M57]&amp;&quot; , &quot;&amp;&quot;&quot;&amp;[.N57]&amp;&quot; , &quot;&amp;&quot;&quot;&amp;[.O57]&amp;&quot; ); &quot;)" office:value-type="string" office:string-value="INSERT INTO DIAMOND_CORE_LOOKUPS VALUES ( '55' , 'LITERAL_TYPE' , 'LITERAL_w' , 'w' , null , null , null , null , null , null , 'INIT' , current_timestamp() , null , null , 'ACTIVE_RS' ); ">
            <text:p>INSERT INTO DIAMOND_CORE_LOOKUPS VALUES ( '55' , 'LITERAL_TYPE' , 'LITERAL_w' , 'w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8]);&quot;&quot;;[.A57]+1)" office:value-type="float" office:value="56">
            <text:p>56</text:p>
          </table:table-cell>
          <table:table-cell office:value-type="string">
            <text:p>LITERAL_TYPE</text:p>
          </table:table-cell>
          <table:table-cell office:value-type="string">
            <text:p>LITERAL_x</text:p>
          </table:table-cell>
          <table:table-cell office:value-type="string">
            <text:p>x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D5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C58]);&quot;&quot;;&quot;null&quot;)" office:value-type="string" office:string-value="null">
            <text:p>null</text:p>
          </table:table-cell>
          <table:table-cell table:formula="of:=IF(ISBLANK([.D58]);&quot;&quot;;&quot;'ACTIVE_RS'&quot;)" office:value-type="string" office:string-value="'ACTIVE_RS'">
            <text:p>'ACTIVE_RS'</text:p>
          </table:table-cell>
          <table:table-cell/>
          <table:table-cell table:formula="of:=IF(ISBLANK([.D58]);&quot;&quot;;&quot;INSERT INTO DIAMOND_CORE_LOOKUPS &quot;&amp;&quot;VALUES &quot;&amp;&quot;( &quot;&amp;&quot;'&quot;&amp;[.A58]&amp;&quot;' , &quot;&amp;&quot;'&quot;&amp;[.B58]&amp;&quot;' , &quot;&amp;&quot;'&quot;&amp;[.C58]&amp;&quot;' , &quot;&amp;&quot;'&quot;&amp;[.D58]&amp;&quot;' , &quot;&amp;&quot;&quot;&amp;[.E58]&amp;&quot; , &quot;&amp;&quot;&quot;&amp;[.F58]&amp;&quot; , &quot;&amp;&quot;&quot;&amp;[.G58]&amp;&quot; , &quot;&amp;&quot;&quot;&amp;[.H58]&amp;&quot; , &quot;&amp;&quot;&quot;&amp;[.I58]&amp;&quot; , &quot;&amp;&quot;&quot;&amp;[.J58]&amp;&quot; , &quot;&amp;&quot;&quot;&amp;[.K58]&amp;&quot; , &quot;&amp;&quot;&quot;&amp;[.L58]&amp;&quot; , &quot;&amp;&quot;&quot;&amp;[.M58]&amp;&quot; , &quot;&amp;&quot;&quot;&amp;[.N58]&amp;&quot; , &quot;&amp;&quot;&quot;&amp;[.O58]&amp;&quot; ); &quot;)" office:value-type="string" office:string-value="INSERT INTO DIAMOND_CORE_LOOKUPS VALUES ( '56' , 'LITERAL_TYPE' , 'LITERAL_x' , 'x' , null , null , null , null , null , null , 'INIT' , current_timestamp() , null , null , 'ACTIVE_RS' ); ">
            <text:p>INSERT INTO DIAMOND_CORE_LOOKUPS VALUES ( '56' , 'LITERAL_TYPE' , 'LITERAL_x' , 'x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59]);&quot;&quot;;[.A58]+1)" office:value-type="float" office:value="57">
            <text:p>57</text:p>
          </table:table-cell>
          <table:table-cell office:value-type="string">
            <text:p>LITERAL_TYPE</text:p>
          </table:table-cell>
          <table:table-cell office:value-type="string">
            <text:p>LITERAL_y</text:p>
          </table:table-cell>
          <table:table-cell office:value-type="string">
            <text:p>y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D5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C59]);&quot;&quot;;&quot;null&quot;)" office:value-type="string" office:string-value="null">
            <text:p>null</text:p>
          </table:table-cell>
          <table:table-cell table:formula="of:=IF(ISBLANK([.D59]);&quot;&quot;;&quot;'ACTIVE_RS'&quot;)" office:value-type="string" office:string-value="'ACTIVE_RS'">
            <text:p>'ACTIVE_RS'</text:p>
          </table:table-cell>
          <table:table-cell/>
          <table:table-cell table:formula="of:=IF(ISBLANK([.D59]);&quot;&quot;;&quot;INSERT INTO DIAMOND_CORE_LOOKUPS &quot;&amp;&quot;VALUES &quot;&amp;&quot;( &quot;&amp;&quot;'&quot;&amp;[.A59]&amp;&quot;' , &quot;&amp;&quot;'&quot;&amp;[.B59]&amp;&quot;' , &quot;&amp;&quot;'&quot;&amp;[.C59]&amp;&quot;' , &quot;&amp;&quot;'&quot;&amp;[.D59]&amp;&quot;' , &quot;&amp;&quot;&quot;&amp;[.E59]&amp;&quot; , &quot;&amp;&quot;&quot;&amp;[.F59]&amp;&quot; , &quot;&amp;&quot;&quot;&amp;[.G59]&amp;&quot; , &quot;&amp;&quot;&quot;&amp;[.H59]&amp;&quot; , &quot;&amp;&quot;&quot;&amp;[.I59]&amp;&quot; , &quot;&amp;&quot;&quot;&amp;[.J59]&amp;&quot; , &quot;&amp;&quot;&quot;&amp;[.K59]&amp;&quot; , &quot;&amp;&quot;&quot;&amp;[.L59]&amp;&quot; , &quot;&amp;&quot;&quot;&amp;[.M59]&amp;&quot; , &quot;&amp;&quot;&quot;&amp;[.N59]&amp;&quot; , &quot;&amp;&quot;&quot;&amp;[.O59]&amp;&quot; ); &quot;)" office:value-type="string" office:string-value="INSERT INTO DIAMOND_CORE_LOOKUPS VALUES ( '57' , 'LITERAL_TYPE' , 'LITERAL_y' , 'y' , null , null , null , null , null , null , 'INIT' , current_timestamp() , null , null , 'ACTIVE_RS' ); ">
            <text:p>INSERT INTO DIAMOND_CORE_LOOKUPS VALUES ( '57' , 'LITERAL_TYPE' , 'LITERAL_y' , 'y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0]);&quot;&quot;;[.A59]+1)" office:value-type="float" office:value="58">
            <text:p>58</text:p>
          </table:table-cell>
          <table:table-cell office:value-type="string">
            <text:p>LITERAL_TYPE</text:p>
          </table:table-cell>
          <table:table-cell office:value-type="string">
            <text:p>LITERAL_z</text:p>
          </table:table-cell>
          <table:table-cell office:value-type="string">
            <text:p>z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D6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C60]);&quot;&quot;;&quot;null&quot;)" office:value-type="string" office:string-value="null">
            <text:p>null</text:p>
          </table:table-cell>
          <table:table-cell table:formula="of:=IF(ISBLANK([.D60]);&quot;&quot;;&quot;'ACTIVE_RS'&quot;)" office:value-type="string" office:string-value="'ACTIVE_RS'">
            <text:p>'ACTIVE_RS'</text:p>
          </table:table-cell>
          <table:table-cell/>
          <table:table-cell table:formula="of:=IF(ISBLANK([.D60]);&quot;&quot;;&quot;INSERT INTO DIAMOND_CORE_LOOKUPS &quot;&amp;&quot;VALUES &quot;&amp;&quot;( &quot;&amp;&quot;'&quot;&amp;[.A60]&amp;&quot;' , &quot;&amp;&quot;'&quot;&amp;[.B60]&amp;&quot;' , &quot;&amp;&quot;'&quot;&amp;[.C60]&amp;&quot;' , &quot;&amp;&quot;'&quot;&amp;[.D60]&amp;&quot;' , &quot;&amp;&quot;&quot;&amp;[.E60]&amp;&quot; , &quot;&amp;&quot;&quot;&amp;[.F60]&amp;&quot; , &quot;&amp;&quot;&quot;&amp;[.G60]&amp;&quot; , &quot;&amp;&quot;&quot;&amp;[.H60]&amp;&quot; , &quot;&amp;&quot;&quot;&amp;[.I60]&amp;&quot; , &quot;&amp;&quot;&quot;&amp;[.J60]&amp;&quot; , &quot;&amp;&quot;&quot;&amp;[.K60]&amp;&quot; , &quot;&amp;&quot;&quot;&amp;[.L60]&amp;&quot; , &quot;&amp;&quot;&quot;&amp;[.M60]&amp;&quot; , &quot;&amp;&quot;&quot;&amp;[.N60]&amp;&quot; , &quot;&amp;&quot;&quot;&amp;[.O60]&amp;&quot; ); &quot;)" office:value-type="string" office:string-value="INSERT INTO DIAMOND_CORE_LOOKUPS VALUES ( '58' , 'LITERAL_TYPE' , 'LITERAL_z' , 'z' , null , null , null , null , null , null , 'INIT' , current_timestamp() , null , null , 'ACTIVE_RS' ); ">
            <text:p>INSERT INTO DIAMOND_CORE_LOOKUPS VALUES ( '58' , 'LITERAL_TYPE' , 'LITERAL_z' , 'z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1]);&quot;&quot;;[.A60]+1)" office:value-type="float" office:value="59">
            <text:p>59</text:p>
          </table:table-cell>
          <table:table-cell office:value-type="string">
            <text:p>LITERAL_TYPE</text:p>
          </table:table-cell>
          <table:table-cell office:value-type="string">
            <text:p>LITERAL_1</text:p>
          </table:table-cell>
          <table:table-cell office:value-type="float" office:value="1">
            <text:p>1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D6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C61]);&quot;&quot;;&quot;null&quot;)" office:value-type="string" office:string-value="null">
            <text:p>null</text:p>
          </table:table-cell>
          <table:table-cell table:formula="of:=IF(ISBLANK([.D61]);&quot;&quot;;&quot;'ACTIVE_RS'&quot;)" office:value-type="string" office:string-value="'ACTIVE_RS'">
            <text:p>'ACTIVE_RS'</text:p>
          </table:table-cell>
          <table:table-cell/>
          <table:table-cell table:formula="of:=IF(ISBLANK([.D61]);&quot;&quot;;&quot;INSERT INTO DIAMOND_CORE_LOOKUPS &quot;&amp;&quot;VALUES &quot;&amp;&quot;( &quot;&amp;&quot;'&quot;&amp;[.A61]&amp;&quot;' , &quot;&amp;&quot;'&quot;&amp;[.B61]&amp;&quot;' , &quot;&amp;&quot;'&quot;&amp;[.C61]&amp;&quot;' , &quot;&amp;&quot;'&quot;&amp;[.D61]&amp;&quot;' , &quot;&amp;&quot;&quot;&amp;[.E61]&amp;&quot; , &quot;&amp;&quot;&quot;&amp;[.F61]&amp;&quot; , &quot;&amp;&quot;&quot;&amp;[.G61]&amp;&quot; , &quot;&amp;&quot;&quot;&amp;[.H61]&amp;&quot; , &quot;&amp;&quot;&quot;&amp;[.I61]&amp;&quot; , &quot;&amp;&quot;&quot;&amp;[.J61]&amp;&quot; , &quot;&amp;&quot;&quot;&amp;[.K61]&amp;&quot; , &quot;&amp;&quot;&quot;&amp;[.L61]&amp;&quot; , &quot;&amp;&quot;&quot;&amp;[.M61]&amp;&quot; , &quot;&amp;&quot;&quot;&amp;[.N61]&amp;&quot; , &quot;&amp;&quot;&quot;&amp;[.O61]&amp;&quot; ); &quot;)" office:value-type="string" office:string-value="INSERT INTO DIAMOND_CORE_LOOKUPS VALUES ( '59' , 'LITERAL_TYPE' , 'LITERAL_1' , '1' , null , null , null , null , null , null , 'INIT' , current_timestamp() , null , null , 'ACTIVE_RS' ); ">
            <text:p>INSERT INTO DIAMOND_CORE_LOOKUPS VALUES ( '59' , 'LITERAL_TYPE' , 'LITERAL_1' , '1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2]);&quot;&quot;;[.A61]+1)" office:value-type="float" office:value="60">
            <text:p>60</text:p>
          </table:table-cell>
          <table:table-cell office:value-type="string">
            <text:p>LITERAL_TYPE</text:p>
          </table:table-cell>
          <table:table-cell office:value-type="string">
            <text:p>LITERAL_2</text:p>
          </table:table-cell>
          <table:table-cell office:value-type="float" office:value="2">
            <text:p>2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D6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C62]);&quot;&quot;;&quot;null&quot;)" office:value-type="string" office:string-value="null">
            <text:p>null</text:p>
          </table:table-cell>
          <table:table-cell table:formula="of:=IF(ISBLANK([.D62]);&quot;&quot;;&quot;'ACTIVE_RS'&quot;)" office:value-type="string" office:string-value="'ACTIVE_RS'">
            <text:p>'ACTIVE_RS'</text:p>
          </table:table-cell>
          <table:table-cell/>
          <table:table-cell table:formula="of:=IF(ISBLANK([.D62]);&quot;&quot;;&quot;INSERT INTO DIAMOND_CORE_LOOKUPS &quot;&amp;&quot;VALUES &quot;&amp;&quot;( &quot;&amp;&quot;'&quot;&amp;[.A62]&amp;&quot;' , &quot;&amp;&quot;'&quot;&amp;[.B62]&amp;&quot;' , &quot;&amp;&quot;'&quot;&amp;[.C62]&amp;&quot;' , &quot;&amp;&quot;'&quot;&amp;[.D62]&amp;&quot;' , &quot;&amp;&quot;&quot;&amp;[.E62]&amp;&quot; , &quot;&amp;&quot;&quot;&amp;[.F62]&amp;&quot; , &quot;&amp;&quot;&quot;&amp;[.G62]&amp;&quot; , &quot;&amp;&quot;&quot;&amp;[.H62]&amp;&quot; , &quot;&amp;&quot;&quot;&amp;[.I62]&amp;&quot; , &quot;&amp;&quot;&quot;&amp;[.J62]&amp;&quot; , &quot;&amp;&quot;&quot;&amp;[.K62]&amp;&quot; , &quot;&amp;&quot;&quot;&amp;[.L62]&amp;&quot; , &quot;&amp;&quot;&quot;&amp;[.M62]&amp;&quot; , &quot;&amp;&quot;&quot;&amp;[.N62]&amp;&quot; , &quot;&amp;&quot;&quot;&amp;[.O62]&amp;&quot; ); &quot;)" office:value-type="string" office:string-value="INSERT INTO DIAMOND_CORE_LOOKUPS VALUES ( '60' , 'LITERAL_TYPE' , 'LITERAL_2' , '2' , null , null , null , null , null , null , 'INIT' , current_timestamp() , null , null , 'ACTIVE_RS' ); ">
            <text:p>INSERT INTO DIAMOND_CORE_LOOKUPS VALUES ( '60' , 'LITERAL_TYPE' , 'LITERAL_2' , '2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3]);&quot;&quot;;[.A62]+1)" office:value-type="float" office:value="61">
            <text:p>61</text:p>
          </table:table-cell>
          <table:table-cell office:value-type="string">
            <text:p>LITERAL_TYPE</text:p>
          </table:table-cell>
          <table:table-cell office:value-type="string">
            <text:p>LITERAL_3</text:p>
          </table:table-cell>
          <table:table-cell office:value-type="float" office:value="3">
            <text:p>3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D6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C63]);&quot;&quot;;&quot;null&quot;)" office:value-type="string" office:string-value="null">
            <text:p>null</text:p>
          </table:table-cell>
          <table:table-cell table:formula="of:=IF(ISBLANK([.D63]);&quot;&quot;;&quot;'ACTIVE_RS'&quot;)" office:value-type="string" office:string-value="'ACTIVE_RS'">
            <text:p>'ACTIVE_RS'</text:p>
          </table:table-cell>
          <table:table-cell/>
          <table:table-cell table:formula="of:=IF(ISBLANK([.D63]);&quot;&quot;;&quot;INSERT INTO DIAMOND_CORE_LOOKUPS &quot;&amp;&quot;VALUES &quot;&amp;&quot;( &quot;&amp;&quot;'&quot;&amp;[.A63]&amp;&quot;' , &quot;&amp;&quot;'&quot;&amp;[.B63]&amp;&quot;' , &quot;&amp;&quot;'&quot;&amp;[.C63]&amp;&quot;' , &quot;&amp;&quot;'&quot;&amp;[.D63]&amp;&quot;' , &quot;&amp;&quot;&quot;&amp;[.E63]&amp;&quot; , &quot;&amp;&quot;&quot;&amp;[.F63]&amp;&quot; , &quot;&amp;&quot;&quot;&amp;[.G63]&amp;&quot; , &quot;&amp;&quot;&quot;&amp;[.H63]&amp;&quot; , &quot;&amp;&quot;&quot;&amp;[.I63]&amp;&quot; , &quot;&amp;&quot;&quot;&amp;[.J63]&amp;&quot; , &quot;&amp;&quot;&quot;&amp;[.K63]&amp;&quot; , &quot;&amp;&quot;&quot;&amp;[.L63]&amp;&quot; , &quot;&amp;&quot;&quot;&amp;[.M63]&amp;&quot; , &quot;&amp;&quot;&quot;&amp;[.N63]&amp;&quot; , &quot;&amp;&quot;&quot;&amp;[.O63]&amp;&quot; ); &quot;)" office:value-type="string" office:string-value="INSERT INTO DIAMOND_CORE_LOOKUPS VALUES ( '61' , 'LITERAL_TYPE' , 'LITERAL_3' , '3' , null , null , null , null , null , null , 'INIT' , current_timestamp() , null , null , 'ACTIVE_RS' ); ">
            <text:p>INSERT INTO DIAMOND_CORE_LOOKUPS VALUES ( '61' , 'LITERAL_TYPE' , 'LITERAL_3' , '3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4]);&quot;&quot;;[.A63]+1)" office:value-type="float" office:value="62">
            <text:p>62</text:p>
          </table:table-cell>
          <table:table-cell office:value-type="string">
            <text:p>LITERAL_TYPE</text:p>
          </table:table-cell>
          <table:table-cell office:value-type="string">
            <text:p>LITERAL_4</text:p>
          </table:table-cell>
          <table:table-cell office:value-type="float" office:value="4">
            <text:p>4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D6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C64]);&quot;&quot;;&quot;null&quot;)" office:value-type="string" office:string-value="null">
            <text:p>null</text:p>
          </table:table-cell>
          <table:table-cell table:formula="of:=IF(ISBLANK([.D64]);&quot;&quot;;&quot;'ACTIVE_RS'&quot;)" office:value-type="string" office:string-value="'ACTIVE_RS'">
            <text:p>'ACTIVE_RS'</text:p>
          </table:table-cell>
          <table:table-cell/>
          <table:table-cell table:formula="of:=IF(ISBLANK([.D64]);&quot;&quot;;&quot;INSERT INTO DIAMOND_CORE_LOOKUPS &quot;&amp;&quot;VALUES &quot;&amp;&quot;( &quot;&amp;&quot;'&quot;&amp;[.A64]&amp;&quot;' , &quot;&amp;&quot;'&quot;&amp;[.B64]&amp;&quot;' , &quot;&amp;&quot;'&quot;&amp;[.C64]&amp;&quot;' , &quot;&amp;&quot;'&quot;&amp;[.D64]&amp;&quot;' , &quot;&amp;&quot;&quot;&amp;[.E64]&amp;&quot; , &quot;&amp;&quot;&quot;&amp;[.F64]&amp;&quot; , &quot;&amp;&quot;&quot;&amp;[.G64]&amp;&quot; , &quot;&amp;&quot;&quot;&amp;[.H64]&amp;&quot; , &quot;&amp;&quot;&quot;&amp;[.I64]&amp;&quot; , &quot;&amp;&quot;&quot;&amp;[.J64]&amp;&quot; , &quot;&amp;&quot;&quot;&amp;[.K64]&amp;&quot; , &quot;&amp;&quot;&quot;&amp;[.L64]&amp;&quot; , &quot;&amp;&quot;&quot;&amp;[.M64]&amp;&quot; , &quot;&amp;&quot;&quot;&amp;[.N64]&amp;&quot; , &quot;&amp;&quot;&quot;&amp;[.O64]&amp;&quot; ); &quot;)" office:value-type="string" office:string-value="INSERT INTO DIAMOND_CORE_LOOKUPS VALUES ( '62' , 'LITERAL_TYPE' , 'LITERAL_4' , '4' , null , null , null , null , null , null , 'INIT' , current_timestamp() , null , null , 'ACTIVE_RS' ); ">
            <text:p>INSERT INTO DIAMOND_CORE_LOOKUPS VALUES ( '62' , 'LITERAL_TYPE' , 'LITERAL_4' , '4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5]);&quot;&quot;;[.A64]+1)" office:value-type="float" office:value="63">
            <text:p>63</text:p>
          </table:table-cell>
          <table:table-cell office:value-type="string">
            <text:p>LITERAL_TYPE</text:p>
          </table:table-cell>
          <table:table-cell office:value-type="string">
            <text:p>LITERAL_5</text:p>
          </table:table-cell>
          <table:table-cell office:value-type="float" office:value="5">
            <text:p>5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D6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C65]);&quot;&quot;;&quot;null&quot;)" office:value-type="string" office:string-value="null">
            <text:p>null</text:p>
          </table:table-cell>
          <table:table-cell table:formula="of:=IF(ISBLANK([.D65]);&quot;&quot;;&quot;'ACTIVE_RS'&quot;)" office:value-type="string" office:string-value="'ACTIVE_RS'">
            <text:p>'ACTIVE_RS'</text:p>
          </table:table-cell>
          <table:table-cell/>
          <table:table-cell table:formula="of:=IF(ISBLANK([.D65]);&quot;&quot;;&quot;INSERT INTO DIAMOND_CORE_LOOKUPS &quot;&amp;&quot;VALUES &quot;&amp;&quot;( &quot;&amp;&quot;'&quot;&amp;[.A65]&amp;&quot;' , &quot;&amp;&quot;'&quot;&amp;[.B65]&amp;&quot;' , &quot;&amp;&quot;'&quot;&amp;[.C65]&amp;&quot;' , &quot;&amp;&quot;'&quot;&amp;[.D65]&amp;&quot;' , &quot;&amp;&quot;&quot;&amp;[.E65]&amp;&quot; , &quot;&amp;&quot;&quot;&amp;[.F65]&amp;&quot; , &quot;&amp;&quot;&quot;&amp;[.G65]&amp;&quot; , &quot;&amp;&quot;&quot;&amp;[.H65]&amp;&quot; , &quot;&amp;&quot;&quot;&amp;[.I65]&amp;&quot; , &quot;&amp;&quot;&quot;&amp;[.J65]&amp;&quot; , &quot;&amp;&quot;&quot;&amp;[.K65]&amp;&quot; , &quot;&amp;&quot;&quot;&amp;[.L65]&amp;&quot; , &quot;&amp;&quot;&quot;&amp;[.M65]&amp;&quot; , &quot;&amp;&quot;&quot;&amp;[.N65]&amp;&quot; , &quot;&amp;&quot;&quot;&amp;[.O65]&amp;&quot; ); &quot;)" office:value-type="string" office:string-value="INSERT INTO DIAMOND_CORE_LOOKUPS VALUES ( '63' , 'LITERAL_TYPE' , 'LITERAL_5' , '5' , null , null , null , null , null , null , 'INIT' , current_timestamp() , null , null , 'ACTIVE_RS' ); ">
            <text:p>INSERT INTO DIAMOND_CORE_LOOKUPS VALUES ( '63' , 'LITERAL_TYPE' , 'LITERAL_5' , '5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6]);&quot;&quot;;[.A65]+1)" office:value-type="float" office:value="64">
            <text:p>64</text:p>
          </table:table-cell>
          <table:table-cell office:value-type="string">
            <text:p>LITERAL_TYPE</text:p>
          </table:table-cell>
          <table:table-cell office:value-type="string">
            <text:p>LITERAL_6</text:p>
          </table:table-cell>
          <table:table-cell office:value-type="float" office:value="6">
            <text:p>6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D6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C66]);&quot;&quot;;&quot;null&quot;)" office:value-type="string" office:string-value="null">
            <text:p>null</text:p>
          </table:table-cell>
          <table:table-cell table:formula="of:=IF(ISBLANK([.D66]);&quot;&quot;;&quot;'ACTIVE_RS'&quot;)" office:value-type="string" office:string-value="'ACTIVE_RS'">
            <text:p>'ACTIVE_RS'</text:p>
          </table:table-cell>
          <table:table-cell/>
          <table:table-cell table:formula="of:=IF(ISBLANK([.D66]);&quot;&quot;;&quot;INSERT INTO DIAMOND_CORE_LOOKUPS &quot;&amp;&quot;VALUES &quot;&amp;&quot;( &quot;&amp;&quot;'&quot;&amp;[.A66]&amp;&quot;' , &quot;&amp;&quot;'&quot;&amp;[.B66]&amp;&quot;' , &quot;&amp;&quot;'&quot;&amp;[.C66]&amp;&quot;' , &quot;&amp;&quot;'&quot;&amp;[.D66]&amp;&quot;' , &quot;&amp;&quot;&quot;&amp;[.E66]&amp;&quot; , &quot;&amp;&quot;&quot;&amp;[.F66]&amp;&quot; , &quot;&amp;&quot;&quot;&amp;[.G66]&amp;&quot; , &quot;&amp;&quot;&quot;&amp;[.H66]&amp;&quot; , &quot;&amp;&quot;&quot;&amp;[.I66]&amp;&quot; , &quot;&amp;&quot;&quot;&amp;[.J66]&amp;&quot; , &quot;&amp;&quot;&quot;&amp;[.K66]&amp;&quot; , &quot;&amp;&quot;&quot;&amp;[.L66]&amp;&quot; , &quot;&amp;&quot;&quot;&amp;[.M66]&amp;&quot; , &quot;&amp;&quot;&quot;&amp;[.N66]&amp;&quot; , &quot;&amp;&quot;&quot;&amp;[.O66]&amp;&quot; ); &quot;)" office:value-type="string" office:string-value="INSERT INTO DIAMOND_CORE_LOOKUPS VALUES ( '64' , 'LITERAL_TYPE' , 'LITERAL_6' , '6' , null , null , null , null , null , null , 'INIT' , current_timestamp() , null , null , 'ACTIVE_RS' ); ">
            <text:p>INSERT INTO DIAMOND_CORE_LOOKUPS VALUES ( '64' , 'LITERAL_TYPE' , 'LITERAL_6' , '6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7]);&quot;&quot;;[.A66]+1)" office:value-type="float" office:value="65">
            <text:p>65</text:p>
          </table:table-cell>
          <table:table-cell office:value-type="string">
            <text:p>LITERAL_TYPE</text:p>
          </table:table-cell>
          <table:table-cell office:value-type="string">
            <text:p>LITERAL_7</text:p>
          </table:table-cell>
          <table:table-cell office:value-type="float" office:value="7">
            <text:p>7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D6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C67]);&quot;&quot;;&quot;null&quot;)" office:value-type="string" office:string-value="null">
            <text:p>null</text:p>
          </table:table-cell>
          <table:table-cell table:formula="of:=IF(ISBLANK([.D67]);&quot;&quot;;&quot;'ACTIVE_RS'&quot;)" office:value-type="string" office:string-value="'ACTIVE_RS'">
            <text:p>'ACTIVE_RS'</text:p>
          </table:table-cell>
          <table:table-cell/>
          <table:table-cell table:formula="of:=IF(ISBLANK([.D67]);&quot;&quot;;&quot;INSERT INTO DIAMOND_CORE_LOOKUPS &quot;&amp;&quot;VALUES &quot;&amp;&quot;( &quot;&amp;&quot;'&quot;&amp;[.A67]&amp;&quot;' , &quot;&amp;&quot;'&quot;&amp;[.B67]&amp;&quot;' , &quot;&amp;&quot;'&quot;&amp;[.C67]&amp;&quot;' , &quot;&amp;&quot;'&quot;&amp;[.D67]&amp;&quot;' , &quot;&amp;&quot;&quot;&amp;[.E67]&amp;&quot; , &quot;&amp;&quot;&quot;&amp;[.F67]&amp;&quot; , &quot;&amp;&quot;&quot;&amp;[.G67]&amp;&quot; , &quot;&amp;&quot;&quot;&amp;[.H67]&amp;&quot; , &quot;&amp;&quot;&quot;&amp;[.I67]&amp;&quot; , &quot;&amp;&quot;&quot;&amp;[.J67]&amp;&quot; , &quot;&amp;&quot;&quot;&amp;[.K67]&amp;&quot; , &quot;&amp;&quot;&quot;&amp;[.L67]&amp;&quot; , &quot;&amp;&quot;&quot;&amp;[.M67]&amp;&quot; , &quot;&amp;&quot;&quot;&amp;[.N67]&amp;&quot; , &quot;&amp;&quot;&quot;&amp;[.O67]&amp;&quot; ); &quot;)" office:value-type="string" office:string-value="INSERT INTO DIAMOND_CORE_LOOKUPS VALUES ( '65' , 'LITERAL_TYPE' , 'LITERAL_7' , '7' , null , null , null , null , null , null , 'INIT' , current_timestamp() , null , null , 'ACTIVE_RS' ); ">
            <text:p>INSERT INTO DIAMOND_CORE_LOOKUPS VALUES ( '65' , 'LITERAL_TYPE' , 'LITERAL_7' , '7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8]);&quot;&quot;;[.A67]+1)" office:value-type="float" office:value="66">
            <text:p>66</text:p>
          </table:table-cell>
          <table:table-cell office:value-type="string">
            <text:p>LITERAL_TYPE</text:p>
          </table:table-cell>
          <table:table-cell office:value-type="string">
            <text:p>LITERAL_8</text:p>
          </table:table-cell>
          <table:table-cell office:value-type="float" office:value="8">
            <text:p>8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D6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C68]);&quot;&quot;;&quot;null&quot;)" office:value-type="string" office:string-value="null">
            <text:p>null</text:p>
          </table:table-cell>
          <table:table-cell table:formula="of:=IF(ISBLANK([.D68]);&quot;&quot;;&quot;'ACTIVE_RS'&quot;)" office:value-type="string" office:string-value="'ACTIVE_RS'">
            <text:p>'ACTIVE_RS'</text:p>
          </table:table-cell>
          <table:table-cell/>
          <table:table-cell table:formula="of:=IF(ISBLANK([.D68]);&quot;&quot;;&quot;INSERT INTO DIAMOND_CORE_LOOKUPS &quot;&amp;&quot;VALUES &quot;&amp;&quot;( &quot;&amp;&quot;'&quot;&amp;[.A68]&amp;&quot;' , &quot;&amp;&quot;'&quot;&amp;[.B68]&amp;&quot;' , &quot;&amp;&quot;'&quot;&amp;[.C68]&amp;&quot;' , &quot;&amp;&quot;'&quot;&amp;[.D68]&amp;&quot;' , &quot;&amp;&quot;&quot;&amp;[.E68]&amp;&quot; , &quot;&amp;&quot;&quot;&amp;[.F68]&amp;&quot; , &quot;&amp;&quot;&quot;&amp;[.G68]&amp;&quot; , &quot;&amp;&quot;&quot;&amp;[.H68]&amp;&quot; , &quot;&amp;&quot;&quot;&amp;[.I68]&amp;&quot; , &quot;&amp;&quot;&quot;&amp;[.J68]&amp;&quot; , &quot;&amp;&quot;&quot;&amp;[.K68]&amp;&quot; , &quot;&amp;&quot;&quot;&amp;[.L68]&amp;&quot; , &quot;&amp;&quot;&quot;&amp;[.M68]&amp;&quot; , &quot;&amp;&quot;&quot;&amp;[.N68]&amp;&quot; , &quot;&amp;&quot;&quot;&amp;[.O68]&amp;&quot; ); &quot;)" office:value-type="string" office:string-value="INSERT INTO DIAMOND_CORE_LOOKUPS VALUES ( '66' , 'LITERAL_TYPE' , 'LITERAL_8' , '8' , null , null , null , null , null , null , 'INIT' , current_timestamp() , null , null , 'ACTIVE_RS' ); ">
            <text:p>INSERT INTO DIAMOND_CORE_LOOKUPS VALUES ( '66' , 'LITERAL_TYPE' , 'LITERAL_8' , '8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69]);&quot;&quot;;[.A68]+1)" office:value-type="float" office:value="67">
            <text:p>67</text:p>
          </table:table-cell>
          <table:table-cell office:value-type="string">
            <text:p>LITERAL_TYPE</text:p>
          </table:table-cell>
          <table:table-cell office:value-type="string">
            <text:p>LITERAL_9</text:p>
          </table:table-cell>
          <table:table-cell office:value-type="float" office:value="9">
            <text:p>9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D6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C69]);&quot;&quot;;&quot;null&quot;)" office:value-type="string" office:string-value="null">
            <text:p>null</text:p>
          </table:table-cell>
          <table:table-cell table:formula="of:=IF(ISBLANK([.D69]);&quot;&quot;;&quot;'ACTIVE_RS'&quot;)" office:value-type="string" office:string-value="'ACTIVE_RS'">
            <text:p>'ACTIVE_RS'</text:p>
          </table:table-cell>
          <table:table-cell/>
          <table:table-cell table:formula="of:=IF(ISBLANK([.D69]);&quot;&quot;;&quot;INSERT INTO DIAMOND_CORE_LOOKUPS &quot;&amp;&quot;VALUES &quot;&amp;&quot;( &quot;&amp;&quot;'&quot;&amp;[.A69]&amp;&quot;' , &quot;&amp;&quot;'&quot;&amp;[.B69]&amp;&quot;' , &quot;&amp;&quot;'&quot;&amp;[.C69]&amp;&quot;' , &quot;&amp;&quot;'&quot;&amp;[.D69]&amp;&quot;' , &quot;&amp;&quot;&quot;&amp;[.E69]&amp;&quot; , &quot;&amp;&quot;&quot;&amp;[.F69]&amp;&quot; , &quot;&amp;&quot;&quot;&amp;[.G69]&amp;&quot; , &quot;&amp;&quot;&quot;&amp;[.H69]&amp;&quot; , &quot;&amp;&quot;&quot;&amp;[.I69]&amp;&quot; , &quot;&amp;&quot;&quot;&amp;[.J69]&amp;&quot; , &quot;&amp;&quot;&quot;&amp;[.K69]&amp;&quot; , &quot;&amp;&quot;&quot;&amp;[.L69]&amp;&quot; , &quot;&amp;&quot;&quot;&amp;[.M69]&amp;&quot; , &quot;&amp;&quot;&quot;&amp;[.N69]&amp;&quot; , &quot;&amp;&quot;&quot;&amp;[.O69]&amp;&quot; ); &quot;)" office:value-type="string" office:string-value="INSERT INTO DIAMOND_CORE_LOOKUPS VALUES ( '67' , 'LITERAL_TYPE' , 'LITERAL_9' , '9' , null , null , null , null , null , null , 'INIT' , current_timestamp() , null , null , 'ACTIVE_RS' ); ">
            <text:p>INSERT INTO DIAMOND_CORE_LOOKUPS VALUES ( '67' , 'LITERAL_TYPE' , 'LITERAL_9' , '9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0]);&quot;&quot;;[.A69]+1)" office:value-type="float" office:value="68">
            <text:p>68</text:p>
          </table:table-cell>
          <table:table-cell office:value-type="string">
            <text:p>LITERAL_TYPE</text:p>
          </table:table-cell>
          <table:table-cell office:value-type="string">
            <text:p>LITERAL_0</text:p>
          </table:table-cell>
          <table:table-cell office:value-type="float" office:value="0">
            <text:p>0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D7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C70]);&quot;&quot;;&quot;null&quot;)" office:value-type="string" office:string-value="null">
            <text:p>null</text:p>
          </table:table-cell>
          <table:table-cell table:formula="of:=IF(ISBLANK([.D70]);&quot;&quot;;&quot;'ACTIVE_RS'&quot;)" office:value-type="string" office:string-value="'ACTIVE_RS'">
            <text:p>'ACTIVE_RS'</text:p>
          </table:table-cell>
          <table:table-cell/>
          <table:table-cell table:formula="of:=IF(ISBLANK([.D70]);&quot;&quot;;&quot;INSERT INTO DIAMOND_CORE_LOOKUPS &quot;&amp;&quot;VALUES &quot;&amp;&quot;( &quot;&amp;&quot;'&quot;&amp;[.A70]&amp;&quot;' , &quot;&amp;&quot;'&quot;&amp;[.B70]&amp;&quot;' , &quot;&amp;&quot;'&quot;&amp;[.C70]&amp;&quot;' , &quot;&amp;&quot;'&quot;&amp;[.D70]&amp;&quot;' , &quot;&amp;&quot;&quot;&amp;[.E70]&amp;&quot; , &quot;&amp;&quot;&quot;&amp;[.F70]&amp;&quot; , &quot;&amp;&quot;&quot;&amp;[.G70]&amp;&quot; , &quot;&amp;&quot;&quot;&amp;[.H70]&amp;&quot; , &quot;&amp;&quot;&quot;&amp;[.I70]&amp;&quot; , &quot;&amp;&quot;&quot;&amp;[.J70]&amp;&quot; , &quot;&amp;&quot;&quot;&amp;[.K70]&amp;&quot; , &quot;&amp;&quot;&quot;&amp;[.L70]&amp;&quot; , &quot;&amp;&quot;&quot;&amp;[.M70]&amp;&quot; , &quot;&amp;&quot;&quot;&amp;[.N70]&amp;&quot; , &quot;&amp;&quot;&quot;&amp;[.O70]&amp;&quot; ); &quot;)" office:value-type="string" office:string-value="INSERT INTO DIAMOND_CORE_LOOKUPS VALUES ( '68' , 'LITERAL_TYPE' , 'LITERAL_0' , '0' , null , null , null , null , null , null , 'INIT' , current_timestamp() , null , null , 'ACTIVE_RS' ); ">
            <text:p>INSERT INTO DIAMOND_CORE_LOOKUPS VALUES ( '68' , 'LITERAL_TYPE' , 'LITERAL_0' , '0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1]);&quot;&quot;;[.A70]+1)" office:value-type="float" office:value="69">
            <text:p>69</text:p>
          </table:table-cell>
          <table:table-cell office:value-type="string">
            <text:p>STATUS_TYPE</text:p>
          </table:table-cell>
          <table:table-cell office:value-type="string">
            <text:p>USER_STAT</text:p>
          </table:table-cell>
          <table:table-cell office:value-type="string">
            <text:p>User Status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D7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C71]);&quot;&quot;;&quot;null&quot;)" office:value-type="string" office:string-value="null">
            <text:p>null</text:p>
          </table:table-cell>
          <table:table-cell table:formula="of:=IF(ISBLANK([.D71]);&quot;&quot;;&quot;'ACTIVE_RS'&quot;)" office:value-type="string" office:string-value="'ACTIVE_RS'">
            <text:p>'ACTIVE_RS'</text:p>
          </table:table-cell>
          <table:table-cell/>
          <table:table-cell table:formula="of:=IF(ISBLANK([.D71]);&quot;&quot;;&quot;INSERT INTO DIAMOND_CORE_LOOKUPS &quot;&amp;&quot;VALUES &quot;&amp;&quot;( &quot;&amp;&quot;'&quot;&amp;[.A71]&amp;&quot;' , &quot;&amp;&quot;'&quot;&amp;[.B71]&amp;&quot;' , &quot;&amp;&quot;'&quot;&amp;[.C71]&amp;&quot;' , &quot;&amp;&quot;'&quot;&amp;[.D71]&amp;&quot;' , &quot;&amp;&quot;&quot;&amp;[.E71]&amp;&quot; , &quot;&amp;&quot;&quot;&amp;[.F71]&amp;&quot; , &quot;&amp;&quot;&quot;&amp;[.G71]&amp;&quot; , &quot;&amp;&quot;&quot;&amp;[.H71]&amp;&quot; , &quot;&amp;&quot;&quot;&amp;[.I71]&amp;&quot; , &quot;&amp;&quot;&quot;&amp;[.J71]&amp;&quot; , &quot;&amp;&quot;&quot;&amp;[.K71]&amp;&quot; , &quot;&amp;&quot;&quot;&amp;[.L71]&amp;&quot; , &quot;&amp;&quot;&quot;&amp;[.M71]&amp;&quot; , &quot;&amp;&quot;&quot;&amp;[.N71]&amp;&quot; , &quot;&amp;&quot;&quot;&amp;[.O71]&amp;&quot; ); &quot;)" office:value-type="string" office:string-value="INSERT INTO DIAMOND_CORE_LOOKUPS VALUES ( '69' , 'STATUS_TYPE' , 'USER_STAT' , 'User Status' , null , null , null , null , null , null , 'INIT' , current_timestamp() , null , null , 'ACTIVE_RS' ); ">
            <text:p>INSERT INTO DIAMOND_CORE_LOOKUPS VALUES ( '69' , 'STATUS_TYPE' , 'USER_STAT' , 'User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2]);&quot;&quot;;[.A71]+1)" office:value-type="float" office:value="70">
            <text:p>70</text:p>
          </table:table-cell>
          <table:table-cell office:value-type="string">
            <text:p>STATUS_TYPE</text:p>
          </table:table-cell>
          <table:table-cell office:value-type="string">
            <text:p>PASSWORD_STAT</text:p>
          </table:table-cell>
          <table:table-cell office:value-type="string">
            <text:p>Password Status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D7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C72]);&quot;&quot;;&quot;null&quot;)" office:value-type="string" office:string-value="null">
            <text:p>null</text:p>
          </table:table-cell>
          <table:table-cell table:formula="of:=IF(ISBLANK([.D72]);&quot;&quot;;&quot;'ACTIVE_RS'&quot;)" office:value-type="string" office:string-value="'ACTIVE_RS'">
            <text:p>'ACTIVE_RS'</text:p>
          </table:table-cell>
          <table:table-cell/>
          <table:table-cell table:formula="of:=IF(ISBLANK([.D72]);&quot;&quot;;&quot;INSERT INTO DIAMOND_CORE_LOOKUPS &quot;&amp;&quot;VALUES &quot;&amp;&quot;( &quot;&amp;&quot;'&quot;&amp;[.A72]&amp;&quot;' , &quot;&amp;&quot;'&quot;&amp;[.B72]&amp;&quot;' , &quot;&amp;&quot;'&quot;&amp;[.C72]&amp;&quot;' , &quot;&amp;&quot;'&quot;&amp;[.D72]&amp;&quot;' , &quot;&amp;&quot;&quot;&amp;[.E72]&amp;&quot; , &quot;&amp;&quot;&quot;&amp;[.F72]&amp;&quot; , &quot;&amp;&quot;&quot;&amp;[.G72]&amp;&quot; , &quot;&amp;&quot;&quot;&amp;[.H72]&amp;&quot; , &quot;&amp;&quot;&quot;&amp;[.I72]&amp;&quot; , &quot;&amp;&quot;&quot;&amp;[.J72]&amp;&quot; , &quot;&amp;&quot;&quot;&amp;[.K72]&amp;&quot; , &quot;&amp;&quot;&quot;&amp;[.L72]&amp;&quot; , &quot;&amp;&quot;&quot;&amp;[.M72]&amp;&quot; , &quot;&amp;&quot;&quot;&amp;[.N72]&amp;&quot; , &quot;&amp;&quot;&quot;&amp;[.O72]&amp;&quot; ); &quot;)" office:value-type="string" office:string-value="INSERT INTO DIAMOND_CORE_LOOKUPS VALUES ( '70' , 'STATUS_TYPE' , 'PASSWORD_STAT' , 'Password Status' , null , null , null , null , null , null , 'INIT' , current_timestamp() , null , null , 'ACTIVE_RS' ); ">
            <text:p>INSERT INTO DIAMOND_CORE_LOOKUPS VALUES ( '70' , 'STATUS_TYPE' , 'PASSWORD_STAT' , 'Passw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3]);&quot;&quot;;[.A72]+1)" office:value-type="float" office:value="71">
            <text:p>71</text:p>
          </table:table-cell>
          <table:table-cell office:value-type="string">
            <text:p>STATUS_TYPE</text:p>
          </table:table-cell>
          <table:table-cell office:value-type="string">
            <text:p>RECORD_STAT</text:p>
          </table:table-cell>
          <table:table-cell office:value-type="string">
            <text:p>Record Status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D7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C73]);&quot;&quot;;&quot;null&quot;)" office:value-type="string" office:string-value="null">
            <text:p>null</text:p>
          </table:table-cell>
          <table:table-cell table:formula="of:=IF(ISBLANK([.D73]);&quot;&quot;;&quot;'ACTIVE_RS'&quot;)" office:value-type="string" office:string-value="'ACTIVE_RS'">
            <text:p>'ACTIVE_RS'</text:p>
          </table:table-cell>
          <table:table-cell/>
          <table:table-cell table:formula="of:=IF(ISBLANK([.D73]);&quot;&quot;;&quot;INSERT INTO DIAMOND_CORE_LOOKUPS &quot;&amp;&quot;VALUES &quot;&amp;&quot;( &quot;&amp;&quot;'&quot;&amp;[.A73]&amp;&quot;' , &quot;&amp;&quot;'&quot;&amp;[.B73]&amp;&quot;' , &quot;&amp;&quot;'&quot;&amp;[.C73]&amp;&quot;' , &quot;&amp;&quot;'&quot;&amp;[.D73]&amp;&quot;' , &quot;&amp;&quot;&quot;&amp;[.E73]&amp;&quot; , &quot;&amp;&quot;&quot;&amp;[.F73]&amp;&quot; , &quot;&amp;&quot;&quot;&amp;[.G73]&amp;&quot; , &quot;&amp;&quot;&quot;&amp;[.H73]&amp;&quot; , &quot;&amp;&quot;&quot;&amp;[.I73]&amp;&quot; , &quot;&amp;&quot;&quot;&amp;[.J73]&amp;&quot; , &quot;&amp;&quot;&quot;&amp;[.K73]&amp;&quot; , &quot;&amp;&quot;&quot;&amp;[.L73]&amp;&quot; , &quot;&amp;&quot;&quot;&amp;[.M73]&amp;&quot; , &quot;&amp;&quot;&quot;&amp;[.N73]&amp;&quot; , &quot;&amp;&quot;&quot;&amp;[.O73]&amp;&quot; ); &quot;)" office:value-type="string" office:string-value="INSERT INTO DIAMOND_CORE_LOOKUPS VALUES ( '71' , 'STATUS_TYPE' , 'RECORD_STAT' , 'Record Status' , null , null , null , null , null , null , 'INIT' , current_timestamp() , null , null , 'ACTIVE_RS' ); ">
            <text:p>INSERT INTO DIAMOND_CORE_LOOKUPS VALUES ( '71' , 'STATUS_TYPE' , 'RECORD_STAT' , 'Rec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4]);&quot;&quot;;[.A73]+1)" office:value-type="float" office:value="72">
            <text:p>72</text:p>
          </table:table-cell>
          <table:table-cell office:value-type="string">
            <text:p>USER_STAT</text:p>
          </table:table-cell>
          <table:table-cell office:value-type="string">
            <text:p>ACTIVE_US</text:p>
          </table:table-cell>
          <table:table-cell office:value-type="string">
            <text:p>Active User Status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D7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C74]);&quot;&quot;;&quot;null&quot;)" office:value-type="string" office:string-value="null">
            <text:p>null</text:p>
          </table:table-cell>
          <table:table-cell table:formula="of:=IF(ISBLANK([.D74]);&quot;&quot;;&quot;'ACTIVE_RS'&quot;)" office:value-type="string" office:string-value="'ACTIVE_RS'">
            <text:p>'ACTIVE_RS'</text:p>
          </table:table-cell>
          <table:table-cell/>
          <table:table-cell table:formula="of:=IF(ISBLANK([.D74]);&quot;&quot;;&quot;INSERT INTO DIAMOND_CORE_LOOKUPS &quot;&amp;&quot;VALUES &quot;&amp;&quot;( &quot;&amp;&quot;'&quot;&amp;[.A74]&amp;&quot;' , &quot;&amp;&quot;'&quot;&amp;[.B74]&amp;&quot;' , &quot;&amp;&quot;'&quot;&amp;[.C74]&amp;&quot;' , &quot;&amp;&quot;'&quot;&amp;[.D74]&amp;&quot;' , &quot;&amp;&quot;&quot;&amp;[.E74]&amp;&quot; , &quot;&amp;&quot;&quot;&amp;[.F74]&amp;&quot; , &quot;&amp;&quot;&quot;&amp;[.G74]&amp;&quot; , &quot;&amp;&quot;&quot;&amp;[.H74]&amp;&quot; , &quot;&amp;&quot;&quot;&amp;[.I74]&amp;&quot; , &quot;&amp;&quot;&quot;&amp;[.J74]&amp;&quot; , &quot;&amp;&quot;&quot;&amp;[.K74]&amp;&quot; , &quot;&amp;&quot;&quot;&amp;[.L74]&amp;&quot; , &quot;&amp;&quot;&quot;&amp;[.M74]&amp;&quot; , &quot;&amp;&quot;&quot;&amp;[.N74]&amp;&quot; , &quot;&amp;&quot;&quot;&amp;[.O74]&amp;&quot; ); &quot;)" office:value-type="string" office:string-value="INSERT INTO DIAMOND_CORE_LOOKUPS VALUES ( '72' , 'USER_STAT' , 'ACTIVE_US' , 'Active User Status' , null , null , null , null , null , null , 'INIT' , current_timestamp() , null , null , 'ACTIVE_RS' ); ">
            <text:p>INSERT INTO DIAMOND_CORE_LOOKUPS VALUES ( '72' , 'USER_STAT' , 'ACTIVE_US' , 'Active User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5]);&quot;&quot;;[.A74]+1)" office:value-type="float" office:value="73">
            <text:p>73</text:p>
          </table:table-cell>
          <table:table-cell office:value-type="string">
            <text:p>USER_STAT</text:p>
          </table:table-cell>
          <table:table-cell office:value-type="string">
            <text:p>LOCKED_US</text:p>
          </table:table-cell>
          <table:table-cell office:value-type="string">
            <text:p>Locked User Status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D7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C75]);&quot;&quot;;&quot;null&quot;)" office:value-type="string" office:string-value="null">
            <text:p>null</text:p>
          </table:table-cell>
          <table:table-cell table:formula="of:=IF(ISBLANK([.D75]);&quot;&quot;;&quot;'ACTIVE_RS'&quot;)" office:value-type="string" office:string-value="'ACTIVE_RS'">
            <text:p>'ACTIVE_RS'</text:p>
          </table:table-cell>
          <table:table-cell/>
          <table:table-cell table:formula="of:=IF(ISBLANK([.D75]);&quot;&quot;;&quot;INSERT INTO DIAMOND_CORE_LOOKUPS &quot;&amp;&quot;VALUES &quot;&amp;&quot;( &quot;&amp;&quot;'&quot;&amp;[.A75]&amp;&quot;' , &quot;&amp;&quot;'&quot;&amp;[.B75]&amp;&quot;' , &quot;&amp;&quot;'&quot;&amp;[.C75]&amp;&quot;' , &quot;&amp;&quot;'&quot;&amp;[.D75]&amp;&quot;' , &quot;&amp;&quot;&quot;&amp;[.E75]&amp;&quot; , &quot;&amp;&quot;&quot;&amp;[.F75]&amp;&quot; , &quot;&amp;&quot;&quot;&amp;[.G75]&amp;&quot; , &quot;&amp;&quot;&quot;&amp;[.H75]&amp;&quot; , &quot;&amp;&quot;&quot;&amp;[.I75]&amp;&quot; , &quot;&amp;&quot;&quot;&amp;[.J75]&amp;&quot; , &quot;&amp;&quot;&quot;&amp;[.K75]&amp;&quot; , &quot;&amp;&quot;&quot;&amp;[.L75]&amp;&quot; , &quot;&amp;&quot;&quot;&amp;[.M75]&amp;&quot; , &quot;&amp;&quot;&quot;&amp;[.N75]&amp;&quot; , &quot;&amp;&quot;&quot;&amp;[.O75]&amp;&quot; ); &quot;)" office:value-type="string" office:string-value="INSERT INTO DIAMOND_CORE_LOOKUPS VALUES ( '73' , 'USER_STAT' , 'LOCKED_US' , 'Locked User Status' , null , null , null , null , null , null , 'INIT' , current_timestamp() , null , null , 'ACTIVE_RS' ); ">
            <text:p>INSERT INTO DIAMOND_CORE_LOOKUPS VALUES ( '73' , 'USER_STAT' , 'LOCKED_US' , 'Locked User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6]);&quot;&quot;;[.A75]+1)" office:value-type="float" office:value="74">
            <text:p>74</text:p>
          </table:table-cell>
          <table:table-cell office:value-type="string">
            <text:p>USER_STAT</text:p>
          </table:table-cell>
          <table:table-cell office:value-type="string">
            <text:p>DELETED_US</text:p>
          </table:table-cell>
          <table:table-cell office:value-type="string">
            <text:p>Deleted User Status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D7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C76]);&quot;&quot;;&quot;null&quot;)" office:value-type="string" office:string-value="null">
            <text:p>null</text:p>
          </table:table-cell>
          <table:table-cell table:formula="of:=IF(ISBLANK([.D76]);&quot;&quot;;&quot;'ACTIVE_RS'&quot;)" office:value-type="string" office:string-value="'ACTIVE_RS'">
            <text:p>'ACTIVE_RS'</text:p>
          </table:table-cell>
          <table:table-cell/>
          <table:table-cell table:formula="of:=IF(ISBLANK([.D76]);&quot;&quot;;&quot;INSERT INTO DIAMOND_CORE_LOOKUPS &quot;&amp;&quot;VALUES &quot;&amp;&quot;( &quot;&amp;&quot;'&quot;&amp;[.A76]&amp;&quot;' , &quot;&amp;&quot;'&quot;&amp;[.B76]&amp;&quot;' , &quot;&amp;&quot;'&quot;&amp;[.C76]&amp;&quot;' , &quot;&amp;&quot;'&quot;&amp;[.D76]&amp;&quot;' , &quot;&amp;&quot;&quot;&amp;[.E76]&amp;&quot; , &quot;&amp;&quot;&quot;&amp;[.F76]&amp;&quot; , &quot;&amp;&quot;&quot;&amp;[.G76]&amp;&quot; , &quot;&amp;&quot;&quot;&amp;[.H76]&amp;&quot; , &quot;&amp;&quot;&quot;&amp;[.I76]&amp;&quot; , &quot;&amp;&quot;&quot;&amp;[.J76]&amp;&quot; , &quot;&amp;&quot;&quot;&amp;[.K76]&amp;&quot; , &quot;&amp;&quot;&quot;&amp;[.L76]&amp;&quot; , &quot;&amp;&quot;&quot;&amp;[.M76]&amp;&quot; , &quot;&amp;&quot;&quot;&amp;[.N76]&amp;&quot; , &quot;&amp;&quot;&quot;&amp;[.O76]&amp;&quot; ); &quot;)" office:value-type="string" office:string-value="INSERT INTO DIAMOND_CORE_LOOKUPS VALUES ( '74' , 'USER_STAT' , 'DELETED_US' , 'Deleted User Status' , null , null , null , null , null , null , 'INIT' , current_timestamp() , null , null , 'ACTIVE_RS' ); ">
            <text:p>INSERT INTO DIAMOND_CORE_LOOKUPS VALUES ( '74' , 'USER_STAT' , 'DELETED_US' , 'Deleted User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7]);&quot;&quot;;[.A76]+1)" office:value-type="float" office:value="75">
            <text:p>75</text:p>
          </table:table-cell>
          <table:table-cell office:value-type="string">
            <text:p>PASSWORD_STAT</text:p>
          </table:table-cell>
          <table:table-cell office:value-type="string">
            <text:p>ACTIVE_PS</text:p>
          </table:table-cell>
          <table:table-cell office:value-type="string">
            <text:p>Active Password Status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D7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C77]);&quot;&quot;;&quot;null&quot;)" office:value-type="string" office:string-value="null">
            <text:p>null</text:p>
          </table:table-cell>
          <table:table-cell table:formula="of:=IF(ISBLANK([.D77]);&quot;&quot;;&quot;'ACTIVE_RS'&quot;)" office:value-type="string" office:string-value="'ACTIVE_RS'">
            <text:p>'ACTIVE_RS'</text:p>
          </table:table-cell>
          <table:table-cell/>
          <table:table-cell table:formula="of:=IF(ISBLANK([.D77]);&quot;&quot;;&quot;INSERT INTO DIAMOND_CORE_LOOKUPS &quot;&amp;&quot;VALUES &quot;&amp;&quot;( &quot;&amp;&quot;'&quot;&amp;[.A77]&amp;&quot;' , &quot;&amp;&quot;'&quot;&amp;[.B77]&amp;&quot;' , &quot;&amp;&quot;'&quot;&amp;[.C77]&amp;&quot;' , &quot;&amp;&quot;'&quot;&amp;[.D77]&amp;&quot;' , &quot;&amp;&quot;&quot;&amp;[.E77]&amp;&quot; , &quot;&amp;&quot;&quot;&amp;[.F77]&amp;&quot; , &quot;&amp;&quot;&quot;&amp;[.G77]&amp;&quot; , &quot;&amp;&quot;&quot;&amp;[.H77]&amp;&quot; , &quot;&amp;&quot;&quot;&amp;[.I77]&amp;&quot; , &quot;&amp;&quot;&quot;&amp;[.J77]&amp;&quot; , &quot;&amp;&quot;&quot;&amp;[.K77]&amp;&quot; , &quot;&amp;&quot;&quot;&amp;[.L77]&amp;&quot; , &quot;&amp;&quot;&quot;&amp;[.M77]&amp;&quot; , &quot;&amp;&quot;&quot;&amp;[.N77]&amp;&quot; , &quot;&amp;&quot;&quot;&amp;[.O77]&amp;&quot; ); &quot;)" office:value-type="string" office:string-value="INSERT INTO DIAMOND_CORE_LOOKUPS VALUES ( '75' , 'PASSWORD_STAT' , 'ACTIVE_PS' , 'Active Password Status' , null , null , null , null , null , null , 'INIT' , current_timestamp() , null , null , 'ACTIVE_RS' ); ">
            <text:p>INSERT INTO DIAMOND_CORE_LOOKUPS VALUES ( '75' , 'PASSWORD_STAT' , 'ACTIVE_PS' , 'Active Passw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8]);&quot;&quot;;[.A77]+1)" office:value-type="float" office:value="76">
            <text:p>76</text:p>
          </table:table-cell>
          <table:table-cell office:value-type="string">
            <text:p>PASSWORD_STAT</text:p>
          </table:table-cell>
          <table:table-cell office:value-type="string">
            <text:p>INACTIVE_PS</text:p>
          </table:table-cell>
          <table:table-cell office:value-type="string">
            <text:p>Inactive Password Status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D7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C78]);&quot;&quot;;&quot;null&quot;)" office:value-type="string" office:string-value="null">
            <text:p>null</text:p>
          </table:table-cell>
          <table:table-cell table:formula="of:=IF(ISBLANK([.D78]);&quot;&quot;;&quot;'ACTIVE_RS'&quot;)" office:value-type="string" office:string-value="'ACTIVE_RS'">
            <text:p>'ACTIVE_RS'</text:p>
          </table:table-cell>
          <table:table-cell/>
          <table:table-cell table:formula="of:=IF(ISBLANK([.D78]);&quot;&quot;;&quot;INSERT INTO DIAMOND_CORE_LOOKUPS &quot;&amp;&quot;VALUES &quot;&amp;&quot;( &quot;&amp;&quot;'&quot;&amp;[.A78]&amp;&quot;' , &quot;&amp;&quot;'&quot;&amp;[.B78]&amp;&quot;' , &quot;&amp;&quot;'&quot;&amp;[.C78]&amp;&quot;' , &quot;&amp;&quot;'&quot;&amp;[.D78]&amp;&quot;' , &quot;&amp;&quot;&quot;&amp;[.E78]&amp;&quot; , &quot;&amp;&quot;&quot;&amp;[.F78]&amp;&quot; , &quot;&amp;&quot;&quot;&amp;[.G78]&amp;&quot; , &quot;&amp;&quot;&quot;&amp;[.H78]&amp;&quot; , &quot;&amp;&quot;&quot;&amp;[.I78]&amp;&quot; , &quot;&amp;&quot;&quot;&amp;[.J78]&amp;&quot; , &quot;&amp;&quot;&quot;&amp;[.K78]&amp;&quot; , &quot;&amp;&quot;&quot;&amp;[.L78]&amp;&quot; , &quot;&amp;&quot;&quot;&amp;[.M78]&amp;&quot; , &quot;&amp;&quot;&quot;&amp;[.N78]&amp;&quot; , &quot;&amp;&quot;&quot;&amp;[.O78]&amp;&quot; ); &quot;)" office:value-type="string" office:string-value="INSERT INTO DIAMOND_CORE_LOOKUPS VALUES ( '76' , 'PASSWORD_STAT' , 'INACTIVE_PS' , 'Inactive Password Status' , null , null , null , null , null , null , 'INIT' , current_timestamp() , null , null , 'ACTIVE_RS' ); ">
            <text:p>INSERT INTO DIAMOND_CORE_LOOKUPS VALUES ( '76' , 'PASSWORD_STAT' , 'INACTIVE_PS' , 'Inactive Passw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79]);&quot;&quot;;[.A78]+1)" office:value-type="float" office:value="77">
            <text:p>77</text:p>
          </table:table-cell>
          <table:table-cell office:value-type="string">
            <text:p>PASSWORD_STAT</text:p>
          </table:table-cell>
          <table:table-cell office:value-type="string">
            <text:p>EXPIRED_PS</text:p>
          </table:table-cell>
          <table:table-cell office:value-type="string">
            <text:p>Expired Password Status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D7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C79]);&quot;&quot;;&quot;null&quot;)" office:value-type="string" office:string-value="null">
            <text:p>null</text:p>
          </table:table-cell>
          <table:table-cell table:formula="of:=IF(ISBLANK([.D79]);&quot;&quot;;&quot;'ACTIVE_RS'&quot;)" office:value-type="string" office:string-value="'ACTIVE_RS'">
            <text:p>'ACTIVE_RS'</text:p>
          </table:table-cell>
          <table:table-cell/>
          <table:table-cell table:formula="of:=IF(ISBLANK([.D79]);&quot;&quot;;&quot;INSERT INTO DIAMOND_CORE_LOOKUPS &quot;&amp;&quot;VALUES &quot;&amp;&quot;( &quot;&amp;&quot;'&quot;&amp;[.A79]&amp;&quot;' , &quot;&amp;&quot;'&quot;&amp;[.B79]&amp;&quot;' , &quot;&amp;&quot;'&quot;&amp;[.C79]&amp;&quot;' , &quot;&amp;&quot;'&quot;&amp;[.D79]&amp;&quot;' , &quot;&amp;&quot;&quot;&amp;[.E79]&amp;&quot; , &quot;&amp;&quot;&quot;&amp;[.F79]&amp;&quot; , &quot;&amp;&quot;&quot;&amp;[.G79]&amp;&quot; , &quot;&amp;&quot;&quot;&amp;[.H79]&amp;&quot; , &quot;&amp;&quot;&quot;&amp;[.I79]&amp;&quot; , &quot;&amp;&quot;&quot;&amp;[.J79]&amp;&quot; , &quot;&amp;&quot;&quot;&amp;[.K79]&amp;&quot; , &quot;&amp;&quot;&quot;&amp;[.L79]&amp;&quot; , &quot;&amp;&quot;&quot;&amp;[.M79]&amp;&quot; , &quot;&amp;&quot;&quot;&amp;[.N79]&amp;&quot; , &quot;&amp;&quot;&quot;&amp;[.O79]&amp;&quot; ); &quot;)" office:value-type="string" office:string-value="INSERT INTO DIAMOND_CORE_LOOKUPS VALUES ( '77' , 'PASSWORD_STAT' , 'EXPIRED_PS' , 'Expired Password Status' , null , null , null , null , null , null , 'INIT' , current_timestamp() , null , null , 'ACTIVE_RS' ); ">
            <text:p>INSERT INTO DIAMOND_CORE_LOOKUPS VALUES ( '77' , 'PASSWORD_STAT' , 'EXPIRED_PS' , 'Expired Passw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80]);&quot;&quot;;[.A79]+1)" office:value-type="float" office:value="78">
            <text:p>78</text:p>
          </table:table-cell>
          <table:table-cell office:value-type="string">
            <text:p>RECORD_STAT</text:p>
          </table:table-cell>
          <table:table-cell office:value-type="string">
            <text:p>ACTIVE_RS</text:p>
          </table:table-cell>
          <table:table-cell office:value-type="string">
            <text:p>Active Record Status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D80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C80]);&quot;&quot;;&quot;null&quot;)" office:value-type="string" office:string-value="null">
            <text:p>null</text:p>
          </table:table-cell>
          <table:table-cell table:formula="of:=IF(ISBLANK([.D80]);&quot;&quot;;&quot;'ACTIVE_RS'&quot;)" office:value-type="string" office:string-value="'ACTIVE_RS'">
            <text:p>'ACTIVE_RS'</text:p>
          </table:table-cell>
          <table:table-cell/>
          <table:table-cell table:formula="of:=IF(ISBLANK([.D80]);&quot;&quot;;&quot;INSERT INTO DIAMOND_CORE_LOOKUPS &quot;&amp;&quot;VALUES &quot;&amp;&quot;( &quot;&amp;&quot;'&quot;&amp;[.A80]&amp;&quot;' , &quot;&amp;&quot;'&quot;&amp;[.B80]&amp;&quot;' , &quot;&amp;&quot;'&quot;&amp;[.C80]&amp;&quot;' , &quot;&amp;&quot;'&quot;&amp;[.D80]&amp;&quot;' , &quot;&amp;&quot;&quot;&amp;[.E80]&amp;&quot; , &quot;&amp;&quot;&quot;&amp;[.F80]&amp;&quot; , &quot;&amp;&quot;&quot;&amp;[.G80]&amp;&quot; , &quot;&amp;&quot;&quot;&amp;[.H80]&amp;&quot; , &quot;&amp;&quot;&quot;&amp;[.I80]&amp;&quot; , &quot;&amp;&quot;&quot;&amp;[.J80]&amp;&quot; , &quot;&amp;&quot;&quot;&amp;[.K80]&amp;&quot; , &quot;&amp;&quot;&quot;&amp;[.L80]&amp;&quot; , &quot;&amp;&quot;&quot;&amp;[.M80]&amp;&quot; , &quot;&amp;&quot;&quot;&amp;[.N80]&amp;&quot; , &quot;&amp;&quot;&quot;&amp;[.O80]&amp;&quot; ); &quot;)" office:value-type="string" office:string-value="INSERT INTO DIAMOND_CORE_LOOKUPS VALUES ( '78' , 'RECORD_STAT' , 'ACTIVE_RS' , 'Active Record Status' , null , null , null , null , null , null , 'INIT' , current_timestamp() , null , null , 'ACTIVE_RS' ); ">
            <text:p>INSERT INTO DIAMOND_CORE_LOOKUPS VALUES ( '78' , 'RECORD_STAT' , 'ACTIVE_RS' , 'Active Rec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81]);&quot;&quot;;[.A80]+1)" office:value-type="float" office:value="79">
            <text:p>79</text:p>
          </table:table-cell>
          <table:table-cell office:value-type="string">
            <text:p>RECORD_STAT</text:p>
          </table:table-cell>
          <table:table-cell office:value-type="string">
            <text:p>INACTIVE_RS</text:p>
          </table:table-cell>
          <table:table-cell office:value-type="string">
            <text:p>InActive Record Status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D81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C81]);&quot;&quot;;&quot;null&quot;)" office:value-type="string" office:string-value="null">
            <text:p>null</text:p>
          </table:table-cell>
          <table:table-cell table:formula="of:=IF(ISBLANK([.D81]);&quot;&quot;;&quot;'ACTIVE_RS'&quot;)" office:value-type="string" office:string-value="'ACTIVE_RS'">
            <text:p>'ACTIVE_RS'</text:p>
          </table:table-cell>
          <table:table-cell/>
          <table:table-cell table:formula="of:=IF(ISBLANK([.D81]);&quot;&quot;;&quot;INSERT INTO DIAMOND_CORE_LOOKUPS &quot;&amp;&quot;VALUES &quot;&amp;&quot;( &quot;&amp;&quot;'&quot;&amp;[.A81]&amp;&quot;' , &quot;&amp;&quot;'&quot;&amp;[.B81]&amp;&quot;' , &quot;&amp;&quot;'&quot;&amp;[.C81]&amp;&quot;' , &quot;&amp;&quot;'&quot;&amp;[.D81]&amp;&quot;' , &quot;&amp;&quot;&quot;&amp;[.E81]&amp;&quot; , &quot;&amp;&quot;&quot;&amp;[.F81]&amp;&quot; , &quot;&amp;&quot;&quot;&amp;[.G81]&amp;&quot; , &quot;&amp;&quot;&quot;&amp;[.H81]&amp;&quot; , &quot;&amp;&quot;&quot;&amp;[.I81]&amp;&quot; , &quot;&amp;&quot;&quot;&amp;[.J81]&amp;&quot; , &quot;&amp;&quot;&quot;&amp;[.K81]&amp;&quot; , &quot;&amp;&quot;&quot;&amp;[.L81]&amp;&quot; , &quot;&amp;&quot;&quot;&amp;[.M81]&amp;&quot; , &quot;&amp;&quot;&quot;&amp;[.N81]&amp;&quot; , &quot;&amp;&quot;&quot;&amp;[.O81]&amp;&quot; ); &quot;)" office:value-type="string" office:string-value="INSERT INTO DIAMOND_CORE_LOOKUPS VALUES ( '79' , 'RECORD_STAT' , 'INACTIVE_RS' , 'InActive Record Status' , null , null , null , null , null , null , 'INIT' , current_timestamp() , null , null , 'ACTIVE_RS' ); ">
            <text:p>INSERT INTO DIAMOND_CORE_LOOKUPS VALUES ( '79' , 'RECORD_STAT' , 'INACTIVE_RS' , 'InActive Rec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82]);&quot;&quot;;[.A81]+1)" office:value-type="float" office:value="80">
            <text:p>80</text:p>
          </table:table-cell>
          <table:table-cell office:value-type="string">
            <text:p>RECORD_STAT</text:p>
          </table:table-cell>
          <table:table-cell office:value-type="string">
            <text:p>DELETED_RS</text:p>
          </table:table-cell>
          <table:table-cell office:value-type="string">
            <text:p>Deleted Record Status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D82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C82]);&quot;&quot;;&quot;null&quot;)" office:value-type="string" office:string-value="null">
            <text:p>null</text:p>
          </table:table-cell>
          <table:table-cell table:formula="of:=IF(ISBLANK([.D82]);&quot;&quot;;&quot;'ACTIVE_RS'&quot;)" office:value-type="string" office:string-value="'ACTIVE_RS'">
            <text:p>'ACTIVE_RS'</text:p>
          </table:table-cell>
          <table:table-cell/>
          <table:table-cell table:formula="of:=IF(ISBLANK([.D82]);&quot;&quot;;&quot;INSERT INTO DIAMOND_CORE_LOOKUPS &quot;&amp;&quot;VALUES &quot;&amp;&quot;( &quot;&amp;&quot;'&quot;&amp;[.A82]&amp;&quot;' , &quot;&amp;&quot;'&quot;&amp;[.B82]&amp;&quot;' , &quot;&amp;&quot;'&quot;&amp;[.C82]&amp;&quot;' , &quot;&amp;&quot;'&quot;&amp;[.D82]&amp;&quot;' , &quot;&amp;&quot;&quot;&amp;[.E82]&amp;&quot; , &quot;&amp;&quot;&quot;&amp;[.F82]&amp;&quot; , &quot;&amp;&quot;&quot;&amp;[.G82]&amp;&quot; , &quot;&amp;&quot;&quot;&amp;[.H82]&amp;&quot; , &quot;&amp;&quot;&quot;&amp;[.I82]&amp;&quot; , &quot;&amp;&quot;&quot;&amp;[.J82]&amp;&quot; , &quot;&amp;&quot;&quot;&amp;[.K82]&amp;&quot; , &quot;&amp;&quot;&quot;&amp;[.L82]&amp;&quot; , &quot;&amp;&quot;&quot;&amp;[.M82]&amp;&quot; , &quot;&amp;&quot;&quot;&amp;[.N82]&amp;&quot; , &quot;&amp;&quot;&quot;&amp;[.O82]&amp;&quot; ); &quot;)" office:value-type="string" office:string-value="INSERT INTO DIAMOND_CORE_LOOKUPS VALUES ( '80' , 'RECORD_STAT' , 'DELETED_RS' , 'Deleted Record Status' , null , null , null , null , null , null , 'INIT' , current_timestamp() , null , null , 'ACTIVE_RS' ); ">
            <text:p>INSERT INTO DIAMOND_CORE_LOOKUPS VALUES ( '80' , 'RECORD_STAT' , 'DELETED_RS' , 'Deleted Record Status' , null , null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D83]);&quot;&quot;;[.A82]+1)">
            <text:p/>
          </table:table-cell>
          <table:table-cell table:number-columns-repeated="3"/>
          <table:table-cell table:formula="of:=IF(ISBLANK([.C83]);&quot;&quot;;&quot;null&quot;)">
            <text:p/>
          </table:table-cell>
          <table:table-cell table:formula="of:=IF(ISBLANK([.C83]);&quot;&quot;;&quot;null&quot;)">
            <text:p/>
          </table:table-cell>
          <table:table-cell table:formula="of:=IF(ISBLANK([.C83]);&quot;&quot;;&quot;null&quot;)">
            <text:p/>
          </table:table-cell>
          <table:table-cell table:formula="of:=IF(ISBLANK([.C83]);&quot;&quot;;&quot;null&quot;)">
            <text:p/>
          </table:table-cell>
          <table:table-cell table:formula="of:=IF(ISBLANK([.C83]);&quot;&quot;;&quot;null&quot;)">
            <text:p/>
          </table:table-cell>
          <table:table-cell table:formula="of:=IF(ISBLANK([.C83]);&quot;&quot;;&quot;null&quot;)">
            <text:p/>
          </table:table-cell>
          <table:table-cell table:formula="of:=IF(ISBLANK([.D8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3]);&quot;&quot;;&quot;null&quot;)">
            <text:p/>
          </table:table-cell>
          <table:table-cell table:formula="of:=IF(ISBLANK([.C83]);&quot;&quot;;&quot;null&quot;)">
            <text:p/>
          </table:table-cell>
          <table:table-cell table:formula="of:=IF(ISBLANK([.D83]);&quot;&quot;;&quot;'ACTIVE_RS'&quot;)">
            <text:p/>
          </table:table-cell>
          <table:table-cell table:formula="of:=IF(ISBLANK([.D8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3]&amp;&quot;' , &quot;&amp;&quot;'&quot;&amp;[.B83]&amp;&quot;' , &quot;&amp;&quot;'&quot;&amp;[.C83]&amp;&quot;' , &quot;&amp;&quot;'&quot;&amp;[.D83]&amp;&quot;' , &quot;&amp;&quot;&quot;&amp;[.E83]&amp;&quot; , &quot;&amp;&quot;&quot;&amp;[.F83]&amp;&quot; , &quot;&amp;&quot;&quot;&amp;[.G83]&amp;&quot; , &quot;&amp;&quot;&quot;&amp;[.H83]&amp;&quot; , &quot;&amp;&quot;&quot;&amp;[.I83]&amp;&quot; , &quot;&amp;&quot;&quot;&amp;[.J83]&amp;&quot; , &quot;&amp;&quot;&quot;&amp;[.K83]&amp;&quot; , &quot;&amp;&quot;&quot;&amp;[.L83]&amp;&quot; , &quot;&amp;&quot;&quot;&amp;[.M83]&amp;&quot; , &quot;&amp;&quot;&quot;&amp;[.N83]&amp;&quot; , &quot;&amp;&quot;&quot;&amp;[.O83]&amp;&quot; ); &quot;)">
            <text:p/>
          </table:table-cell>
          <table:table-cell table:formula="of:=IF(ISBLANK([.D83]);&quot;&quot;;&quot;INSERT INTO DIAMOND_CORE_LOOKUPS &quot;&amp;&quot;VALUES &quot;&amp;&quot;( &quot;&amp;&quot;'&quot;&amp;[.A83]&amp;&quot;' , &quot;&amp;&quot;'&quot;&amp;[.B83]&amp;&quot;' , &quot;&amp;&quot;'&quot;&amp;[.C83]&amp;&quot;' , &quot;&amp;&quot;'&quot;&amp;[.D83]&amp;&quot;' , &quot;&amp;&quot;&quot;&amp;[.E83]&amp;&quot; , &quot;&amp;&quot;&quot;&amp;[.F83]&amp;&quot; , &quot;&amp;&quot;&quot;&amp;[.G83]&amp;&quot; , &quot;&amp;&quot;&quot;&amp;[.H83]&amp;&quot; , &quot;&amp;&quot;&quot;&amp;[.I83]&amp;&quot; , &quot;&amp;&quot;&quot;&amp;[.J83]&amp;&quot; , &quot;&amp;&quot;&quot;&amp;[.K83]&amp;&quot; , &quot;&amp;&quot;&quot;&amp;[.L83]&amp;&quot; , &quot;&amp;&quot;&quot;&amp;[.M83]&amp;&quot; , &quot;&amp;&quot;&quot;&amp;[.N83]&amp;&quot; , &quot;&amp;&quot;&quot;&amp;[.O8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84]);&quot;&quot;;[.A83]+1)">
            <text:p/>
          </table:table-cell>
          <table:table-cell table:number-columns-repeated="3"/>
          <table:table-cell table:formula="of:=IF(ISBLANK([.C84]);&quot;&quot;;&quot;null&quot;)">
            <text:p/>
          </table:table-cell>
          <table:table-cell table:formula="of:=IF(ISBLANK([.C84]);&quot;&quot;;&quot;null&quot;)">
            <text:p/>
          </table:table-cell>
          <table:table-cell table:formula="of:=IF(ISBLANK([.C84]);&quot;&quot;;&quot;null&quot;)">
            <text:p/>
          </table:table-cell>
          <table:table-cell table:formula="of:=IF(ISBLANK([.C84]);&quot;&quot;;&quot;null&quot;)">
            <text:p/>
          </table:table-cell>
          <table:table-cell table:formula="of:=IF(ISBLANK([.C84]);&quot;&quot;;&quot;null&quot;)">
            <text:p/>
          </table:table-cell>
          <table:table-cell table:formula="of:=IF(ISBLANK([.C84]);&quot;&quot;;&quot;null&quot;)">
            <text:p/>
          </table:table-cell>
          <table:table-cell table:formula="of:=IF(ISBLANK([.D8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4]);&quot;&quot;;&quot;null&quot;)">
            <text:p/>
          </table:table-cell>
          <table:table-cell table:formula="of:=IF(ISBLANK([.C84]);&quot;&quot;;&quot;null&quot;)">
            <text:p/>
          </table:table-cell>
          <table:table-cell table:formula="of:=IF(ISBLANK([.D84]);&quot;&quot;;&quot;'ACTIVE_RS'&quot;)">
            <text:p/>
          </table:table-cell>
          <table:table-cell table:formula="of:=IF(ISBLANK([.D8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4]&amp;&quot;' , &quot;&amp;&quot;'&quot;&amp;[.B84]&amp;&quot;' , &quot;&amp;&quot;'&quot;&amp;[.C84]&amp;&quot;' , &quot;&amp;&quot;'&quot;&amp;[.D84]&amp;&quot;' , &quot;&amp;&quot;&quot;&amp;[.E84]&amp;&quot; , &quot;&amp;&quot;&quot;&amp;[.F84]&amp;&quot; , &quot;&amp;&quot;&quot;&amp;[.G84]&amp;&quot; , &quot;&amp;&quot;&quot;&amp;[.H84]&amp;&quot; , &quot;&amp;&quot;&quot;&amp;[.I84]&amp;&quot; , &quot;&amp;&quot;&quot;&amp;[.J84]&amp;&quot; , &quot;&amp;&quot;&quot;&amp;[.K84]&amp;&quot; , &quot;&amp;&quot;&quot;&amp;[.L84]&amp;&quot; , &quot;&amp;&quot;&quot;&amp;[.M84]&amp;&quot; , &quot;&amp;&quot;&quot;&amp;[.N84]&amp;&quot; , &quot;&amp;&quot;&quot;&amp;[.O84]&amp;&quot; ); &quot;)">
            <text:p/>
          </table:table-cell>
          <table:table-cell table:formula="of:=IF(ISBLANK([.D84]);&quot;&quot;;&quot;INSERT INTO DIAMOND_CORE_LOOKUPS &quot;&amp;&quot;VALUES &quot;&amp;&quot;( &quot;&amp;&quot;'&quot;&amp;[.A84]&amp;&quot;' , &quot;&amp;&quot;'&quot;&amp;[.B84]&amp;&quot;' , &quot;&amp;&quot;'&quot;&amp;[.C84]&amp;&quot;' , &quot;&amp;&quot;'&quot;&amp;[.D84]&amp;&quot;' , &quot;&amp;&quot;&quot;&amp;[.E84]&amp;&quot; , &quot;&amp;&quot;&quot;&amp;[.F84]&amp;&quot; , &quot;&amp;&quot;&quot;&amp;[.G84]&amp;&quot; , &quot;&amp;&quot;&quot;&amp;[.H84]&amp;&quot; , &quot;&amp;&quot;&quot;&amp;[.I84]&amp;&quot; , &quot;&amp;&quot;&quot;&amp;[.J84]&amp;&quot; , &quot;&amp;&quot;&quot;&amp;[.K84]&amp;&quot; , &quot;&amp;&quot;&quot;&amp;[.L84]&amp;&quot; , &quot;&amp;&quot;&quot;&amp;[.M84]&amp;&quot; , &quot;&amp;&quot;&quot;&amp;[.N84]&amp;&quot; , &quot;&amp;&quot;&quot;&amp;[.O8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85]);&quot;&quot;;[.A84]+1)">
            <text:p/>
          </table:table-cell>
          <table:table-cell table:number-columns-repeated="3"/>
          <table:table-cell table:formula="of:=IF(ISBLANK([.C85]);&quot;&quot;;&quot;null&quot;)">
            <text:p/>
          </table:table-cell>
          <table:table-cell table:formula="of:=IF(ISBLANK([.C85]);&quot;&quot;;&quot;null&quot;)">
            <text:p/>
          </table:table-cell>
          <table:table-cell table:formula="of:=IF(ISBLANK([.C85]);&quot;&quot;;&quot;null&quot;)">
            <text:p/>
          </table:table-cell>
          <table:table-cell table:formula="of:=IF(ISBLANK([.C85]);&quot;&quot;;&quot;null&quot;)">
            <text:p/>
          </table:table-cell>
          <table:table-cell table:formula="of:=IF(ISBLANK([.C85]);&quot;&quot;;&quot;null&quot;)">
            <text:p/>
          </table:table-cell>
          <table:table-cell table:formula="of:=IF(ISBLANK([.C85]);&quot;&quot;;&quot;null&quot;)">
            <text:p/>
          </table:table-cell>
          <table:table-cell table:formula="of:=IF(ISBLANK([.D8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5]);&quot;&quot;;&quot;null&quot;)">
            <text:p/>
          </table:table-cell>
          <table:table-cell table:formula="of:=IF(ISBLANK([.C85]);&quot;&quot;;&quot;null&quot;)">
            <text:p/>
          </table:table-cell>
          <table:table-cell table:formula="of:=IF(ISBLANK([.D85]);&quot;&quot;;&quot;'ACTIVE_RS'&quot;)">
            <text:p/>
          </table:table-cell>
          <table:table-cell table:formula="of:=IF(ISBLANK([.D8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5]&amp;&quot;' , &quot;&amp;&quot;'&quot;&amp;[.B85]&amp;&quot;' , &quot;&amp;&quot;'&quot;&amp;[.C85]&amp;&quot;' , &quot;&amp;&quot;'&quot;&amp;[.D85]&amp;&quot;' , &quot;&amp;&quot;&quot;&amp;[.E85]&amp;&quot; , &quot;&amp;&quot;&quot;&amp;[.F85]&amp;&quot; , &quot;&amp;&quot;&quot;&amp;[.G85]&amp;&quot; , &quot;&amp;&quot;&quot;&amp;[.H85]&amp;&quot; , &quot;&amp;&quot;&quot;&amp;[.I85]&amp;&quot; , &quot;&amp;&quot;&quot;&amp;[.J85]&amp;&quot; , &quot;&amp;&quot;&quot;&amp;[.K85]&amp;&quot; , &quot;&amp;&quot;&quot;&amp;[.L85]&amp;&quot; , &quot;&amp;&quot;&quot;&amp;[.M85]&amp;&quot; , &quot;&amp;&quot;&quot;&amp;[.N85]&amp;&quot; , &quot;&amp;&quot;&quot;&amp;[.O85]&amp;&quot; ); &quot;)">
            <text:p/>
          </table:table-cell>
          <table:table-cell table:formula="of:=IF(ISBLANK([.D85]);&quot;&quot;;&quot;INSERT INTO DIAMOND_CORE_LOOKUPS &quot;&amp;&quot;VALUES &quot;&amp;&quot;( &quot;&amp;&quot;'&quot;&amp;[.A85]&amp;&quot;' , &quot;&amp;&quot;'&quot;&amp;[.B85]&amp;&quot;' , &quot;&amp;&quot;'&quot;&amp;[.C85]&amp;&quot;' , &quot;&amp;&quot;'&quot;&amp;[.D85]&amp;&quot;' , &quot;&amp;&quot;&quot;&amp;[.E85]&amp;&quot; , &quot;&amp;&quot;&quot;&amp;[.F85]&amp;&quot; , &quot;&amp;&quot;&quot;&amp;[.G85]&amp;&quot; , &quot;&amp;&quot;&quot;&amp;[.H85]&amp;&quot; , &quot;&amp;&quot;&quot;&amp;[.I85]&amp;&quot; , &quot;&amp;&quot;&quot;&amp;[.J85]&amp;&quot; , &quot;&amp;&quot;&quot;&amp;[.K85]&amp;&quot; , &quot;&amp;&quot;&quot;&amp;[.L85]&amp;&quot; , &quot;&amp;&quot;&quot;&amp;[.M85]&amp;&quot; , &quot;&amp;&quot;&quot;&amp;[.N85]&amp;&quot; , &quot;&amp;&quot;&quot;&amp;[.O8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86]);&quot;&quot;;[.A85]+1)">
            <text:p/>
          </table:table-cell>
          <table:table-cell table:number-columns-repeated="3"/>
          <table:table-cell table:formula="of:=IF(ISBLANK([.C86]);&quot;&quot;;&quot;null&quot;)">
            <text:p/>
          </table:table-cell>
          <table:table-cell table:formula="of:=IF(ISBLANK([.C86]);&quot;&quot;;&quot;null&quot;)">
            <text:p/>
          </table:table-cell>
          <table:table-cell table:formula="of:=IF(ISBLANK([.C86]);&quot;&quot;;&quot;null&quot;)">
            <text:p/>
          </table:table-cell>
          <table:table-cell table:formula="of:=IF(ISBLANK([.C86]);&quot;&quot;;&quot;null&quot;)">
            <text:p/>
          </table:table-cell>
          <table:table-cell table:formula="of:=IF(ISBLANK([.C86]);&quot;&quot;;&quot;null&quot;)">
            <text:p/>
          </table:table-cell>
          <table:table-cell table:formula="of:=IF(ISBLANK([.C86]);&quot;&quot;;&quot;null&quot;)">
            <text:p/>
          </table:table-cell>
          <table:table-cell table:formula="of:=IF(ISBLANK([.D8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6]);&quot;&quot;;&quot;null&quot;)">
            <text:p/>
          </table:table-cell>
          <table:table-cell table:formula="of:=IF(ISBLANK([.C86]);&quot;&quot;;&quot;null&quot;)">
            <text:p/>
          </table:table-cell>
          <table:table-cell table:formula="of:=IF(ISBLANK([.D86]);&quot;&quot;;&quot;'ACTIVE_RS'&quot;)">
            <text:p/>
          </table:table-cell>
          <table:table-cell table:formula="of:=IF(ISBLANK([.D8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6]&amp;&quot;' , &quot;&amp;&quot;'&quot;&amp;[.B86]&amp;&quot;' , &quot;&amp;&quot;'&quot;&amp;[.C86]&amp;&quot;' , &quot;&amp;&quot;'&quot;&amp;[.D86]&amp;&quot;' , &quot;&amp;&quot;&quot;&amp;[.E86]&amp;&quot; , &quot;&amp;&quot;&quot;&amp;[.F86]&amp;&quot; , &quot;&amp;&quot;&quot;&amp;[.G86]&amp;&quot; , &quot;&amp;&quot;&quot;&amp;[.H86]&amp;&quot; , &quot;&amp;&quot;&quot;&amp;[.I86]&amp;&quot; , &quot;&amp;&quot;&quot;&amp;[.J86]&amp;&quot; , &quot;&amp;&quot;&quot;&amp;[.K86]&amp;&quot; , &quot;&amp;&quot;&quot;&amp;[.L86]&amp;&quot; , &quot;&amp;&quot;&quot;&amp;[.M86]&amp;&quot; , &quot;&amp;&quot;&quot;&amp;[.N86]&amp;&quot; , &quot;&amp;&quot;&quot;&amp;[.O86]&amp;&quot; ); &quot;)">
            <text:p/>
          </table:table-cell>
          <table:table-cell table:formula="of:=IF(ISBLANK([.D86]);&quot;&quot;;&quot;INSERT INTO DIAMOND_CORE_LOOKUPS &quot;&amp;&quot;VALUES &quot;&amp;&quot;( &quot;&amp;&quot;'&quot;&amp;[.A86]&amp;&quot;' , &quot;&amp;&quot;'&quot;&amp;[.B86]&amp;&quot;' , &quot;&amp;&quot;'&quot;&amp;[.C86]&amp;&quot;' , &quot;&amp;&quot;'&quot;&amp;[.D86]&amp;&quot;' , &quot;&amp;&quot;&quot;&amp;[.E86]&amp;&quot; , &quot;&amp;&quot;&quot;&amp;[.F86]&amp;&quot; , &quot;&amp;&quot;&quot;&amp;[.G86]&amp;&quot; , &quot;&amp;&quot;&quot;&amp;[.H86]&amp;&quot; , &quot;&amp;&quot;&quot;&amp;[.I86]&amp;&quot; , &quot;&amp;&quot;&quot;&amp;[.J86]&amp;&quot; , &quot;&amp;&quot;&quot;&amp;[.K86]&amp;&quot; , &quot;&amp;&quot;&quot;&amp;[.L86]&amp;&quot; , &quot;&amp;&quot;&quot;&amp;[.M86]&amp;&quot; , &quot;&amp;&quot;&quot;&amp;[.N86]&amp;&quot; , &quot;&amp;&quot;&quot;&amp;[.O8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87]);&quot;&quot;;[.A86]+1)">
            <text:p/>
          </table:table-cell>
          <table:table-cell table:number-columns-repeated="3"/>
          <table:table-cell table:formula="of:=IF(ISBLANK([.C87]);&quot;&quot;;&quot;null&quot;)">
            <text:p/>
          </table:table-cell>
          <table:table-cell table:formula="of:=IF(ISBLANK([.C87]);&quot;&quot;;&quot;null&quot;)">
            <text:p/>
          </table:table-cell>
          <table:table-cell table:formula="of:=IF(ISBLANK([.C87]);&quot;&quot;;&quot;null&quot;)">
            <text:p/>
          </table:table-cell>
          <table:table-cell table:formula="of:=IF(ISBLANK([.C87]);&quot;&quot;;&quot;null&quot;)">
            <text:p/>
          </table:table-cell>
          <table:table-cell table:formula="of:=IF(ISBLANK([.C87]);&quot;&quot;;&quot;null&quot;)">
            <text:p/>
          </table:table-cell>
          <table:table-cell table:formula="of:=IF(ISBLANK([.C87]);&quot;&quot;;&quot;null&quot;)">
            <text:p/>
          </table:table-cell>
          <table:table-cell table:formula="of:=IF(ISBLANK([.D8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7]);&quot;&quot;;&quot;null&quot;)">
            <text:p/>
          </table:table-cell>
          <table:table-cell table:formula="of:=IF(ISBLANK([.C87]);&quot;&quot;;&quot;null&quot;)">
            <text:p/>
          </table:table-cell>
          <table:table-cell table:formula="of:=IF(ISBLANK([.D87]);&quot;&quot;;&quot;'ACTIVE_RS'&quot;)">
            <text:p/>
          </table:table-cell>
          <table:table-cell table:formula="of:=IF(ISBLANK([.D8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7]&amp;&quot;' , &quot;&amp;&quot;'&quot;&amp;[.B87]&amp;&quot;' , &quot;&amp;&quot;'&quot;&amp;[.C87]&amp;&quot;' , &quot;&amp;&quot;'&quot;&amp;[.D87]&amp;&quot;' , &quot;&amp;&quot;&quot;&amp;[.E87]&amp;&quot; , &quot;&amp;&quot;&quot;&amp;[.F87]&amp;&quot; , &quot;&amp;&quot;&quot;&amp;[.G87]&amp;&quot; , &quot;&amp;&quot;&quot;&amp;[.H87]&amp;&quot; , &quot;&amp;&quot;&quot;&amp;[.I87]&amp;&quot; , &quot;&amp;&quot;&quot;&amp;[.J87]&amp;&quot; , &quot;&amp;&quot;&quot;&amp;[.K87]&amp;&quot; , &quot;&amp;&quot;&quot;&amp;[.L87]&amp;&quot; , &quot;&amp;&quot;&quot;&amp;[.M87]&amp;&quot; , &quot;&amp;&quot;&quot;&amp;[.N87]&amp;&quot; , &quot;&amp;&quot;&quot;&amp;[.O87]&amp;&quot; ); &quot;)">
            <text:p/>
          </table:table-cell>
          <table:table-cell table:formula="of:=IF(ISBLANK([.D87]);&quot;&quot;;&quot;INSERT INTO DIAMOND_CORE_LOOKUPS &quot;&amp;&quot;VALUES &quot;&amp;&quot;( &quot;&amp;&quot;'&quot;&amp;[.A87]&amp;&quot;' , &quot;&amp;&quot;'&quot;&amp;[.B87]&amp;&quot;' , &quot;&amp;&quot;'&quot;&amp;[.C87]&amp;&quot;' , &quot;&amp;&quot;'&quot;&amp;[.D87]&amp;&quot;' , &quot;&amp;&quot;&quot;&amp;[.E87]&amp;&quot; , &quot;&amp;&quot;&quot;&amp;[.F87]&amp;&quot; , &quot;&amp;&quot;&quot;&amp;[.G87]&amp;&quot; , &quot;&amp;&quot;&quot;&amp;[.H87]&amp;&quot; , &quot;&amp;&quot;&quot;&amp;[.I87]&amp;&quot; , &quot;&amp;&quot;&quot;&amp;[.J87]&amp;&quot; , &quot;&amp;&quot;&quot;&amp;[.K87]&amp;&quot; , &quot;&amp;&quot;&quot;&amp;[.L87]&amp;&quot; , &quot;&amp;&quot;&quot;&amp;[.M87]&amp;&quot; , &quot;&amp;&quot;&quot;&amp;[.N87]&amp;&quot; , &quot;&amp;&quot;&quot;&amp;[.O8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88]);&quot;&quot;;[.A87]+1)">
            <text:p/>
          </table:table-cell>
          <table:table-cell table:number-columns-repeated="3"/>
          <table:table-cell table:formula="of:=IF(ISBLANK([.C88]);&quot;&quot;;&quot;null&quot;)">
            <text:p/>
          </table:table-cell>
          <table:table-cell table:formula="of:=IF(ISBLANK([.C88]);&quot;&quot;;&quot;null&quot;)">
            <text:p/>
          </table:table-cell>
          <table:table-cell table:formula="of:=IF(ISBLANK([.C88]);&quot;&quot;;&quot;null&quot;)">
            <text:p/>
          </table:table-cell>
          <table:table-cell table:formula="of:=IF(ISBLANK([.C88]);&quot;&quot;;&quot;null&quot;)">
            <text:p/>
          </table:table-cell>
          <table:table-cell table:formula="of:=IF(ISBLANK([.C88]);&quot;&quot;;&quot;null&quot;)">
            <text:p/>
          </table:table-cell>
          <table:table-cell table:formula="of:=IF(ISBLANK([.C88]);&quot;&quot;;&quot;null&quot;)">
            <text:p/>
          </table:table-cell>
          <table:table-cell table:formula="of:=IF(ISBLANK([.D8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8]);&quot;&quot;;&quot;null&quot;)">
            <text:p/>
          </table:table-cell>
          <table:table-cell table:formula="of:=IF(ISBLANK([.C88]);&quot;&quot;;&quot;null&quot;)">
            <text:p/>
          </table:table-cell>
          <table:table-cell table:formula="of:=IF(ISBLANK([.D88]);&quot;&quot;;&quot;'ACTIVE_RS'&quot;)">
            <text:p/>
          </table:table-cell>
          <table:table-cell table:formula="of:=IF(ISBLANK([.D8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8]&amp;&quot;' , &quot;&amp;&quot;'&quot;&amp;[.B88]&amp;&quot;' , &quot;&amp;&quot;'&quot;&amp;[.C88]&amp;&quot;' , &quot;&amp;&quot;'&quot;&amp;[.D88]&amp;&quot;' , &quot;&amp;&quot;&quot;&amp;[.E88]&amp;&quot; , &quot;&amp;&quot;&quot;&amp;[.F88]&amp;&quot; , &quot;&amp;&quot;&quot;&amp;[.G88]&amp;&quot; , &quot;&amp;&quot;&quot;&amp;[.H88]&amp;&quot; , &quot;&amp;&quot;&quot;&amp;[.I88]&amp;&quot; , &quot;&amp;&quot;&quot;&amp;[.J88]&amp;&quot; , &quot;&amp;&quot;&quot;&amp;[.K88]&amp;&quot; , &quot;&amp;&quot;&quot;&amp;[.L88]&amp;&quot; , &quot;&amp;&quot;&quot;&amp;[.M88]&amp;&quot; , &quot;&amp;&quot;&quot;&amp;[.N88]&amp;&quot; , &quot;&amp;&quot;&quot;&amp;[.O88]&amp;&quot; ); &quot;)">
            <text:p/>
          </table:table-cell>
          <table:table-cell table:formula="of:=IF(ISBLANK([.D88]);&quot;&quot;;&quot;INSERT INTO DIAMOND_CORE_LOOKUPS &quot;&amp;&quot;VALUES &quot;&amp;&quot;( &quot;&amp;&quot;'&quot;&amp;[.A88]&amp;&quot;' , &quot;&amp;&quot;'&quot;&amp;[.B88]&amp;&quot;' , &quot;&amp;&quot;'&quot;&amp;[.C88]&amp;&quot;' , &quot;&amp;&quot;'&quot;&amp;[.D88]&amp;&quot;' , &quot;&amp;&quot;&quot;&amp;[.E88]&amp;&quot; , &quot;&amp;&quot;&quot;&amp;[.F88]&amp;&quot; , &quot;&amp;&quot;&quot;&amp;[.G88]&amp;&quot; , &quot;&amp;&quot;&quot;&amp;[.H88]&amp;&quot; , &quot;&amp;&quot;&quot;&amp;[.I88]&amp;&quot; , &quot;&amp;&quot;&quot;&amp;[.J88]&amp;&quot; , &quot;&amp;&quot;&quot;&amp;[.K88]&amp;&quot; , &quot;&amp;&quot;&quot;&amp;[.L88]&amp;&quot; , &quot;&amp;&quot;&quot;&amp;[.M88]&amp;&quot; , &quot;&amp;&quot;&quot;&amp;[.N88]&amp;&quot; , &quot;&amp;&quot;&quot;&amp;[.O8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89]);&quot;&quot;;[.A88]+1)">
            <text:p/>
          </table:table-cell>
          <table:table-cell table:number-columns-repeated="3"/>
          <table:table-cell table:formula="of:=IF(ISBLANK([.C89]);&quot;&quot;;&quot;null&quot;)">
            <text:p/>
          </table:table-cell>
          <table:table-cell table:formula="of:=IF(ISBLANK([.C89]);&quot;&quot;;&quot;null&quot;)">
            <text:p/>
          </table:table-cell>
          <table:table-cell table:formula="of:=IF(ISBLANK([.C89]);&quot;&quot;;&quot;null&quot;)">
            <text:p/>
          </table:table-cell>
          <table:table-cell table:formula="of:=IF(ISBLANK([.C89]);&quot;&quot;;&quot;null&quot;)">
            <text:p/>
          </table:table-cell>
          <table:table-cell table:formula="of:=IF(ISBLANK([.C89]);&quot;&quot;;&quot;null&quot;)">
            <text:p/>
          </table:table-cell>
          <table:table-cell table:formula="of:=IF(ISBLANK([.C89]);&quot;&quot;;&quot;null&quot;)">
            <text:p/>
          </table:table-cell>
          <table:table-cell table:formula="of:=IF(ISBLANK([.D8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89]);&quot;&quot;;&quot;null&quot;)">
            <text:p/>
          </table:table-cell>
          <table:table-cell table:formula="of:=IF(ISBLANK([.C89]);&quot;&quot;;&quot;null&quot;)">
            <text:p/>
          </table:table-cell>
          <table:table-cell table:formula="of:=IF(ISBLANK([.D89]);&quot;&quot;;&quot;'ACTIVE_RS'&quot;)">
            <text:p/>
          </table:table-cell>
          <table:table-cell table:formula="of:=IF(ISBLANK([.D8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89]&amp;&quot;' , &quot;&amp;&quot;'&quot;&amp;[.B89]&amp;&quot;' , &quot;&amp;&quot;'&quot;&amp;[.C89]&amp;&quot;' , &quot;&amp;&quot;'&quot;&amp;[.D89]&amp;&quot;' , &quot;&amp;&quot;&quot;&amp;[.E89]&amp;&quot; , &quot;&amp;&quot;&quot;&amp;[.F89]&amp;&quot; , &quot;&amp;&quot;&quot;&amp;[.G89]&amp;&quot; , &quot;&amp;&quot;&quot;&amp;[.H89]&amp;&quot; , &quot;&amp;&quot;&quot;&amp;[.I89]&amp;&quot; , &quot;&amp;&quot;&quot;&amp;[.J89]&amp;&quot; , &quot;&amp;&quot;&quot;&amp;[.K89]&amp;&quot; , &quot;&amp;&quot;&quot;&amp;[.L89]&amp;&quot; , &quot;&amp;&quot;&quot;&amp;[.M89]&amp;&quot; , &quot;&amp;&quot;&quot;&amp;[.N89]&amp;&quot; , &quot;&amp;&quot;&quot;&amp;[.O89]&amp;&quot; ); &quot;)">
            <text:p/>
          </table:table-cell>
          <table:table-cell table:formula="of:=IF(ISBLANK([.D89]);&quot;&quot;;&quot;INSERT INTO DIAMOND_CORE_LOOKUPS &quot;&amp;&quot;VALUES &quot;&amp;&quot;( &quot;&amp;&quot;'&quot;&amp;[.A89]&amp;&quot;' , &quot;&amp;&quot;'&quot;&amp;[.B89]&amp;&quot;' , &quot;&amp;&quot;'&quot;&amp;[.C89]&amp;&quot;' , &quot;&amp;&quot;'&quot;&amp;[.D89]&amp;&quot;' , &quot;&amp;&quot;&quot;&amp;[.E89]&amp;&quot; , &quot;&amp;&quot;&quot;&amp;[.F89]&amp;&quot; , &quot;&amp;&quot;&quot;&amp;[.G89]&amp;&quot; , &quot;&amp;&quot;&quot;&amp;[.H89]&amp;&quot; , &quot;&amp;&quot;&quot;&amp;[.I89]&amp;&quot; , &quot;&amp;&quot;&quot;&amp;[.J89]&amp;&quot; , &quot;&amp;&quot;&quot;&amp;[.K89]&amp;&quot; , &quot;&amp;&quot;&quot;&amp;[.L89]&amp;&quot; , &quot;&amp;&quot;&quot;&amp;[.M89]&amp;&quot; , &quot;&amp;&quot;&quot;&amp;[.N89]&amp;&quot; , &quot;&amp;&quot;&quot;&amp;[.O8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0]);&quot;&quot;;[.A89]+1)">
            <text:p/>
          </table:table-cell>
          <table:table-cell table:number-columns-repeated="3"/>
          <table:table-cell table:formula="of:=IF(ISBLANK([.C90]);&quot;&quot;;&quot;null&quot;)">
            <text:p/>
          </table:table-cell>
          <table:table-cell table:formula="of:=IF(ISBLANK([.C90]);&quot;&quot;;&quot;null&quot;)">
            <text:p/>
          </table:table-cell>
          <table:table-cell table:formula="of:=IF(ISBLANK([.C90]);&quot;&quot;;&quot;null&quot;)">
            <text:p/>
          </table:table-cell>
          <table:table-cell table:formula="of:=IF(ISBLANK([.C90]);&quot;&quot;;&quot;null&quot;)">
            <text:p/>
          </table:table-cell>
          <table:table-cell table:formula="of:=IF(ISBLANK([.C90]);&quot;&quot;;&quot;null&quot;)">
            <text:p/>
          </table:table-cell>
          <table:table-cell table:formula="of:=IF(ISBLANK([.C90]);&quot;&quot;;&quot;null&quot;)">
            <text:p/>
          </table:table-cell>
          <table:table-cell table:formula="of:=IF(ISBLANK([.D9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0]);&quot;&quot;;&quot;null&quot;)">
            <text:p/>
          </table:table-cell>
          <table:table-cell table:formula="of:=IF(ISBLANK([.C90]);&quot;&quot;;&quot;null&quot;)">
            <text:p/>
          </table:table-cell>
          <table:table-cell table:formula="of:=IF(ISBLANK([.D90]);&quot;&quot;;&quot;'ACTIVE_RS'&quot;)">
            <text:p/>
          </table:table-cell>
          <table:table-cell table:formula="of:=IF(ISBLANK([.D9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0]&amp;&quot;' , &quot;&amp;&quot;'&quot;&amp;[.B90]&amp;&quot;' , &quot;&amp;&quot;'&quot;&amp;[.C90]&amp;&quot;' , &quot;&amp;&quot;'&quot;&amp;[.D90]&amp;&quot;' , &quot;&amp;&quot;&quot;&amp;[.E90]&amp;&quot; , &quot;&amp;&quot;&quot;&amp;[.F90]&amp;&quot; , &quot;&amp;&quot;&quot;&amp;[.G90]&amp;&quot; , &quot;&amp;&quot;&quot;&amp;[.H90]&amp;&quot; , &quot;&amp;&quot;&quot;&amp;[.I90]&amp;&quot; , &quot;&amp;&quot;&quot;&amp;[.J90]&amp;&quot; , &quot;&amp;&quot;&quot;&amp;[.K90]&amp;&quot; , &quot;&amp;&quot;&quot;&amp;[.L90]&amp;&quot; , &quot;&amp;&quot;&quot;&amp;[.M90]&amp;&quot; , &quot;&amp;&quot;&quot;&amp;[.N90]&amp;&quot; , &quot;&amp;&quot;&quot;&amp;[.O90]&amp;&quot; ); &quot;)">
            <text:p/>
          </table:table-cell>
          <table:table-cell table:formula="of:=IF(ISBLANK([.D90]);&quot;&quot;;&quot;INSERT INTO DIAMOND_CORE_LOOKUPS &quot;&amp;&quot;VALUES &quot;&amp;&quot;( &quot;&amp;&quot;'&quot;&amp;[.A90]&amp;&quot;' , &quot;&amp;&quot;'&quot;&amp;[.B90]&amp;&quot;' , &quot;&amp;&quot;'&quot;&amp;[.C90]&amp;&quot;' , &quot;&amp;&quot;'&quot;&amp;[.D90]&amp;&quot;' , &quot;&amp;&quot;&quot;&amp;[.E90]&amp;&quot; , &quot;&amp;&quot;&quot;&amp;[.F90]&amp;&quot; , &quot;&amp;&quot;&quot;&amp;[.G90]&amp;&quot; , &quot;&amp;&quot;&quot;&amp;[.H90]&amp;&quot; , &quot;&amp;&quot;&quot;&amp;[.I90]&amp;&quot; , &quot;&amp;&quot;&quot;&amp;[.J90]&amp;&quot; , &quot;&amp;&quot;&quot;&amp;[.K90]&amp;&quot; , &quot;&amp;&quot;&quot;&amp;[.L90]&amp;&quot; , &quot;&amp;&quot;&quot;&amp;[.M90]&amp;&quot; , &quot;&amp;&quot;&quot;&amp;[.N90]&amp;&quot; , &quot;&amp;&quot;&quot;&amp;[.O9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1]);&quot;&quot;;[.A90]+1)">
            <text:p/>
          </table:table-cell>
          <table:table-cell table:number-columns-repeated="3"/>
          <table:table-cell table:formula="of:=IF(ISBLANK([.C91]);&quot;&quot;;&quot;null&quot;)">
            <text:p/>
          </table:table-cell>
          <table:table-cell table:formula="of:=IF(ISBLANK([.C91]);&quot;&quot;;&quot;null&quot;)">
            <text:p/>
          </table:table-cell>
          <table:table-cell table:formula="of:=IF(ISBLANK([.C91]);&quot;&quot;;&quot;null&quot;)">
            <text:p/>
          </table:table-cell>
          <table:table-cell table:formula="of:=IF(ISBLANK([.C91]);&quot;&quot;;&quot;null&quot;)">
            <text:p/>
          </table:table-cell>
          <table:table-cell table:formula="of:=IF(ISBLANK([.C91]);&quot;&quot;;&quot;null&quot;)">
            <text:p/>
          </table:table-cell>
          <table:table-cell table:formula="of:=IF(ISBLANK([.C91]);&quot;&quot;;&quot;null&quot;)">
            <text:p/>
          </table:table-cell>
          <table:table-cell table:formula="of:=IF(ISBLANK([.D9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1]);&quot;&quot;;&quot;null&quot;)">
            <text:p/>
          </table:table-cell>
          <table:table-cell table:formula="of:=IF(ISBLANK([.C91]);&quot;&quot;;&quot;null&quot;)">
            <text:p/>
          </table:table-cell>
          <table:table-cell table:formula="of:=IF(ISBLANK([.D91]);&quot;&quot;;&quot;'ACTIVE_RS'&quot;)">
            <text:p/>
          </table:table-cell>
          <table:table-cell table:formula="of:=IF(ISBLANK([.D9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1]&amp;&quot;' , &quot;&amp;&quot;'&quot;&amp;[.B91]&amp;&quot;' , &quot;&amp;&quot;'&quot;&amp;[.C91]&amp;&quot;' , &quot;&amp;&quot;'&quot;&amp;[.D91]&amp;&quot;' , &quot;&amp;&quot;&quot;&amp;[.E91]&amp;&quot; , &quot;&amp;&quot;&quot;&amp;[.F91]&amp;&quot; , &quot;&amp;&quot;&quot;&amp;[.G91]&amp;&quot; , &quot;&amp;&quot;&quot;&amp;[.H91]&amp;&quot; , &quot;&amp;&quot;&quot;&amp;[.I91]&amp;&quot; , &quot;&amp;&quot;&quot;&amp;[.J91]&amp;&quot; , &quot;&amp;&quot;&quot;&amp;[.K91]&amp;&quot; , &quot;&amp;&quot;&quot;&amp;[.L91]&amp;&quot; , &quot;&amp;&quot;&quot;&amp;[.M91]&amp;&quot; , &quot;&amp;&quot;&quot;&amp;[.N91]&amp;&quot; , &quot;&amp;&quot;&quot;&amp;[.O91]&amp;&quot; ); &quot;)">
            <text:p/>
          </table:table-cell>
          <table:table-cell table:formula="of:=IF(ISBLANK([.D91]);&quot;&quot;;&quot;INSERT INTO DIAMOND_CORE_LOOKUPS &quot;&amp;&quot;VALUES &quot;&amp;&quot;( &quot;&amp;&quot;'&quot;&amp;[.A91]&amp;&quot;' , &quot;&amp;&quot;'&quot;&amp;[.B91]&amp;&quot;' , &quot;&amp;&quot;'&quot;&amp;[.C91]&amp;&quot;' , &quot;&amp;&quot;'&quot;&amp;[.D91]&amp;&quot;' , &quot;&amp;&quot;&quot;&amp;[.E91]&amp;&quot; , &quot;&amp;&quot;&quot;&amp;[.F91]&amp;&quot; , &quot;&amp;&quot;&quot;&amp;[.G91]&amp;&quot; , &quot;&amp;&quot;&quot;&amp;[.H91]&amp;&quot; , &quot;&amp;&quot;&quot;&amp;[.I91]&amp;&quot; , &quot;&amp;&quot;&quot;&amp;[.J91]&amp;&quot; , &quot;&amp;&quot;&quot;&amp;[.K91]&amp;&quot; , &quot;&amp;&quot;&quot;&amp;[.L91]&amp;&quot; , &quot;&amp;&quot;&quot;&amp;[.M91]&amp;&quot; , &quot;&amp;&quot;&quot;&amp;[.N91]&amp;&quot; , &quot;&amp;&quot;&quot;&amp;[.O9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2]);&quot;&quot;;[.A91]+1)">
            <text:p/>
          </table:table-cell>
          <table:table-cell table:number-columns-repeated="3"/>
          <table:table-cell table:formula="of:=IF(ISBLANK([.C92]);&quot;&quot;;&quot;null&quot;)">
            <text:p/>
          </table:table-cell>
          <table:table-cell table:formula="of:=IF(ISBLANK([.C92]);&quot;&quot;;&quot;null&quot;)">
            <text:p/>
          </table:table-cell>
          <table:table-cell table:formula="of:=IF(ISBLANK([.C92]);&quot;&quot;;&quot;null&quot;)">
            <text:p/>
          </table:table-cell>
          <table:table-cell table:formula="of:=IF(ISBLANK([.C92]);&quot;&quot;;&quot;null&quot;)">
            <text:p/>
          </table:table-cell>
          <table:table-cell table:formula="of:=IF(ISBLANK([.C92]);&quot;&quot;;&quot;null&quot;)">
            <text:p/>
          </table:table-cell>
          <table:table-cell table:formula="of:=IF(ISBLANK([.C92]);&quot;&quot;;&quot;null&quot;)">
            <text:p/>
          </table:table-cell>
          <table:table-cell table:formula="of:=IF(ISBLANK([.D9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2]);&quot;&quot;;&quot;null&quot;)">
            <text:p/>
          </table:table-cell>
          <table:table-cell table:formula="of:=IF(ISBLANK([.C92]);&quot;&quot;;&quot;null&quot;)">
            <text:p/>
          </table:table-cell>
          <table:table-cell table:formula="of:=IF(ISBLANK([.D92]);&quot;&quot;;&quot;'ACTIVE_RS'&quot;)">
            <text:p/>
          </table:table-cell>
          <table:table-cell table:formula="of:=IF(ISBLANK([.D9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2]&amp;&quot;' , &quot;&amp;&quot;'&quot;&amp;[.B92]&amp;&quot;' , &quot;&amp;&quot;'&quot;&amp;[.C92]&amp;&quot;' , &quot;&amp;&quot;'&quot;&amp;[.D92]&amp;&quot;' , &quot;&amp;&quot;&quot;&amp;[.E92]&amp;&quot; , &quot;&amp;&quot;&quot;&amp;[.F92]&amp;&quot; , &quot;&amp;&quot;&quot;&amp;[.G92]&amp;&quot; , &quot;&amp;&quot;&quot;&amp;[.H92]&amp;&quot; , &quot;&amp;&quot;&quot;&amp;[.I92]&amp;&quot; , &quot;&amp;&quot;&quot;&amp;[.J92]&amp;&quot; , &quot;&amp;&quot;&quot;&amp;[.K92]&amp;&quot; , &quot;&amp;&quot;&quot;&amp;[.L92]&amp;&quot; , &quot;&amp;&quot;&quot;&amp;[.M92]&amp;&quot; , &quot;&amp;&quot;&quot;&amp;[.N92]&amp;&quot; , &quot;&amp;&quot;&quot;&amp;[.O92]&amp;&quot; ); &quot;)">
            <text:p/>
          </table:table-cell>
          <table:table-cell table:formula="of:=IF(ISBLANK([.D92]);&quot;&quot;;&quot;INSERT INTO DIAMOND_CORE_LOOKUPS &quot;&amp;&quot;VALUES &quot;&amp;&quot;( &quot;&amp;&quot;'&quot;&amp;[.A92]&amp;&quot;' , &quot;&amp;&quot;'&quot;&amp;[.B92]&amp;&quot;' , &quot;&amp;&quot;'&quot;&amp;[.C92]&amp;&quot;' , &quot;&amp;&quot;'&quot;&amp;[.D92]&amp;&quot;' , &quot;&amp;&quot;&quot;&amp;[.E92]&amp;&quot; , &quot;&amp;&quot;&quot;&amp;[.F92]&amp;&quot; , &quot;&amp;&quot;&quot;&amp;[.G92]&amp;&quot; , &quot;&amp;&quot;&quot;&amp;[.H92]&amp;&quot; , &quot;&amp;&quot;&quot;&amp;[.I92]&amp;&quot; , &quot;&amp;&quot;&quot;&amp;[.J92]&amp;&quot; , &quot;&amp;&quot;&quot;&amp;[.K92]&amp;&quot; , &quot;&amp;&quot;&quot;&amp;[.L92]&amp;&quot; , &quot;&amp;&quot;&quot;&amp;[.M92]&amp;&quot; , &quot;&amp;&quot;&quot;&amp;[.N92]&amp;&quot; , &quot;&amp;&quot;&quot;&amp;[.O9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3]);&quot;&quot;;[.A92]+1)">
            <text:p/>
          </table:table-cell>
          <table:table-cell table:number-columns-repeated="3"/>
          <table:table-cell table:formula="of:=IF(ISBLANK([.C93]);&quot;&quot;;&quot;null&quot;)">
            <text:p/>
          </table:table-cell>
          <table:table-cell table:formula="of:=IF(ISBLANK([.C93]);&quot;&quot;;&quot;null&quot;)">
            <text:p/>
          </table:table-cell>
          <table:table-cell table:formula="of:=IF(ISBLANK([.C93]);&quot;&quot;;&quot;null&quot;)">
            <text:p/>
          </table:table-cell>
          <table:table-cell table:formula="of:=IF(ISBLANK([.C93]);&quot;&quot;;&quot;null&quot;)">
            <text:p/>
          </table:table-cell>
          <table:table-cell table:formula="of:=IF(ISBLANK([.C93]);&quot;&quot;;&quot;null&quot;)">
            <text:p/>
          </table:table-cell>
          <table:table-cell table:formula="of:=IF(ISBLANK([.C93]);&quot;&quot;;&quot;null&quot;)">
            <text:p/>
          </table:table-cell>
          <table:table-cell table:formula="of:=IF(ISBLANK([.D9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3]);&quot;&quot;;&quot;null&quot;)">
            <text:p/>
          </table:table-cell>
          <table:table-cell table:formula="of:=IF(ISBLANK([.C93]);&quot;&quot;;&quot;null&quot;)">
            <text:p/>
          </table:table-cell>
          <table:table-cell table:formula="of:=IF(ISBLANK([.D93]);&quot;&quot;;&quot;'ACTIVE_RS'&quot;)">
            <text:p/>
          </table:table-cell>
          <table:table-cell table:formula="of:=IF(ISBLANK([.D9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3]&amp;&quot;' , &quot;&amp;&quot;'&quot;&amp;[.B93]&amp;&quot;' , &quot;&amp;&quot;'&quot;&amp;[.C93]&amp;&quot;' , &quot;&amp;&quot;'&quot;&amp;[.D93]&amp;&quot;' , &quot;&amp;&quot;&quot;&amp;[.E93]&amp;&quot; , &quot;&amp;&quot;&quot;&amp;[.F93]&amp;&quot; , &quot;&amp;&quot;&quot;&amp;[.G93]&amp;&quot; , &quot;&amp;&quot;&quot;&amp;[.H93]&amp;&quot; , &quot;&amp;&quot;&quot;&amp;[.I93]&amp;&quot; , &quot;&amp;&quot;&quot;&amp;[.J93]&amp;&quot; , &quot;&amp;&quot;&quot;&amp;[.K93]&amp;&quot; , &quot;&amp;&quot;&quot;&amp;[.L93]&amp;&quot; , &quot;&amp;&quot;&quot;&amp;[.M93]&amp;&quot; , &quot;&amp;&quot;&quot;&amp;[.N93]&amp;&quot; , &quot;&amp;&quot;&quot;&amp;[.O93]&amp;&quot; ); &quot;)">
            <text:p/>
          </table:table-cell>
          <table:table-cell table:formula="of:=IF(ISBLANK([.D93]);&quot;&quot;;&quot;INSERT INTO DIAMOND_CORE_LOOKUPS &quot;&amp;&quot;VALUES &quot;&amp;&quot;( &quot;&amp;&quot;'&quot;&amp;[.A93]&amp;&quot;' , &quot;&amp;&quot;'&quot;&amp;[.B93]&amp;&quot;' , &quot;&amp;&quot;'&quot;&amp;[.C93]&amp;&quot;' , &quot;&amp;&quot;'&quot;&amp;[.D93]&amp;&quot;' , &quot;&amp;&quot;&quot;&amp;[.E93]&amp;&quot; , &quot;&amp;&quot;&quot;&amp;[.F93]&amp;&quot; , &quot;&amp;&quot;&quot;&amp;[.G93]&amp;&quot; , &quot;&amp;&quot;&quot;&amp;[.H93]&amp;&quot; , &quot;&amp;&quot;&quot;&amp;[.I93]&amp;&quot; , &quot;&amp;&quot;&quot;&amp;[.J93]&amp;&quot; , &quot;&amp;&quot;&quot;&amp;[.K93]&amp;&quot; , &quot;&amp;&quot;&quot;&amp;[.L93]&amp;&quot; , &quot;&amp;&quot;&quot;&amp;[.M93]&amp;&quot; , &quot;&amp;&quot;&quot;&amp;[.N93]&amp;&quot; , &quot;&amp;&quot;&quot;&amp;[.O9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4]);&quot;&quot;;[.A93]+1)">
            <text:p/>
          </table:table-cell>
          <table:table-cell table:number-columns-repeated="3"/>
          <table:table-cell table:formula="of:=IF(ISBLANK([.C94]);&quot;&quot;;&quot;null&quot;)">
            <text:p/>
          </table:table-cell>
          <table:table-cell table:formula="of:=IF(ISBLANK([.C94]);&quot;&quot;;&quot;null&quot;)">
            <text:p/>
          </table:table-cell>
          <table:table-cell table:formula="of:=IF(ISBLANK([.C94]);&quot;&quot;;&quot;null&quot;)">
            <text:p/>
          </table:table-cell>
          <table:table-cell table:formula="of:=IF(ISBLANK([.C94]);&quot;&quot;;&quot;null&quot;)">
            <text:p/>
          </table:table-cell>
          <table:table-cell table:formula="of:=IF(ISBLANK([.C94]);&quot;&quot;;&quot;null&quot;)">
            <text:p/>
          </table:table-cell>
          <table:table-cell table:formula="of:=IF(ISBLANK([.C94]);&quot;&quot;;&quot;null&quot;)">
            <text:p/>
          </table:table-cell>
          <table:table-cell table:formula="of:=IF(ISBLANK([.D9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4]);&quot;&quot;;&quot;null&quot;)">
            <text:p/>
          </table:table-cell>
          <table:table-cell table:formula="of:=IF(ISBLANK([.C94]);&quot;&quot;;&quot;null&quot;)">
            <text:p/>
          </table:table-cell>
          <table:table-cell table:formula="of:=IF(ISBLANK([.D94]);&quot;&quot;;&quot;'ACTIVE_RS'&quot;)">
            <text:p/>
          </table:table-cell>
          <table:table-cell table:formula="of:=IF(ISBLANK([.D9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4]&amp;&quot;' , &quot;&amp;&quot;'&quot;&amp;[.B94]&amp;&quot;' , &quot;&amp;&quot;'&quot;&amp;[.C94]&amp;&quot;' , &quot;&amp;&quot;'&quot;&amp;[.D94]&amp;&quot;' , &quot;&amp;&quot;&quot;&amp;[.E94]&amp;&quot; , &quot;&amp;&quot;&quot;&amp;[.F94]&amp;&quot; , &quot;&amp;&quot;&quot;&amp;[.G94]&amp;&quot; , &quot;&amp;&quot;&quot;&amp;[.H94]&amp;&quot; , &quot;&amp;&quot;&quot;&amp;[.I94]&amp;&quot; , &quot;&amp;&quot;&quot;&amp;[.J94]&amp;&quot; , &quot;&amp;&quot;&quot;&amp;[.K94]&amp;&quot; , &quot;&amp;&quot;&quot;&amp;[.L94]&amp;&quot; , &quot;&amp;&quot;&quot;&amp;[.M94]&amp;&quot; , &quot;&amp;&quot;&quot;&amp;[.N94]&amp;&quot; , &quot;&amp;&quot;&quot;&amp;[.O94]&amp;&quot; ); &quot;)">
            <text:p/>
          </table:table-cell>
          <table:table-cell table:formula="of:=IF(ISBLANK([.D94]);&quot;&quot;;&quot;INSERT INTO DIAMOND_CORE_LOOKUPS &quot;&amp;&quot;VALUES &quot;&amp;&quot;( &quot;&amp;&quot;'&quot;&amp;[.A94]&amp;&quot;' , &quot;&amp;&quot;'&quot;&amp;[.B94]&amp;&quot;' , &quot;&amp;&quot;'&quot;&amp;[.C94]&amp;&quot;' , &quot;&amp;&quot;'&quot;&amp;[.D94]&amp;&quot;' , &quot;&amp;&quot;&quot;&amp;[.E94]&amp;&quot; , &quot;&amp;&quot;&quot;&amp;[.F94]&amp;&quot; , &quot;&amp;&quot;&quot;&amp;[.G94]&amp;&quot; , &quot;&amp;&quot;&quot;&amp;[.H94]&amp;&quot; , &quot;&amp;&quot;&quot;&amp;[.I94]&amp;&quot; , &quot;&amp;&quot;&quot;&amp;[.J94]&amp;&quot; , &quot;&amp;&quot;&quot;&amp;[.K94]&amp;&quot; , &quot;&amp;&quot;&quot;&amp;[.L94]&amp;&quot; , &quot;&amp;&quot;&quot;&amp;[.M94]&amp;&quot; , &quot;&amp;&quot;&quot;&amp;[.N94]&amp;&quot; , &quot;&amp;&quot;&quot;&amp;[.O9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5]);&quot;&quot;;[.A94]+1)">
            <text:p/>
          </table:table-cell>
          <table:table-cell table:number-columns-repeated="3"/>
          <table:table-cell table:formula="of:=IF(ISBLANK([.C95]);&quot;&quot;;&quot;null&quot;)">
            <text:p/>
          </table:table-cell>
          <table:table-cell table:formula="of:=IF(ISBLANK([.C95]);&quot;&quot;;&quot;null&quot;)">
            <text:p/>
          </table:table-cell>
          <table:table-cell table:formula="of:=IF(ISBLANK([.C95]);&quot;&quot;;&quot;null&quot;)">
            <text:p/>
          </table:table-cell>
          <table:table-cell table:formula="of:=IF(ISBLANK([.C95]);&quot;&quot;;&quot;null&quot;)">
            <text:p/>
          </table:table-cell>
          <table:table-cell table:formula="of:=IF(ISBLANK([.C95]);&quot;&quot;;&quot;null&quot;)">
            <text:p/>
          </table:table-cell>
          <table:table-cell table:formula="of:=IF(ISBLANK([.C95]);&quot;&quot;;&quot;null&quot;)">
            <text:p/>
          </table:table-cell>
          <table:table-cell table:formula="of:=IF(ISBLANK([.D9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5]);&quot;&quot;;&quot;null&quot;)">
            <text:p/>
          </table:table-cell>
          <table:table-cell table:formula="of:=IF(ISBLANK([.C95]);&quot;&quot;;&quot;null&quot;)">
            <text:p/>
          </table:table-cell>
          <table:table-cell table:formula="of:=IF(ISBLANK([.D95]);&quot;&quot;;&quot;'ACTIVE_RS'&quot;)">
            <text:p/>
          </table:table-cell>
          <table:table-cell table:formula="of:=IF(ISBLANK([.D9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5]&amp;&quot;' , &quot;&amp;&quot;'&quot;&amp;[.B95]&amp;&quot;' , &quot;&amp;&quot;'&quot;&amp;[.C95]&amp;&quot;' , &quot;&amp;&quot;'&quot;&amp;[.D95]&amp;&quot;' , &quot;&amp;&quot;&quot;&amp;[.E95]&amp;&quot; , &quot;&amp;&quot;&quot;&amp;[.F95]&amp;&quot; , &quot;&amp;&quot;&quot;&amp;[.G95]&amp;&quot; , &quot;&amp;&quot;&quot;&amp;[.H95]&amp;&quot; , &quot;&amp;&quot;&quot;&amp;[.I95]&amp;&quot; , &quot;&amp;&quot;&quot;&amp;[.J95]&amp;&quot; , &quot;&amp;&quot;&quot;&amp;[.K95]&amp;&quot; , &quot;&amp;&quot;&quot;&amp;[.L95]&amp;&quot; , &quot;&amp;&quot;&quot;&amp;[.M95]&amp;&quot; , &quot;&amp;&quot;&quot;&amp;[.N95]&amp;&quot; , &quot;&amp;&quot;&quot;&amp;[.O95]&amp;&quot; ); &quot;)">
            <text:p/>
          </table:table-cell>
          <table:table-cell table:formula="of:=IF(ISBLANK([.D95]);&quot;&quot;;&quot;INSERT INTO DIAMOND_CORE_LOOKUPS &quot;&amp;&quot;VALUES &quot;&amp;&quot;( &quot;&amp;&quot;'&quot;&amp;[.A95]&amp;&quot;' , &quot;&amp;&quot;'&quot;&amp;[.B95]&amp;&quot;' , &quot;&amp;&quot;'&quot;&amp;[.C95]&amp;&quot;' , &quot;&amp;&quot;'&quot;&amp;[.D95]&amp;&quot;' , &quot;&amp;&quot;&quot;&amp;[.E95]&amp;&quot; , &quot;&amp;&quot;&quot;&amp;[.F95]&amp;&quot; , &quot;&amp;&quot;&quot;&amp;[.G95]&amp;&quot; , &quot;&amp;&quot;&quot;&amp;[.H95]&amp;&quot; , &quot;&amp;&quot;&quot;&amp;[.I95]&amp;&quot; , &quot;&amp;&quot;&quot;&amp;[.J95]&amp;&quot; , &quot;&amp;&quot;&quot;&amp;[.K95]&amp;&quot; , &quot;&amp;&quot;&quot;&amp;[.L95]&amp;&quot; , &quot;&amp;&quot;&quot;&amp;[.M95]&amp;&quot; , &quot;&amp;&quot;&quot;&amp;[.N95]&amp;&quot; , &quot;&amp;&quot;&quot;&amp;[.O9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6]);&quot;&quot;;[.A95]+1)">
            <text:p/>
          </table:table-cell>
          <table:table-cell table:number-columns-repeated="3"/>
          <table:table-cell table:formula="of:=IF(ISBLANK([.C96]);&quot;&quot;;&quot;null&quot;)">
            <text:p/>
          </table:table-cell>
          <table:table-cell table:formula="of:=IF(ISBLANK([.C96]);&quot;&quot;;&quot;null&quot;)">
            <text:p/>
          </table:table-cell>
          <table:table-cell table:formula="of:=IF(ISBLANK([.C96]);&quot;&quot;;&quot;null&quot;)">
            <text:p/>
          </table:table-cell>
          <table:table-cell table:formula="of:=IF(ISBLANK([.C96]);&quot;&quot;;&quot;null&quot;)">
            <text:p/>
          </table:table-cell>
          <table:table-cell table:formula="of:=IF(ISBLANK([.C96]);&quot;&quot;;&quot;null&quot;)">
            <text:p/>
          </table:table-cell>
          <table:table-cell table:formula="of:=IF(ISBLANK([.C96]);&quot;&quot;;&quot;null&quot;)">
            <text:p/>
          </table:table-cell>
          <table:table-cell table:formula="of:=IF(ISBLANK([.D9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6]);&quot;&quot;;&quot;null&quot;)">
            <text:p/>
          </table:table-cell>
          <table:table-cell table:formula="of:=IF(ISBLANK([.C96]);&quot;&quot;;&quot;null&quot;)">
            <text:p/>
          </table:table-cell>
          <table:table-cell table:formula="of:=IF(ISBLANK([.D96]);&quot;&quot;;&quot;'ACTIVE_RS'&quot;)">
            <text:p/>
          </table:table-cell>
          <table:table-cell table:formula="of:=IF(ISBLANK([.D9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6]&amp;&quot;' , &quot;&amp;&quot;'&quot;&amp;[.B96]&amp;&quot;' , &quot;&amp;&quot;'&quot;&amp;[.C96]&amp;&quot;' , &quot;&amp;&quot;'&quot;&amp;[.D96]&amp;&quot;' , &quot;&amp;&quot;&quot;&amp;[.E96]&amp;&quot; , &quot;&amp;&quot;&quot;&amp;[.F96]&amp;&quot; , &quot;&amp;&quot;&quot;&amp;[.G96]&amp;&quot; , &quot;&amp;&quot;&quot;&amp;[.H96]&amp;&quot; , &quot;&amp;&quot;&quot;&amp;[.I96]&amp;&quot; , &quot;&amp;&quot;&quot;&amp;[.J96]&amp;&quot; , &quot;&amp;&quot;&quot;&amp;[.K96]&amp;&quot; , &quot;&amp;&quot;&quot;&amp;[.L96]&amp;&quot; , &quot;&amp;&quot;&quot;&amp;[.M96]&amp;&quot; , &quot;&amp;&quot;&quot;&amp;[.N96]&amp;&quot; , &quot;&amp;&quot;&quot;&amp;[.O96]&amp;&quot; ); &quot;)">
            <text:p/>
          </table:table-cell>
          <table:table-cell table:formula="of:=IF(ISBLANK([.D96]);&quot;&quot;;&quot;INSERT INTO DIAMOND_CORE_LOOKUPS &quot;&amp;&quot;VALUES &quot;&amp;&quot;( &quot;&amp;&quot;'&quot;&amp;[.A96]&amp;&quot;' , &quot;&amp;&quot;'&quot;&amp;[.B96]&amp;&quot;' , &quot;&amp;&quot;'&quot;&amp;[.C96]&amp;&quot;' , &quot;&amp;&quot;'&quot;&amp;[.D96]&amp;&quot;' , &quot;&amp;&quot;&quot;&amp;[.E96]&amp;&quot; , &quot;&amp;&quot;&quot;&amp;[.F96]&amp;&quot; , &quot;&amp;&quot;&quot;&amp;[.G96]&amp;&quot; , &quot;&amp;&quot;&quot;&amp;[.H96]&amp;&quot; , &quot;&amp;&quot;&quot;&amp;[.I96]&amp;&quot; , &quot;&amp;&quot;&quot;&amp;[.J96]&amp;&quot; , &quot;&amp;&quot;&quot;&amp;[.K96]&amp;&quot; , &quot;&amp;&quot;&quot;&amp;[.L96]&amp;&quot; , &quot;&amp;&quot;&quot;&amp;[.M96]&amp;&quot; , &quot;&amp;&quot;&quot;&amp;[.N96]&amp;&quot; , &quot;&amp;&quot;&quot;&amp;[.O9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7]);&quot;&quot;;[.A96]+1)">
            <text:p/>
          </table:table-cell>
          <table:table-cell table:number-columns-repeated="3"/>
          <table:table-cell table:formula="of:=IF(ISBLANK([.C97]);&quot;&quot;;&quot;null&quot;)">
            <text:p/>
          </table:table-cell>
          <table:table-cell table:formula="of:=IF(ISBLANK([.C97]);&quot;&quot;;&quot;null&quot;)">
            <text:p/>
          </table:table-cell>
          <table:table-cell table:formula="of:=IF(ISBLANK([.C97]);&quot;&quot;;&quot;null&quot;)">
            <text:p/>
          </table:table-cell>
          <table:table-cell table:formula="of:=IF(ISBLANK([.C97]);&quot;&quot;;&quot;null&quot;)">
            <text:p/>
          </table:table-cell>
          <table:table-cell table:formula="of:=IF(ISBLANK([.C97]);&quot;&quot;;&quot;null&quot;)">
            <text:p/>
          </table:table-cell>
          <table:table-cell table:formula="of:=IF(ISBLANK([.C97]);&quot;&quot;;&quot;null&quot;)">
            <text:p/>
          </table:table-cell>
          <table:table-cell table:formula="of:=IF(ISBLANK([.D9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7]);&quot;&quot;;&quot;null&quot;)">
            <text:p/>
          </table:table-cell>
          <table:table-cell table:formula="of:=IF(ISBLANK([.C97]);&quot;&quot;;&quot;null&quot;)">
            <text:p/>
          </table:table-cell>
          <table:table-cell table:formula="of:=IF(ISBLANK([.D97]);&quot;&quot;;&quot;'ACTIVE_RS'&quot;)">
            <text:p/>
          </table:table-cell>
          <table:table-cell table:formula="of:=IF(ISBLANK([.D9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7]&amp;&quot;' , &quot;&amp;&quot;'&quot;&amp;[.B97]&amp;&quot;' , &quot;&amp;&quot;'&quot;&amp;[.C97]&amp;&quot;' , &quot;&amp;&quot;'&quot;&amp;[.D97]&amp;&quot;' , &quot;&amp;&quot;&quot;&amp;[.E97]&amp;&quot; , &quot;&amp;&quot;&quot;&amp;[.F97]&amp;&quot; , &quot;&amp;&quot;&quot;&amp;[.G97]&amp;&quot; , &quot;&amp;&quot;&quot;&amp;[.H97]&amp;&quot; , &quot;&amp;&quot;&quot;&amp;[.I97]&amp;&quot; , &quot;&amp;&quot;&quot;&amp;[.J97]&amp;&quot; , &quot;&amp;&quot;&quot;&amp;[.K97]&amp;&quot; , &quot;&amp;&quot;&quot;&amp;[.L97]&amp;&quot; , &quot;&amp;&quot;&quot;&amp;[.M97]&amp;&quot; , &quot;&amp;&quot;&quot;&amp;[.N97]&amp;&quot; , &quot;&amp;&quot;&quot;&amp;[.O97]&amp;&quot; ); &quot;)">
            <text:p/>
          </table:table-cell>
          <table:table-cell table:formula="of:=IF(ISBLANK([.D97]);&quot;&quot;;&quot;INSERT INTO DIAMOND_CORE_LOOKUPS &quot;&amp;&quot;VALUES &quot;&amp;&quot;( &quot;&amp;&quot;'&quot;&amp;[.A97]&amp;&quot;' , &quot;&amp;&quot;'&quot;&amp;[.B97]&amp;&quot;' , &quot;&amp;&quot;'&quot;&amp;[.C97]&amp;&quot;' , &quot;&amp;&quot;'&quot;&amp;[.D97]&amp;&quot;' , &quot;&amp;&quot;&quot;&amp;[.E97]&amp;&quot; , &quot;&amp;&quot;&quot;&amp;[.F97]&amp;&quot; , &quot;&amp;&quot;&quot;&amp;[.G97]&amp;&quot; , &quot;&amp;&quot;&quot;&amp;[.H97]&amp;&quot; , &quot;&amp;&quot;&quot;&amp;[.I97]&amp;&quot; , &quot;&amp;&quot;&quot;&amp;[.J97]&amp;&quot; , &quot;&amp;&quot;&quot;&amp;[.K97]&amp;&quot; , &quot;&amp;&quot;&quot;&amp;[.L97]&amp;&quot; , &quot;&amp;&quot;&quot;&amp;[.M97]&amp;&quot; , &quot;&amp;&quot;&quot;&amp;[.N97]&amp;&quot; , &quot;&amp;&quot;&quot;&amp;[.O9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8]);&quot;&quot;;[.A97]+1)">
            <text:p/>
          </table:table-cell>
          <table:table-cell table:number-columns-repeated="3"/>
          <table:table-cell table:formula="of:=IF(ISBLANK([.C98]);&quot;&quot;;&quot;null&quot;)">
            <text:p/>
          </table:table-cell>
          <table:table-cell table:formula="of:=IF(ISBLANK([.C98]);&quot;&quot;;&quot;null&quot;)">
            <text:p/>
          </table:table-cell>
          <table:table-cell table:formula="of:=IF(ISBLANK([.C98]);&quot;&quot;;&quot;null&quot;)">
            <text:p/>
          </table:table-cell>
          <table:table-cell table:formula="of:=IF(ISBLANK([.C98]);&quot;&quot;;&quot;null&quot;)">
            <text:p/>
          </table:table-cell>
          <table:table-cell table:formula="of:=IF(ISBLANK([.C98]);&quot;&quot;;&quot;null&quot;)">
            <text:p/>
          </table:table-cell>
          <table:table-cell table:formula="of:=IF(ISBLANK([.C98]);&quot;&quot;;&quot;null&quot;)">
            <text:p/>
          </table:table-cell>
          <table:table-cell table:formula="of:=IF(ISBLANK([.D9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8]);&quot;&quot;;&quot;null&quot;)">
            <text:p/>
          </table:table-cell>
          <table:table-cell table:formula="of:=IF(ISBLANK([.C98]);&quot;&quot;;&quot;null&quot;)">
            <text:p/>
          </table:table-cell>
          <table:table-cell table:formula="of:=IF(ISBLANK([.D98]);&quot;&quot;;&quot;'ACTIVE_RS'&quot;)">
            <text:p/>
          </table:table-cell>
          <table:table-cell table:formula="of:=IF(ISBLANK([.D9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8]&amp;&quot;' , &quot;&amp;&quot;'&quot;&amp;[.B98]&amp;&quot;' , &quot;&amp;&quot;'&quot;&amp;[.C98]&amp;&quot;' , &quot;&amp;&quot;'&quot;&amp;[.D98]&amp;&quot;' , &quot;&amp;&quot;&quot;&amp;[.E98]&amp;&quot; , &quot;&amp;&quot;&quot;&amp;[.F98]&amp;&quot; , &quot;&amp;&quot;&quot;&amp;[.G98]&amp;&quot; , &quot;&amp;&quot;&quot;&amp;[.H98]&amp;&quot; , &quot;&amp;&quot;&quot;&amp;[.I98]&amp;&quot; , &quot;&amp;&quot;&quot;&amp;[.J98]&amp;&quot; , &quot;&amp;&quot;&quot;&amp;[.K98]&amp;&quot; , &quot;&amp;&quot;&quot;&amp;[.L98]&amp;&quot; , &quot;&amp;&quot;&quot;&amp;[.M98]&amp;&quot; , &quot;&amp;&quot;&quot;&amp;[.N98]&amp;&quot; , &quot;&amp;&quot;&quot;&amp;[.O98]&amp;&quot; ); &quot;)">
            <text:p/>
          </table:table-cell>
          <table:table-cell table:formula="of:=IF(ISBLANK([.D98]);&quot;&quot;;&quot;INSERT INTO DIAMOND_CORE_LOOKUPS &quot;&amp;&quot;VALUES &quot;&amp;&quot;( &quot;&amp;&quot;'&quot;&amp;[.A98]&amp;&quot;' , &quot;&amp;&quot;'&quot;&amp;[.B98]&amp;&quot;' , &quot;&amp;&quot;'&quot;&amp;[.C98]&amp;&quot;' , &quot;&amp;&quot;'&quot;&amp;[.D98]&amp;&quot;' , &quot;&amp;&quot;&quot;&amp;[.E98]&amp;&quot; , &quot;&amp;&quot;&quot;&amp;[.F98]&amp;&quot; , &quot;&amp;&quot;&quot;&amp;[.G98]&amp;&quot; , &quot;&amp;&quot;&quot;&amp;[.H98]&amp;&quot; , &quot;&amp;&quot;&quot;&amp;[.I98]&amp;&quot; , &quot;&amp;&quot;&quot;&amp;[.J98]&amp;&quot; , &quot;&amp;&quot;&quot;&amp;[.K98]&amp;&quot; , &quot;&amp;&quot;&quot;&amp;[.L98]&amp;&quot; , &quot;&amp;&quot;&quot;&amp;[.M98]&amp;&quot; , &quot;&amp;&quot;&quot;&amp;[.N98]&amp;&quot; , &quot;&amp;&quot;&quot;&amp;[.O9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99]);&quot;&quot;;[.A98]+1)">
            <text:p/>
          </table:table-cell>
          <table:table-cell table:number-columns-repeated="3"/>
          <table:table-cell table:formula="of:=IF(ISBLANK([.C99]);&quot;&quot;;&quot;null&quot;)">
            <text:p/>
          </table:table-cell>
          <table:table-cell table:formula="of:=IF(ISBLANK([.C99]);&quot;&quot;;&quot;null&quot;)">
            <text:p/>
          </table:table-cell>
          <table:table-cell table:formula="of:=IF(ISBLANK([.C99]);&quot;&quot;;&quot;null&quot;)">
            <text:p/>
          </table:table-cell>
          <table:table-cell table:formula="of:=IF(ISBLANK([.C99]);&quot;&quot;;&quot;null&quot;)">
            <text:p/>
          </table:table-cell>
          <table:table-cell table:formula="of:=IF(ISBLANK([.C99]);&quot;&quot;;&quot;null&quot;)">
            <text:p/>
          </table:table-cell>
          <table:table-cell table:formula="of:=IF(ISBLANK([.C99]);&quot;&quot;;&quot;null&quot;)">
            <text:p/>
          </table:table-cell>
          <table:table-cell table:formula="of:=IF(ISBLANK([.D9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99]);&quot;&quot;;&quot;null&quot;)">
            <text:p/>
          </table:table-cell>
          <table:table-cell table:formula="of:=IF(ISBLANK([.C99]);&quot;&quot;;&quot;null&quot;)">
            <text:p/>
          </table:table-cell>
          <table:table-cell table:formula="of:=IF(ISBLANK([.D99]);&quot;&quot;;&quot;'ACTIVE_RS'&quot;)">
            <text:p/>
          </table:table-cell>
          <table:table-cell table:formula="of:=IF(ISBLANK([.D9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99]&amp;&quot;' , &quot;&amp;&quot;'&quot;&amp;[.B99]&amp;&quot;' , &quot;&amp;&quot;'&quot;&amp;[.C99]&amp;&quot;' , &quot;&amp;&quot;'&quot;&amp;[.D99]&amp;&quot;' , &quot;&amp;&quot;&quot;&amp;[.E99]&amp;&quot; , &quot;&amp;&quot;&quot;&amp;[.F99]&amp;&quot; , &quot;&amp;&quot;&quot;&amp;[.G99]&amp;&quot; , &quot;&amp;&quot;&quot;&amp;[.H99]&amp;&quot; , &quot;&amp;&quot;&quot;&amp;[.I99]&amp;&quot; , &quot;&amp;&quot;&quot;&amp;[.J99]&amp;&quot; , &quot;&amp;&quot;&quot;&amp;[.K99]&amp;&quot; , &quot;&amp;&quot;&quot;&amp;[.L99]&amp;&quot; , &quot;&amp;&quot;&quot;&amp;[.M99]&amp;&quot; , &quot;&amp;&quot;&quot;&amp;[.N99]&amp;&quot; , &quot;&amp;&quot;&quot;&amp;[.O99]&amp;&quot; ); &quot;)">
            <text:p/>
          </table:table-cell>
          <table:table-cell table:formula="of:=IF(ISBLANK([.D99]);&quot;&quot;;&quot;INSERT INTO DIAMOND_CORE_LOOKUPS &quot;&amp;&quot;VALUES &quot;&amp;&quot;( &quot;&amp;&quot;'&quot;&amp;[.A99]&amp;&quot;' , &quot;&amp;&quot;'&quot;&amp;[.B99]&amp;&quot;' , &quot;&amp;&quot;'&quot;&amp;[.C99]&amp;&quot;' , &quot;&amp;&quot;'&quot;&amp;[.D99]&amp;&quot;' , &quot;&amp;&quot;&quot;&amp;[.E99]&amp;&quot; , &quot;&amp;&quot;&quot;&amp;[.F99]&amp;&quot; , &quot;&amp;&quot;&quot;&amp;[.G99]&amp;&quot; , &quot;&amp;&quot;&quot;&amp;[.H99]&amp;&quot; , &quot;&amp;&quot;&quot;&amp;[.I99]&amp;&quot; , &quot;&amp;&quot;&quot;&amp;[.J99]&amp;&quot; , &quot;&amp;&quot;&quot;&amp;[.K99]&amp;&quot; , &quot;&amp;&quot;&quot;&amp;[.L99]&amp;&quot; , &quot;&amp;&quot;&quot;&amp;[.M99]&amp;&quot; , &quot;&amp;&quot;&quot;&amp;[.N99]&amp;&quot; , &quot;&amp;&quot;&quot;&amp;[.O9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0]);&quot;&quot;;[.A99]+1)">
            <text:p/>
          </table:table-cell>
          <table:table-cell table:number-columns-repeated="3"/>
          <table:table-cell table:formula="of:=IF(ISBLANK([.C100]);&quot;&quot;;&quot;null&quot;)">
            <text:p/>
          </table:table-cell>
          <table:table-cell table:formula="of:=IF(ISBLANK([.C100]);&quot;&quot;;&quot;null&quot;)">
            <text:p/>
          </table:table-cell>
          <table:table-cell table:formula="of:=IF(ISBLANK([.C100]);&quot;&quot;;&quot;null&quot;)">
            <text:p/>
          </table:table-cell>
          <table:table-cell table:formula="of:=IF(ISBLANK([.C100]);&quot;&quot;;&quot;null&quot;)">
            <text:p/>
          </table:table-cell>
          <table:table-cell table:formula="of:=IF(ISBLANK([.C100]);&quot;&quot;;&quot;null&quot;)">
            <text:p/>
          </table:table-cell>
          <table:table-cell table:formula="of:=IF(ISBLANK([.C100]);&quot;&quot;;&quot;null&quot;)">
            <text:p/>
          </table:table-cell>
          <table:table-cell table:formula="of:=IF(ISBLANK([.D10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0]);&quot;&quot;;&quot;null&quot;)">
            <text:p/>
          </table:table-cell>
          <table:table-cell table:formula="of:=IF(ISBLANK([.C100]);&quot;&quot;;&quot;null&quot;)">
            <text:p/>
          </table:table-cell>
          <table:table-cell table:formula="of:=IF(ISBLANK([.D100]);&quot;&quot;;&quot;'ACTIVE_RS'&quot;)">
            <text:p/>
          </table:table-cell>
          <table:table-cell table:formula="of:=IF(ISBLANK([.D10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0]&amp;&quot;' , &quot;&amp;&quot;'&quot;&amp;[.B100]&amp;&quot;' , &quot;&amp;&quot;'&quot;&amp;[.C100]&amp;&quot;' , &quot;&amp;&quot;'&quot;&amp;[.D100]&amp;&quot;' , &quot;&amp;&quot;&quot;&amp;[.E100]&amp;&quot; , &quot;&amp;&quot;&quot;&amp;[.F100]&amp;&quot; , &quot;&amp;&quot;&quot;&amp;[.G100]&amp;&quot; , &quot;&amp;&quot;&quot;&amp;[.H100]&amp;&quot; , &quot;&amp;&quot;&quot;&amp;[.I100]&amp;&quot; , &quot;&amp;&quot;&quot;&amp;[.J100]&amp;&quot; , &quot;&amp;&quot;&quot;&amp;[.K100]&amp;&quot; , &quot;&amp;&quot;&quot;&amp;[.L100]&amp;&quot; , &quot;&amp;&quot;&quot;&amp;[.M100]&amp;&quot; , &quot;&amp;&quot;&quot;&amp;[.N100]&amp;&quot; , &quot;&amp;&quot;&quot;&amp;[.O100]&amp;&quot; ); &quot;)">
            <text:p/>
          </table:table-cell>
          <table:table-cell table:formula="of:=IF(ISBLANK([.D100]);&quot;&quot;;&quot;INSERT INTO DIAMOND_CORE_LOOKUPS &quot;&amp;&quot;VALUES &quot;&amp;&quot;( &quot;&amp;&quot;'&quot;&amp;[.A100]&amp;&quot;' , &quot;&amp;&quot;'&quot;&amp;[.B100]&amp;&quot;' , &quot;&amp;&quot;'&quot;&amp;[.C100]&amp;&quot;' , &quot;&amp;&quot;'&quot;&amp;[.D100]&amp;&quot;' , &quot;&amp;&quot;&quot;&amp;[.E100]&amp;&quot; , &quot;&amp;&quot;&quot;&amp;[.F100]&amp;&quot; , &quot;&amp;&quot;&quot;&amp;[.G100]&amp;&quot; , &quot;&amp;&quot;&quot;&amp;[.H100]&amp;&quot; , &quot;&amp;&quot;&quot;&amp;[.I100]&amp;&quot; , &quot;&amp;&quot;&quot;&amp;[.J100]&amp;&quot; , &quot;&amp;&quot;&quot;&amp;[.K100]&amp;&quot; , &quot;&amp;&quot;&quot;&amp;[.L100]&amp;&quot; , &quot;&amp;&quot;&quot;&amp;[.M100]&amp;&quot; , &quot;&amp;&quot;&quot;&amp;[.N100]&amp;&quot; , &quot;&amp;&quot;&quot;&amp;[.O10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1]);&quot;&quot;;[.A100]+1)">
            <text:p/>
          </table:table-cell>
          <table:table-cell table:number-columns-repeated="3"/>
          <table:table-cell table:formula="of:=IF(ISBLANK([.C101]);&quot;&quot;;&quot;null&quot;)">
            <text:p/>
          </table:table-cell>
          <table:table-cell table:formula="of:=IF(ISBLANK([.C101]);&quot;&quot;;&quot;null&quot;)">
            <text:p/>
          </table:table-cell>
          <table:table-cell table:formula="of:=IF(ISBLANK([.C101]);&quot;&quot;;&quot;null&quot;)">
            <text:p/>
          </table:table-cell>
          <table:table-cell table:formula="of:=IF(ISBLANK([.C101]);&quot;&quot;;&quot;null&quot;)">
            <text:p/>
          </table:table-cell>
          <table:table-cell table:formula="of:=IF(ISBLANK([.C101]);&quot;&quot;;&quot;null&quot;)">
            <text:p/>
          </table:table-cell>
          <table:table-cell table:formula="of:=IF(ISBLANK([.C101]);&quot;&quot;;&quot;null&quot;)">
            <text:p/>
          </table:table-cell>
          <table:table-cell table:formula="of:=IF(ISBLANK([.D10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1]);&quot;&quot;;&quot;null&quot;)">
            <text:p/>
          </table:table-cell>
          <table:table-cell table:formula="of:=IF(ISBLANK([.C101]);&quot;&quot;;&quot;null&quot;)">
            <text:p/>
          </table:table-cell>
          <table:table-cell table:formula="of:=IF(ISBLANK([.D101]);&quot;&quot;;&quot;'ACTIVE_RS'&quot;)">
            <text:p/>
          </table:table-cell>
          <table:table-cell table:formula="of:=IF(ISBLANK([.D10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1]&amp;&quot;' , &quot;&amp;&quot;'&quot;&amp;[.B101]&amp;&quot;' , &quot;&amp;&quot;'&quot;&amp;[.C101]&amp;&quot;' , &quot;&amp;&quot;'&quot;&amp;[.D101]&amp;&quot;' , &quot;&amp;&quot;&quot;&amp;[.E101]&amp;&quot; , &quot;&amp;&quot;&quot;&amp;[.F101]&amp;&quot; , &quot;&amp;&quot;&quot;&amp;[.G101]&amp;&quot; , &quot;&amp;&quot;&quot;&amp;[.H101]&amp;&quot; , &quot;&amp;&quot;&quot;&amp;[.I101]&amp;&quot; , &quot;&amp;&quot;&quot;&amp;[.J101]&amp;&quot; , &quot;&amp;&quot;&quot;&amp;[.K101]&amp;&quot; , &quot;&amp;&quot;&quot;&amp;[.L101]&amp;&quot; , &quot;&amp;&quot;&quot;&amp;[.M101]&amp;&quot; , &quot;&amp;&quot;&quot;&amp;[.N101]&amp;&quot; , &quot;&amp;&quot;&quot;&amp;[.O101]&amp;&quot; ); &quot;)">
            <text:p/>
          </table:table-cell>
          <table:table-cell table:formula="of:=IF(ISBLANK([.D101]);&quot;&quot;;&quot;INSERT INTO DIAMOND_CORE_LOOKUPS &quot;&amp;&quot;VALUES &quot;&amp;&quot;( &quot;&amp;&quot;'&quot;&amp;[.A101]&amp;&quot;' , &quot;&amp;&quot;'&quot;&amp;[.B101]&amp;&quot;' , &quot;&amp;&quot;'&quot;&amp;[.C101]&amp;&quot;' , &quot;&amp;&quot;'&quot;&amp;[.D101]&amp;&quot;' , &quot;&amp;&quot;&quot;&amp;[.E101]&amp;&quot; , &quot;&amp;&quot;&quot;&amp;[.F101]&amp;&quot; , &quot;&amp;&quot;&quot;&amp;[.G101]&amp;&quot; , &quot;&amp;&quot;&quot;&amp;[.H101]&amp;&quot; , &quot;&amp;&quot;&quot;&amp;[.I101]&amp;&quot; , &quot;&amp;&quot;&quot;&amp;[.J101]&amp;&quot; , &quot;&amp;&quot;&quot;&amp;[.K101]&amp;&quot; , &quot;&amp;&quot;&quot;&amp;[.L101]&amp;&quot; , &quot;&amp;&quot;&quot;&amp;[.M101]&amp;&quot; , &quot;&amp;&quot;&quot;&amp;[.N101]&amp;&quot; , &quot;&amp;&quot;&quot;&amp;[.O10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2]);&quot;&quot;;[.A101]+1)">
            <text:p/>
          </table:table-cell>
          <table:table-cell table:number-columns-repeated="3"/>
          <table:table-cell table:formula="of:=IF(ISBLANK([.C102]);&quot;&quot;;&quot;null&quot;)">
            <text:p/>
          </table:table-cell>
          <table:table-cell table:formula="of:=IF(ISBLANK([.C102]);&quot;&quot;;&quot;null&quot;)">
            <text:p/>
          </table:table-cell>
          <table:table-cell table:formula="of:=IF(ISBLANK([.C102]);&quot;&quot;;&quot;null&quot;)">
            <text:p/>
          </table:table-cell>
          <table:table-cell table:formula="of:=IF(ISBLANK([.C102]);&quot;&quot;;&quot;null&quot;)">
            <text:p/>
          </table:table-cell>
          <table:table-cell table:formula="of:=IF(ISBLANK([.C102]);&quot;&quot;;&quot;null&quot;)">
            <text:p/>
          </table:table-cell>
          <table:table-cell table:formula="of:=IF(ISBLANK([.C102]);&quot;&quot;;&quot;null&quot;)">
            <text:p/>
          </table:table-cell>
          <table:table-cell table:formula="of:=IF(ISBLANK([.D10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2]);&quot;&quot;;&quot;null&quot;)">
            <text:p/>
          </table:table-cell>
          <table:table-cell table:formula="of:=IF(ISBLANK([.C102]);&quot;&quot;;&quot;null&quot;)">
            <text:p/>
          </table:table-cell>
          <table:table-cell table:formula="of:=IF(ISBLANK([.D102]);&quot;&quot;;&quot;'ACTIVE_RS'&quot;)">
            <text:p/>
          </table:table-cell>
          <table:table-cell table:formula="of:=IF(ISBLANK([.D10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2]&amp;&quot;' , &quot;&amp;&quot;'&quot;&amp;[.B102]&amp;&quot;' , &quot;&amp;&quot;'&quot;&amp;[.C102]&amp;&quot;' , &quot;&amp;&quot;'&quot;&amp;[.D102]&amp;&quot;' , &quot;&amp;&quot;&quot;&amp;[.E102]&amp;&quot; , &quot;&amp;&quot;&quot;&amp;[.F102]&amp;&quot; , &quot;&amp;&quot;&quot;&amp;[.G102]&amp;&quot; , &quot;&amp;&quot;&quot;&amp;[.H102]&amp;&quot; , &quot;&amp;&quot;&quot;&amp;[.I102]&amp;&quot; , &quot;&amp;&quot;&quot;&amp;[.J102]&amp;&quot; , &quot;&amp;&quot;&quot;&amp;[.K102]&amp;&quot; , &quot;&amp;&quot;&quot;&amp;[.L102]&amp;&quot; , &quot;&amp;&quot;&quot;&amp;[.M102]&amp;&quot; , &quot;&amp;&quot;&quot;&amp;[.N102]&amp;&quot; , &quot;&amp;&quot;&quot;&amp;[.O102]&amp;&quot; ); &quot;)">
            <text:p/>
          </table:table-cell>
          <table:table-cell table:formula="of:=IF(ISBLANK([.D102]);&quot;&quot;;&quot;INSERT INTO DIAMOND_CORE_LOOKUPS &quot;&amp;&quot;VALUES &quot;&amp;&quot;( &quot;&amp;&quot;'&quot;&amp;[.A102]&amp;&quot;' , &quot;&amp;&quot;'&quot;&amp;[.B102]&amp;&quot;' , &quot;&amp;&quot;'&quot;&amp;[.C102]&amp;&quot;' , &quot;&amp;&quot;'&quot;&amp;[.D102]&amp;&quot;' , &quot;&amp;&quot;&quot;&amp;[.E102]&amp;&quot; , &quot;&amp;&quot;&quot;&amp;[.F102]&amp;&quot; , &quot;&amp;&quot;&quot;&amp;[.G102]&amp;&quot; , &quot;&amp;&quot;&quot;&amp;[.H102]&amp;&quot; , &quot;&amp;&quot;&quot;&amp;[.I102]&amp;&quot; , &quot;&amp;&quot;&quot;&amp;[.J102]&amp;&quot; , &quot;&amp;&quot;&quot;&amp;[.K102]&amp;&quot; , &quot;&amp;&quot;&quot;&amp;[.L102]&amp;&quot; , &quot;&amp;&quot;&quot;&amp;[.M102]&amp;&quot; , &quot;&amp;&quot;&quot;&amp;[.N102]&amp;&quot; , &quot;&amp;&quot;&quot;&amp;[.O10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3]);&quot;&quot;;[.A102]+1)">
            <text:p/>
          </table:table-cell>
          <table:table-cell table:number-columns-repeated="3"/>
          <table:table-cell table:formula="of:=IF(ISBLANK([.C103]);&quot;&quot;;&quot;null&quot;)">
            <text:p/>
          </table:table-cell>
          <table:table-cell table:formula="of:=IF(ISBLANK([.C103]);&quot;&quot;;&quot;null&quot;)">
            <text:p/>
          </table:table-cell>
          <table:table-cell table:formula="of:=IF(ISBLANK([.C103]);&quot;&quot;;&quot;null&quot;)">
            <text:p/>
          </table:table-cell>
          <table:table-cell table:formula="of:=IF(ISBLANK([.C103]);&quot;&quot;;&quot;null&quot;)">
            <text:p/>
          </table:table-cell>
          <table:table-cell table:formula="of:=IF(ISBLANK([.C103]);&quot;&quot;;&quot;null&quot;)">
            <text:p/>
          </table:table-cell>
          <table:table-cell table:formula="of:=IF(ISBLANK([.C103]);&quot;&quot;;&quot;null&quot;)">
            <text:p/>
          </table:table-cell>
          <table:table-cell table:formula="of:=IF(ISBLANK([.D10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3]);&quot;&quot;;&quot;null&quot;)">
            <text:p/>
          </table:table-cell>
          <table:table-cell table:formula="of:=IF(ISBLANK([.C103]);&quot;&quot;;&quot;null&quot;)">
            <text:p/>
          </table:table-cell>
          <table:table-cell table:formula="of:=IF(ISBLANK([.D103]);&quot;&quot;;&quot;'ACTIVE_RS'&quot;)">
            <text:p/>
          </table:table-cell>
          <table:table-cell table:formula="of:=IF(ISBLANK([.D10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3]&amp;&quot;' , &quot;&amp;&quot;'&quot;&amp;[.B103]&amp;&quot;' , &quot;&amp;&quot;'&quot;&amp;[.C103]&amp;&quot;' , &quot;&amp;&quot;'&quot;&amp;[.D103]&amp;&quot;' , &quot;&amp;&quot;&quot;&amp;[.E103]&amp;&quot; , &quot;&amp;&quot;&quot;&amp;[.F103]&amp;&quot; , &quot;&amp;&quot;&quot;&amp;[.G103]&amp;&quot; , &quot;&amp;&quot;&quot;&amp;[.H103]&amp;&quot; , &quot;&amp;&quot;&quot;&amp;[.I103]&amp;&quot; , &quot;&amp;&quot;&quot;&amp;[.J103]&amp;&quot; , &quot;&amp;&quot;&quot;&amp;[.K103]&amp;&quot; , &quot;&amp;&quot;&quot;&amp;[.L103]&amp;&quot; , &quot;&amp;&quot;&quot;&amp;[.M103]&amp;&quot; , &quot;&amp;&quot;&quot;&amp;[.N103]&amp;&quot; , &quot;&amp;&quot;&quot;&amp;[.O103]&amp;&quot; ); &quot;)">
            <text:p/>
          </table:table-cell>
          <table:table-cell table:formula="of:=IF(ISBLANK([.D103]);&quot;&quot;;&quot;INSERT INTO DIAMOND_CORE_LOOKUPS &quot;&amp;&quot;VALUES &quot;&amp;&quot;( &quot;&amp;&quot;'&quot;&amp;[.A103]&amp;&quot;' , &quot;&amp;&quot;'&quot;&amp;[.B103]&amp;&quot;' , &quot;&amp;&quot;'&quot;&amp;[.C103]&amp;&quot;' , &quot;&amp;&quot;'&quot;&amp;[.D103]&amp;&quot;' , &quot;&amp;&quot;&quot;&amp;[.E103]&amp;&quot; , &quot;&amp;&quot;&quot;&amp;[.F103]&amp;&quot; , &quot;&amp;&quot;&quot;&amp;[.G103]&amp;&quot; , &quot;&amp;&quot;&quot;&amp;[.H103]&amp;&quot; , &quot;&amp;&quot;&quot;&amp;[.I103]&amp;&quot; , &quot;&amp;&quot;&quot;&amp;[.J103]&amp;&quot; , &quot;&amp;&quot;&quot;&amp;[.K103]&amp;&quot; , &quot;&amp;&quot;&quot;&amp;[.L103]&amp;&quot; , &quot;&amp;&quot;&quot;&amp;[.M103]&amp;&quot; , &quot;&amp;&quot;&quot;&amp;[.N103]&amp;&quot; , &quot;&amp;&quot;&quot;&amp;[.O10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4]);&quot;&quot;;[.A103]+1)">
            <text:p/>
          </table:table-cell>
          <table:table-cell table:number-columns-repeated="3"/>
          <table:table-cell table:formula="of:=IF(ISBLANK([.C104]);&quot;&quot;;&quot;null&quot;)">
            <text:p/>
          </table:table-cell>
          <table:table-cell table:formula="of:=IF(ISBLANK([.C104]);&quot;&quot;;&quot;null&quot;)">
            <text:p/>
          </table:table-cell>
          <table:table-cell table:formula="of:=IF(ISBLANK([.C104]);&quot;&quot;;&quot;null&quot;)">
            <text:p/>
          </table:table-cell>
          <table:table-cell table:formula="of:=IF(ISBLANK([.C104]);&quot;&quot;;&quot;null&quot;)">
            <text:p/>
          </table:table-cell>
          <table:table-cell table:formula="of:=IF(ISBLANK([.C104]);&quot;&quot;;&quot;null&quot;)">
            <text:p/>
          </table:table-cell>
          <table:table-cell table:formula="of:=IF(ISBLANK([.C104]);&quot;&quot;;&quot;null&quot;)">
            <text:p/>
          </table:table-cell>
          <table:table-cell table:formula="of:=IF(ISBLANK([.D10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4]);&quot;&quot;;&quot;null&quot;)">
            <text:p/>
          </table:table-cell>
          <table:table-cell table:formula="of:=IF(ISBLANK([.C104]);&quot;&quot;;&quot;null&quot;)">
            <text:p/>
          </table:table-cell>
          <table:table-cell table:formula="of:=IF(ISBLANK([.D104]);&quot;&quot;;&quot;'ACTIVE_RS'&quot;)">
            <text:p/>
          </table:table-cell>
          <table:table-cell table:formula="of:=IF(ISBLANK([.D10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4]&amp;&quot;' , &quot;&amp;&quot;'&quot;&amp;[.B104]&amp;&quot;' , &quot;&amp;&quot;'&quot;&amp;[.C104]&amp;&quot;' , &quot;&amp;&quot;'&quot;&amp;[.D104]&amp;&quot;' , &quot;&amp;&quot;&quot;&amp;[.E104]&amp;&quot; , &quot;&amp;&quot;&quot;&amp;[.F104]&amp;&quot; , &quot;&amp;&quot;&quot;&amp;[.G104]&amp;&quot; , &quot;&amp;&quot;&quot;&amp;[.H104]&amp;&quot; , &quot;&amp;&quot;&quot;&amp;[.I104]&amp;&quot; , &quot;&amp;&quot;&quot;&amp;[.J104]&amp;&quot; , &quot;&amp;&quot;&quot;&amp;[.K104]&amp;&quot; , &quot;&amp;&quot;&quot;&amp;[.L104]&amp;&quot; , &quot;&amp;&quot;&quot;&amp;[.M104]&amp;&quot; , &quot;&amp;&quot;&quot;&amp;[.N104]&amp;&quot; , &quot;&amp;&quot;&quot;&amp;[.O104]&amp;&quot; ); &quot;)">
            <text:p/>
          </table:table-cell>
          <table:table-cell table:formula="of:=IF(ISBLANK([.D104]);&quot;&quot;;&quot;INSERT INTO DIAMOND_CORE_LOOKUPS &quot;&amp;&quot;VALUES &quot;&amp;&quot;( &quot;&amp;&quot;'&quot;&amp;[.A104]&amp;&quot;' , &quot;&amp;&quot;'&quot;&amp;[.B104]&amp;&quot;' , &quot;&amp;&quot;'&quot;&amp;[.C104]&amp;&quot;' , &quot;&amp;&quot;'&quot;&amp;[.D104]&amp;&quot;' , &quot;&amp;&quot;&quot;&amp;[.E104]&amp;&quot; , &quot;&amp;&quot;&quot;&amp;[.F104]&amp;&quot; , &quot;&amp;&quot;&quot;&amp;[.G104]&amp;&quot; , &quot;&amp;&quot;&quot;&amp;[.H104]&amp;&quot; , &quot;&amp;&quot;&quot;&amp;[.I104]&amp;&quot; , &quot;&amp;&quot;&quot;&amp;[.J104]&amp;&quot; , &quot;&amp;&quot;&quot;&amp;[.K104]&amp;&quot; , &quot;&amp;&quot;&quot;&amp;[.L104]&amp;&quot; , &quot;&amp;&quot;&quot;&amp;[.M104]&amp;&quot; , &quot;&amp;&quot;&quot;&amp;[.N104]&amp;&quot; , &quot;&amp;&quot;&quot;&amp;[.O10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5]);&quot;&quot;;[.A104]+1)">
            <text:p/>
          </table:table-cell>
          <table:table-cell table:number-columns-repeated="3"/>
          <table:table-cell table:formula="of:=IF(ISBLANK([.C105]);&quot;&quot;;&quot;null&quot;)">
            <text:p/>
          </table:table-cell>
          <table:table-cell table:formula="of:=IF(ISBLANK([.C105]);&quot;&quot;;&quot;null&quot;)">
            <text:p/>
          </table:table-cell>
          <table:table-cell table:formula="of:=IF(ISBLANK([.C105]);&quot;&quot;;&quot;null&quot;)">
            <text:p/>
          </table:table-cell>
          <table:table-cell table:formula="of:=IF(ISBLANK([.C105]);&quot;&quot;;&quot;null&quot;)">
            <text:p/>
          </table:table-cell>
          <table:table-cell table:formula="of:=IF(ISBLANK([.C105]);&quot;&quot;;&quot;null&quot;)">
            <text:p/>
          </table:table-cell>
          <table:table-cell table:formula="of:=IF(ISBLANK([.C105]);&quot;&quot;;&quot;null&quot;)">
            <text:p/>
          </table:table-cell>
          <table:table-cell table:formula="of:=IF(ISBLANK([.D10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5]);&quot;&quot;;&quot;null&quot;)">
            <text:p/>
          </table:table-cell>
          <table:table-cell table:formula="of:=IF(ISBLANK([.C105]);&quot;&quot;;&quot;null&quot;)">
            <text:p/>
          </table:table-cell>
          <table:table-cell table:formula="of:=IF(ISBLANK([.D105]);&quot;&quot;;&quot;'ACTIVE_RS'&quot;)">
            <text:p/>
          </table:table-cell>
          <table:table-cell table:formula="of:=IF(ISBLANK([.D10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5]&amp;&quot;' , &quot;&amp;&quot;'&quot;&amp;[.B105]&amp;&quot;' , &quot;&amp;&quot;'&quot;&amp;[.C105]&amp;&quot;' , &quot;&amp;&quot;'&quot;&amp;[.D105]&amp;&quot;' , &quot;&amp;&quot;&quot;&amp;[.E105]&amp;&quot; , &quot;&amp;&quot;&quot;&amp;[.F105]&amp;&quot; , &quot;&amp;&quot;&quot;&amp;[.G105]&amp;&quot; , &quot;&amp;&quot;&quot;&amp;[.H105]&amp;&quot; , &quot;&amp;&quot;&quot;&amp;[.I105]&amp;&quot; , &quot;&amp;&quot;&quot;&amp;[.J105]&amp;&quot; , &quot;&amp;&quot;&quot;&amp;[.K105]&amp;&quot; , &quot;&amp;&quot;&quot;&amp;[.L105]&amp;&quot; , &quot;&amp;&quot;&quot;&amp;[.M105]&amp;&quot; , &quot;&amp;&quot;&quot;&amp;[.N105]&amp;&quot; , &quot;&amp;&quot;&quot;&amp;[.O105]&amp;&quot; ); &quot;)">
            <text:p/>
          </table:table-cell>
          <table:table-cell table:formula="of:=IF(ISBLANK([.D105]);&quot;&quot;;&quot;INSERT INTO DIAMOND_CORE_LOOKUPS &quot;&amp;&quot;VALUES &quot;&amp;&quot;( &quot;&amp;&quot;'&quot;&amp;[.A105]&amp;&quot;' , &quot;&amp;&quot;'&quot;&amp;[.B105]&amp;&quot;' , &quot;&amp;&quot;'&quot;&amp;[.C105]&amp;&quot;' , &quot;&amp;&quot;'&quot;&amp;[.D105]&amp;&quot;' , &quot;&amp;&quot;&quot;&amp;[.E105]&amp;&quot; , &quot;&amp;&quot;&quot;&amp;[.F105]&amp;&quot; , &quot;&amp;&quot;&quot;&amp;[.G105]&amp;&quot; , &quot;&amp;&quot;&quot;&amp;[.H105]&amp;&quot; , &quot;&amp;&quot;&quot;&amp;[.I105]&amp;&quot; , &quot;&amp;&quot;&quot;&amp;[.J105]&amp;&quot; , &quot;&amp;&quot;&quot;&amp;[.K105]&amp;&quot; , &quot;&amp;&quot;&quot;&amp;[.L105]&amp;&quot; , &quot;&amp;&quot;&quot;&amp;[.M105]&amp;&quot; , &quot;&amp;&quot;&quot;&amp;[.N105]&amp;&quot; , &quot;&amp;&quot;&quot;&amp;[.O10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6]);&quot;&quot;;[.A105]+1)">
            <text:p/>
          </table:table-cell>
          <table:table-cell table:number-columns-repeated="3"/>
          <table:table-cell table:formula="of:=IF(ISBLANK([.C106]);&quot;&quot;;&quot;null&quot;)">
            <text:p/>
          </table:table-cell>
          <table:table-cell table:formula="of:=IF(ISBLANK([.C106]);&quot;&quot;;&quot;null&quot;)">
            <text:p/>
          </table:table-cell>
          <table:table-cell table:formula="of:=IF(ISBLANK([.C106]);&quot;&quot;;&quot;null&quot;)">
            <text:p/>
          </table:table-cell>
          <table:table-cell table:formula="of:=IF(ISBLANK([.C106]);&quot;&quot;;&quot;null&quot;)">
            <text:p/>
          </table:table-cell>
          <table:table-cell table:formula="of:=IF(ISBLANK([.C106]);&quot;&quot;;&quot;null&quot;)">
            <text:p/>
          </table:table-cell>
          <table:table-cell table:formula="of:=IF(ISBLANK([.C106]);&quot;&quot;;&quot;null&quot;)">
            <text:p/>
          </table:table-cell>
          <table:table-cell table:formula="of:=IF(ISBLANK([.D10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6]);&quot;&quot;;&quot;null&quot;)">
            <text:p/>
          </table:table-cell>
          <table:table-cell table:formula="of:=IF(ISBLANK([.C106]);&quot;&quot;;&quot;null&quot;)">
            <text:p/>
          </table:table-cell>
          <table:table-cell table:formula="of:=IF(ISBLANK([.D106]);&quot;&quot;;&quot;'ACTIVE_RS'&quot;)">
            <text:p/>
          </table:table-cell>
          <table:table-cell table:formula="of:=IF(ISBLANK([.D10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6]&amp;&quot;' , &quot;&amp;&quot;'&quot;&amp;[.B106]&amp;&quot;' , &quot;&amp;&quot;'&quot;&amp;[.C106]&amp;&quot;' , &quot;&amp;&quot;'&quot;&amp;[.D106]&amp;&quot;' , &quot;&amp;&quot;&quot;&amp;[.E106]&amp;&quot; , &quot;&amp;&quot;&quot;&amp;[.F106]&amp;&quot; , &quot;&amp;&quot;&quot;&amp;[.G106]&amp;&quot; , &quot;&amp;&quot;&quot;&amp;[.H106]&amp;&quot; , &quot;&amp;&quot;&quot;&amp;[.I106]&amp;&quot; , &quot;&amp;&quot;&quot;&amp;[.J106]&amp;&quot; , &quot;&amp;&quot;&quot;&amp;[.K106]&amp;&quot; , &quot;&amp;&quot;&quot;&amp;[.L106]&amp;&quot; , &quot;&amp;&quot;&quot;&amp;[.M106]&amp;&quot; , &quot;&amp;&quot;&quot;&amp;[.N106]&amp;&quot; , &quot;&amp;&quot;&quot;&amp;[.O106]&amp;&quot; ); &quot;)">
            <text:p/>
          </table:table-cell>
          <table:table-cell table:formula="of:=IF(ISBLANK([.D106]);&quot;&quot;;&quot;INSERT INTO DIAMOND_CORE_LOOKUPS &quot;&amp;&quot;VALUES &quot;&amp;&quot;( &quot;&amp;&quot;'&quot;&amp;[.A106]&amp;&quot;' , &quot;&amp;&quot;'&quot;&amp;[.B106]&amp;&quot;' , &quot;&amp;&quot;'&quot;&amp;[.C106]&amp;&quot;' , &quot;&amp;&quot;'&quot;&amp;[.D106]&amp;&quot;' , &quot;&amp;&quot;&quot;&amp;[.E106]&amp;&quot; , &quot;&amp;&quot;&quot;&amp;[.F106]&amp;&quot; , &quot;&amp;&quot;&quot;&amp;[.G106]&amp;&quot; , &quot;&amp;&quot;&quot;&amp;[.H106]&amp;&quot; , &quot;&amp;&quot;&quot;&amp;[.I106]&amp;&quot; , &quot;&amp;&quot;&quot;&amp;[.J106]&amp;&quot; , &quot;&amp;&quot;&quot;&amp;[.K106]&amp;&quot; , &quot;&amp;&quot;&quot;&amp;[.L106]&amp;&quot; , &quot;&amp;&quot;&quot;&amp;[.M106]&amp;&quot; , &quot;&amp;&quot;&quot;&amp;[.N106]&amp;&quot; , &quot;&amp;&quot;&quot;&amp;[.O10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7]);&quot;&quot;;[.A106]+1)">
            <text:p/>
          </table:table-cell>
          <table:table-cell table:number-columns-repeated="3"/>
          <table:table-cell table:formula="of:=IF(ISBLANK([.C107]);&quot;&quot;;&quot;null&quot;)">
            <text:p/>
          </table:table-cell>
          <table:table-cell table:formula="of:=IF(ISBLANK([.C107]);&quot;&quot;;&quot;null&quot;)">
            <text:p/>
          </table:table-cell>
          <table:table-cell table:formula="of:=IF(ISBLANK([.C107]);&quot;&quot;;&quot;null&quot;)">
            <text:p/>
          </table:table-cell>
          <table:table-cell table:formula="of:=IF(ISBLANK([.C107]);&quot;&quot;;&quot;null&quot;)">
            <text:p/>
          </table:table-cell>
          <table:table-cell table:formula="of:=IF(ISBLANK([.C107]);&quot;&quot;;&quot;null&quot;)">
            <text:p/>
          </table:table-cell>
          <table:table-cell table:formula="of:=IF(ISBLANK([.C107]);&quot;&quot;;&quot;null&quot;)">
            <text:p/>
          </table:table-cell>
          <table:table-cell table:formula="of:=IF(ISBLANK([.D10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7]);&quot;&quot;;&quot;null&quot;)">
            <text:p/>
          </table:table-cell>
          <table:table-cell table:formula="of:=IF(ISBLANK([.C107]);&quot;&quot;;&quot;null&quot;)">
            <text:p/>
          </table:table-cell>
          <table:table-cell table:formula="of:=IF(ISBLANK([.D107]);&quot;&quot;;&quot;'ACTIVE_RS'&quot;)">
            <text:p/>
          </table:table-cell>
          <table:table-cell table:formula="of:=IF(ISBLANK([.D10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7]&amp;&quot;' , &quot;&amp;&quot;'&quot;&amp;[.B107]&amp;&quot;' , &quot;&amp;&quot;'&quot;&amp;[.C107]&amp;&quot;' , &quot;&amp;&quot;'&quot;&amp;[.D107]&amp;&quot;' , &quot;&amp;&quot;&quot;&amp;[.E107]&amp;&quot; , &quot;&amp;&quot;&quot;&amp;[.F107]&amp;&quot; , &quot;&amp;&quot;&quot;&amp;[.G107]&amp;&quot; , &quot;&amp;&quot;&quot;&amp;[.H107]&amp;&quot; , &quot;&amp;&quot;&quot;&amp;[.I107]&amp;&quot; , &quot;&amp;&quot;&quot;&amp;[.J107]&amp;&quot; , &quot;&amp;&quot;&quot;&amp;[.K107]&amp;&quot; , &quot;&amp;&quot;&quot;&amp;[.L107]&amp;&quot; , &quot;&amp;&quot;&quot;&amp;[.M107]&amp;&quot; , &quot;&amp;&quot;&quot;&amp;[.N107]&amp;&quot; , &quot;&amp;&quot;&quot;&amp;[.O107]&amp;&quot; ); &quot;)">
            <text:p/>
          </table:table-cell>
          <table:table-cell table:formula="of:=IF(ISBLANK([.D107]);&quot;&quot;;&quot;INSERT INTO DIAMOND_CORE_LOOKUPS &quot;&amp;&quot;VALUES &quot;&amp;&quot;( &quot;&amp;&quot;'&quot;&amp;[.A107]&amp;&quot;' , &quot;&amp;&quot;'&quot;&amp;[.B107]&amp;&quot;' , &quot;&amp;&quot;'&quot;&amp;[.C107]&amp;&quot;' , &quot;&amp;&quot;'&quot;&amp;[.D107]&amp;&quot;' , &quot;&amp;&quot;&quot;&amp;[.E107]&amp;&quot; , &quot;&amp;&quot;&quot;&amp;[.F107]&amp;&quot; , &quot;&amp;&quot;&quot;&amp;[.G107]&amp;&quot; , &quot;&amp;&quot;&quot;&amp;[.H107]&amp;&quot; , &quot;&amp;&quot;&quot;&amp;[.I107]&amp;&quot; , &quot;&amp;&quot;&quot;&amp;[.J107]&amp;&quot; , &quot;&amp;&quot;&quot;&amp;[.K107]&amp;&quot; , &quot;&amp;&quot;&quot;&amp;[.L107]&amp;&quot; , &quot;&amp;&quot;&quot;&amp;[.M107]&amp;&quot; , &quot;&amp;&quot;&quot;&amp;[.N107]&amp;&quot; , &quot;&amp;&quot;&quot;&amp;[.O10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8]);&quot;&quot;;[.A107]+1)">
            <text:p/>
          </table:table-cell>
          <table:table-cell table:number-columns-repeated="3"/>
          <table:table-cell table:formula="of:=IF(ISBLANK([.C108]);&quot;&quot;;&quot;null&quot;)">
            <text:p/>
          </table:table-cell>
          <table:table-cell table:formula="of:=IF(ISBLANK([.C108]);&quot;&quot;;&quot;null&quot;)">
            <text:p/>
          </table:table-cell>
          <table:table-cell table:formula="of:=IF(ISBLANK([.C108]);&quot;&quot;;&quot;null&quot;)">
            <text:p/>
          </table:table-cell>
          <table:table-cell table:formula="of:=IF(ISBLANK([.C108]);&quot;&quot;;&quot;null&quot;)">
            <text:p/>
          </table:table-cell>
          <table:table-cell table:formula="of:=IF(ISBLANK([.C108]);&quot;&quot;;&quot;null&quot;)">
            <text:p/>
          </table:table-cell>
          <table:table-cell table:formula="of:=IF(ISBLANK([.C108]);&quot;&quot;;&quot;null&quot;)">
            <text:p/>
          </table:table-cell>
          <table:table-cell table:formula="of:=IF(ISBLANK([.D10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8]);&quot;&quot;;&quot;null&quot;)">
            <text:p/>
          </table:table-cell>
          <table:table-cell table:formula="of:=IF(ISBLANK([.C108]);&quot;&quot;;&quot;null&quot;)">
            <text:p/>
          </table:table-cell>
          <table:table-cell table:formula="of:=IF(ISBLANK([.D108]);&quot;&quot;;&quot;'ACTIVE_RS'&quot;)">
            <text:p/>
          </table:table-cell>
          <table:table-cell table:formula="of:=IF(ISBLANK([.D10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8]&amp;&quot;' , &quot;&amp;&quot;'&quot;&amp;[.B108]&amp;&quot;' , &quot;&amp;&quot;'&quot;&amp;[.C108]&amp;&quot;' , &quot;&amp;&quot;'&quot;&amp;[.D108]&amp;&quot;' , &quot;&amp;&quot;&quot;&amp;[.E108]&amp;&quot; , &quot;&amp;&quot;&quot;&amp;[.F108]&amp;&quot; , &quot;&amp;&quot;&quot;&amp;[.G108]&amp;&quot; , &quot;&amp;&quot;&quot;&amp;[.H108]&amp;&quot; , &quot;&amp;&quot;&quot;&amp;[.I108]&amp;&quot; , &quot;&amp;&quot;&quot;&amp;[.J108]&amp;&quot; , &quot;&amp;&quot;&quot;&amp;[.K108]&amp;&quot; , &quot;&amp;&quot;&quot;&amp;[.L108]&amp;&quot; , &quot;&amp;&quot;&quot;&amp;[.M108]&amp;&quot; , &quot;&amp;&quot;&quot;&amp;[.N108]&amp;&quot; , &quot;&amp;&quot;&quot;&amp;[.O108]&amp;&quot; ); &quot;)">
            <text:p/>
          </table:table-cell>
          <table:table-cell table:formula="of:=IF(ISBLANK([.D108]);&quot;&quot;;&quot;INSERT INTO DIAMOND_CORE_LOOKUPS &quot;&amp;&quot;VALUES &quot;&amp;&quot;( &quot;&amp;&quot;'&quot;&amp;[.A108]&amp;&quot;' , &quot;&amp;&quot;'&quot;&amp;[.B108]&amp;&quot;' , &quot;&amp;&quot;'&quot;&amp;[.C108]&amp;&quot;' , &quot;&amp;&quot;'&quot;&amp;[.D108]&amp;&quot;' , &quot;&amp;&quot;&quot;&amp;[.E108]&amp;&quot; , &quot;&amp;&quot;&quot;&amp;[.F108]&amp;&quot; , &quot;&amp;&quot;&quot;&amp;[.G108]&amp;&quot; , &quot;&amp;&quot;&quot;&amp;[.H108]&amp;&quot; , &quot;&amp;&quot;&quot;&amp;[.I108]&amp;&quot; , &quot;&amp;&quot;&quot;&amp;[.J108]&amp;&quot; , &quot;&amp;&quot;&quot;&amp;[.K108]&amp;&quot; , &quot;&amp;&quot;&quot;&amp;[.L108]&amp;&quot; , &quot;&amp;&quot;&quot;&amp;[.M108]&amp;&quot; , &quot;&amp;&quot;&quot;&amp;[.N108]&amp;&quot; , &quot;&amp;&quot;&quot;&amp;[.O10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09]);&quot;&quot;;[.A108]+1)">
            <text:p/>
          </table:table-cell>
          <table:table-cell table:number-columns-repeated="3"/>
          <table:table-cell table:formula="of:=IF(ISBLANK([.C109]);&quot;&quot;;&quot;null&quot;)">
            <text:p/>
          </table:table-cell>
          <table:table-cell table:formula="of:=IF(ISBLANK([.C109]);&quot;&quot;;&quot;null&quot;)">
            <text:p/>
          </table:table-cell>
          <table:table-cell table:formula="of:=IF(ISBLANK([.C109]);&quot;&quot;;&quot;null&quot;)">
            <text:p/>
          </table:table-cell>
          <table:table-cell table:formula="of:=IF(ISBLANK([.C109]);&quot;&quot;;&quot;null&quot;)">
            <text:p/>
          </table:table-cell>
          <table:table-cell table:formula="of:=IF(ISBLANK([.C109]);&quot;&quot;;&quot;null&quot;)">
            <text:p/>
          </table:table-cell>
          <table:table-cell table:formula="of:=IF(ISBLANK([.C109]);&quot;&quot;;&quot;null&quot;)">
            <text:p/>
          </table:table-cell>
          <table:table-cell table:formula="of:=IF(ISBLANK([.D10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09]);&quot;&quot;;&quot;null&quot;)">
            <text:p/>
          </table:table-cell>
          <table:table-cell table:formula="of:=IF(ISBLANK([.C109]);&quot;&quot;;&quot;null&quot;)">
            <text:p/>
          </table:table-cell>
          <table:table-cell table:formula="of:=IF(ISBLANK([.D109]);&quot;&quot;;&quot;'ACTIVE_RS'&quot;)">
            <text:p/>
          </table:table-cell>
          <table:table-cell table:formula="of:=IF(ISBLANK([.D10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09]&amp;&quot;' , &quot;&amp;&quot;'&quot;&amp;[.B109]&amp;&quot;' , &quot;&amp;&quot;'&quot;&amp;[.C109]&amp;&quot;' , &quot;&amp;&quot;'&quot;&amp;[.D109]&amp;&quot;' , &quot;&amp;&quot;&quot;&amp;[.E109]&amp;&quot; , &quot;&amp;&quot;&quot;&amp;[.F109]&amp;&quot; , &quot;&amp;&quot;&quot;&amp;[.G109]&amp;&quot; , &quot;&amp;&quot;&quot;&amp;[.H109]&amp;&quot; , &quot;&amp;&quot;&quot;&amp;[.I109]&amp;&quot; , &quot;&amp;&quot;&quot;&amp;[.J109]&amp;&quot; , &quot;&amp;&quot;&quot;&amp;[.K109]&amp;&quot; , &quot;&amp;&quot;&quot;&amp;[.L109]&amp;&quot; , &quot;&amp;&quot;&quot;&amp;[.M109]&amp;&quot; , &quot;&amp;&quot;&quot;&amp;[.N109]&amp;&quot; , &quot;&amp;&quot;&quot;&amp;[.O109]&amp;&quot; ); &quot;)">
            <text:p/>
          </table:table-cell>
          <table:table-cell table:formula="of:=IF(ISBLANK([.D109]);&quot;&quot;;&quot;INSERT INTO DIAMOND_CORE_LOOKUPS &quot;&amp;&quot;VALUES &quot;&amp;&quot;( &quot;&amp;&quot;'&quot;&amp;[.A109]&amp;&quot;' , &quot;&amp;&quot;'&quot;&amp;[.B109]&amp;&quot;' , &quot;&amp;&quot;'&quot;&amp;[.C109]&amp;&quot;' , &quot;&amp;&quot;'&quot;&amp;[.D109]&amp;&quot;' , &quot;&amp;&quot;&quot;&amp;[.E109]&amp;&quot; , &quot;&amp;&quot;&quot;&amp;[.F109]&amp;&quot; , &quot;&amp;&quot;&quot;&amp;[.G109]&amp;&quot; , &quot;&amp;&quot;&quot;&amp;[.H109]&amp;&quot; , &quot;&amp;&quot;&quot;&amp;[.I109]&amp;&quot; , &quot;&amp;&quot;&quot;&amp;[.J109]&amp;&quot; , &quot;&amp;&quot;&quot;&amp;[.K109]&amp;&quot; , &quot;&amp;&quot;&quot;&amp;[.L109]&amp;&quot; , &quot;&amp;&quot;&quot;&amp;[.M109]&amp;&quot; , &quot;&amp;&quot;&quot;&amp;[.N109]&amp;&quot; , &quot;&amp;&quot;&quot;&amp;[.O10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0]);&quot;&quot;;[.A109]+1)">
            <text:p/>
          </table:table-cell>
          <table:table-cell table:number-columns-repeated="3"/>
          <table:table-cell table:formula="of:=IF(ISBLANK([.C110]);&quot;&quot;;&quot;null&quot;)">
            <text:p/>
          </table:table-cell>
          <table:table-cell table:formula="of:=IF(ISBLANK([.C110]);&quot;&quot;;&quot;null&quot;)">
            <text:p/>
          </table:table-cell>
          <table:table-cell table:formula="of:=IF(ISBLANK([.C110]);&quot;&quot;;&quot;null&quot;)">
            <text:p/>
          </table:table-cell>
          <table:table-cell table:formula="of:=IF(ISBLANK([.C110]);&quot;&quot;;&quot;null&quot;)">
            <text:p/>
          </table:table-cell>
          <table:table-cell table:formula="of:=IF(ISBLANK([.C110]);&quot;&quot;;&quot;null&quot;)">
            <text:p/>
          </table:table-cell>
          <table:table-cell table:formula="of:=IF(ISBLANK([.C110]);&quot;&quot;;&quot;null&quot;)">
            <text:p/>
          </table:table-cell>
          <table:table-cell table:formula="of:=IF(ISBLANK([.D11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0]);&quot;&quot;;&quot;null&quot;)">
            <text:p/>
          </table:table-cell>
          <table:table-cell table:formula="of:=IF(ISBLANK([.C110]);&quot;&quot;;&quot;null&quot;)">
            <text:p/>
          </table:table-cell>
          <table:table-cell table:formula="of:=IF(ISBLANK([.D110]);&quot;&quot;;&quot;'ACTIVE_RS'&quot;)">
            <text:p/>
          </table:table-cell>
          <table:table-cell table:formula="of:=IF(ISBLANK([.D11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0]&amp;&quot;' , &quot;&amp;&quot;'&quot;&amp;[.B110]&amp;&quot;' , &quot;&amp;&quot;'&quot;&amp;[.C110]&amp;&quot;' , &quot;&amp;&quot;'&quot;&amp;[.D110]&amp;&quot;' , &quot;&amp;&quot;&quot;&amp;[.E110]&amp;&quot; , &quot;&amp;&quot;&quot;&amp;[.F110]&amp;&quot; , &quot;&amp;&quot;&quot;&amp;[.G110]&amp;&quot; , &quot;&amp;&quot;&quot;&amp;[.H110]&amp;&quot; , &quot;&amp;&quot;&quot;&amp;[.I110]&amp;&quot; , &quot;&amp;&quot;&quot;&amp;[.J110]&amp;&quot; , &quot;&amp;&quot;&quot;&amp;[.K110]&amp;&quot; , &quot;&amp;&quot;&quot;&amp;[.L110]&amp;&quot; , &quot;&amp;&quot;&quot;&amp;[.M110]&amp;&quot; , &quot;&amp;&quot;&quot;&amp;[.N110]&amp;&quot; , &quot;&amp;&quot;&quot;&amp;[.O110]&amp;&quot; ); &quot;)">
            <text:p/>
          </table:table-cell>
          <table:table-cell table:formula="of:=IF(ISBLANK([.D110]);&quot;&quot;;&quot;INSERT INTO DIAMOND_CORE_LOOKUPS &quot;&amp;&quot;VALUES &quot;&amp;&quot;( &quot;&amp;&quot;'&quot;&amp;[.A110]&amp;&quot;' , &quot;&amp;&quot;'&quot;&amp;[.B110]&amp;&quot;' , &quot;&amp;&quot;'&quot;&amp;[.C110]&amp;&quot;' , &quot;&amp;&quot;'&quot;&amp;[.D110]&amp;&quot;' , &quot;&amp;&quot;&quot;&amp;[.E110]&amp;&quot; , &quot;&amp;&quot;&quot;&amp;[.F110]&amp;&quot; , &quot;&amp;&quot;&quot;&amp;[.G110]&amp;&quot; , &quot;&amp;&quot;&quot;&amp;[.H110]&amp;&quot; , &quot;&amp;&quot;&quot;&amp;[.I110]&amp;&quot; , &quot;&amp;&quot;&quot;&amp;[.J110]&amp;&quot; , &quot;&amp;&quot;&quot;&amp;[.K110]&amp;&quot; , &quot;&amp;&quot;&quot;&amp;[.L110]&amp;&quot; , &quot;&amp;&quot;&quot;&amp;[.M110]&amp;&quot; , &quot;&amp;&quot;&quot;&amp;[.N110]&amp;&quot; , &quot;&amp;&quot;&quot;&amp;[.O11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1]);&quot;&quot;;[.A110]+1)">
            <text:p/>
          </table:table-cell>
          <table:table-cell table:number-columns-repeated="3"/>
          <table:table-cell table:formula="of:=IF(ISBLANK([.C111]);&quot;&quot;;&quot;null&quot;)">
            <text:p/>
          </table:table-cell>
          <table:table-cell table:formula="of:=IF(ISBLANK([.C111]);&quot;&quot;;&quot;null&quot;)">
            <text:p/>
          </table:table-cell>
          <table:table-cell table:formula="of:=IF(ISBLANK([.C111]);&quot;&quot;;&quot;null&quot;)">
            <text:p/>
          </table:table-cell>
          <table:table-cell table:formula="of:=IF(ISBLANK([.C111]);&quot;&quot;;&quot;null&quot;)">
            <text:p/>
          </table:table-cell>
          <table:table-cell table:formula="of:=IF(ISBLANK([.C111]);&quot;&quot;;&quot;null&quot;)">
            <text:p/>
          </table:table-cell>
          <table:table-cell table:formula="of:=IF(ISBLANK([.C111]);&quot;&quot;;&quot;null&quot;)">
            <text:p/>
          </table:table-cell>
          <table:table-cell table:formula="of:=IF(ISBLANK([.D11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1]);&quot;&quot;;&quot;null&quot;)">
            <text:p/>
          </table:table-cell>
          <table:table-cell table:formula="of:=IF(ISBLANK([.C111]);&quot;&quot;;&quot;null&quot;)">
            <text:p/>
          </table:table-cell>
          <table:table-cell table:formula="of:=IF(ISBLANK([.D111]);&quot;&quot;;&quot;'ACTIVE_RS'&quot;)">
            <text:p/>
          </table:table-cell>
          <table:table-cell table:formula="of:=IF(ISBLANK([.D11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1]&amp;&quot;' , &quot;&amp;&quot;'&quot;&amp;[.B111]&amp;&quot;' , &quot;&amp;&quot;'&quot;&amp;[.C111]&amp;&quot;' , &quot;&amp;&quot;'&quot;&amp;[.D111]&amp;&quot;' , &quot;&amp;&quot;&quot;&amp;[.E111]&amp;&quot; , &quot;&amp;&quot;&quot;&amp;[.F111]&amp;&quot; , &quot;&amp;&quot;&quot;&amp;[.G111]&amp;&quot; , &quot;&amp;&quot;&quot;&amp;[.H111]&amp;&quot; , &quot;&amp;&quot;&quot;&amp;[.I111]&amp;&quot; , &quot;&amp;&quot;&quot;&amp;[.J111]&amp;&quot; , &quot;&amp;&quot;&quot;&amp;[.K111]&amp;&quot; , &quot;&amp;&quot;&quot;&amp;[.L111]&amp;&quot; , &quot;&amp;&quot;&quot;&amp;[.M111]&amp;&quot; , &quot;&amp;&quot;&quot;&amp;[.N111]&amp;&quot; , &quot;&amp;&quot;&quot;&amp;[.O111]&amp;&quot; ); &quot;)">
            <text:p/>
          </table:table-cell>
          <table:table-cell table:formula="of:=IF(ISBLANK([.D111]);&quot;&quot;;&quot;INSERT INTO DIAMOND_CORE_LOOKUPS &quot;&amp;&quot;VALUES &quot;&amp;&quot;( &quot;&amp;&quot;'&quot;&amp;[.A111]&amp;&quot;' , &quot;&amp;&quot;'&quot;&amp;[.B111]&amp;&quot;' , &quot;&amp;&quot;'&quot;&amp;[.C111]&amp;&quot;' , &quot;&amp;&quot;'&quot;&amp;[.D111]&amp;&quot;' , &quot;&amp;&quot;&quot;&amp;[.E111]&amp;&quot; , &quot;&amp;&quot;&quot;&amp;[.F111]&amp;&quot; , &quot;&amp;&quot;&quot;&amp;[.G111]&amp;&quot; , &quot;&amp;&quot;&quot;&amp;[.H111]&amp;&quot; , &quot;&amp;&quot;&quot;&amp;[.I111]&amp;&quot; , &quot;&amp;&quot;&quot;&amp;[.J111]&amp;&quot; , &quot;&amp;&quot;&quot;&amp;[.K111]&amp;&quot; , &quot;&amp;&quot;&quot;&amp;[.L111]&amp;&quot; , &quot;&amp;&quot;&quot;&amp;[.M111]&amp;&quot; , &quot;&amp;&quot;&quot;&amp;[.N111]&amp;&quot; , &quot;&amp;&quot;&quot;&amp;[.O11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2]);&quot;&quot;;[.A111]+1)">
            <text:p/>
          </table:table-cell>
          <table:table-cell table:number-columns-repeated="3"/>
          <table:table-cell table:formula="of:=IF(ISBLANK([.C112]);&quot;&quot;;&quot;null&quot;)">
            <text:p/>
          </table:table-cell>
          <table:table-cell table:formula="of:=IF(ISBLANK([.C112]);&quot;&quot;;&quot;null&quot;)">
            <text:p/>
          </table:table-cell>
          <table:table-cell table:formula="of:=IF(ISBLANK([.C112]);&quot;&quot;;&quot;null&quot;)">
            <text:p/>
          </table:table-cell>
          <table:table-cell table:formula="of:=IF(ISBLANK([.C112]);&quot;&quot;;&quot;null&quot;)">
            <text:p/>
          </table:table-cell>
          <table:table-cell table:formula="of:=IF(ISBLANK([.C112]);&quot;&quot;;&quot;null&quot;)">
            <text:p/>
          </table:table-cell>
          <table:table-cell table:formula="of:=IF(ISBLANK([.C112]);&quot;&quot;;&quot;null&quot;)">
            <text:p/>
          </table:table-cell>
          <table:table-cell table:formula="of:=IF(ISBLANK([.D11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2]);&quot;&quot;;&quot;null&quot;)">
            <text:p/>
          </table:table-cell>
          <table:table-cell table:formula="of:=IF(ISBLANK([.C112]);&quot;&quot;;&quot;null&quot;)">
            <text:p/>
          </table:table-cell>
          <table:table-cell table:formula="of:=IF(ISBLANK([.D112]);&quot;&quot;;&quot;'ACTIVE_RS'&quot;)">
            <text:p/>
          </table:table-cell>
          <table:table-cell table:formula="of:=IF(ISBLANK([.D11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2]&amp;&quot;' , &quot;&amp;&quot;'&quot;&amp;[.B112]&amp;&quot;' , &quot;&amp;&quot;'&quot;&amp;[.C112]&amp;&quot;' , &quot;&amp;&quot;'&quot;&amp;[.D112]&amp;&quot;' , &quot;&amp;&quot;&quot;&amp;[.E112]&amp;&quot; , &quot;&amp;&quot;&quot;&amp;[.F112]&amp;&quot; , &quot;&amp;&quot;&quot;&amp;[.G112]&amp;&quot; , &quot;&amp;&quot;&quot;&amp;[.H112]&amp;&quot; , &quot;&amp;&quot;&quot;&amp;[.I112]&amp;&quot; , &quot;&amp;&quot;&quot;&amp;[.J112]&amp;&quot; , &quot;&amp;&quot;&quot;&amp;[.K112]&amp;&quot; , &quot;&amp;&quot;&quot;&amp;[.L112]&amp;&quot; , &quot;&amp;&quot;&quot;&amp;[.M112]&amp;&quot; , &quot;&amp;&quot;&quot;&amp;[.N112]&amp;&quot; , &quot;&amp;&quot;&quot;&amp;[.O112]&amp;&quot; ); &quot;)">
            <text:p/>
          </table:table-cell>
          <table:table-cell table:formula="of:=IF(ISBLANK([.D112]);&quot;&quot;;&quot;INSERT INTO DIAMOND_CORE_LOOKUPS &quot;&amp;&quot;VALUES &quot;&amp;&quot;( &quot;&amp;&quot;'&quot;&amp;[.A112]&amp;&quot;' , &quot;&amp;&quot;'&quot;&amp;[.B112]&amp;&quot;' , &quot;&amp;&quot;'&quot;&amp;[.C112]&amp;&quot;' , &quot;&amp;&quot;'&quot;&amp;[.D112]&amp;&quot;' , &quot;&amp;&quot;&quot;&amp;[.E112]&amp;&quot; , &quot;&amp;&quot;&quot;&amp;[.F112]&amp;&quot; , &quot;&amp;&quot;&quot;&amp;[.G112]&amp;&quot; , &quot;&amp;&quot;&quot;&amp;[.H112]&amp;&quot; , &quot;&amp;&quot;&quot;&amp;[.I112]&amp;&quot; , &quot;&amp;&quot;&quot;&amp;[.J112]&amp;&quot; , &quot;&amp;&quot;&quot;&amp;[.K112]&amp;&quot; , &quot;&amp;&quot;&quot;&amp;[.L112]&amp;&quot; , &quot;&amp;&quot;&quot;&amp;[.M112]&amp;&quot; , &quot;&amp;&quot;&quot;&amp;[.N112]&amp;&quot; , &quot;&amp;&quot;&quot;&amp;[.O11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3]);&quot;&quot;;[.A112]+1)">
            <text:p/>
          </table:table-cell>
          <table:table-cell table:number-columns-repeated="3"/>
          <table:table-cell table:formula="of:=IF(ISBLANK([.C113]);&quot;&quot;;&quot;null&quot;)">
            <text:p/>
          </table:table-cell>
          <table:table-cell table:formula="of:=IF(ISBLANK([.C113]);&quot;&quot;;&quot;null&quot;)">
            <text:p/>
          </table:table-cell>
          <table:table-cell table:formula="of:=IF(ISBLANK([.C113]);&quot;&quot;;&quot;null&quot;)">
            <text:p/>
          </table:table-cell>
          <table:table-cell table:formula="of:=IF(ISBLANK([.C113]);&quot;&quot;;&quot;null&quot;)">
            <text:p/>
          </table:table-cell>
          <table:table-cell table:formula="of:=IF(ISBLANK([.C113]);&quot;&quot;;&quot;null&quot;)">
            <text:p/>
          </table:table-cell>
          <table:table-cell table:formula="of:=IF(ISBLANK([.C113]);&quot;&quot;;&quot;null&quot;)">
            <text:p/>
          </table:table-cell>
          <table:table-cell table:formula="of:=IF(ISBLANK([.D11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3]);&quot;&quot;;&quot;null&quot;)">
            <text:p/>
          </table:table-cell>
          <table:table-cell table:formula="of:=IF(ISBLANK([.C113]);&quot;&quot;;&quot;null&quot;)">
            <text:p/>
          </table:table-cell>
          <table:table-cell table:formula="of:=IF(ISBLANK([.D113]);&quot;&quot;;&quot;'ACTIVE_RS'&quot;)">
            <text:p/>
          </table:table-cell>
          <table:table-cell table:formula="of:=IF(ISBLANK([.D11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3]&amp;&quot;' , &quot;&amp;&quot;'&quot;&amp;[.B113]&amp;&quot;' , &quot;&amp;&quot;'&quot;&amp;[.C113]&amp;&quot;' , &quot;&amp;&quot;'&quot;&amp;[.D113]&amp;&quot;' , &quot;&amp;&quot;&quot;&amp;[.E113]&amp;&quot; , &quot;&amp;&quot;&quot;&amp;[.F113]&amp;&quot; , &quot;&amp;&quot;&quot;&amp;[.G113]&amp;&quot; , &quot;&amp;&quot;&quot;&amp;[.H113]&amp;&quot; , &quot;&amp;&quot;&quot;&amp;[.I113]&amp;&quot; , &quot;&amp;&quot;&quot;&amp;[.J113]&amp;&quot; , &quot;&amp;&quot;&quot;&amp;[.K113]&amp;&quot; , &quot;&amp;&quot;&quot;&amp;[.L113]&amp;&quot; , &quot;&amp;&quot;&quot;&amp;[.M113]&amp;&quot; , &quot;&amp;&quot;&quot;&amp;[.N113]&amp;&quot; , &quot;&amp;&quot;&quot;&amp;[.O113]&amp;&quot; ); &quot;)">
            <text:p/>
          </table:table-cell>
          <table:table-cell table:formula="of:=IF(ISBLANK([.D113]);&quot;&quot;;&quot;INSERT INTO DIAMOND_CORE_LOOKUPS &quot;&amp;&quot;VALUES &quot;&amp;&quot;( &quot;&amp;&quot;'&quot;&amp;[.A113]&amp;&quot;' , &quot;&amp;&quot;'&quot;&amp;[.B113]&amp;&quot;' , &quot;&amp;&quot;'&quot;&amp;[.C113]&amp;&quot;' , &quot;&amp;&quot;'&quot;&amp;[.D113]&amp;&quot;' , &quot;&amp;&quot;&quot;&amp;[.E113]&amp;&quot; , &quot;&amp;&quot;&quot;&amp;[.F113]&amp;&quot; , &quot;&amp;&quot;&quot;&amp;[.G113]&amp;&quot; , &quot;&amp;&quot;&quot;&amp;[.H113]&amp;&quot; , &quot;&amp;&quot;&quot;&amp;[.I113]&amp;&quot; , &quot;&amp;&quot;&quot;&amp;[.J113]&amp;&quot; , &quot;&amp;&quot;&quot;&amp;[.K113]&amp;&quot; , &quot;&amp;&quot;&quot;&amp;[.L113]&amp;&quot; , &quot;&amp;&quot;&quot;&amp;[.M113]&amp;&quot; , &quot;&amp;&quot;&quot;&amp;[.N113]&amp;&quot; , &quot;&amp;&quot;&quot;&amp;[.O11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4]);&quot;&quot;;[.A113]+1)">
            <text:p/>
          </table:table-cell>
          <table:table-cell table:number-columns-repeated="3"/>
          <table:table-cell table:formula="of:=IF(ISBLANK([.C114]);&quot;&quot;;&quot;null&quot;)">
            <text:p/>
          </table:table-cell>
          <table:table-cell table:formula="of:=IF(ISBLANK([.C114]);&quot;&quot;;&quot;null&quot;)">
            <text:p/>
          </table:table-cell>
          <table:table-cell table:formula="of:=IF(ISBLANK([.C114]);&quot;&quot;;&quot;null&quot;)">
            <text:p/>
          </table:table-cell>
          <table:table-cell table:formula="of:=IF(ISBLANK([.C114]);&quot;&quot;;&quot;null&quot;)">
            <text:p/>
          </table:table-cell>
          <table:table-cell table:formula="of:=IF(ISBLANK([.C114]);&quot;&quot;;&quot;null&quot;)">
            <text:p/>
          </table:table-cell>
          <table:table-cell table:formula="of:=IF(ISBLANK([.C114]);&quot;&quot;;&quot;null&quot;)">
            <text:p/>
          </table:table-cell>
          <table:table-cell table:formula="of:=IF(ISBLANK([.D11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4]);&quot;&quot;;&quot;null&quot;)">
            <text:p/>
          </table:table-cell>
          <table:table-cell table:formula="of:=IF(ISBLANK([.C114]);&quot;&quot;;&quot;null&quot;)">
            <text:p/>
          </table:table-cell>
          <table:table-cell table:formula="of:=IF(ISBLANK([.D114]);&quot;&quot;;&quot;'ACTIVE_RS'&quot;)">
            <text:p/>
          </table:table-cell>
          <table:table-cell table:formula="of:=IF(ISBLANK([.D11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4]&amp;&quot;' , &quot;&amp;&quot;'&quot;&amp;[.B114]&amp;&quot;' , &quot;&amp;&quot;'&quot;&amp;[.C114]&amp;&quot;' , &quot;&amp;&quot;'&quot;&amp;[.D114]&amp;&quot;' , &quot;&amp;&quot;&quot;&amp;[.E114]&amp;&quot; , &quot;&amp;&quot;&quot;&amp;[.F114]&amp;&quot; , &quot;&amp;&quot;&quot;&amp;[.G114]&amp;&quot; , &quot;&amp;&quot;&quot;&amp;[.H114]&amp;&quot; , &quot;&amp;&quot;&quot;&amp;[.I114]&amp;&quot; , &quot;&amp;&quot;&quot;&amp;[.J114]&amp;&quot; , &quot;&amp;&quot;&quot;&amp;[.K114]&amp;&quot; , &quot;&amp;&quot;&quot;&amp;[.L114]&amp;&quot; , &quot;&amp;&quot;&quot;&amp;[.M114]&amp;&quot; , &quot;&amp;&quot;&quot;&amp;[.N114]&amp;&quot; , &quot;&amp;&quot;&quot;&amp;[.O114]&amp;&quot; ); &quot;)">
            <text:p/>
          </table:table-cell>
          <table:table-cell table:formula="of:=IF(ISBLANK([.D114]);&quot;&quot;;&quot;INSERT INTO DIAMOND_CORE_LOOKUPS &quot;&amp;&quot;VALUES &quot;&amp;&quot;( &quot;&amp;&quot;'&quot;&amp;[.A114]&amp;&quot;' , &quot;&amp;&quot;'&quot;&amp;[.B114]&amp;&quot;' , &quot;&amp;&quot;'&quot;&amp;[.C114]&amp;&quot;' , &quot;&amp;&quot;'&quot;&amp;[.D114]&amp;&quot;' , &quot;&amp;&quot;&quot;&amp;[.E114]&amp;&quot; , &quot;&amp;&quot;&quot;&amp;[.F114]&amp;&quot; , &quot;&amp;&quot;&quot;&amp;[.G114]&amp;&quot; , &quot;&amp;&quot;&quot;&amp;[.H114]&amp;&quot; , &quot;&amp;&quot;&quot;&amp;[.I114]&amp;&quot; , &quot;&amp;&quot;&quot;&amp;[.J114]&amp;&quot; , &quot;&amp;&quot;&quot;&amp;[.K114]&amp;&quot; , &quot;&amp;&quot;&quot;&amp;[.L114]&amp;&quot; , &quot;&amp;&quot;&quot;&amp;[.M114]&amp;&quot; , &quot;&amp;&quot;&quot;&amp;[.N114]&amp;&quot; , &quot;&amp;&quot;&quot;&amp;[.O11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5]);&quot;&quot;;[.A114]+1)">
            <text:p/>
          </table:table-cell>
          <table:table-cell table:number-columns-repeated="3"/>
          <table:table-cell table:formula="of:=IF(ISBLANK([.C115]);&quot;&quot;;&quot;null&quot;)">
            <text:p/>
          </table:table-cell>
          <table:table-cell table:formula="of:=IF(ISBLANK([.C115]);&quot;&quot;;&quot;null&quot;)">
            <text:p/>
          </table:table-cell>
          <table:table-cell table:formula="of:=IF(ISBLANK([.C115]);&quot;&quot;;&quot;null&quot;)">
            <text:p/>
          </table:table-cell>
          <table:table-cell table:formula="of:=IF(ISBLANK([.C115]);&quot;&quot;;&quot;null&quot;)">
            <text:p/>
          </table:table-cell>
          <table:table-cell table:formula="of:=IF(ISBLANK([.C115]);&quot;&quot;;&quot;null&quot;)">
            <text:p/>
          </table:table-cell>
          <table:table-cell table:formula="of:=IF(ISBLANK([.C115]);&quot;&quot;;&quot;null&quot;)">
            <text:p/>
          </table:table-cell>
          <table:table-cell table:formula="of:=IF(ISBLANK([.D11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5]);&quot;&quot;;&quot;null&quot;)">
            <text:p/>
          </table:table-cell>
          <table:table-cell table:formula="of:=IF(ISBLANK([.C115]);&quot;&quot;;&quot;null&quot;)">
            <text:p/>
          </table:table-cell>
          <table:table-cell table:formula="of:=IF(ISBLANK([.D115]);&quot;&quot;;&quot;'ACTIVE_RS'&quot;)">
            <text:p/>
          </table:table-cell>
          <table:table-cell table:formula="of:=IF(ISBLANK([.D11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5]&amp;&quot;' , &quot;&amp;&quot;'&quot;&amp;[.B115]&amp;&quot;' , &quot;&amp;&quot;'&quot;&amp;[.C115]&amp;&quot;' , &quot;&amp;&quot;'&quot;&amp;[.D115]&amp;&quot;' , &quot;&amp;&quot;&quot;&amp;[.E115]&amp;&quot; , &quot;&amp;&quot;&quot;&amp;[.F115]&amp;&quot; , &quot;&amp;&quot;&quot;&amp;[.G115]&amp;&quot; , &quot;&amp;&quot;&quot;&amp;[.H115]&amp;&quot; , &quot;&amp;&quot;&quot;&amp;[.I115]&amp;&quot; , &quot;&amp;&quot;&quot;&amp;[.J115]&amp;&quot; , &quot;&amp;&quot;&quot;&amp;[.K115]&amp;&quot; , &quot;&amp;&quot;&quot;&amp;[.L115]&amp;&quot; , &quot;&amp;&quot;&quot;&amp;[.M115]&amp;&quot; , &quot;&amp;&quot;&quot;&amp;[.N115]&amp;&quot; , &quot;&amp;&quot;&quot;&amp;[.O115]&amp;&quot; ); &quot;)">
            <text:p/>
          </table:table-cell>
          <table:table-cell table:formula="of:=IF(ISBLANK([.D115]);&quot;&quot;;&quot;INSERT INTO DIAMOND_CORE_LOOKUPS &quot;&amp;&quot;VALUES &quot;&amp;&quot;( &quot;&amp;&quot;'&quot;&amp;[.A115]&amp;&quot;' , &quot;&amp;&quot;'&quot;&amp;[.B115]&amp;&quot;' , &quot;&amp;&quot;'&quot;&amp;[.C115]&amp;&quot;' , &quot;&amp;&quot;'&quot;&amp;[.D115]&amp;&quot;' , &quot;&amp;&quot;&quot;&amp;[.E115]&amp;&quot; , &quot;&amp;&quot;&quot;&amp;[.F115]&amp;&quot; , &quot;&amp;&quot;&quot;&amp;[.G115]&amp;&quot; , &quot;&amp;&quot;&quot;&amp;[.H115]&amp;&quot; , &quot;&amp;&quot;&quot;&amp;[.I115]&amp;&quot; , &quot;&amp;&quot;&quot;&amp;[.J115]&amp;&quot; , &quot;&amp;&quot;&quot;&amp;[.K115]&amp;&quot; , &quot;&amp;&quot;&quot;&amp;[.L115]&amp;&quot; , &quot;&amp;&quot;&quot;&amp;[.M115]&amp;&quot; , &quot;&amp;&quot;&quot;&amp;[.N115]&amp;&quot; , &quot;&amp;&quot;&quot;&amp;[.O11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6]);&quot;&quot;;[.A115]+1)">
            <text:p/>
          </table:table-cell>
          <table:table-cell table:number-columns-repeated="3"/>
          <table:table-cell table:formula="of:=IF(ISBLANK([.C116]);&quot;&quot;;&quot;null&quot;)">
            <text:p/>
          </table:table-cell>
          <table:table-cell table:formula="of:=IF(ISBLANK([.C116]);&quot;&quot;;&quot;null&quot;)">
            <text:p/>
          </table:table-cell>
          <table:table-cell table:formula="of:=IF(ISBLANK([.C116]);&quot;&quot;;&quot;null&quot;)">
            <text:p/>
          </table:table-cell>
          <table:table-cell table:formula="of:=IF(ISBLANK([.C116]);&quot;&quot;;&quot;null&quot;)">
            <text:p/>
          </table:table-cell>
          <table:table-cell table:formula="of:=IF(ISBLANK([.C116]);&quot;&quot;;&quot;null&quot;)">
            <text:p/>
          </table:table-cell>
          <table:table-cell table:formula="of:=IF(ISBLANK([.C116]);&quot;&quot;;&quot;null&quot;)">
            <text:p/>
          </table:table-cell>
          <table:table-cell table:formula="of:=IF(ISBLANK([.D11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6]);&quot;&quot;;&quot;null&quot;)">
            <text:p/>
          </table:table-cell>
          <table:table-cell table:formula="of:=IF(ISBLANK([.C116]);&quot;&quot;;&quot;null&quot;)">
            <text:p/>
          </table:table-cell>
          <table:table-cell table:formula="of:=IF(ISBLANK([.D116]);&quot;&quot;;&quot;'ACTIVE_RS'&quot;)">
            <text:p/>
          </table:table-cell>
          <table:table-cell table:formula="of:=IF(ISBLANK([.D11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6]&amp;&quot;' , &quot;&amp;&quot;'&quot;&amp;[.B116]&amp;&quot;' , &quot;&amp;&quot;'&quot;&amp;[.C116]&amp;&quot;' , &quot;&amp;&quot;'&quot;&amp;[.D116]&amp;&quot;' , &quot;&amp;&quot;&quot;&amp;[.E116]&amp;&quot; , &quot;&amp;&quot;&quot;&amp;[.F116]&amp;&quot; , &quot;&amp;&quot;&quot;&amp;[.G116]&amp;&quot; , &quot;&amp;&quot;&quot;&amp;[.H116]&amp;&quot; , &quot;&amp;&quot;&quot;&amp;[.I116]&amp;&quot; , &quot;&amp;&quot;&quot;&amp;[.J116]&amp;&quot; , &quot;&amp;&quot;&quot;&amp;[.K116]&amp;&quot; , &quot;&amp;&quot;&quot;&amp;[.L116]&amp;&quot; , &quot;&amp;&quot;&quot;&amp;[.M116]&amp;&quot; , &quot;&amp;&quot;&quot;&amp;[.N116]&amp;&quot; , &quot;&amp;&quot;&quot;&amp;[.O116]&amp;&quot; ); &quot;)">
            <text:p/>
          </table:table-cell>
          <table:table-cell table:formula="of:=IF(ISBLANK([.D116]);&quot;&quot;;&quot;INSERT INTO DIAMOND_CORE_LOOKUPS &quot;&amp;&quot;VALUES &quot;&amp;&quot;( &quot;&amp;&quot;'&quot;&amp;[.A116]&amp;&quot;' , &quot;&amp;&quot;'&quot;&amp;[.B116]&amp;&quot;' , &quot;&amp;&quot;'&quot;&amp;[.C116]&amp;&quot;' , &quot;&amp;&quot;'&quot;&amp;[.D116]&amp;&quot;' , &quot;&amp;&quot;&quot;&amp;[.E116]&amp;&quot; , &quot;&amp;&quot;&quot;&amp;[.F116]&amp;&quot; , &quot;&amp;&quot;&quot;&amp;[.G116]&amp;&quot; , &quot;&amp;&quot;&quot;&amp;[.H116]&amp;&quot; , &quot;&amp;&quot;&quot;&amp;[.I116]&amp;&quot; , &quot;&amp;&quot;&quot;&amp;[.J116]&amp;&quot; , &quot;&amp;&quot;&quot;&amp;[.K116]&amp;&quot; , &quot;&amp;&quot;&quot;&amp;[.L116]&amp;&quot; , &quot;&amp;&quot;&quot;&amp;[.M116]&amp;&quot; , &quot;&amp;&quot;&quot;&amp;[.N116]&amp;&quot; , &quot;&amp;&quot;&quot;&amp;[.O11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7]);&quot;&quot;;[.A116]+1)">
            <text:p/>
          </table:table-cell>
          <table:table-cell table:number-columns-repeated="3"/>
          <table:table-cell table:formula="of:=IF(ISBLANK([.C117]);&quot;&quot;;&quot;null&quot;)">
            <text:p/>
          </table:table-cell>
          <table:table-cell table:formula="of:=IF(ISBLANK([.C117]);&quot;&quot;;&quot;null&quot;)">
            <text:p/>
          </table:table-cell>
          <table:table-cell table:formula="of:=IF(ISBLANK([.C117]);&quot;&quot;;&quot;null&quot;)">
            <text:p/>
          </table:table-cell>
          <table:table-cell table:formula="of:=IF(ISBLANK([.C117]);&quot;&quot;;&quot;null&quot;)">
            <text:p/>
          </table:table-cell>
          <table:table-cell table:formula="of:=IF(ISBLANK([.C117]);&quot;&quot;;&quot;null&quot;)">
            <text:p/>
          </table:table-cell>
          <table:table-cell table:formula="of:=IF(ISBLANK([.C117]);&quot;&quot;;&quot;null&quot;)">
            <text:p/>
          </table:table-cell>
          <table:table-cell table:formula="of:=IF(ISBLANK([.D11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7]);&quot;&quot;;&quot;null&quot;)">
            <text:p/>
          </table:table-cell>
          <table:table-cell table:formula="of:=IF(ISBLANK([.C117]);&quot;&quot;;&quot;null&quot;)">
            <text:p/>
          </table:table-cell>
          <table:table-cell table:formula="of:=IF(ISBLANK([.D117]);&quot;&quot;;&quot;'ACTIVE_RS'&quot;)">
            <text:p/>
          </table:table-cell>
          <table:table-cell table:formula="of:=IF(ISBLANK([.D11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7]&amp;&quot;' , &quot;&amp;&quot;'&quot;&amp;[.B117]&amp;&quot;' , &quot;&amp;&quot;'&quot;&amp;[.C117]&amp;&quot;' , &quot;&amp;&quot;'&quot;&amp;[.D117]&amp;&quot;' , &quot;&amp;&quot;&quot;&amp;[.E117]&amp;&quot; , &quot;&amp;&quot;&quot;&amp;[.F117]&amp;&quot; , &quot;&amp;&quot;&quot;&amp;[.G117]&amp;&quot; , &quot;&amp;&quot;&quot;&amp;[.H117]&amp;&quot; , &quot;&amp;&quot;&quot;&amp;[.I117]&amp;&quot; , &quot;&amp;&quot;&quot;&amp;[.J117]&amp;&quot; , &quot;&amp;&quot;&quot;&amp;[.K117]&amp;&quot; , &quot;&amp;&quot;&quot;&amp;[.L117]&amp;&quot; , &quot;&amp;&quot;&quot;&amp;[.M117]&amp;&quot; , &quot;&amp;&quot;&quot;&amp;[.N117]&amp;&quot; , &quot;&amp;&quot;&quot;&amp;[.O117]&amp;&quot; ); &quot;)">
            <text:p/>
          </table:table-cell>
          <table:table-cell table:formula="of:=IF(ISBLANK([.D117]);&quot;&quot;;&quot;INSERT INTO DIAMOND_CORE_LOOKUPS &quot;&amp;&quot;VALUES &quot;&amp;&quot;( &quot;&amp;&quot;'&quot;&amp;[.A117]&amp;&quot;' , &quot;&amp;&quot;'&quot;&amp;[.B117]&amp;&quot;' , &quot;&amp;&quot;'&quot;&amp;[.C117]&amp;&quot;' , &quot;&amp;&quot;'&quot;&amp;[.D117]&amp;&quot;' , &quot;&amp;&quot;&quot;&amp;[.E117]&amp;&quot; , &quot;&amp;&quot;&quot;&amp;[.F117]&amp;&quot; , &quot;&amp;&quot;&quot;&amp;[.G117]&amp;&quot; , &quot;&amp;&quot;&quot;&amp;[.H117]&amp;&quot; , &quot;&amp;&quot;&quot;&amp;[.I117]&amp;&quot; , &quot;&amp;&quot;&quot;&amp;[.J117]&amp;&quot; , &quot;&amp;&quot;&quot;&amp;[.K117]&amp;&quot; , &quot;&amp;&quot;&quot;&amp;[.L117]&amp;&quot; , &quot;&amp;&quot;&quot;&amp;[.M117]&amp;&quot; , &quot;&amp;&quot;&quot;&amp;[.N117]&amp;&quot; , &quot;&amp;&quot;&quot;&amp;[.O11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8]);&quot;&quot;;[.A117]+1)">
            <text:p/>
          </table:table-cell>
          <table:table-cell table:number-columns-repeated="3"/>
          <table:table-cell table:formula="of:=IF(ISBLANK([.C118]);&quot;&quot;;&quot;null&quot;)">
            <text:p/>
          </table:table-cell>
          <table:table-cell table:formula="of:=IF(ISBLANK([.C118]);&quot;&quot;;&quot;null&quot;)">
            <text:p/>
          </table:table-cell>
          <table:table-cell table:formula="of:=IF(ISBLANK([.C118]);&quot;&quot;;&quot;null&quot;)">
            <text:p/>
          </table:table-cell>
          <table:table-cell table:formula="of:=IF(ISBLANK([.C118]);&quot;&quot;;&quot;null&quot;)">
            <text:p/>
          </table:table-cell>
          <table:table-cell table:formula="of:=IF(ISBLANK([.C118]);&quot;&quot;;&quot;null&quot;)">
            <text:p/>
          </table:table-cell>
          <table:table-cell table:formula="of:=IF(ISBLANK([.C118]);&quot;&quot;;&quot;null&quot;)">
            <text:p/>
          </table:table-cell>
          <table:table-cell table:formula="of:=IF(ISBLANK([.D11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8]);&quot;&quot;;&quot;null&quot;)">
            <text:p/>
          </table:table-cell>
          <table:table-cell table:formula="of:=IF(ISBLANK([.C118]);&quot;&quot;;&quot;null&quot;)">
            <text:p/>
          </table:table-cell>
          <table:table-cell table:formula="of:=IF(ISBLANK([.D118]);&quot;&quot;;&quot;'ACTIVE_RS'&quot;)">
            <text:p/>
          </table:table-cell>
          <table:table-cell table:formula="of:=IF(ISBLANK([.D11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8]&amp;&quot;' , &quot;&amp;&quot;'&quot;&amp;[.B118]&amp;&quot;' , &quot;&amp;&quot;'&quot;&amp;[.C118]&amp;&quot;' , &quot;&amp;&quot;'&quot;&amp;[.D118]&amp;&quot;' , &quot;&amp;&quot;&quot;&amp;[.E118]&amp;&quot; , &quot;&amp;&quot;&quot;&amp;[.F118]&amp;&quot; , &quot;&amp;&quot;&quot;&amp;[.G118]&amp;&quot; , &quot;&amp;&quot;&quot;&amp;[.H118]&amp;&quot; , &quot;&amp;&quot;&quot;&amp;[.I118]&amp;&quot; , &quot;&amp;&quot;&quot;&amp;[.J118]&amp;&quot; , &quot;&amp;&quot;&quot;&amp;[.K118]&amp;&quot; , &quot;&amp;&quot;&quot;&amp;[.L118]&amp;&quot; , &quot;&amp;&quot;&quot;&amp;[.M118]&amp;&quot; , &quot;&amp;&quot;&quot;&amp;[.N118]&amp;&quot; , &quot;&amp;&quot;&quot;&amp;[.O118]&amp;&quot; ); &quot;)">
            <text:p/>
          </table:table-cell>
          <table:table-cell table:formula="of:=IF(ISBLANK([.D118]);&quot;&quot;;&quot;INSERT INTO DIAMOND_CORE_LOOKUPS &quot;&amp;&quot;VALUES &quot;&amp;&quot;( &quot;&amp;&quot;'&quot;&amp;[.A118]&amp;&quot;' , &quot;&amp;&quot;'&quot;&amp;[.B118]&amp;&quot;' , &quot;&amp;&quot;'&quot;&amp;[.C118]&amp;&quot;' , &quot;&amp;&quot;'&quot;&amp;[.D118]&amp;&quot;' , &quot;&amp;&quot;&quot;&amp;[.E118]&amp;&quot; , &quot;&amp;&quot;&quot;&amp;[.F118]&amp;&quot; , &quot;&amp;&quot;&quot;&amp;[.G118]&amp;&quot; , &quot;&amp;&quot;&quot;&amp;[.H118]&amp;&quot; , &quot;&amp;&quot;&quot;&amp;[.I118]&amp;&quot; , &quot;&amp;&quot;&quot;&amp;[.J118]&amp;&quot; , &quot;&amp;&quot;&quot;&amp;[.K118]&amp;&quot; , &quot;&amp;&quot;&quot;&amp;[.L118]&amp;&quot; , &quot;&amp;&quot;&quot;&amp;[.M118]&amp;&quot; , &quot;&amp;&quot;&quot;&amp;[.N118]&amp;&quot; , &quot;&amp;&quot;&quot;&amp;[.O11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19]);&quot;&quot;;[.A118]+1)">
            <text:p/>
          </table:table-cell>
          <table:table-cell table:number-columns-repeated="3"/>
          <table:table-cell table:formula="of:=IF(ISBLANK([.C119]);&quot;&quot;;&quot;null&quot;)">
            <text:p/>
          </table:table-cell>
          <table:table-cell table:formula="of:=IF(ISBLANK([.C119]);&quot;&quot;;&quot;null&quot;)">
            <text:p/>
          </table:table-cell>
          <table:table-cell table:formula="of:=IF(ISBLANK([.C119]);&quot;&quot;;&quot;null&quot;)">
            <text:p/>
          </table:table-cell>
          <table:table-cell table:formula="of:=IF(ISBLANK([.C119]);&quot;&quot;;&quot;null&quot;)">
            <text:p/>
          </table:table-cell>
          <table:table-cell table:formula="of:=IF(ISBLANK([.C119]);&quot;&quot;;&quot;null&quot;)">
            <text:p/>
          </table:table-cell>
          <table:table-cell table:formula="of:=IF(ISBLANK([.C119]);&quot;&quot;;&quot;null&quot;)">
            <text:p/>
          </table:table-cell>
          <table:table-cell table:formula="of:=IF(ISBLANK([.D11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19]);&quot;&quot;;&quot;null&quot;)">
            <text:p/>
          </table:table-cell>
          <table:table-cell table:formula="of:=IF(ISBLANK([.C119]);&quot;&quot;;&quot;null&quot;)">
            <text:p/>
          </table:table-cell>
          <table:table-cell table:formula="of:=IF(ISBLANK([.D119]);&quot;&quot;;&quot;'ACTIVE_RS'&quot;)">
            <text:p/>
          </table:table-cell>
          <table:table-cell table:formula="of:=IF(ISBLANK([.D11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19]&amp;&quot;' , &quot;&amp;&quot;'&quot;&amp;[.B119]&amp;&quot;' , &quot;&amp;&quot;'&quot;&amp;[.C119]&amp;&quot;' , &quot;&amp;&quot;'&quot;&amp;[.D119]&amp;&quot;' , &quot;&amp;&quot;&quot;&amp;[.E119]&amp;&quot; , &quot;&amp;&quot;&quot;&amp;[.F119]&amp;&quot; , &quot;&amp;&quot;&quot;&amp;[.G119]&amp;&quot; , &quot;&amp;&quot;&quot;&amp;[.H119]&amp;&quot; , &quot;&amp;&quot;&quot;&amp;[.I119]&amp;&quot; , &quot;&amp;&quot;&quot;&amp;[.J119]&amp;&quot; , &quot;&amp;&quot;&quot;&amp;[.K119]&amp;&quot; , &quot;&amp;&quot;&quot;&amp;[.L119]&amp;&quot; , &quot;&amp;&quot;&quot;&amp;[.M119]&amp;&quot; , &quot;&amp;&quot;&quot;&amp;[.N119]&amp;&quot; , &quot;&amp;&quot;&quot;&amp;[.O119]&amp;&quot; ); &quot;)">
            <text:p/>
          </table:table-cell>
          <table:table-cell table:formula="of:=IF(ISBLANK([.D119]);&quot;&quot;;&quot;INSERT INTO DIAMOND_CORE_LOOKUPS &quot;&amp;&quot;VALUES &quot;&amp;&quot;( &quot;&amp;&quot;'&quot;&amp;[.A119]&amp;&quot;' , &quot;&amp;&quot;'&quot;&amp;[.B119]&amp;&quot;' , &quot;&amp;&quot;'&quot;&amp;[.C119]&amp;&quot;' , &quot;&amp;&quot;'&quot;&amp;[.D119]&amp;&quot;' , &quot;&amp;&quot;&quot;&amp;[.E119]&amp;&quot; , &quot;&amp;&quot;&quot;&amp;[.F119]&amp;&quot; , &quot;&amp;&quot;&quot;&amp;[.G119]&amp;&quot; , &quot;&amp;&quot;&quot;&amp;[.H119]&amp;&quot; , &quot;&amp;&quot;&quot;&amp;[.I119]&amp;&quot; , &quot;&amp;&quot;&quot;&amp;[.J119]&amp;&quot; , &quot;&amp;&quot;&quot;&amp;[.K119]&amp;&quot; , &quot;&amp;&quot;&quot;&amp;[.L119]&amp;&quot; , &quot;&amp;&quot;&quot;&amp;[.M119]&amp;&quot; , &quot;&amp;&quot;&quot;&amp;[.N119]&amp;&quot; , &quot;&amp;&quot;&quot;&amp;[.O11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0]);&quot;&quot;;[.A119]+1)">
            <text:p/>
          </table:table-cell>
          <table:table-cell table:number-columns-repeated="3"/>
          <table:table-cell table:formula="of:=IF(ISBLANK([.C120]);&quot;&quot;;&quot;null&quot;)">
            <text:p/>
          </table:table-cell>
          <table:table-cell table:formula="of:=IF(ISBLANK([.C120]);&quot;&quot;;&quot;null&quot;)">
            <text:p/>
          </table:table-cell>
          <table:table-cell table:formula="of:=IF(ISBLANK([.C120]);&quot;&quot;;&quot;null&quot;)">
            <text:p/>
          </table:table-cell>
          <table:table-cell table:formula="of:=IF(ISBLANK([.C120]);&quot;&quot;;&quot;null&quot;)">
            <text:p/>
          </table:table-cell>
          <table:table-cell table:formula="of:=IF(ISBLANK([.C120]);&quot;&quot;;&quot;null&quot;)">
            <text:p/>
          </table:table-cell>
          <table:table-cell table:formula="of:=IF(ISBLANK([.C120]);&quot;&quot;;&quot;null&quot;)">
            <text:p/>
          </table:table-cell>
          <table:table-cell table:formula="of:=IF(ISBLANK([.D12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0]);&quot;&quot;;&quot;null&quot;)">
            <text:p/>
          </table:table-cell>
          <table:table-cell table:formula="of:=IF(ISBLANK([.C120]);&quot;&quot;;&quot;null&quot;)">
            <text:p/>
          </table:table-cell>
          <table:table-cell table:formula="of:=IF(ISBLANK([.D120]);&quot;&quot;;&quot;'ACTIVE_RS'&quot;)">
            <text:p/>
          </table:table-cell>
          <table:table-cell table:formula="of:=IF(ISBLANK([.D12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0]&amp;&quot;' , &quot;&amp;&quot;'&quot;&amp;[.B120]&amp;&quot;' , &quot;&amp;&quot;'&quot;&amp;[.C120]&amp;&quot;' , &quot;&amp;&quot;'&quot;&amp;[.D120]&amp;&quot;' , &quot;&amp;&quot;&quot;&amp;[.E120]&amp;&quot; , &quot;&amp;&quot;&quot;&amp;[.F120]&amp;&quot; , &quot;&amp;&quot;&quot;&amp;[.G120]&amp;&quot; , &quot;&amp;&quot;&quot;&amp;[.H120]&amp;&quot; , &quot;&amp;&quot;&quot;&amp;[.I120]&amp;&quot; , &quot;&amp;&quot;&quot;&amp;[.J120]&amp;&quot; , &quot;&amp;&quot;&quot;&amp;[.K120]&amp;&quot; , &quot;&amp;&quot;&quot;&amp;[.L120]&amp;&quot; , &quot;&amp;&quot;&quot;&amp;[.M120]&amp;&quot; , &quot;&amp;&quot;&quot;&amp;[.N120]&amp;&quot; , &quot;&amp;&quot;&quot;&amp;[.O120]&amp;&quot; ); &quot;)">
            <text:p/>
          </table:table-cell>
          <table:table-cell table:formula="of:=IF(ISBLANK([.D120]);&quot;&quot;;&quot;INSERT INTO DIAMOND_CORE_LOOKUPS &quot;&amp;&quot;VALUES &quot;&amp;&quot;( &quot;&amp;&quot;'&quot;&amp;[.A120]&amp;&quot;' , &quot;&amp;&quot;'&quot;&amp;[.B120]&amp;&quot;' , &quot;&amp;&quot;'&quot;&amp;[.C120]&amp;&quot;' , &quot;&amp;&quot;'&quot;&amp;[.D120]&amp;&quot;' , &quot;&amp;&quot;&quot;&amp;[.E120]&amp;&quot; , &quot;&amp;&quot;&quot;&amp;[.F120]&amp;&quot; , &quot;&amp;&quot;&quot;&amp;[.G120]&amp;&quot; , &quot;&amp;&quot;&quot;&amp;[.H120]&amp;&quot; , &quot;&amp;&quot;&quot;&amp;[.I120]&amp;&quot; , &quot;&amp;&quot;&quot;&amp;[.J120]&amp;&quot; , &quot;&amp;&quot;&quot;&amp;[.K120]&amp;&quot; , &quot;&amp;&quot;&quot;&amp;[.L120]&amp;&quot; , &quot;&amp;&quot;&quot;&amp;[.M120]&amp;&quot; , &quot;&amp;&quot;&quot;&amp;[.N120]&amp;&quot; , &quot;&amp;&quot;&quot;&amp;[.O12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1]);&quot;&quot;;[.A120]+1)">
            <text:p/>
          </table:table-cell>
          <table:table-cell table:number-columns-repeated="3"/>
          <table:table-cell table:formula="of:=IF(ISBLANK([.C121]);&quot;&quot;;&quot;null&quot;)">
            <text:p/>
          </table:table-cell>
          <table:table-cell table:formula="of:=IF(ISBLANK([.C121]);&quot;&quot;;&quot;null&quot;)">
            <text:p/>
          </table:table-cell>
          <table:table-cell table:formula="of:=IF(ISBLANK([.C121]);&quot;&quot;;&quot;null&quot;)">
            <text:p/>
          </table:table-cell>
          <table:table-cell table:formula="of:=IF(ISBLANK([.C121]);&quot;&quot;;&quot;null&quot;)">
            <text:p/>
          </table:table-cell>
          <table:table-cell table:formula="of:=IF(ISBLANK([.C121]);&quot;&quot;;&quot;null&quot;)">
            <text:p/>
          </table:table-cell>
          <table:table-cell table:formula="of:=IF(ISBLANK([.C121]);&quot;&quot;;&quot;null&quot;)">
            <text:p/>
          </table:table-cell>
          <table:table-cell table:formula="of:=IF(ISBLANK([.D12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1]);&quot;&quot;;&quot;null&quot;)">
            <text:p/>
          </table:table-cell>
          <table:table-cell table:formula="of:=IF(ISBLANK([.C121]);&quot;&quot;;&quot;null&quot;)">
            <text:p/>
          </table:table-cell>
          <table:table-cell table:formula="of:=IF(ISBLANK([.D121]);&quot;&quot;;&quot;'ACTIVE_RS'&quot;)">
            <text:p/>
          </table:table-cell>
          <table:table-cell table:formula="of:=IF(ISBLANK([.D12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1]&amp;&quot;' , &quot;&amp;&quot;'&quot;&amp;[.B121]&amp;&quot;' , &quot;&amp;&quot;'&quot;&amp;[.C121]&amp;&quot;' , &quot;&amp;&quot;'&quot;&amp;[.D121]&amp;&quot;' , &quot;&amp;&quot;&quot;&amp;[.E121]&amp;&quot; , &quot;&amp;&quot;&quot;&amp;[.F121]&amp;&quot; , &quot;&amp;&quot;&quot;&amp;[.G121]&amp;&quot; , &quot;&amp;&quot;&quot;&amp;[.H121]&amp;&quot; , &quot;&amp;&quot;&quot;&amp;[.I121]&amp;&quot; , &quot;&amp;&quot;&quot;&amp;[.J121]&amp;&quot; , &quot;&amp;&quot;&quot;&amp;[.K121]&amp;&quot; , &quot;&amp;&quot;&quot;&amp;[.L121]&amp;&quot; , &quot;&amp;&quot;&quot;&amp;[.M121]&amp;&quot; , &quot;&amp;&quot;&quot;&amp;[.N121]&amp;&quot; , &quot;&amp;&quot;&quot;&amp;[.O121]&amp;&quot; ); &quot;)">
            <text:p/>
          </table:table-cell>
          <table:table-cell table:formula="of:=IF(ISBLANK([.D121]);&quot;&quot;;&quot;INSERT INTO DIAMOND_CORE_LOOKUPS &quot;&amp;&quot;VALUES &quot;&amp;&quot;( &quot;&amp;&quot;'&quot;&amp;[.A121]&amp;&quot;' , &quot;&amp;&quot;'&quot;&amp;[.B121]&amp;&quot;' , &quot;&amp;&quot;'&quot;&amp;[.C121]&amp;&quot;' , &quot;&amp;&quot;'&quot;&amp;[.D121]&amp;&quot;' , &quot;&amp;&quot;&quot;&amp;[.E121]&amp;&quot; , &quot;&amp;&quot;&quot;&amp;[.F121]&amp;&quot; , &quot;&amp;&quot;&quot;&amp;[.G121]&amp;&quot; , &quot;&amp;&quot;&quot;&amp;[.H121]&amp;&quot; , &quot;&amp;&quot;&quot;&amp;[.I121]&amp;&quot; , &quot;&amp;&quot;&quot;&amp;[.J121]&amp;&quot; , &quot;&amp;&quot;&quot;&amp;[.K121]&amp;&quot; , &quot;&amp;&quot;&quot;&amp;[.L121]&amp;&quot; , &quot;&amp;&quot;&quot;&amp;[.M121]&amp;&quot; , &quot;&amp;&quot;&quot;&amp;[.N121]&amp;&quot; , &quot;&amp;&quot;&quot;&amp;[.O12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2]);&quot;&quot;;[.A121]+1)">
            <text:p/>
          </table:table-cell>
          <table:table-cell table:number-columns-repeated="3"/>
          <table:table-cell table:formula="of:=IF(ISBLANK([.C122]);&quot;&quot;;&quot;null&quot;)">
            <text:p/>
          </table:table-cell>
          <table:table-cell table:formula="of:=IF(ISBLANK([.C122]);&quot;&quot;;&quot;null&quot;)">
            <text:p/>
          </table:table-cell>
          <table:table-cell table:formula="of:=IF(ISBLANK([.C122]);&quot;&quot;;&quot;null&quot;)">
            <text:p/>
          </table:table-cell>
          <table:table-cell table:formula="of:=IF(ISBLANK([.C122]);&quot;&quot;;&quot;null&quot;)">
            <text:p/>
          </table:table-cell>
          <table:table-cell table:formula="of:=IF(ISBLANK([.C122]);&quot;&quot;;&quot;null&quot;)">
            <text:p/>
          </table:table-cell>
          <table:table-cell table:formula="of:=IF(ISBLANK([.C122]);&quot;&quot;;&quot;null&quot;)">
            <text:p/>
          </table:table-cell>
          <table:table-cell table:formula="of:=IF(ISBLANK([.D12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2]);&quot;&quot;;&quot;null&quot;)">
            <text:p/>
          </table:table-cell>
          <table:table-cell table:formula="of:=IF(ISBLANK([.C122]);&quot;&quot;;&quot;null&quot;)">
            <text:p/>
          </table:table-cell>
          <table:table-cell table:formula="of:=IF(ISBLANK([.D122]);&quot;&quot;;&quot;'ACTIVE_RS'&quot;)">
            <text:p/>
          </table:table-cell>
          <table:table-cell table:formula="of:=IF(ISBLANK([.D12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2]&amp;&quot;' , &quot;&amp;&quot;'&quot;&amp;[.B122]&amp;&quot;' , &quot;&amp;&quot;'&quot;&amp;[.C122]&amp;&quot;' , &quot;&amp;&quot;'&quot;&amp;[.D122]&amp;&quot;' , &quot;&amp;&quot;&quot;&amp;[.E122]&amp;&quot; , &quot;&amp;&quot;&quot;&amp;[.F122]&amp;&quot; , &quot;&amp;&quot;&quot;&amp;[.G122]&amp;&quot; , &quot;&amp;&quot;&quot;&amp;[.H122]&amp;&quot; , &quot;&amp;&quot;&quot;&amp;[.I122]&amp;&quot; , &quot;&amp;&quot;&quot;&amp;[.J122]&amp;&quot; , &quot;&amp;&quot;&quot;&amp;[.K122]&amp;&quot; , &quot;&amp;&quot;&quot;&amp;[.L122]&amp;&quot; , &quot;&amp;&quot;&quot;&amp;[.M122]&amp;&quot; , &quot;&amp;&quot;&quot;&amp;[.N122]&amp;&quot; , &quot;&amp;&quot;&quot;&amp;[.O122]&amp;&quot; ); &quot;)">
            <text:p/>
          </table:table-cell>
          <table:table-cell table:formula="of:=IF(ISBLANK([.D122]);&quot;&quot;;&quot;INSERT INTO DIAMOND_CORE_LOOKUPS &quot;&amp;&quot;VALUES &quot;&amp;&quot;( &quot;&amp;&quot;'&quot;&amp;[.A122]&amp;&quot;' , &quot;&amp;&quot;'&quot;&amp;[.B122]&amp;&quot;' , &quot;&amp;&quot;'&quot;&amp;[.C122]&amp;&quot;' , &quot;&amp;&quot;'&quot;&amp;[.D122]&amp;&quot;' , &quot;&amp;&quot;&quot;&amp;[.E122]&amp;&quot; , &quot;&amp;&quot;&quot;&amp;[.F122]&amp;&quot; , &quot;&amp;&quot;&quot;&amp;[.G122]&amp;&quot; , &quot;&amp;&quot;&quot;&amp;[.H122]&amp;&quot; , &quot;&amp;&quot;&quot;&amp;[.I122]&amp;&quot; , &quot;&amp;&quot;&quot;&amp;[.J122]&amp;&quot; , &quot;&amp;&quot;&quot;&amp;[.K122]&amp;&quot; , &quot;&amp;&quot;&quot;&amp;[.L122]&amp;&quot; , &quot;&amp;&quot;&quot;&amp;[.M122]&amp;&quot; , &quot;&amp;&quot;&quot;&amp;[.N122]&amp;&quot; , &quot;&amp;&quot;&quot;&amp;[.O12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3]);&quot;&quot;;[.A122]+1)">
            <text:p/>
          </table:table-cell>
          <table:table-cell table:number-columns-repeated="3"/>
          <table:table-cell table:formula="of:=IF(ISBLANK([.C123]);&quot;&quot;;&quot;null&quot;)">
            <text:p/>
          </table:table-cell>
          <table:table-cell table:formula="of:=IF(ISBLANK([.C123]);&quot;&quot;;&quot;null&quot;)">
            <text:p/>
          </table:table-cell>
          <table:table-cell table:formula="of:=IF(ISBLANK([.C123]);&quot;&quot;;&quot;null&quot;)">
            <text:p/>
          </table:table-cell>
          <table:table-cell table:formula="of:=IF(ISBLANK([.C123]);&quot;&quot;;&quot;null&quot;)">
            <text:p/>
          </table:table-cell>
          <table:table-cell table:formula="of:=IF(ISBLANK([.C123]);&quot;&quot;;&quot;null&quot;)">
            <text:p/>
          </table:table-cell>
          <table:table-cell table:formula="of:=IF(ISBLANK([.C123]);&quot;&quot;;&quot;null&quot;)">
            <text:p/>
          </table:table-cell>
          <table:table-cell table:formula="of:=IF(ISBLANK([.D12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3]);&quot;&quot;;&quot;null&quot;)">
            <text:p/>
          </table:table-cell>
          <table:table-cell table:formula="of:=IF(ISBLANK([.C123]);&quot;&quot;;&quot;null&quot;)">
            <text:p/>
          </table:table-cell>
          <table:table-cell table:formula="of:=IF(ISBLANK([.D123]);&quot;&quot;;&quot;'ACTIVE_RS'&quot;)">
            <text:p/>
          </table:table-cell>
          <table:table-cell table:formula="of:=IF(ISBLANK([.D12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3]&amp;&quot;' , &quot;&amp;&quot;'&quot;&amp;[.B123]&amp;&quot;' , &quot;&amp;&quot;'&quot;&amp;[.C123]&amp;&quot;' , &quot;&amp;&quot;'&quot;&amp;[.D123]&amp;&quot;' , &quot;&amp;&quot;&quot;&amp;[.E123]&amp;&quot; , &quot;&amp;&quot;&quot;&amp;[.F123]&amp;&quot; , &quot;&amp;&quot;&quot;&amp;[.G123]&amp;&quot; , &quot;&amp;&quot;&quot;&amp;[.H123]&amp;&quot; , &quot;&amp;&quot;&quot;&amp;[.I123]&amp;&quot; , &quot;&amp;&quot;&quot;&amp;[.J123]&amp;&quot; , &quot;&amp;&quot;&quot;&amp;[.K123]&amp;&quot; , &quot;&amp;&quot;&quot;&amp;[.L123]&amp;&quot; , &quot;&amp;&quot;&quot;&amp;[.M123]&amp;&quot; , &quot;&amp;&quot;&quot;&amp;[.N123]&amp;&quot; , &quot;&amp;&quot;&quot;&amp;[.O123]&amp;&quot; ); &quot;)">
            <text:p/>
          </table:table-cell>
          <table:table-cell table:formula="of:=IF(ISBLANK([.D123]);&quot;&quot;;&quot;INSERT INTO DIAMOND_CORE_LOOKUPS &quot;&amp;&quot;VALUES &quot;&amp;&quot;( &quot;&amp;&quot;'&quot;&amp;[.A123]&amp;&quot;' , &quot;&amp;&quot;'&quot;&amp;[.B123]&amp;&quot;' , &quot;&amp;&quot;'&quot;&amp;[.C123]&amp;&quot;' , &quot;&amp;&quot;'&quot;&amp;[.D123]&amp;&quot;' , &quot;&amp;&quot;&quot;&amp;[.E123]&amp;&quot; , &quot;&amp;&quot;&quot;&amp;[.F123]&amp;&quot; , &quot;&amp;&quot;&quot;&amp;[.G123]&amp;&quot; , &quot;&amp;&quot;&quot;&amp;[.H123]&amp;&quot; , &quot;&amp;&quot;&quot;&amp;[.I123]&amp;&quot; , &quot;&amp;&quot;&quot;&amp;[.J123]&amp;&quot; , &quot;&amp;&quot;&quot;&amp;[.K123]&amp;&quot; , &quot;&amp;&quot;&quot;&amp;[.L123]&amp;&quot; , &quot;&amp;&quot;&quot;&amp;[.M123]&amp;&quot; , &quot;&amp;&quot;&quot;&amp;[.N123]&amp;&quot; , &quot;&amp;&quot;&quot;&amp;[.O12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4]);&quot;&quot;;[.A123]+1)">
            <text:p/>
          </table:table-cell>
          <table:table-cell table:number-columns-repeated="3"/>
          <table:table-cell table:formula="of:=IF(ISBLANK([.C124]);&quot;&quot;;&quot;null&quot;)">
            <text:p/>
          </table:table-cell>
          <table:table-cell table:formula="of:=IF(ISBLANK([.C124]);&quot;&quot;;&quot;null&quot;)">
            <text:p/>
          </table:table-cell>
          <table:table-cell table:formula="of:=IF(ISBLANK([.C124]);&quot;&quot;;&quot;null&quot;)">
            <text:p/>
          </table:table-cell>
          <table:table-cell table:formula="of:=IF(ISBLANK([.C124]);&quot;&quot;;&quot;null&quot;)">
            <text:p/>
          </table:table-cell>
          <table:table-cell table:formula="of:=IF(ISBLANK([.C124]);&quot;&quot;;&quot;null&quot;)">
            <text:p/>
          </table:table-cell>
          <table:table-cell table:formula="of:=IF(ISBLANK([.C124]);&quot;&quot;;&quot;null&quot;)">
            <text:p/>
          </table:table-cell>
          <table:table-cell table:formula="of:=IF(ISBLANK([.D12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4]);&quot;&quot;;&quot;null&quot;)">
            <text:p/>
          </table:table-cell>
          <table:table-cell table:formula="of:=IF(ISBLANK([.C124]);&quot;&quot;;&quot;null&quot;)">
            <text:p/>
          </table:table-cell>
          <table:table-cell table:formula="of:=IF(ISBLANK([.D124]);&quot;&quot;;&quot;'ACTIVE_RS'&quot;)">
            <text:p/>
          </table:table-cell>
          <table:table-cell table:formula="of:=IF(ISBLANK([.D12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4]&amp;&quot;' , &quot;&amp;&quot;'&quot;&amp;[.B124]&amp;&quot;' , &quot;&amp;&quot;'&quot;&amp;[.C124]&amp;&quot;' , &quot;&amp;&quot;'&quot;&amp;[.D124]&amp;&quot;' , &quot;&amp;&quot;&quot;&amp;[.E124]&amp;&quot; , &quot;&amp;&quot;&quot;&amp;[.F124]&amp;&quot; , &quot;&amp;&quot;&quot;&amp;[.G124]&amp;&quot; , &quot;&amp;&quot;&quot;&amp;[.H124]&amp;&quot; , &quot;&amp;&quot;&quot;&amp;[.I124]&amp;&quot; , &quot;&amp;&quot;&quot;&amp;[.J124]&amp;&quot; , &quot;&amp;&quot;&quot;&amp;[.K124]&amp;&quot; , &quot;&amp;&quot;&quot;&amp;[.L124]&amp;&quot; , &quot;&amp;&quot;&quot;&amp;[.M124]&amp;&quot; , &quot;&amp;&quot;&quot;&amp;[.N124]&amp;&quot; , &quot;&amp;&quot;&quot;&amp;[.O124]&amp;&quot; ); &quot;)">
            <text:p/>
          </table:table-cell>
          <table:table-cell table:formula="of:=IF(ISBLANK([.D124]);&quot;&quot;;&quot;INSERT INTO DIAMOND_CORE_LOOKUPS &quot;&amp;&quot;VALUES &quot;&amp;&quot;( &quot;&amp;&quot;'&quot;&amp;[.A124]&amp;&quot;' , &quot;&amp;&quot;'&quot;&amp;[.B124]&amp;&quot;' , &quot;&amp;&quot;'&quot;&amp;[.C124]&amp;&quot;' , &quot;&amp;&quot;'&quot;&amp;[.D124]&amp;&quot;' , &quot;&amp;&quot;&quot;&amp;[.E124]&amp;&quot; , &quot;&amp;&quot;&quot;&amp;[.F124]&amp;&quot; , &quot;&amp;&quot;&quot;&amp;[.G124]&amp;&quot; , &quot;&amp;&quot;&quot;&amp;[.H124]&amp;&quot; , &quot;&amp;&quot;&quot;&amp;[.I124]&amp;&quot; , &quot;&amp;&quot;&quot;&amp;[.J124]&amp;&quot; , &quot;&amp;&quot;&quot;&amp;[.K124]&amp;&quot; , &quot;&amp;&quot;&quot;&amp;[.L124]&amp;&quot; , &quot;&amp;&quot;&quot;&amp;[.M124]&amp;&quot; , &quot;&amp;&quot;&quot;&amp;[.N124]&amp;&quot; , &quot;&amp;&quot;&quot;&amp;[.O12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5]);&quot;&quot;;[.A124]+1)">
            <text:p/>
          </table:table-cell>
          <table:table-cell table:number-columns-repeated="3"/>
          <table:table-cell table:formula="of:=IF(ISBLANK([.C125]);&quot;&quot;;&quot;null&quot;)">
            <text:p/>
          </table:table-cell>
          <table:table-cell table:formula="of:=IF(ISBLANK([.C125]);&quot;&quot;;&quot;null&quot;)">
            <text:p/>
          </table:table-cell>
          <table:table-cell table:formula="of:=IF(ISBLANK([.C125]);&quot;&quot;;&quot;null&quot;)">
            <text:p/>
          </table:table-cell>
          <table:table-cell table:formula="of:=IF(ISBLANK([.C125]);&quot;&quot;;&quot;null&quot;)">
            <text:p/>
          </table:table-cell>
          <table:table-cell table:formula="of:=IF(ISBLANK([.C125]);&quot;&quot;;&quot;null&quot;)">
            <text:p/>
          </table:table-cell>
          <table:table-cell table:formula="of:=IF(ISBLANK([.C125]);&quot;&quot;;&quot;null&quot;)">
            <text:p/>
          </table:table-cell>
          <table:table-cell table:formula="of:=IF(ISBLANK([.D12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5]);&quot;&quot;;&quot;null&quot;)">
            <text:p/>
          </table:table-cell>
          <table:table-cell table:formula="of:=IF(ISBLANK([.C125]);&quot;&quot;;&quot;null&quot;)">
            <text:p/>
          </table:table-cell>
          <table:table-cell table:formula="of:=IF(ISBLANK([.D125]);&quot;&quot;;&quot;'ACTIVE_RS'&quot;)">
            <text:p/>
          </table:table-cell>
          <table:table-cell table:formula="of:=IF(ISBLANK([.D12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5]&amp;&quot;' , &quot;&amp;&quot;'&quot;&amp;[.B125]&amp;&quot;' , &quot;&amp;&quot;'&quot;&amp;[.C125]&amp;&quot;' , &quot;&amp;&quot;'&quot;&amp;[.D125]&amp;&quot;' , &quot;&amp;&quot;&quot;&amp;[.E125]&amp;&quot; , &quot;&amp;&quot;&quot;&amp;[.F125]&amp;&quot; , &quot;&amp;&quot;&quot;&amp;[.G125]&amp;&quot; , &quot;&amp;&quot;&quot;&amp;[.H125]&amp;&quot; , &quot;&amp;&quot;&quot;&amp;[.I125]&amp;&quot; , &quot;&amp;&quot;&quot;&amp;[.J125]&amp;&quot; , &quot;&amp;&quot;&quot;&amp;[.K125]&amp;&quot; , &quot;&amp;&quot;&quot;&amp;[.L125]&amp;&quot; , &quot;&amp;&quot;&quot;&amp;[.M125]&amp;&quot; , &quot;&amp;&quot;&quot;&amp;[.N125]&amp;&quot; , &quot;&amp;&quot;&quot;&amp;[.O125]&amp;&quot; ); &quot;)">
            <text:p/>
          </table:table-cell>
          <table:table-cell table:formula="of:=IF(ISBLANK([.D125]);&quot;&quot;;&quot;INSERT INTO DIAMOND_CORE_LOOKUPS &quot;&amp;&quot;VALUES &quot;&amp;&quot;( &quot;&amp;&quot;'&quot;&amp;[.A125]&amp;&quot;' , &quot;&amp;&quot;'&quot;&amp;[.B125]&amp;&quot;' , &quot;&amp;&quot;'&quot;&amp;[.C125]&amp;&quot;' , &quot;&amp;&quot;'&quot;&amp;[.D125]&amp;&quot;' , &quot;&amp;&quot;&quot;&amp;[.E125]&amp;&quot; , &quot;&amp;&quot;&quot;&amp;[.F125]&amp;&quot; , &quot;&amp;&quot;&quot;&amp;[.G125]&amp;&quot; , &quot;&amp;&quot;&quot;&amp;[.H125]&amp;&quot; , &quot;&amp;&quot;&quot;&amp;[.I125]&amp;&quot; , &quot;&amp;&quot;&quot;&amp;[.J125]&amp;&quot; , &quot;&amp;&quot;&quot;&amp;[.K125]&amp;&quot; , &quot;&amp;&quot;&quot;&amp;[.L125]&amp;&quot; , &quot;&amp;&quot;&quot;&amp;[.M125]&amp;&quot; , &quot;&amp;&quot;&quot;&amp;[.N125]&amp;&quot; , &quot;&amp;&quot;&quot;&amp;[.O12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6]);&quot;&quot;;[.A125]+1)">
            <text:p/>
          </table:table-cell>
          <table:table-cell table:number-columns-repeated="3"/>
          <table:table-cell table:formula="of:=IF(ISBLANK([.C126]);&quot;&quot;;&quot;null&quot;)">
            <text:p/>
          </table:table-cell>
          <table:table-cell table:formula="of:=IF(ISBLANK([.C126]);&quot;&quot;;&quot;null&quot;)">
            <text:p/>
          </table:table-cell>
          <table:table-cell table:formula="of:=IF(ISBLANK([.C126]);&quot;&quot;;&quot;null&quot;)">
            <text:p/>
          </table:table-cell>
          <table:table-cell table:formula="of:=IF(ISBLANK([.C126]);&quot;&quot;;&quot;null&quot;)">
            <text:p/>
          </table:table-cell>
          <table:table-cell table:formula="of:=IF(ISBLANK([.C126]);&quot;&quot;;&quot;null&quot;)">
            <text:p/>
          </table:table-cell>
          <table:table-cell table:formula="of:=IF(ISBLANK([.C126]);&quot;&quot;;&quot;null&quot;)">
            <text:p/>
          </table:table-cell>
          <table:table-cell table:formula="of:=IF(ISBLANK([.D12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6]);&quot;&quot;;&quot;null&quot;)">
            <text:p/>
          </table:table-cell>
          <table:table-cell table:formula="of:=IF(ISBLANK([.C126]);&quot;&quot;;&quot;null&quot;)">
            <text:p/>
          </table:table-cell>
          <table:table-cell table:formula="of:=IF(ISBLANK([.D126]);&quot;&quot;;&quot;'ACTIVE_RS'&quot;)">
            <text:p/>
          </table:table-cell>
          <table:table-cell table:formula="of:=IF(ISBLANK([.D12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6]&amp;&quot;' , &quot;&amp;&quot;'&quot;&amp;[.B126]&amp;&quot;' , &quot;&amp;&quot;'&quot;&amp;[.C126]&amp;&quot;' , &quot;&amp;&quot;'&quot;&amp;[.D126]&amp;&quot;' , &quot;&amp;&quot;&quot;&amp;[.E126]&amp;&quot; , &quot;&amp;&quot;&quot;&amp;[.F126]&amp;&quot; , &quot;&amp;&quot;&quot;&amp;[.G126]&amp;&quot; , &quot;&amp;&quot;&quot;&amp;[.H126]&amp;&quot; , &quot;&amp;&quot;&quot;&amp;[.I126]&amp;&quot; , &quot;&amp;&quot;&quot;&amp;[.J126]&amp;&quot; , &quot;&amp;&quot;&quot;&amp;[.K126]&amp;&quot; , &quot;&amp;&quot;&quot;&amp;[.L126]&amp;&quot; , &quot;&amp;&quot;&quot;&amp;[.M126]&amp;&quot; , &quot;&amp;&quot;&quot;&amp;[.N126]&amp;&quot; , &quot;&amp;&quot;&quot;&amp;[.O126]&amp;&quot; ); &quot;)">
            <text:p/>
          </table:table-cell>
          <table:table-cell table:formula="of:=IF(ISBLANK([.D126]);&quot;&quot;;&quot;INSERT INTO DIAMOND_CORE_LOOKUPS &quot;&amp;&quot;VALUES &quot;&amp;&quot;( &quot;&amp;&quot;'&quot;&amp;[.A126]&amp;&quot;' , &quot;&amp;&quot;'&quot;&amp;[.B126]&amp;&quot;' , &quot;&amp;&quot;'&quot;&amp;[.C126]&amp;&quot;' , &quot;&amp;&quot;'&quot;&amp;[.D126]&amp;&quot;' , &quot;&amp;&quot;&quot;&amp;[.E126]&amp;&quot; , &quot;&amp;&quot;&quot;&amp;[.F126]&amp;&quot; , &quot;&amp;&quot;&quot;&amp;[.G126]&amp;&quot; , &quot;&amp;&quot;&quot;&amp;[.H126]&amp;&quot; , &quot;&amp;&quot;&quot;&amp;[.I126]&amp;&quot; , &quot;&amp;&quot;&quot;&amp;[.J126]&amp;&quot; , &quot;&amp;&quot;&quot;&amp;[.K126]&amp;&quot; , &quot;&amp;&quot;&quot;&amp;[.L126]&amp;&quot; , &quot;&amp;&quot;&quot;&amp;[.M126]&amp;&quot; , &quot;&amp;&quot;&quot;&amp;[.N126]&amp;&quot; , &quot;&amp;&quot;&quot;&amp;[.O12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7]);&quot;&quot;;[.A126]+1)">
            <text:p/>
          </table:table-cell>
          <table:table-cell table:number-columns-repeated="3"/>
          <table:table-cell table:formula="of:=IF(ISBLANK([.C127]);&quot;&quot;;&quot;null&quot;)">
            <text:p/>
          </table:table-cell>
          <table:table-cell table:formula="of:=IF(ISBLANK([.C127]);&quot;&quot;;&quot;null&quot;)">
            <text:p/>
          </table:table-cell>
          <table:table-cell table:formula="of:=IF(ISBLANK([.C127]);&quot;&quot;;&quot;null&quot;)">
            <text:p/>
          </table:table-cell>
          <table:table-cell table:formula="of:=IF(ISBLANK([.C127]);&quot;&quot;;&quot;null&quot;)">
            <text:p/>
          </table:table-cell>
          <table:table-cell table:formula="of:=IF(ISBLANK([.C127]);&quot;&quot;;&quot;null&quot;)">
            <text:p/>
          </table:table-cell>
          <table:table-cell table:formula="of:=IF(ISBLANK([.C127]);&quot;&quot;;&quot;null&quot;)">
            <text:p/>
          </table:table-cell>
          <table:table-cell table:formula="of:=IF(ISBLANK([.D12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7]);&quot;&quot;;&quot;null&quot;)">
            <text:p/>
          </table:table-cell>
          <table:table-cell table:formula="of:=IF(ISBLANK([.C127]);&quot;&quot;;&quot;null&quot;)">
            <text:p/>
          </table:table-cell>
          <table:table-cell table:formula="of:=IF(ISBLANK([.D127]);&quot;&quot;;&quot;'ACTIVE_RS'&quot;)">
            <text:p/>
          </table:table-cell>
          <table:table-cell table:formula="of:=IF(ISBLANK([.D12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7]&amp;&quot;' , &quot;&amp;&quot;'&quot;&amp;[.B127]&amp;&quot;' , &quot;&amp;&quot;'&quot;&amp;[.C127]&amp;&quot;' , &quot;&amp;&quot;'&quot;&amp;[.D127]&amp;&quot;' , &quot;&amp;&quot;&quot;&amp;[.E127]&amp;&quot; , &quot;&amp;&quot;&quot;&amp;[.F127]&amp;&quot; , &quot;&amp;&quot;&quot;&amp;[.G127]&amp;&quot; , &quot;&amp;&quot;&quot;&amp;[.H127]&amp;&quot; , &quot;&amp;&quot;&quot;&amp;[.I127]&amp;&quot; , &quot;&amp;&quot;&quot;&amp;[.J127]&amp;&quot; , &quot;&amp;&quot;&quot;&amp;[.K127]&amp;&quot; , &quot;&amp;&quot;&quot;&amp;[.L127]&amp;&quot; , &quot;&amp;&quot;&quot;&amp;[.M127]&amp;&quot; , &quot;&amp;&quot;&quot;&amp;[.N127]&amp;&quot; , &quot;&amp;&quot;&quot;&amp;[.O127]&amp;&quot; ); &quot;)">
            <text:p/>
          </table:table-cell>
          <table:table-cell table:formula="of:=IF(ISBLANK([.D127]);&quot;&quot;;&quot;INSERT INTO DIAMOND_CORE_LOOKUPS &quot;&amp;&quot;VALUES &quot;&amp;&quot;( &quot;&amp;&quot;'&quot;&amp;[.A127]&amp;&quot;' , &quot;&amp;&quot;'&quot;&amp;[.B127]&amp;&quot;' , &quot;&amp;&quot;'&quot;&amp;[.C127]&amp;&quot;' , &quot;&amp;&quot;'&quot;&amp;[.D127]&amp;&quot;' , &quot;&amp;&quot;&quot;&amp;[.E127]&amp;&quot; , &quot;&amp;&quot;&quot;&amp;[.F127]&amp;&quot; , &quot;&amp;&quot;&quot;&amp;[.G127]&amp;&quot; , &quot;&amp;&quot;&quot;&amp;[.H127]&amp;&quot; , &quot;&amp;&quot;&quot;&amp;[.I127]&amp;&quot; , &quot;&amp;&quot;&quot;&amp;[.J127]&amp;&quot; , &quot;&amp;&quot;&quot;&amp;[.K127]&amp;&quot; , &quot;&amp;&quot;&quot;&amp;[.L127]&amp;&quot; , &quot;&amp;&quot;&quot;&amp;[.M127]&amp;&quot; , &quot;&amp;&quot;&quot;&amp;[.N127]&amp;&quot; , &quot;&amp;&quot;&quot;&amp;[.O12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8]);&quot;&quot;;[.A127]+1)">
            <text:p/>
          </table:table-cell>
          <table:table-cell table:number-columns-repeated="3"/>
          <table:table-cell table:formula="of:=IF(ISBLANK([.C128]);&quot;&quot;;&quot;null&quot;)">
            <text:p/>
          </table:table-cell>
          <table:table-cell table:formula="of:=IF(ISBLANK([.C128]);&quot;&quot;;&quot;null&quot;)">
            <text:p/>
          </table:table-cell>
          <table:table-cell table:formula="of:=IF(ISBLANK([.C128]);&quot;&quot;;&quot;null&quot;)">
            <text:p/>
          </table:table-cell>
          <table:table-cell table:formula="of:=IF(ISBLANK([.C128]);&quot;&quot;;&quot;null&quot;)">
            <text:p/>
          </table:table-cell>
          <table:table-cell table:formula="of:=IF(ISBLANK([.C128]);&quot;&quot;;&quot;null&quot;)">
            <text:p/>
          </table:table-cell>
          <table:table-cell table:formula="of:=IF(ISBLANK([.C128]);&quot;&quot;;&quot;null&quot;)">
            <text:p/>
          </table:table-cell>
          <table:table-cell table:formula="of:=IF(ISBLANK([.D12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8]);&quot;&quot;;&quot;null&quot;)">
            <text:p/>
          </table:table-cell>
          <table:table-cell table:formula="of:=IF(ISBLANK([.C128]);&quot;&quot;;&quot;null&quot;)">
            <text:p/>
          </table:table-cell>
          <table:table-cell table:formula="of:=IF(ISBLANK([.D128]);&quot;&quot;;&quot;'ACTIVE_RS'&quot;)">
            <text:p/>
          </table:table-cell>
          <table:table-cell table:formula="of:=IF(ISBLANK([.D12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8]&amp;&quot;' , &quot;&amp;&quot;'&quot;&amp;[.B128]&amp;&quot;' , &quot;&amp;&quot;'&quot;&amp;[.C128]&amp;&quot;' , &quot;&amp;&quot;'&quot;&amp;[.D128]&amp;&quot;' , &quot;&amp;&quot;&quot;&amp;[.E128]&amp;&quot; , &quot;&amp;&quot;&quot;&amp;[.F128]&amp;&quot; , &quot;&amp;&quot;&quot;&amp;[.G128]&amp;&quot; , &quot;&amp;&quot;&quot;&amp;[.H128]&amp;&quot; , &quot;&amp;&quot;&quot;&amp;[.I128]&amp;&quot; , &quot;&amp;&quot;&quot;&amp;[.J128]&amp;&quot; , &quot;&amp;&quot;&quot;&amp;[.K128]&amp;&quot; , &quot;&amp;&quot;&quot;&amp;[.L128]&amp;&quot; , &quot;&amp;&quot;&quot;&amp;[.M128]&amp;&quot; , &quot;&amp;&quot;&quot;&amp;[.N128]&amp;&quot; , &quot;&amp;&quot;&quot;&amp;[.O128]&amp;&quot; ); &quot;)">
            <text:p/>
          </table:table-cell>
          <table:table-cell table:formula="of:=IF(ISBLANK([.D128]);&quot;&quot;;&quot;INSERT INTO DIAMOND_CORE_LOOKUPS &quot;&amp;&quot;VALUES &quot;&amp;&quot;( &quot;&amp;&quot;'&quot;&amp;[.A128]&amp;&quot;' , &quot;&amp;&quot;'&quot;&amp;[.B128]&amp;&quot;' , &quot;&amp;&quot;'&quot;&amp;[.C128]&amp;&quot;' , &quot;&amp;&quot;'&quot;&amp;[.D128]&amp;&quot;' , &quot;&amp;&quot;&quot;&amp;[.E128]&amp;&quot; , &quot;&amp;&quot;&quot;&amp;[.F128]&amp;&quot; , &quot;&amp;&quot;&quot;&amp;[.G128]&amp;&quot; , &quot;&amp;&quot;&quot;&amp;[.H128]&amp;&quot; , &quot;&amp;&quot;&quot;&amp;[.I128]&amp;&quot; , &quot;&amp;&quot;&quot;&amp;[.J128]&amp;&quot; , &quot;&amp;&quot;&quot;&amp;[.K128]&amp;&quot; , &quot;&amp;&quot;&quot;&amp;[.L128]&amp;&quot; , &quot;&amp;&quot;&quot;&amp;[.M128]&amp;&quot; , &quot;&amp;&quot;&quot;&amp;[.N128]&amp;&quot; , &quot;&amp;&quot;&quot;&amp;[.O12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29]);&quot;&quot;;[.A128]+1)">
            <text:p/>
          </table:table-cell>
          <table:table-cell table:number-columns-repeated="3"/>
          <table:table-cell table:formula="of:=IF(ISBLANK([.C129]);&quot;&quot;;&quot;null&quot;)">
            <text:p/>
          </table:table-cell>
          <table:table-cell table:formula="of:=IF(ISBLANK([.C129]);&quot;&quot;;&quot;null&quot;)">
            <text:p/>
          </table:table-cell>
          <table:table-cell table:formula="of:=IF(ISBLANK([.C129]);&quot;&quot;;&quot;null&quot;)">
            <text:p/>
          </table:table-cell>
          <table:table-cell table:formula="of:=IF(ISBLANK([.C129]);&quot;&quot;;&quot;null&quot;)">
            <text:p/>
          </table:table-cell>
          <table:table-cell table:formula="of:=IF(ISBLANK([.C129]);&quot;&quot;;&quot;null&quot;)">
            <text:p/>
          </table:table-cell>
          <table:table-cell table:formula="of:=IF(ISBLANK([.C129]);&quot;&quot;;&quot;null&quot;)">
            <text:p/>
          </table:table-cell>
          <table:table-cell table:formula="of:=IF(ISBLANK([.D12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29]);&quot;&quot;;&quot;null&quot;)">
            <text:p/>
          </table:table-cell>
          <table:table-cell table:formula="of:=IF(ISBLANK([.C129]);&quot;&quot;;&quot;null&quot;)">
            <text:p/>
          </table:table-cell>
          <table:table-cell table:formula="of:=IF(ISBLANK([.D129]);&quot;&quot;;&quot;'ACTIVE_RS'&quot;)">
            <text:p/>
          </table:table-cell>
          <table:table-cell table:formula="of:=IF(ISBLANK([.D12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29]&amp;&quot;' , &quot;&amp;&quot;'&quot;&amp;[.B129]&amp;&quot;' , &quot;&amp;&quot;'&quot;&amp;[.C129]&amp;&quot;' , &quot;&amp;&quot;'&quot;&amp;[.D129]&amp;&quot;' , &quot;&amp;&quot;&quot;&amp;[.E129]&amp;&quot; , &quot;&amp;&quot;&quot;&amp;[.F129]&amp;&quot; , &quot;&amp;&quot;&quot;&amp;[.G129]&amp;&quot; , &quot;&amp;&quot;&quot;&amp;[.H129]&amp;&quot; , &quot;&amp;&quot;&quot;&amp;[.I129]&amp;&quot; , &quot;&amp;&quot;&quot;&amp;[.J129]&amp;&quot; , &quot;&amp;&quot;&quot;&amp;[.K129]&amp;&quot; , &quot;&amp;&quot;&quot;&amp;[.L129]&amp;&quot; , &quot;&amp;&quot;&quot;&amp;[.M129]&amp;&quot; , &quot;&amp;&quot;&quot;&amp;[.N129]&amp;&quot; , &quot;&amp;&quot;&quot;&amp;[.O129]&amp;&quot; ); &quot;)">
            <text:p/>
          </table:table-cell>
          <table:table-cell table:formula="of:=IF(ISBLANK([.D129]);&quot;&quot;;&quot;INSERT INTO DIAMOND_CORE_LOOKUPS &quot;&amp;&quot;VALUES &quot;&amp;&quot;( &quot;&amp;&quot;'&quot;&amp;[.A129]&amp;&quot;' , &quot;&amp;&quot;'&quot;&amp;[.B129]&amp;&quot;' , &quot;&amp;&quot;'&quot;&amp;[.C129]&amp;&quot;' , &quot;&amp;&quot;'&quot;&amp;[.D129]&amp;&quot;' , &quot;&amp;&quot;&quot;&amp;[.E129]&amp;&quot; , &quot;&amp;&quot;&quot;&amp;[.F129]&amp;&quot; , &quot;&amp;&quot;&quot;&amp;[.G129]&amp;&quot; , &quot;&amp;&quot;&quot;&amp;[.H129]&amp;&quot; , &quot;&amp;&quot;&quot;&amp;[.I129]&amp;&quot; , &quot;&amp;&quot;&quot;&amp;[.J129]&amp;&quot; , &quot;&amp;&quot;&quot;&amp;[.K129]&amp;&quot; , &quot;&amp;&quot;&quot;&amp;[.L129]&amp;&quot; , &quot;&amp;&quot;&quot;&amp;[.M129]&amp;&quot; , &quot;&amp;&quot;&quot;&amp;[.N129]&amp;&quot; , &quot;&amp;&quot;&quot;&amp;[.O12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0]);&quot;&quot;;[.A129]+1)">
            <text:p/>
          </table:table-cell>
          <table:table-cell table:number-columns-repeated="3"/>
          <table:table-cell table:formula="of:=IF(ISBLANK([.C130]);&quot;&quot;;&quot;null&quot;)">
            <text:p/>
          </table:table-cell>
          <table:table-cell table:formula="of:=IF(ISBLANK([.C130]);&quot;&quot;;&quot;null&quot;)">
            <text:p/>
          </table:table-cell>
          <table:table-cell table:formula="of:=IF(ISBLANK([.C130]);&quot;&quot;;&quot;null&quot;)">
            <text:p/>
          </table:table-cell>
          <table:table-cell table:formula="of:=IF(ISBLANK([.C130]);&quot;&quot;;&quot;null&quot;)">
            <text:p/>
          </table:table-cell>
          <table:table-cell table:formula="of:=IF(ISBLANK([.C130]);&quot;&quot;;&quot;null&quot;)">
            <text:p/>
          </table:table-cell>
          <table:table-cell table:formula="of:=IF(ISBLANK([.C130]);&quot;&quot;;&quot;null&quot;)">
            <text:p/>
          </table:table-cell>
          <table:table-cell table:formula="of:=IF(ISBLANK([.D13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0]);&quot;&quot;;&quot;null&quot;)">
            <text:p/>
          </table:table-cell>
          <table:table-cell table:formula="of:=IF(ISBLANK([.C130]);&quot;&quot;;&quot;null&quot;)">
            <text:p/>
          </table:table-cell>
          <table:table-cell table:formula="of:=IF(ISBLANK([.D130]);&quot;&quot;;&quot;'ACTIVE_RS'&quot;)">
            <text:p/>
          </table:table-cell>
          <table:table-cell table:formula="of:=IF(ISBLANK([.D13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0]&amp;&quot;' , &quot;&amp;&quot;'&quot;&amp;[.B130]&amp;&quot;' , &quot;&amp;&quot;'&quot;&amp;[.C130]&amp;&quot;' , &quot;&amp;&quot;'&quot;&amp;[.D130]&amp;&quot;' , &quot;&amp;&quot;&quot;&amp;[.E130]&amp;&quot; , &quot;&amp;&quot;&quot;&amp;[.F130]&amp;&quot; , &quot;&amp;&quot;&quot;&amp;[.G130]&amp;&quot; , &quot;&amp;&quot;&quot;&amp;[.H130]&amp;&quot; , &quot;&amp;&quot;&quot;&amp;[.I130]&amp;&quot; , &quot;&amp;&quot;&quot;&amp;[.J130]&amp;&quot; , &quot;&amp;&quot;&quot;&amp;[.K130]&amp;&quot; , &quot;&amp;&quot;&quot;&amp;[.L130]&amp;&quot; , &quot;&amp;&quot;&quot;&amp;[.M130]&amp;&quot; , &quot;&amp;&quot;&quot;&amp;[.N130]&amp;&quot; , &quot;&amp;&quot;&quot;&amp;[.O130]&amp;&quot; ); &quot;)">
            <text:p/>
          </table:table-cell>
          <table:table-cell table:formula="of:=IF(ISBLANK([.D130]);&quot;&quot;;&quot;INSERT INTO DIAMOND_CORE_LOOKUPS &quot;&amp;&quot;VALUES &quot;&amp;&quot;( &quot;&amp;&quot;'&quot;&amp;[.A130]&amp;&quot;' , &quot;&amp;&quot;'&quot;&amp;[.B130]&amp;&quot;' , &quot;&amp;&quot;'&quot;&amp;[.C130]&amp;&quot;' , &quot;&amp;&quot;'&quot;&amp;[.D130]&amp;&quot;' , &quot;&amp;&quot;&quot;&amp;[.E130]&amp;&quot; , &quot;&amp;&quot;&quot;&amp;[.F130]&amp;&quot; , &quot;&amp;&quot;&quot;&amp;[.G130]&amp;&quot; , &quot;&amp;&quot;&quot;&amp;[.H130]&amp;&quot; , &quot;&amp;&quot;&quot;&amp;[.I130]&amp;&quot; , &quot;&amp;&quot;&quot;&amp;[.J130]&amp;&quot; , &quot;&amp;&quot;&quot;&amp;[.K130]&amp;&quot; , &quot;&amp;&quot;&quot;&amp;[.L130]&amp;&quot; , &quot;&amp;&quot;&quot;&amp;[.M130]&amp;&quot; , &quot;&amp;&quot;&quot;&amp;[.N130]&amp;&quot; , &quot;&amp;&quot;&quot;&amp;[.O13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1]);&quot;&quot;;[.A130]+1)">
            <text:p/>
          </table:table-cell>
          <table:table-cell table:number-columns-repeated="3"/>
          <table:table-cell table:formula="of:=IF(ISBLANK([.C131]);&quot;&quot;;&quot;null&quot;)">
            <text:p/>
          </table:table-cell>
          <table:table-cell table:formula="of:=IF(ISBLANK([.C131]);&quot;&quot;;&quot;null&quot;)">
            <text:p/>
          </table:table-cell>
          <table:table-cell table:formula="of:=IF(ISBLANK([.C131]);&quot;&quot;;&quot;null&quot;)">
            <text:p/>
          </table:table-cell>
          <table:table-cell table:formula="of:=IF(ISBLANK([.C131]);&quot;&quot;;&quot;null&quot;)">
            <text:p/>
          </table:table-cell>
          <table:table-cell table:formula="of:=IF(ISBLANK([.C131]);&quot;&quot;;&quot;null&quot;)">
            <text:p/>
          </table:table-cell>
          <table:table-cell table:formula="of:=IF(ISBLANK([.C131]);&quot;&quot;;&quot;null&quot;)">
            <text:p/>
          </table:table-cell>
          <table:table-cell table:formula="of:=IF(ISBLANK([.D13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1]);&quot;&quot;;&quot;null&quot;)">
            <text:p/>
          </table:table-cell>
          <table:table-cell table:formula="of:=IF(ISBLANK([.C131]);&quot;&quot;;&quot;null&quot;)">
            <text:p/>
          </table:table-cell>
          <table:table-cell table:formula="of:=IF(ISBLANK([.D131]);&quot;&quot;;&quot;'ACTIVE_RS'&quot;)">
            <text:p/>
          </table:table-cell>
          <table:table-cell table:formula="of:=IF(ISBLANK([.D13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1]&amp;&quot;' , &quot;&amp;&quot;'&quot;&amp;[.B131]&amp;&quot;' , &quot;&amp;&quot;'&quot;&amp;[.C131]&amp;&quot;' , &quot;&amp;&quot;'&quot;&amp;[.D131]&amp;&quot;' , &quot;&amp;&quot;&quot;&amp;[.E131]&amp;&quot; , &quot;&amp;&quot;&quot;&amp;[.F131]&amp;&quot; , &quot;&amp;&quot;&quot;&amp;[.G131]&amp;&quot; , &quot;&amp;&quot;&quot;&amp;[.H131]&amp;&quot; , &quot;&amp;&quot;&quot;&amp;[.I131]&amp;&quot; , &quot;&amp;&quot;&quot;&amp;[.J131]&amp;&quot; , &quot;&amp;&quot;&quot;&amp;[.K131]&amp;&quot; , &quot;&amp;&quot;&quot;&amp;[.L131]&amp;&quot; , &quot;&amp;&quot;&quot;&amp;[.M131]&amp;&quot; , &quot;&amp;&quot;&quot;&amp;[.N131]&amp;&quot; , &quot;&amp;&quot;&quot;&amp;[.O131]&amp;&quot; ); &quot;)">
            <text:p/>
          </table:table-cell>
          <table:table-cell table:formula="of:=IF(ISBLANK([.D131]);&quot;&quot;;&quot;INSERT INTO DIAMOND_CORE_LOOKUPS &quot;&amp;&quot;VALUES &quot;&amp;&quot;( &quot;&amp;&quot;'&quot;&amp;[.A131]&amp;&quot;' , &quot;&amp;&quot;'&quot;&amp;[.B131]&amp;&quot;' , &quot;&amp;&quot;'&quot;&amp;[.C131]&amp;&quot;' , &quot;&amp;&quot;'&quot;&amp;[.D131]&amp;&quot;' , &quot;&amp;&quot;&quot;&amp;[.E131]&amp;&quot; , &quot;&amp;&quot;&quot;&amp;[.F131]&amp;&quot; , &quot;&amp;&quot;&quot;&amp;[.G131]&amp;&quot; , &quot;&amp;&quot;&quot;&amp;[.H131]&amp;&quot; , &quot;&amp;&quot;&quot;&amp;[.I131]&amp;&quot; , &quot;&amp;&quot;&quot;&amp;[.J131]&amp;&quot; , &quot;&amp;&quot;&quot;&amp;[.K131]&amp;&quot; , &quot;&amp;&quot;&quot;&amp;[.L131]&amp;&quot; , &quot;&amp;&quot;&quot;&amp;[.M131]&amp;&quot; , &quot;&amp;&quot;&quot;&amp;[.N131]&amp;&quot; , &quot;&amp;&quot;&quot;&amp;[.O13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2]);&quot;&quot;;[.A131]+1)">
            <text:p/>
          </table:table-cell>
          <table:table-cell table:number-columns-repeated="3"/>
          <table:table-cell table:formula="of:=IF(ISBLANK([.C132]);&quot;&quot;;&quot;null&quot;)">
            <text:p/>
          </table:table-cell>
          <table:table-cell table:formula="of:=IF(ISBLANK([.C132]);&quot;&quot;;&quot;null&quot;)">
            <text:p/>
          </table:table-cell>
          <table:table-cell table:formula="of:=IF(ISBLANK([.C132]);&quot;&quot;;&quot;null&quot;)">
            <text:p/>
          </table:table-cell>
          <table:table-cell table:formula="of:=IF(ISBLANK([.C132]);&quot;&quot;;&quot;null&quot;)">
            <text:p/>
          </table:table-cell>
          <table:table-cell table:formula="of:=IF(ISBLANK([.C132]);&quot;&quot;;&quot;null&quot;)">
            <text:p/>
          </table:table-cell>
          <table:table-cell table:formula="of:=IF(ISBLANK([.C132]);&quot;&quot;;&quot;null&quot;)">
            <text:p/>
          </table:table-cell>
          <table:table-cell table:formula="of:=IF(ISBLANK([.D13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2]);&quot;&quot;;&quot;null&quot;)">
            <text:p/>
          </table:table-cell>
          <table:table-cell table:formula="of:=IF(ISBLANK([.C132]);&quot;&quot;;&quot;null&quot;)">
            <text:p/>
          </table:table-cell>
          <table:table-cell table:formula="of:=IF(ISBLANK([.D132]);&quot;&quot;;&quot;'ACTIVE_RS'&quot;)">
            <text:p/>
          </table:table-cell>
          <table:table-cell table:formula="of:=IF(ISBLANK([.D13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2]&amp;&quot;' , &quot;&amp;&quot;'&quot;&amp;[.B132]&amp;&quot;' , &quot;&amp;&quot;'&quot;&amp;[.C132]&amp;&quot;' , &quot;&amp;&quot;'&quot;&amp;[.D132]&amp;&quot;' , &quot;&amp;&quot;&quot;&amp;[.E132]&amp;&quot; , &quot;&amp;&quot;&quot;&amp;[.F132]&amp;&quot; , &quot;&amp;&quot;&quot;&amp;[.G132]&amp;&quot; , &quot;&amp;&quot;&quot;&amp;[.H132]&amp;&quot; , &quot;&amp;&quot;&quot;&amp;[.I132]&amp;&quot; , &quot;&amp;&quot;&quot;&amp;[.J132]&amp;&quot; , &quot;&amp;&quot;&quot;&amp;[.K132]&amp;&quot; , &quot;&amp;&quot;&quot;&amp;[.L132]&amp;&quot; , &quot;&amp;&quot;&quot;&amp;[.M132]&amp;&quot; , &quot;&amp;&quot;&quot;&amp;[.N132]&amp;&quot; , &quot;&amp;&quot;&quot;&amp;[.O132]&amp;&quot; ); &quot;)">
            <text:p/>
          </table:table-cell>
          <table:table-cell table:formula="of:=IF(ISBLANK([.D132]);&quot;&quot;;&quot;INSERT INTO DIAMOND_CORE_LOOKUPS &quot;&amp;&quot;VALUES &quot;&amp;&quot;( &quot;&amp;&quot;'&quot;&amp;[.A132]&amp;&quot;' , &quot;&amp;&quot;'&quot;&amp;[.B132]&amp;&quot;' , &quot;&amp;&quot;'&quot;&amp;[.C132]&amp;&quot;' , &quot;&amp;&quot;'&quot;&amp;[.D132]&amp;&quot;' , &quot;&amp;&quot;&quot;&amp;[.E132]&amp;&quot; , &quot;&amp;&quot;&quot;&amp;[.F132]&amp;&quot; , &quot;&amp;&quot;&quot;&amp;[.G132]&amp;&quot; , &quot;&amp;&quot;&quot;&amp;[.H132]&amp;&quot; , &quot;&amp;&quot;&quot;&amp;[.I132]&amp;&quot; , &quot;&amp;&quot;&quot;&amp;[.J132]&amp;&quot; , &quot;&amp;&quot;&quot;&amp;[.K132]&amp;&quot; , &quot;&amp;&quot;&quot;&amp;[.L132]&amp;&quot; , &quot;&amp;&quot;&quot;&amp;[.M132]&amp;&quot; , &quot;&amp;&quot;&quot;&amp;[.N132]&amp;&quot; , &quot;&amp;&quot;&quot;&amp;[.O13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3]);&quot;&quot;;[.A132]+1)">
            <text:p/>
          </table:table-cell>
          <table:table-cell table:number-columns-repeated="3"/>
          <table:table-cell table:formula="of:=IF(ISBLANK([.C133]);&quot;&quot;;&quot;null&quot;)">
            <text:p/>
          </table:table-cell>
          <table:table-cell table:formula="of:=IF(ISBLANK([.C133]);&quot;&quot;;&quot;null&quot;)">
            <text:p/>
          </table:table-cell>
          <table:table-cell table:formula="of:=IF(ISBLANK([.C133]);&quot;&quot;;&quot;null&quot;)">
            <text:p/>
          </table:table-cell>
          <table:table-cell table:formula="of:=IF(ISBLANK([.C133]);&quot;&quot;;&quot;null&quot;)">
            <text:p/>
          </table:table-cell>
          <table:table-cell table:formula="of:=IF(ISBLANK([.C133]);&quot;&quot;;&quot;null&quot;)">
            <text:p/>
          </table:table-cell>
          <table:table-cell table:formula="of:=IF(ISBLANK([.C133]);&quot;&quot;;&quot;null&quot;)">
            <text:p/>
          </table:table-cell>
          <table:table-cell table:formula="of:=IF(ISBLANK([.D13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3]);&quot;&quot;;&quot;null&quot;)">
            <text:p/>
          </table:table-cell>
          <table:table-cell table:formula="of:=IF(ISBLANK([.C133]);&quot;&quot;;&quot;null&quot;)">
            <text:p/>
          </table:table-cell>
          <table:table-cell table:formula="of:=IF(ISBLANK([.D133]);&quot;&quot;;&quot;'ACTIVE_RS'&quot;)">
            <text:p/>
          </table:table-cell>
          <table:table-cell table:formula="of:=IF(ISBLANK([.D13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3]&amp;&quot;' , &quot;&amp;&quot;'&quot;&amp;[.B133]&amp;&quot;' , &quot;&amp;&quot;'&quot;&amp;[.C133]&amp;&quot;' , &quot;&amp;&quot;'&quot;&amp;[.D133]&amp;&quot;' , &quot;&amp;&quot;&quot;&amp;[.E133]&amp;&quot; , &quot;&amp;&quot;&quot;&amp;[.F133]&amp;&quot; , &quot;&amp;&quot;&quot;&amp;[.G133]&amp;&quot; , &quot;&amp;&quot;&quot;&amp;[.H133]&amp;&quot; , &quot;&amp;&quot;&quot;&amp;[.I133]&amp;&quot; , &quot;&amp;&quot;&quot;&amp;[.J133]&amp;&quot; , &quot;&amp;&quot;&quot;&amp;[.K133]&amp;&quot; , &quot;&amp;&quot;&quot;&amp;[.L133]&amp;&quot; , &quot;&amp;&quot;&quot;&amp;[.M133]&amp;&quot; , &quot;&amp;&quot;&quot;&amp;[.N133]&amp;&quot; , &quot;&amp;&quot;&quot;&amp;[.O133]&amp;&quot; ); &quot;)">
            <text:p/>
          </table:table-cell>
          <table:table-cell table:formula="of:=IF(ISBLANK([.D133]);&quot;&quot;;&quot;INSERT INTO DIAMOND_CORE_LOOKUPS &quot;&amp;&quot;VALUES &quot;&amp;&quot;( &quot;&amp;&quot;'&quot;&amp;[.A133]&amp;&quot;' , &quot;&amp;&quot;'&quot;&amp;[.B133]&amp;&quot;' , &quot;&amp;&quot;'&quot;&amp;[.C133]&amp;&quot;' , &quot;&amp;&quot;'&quot;&amp;[.D133]&amp;&quot;' , &quot;&amp;&quot;&quot;&amp;[.E133]&amp;&quot; , &quot;&amp;&quot;&quot;&amp;[.F133]&amp;&quot; , &quot;&amp;&quot;&quot;&amp;[.G133]&amp;&quot; , &quot;&amp;&quot;&quot;&amp;[.H133]&amp;&quot; , &quot;&amp;&quot;&quot;&amp;[.I133]&amp;&quot; , &quot;&amp;&quot;&quot;&amp;[.J133]&amp;&quot; , &quot;&amp;&quot;&quot;&amp;[.K133]&amp;&quot; , &quot;&amp;&quot;&quot;&amp;[.L133]&amp;&quot; , &quot;&amp;&quot;&quot;&amp;[.M133]&amp;&quot; , &quot;&amp;&quot;&quot;&amp;[.N133]&amp;&quot; , &quot;&amp;&quot;&quot;&amp;[.O13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4]);&quot;&quot;;[.A133]+1)">
            <text:p/>
          </table:table-cell>
          <table:table-cell table:number-columns-repeated="3"/>
          <table:table-cell table:formula="of:=IF(ISBLANK([.C134]);&quot;&quot;;&quot;null&quot;)">
            <text:p/>
          </table:table-cell>
          <table:table-cell table:formula="of:=IF(ISBLANK([.C134]);&quot;&quot;;&quot;null&quot;)">
            <text:p/>
          </table:table-cell>
          <table:table-cell table:formula="of:=IF(ISBLANK([.C134]);&quot;&quot;;&quot;null&quot;)">
            <text:p/>
          </table:table-cell>
          <table:table-cell table:formula="of:=IF(ISBLANK([.C134]);&quot;&quot;;&quot;null&quot;)">
            <text:p/>
          </table:table-cell>
          <table:table-cell table:formula="of:=IF(ISBLANK([.C134]);&quot;&quot;;&quot;null&quot;)">
            <text:p/>
          </table:table-cell>
          <table:table-cell table:formula="of:=IF(ISBLANK([.C134]);&quot;&quot;;&quot;null&quot;)">
            <text:p/>
          </table:table-cell>
          <table:table-cell table:formula="of:=IF(ISBLANK([.D13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4]);&quot;&quot;;&quot;null&quot;)">
            <text:p/>
          </table:table-cell>
          <table:table-cell table:formula="of:=IF(ISBLANK([.C134]);&quot;&quot;;&quot;null&quot;)">
            <text:p/>
          </table:table-cell>
          <table:table-cell table:formula="of:=IF(ISBLANK([.D134]);&quot;&quot;;&quot;'ACTIVE_RS'&quot;)">
            <text:p/>
          </table:table-cell>
          <table:table-cell table:formula="of:=IF(ISBLANK([.D13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4]&amp;&quot;' , &quot;&amp;&quot;'&quot;&amp;[.B134]&amp;&quot;' , &quot;&amp;&quot;'&quot;&amp;[.C134]&amp;&quot;' , &quot;&amp;&quot;'&quot;&amp;[.D134]&amp;&quot;' , &quot;&amp;&quot;&quot;&amp;[.E134]&amp;&quot; , &quot;&amp;&quot;&quot;&amp;[.F134]&amp;&quot; , &quot;&amp;&quot;&quot;&amp;[.G134]&amp;&quot; , &quot;&amp;&quot;&quot;&amp;[.H134]&amp;&quot; , &quot;&amp;&quot;&quot;&amp;[.I134]&amp;&quot; , &quot;&amp;&quot;&quot;&amp;[.J134]&amp;&quot; , &quot;&amp;&quot;&quot;&amp;[.K134]&amp;&quot; , &quot;&amp;&quot;&quot;&amp;[.L134]&amp;&quot; , &quot;&amp;&quot;&quot;&amp;[.M134]&amp;&quot; , &quot;&amp;&quot;&quot;&amp;[.N134]&amp;&quot; , &quot;&amp;&quot;&quot;&amp;[.O134]&amp;&quot; ); &quot;)">
            <text:p/>
          </table:table-cell>
          <table:table-cell table:formula="of:=IF(ISBLANK([.D134]);&quot;&quot;;&quot;INSERT INTO DIAMOND_CORE_LOOKUPS &quot;&amp;&quot;VALUES &quot;&amp;&quot;( &quot;&amp;&quot;'&quot;&amp;[.A134]&amp;&quot;' , &quot;&amp;&quot;'&quot;&amp;[.B134]&amp;&quot;' , &quot;&amp;&quot;'&quot;&amp;[.C134]&amp;&quot;' , &quot;&amp;&quot;'&quot;&amp;[.D134]&amp;&quot;' , &quot;&amp;&quot;&quot;&amp;[.E134]&amp;&quot; , &quot;&amp;&quot;&quot;&amp;[.F134]&amp;&quot; , &quot;&amp;&quot;&quot;&amp;[.G134]&amp;&quot; , &quot;&amp;&quot;&quot;&amp;[.H134]&amp;&quot; , &quot;&amp;&quot;&quot;&amp;[.I134]&amp;&quot; , &quot;&amp;&quot;&quot;&amp;[.J134]&amp;&quot; , &quot;&amp;&quot;&quot;&amp;[.K134]&amp;&quot; , &quot;&amp;&quot;&quot;&amp;[.L134]&amp;&quot; , &quot;&amp;&quot;&quot;&amp;[.M134]&amp;&quot; , &quot;&amp;&quot;&quot;&amp;[.N134]&amp;&quot; , &quot;&amp;&quot;&quot;&amp;[.O13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5]);&quot;&quot;;[.A134]+1)">
            <text:p/>
          </table:table-cell>
          <table:table-cell table:number-columns-repeated="3"/>
          <table:table-cell table:formula="of:=IF(ISBLANK([.C135]);&quot;&quot;;&quot;null&quot;)">
            <text:p/>
          </table:table-cell>
          <table:table-cell table:formula="of:=IF(ISBLANK([.C135]);&quot;&quot;;&quot;null&quot;)">
            <text:p/>
          </table:table-cell>
          <table:table-cell table:formula="of:=IF(ISBLANK([.C135]);&quot;&quot;;&quot;null&quot;)">
            <text:p/>
          </table:table-cell>
          <table:table-cell table:formula="of:=IF(ISBLANK([.C135]);&quot;&quot;;&quot;null&quot;)">
            <text:p/>
          </table:table-cell>
          <table:table-cell table:formula="of:=IF(ISBLANK([.C135]);&quot;&quot;;&quot;null&quot;)">
            <text:p/>
          </table:table-cell>
          <table:table-cell table:formula="of:=IF(ISBLANK([.C135]);&quot;&quot;;&quot;null&quot;)">
            <text:p/>
          </table:table-cell>
          <table:table-cell table:formula="of:=IF(ISBLANK([.D13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5]);&quot;&quot;;&quot;null&quot;)">
            <text:p/>
          </table:table-cell>
          <table:table-cell table:formula="of:=IF(ISBLANK([.C135]);&quot;&quot;;&quot;null&quot;)">
            <text:p/>
          </table:table-cell>
          <table:table-cell table:formula="of:=IF(ISBLANK([.D135]);&quot;&quot;;&quot;'ACTIVE_RS'&quot;)">
            <text:p/>
          </table:table-cell>
          <table:table-cell table:formula="of:=IF(ISBLANK([.D13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5]&amp;&quot;' , &quot;&amp;&quot;'&quot;&amp;[.B135]&amp;&quot;' , &quot;&amp;&quot;'&quot;&amp;[.C135]&amp;&quot;' , &quot;&amp;&quot;'&quot;&amp;[.D135]&amp;&quot;' , &quot;&amp;&quot;&quot;&amp;[.E135]&amp;&quot; , &quot;&amp;&quot;&quot;&amp;[.F135]&amp;&quot; , &quot;&amp;&quot;&quot;&amp;[.G135]&amp;&quot; , &quot;&amp;&quot;&quot;&amp;[.H135]&amp;&quot; , &quot;&amp;&quot;&quot;&amp;[.I135]&amp;&quot; , &quot;&amp;&quot;&quot;&amp;[.J135]&amp;&quot; , &quot;&amp;&quot;&quot;&amp;[.K135]&amp;&quot; , &quot;&amp;&quot;&quot;&amp;[.L135]&amp;&quot; , &quot;&amp;&quot;&quot;&amp;[.M135]&amp;&quot; , &quot;&amp;&quot;&quot;&amp;[.N135]&amp;&quot; , &quot;&amp;&quot;&quot;&amp;[.O135]&amp;&quot; ); &quot;)">
            <text:p/>
          </table:table-cell>
          <table:table-cell table:formula="of:=IF(ISBLANK([.D135]);&quot;&quot;;&quot;INSERT INTO DIAMOND_CORE_LOOKUPS &quot;&amp;&quot;VALUES &quot;&amp;&quot;( &quot;&amp;&quot;'&quot;&amp;[.A135]&amp;&quot;' , &quot;&amp;&quot;'&quot;&amp;[.B135]&amp;&quot;' , &quot;&amp;&quot;'&quot;&amp;[.C135]&amp;&quot;' , &quot;&amp;&quot;'&quot;&amp;[.D135]&amp;&quot;' , &quot;&amp;&quot;&quot;&amp;[.E135]&amp;&quot; , &quot;&amp;&quot;&quot;&amp;[.F135]&amp;&quot; , &quot;&amp;&quot;&quot;&amp;[.G135]&amp;&quot; , &quot;&amp;&quot;&quot;&amp;[.H135]&amp;&quot; , &quot;&amp;&quot;&quot;&amp;[.I135]&amp;&quot; , &quot;&amp;&quot;&quot;&amp;[.J135]&amp;&quot; , &quot;&amp;&quot;&quot;&amp;[.K135]&amp;&quot; , &quot;&amp;&quot;&quot;&amp;[.L135]&amp;&quot; , &quot;&amp;&quot;&quot;&amp;[.M135]&amp;&quot; , &quot;&amp;&quot;&quot;&amp;[.N135]&amp;&quot; , &quot;&amp;&quot;&quot;&amp;[.O13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6]);&quot;&quot;;[.A135]+1)">
            <text:p/>
          </table:table-cell>
          <table:table-cell table:number-columns-repeated="3"/>
          <table:table-cell table:formula="of:=IF(ISBLANK([.C136]);&quot;&quot;;&quot;null&quot;)">
            <text:p/>
          </table:table-cell>
          <table:table-cell table:formula="of:=IF(ISBLANK([.C136]);&quot;&quot;;&quot;null&quot;)">
            <text:p/>
          </table:table-cell>
          <table:table-cell table:formula="of:=IF(ISBLANK([.C136]);&quot;&quot;;&quot;null&quot;)">
            <text:p/>
          </table:table-cell>
          <table:table-cell table:formula="of:=IF(ISBLANK([.C136]);&quot;&quot;;&quot;null&quot;)">
            <text:p/>
          </table:table-cell>
          <table:table-cell table:formula="of:=IF(ISBLANK([.C136]);&quot;&quot;;&quot;null&quot;)">
            <text:p/>
          </table:table-cell>
          <table:table-cell table:formula="of:=IF(ISBLANK([.C136]);&quot;&quot;;&quot;null&quot;)">
            <text:p/>
          </table:table-cell>
          <table:table-cell table:formula="of:=IF(ISBLANK([.D13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6]);&quot;&quot;;&quot;null&quot;)">
            <text:p/>
          </table:table-cell>
          <table:table-cell table:formula="of:=IF(ISBLANK([.C136]);&quot;&quot;;&quot;null&quot;)">
            <text:p/>
          </table:table-cell>
          <table:table-cell table:formula="of:=IF(ISBLANK([.D136]);&quot;&quot;;&quot;'ACTIVE_RS'&quot;)">
            <text:p/>
          </table:table-cell>
          <table:table-cell table:formula="of:=IF(ISBLANK([.D13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6]&amp;&quot;' , &quot;&amp;&quot;'&quot;&amp;[.B136]&amp;&quot;' , &quot;&amp;&quot;'&quot;&amp;[.C136]&amp;&quot;' , &quot;&amp;&quot;'&quot;&amp;[.D136]&amp;&quot;' , &quot;&amp;&quot;&quot;&amp;[.E136]&amp;&quot; , &quot;&amp;&quot;&quot;&amp;[.F136]&amp;&quot; , &quot;&amp;&quot;&quot;&amp;[.G136]&amp;&quot; , &quot;&amp;&quot;&quot;&amp;[.H136]&amp;&quot; , &quot;&amp;&quot;&quot;&amp;[.I136]&amp;&quot; , &quot;&amp;&quot;&quot;&amp;[.J136]&amp;&quot; , &quot;&amp;&quot;&quot;&amp;[.K136]&amp;&quot; , &quot;&amp;&quot;&quot;&amp;[.L136]&amp;&quot; , &quot;&amp;&quot;&quot;&amp;[.M136]&amp;&quot; , &quot;&amp;&quot;&quot;&amp;[.N136]&amp;&quot; , &quot;&amp;&quot;&quot;&amp;[.O136]&amp;&quot; ); &quot;)">
            <text:p/>
          </table:table-cell>
          <table:table-cell table:formula="of:=IF(ISBLANK([.D136]);&quot;&quot;;&quot;INSERT INTO DIAMOND_CORE_LOOKUPS &quot;&amp;&quot;VALUES &quot;&amp;&quot;( &quot;&amp;&quot;'&quot;&amp;[.A136]&amp;&quot;' , &quot;&amp;&quot;'&quot;&amp;[.B136]&amp;&quot;' , &quot;&amp;&quot;'&quot;&amp;[.C136]&amp;&quot;' , &quot;&amp;&quot;'&quot;&amp;[.D136]&amp;&quot;' , &quot;&amp;&quot;&quot;&amp;[.E136]&amp;&quot; , &quot;&amp;&quot;&quot;&amp;[.F136]&amp;&quot; , &quot;&amp;&quot;&quot;&amp;[.G136]&amp;&quot; , &quot;&amp;&quot;&quot;&amp;[.H136]&amp;&quot; , &quot;&amp;&quot;&quot;&amp;[.I136]&amp;&quot; , &quot;&amp;&quot;&quot;&amp;[.J136]&amp;&quot; , &quot;&amp;&quot;&quot;&amp;[.K136]&amp;&quot; , &quot;&amp;&quot;&quot;&amp;[.L136]&amp;&quot; , &quot;&amp;&quot;&quot;&amp;[.M136]&amp;&quot; , &quot;&amp;&quot;&quot;&amp;[.N136]&amp;&quot; , &quot;&amp;&quot;&quot;&amp;[.O13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7]);&quot;&quot;;[.A136]+1)">
            <text:p/>
          </table:table-cell>
          <table:table-cell table:number-columns-repeated="3"/>
          <table:table-cell table:formula="of:=IF(ISBLANK([.C137]);&quot;&quot;;&quot;null&quot;)">
            <text:p/>
          </table:table-cell>
          <table:table-cell table:formula="of:=IF(ISBLANK([.C137]);&quot;&quot;;&quot;null&quot;)">
            <text:p/>
          </table:table-cell>
          <table:table-cell table:formula="of:=IF(ISBLANK([.C137]);&quot;&quot;;&quot;null&quot;)">
            <text:p/>
          </table:table-cell>
          <table:table-cell table:formula="of:=IF(ISBLANK([.C137]);&quot;&quot;;&quot;null&quot;)">
            <text:p/>
          </table:table-cell>
          <table:table-cell table:formula="of:=IF(ISBLANK([.C137]);&quot;&quot;;&quot;null&quot;)">
            <text:p/>
          </table:table-cell>
          <table:table-cell table:formula="of:=IF(ISBLANK([.C137]);&quot;&quot;;&quot;null&quot;)">
            <text:p/>
          </table:table-cell>
          <table:table-cell table:formula="of:=IF(ISBLANK([.D13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7]);&quot;&quot;;&quot;null&quot;)">
            <text:p/>
          </table:table-cell>
          <table:table-cell table:formula="of:=IF(ISBLANK([.C137]);&quot;&quot;;&quot;null&quot;)">
            <text:p/>
          </table:table-cell>
          <table:table-cell table:formula="of:=IF(ISBLANK([.D137]);&quot;&quot;;&quot;'ACTIVE_RS'&quot;)">
            <text:p/>
          </table:table-cell>
          <table:table-cell table:formula="of:=IF(ISBLANK([.D13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7]&amp;&quot;' , &quot;&amp;&quot;'&quot;&amp;[.B137]&amp;&quot;' , &quot;&amp;&quot;'&quot;&amp;[.C137]&amp;&quot;' , &quot;&amp;&quot;'&quot;&amp;[.D137]&amp;&quot;' , &quot;&amp;&quot;&quot;&amp;[.E137]&amp;&quot; , &quot;&amp;&quot;&quot;&amp;[.F137]&amp;&quot; , &quot;&amp;&quot;&quot;&amp;[.G137]&amp;&quot; , &quot;&amp;&quot;&quot;&amp;[.H137]&amp;&quot; , &quot;&amp;&quot;&quot;&amp;[.I137]&amp;&quot; , &quot;&amp;&quot;&quot;&amp;[.J137]&amp;&quot; , &quot;&amp;&quot;&quot;&amp;[.K137]&amp;&quot; , &quot;&amp;&quot;&quot;&amp;[.L137]&amp;&quot; , &quot;&amp;&quot;&quot;&amp;[.M137]&amp;&quot; , &quot;&amp;&quot;&quot;&amp;[.N137]&amp;&quot; , &quot;&amp;&quot;&quot;&amp;[.O137]&amp;&quot; ); &quot;)">
            <text:p/>
          </table:table-cell>
          <table:table-cell table:formula="of:=IF(ISBLANK([.D137]);&quot;&quot;;&quot;INSERT INTO DIAMOND_CORE_LOOKUPS &quot;&amp;&quot;VALUES &quot;&amp;&quot;( &quot;&amp;&quot;'&quot;&amp;[.A137]&amp;&quot;' , &quot;&amp;&quot;'&quot;&amp;[.B137]&amp;&quot;' , &quot;&amp;&quot;'&quot;&amp;[.C137]&amp;&quot;' , &quot;&amp;&quot;'&quot;&amp;[.D137]&amp;&quot;' , &quot;&amp;&quot;&quot;&amp;[.E137]&amp;&quot; , &quot;&amp;&quot;&quot;&amp;[.F137]&amp;&quot; , &quot;&amp;&quot;&quot;&amp;[.G137]&amp;&quot; , &quot;&amp;&quot;&quot;&amp;[.H137]&amp;&quot; , &quot;&amp;&quot;&quot;&amp;[.I137]&amp;&quot; , &quot;&amp;&quot;&quot;&amp;[.J137]&amp;&quot; , &quot;&amp;&quot;&quot;&amp;[.K137]&amp;&quot; , &quot;&amp;&quot;&quot;&amp;[.L137]&amp;&quot; , &quot;&amp;&quot;&quot;&amp;[.M137]&amp;&quot; , &quot;&amp;&quot;&quot;&amp;[.N137]&amp;&quot; , &quot;&amp;&quot;&quot;&amp;[.O13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8]);&quot;&quot;;[.A137]+1)">
            <text:p/>
          </table:table-cell>
          <table:table-cell table:number-columns-repeated="3"/>
          <table:table-cell table:formula="of:=IF(ISBLANK([.C138]);&quot;&quot;;&quot;null&quot;)">
            <text:p/>
          </table:table-cell>
          <table:table-cell table:formula="of:=IF(ISBLANK([.C138]);&quot;&quot;;&quot;null&quot;)">
            <text:p/>
          </table:table-cell>
          <table:table-cell table:formula="of:=IF(ISBLANK([.C138]);&quot;&quot;;&quot;null&quot;)">
            <text:p/>
          </table:table-cell>
          <table:table-cell table:formula="of:=IF(ISBLANK([.C138]);&quot;&quot;;&quot;null&quot;)">
            <text:p/>
          </table:table-cell>
          <table:table-cell table:formula="of:=IF(ISBLANK([.C138]);&quot;&quot;;&quot;null&quot;)">
            <text:p/>
          </table:table-cell>
          <table:table-cell table:formula="of:=IF(ISBLANK([.C138]);&quot;&quot;;&quot;null&quot;)">
            <text:p/>
          </table:table-cell>
          <table:table-cell table:formula="of:=IF(ISBLANK([.D13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8]);&quot;&quot;;&quot;null&quot;)">
            <text:p/>
          </table:table-cell>
          <table:table-cell table:formula="of:=IF(ISBLANK([.C138]);&quot;&quot;;&quot;null&quot;)">
            <text:p/>
          </table:table-cell>
          <table:table-cell table:formula="of:=IF(ISBLANK([.D138]);&quot;&quot;;&quot;'ACTIVE_RS'&quot;)">
            <text:p/>
          </table:table-cell>
          <table:table-cell table:formula="of:=IF(ISBLANK([.D13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8]&amp;&quot;' , &quot;&amp;&quot;'&quot;&amp;[.B138]&amp;&quot;' , &quot;&amp;&quot;'&quot;&amp;[.C138]&amp;&quot;' , &quot;&amp;&quot;'&quot;&amp;[.D138]&amp;&quot;' , &quot;&amp;&quot;&quot;&amp;[.E138]&amp;&quot; , &quot;&amp;&quot;&quot;&amp;[.F138]&amp;&quot; , &quot;&amp;&quot;&quot;&amp;[.G138]&amp;&quot; , &quot;&amp;&quot;&quot;&amp;[.H138]&amp;&quot; , &quot;&amp;&quot;&quot;&amp;[.I138]&amp;&quot; , &quot;&amp;&quot;&quot;&amp;[.J138]&amp;&quot; , &quot;&amp;&quot;&quot;&amp;[.K138]&amp;&quot; , &quot;&amp;&quot;&quot;&amp;[.L138]&amp;&quot; , &quot;&amp;&quot;&quot;&amp;[.M138]&amp;&quot; , &quot;&amp;&quot;&quot;&amp;[.N138]&amp;&quot; , &quot;&amp;&quot;&quot;&amp;[.O138]&amp;&quot; ); &quot;)">
            <text:p/>
          </table:table-cell>
          <table:table-cell table:formula="of:=IF(ISBLANK([.D138]);&quot;&quot;;&quot;INSERT INTO DIAMOND_CORE_LOOKUPS &quot;&amp;&quot;VALUES &quot;&amp;&quot;( &quot;&amp;&quot;'&quot;&amp;[.A138]&amp;&quot;' , &quot;&amp;&quot;'&quot;&amp;[.B138]&amp;&quot;' , &quot;&amp;&quot;'&quot;&amp;[.C138]&amp;&quot;' , &quot;&amp;&quot;'&quot;&amp;[.D138]&amp;&quot;' , &quot;&amp;&quot;&quot;&amp;[.E138]&amp;&quot; , &quot;&amp;&quot;&quot;&amp;[.F138]&amp;&quot; , &quot;&amp;&quot;&quot;&amp;[.G138]&amp;&quot; , &quot;&amp;&quot;&quot;&amp;[.H138]&amp;&quot; , &quot;&amp;&quot;&quot;&amp;[.I138]&amp;&quot; , &quot;&amp;&quot;&quot;&amp;[.J138]&amp;&quot; , &quot;&amp;&quot;&quot;&amp;[.K138]&amp;&quot; , &quot;&amp;&quot;&quot;&amp;[.L138]&amp;&quot; , &quot;&amp;&quot;&quot;&amp;[.M138]&amp;&quot; , &quot;&amp;&quot;&quot;&amp;[.N138]&amp;&quot; , &quot;&amp;&quot;&quot;&amp;[.O13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39]);&quot;&quot;;[.A138]+1)">
            <text:p/>
          </table:table-cell>
          <table:table-cell table:number-columns-repeated="3"/>
          <table:table-cell table:formula="of:=IF(ISBLANK([.C139]);&quot;&quot;;&quot;null&quot;)">
            <text:p/>
          </table:table-cell>
          <table:table-cell table:formula="of:=IF(ISBLANK([.C139]);&quot;&quot;;&quot;null&quot;)">
            <text:p/>
          </table:table-cell>
          <table:table-cell table:formula="of:=IF(ISBLANK([.C139]);&quot;&quot;;&quot;null&quot;)">
            <text:p/>
          </table:table-cell>
          <table:table-cell table:formula="of:=IF(ISBLANK([.C139]);&quot;&quot;;&quot;null&quot;)">
            <text:p/>
          </table:table-cell>
          <table:table-cell table:formula="of:=IF(ISBLANK([.C139]);&quot;&quot;;&quot;null&quot;)">
            <text:p/>
          </table:table-cell>
          <table:table-cell table:formula="of:=IF(ISBLANK([.C139]);&quot;&quot;;&quot;null&quot;)">
            <text:p/>
          </table:table-cell>
          <table:table-cell table:formula="of:=IF(ISBLANK([.D13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39]);&quot;&quot;;&quot;null&quot;)">
            <text:p/>
          </table:table-cell>
          <table:table-cell table:formula="of:=IF(ISBLANK([.C139]);&quot;&quot;;&quot;null&quot;)">
            <text:p/>
          </table:table-cell>
          <table:table-cell table:formula="of:=IF(ISBLANK([.D139]);&quot;&quot;;&quot;'ACTIVE_RS'&quot;)">
            <text:p/>
          </table:table-cell>
          <table:table-cell table:formula="of:=IF(ISBLANK([.D13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39]&amp;&quot;' , &quot;&amp;&quot;'&quot;&amp;[.B139]&amp;&quot;' , &quot;&amp;&quot;'&quot;&amp;[.C139]&amp;&quot;' , &quot;&amp;&quot;'&quot;&amp;[.D139]&amp;&quot;' , &quot;&amp;&quot;&quot;&amp;[.E139]&amp;&quot; , &quot;&amp;&quot;&quot;&amp;[.F139]&amp;&quot; , &quot;&amp;&quot;&quot;&amp;[.G139]&amp;&quot; , &quot;&amp;&quot;&quot;&amp;[.H139]&amp;&quot; , &quot;&amp;&quot;&quot;&amp;[.I139]&amp;&quot; , &quot;&amp;&quot;&quot;&amp;[.J139]&amp;&quot; , &quot;&amp;&quot;&quot;&amp;[.K139]&amp;&quot; , &quot;&amp;&quot;&quot;&amp;[.L139]&amp;&quot; , &quot;&amp;&quot;&quot;&amp;[.M139]&amp;&quot; , &quot;&amp;&quot;&quot;&amp;[.N139]&amp;&quot; , &quot;&amp;&quot;&quot;&amp;[.O139]&amp;&quot; ); &quot;)">
            <text:p/>
          </table:table-cell>
          <table:table-cell table:formula="of:=IF(ISBLANK([.D139]);&quot;&quot;;&quot;INSERT INTO DIAMOND_CORE_LOOKUPS &quot;&amp;&quot;VALUES &quot;&amp;&quot;( &quot;&amp;&quot;'&quot;&amp;[.A139]&amp;&quot;' , &quot;&amp;&quot;'&quot;&amp;[.B139]&amp;&quot;' , &quot;&amp;&quot;'&quot;&amp;[.C139]&amp;&quot;' , &quot;&amp;&quot;'&quot;&amp;[.D139]&amp;&quot;' , &quot;&amp;&quot;&quot;&amp;[.E139]&amp;&quot; , &quot;&amp;&quot;&quot;&amp;[.F139]&amp;&quot; , &quot;&amp;&quot;&quot;&amp;[.G139]&amp;&quot; , &quot;&amp;&quot;&quot;&amp;[.H139]&amp;&quot; , &quot;&amp;&quot;&quot;&amp;[.I139]&amp;&quot; , &quot;&amp;&quot;&quot;&amp;[.J139]&amp;&quot; , &quot;&amp;&quot;&quot;&amp;[.K139]&amp;&quot; , &quot;&amp;&quot;&quot;&amp;[.L139]&amp;&quot; , &quot;&amp;&quot;&quot;&amp;[.M139]&amp;&quot; , &quot;&amp;&quot;&quot;&amp;[.N139]&amp;&quot; , &quot;&amp;&quot;&quot;&amp;[.O13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0]);&quot;&quot;;[.A139]+1)">
            <text:p/>
          </table:table-cell>
          <table:table-cell table:number-columns-repeated="3"/>
          <table:table-cell table:formula="of:=IF(ISBLANK([.C140]);&quot;&quot;;&quot;null&quot;)">
            <text:p/>
          </table:table-cell>
          <table:table-cell table:formula="of:=IF(ISBLANK([.C140]);&quot;&quot;;&quot;null&quot;)">
            <text:p/>
          </table:table-cell>
          <table:table-cell table:formula="of:=IF(ISBLANK([.C140]);&quot;&quot;;&quot;null&quot;)">
            <text:p/>
          </table:table-cell>
          <table:table-cell table:formula="of:=IF(ISBLANK([.C140]);&quot;&quot;;&quot;null&quot;)">
            <text:p/>
          </table:table-cell>
          <table:table-cell table:formula="of:=IF(ISBLANK([.C140]);&quot;&quot;;&quot;null&quot;)">
            <text:p/>
          </table:table-cell>
          <table:table-cell table:formula="of:=IF(ISBLANK([.C140]);&quot;&quot;;&quot;null&quot;)">
            <text:p/>
          </table:table-cell>
          <table:table-cell table:formula="of:=IF(ISBLANK([.D14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0]);&quot;&quot;;&quot;null&quot;)">
            <text:p/>
          </table:table-cell>
          <table:table-cell table:formula="of:=IF(ISBLANK([.C140]);&quot;&quot;;&quot;null&quot;)">
            <text:p/>
          </table:table-cell>
          <table:table-cell table:formula="of:=IF(ISBLANK([.D140]);&quot;&quot;;&quot;'ACTIVE_RS'&quot;)">
            <text:p/>
          </table:table-cell>
          <table:table-cell table:formula="of:=IF(ISBLANK([.D14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0]&amp;&quot;' , &quot;&amp;&quot;'&quot;&amp;[.B140]&amp;&quot;' , &quot;&amp;&quot;'&quot;&amp;[.C140]&amp;&quot;' , &quot;&amp;&quot;'&quot;&amp;[.D140]&amp;&quot;' , &quot;&amp;&quot;&quot;&amp;[.E140]&amp;&quot; , &quot;&amp;&quot;&quot;&amp;[.F140]&amp;&quot; , &quot;&amp;&quot;&quot;&amp;[.G140]&amp;&quot; , &quot;&amp;&quot;&quot;&amp;[.H140]&amp;&quot; , &quot;&amp;&quot;&quot;&amp;[.I140]&amp;&quot; , &quot;&amp;&quot;&quot;&amp;[.J140]&amp;&quot; , &quot;&amp;&quot;&quot;&amp;[.K140]&amp;&quot; , &quot;&amp;&quot;&quot;&amp;[.L140]&amp;&quot; , &quot;&amp;&quot;&quot;&amp;[.M140]&amp;&quot; , &quot;&amp;&quot;&quot;&amp;[.N140]&amp;&quot; , &quot;&amp;&quot;&quot;&amp;[.O140]&amp;&quot; ); &quot;)">
            <text:p/>
          </table:table-cell>
          <table:table-cell table:formula="of:=IF(ISBLANK([.D140]);&quot;&quot;;&quot;INSERT INTO DIAMOND_CORE_LOOKUPS &quot;&amp;&quot;VALUES &quot;&amp;&quot;( &quot;&amp;&quot;'&quot;&amp;[.A140]&amp;&quot;' , &quot;&amp;&quot;'&quot;&amp;[.B140]&amp;&quot;' , &quot;&amp;&quot;'&quot;&amp;[.C140]&amp;&quot;' , &quot;&amp;&quot;'&quot;&amp;[.D140]&amp;&quot;' , &quot;&amp;&quot;&quot;&amp;[.E140]&amp;&quot; , &quot;&amp;&quot;&quot;&amp;[.F140]&amp;&quot; , &quot;&amp;&quot;&quot;&amp;[.G140]&amp;&quot; , &quot;&amp;&quot;&quot;&amp;[.H140]&amp;&quot; , &quot;&amp;&quot;&quot;&amp;[.I140]&amp;&quot; , &quot;&amp;&quot;&quot;&amp;[.J140]&amp;&quot; , &quot;&amp;&quot;&quot;&amp;[.K140]&amp;&quot; , &quot;&amp;&quot;&quot;&amp;[.L140]&amp;&quot; , &quot;&amp;&quot;&quot;&amp;[.M140]&amp;&quot; , &quot;&amp;&quot;&quot;&amp;[.N140]&amp;&quot; , &quot;&amp;&quot;&quot;&amp;[.O14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1]);&quot;&quot;;[.A140]+1)">
            <text:p/>
          </table:table-cell>
          <table:table-cell table:number-columns-repeated="3"/>
          <table:table-cell table:formula="of:=IF(ISBLANK([.C141]);&quot;&quot;;&quot;null&quot;)">
            <text:p/>
          </table:table-cell>
          <table:table-cell table:formula="of:=IF(ISBLANK([.C141]);&quot;&quot;;&quot;null&quot;)">
            <text:p/>
          </table:table-cell>
          <table:table-cell table:formula="of:=IF(ISBLANK([.C141]);&quot;&quot;;&quot;null&quot;)">
            <text:p/>
          </table:table-cell>
          <table:table-cell table:formula="of:=IF(ISBLANK([.C141]);&quot;&quot;;&quot;null&quot;)">
            <text:p/>
          </table:table-cell>
          <table:table-cell table:formula="of:=IF(ISBLANK([.C141]);&quot;&quot;;&quot;null&quot;)">
            <text:p/>
          </table:table-cell>
          <table:table-cell table:formula="of:=IF(ISBLANK([.C141]);&quot;&quot;;&quot;null&quot;)">
            <text:p/>
          </table:table-cell>
          <table:table-cell table:formula="of:=IF(ISBLANK([.D14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1]);&quot;&quot;;&quot;null&quot;)">
            <text:p/>
          </table:table-cell>
          <table:table-cell table:formula="of:=IF(ISBLANK([.C141]);&quot;&quot;;&quot;null&quot;)">
            <text:p/>
          </table:table-cell>
          <table:table-cell table:formula="of:=IF(ISBLANK([.D141]);&quot;&quot;;&quot;'ACTIVE_RS'&quot;)">
            <text:p/>
          </table:table-cell>
          <table:table-cell table:formula="of:=IF(ISBLANK([.D14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1]&amp;&quot;' , &quot;&amp;&quot;'&quot;&amp;[.B141]&amp;&quot;' , &quot;&amp;&quot;'&quot;&amp;[.C141]&amp;&quot;' , &quot;&amp;&quot;'&quot;&amp;[.D141]&amp;&quot;' , &quot;&amp;&quot;&quot;&amp;[.E141]&amp;&quot; , &quot;&amp;&quot;&quot;&amp;[.F141]&amp;&quot; , &quot;&amp;&quot;&quot;&amp;[.G141]&amp;&quot; , &quot;&amp;&quot;&quot;&amp;[.H141]&amp;&quot; , &quot;&amp;&quot;&quot;&amp;[.I141]&amp;&quot; , &quot;&amp;&quot;&quot;&amp;[.J141]&amp;&quot; , &quot;&amp;&quot;&quot;&amp;[.K141]&amp;&quot; , &quot;&amp;&quot;&quot;&amp;[.L141]&amp;&quot; , &quot;&amp;&quot;&quot;&amp;[.M141]&amp;&quot; , &quot;&amp;&quot;&quot;&amp;[.N141]&amp;&quot; , &quot;&amp;&quot;&quot;&amp;[.O141]&amp;&quot; ); &quot;)">
            <text:p/>
          </table:table-cell>
          <table:table-cell table:formula="of:=IF(ISBLANK([.D141]);&quot;&quot;;&quot;INSERT INTO DIAMOND_CORE_LOOKUPS &quot;&amp;&quot;VALUES &quot;&amp;&quot;( &quot;&amp;&quot;'&quot;&amp;[.A141]&amp;&quot;' , &quot;&amp;&quot;'&quot;&amp;[.B141]&amp;&quot;' , &quot;&amp;&quot;'&quot;&amp;[.C141]&amp;&quot;' , &quot;&amp;&quot;'&quot;&amp;[.D141]&amp;&quot;' , &quot;&amp;&quot;&quot;&amp;[.E141]&amp;&quot; , &quot;&amp;&quot;&quot;&amp;[.F141]&amp;&quot; , &quot;&amp;&quot;&quot;&amp;[.G141]&amp;&quot; , &quot;&amp;&quot;&quot;&amp;[.H141]&amp;&quot; , &quot;&amp;&quot;&quot;&amp;[.I141]&amp;&quot; , &quot;&amp;&quot;&quot;&amp;[.J141]&amp;&quot; , &quot;&amp;&quot;&quot;&amp;[.K141]&amp;&quot; , &quot;&amp;&quot;&quot;&amp;[.L141]&amp;&quot; , &quot;&amp;&quot;&quot;&amp;[.M141]&amp;&quot; , &quot;&amp;&quot;&quot;&amp;[.N141]&amp;&quot; , &quot;&amp;&quot;&quot;&amp;[.O14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2]);&quot;&quot;;[.A141]+1)">
            <text:p/>
          </table:table-cell>
          <table:table-cell table:number-columns-repeated="3"/>
          <table:table-cell table:formula="of:=IF(ISBLANK([.C142]);&quot;&quot;;&quot;null&quot;)">
            <text:p/>
          </table:table-cell>
          <table:table-cell table:formula="of:=IF(ISBLANK([.C142]);&quot;&quot;;&quot;null&quot;)">
            <text:p/>
          </table:table-cell>
          <table:table-cell table:formula="of:=IF(ISBLANK([.C142]);&quot;&quot;;&quot;null&quot;)">
            <text:p/>
          </table:table-cell>
          <table:table-cell table:formula="of:=IF(ISBLANK([.C142]);&quot;&quot;;&quot;null&quot;)">
            <text:p/>
          </table:table-cell>
          <table:table-cell table:formula="of:=IF(ISBLANK([.C142]);&quot;&quot;;&quot;null&quot;)">
            <text:p/>
          </table:table-cell>
          <table:table-cell table:formula="of:=IF(ISBLANK([.C142]);&quot;&quot;;&quot;null&quot;)">
            <text:p/>
          </table:table-cell>
          <table:table-cell table:formula="of:=IF(ISBLANK([.D14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2]);&quot;&quot;;&quot;null&quot;)">
            <text:p/>
          </table:table-cell>
          <table:table-cell table:formula="of:=IF(ISBLANK([.C142]);&quot;&quot;;&quot;null&quot;)">
            <text:p/>
          </table:table-cell>
          <table:table-cell table:formula="of:=IF(ISBLANK([.D142]);&quot;&quot;;&quot;'ACTIVE_RS'&quot;)">
            <text:p/>
          </table:table-cell>
          <table:table-cell table:formula="of:=IF(ISBLANK([.D14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2]&amp;&quot;' , &quot;&amp;&quot;'&quot;&amp;[.B142]&amp;&quot;' , &quot;&amp;&quot;'&quot;&amp;[.C142]&amp;&quot;' , &quot;&amp;&quot;'&quot;&amp;[.D142]&amp;&quot;' , &quot;&amp;&quot;&quot;&amp;[.E142]&amp;&quot; , &quot;&amp;&quot;&quot;&amp;[.F142]&amp;&quot; , &quot;&amp;&quot;&quot;&amp;[.G142]&amp;&quot; , &quot;&amp;&quot;&quot;&amp;[.H142]&amp;&quot; , &quot;&amp;&quot;&quot;&amp;[.I142]&amp;&quot; , &quot;&amp;&quot;&quot;&amp;[.J142]&amp;&quot; , &quot;&amp;&quot;&quot;&amp;[.K142]&amp;&quot; , &quot;&amp;&quot;&quot;&amp;[.L142]&amp;&quot; , &quot;&amp;&quot;&quot;&amp;[.M142]&amp;&quot; , &quot;&amp;&quot;&quot;&amp;[.N142]&amp;&quot; , &quot;&amp;&quot;&quot;&amp;[.O142]&amp;&quot; ); &quot;)">
            <text:p/>
          </table:table-cell>
          <table:table-cell table:formula="of:=IF(ISBLANK([.D142]);&quot;&quot;;&quot;INSERT INTO DIAMOND_CORE_LOOKUPS &quot;&amp;&quot;VALUES &quot;&amp;&quot;( &quot;&amp;&quot;'&quot;&amp;[.A142]&amp;&quot;' , &quot;&amp;&quot;'&quot;&amp;[.B142]&amp;&quot;' , &quot;&amp;&quot;'&quot;&amp;[.C142]&amp;&quot;' , &quot;&amp;&quot;'&quot;&amp;[.D142]&amp;&quot;' , &quot;&amp;&quot;&quot;&amp;[.E142]&amp;&quot; , &quot;&amp;&quot;&quot;&amp;[.F142]&amp;&quot; , &quot;&amp;&quot;&quot;&amp;[.G142]&amp;&quot; , &quot;&amp;&quot;&quot;&amp;[.H142]&amp;&quot; , &quot;&amp;&quot;&quot;&amp;[.I142]&amp;&quot; , &quot;&amp;&quot;&quot;&amp;[.J142]&amp;&quot; , &quot;&amp;&quot;&quot;&amp;[.K142]&amp;&quot; , &quot;&amp;&quot;&quot;&amp;[.L142]&amp;&quot; , &quot;&amp;&quot;&quot;&amp;[.M142]&amp;&quot; , &quot;&amp;&quot;&quot;&amp;[.N142]&amp;&quot; , &quot;&amp;&quot;&quot;&amp;[.O14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3]);&quot;&quot;;[.A142]+1)">
            <text:p/>
          </table:table-cell>
          <table:table-cell table:number-columns-repeated="3"/>
          <table:table-cell table:formula="of:=IF(ISBLANK([.C143]);&quot;&quot;;&quot;null&quot;)">
            <text:p/>
          </table:table-cell>
          <table:table-cell table:formula="of:=IF(ISBLANK([.C143]);&quot;&quot;;&quot;null&quot;)">
            <text:p/>
          </table:table-cell>
          <table:table-cell table:formula="of:=IF(ISBLANK([.C143]);&quot;&quot;;&quot;null&quot;)">
            <text:p/>
          </table:table-cell>
          <table:table-cell table:formula="of:=IF(ISBLANK([.C143]);&quot;&quot;;&quot;null&quot;)">
            <text:p/>
          </table:table-cell>
          <table:table-cell table:formula="of:=IF(ISBLANK([.C143]);&quot;&quot;;&quot;null&quot;)">
            <text:p/>
          </table:table-cell>
          <table:table-cell table:formula="of:=IF(ISBLANK([.C143]);&quot;&quot;;&quot;null&quot;)">
            <text:p/>
          </table:table-cell>
          <table:table-cell table:formula="of:=IF(ISBLANK([.D14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3]);&quot;&quot;;&quot;null&quot;)">
            <text:p/>
          </table:table-cell>
          <table:table-cell table:formula="of:=IF(ISBLANK([.C143]);&quot;&quot;;&quot;null&quot;)">
            <text:p/>
          </table:table-cell>
          <table:table-cell table:formula="of:=IF(ISBLANK([.D143]);&quot;&quot;;&quot;'ACTIVE_RS'&quot;)">
            <text:p/>
          </table:table-cell>
          <table:table-cell table:formula="of:=IF(ISBLANK([.D14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3]&amp;&quot;' , &quot;&amp;&quot;'&quot;&amp;[.B143]&amp;&quot;' , &quot;&amp;&quot;'&quot;&amp;[.C143]&amp;&quot;' , &quot;&amp;&quot;'&quot;&amp;[.D143]&amp;&quot;' , &quot;&amp;&quot;&quot;&amp;[.E143]&amp;&quot; , &quot;&amp;&quot;&quot;&amp;[.F143]&amp;&quot; , &quot;&amp;&quot;&quot;&amp;[.G143]&amp;&quot; , &quot;&amp;&quot;&quot;&amp;[.H143]&amp;&quot; , &quot;&amp;&quot;&quot;&amp;[.I143]&amp;&quot; , &quot;&amp;&quot;&quot;&amp;[.J143]&amp;&quot; , &quot;&amp;&quot;&quot;&amp;[.K143]&amp;&quot; , &quot;&amp;&quot;&quot;&amp;[.L143]&amp;&quot; , &quot;&amp;&quot;&quot;&amp;[.M143]&amp;&quot; , &quot;&amp;&quot;&quot;&amp;[.N143]&amp;&quot; , &quot;&amp;&quot;&quot;&amp;[.O143]&amp;&quot; ); &quot;)">
            <text:p/>
          </table:table-cell>
          <table:table-cell table:formula="of:=IF(ISBLANK([.D143]);&quot;&quot;;&quot;INSERT INTO DIAMOND_CORE_LOOKUPS &quot;&amp;&quot;VALUES &quot;&amp;&quot;( &quot;&amp;&quot;'&quot;&amp;[.A143]&amp;&quot;' , &quot;&amp;&quot;'&quot;&amp;[.B143]&amp;&quot;' , &quot;&amp;&quot;'&quot;&amp;[.C143]&amp;&quot;' , &quot;&amp;&quot;'&quot;&amp;[.D143]&amp;&quot;' , &quot;&amp;&quot;&quot;&amp;[.E143]&amp;&quot; , &quot;&amp;&quot;&quot;&amp;[.F143]&amp;&quot; , &quot;&amp;&quot;&quot;&amp;[.G143]&amp;&quot; , &quot;&amp;&quot;&quot;&amp;[.H143]&amp;&quot; , &quot;&amp;&quot;&quot;&amp;[.I143]&amp;&quot; , &quot;&amp;&quot;&quot;&amp;[.J143]&amp;&quot; , &quot;&amp;&quot;&quot;&amp;[.K143]&amp;&quot; , &quot;&amp;&quot;&quot;&amp;[.L143]&amp;&quot; , &quot;&amp;&quot;&quot;&amp;[.M143]&amp;&quot; , &quot;&amp;&quot;&quot;&amp;[.N143]&amp;&quot; , &quot;&amp;&quot;&quot;&amp;[.O14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4]);&quot;&quot;;[.A143]+1)">
            <text:p/>
          </table:table-cell>
          <table:table-cell table:number-columns-repeated="3"/>
          <table:table-cell table:formula="of:=IF(ISBLANK([.C144]);&quot;&quot;;&quot;null&quot;)">
            <text:p/>
          </table:table-cell>
          <table:table-cell table:formula="of:=IF(ISBLANK([.C144]);&quot;&quot;;&quot;null&quot;)">
            <text:p/>
          </table:table-cell>
          <table:table-cell table:formula="of:=IF(ISBLANK([.C144]);&quot;&quot;;&quot;null&quot;)">
            <text:p/>
          </table:table-cell>
          <table:table-cell table:formula="of:=IF(ISBLANK([.C144]);&quot;&quot;;&quot;null&quot;)">
            <text:p/>
          </table:table-cell>
          <table:table-cell table:formula="of:=IF(ISBLANK([.C144]);&quot;&quot;;&quot;null&quot;)">
            <text:p/>
          </table:table-cell>
          <table:table-cell table:formula="of:=IF(ISBLANK([.C144]);&quot;&quot;;&quot;null&quot;)">
            <text:p/>
          </table:table-cell>
          <table:table-cell table:formula="of:=IF(ISBLANK([.D14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4]);&quot;&quot;;&quot;null&quot;)">
            <text:p/>
          </table:table-cell>
          <table:table-cell table:formula="of:=IF(ISBLANK([.C144]);&quot;&quot;;&quot;null&quot;)">
            <text:p/>
          </table:table-cell>
          <table:table-cell table:formula="of:=IF(ISBLANK([.D144]);&quot;&quot;;&quot;'ACTIVE_RS'&quot;)">
            <text:p/>
          </table:table-cell>
          <table:table-cell table:formula="of:=IF(ISBLANK([.D14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4]&amp;&quot;' , &quot;&amp;&quot;'&quot;&amp;[.B144]&amp;&quot;' , &quot;&amp;&quot;'&quot;&amp;[.C144]&amp;&quot;' , &quot;&amp;&quot;'&quot;&amp;[.D144]&amp;&quot;' , &quot;&amp;&quot;&quot;&amp;[.E144]&amp;&quot; , &quot;&amp;&quot;&quot;&amp;[.F144]&amp;&quot; , &quot;&amp;&quot;&quot;&amp;[.G144]&amp;&quot; , &quot;&amp;&quot;&quot;&amp;[.H144]&amp;&quot; , &quot;&amp;&quot;&quot;&amp;[.I144]&amp;&quot; , &quot;&amp;&quot;&quot;&amp;[.J144]&amp;&quot; , &quot;&amp;&quot;&quot;&amp;[.K144]&amp;&quot; , &quot;&amp;&quot;&quot;&amp;[.L144]&amp;&quot; , &quot;&amp;&quot;&quot;&amp;[.M144]&amp;&quot; , &quot;&amp;&quot;&quot;&amp;[.N144]&amp;&quot; , &quot;&amp;&quot;&quot;&amp;[.O144]&amp;&quot; ); &quot;)">
            <text:p/>
          </table:table-cell>
          <table:table-cell table:formula="of:=IF(ISBLANK([.D144]);&quot;&quot;;&quot;INSERT INTO DIAMOND_CORE_LOOKUPS &quot;&amp;&quot;VALUES &quot;&amp;&quot;( &quot;&amp;&quot;'&quot;&amp;[.A144]&amp;&quot;' , &quot;&amp;&quot;'&quot;&amp;[.B144]&amp;&quot;' , &quot;&amp;&quot;'&quot;&amp;[.C144]&amp;&quot;' , &quot;&amp;&quot;'&quot;&amp;[.D144]&amp;&quot;' , &quot;&amp;&quot;&quot;&amp;[.E144]&amp;&quot; , &quot;&amp;&quot;&quot;&amp;[.F144]&amp;&quot; , &quot;&amp;&quot;&quot;&amp;[.G144]&amp;&quot; , &quot;&amp;&quot;&quot;&amp;[.H144]&amp;&quot; , &quot;&amp;&quot;&quot;&amp;[.I144]&amp;&quot; , &quot;&amp;&quot;&quot;&amp;[.J144]&amp;&quot; , &quot;&amp;&quot;&quot;&amp;[.K144]&amp;&quot; , &quot;&amp;&quot;&quot;&amp;[.L144]&amp;&quot; , &quot;&amp;&quot;&quot;&amp;[.M144]&amp;&quot; , &quot;&amp;&quot;&quot;&amp;[.N144]&amp;&quot; , &quot;&amp;&quot;&quot;&amp;[.O14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5]);&quot;&quot;;[.A144]+1)">
            <text:p/>
          </table:table-cell>
          <table:table-cell table:number-columns-repeated="3"/>
          <table:table-cell table:formula="of:=IF(ISBLANK([.C145]);&quot;&quot;;&quot;null&quot;)">
            <text:p/>
          </table:table-cell>
          <table:table-cell table:formula="of:=IF(ISBLANK([.C145]);&quot;&quot;;&quot;null&quot;)">
            <text:p/>
          </table:table-cell>
          <table:table-cell table:formula="of:=IF(ISBLANK([.C145]);&quot;&quot;;&quot;null&quot;)">
            <text:p/>
          </table:table-cell>
          <table:table-cell table:formula="of:=IF(ISBLANK([.C145]);&quot;&quot;;&quot;null&quot;)">
            <text:p/>
          </table:table-cell>
          <table:table-cell table:formula="of:=IF(ISBLANK([.C145]);&quot;&quot;;&quot;null&quot;)">
            <text:p/>
          </table:table-cell>
          <table:table-cell table:formula="of:=IF(ISBLANK([.C145]);&quot;&quot;;&quot;null&quot;)">
            <text:p/>
          </table:table-cell>
          <table:table-cell table:formula="of:=IF(ISBLANK([.D14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5]);&quot;&quot;;&quot;null&quot;)">
            <text:p/>
          </table:table-cell>
          <table:table-cell table:formula="of:=IF(ISBLANK([.C145]);&quot;&quot;;&quot;null&quot;)">
            <text:p/>
          </table:table-cell>
          <table:table-cell table:formula="of:=IF(ISBLANK([.D145]);&quot;&quot;;&quot;'ACTIVE_RS'&quot;)">
            <text:p/>
          </table:table-cell>
          <table:table-cell table:formula="of:=IF(ISBLANK([.D14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5]&amp;&quot;' , &quot;&amp;&quot;'&quot;&amp;[.B145]&amp;&quot;' , &quot;&amp;&quot;'&quot;&amp;[.C145]&amp;&quot;' , &quot;&amp;&quot;'&quot;&amp;[.D145]&amp;&quot;' , &quot;&amp;&quot;&quot;&amp;[.E145]&amp;&quot; , &quot;&amp;&quot;&quot;&amp;[.F145]&amp;&quot; , &quot;&amp;&quot;&quot;&amp;[.G145]&amp;&quot; , &quot;&amp;&quot;&quot;&amp;[.H145]&amp;&quot; , &quot;&amp;&quot;&quot;&amp;[.I145]&amp;&quot; , &quot;&amp;&quot;&quot;&amp;[.J145]&amp;&quot; , &quot;&amp;&quot;&quot;&amp;[.K145]&amp;&quot; , &quot;&amp;&quot;&quot;&amp;[.L145]&amp;&quot; , &quot;&amp;&quot;&quot;&amp;[.M145]&amp;&quot; , &quot;&amp;&quot;&quot;&amp;[.N145]&amp;&quot; , &quot;&amp;&quot;&quot;&amp;[.O145]&amp;&quot; ); &quot;)">
            <text:p/>
          </table:table-cell>
          <table:table-cell table:formula="of:=IF(ISBLANK([.D145]);&quot;&quot;;&quot;INSERT INTO DIAMOND_CORE_LOOKUPS &quot;&amp;&quot;VALUES &quot;&amp;&quot;( &quot;&amp;&quot;'&quot;&amp;[.A145]&amp;&quot;' , &quot;&amp;&quot;'&quot;&amp;[.B145]&amp;&quot;' , &quot;&amp;&quot;'&quot;&amp;[.C145]&amp;&quot;' , &quot;&amp;&quot;'&quot;&amp;[.D145]&amp;&quot;' , &quot;&amp;&quot;&quot;&amp;[.E145]&amp;&quot; , &quot;&amp;&quot;&quot;&amp;[.F145]&amp;&quot; , &quot;&amp;&quot;&quot;&amp;[.G145]&amp;&quot; , &quot;&amp;&quot;&quot;&amp;[.H145]&amp;&quot; , &quot;&amp;&quot;&quot;&amp;[.I145]&amp;&quot; , &quot;&amp;&quot;&quot;&amp;[.J145]&amp;&quot; , &quot;&amp;&quot;&quot;&amp;[.K145]&amp;&quot; , &quot;&amp;&quot;&quot;&amp;[.L145]&amp;&quot; , &quot;&amp;&quot;&quot;&amp;[.M145]&amp;&quot; , &quot;&amp;&quot;&quot;&amp;[.N145]&amp;&quot; , &quot;&amp;&quot;&quot;&amp;[.O14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6]);&quot;&quot;;[.A145]+1)">
            <text:p/>
          </table:table-cell>
          <table:table-cell table:number-columns-repeated="3"/>
          <table:table-cell table:formula="of:=IF(ISBLANK([.C146]);&quot;&quot;;&quot;null&quot;)">
            <text:p/>
          </table:table-cell>
          <table:table-cell table:formula="of:=IF(ISBLANK([.C146]);&quot;&quot;;&quot;null&quot;)">
            <text:p/>
          </table:table-cell>
          <table:table-cell table:formula="of:=IF(ISBLANK([.C146]);&quot;&quot;;&quot;null&quot;)">
            <text:p/>
          </table:table-cell>
          <table:table-cell table:formula="of:=IF(ISBLANK([.C146]);&quot;&quot;;&quot;null&quot;)">
            <text:p/>
          </table:table-cell>
          <table:table-cell table:formula="of:=IF(ISBLANK([.C146]);&quot;&quot;;&quot;null&quot;)">
            <text:p/>
          </table:table-cell>
          <table:table-cell table:formula="of:=IF(ISBLANK([.C146]);&quot;&quot;;&quot;null&quot;)">
            <text:p/>
          </table:table-cell>
          <table:table-cell table:formula="of:=IF(ISBLANK([.D14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6]);&quot;&quot;;&quot;null&quot;)">
            <text:p/>
          </table:table-cell>
          <table:table-cell table:formula="of:=IF(ISBLANK([.C146]);&quot;&quot;;&quot;null&quot;)">
            <text:p/>
          </table:table-cell>
          <table:table-cell table:formula="of:=IF(ISBLANK([.D146]);&quot;&quot;;&quot;'ACTIVE_RS'&quot;)">
            <text:p/>
          </table:table-cell>
          <table:table-cell table:formula="of:=IF(ISBLANK([.D14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6]&amp;&quot;' , &quot;&amp;&quot;'&quot;&amp;[.B146]&amp;&quot;' , &quot;&amp;&quot;'&quot;&amp;[.C146]&amp;&quot;' , &quot;&amp;&quot;'&quot;&amp;[.D146]&amp;&quot;' , &quot;&amp;&quot;&quot;&amp;[.E146]&amp;&quot; , &quot;&amp;&quot;&quot;&amp;[.F146]&amp;&quot; , &quot;&amp;&quot;&quot;&amp;[.G146]&amp;&quot; , &quot;&amp;&quot;&quot;&amp;[.H146]&amp;&quot; , &quot;&amp;&quot;&quot;&amp;[.I146]&amp;&quot; , &quot;&amp;&quot;&quot;&amp;[.J146]&amp;&quot; , &quot;&amp;&quot;&quot;&amp;[.K146]&amp;&quot; , &quot;&amp;&quot;&quot;&amp;[.L146]&amp;&quot; , &quot;&amp;&quot;&quot;&amp;[.M146]&amp;&quot; , &quot;&amp;&quot;&quot;&amp;[.N146]&amp;&quot; , &quot;&amp;&quot;&quot;&amp;[.O146]&amp;&quot; ); &quot;)">
            <text:p/>
          </table:table-cell>
          <table:table-cell table:formula="of:=IF(ISBLANK([.D146]);&quot;&quot;;&quot;INSERT INTO DIAMOND_CORE_LOOKUPS &quot;&amp;&quot;VALUES &quot;&amp;&quot;( &quot;&amp;&quot;'&quot;&amp;[.A146]&amp;&quot;' , &quot;&amp;&quot;'&quot;&amp;[.B146]&amp;&quot;' , &quot;&amp;&quot;'&quot;&amp;[.C146]&amp;&quot;' , &quot;&amp;&quot;'&quot;&amp;[.D146]&amp;&quot;' , &quot;&amp;&quot;&quot;&amp;[.E146]&amp;&quot; , &quot;&amp;&quot;&quot;&amp;[.F146]&amp;&quot; , &quot;&amp;&quot;&quot;&amp;[.G146]&amp;&quot; , &quot;&amp;&quot;&quot;&amp;[.H146]&amp;&quot; , &quot;&amp;&quot;&quot;&amp;[.I146]&amp;&quot; , &quot;&amp;&quot;&quot;&amp;[.J146]&amp;&quot; , &quot;&amp;&quot;&quot;&amp;[.K146]&amp;&quot; , &quot;&amp;&quot;&quot;&amp;[.L146]&amp;&quot; , &quot;&amp;&quot;&quot;&amp;[.M146]&amp;&quot; , &quot;&amp;&quot;&quot;&amp;[.N146]&amp;&quot; , &quot;&amp;&quot;&quot;&amp;[.O14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7]);&quot;&quot;;[.A146]+1)">
            <text:p/>
          </table:table-cell>
          <table:table-cell table:number-columns-repeated="3"/>
          <table:table-cell table:formula="of:=IF(ISBLANK([.C147]);&quot;&quot;;&quot;null&quot;)">
            <text:p/>
          </table:table-cell>
          <table:table-cell table:formula="of:=IF(ISBLANK([.C147]);&quot;&quot;;&quot;null&quot;)">
            <text:p/>
          </table:table-cell>
          <table:table-cell table:formula="of:=IF(ISBLANK([.C147]);&quot;&quot;;&quot;null&quot;)">
            <text:p/>
          </table:table-cell>
          <table:table-cell table:formula="of:=IF(ISBLANK([.C147]);&quot;&quot;;&quot;null&quot;)">
            <text:p/>
          </table:table-cell>
          <table:table-cell table:formula="of:=IF(ISBLANK([.C147]);&quot;&quot;;&quot;null&quot;)">
            <text:p/>
          </table:table-cell>
          <table:table-cell table:formula="of:=IF(ISBLANK([.C147]);&quot;&quot;;&quot;null&quot;)">
            <text:p/>
          </table:table-cell>
          <table:table-cell table:formula="of:=IF(ISBLANK([.D14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7]);&quot;&quot;;&quot;null&quot;)">
            <text:p/>
          </table:table-cell>
          <table:table-cell table:formula="of:=IF(ISBLANK([.C147]);&quot;&quot;;&quot;null&quot;)">
            <text:p/>
          </table:table-cell>
          <table:table-cell table:formula="of:=IF(ISBLANK([.D147]);&quot;&quot;;&quot;'ACTIVE_RS'&quot;)">
            <text:p/>
          </table:table-cell>
          <table:table-cell table:formula="of:=IF(ISBLANK([.D14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7]&amp;&quot;' , &quot;&amp;&quot;'&quot;&amp;[.B147]&amp;&quot;' , &quot;&amp;&quot;'&quot;&amp;[.C147]&amp;&quot;' , &quot;&amp;&quot;'&quot;&amp;[.D147]&amp;&quot;' , &quot;&amp;&quot;&quot;&amp;[.E147]&amp;&quot; , &quot;&amp;&quot;&quot;&amp;[.F147]&amp;&quot; , &quot;&amp;&quot;&quot;&amp;[.G147]&amp;&quot; , &quot;&amp;&quot;&quot;&amp;[.H147]&amp;&quot; , &quot;&amp;&quot;&quot;&amp;[.I147]&amp;&quot; , &quot;&amp;&quot;&quot;&amp;[.J147]&amp;&quot; , &quot;&amp;&quot;&quot;&amp;[.K147]&amp;&quot; , &quot;&amp;&quot;&quot;&amp;[.L147]&amp;&quot; , &quot;&amp;&quot;&quot;&amp;[.M147]&amp;&quot; , &quot;&amp;&quot;&quot;&amp;[.N147]&amp;&quot; , &quot;&amp;&quot;&quot;&amp;[.O147]&amp;&quot; ); &quot;)">
            <text:p/>
          </table:table-cell>
          <table:table-cell table:formula="of:=IF(ISBLANK([.D147]);&quot;&quot;;&quot;INSERT INTO DIAMOND_CORE_LOOKUPS &quot;&amp;&quot;VALUES &quot;&amp;&quot;( &quot;&amp;&quot;'&quot;&amp;[.A147]&amp;&quot;' , &quot;&amp;&quot;'&quot;&amp;[.B147]&amp;&quot;' , &quot;&amp;&quot;'&quot;&amp;[.C147]&amp;&quot;' , &quot;&amp;&quot;'&quot;&amp;[.D147]&amp;&quot;' , &quot;&amp;&quot;&quot;&amp;[.E147]&amp;&quot; , &quot;&amp;&quot;&quot;&amp;[.F147]&amp;&quot; , &quot;&amp;&quot;&quot;&amp;[.G147]&amp;&quot; , &quot;&amp;&quot;&quot;&amp;[.H147]&amp;&quot; , &quot;&amp;&quot;&quot;&amp;[.I147]&amp;&quot; , &quot;&amp;&quot;&quot;&amp;[.J147]&amp;&quot; , &quot;&amp;&quot;&quot;&amp;[.K147]&amp;&quot; , &quot;&amp;&quot;&quot;&amp;[.L147]&amp;&quot; , &quot;&amp;&quot;&quot;&amp;[.M147]&amp;&quot; , &quot;&amp;&quot;&quot;&amp;[.N147]&amp;&quot; , &quot;&amp;&quot;&quot;&amp;[.O14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8]);&quot;&quot;;[.A147]+1)">
            <text:p/>
          </table:table-cell>
          <table:table-cell table:number-columns-repeated="3"/>
          <table:table-cell table:formula="of:=IF(ISBLANK([.C148]);&quot;&quot;;&quot;null&quot;)">
            <text:p/>
          </table:table-cell>
          <table:table-cell table:formula="of:=IF(ISBLANK([.C148]);&quot;&quot;;&quot;null&quot;)">
            <text:p/>
          </table:table-cell>
          <table:table-cell table:formula="of:=IF(ISBLANK([.C148]);&quot;&quot;;&quot;null&quot;)">
            <text:p/>
          </table:table-cell>
          <table:table-cell table:formula="of:=IF(ISBLANK([.C148]);&quot;&quot;;&quot;null&quot;)">
            <text:p/>
          </table:table-cell>
          <table:table-cell table:formula="of:=IF(ISBLANK([.C148]);&quot;&quot;;&quot;null&quot;)">
            <text:p/>
          </table:table-cell>
          <table:table-cell table:formula="of:=IF(ISBLANK([.C148]);&quot;&quot;;&quot;null&quot;)">
            <text:p/>
          </table:table-cell>
          <table:table-cell table:formula="of:=IF(ISBLANK([.D14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8]);&quot;&quot;;&quot;null&quot;)">
            <text:p/>
          </table:table-cell>
          <table:table-cell table:formula="of:=IF(ISBLANK([.C148]);&quot;&quot;;&quot;null&quot;)">
            <text:p/>
          </table:table-cell>
          <table:table-cell table:formula="of:=IF(ISBLANK([.D148]);&quot;&quot;;&quot;'ACTIVE_RS'&quot;)">
            <text:p/>
          </table:table-cell>
          <table:table-cell table:formula="of:=IF(ISBLANK([.D14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8]&amp;&quot;' , &quot;&amp;&quot;'&quot;&amp;[.B148]&amp;&quot;' , &quot;&amp;&quot;'&quot;&amp;[.C148]&amp;&quot;' , &quot;&amp;&quot;'&quot;&amp;[.D148]&amp;&quot;' , &quot;&amp;&quot;&quot;&amp;[.E148]&amp;&quot; , &quot;&amp;&quot;&quot;&amp;[.F148]&amp;&quot; , &quot;&amp;&quot;&quot;&amp;[.G148]&amp;&quot; , &quot;&amp;&quot;&quot;&amp;[.H148]&amp;&quot; , &quot;&amp;&quot;&quot;&amp;[.I148]&amp;&quot; , &quot;&amp;&quot;&quot;&amp;[.J148]&amp;&quot; , &quot;&amp;&quot;&quot;&amp;[.K148]&amp;&quot; , &quot;&amp;&quot;&quot;&amp;[.L148]&amp;&quot; , &quot;&amp;&quot;&quot;&amp;[.M148]&amp;&quot; , &quot;&amp;&quot;&quot;&amp;[.N148]&amp;&quot; , &quot;&amp;&quot;&quot;&amp;[.O148]&amp;&quot; ); &quot;)">
            <text:p/>
          </table:table-cell>
          <table:table-cell table:formula="of:=IF(ISBLANK([.D148]);&quot;&quot;;&quot;INSERT INTO DIAMOND_CORE_LOOKUPS &quot;&amp;&quot;VALUES &quot;&amp;&quot;( &quot;&amp;&quot;'&quot;&amp;[.A148]&amp;&quot;' , &quot;&amp;&quot;'&quot;&amp;[.B148]&amp;&quot;' , &quot;&amp;&quot;'&quot;&amp;[.C148]&amp;&quot;' , &quot;&amp;&quot;'&quot;&amp;[.D148]&amp;&quot;' , &quot;&amp;&quot;&quot;&amp;[.E148]&amp;&quot; , &quot;&amp;&quot;&quot;&amp;[.F148]&amp;&quot; , &quot;&amp;&quot;&quot;&amp;[.G148]&amp;&quot; , &quot;&amp;&quot;&quot;&amp;[.H148]&amp;&quot; , &quot;&amp;&quot;&quot;&amp;[.I148]&amp;&quot; , &quot;&amp;&quot;&quot;&amp;[.J148]&amp;&quot; , &quot;&amp;&quot;&quot;&amp;[.K148]&amp;&quot; , &quot;&amp;&quot;&quot;&amp;[.L148]&amp;&quot; , &quot;&amp;&quot;&quot;&amp;[.M148]&amp;&quot; , &quot;&amp;&quot;&quot;&amp;[.N148]&amp;&quot; , &quot;&amp;&quot;&quot;&amp;[.O14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49]);&quot;&quot;;[.A148]+1)">
            <text:p/>
          </table:table-cell>
          <table:table-cell table:number-columns-repeated="3"/>
          <table:table-cell table:formula="of:=IF(ISBLANK([.C149]);&quot;&quot;;&quot;null&quot;)">
            <text:p/>
          </table:table-cell>
          <table:table-cell table:formula="of:=IF(ISBLANK([.C149]);&quot;&quot;;&quot;null&quot;)">
            <text:p/>
          </table:table-cell>
          <table:table-cell table:formula="of:=IF(ISBLANK([.C149]);&quot;&quot;;&quot;null&quot;)">
            <text:p/>
          </table:table-cell>
          <table:table-cell table:formula="of:=IF(ISBLANK([.C149]);&quot;&quot;;&quot;null&quot;)">
            <text:p/>
          </table:table-cell>
          <table:table-cell table:formula="of:=IF(ISBLANK([.C149]);&quot;&quot;;&quot;null&quot;)">
            <text:p/>
          </table:table-cell>
          <table:table-cell table:formula="of:=IF(ISBLANK([.C149]);&quot;&quot;;&quot;null&quot;)">
            <text:p/>
          </table:table-cell>
          <table:table-cell table:formula="of:=IF(ISBLANK([.D14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49]);&quot;&quot;;&quot;null&quot;)">
            <text:p/>
          </table:table-cell>
          <table:table-cell table:formula="of:=IF(ISBLANK([.C149]);&quot;&quot;;&quot;null&quot;)">
            <text:p/>
          </table:table-cell>
          <table:table-cell table:formula="of:=IF(ISBLANK([.D149]);&quot;&quot;;&quot;'ACTIVE_RS'&quot;)">
            <text:p/>
          </table:table-cell>
          <table:table-cell table:formula="of:=IF(ISBLANK([.D14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49]&amp;&quot;' , &quot;&amp;&quot;'&quot;&amp;[.B149]&amp;&quot;' , &quot;&amp;&quot;'&quot;&amp;[.C149]&amp;&quot;' , &quot;&amp;&quot;'&quot;&amp;[.D149]&amp;&quot;' , &quot;&amp;&quot;&quot;&amp;[.E149]&amp;&quot; , &quot;&amp;&quot;&quot;&amp;[.F149]&amp;&quot; , &quot;&amp;&quot;&quot;&amp;[.G149]&amp;&quot; , &quot;&amp;&quot;&quot;&amp;[.H149]&amp;&quot; , &quot;&amp;&quot;&quot;&amp;[.I149]&amp;&quot; , &quot;&amp;&quot;&quot;&amp;[.J149]&amp;&quot; , &quot;&amp;&quot;&quot;&amp;[.K149]&amp;&quot; , &quot;&amp;&quot;&quot;&amp;[.L149]&amp;&quot; , &quot;&amp;&quot;&quot;&amp;[.M149]&amp;&quot; , &quot;&amp;&quot;&quot;&amp;[.N149]&amp;&quot; , &quot;&amp;&quot;&quot;&amp;[.O149]&amp;&quot; ); &quot;)">
            <text:p/>
          </table:table-cell>
          <table:table-cell table:formula="of:=IF(ISBLANK([.D149]);&quot;&quot;;&quot;INSERT INTO DIAMOND_CORE_LOOKUPS &quot;&amp;&quot;VALUES &quot;&amp;&quot;( &quot;&amp;&quot;'&quot;&amp;[.A149]&amp;&quot;' , &quot;&amp;&quot;'&quot;&amp;[.B149]&amp;&quot;' , &quot;&amp;&quot;'&quot;&amp;[.C149]&amp;&quot;' , &quot;&amp;&quot;'&quot;&amp;[.D149]&amp;&quot;' , &quot;&amp;&quot;&quot;&amp;[.E149]&amp;&quot; , &quot;&amp;&quot;&quot;&amp;[.F149]&amp;&quot; , &quot;&amp;&quot;&quot;&amp;[.G149]&amp;&quot; , &quot;&amp;&quot;&quot;&amp;[.H149]&amp;&quot; , &quot;&amp;&quot;&quot;&amp;[.I149]&amp;&quot; , &quot;&amp;&quot;&quot;&amp;[.J149]&amp;&quot; , &quot;&amp;&quot;&quot;&amp;[.K149]&amp;&quot; , &quot;&amp;&quot;&quot;&amp;[.L149]&amp;&quot; , &quot;&amp;&quot;&quot;&amp;[.M149]&amp;&quot; , &quot;&amp;&quot;&quot;&amp;[.N149]&amp;&quot; , &quot;&amp;&quot;&quot;&amp;[.O14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0]);&quot;&quot;;[.A149]+1)">
            <text:p/>
          </table:table-cell>
          <table:table-cell table:number-columns-repeated="3"/>
          <table:table-cell table:formula="of:=IF(ISBLANK([.C150]);&quot;&quot;;&quot;null&quot;)">
            <text:p/>
          </table:table-cell>
          <table:table-cell table:formula="of:=IF(ISBLANK([.C150]);&quot;&quot;;&quot;null&quot;)">
            <text:p/>
          </table:table-cell>
          <table:table-cell table:formula="of:=IF(ISBLANK([.C150]);&quot;&quot;;&quot;null&quot;)">
            <text:p/>
          </table:table-cell>
          <table:table-cell table:formula="of:=IF(ISBLANK([.C150]);&quot;&quot;;&quot;null&quot;)">
            <text:p/>
          </table:table-cell>
          <table:table-cell table:formula="of:=IF(ISBLANK([.C150]);&quot;&quot;;&quot;null&quot;)">
            <text:p/>
          </table:table-cell>
          <table:table-cell table:formula="of:=IF(ISBLANK([.C150]);&quot;&quot;;&quot;null&quot;)">
            <text:p/>
          </table:table-cell>
          <table:table-cell table:formula="of:=IF(ISBLANK([.D15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0]);&quot;&quot;;&quot;null&quot;)">
            <text:p/>
          </table:table-cell>
          <table:table-cell table:formula="of:=IF(ISBLANK([.C150]);&quot;&quot;;&quot;null&quot;)">
            <text:p/>
          </table:table-cell>
          <table:table-cell table:formula="of:=IF(ISBLANK([.D150]);&quot;&quot;;&quot;'ACTIVE_RS'&quot;)">
            <text:p/>
          </table:table-cell>
          <table:table-cell table:formula="of:=IF(ISBLANK([.D15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0]&amp;&quot;' , &quot;&amp;&quot;'&quot;&amp;[.B150]&amp;&quot;' , &quot;&amp;&quot;'&quot;&amp;[.C150]&amp;&quot;' , &quot;&amp;&quot;'&quot;&amp;[.D150]&amp;&quot;' , &quot;&amp;&quot;&quot;&amp;[.E150]&amp;&quot; , &quot;&amp;&quot;&quot;&amp;[.F150]&amp;&quot; , &quot;&amp;&quot;&quot;&amp;[.G150]&amp;&quot; , &quot;&amp;&quot;&quot;&amp;[.H150]&amp;&quot; , &quot;&amp;&quot;&quot;&amp;[.I150]&amp;&quot; , &quot;&amp;&quot;&quot;&amp;[.J150]&amp;&quot; , &quot;&amp;&quot;&quot;&amp;[.K150]&amp;&quot; , &quot;&amp;&quot;&quot;&amp;[.L150]&amp;&quot; , &quot;&amp;&quot;&quot;&amp;[.M150]&amp;&quot; , &quot;&amp;&quot;&quot;&amp;[.N150]&amp;&quot; , &quot;&amp;&quot;&quot;&amp;[.O150]&amp;&quot; ); &quot;)">
            <text:p/>
          </table:table-cell>
          <table:table-cell table:formula="of:=IF(ISBLANK([.D150]);&quot;&quot;;&quot;INSERT INTO DIAMOND_CORE_LOOKUPS &quot;&amp;&quot;VALUES &quot;&amp;&quot;( &quot;&amp;&quot;'&quot;&amp;[.A150]&amp;&quot;' , &quot;&amp;&quot;'&quot;&amp;[.B150]&amp;&quot;' , &quot;&amp;&quot;'&quot;&amp;[.C150]&amp;&quot;' , &quot;&amp;&quot;'&quot;&amp;[.D150]&amp;&quot;' , &quot;&amp;&quot;&quot;&amp;[.E150]&amp;&quot; , &quot;&amp;&quot;&quot;&amp;[.F150]&amp;&quot; , &quot;&amp;&quot;&quot;&amp;[.G150]&amp;&quot; , &quot;&amp;&quot;&quot;&amp;[.H150]&amp;&quot; , &quot;&amp;&quot;&quot;&amp;[.I150]&amp;&quot; , &quot;&amp;&quot;&quot;&amp;[.J150]&amp;&quot; , &quot;&amp;&quot;&quot;&amp;[.K150]&amp;&quot; , &quot;&amp;&quot;&quot;&amp;[.L150]&amp;&quot; , &quot;&amp;&quot;&quot;&amp;[.M150]&amp;&quot; , &quot;&amp;&quot;&quot;&amp;[.N150]&amp;&quot; , &quot;&amp;&quot;&quot;&amp;[.O15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1]);&quot;&quot;;[.A150]+1)">
            <text:p/>
          </table:table-cell>
          <table:table-cell table:number-columns-repeated="3"/>
          <table:table-cell table:formula="of:=IF(ISBLANK([.C151]);&quot;&quot;;&quot;null&quot;)">
            <text:p/>
          </table:table-cell>
          <table:table-cell table:formula="of:=IF(ISBLANK([.C151]);&quot;&quot;;&quot;null&quot;)">
            <text:p/>
          </table:table-cell>
          <table:table-cell table:formula="of:=IF(ISBLANK([.C151]);&quot;&quot;;&quot;null&quot;)">
            <text:p/>
          </table:table-cell>
          <table:table-cell table:formula="of:=IF(ISBLANK([.C151]);&quot;&quot;;&quot;null&quot;)">
            <text:p/>
          </table:table-cell>
          <table:table-cell table:formula="of:=IF(ISBLANK([.C151]);&quot;&quot;;&quot;null&quot;)">
            <text:p/>
          </table:table-cell>
          <table:table-cell table:formula="of:=IF(ISBLANK([.C151]);&quot;&quot;;&quot;null&quot;)">
            <text:p/>
          </table:table-cell>
          <table:table-cell table:formula="of:=IF(ISBLANK([.D15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1]);&quot;&quot;;&quot;null&quot;)">
            <text:p/>
          </table:table-cell>
          <table:table-cell table:formula="of:=IF(ISBLANK([.C151]);&quot;&quot;;&quot;null&quot;)">
            <text:p/>
          </table:table-cell>
          <table:table-cell table:formula="of:=IF(ISBLANK([.D151]);&quot;&quot;;&quot;'ACTIVE_RS'&quot;)">
            <text:p/>
          </table:table-cell>
          <table:table-cell table:formula="of:=IF(ISBLANK([.D15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1]&amp;&quot;' , &quot;&amp;&quot;'&quot;&amp;[.B151]&amp;&quot;' , &quot;&amp;&quot;'&quot;&amp;[.C151]&amp;&quot;' , &quot;&amp;&quot;'&quot;&amp;[.D151]&amp;&quot;' , &quot;&amp;&quot;&quot;&amp;[.E151]&amp;&quot; , &quot;&amp;&quot;&quot;&amp;[.F151]&amp;&quot; , &quot;&amp;&quot;&quot;&amp;[.G151]&amp;&quot; , &quot;&amp;&quot;&quot;&amp;[.H151]&amp;&quot; , &quot;&amp;&quot;&quot;&amp;[.I151]&amp;&quot; , &quot;&amp;&quot;&quot;&amp;[.J151]&amp;&quot; , &quot;&amp;&quot;&quot;&amp;[.K151]&amp;&quot; , &quot;&amp;&quot;&quot;&amp;[.L151]&amp;&quot; , &quot;&amp;&quot;&quot;&amp;[.M151]&amp;&quot; , &quot;&amp;&quot;&quot;&amp;[.N151]&amp;&quot; , &quot;&amp;&quot;&quot;&amp;[.O151]&amp;&quot; ); &quot;)">
            <text:p/>
          </table:table-cell>
          <table:table-cell table:formula="of:=IF(ISBLANK([.D151]);&quot;&quot;;&quot;INSERT INTO DIAMOND_CORE_LOOKUPS &quot;&amp;&quot;VALUES &quot;&amp;&quot;( &quot;&amp;&quot;'&quot;&amp;[.A151]&amp;&quot;' , &quot;&amp;&quot;'&quot;&amp;[.B151]&amp;&quot;' , &quot;&amp;&quot;'&quot;&amp;[.C151]&amp;&quot;' , &quot;&amp;&quot;'&quot;&amp;[.D151]&amp;&quot;' , &quot;&amp;&quot;&quot;&amp;[.E151]&amp;&quot; , &quot;&amp;&quot;&quot;&amp;[.F151]&amp;&quot; , &quot;&amp;&quot;&quot;&amp;[.G151]&amp;&quot; , &quot;&amp;&quot;&quot;&amp;[.H151]&amp;&quot; , &quot;&amp;&quot;&quot;&amp;[.I151]&amp;&quot; , &quot;&amp;&quot;&quot;&amp;[.J151]&amp;&quot; , &quot;&amp;&quot;&quot;&amp;[.K151]&amp;&quot; , &quot;&amp;&quot;&quot;&amp;[.L151]&amp;&quot; , &quot;&amp;&quot;&quot;&amp;[.M151]&amp;&quot; , &quot;&amp;&quot;&quot;&amp;[.N151]&amp;&quot; , &quot;&amp;&quot;&quot;&amp;[.O15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2]);&quot;&quot;;[.A151]+1)">
            <text:p/>
          </table:table-cell>
          <table:table-cell table:number-columns-repeated="3"/>
          <table:table-cell table:formula="of:=IF(ISBLANK([.C152]);&quot;&quot;;&quot;null&quot;)">
            <text:p/>
          </table:table-cell>
          <table:table-cell table:formula="of:=IF(ISBLANK([.C152]);&quot;&quot;;&quot;null&quot;)">
            <text:p/>
          </table:table-cell>
          <table:table-cell table:formula="of:=IF(ISBLANK([.C152]);&quot;&quot;;&quot;null&quot;)">
            <text:p/>
          </table:table-cell>
          <table:table-cell table:formula="of:=IF(ISBLANK([.C152]);&quot;&quot;;&quot;null&quot;)">
            <text:p/>
          </table:table-cell>
          <table:table-cell table:formula="of:=IF(ISBLANK([.C152]);&quot;&quot;;&quot;null&quot;)">
            <text:p/>
          </table:table-cell>
          <table:table-cell table:formula="of:=IF(ISBLANK([.C152]);&quot;&quot;;&quot;null&quot;)">
            <text:p/>
          </table:table-cell>
          <table:table-cell table:formula="of:=IF(ISBLANK([.D15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2]);&quot;&quot;;&quot;null&quot;)">
            <text:p/>
          </table:table-cell>
          <table:table-cell table:formula="of:=IF(ISBLANK([.C152]);&quot;&quot;;&quot;null&quot;)">
            <text:p/>
          </table:table-cell>
          <table:table-cell table:formula="of:=IF(ISBLANK([.D152]);&quot;&quot;;&quot;'ACTIVE_RS'&quot;)">
            <text:p/>
          </table:table-cell>
          <table:table-cell table:formula="of:=IF(ISBLANK([.D15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2]&amp;&quot;' , &quot;&amp;&quot;'&quot;&amp;[.B152]&amp;&quot;' , &quot;&amp;&quot;'&quot;&amp;[.C152]&amp;&quot;' , &quot;&amp;&quot;'&quot;&amp;[.D152]&amp;&quot;' , &quot;&amp;&quot;&quot;&amp;[.E152]&amp;&quot; , &quot;&amp;&quot;&quot;&amp;[.F152]&amp;&quot; , &quot;&amp;&quot;&quot;&amp;[.G152]&amp;&quot; , &quot;&amp;&quot;&quot;&amp;[.H152]&amp;&quot; , &quot;&amp;&quot;&quot;&amp;[.I152]&amp;&quot; , &quot;&amp;&quot;&quot;&amp;[.J152]&amp;&quot; , &quot;&amp;&quot;&quot;&amp;[.K152]&amp;&quot; , &quot;&amp;&quot;&quot;&amp;[.L152]&amp;&quot; , &quot;&amp;&quot;&quot;&amp;[.M152]&amp;&quot; , &quot;&amp;&quot;&quot;&amp;[.N152]&amp;&quot; , &quot;&amp;&quot;&quot;&amp;[.O152]&amp;&quot; ); &quot;)">
            <text:p/>
          </table:table-cell>
          <table:table-cell table:formula="of:=IF(ISBLANK([.D152]);&quot;&quot;;&quot;INSERT INTO DIAMOND_CORE_LOOKUPS &quot;&amp;&quot;VALUES &quot;&amp;&quot;( &quot;&amp;&quot;'&quot;&amp;[.A152]&amp;&quot;' , &quot;&amp;&quot;'&quot;&amp;[.B152]&amp;&quot;' , &quot;&amp;&quot;'&quot;&amp;[.C152]&amp;&quot;' , &quot;&amp;&quot;'&quot;&amp;[.D152]&amp;&quot;' , &quot;&amp;&quot;&quot;&amp;[.E152]&amp;&quot; , &quot;&amp;&quot;&quot;&amp;[.F152]&amp;&quot; , &quot;&amp;&quot;&quot;&amp;[.G152]&amp;&quot; , &quot;&amp;&quot;&quot;&amp;[.H152]&amp;&quot; , &quot;&amp;&quot;&quot;&amp;[.I152]&amp;&quot; , &quot;&amp;&quot;&quot;&amp;[.J152]&amp;&quot; , &quot;&amp;&quot;&quot;&amp;[.K152]&amp;&quot; , &quot;&amp;&quot;&quot;&amp;[.L152]&amp;&quot; , &quot;&amp;&quot;&quot;&amp;[.M152]&amp;&quot; , &quot;&amp;&quot;&quot;&amp;[.N152]&amp;&quot; , &quot;&amp;&quot;&quot;&amp;[.O15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3]);&quot;&quot;;[.A152]+1)">
            <text:p/>
          </table:table-cell>
          <table:table-cell table:number-columns-repeated="3"/>
          <table:table-cell table:formula="of:=IF(ISBLANK([.C153]);&quot;&quot;;&quot;null&quot;)">
            <text:p/>
          </table:table-cell>
          <table:table-cell table:formula="of:=IF(ISBLANK([.C153]);&quot;&quot;;&quot;null&quot;)">
            <text:p/>
          </table:table-cell>
          <table:table-cell table:formula="of:=IF(ISBLANK([.C153]);&quot;&quot;;&quot;null&quot;)">
            <text:p/>
          </table:table-cell>
          <table:table-cell table:formula="of:=IF(ISBLANK([.C153]);&quot;&quot;;&quot;null&quot;)">
            <text:p/>
          </table:table-cell>
          <table:table-cell table:formula="of:=IF(ISBLANK([.C153]);&quot;&quot;;&quot;null&quot;)">
            <text:p/>
          </table:table-cell>
          <table:table-cell table:formula="of:=IF(ISBLANK([.C153]);&quot;&quot;;&quot;null&quot;)">
            <text:p/>
          </table:table-cell>
          <table:table-cell table:formula="of:=IF(ISBLANK([.D15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3]);&quot;&quot;;&quot;null&quot;)">
            <text:p/>
          </table:table-cell>
          <table:table-cell table:formula="of:=IF(ISBLANK([.C153]);&quot;&quot;;&quot;null&quot;)">
            <text:p/>
          </table:table-cell>
          <table:table-cell table:formula="of:=IF(ISBLANK([.D153]);&quot;&quot;;&quot;'ACTIVE_RS'&quot;)">
            <text:p/>
          </table:table-cell>
          <table:table-cell table:formula="of:=IF(ISBLANK([.D15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3]&amp;&quot;' , &quot;&amp;&quot;'&quot;&amp;[.B153]&amp;&quot;' , &quot;&amp;&quot;'&quot;&amp;[.C153]&amp;&quot;' , &quot;&amp;&quot;'&quot;&amp;[.D153]&amp;&quot;' , &quot;&amp;&quot;&quot;&amp;[.E153]&amp;&quot; , &quot;&amp;&quot;&quot;&amp;[.F153]&amp;&quot; , &quot;&amp;&quot;&quot;&amp;[.G153]&amp;&quot; , &quot;&amp;&quot;&quot;&amp;[.H153]&amp;&quot; , &quot;&amp;&quot;&quot;&amp;[.I153]&amp;&quot; , &quot;&amp;&quot;&quot;&amp;[.J153]&amp;&quot; , &quot;&amp;&quot;&quot;&amp;[.K153]&amp;&quot; , &quot;&amp;&quot;&quot;&amp;[.L153]&amp;&quot; , &quot;&amp;&quot;&quot;&amp;[.M153]&amp;&quot; , &quot;&amp;&quot;&quot;&amp;[.N153]&amp;&quot; , &quot;&amp;&quot;&quot;&amp;[.O153]&amp;&quot; ); &quot;)">
            <text:p/>
          </table:table-cell>
          <table:table-cell table:formula="of:=IF(ISBLANK([.D153]);&quot;&quot;;&quot;INSERT INTO DIAMOND_CORE_LOOKUPS &quot;&amp;&quot;VALUES &quot;&amp;&quot;( &quot;&amp;&quot;'&quot;&amp;[.A153]&amp;&quot;' , &quot;&amp;&quot;'&quot;&amp;[.B153]&amp;&quot;' , &quot;&amp;&quot;'&quot;&amp;[.C153]&amp;&quot;' , &quot;&amp;&quot;'&quot;&amp;[.D153]&amp;&quot;' , &quot;&amp;&quot;&quot;&amp;[.E153]&amp;&quot; , &quot;&amp;&quot;&quot;&amp;[.F153]&amp;&quot; , &quot;&amp;&quot;&quot;&amp;[.G153]&amp;&quot; , &quot;&amp;&quot;&quot;&amp;[.H153]&amp;&quot; , &quot;&amp;&quot;&quot;&amp;[.I153]&amp;&quot; , &quot;&amp;&quot;&quot;&amp;[.J153]&amp;&quot; , &quot;&amp;&quot;&quot;&amp;[.K153]&amp;&quot; , &quot;&amp;&quot;&quot;&amp;[.L153]&amp;&quot; , &quot;&amp;&quot;&quot;&amp;[.M153]&amp;&quot; , &quot;&amp;&quot;&quot;&amp;[.N153]&amp;&quot; , &quot;&amp;&quot;&quot;&amp;[.O15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4]);&quot;&quot;;[.A153]+1)">
            <text:p/>
          </table:table-cell>
          <table:table-cell table:number-columns-repeated="3"/>
          <table:table-cell table:formula="of:=IF(ISBLANK([.C154]);&quot;&quot;;&quot;null&quot;)">
            <text:p/>
          </table:table-cell>
          <table:table-cell table:formula="of:=IF(ISBLANK([.C154]);&quot;&quot;;&quot;null&quot;)">
            <text:p/>
          </table:table-cell>
          <table:table-cell table:formula="of:=IF(ISBLANK([.C154]);&quot;&quot;;&quot;null&quot;)">
            <text:p/>
          </table:table-cell>
          <table:table-cell table:formula="of:=IF(ISBLANK([.C154]);&quot;&quot;;&quot;null&quot;)">
            <text:p/>
          </table:table-cell>
          <table:table-cell table:formula="of:=IF(ISBLANK([.C154]);&quot;&quot;;&quot;null&quot;)">
            <text:p/>
          </table:table-cell>
          <table:table-cell table:formula="of:=IF(ISBLANK([.C154]);&quot;&quot;;&quot;null&quot;)">
            <text:p/>
          </table:table-cell>
          <table:table-cell table:formula="of:=IF(ISBLANK([.D15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4]);&quot;&quot;;&quot;null&quot;)">
            <text:p/>
          </table:table-cell>
          <table:table-cell table:formula="of:=IF(ISBLANK([.C154]);&quot;&quot;;&quot;null&quot;)">
            <text:p/>
          </table:table-cell>
          <table:table-cell table:formula="of:=IF(ISBLANK([.D154]);&quot;&quot;;&quot;'ACTIVE_RS'&quot;)">
            <text:p/>
          </table:table-cell>
          <table:table-cell table:formula="of:=IF(ISBLANK([.D15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4]&amp;&quot;' , &quot;&amp;&quot;'&quot;&amp;[.B154]&amp;&quot;' , &quot;&amp;&quot;'&quot;&amp;[.C154]&amp;&quot;' , &quot;&amp;&quot;'&quot;&amp;[.D154]&amp;&quot;' , &quot;&amp;&quot;&quot;&amp;[.E154]&amp;&quot; , &quot;&amp;&quot;&quot;&amp;[.F154]&amp;&quot; , &quot;&amp;&quot;&quot;&amp;[.G154]&amp;&quot; , &quot;&amp;&quot;&quot;&amp;[.H154]&amp;&quot; , &quot;&amp;&quot;&quot;&amp;[.I154]&amp;&quot; , &quot;&amp;&quot;&quot;&amp;[.J154]&amp;&quot; , &quot;&amp;&quot;&quot;&amp;[.K154]&amp;&quot; , &quot;&amp;&quot;&quot;&amp;[.L154]&amp;&quot; , &quot;&amp;&quot;&quot;&amp;[.M154]&amp;&quot; , &quot;&amp;&quot;&quot;&amp;[.N154]&amp;&quot; , &quot;&amp;&quot;&quot;&amp;[.O154]&amp;&quot; ); &quot;)">
            <text:p/>
          </table:table-cell>
          <table:table-cell table:formula="of:=IF(ISBLANK([.D154]);&quot;&quot;;&quot;INSERT INTO DIAMOND_CORE_LOOKUPS &quot;&amp;&quot;VALUES &quot;&amp;&quot;( &quot;&amp;&quot;'&quot;&amp;[.A154]&amp;&quot;' , &quot;&amp;&quot;'&quot;&amp;[.B154]&amp;&quot;' , &quot;&amp;&quot;'&quot;&amp;[.C154]&amp;&quot;' , &quot;&amp;&quot;'&quot;&amp;[.D154]&amp;&quot;' , &quot;&amp;&quot;&quot;&amp;[.E154]&amp;&quot; , &quot;&amp;&quot;&quot;&amp;[.F154]&amp;&quot; , &quot;&amp;&quot;&quot;&amp;[.G154]&amp;&quot; , &quot;&amp;&quot;&quot;&amp;[.H154]&amp;&quot; , &quot;&amp;&quot;&quot;&amp;[.I154]&amp;&quot; , &quot;&amp;&quot;&quot;&amp;[.J154]&amp;&quot; , &quot;&amp;&quot;&quot;&amp;[.K154]&amp;&quot; , &quot;&amp;&quot;&quot;&amp;[.L154]&amp;&quot; , &quot;&amp;&quot;&quot;&amp;[.M154]&amp;&quot; , &quot;&amp;&quot;&quot;&amp;[.N154]&amp;&quot; , &quot;&amp;&quot;&quot;&amp;[.O15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5]);&quot;&quot;;[.A154]+1)">
            <text:p/>
          </table:table-cell>
          <table:table-cell table:number-columns-repeated="3"/>
          <table:table-cell table:formula="of:=IF(ISBLANK([.C155]);&quot;&quot;;&quot;null&quot;)">
            <text:p/>
          </table:table-cell>
          <table:table-cell table:formula="of:=IF(ISBLANK([.C155]);&quot;&quot;;&quot;null&quot;)">
            <text:p/>
          </table:table-cell>
          <table:table-cell table:formula="of:=IF(ISBLANK([.C155]);&quot;&quot;;&quot;null&quot;)">
            <text:p/>
          </table:table-cell>
          <table:table-cell table:formula="of:=IF(ISBLANK([.C155]);&quot;&quot;;&quot;null&quot;)">
            <text:p/>
          </table:table-cell>
          <table:table-cell table:formula="of:=IF(ISBLANK([.C155]);&quot;&quot;;&quot;null&quot;)">
            <text:p/>
          </table:table-cell>
          <table:table-cell table:formula="of:=IF(ISBLANK([.C155]);&quot;&quot;;&quot;null&quot;)">
            <text:p/>
          </table:table-cell>
          <table:table-cell table:formula="of:=IF(ISBLANK([.D15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5]);&quot;&quot;;&quot;null&quot;)">
            <text:p/>
          </table:table-cell>
          <table:table-cell table:formula="of:=IF(ISBLANK([.C155]);&quot;&quot;;&quot;null&quot;)">
            <text:p/>
          </table:table-cell>
          <table:table-cell table:formula="of:=IF(ISBLANK([.D155]);&quot;&quot;;&quot;'ACTIVE_RS'&quot;)">
            <text:p/>
          </table:table-cell>
          <table:table-cell table:formula="of:=IF(ISBLANK([.D15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5]&amp;&quot;' , &quot;&amp;&quot;'&quot;&amp;[.B155]&amp;&quot;' , &quot;&amp;&quot;'&quot;&amp;[.C155]&amp;&quot;' , &quot;&amp;&quot;'&quot;&amp;[.D155]&amp;&quot;' , &quot;&amp;&quot;&quot;&amp;[.E155]&amp;&quot; , &quot;&amp;&quot;&quot;&amp;[.F155]&amp;&quot; , &quot;&amp;&quot;&quot;&amp;[.G155]&amp;&quot; , &quot;&amp;&quot;&quot;&amp;[.H155]&amp;&quot; , &quot;&amp;&quot;&quot;&amp;[.I155]&amp;&quot; , &quot;&amp;&quot;&quot;&amp;[.J155]&amp;&quot; , &quot;&amp;&quot;&quot;&amp;[.K155]&amp;&quot; , &quot;&amp;&quot;&quot;&amp;[.L155]&amp;&quot; , &quot;&amp;&quot;&quot;&amp;[.M155]&amp;&quot; , &quot;&amp;&quot;&quot;&amp;[.N155]&amp;&quot; , &quot;&amp;&quot;&quot;&amp;[.O155]&amp;&quot; ); &quot;)">
            <text:p/>
          </table:table-cell>
          <table:table-cell table:formula="of:=IF(ISBLANK([.D155]);&quot;&quot;;&quot;INSERT INTO DIAMOND_CORE_LOOKUPS &quot;&amp;&quot;VALUES &quot;&amp;&quot;( &quot;&amp;&quot;'&quot;&amp;[.A155]&amp;&quot;' , &quot;&amp;&quot;'&quot;&amp;[.B155]&amp;&quot;' , &quot;&amp;&quot;'&quot;&amp;[.C155]&amp;&quot;' , &quot;&amp;&quot;'&quot;&amp;[.D155]&amp;&quot;' , &quot;&amp;&quot;&quot;&amp;[.E155]&amp;&quot; , &quot;&amp;&quot;&quot;&amp;[.F155]&amp;&quot; , &quot;&amp;&quot;&quot;&amp;[.G155]&amp;&quot; , &quot;&amp;&quot;&quot;&amp;[.H155]&amp;&quot; , &quot;&amp;&quot;&quot;&amp;[.I155]&amp;&quot; , &quot;&amp;&quot;&quot;&amp;[.J155]&amp;&quot; , &quot;&amp;&quot;&quot;&amp;[.K155]&amp;&quot; , &quot;&amp;&quot;&quot;&amp;[.L155]&amp;&quot; , &quot;&amp;&quot;&quot;&amp;[.M155]&amp;&quot; , &quot;&amp;&quot;&quot;&amp;[.N155]&amp;&quot; , &quot;&amp;&quot;&quot;&amp;[.O15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6]);&quot;&quot;;[.A155]+1)">
            <text:p/>
          </table:table-cell>
          <table:table-cell table:number-columns-repeated="3"/>
          <table:table-cell table:formula="of:=IF(ISBLANK([.C156]);&quot;&quot;;&quot;null&quot;)">
            <text:p/>
          </table:table-cell>
          <table:table-cell table:formula="of:=IF(ISBLANK([.C156]);&quot;&quot;;&quot;null&quot;)">
            <text:p/>
          </table:table-cell>
          <table:table-cell table:formula="of:=IF(ISBLANK([.C156]);&quot;&quot;;&quot;null&quot;)">
            <text:p/>
          </table:table-cell>
          <table:table-cell table:formula="of:=IF(ISBLANK([.C156]);&quot;&quot;;&quot;null&quot;)">
            <text:p/>
          </table:table-cell>
          <table:table-cell table:formula="of:=IF(ISBLANK([.C156]);&quot;&quot;;&quot;null&quot;)">
            <text:p/>
          </table:table-cell>
          <table:table-cell table:formula="of:=IF(ISBLANK([.C156]);&quot;&quot;;&quot;null&quot;)">
            <text:p/>
          </table:table-cell>
          <table:table-cell table:formula="of:=IF(ISBLANK([.D15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6]);&quot;&quot;;&quot;null&quot;)">
            <text:p/>
          </table:table-cell>
          <table:table-cell table:formula="of:=IF(ISBLANK([.C156]);&quot;&quot;;&quot;null&quot;)">
            <text:p/>
          </table:table-cell>
          <table:table-cell table:formula="of:=IF(ISBLANK([.D156]);&quot;&quot;;&quot;'ACTIVE_RS'&quot;)">
            <text:p/>
          </table:table-cell>
          <table:table-cell table:formula="of:=IF(ISBLANK([.D15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6]&amp;&quot;' , &quot;&amp;&quot;'&quot;&amp;[.B156]&amp;&quot;' , &quot;&amp;&quot;'&quot;&amp;[.C156]&amp;&quot;' , &quot;&amp;&quot;'&quot;&amp;[.D156]&amp;&quot;' , &quot;&amp;&quot;&quot;&amp;[.E156]&amp;&quot; , &quot;&amp;&quot;&quot;&amp;[.F156]&amp;&quot; , &quot;&amp;&quot;&quot;&amp;[.G156]&amp;&quot; , &quot;&amp;&quot;&quot;&amp;[.H156]&amp;&quot; , &quot;&amp;&quot;&quot;&amp;[.I156]&amp;&quot; , &quot;&amp;&quot;&quot;&amp;[.J156]&amp;&quot; , &quot;&amp;&quot;&quot;&amp;[.K156]&amp;&quot; , &quot;&amp;&quot;&quot;&amp;[.L156]&amp;&quot; , &quot;&amp;&quot;&quot;&amp;[.M156]&amp;&quot; , &quot;&amp;&quot;&quot;&amp;[.N156]&amp;&quot; , &quot;&amp;&quot;&quot;&amp;[.O156]&amp;&quot; ); &quot;)">
            <text:p/>
          </table:table-cell>
          <table:table-cell table:formula="of:=IF(ISBLANK([.D156]);&quot;&quot;;&quot;INSERT INTO DIAMOND_CORE_LOOKUPS &quot;&amp;&quot;VALUES &quot;&amp;&quot;( &quot;&amp;&quot;'&quot;&amp;[.A156]&amp;&quot;' , &quot;&amp;&quot;'&quot;&amp;[.B156]&amp;&quot;' , &quot;&amp;&quot;'&quot;&amp;[.C156]&amp;&quot;' , &quot;&amp;&quot;'&quot;&amp;[.D156]&amp;&quot;' , &quot;&amp;&quot;&quot;&amp;[.E156]&amp;&quot; , &quot;&amp;&quot;&quot;&amp;[.F156]&amp;&quot; , &quot;&amp;&quot;&quot;&amp;[.G156]&amp;&quot; , &quot;&amp;&quot;&quot;&amp;[.H156]&amp;&quot; , &quot;&amp;&quot;&quot;&amp;[.I156]&amp;&quot; , &quot;&amp;&quot;&quot;&amp;[.J156]&amp;&quot; , &quot;&amp;&quot;&quot;&amp;[.K156]&amp;&quot; , &quot;&amp;&quot;&quot;&amp;[.L156]&amp;&quot; , &quot;&amp;&quot;&quot;&amp;[.M156]&amp;&quot; , &quot;&amp;&quot;&quot;&amp;[.N156]&amp;&quot; , &quot;&amp;&quot;&quot;&amp;[.O15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7]);&quot;&quot;;[.A156]+1)">
            <text:p/>
          </table:table-cell>
          <table:table-cell table:number-columns-repeated="3"/>
          <table:table-cell table:formula="of:=IF(ISBLANK([.C157]);&quot;&quot;;&quot;null&quot;)">
            <text:p/>
          </table:table-cell>
          <table:table-cell table:formula="of:=IF(ISBLANK([.C157]);&quot;&quot;;&quot;null&quot;)">
            <text:p/>
          </table:table-cell>
          <table:table-cell table:formula="of:=IF(ISBLANK([.C157]);&quot;&quot;;&quot;null&quot;)">
            <text:p/>
          </table:table-cell>
          <table:table-cell table:formula="of:=IF(ISBLANK([.C157]);&quot;&quot;;&quot;null&quot;)">
            <text:p/>
          </table:table-cell>
          <table:table-cell table:formula="of:=IF(ISBLANK([.C157]);&quot;&quot;;&quot;null&quot;)">
            <text:p/>
          </table:table-cell>
          <table:table-cell table:formula="of:=IF(ISBLANK([.C157]);&quot;&quot;;&quot;null&quot;)">
            <text:p/>
          </table:table-cell>
          <table:table-cell table:formula="of:=IF(ISBLANK([.D15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7]);&quot;&quot;;&quot;null&quot;)">
            <text:p/>
          </table:table-cell>
          <table:table-cell table:formula="of:=IF(ISBLANK([.C157]);&quot;&quot;;&quot;null&quot;)">
            <text:p/>
          </table:table-cell>
          <table:table-cell table:formula="of:=IF(ISBLANK([.D157]);&quot;&quot;;&quot;'ACTIVE_RS'&quot;)">
            <text:p/>
          </table:table-cell>
          <table:table-cell table:formula="of:=IF(ISBLANK([.D15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7]&amp;&quot;' , &quot;&amp;&quot;'&quot;&amp;[.B157]&amp;&quot;' , &quot;&amp;&quot;'&quot;&amp;[.C157]&amp;&quot;' , &quot;&amp;&quot;'&quot;&amp;[.D157]&amp;&quot;' , &quot;&amp;&quot;&quot;&amp;[.E157]&amp;&quot; , &quot;&amp;&quot;&quot;&amp;[.F157]&amp;&quot; , &quot;&amp;&quot;&quot;&amp;[.G157]&amp;&quot; , &quot;&amp;&quot;&quot;&amp;[.H157]&amp;&quot; , &quot;&amp;&quot;&quot;&amp;[.I157]&amp;&quot; , &quot;&amp;&quot;&quot;&amp;[.J157]&amp;&quot; , &quot;&amp;&quot;&quot;&amp;[.K157]&amp;&quot; , &quot;&amp;&quot;&quot;&amp;[.L157]&amp;&quot; , &quot;&amp;&quot;&quot;&amp;[.M157]&amp;&quot; , &quot;&amp;&quot;&quot;&amp;[.N157]&amp;&quot; , &quot;&amp;&quot;&quot;&amp;[.O157]&amp;&quot; ); &quot;)">
            <text:p/>
          </table:table-cell>
          <table:table-cell table:formula="of:=IF(ISBLANK([.D157]);&quot;&quot;;&quot;INSERT INTO DIAMOND_CORE_LOOKUPS &quot;&amp;&quot;VALUES &quot;&amp;&quot;( &quot;&amp;&quot;'&quot;&amp;[.A157]&amp;&quot;' , &quot;&amp;&quot;'&quot;&amp;[.B157]&amp;&quot;' , &quot;&amp;&quot;'&quot;&amp;[.C157]&amp;&quot;' , &quot;&amp;&quot;'&quot;&amp;[.D157]&amp;&quot;' , &quot;&amp;&quot;&quot;&amp;[.E157]&amp;&quot; , &quot;&amp;&quot;&quot;&amp;[.F157]&amp;&quot; , &quot;&amp;&quot;&quot;&amp;[.G157]&amp;&quot; , &quot;&amp;&quot;&quot;&amp;[.H157]&amp;&quot; , &quot;&amp;&quot;&quot;&amp;[.I157]&amp;&quot; , &quot;&amp;&quot;&quot;&amp;[.J157]&amp;&quot; , &quot;&amp;&quot;&quot;&amp;[.K157]&amp;&quot; , &quot;&amp;&quot;&quot;&amp;[.L157]&amp;&quot; , &quot;&amp;&quot;&quot;&amp;[.M157]&amp;&quot; , &quot;&amp;&quot;&quot;&amp;[.N157]&amp;&quot; , &quot;&amp;&quot;&quot;&amp;[.O15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8]);&quot;&quot;;[.A157]+1)">
            <text:p/>
          </table:table-cell>
          <table:table-cell table:number-columns-repeated="3"/>
          <table:table-cell table:formula="of:=IF(ISBLANK([.C158]);&quot;&quot;;&quot;null&quot;)">
            <text:p/>
          </table:table-cell>
          <table:table-cell table:formula="of:=IF(ISBLANK([.C158]);&quot;&quot;;&quot;null&quot;)">
            <text:p/>
          </table:table-cell>
          <table:table-cell table:formula="of:=IF(ISBLANK([.C158]);&quot;&quot;;&quot;null&quot;)">
            <text:p/>
          </table:table-cell>
          <table:table-cell table:formula="of:=IF(ISBLANK([.C158]);&quot;&quot;;&quot;null&quot;)">
            <text:p/>
          </table:table-cell>
          <table:table-cell table:formula="of:=IF(ISBLANK([.C158]);&quot;&quot;;&quot;null&quot;)">
            <text:p/>
          </table:table-cell>
          <table:table-cell table:formula="of:=IF(ISBLANK([.C158]);&quot;&quot;;&quot;null&quot;)">
            <text:p/>
          </table:table-cell>
          <table:table-cell table:formula="of:=IF(ISBLANK([.D15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8]);&quot;&quot;;&quot;null&quot;)">
            <text:p/>
          </table:table-cell>
          <table:table-cell table:formula="of:=IF(ISBLANK([.C158]);&quot;&quot;;&quot;null&quot;)">
            <text:p/>
          </table:table-cell>
          <table:table-cell table:formula="of:=IF(ISBLANK([.D158]);&quot;&quot;;&quot;'ACTIVE_RS'&quot;)">
            <text:p/>
          </table:table-cell>
          <table:table-cell table:formula="of:=IF(ISBLANK([.D15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8]&amp;&quot;' , &quot;&amp;&quot;'&quot;&amp;[.B158]&amp;&quot;' , &quot;&amp;&quot;'&quot;&amp;[.C158]&amp;&quot;' , &quot;&amp;&quot;'&quot;&amp;[.D158]&amp;&quot;' , &quot;&amp;&quot;&quot;&amp;[.E158]&amp;&quot; , &quot;&amp;&quot;&quot;&amp;[.F158]&amp;&quot; , &quot;&amp;&quot;&quot;&amp;[.G158]&amp;&quot; , &quot;&amp;&quot;&quot;&amp;[.H158]&amp;&quot; , &quot;&amp;&quot;&quot;&amp;[.I158]&amp;&quot; , &quot;&amp;&quot;&quot;&amp;[.J158]&amp;&quot; , &quot;&amp;&quot;&quot;&amp;[.K158]&amp;&quot; , &quot;&amp;&quot;&quot;&amp;[.L158]&amp;&quot; , &quot;&amp;&quot;&quot;&amp;[.M158]&amp;&quot; , &quot;&amp;&quot;&quot;&amp;[.N158]&amp;&quot; , &quot;&amp;&quot;&quot;&amp;[.O158]&amp;&quot; ); &quot;)">
            <text:p/>
          </table:table-cell>
          <table:table-cell table:formula="of:=IF(ISBLANK([.D158]);&quot;&quot;;&quot;INSERT INTO DIAMOND_CORE_LOOKUPS &quot;&amp;&quot;VALUES &quot;&amp;&quot;( &quot;&amp;&quot;'&quot;&amp;[.A158]&amp;&quot;' , &quot;&amp;&quot;'&quot;&amp;[.B158]&amp;&quot;' , &quot;&amp;&quot;'&quot;&amp;[.C158]&amp;&quot;' , &quot;&amp;&quot;'&quot;&amp;[.D158]&amp;&quot;' , &quot;&amp;&quot;&quot;&amp;[.E158]&amp;&quot; , &quot;&amp;&quot;&quot;&amp;[.F158]&amp;&quot; , &quot;&amp;&quot;&quot;&amp;[.G158]&amp;&quot; , &quot;&amp;&quot;&quot;&amp;[.H158]&amp;&quot; , &quot;&amp;&quot;&quot;&amp;[.I158]&amp;&quot; , &quot;&amp;&quot;&quot;&amp;[.J158]&amp;&quot; , &quot;&amp;&quot;&quot;&amp;[.K158]&amp;&quot; , &quot;&amp;&quot;&quot;&amp;[.L158]&amp;&quot; , &quot;&amp;&quot;&quot;&amp;[.M158]&amp;&quot; , &quot;&amp;&quot;&quot;&amp;[.N158]&amp;&quot; , &quot;&amp;&quot;&quot;&amp;[.O15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59]);&quot;&quot;;[.A158]+1)">
            <text:p/>
          </table:table-cell>
          <table:table-cell table:number-columns-repeated="3"/>
          <table:table-cell table:formula="of:=IF(ISBLANK([.C159]);&quot;&quot;;&quot;null&quot;)">
            <text:p/>
          </table:table-cell>
          <table:table-cell table:formula="of:=IF(ISBLANK([.C159]);&quot;&quot;;&quot;null&quot;)">
            <text:p/>
          </table:table-cell>
          <table:table-cell table:formula="of:=IF(ISBLANK([.C159]);&quot;&quot;;&quot;null&quot;)">
            <text:p/>
          </table:table-cell>
          <table:table-cell table:formula="of:=IF(ISBLANK([.C159]);&quot;&quot;;&quot;null&quot;)">
            <text:p/>
          </table:table-cell>
          <table:table-cell table:formula="of:=IF(ISBLANK([.C159]);&quot;&quot;;&quot;null&quot;)">
            <text:p/>
          </table:table-cell>
          <table:table-cell table:formula="of:=IF(ISBLANK([.C159]);&quot;&quot;;&quot;null&quot;)">
            <text:p/>
          </table:table-cell>
          <table:table-cell table:formula="of:=IF(ISBLANK([.D15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59]);&quot;&quot;;&quot;null&quot;)">
            <text:p/>
          </table:table-cell>
          <table:table-cell table:formula="of:=IF(ISBLANK([.C159]);&quot;&quot;;&quot;null&quot;)">
            <text:p/>
          </table:table-cell>
          <table:table-cell table:formula="of:=IF(ISBLANK([.D159]);&quot;&quot;;&quot;'ACTIVE_RS'&quot;)">
            <text:p/>
          </table:table-cell>
          <table:table-cell table:formula="of:=IF(ISBLANK([.D15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59]&amp;&quot;' , &quot;&amp;&quot;'&quot;&amp;[.B159]&amp;&quot;' , &quot;&amp;&quot;'&quot;&amp;[.C159]&amp;&quot;' , &quot;&amp;&quot;'&quot;&amp;[.D159]&amp;&quot;' , &quot;&amp;&quot;&quot;&amp;[.E159]&amp;&quot; , &quot;&amp;&quot;&quot;&amp;[.F159]&amp;&quot; , &quot;&amp;&quot;&quot;&amp;[.G159]&amp;&quot; , &quot;&amp;&quot;&quot;&amp;[.H159]&amp;&quot; , &quot;&amp;&quot;&quot;&amp;[.I159]&amp;&quot; , &quot;&amp;&quot;&quot;&amp;[.J159]&amp;&quot; , &quot;&amp;&quot;&quot;&amp;[.K159]&amp;&quot; , &quot;&amp;&quot;&quot;&amp;[.L159]&amp;&quot; , &quot;&amp;&quot;&quot;&amp;[.M159]&amp;&quot; , &quot;&amp;&quot;&quot;&amp;[.N159]&amp;&quot; , &quot;&amp;&quot;&quot;&amp;[.O159]&amp;&quot; ); &quot;)">
            <text:p/>
          </table:table-cell>
          <table:table-cell table:formula="of:=IF(ISBLANK([.D159]);&quot;&quot;;&quot;INSERT INTO DIAMOND_CORE_LOOKUPS &quot;&amp;&quot;VALUES &quot;&amp;&quot;( &quot;&amp;&quot;'&quot;&amp;[.A159]&amp;&quot;' , &quot;&amp;&quot;'&quot;&amp;[.B159]&amp;&quot;' , &quot;&amp;&quot;'&quot;&amp;[.C159]&amp;&quot;' , &quot;&amp;&quot;'&quot;&amp;[.D159]&amp;&quot;' , &quot;&amp;&quot;&quot;&amp;[.E159]&amp;&quot; , &quot;&amp;&quot;&quot;&amp;[.F159]&amp;&quot; , &quot;&amp;&quot;&quot;&amp;[.G159]&amp;&quot; , &quot;&amp;&quot;&quot;&amp;[.H159]&amp;&quot; , &quot;&amp;&quot;&quot;&amp;[.I159]&amp;&quot; , &quot;&amp;&quot;&quot;&amp;[.J159]&amp;&quot; , &quot;&amp;&quot;&quot;&amp;[.K159]&amp;&quot; , &quot;&amp;&quot;&quot;&amp;[.L159]&amp;&quot; , &quot;&amp;&quot;&quot;&amp;[.M159]&amp;&quot; , &quot;&amp;&quot;&quot;&amp;[.N159]&amp;&quot; , &quot;&amp;&quot;&quot;&amp;[.O15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0]);&quot;&quot;;[.A159]+1)">
            <text:p/>
          </table:table-cell>
          <table:table-cell table:number-columns-repeated="3"/>
          <table:table-cell table:formula="of:=IF(ISBLANK([.C160]);&quot;&quot;;&quot;null&quot;)">
            <text:p/>
          </table:table-cell>
          <table:table-cell table:formula="of:=IF(ISBLANK([.C160]);&quot;&quot;;&quot;null&quot;)">
            <text:p/>
          </table:table-cell>
          <table:table-cell table:formula="of:=IF(ISBLANK([.C160]);&quot;&quot;;&quot;null&quot;)">
            <text:p/>
          </table:table-cell>
          <table:table-cell table:formula="of:=IF(ISBLANK([.C160]);&quot;&quot;;&quot;null&quot;)">
            <text:p/>
          </table:table-cell>
          <table:table-cell table:formula="of:=IF(ISBLANK([.C160]);&quot;&quot;;&quot;null&quot;)">
            <text:p/>
          </table:table-cell>
          <table:table-cell table:formula="of:=IF(ISBLANK([.C160]);&quot;&quot;;&quot;null&quot;)">
            <text:p/>
          </table:table-cell>
          <table:table-cell table:formula="of:=IF(ISBLANK([.D16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0]);&quot;&quot;;&quot;null&quot;)">
            <text:p/>
          </table:table-cell>
          <table:table-cell table:formula="of:=IF(ISBLANK([.C160]);&quot;&quot;;&quot;null&quot;)">
            <text:p/>
          </table:table-cell>
          <table:table-cell table:formula="of:=IF(ISBLANK([.D160]);&quot;&quot;;&quot;'ACTIVE_RS'&quot;)">
            <text:p/>
          </table:table-cell>
          <table:table-cell table:formula="of:=IF(ISBLANK([.D16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0]&amp;&quot;' , &quot;&amp;&quot;'&quot;&amp;[.B160]&amp;&quot;' , &quot;&amp;&quot;'&quot;&amp;[.C160]&amp;&quot;' , &quot;&amp;&quot;'&quot;&amp;[.D160]&amp;&quot;' , &quot;&amp;&quot;&quot;&amp;[.E160]&amp;&quot; , &quot;&amp;&quot;&quot;&amp;[.F160]&amp;&quot; , &quot;&amp;&quot;&quot;&amp;[.G160]&amp;&quot; , &quot;&amp;&quot;&quot;&amp;[.H160]&amp;&quot; , &quot;&amp;&quot;&quot;&amp;[.I160]&amp;&quot; , &quot;&amp;&quot;&quot;&amp;[.J160]&amp;&quot; , &quot;&amp;&quot;&quot;&amp;[.K160]&amp;&quot; , &quot;&amp;&quot;&quot;&amp;[.L160]&amp;&quot; , &quot;&amp;&quot;&quot;&amp;[.M160]&amp;&quot; , &quot;&amp;&quot;&quot;&amp;[.N160]&amp;&quot; , &quot;&amp;&quot;&quot;&amp;[.O160]&amp;&quot; ); &quot;)">
            <text:p/>
          </table:table-cell>
          <table:table-cell table:formula="of:=IF(ISBLANK([.D160]);&quot;&quot;;&quot;INSERT INTO DIAMOND_CORE_LOOKUPS &quot;&amp;&quot;VALUES &quot;&amp;&quot;( &quot;&amp;&quot;'&quot;&amp;[.A160]&amp;&quot;' , &quot;&amp;&quot;'&quot;&amp;[.B160]&amp;&quot;' , &quot;&amp;&quot;'&quot;&amp;[.C160]&amp;&quot;' , &quot;&amp;&quot;'&quot;&amp;[.D160]&amp;&quot;' , &quot;&amp;&quot;&quot;&amp;[.E160]&amp;&quot; , &quot;&amp;&quot;&quot;&amp;[.F160]&amp;&quot; , &quot;&amp;&quot;&quot;&amp;[.G160]&amp;&quot; , &quot;&amp;&quot;&quot;&amp;[.H160]&amp;&quot; , &quot;&amp;&quot;&quot;&amp;[.I160]&amp;&quot; , &quot;&amp;&quot;&quot;&amp;[.J160]&amp;&quot; , &quot;&amp;&quot;&quot;&amp;[.K160]&amp;&quot; , &quot;&amp;&quot;&quot;&amp;[.L160]&amp;&quot; , &quot;&amp;&quot;&quot;&amp;[.M160]&amp;&quot; , &quot;&amp;&quot;&quot;&amp;[.N160]&amp;&quot; , &quot;&amp;&quot;&quot;&amp;[.O16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1]);&quot;&quot;;[.A160]+1)">
            <text:p/>
          </table:table-cell>
          <table:table-cell table:number-columns-repeated="3"/>
          <table:table-cell table:formula="of:=IF(ISBLANK([.C161]);&quot;&quot;;&quot;null&quot;)">
            <text:p/>
          </table:table-cell>
          <table:table-cell table:formula="of:=IF(ISBLANK([.C161]);&quot;&quot;;&quot;null&quot;)">
            <text:p/>
          </table:table-cell>
          <table:table-cell table:formula="of:=IF(ISBLANK([.C161]);&quot;&quot;;&quot;null&quot;)">
            <text:p/>
          </table:table-cell>
          <table:table-cell table:formula="of:=IF(ISBLANK([.C161]);&quot;&quot;;&quot;null&quot;)">
            <text:p/>
          </table:table-cell>
          <table:table-cell table:formula="of:=IF(ISBLANK([.C161]);&quot;&quot;;&quot;null&quot;)">
            <text:p/>
          </table:table-cell>
          <table:table-cell table:formula="of:=IF(ISBLANK([.C161]);&quot;&quot;;&quot;null&quot;)">
            <text:p/>
          </table:table-cell>
          <table:table-cell table:formula="of:=IF(ISBLANK([.D16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1]);&quot;&quot;;&quot;null&quot;)">
            <text:p/>
          </table:table-cell>
          <table:table-cell table:formula="of:=IF(ISBLANK([.C161]);&quot;&quot;;&quot;null&quot;)">
            <text:p/>
          </table:table-cell>
          <table:table-cell table:formula="of:=IF(ISBLANK([.D161]);&quot;&quot;;&quot;'ACTIVE_RS'&quot;)">
            <text:p/>
          </table:table-cell>
          <table:table-cell table:formula="of:=IF(ISBLANK([.D16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1]&amp;&quot;' , &quot;&amp;&quot;'&quot;&amp;[.B161]&amp;&quot;' , &quot;&amp;&quot;'&quot;&amp;[.C161]&amp;&quot;' , &quot;&amp;&quot;'&quot;&amp;[.D161]&amp;&quot;' , &quot;&amp;&quot;&quot;&amp;[.E161]&amp;&quot; , &quot;&amp;&quot;&quot;&amp;[.F161]&amp;&quot; , &quot;&amp;&quot;&quot;&amp;[.G161]&amp;&quot; , &quot;&amp;&quot;&quot;&amp;[.H161]&amp;&quot; , &quot;&amp;&quot;&quot;&amp;[.I161]&amp;&quot; , &quot;&amp;&quot;&quot;&amp;[.J161]&amp;&quot; , &quot;&amp;&quot;&quot;&amp;[.K161]&amp;&quot; , &quot;&amp;&quot;&quot;&amp;[.L161]&amp;&quot; , &quot;&amp;&quot;&quot;&amp;[.M161]&amp;&quot; , &quot;&amp;&quot;&quot;&amp;[.N161]&amp;&quot; , &quot;&amp;&quot;&quot;&amp;[.O161]&amp;&quot; ); &quot;)">
            <text:p/>
          </table:table-cell>
          <table:table-cell table:formula="of:=IF(ISBLANK([.D161]);&quot;&quot;;&quot;INSERT INTO DIAMOND_CORE_LOOKUPS &quot;&amp;&quot;VALUES &quot;&amp;&quot;( &quot;&amp;&quot;'&quot;&amp;[.A161]&amp;&quot;' , &quot;&amp;&quot;'&quot;&amp;[.B161]&amp;&quot;' , &quot;&amp;&quot;'&quot;&amp;[.C161]&amp;&quot;' , &quot;&amp;&quot;'&quot;&amp;[.D161]&amp;&quot;' , &quot;&amp;&quot;&quot;&amp;[.E161]&amp;&quot; , &quot;&amp;&quot;&quot;&amp;[.F161]&amp;&quot; , &quot;&amp;&quot;&quot;&amp;[.G161]&amp;&quot; , &quot;&amp;&quot;&quot;&amp;[.H161]&amp;&quot; , &quot;&amp;&quot;&quot;&amp;[.I161]&amp;&quot; , &quot;&amp;&quot;&quot;&amp;[.J161]&amp;&quot; , &quot;&amp;&quot;&quot;&amp;[.K161]&amp;&quot; , &quot;&amp;&quot;&quot;&amp;[.L161]&amp;&quot; , &quot;&amp;&quot;&quot;&amp;[.M161]&amp;&quot; , &quot;&amp;&quot;&quot;&amp;[.N161]&amp;&quot; , &quot;&amp;&quot;&quot;&amp;[.O16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2]);&quot;&quot;;[.A161]+1)">
            <text:p/>
          </table:table-cell>
          <table:table-cell table:number-columns-repeated="3"/>
          <table:table-cell table:formula="of:=IF(ISBLANK([.C162]);&quot;&quot;;&quot;null&quot;)">
            <text:p/>
          </table:table-cell>
          <table:table-cell table:formula="of:=IF(ISBLANK([.C162]);&quot;&quot;;&quot;null&quot;)">
            <text:p/>
          </table:table-cell>
          <table:table-cell table:formula="of:=IF(ISBLANK([.C162]);&quot;&quot;;&quot;null&quot;)">
            <text:p/>
          </table:table-cell>
          <table:table-cell table:formula="of:=IF(ISBLANK([.C162]);&quot;&quot;;&quot;null&quot;)">
            <text:p/>
          </table:table-cell>
          <table:table-cell table:formula="of:=IF(ISBLANK([.C162]);&quot;&quot;;&quot;null&quot;)">
            <text:p/>
          </table:table-cell>
          <table:table-cell table:formula="of:=IF(ISBLANK([.C162]);&quot;&quot;;&quot;null&quot;)">
            <text:p/>
          </table:table-cell>
          <table:table-cell table:formula="of:=IF(ISBLANK([.D16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2]);&quot;&quot;;&quot;null&quot;)">
            <text:p/>
          </table:table-cell>
          <table:table-cell table:formula="of:=IF(ISBLANK([.C162]);&quot;&quot;;&quot;null&quot;)">
            <text:p/>
          </table:table-cell>
          <table:table-cell table:formula="of:=IF(ISBLANK([.D162]);&quot;&quot;;&quot;'ACTIVE_RS'&quot;)">
            <text:p/>
          </table:table-cell>
          <table:table-cell table:formula="of:=IF(ISBLANK([.D16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2]&amp;&quot;' , &quot;&amp;&quot;'&quot;&amp;[.B162]&amp;&quot;' , &quot;&amp;&quot;'&quot;&amp;[.C162]&amp;&quot;' , &quot;&amp;&quot;'&quot;&amp;[.D162]&amp;&quot;' , &quot;&amp;&quot;&quot;&amp;[.E162]&amp;&quot; , &quot;&amp;&quot;&quot;&amp;[.F162]&amp;&quot; , &quot;&amp;&quot;&quot;&amp;[.G162]&amp;&quot; , &quot;&amp;&quot;&quot;&amp;[.H162]&amp;&quot; , &quot;&amp;&quot;&quot;&amp;[.I162]&amp;&quot; , &quot;&amp;&quot;&quot;&amp;[.J162]&amp;&quot; , &quot;&amp;&quot;&quot;&amp;[.K162]&amp;&quot; , &quot;&amp;&quot;&quot;&amp;[.L162]&amp;&quot; , &quot;&amp;&quot;&quot;&amp;[.M162]&amp;&quot; , &quot;&amp;&quot;&quot;&amp;[.N162]&amp;&quot; , &quot;&amp;&quot;&quot;&amp;[.O162]&amp;&quot; ); &quot;)">
            <text:p/>
          </table:table-cell>
          <table:table-cell table:formula="of:=IF(ISBLANK([.D162]);&quot;&quot;;&quot;INSERT INTO DIAMOND_CORE_LOOKUPS &quot;&amp;&quot;VALUES &quot;&amp;&quot;( &quot;&amp;&quot;'&quot;&amp;[.A162]&amp;&quot;' , &quot;&amp;&quot;'&quot;&amp;[.B162]&amp;&quot;' , &quot;&amp;&quot;'&quot;&amp;[.C162]&amp;&quot;' , &quot;&amp;&quot;'&quot;&amp;[.D162]&amp;&quot;' , &quot;&amp;&quot;&quot;&amp;[.E162]&amp;&quot; , &quot;&amp;&quot;&quot;&amp;[.F162]&amp;&quot; , &quot;&amp;&quot;&quot;&amp;[.G162]&amp;&quot; , &quot;&amp;&quot;&quot;&amp;[.H162]&amp;&quot; , &quot;&amp;&quot;&quot;&amp;[.I162]&amp;&quot; , &quot;&amp;&quot;&quot;&amp;[.J162]&amp;&quot; , &quot;&amp;&quot;&quot;&amp;[.K162]&amp;&quot; , &quot;&amp;&quot;&quot;&amp;[.L162]&amp;&quot; , &quot;&amp;&quot;&quot;&amp;[.M162]&amp;&quot; , &quot;&amp;&quot;&quot;&amp;[.N162]&amp;&quot; , &quot;&amp;&quot;&quot;&amp;[.O16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3]);&quot;&quot;;[.A162]+1)">
            <text:p/>
          </table:table-cell>
          <table:table-cell table:number-columns-repeated="3"/>
          <table:table-cell table:formula="of:=IF(ISBLANK([.C163]);&quot;&quot;;&quot;null&quot;)">
            <text:p/>
          </table:table-cell>
          <table:table-cell table:formula="of:=IF(ISBLANK([.C163]);&quot;&quot;;&quot;null&quot;)">
            <text:p/>
          </table:table-cell>
          <table:table-cell table:formula="of:=IF(ISBLANK([.C163]);&quot;&quot;;&quot;null&quot;)">
            <text:p/>
          </table:table-cell>
          <table:table-cell table:formula="of:=IF(ISBLANK([.C163]);&quot;&quot;;&quot;null&quot;)">
            <text:p/>
          </table:table-cell>
          <table:table-cell table:formula="of:=IF(ISBLANK([.C163]);&quot;&quot;;&quot;null&quot;)">
            <text:p/>
          </table:table-cell>
          <table:table-cell table:formula="of:=IF(ISBLANK([.C163]);&quot;&quot;;&quot;null&quot;)">
            <text:p/>
          </table:table-cell>
          <table:table-cell table:formula="of:=IF(ISBLANK([.D16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3]);&quot;&quot;;&quot;null&quot;)">
            <text:p/>
          </table:table-cell>
          <table:table-cell table:formula="of:=IF(ISBLANK([.C163]);&quot;&quot;;&quot;null&quot;)">
            <text:p/>
          </table:table-cell>
          <table:table-cell table:formula="of:=IF(ISBLANK([.D163]);&quot;&quot;;&quot;'ACTIVE_RS'&quot;)">
            <text:p/>
          </table:table-cell>
          <table:table-cell table:formula="of:=IF(ISBLANK([.D16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3]&amp;&quot;' , &quot;&amp;&quot;'&quot;&amp;[.B163]&amp;&quot;' , &quot;&amp;&quot;'&quot;&amp;[.C163]&amp;&quot;' , &quot;&amp;&quot;'&quot;&amp;[.D163]&amp;&quot;' , &quot;&amp;&quot;&quot;&amp;[.E163]&amp;&quot; , &quot;&amp;&quot;&quot;&amp;[.F163]&amp;&quot; , &quot;&amp;&quot;&quot;&amp;[.G163]&amp;&quot; , &quot;&amp;&quot;&quot;&amp;[.H163]&amp;&quot; , &quot;&amp;&quot;&quot;&amp;[.I163]&amp;&quot; , &quot;&amp;&quot;&quot;&amp;[.J163]&amp;&quot; , &quot;&amp;&quot;&quot;&amp;[.K163]&amp;&quot; , &quot;&amp;&quot;&quot;&amp;[.L163]&amp;&quot; , &quot;&amp;&quot;&quot;&amp;[.M163]&amp;&quot; , &quot;&amp;&quot;&quot;&amp;[.N163]&amp;&quot; , &quot;&amp;&quot;&quot;&amp;[.O163]&amp;&quot; ); &quot;)">
            <text:p/>
          </table:table-cell>
          <table:table-cell table:formula="of:=IF(ISBLANK([.D163]);&quot;&quot;;&quot;INSERT INTO DIAMOND_CORE_LOOKUPS &quot;&amp;&quot;VALUES &quot;&amp;&quot;( &quot;&amp;&quot;'&quot;&amp;[.A163]&amp;&quot;' , &quot;&amp;&quot;'&quot;&amp;[.B163]&amp;&quot;' , &quot;&amp;&quot;'&quot;&amp;[.C163]&amp;&quot;' , &quot;&amp;&quot;'&quot;&amp;[.D163]&amp;&quot;' , &quot;&amp;&quot;&quot;&amp;[.E163]&amp;&quot; , &quot;&amp;&quot;&quot;&amp;[.F163]&amp;&quot; , &quot;&amp;&quot;&quot;&amp;[.G163]&amp;&quot; , &quot;&amp;&quot;&quot;&amp;[.H163]&amp;&quot; , &quot;&amp;&quot;&quot;&amp;[.I163]&amp;&quot; , &quot;&amp;&quot;&quot;&amp;[.J163]&amp;&quot; , &quot;&amp;&quot;&quot;&amp;[.K163]&amp;&quot; , &quot;&amp;&quot;&quot;&amp;[.L163]&amp;&quot; , &quot;&amp;&quot;&quot;&amp;[.M163]&amp;&quot; , &quot;&amp;&quot;&quot;&amp;[.N163]&amp;&quot; , &quot;&amp;&quot;&quot;&amp;[.O16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4]);&quot;&quot;;[.A163]+1)">
            <text:p/>
          </table:table-cell>
          <table:table-cell table:number-columns-repeated="3"/>
          <table:table-cell table:formula="of:=IF(ISBLANK([.C164]);&quot;&quot;;&quot;null&quot;)">
            <text:p/>
          </table:table-cell>
          <table:table-cell table:formula="of:=IF(ISBLANK([.C164]);&quot;&quot;;&quot;null&quot;)">
            <text:p/>
          </table:table-cell>
          <table:table-cell table:formula="of:=IF(ISBLANK([.C164]);&quot;&quot;;&quot;null&quot;)">
            <text:p/>
          </table:table-cell>
          <table:table-cell table:formula="of:=IF(ISBLANK([.C164]);&quot;&quot;;&quot;null&quot;)">
            <text:p/>
          </table:table-cell>
          <table:table-cell table:formula="of:=IF(ISBLANK([.C164]);&quot;&quot;;&quot;null&quot;)">
            <text:p/>
          </table:table-cell>
          <table:table-cell table:formula="of:=IF(ISBLANK([.C164]);&quot;&quot;;&quot;null&quot;)">
            <text:p/>
          </table:table-cell>
          <table:table-cell table:formula="of:=IF(ISBLANK([.D16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4]);&quot;&quot;;&quot;null&quot;)">
            <text:p/>
          </table:table-cell>
          <table:table-cell table:formula="of:=IF(ISBLANK([.C164]);&quot;&quot;;&quot;null&quot;)">
            <text:p/>
          </table:table-cell>
          <table:table-cell table:formula="of:=IF(ISBLANK([.D164]);&quot;&quot;;&quot;'ACTIVE_RS'&quot;)">
            <text:p/>
          </table:table-cell>
          <table:table-cell table:formula="of:=IF(ISBLANK([.D16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4]&amp;&quot;' , &quot;&amp;&quot;'&quot;&amp;[.B164]&amp;&quot;' , &quot;&amp;&quot;'&quot;&amp;[.C164]&amp;&quot;' , &quot;&amp;&quot;'&quot;&amp;[.D164]&amp;&quot;' , &quot;&amp;&quot;&quot;&amp;[.E164]&amp;&quot; , &quot;&amp;&quot;&quot;&amp;[.F164]&amp;&quot; , &quot;&amp;&quot;&quot;&amp;[.G164]&amp;&quot; , &quot;&amp;&quot;&quot;&amp;[.H164]&amp;&quot; , &quot;&amp;&quot;&quot;&amp;[.I164]&amp;&quot; , &quot;&amp;&quot;&quot;&amp;[.J164]&amp;&quot; , &quot;&amp;&quot;&quot;&amp;[.K164]&amp;&quot; , &quot;&amp;&quot;&quot;&amp;[.L164]&amp;&quot; , &quot;&amp;&quot;&quot;&amp;[.M164]&amp;&quot; , &quot;&amp;&quot;&quot;&amp;[.N164]&amp;&quot; , &quot;&amp;&quot;&quot;&amp;[.O164]&amp;&quot; ); &quot;)">
            <text:p/>
          </table:table-cell>
          <table:table-cell table:formula="of:=IF(ISBLANK([.D164]);&quot;&quot;;&quot;INSERT INTO DIAMOND_CORE_LOOKUPS &quot;&amp;&quot;VALUES &quot;&amp;&quot;( &quot;&amp;&quot;'&quot;&amp;[.A164]&amp;&quot;' , &quot;&amp;&quot;'&quot;&amp;[.B164]&amp;&quot;' , &quot;&amp;&quot;'&quot;&amp;[.C164]&amp;&quot;' , &quot;&amp;&quot;'&quot;&amp;[.D164]&amp;&quot;' , &quot;&amp;&quot;&quot;&amp;[.E164]&amp;&quot; , &quot;&amp;&quot;&quot;&amp;[.F164]&amp;&quot; , &quot;&amp;&quot;&quot;&amp;[.G164]&amp;&quot; , &quot;&amp;&quot;&quot;&amp;[.H164]&amp;&quot; , &quot;&amp;&quot;&quot;&amp;[.I164]&amp;&quot; , &quot;&amp;&quot;&quot;&amp;[.J164]&amp;&quot; , &quot;&amp;&quot;&quot;&amp;[.K164]&amp;&quot; , &quot;&amp;&quot;&quot;&amp;[.L164]&amp;&quot; , &quot;&amp;&quot;&quot;&amp;[.M164]&amp;&quot; , &quot;&amp;&quot;&quot;&amp;[.N164]&amp;&quot; , &quot;&amp;&quot;&quot;&amp;[.O16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5]);&quot;&quot;;[.A164]+1)">
            <text:p/>
          </table:table-cell>
          <table:table-cell table:number-columns-repeated="3"/>
          <table:table-cell table:formula="of:=IF(ISBLANK([.C165]);&quot;&quot;;&quot;null&quot;)">
            <text:p/>
          </table:table-cell>
          <table:table-cell table:formula="of:=IF(ISBLANK([.C165]);&quot;&quot;;&quot;null&quot;)">
            <text:p/>
          </table:table-cell>
          <table:table-cell table:formula="of:=IF(ISBLANK([.C165]);&quot;&quot;;&quot;null&quot;)">
            <text:p/>
          </table:table-cell>
          <table:table-cell table:formula="of:=IF(ISBLANK([.C165]);&quot;&quot;;&quot;null&quot;)">
            <text:p/>
          </table:table-cell>
          <table:table-cell table:formula="of:=IF(ISBLANK([.C165]);&quot;&quot;;&quot;null&quot;)">
            <text:p/>
          </table:table-cell>
          <table:table-cell table:formula="of:=IF(ISBLANK([.C165]);&quot;&quot;;&quot;null&quot;)">
            <text:p/>
          </table:table-cell>
          <table:table-cell table:formula="of:=IF(ISBLANK([.D16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5]);&quot;&quot;;&quot;null&quot;)">
            <text:p/>
          </table:table-cell>
          <table:table-cell table:formula="of:=IF(ISBLANK([.C165]);&quot;&quot;;&quot;null&quot;)">
            <text:p/>
          </table:table-cell>
          <table:table-cell table:formula="of:=IF(ISBLANK([.D165]);&quot;&quot;;&quot;'ACTIVE_RS'&quot;)">
            <text:p/>
          </table:table-cell>
          <table:table-cell table:formula="of:=IF(ISBLANK([.D16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5]&amp;&quot;' , &quot;&amp;&quot;'&quot;&amp;[.B165]&amp;&quot;' , &quot;&amp;&quot;'&quot;&amp;[.C165]&amp;&quot;' , &quot;&amp;&quot;'&quot;&amp;[.D165]&amp;&quot;' , &quot;&amp;&quot;&quot;&amp;[.E165]&amp;&quot; , &quot;&amp;&quot;&quot;&amp;[.F165]&amp;&quot; , &quot;&amp;&quot;&quot;&amp;[.G165]&amp;&quot; , &quot;&amp;&quot;&quot;&amp;[.H165]&amp;&quot; , &quot;&amp;&quot;&quot;&amp;[.I165]&amp;&quot; , &quot;&amp;&quot;&quot;&amp;[.J165]&amp;&quot; , &quot;&amp;&quot;&quot;&amp;[.K165]&amp;&quot; , &quot;&amp;&quot;&quot;&amp;[.L165]&amp;&quot; , &quot;&amp;&quot;&quot;&amp;[.M165]&amp;&quot; , &quot;&amp;&quot;&quot;&amp;[.N165]&amp;&quot; , &quot;&amp;&quot;&quot;&amp;[.O165]&amp;&quot; ); &quot;)">
            <text:p/>
          </table:table-cell>
          <table:table-cell table:formula="of:=IF(ISBLANK([.D165]);&quot;&quot;;&quot;INSERT INTO DIAMOND_CORE_LOOKUPS &quot;&amp;&quot;VALUES &quot;&amp;&quot;( &quot;&amp;&quot;'&quot;&amp;[.A165]&amp;&quot;' , &quot;&amp;&quot;'&quot;&amp;[.B165]&amp;&quot;' , &quot;&amp;&quot;'&quot;&amp;[.C165]&amp;&quot;' , &quot;&amp;&quot;'&quot;&amp;[.D165]&amp;&quot;' , &quot;&amp;&quot;&quot;&amp;[.E165]&amp;&quot; , &quot;&amp;&quot;&quot;&amp;[.F165]&amp;&quot; , &quot;&amp;&quot;&quot;&amp;[.G165]&amp;&quot; , &quot;&amp;&quot;&quot;&amp;[.H165]&amp;&quot; , &quot;&amp;&quot;&quot;&amp;[.I165]&amp;&quot; , &quot;&amp;&quot;&quot;&amp;[.J165]&amp;&quot; , &quot;&amp;&quot;&quot;&amp;[.K165]&amp;&quot; , &quot;&amp;&quot;&quot;&amp;[.L165]&amp;&quot; , &quot;&amp;&quot;&quot;&amp;[.M165]&amp;&quot; , &quot;&amp;&quot;&quot;&amp;[.N165]&amp;&quot; , &quot;&amp;&quot;&quot;&amp;[.O16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6]);&quot;&quot;;[.A165]+1)">
            <text:p/>
          </table:table-cell>
          <table:table-cell table:number-columns-repeated="3"/>
          <table:table-cell table:formula="of:=IF(ISBLANK([.C166]);&quot;&quot;;&quot;null&quot;)">
            <text:p/>
          </table:table-cell>
          <table:table-cell table:formula="of:=IF(ISBLANK([.C166]);&quot;&quot;;&quot;null&quot;)">
            <text:p/>
          </table:table-cell>
          <table:table-cell table:formula="of:=IF(ISBLANK([.C166]);&quot;&quot;;&quot;null&quot;)">
            <text:p/>
          </table:table-cell>
          <table:table-cell table:formula="of:=IF(ISBLANK([.C166]);&quot;&quot;;&quot;null&quot;)">
            <text:p/>
          </table:table-cell>
          <table:table-cell table:formula="of:=IF(ISBLANK([.C166]);&quot;&quot;;&quot;null&quot;)">
            <text:p/>
          </table:table-cell>
          <table:table-cell table:formula="of:=IF(ISBLANK([.C166]);&quot;&quot;;&quot;null&quot;)">
            <text:p/>
          </table:table-cell>
          <table:table-cell table:formula="of:=IF(ISBLANK([.D16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6]);&quot;&quot;;&quot;null&quot;)">
            <text:p/>
          </table:table-cell>
          <table:table-cell table:formula="of:=IF(ISBLANK([.C166]);&quot;&quot;;&quot;null&quot;)">
            <text:p/>
          </table:table-cell>
          <table:table-cell table:formula="of:=IF(ISBLANK([.D166]);&quot;&quot;;&quot;'ACTIVE_RS'&quot;)">
            <text:p/>
          </table:table-cell>
          <table:table-cell table:formula="of:=IF(ISBLANK([.D16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6]&amp;&quot;' , &quot;&amp;&quot;'&quot;&amp;[.B166]&amp;&quot;' , &quot;&amp;&quot;'&quot;&amp;[.C166]&amp;&quot;' , &quot;&amp;&quot;'&quot;&amp;[.D166]&amp;&quot;' , &quot;&amp;&quot;&quot;&amp;[.E166]&amp;&quot; , &quot;&amp;&quot;&quot;&amp;[.F166]&amp;&quot; , &quot;&amp;&quot;&quot;&amp;[.G166]&amp;&quot; , &quot;&amp;&quot;&quot;&amp;[.H166]&amp;&quot; , &quot;&amp;&quot;&quot;&amp;[.I166]&amp;&quot; , &quot;&amp;&quot;&quot;&amp;[.J166]&amp;&quot; , &quot;&amp;&quot;&quot;&amp;[.K166]&amp;&quot; , &quot;&amp;&quot;&quot;&amp;[.L166]&amp;&quot; , &quot;&amp;&quot;&quot;&amp;[.M166]&amp;&quot; , &quot;&amp;&quot;&quot;&amp;[.N166]&amp;&quot; , &quot;&amp;&quot;&quot;&amp;[.O166]&amp;&quot; ); &quot;)">
            <text:p/>
          </table:table-cell>
          <table:table-cell table:formula="of:=IF(ISBLANK([.D166]);&quot;&quot;;&quot;INSERT INTO DIAMOND_CORE_LOOKUPS &quot;&amp;&quot;VALUES &quot;&amp;&quot;( &quot;&amp;&quot;'&quot;&amp;[.A166]&amp;&quot;' , &quot;&amp;&quot;'&quot;&amp;[.B166]&amp;&quot;' , &quot;&amp;&quot;'&quot;&amp;[.C166]&amp;&quot;' , &quot;&amp;&quot;'&quot;&amp;[.D166]&amp;&quot;' , &quot;&amp;&quot;&quot;&amp;[.E166]&amp;&quot; , &quot;&amp;&quot;&quot;&amp;[.F166]&amp;&quot; , &quot;&amp;&quot;&quot;&amp;[.G166]&amp;&quot; , &quot;&amp;&quot;&quot;&amp;[.H166]&amp;&quot; , &quot;&amp;&quot;&quot;&amp;[.I166]&amp;&quot; , &quot;&amp;&quot;&quot;&amp;[.J166]&amp;&quot; , &quot;&amp;&quot;&quot;&amp;[.K166]&amp;&quot; , &quot;&amp;&quot;&quot;&amp;[.L166]&amp;&quot; , &quot;&amp;&quot;&quot;&amp;[.M166]&amp;&quot; , &quot;&amp;&quot;&quot;&amp;[.N166]&amp;&quot; , &quot;&amp;&quot;&quot;&amp;[.O16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7]);&quot;&quot;;[.A166]+1)">
            <text:p/>
          </table:table-cell>
          <table:table-cell table:number-columns-repeated="3"/>
          <table:table-cell table:formula="of:=IF(ISBLANK([.C167]);&quot;&quot;;&quot;null&quot;)">
            <text:p/>
          </table:table-cell>
          <table:table-cell table:formula="of:=IF(ISBLANK([.C167]);&quot;&quot;;&quot;null&quot;)">
            <text:p/>
          </table:table-cell>
          <table:table-cell table:formula="of:=IF(ISBLANK([.C167]);&quot;&quot;;&quot;null&quot;)">
            <text:p/>
          </table:table-cell>
          <table:table-cell table:formula="of:=IF(ISBLANK([.C167]);&quot;&quot;;&quot;null&quot;)">
            <text:p/>
          </table:table-cell>
          <table:table-cell table:formula="of:=IF(ISBLANK([.C167]);&quot;&quot;;&quot;null&quot;)">
            <text:p/>
          </table:table-cell>
          <table:table-cell table:formula="of:=IF(ISBLANK([.C167]);&quot;&quot;;&quot;null&quot;)">
            <text:p/>
          </table:table-cell>
          <table:table-cell table:formula="of:=IF(ISBLANK([.D16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7]);&quot;&quot;;&quot;null&quot;)">
            <text:p/>
          </table:table-cell>
          <table:table-cell table:formula="of:=IF(ISBLANK([.C167]);&quot;&quot;;&quot;null&quot;)">
            <text:p/>
          </table:table-cell>
          <table:table-cell table:formula="of:=IF(ISBLANK([.D167]);&quot;&quot;;&quot;'ACTIVE_RS'&quot;)">
            <text:p/>
          </table:table-cell>
          <table:table-cell table:formula="of:=IF(ISBLANK([.D16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7]&amp;&quot;' , &quot;&amp;&quot;'&quot;&amp;[.B167]&amp;&quot;' , &quot;&amp;&quot;'&quot;&amp;[.C167]&amp;&quot;' , &quot;&amp;&quot;'&quot;&amp;[.D167]&amp;&quot;' , &quot;&amp;&quot;&quot;&amp;[.E167]&amp;&quot; , &quot;&amp;&quot;&quot;&amp;[.F167]&amp;&quot; , &quot;&amp;&quot;&quot;&amp;[.G167]&amp;&quot; , &quot;&amp;&quot;&quot;&amp;[.H167]&amp;&quot; , &quot;&amp;&quot;&quot;&amp;[.I167]&amp;&quot; , &quot;&amp;&quot;&quot;&amp;[.J167]&amp;&quot; , &quot;&amp;&quot;&quot;&amp;[.K167]&amp;&quot; , &quot;&amp;&quot;&quot;&amp;[.L167]&amp;&quot; , &quot;&amp;&quot;&quot;&amp;[.M167]&amp;&quot; , &quot;&amp;&quot;&quot;&amp;[.N167]&amp;&quot; , &quot;&amp;&quot;&quot;&amp;[.O167]&amp;&quot; ); &quot;)">
            <text:p/>
          </table:table-cell>
          <table:table-cell table:formula="of:=IF(ISBLANK([.D167]);&quot;&quot;;&quot;INSERT INTO DIAMOND_CORE_LOOKUPS &quot;&amp;&quot;VALUES &quot;&amp;&quot;( &quot;&amp;&quot;'&quot;&amp;[.A167]&amp;&quot;' , &quot;&amp;&quot;'&quot;&amp;[.B167]&amp;&quot;' , &quot;&amp;&quot;'&quot;&amp;[.C167]&amp;&quot;' , &quot;&amp;&quot;'&quot;&amp;[.D167]&amp;&quot;' , &quot;&amp;&quot;&quot;&amp;[.E167]&amp;&quot; , &quot;&amp;&quot;&quot;&amp;[.F167]&amp;&quot; , &quot;&amp;&quot;&quot;&amp;[.G167]&amp;&quot; , &quot;&amp;&quot;&quot;&amp;[.H167]&amp;&quot; , &quot;&amp;&quot;&quot;&amp;[.I167]&amp;&quot; , &quot;&amp;&quot;&quot;&amp;[.J167]&amp;&quot; , &quot;&amp;&quot;&quot;&amp;[.K167]&amp;&quot; , &quot;&amp;&quot;&quot;&amp;[.L167]&amp;&quot; , &quot;&amp;&quot;&quot;&amp;[.M167]&amp;&quot; , &quot;&amp;&quot;&quot;&amp;[.N167]&amp;&quot; , &quot;&amp;&quot;&quot;&amp;[.O16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8]);&quot;&quot;;[.A167]+1)">
            <text:p/>
          </table:table-cell>
          <table:table-cell table:number-columns-repeated="3"/>
          <table:table-cell table:formula="of:=IF(ISBLANK([.C168]);&quot;&quot;;&quot;null&quot;)">
            <text:p/>
          </table:table-cell>
          <table:table-cell table:formula="of:=IF(ISBLANK([.C168]);&quot;&quot;;&quot;null&quot;)">
            <text:p/>
          </table:table-cell>
          <table:table-cell table:formula="of:=IF(ISBLANK([.C168]);&quot;&quot;;&quot;null&quot;)">
            <text:p/>
          </table:table-cell>
          <table:table-cell table:formula="of:=IF(ISBLANK([.C168]);&quot;&quot;;&quot;null&quot;)">
            <text:p/>
          </table:table-cell>
          <table:table-cell table:formula="of:=IF(ISBLANK([.C168]);&quot;&quot;;&quot;null&quot;)">
            <text:p/>
          </table:table-cell>
          <table:table-cell table:formula="of:=IF(ISBLANK([.C168]);&quot;&quot;;&quot;null&quot;)">
            <text:p/>
          </table:table-cell>
          <table:table-cell table:formula="of:=IF(ISBLANK([.D16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8]);&quot;&quot;;&quot;null&quot;)">
            <text:p/>
          </table:table-cell>
          <table:table-cell table:formula="of:=IF(ISBLANK([.C168]);&quot;&quot;;&quot;null&quot;)">
            <text:p/>
          </table:table-cell>
          <table:table-cell table:formula="of:=IF(ISBLANK([.D168]);&quot;&quot;;&quot;'ACTIVE_RS'&quot;)">
            <text:p/>
          </table:table-cell>
          <table:table-cell table:formula="of:=IF(ISBLANK([.D16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8]&amp;&quot;' , &quot;&amp;&quot;'&quot;&amp;[.B168]&amp;&quot;' , &quot;&amp;&quot;'&quot;&amp;[.C168]&amp;&quot;' , &quot;&amp;&quot;'&quot;&amp;[.D168]&amp;&quot;' , &quot;&amp;&quot;&quot;&amp;[.E168]&amp;&quot; , &quot;&amp;&quot;&quot;&amp;[.F168]&amp;&quot; , &quot;&amp;&quot;&quot;&amp;[.G168]&amp;&quot; , &quot;&amp;&quot;&quot;&amp;[.H168]&amp;&quot; , &quot;&amp;&quot;&quot;&amp;[.I168]&amp;&quot; , &quot;&amp;&quot;&quot;&amp;[.J168]&amp;&quot; , &quot;&amp;&quot;&quot;&amp;[.K168]&amp;&quot; , &quot;&amp;&quot;&quot;&amp;[.L168]&amp;&quot; , &quot;&amp;&quot;&quot;&amp;[.M168]&amp;&quot; , &quot;&amp;&quot;&quot;&amp;[.N168]&amp;&quot; , &quot;&amp;&quot;&quot;&amp;[.O168]&amp;&quot; ); &quot;)">
            <text:p/>
          </table:table-cell>
          <table:table-cell table:formula="of:=IF(ISBLANK([.D168]);&quot;&quot;;&quot;INSERT INTO DIAMOND_CORE_LOOKUPS &quot;&amp;&quot;VALUES &quot;&amp;&quot;( &quot;&amp;&quot;'&quot;&amp;[.A168]&amp;&quot;' , &quot;&amp;&quot;'&quot;&amp;[.B168]&amp;&quot;' , &quot;&amp;&quot;'&quot;&amp;[.C168]&amp;&quot;' , &quot;&amp;&quot;'&quot;&amp;[.D168]&amp;&quot;' , &quot;&amp;&quot;&quot;&amp;[.E168]&amp;&quot; , &quot;&amp;&quot;&quot;&amp;[.F168]&amp;&quot; , &quot;&amp;&quot;&quot;&amp;[.G168]&amp;&quot; , &quot;&amp;&quot;&quot;&amp;[.H168]&amp;&quot; , &quot;&amp;&quot;&quot;&amp;[.I168]&amp;&quot; , &quot;&amp;&quot;&quot;&amp;[.J168]&amp;&quot; , &quot;&amp;&quot;&quot;&amp;[.K168]&amp;&quot; , &quot;&amp;&quot;&quot;&amp;[.L168]&amp;&quot; , &quot;&amp;&quot;&quot;&amp;[.M168]&amp;&quot; , &quot;&amp;&quot;&quot;&amp;[.N168]&amp;&quot; , &quot;&amp;&quot;&quot;&amp;[.O16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69]);&quot;&quot;;[.A168]+1)">
            <text:p/>
          </table:table-cell>
          <table:table-cell table:number-columns-repeated="3"/>
          <table:table-cell table:formula="of:=IF(ISBLANK([.C169]);&quot;&quot;;&quot;null&quot;)">
            <text:p/>
          </table:table-cell>
          <table:table-cell table:formula="of:=IF(ISBLANK([.C169]);&quot;&quot;;&quot;null&quot;)">
            <text:p/>
          </table:table-cell>
          <table:table-cell table:formula="of:=IF(ISBLANK([.C169]);&quot;&quot;;&quot;null&quot;)">
            <text:p/>
          </table:table-cell>
          <table:table-cell table:formula="of:=IF(ISBLANK([.C169]);&quot;&quot;;&quot;null&quot;)">
            <text:p/>
          </table:table-cell>
          <table:table-cell table:formula="of:=IF(ISBLANK([.C169]);&quot;&quot;;&quot;null&quot;)">
            <text:p/>
          </table:table-cell>
          <table:table-cell table:formula="of:=IF(ISBLANK([.C169]);&quot;&quot;;&quot;null&quot;)">
            <text:p/>
          </table:table-cell>
          <table:table-cell table:formula="of:=IF(ISBLANK([.D16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69]);&quot;&quot;;&quot;null&quot;)">
            <text:p/>
          </table:table-cell>
          <table:table-cell table:formula="of:=IF(ISBLANK([.C169]);&quot;&quot;;&quot;null&quot;)">
            <text:p/>
          </table:table-cell>
          <table:table-cell table:formula="of:=IF(ISBLANK([.D169]);&quot;&quot;;&quot;'ACTIVE_RS'&quot;)">
            <text:p/>
          </table:table-cell>
          <table:table-cell table:formula="of:=IF(ISBLANK([.D16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69]&amp;&quot;' , &quot;&amp;&quot;'&quot;&amp;[.B169]&amp;&quot;' , &quot;&amp;&quot;'&quot;&amp;[.C169]&amp;&quot;' , &quot;&amp;&quot;'&quot;&amp;[.D169]&amp;&quot;' , &quot;&amp;&quot;&quot;&amp;[.E169]&amp;&quot; , &quot;&amp;&quot;&quot;&amp;[.F169]&amp;&quot; , &quot;&amp;&quot;&quot;&amp;[.G169]&amp;&quot; , &quot;&amp;&quot;&quot;&amp;[.H169]&amp;&quot; , &quot;&amp;&quot;&quot;&amp;[.I169]&amp;&quot; , &quot;&amp;&quot;&quot;&amp;[.J169]&amp;&quot; , &quot;&amp;&quot;&quot;&amp;[.K169]&amp;&quot; , &quot;&amp;&quot;&quot;&amp;[.L169]&amp;&quot; , &quot;&amp;&quot;&quot;&amp;[.M169]&amp;&quot; , &quot;&amp;&quot;&quot;&amp;[.N169]&amp;&quot; , &quot;&amp;&quot;&quot;&amp;[.O169]&amp;&quot; ); &quot;)">
            <text:p/>
          </table:table-cell>
          <table:table-cell table:formula="of:=IF(ISBLANK([.D169]);&quot;&quot;;&quot;INSERT INTO DIAMOND_CORE_LOOKUPS &quot;&amp;&quot;VALUES &quot;&amp;&quot;( &quot;&amp;&quot;'&quot;&amp;[.A169]&amp;&quot;' , &quot;&amp;&quot;'&quot;&amp;[.B169]&amp;&quot;' , &quot;&amp;&quot;'&quot;&amp;[.C169]&amp;&quot;' , &quot;&amp;&quot;'&quot;&amp;[.D169]&amp;&quot;' , &quot;&amp;&quot;&quot;&amp;[.E169]&amp;&quot; , &quot;&amp;&quot;&quot;&amp;[.F169]&amp;&quot; , &quot;&amp;&quot;&quot;&amp;[.G169]&amp;&quot; , &quot;&amp;&quot;&quot;&amp;[.H169]&amp;&quot; , &quot;&amp;&quot;&quot;&amp;[.I169]&amp;&quot; , &quot;&amp;&quot;&quot;&amp;[.J169]&amp;&quot; , &quot;&amp;&quot;&quot;&amp;[.K169]&amp;&quot; , &quot;&amp;&quot;&quot;&amp;[.L169]&amp;&quot; , &quot;&amp;&quot;&quot;&amp;[.M169]&amp;&quot; , &quot;&amp;&quot;&quot;&amp;[.N169]&amp;&quot; , &quot;&amp;&quot;&quot;&amp;[.O16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0]);&quot;&quot;;[.A169]+1)">
            <text:p/>
          </table:table-cell>
          <table:table-cell table:number-columns-repeated="3"/>
          <table:table-cell table:formula="of:=IF(ISBLANK([.C170]);&quot;&quot;;&quot;null&quot;)">
            <text:p/>
          </table:table-cell>
          <table:table-cell table:formula="of:=IF(ISBLANK([.C170]);&quot;&quot;;&quot;null&quot;)">
            <text:p/>
          </table:table-cell>
          <table:table-cell table:formula="of:=IF(ISBLANK([.C170]);&quot;&quot;;&quot;null&quot;)">
            <text:p/>
          </table:table-cell>
          <table:table-cell table:formula="of:=IF(ISBLANK([.C170]);&quot;&quot;;&quot;null&quot;)">
            <text:p/>
          </table:table-cell>
          <table:table-cell table:formula="of:=IF(ISBLANK([.C170]);&quot;&quot;;&quot;null&quot;)">
            <text:p/>
          </table:table-cell>
          <table:table-cell table:formula="of:=IF(ISBLANK([.C170]);&quot;&quot;;&quot;null&quot;)">
            <text:p/>
          </table:table-cell>
          <table:table-cell table:formula="of:=IF(ISBLANK([.D17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0]);&quot;&quot;;&quot;null&quot;)">
            <text:p/>
          </table:table-cell>
          <table:table-cell table:formula="of:=IF(ISBLANK([.C170]);&quot;&quot;;&quot;null&quot;)">
            <text:p/>
          </table:table-cell>
          <table:table-cell table:formula="of:=IF(ISBLANK([.D170]);&quot;&quot;;&quot;'ACTIVE_RS'&quot;)">
            <text:p/>
          </table:table-cell>
          <table:table-cell table:formula="of:=IF(ISBLANK([.D17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0]&amp;&quot;' , &quot;&amp;&quot;'&quot;&amp;[.B170]&amp;&quot;' , &quot;&amp;&quot;'&quot;&amp;[.C170]&amp;&quot;' , &quot;&amp;&quot;'&quot;&amp;[.D170]&amp;&quot;' , &quot;&amp;&quot;&quot;&amp;[.E170]&amp;&quot; , &quot;&amp;&quot;&quot;&amp;[.F170]&amp;&quot; , &quot;&amp;&quot;&quot;&amp;[.G170]&amp;&quot; , &quot;&amp;&quot;&quot;&amp;[.H170]&amp;&quot; , &quot;&amp;&quot;&quot;&amp;[.I170]&amp;&quot; , &quot;&amp;&quot;&quot;&amp;[.J170]&amp;&quot; , &quot;&amp;&quot;&quot;&amp;[.K170]&amp;&quot; , &quot;&amp;&quot;&quot;&amp;[.L170]&amp;&quot; , &quot;&amp;&quot;&quot;&amp;[.M170]&amp;&quot; , &quot;&amp;&quot;&quot;&amp;[.N170]&amp;&quot; , &quot;&amp;&quot;&quot;&amp;[.O170]&amp;&quot; ); &quot;)">
            <text:p/>
          </table:table-cell>
          <table:table-cell table:formula="of:=IF(ISBLANK([.D170]);&quot;&quot;;&quot;INSERT INTO DIAMOND_CORE_LOOKUPS &quot;&amp;&quot;VALUES &quot;&amp;&quot;( &quot;&amp;&quot;'&quot;&amp;[.A170]&amp;&quot;' , &quot;&amp;&quot;'&quot;&amp;[.B170]&amp;&quot;' , &quot;&amp;&quot;'&quot;&amp;[.C170]&amp;&quot;' , &quot;&amp;&quot;'&quot;&amp;[.D170]&amp;&quot;' , &quot;&amp;&quot;&quot;&amp;[.E170]&amp;&quot; , &quot;&amp;&quot;&quot;&amp;[.F170]&amp;&quot; , &quot;&amp;&quot;&quot;&amp;[.G170]&amp;&quot; , &quot;&amp;&quot;&quot;&amp;[.H170]&amp;&quot; , &quot;&amp;&quot;&quot;&amp;[.I170]&amp;&quot; , &quot;&amp;&quot;&quot;&amp;[.J170]&amp;&quot; , &quot;&amp;&quot;&quot;&amp;[.K170]&amp;&quot; , &quot;&amp;&quot;&quot;&amp;[.L170]&amp;&quot; , &quot;&amp;&quot;&quot;&amp;[.M170]&amp;&quot; , &quot;&amp;&quot;&quot;&amp;[.N170]&amp;&quot; , &quot;&amp;&quot;&quot;&amp;[.O17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1]);&quot;&quot;;[.A170]+1)">
            <text:p/>
          </table:table-cell>
          <table:table-cell table:number-columns-repeated="3"/>
          <table:table-cell table:formula="of:=IF(ISBLANK([.C171]);&quot;&quot;;&quot;null&quot;)">
            <text:p/>
          </table:table-cell>
          <table:table-cell table:formula="of:=IF(ISBLANK([.C171]);&quot;&quot;;&quot;null&quot;)">
            <text:p/>
          </table:table-cell>
          <table:table-cell table:formula="of:=IF(ISBLANK([.C171]);&quot;&quot;;&quot;null&quot;)">
            <text:p/>
          </table:table-cell>
          <table:table-cell table:formula="of:=IF(ISBLANK([.C171]);&quot;&quot;;&quot;null&quot;)">
            <text:p/>
          </table:table-cell>
          <table:table-cell table:formula="of:=IF(ISBLANK([.C171]);&quot;&quot;;&quot;null&quot;)">
            <text:p/>
          </table:table-cell>
          <table:table-cell table:formula="of:=IF(ISBLANK([.C171]);&quot;&quot;;&quot;null&quot;)">
            <text:p/>
          </table:table-cell>
          <table:table-cell table:formula="of:=IF(ISBLANK([.D17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1]);&quot;&quot;;&quot;null&quot;)">
            <text:p/>
          </table:table-cell>
          <table:table-cell table:formula="of:=IF(ISBLANK([.C171]);&quot;&quot;;&quot;null&quot;)">
            <text:p/>
          </table:table-cell>
          <table:table-cell table:formula="of:=IF(ISBLANK([.D171]);&quot;&quot;;&quot;'ACTIVE_RS'&quot;)">
            <text:p/>
          </table:table-cell>
          <table:table-cell table:formula="of:=IF(ISBLANK([.D17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1]&amp;&quot;' , &quot;&amp;&quot;'&quot;&amp;[.B171]&amp;&quot;' , &quot;&amp;&quot;'&quot;&amp;[.C171]&amp;&quot;' , &quot;&amp;&quot;'&quot;&amp;[.D171]&amp;&quot;' , &quot;&amp;&quot;&quot;&amp;[.E171]&amp;&quot; , &quot;&amp;&quot;&quot;&amp;[.F171]&amp;&quot; , &quot;&amp;&quot;&quot;&amp;[.G171]&amp;&quot; , &quot;&amp;&quot;&quot;&amp;[.H171]&amp;&quot; , &quot;&amp;&quot;&quot;&amp;[.I171]&amp;&quot; , &quot;&amp;&quot;&quot;&amp;[.J171]&amp;&quot; , &quot;&amp;&quot;&quot;&amp;[.K171]&amp;&quot; , &quot;&amp;&quot;&quot;&amp;[.L171]&amp;&quot; , &quot;&amp;&quot;&quot;&amp;[.M171]&amp;&quot; , &quot;&amp;&quot;&quot;&amp;[.N171]&amp;&quot; , &quot;&amp;&quot;&quot;&amp;[.O171]&amp;&quot; ); &quot;)">
            <text:p/>
          </table:table-cell>
          <table:table-cell table:formula="of:=IF(ISBLANK([.D171]);&quot;&quot;;&quot;INSERT INTO DIAMOND_CORE_LOOKUPS &quot;&amp;&quot;VALUES &quot;&amp;&quot;( &quot;&amp;&quot;'&quot;&amp;[.A171]&amp;&quot;' , &quot;&amp;&quot;'&quot;&amp;[.B171]&amp;&quot;' , &quot;&amp;&quot;'&quot;&amp;[.C171]&amp;&quot;' , &quot;&amp;&quot;'&quot;&amp;[.D171]&amp;&quot;' , &quot;&amp;&quot;&quot;&amp;[.E171]&amp;&quot; , &quot;&amp;&quot;&quot;&amp;[.F171]&amp;&quot; , &quot;&amp;&quot;&quot;&amp;[.G171]&amp;&quot; , &quot;&amp;&quot;&quot;&amp;[.H171]&amp;&quot; , &quot;&amp;&quot;&quot;&amp;[.I171]&amp;&quot; , &quot;&amp;&quot;&quot;&amp;[.J171]&amp;&quot; , &quot;&amp;&quot;&quot;&amp;[.K171]&amp;&quot; , &quot;&amp;&quot;&quot;&amp;[.L171]&amp;&quot; , &quot;&amp;&quot;&quot;&amp;[.M171]&amp;&quot; , &quot;&amp;&quot;&quot;&amp;[.N171]&amp;&quot; , &quot;&amp;&quot;&quot;&amp;[.O17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2]);&quot;&quot;;[.A171]+1)">
            <text:p/>
          </table:table-cell>
          <table:table-cell table:number-columns-repeated="3"/>
          <table:table-cell table:formula="of:=IF(ISBLANK([.C172]);&quot;&quot;;&quot;null&quot;)">
            <text:p/>
          </table:table-cell>
          <table:table-cell table:formula="of:=IF(ISBLANK([.C172]);&quot;&quot;;&quot;null&quot;)">
            <text:p/>
          </table:table-cell>
          <table:table-cell table:formula="of:=IF(ISBLANK([.C172]);&quot;&quot;;&quot;null&quot;)">
            <text:p/>
          </table:table-cell>
          <table:table-cell table:formula="of:=IF(ISBLANK([.C172]);&quot;&quot;;&quot;null&quot;)">
            <text:p/>
          </table:table-cell>
          <table:table-cell table:formula="of:=IF(ISBLANK([.C172]);&quot;&quot;;&quot;null&quot;)">
            <text:p/>
          </table:table-cell>
          <table:table-cell table:formula="of:=IF(ISBLANK([.C172]);&quot;&quot;;&quot;null&quot;)">
            <text:p/>
          </table:table-cell>
          <table:table-cell table:formula="of:=IF(ISBLANK([.D17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2]);&quot;&quot;;&quot;null&quot;)">
            <text:p/>
          </table:table-cell>
          <table:table-cell table:formula="of:=IF(ISBLANK([.C172]);&quot;&quot;;&quot;null&quot;)">
            <text:p/>
          </table:table-cell>
          <table:table-cell table:formula="of:=IF(ISBLANK([.D172]);&quot;&quot;;&quot;'ACTIVE_RS'&quot;)">
            <text:p/>
          </table:table-cell>
          <table:table-cell table:formula="of:=IF(ISBLANK([.D17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2]&amp;&quot;' , &quot;&amp;&quot;'&quot;&amp;[.B172]&amp;&quot;' , &quot;&amp;&quot;'&quot;&amp;[.C172]&amp;&quot;' , &quot;&amp;&quot;'&quot;&amp;[.D172]&amp;&quot;' , &quot;&amp;&quot;&quot;&amp;[.E172]&amp;&quot; , &quot;&amp;&quot;&quot;&amp;[.F172]&amp;&quot; , &quot;&amp;&quot;&quot;&amp;[.G172]&amp;&quot; , &quot;&amp;&quot;&quot;&amp;[.H172]&amp;&quot; , &quot;&amp;&quot;&quot;&amp;[.I172]&amp;&quot; , &quot;&amp;&quot;&quot;&amp;[.J172]&amp;&quot; , &quot;&amp;&quot;&quot;&amp;[.K172]&amp;&quot; , &quot;&amp;&quot;&quot;&amp;[.L172]&amp;&quot; , &quot;&amp;&quot;&quot;&amp;[.M172]&amp;&quot; , &quot;&amp;&quot;&quot;&amp;[.N172]&amp;&quot; , &quot;&amp;&quot;&quot;&amp;[.O172]&amp;&quot; ); &quot;)">
            <text:p/>
          </table:table-cell>
          <table:table-cell table:formula="of:=IF(ISBLANK([.D172]);&quot;&quot;;&quot;INSERT INTO DIAMOND_CORE_LOOKUPS &quot;&amp;&quot;VALUES &quot;&amp;&quot;( &quot;&amp;&quot;'&quot;&amp;[.A172]&amp;&quot;' , &quot;&amp;&quot;'&quot;&amp;[.B172]&amp;&quot;' , &quot;&amp;&quot;'&quot;&amp;[.C172]&amp;&quot;' , &quot;&amp;&quot;'&quot;&amp;[.D172]&amp;&quot;' , &quot;&amp;&quot;&quot;&amp;[.E172]&amp;&quot; , &quot;&amp;&quot;&quot;&amp;[.F172]&amp;&quot; , &quot;&amp;&quot;&quot;&amp;[.G172]&amp;&quot; , &quot;&amp;&quot;&quot;&amp;[.H172]&amp;&quot; , &quot;&amp;&quot;&quot;&amp;[.I172]&amp;&quot; , &quot;&amp;&quot;&quot;&amp;[.J172]&amp;&quot; , &quot;&amp;&quot;&quot;&amp;[.K172]&amp;&quot; , &quot;&amp;&quot;&quot;&amp;[.L172]&amp;&quot; , &quot;&amp;&quot;&quot;&amp;[.M172]&amp;&quot; , &quot;&amp;&quot;&quot;&amp;[.N172]&amp;&quot; , &quot;&amp;&quot;&quot;&amp;[.O17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3]);&quot;&quot;;[.A172]+1)">
            <text:p/>
          </table:table-cell>
          <table:table-cell table:number-columns-repeated="3"/>
          <table:table-cell table:formula="of:=IF(ISBLANK([.C173]);&quot;&quot;;&quot;null&quot;)">
            <text:p/>
          </table:table-cell>
          <table:table-cell table:formula="of:=IF(ISBLANK([.C173]);&quot;&quot;;&quot;null&quot;)">
            <text:p/>
          </table:table-cell>
          <table:table-cell table:formula="of:=IF(ISBLANK([.C173]);&quot;&quot;;&quot;null&quot;)">
            <text:p/>
          </table:table-cell>
          <table:table-cell table:formula="of:=IF(ISBLANK([.C173]);&quot;&quot;;&quot;null&quot;)">
            <text:p/>
          </table:table-cell>
          <table:table-cell table:formula="of:=IF(ISBLANK([.C173]);&quot;&quot;;&quot;null&quot;)">
            <text:p/>
          </table:table-cell>
          <table:table-cell table:formula="of:=IF(ISBLANK([.C173]);&quot;&quot;;&quot;null&quot;)">
            <text:p/>
          </table:table-cell>
          <table:table-cell table:formula="of:=IF(ISBLANK([.D17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3]);&quot;&quot;;&quot;null&quot;)">
            <text:p/>
          </table:table-cell>
          <table:table-cell table:formula="of:=IF(ISBLANK([.C173]);&quot;&quot;;&quot;null&quot;)">
            <text:p/>
          </table:table-cell>
          <table:table-cell table:formula="of:=IF(ISBLANK([.D173]);&quot;&quot;;&quot;'ACTIVE_RS'&quot;)">
            <text:p/>
          </table:table-cell>
          <table:table-cell table:formula="of:=IF(ISBLANK([.D17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3]&amp;&quot;' , &quot;&amp;&quot;'&quot;&amp;[.B173]&amp;&quot;' , &quot;&amp;&quot;'&quot;&amp;[.C173]&amp;&quot;' , &quot;&amp;&quot;'&quot;&amp;[.D173]&amp;&quot;' , &quot;&amp;&quot;&quot;&amp;[.E173]&amp;&quot; , &quot;&amp;&quot;&quot;&amp;[.F173]&amp;&quot; , &quot;&amp;&quot;&quot;&amp;[.G173]&amp;&quot; , &quot;&amp;&quot;&quot;&amp;[.H173]&amp;&quot; , &quot;&amp;&quot;&quot;&amp;[.I173]&amp;&quot; , &quot;&amp;&quot;&quot;&amp;[.J173]&amp;&quot; , &quot;&amp;&quot;&quot;&amp;[.K173]&amp;&quot; , &quot;&amp;&quot;&quot;&amp;[.L173]&amp;&quot; , &quot;&amp;&quot;&quot;&amp;[.M173]&amp;&quot; , &quot;&amp;&quot;&quot;&amp;[.N173]&amp;&quot; , &quot;&amp;&quot;&quot;&amp;[.O173]&amp;&quot; ); &quot;)">
            <text:p/>
          </table:table-cell>
          <table:table-cell table:formula="of:=IF(ISBLANK([.D173]);&quot;&quot;;&quot;INSERT INTO DIAMOND_CORE_LOOKUPS &quot;&amp;&quot;VALUES &quot;&amp;&quot;( &quot;&amp;&quot;'&quot;&amp;[.A173]&amp;&quot;' , &quot;&amp;&quot;'&quot;&amp;[.B173]&amp;&quot;' , &quot;&amp;&quot;'&quot;&amp;[.C173]&amp;&quot;' , &quot;&amp;&quot;'&quot;&amp;[.D173]&amp;&quot;' , &quot;&amp;&quot;&quot;&amp;[.E173]&amp;&quot; , &quot;&amp;&quot;&quot;&amp;[.F173]&amp;&quot; , &quot;&amp;&quot;&quot;&amp;[.G173]&amp;&quot; , &quot;&amp;&quot;&quot;&amp;[.H173]&amp;&quot; , &quot;&amp;&quot;&quot;&amp;[.I173]&amp;&quot; , &quot;&amp;&quot;&quot;&amp;[.J173]&amp;&quot; , &quot;&amp;&quot;&quot;&amp;[.K173]&amp;&quot; , &quot;&amp;&quot;&quot;&amp;[.L173]&amp;&quot; , &quot;&amp;&quot;&quot;&amp;[.M173]&amp;&quot; , &quot;&amp;&quot;&quot;&amp;[.N173]&amp;&quot; , &quot;&amp;&quot;&quot;&amp;[.O17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4]);&quot;&quot;;[.A173]+1)">
            <text:p/>
          </table:table-cell>
          <table:table-cell table:number-columns-repeated="3"/>
          <table:table-cell table:formula="of:=IF(ISBLANK([.C174]);&quot;&quot;;&quot;null&quot;)">
            <text:p/>
          </table:table-cell>
          <table:table-cell table:formula="of:=IF(ISBLANK([.C174]);&quot;&quot;;&quot;null&quot;)">
            <text:p/>
          </table:table-cell>
          <table:table-cell table:formula="of:=IF(ISBLANK([.C174]);&quot;&quot;;&quot;null&quot;)">
            <text:p/>
          </table:table-cell>
          <table:table-cell table:formula="of:=IF(ISBLANK([.C174]);&quot;&quot;;&quot;null&quot;)">
            <text:p/>
          </table:table-cell>
          <table:table-cell table:formula="of:=IF(ISBLANK([.C174]);&quot;&quot;;&quot;null&quot;)">
            <text:p/>
          </table:table-cell>
          <table:table-cell table:formula="of:=IF(ISBLANK([.C174]);&quot;&quot;;&quot;null&quot;)">
            <text:p/>
          </table:table-cell>
          <table:table-cell table:formula="of:=IF(ISBLANK([.D17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4]);&quot;&quot;;&quot;null&quot;)">
            <text:p/>
          </table:table-cell>
          <table:table-cell table:formula="of:=IF(ISBLANK([.C174]);&quot;&quot;;&quot;null&quot;)">
            <text:p/>
          </table:table-cell>
          <table:table-cell table:formula="of:=IF(ISBLANK([.D174]);&quot;&quot;;&quot;'ACTIVE_RS'&quot;)">
            <text:p/>
          </table:table-cell>
          <table:table-cell table:formula="of:=IF(ISBLANK([.D17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4]&amp;&quot;' , &quot;&amp;&quot;'&quot;&amp;[.B174]&amp;&quot;' , &quot;&amp;&quot;'&quot;&amp;[.C174]&amp;&quot;' , &quot;&amp;&quot;'&quot;&amp;[.D174]&amp;&quot;' , &quot;&amp;&quot;&quot;&amp;[.E174]&amp;&quot; , &quot;&amp;&quot;&quot;&amp;[.F174]&amp;&quot; , &quot;&amp;&quot;&quot;&amp;[.G174]&amp;&quot; , &quot;&amp;&quot;&quot;&amp;[.H174]&amp;&quot; , &quot;&amp;&quot;&quot;&amp;[.I174]&amp;&quot; , &quot;&amp;&quot;&quot;&amp;[.J174]&amp;&quot; , &quot;&amp;&quot;&quot;&amp;[.K174]&amp;&quot; , &quot;&amp;&quot;&quot;&amp;[.L174]&amp;&quot; , &quot;&amp;&quot;&quot;&amp;[.M174]&amp;&quot; , &quot;&amp;&quot;&quot;&amp;[.N174]&amp;&quot; , &quot;&amp;&quot;&quot;&amp;[.O174]&amp;&quot; ); &quot;)">
            <text:p/>
          </table:table-cell>
          <table:table-cell table:formula="of:=IF(ISBLANK([.D174]);&quot;&quot;;&quot;INSERT INTO DIAMOND_CORE_LOOKUPS &quot;&amp;&quot;VALUES &quot;&amp;&quot;( &quot;&amp;&quot;'&quot;&amp;[.A174]&amp;&quot;' , &quot;&amp;&quot;'&quot;&amp;[.B174]&amp;&quot;' , &quot;&amp;&quot;'&quot;&amp;[.C174]&amp;&quot;' , &quot;&amp;&quot;'&quot;&amp;[.D174]&amp;&quot;' , &quot;&amp;&quot;&quot;&amp;[.E174]&amp;&quot; , &quot;&amp;&quot;&quot;&amp;[.F174]&amp;&quot; , &quot;&amp;&quot;&quot;&amp;[.G174]&amp;&quot; , &quot;&amp;&quot;&quot;&amp;[.H174]&amp;&quot; , &quot;&amp;&quot;&quot;&amp;[.I174]&amp;&quot; , &quot;&amp;&quot;&quot;&amp;[.J174]&amp;&quot; , &quot;&amp;&quot;&quot;&amp;[.K174]&amp;&quot; , &quot;&amp;&quot;&quot;&amp;[.L174]&amp;&quot; , &quot;&amp;&quot;&quot;&amp;[.M174]&amp;&quot; , &quot;&amp;&quot;&quot;&amp;[.N174]&amp;&quot; , &quot;&amp;&quot;&quot;&amp;[.O17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5]);&quot;&quot;;[.A174]+1)">
            <text:p/>
          </table:table-cell>
          <table:table-cell table:number-columns-repeated="3"/>
          <table:table-cell table:formula="of:=IF(ISBLANK([.C175]);&quot;&quot;;&quot;null&quot;)">
            <text:p/>
          </table:table-cell>
          <table:table-cell table:formula="of:=IF(ISBLANK([.C175]);&quot;&quot;;&quot;null&quot;)">
            <text:p/>
          </table:table-cell>
          <table:table-cell table:formula="of:=IF(ISBLANK([.C175]);&quot;&quot;;&quot;null&quot;)">
            <text:p/>
          </table:table-cell>
          <table:table-cell table:formula="of:=IF(ISBLANK([.C175]);&quot;&quot;;&quot;null&quot;)">
            <text:p/>
          </table:table-cell>
          <table:table-cell table:formula="of:=IF(ISBLANK([.C175]);&quot;&quot;;&quot;null&quot;)">
            <text:p/>
          </table:table-cell>
          <table:table-cell table:formula="of:=IF(ISBLANK([.C175]);&quot;&quot;;&quot;null&quot;)">
            <text:p/>
          </table:table-cell>
          <table:table-cell table:formula="of:=IF(ISBLANK([.D17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5]);&quot;&quot;;&quot;null&quot;)">
            <text:p/>
          </table:table-cell>
          <table:table-cell table:formula="of:=IF(ISBLANK([.C175]);&quot;&quot;;&quot;null&quot;)">
            <text:p/>
          </table:table-cell>
          <table:table-cell table:formula="of:=IF(ISBLANK([.D175]);&quot;&quot;;&quot;'ACTIVE_RS'&quot;)">
            <text:p/>
          </table:table-cell>
          <table:table-cell table:formula="of:=IF(ISBLANK([.D17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5]&amp;&quot;' , &quot;&amp;&quot;'&quot;&amp;[.B175]&amp;&quot;' , &quot;&amp;&quot;'&quot;&amp;[.C175]&amp;&quot;' , &quot;&amp;&quot;'&quot;&amp;[.D175]&amp;&quot;' , &quot;&amp;&quot;&quot;&amp;[.E175]&amp;&quot; , &quot;&amp;&quot;&quot;&amp;[.F175]&amp;&quot; , &quot;&amp;&quot;&quot;&amp;[.G175]&amp;&quot; , &quot;&amp;&quot;&quot;&amp;[.H175]&amp;&quot; , &quot;&amp;&quot;&quot;&amp;[.I175]&amp;&quot; , &quot;&amp;&quot;&quot;&amp;[.J175]&amp;&quot; , &quot;&amp;&quot;&quot;&amp;[.K175]&amp;&quot; , &quot;&amp;&quot;&quot;&amp;[.L175]&amp;&quot; , &quot;&amp;&quot;&quot;&amp;[.M175]&amp;&quot; , &quot;&amp;&quot;&quot;&amp;[.N175]&amp;&quot; , &quot;&amp;&quot;&quot;&amp;[.O175]&amp;&quot; ); &quot;)">
            <text:p/>
          </table:table-cell>
          <table:table-cell table:formula="of:=IF(ISBLANK([.D175]);&quot;&quot;;&quot;INSERT INTO DIAMOND_CORE_LOOKUPS &quot;&amp;&quot;VALUES &quot;&amp;&quot;( &quot;&amp;&quot;'&quot;&amp;[.A175]&amp;&quot;' , &quot;&amp;&quot;'&quot;&amp;[.B175]&amp;&quot;' , &quot;&amp;&quot;'&quot;&amp;[.C175]&amp;&quot;' , &quot;&amp;&quot;'&quot;&amp;[.D175]&amp;&quot;' , &quot;&amp;&quot;&quot;&amp;[.E175]&amp;&quot; , &quot;&amp;&quot;&quot;&amp;[.F175]&amp;&quot; , &quot;&amp;&quot;&quot;&amp;[.G175]&amp;&quot; , &quot;&amp;&quot;&quot;&amp;[.H175]&amp;&quot; , &quot;&amp;&quot;&quot;&amp;[.I175]&amp;&quot; , &quot;&amp;&quot;&quot;&amp;[.J175]&amp;&quot; , &quot;&amp;&quot;&quot;&amp;[.K175]&amp;&quot; , &quot;&amp;&quot;&quot;&amp;[.L175]&amp;&quot; , &quot;&amp;&quot;&quot;&amp;[.M175]&amp;&quot; , &quot;&amp;&quot;&quot;&amp;[.N175]&amp;&quot; , &quot;&amp;&quot;&quot;&amp;[.O17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6]);&quot;&quot;;[.A175]+1)">
            <text:p/>
          </table:table-cell>
          <table:table-cell table:number-columns-repeated="3"/>
          <table:table-cell table:formula="of:=IF(ISBLANK([.C176]);&quot;&quot;;&quot;null&quot;)">
            <text:p/>
          </table:table-cell>
          <table:table-cell table:formula="of:=IF(ISBLANK([.C176]);&quot;&quot;;&quot;null&quot;)">
            <text:p/>
          </table:table-cell>
          <table:table-cell table:formula="of:=IF(ISBLANK([.C176]);&quot;&quot;;&quot;null&quot;)">
            <text:p/>
          </table:table-cell>
          <table:table-cell table:formula="of:=IF(ISBLANK([.C176]);&quot;&quot;;&quot;null&quot;)">
            <text:p/>
          </table:table-cell>
          <table:table-cell table:formula="of:=IF(ISBLANK([.C176]);&quot;&quot;;&quot;null&quot;)">
            <text:p/>
          </table:table-cell>
          <table:table-cell table:formula="of:=IF(ISBLANK([.C176]);&quot;&quot;;&quot;null&quot;)">
            <text:p/>
          </table:table-cell>
          <table:table-cell table:formula="of:=IF(ISBLANK([.D17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6]);&quot;&quot;;&quot;null&quot;)">
            <text:p/>
          </table:table-cell>
          <table:table-cell table:formula="of:=IF(ISBLANK([.C176]);&quot;&quot;;&quot;null&quot;)">
            <text:p/>
          </table:table-cell>
          <table:table-cell table:formula="of:=IF(ISBLANK([.D176]);&quot;&quot;;&quot;'ACTIVE_RS'&quot;)">
            <text:p/>
          </table:table-cell>
          <table:table-cell table:formula="of:=IF(ISBLANK([.D17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6]&amp;&quot;' , &quot;&amp;&quot;'&quot;&amp;[.B176]&amp;&quot;' , &quot;&amp;&quot;'&quot;&amp;[.C176]&amp;&quot;' , &quot;&amp;&quot;'&quot;&amp;[.D176]&amp;&quot;' , &quot;&amp;&quot;&quot;&amp;[.E176]&amp;&quot; , &quot;&amp;&quot;&quot;&amp;[.F176]&amp;&quot; , &quot;&amp;&quot;&quot;&amp;[.G176]&amp;&quot; , &quot;&amp;&quot;&quot;&amp;[.H176]&amp;&quot; , &quot;&amp;&quot;&quot;&amp;[.I176]&amp;&quot; , &quot;&amp;&quot;&quot;&amp;[.J176]&amp;&quot; , &quot;&amp;&quot;&quot;&amp;[.K176]&amp;&quot; , &quot;&amp;&quot;&quot;&amp;[.L176]&amp;&quot; , &quot;&amp;&quot;&quot;&amp;[.M176]&amp;&quot; , &quot;&amp;&quot;&quot;&amp;[.N176]&amp;&quot; , &quot;&amp;&quot;&quot;&amp;[.O176]&amp;&quot; ); &quot;)">
            <text:p/>
          </table:table-cell>
          <table:table-cell table:formula="of:=IF(ISBLANK([.D176]);&quot;&quot;;&quot;INSERT INTO DIAMOND_CORE_LOOKUPS &quot;&amp;&quot;VALUES &quot;&amp;&quot;( &quot;&amp;&quot;'&quot;&amp;[.A176]&amp;&quot;' , &quot;&amp;&quot;'&quot;&amp;[.B176]&amp;&quot;' , &quot;&amp;&quot;'&quot;&amp;[.C176]&amp;&quot;' , &quot;&amp;&quot;'&quot;&amp;[.D176]&amp;&quot;' , &quot;&amp;&quot;&quot;&amp;[.E176]&amp;&quot; , &quot;&amp;&quot;&quot;&amp;[.F176]&amp;&quot; , &quot;&amp;&quot;&quot;&amp;[.G176]&amp;&quot; , &quot;&amp;&quot;&quot;&amp;[.H176]&amp;&quot; , &quot;&amp;&quot;&quot;&amp;[.I176]&amp;&quot; , &quot;&amp;&quot;&quot;&amp;[.J176]&amp;&quot; , &quot;&amp;&quot;&quot;&amp;[.K176]&amp;&quot; , &quot;&amp;&quot;&quot;&amp;[.L176]&amp;&quot; , &quot;&amp;&quot;&quot;&amp;[.M176]&amp;&quot; , &quot;&amp;&quot;&quot;&amp;[.N176]&amp;&quot; , &quot;&amp;&quot;&quot;&amp;[.O17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7]);&quot;&quot;;[.A176]+1)">
            <text:p/>
          </table:table-cell>
          <table:table-cell table:number-columns-repeated="3"/>
          <table:table-cell table:formula="of:=IF(ISBLANK([.C177]);&quot;&quot;;&quot;null&quot;)">
            <text:p/>
          </table:table-cell>
          <table:table-cell table:formula="of:=IF(ISBLANK([.C177]);&quot;&quot;;&quot;null&quot;)">
            <text:p/>
          </table:table-cell>
          <table:table-cell table:formula="of:=IF(ISBLANK([.C177]);&quot;&quot;;&quot;null&quot;)">
            <text:p/>
          </table:table-cell>
          <table:table-cell table:formula="of:=IF(ISBLANK([.C177]);&quot;&quot;;&quot;null&quot;)">
            <text:p/>
          </table:table-cell>
          <table:table-cell table:formula="of:=IF(ISBLANK([.C177]);&quot;&quot;;&quot;null&quot;)">
            <text:p/>
          </table:table-cell>
          <table:table-cell table:formula="of:=IF(ISBLANK([.C177]);&quot;&quot;;&quot;null&quot;)">
            <text:p/>
          </table:table-cell>
          <table:table-cell table:formula="of:=IF(ISBLANK([.D17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7]);&quot;&quot;;&quot;null&quot;)">
            <text:p/>
          </table:table-cell>
          <table:table-cell table:formula="of:=IF(ISBLANK([.C177]);&quot;&quot;;&quot;null&quot;)">
            <text:p/>
          </table:table-cell>
          <table:table-cell table:formula="of:=IF(ISBLANK([.D177]);&quot;&quot;;&quot;'ACTIVE_RS'&quot;)">
            <text:p/>
          </table:table-cell>
          <table:table-cell table:formula="of:=IF(ISBLANK([.D17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7]&amp;&quot;' , &quot;&amp;&quot;'&quot;&amp;[.B177]&amp;&quot;' , &quot;&amp;&quot;'&quot;&amp;[.C177]&amp;&quot;' , &quot;&amp;&quot;'&quot;&amp;[.D177]&amp;&quot;' , &quot;&amp;&quot;&quot;&amp;[.E177]&amp;&quot; , &quot;&amp;&quot;&quot;&amp;[.F177]&amp;&quot; , &quot;&amp;&quot;&quot;&amp;[.G177]&amp;&quot; , &quot;&amp;&quot;&quot;&amp;[.H177]&amp;&quot; , &quot;&amp;&quot;&quot;&amp;[.I177]&amp;&quot; , &quot;&amp;&quot;&quot;&amp;[.J177]&amp;&quot; , &quot;&amp;&quot;&quot;&amp;[.K177]&amp;&quot; , &quot;&amp;&quot;&quot;&amp;[.L177]&amp;&quot; , &quot;&amp;&quot;&quot;&amp;[.M177]&amp;&quot; , &quot;&amp;&quot;&quot;&amp;[.N177]&amp;&quot; , &quot;&amp;&quot;&quot;&amp;[.O177]&amp;&quot; ); &quot;)">
            <text:p/>
          </table:table-cell>
          <table:table-cell table:formula="of:=IF(ISBLANK([.D177]);&quot;&quot;;&quot;INSERT INTO DIAMOND_CORE_LOOKUPS &quot;&amp;&quot;VALUES &quot;&amp;&quot;( &quot;&amp;&quot;'&quot;&amp;[.A177]&amp;&quot;' , &quot;&amp;&quot;'&quot;&amp;[.B177]&amp;&quot;' , &quot;&amp;&quot;'&quot;&amp;[.C177]&amp;&quot;' , &quot;&amp;&quot;'&quot;&amp;[.D177]&amp;&quot;' , &quot;&amp;&quot;&quot;&amp;[.E177]&amp;&quot; , &quot;&amp;&quot;&quot;&amp;[.F177]&amp;&quot; , &quot;&amp;&quot;&quot;&amp;[.G177]&amp;&quot; , &quot;&amp;&quot;&quot;&amp;[.H177]&amp;&quot; , &quot;&amp;&quot;&quot;&amp;[.I177]&amp;&quot; , &quot;&amp;&quot;&quot;&amp;[.J177]&amp;&quot; , &quot;&amp;&quot;&quot;&amp;[.K177]&amp;&quot; , &quot;&amp;&quot;&quot;&amp;[.L177]&amp;&quot; , &quot;&amp;&quot;&quot;&amp;[.M177]&amp;&quot; , &quot;&amp;&quot;&quot;&amp;[.N177]&amp;&quot; , &quot;&amp;&quot;&quot;&amp;[.O17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8]);&quot;&quot;;[.A177]+1)">
            <text:p/>
          </table:table-cell>
          <table:table-cell table:number-columns-repeated="3"/>
          <table:table-cell table:formula="of:=IF(ISBLANK([.C178]);&quot;&quot;;&quot;null&quot;)">
            <text:p/>
          </table:table-cell>
          <table:table-cell table:formula="of:=IF(ISBLANK([.C178]);&quot;&quot;;&quot;null&quot;)">
            <text:p/>
          </table:table-cell>
          <table:table-cell table:formula="of:=IF(ISBLANK([.C178]);&quot;&quot;;&quot;null&quot;)">
            <text:p/>
          </table:table-cell>
          <table:table-cell table:formula="of:=IF(ISBLANK([.C178]);&quot;&quot;;&quot;null&quot;)">
            <text:p/>
          </table:table-cell>
          <table:table-cell table:formula="of:=IF(ISBLANK([.C178]);&quot;&quot;;&quot;null&quot;)">
            <text:p/>
          </table:table-cell>
          <table:table-cell table:formula="of:=IF(ISBLANK([.C178]);&quot;&quot;;&quot;null&quot;)">
            <text:p/>
          </table:table-cell>
          <table:table-cell table:formula="of:=IF(ISBLANK([.D17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8]);&quot;&quot;;&quot;null&quot;)">
            <text:p/>
          </table:table-cell>
          <table:table-cell table:formula="of:=IF(ISBLANK([.C178]);&quot;&quot;;&quot;null&quot;)">
            <text:p/>
          </table:table-cell>
          <table:table-cell table:formula="of:=IF(ISBLANK([.D178]);&quot;&quot;;&quot;'ACTIVE_RS'&quot;)">
            <text:p/>
          </table:table-cell>
          <table:table-cell table:formula="of:=IF(ISBLANK([.D17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8]&amp;&quot;' , &quot;&amp;&quot;'&quot;&amp;[.B178]&amp;&quot;' , &quot;&amp;&quot;'&quot;&amp;[.C178]&amp;&quot;' , &quot;&amp;&quot;'&quot;&amp;[.D178]&amp;&quot;' , &quot;&amp;&quot;&quot;&amp;[.E178]&amp;&quot; , &quot;&amp;&quot;&quot;&amp;[.F178]&amp;&quot; , &quot;&amp;&quot;&quot;&amp;[.G178]&amp;&quot; , &quot;&amp;&quot;&quot;&amp;[.H178]&amp;&quot; , &quot;&amp;&quot;&quot;&amp;[.I178]&amp;&quot; , &quot;&amp;&quot;&quot;&amp;[.J178]&amp;&quot; , &quot;&amp;&quot;&quot;&amp;[.K178]&amp;&quot; , &quot;&amp;&quot;&quot;&amp;[.L178]&amp;&quot; , &quot;&amp;&quot;&quot;&amp;[.M178]&amp;&quot; , &quot;&amp;&quot;&quot;&amp;[.N178]&amp;&quot; , &quot;&amp;&quot;&quot;&amp;[.O178]&amp;&quot; ); &quot;)">
            <text:p/>
          </table:table-cell>
          <table:table-cell table:formula="of:=IF(ISBLANK([.D178]);&quot;&quot;;&quot;INSERT INTO DIAMOND_CORE_LOOKUPS &quot;&amp;&quot;VALUES &quot;&amp;&quot;( &quot;&amp;&quot;'&quot;&amp;[.A178]&amp;&quot;' , &quot;&amp;&quot;'&quot;&amp;[.B178]&amp;&quot;' , &quot;&amp;&quot;'&quot;&amp;[.C178]&amp;&quot;' , &quot;&amp;&quot;'&quot;&amp;[.D178]&amp;&quot;' , &quot;&amp;&quot;&quot;&amp;[.E178]&amp;&quot; , &quot;&amp;&quot;&quot;&amp;[.F178]&amp;&quot; , &quot;&amp;&quot;&quot;&amp;[.G178]&amp;&quot; , &quot;&amp;&quot;&quot;&amp;[.H178]&amp;&quot; , &quot;&amp;&quot;&quot;&amp;[.I178]&amp;&quot; , &quot;&amp;&quot;&quot;&amp;[.J178]&amp;&quot; , &quot;&amp;&quot;&quot;&amp;[.K178]&amp;&quot; , &quot;&amp;&quot;&quot;&amp;[.L178]&amp;&quot; , &quot;&amp;&quot;&quot;&amp;[.M178]&amp;&quot; , &quot;&amp;&quot;&quot;&amp;[.N178]&amp;&quot; , &quot;&amp;&quot;&quot;&amp;[.O17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79]);&quot;&quot;;[.A178]+1)">
            <text:p/>
          </table:table-cell>
          <table:table-cell table:number-columns-repeated="3"/>
          <table:table-cell table:formula="of:=IF(ISBLANK([.C179]);&quot;&quot;;&quot;null&quot;)">
            <text:p/>
          </table:table-cell>
          <table:table-cell table:formula="of:=IF(ISBLANK([.C179]);&quot;&quot;;&quot;null&quot;)">
            <text:p/>
          </table:table-cell>
          <table:table-cell table:formula="of:=IF(ISBLANK([.C179]);&quot;&quot;;&quot;null&quot;)">
            <text:p/>
          </table:table-cell>
          <table:table-cell table:formula="of:=IF(ISBLANK([.C179]);&quot;&quot;;&quot;null&quot;)">
            <text:p/>
          </table:table-cell>
          <table:table-cell table:formula="of:=IF(ISBLANK([.C179]);&quot;&quot;;&quot;null&quot;)">
            <text:p/>
          </table:table-cell>
          <table:table-cell table:formula="of:=IF(ISBLANK([.C179]);&quot;&quot;;&quot;null&quot;)">
            <text:p/>
          </table:table-cell>
          <table:table-cell table:formula="of:=IF(ISBLANK([.D17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79]);&quot;&quot;;&quot;null&quot;)">
            <text:p/>
          </table:table-cell>
          <table:table-cell table:formula="of:=IF(ISBLANK([.C179]);&quot;&quot;;&quot;null&quot;)">
            <text:p/>
          </table:table-cell>
          <table:table-cell table:formula="of:=IF(ISBLANK([.D179]);&quot;&quot;;&quot;'ACTIVE_RS'&quot;)">
            <text:p/>
          </table:table-cell>
          <table:table-cell table:formula="of:=IF(ISBLANK([.D17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79]&amp;&quot;' , &quot;&amp;&quot;'&quot;&amp;[.B179]&amp;&quot;' , &quot;&amp;&quot;'&quot;&amp;[.C179]&amp;&quot;' , &quot;&amp;&quot;'&quot;&amp;[.D179]&amp;&quot;' , &quot;&amp;&quot;&quot;&amp;[.E179]&amp;&quot; , &quot;&amp;&quot;&quot;&amp;[.F179]&amp;&quot; , &quot;&amp;&quot;&quot;&amp;[.G179]&amp;&quot; , &quot;&amp;&quot;&quot;&amp;[.H179]&amp;&quot; , &quot;&amp;&quot;&quot;&amp;[.I179]&amp;&quot; , &quot;&amp;&quot;&quot;&amp;[.J179]&amp;&quot; , &quot;&amp;&quot;&quot;&amp;[.K179]&amp;&quot; , &quot;&amp;&quot;&quot;&amp;[.L179]&amp;&quot; , &quot;&amp;&quot;&quot;&amp;[.M179]&amp;&quot; , &quot;&amp;&quot;&quot;&amp;[.N179]&amp;&quot; , &quot;&amp;&quot;&quot;&amp;[.O179]&amp;&quot; ); &quot;)">
            <text:p/>
          </table:table-cell>
          <table:table-cell table:formula="of:=IF(ISBLANK([.D179]);&quot;&quot;;&quot;INSERT INTO DIAMOND_CORE_LOOKUPS &quot;&amp;&quot;VALUES &quot;&amp;&quot;( &quot;&amp;&quot;'&quot;&amp;[.A179]&amp;&quot;' , &quot;&amp;&quot;'&quot;&amp;[.B179]&amp;&quot;' , &quot;&amp;&quot;'&quot;&amp;[.C179]&amp;&quot;' , &quot;&amp;&quot;'&quot;&amp;[.D179]&amp;&quot;' , &quot;&amp;&quot;&quot;&amp;[.E179]&amp;&quot; , &quot;&amp;&quot;&quot;&amp;[.F179]&amp;&quot; , &quot;&amp;&quot;&quot;&amp;[.G179]&amp;&quot; , &quot;&amp;&quot;&quot;&amp;[.H179]&amp;&quot; , &quot;&amp;&quot;&quot;&amp;[.I179]&amp;&quot; , &quot;&amp;&quot;&quot;&amp;[.J179]&amp;&quot; , &quot;&amp;&quot;&quot;&amp;[.K179]&amp;&quot; , &quot;&amp;&quot;&quot;&amp;[.L179]&amp;&quot; , &quot;&amp;&quot;&quot;&amp;[.M179]&amp;&quot; , &quot;&amp;&quot;&quot;&amp;[.N179]&amp;&quot; , &quot;&amp;&quot;&quot;&amp;[.O17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0]);&quot;&quot;;[.A179]+1)">
            <text:p/>
          </table:table-cell>
          <table:table-cell table:number-columns-repeated="3"/>
          <table:table-cell table:formula="of:=IF(ISBLANK([.C180]);&quot;&quot;;&quot;null&quot;)">
            <text:p/>
          </table:table-cell>
          <table:table-cell table:formula="of:=IF(ISBLANK([.C180]);&quot;&quot;;&quot;null&quot;)">
            <text:p/>
          </table:table-cell>
          <table:table-cell table:formula="of:=IF(ISBLANK([.C180]);&quot;&quot;;&quot;null&quot;)">
            <text:p/>
          </table:table-cell>
          <table:table-cell table:formula="of:=IF(ISBLANK([.C180]);&quot;&quot;;&quot;null&quot;)">
            <text:p/>
          </table:table-cell>
          <table:table-cell table:formula="of:=IF(ISBLANK([.C180]);&quot;&quot;;&quot;null&quot;)">
            <text:p/>
          </table:table-cell>
          <table:table-cell table:formula="of:=IF(ISBLANK([.C180]);&quot;&quot;;&quot;null&quot;)">
            <text:p/>
          </table:table-cell>
          <table:table-cell table:formula="of:=IF(ISBLANK([.D18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0]);&quot;&quot;;&quot;null&quot;)">
            <text:p/>
          </table:table-cell>
          <table:table-cell table:formula="of:=IF(ISBLANK([.C180]);&quot;&quot;;&quot;null&quot;)">
            <text:p/>
          </table:table-cell>
          <table:table-cell table:formula="of:=IF(ISBLANK([.D180]);&quot;&quot;;&quot;'ACTIVE_RS'&quot;)">
            <text:p/>
          </table:table-cell>
          <table:table-cell table:formula="of:=IF(ISBLANK([.D18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0]&amp;&quot;' , &quot;&amp;&quot;'&quot;&amp;[.B180]&amp;&quot;' , &quot;&amp;&quot;'&quot;&amp;[.C180]&amp;&quot;' , &quot;&amp;&quot;'&quot;&amp;[.D180]&amp;&quot;' , &quot;&amp;&quot;&quot;&amp;[.E180]&amp;&quot; , &quot;&amp;&quot;&quot;&amp;[.F180]&amp;&quot; , &quot;&amp;&quot;&quot;&amp;[.G180]&amp;&quot; , &quot;&amp;&quot;&quot;&amp;[.H180]&amp;&quot; , &quot;&amp;&quot;&quot;&amp;[.I180]&amp;&quot; , &quot;&amp;&quot;&quot;&amp;[.J180]&amp;&quot; , &quot;&amp;&quot;&quot;&amp;[.K180]&amp;&quot; , &quot;&amp;&quot;&quot;&amp;[.L180]&amp;&quot; , &quot;&amp;&quot;&quot;&amp;[.M180]&amp;&quot; , &quot;&amp;&quot;&quot;&amp;[.N180]&amp;&quot; , &quot;&amp;&quot;&quot;&amp;[.O180]&amp;&quot; ); &quot;)">
            <text:p/>
          </table:table-cell>
          <table:table-cell table:formula="of:=IF(ISBLANK([.D180]);&quot;&quot;;&quot;INSERT INTO DIAMOND_CORE_LOOKUPS &quot;&amp;&quot;VALUES &quot;&amp;&quot;( &quot;&amp;&quot;'&quot;&amp;[.A180]&amp;&quot;' , &quot;&amp;&quot;'&quot;&amp;[.B180]&amp;&quot;' , &quot;&amp;&quot;'&quot;&amp;[.C180]&amp;&quot;' , &quot;&amp;&quot;'&quot;&amp;[.D180]&amp;&quot;' , &quot;&amp;&quot;&quot;&amp;[.E180]&amp;&quot; , &quot;&amp;&quot;&quot;&amp;[.F180]&amp;&quot; , &quot;&amp;&quot;&quot;&amp;[.G180]&amp;&quot; , &quot;&amp;&quot;&quot;&amp;[.H180]&amp;&quot; , &quot;&amp;&quot;&quot;&amp;[.I180]&amp;&quot; , &quot;&amp;&quot;&quot;&amp;[.J180]&amp;&quot; , &quot;&amp;&quot;&quot;&amp;[.K180]&amp;&quot; , &quot;&amp;&quot;&quot;&amp;[.L180]&amp;&quot; , &quot;&amp;&quot;&quot;&amp;[.M180]&amp;&quot; , &quot;&amp;&quot;&quot;&amp;[.N180]&amp;&quot; , &quot;&amp;&quot;&quot;&amp;[.O18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1]);&quot;&quot;;[.A180]+1)">
            <text:p/>
          </table:table-cell>
          <table:table-cell table:number-columns-repeated="3"/>
          <table:table-cell table:formula="of:=IF(ISBLANK([.C181]);&quot;&quot;;&quot;null&quot;)">
            <text:p/>
          </table:table-cell>
          <table:table-cell table:formula="of:=IF(ISBLANK([.C181]);&quot;&quot;;&quot;null&quot;)">
            <text:p/>
          </table:table-cell>
          <table:table-cell table:formula="of:=IF(ISBLANK([.C181]);&quot;&quot;;&quot;null&quot;)">
            <text:p/>
          </table:table-cell>
          <table:table-cell table:formula="of:=IF(ISBLANK([.C181]);&quot;&quot;;&quot;null&quot;)">
            <text:p/>
          </table:table-cell>
          <table:table-cell table:formula="of:=IF(ISBLANK([.C181]);&quot;&quot;;&quot;null&quot;)">
            <text:p/>
          </table:table-cell>
          <table:table-cell table:formula="of:=IF(ISBLANK([.C181]);&quot;&quot;;&quot;null&quot;)">
            <text:p/>
          </table:table-cell>
          <table:table-cell table:formula="of:=IF(ISBLANK([.D18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1]);&quot;&quot;;&quot;null&quot;)">
            <text:p/>
          </table:table-cell>
          <table:table-cell table:formula="of:=IF(ISBLANK([.C181]);&quot;&quot;;&quot;null&quot;)">
            <text:p/>
          </table:table-cell>
          <table:table-cell table:formula="of:=IF(ISBLANK([.D181]);&quot;&quot;;&quot;'ACTIVE_RS'&quot;)">
            <text:p/>
          </table:table-cell>
          <table:table-cell table:formula="of:=IF(ISBLANK([.D18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1]&amp;&quot;' , &quot;&amp;&quot;'&quot;&amp;[.B181]&amp;&quot;' , &quot;&amp;&quot;'&quot;&amp;[.C181]&amp;&quot;' , &quot;&amp;&quot;'&quot;&amp;[.D181]&amp;&quot;' , &quot;&amp;&quot;&quot;&amp;[.E181]&amp;&quot; , &quot;&amp;&quot;&quot;&amp;[.F181]&amp;&quot; , &quot;&amp;&quot;&quot;&amp;[.G181]&amp;&quot; , &quot;&amp;&quot;&quot;&amp;[.H181]&amp;&quot; , &quot;&amp;&quot;&quot;&amp;[.I181]&amp;&quot; , &quot;&amp;&quot;&quot;&amp;[.J181]&amp;&quot; , &quot;&amp;&quot;&quot;&amp;[.K181]&amp;&quot; , &quot;&amp;&quot;&quot;&amp;[.L181]&amp;&quot; , &quot;&amp;&quot;&quot;&amp;[.M181]&amp;&quot; , &quot;&amp;&quot;&quot;&amp;[.N181]&amp;&quot; , &quot;&amp;&quot;&quot;&amp;[.O181]&amp;&quot; ); &quot;)">
            <text:p/>
          </table:table-cell>
          <table:table-cell table:formula="of:=IF(ISBLANK([.D181]);&quot;&quot;;&quot;INSERT INTO DIAMOND_CORE_LOOKUPS &quot;&amp;&quot;VALUES &quot;&amp;&quot;( &quot;&amp;&quot;'&quot;&amp;[.A181]&amp;&quot;' , &quot;&amp;&quot;'&quot;&amp;[.B181]&amp;&quot;' , &quot;&amp;&quot;'&quot;&amp;[.C181]&amp;&quot;' , &quot;&amp;&quot;'&quot;&amp;[.D181]&amp;&quot;' , &quot;&amp;&quot;&quot;&amp;[.E181]&amp;&quot; , &quot;&amp;&quot;&quot;&amp;[.F181]&amp;&quot; , &quot;&amp;&quot;&quot;&amp;[.G181]&amp;&quot; , &quot;&amp;&quot;&quot;&amp;[.H181]&amp;&quot; , &quot;&amp;&quot;&quot;&amp;[.I181]&amp;&quot; , &quot;&amp;&quot;&quot;&amp;[.J181]&amp;&quot; , &quot;&amp;&quot;&quot;&amp;[.K181]&amp;&quot; , &quot;&amp;&quot;&quot;&amp;[.L181]&amp;&quot; , &quot;&amp;&quot;&quot;&amp;[.M181]&amp;&quot; , &quot;&amp;&quot;&quot;&amp;[.N181]&amp;&quot; , &quot;&amp;&quot;&quot;&amp;[.O18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2]);&quot;&quot;;[.A181]+1)">
            <text:p/>
          </table:table-cell>
          <table:table-cell table:number-columns-repeated="3"/>
          <table:table-cell table:formula="of:=IF(ISBLANK([.C182]);&quot;&quot;;&quot;null&quot;)">
            <text:p/>
          </table:table-cell>
          <table:table-cell table:formula="of:=IF(ISBLANK([.C182]);&quot;&quot;;&quot;null&quot;)">
            <text:p/>
          </table:table-cell>
          <table:table-cell table:formula="of:=IF(ISBLANK([.C182]);&quot;&quot;;&quot;null&quot;)">
            <text:p/>
          </table:table-cell>
          <table:table-cell table:formula="of:=IF(ISBLANK([.C182]);&quot;&quot;;&quot;null&quot;)">
            <text:p/>
          </table:table-cell>
          <table:table-cell table:formula="of:=IF(ISBLANK([.C182]);&quot;&quot;;&quot;null&quot;)">
            <text:p/>
          </table:table-cell>
          <table:table-cell table:formula="of:=IF(ISBLANK([.C182]);&quot;&quot;;&quot;null&quot;)">
            <text:p/>
          </table:table-cell>
          <table:table-cell table:formula="of:=IF(ISBLANK([.D18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2]);&quot;&quot;;&quot;null&quot;)">
            <text:p/>
          </table:table-cell>
          <table:table-cell table:formula="of:=IF(ISBLANK([.C182]);&quot;&quot;;&quot;null&quot;)">
            <text:p/>
          </table:table-cell>
          <table:table-cell table:formula="of:=IF(ISBLANK([.D182]);&quot;&quot;;&quot;'ACTIVE_RS'&quot;)">
            <text:p/>
          </table:table-cell>
          <table:table-cell table:formula="of:=IF(ISBLANK([.D18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2]&amp;&quot;' , &quot;&amp;&quot;'&quot;&amp;[.B182]&amp;&quot;' , &quot;&amp;&quot;'&quot;&amp;[.C182]&amp;&quot;' , &quot;&amp;&quot;'&quot;&amp;[.D182]&amp;&quot;' , &quot;&amp;&quot;&quot;&amp;[.E182]&amp;&quot; , &quot;&amp;&quot;&quot;&amp;[.F182]&amp;&quot; , &quot;&amp;&quot;&quot;&amp;[.G182]&amp;&quot; , &quot;&amp;&quot;&quot;&amp;[.H182]&amp;&quot; , &quot;&amp;&quot;&quot;&amp;[.I182]&amp;&quot; , &quot;&amp;&quot;&quot;&amp;[.J182]&amp;&quot; , &quot;&amp;&quot;&quot;&amp;[.K182]&amp;&quot; , &quot;&amp;&quot;&quot;&amp;[.L182]&amp;&quot; , &quot;&amp;&quot;&quot;&amp;[.M182]&amp;&quot; , &quot;&amp;&quot;&quot;&amp;[.N182]&amp;&quot; , &quot;&amp;&quot;&quot;&amp;[.O182]&amp;&quot; ); &quot;)">
            <text:p/>
          </table:table-cell>
          <table:table-cell table:formula="of:=IF(ISBLANK([.D182]);&quot;&quot;;&quot;INSERT INTO DIAMOND_CORE_LOOKUPS &quot;&amp;&quot;VALUES &quot;&amp;&quot;( &quot;&amp;&quot;'&quot;&amp;[.A182]&amp;&quot;' , &quot;&amp;&quot;'&quot;&amp;[.B182]&amp;&quot;' , &quot;&amp;&quot;'&quot;&amp;[.C182]&amp;&quot;' , &quot;&amp;&quot;'&quot;&amp;[.D182]&amp;&quot;' , &quot;&amp;&quot;&quot;&amp;[.E182]&amp;&quot; , &quot;&amp;&quot;&quot;&amp;[.F182]&amp;&quot; , &quot;&amp;&quot;&quot;&amp;[.G182]&amp;&quot; , &quot;&amp;&quot;&quot;&amp;[.H182]&amp;&quot; , &quot;&amp;&quot;&quot;&amp;[.I182]&amp;&quot; , &quot;&amp;&quot;&quot;&amp;[.J182]&amp;&quot; , &quot;&amp;&quot;&quot;&amp;[.K182]&amp;&quot; , &quot;&amp;&quot;&quot;&amp;[.L182]&amp;&quot; , &quot;&amp;&quot;&quot;&amp;[.M182]&amp;&quot; , &quot;&amp;&quot;&quot;&amp;[.N182]&amp;&quot; , &quot;&amp;&quot;&quot;&amp;[.O18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3]);&quot;&quot;;[.A182]+1)">
            <text:p/>
          </table:table-cell>
          <table:table-cell table:number-columns-repeated="3"/>
          <table:table-cell table:formula="of:=IF(ISBLANK([.C183]);&quot;&quot;;&quot;null&quot;)">
            <text:p/>
          </table:table-cell>
          <table:table-cell table:formula="of:=IF(ISBLANK([.C183]);&quot;&quot;;&quot;null&quot;)">
            <text:p/>
          </table:table-cell>
          <table:table-cell table:formula="of:=IF(ISBLANK([.C183]);&quot;&quot;;&quot;null&quot;)">
            <text:p/>
          </table:table-cell>
          <table:table-cell table:formula="of:=IF(ISBLANK([.C183]);&quot;&quot;;&quot;null&quot;)">
            <text:p/>
          </table:table-cell>
          <table:table-cell table:formula="of:=IF(ISBLANK([.C183]);&quot;&quot;;&quot;null&quot;)">
            <text:p/>
          </table:table-cell>
          <table:table-cell table:formula="of:=IF(ISBLANK([.C183]);&quot;&quot;;&quot;null&quot;)">
            <text:p/>
          </table:table-cell>
          <table:table-cell table:formula="of:=IF(ISBLANK([.D18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3]);&quot;&quot;;&quot;null&quot;)">
            <text:p/>
          </table:table-cell>
          <table:table-cell table:formula="of:=IF(ISBLANK([.C183]);&quot;&quot;;&quot;null&quot;)">
            <text:p/>
          </table:table-cell>
          <table:table-cell table:formula="of:=IF(ISBLANK([.D183]);&quot;&quot;;&quot;'ACTIVE_RS'&quot;)">
            <text:p/>
          </table:table-cell>
          <table:table-cell table:formula="of:=IF(ISBLANK([.D18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3]&amp;&quot;' , &quot;&amp;&quot;'&quot;&amp;[.B183]&amp;&quot;' , &quot;&amp;&quot;'&quot;&amp;[.C183]&amp;&quot;' , &quot;&amp;&quot;'&quot;&amp;[.D183]&amp;&quot;' , &quot;&amp;&quot;&quot;&amp;[.E183]&amp;&quot; , &quot;&amp;&quot;&quot;&amp;[.F183]&amp;&quot; , &quot;&amp;&quot;&quot;&amp;[.G183]&amp;&quot; , &quot;&amp;&quot;&quot;&amp;[.H183]&amp;&quot; , &quot;&amp;&quot;&quot;&amp;[.I183]&amp;&quot; , &quot;&amp;&quot;&quot;&amp;[.J183]&amp;&quot; , &quot;&amp;&quot;&quot;&amp;[.K183]&amp;&quot; , &quot;&amp;&quot;&quot;&amp;[.L183]&amp;&quot; , &quot;&amp;&quot;&quot;&amp;[.M183]&amp;&quot; , &quot;&amp;&quot;&quot;&amp;[.N183]&amp;&quot; , &quot;&amp;&quot;&quot;&amp;[.O183]&amp;&quot; ); &quot;)">
            <text:p/>
          </table:table-cell>
          <table:table-cell table:formula="of:=IF(ISBLANK([.D183]);&quot;&quot;;&quot;INSERT INTO DIAMOND_CORE_LOOKUPS &quot;&amp;&quot;VALUES &quot;&amp;&quot;( &quot;&amp;&quot;'&quot;&amp;[.A183]&amp;&quot;' , &quot;&amp;&quot;'&quot;&amp;[.B183]&amp;&quot;' , &quot;&amp;&quot;'&quot;&amp;[.C183]&amp;&quot;' , &quot;&amp;&quot;'&quot;&amp;[.D183]&amp;&quot;' , &quot;&amp;&quot;&quot;&amp;[.E183]&amp;&quot; , &quot;&amp;&quot;&quot;&amp;[.F183]&amp;&quot; , &quot;&amp;&quot;&quot;&amp;[.G183]&amp;&quot; , &quot;&amp;&quot;&quot;&amp;[.H183]&amp;&quot; , &quot;&amp;&quot;&quot;&amp;[.I183]&amp;&quot; , &quot;&amp;&quot;&quot;&amp;[.J183]&amp;&quot; , &quot;&amp;&quot;&quot;&amp;[.K183]&amp;&quot; , &quot;&amp;&quot;&quot;&amp;[.L183]&amp;&quot; , &quot;&amp;&quot;&quot;&amp;[.M183]&amp;&quot; , &quot;&amp;&quot;&quot;&amp;[.N183]&amp;&quot; , &quot;&amp;&quot;&quot;&amp;[.O18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4]);&quot;&quot;;[.A183]+1)">
            <text:p/>
          </table:table-cell>
          <table:table-cell table:number-columns-repeated="3"/>
          <table:table-cell table:formula="of:=IF(ISBLANK([.C184]);&quot;&quot;;&quot;null&quot;)">
            <text:p/>
          </table:table-cell>
          <table:table-cell table:formula="of:=IF(ISBLANK([.C184]);&quot;&quot;;&quot;null&quot;)">
            <text:p/>
          </table:table-cell>
          <table:table-cell table:formula="of:=IF(ISBLANK([.C184]);&quot;&quot;;&quot;null&quot;)">
            <text:p/>
          </table:table-cell>
          <table:table-cell table:formula="of:=IF(ISBLANK([.C184]);&quot;&quot;;&quot;null&quot;)">
            <text:p/>
          </table:table-cell>
          <table:table-cell table:formula="of:=IF(ISBLANK([.C184]);&quot;&quot;;&quot;null&quot;)">
            <text:p/>
          </table:table-cell>
          <table:table-cell table:formula="of:=IF(ISBLANK([.C184]);&quot;&quot;;&quot;null&quot;)">
            <text:p/>
          </table:table-cell>
          <table:table-cell table:formula="of:=IF(ISBLANK([.D18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4]);&quot;&quot;;&quot;null&quot;)">
            <text:p/>
          </table:table-cell>
          <table:table-cell table:formula="of:=IF(ISBLANK([.C184]);&quot;&quot;;&quot;null&quot;)">
            <text:p/>
          </table:table-cell>
          <table:table-cell table:formula="of:=IF(ISBLANK([.D184]);&quot;&quot;;&quot;'ACTIVE_RS'&quot;)">
            <text:p/>
          </table:table-cell>
          <table:table-cell table:formula="of:=IF(ISBLANK([.D18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4]&amp;&quot;' , &quot;&amp;&quot;'&quot;&amp;[.B184]&amp;&quot;' , &quot;&amp;&quot;'&quot;&amp;[.C184]&amp;&quot;' , &quot;&amp;&quot;'&quot;&amp;[.D184]&amp;&quot;' , &quot;&amp;&quot;&quot;&amp;[.E184]&amp;&quot; , &quot;&amp;&quot;&quot;&amp;[.F184]&amp;&quot; , &quot;&amp;&quot;&quot;&amp;[.G184]&amp;&quot; , &quot;&amp;&quot;&quot;&amp;[.H184]&amp;&quot; , &quot;&amp;&quot;&quot;&amp;[.I184]&amp;&quot; , &quot;&amp;&quot;&quot;&amp;[.J184]&amp;&quot; , &quot;&amp;&quot;&quot;&amp;[.K184]&amp;&quot; , &quot;&amp;&quot;&quot;&amp;[.L184]&amp;&quot; , &quot;&amp;&quot;&quot;&amp;[.M184]&amp;&quot; , &quot;&amp;&quot;&quot;&amp;[.N184]&amp;&quot; , &quot;&amp;&quot;&quot;&amp;[.O184]&amp;&quot; ); &quot;)">
            <text:p/>
          </table:table-cell>
          <table:table-cell table:formula="of:=IF(ISBLANK([.D184]);&quot;&quot;;&quot;INSERT INTO DIAMOND_CORE_LOOKUPS &quot;&amp;&quot;VALUES &quot;&amp;&quot;( &quot;&amp;&quot;'&quot;&amp;[.A184]&amp;&quot;' , &quot;&amp;&quot;'&quot;&amp;[.B184]&amp;&quot;' , &quot;&amp;&quot;'&quot;&amp;[.C184]&amp;&quot;' , &quot;&amp;&quot;'&quot;&amp;[.D184]&amp;&quot;' , &quot;&amp;&quot;&quot;&amp;[.E184]&amp;&quot; , &quot;&amp;&quot;&quot;&amp;[.F184]&amp;&quot; , &quot;&amp;&quot;&quot;&amp;[.G184]&amp;&quot; , &quot;&amp;&quot;&quot;&amp;[.H184]&amp;&quot; , &quot;&amp;&quot;&quot;&amp;[.I184]&amp;&quot; , &quot;&amp;&quot;&quot;&amp;[.J184]&amp;&quot; , &quot;&amp;&quot;&quot;&amp;[.K184]&amp;&quot; , &quot;&amp;&quot;&quot;&amp;[.L184]&amp;&quot; , &quot;&amp;&quot;&quot;&amp;[.M184]&amp;&quot; , &quot;&amp;&quot;&quot;&amp;[.N184]&amp;&quot; , &quot;&amp;&quot;&quot;&amp;[.O18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5]);&quot;&quot;;[.A184]+1)">
            <text:p/>
          </table:table-cell>
          <table:table-cell table:number-columns-repeated="3"/>
          <table:table-cell table:formula="of:=IF(ISBLANK([.C185]);&quot;&quot;;&quot;null&quot;)">
            <text:p/>
          </table:table-cell>
          <table:table-cell table:formula="of:=IF(ISBLANK([.C185]);&quot;&quot;;&quot;null&quot;)">
            <text:p/>
          </table:table-cell>
          <table:table-cell table:formula="of:=IF(ISBLANK([.C185]);&quot;&quot;;&quot;null&quot;)">
            <text:p/>
          </table:table-cell>
          <table:table-cell table:formula="of:=IF(ISBLANK([.C185]);&quot;&quot;;&quot;null&quot;)">
            <text:p/>
          </table:table-cell>
          <table:table-cell table:formula="of:=IF(ISBLANK([.C185]);&quot;&quot;;&quot;null&quot;)">
            <text:p/>
          </table:table-cell>
          <table:table-cell table:formula="of:=IF(ISBLANK([.C185]);&quot;&quot;;&quot;null&quot;)">
            <text:p/>
          </table:table-cell>
          <table:table-cell table:formula="of:=IF(ISBLANK([.D18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5]);&quot;&quot;;&quot;null&quot;)">
            <text:p/>
          </table:table-cell>
          <table:table-cell table:formula="of:=IF(ISBLANK([.C185]);&quot;&quot;;&quot;null&quot;)">
            <text:p/>
          </table:table-cell>
          <table:table-cell table:formula="of:=IF(ISBLANK([.D185]);&quot;&quot;;&quot;'ACTIVE_RS'&quot;)">
            <text:p/>
          </table:table-cell>
          <table:table-cell table:formula="of:=IF(ISBLANK([.D18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5]&amp;&quot;' , &quot;&amp;&quot;'&quot;&amp;[.B185]&amp;&quot;' , &quot;&amp;&quot;'&quot;&amp;[.C185]&amp;&quot;' , &quot;&amp;&quot;'&quot;&amp;[.D185]&amp;&quot;' , &quot;&amp;&quot;&quot;&amp;[.E185]&amp;&quot; , &quot;&amp;&quot;&quot;&amp;[.F185]&amp;&quot; , &quot;&amp;&quot;&quot;&amp;[.G185]&amp;&quot; , &quot;&amp;&quot;&quot;&amp;[.H185]&amp;&quot; , &quot;&amp;&quot;&quot;&amp;[.I185]&amp;&quot; , &quot;&amp;&quot;&quot;&amp;[.J185]&amp;&quot; , &quot;&amp;&quot;&quot;&amp;[.K185]&amp;&quot; , &quot;&amp;&quot;&quot;&amp;[.L185]&amp;&quot; , &quot;&amp;&quot;&quot;&amp;[.M185]&amp;&quot; , &quot;&amp;&quot;&quot;&amp;[.N185]&amp;&quot; , &quot;&amp;&quot;&quot;&amp;[.O185]&amp;&quot; ); &quot;)">
            <text:p/>
          </table:table-cell>
          <table:table-cell table:formula="of:=IF(ISBLANK([.D185]);&quot;&quot;;&quot;INSERT INTO DIAMOND_CORE_LOOKUPS &quot;&amp;&quot;VALUES &quot;&amp;&quot;( &quot;&amp;&quot;'&quot;&amp;[.A185]&amp;&quot;' , &quot;&amp;&quot;'&quot;&amp;[.B185]&amp;&quot;' , &quot;&amp;&quot;'&quot;&amp;[.C185]&amp;&quot;' , &quot;&amp;&quot;'&quot;&amp;[.D185]&amp;&quot;' , &quot;&amp;&quot;&quot;&amp;[.E185]&amp;&quot; , &quot;&amp;&quot;&quot;&amp;[.F185]&amp;&quot; , &quot;&amp;&quot;&quot;&amp;[.G185]&amp;&quot; , &quot;&amp;&quot;&quot;&amp;[.H185]&amp;&quot; , &quot;&amp;&quot;&quot;&amp;[.I185]&amp;&quot; , &quot;&amp;&quot;&quot;&amp;[.J185]&amp;&quot; , &quot;&amp;&quot;&quot;&amp;[.K185]&amp;&quot; , &quot;&amp;&quot;&quot;&amp;[.L185]&amp;&quot; , &quot;&amp;&quot;&quot;&amp;[.M185]&amp;&quot; , &quot;&amp;&quot;&quot;&amp;[.N185]&amp;&quot; , &quot;&amp;&quot;&quot;&amp;[.O18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6]);&quot;&quot;;[.A185]+1)">
            <text:p/>
          </table:table-cell>
          <table:table-cell table:number-columns-repeated="3"/>
          <table:table-cell table:formula="of:=IF(ISBLANK([.C186]);&quot;&quot;;&quot;null&quot;)">
            <text:p/>
          </table:table-cell>
          <table:table-cell table:formula="of:=IF(ISBLANK([.C186]);&quot;&quot;;&quot;null&quot;)">
            <text:p/>
          </table:table-cell>
          <table:table-cell table:formula="of:=IF(ISBLANK([.C186]);&quot;&quot;;&quot;null&quot;)">
            <text:p/>
          </table:table-cell>
          <table:table-cell table:formula="of:=IF(ISBLANK([.C186]);&quot;&quot;;&quot;null&quot;)">
            <text:p/>
          </table:table-cell>
          <table:table-cell table:formula="of:=IF(ISBLANK([.C186]);&quot;&quot;;&quot;null&quot;)">
            <text:p/>
          </table:table-cell>
          <table:table-cell table:formula="of:=IF(ISBLANK([.C186]);&quot;&quot;;&quot;null&quot;)">
            <text:p/>
          </table:table-cell>
          <table:table-cell table:formula="of:=IF(ISBLANK([.D18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6]);&quot;&quot;;&quot;null&quot;)">
            <text:p/>
          </table:table-cell>
          <table:table-cell table:formula="of:=IF(ISBLANK([.C186]);&quot;&quot;;&quot;null&quot;)">
            <text:p/>
          </table:table-cell>
          <table:table-cell table:formula="of:=IF(ISBLANK([.D186]);&quot;&quot;;&quot;'ACTIVE_RS'&quot;)">
            <text:p/>
          </table:table-cell>
          <table:table-cell table:formula="of:=IF(ISBLANK([.D18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6]&amp;&quot;' , &quot;&amp;&quot;'&quot;&amp;[.B186]&amp;&quot;' , &quot;&amp;&quot;'&quot;&amp;[.C186]&amp;&quot;' , &quot;&amp;&quot;'&quot;&amp;[.D186]&amp;&quot;' , &quot;&amp;&quot;&quot;&amp;[.E186]&amp;&quot; , &quot;&amp;&quot;&quot;&amp;[.F186]&amp;&quot; , &quot;&amp;&quot;&quot;&amp;[.G186]&amp;&quot; , &quot;&amp;&quot;&quot;&amp;[.H186]&amp;&quot; , &quot;&amp;&quot;&quot;&amp;[.I186]&amp;&quot; , &quot;&amp;&quot;&quot;&amp;[.J186]&amp;&quot; , &quot;&amp;&quot;&quot;&amp;[.K186]&amp;&quot; , &quot;&amp;&quot;&quot;&amp;[.L186]&amp;&quot; , &quot;&amp;&quot;&quot;&amp;[.M186]&amp;&quot; , &quot;&amp;&quot;&quot;&amp;[.N186]&amp;&quot; , &quot;&amp;&quot;&quot;&amp;[.O186]&amp;&quot; ); &quot;)">
            <text:p/>
          </table:table-cell>
          <table:table-cell table:formula="of:=IF(ISBLANK([.D186]);&quot;&quot;;&quot;INSERT INTO DIAMOND_CORE_LOOKUPS &quot;&amp;&quot;VALUES &quot;&amp;&quot;( &quot;&amp;&quot;'&quot;&amp;[.A186]&amp;&quot;' , &quot;&amp;&quot;'&quot;&amp;[.B186]&amp;&quot;' , &quot;&amp;&quot;'&quot;&amp;[.C186]&amp;&quot;' , &quot;&amp;&quot;'&quot;&amp;[.D186]&amp;&quot;' , &quot;&amp;&quot;&quot;&amp;[.E186]&amp;&quot; , &quot;&amp;&quot;&quot;&amp;[.F186]&amp;&quot; , &quot;&amp;&quot;&quot;&amp;[.G186]&amp;&quot; , &quot;&amp;&quot;&quot;&amp;[.H186]&amp;&quot; , &quot;&amp;&quot;&quot;&amp;[.I186]&amp;&quot; , &quot;&amp;&quot;&quot;&amp;[.J186]&amp;&quot; , &quot;&amp;&quot;&quot;&amp;[.K186]&amp;&quot; , &quot;&amp;&quot;&quot;&amp;[.L186]&amp;&quot; , &quot;&amp;&quot;&quot;&amp;[.M186]&amp;&quot; , &quot;&amp;&quot;&quot;&amp;[.N186]&amp;&quot; , &quot;&amp;&quot;&quot;&amp;[.O18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7]);&quot;&quot;;[.A186]+1)">
            <text:p/>
          </table:table-cell>
          <table:table-cell table:number-columns-repeated="3"/>
          <table:table-cell table:formula="of:=IF(ISBLANK([.C187]);&quot;&quot;;&quot;null&quot;)">
            <text:p/>
          </table:table-cell>
          <table:table-cell table:formula="of:=IF(ISBLANK([.C187]);&quot;&quot;;&quot;null&quot;)">
            <text:p/>
          </table:table-cell>
          <table:table-cell table:formula="of:=IF(ISBLANK([.C187]);&quot;&quot;;&quot;null&quot;)">
            <text:p/>
          </table:table-cell>
          <table:table-cell table:formula="of:=IF(ISBLANK([.C187]);&quot;&quot;;&quot;null&quot;)">
            <text:p/>
          </table:table-cell>
          <table:table-cell table:formula="of:=IF(ISBLANK([.C187]);&quot;&quot;;&quot;null&quot;)">
            <text:p/>
          </table:table-cell>
          <table:table-cell table:formula="of:=IF(ISBLANK([.C187]);&quot;&quot;;&quot;null&quot;)">
            <text:p/>
          </table:table-cell>
          <table:table-cell table:formula="of:=IF(ISBLANK([.D18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7]);&quot;&quot;;&quot;null&quot;)">
            <text:p/>
          </table:table-cell>
          <table:table-cell table:formula="of:=IF(ISBLANK([.C187]);&quot;&quot;;&quot;null&quot;)">
            <text:p/>
          </table:table-cell>
          <table:table-cell table:formula="of:=IF(ISBLANK([.D187]);&quot;&quot;;&quot;'ACTIVE_RS'&quot;)">
            <text:p/>
          </table:table-cell>
          <table:table-cell table:formula="of:=IF(ISBLANK([.D18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7]&amp;&quot;' , &quot;&amp;&quot;'&quot;&amp;[.B187]&amp;&quot;' , &quot;&amp;&quot;'&quot;&amp;[.C187]&amp;&quot;' , &quot;&amp;&quot;'&quot;&amp;[.D187]&amp;&quot;' , &quot;&amp;&quot;&quot;&amp;[.E187]&amp;&quot; , &quot;&amp;&quot;&quot;&amp;[.F187]&amp;&quot; , &quot;&amp;&quot;&quot;&amp;[.G187]&amp;&quot; , &quot;&amp;&quot;&quot;&amp;[.H187]&amp;&quot; , &quot;&amp;&quot;&quot;&amp;[.I187]&amp;&quot; , &quot;&amp;&quot;&quot;&amp;[.J187]&amp;&quot; , &quot;&amp;&quot;&quot;&amp;[.K187]&amp;&quot; , &quot;&amp;&quot;&quot;&amp;[.L187]&amp;&quot; , &quot;&amp;&quot;&quot;&amp;[.M187]&amp;&quot; , &quot;&amp;&quot;&quot;&amp;[.N187]&amp;&quot; , &quot;&amp;&quot;&quot;&amp;[.O187]&amp;&quot; ); &quot;)">
            <text:p/>
          </table:table-cell>
          <table:table-cell table:formula="of:=IF(ISBLANK([.D187]);&quot;&quot;;&quot;INSERT INTO DIAMOND_CORE_LOOKUPS &quot;&amp;&quot;VALUES &quot;&amp;&quot;( &quot;&amp;&quot;'&quot;&amp;[.A187]&amp;&quot;' , &quot;&amp;&quot;'&quot;&amp;[.B187]&amp;&quot;' , &quot;&amp;&quot;'&quot;&amp;[.C187]&amp;&quot;' , &quot;&amp;&quot;'&quot;&amp;[.D187]&amp;&quot;' , &quot;&amp;&quot;&quot;&amp;[.E187]&amp;&quot; , &quot;&amp;&quot;&quot;&amp;[.F187]&amp;&quot; , &quot;&amp;&quot;&quot;&amp;[.G187]&amp;&quot; , &quot;&amp;&quot;&quot;&amp;[.H187]&amp;&quot; , &quot;&amp;&quot;&quot;&amp;[.I187]&amp;&quot; , &quot;&amp;&quot;&quot;&amp;[.J187]&amp;&quot; , &quot;&amp;&quot;&quot;&amp;[.K187]&amp;&quot; , &quot;&amp;&quot;&quot;&amp;[.L187]&amp;&quot; , &quot;&amp;&quot;&quot;&amp;[.M187]&amp;&quot; , &quot;&amp;&quot;&quot;&amp;[.N187]&amp;&quot; , &quot;&amp;&quot;&quot;&amp;[.O18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8]);&quot;&quot;;[.A187]+1)">
            <text:p/>
          </table:table-cell>
          <table:table-cell table:number-columns-repeated="3"/>
          <table:table-cell table:formula="of:=IF(ISBLANK([.C188]);&quot;&quot;;&quot;null&quot;)">
            <text:p/>
          </table:table-cell>
          <table:table-cell table:formula="of:=IF(ISBLANK([.C188]);&quot;&quot;;&quot;null&quot;)">
            <text:p/>
          </table:table-cell>
          <table:table-cell table:formula="of:=IF(ISBLANK([.C188]);&quot;&quot;;&quot;null&quot;)">
            <text:p/>
          </table:table-cell>
          <table:table-cell table:formula="of:=IF(ISBLANK([.C188]);&quot;&quot;;&quot;null&quot;)">
            <text:p/>
          </table:table-cell>
          <table:table-cell table:formula="of:=IF(ISBLANK([.C188]);&quot;&quot;;&quot;null&quot;)">
            <text:p/>
          </table:table-cell>
          <table:table-cell table:formula="of:=IF(ISBLANK([.C188]);&quot;&quot;;&quot;null&quot;)">
            <text:p/>
          </table:table-cell>
          <table:table-cell table:formula="of:=IF(ISBLANK([.D18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8]);&quot;&quot;;&quot;null&quot;)">
            <text:p/>
          </table:table-cell>
          <table:table-cell table:formula="of:=IF(ISBLANK([.C188]);&quot;&quot;;&quot;null&quot;)">
            <text:p/>
          </table:table-cell>
          <table:table-cell table:formula="of:=IF(ISBLANK([.D188]);&quot;&quot;;&quot;'ACTIVE_RS'&quot;)">
            <text:p/>
          </table:table-cell>
          <table:table-cell table:formula="of:=IF(ISBLANK([.D18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8]&amp;&quot;' , &quot;&amp;&quot;'&quot;&amp;[.B188]&amp;&quot;' , &quot;&amp;&quot;'&quot;&amp;[.C188]&amp;&quot;' , &quot;&amp;&quot;'&quot;&amp;[.D188]&amp;&quot;' , &quot;&amp;&quot;&quot;&amp;[.E188]&amp;&quot; , &quot;&amp;&quot;&quot;&amp;[.F188]&amp;&quot; , &quot;&amp;&quot;&quot;&amp;[.G188]&amp;&quot; , &quot;&amp;&quot;&quot;&amp;[.H188]&amp;&quot; , &quot;&amp;&quot;&quot;&amp;[.I188]&amp;&quot; , &quot;&amp;&quot;&quot;&amp;[.J188]&amp;&quot; , &quot;&amp;&quot;&quot;&amp;[.K188]&amp;&quot; , &quot;&amp;&quot;&quot;&amp;[.L188]&amp;&quot; , &quot;&amp;&quot;&quot;&amp;[.M188]&amp;&quot; , &quot;&amp;&quot;&quot;&amp;[.N188]&amp;&quot; , &quot;&amp;&quot;&quot;&amp;[.O188]&amp;&quot; ); &quot;)">
            <text:p/>
          </table:table-cell>
          <table:table-cell table:formula="of:=IF(ISBLANK([.D188]);&quot;&quot;;&quot;INSERT INTO DIAMOND_CORE_LOOKUPS &quot;&amp;&quot;VALUES &quot;&amp;&quot;( &quot;&amp;&quot;'&quot;&amp;[.A188]&amp;&quot;' , &quot;&amp;&quot;'&quot;&amp;[.B188]&amp;&quot;' , &quot;&amp;&quot;'&quot;&amp;[.C188]&amp;&quot;' , &quot;&amp;&quot;'&quot;&amp;[.D188]&amp;&quot;' , &quot;&amp;&quot;&quot;&amp;[.E188]&amp;&quot; , &quot;&amp;&quot;&quot;&amp;[.F188]&amp;&quot; , &quot;&amp;&quot;&quot;&amp;[.G188]&amp;&quot; , &quot;&amp;&quot;&quot;&amp;[.H188]&amp;&quot; , &quot;&amp;&quot;&quot;&amp;[.I188]&amp;&quot; , &quot;&amp;&quot;&quot;&amp;[.J188]&amp;&quot; , &quot;&amp;&quot;&quot;&amp;[.K188]&amp;&quot; , &quot;&amp;&quot;&quot;&amp;[.L188]&amp;&quot; , &quot;&amp;&quot;&quot;&amp;[.M188]&amp;&quot; , &quot;&amp;&quot;&quot;&amp;[.N188]&amp;&quot; , &quot;&amp;&quot;&quot;&amp;[.O18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89]);&quot;&quot;;[.A188]+1)">
            <text:p/>
          </table:table-cell>
          <table:table-cell table:number-columns-repeated="3"/>
          <table:table-cell table:formula="of:=IF(ISBLANK([.C189]);&quot;&quot;;&quot;null&quot;)">
            <text:p/>
          </table:table-cell>
          <table:table-cell table:formula="of:=IF(ISBLANK([.C189]);&quot;&quot;;&quot;null&quot;)">
            <text:p/>
          </table:table-cell>
          <table:table-cell table:formula="of:=IF(ISBLANK([.C189]);&quot;&quot;;&quot;null&quot;)">
            <text:p/>
          </table:table-cell>
          <table:table-cell table:formula="of:=IF(ISBLANK([.C189]);&quot;&quot;;&quot;null&quot;)">
            <text:p/>
          </table:table-cell>
          <table:table-cell table:formula="of:=IF(ISBLANK([.C189]);&quot;&quot;;&quot;null&quot;)">
            <text:p/>
          </table:table-cell>
          <table:table-cell table:formula="of:=IF(ISBLANK([.C189]);&quot;&quot;;&quot;null&quot;)">
            <text:p/>
          </table:table-cell>
          <table:table-cell table:formula="of:=IF(ISBLANK([.D18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89]);&quot;&quot;;&quot;null&quot;)">
            <text:p/>
          </table:table-cell>
          <table:table-cell table:formula="of:=IF(ISBLANK([.C189]);&quot;&quot;;&quot;null&quot;)">
            <text:p/>
          </table:table-cell>
          <table:table-cell table:formula="of:=IF(ISBLANK([.D189]);&quot;&quot;;&quot;'ACTIVE_RS'&quot;)">
            <text:p/>
          </table:table-cell>
          <table:table-cell table:formula="of:=IF(ISBLANK([.D18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89]&amp;&quot;' , &quot;&amp;&quot;'&quot;&amp;[.B189]&amp;&quot;' , &quot;&amp;&quot;'&quot;&amp;[.C189]&amp;&quot;' , &quot;&amp;&quot;'&quot;&amp;[.D189]&amp;&quot;' , &quot;&amp;&quot;&quot;&amp;[.E189]&amp;&quot; , &quot;&amp;&quot;&quot;&amp;[.F189]&amp;&quot; , &quot;&amp;&quot;&quot;&amp;[.G189]&amp;&quot; , &quot;&amp;&quot;&quot;&amp;[.H189]&amp;&quot; , &quot;&amp;&quot;&quot;&amp;[.I189]&amp;&quot; , &quot;&amp;&quot;&quot;&amp;[.J189]&amp;&quot; , &quot;&amp;&quot;&quot;&amp;[.K189]&amp;&quot; , &quot;&amp;&quot;&quot;&amp;[.L189]&amp;&quot; , &quot;&amp;&quot;&quot;&amp;[.M189]&amp;&quot; , &quot;&amp;&quot;&quot;&amp;[.N189]&amp;&quot; , &quot;&amp;&quot;&quot;&amp;[.O189]&amp;&quot; ); &quot;)">
            <text:p/>
          </table:table-cell>
          <table:table-cell table:formula="of:=IF(ISBLANK([.D189]);&quot;&quot;;&quot;INSERT INTO DIAMOND_CORE_LOOKUPS &quot;&amp;&quot;VALUES &quot;&amp;&quot;( &quot;&amp;&quot;'&quot;&amp;[.A189]&amp;&quot;' , &quot;&amp;&quot;'&quot;&amp;[.B189]&amp;&quot;' , &quot;&amp;&quot;'&quot;&amp;[.C189]&amp;&quot;' , &quot;&amp;&quot;'&quot;&amp;[.D189]&amp;&quot;' , &quot;&amp;&quot;&quot;&amp;[.E189]&amp;&quot; , &quot;&amp;&quot;&quot;&amp;[.F189]&amp;&quot; , &quot;&amp;&quot;&quot;&amp;[.G189]&amp;&quot; , &quot;&amp;&quot;&quot;&amp;[.H189]&amp;&quot; , &quot;&amp;&quot;&quot;&amp;[.I189]&amp;&quot; , &quot;&amp;&quot;&quot;&amp;[.J189]&amp;&quot; , &quot;&amp;&quot;&quot;&amp;[.K189]&amp;&quot; , &quot;&amp;&quot;&quot;&amp;[.L189]&amp;&quot; , &quot;&amp;&quot;&quot;&amp;[.M189]&amp;&quot; , &quot;&amp;&quot;&quot;&amp;[.N189]&amp;&quot; , &quot;&amp;&quot;&quot;&amp;[.O18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0]);&quot;&quot;;[.A189]+1)">
            <text:p/>
          </table:table-cell>
          <table:table-cell table:number-columns-repeated="3"/>
          <table:table-cell table:formula="of:=IF(ISBLANK([.C190]);&quot;&quot;;&quot;null&quot;)">
            <text:p/>
          </table:table-cell>
          <table:table-cell table:formula="of:=IF(ISBLANK([.C190]);&quot;&quot;;&quot;null&quot;)">
            <text:p/>
          </table:table-cell>
          <table:table-cell table:formula="of:=IF(ISBLANK([.C190]);&quot;&quot;;&quot;null&quot;)">
            <text:p/>
          </table:table-cell>
          <table:table-cell table:formula="of:=IF(ISBLANK([.C190]);&quot;&quot;;&quot;null&quot;)">
            <text:p/>
          </table:table-cell>
          <table:table-cell table:formula="of:=IF(ISBLANK([.C190]);&quot;&quot;;&quot;null&quot;)">
            <text:p/>
          </table:table-cell>
          <table:table-cell table:formula="of:=IF(ISBLANK([.C190]);&quot;&quot;;&quot;null&quot;)">
            <text:p/>
          </table:table-cell>
          <table:table-cell table:formula="of:=IF(ISBLANK([.D19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0]);&quot;&quot;;&quot;null&quot;)">
            <text:p/>
          </table:table-cell>
          <table:table-cell table:formula="of:=IF(ISBLANK([.C190]);&quot;&quot;;&quot;null&quot;)">
            <text:p/>
          </table:table-cell>
          <table:table-cell table:formula="of:=IF(ISBLANK([.D190]);&quot;&quot;;&quot;'ACTIVE_RS'&quot;)">
            <text:p/>
          </table:table-cell>
          <table:table-cell table:formula="of:=IF(ISBLANK([.D19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0]&amp;&quot;' , &quot;&amp;&quot;'&quot;&amp;[.B190]&amp;&quot;' , &quot;&amp;&quot;'&quot;&amp;[.C190]&amp;&quot;' , &quot;&amp;&quot;'&quot;&amp;[.D190]&amp;&quot;' , &quot;&amp;&quot;&quot;&amp;[.E190]&amp;&quot; , &quot;&amp;&quot;&quot;&amp;[.F190]&amp;&quot; , &quot;&amp;&quot;&quot;&amp;[.G190]&amp;&quot; , &quot;&amp;&quot;&quot;&amp;[.H190]&amp;&quot; , &quot;&amp;&quot;&quot;&amp;[.I190]&amp;&quot; , &quot;&amp;&quot;&quot;&amp;[.J190]&amp;&quot; , &quot;&amp;&quot;&quot;&amp;[.K190]&amp;&quot; , &quot;&amp;&quot;&quot;&amp;[.L190]&amp;&quot; , &quot;&amp;&quot;&quot;&amp;[.M190]&amp;&quot; , &quot;&amp;&quot;&quot;&amp;[.N190]&amp;&quot; , &quot;&amp;&quot;&quot;&amp;[.O190]&amp;&quot; ); &quot;)">
            <text:p/>
          </table:table-cell>
          <table:table-cell table:formula="of:=IF(ISBLANK([.D190]);&quot;&quot;;&quot;INSERT INTO DIAMOND_CORE_LOOKUPS &quot;&amp;&quot;VALUES &quot;&amp;&quot;( &quot;&amp;&quot;'&quot;&amp;[.A190]&amp;&quot;' , &quot;&amp;&quot;'&quot;&amp;[.B190]&amp;&quot;' , &quot;&amp;&quot;'&quot;&amp;[.C190]&amp;&quot;' , &quot;&amp;&quot;'&quot;&amp;[.D190]&amp;&quot;' , &quot;&amp;&quot;&quot;&amp;[.E190]&amp;&quot; , &quot;&amp;&quot;&quot;&amp;[.F190]&amp;&quot; , &quot;&amp;&quot;&quot;&amp;[.G190]&amp;&quot; , &quot;&amp;&quot;&quot;&amp;[.H190]&amp;&quot; , &quot;&amp;&quot;&quot;&amp;[.I190]&amp;&quot; , &quot;&amp;&quot;&quot;&amp;[.J190]&amp;&quot; , &quot;&amp;&quot;&quot;&amp;[.K190]&amp;&quot; , &quot;&amp;&quot;&quot;&amp;[.L190]&amp;&quot; , &quot;&amp;&quot;&quot;&amp;[.M190]&amp;&quot; , &quot;&amp;&quot;&quot;&amp;[.N190]&amp;&quot; , &quot;&amp;&quot;&quot;&amp;[.O19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1]);&quot;&quot;;[.A190]+1)">
            <text:p/>
          </table:table-cell>
          <table:table-cell table:number-columns-repeated="3"/>
          <table:table-cell table:formula="of:=IF(ISBLANK([.C191]);&quot;&quot;;&quot;null&quot;)">
            <text:p/>
          </table:table-cell>
          <table:table-cell table:formula="of:=IF(ISBLANK([.C191]);&quot;&quot;;&quot;null&quot;)">
            <text:p/>
          </table:table-cell>
          <table:table-cell table:formula="of:=IF(ISBLANK([.C191]);&quot;&quot;;&quot;null&quot;)">
            <text:p/>
          </table:table-cell>
          <table:table-cell table:formula="of:=IF(ISBLANK([.C191]);&quot;&quot;;&quot;null&quot;)">
            <text:p/>
          </table:table-cell>
          <table:table-cell table:formula="of:=IF(ISBLANK([.C191]);&quot;&quot;;&quot;null&quot;)">
            <text:p/>
          </table:table-cell>
          <table:table-cell table:formula="of:=IF(ISBLANK([.C191]);&quot;&quot;;&quot;null&quot;)">
            <text:p/>
          </table:table-cell>
          <table:table-cell table:formula="of:=IF(ISBLANK([.D19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1]);&quot;&quot;;&quot;null&quot;)">
            <text:p/>
          </table:table-cell>
          <table:table-cell table:formula="of:=IF(ISBLANK([.C191]);&quot;&quot;;&quot;null&quot;)">
            <text:p/>
          </table:table-cell>
          <table:table-cell table:formula="of:=IF(ISBLANK([.D191]);&quot;&quot;;&quot;'ACTIVE_RS'&quot;)">
            <text:p/>
          </table:table-cell>
          <table:table-cell table:formula="of:=IF(ISBLANK([.D19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1]&amp;&quot;' , &quot;&amp;&quot;'&quot;&amp;[.B191]&amp;&quot;' , &quot;&amp;&quot;'&quot;&amp;[.C191]&amp;&quot;' , &quot;&amp;&quot;'&quot;&amp;[.D191]&amp;&quot;' , &quot;&amp;&quot;&quot;&amp;[.E191]&amp;&quot; , &quot;&amp;&quot;&quot;&amp;[.F191]&amp;&quot; , &quot;&amp;&quot;&quot;&amp;[.G191]&amp;&quot; , &quot;&amp;&quot;&quot;&amp;[.H191]&amp;&quot; , &quot;&amp;&quot;&quot;&amp;[.I191]&amp;&quot; , &quot;&amp;&quot;&quot;&amp;[.J191]&amp;&quot; , &quot;&amp;&quot;&quot;&amp;[.K191]&amp;&quot; , &quot;&amp;&quot;&quot;&amp;[.L191]&amp;&quot; , &quot;&amp;&quot;&quot;&amp;[.M191]&amp;&quot; , &quot;&amp;&quot;&quot;&amp;[.N191]&amp;&quot; , &quot;&amp;&quot;&quot;&amp;[.O191]&amp;&quot; ); &quot;)">
            <text:p/>
          </table:table-cell>
          <table:table-cell table:formula="of:=IF(ISBLANK([.D191]);&quot;&quot;;&quot;INSERT INTO DIAMOND_CORE_LOOKUPS &quot;&amp;&quot;VALUES &quot;&amp;&quot;( &quot;&amp;&quot;'&quot;&amp;[.A191]&amp;&quot;' , &quot;&amp;&quot;'&quot;&amp;[.B191]&amp;&quot;' , &quot;&amp;&quot;'&quot;&amp;[.C191]&amp;&quot;' , &quot;&amp;&quot;'&quot;&amp;[.D191]&amp;&quot;' , &quot;&amp;&quot;&quot;&amp;[.E191]&amp;&quot; , &quot;&amp;&quot;&quot;&amp;[.F191]&amp;&quot; , &quot;&amp;&quot;&quot;&amp;[.G191]&amp;&quot; , &quot;&amp;&quot;&quot;&amp;[.H191]&amp;&quot; , &quot;&amp;&quot;&quot;&amp;[.I191]&amp;&quot; , &quot;&amp;&quot;&quot;&amp;[.J191]&amp;&quot; , &quot;&amp;&quot;&quot;&amp;[.K191]&amp;&quot; , &quot;&amp;&quot;&quot;&amp;[.L191]&amp;&quot; , &quot;&amp;&quot;&quot;&amp;[.M191]&amp;&quot; , &quot;&amp;&quot;&quot;&amp;[.N191]&amp;&quot; , &quot;&amp;&quot;&quot;&amp;[.O19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2]);&quot;&quot;;[.A191]+1)">
            <text:p/>
          </table:table-cell>
          <table:table-cell table:number-columns-repeated="3"/>
          <table:table-cell table:formula="of:=IF(ISBLANK([.C192]);&quot;&quot;;&quot;null&quot;)">
            <text:p/>
          </table:table-cell>
          <table:table-cell table:formula="of:=IF(ISBLANK([.C192]);&quot;&quot;;&quot;null&quot;)">
            <text:p/>
          </table:table-cell>
          <table:table-cell table:formula="of:=IF(ISBLANK([.C192]);&quot;&quot;;&quot;null&quot;)">
            <text:p/>
          </table:table-cell>
          <table:table-cell table:formula="of:=IF(ISBLANK([.C192]);&quot;&quot;;&quot;null&quot;)">
            <text:p/>
          </table:table-cell>
          <table:table-cell table:formula="of:=IF(ISBLANK([.C192]);&quot;&quot;;&quot;null&quot;)">
            <text:p/>
          </table:table-cell>
          <table:table-cell table:formula="of:=IF(ISBLANK([.C192]);&quot;&quot;;&quot;null&quot;)">
            <text:p/>
          </table:table-cell>
          <table:table-cell table:formula="of:=IF(ISBLANK([.D19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2]);&quot;&quot;;&quot;null&quot;)">
            <text:p/>
          </table:table-cell>
          <table:table-cell table:formula="of:=IF(ISBLANK([.C192]);&quot;&quot;;&quot;null&quot;)">
            <text:p/>
          </table:table-cell>
          <table:table-cell table:formula="of:=IF(ISBLANK([.D192]);&quot;&quot;;&quot;'ACTIVE_RS'&quot;)">
            <text:p/>
          </table:table-cell>
          <table:table-cell table:formula="of:=IF(ISBLANK([.D19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2]&amp;&quot;' , &quot;&amp;&quot;'&quot;&amp;[.B192]&amp;&quot;' , &quot;&amp;&quot;'&quot;&amp;[.C192]&amp;&quot;' , &quot;&amp;&quot;'&quot;&amp;[.D192]&amp;&quot;' , &quot;&amp;&quot;&quot;&amp;[.E192]&amp;&quot; , &quot;&amp;&quot;&quot;&amp;[.F192]&amp;&quot; , &quot;&amp;&quot;&quot;&amp;[.G192]&amp;&quot; , &quot;&amp;&quot;&quot;&amp;[.H192]&amp;&quot; , &quot;&amp;&quot;&quot;&amp;[.I192]&amp;&quot; , &quot;&amp;&quot;&quot;&amp;[.J192]&amp;&quot; , &quot;&amp;&quot;&quot;&amp;[.K192]&amp;&quot; , &quot;&amp;&quot;&quot;&amp;[.L192]&amp;&quot; , &quot;&amp;&quot;&quot;&amp;[.M192]&amp;&quot; , &quot;&amp;&quot;&quot;&amp;[.N192]&amp;&quot; , &quot;&amp;&quot;&quot;&amp;[.O192]&amp;&quot; ); &quot;)">
            <text:p/>
          </table:table-cell>
          <table:table-cell table:formula="of:=IF(ISBLANK([.D192]);&quot;&quot;;&quot;INSERT INTO DIAMOND_CORE_LOOKUPS &quot;&amp;&quot;VALUES &quot;&amp;&quot;( &quot;&amp;&quot;'&quot;&amp;[.A192]&amp;&quot;' , &quot;&amp;&quot;'&quot;&amp;[.B192]&amp;&quot;' , &quot;&amp;&quot;'&quot;&amp;[.C192]&amp;&quot;' , &quot;&amp;&quot;'&quot;&amp;[.D192]&amp;&quot;' , &quot;&amp;&quot;&quot;&amp;[.E192]&amp;&quot; , &quot;&amp;&quot;&quot;&amp;[.F192]&amp;&quot; , &quot;&amp;&quot;&quot;&amp;[.G192]&amp;&quot; , &quot;&amp;&quot;&quot;&amp;[.H192]&amp;&quot; , &quot;&amp;&quot;&quot;&amp;[.I192]&amp;&quot; , &quot;&amp;&quot;&quot;&amp;[.J192]&amp;&quot; , &quot;&amp;&quot;&quot;&amp;[.K192]&amp;&quot; , &quot;&amp;&quot;&quot;&amp;[.L192]&amp;&quot; , &quot;&amp;&quot;&quot;&amp;[.M192]&amp;&quot; , &quot;&amp;&quot;&quot;&amp;[.N192]&amp;&quot; , &quot;&amp;&quot;&quot;&amp;[.O19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3]);&quot;&quot;;[.A192]+1)">
            <text:p/>
          </table:table-cell>
          <table:table-cell table:number-columns-repeated="3"/>
          <table:table-cell table:formula="of:=IF(ISBLANK([.C193]);&quot;&quot;;&quot;null&quot;)">
            <text:p/>
          </table:table-cell>
          <table:table-cell table:formula="of:=IF(ISBLANK([.C193]);&quot;&quot;;&quot;null&quot;)">
            <text:p/>
          </table:table-cell>
          <table:table-cell table:formula="of:=IF(ISBLANK([.C193]);&quot;&quot;;&quot;null&quot;)">
            <text:p/>
          </table:table-cell>
          <table:table-cell table:formula="of:=IF(ISBLANK([.C193]);&quot;&quot;;&quot;null&quot;)">
            <text:p/>
          </table:table-cell>
          <table:table-cell table:formula="of:=IF(ISBLANK([.C193]);&quot;&quot;;&quot;null&quot;)">
            <text:p/>
          </table:table-cell>
          <table:table-cell table:formula="of:=IF(ISBLANK([.C193]);&quot;&quot;;&quot;null&quot;)">
            <text:p/>
          </table:table-cell>
          <table:table-cell table:formula="of:=IF(ISBLANK([.D19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3]);&quot;&quot;;&quot;null&quot;)">
            <text:p/>
          </table:table-cell>
          <table:table-cell table:formula="of:=IF(ISBLANK([.C193]);&quot;&quot;;&quot;null&quot;)">
            <text:p/>
          </table:table-cell>
          <table:table-cell table:formula="of:=IF(ISBLANK([.D193]);&quot;&quot;;&quot;'ACTIVE_RS'&quot;)">
            <text:p/>
          </table:table-cell>
          <table:table-cell table:formula="of:=IF(ISBLANK([.D19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3]&amp;&quot;' , &quot;&amp;&quot;'&quot;&amp;[.B193]&amp;&quot;' , &quot;&amp;&quot;'&quot;&amp;[.C193]&amp;&quot;' , &quot;&amp;&quot;'&quot;&amp;[.D193]&amp;&quot;' , &quot;&amp;&quot;&quot;&amp;[.E193]&amp;&quot; , &quot;&amp;&quot;&quot;&amp;[.F193]&amp;&quot; , &quot;&amp;&quot;&quot;&amp;[.G193]&amp;&quot; , &quot;&amp;&quot;&quot;&amp;[.H193]&amp;&quot; , &quot;&amp;&quot;&quot;&amp;[.I193]&amp;&quot; , &quot;&amp;&quot;&quot;&amp;[.J193]&amp;&quot; , &quot;&amp;&quot;&quot;&amp;[.K193]&amp;&quot; , &quot;&amp;&quot;&quot;&amp;[.L193]&amp;&quot; , &quot;&amp;&quot;&quot;&amp;[.M193]&amp;&quot; , &quot;&amp;&quot;&quot;&amp;[.N193]&amp;&quot; , &quot;&amp;&quot;&quot;&amp;[.O193]&amp;&quot; ); &quot;)">
            <text:p/>
          </table:table-cell>
          <table:table-cell table:formula="of:=IF(ISBLANK([.D193]);&quot;&quot;;&quot;INSERT INTO DIAMOND_CORE_LOOKUPS &quot;&amp;&quot;VALUES &quot;&amp;&quot;( &quot;&amp;&quot;'&quot;&amp;[.A193]&amp;&quot;' , &quot;&amp;&quot;'&quot;&amp;[.B193]&amp;&quot;' , &quot;&amp;&quot;'&quot;&amp;[.C193]&amp;&quot;' , &quot;&amp;&quot;'&quot;&amp;[.D193]&amp;&quot;' , &quot;&amp;&quot;&quot;&amp;[.E193]&amp;&quot; , &quot;&amp;&quot;&quot;&amp;[.F193]&amp;&quot; , &quot;&amp;&quot;&quot;&amp;[.G193]&amp;&quot; , &quot;&amp;&quot;&quot;&amp;[.H193]&amp;&quot; , &quot;&amp;&quot;&quot;&amp;[.I193]&amp;&quot; , &quot;&amp;&quot;&quot;&amp;[.J193]&amp;&quot; , &quot;&amp;&quot;&quot;&amp;[.K193]&amp;&quot; , &quot;&amp;&quot;&quot;&amp;[.L193]&amp;&quot; , &quot;&amp;&quot;&quot;&amp;[.M193]&amp;&quot; , &quot;&amp;&quot;&quot;&amp;[.N193]&amp;&quot; , &quot;&amp;&quot;&quot;&amp;[.O19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4]);&quot;&quot;;[.A193]+1)">
            <text:p/>
          </table:table-cell>
          <table:table-cell table:number-columns-repeated="3"/>
          <table:table-cell table:formula="of:=IF(ISBLANK([.C194]);&quot;&quot;;&quot;null&quot;)">
            <text:p/>
          </table:table-cell>
          <table:table-cell table:formula="of:=IF(ISBLANK([.C194]);&quot;&quot;;&quot;null&quot;)">
            <text:p/>
          </table:table-cell>
          <table:table-cell table:formula="of:=IF(ISBLANK([.C194]);&quot;&quot;;&quot;null&quot;)">
            <text:p/>
          </table:table-cell>
          <table:table-cell table:formula="of:=IF(ISBLANK([.C194]);&quot;&quot;;&quot;null&quot;)">
            <text:p/>
          </table:table-cell>
          <table:table-cell table:formula="of:=IF(ISBLANK([.C194]);&quot;&quot;;&quot;null&quot;)">
            <text:p/>
          </table:table-cell>
          <table:table-cell table:formula="of:=IF(ISBLANK([.C194]);&quot;&quot;;&quot;null&quot;)">
            <text:p/>
          </table:table-cell>
          <table:table-cell table:formula="of:=IF(ISBLANK([.D19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4]);&quot;&quot;;&quot;null&quot;)">
            <text:p/>
          </table:table-cell>
          <table:table-cell table:formula="of:=IF(ISBLANK([.C194]);&quot;&quot;;&quot;null&quot;)">
            <text:p/>
          </table:table-cell>
          <table:table-cell table:formula="of:=IF(ISBLANK([.D194]);&quot;&quot;;&quot;'ACTIVE_RS'&quot;)">
            <text:p/>
          </table:table-cell>
          <table:table-cell table:formula="of:=IF(ISBLANK([.D19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4]&amp;&quot;' , &quot;&amp;&quot;'&quot;&amp;[.B194]&amp;&quot;' , &quot;&amp;&quot;'&quot;&amp;[.C194]&amp;&quot;' , &quot;&amp;&quot;'&quot;&amp;[.D194]&amp;&quot;' , &quot;&amp;&quot;&quot;&amp;[.E194]&amp;&quot; , &quot;&amp;&quot;&quot;&amp;[.F194]&amp;&quot; , &quot;&amp;&quot;&quot;&amp;[.G194]&amp;&quot; , &quot;&amp;&quot;&quot;&amp;[.H194]&amp;&quot; , &quot;&amp;&quot;&quot;&amp;[.I194]&amp;&quot; , &quot;&amp;&quot;&quot;&amp;[.J194]&amp;&quot; , &quot;&amp;&quot;&quot;&amp;[.K194]&amp;&quot; , &quot;&amp;&quot;&quot;&amp;[.L194]&amp;&quot; , &quot;&amp;&quot;&quot;&amp;[.M194]&amp;&quot; , &quot;&amp;&quot;&quot;&amp;[.N194]&amp;&quot; , &quot;&amp;&quot;&quot;&amp;[.O194]&amp;&quot; ); &quot;)">
            <text:p/>
          </table:table-cell>
          <table:table-cell table:formula="of:=IF(ISBLANK([.D194]);&quot;&quot;;&quot;INSERT INTO DIAMOND_CORE_LOOKUPS &quot;&amp;&quot;VALUES &quot;&amp;&quot;( &quot;&amp;&quot;'&quot;&amp;[.A194]&amp;&quot;' , &quot;&amp;&quot;'&quot;&amp;[.B194]&amp;&quot;' , &quot;&amp;&quot;'&quot;&amp;[.C194]&amp;&quot;' , &quot;&amp;&quot;'&quot;&amp;[.D194]&amp;&quot;' , &quot;&amp;&quot;&quot;&amp;[.E194]&amp;&quot; , &quot;&amp;&quot;&quot;&amp;[.F194]&amp;&quot; , &quot;&amp;&quot;&quot;&amp;[.G194]&amp;&quot; , &quot;&amp;&quot;&quot;&amp;[.H194]&amp;&quot; , &quot;&amp;&quot;&quot;&amp;[.I194]&amp;&quot; , &quot;&amp;&quot;&quot;&amp;[.J194]&amp;&quot; , &quot;&amp;&quot;&quot;&amp;[.K194]&amp;&quot; , &quot;&amp;&quot;&quot;&amp;[.L194]&amp;&quot; , &quot;&amp;&quot;&quot;&amp;[.M194]&amp;&quot; , &quot;&amp;&quot;&quot;&amp;[.N194]&amp;&quot; , &quot;&amp;&quot;&quot;&amp;[.O19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5]);&quot;&quot;;[.A194]+1)">
            <text:p/>
          </table:table-cell>
          <table:table-cell table:number-columns-repeated="3"/>
          <table:table-cell table:formula="of:=IF(ISBLANK([.C195]);&quot;&quot;;&quot;null&quot;)">
            <text:p/>
          </table:table-cell>
          <table:table-cell table:formula="of:=IF(ISBLANK([.C195]);&quot;&quot;;&quot;null&quot;)">
            <text:p/>
          </table:table-cell>
          <table:table-cell table:formula="of:=IF(ISBLANK([.C195]);&quot;&quot;;&quot;null&quot;)">
            <text:p/>
          </table:table-cell>
          <table:table-cell table:formula="of:=IF(ISBLANK([.C195]);&quot;&quot;;&quot;null&quot;)">
            <text:p/>
          </table:table-cell>
          <table:table-cell table:formula="of:=IF(ISBLANK([.C195]);&quot;&quot;;&quot;null&quot;)">
            <text:p/>
          </table:table-cell>
          <table:table-cell table:formula="of:=IF(ISBLANK([.C195]);&quot;&quot;;&quot;null&quot;)">
            <text:p/>
          </table:table-cell>
          <table:table-cell table:formula="of:=IF(ISBLANK([.D19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5]);&quot;&quot;;&quot;null&quot;)">
            <text:p/>
          </table:table-cell>
          <table:table-cell table:formula="of:=IF(ISBLANK([.C195]);&quot;&quot;;&quot;null&quot;)">
            <text:p/>
          </table:table-cell>
          <table:table-cell table:formula="of:=IF(ISBLANK([.D195]);&quot;&quot;;&quot;'ACTIVE_RS'&quot;)">
            <text:p/>
          </table:table-cell>
          <table:table-cell table:formula="of:=IF(ISBLANK([.D19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5]&amp;&quot;' , &quot;&amp;&quot;'&quot;&amp;[.B195]&amp;&quot;' , &quot;&amp;&quot;'&quot;&amp;[.C195]&amp;&quot;' , &quot;&amp;&quot;'&quot;&amp;[.D195]&amp;&quot;' , &quot;&amp;&quot;&quot;&amp;[.E195]&amp;&quot; , &quot;&amp;&quot;&quot;&amp;[.F195]&amp;&quot; , &quot;&amp;&quot;&quot;&amp;[.G195]&amp;&quot; , &quot;&amp;&quot;&quot;&amp;[.H195]&amp;&quot; , &quot;&amp;&quot;&quot;&amp;[.I195]&amp;&quot; , &quot;&amp;&quot;&quot;&amp;[.J195]&amp;&quot; , &quot;&amp;&quot;&quot;&amp;[.K195]&amp;&quot; , &quot;&amp;&quot;&quot;&amp;[.L195]&amp;&quot; , &quot;&amp;&quot;&quot;&amp;[.M195]&amp;&quot; , &quot;&amp;&quot;&quot;&amp;[.N195]&amp;&quot; , &quot;&amp;&quot;&quot;&amp;[.O195]&amp;&quot; ); &quot;)">
            <text:p/>
          </table:table-cell>
          <table:table-cell table:formula="of:=IF(ISBLANK([.D195]);&quot;&quot;;&quot;INSERT INTO DIAMOND_CORE_LOOKUPS &quot;&amp;&quot;VALUES &quot;&amp;&quot;( &quot;&amp;&quot;'&quot;&amp;[.A195]&amp;&quot;' , &quot;&amp;&quot;'&quot;&amp;[.B195]&amp;&quot;' , &quot;&amp;&quot;'&quot;&amp;[.C195]&amp;&quot;' , &quot;&amp;&quot;'&quot;&amp;[.D195]&amp;&quot;' , &quot;&amp;&quot;&quot;&amp;[.E195]&amp;&quot; , &quot;&amp;&quot;&quot;&amp;[.F195]&amp;&quot; , &quot;&amp;&quot;&quot;&amp;[.G195]&amp;&quot; , &quot;&amp;&quot;&quot;&amp;[.H195]&amp;&quot; , &quot;&amp;&quot;&quot;&amp;[.I195]&amp;&quot; , &quot;&amp;&quot;&quot;&amp;[.J195]&amp;&quot; , &quot;&amp;&quot;&quot;&amp;[.K195]&amp;&quot; , &quot;&amp;&quot;&quot;&amp;[.L195]&amp;&quot; , &quot;&amp;&quot;&quot;&amp;[.M195]&amp;&quot; , &quot;&amp;&quot;&quot;&amp;[.N195]&amp;&quot; , &quot;&amp;&quot;&quot;&amp;[.O19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6]);&quot;&quot;;[.A195]+1)">
            <text:p/>
          </table:table-cell>
          <table:table-cell table:number-columns-repeated="3"/>
          <table:table-cell table:formula="of:=IF(ISBLANK([.C196]);&quot;&quot;;&quot;null&quot;)">
            <text:p/>
          </table:table-cell>
          <table:table-cell table:formula="of:=IF(ISBLANK([.C196]);&quot;&quot;;&quot;null&quot;)">
            <text:p/>
          </table:table-cell>
          <table:table-cell table:formula="of:=IF(ISBLANK([.C196]);&quot;&quot;;&quot;null&quot;)">
            <text:p/>
          </table:table-cell>
          <table:table-cell table:formula="of:=IF(ISBLANK([.C196]);&quot;&quot;;&quot;null&quot;)">
            <text:p/>
          </table:table-cell>
          <table:table-cell table:formula="of:=IF(ISBLANK([.C196]);&quot;&quot;;&quot;null&quot;)">
            <text:p/>
          </table:table-cell>
          <table:table-cell table:formula="of:=IF(ISBLANK([.C196]);&quot;&quot;;&quot;null&quot;)">
            <text:p/>
          </table:table-cell>
          <table:table-cell table:formula="of:=IF(ISBLANK([.D19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6]);&quot;&quot;;&quot;null&quot;)">
            <text:p/>
          </table:table-cell>
          <table:table-cell table:formula="of:=IF(ISBLANK([.C196]);&quot;&quot;;&quot;null&quot;)">
            <text:p/>
          </table:table-cell>
          <table:table-cell table:formula="of:=IF(ISBLANK([.D196]);&quot;&quot;;&quot;'ACTIVE_RS'&quot;)">
            <text:p/>
          </table:table-cell>
          <table:table-cell table:formula="of:=IF(ISBLANK([.D19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6]&amp;&quot;' , &quot;&amp;&quot;'&quot;&amp;[.B196]&amp;&quot;' , &quot;&amp;&quot;'&quot;&amp;[.C196]&amp;&quot;' , &quot;&amp;&quot;'&quot;&amp;[.D196]&amp;&quot;' , &quot;&amp;&quot;&quot;&amp;[.E196]&amp;&quot; , &quot;&amp;&quot;&quot;&amp;[.F196]&amp;&quot; , &quot;&amp;&quot;&quot;&amp;[.G196]&amp;&quot; , &quot;&amp;&quot;&quot;&amp;[.H196]&amp;&quot; , &quot;&amp;&quot;&quot;&amp;[.I196]&amp;&quot; , &quot;&amp;&quot;&quot;&amp;[.J196]&amp;&quot; , &quot;&amp;&quot;&quot;&amp;[.K196]&amp;&quot; , &quot;&amp;&quot;&quot;&amp;[.L196]&amp;&quot; , &quot;&amp;&quot;&quot;&amp;[.M196]&amp;&quot; , &quot;&amp;&quot;&quot;&amp;[.N196]&amp;&quot; , &quot;&amp;&quot;&quot;&amp;[.O196]&amp;&quot; ); &quot;)">
            <text:p/>
          </table:table-cell>
          <table:table-cell table:formula="of:=IF(ISBLANK([.D196]);&quot;&quot;;&quot;INSERT INTO DIAMOND_CORE_LOOKUPS &quot;&amp;&quot;VALUES &quot;&amp;&quot;( &quot;&amp;&quot;'&quot;&amp;[.A196]&amp;&quot;' , &quot;&amp;&quot;'&quot;&amp;[.B196]&amp;&quot;' , &quot;&amp;&quot;'&quot;&amp;[.C196]&amp;&quot;' , &quot;&amp;&quot;'&quot;&amp;[.D196]&amp;&quot;' , &quot;&amp;&quot;&quot;&amp;[.E196]&amp;&quot; , &quot;&amp;&quot;&quot;&amp;[.F196]&amp;&quot; , &quot;&amp;&quot;&quot;&amp;[.G196]&amp;&quot; , &quot;&amp;&quot;&quot;&amp;[.H196]&amp;&quot; , &quot;&amp;&quot;&quot;&amp;[.I196]&amp;&quot; , &quot;&amp;&quot;&quot;&amp;[.J196]&amp;&quot; , &quot;&amp;&quot;&quot;&amp;[.K196]&amp;&quot; , &quot;&amp;&quot;&quot;&amp;[.L196]&amp;&quot; , &quot;&amp;&quot;&quot;&amp;[.M196]&amp;&quot; , &quot;&amp;&quot;&quot;&amp;[.N196]&amp;&quot; , &quot;&amp;&quot;&quot;&amp;[.O19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7]);&quot;&quot;;[.A196]+1)">
            <text:p/>
          </table:table-cell>
          <table:table-cell table:number-columns-repeated="3"/>
          <table:table-cell table:formula="of:=IF(ISBLANK([.C197]);&quot;&quot;;&quot;null&quot;)">
            <text:p/>
          </table:table-cell>
          <table:table-cell table:formula="of:=IF(ISBLANK([.C197]);&quot;&quot;;&quot;null&quot;)">
            <text:p/>
          </table:table-cell>
          <table:table-cell table:formula="of:=IF(ISBLANK([.C197]);&quot;&quot;;&quot;null&quot;)">
            <text:p/>
          </table:table-cell>
          <table:table-cell table:formula="of:=IF(ISBLANK([.C197]);&quot;&quot;;&quot;null&quot;)">
            <text:p/>
          </table:table-cell>
          <table:table-cell table:formula="of:=IF(ISBLANK([.C197]);&quot;&quot;;&quot;null&quot;)">
            <text:p/>
          </table:table-cell>
          <table:table-cell table:formula="of:=IF(ISBLANK([.C197]);&quot;&quot;;&quot;null&quot;)">
            <text:p/>
          </table:table-cell>
          <table:table-cell table:formula="of:=IF(ISBLANK([.D19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7]);&quot;&quot;;&quot;null&quot;)">
            <text:p/>
          </table:table-cell>
          <table:table-cell table:formula="of:=IF(ISBLANK([.C197]);&quot;&quot;;&quot;null&quot;)">
            <text:p/>
          </table:table-cell>
          <table:table-cell table:formula="of:=IF(ISBLANK([.D197]);&quot;&quot;;&quot;'ACTIVE_RS'&quot;)">
            <text:p/>
          </table:table-cell>
          <table:table-cell table:formula="of:=IF(ISBLANK([.D19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7]&amp;&quot;' , &quot;&amp;&quot;'&quot;&amp;[.B197]&amp;&quot;' , &quot;&amp;&quot;'&quot;&amp;[.C197]&amp;&quot;' , &quot;&amp;&quot;'&quot;&amp;[.D197]&amp;&quot;' , &quot;&amp;&quot;&quot;&amp;[.E197]&amp;&quot; , &quot;&amp;&quot;&quot;&amp;[.F197]&amp;&quot; , &quot;&amp;&quot;&quot;&amp;[.G197]&amp;&quot; , &quot;&amp;&quot;&quot;&amp;[.H197]&amp;&quot; , &quot;&amp;&quot;&quot;&amp;[.I197]&amp;&quot; , &quot;&amp;&quot;&quot;&amp;[.J197]&amp;&quot; , &quot;&amp;&quot;&quot;&amp;[.K197]&amp;&quot; , &quot;&amp;&quot;&quot;&amp;[.L197]&amp;&quot; , &quot;&amp;&quot;&quot;&amp;[.M197]&amp;&quot; , &quot;&amp;&quot;&quot;&amp;[.N197]&amp;&quot; , &quot;&amp;&quot;&quot;&amp;[.O197]&amp;&quot; ); &quot;)">
            <text:p/>
          </table:table-cell>
          <table:table-cell table:formula="of:=IF(ISBLANK([.D197]);&quot;&quot;;&quot;INSERT INTO DIAMOND_CORE_LOOKUPS &quot;&amp;&quot;VALUES &quot;&amp;&quot;( &quot;&amp;&quot;'&quot;&amp;[.A197]&amp;&quot;' , &quot;&amp;&quot;'&quot;&amp;[.B197]&amp;&quot;' , &quot;&amp;&quot;'&quot;&amp;[.C197]&amp;&quot;' , &quot;&amp;&quot;'&quot;&amp;[.D197]&amp;&quot;' , &quot;&amp;&quot;&quot;&amp;[.E197]&amp;&quot; , &quot;&amp;&quot;&quot;&amp;[.F197]&amp;&quot; , &quot;&amp;&quot;&quot;&amp;[.G197]&amp;&quot; , &quot;&amp;&quot;&quot;&amp;[.H197]&amp;&quot; , &quot;&amp;&quot;&quot;&amp;[.I197]&amp;&quot; , &quot;&amp;&quot;&quot;&amp;[.J197]&amp;&quot; , &quot;&amp;&quot;&quot;&amp;[.K197]&amp;&quot; , &quot;&amp;&quot;&quot;&amp;[.L197]&amp;&quot; , &quot;&amp;&quot;&quot;&amp;[.M197]&amp;&quot; , &quot;&amp;&quot;&quot;&amp;[.N197]&amp;&quot; , &quot;&amp;&quot;&quot;&amp;[.O19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8]);&quot;&quot;;[.A197]+1)">
            <text:p/>
          </table:table-cell>
          <table:table-cell table:number-columns-repeated="3"/>
          <table:table-cell table:formula="of:=IF(ISBLANK([.C198]);&quot;&quot;;&quot;null&quot;)">
            <text:p/>
          </table:table-cell>
          <table:table-cell table:formula="of:=IF(ISBLANK([.C198]);&quot;&quot;;&quot;null&quot;)">
            <text:p/>
          </table:table-cell>
          <table:table-cell table:formula="of:=IF(ISBLANK([.C198]);&quot;&quot;;&quot;null&quot;)">
            <text:p/>
          </table:table-cell>
          <table:table-cell table:formula="of:=IF(ISBLANK([.C198]);&quot;&quot;;&quot;null&quot;)">
            <text:p/>
          </table:table-cell>
          <table:table-cell table:formula="of:=IF(ISBLANK([.C198]);&quot;&quot;;&quot;null&quot;)">
            <text:p/>
          </table:table-cell>
          <table:table-cell table:formula="of:=IF(ISBLANK([.C198]);&quot;&quot;;&quot;null&quot;)">
            <text:p/>
          </table:table-cell>
          <table:table-cell table:formula="of:=IF(ISBLANK([.D19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8]);&quot;&quot;;&quot;null&quot;)">
            <text:p/>
          </table:table-cell>
          <table:table-cell table:formula="of:=IF(ISBLANK([.C198]);&quot;&quot;;&quot;null&quot;)">
            <text:p/>
          </table:table-cell>
          <table:table-cell table:formula="of:=IF(ISBLANK([.D198]);&quot;&quot;;&quot;'ACTIVE_RS'&quot;)">
            <text:p/>
          </table:table-cell>
          <table:table-cell table:formula="of:=IF(ISBLANK([.D19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8]&amp;&quot;' , &quot;&amp;&quot;'&quot;&amp;[.B198]&amp;&quot;' , &quot;&amp;&quot;'&quot;&amp;[.C198]&amp;&quot;' , &quot;&amp;&quot;'&quot;&amp;[.D198]&amp;&quot;' , &quot;&amp;&quot;&quot;&amp;[.E198]&amp;&quot; , &quot;&amp;&quot;&quot;&amp;[.F198]&amp;&quot; , &quot;&amp;&quot;&quot;&amp;[.G198]&amp;&quot; , &quot;&amp;&quot;&quot;&amp;[.H198]&amp;&quot; , &quot;&amp;&quot;&quot;&amp;[.I198]&amp;&quot; , &quot;&amp;&quot;&quot;&amp;[.J198]&amp;&quot; , &quot;&amp;&quot;&quot;&amp;[.K198]&amp;&quot; , &quot;&amp;&quot;&quot;&amp;[.L198]&amp;&quot; , &quot;&amp;&quot;&quot;&amp;[.M198]&amp;&quot; , &quot;&amp;&quot;&quot;&amp;[.N198]&amp;&quot; , &quot;&amp;&quot;&quot;&amp;[.O198]&amp;&quot; ); &quot;)">
            <text:p/>
          </table:table-cell>
          <table:table-cell table:formula="of:=IF(ISBLANK([.D198]);&quot;&quot;;&quot;INSERT INTO DIAMOND_CORE_LOOKUPS &quot;&amp;&quot;VALUES &quot;&amp;&quot;( &quot;&amp;&quot;'&quot;&amp;[.A198]&amp;&quot;' , &quot;&amp;&quot;'&quot;&amp;[.B198]&amp;&quot;' , &quot;&amp;&quot;'&quot;&amp;[.C198]&amp;&quot;' , &quot;&amp;&quot;'&quot;&amp;[.D198]&amp;&quot;' , &quot;&amp;&quot;&quot;&amp;[.E198]&amp;&quot; , &quot;&amp;&quot;&quot;&amp;[.F198]&amp;&quot; , &quot;&amp;&quot;&quot;&amp;[.G198]&amp;&quot; , &quot;&amp;&quot;&quot;&amp;[.H198]&amp;&quot; , &quot;&amp;&quot;&quot;&amp;[.I198]&amp;&quot; , &quot;&amp;&quot;&quot;&amp;[.J198]&amp;&quot; , &quot;&amp;&quot;&quot;&amp;[.K198]&amp;&quot; , &quot;&amp;&quot;&quot;&amp;[.L198]&amp;&quot; , &quot;&amp;&quot;&quot;&amp;[.M198]&amp;&quot; , &quot;&amp;&quot;&quot;&amp;[.N198]&amp;&quot; , &quot;&amp;&quot;&quot;&amp;[.O19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199]);&quot;&quot;;[.A198]+1)">
            <text:p/>
          </table:table-cell>
          <table:table-cell table:number-columns-repeated="3"/>
          <table:table-cell table:formula="of:=IF(ISBLANK([.C199]);&quot;&quot;;&quot;null&quot;)">
            <text:p/>
          </table:table-cell>
          <table:table-cell table:formula="of:=IF(ISBLANK([.C199]);&quot;&quot;;&quot;null&quot;)">
            <text:p/>
          </table:table-cell>
          <table:table-cell table:formula="of:=IF(ISBLANK([.C199]);&quot;&quot;;&quot;null&quot;)">
            <text:p/>
          </table:table-cell>
          <table:table-cell table:formula="of:=IF(ISBLANK([.C199]);&quot;&quot;;&quot;null&quot;)">
            <text:p/>
          </table:table-cell>
          <table:table-cell table:formula="of:=IF(ISBLANK([.C199]);&quot;&quot;;&quot;null&quot;)">
            <text:p/>
          </table:table-cell>
          <table:table-cell table:formula="of:=IF(ISBLANK([.C199]);&quot;&quot;;&quot;null&quot;)">
            <text:p/>
          </table:table-cell>
          <table:table-cell table:formula="of:=IF(ISBLANK([.D19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199]);&quot;&quot;;&quot;null&quot;)">
            <text:p/>
          </table:table-cell>
          <table:table-cell table:formula="of:=IF(ISBLANK([.C199]);&quot;&quot;;&quot;null&quot;)">
            <text:p/>
          </table:table-cell>
          <table:table-cell table:formula="of:=IF(ISBLANK([.D199]);&quot;&quot;;&quot;'ACTIVE_RS'&quot;)">
            <text:p/>
          </table:table-cell>
          <table:table-cell table:formula="of:=IF(ISBLANK([.D19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199]&amp;&quot;' , &quot;&amp;&quot;'&quot;&amp;[.B199]&amp;&quot;' , &quot;&amp;&quot;'&quot;&amp;[.C199]&amp;&quot;' , &quot;&amp;&quot;'&quot;&amp;[.D199]&amp;&quot;' , &quot;&amp;&quot;&quot;&amp;[.E199]&amp;&quot; , &quot;&amp;&quot;&quot;&amp;[.F199]&amp;&quot; , &quot;&amp;&quot;&quot;&amp;[.G199]&amp;&quot; , &quot;&amp;&quot;&quot;&amp;[.H199]&amp;&quot; , &quot;&amp;&quot;&quot;&amp;[.I199]&amp;&quot; , &quot;&amp;&quot;&quot;&amp;[.J199]&amp;&quot; , &quot;&amp;&quot;&quot;&amp;[.K199]&amp;&quot; , &quot;&amp;&quot;&quot;&amp;[.L199]&amp;&quot; , &quot;&amp;&quot;&quot;&amp;[.M199]&amp;&quot; , &quot;&amp;&quot;&quot;&amp;[.N199]&amp;&quot; , &quot;&amp;&quot;&quot;&amp;[.O199]&amp;&quot; ); &quot;)">
            <text:p/>
          </table:table-cell>
          <table:table-cell table:formula="of:=IF(ISBLANK([.D199]);&quot;&quot;;&quot;INSERT INTO DIAMOND_CORE_LOOKUPS &quot;&amp;&quot;VALUES &quot;&amp;&quot;( &quot;&amp;&quot;'&quot;&amp;[.A199]&amp;&quot;' , &quot;&amp;&quot;'&quot;&amp;[.B199]&amp;&quot;' , &quot;&amp;&quot;'&quot;&amp;[.C199]&amp;&quot;' , &quot;&amp;&quot;'&quot;&amp;[.D199]&amp;&quot;' , &quot;&amp;&quot;&quot;&amp;[.E199]&amp;&quot; , &quot;&amp;&quot;&quot;&amp;[.F199]&amp;&quot; , &quot;&amp;&quot;&quot;&amp;[.G199]&amp;&quot; , &quot;&amp;&quot;&quot;&amp;[.H199]&amp;&quot; , &quot;&amp;&quot;&quot;&amp;[.I199]&amp;&quot; , &quot;&amp;&quot;&quot;&amp;[.J199]&amp;&quot; , &quot;&amp;&quot;&quot;&amp;[.K199]&amp;&quot; , &quot;&amp;&quot;&quot;&amp;[.L199]&amp;&quot; , &quot;&amp;&quot;&quot;&amp;[.M199]&amp;&quot; , &quot;&amp;&quot;&quot;&amp;[.N199]&amp;&quot; , &quot;&amp;&quot;&quot;&amp;[.O19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0]);&quot;&quot;;[.A199]+1)">
            <text:p/>
          </table:table-cell>
          <table:table-cell table:number-columns-repeated="3"/>
          <table:table-cell table:formula="of:=IF(ISBLANK([.C200]);&quot;&quot;;&quot;null&quot;)">
            <text:p/>
          </table:table-cell>
          <table:table-cell table:formula="of:=IF(ISBLANK([.C200]);&quot;&quot;;&quot;null&quot;)">
            <text:p/>
          </table:table-cell>
          <table:table-cell table:formula="of:=IF(ISBLANK([.C200]);&quot;&quot;;&quot;null&quot;)">
            <text:p/>
          </table:table-cell>
          <table:table-cell table:formula="of:=IF(ISBLANK([.C200]);&quot;&quot;;&quot;null&quot;)">
            <text:p/>
          </table:table-cell>
          <table:table-cell table:formula="of:=IF(ISBLANK([.C200]);&quot;&quot;;&quot;null&quot;)">
            <text:p/>
          </table:table-cell>
          <table:table-cell table:formula="of:=IF(ISBLANK([.C200]);&quot;&quot;;&quot;null&quot;)">
            <text:p/>
          </table:table-cell>
          <table:table-cell table:formula="of:=IF(ISBLANK([.D20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0]);&quot;&quot;;&quot;null&quot;)">
            <text:p/>
          </table:table-cell>
          <table:table-cell table:formula="of:=IF(ISBLANK([.C200]);&quot;&quot;;&quot;null&quot;)">
            <text:p/>
          </table:table-cell>
          <table:table-cell table:formula="of:=IF(ISBLANK([.D200]);&quot;&quot;;&quot;'ACTIVE_RS'&quot;)">
            <text:p/>
          </table:table-cell>
          <table:table-cell table:formula="of:=IF(ISBLANK([.D20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0]&amp;&quot;' , &quot;&amp;&quot;'&quot;&amp;[.B200]&amp;&quot;' , &quot;&amp;&quot;'&quot;&amp;[.C200]&amp;&quot;' , &quot;&amp;&quot;'&quot;&amp;[.D200]&amp;&quot;' , &quot;&amp;&quot;&quot;&amp;[.E200]&amp;&quot; , &quot;&amp;&quot;&quot;&amp;[.F200]&amp;&quot; , &quot;&amp;&quot;&quot;&amp;[.G200]&amp;&quot; , &quot;&amp;&quot;&quot;&amp;[.H200]&amp;&quot; , &quot;&amp;&quot;&quot;&amp;[.I200]&amp;&quot; , &quot;&amp;&quot;&quot;&amp;[.J200]&amp;&quot; , &quot;&amp;&quot;&quot;&amp;[.K200]&amp;&quot; , &quot;&amp;&quot;&quot;&amp;[.L200]&amp;&quot; , &quot;&amp;&quot;&quot;&amp;[.M200]&amp;&quot; , &quot;&amp;&quot;&quot;&amp;[.N200]&amp;&quot; , &quot;&amp;&quot;&quot;&amp;[.O200]&amp;&quot; ); &quot;)">
            <text:p/>
          </table:table-cell>
          <table:table-cell table:formula="of:=IF(ISBLANK([.D200]);&quot;&quot;;&quot;INSERT INTO DIAMOND_CORE_LOOKUPS &quot;&amp;&quot;VALUES &quot;&amp;&quot;( &quot;&amp;&quot;'&quot;&amp;[.A200]&amp;&quot;' , &quot;&amp;&quot;'&quot;&amp;[.B200]&amp;&quot;' , &quot;&amp;&quot;'&quot;&amp;[.C200]&amp;&quot;' , &quot;&amp;&quot;'&quot;&amp;[.D200]&amp;&quot;' , &quot;&amp;&quot;&quot;&amp;[.E200]&amp;&quot; , &quot;&amp;&quot;&quot;&amp;[.F200]&amp;&quot; , &quot;&amp;&quot;&quot;&amp;[.G200]&amp;&quot; , &quot;&amp;&quot;&quot;&amp;[.H200]&amp;&quot; , &quot;&amp;&quot;&quot;&amp;[.I200]&amp;&quot; , &quot;&amp;&quot;&quot;&amp;[.J200]&amp;&quot; , &quot;&amp;&quot;&quot;&amp;[.K200]&amp;&quot; , &quot;&amp;&quot;&quot;&amp;[.L200]&amp;&quot; , &quot;&amp;&quot;&quot;&amp;[.M200]&amp;&quot; , &quot;&amp;&quot;&quot;&amp;[.N200]&amp;&quot; , &quot;&amp;&quot;&quot;&amp;[.O20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1]);&quot;&quot;;[.A200]+1)">
            <text:p/>
          </table:table-cell>
          <table:table-cell table:number-columns-repeated="3"/>
          <table:table-cell table:formula="of:=IF(ISBLANK([.C201]);&quot;&quot;;&quot;null&quot;)">
            <text:p/>
          </table:table-cell>
          <table:table-cell table:formula="of:=IF(ISBLANK([.C201]);&quot;&quot;;&quot;null&quot;)">
            <text:p/>
          </table:table-cell>
          <table:table-cell table:formula="of:=IF(ISBLANK([.C201]);&quot;&quot;;&quot;null&quot;)">
            <text:p/>
          </table:table-cell>
          <table:table-cell table:formula="of:=IF(ISBLANK([.C201]);&quot;&quot;;&quot;null&quot;)">
            <text:p/>
          </table:table-cell>
          <table:table-cell table:formula="of:=IF(ISBLANK([.C201]);&quot;&quot;;&quot;null&quot;)">
            <text:p/>
          </table:table-cell>
          <table:table-cell table:formula="of:=IF(ISBLANK([.C201]);&quot;&quot;;&quot;null&quot;)">
            <text:p/>
          </table:table-cell>
          <table:table-cell table:formula="of:=IF(ISBLANK([.D20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1]);&quot;&quot;;&quot;null&quot;)">
            <text:p/>
          </table:table-cell>
          <table:table-cell table:formula="of:=IF(ISBLANK([.C201]);&quot;&quot;;&quot;null&quot;)">
            <text:p/>
          </table:table-cell>
          <table:table-cell table:formula="of:=IF(ISBLANK([.D201]);&quot;&quot;;&quot;'ACTIVE_RS'&quot;)">
            <text:p/>
          </table:table-cell>
          <table:table-cell table:formula="of:=IF(ISBLANK([.D20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1]&amp;&quot;' , &quot;&amp;&quot;'&quot;&amp;[.B201]&amp;&quot;' , &quot;&amp;&quot;'&quot;&amp;[.C201]&amp;&quot;' , &quot;&amp;&quot;'&quot;&amp;[.D201]&amp;&quot;' , &quot;&amp;&quot;&quot;&amp;[.E201]&amp;&quot; , &quot;&amp;&quot;&quot;&amp;[.F201]&amp;&quot; , &quot;&amp;&quot;&quot;&amp;[.G201]&amp;&quot; , &quot;&amp;&quot;&quot;&amp;[.H201]&amp;&quot; , &quot;&amp;&quot;&quot;&amp;[.I201]&amp;&quot; , &quot;&amp;&quot;&quot;&amp;[.J201]&amp;&quot; , &quot;&amp;&quot;&quot;&amp;[.K201]&amp;&quot; , &quot;&amp;&quot;&quot;&amp;[.L201]&amp;&quot; , &quot;&amp;&quot;&quot;&amp;[.M201]&amp;&quot; , &quot;&amp;&quot;&quot;&amp;[.N201]&amp;&quot; , &quot;&amp;&quot;&quot;&amp;[.O201]&amp;&quot; ); &quot;)">
            <text:p/>
          </table:table-cell>
          <table:table-cell table:formula="of:=IF(ISBLANK([.D201]);&quot;&quot;;&quot;INSERT INTO DIAMOND_CORE_LOOKUPS &quot;&amp;&quot;VALUES &quot;&amp;&quot;( &quot;&amp;&quot;'&quot;&amp;[.A201]&amp;&quot;' , &quot;&amp;&quot;'&quot;&amp;[.B201]&amp;&quot;' , &quot;&amp;&quot;'&quot;&amp;[.C201]&amp;&quot;' , &quot;&amp;&quot;'&quot;&amp;[.D201]&amp;&quot;' , &quot;&amp;&quot;&quot;&amp;[.E201]&amp;&quot; , &quot;&amp;&quot;&quot;&amp;[.F201]&amp;&quot; , &quot;&amp;&quot;&quot;&amp;[.G201]&amp;&quot; , &quot;&amp;&quot;&quot;&amp;[.H201]&amp;&quot; , &quot;&amp;&quot;&quot;&amp;[.I201]&amp;&quot; , &quot;&amp;&quot;&quot;&amp;[.J201]&amp;&quot; , &quot;&amp;&quot;&quot;&amp;[.K201]&amp;&quot; , &quot;&amp;&quot;&quot;&amp;[.L201]&amp;&quot; , &quot;&amp;&quot;&quot;&amp;[.M201]&amp;&quot; , &quot;&amp;&quot;&quot;&amp;[.N201]&amp;&quot; , &quot;&amp;&quot;&quot;&amp;[.O20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2]);&quot;&quot;;[.A201]+1)">
            <text:p/>
          </table:table-cell>
          <table:table-cell table:number-columns-repeated="3"/>
          <table:table-cell table:formula="of:=IF(ISBLANK([.C202]);&quot;&quot;;&quot;null&quot;)">
            <text:p/>
          </table:table-cell>
          <table:table-cell table:formula="of:=IF(ISBLANK([.C202]);&quot;&quot;;&quot;null&quot;)">
            <text:p/>
          </table:table-cell>
          <table:table-cell table:formula="of:=IF(ISBLANK([.C202]);&quot;&quot;;&quot;null&quot;)">
            <text:p/>
          </table:table-cell>
          <table:table-cell table:formula="of:=IF(ISBLANK([.C202]);&quot;&quot;;&quot;null&quot;)">
            <text:p/>
          </table:table-cell>
          <table:table-cell table:formula="of:=IF(ISBLANK([.C202]);&quot;&quot;;&quot;null&quot;)">
            <text:p/>
          </table:table-cell>
          <table:table-cell table:formula="of:=IF(ISBLANK([.C202]);&quot;&quot;;&quot;null&quot;)">
            <text:p/>
          </table:table-cell>
          <table:table-cell table:formula="of:=IF(ISBLANK([.D20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2]);&quot;&quot;;&quot;null&quot;)">
            <text:p/>
          </table:table-cell>
          <table:table-cell table:formula="of:=IF(ISBLANK([.C202]);&quot;&quot;;&quot;null&quot;)">
            <text:p/>
          </table:table-cell>
          <table:table-cell table:formula="of:=IF(ISBLANK([.D202]);&quot;&quot;;&quot;'ACTIVE_RS'&quot;)">
            <text:p/>
          </table:table-cell>
          <table:table-cell table:formula="of:=IF(ISBLANK([.D20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2]&amp;&quot;' , &quot;&amp;&quot;'&quot;&amp;[.B202]&amp;&quot;' , &quot;&amp;&quot;'&quot;&amp;[.C202]&amp;&quot;' , &quot;&amp;&quot;'&quot;&amp;[.D202]&amp;&quot;' , &quot;&amp;&quot;&quot;&amp;[.E202]&amp;&quot; , &quot;&amp;&quot;&quot;&amp;[.F202]&amp;&quot; , &quot;&amp;&quot;&quot;&amp;[.G202]&amp;&quot; , &quot;&amp;&quot;&quot;&amp;[.H202]&amp;&quot; , &quot;&amp;&quot;&quot;&amp;[.I202]&amp;&quot; , &quot;&amp;&quot;&quot;&amp;[.J202]&amp;&quot; , &quot;&amp;&quot;&quot;&amp;[.K202]&amp;&quot; , &quot;&amp;&quot;&quot;&amp;[.L202]&amp;&quot; , &quot;&amp;&quot;&quot;&amp;[.M202]&amp;&quot; , &quot;&amp;&quot;&quot;&amp;[.N202]&amp;&quot; , &quot;&amp;&quot;&quot;&amp;[.O202]&amp;&quot; ); &quot;)">
            <text:p/>
          </table:table-cell>
          <table:table-cell table:formula="of:=IF(ISBLANK([.D202]);&quot;&quot;;&quot;INSERT INTO DIAMOND_CORE_LOOKUPS &quot;&amp;&quot;VALUES &quot;&amp;&quot;( &quot;&amp;&quot;'&quot;&amp;[.A202]&amp;&quot;' , &quot;&amp;&quot;'&quot;&amp;[.B202]&amp;&quot;' , &quot;&amp;&quot;'&quot;&amp;[.C202]&amp;&quot;' , &quot;&amp;&quot;'&quot;&amp;[.D202]&amp;&quot;' , &quot;&amp;&quot;&quot;&amp;[.E202]&amp;&quot; , &quot;&amp;&quot;&quot;&amp;[.F202]&amp;&quot; , &quot;&amp;&quot;&quot;&amp;[.G202]&amp;&quot; , &quot;&amp;&quot;&quot;&amp;[.H202]&amp;&quot; , &quot;&amp;&quot;&quot;&amp;[.I202]&amp;&quot; , &quot;&amp;&quot;&quot;&amp;[.J202]&amp;&quot; , &quot;&amp;&quot;&quot;&amp;[.K202]&amp;&quot; , &quot;&amp;&quot;&quot;&amp;[.L202]&amp;&quot; , &quot;&amp;&quot;&quot;&amp;[.M202]&amp;&quot; , &quot;&amp;&quot;&quot;&amp;[.N202]&amp;&quot; , &quot;&amp;&quot;&quot;&amp;[.O20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3]);&quot;&quot;;[.A202]+1)">
            <text:p/>
          </table:table-cell>
          <table:table-cell table:number-columns-repeated="3"/>
          <table:table-cell table:formula="of:=IF(ISBLANK([.C203]);&quot;&quot;;&quot;null&quot;)">
            <text:p/>
          </table:table-cell>
          <table:table-cell table:formula="of:=IF(ISBLANK([.C203]);&quot;&quot;;&quot;null&quot;)">
            <text:p/>
          </table:table-cell>
          <table:table-cell table:formula="of:=IF(ISBLANK([.C203]);&quot;&quot;;&quot;null&quot;)">
            <text:p/>
          </table:table-cell>
          <table:table-cell table:formula="of:=IF(ISBLANK([.C203]);&quot;&quot;;&quot;null&quot;)">
            <text:p/>
          </table:table-cell>
          <table:table-cell table:formula="of:=IF(ISBLANK([.C203]);&quot;&quot;;&quot;null&quot;)">
            <text:p/>
          </table:table-cell>
          <table:table-cell table:formula="of:=IF(ISBLANK([.C203]);&quot;&quot;;&quot;null&quot;)">
            <text:p/>
          </table:table-cell>
          <table:table-cell table:formula="of:=IF(ISBLANK([.D20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3]);&quot;&quot;;&quot;null&quot;)">
            <text:p/>
          </table:table-cell>
          <table:table-cell table:formula="of:=IF(ISBLANK([.C203]);&quot;&quot;;&quot;null&quot;)">
            <text:p/>
          </table:table-cell>
          <table:table-cell table:formula="of:=IF(ISBLANK([.D203]);&quot;&quot;;&quot;'ACTIVE_RS'&quot;)">
            <text:p/>
          </table:table-cell>
          <table:table-cell table:formula="of:=IF(ISBLANK([.D20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3]&amp;&quot;' , &quot;&amp;&quot;'&quot;&amp;[.B203]&amp;&quot;' , &quot;&amp;&quot;'&quot;&amp;[.C203]&amp;&quot;' , &quot;&amp;&quot;'&quot;&amp;[.D203]&amp;&quot;' , &quot;&amp;&quot;&quot;&amp;[.E203]&amp;&quot; , &quot;&amp;&quot;&quot;&amp;[.F203]&amp;&quot; , &quot;&amp;&quot;&quot;&amp;[.G203]&amp;&quot; , &quot;&amp;&quot;&quot;&amp;[.H203]&amp;&quot; , &quot;&amp;&quot;&quot;&amp;[.I203]&amp;&quot; , &quot;&amp;&quot;&quot;&amp;[.J203]&amp;&quot; , &quot;&amp;&quot;&quot;&amp;[.K203]&amp;&quot; , &quot;&amp;&quot;&quot;&amp;[.L203]&amp;&quot; , &quot;&amp;&quot;&quot;&amp;[.M203]&amp;&quot; , &quot;&amp;&quot;&quot;&amp;[.N203]&amp;&quot; , &quot;&amp;&quot;&quot;&amp;[.O203]&amp;&quot; ); &quot;)">
            <text:p/>
          </table:table-cell>
          <table:table-cell table:formula="of:=IF(ISBLANK([.D203]);&quot;&quot;;&quot;INSERT INTO DIAMOND_CORE_LOOKUPS &quot;&amp;&quot;VALUES &quot;&amp;&quot;( &quot;&amp;&quot;'&quot;&amp;[.A203]&amp;&quot;' , &quot;&amp;&quot;'&quot;&amp;[.B203]&amp;&quot;' , &quot;&amp;&quot;'&quot;&amp;[.C203]&amp;&quot;' , &quot;&amp;&quot;'&quot;&amp;[.D203]&amp;&quot;' , &quot;&amp;&quot;&quot;&amp;[.E203]&amp;&quot; , &quot;&amp;&quot;&quot;&amp;[.F203]&amp;&quot; , &quot;&amp;&quot;&quot;&amp;[.G203]&amp;&quot; , &quot;&amp;&quot;&quot;&amp;[.H203]&amp;&quot; , &quot;&amp;&quot;&quot;&amp;[.I203]&amp;&quot; , &quot;&amp;&quot;&quot;&amp;[.J203]&amp;&quot; , &quot;&amp;&quot;&quot;&amp;[.K203]&amp;&quot; , &quot;&amp;&quot;&quot;&amp;[.L203]&amp;&quot; , &quot;&amp;&quot;&quot;&amp;[.M203]&amp;&quot; , &quot;&amp;&quot;&quot;&amp;[.N203]&amp;&quot; , &quot;&amp;&quot;&quot;&amp;[.O20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4]);&quot;&quot;;[.A203]+1)">
            <text:p/>
          </table:table-cell>
          <table:table-cell table:number-columns-repeated="3"/>
          <table:table-cell table:formula="of:=IF(ISBLANK([.C204]);&quot;&quot;;&quot;null&quot;)">
            <text:p/>
          </table:table-cell>
          <table:table-cell table:formula="of:=IF(ISBLANK([.C204]);&quot;&quot;;&quot;null&quot;)">
            <text:p/>
          </table:table-cell>
          <table:table-cell table:formula="of:=IF(ISBLANK([.C204]);&quot;&quot;;&quot;null&quot;)">
            <text:p/>
          </table:table-cell>
          <table:table-cell table:formula="of:=IF(ISBLANK([.C204]);&quot;&quot;;&quot;null&quot;)">
            <text:p/>
          </table:table-cell>
          <table:table-cell table:formula="of:=IF(ISBLANK([.C204]);&quot;&quot;;&quot;null&quot;)">
            <text:p/>
          </table:table-cell>
          <table:table-cell table:formula="of:=IF(ISBLANK([.C204]);&quot;&quot;;&quot;null&quot;)">
            <text:p/>
          </table:table-cell>
          <table:table-cell table:formula="of:=IF(ISBLANK([.D20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4]);&quot;&quot;;&quot;null&quot;)">
            <text:p/>
          </table:table-cell>
          <table:table-cell table:formula="of:=IF(ISBLANK([.C204]);&quot;&quot;;&quot;null&quot;)">
            <text:p/>
          </table:table-cell>
          <table:table-cell table:formula="of:=IF(ISBLANK([.D204]);&quot;&quot;;&quot;'ACTIVE_RS'&quot;)">
            <text:p/>
          </table:table-cell>
          <table:table-cell table:formula="of:=IF(ISBLANK([.D20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4]&amp;&quot;' , &quot;&amp;&quot;'&quot;&amp;[.B204]&amp;&quot;' , &quot;&amp;&quot;'&quot;&amp;[.C204]&amp;&quot;' , &quot;&amp;&quot;'&quot;&amp;[.D204]&amp;&quot;' , &quot;&amp;&quot;&quot;&amp;[.E204]&amp;&quot; , &quot;&amp;&quot;&quot;&amp;[.F204]&amp;&quot; , &quot;&amp;&quot;&quot;&amp;[.G204]&amp;&quot; , &quot;&amp;&quot;&quot;&amp;[.H204]&amp;&quot; , &quot;&amp;&quot;&quot;&amp;[.I204]&amp;&quot; , &quot;&amp;&quot;&quot;&amp;[.J204]&amp;&quot; , &quot;&amp;&quot;&quot;&amp;[.K204]&amp;&quot; , &quot;&amp;&quot;&quot;&amp;[.L204]&amp;&quot; , &quot;&amp;&quot;&quot;&amp;[.M204]&amp;&quot; , &quot;&amp;&quot;&quot;&amp;[.N204]&amp;&quot; , &quot;&amp;&quot;&quot;&amp;[.O204]&amp;&quot; ); &quot;)">
            <text:p/>
          </table:table-cell>
          <table:table-cell table:formula="of:=IF(ISBLANK([.D204]);&quot;&quot;;&quot;INSERT INTO DIAMOND_CORE_LOOKUPS &quot;&amp;&quot;VALUES &quot;&amp;&quot;( &quot;&amp;&quot;'&quot;&amp;[.A204]&amp;&quot;' , &quot;&amp;&quot;'&quot;&amp;[.B204]&amp;&quot;' , &quot;&amp;&quot;'&quot;&amp;[.C204]&amp;&quot;' , &quot;&amp;&quot;'&quot;&amp;[.D204]&amp;&quot;' , &quot;&amp;&quot;&quot;&amp;[.E204]&amp;&quot; , &quot;&amp;&quot;&quot;&amp;[.F204]&amp;&quot; , &quot;&amp;&quot;&quot;&amp;[.G204]&amp;&quot; , &quot;&amp;&quot;&quot;&amp;[.H204]&amp;&quot; , &quot;&amp;&quot;&quot;&amp;[.I204]&amp;&quot; , &quot;&amp;&quot;&quot;&amp;[.J204]&amp;&quot; , &quot;&amp;&quot;&quot;&amp;[.K204]&amp;&quot; , &quot;&amp;&quot;&quot;&amp;[.L204]&amp;&quot; , &quot;&amp;&quot;&quot;&amp;[.M204]&amp;&quot; , &quot;&amp;&quot;&quot;&amp;[.N204]&amp;&quot; , &quot;&amp;&quot;&quot;&amp;[.O20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5]);&quot;&quot;;[.A204]+1)">
            <text:p/>
          </table:table-cell>
          <table:table-cell table:number-columns-repeated="3"/>
          <table:table-cell table:formula="of:=IF(ISBLANK([.C205]);&quot;&quot;;&quot;null&quot;)">
            <text:p/>
          </table:table-cell>
          <table:table-cell table:formula="of:=IF(ISBLANK([.C205]);&quot;&quot;;&quot;null&quot;)">
            <text:p/>
          </table:table-cell>
          <table:table-cell table:formula="of:=IF(ISBLANK([.C205]);&quot;&quot;;&quot;null&quot;)">
            <text:p/>
          </table:table-cell>
          <table:table-cell table:formula="of:=IF(ISBLANK([.C205]);&quot;&quot;;&quot;null&quot;)">
            <text:p/>
          </table:table-cell>
          <table:table-cell table:formula="of:=IF(ISBLANK([.C205]);&quot;&quot;;&quot;null&quot;)">
            <text:p/>
          </table:table-cell>
          <table:table-cell table:formula="of:=IF(ISBLANK([.C205]);&quot;&quot;;&quot;null&quot;)">
            <text:p/>
          </table:table-cell>
          <table:table-cell table:formula="of:=IF(ISBLANK([.D20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5]);&quot;&quot;;&quot;null&quot;)">
            <text:p/>
          </table:table-cell>
          <table:table-cell table:formula="of:=IF(ISBLANK([.C205]);&quot;&quot;;&quot;null&quot;)">
            <text:p/>
          </table:table-cell>
          <table:table-cell table:formula="of:=IF(ISBLANK([.D205]);&quot;&quot;;&quot;'ACTIVE_RS'&quot;)">
            <text:p/>
          </table:table-cell>
          <table:table-cell table:formula="of:=IF(ISBLANK([.D20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5]&amp;&quot;' , &quot;&amp;&quot;'&quot;&amp;[.B205]&amp;&quot;' , &quot;&amp;&quot;'&quot;&amp;[.C205]&amp;&quot;' , &quot;&amp;&quot;'&quot;&amp;[.D205]&amp;&quot;' , &quot;&amp;&quot;&quot;&amp;[.E205]&amp;&quot; , &quot;&amp;&quot;&quot;&amp;[.F205]&amp;&quot; , &quot;&amp;&quot;&quot;&amp;[.G205]&amp;&quot; , &quot;&amp;&quot;&quot;&amp;[.H205]&amp;&quot; , &quot;&amp;&quot;&quot;&amp;[.I205]&amp;&quot; , &quot;&amp;&quot;&quot;&amp;[.J205]&amp;&quot; , &quot;&amp;&quot;&quot;&amp;[.K205]&amp;&quot; , &quot;&amp;&quot;&quot;&amp;[.L205]&amp;&quot; , &quot;&amp;&quot;&quot;&amp;[.M205]&amp;&quot; , &quot;&amp;&quot;&quot;&amp;[.N205]&amp;&quot; , &quot;&amp;&quot;&quot;&amp;[.O205]&amp;&quot; ); &quot;)">
            <text:p/>
          </table:table-cell>
          <table:table-cell table:formula="of:=IF(ISBLANK([.D205]);&quot;&quot;;&quot;INSERT INTO DIAMOND_CORE_LOOKUPS &quot;&amp;&quot;VALUES &quot;&amp;&quot;( &quot;&amp;&quot;'&quot;&amp;[.A205]&amp;&quot;' , &quot;&amp;&quot;'&quot;&amp;[.B205]&amp;&quot;' , &quot;&amp;&quot;'&quot;&amp;[.C205]&amp;&quot;' , &quot;&amp;&quot;'&quot;&amp;[.D205]&amp;&quot;' , &quot;&amp;&quot;&quot;&amp;[.E205]&amp;&quot; , &quot;&amp;&quot;&quot;&amp;[.F205]&amp;&quot; , &quot;&amp;&quot;&quot;&amp;[.G205]&amp;&quot; , &quot;&amp;&quot;&quot;&amp;[.H205]&amp;&quot; , &quot;&amp;&quot;&quot;&amp;[.I205]&amp;&quot; , &quot;&amp;&quot;&quot;&amp;[.J205]&amp;&quot; , &quot;&amp;&quot;&quot;&amp;[.K205]&amp;&quot; , &quot;&amp;&quot;&quot;&amp;[.L205]&amp;&quot; , &quot;&amp;&quot;&quot;&amp;[.M205]&amp;&quot; , &quot;&amp;&quot;&quot;&amp;[.N205]&amp;&quot; , &quot;&amp;&quot;&quot;&amp;[.O20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6]);&quot;&quot;;[.A205]+1)">
            <text:p/>
          </table:table-cell>
          <table:table-cell table:number-columns-repeated="3"/>
          <table:table-cell table:formula="of:=IF(ISBLANK([.C206]);&quot;&quot;;&quot;null&quot;)">
            <text:p/>
          </table:table-cell>
          <table:table-cell table:formula="of:=IF(ISBLANK([.C206]);&quot;&quot;;&quot;null&quot;)">
            <text:p/>
          </table:table-cell>
          <table:table-cell table:formula="of:=IF(ISBLANK([.C206]);&quot;&quot;;&quot;null&quot;)">
            <text:p/>
          </table:table-cell>
          <table:table-cell table:formula="of:=IF(ISBLANK([.C206]);&quot;&quot;;&quot;null&quot;)">
            <text:p/>
          </table:table-cell>
          <table:table-cell table:formula="of:=IF(ISBLANK([.C206]);&quot;&quot;;&quot;null&quot;)">
            <text:p/>
          </table:table-cell>
          <table:table-cell table:formula="of:=IF(ISBLANK([.C206]);&quot;&quot;;&quot;null&quot;)">
            <text:p/>
          </table:table-cell>
          <table:table-cell table:formula="of:=IF(ISBLANK([.D20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6]);&quot;&quot;;&quot;null&quot;)">
            <text:p/>
          </table:table-cell>
          <table:table-cell table:formula="of:=IF(ISBLANK([.C206]);&quot;&quot;;&quot;null&quot;)">
            <text:p/>
          </table:table-cell>
          <table:table-cell table:formula="of:=IF(ISBLANK([.D206]);&quot;&quot;;&quot;'ACTIVE_RS'&quot;)">
            <text:p/>
          </table:table-cell>
          <table:table-cell table:formula="of:=IF(ISBLANK([.D20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6]&amp;&quot;' , &quot;&amp;&quot;'&quot;&amp;[.B206]&amp;&quot;' , &quot;&amp;&quot;'&quot;&amp;[.C206]&amp;&quot;' , &quot;&amp;&quot;'&quot;&amp;[.D206]&amp;&quot;' , &quot;&amp;&quot;&quot;&amp;[.E206]&amp;&quot; , &quot;&amp;&quot;&quot;&amp;[.F206]&amp;&quot; , &quot;&amp;&quot;&quot;&amp;[.G206]&amp;&quot; , &quot;&amp;&quot;&quot;&amp;[.H206]&amp;&quot; , &quot;&amp;&quot;&quot;&amp;[.I206]&amp;&quot; , &quot;&amp;&quot;&quot;&amp;[.J206]&amp;&quot; , &quot;&amp;&quot;&quot;&amp;[.K206]&amp;&quot; , &quot;&amp;&quot;&quot;&amp;[.L206]&amp;&quot; , &quot;&amp;&quot;&quot;&amp;[.M206]&amp;&quot; , &quot;&amp;&quot;&quot;&amp;[.N206]&amp;&quot; , &quot;&amp;&quot;&quot;&amp;[.O206]&amp;&quot; ); &quot;)">
            <text:p/>
          </table:table-cell>
          <table:table-cell table:formula="of:=IF(ISBLANK([.D206]);&quot;&quot;;&quot;INSERT INTO DIAMOND_CORE_LOOKUPS &quot;&amp;&quot;VALUES &quot;&amp;&quot;( &quot;&amp;&quot;'&quot;&amp;[.A206]&amp;&quot;' , &quot;&amp;&quot;'&quot;&amp;[.B206]&amp;&quot;' , &quot;&amp;&quot;'&quot;&amp;[.C206]&amp;&quot;' , &quot;&amp;&quot;'&quot;&amp;[.D206]&amp;&quot;' , &quot;&amp;&quot;&quot;&amp;[.E206]&amp;&quot; , &quot;&amp;&quot;&quot;&amp;[.F206]&amp;&quot; , &quot;&amp;&quot;&quot;&amp;[.G206]&amp;&quot; , &quot;&amp;&quot;&quot;&amp;[.H206]&amp;&quot; , &quot;&amp;&quot;&quot;&amp;[.I206]&amp;&quot; , &quot;&amp;&quot;&quot;&amp;[.J206]&amp;&quot; , &quot;&amp;&quot;&quot;&amp;[.K206]&amp;&quot; , &quot;&amp;&quot;&quot;&amp;[.L206]&amp;&quot; , &quot;&amp;&quot;&quot;&amp;[.M206]&amp;&quot; , &quot;&amp;&quot;&quot;&amp;[.N206]&amp;&quot; , &quot;&amp;&quot;&quot;&amp;[.O20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7]);&quot;&quot;;[.A206]+1)">
            <text:p/>
          </table:table-cell>
          <table:table-cell table:number-columns-repeated="3"/>
          <table:table-cell table:formula="of:=IF(ISBLANK([.C207]);&quot;&quot;;&quot;null&quot;)">
            <text:p/>
          </table:table-cell>
          <table:table-cell table:formula="of:=IF(ISBLANK([.C207]);&quot;&quot;;&quot;null&quot;)">
            <text:p/>
          </table:table-cell>
          <table:table-cell table:formula="of:=IF(ISBLANK([.C207]);&quot;&quot;;&quot;null&quot;)">
            <text:p/>
          </table:table-cell>
          <table:table-cell table:formula="of:=IF(ISBLANK([.C207]);&quot;&quot;;&quot;null&quot;)">
            <text:p/>
          </table:table-cell>
          <table:table-cell table:formula="of:=IF(ISBLANK([.C207]);&quot;&quot;;&quot;null&quot;)">
            <text:p/>
          </table:table-cell>
          <table:table-cell table:formula="of:=IF(ISBLANK([.C207]);&quot;&quot;;&quot;null&quot;)">
            <text:p/>
          </table:table-cell>
          <table:table-cell table:formula="of:=IF(ISBLANK([.D20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7]);&quot;&quot;;&quot;null&quot;)">
            <text:p/>
          </table:table-cell>
          <table:table-cell table:formula="of:=IF(ISBLANK([.C207]);&quot;&quot;;&quot;null&quot;)">
            <text:p/>
          </table:table-cell>
          <table:table-cell table:formula="of:=IF(ISBLANK([.D207]);&quot;&quot;;&quot;'ACTIVE_RS'&quot;)">
            <text:p/>
          </table:table-cell>
          <table:table-cell table:formula="of:=IF(ISBLANK([.D20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7]&amp;&quot;' , &quot;&amp;&quot;'&quot;&amp;[.B207]&amp;&quot;' , &quot;&amp;&quot;'&quot;&amp;[.C207]&amp;&quot;' , &quot;&amp;&quot;'&quot;&amp;[.D207]&amp;&quot;' , &quot;&amp;&quot;&quot;&amp;[.E207]&amp;&quot; , &quot;&amp;&quot;&quot;&amp;[.F207]&amp;&quot; , &quot;&amp;&quot;&quot;&amp;[.G207]&amp;&quot; , &quot;&amp;&quot;&quot;&amp;[.H207]&amp;&quot; , &quot;&amp;&quot;&quot;&amp;[.I207]&amp;&quot; , &quot;&amp;&quot;&quot;&amp;[.J207]&amp;&quot; , &quot;&amp;&quot;&quot;&amp;[.K207]&amp;&quot; , &quot;&amp;&quot;&quot;&amp;[.L207]&amp;&quot; , &quot;&amp;&quot;&quot;&amp;[.M207]&amp;&quot; , &quot;&amp;&quot;&quot;&amp;[.N207]&amp;&quot; , &quot;&amp;&quot;&quot;&amp;[.O207]&amp;&quot; ); &quot;)">
            <text:p/>
          </table:table-cell>
          <table:table-cell table:formula="of:=IF(ISBLANK([.D207]);&quot;&quot;;&quot;INSERT INTO DIAMOND_CORE_LOOKUPS &quot;&amp;&quot;VALUES &quot;&amp;&quot;( &quot;&amp;&quot;'&quot;&amp;[.A207]&amp;&quot;' , &quot;&amp;&quot;'&quot;&amp;[.B207]&amp;&quot;' , &quot;&amp;&quot;'&quot;&amp;[.C207]&amp;&quot;' , &quot;&amp;&quot;'&quot;&amp;[.D207]&amp;&quot;' , &quot;&amp;&quot;&quot;&amp;[.E207]&amp;&quot; , &quot;&amp;&quot;&quot;&amp;[.F207]&amp;&quot; , &quot;&amp;&quot;&quot;&amp;[.G207]&amp;&quot; , &quot;&amp;&quot;&quot;&amp;[.H207]&amp;&quot; , &quot;&amp;&quot;&quot;&amp;[.I207]&amp;&quot; , &quot;&amp;&quot;&quot;&amp;[.J207]&amp;&quot; , &quot;&amp;&quot;&quot;&amp;[.K207]&amp;&quot; , &quot;&amp;&quot;&quot;&amp;[.L207]&amp;&quot; , &quot;&amp;&quot;&quot;&amp;[.M207]&amp;&quot; , &quot;&amp;&quot;&quot;&amp;[.N207]&amp;&quot; , &quot;&amp;&quot;&quot;&amp;[.O20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8]);&quot;&quot;;[.A207]+1)">
            <text:p/>
          </table:table-cell>
          <table:table-cell table:number-columns-repeated="3"/>
          <table:table-cell table:formula="of:=IF(ISBLANK([.C208]);&quot;&quot;;&quot;null&quot;)">
            <text:p/>
          </table:table-cell>
          <table:table-cell table:formula="of:=IF(ISBLANK([.C208]);&quot;&quot;;&quot;null&quot;)">
            <text:p/>
          </table:table-cell>
          <table:table-cell table:formula="of:=IF(ISBLANK([.C208]);&quot;&quot;;&quot;null&quot;)">
            <text:p/>
          </table:table-cell>
          <table:table-cell table:formula="of:=IF(ISBLANK([.C208]);&quot;&quot;;&quot;null&quot;)">
            <text:p/>
          </table:table-cell>
          <table:table-cell table:formula="of:=IF(ISBLANK([.C208]);&quot;&quot;;&quot;null&quot;)">
            <text:p/>
          </table:table-cell>
          <table:table-cell table:formula="of:=IF(ISBLANK([.C208]);&quot;&quot;;&quot;null&quot;)">
            <text:p/>
          </table:table-cell>
          <table:table-cell table:formula="of:=IF(ISBLANK([.D20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8]);&quot;&quot;;&quot;null&quot;)">
            <text:p/>
          </table:table-cell>
          <table:table-cell table:formula="of:=IF(ISBLANK([.C208]);&quot;&quot;;&quot;null&quot;)">
            <text:p/>
          </table:table-cell>
          <table:table-cell table:formula="of:=IF(ISBLANK([.D208]);&quot;&quot;;&quot;'ACTIVE_RS'&quot;)">
            <text:p/>
          </table:table-cell>
          <table:table-cell table:formula="of:=IF(ISBLANK([.D20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8]&amp;&quot;' , &quot;&amp;&quot;'&quot;&amp;[.B208]&amp;&quot;' , &quot;&amp;&quot;'&quot;&amp;[.C208]&amp;&quot;' , &quot;&amp;&quot;'&quot;&amp;[.D208]&amp;&quot;' , &quot;&amp;&quot;&quot;&amp;[.E208]&amp;&quot; , &quot;&amp;&quot;&quot;&amp;[.F208]&amp;&quot; , &quot;&amp;&quot;&quot;&amp;[.G208]&amp;&quot; , &quot;&amp;&quot;&quot;&amp;[.H208]&amp;&quot; , &quot;&amp;&quot;&quot;&amp;[.I208]&amp;&quot; , &quot;&amp;&quot;&quot;&amp;[.J208]&amp;&quot; , &quot;&amp;&quot;&quot;&amp;[.K208]&amp;&quot; , &quot;&amp;&quot;&quot;&amp;[.L208]&amp;&quot; , &quot;&amp;&quot;&quot;&amp;[.M208]&amp;&quot; , &quot;&amp;&quot;&quot;&amp;[.N208]&amp;&quot; , &quot;&amp;&quot;&quot;&amp;[.O208]&amp;&quot; ); &quot;)">
            <text:p/>
          </table:table-cell>
          <table:table-cell table:formula="of:=IF(ISBLANK([.D208]);&quot;&quot;;&quot;INSERT INTO DIAMOND_CORE_LOOKUPS &quot;&amp;&quot;VALUES &quot;&amp;&quot;( &quot;&amp;&quot;'&quot;&amp;[.A208]&amp;&quot;' , &quot;&amp;&quot;'&quot;&amp;[.B208]&amp;&quot;' , &quot;&amp;&quot;'&quot;&amp;[.C208]&amp;&quot;' , &quot;&amp;&quot;'&quot;&amp;[.D208]&amp;&quot;' , &quot;&amp;&quot;&quot;&amp;[.E208]&amp;&quot; , &quot;&amp;&quot;&quot;&amp;[.F208]&amp;&quot; , &quot;&amp;&quot;&quot;&amp;[.G208]&amp;&quot; , &quot;&amp;&quot;&quot;&amp;[.H208]&amp;&quot; , &quot;&amp;&quot;&quot;&amp;[.I208]&amp;&quot; , &quot;&amp;&quot;&quot;&amp;[.J208]&amp;&quot; , &quot;&amp;&quot;&quot;&amp;[.K208]&amp;&quot; , &quot;&amp;&quot;&quot;&amp;[.L208]&amp;&quot; , &quot;&amp;&quot;&quot;&amp;[.M208]&amp;&quot; , &quot;&amp;&quot;&quot;&amp;[.N208]&amp;&quot; , &quot;&amp;&quot;&quot;&amp;[.O20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09]);&quot;&quot;;[.A208]+1)">
            <text:p/>
          </table:table-cell>
          <table:table-cell table:number-columns-repeated="3"/>
          <table:table-cell table:formula="of:=IF(ISBLANK([.C209]);&quot;&quot;;&quot;null&quot;)">
            <text:p/>
          </table:table-cell>
          <table:table-cell table:formula="of:=IF(ISBLANK([.C209]);&quot;&quot;;&quot;null&quot;)">
            <text:p/>
          </table:table-cell>
          <table:table-cell table:formula="of:=IF(ISBLANK([.C209]);&quot;&quot;;&quot;null&quot;)">
            <text:p/>
          </table:table-cell>
          <table:table-cell table:formula="of:=IF(ISBLANK([.C209]);&quot;&quot;;&quot;null&quot;)">
            <text:p/>
          </table:table-cell>
          <table:table-cell table:formula="of:=IF(ISBLANK([.C209]);&quot;&quot;;&quot;null&quot;)">
            <text:p/>
          </table:table-cell>
          <table:table-cell table:formula="of:=IF(ISBLANK([.C209]);&quot;&quot;;&quot;null&quot;)">
            <text:p/>
          </table:table-cell>
          <table:table-cell table:formula="of:=IF(ISBLANK([.D20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09]);&quot;&quot;;&quot;null&quot;)">
            <text:p/>
          </table:table-cell>
          <table:table-cell table:formula="of:=IF(ISBLANK([.C209]);&quot;&quot;;&quot;null&quot;)">
            <text:p/>
          </table:table-cell>
          <table:table-cell table:formula="of:=IF(ISBLANK([.D209]);&quot;&quot;;&quot;'ACTIVE_RS'&quot;)">
            <text:p/>
          </table:table-cell>
          <table:table-cell table:formula="of:=IF(ISBLANK([.D20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09]&amp;&quot;' , &quot;&amp;&quot;'&quot;&amp;[.B209]&amp;&quot;' , &quot;&amp;&quot;'&quot;&amp;[.C209]&amp;&quot;' , &quot;&amp;&quot;'&quot;&amp;[.D209]&amp;&quot;' , &quot;&amp;&quot;&quot;&amp;[.E209]&amp;&quot; , &quot;&amp;&quot;&quot;&amp;[.F209]&amp;&quot; , &quot;&amp;&quot;&quot;&amp;[.G209]&amp;&quot; , &quot;&amp;&quot;&quot;&amp;[.H209]&amp;&quot; , &quot;&amp;&quot;&quot;&amp;[.I209]&amp;&quot; , &quot;&amp;&quot;&quot;&amp;[.J209]&amp;&quot; , &quot;&amp;&quot;&quot;&amp;[.K209]&amp;&quot; , &quot;&amp;&quot;&quot;&amp;[.L209]&amp;&quot; , &quot;&amp;&quot;&quot;&amp;[.M209]&amp;&quot; , &quot;&amp;&quot;&quot;&amp;[.N209]&amp;&quot; , &quot;&amp;&quot;&quot;&amp;[.O209]&amp;&quot; ); &quot;)">
            <text:p/>
          </table:table-cell>
          <table:table-cell table:formula="of:=IF(ISBLANK([.D209]);&quot;&quot;;&quot;INSERT INTO DIAMOND_CORE_LOOKUPS &quot;&amp;&quot;VALUES &quot;&amp;&quot;( &quot;&amp;&quot;'&quot;&amp;[.A209]&amp;&quot;' , &quot;&amp;&quot;'&quot;&amp;[.B209]&amp;&quot;' , &quot;&amp;&quot;'&quot;&amp;[.C209]&amp;&quot;' , &quot;&amp;&quot;'&quot;&amp;[.D209]&amp;&quot;' , &quot;&amp;&quot;&quot;&amp;[.E209]&amp;&quot; , &quot;&amp;&quot;&quot;&amp;[.F209]&amp;&quot; , &quot;&amp;&quot;&quot;&amp;[.G209]&amp;&quot; , &quot;&amp;&quot;&quot;&amp;[.H209]&amp;&quot; , &quot;&amp;&quot;&quot;&amp;[.I209]&amp;&quot; , &quot;&amp;&quot;&quot;&amp;[.J209]&amp;&quot; , &quot;&amp;&quot;&quot;&amp;[.K209]&amp;&quot; , &quot;&amp;&quot;&quot;&amp;[.L209]&amp;&quot; , &quot;&amp;&quot;&quot;&amp;[.M209]&amp;&quot; , &quot;&amp;&quot;&quot;&amp;[.N209]&amp;&quot; , &quot;&amp;&quot;&quot;&amp;[.O20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0]);&quot;&quot;;[.A209]+1)">
            <text:p/>
          </table:table-cell>
          <table:table-cell table:number-columns-repeated="3"/>
          <table:table-cell table:formula="of:=IF(ISBLANK([.C210]);&quot;&quot;;&quot;null&quot;)">
            <text:p/>
          </table:table-cell>
          <table:table-cell table:formula="of:=IF(ISBLANK([.C210]);&quot;&quot;;&quot;null&quot;)">
            <text:p/>
          </table:table-cell>
          <table:table-cell table:formula="of:=IF(ISBLANK([.C210]);&quot;&quot;;&quot;null&quot;)">
            <text:p/>
          </table:table-cell>
          <table:table-cell table:formula="of:=IF(ISBLANK([.C210]);&quot;&quot;;&quot;null&quot;)">
            <text:p/>
          </table:table-cell>
          <table:table-cell table:formula="of:=IF(ISBLANK([.C210]);&quot;&quot;;&quot;null&quot;)">
            <text:p/>
          </table:table-cell>
          <table:table-cell table:formula="of:=IF(ISBLANK([.C210]);&quot;&quot;;&quot;null&quot;)">
            <text:p/>
          </table:table-cell>
          <table:table-cell table:formula="of:=IF(ISBLANK([.D21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0]);&quot;&quot;;&quot;null&quot;)">
            <text:p/>
          </table:table-cell>
          <table:table-cell table:formula="of:=IF(ISBLANK([.C210]);&quot;&quot;;&quot;null&quot;)">
            <text:p/>
          </table:table-cell>
          <table:table-cell table:formula="of:=IF(ISBLANK([.D210]);&quot;&quot;;&quot;'ACTIVE_RS'&quot;)">
            <text:p/>
          </table:table-cell>
          <table:table-cell table:formula="of:=IF(ISBLANK([.D21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0]&amp;&quot;' , &quot;&amp;&quot;'&quot;&amp;[.B210]&amp;&quot;' , &quot;&amp;&quot;'&quot;&amp;[.C210]&amp;&quot;' , &quot;&amp;&quot;'&quot;&amp;[.D210]&amp;&quot;' , &quot;&amp;&quot;&quot;&amp;[.E210]&amp;&quot; , &quot;&amp;&quot;&quot;&amp;[.F210]&amp;&quot; , &quot;&amp;&quot;&quot;&amp;[.G210]&amp;&quot; , &quot;&amp;&quot;&quot;&amp;[.H210]&amp;&quot; , &quot;&amp;&quot;&quot;&amp;[.I210]&amp;&quot; , &quot;&amp;&quot;&quot;&amp;[.J210]&amp;&quot; , &quot;&amp;&quot;&quot;&amp;[.K210]&amp;&quot; , &quot;&amp;&quot;&quot;&amp;[.L210]&amp;&quot; , &quot;&amp;&quot;&quot;&amp;[.M210]&amp;&quot; , &quot;&amp;&quot;&quot;&amp;[.N210]&amp;&quot; , &quot;&amp;&quot;&quot;&amp;[.O210]&amp;&quot; ); &quot;)">
            <text:p/>
          </table:table-cell>
          <table:table-cell table:formula="of:=IF(ISBLANK([.D210]);&quot;&quot;;&quot;INSERT INTO DIAMOND_CORE_LOOKUPS &quot;&amp;&quot;VALUES &quot;&amp;&quot;( &quot;&amp;&quot;'&quot;&amp;[.A210]&amp;&quot;' , &quot;&amp;&quot;'&quot;&amp;[.B210]&amp;&quot;' , &quot;&amp;&quot;'&quot;&amp;[.C210]&amp;&quot;' , &quot;&amp;&quot;'&quot;&amp;[.D210]&amp;&quot;' , &quot;&amp;&quot;&quot;&amp;[.E210]&amp;&quot; , &quot;&amp;&quot;&quot;&amp;[.F210]&amp;&quot; , &quot;&amp;&quot;&quot;&amp;[.G210]&amp;&quot; , &quot;&amp;&quot;&quot;&amp;[.H210]&amp;&quot; , &quot;&amp;&quot;&quot;&amp;[.I210]&amp;&quot; , &quot;&amp;&quot;&quot;&amp;[.J210]&amp;&quot; , &quot;&amp;&quot;&quot;&amp;[.K210]&amp;&quot; , &quot;&amp;&quot;&quot;&amp;[.L210]&amp;&quot; , &quot;&amp;&quot;&quot;&amp;[.M210]&amp;&quot; , &quot;&amp;&quot;&quot;&amp;[.N210]&amp;&quot; , &quot;&amp;&quot;&quot;&amp;[.O21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1]);&quot;&quot;;[.A210]+1)">
            <text:p/>
          </table:table-cell>
          <table:table-cell table:number-columns-repeated="3"/>
          <table:table-cell table:formula="of:=IF(ISBLANK([.C211]);&quot;&quot;;&quot;null&quot;)">
            <text:p/>
          </table:table-cell>
          <table:table-cell table:formula="of:=IF(ISBLANK([.C211]);&quot;&quot;;&quot;null&quot;)">
            <text:p/>
          </table:table-cell>
          <table:table-cell table:formula="of:=IF(ISBLANK([.C211]);&quot;&quot;;&quot;null&quot;)">
            <text:p/>
          </table:table-cell>
          <table:table-cell table:formula="of:=IF(ISBLANK([.C211]);&quot;&quot;;&quot;null&quot;)">
            <text:p/>
          </table:table-cell>
          <table:table-cell table:formula="of:=IF(ISBLANK([.C211]);&quot;&quot;;&quot;null&quot;)">
            <text:p/>
          </table:table-cell>
          <table:table-cell table:formula="of:=IF(ISBLANK([.C211]);&quot;&quot;;&quot;null&quot;)">
            <text:p/>
          </table:table-cell>
          <table:table-cell table:formula="of:=IF(ISBLANK([.D21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1]);&quot;&quot;;&quot;null&quot;)">
            <text:p/>
          </table:table-cell>
          <table:table-cell table:formula="of:=IF(ISBLANK([.C211]);&quot;&quot;;&quot;null&quot;)">
            <text:p/>
          </table:table-cell>
          <table:table-cell table:formula="of:=IF(ISBLANK([.D211]);&quot;&quot;;&quot;'ACTIVE_RS'&quot;)">
            <text:p/>
          </table:table-cell>
          <table:table-cell table:formula="of:=IF(ISBLANK([.D21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1]&amp;&quot;' , &quot;&amp;&quot;'&quot;&amp;[.B211]&amp;&quot;' , &quot;&amp;&quot;'&quot;&amp;[.C211]&amp;&quot;' , &quot;&amp;&quot;'&quot;&amp;[.D211]&amp;&quot;' , &quot;&amp;&quot;&quot;&amp;[.E211]&amp;&quot; , &quot;&amp;&quot;&quot;&amp;[.F211]&amp;&quot; , &quot;&amp;&quot;&quot;&amp;[.G211]&amp;&quot; , &quot;&amp;&quot;&quot;&amp;[.H211]&amp;&quot; , &quot;&amp;&quot;&quot;&amp;[.I211]&amp;&quot; , &quot;&amp;&quot;&quot;&amp;[.J211]&amp;&quot; , &quot;&amp;&quot;&quot;&amp;[.K211]&amp;&quot; , &quot;&amp;&quot;&quot;&amp;[.L211]&amp;&quot; , &quot;&amp;&quot;&quot;&amp;[.M211]&amp;&quot; , &quot;&amp;&quot;&quot;&amp;[.N211]&amp;&quot; , &quot;&amp;&quot;&quot;&amp;[.O211]&amp;&quot; ); &quot;)">
            <text:p/>
          </table:table-cell>
          <table:table-cell table:formula="of:=IF(ISBLANK([.D211]);&quot;&quot;;&quot;INSERT INTO DIAMOND_CORE_LOOKUPS &quot;&amp;&quot;VALUES &quot;&amp;&quot;( &quot;&amp;&quot;'&quot;&amp;[.A211]&amp;&quot;' , &quot;&amp;&quot;'&quot;&amp;[.B211]&amp;&quot;' , &quot;&amp;&quot;'&quot;&amp;[.C211]&amp;&quot;' , &quot;&amp;&quot;'&quot;&amp;[.D211]&amp;&quot;' , &quot;&amp;&quot;&quot;&amp;[.E211]&amp;&quot; , &quot;&amp;&quot;&quot;&amp;[.F211]&amp;&quot; , &quot;&amp;&quot;&quot;&amp;[.G211]&amp;&quot; , &quot;&amp;&quot;&quot;&amp;[.H211]&amp;&quot; , &quot;&amp;&quot;&quot;&amp;[.I211]&amp;&quot; , &quot;&amp;&quot;&quot;&amp;[.J211]&amp;&quot; , &quot;&amp;&quot;&quot;&amp;[.K211]&amp;&quot; , &quot;&amp;&quot;&quot;&amp;[.L211]&amp;&quot; , &quot;&amp;&quot;&quot;&amp;[.M211]&amp;&quot; , &quot;&amp;&quot;&quot;&amp;[.N211]&amp;&quot; , &quot;&amp;&quot;&quot;&amp;[.O21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2]);&quot;&quot;;[.A211]+1)">
            <text:p/>
          </table:table-cell>
          <table:table-cell table:number-columns-repeated="3"/>
          <table:table-cell table:formula="of:=IF(ISBLANK([.C212]);&quot;&quot;;&quot;null&quot;)">
            <text:p/>
          </table:table-cell>
          <table:table-cell table:formula="of:=IF(ISBLANK([.C212]);&quot;&quot;;&quot;null&quot;)">
            <text:p/>
          </table:table-cell>
          <table:table-cell table:formula="of:=IF(ISBLANK([.C212]);&quot;&quot;;&quot;null&quot;)">
            <text:p/>
          </table:table-cell>
          <table:table-cell table:formula="of:=IF(ISBLANK([.C212]);&quot;&quot;;&quot;null&quot;)">
            <text:p/>
          </table:table-cell>
          <table:table-cell table:formula="of:=IF(ISBLANK([.C212]);&quot;&quot;;&quot;null&quot;)">
            <text:p/>
          </table:table-cell>
          <table:table-cell table:formula="of:=IF(ISBLANK([.C212]);&quot;&quot;;&quot;null&quot;)">
            <text:p/>
          </table:table-cell>
          <table:table-cell table:formula="of:=IF(ISBLANK([.D21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2]);&quot;&quot;;&quot;null&quot;)">
            <text:p/>
          </table:table-cell>
          <table:table-cell table:formula="of:=IF(ISBLANK([.C212]);&quot;&quot;;&quot;null&quot;)">
            <text:p/>
          </table:table-cell>
          <table:table-cell table:formula="of:=IF(ISBLANK([.D212]);&quot;&quot;;&quot;'ACTIVE_RS'&quot;)">
            <text:p/>
          </table:table-cell>
          <table:table-cell table:formula="of:=IF(ISBLANK([.D21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2]&amp;&quot;' , &quot;&amp;&quot;'&quot;&amp;[.B212]&amp;&quot;' , &quot;&amp;&quot;'&quot;&amp;[.C212]&amp;&quot;' , &quot;&amp;&quot;'&quot;&amp;[.D212]&amp;&quot;' , &quot;&amp;&quot;&quot;&amp;[.E212]&amp;&quot; , &quot;&amp;&quot;&quot;&amp;[.F212]&amp;&quot; , &quot;&amp;&quot;&quot;&amp;[.G212]&amp;&quot; , &quot;&amp;&quot;&quot;&amp;[.H212]&amp;&quot; , &quot;&amp;&quot;&quot;&amp;[.I212]&amp;&quot; , &quot;&amp;&quot;&quot;&amp;[.J212]&amp;&quot; , &quot;&amp;&quot;&quot;&amp;[.K212]&amp;&quot; , &quot;&amp;&quot;&quot;&amp;[.L212]&amp;&quot; , &quot;&amp;&quot;&quot;&amp;[.M212]&amp;&quot; , &quot;&amp;&quot;&quot;&amp;[.N212]&amp;&quot; , &quot;&amp;&quot;&quot;&amp;[.O212]&amp;&quot; ); &quot;)">
            <text:p/>
          </table:table-cell>
          <table:table-cell table:formula="of:=IF(ISBLANK([.D212]);&quot;&quot;;&quot;INSERT INTO DIAMOND_CORE_LOOKUPS &quot;&amp;&quot;VALUES &quot;&amp;&quot;( &quot;&amp;&quot;'&quot;&amp;[.A212]&amp;&quot;' , &quot;&amp;&quot;'&quot;&amp;[.B212]&amp;&quot;' , &quot;&amp;&quot;'&quot;&amp;[.C212]&amp;&quot;' , &quot;&amp;&quot;'&quot;&amp;[.D212]&amp;&quot;' , &quot;&amp;&quot;&quot;&amp;[.E212]&amp;&quot; , &quot;&amp;&quot;&quot;&amp;[.F212]&amp;&quot; , &quot;&amp;&quot;&quot;&amp;[.G212]&amp;&quot; , &quot;&amp;&quot;&quot;&amp;[.H212]&amp;&quot; , &quot;&amp;&quot;&quot;&amp;[.I212]&amp;&quot; , &quot;&amp;&quot;&quot;&amp;[.J212]&amp;&quot; , &quot;&amp;&quot;&quot;&amp;[.K212]&amp;&quot; , &quot;&amp;&quot;&quot;&amp;[.L212]&amp;&quot; , &quot;&amp;&quot;&quot;&amp;[.M212]&amp;&quot; , &quot;&amp;&quot;&quot;&amp;[.N212]&amp;&quot; , &quot;&amp;&quot;&quot;&amp;[.O21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3]);&quot;&quot;;[.A212]+1)">
            <text:p/>
          </table:table-cell>
          <table:table-cell table:number-columns-repeated="3"/>
          <table:table-cell table:formula="of:=IF(ISBLANK([.C213]);&quot;&quot;;&quot;null&quot;)">
            <text:p/>
          </table:table-cell>
          <table:table-cell table:formula="of:=IF(ISBLANK([.C213]);&quot;&quot;;&quot;null&quot;)">
            <text:p/>
          </table:table-cell>
          <table:table-cell table:formula="of:=IF(ISBLANK([.C213]);&quot;&quot;;&quot;null&quot;)">
            <text:p/>
          </table:table-cell>
          <table:table-cell table:formula="of:=IF(ISBLANK([.C213]);&quot;&quot;;&quot;null&quot;)">
            <text:p/>
          </table:table-cell>
          <table:table-cell table:formula="of:=IF(ISBLANK([.C213]);&quot;&quot;;&quot;null&quot;)">
            <text:p/>
          </table:table-cell>
          <table:table-cell table:formula="of:=IF(ISBLANK([.C213]);&quot;&quot;;&quot;null&quot;)">
            <text:p/>
          </table:table-cell>
          <table:table-cell table:formula="of:=IF(ISBLANK([.D21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3]);&quot;&quot;;&quot;null&quot;)">
            <text:p/>
          </table:table-cell>
          <table:table-cell table:formula="of:=IF(ISBLANK([.C213]);&quot;&quot;;&quot;null&quot;)">
            <text:p/>
          </table:table-cell>
          <table:table-cell table:formula="of:=IF(ISBLANK([.D213]);&quot;&quot;;&quot;'ACTIVE_RS'&quot;)">
            <text:p/>
          </table:table-cell>
          <table:table-cell table:formula="of:=IF(ISBLANK([.D21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3]&amp;&quot;' , &quot;&amp;&quot;'&quot;&amp;[.B213]&amp;&quot;' , &quot;&amp;&quot;'&quot;&amp;[.C213]&amp;&quot;' , &quot;&amp;&quot;'&quot;&amp;[.D213]&amp;&quot;' , &quot;&amp;&quot;&quot;&amp;[.E213]&amp;&quot; , &quot;&amp;&quot;&quot;&amp;[.F213]&amp;&quot; , &quot;&amp;&quot;&quot;&amp;[.G213]&amp;&quot; , &quot;&amp;&quot;&quot;&amp;[.H213]&amp;&quot; , &quot;&amp;&quot;&quot;&amp;[.I213]&amp;&quot; , &quot;&amp;&quot;&quot;&amp;[.J213]&amp;&quot; , &quot;&amp;&quot;&quot;&amp;[.K213]&amp;&quot; , &quot;&amp;&quot;&quot;&amp;[.L213]&amp;&quot; , &quot;&amp;&quot;&quot;&amp;[.M213]&amp;&quot; , &quot;&amp;&quot;&quot;&amp;[.N213]&amp;&quot; , &quot;&amp;&quot;&quot;&amp;[.O213]&amp;&quot; ); &quot;)">
            <text:p/>
          </table:table-cell>
          <table:table-cell table:formula="of:=IF(ISBLANK([.D213]);&quot;&quot;;&quot;INSERT INTO DIAMOND_CORE_LOOKUPS &quot;&amp;&quot;VALUES &quot;&amp;&quot;( &quot;&amp;&quot;'&quot;&amp;[.A213]&amp;&quot;' , &quot;&amp;&quot;'&quot;&amp;[.B213]&amp;&quot;' , &quot;&amp;&quot;'&quot;&amp;[.C213]&amp;&quot;' , &quot;&amp;&quot;'&quot;&amp;[.D213]&amp;&quot;' , &quot;&amp;&quot;&quot;&amp;[.E213]&amp;&quot; , &quot;&amp;&quot;&quot;&amp;[.F213]&amp;&quot; , &quot;&amp;&quot;&quot;&amp;[.G213]&amp;&quot; , &quot;&amp;&quot;&quot;&amp;[.H213]&amp;&quot; , &quot;&amp;&quot;&quot;&amp;[.I213]&amp;&quot; , &quot;&amp;&quot;&quot;&amp;[.J213]&amp;&quot; , &quot;&amp;&quot;&quot;&amp;[.K213]&amp;&quot; , &quot;&amp;&quot;&quot;&amp;[.L213]&amp;&quot; , &quot;&amp;&quot;&quot;&amp;[.M213]&amp;&quot; , &quot;&amp;&quot;&quot;&amp;[.N213]&amp;&quot; , &quot;&amp;&quot;&quot;&amp;[.O21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4]);&quot;&quot;;[.A213]+1)">
            <text:p/>
          </table:table-cell>
          <table:table-cell table:number-columns-repeated="3"/>
          <table:table-cell table:formula="of:=IF(ISBLANK([.C214]);&quot;&quot;;&quot;null&quot;)">
            <text:p/>
          </table:table-cell>
          <table:table-cell table:formula="of:=IF(ISBLANK([.C214]);&quot;&quot;;&quot;null&quot;)">
            <text:p/>
          </table:table-cell>
          <table:table-cell table:formula="of:=IF(ISBLANK([.C214]);&quot;&quot;;&quot;null&quot;)">
            <text:p/>
          </table:table-cell>
          <table:table-cell table:formula="of:=IF(ISBLANK([.C214]);&quot;&quot;;&quot;null&quot;)">
            <text:p/>
          </table:table-cell>
          <table:table-cell table:formula="of:=IF(ISBLANK([.C214]);&quot;&quot;;&quot;null&quot;)">
            <text:p/>
          </table:table-cell>
          <table:table-cell table:formula="of:=IF(ISBLANK([.C214]);&quot;&quot;;&quot;null&quot;)">
            <text:p/>
          </table:table-cell>
          <table:table-cell table:formula="of:=IF(ISBLANK([.D21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4]);&quot;&quot;;&quot;null&quot;)">
            <text:p/>
          </table:table-cell>
          <table:table-cell table:formula="of:=IF(ISBLANK([.C214]);&quot;&quot;;&quot;null&quot;)">
            <text:p/>
          </table:table-cell>
          <table:table-cell table:formula="of:=IF(ISBLANK([.D214]);&quot;&quot;;&quot;'ACTIVE_RS'&quot;)">
            <text:p/>
          </table:table-cell>
          <table:table-cell table:formula="of:=IF(ISBLANK([.D21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4]&amp;&quot;' , &quot;&amp;&quot;'&quot;&amp;[.B214]&amp;&quot;' , &quot;&amp;&quot;'&quot;&amp;[.C214]&amp;&quot;' , &quot;&amp;&quot;'&quot;&amp;[.D214]&amp;&quot;' , &quot;&amp;&quot;&quot;&amp;[.E214]&amp;&quot; , &quot;&amp;&quot;&quot;&amp;[.F214]&amp;&quot; , &quot;&amp;&quot;&quot;&amp;[.G214]&amp;&quot; , &quot;&amp;&quot;&quot;&amp;[.H214]&amp;&quot; , &quot;&amp;&quot;&quot;&amp;[.I214]&amp;&quot; , &quot;&amp;&quot;&quot;&amp;[.J214]&amp;&quot; , &quot;&amp;&quot;&quot;&amp;[.K214]&amp;&quot; , &quot;&amp;&quot;&quot;&amp;[.L214]&amp;&quot; , &quot;&amp;&quot;&quot;&amp;[.M214]&amp;&quot; , &quot;&amp;&quot;&quot;&amp;[.N214]&amp;&quot; , &quot;&amp;&quot;&quot;&amp;[.O214]&amp;&quot; ); &quot;)">
            <text:p/>
          </table:table-cell>
          <table:table-cell table:formula="of:=IF(ISBLANK([.D214]);&quot;&quot;;&quot;INSERT INTO DIAMOND_CORE_LOOKUPS &quot;&amp;&quot;VALUES &quot;&amp;&quot;( &quot;&amp;&quot;'&quot;&amp;[.A214]&amp;&quot;' , &quot;&amp;&quot;'&quot;&amp;[.B214]&amp;&quot;' , &quot;&amp;&quot;'&quot;&amp;[.C214]&amp;&quot;' , &quot;&amp;&quot;'&quot;&amp;[.D214]&amp;&quot;' , &quot;&amp;&quot;&quot;&amp;[.E214]&amp;&quot; , &quot;&amp;&quot;&quot;&amp;[.F214]&amp;&quot; , &quot;&amp;&quot;&quot;&amp;[.G214]&amp;&quot; , &quot;&amp;&quot;&quot;&amp;[.H214]&amp;&quot; , &quot;&amp;&quot;&quot;&amp;[.I214]&amp;&quot; , &quot;&amp;&quot;&quot;&amp;[.J214]&amp;&quot; , &quot;&amp;&quot;&quot;&amp;[.K214]&amp;&quot; , &quot;&amp;&quot;&quot;&amp;[.L214]&amp;&quot; , &quot;&amp;&quot;&quot;&amp;[.M214]&amp;&quot; , &quot;&amp;&quot;&quot;&amp;[.N214]&amp;&quot; , &quot;&amp;&quot;&quot;&amp;[.O21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5]);&quot;&quot;;[.A214]+1)">
            <text:p/>
          </table:table-cell>
          <table:table-cell table:number-columns-repeated="3"/>
          <table:table-cell table:formula="of:=IF(ISBLANK([.C215]);&quot;&quot;;&quot;null&quot;)">
            <text:p/>
          </table:table-cell>
          <table:table-cell table:formula="of:=IF(ISBLANK([.C215]);&quot;&quot;;&quot;null&quot;)">
            <text:p/>
          </table:table-cell>
          <table:table-cell table:formula="of:=IF(ISBLANK([.C215]);&quot;&quot;;&quot;null&quot;)">
            <text:p/>
          </table:table-cell>
          <table:table-cell table:formula="of:=IF(ISBLANK([.C215]);&quot;&quot;;&quot;null&quot;)">
            <text:p/>
          </table:table-cell>
          <table:table-cell table:formula="of:=IF(ISBLANK([.C215]);&quot;&quot;;&quot;null&quot;)">
            <text:p/>
          </table:table-cell>
          <table:table-cell table:formula="of:=IF(ISBLANK([.C215]);&quot;&quot;;&quot;null&quot;)">
            <text:p/>
          </table:table-cell>
          <table:table-cell table:formula="of:=IF(ISBLANK([.D21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5]);&quot;&quot;;&quot;null&quot;)">
            <text:p/>
          </table:table-cell>
          <table:table-cell table:formula="of:=IF(ISBLANK([.C215]);&quot;&quot;;&quot;null&quot;)">
            <text:p/>
          </table:table-cell>
          <table:table-cell table:formula="of:=IF(ISBLANK([.D215]);&quot;&quot;;&quot;'ACTIVE_RS'&quot;)">
            <text:p/>
          </table:table-cell>
          <table:table-cell table:formula="of:=IF(ISBLANK([.D21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5]&amp;&quot;' , &quot;&amp;&quot;'&quot;&amp;[.B215]&amp;&quot;' , &quot;&amp;&quot;'&quot;&amp;[.C215]&amp;&quot;' , &quot;&amp;&quot;'&quot;&amp;[.D215]&amp;&quot;' , &quot;&amp;&quot;&quot;&amp;[.E215]&amp;&quot; , &quot;&amp;&quot;&quot;&amp;[.F215]&amp;&quot; , &quot;&amp;&quot;&quot;&amp;[.G215]&amp;&quot; , &quot;&amp;&quot;&quot;&amp;[.H215]&amp;&quot; , &quot;&amp;&quot;&quot;&amp;[.I215]&amp;&quot; , &quot;&amp;&quot;&quot;&amp;[.J215]&amp;&quot; , &quot;&amp;&quot;&quot;&amp;[.K215]&amp;&quot; , &quot;&amp;&quot;&quot;&amp;[.L215]&amp;&quot; , &quot;&amp;&quot;&quot;&amp;[.M215]&amp;&quot; , &quot;&amp;&quot;&quot;&amp;[.N215]&amp;&quot; , &quot;&amp;&quot;&quot;&amp;[.O215]&amp;&quot; ); &quot;)">
            <text:p/>
          </table:table-cell>
          <table:table-cell table:formula="of:=IF(ISBLANK([.D215]);&quot;&quot;;&quot;INSERT INTO DIAMOND_CORE_LOOKUPS &quot;&amp;&quot;VALUES &quot;&amp;&quot;( &quot;&amp;&quot;'&quot;&amp;[.A215]&amp;&quot;' , &quot;&amp;&quot;'&quot;&amp;[.B215]&amp;&quot;' , &quot;&amp;&quot;'&quot;&amp;[.C215]&amp;&quot;' , &quot;&amp;&quot;'&quot;&amp;[.D215]&amp;&quot;' , &quot;&amp;&quot;&quot;&amp;[.E215]&amp;&quot; , &quot;&amp;&quot;&quot;&amp;[.F215]&amp;&quot; , &quot;&amp;&quot;&quot;&amp;[.G215]&amp;&quot; , &quot;&amp;&quot;&quot;&amp;[.H215]&amp;&quot; , &quot;&amp;&quot;&quot;&amp;[.I215]&amp;&quot; , &quot;&amp;&quot;&quot;&amp;[.J215]&amp;&quot; , &quot;&amp;&quot;&quot;&amp;[.K215]&amp;&quot; , &quot;&amp;&quot;&quot;&amp;[.L215]&amp;&quot; , &quot;&amp;&quot;&quot;&amp;[.M215]&amp;&quot; , &quot;&amp;&quot;&quot;&amp;[.N215]&amp;&quot; , &quot;&amp;&quot;&quot;&amp;[.O21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6]);&quot;&quot;;[.A215]+1)">
            <text:p/>
          </table:table-cell>
          <table:table-cell table:number-columns-repeated="3"/>
          <table:table-cell table:formula="of:=IF(ISBLANK([.C216]);&quot;&quot;;&quot;null&quot;)">
            <text:p/>
          </table:table-cell>
          <table:table-cell table:formula="of:=IF(ISBLANK([.C216]);&quot;&quot;;&quot;null&quot;)">
            <text:p/>
          </table:table-cell>
          <table:table-cell table:formula="of:=IF(ISBLANK([.C216]);&quot;&quot;;&quot;null&quot;)">
            <text:p/>
          </table:table-cell>
          <table:table-cell table:formula="of:=IF(ISBLANK([.C216]);&quot;&quot;;&quot;null&quot;)">
            <text:p/>
          </table:table-cell>
          <table:table-cell table:formula="of:=IF(ISBLANK([.C216]);&quot;&quot;;&quot;null&quot;)">
            <text:p/>
          </table:table-cell>
          <table:table-cell table:formula="of:=IF(ISBLANK([.C216]);&quot;&quot;;&quot;null&quot;)">
            <text:p/>
          </table:table-cell>
          <table:table-cell table:formula="of:=IF(ISBLANK([.D21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6]);&quot;&quot;;&quot;null&quot;)">
            <text:p/>
          </table:table-cell>
          <table:table-cell table:formula="of:=IF(ISBLANK([.C216]);&quot;&quot;;&quot;null&quot;)">
            <text:p/>
          </table:table-cell>
          <table:table-cell table:formula="of:=IF(ISBLANK([.D216]);&quot;&quot;;&quot;'ACTIVE_RS'&quot;)">
            <text:p/>
          </table:table-cell>
          <table:table-cell table:formula="of:=IF(ISBLANK([.D21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6]&amp;&quot;' , &quot;&amp;&quot;'&quot;&amp;[.B216]&amp;&quot;' , &quot;&amp;&quot;'&quot;&amp;[.C216]&amp;&quot;' , &quot;&amp;&quot;'&quot;&amp;[.D216]&amp;&quot;' , &quot;&amp;&quot;&quot;&amp;[.E216]&amp;&quot; , &quot;&amp;&quot;&quot;&amp;[.F216]&amp;&quot; , &quot;&amp;&quot;&quot;&amp;[.G216]&amp;&quot; , &quot;&amp;&quot;&quot;&amp;[.H216]&amp;&quot; , &quot;&amp;&quot;&quot;&amp;[.I216]&amp;&quot; , &quot;&amp;&quot;&quot;&amp;[.J216]&amp;&quot; , &quot;&amp;&quot;&quot;&amp;[.K216]&amp;&quot; , &quot;&amp;&quot;&quot;&amp;[.L216]&amp;&quot; , &quot;&amp;&quot;&quot;&amp;[.M216]&amp;&quot; , &quot;&amp;&quot;&quot;&amp;[.N216]&amp;&quot; , &quot;&amp;&quot;&quot;&amp;[.O216]&amp;&quot; ); &quot;)">
            <text:p/>
          </table:table-cell>
          <table:table-cell table:formula="of:=IF(ISBLANK([.D216]);&quot;&quot;;&quot;INSERT INTO DIAMOND_CORE_LOOKUPS &quot;&amp;&quot;VALUES &quot;&amp;&quot;( &quot;&amp;&quot;'&quot;&amp;[.A216]&amp;&quot;' , &quot;&amp;&quot;'&quot;&amp;[.B216]&amp;&quot;' , &quot;&amp;&quot;'&quot;&amp;[.C216]&amp;&quot;' , &quot;&amp;&quot;'&quot;&amp;[.D216]&amp;&quot;' , &quot;&amp;&quot;&quot;&amp;[.E216]&amp;&quot; , &quot;&amp;&quot;&quot;&amp;[.F216]&amp;&quot; , &quot;&amp;&quot;&quot;&amp;[.G216]&amp;&quot; , &quot;&amp;&quot;&quot;&amp;[.H216]&amp;&quot; , &quot;&amp;&quot;&quot;&amp;[.I216]&amp;&quot; , &quot;&amp;&quot;&quot;&amp;[.J216]&amp;&quot; , &quot;&amp;&quot;&quot;&amp;[.K216]&amp;&quot; , &quot;&amp;&quot;&quot;&amp;[.L216]&amp;&quot; , &quot;&amp;&quot;&quot;&amp;[.M216]&amp;&quot; , &quot;&amp;&quot;&quot;&amp;[.N216]&amp;&quot; , &quot;&amp;&quot;&quot;&amp;[.O21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7]);&quot;&quot;;[.A216]+1)">
            <text:p/>
          </table:table-cell>
          <table:table-cell table:number-columns-repeated="3"/>
          <table:table-cell table:formula="of:=IF(ISBLANK([.C217]);&quot;&quot;;&quot;null&quot;)">
            <text:p/>
          </table:table-cell>
          <table:table-cell table:formula="of:=IF(ISBLANK([.C217]);&quot;&quot;;&quot;null&quot;)">
            <text:p/>
          </table:table-cell>
          <table:table-cell table:formula="of:=IF(ISBLANK([.C217]);&quot;&quot;;&quot;null&quot;)">
            <text:p/>
          </table:table-cell>
          <table:table-cell table:formula="of:=IF(ISBLANK([.C217]);&quot;&quot;;&quot;null&quot;)">
            <text:p/>
          </table:table-cell>
          <table:table-cell table:formula="of:=IF(ISBLANK([.C217]);&quot;&quot;;&quot;null&quot;)">
            <text:p/>
          </table:table-cell>
          <table:table-cell table:formula="of:=IF(ISBLANK([.C217]);&quot;&quot;;&quot;null&quot;)">
            <text:p/>
          </table:table-cell>
          <table:table-cell table:formula="of:=IF(ISBLANK([.D21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7]);&quot;&quot;;&quot;null&quot;)">
            <text:p/>
          </table:table-cell>
          <table:table-cell table:formula="of:=IF(ISBLANK([.C217]);&quot;&quot;;&quot;null&quot;)">
            <text:p/>
          </table:table-cell>
          <table:table-cell table:formula="of:=IF(ISBLANK([.D217]);&quot;&quot;;&quot;'ACTIVE_RS'&quot;)">
            <text:p/>
          </table:table-cell>
          <table:table-cell table:formula="of:=IF(ISBLANK([.D21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7]&amp;&quot;' , &quot;&amp;&quot;'&quot;&amp;[.B217]&amp;&quot;' , &quot;&amp;&quot;'&quot;&amp;[.C217]&amp;&quot;' , &quot;&amp;&quot;'&quot;&amp;[.D217]&amp;&quot;' , &quot;&amp;&quot;&quot;&amp;[.E217]&amp;&quot; , &quot;&amp;&quot;&quot;&amp;[.F217]&amp;&quot; , &quot;&amp;&quot;&quot;&amp;[.G217]&amp;&quot; , &quot;&amp;&quot;&quot;&amp;[.H217]&amp;&quot; , &quot;&amp;&quot;&quot;&amp;[.I217]&amp;&quot; , &quot;&amp;&quot;&quot;&amp;[.J217]&amp;&quot; , &quot;&amp;&quot;&quot;&amp;[.K217]&amp;&quot; , &quot;&amp;&quot;&quot;&amp;[.L217]&amp;&quot; , &quot;&amp;&quot;&quot;&amp;[.M217]&amp;&quot; , &quot;&amp;&quot;&quot;&amp;[.N217]&amp;&quot; , &quot;&amp;&quot;&quot;&amp;[.O217]&amp;&quot; ); &quot;)">
            <text:p/>
          </table:table-cell>
          <table:table-cell table:formula="of:=IF(ISBLANK([.D217]);&quot;&quot;;&quot;INSERT INTO DIAMOND_CORE_LOOKUPS &quot;&amp;&quot;VALUES &quot;&amp;&quot;( &quot;&amp;&quot;'&quot;&amp;[.A217]&amp;&quot;' , &quot;&amp;&quot;'&quot;&amp;[.B217]&amp;&quot;' , &quot;&amp;&quot;'&quot;&amp;[.C217]&amp;&quot;' , &quot;&amp;&quot;'&quot;&amp;[.D217]&amp;&quot;' , &quot;&amp;&quot;&quot;&amp;[.E217]&amp;&quot; , &quot;&amp;&quot;&quot;&amp;[.F217]&amp;&quot; , &quot;&amp;&quot;&quot;&amp;[.G217]&amp;&quot; , &quot;&amp;&quot;&quot;&amp;[.H217]&amp;&quot; , &quot;&amp;&quot;&quot;&amp;[.I217]&amp;&quot; , &quot;&amp;&quot;&quot;&amp;[.J217]&amp;&quot; , &quot;&amp;&quot;&quot;&amp;[.K217]&amp;&quot; , &quot;&amp;&quot;&quot;&amp;[.L217]&amp;&quot; , &quot;&amp;&quot;&quot;&amp;[.M217]&amp;&quot; , &quot;&amp;&quot;&quot;&amp;[.N217]&amp;&quot; , &quot;&amp;&quot;&quot;&amp;[.O21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8]);&quot;&quot;;[.A217]+1)">
            <text:p/>
          </table:table-cell>
          <table:table-cell table:number-columns-repeated="3"/>
          <table:table-cell table:formula="of:=IF(ISBLANK([.C218]);&quot;&quot;;&quot;null&quot;)">
            <text:p/>
          </table:table-cell>
          <table:table-cell table:formula="of:=IF(ISBLANK([.C218]);&quot;&quot;;&quot;null&quot;)">
            <text:p/>
          </table:table-cell>
          <table:table-cell table:formula="of:=IF(ISBLANK([.C218]);&quot;&quot;;&quot;null&quot;)">
            <text:p/>
          </table:table-cell>
          <table:table-cell table:formula="of:=IF(ISBLANK([.C218]);&quot;&quot;;&quot;null&quot;)">
            <text:p/>
          </table:table-cell>
          <table:table-cell table:formula="of:=IF(ISBLANK([.C218]);&quot;&quot;;&quot;null&quot;)">
            <text:p/>
          </table:table-cell>
          <table:table-cell table:formula="of:=IF(ISBLANK([.C218]);&quot;&quot;;&quot;null&quot;)">
            <text:p/>
          </table:table-cell>
          <table:table-cell table:formula="of:=IF(ISBLANK([.D21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8]);&quot;&quot;;&quot;null&quot;)">
            <text:p/>
          </table:table-cell>
          <table:table-cell table:formula="of:=IF(ISBLANK([.C218]);&quot;&quot;;&quot;null&quot;)">
            <text:p/>
          </table:table-cell>
          <table:table-cell table:formula="of:=IF(ISBLANK([.D218]);&quot;&quot;;&quot;'ACTIVE_RS'&quot;)">
            <text:p/>
          </table:table-cell>
          <table:table-cell table:formula="of:=IF(ISBLANK([.D21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8]&amp;&quot;' , &quot;&amp;&quot;'&quot;&amp;[.B218]&amp;&quot;' , &quot;&amp;&quot;'&quot;&amp;[.C218]&amp;&quot;' , &quot;&amp;&quot;'&quot;&amp;[.D218]&amp;&quot;' , &quot;&amp;&quot;&quot;&amp;[.E218]&amp;&quot; , &quot;&amp;&quot;&quot;&amp;[.F218]&amp;&quot; , &quot;&amp;&quot;&quot;&amp;[.G218]&amp;&quot; , &quot;&amp;&quot;&quot;&amp;[.H218]&amp;&quot; , &quot;&amp;&quot;&quot;&amp;[.I218]&amp;&quot; , &quot;&amp;&quot;&quot;&amp;[.J218]&amp;&quot; , &quot;&amp;&quot;&quot;&amp;[.K218]&amp;&quot; , &quot;&amp;&quot;&quot;&amp;[.L218]&amp;&quot; , &quot;&amp;&quot;&quot;&amp;[.M218]&amp;&quot; , &quot;&amp;&quot;&quot;&amp;[.N218]&amp;&quot; , &quot;&amp;&quot;&quot;&amp;[.O218]&amp;&quot; ); &quot;)">
            <text:p/>
          </table:table-cell>
          <table:table-cell table:formula="of:=IF(ISBLANK([.D218]);&quot;&quot;;&quot;INSERT INTO DIAMOND_CORE_LOOKUPS &quot;&amp;&quot;VALUES &quot;&amp;&quot;( &quot;&amp;&quot;'&quot;&amp;[.A218]&amp;&quot;' , &quot;&amp;&quot;'&quot;&amp;[.B218]&amp;&quot;' , &quot;&amp;&quot;'&quot;&amp;[.C218]&amp;&quot;' , &quot;&amp;&quot;'&quot;&amp;[.D218]&amp;&quot;' , &quot;&amp;&quot;&quot;&amp;[.E218]&amp;&quot; , &quot;&amp;&quot;&quot;&amp;[.F218]&amp;&quot; , &quot;&amp;&quot;&quot;&amp;[.G218]&amp;&quot; , &quot;&amp;&quot;&quot;&amp;[.H218]&amp;&quot; , &quot;&amp;&quot;&quot;&amp;[.I218]&amp;&quot; , &quot;&amp;&quot;&quot;&amp;[.J218]&amp;&quot; , &quot;&amp;&quot;&quot;&amp;[.K218]&amp;&quot; , &quot;&amp;&quot;&quot;&amp;[.L218]&amp;&quot; , &quot;&amp;&quot;&quot;&amp;[.M218]&amp;&quot; , &quot;&amp;&quot;&quot;&amp;[.N218]&amp;&quot; , &quot;&amp;&quot;&quot;&amp;[.O21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19]);&quot;&quot;;[.A218]+1)">
            <text:p/>
          </table:table-cell>
          <table:table-cell table:number-columns-repeated="3"/>
          <table:table-cell table:formula="of:=IF(ISBLANK([.C219]);&quot;&quot;;&quot;null&quot;)">
            <text:p/>
          </table:table-cell>
          <table:table-cell table:formula="of:=IF(ISBLANK([.C219]);&quot;&quot;;&quot;null&quot;)">
            <text:p/>
          </table:table-cell>
          <table:table-cell table:formula="of:=IF(ISBLANK([.C219]);&quot;&quot;;&quot;null&quot;)">
            <text:p/>
          </table:table-cell>
          <table:table-cell table:formula="of:=IF(ISBLANK([.C219]);&quot;&quot;;&quot;null&quot;)">
            <text:p/>
          </table:table-cell>
          <table:table-cell table:formula="of:=IF(ISBLANK([.C219]);&quot;&quot;;&quot;null&quot;)">
            <text:p/>
          </table:table-cell>
          <table:table-cell table:formula="of:=IF(ISBLANK([.C219]);&quot;&quot;;&quot;null&quot;)">
            <text:p/>
          </table:table-cell>
          <table:table-cell table:formula="of:=IF(ISBLANK([.D21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19]);&quot;&quot;;&quot;null&quot;)">
            <text:p/>
          </table:table-cell>
          <table:table-cell table:formula="of:=IF(ISBLANK([.C219]);&quot;&quot;;&quot;null&quot;)">
            <text:p/>
          </table:table-cell>
          <table:table-cell table:formula="of:=IF(ISBLANK([.D219]);&quot;&quot;;&quot;'ACTIVE_RS'&quot;)">
            <text:p/>
          </table:table-cell>
          <table:table-cell table:formula="of:=IF(ISBLANK([.D21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19]&amp;&quot;' , &quot;&amp;&quot;'&quot;&amp;[.B219]&amp;&quot;' , &quot;&amp;&quot;'&quot;&amp;[.C219]&amp;&quot;' , &quot;&amp;&quot;'&quot;&amp;[.D219]&amp;&quot;' , &quot;&amp;&quot;&quot;&amp;[.E219]&amp;&quot; , &quot;&amp;&quot;&quot;&amp;[.F219]&amp;&quot; , &quot;&amp;&quot;&quot;&amp;[.G219]&amp;&quot; , &quot;&amp;&quot;&quot;&amp;[.H219]&amp;&quot; , &quot;&amp;&quot;&quot;&amp;[.I219]&amp;&quot; , &quot;&amp;&quot;&quot;&amp;[.J219]&amp;&quot; , &quot;&amp;&quot;&quot;&amp;[.K219]&amp;&quot; , &quot;&amp;&quot;&quot;&amp;[.L219]&amp;&quot; , &quot;&amp;&quot;&quot;&amp;[.M219]&amp;&quot; , &quot;&amp;&quot;&quot;&amp;[.N219]&amp;&quot; , &quot;&amp;&quot;&quot;&amp;[.O219]&amp;&quot; ); &quot;)">
            <text:p/>
          </table:table-cell>
          <table:table-cell table:formula="of:=IF(ISBLANK([.D219]);&quot;&quot;;&quot;INSERT INTO DIAMOND_CORE_LOOKUPS &quot;&amp;&quot;VALUES &quot;&amp;&quot;( &quot;&amp;&quot;'&quot;&amp;[.A219]&amp;&quot;' , &quot;&amp;&quot;'&quot;&amp;[.B219]&amp;&quot;' , &quot;&amp;&quot;'&quot;&amp;[.C219]&amp;&quot;' , &quot;&amp;&quot;'&quot;&amp;[.D219]&amp;&quot;' , &quot;&amp;&quot;&quot;&amp;[.E219]&amp;&quot; , &quot;&amp;&quot;&quot;&amp;[.F219]&amp;&quot; , &quot;&amp;&quot;&quot;&amp;[.G219]&amp;&quot; , &quot;&amp;&quot;&quot;&amp;[.H219]&amp;&quot; , &quot;&amp;&quot;&quot;&amp;[.I219]&amp;&quot; , &quot;&amp;&quot;&quot;&amp;[.J219]&amp;&quot; , &quot;&amp;&quot;&quot;&amp;[.K219]&amp;&quot; , &quot;&amp;&quot;&quot;&amp;[.L219]&amp;&quot; , &quot;&amp;&quot;&quot;&amp;[.M219]&amp;&quot; , &quot;&amp;&quot;&quot;&amp;[.N219]&amp;&quot; , &quot;&amp;&quot;&quot;&amp;[.O21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0]);&quot;&quot;;[.A219]+1)">
            <text:p/>
          </table:table-cell>
          <table:table-cell table:number-columns-repeated="3"/>
          <table:table-cell table:formula="of:=IF(ISBLANK([.C220]);&quot;&quot;;&quot;null&quot;)">
            <text:p/>
          </table:table-cell>
          <table:table-cell table:formula="of:=IF(ISBLANK([.C220]);&quot;&quot;;&quot;null&quot;)">
            <text:p/>
          </table:table-cell>
          <table:table-cell table:formula="of:=IF(ISBLANK([.C220]);&quot;&quot;;&quot;null&quot;)">
            <text:p/>
          </table:table-cell>
          <table:table-cell table:formula="of:=IF(ISBLANK([.C220]);&quot;&quot;;&quot;null&quot;)">
            <text:p/>
          </table:table-cell>
          <table:table-cell table:formula="of:=IF(ISBLANK([.C220]);&quot;&quot;;&quot;null&quot;)">
            <text:p/>
          </table:table-cell>
          <table:table-cell table:formula="of:=IF(ISBLANK([.C220]);&quot;&quot;;&quot;null&quot;)">
            <text:p/>
          </table:table-cell>
          <table:table-cell table:formula="of:=IF(ISBLANK([.D22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0]);&quot;&quot;;&quot;null&quot;)">
            <text:p/>
          </table:table-cell>
          <table:table-cell table:formula="of:=IF(ISBLANK([.C220]);&quot;&quot;;&quot;null&quot;)">
            <text:p/>
          </table:table-cell>
          <table:table-cell table:formula="of:=IF(ISBLANK([.D220]);&quot;&quot;;&quot;'ACTIVE_RS'&quot;)">
            <text:p/>
          </table:table-cell>
          <table:table-cell table:formula="of:=IF(ISBLANK([.D22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0]&amp;&quot;' , &quot;&amp;&quot;'&quot;&amp;[.B220]&amp;&quot;' , &quot;&amp;&quot;'&quot;&amp;[.C220]&amp;&quot;' , &quot;&amp;&quot;'&quot;&amp;[.D220]&amp;&quot;' , &quot;&amp;&quot;&quot;&amp;[.E220]&amp;&quot; , &quot;&amp;&quot;&quot;&amp;[.F220]&amp;&quot; , &quot;&amp;&quot;&quot;&amp;[.G220]&amp;&quot; , &quot;&amp;&quot;&quot;&amp;[.H220]&amp;&quot; , &quot;&amp;&quot;&quot;&amp;[.I220]&amp;&quot; , &quot;&amp;&quot;&quot;&amp;[.J220]&amp;&quot; , &quot;&amp;&quot;&quot;&amp;[.K220]&amp;&quot; , &quot;&amp;&quot;&quot;&amp;[.L220]&amp;&quot; , &quot;&amp;&quot;&quot;&amp;[.M220]&amp;&quot; , &quot;&amp;&quot;&quot;&amp;[.N220]&amp;&quot; , &quot;&amp;&quot;&quot;&amp;[.O220]&amp;&quot; ); &quot;)">
            <text:p/>
          </table:table-cell>
          <table:table-cell table:formula="of:=IF(ISBLANK([.D220]);&quot;&quot;;&quot;INSERT INTO DIAMOND_CORE_LOOKUPS &quot;&amp;&quot;VALUES &quot;&amp;&quot;( &quot;&amp;&quot;'&quot;&amp;[.A220]&amp;&quot;' , &quot;&amp;&quot;'&quot;&amp;[.B220]&amp;&quot;' , &quot;&amp;&quot;'&quot;&amp;[.C220]&amp;&quot;' , &quot;&amp;&quot;'&quot;&amp;[.D220]&amp;&quot;' , &quot;&amp;&quot;&quot;&amp;[.E220]&amp;&quot; , &quot;&amp;&quot;&quot;&amp;[.F220]&amp;&quot; , &quot;&amp;&quot;&quot;&amp;[.G220]&amp;&quot; , &quot;&amp;&quot;&quot;&amp;[.H220]&amp;&quot; , &quot;&amp;&quot;&quot;&amp;[.I220]&amp;&quot; , &quot;&amp;&quot;&quot;&amp;[.J220]&amp;&quot; , &quot;&amp;&quot;&quot;&amp;[.K220]&amp;&quot; , &quot;&amp;&quot;&quot;&amp;[.L220]&amp;&quot; , &quot;&amp;&quot;&quot;&amp;[.M220]&amp;&quot; , &quot;&amp;&quot;&quot;&amp;[.N220]&amp;&quot; , &quot;&amp;&quot;&quot;&amp;[.O22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1]);&quot;&quot;;[.A220]+1)">
            <text:p/>
          </table:table-cell>
          <table:table-cell table:number-columns-repeated="3"/>
          <table:table-cell table:formula="of:=IF(ISBLANK([.C221]);&quot;&quot;;&quot;null&quot;)">
            <text:p/>
          </table:table-cell>
          <table:table-cell table:formula="of:=IF(ISBLANK([.C221]);&quot;&quot;;&quot;null&quot;)">
            <text:p/>
          </table:table-cell>
          <table:table-cell table:formula="of:=IF(ISBLANK([.C221]);&quot;&quot;;&quot;null&quot;)">
            <text:p/>
          </table:table-cell>
          <table:table-cell table:formula="of:=IF(ISBLANK([.C221]);&quot;&quot;;&quot;null&quot;)">
            <text:p/>
          </table:table-cell>
          <table:table-cell table:formula="of:=IF(ISBLANK([.C221]);&quot;&quot;;&quot;null&quot;)">
            <text:p/>
          </table:table-cell>
          <table:table-cell table:formula="of:=IF(ISBLANK([.C221]);&quot;&quot;;&quot;null&quot;)">
            <text:p/>
          </table:table-cell>
          <table:table-cell table:formula="of:=IF(ISBLANK([.D22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1]);&quot;&quot;;&quot;null&quot;)">
            <text:p/>
          </table:table-cell>
          <table:table-cell table:formula="of:=IF(ISBLANK([.C221]);&quot;&quot;;&quot;null&quot;)">
            <text:p/>
          </table:table-cell>
          <table:table-cell table:formula="of:=IF(ISBLANK([.D221]);&quot;&quot;;&quot;'ACTIVE_RS'&quot;)">
            <text:p/>
          </table:table-cell>
          <table:table-cell table:formula="of:=IF(ISBLANK([.D22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1]&amp;&quot;' , &quot;&amp;&quot;'&quot;&amp;[.B221]&amp;&quot;' , &quot;&amp;&quot;'&quot;&amp;[.C221]&amp;&quot;' , &quot;&amp;&quot;'&quot;&amp;[.D221]&amp;&quot;' , &quot;&amp;&quot;&quot;&amp;[.E221]&amp;&quot; , &quot;&amp;&quot;&quot;&amp;[.F221]&amp;&quot; , &quot;&amp;&quot;&quot;&amp;[.G221]&amp;&quot; , &quot;&amp;&quot;&quot;&amp;[.H221]&amp;&quot; , &quot;&amp;&quot;&quot;&amp;[.I221]&amp;&quot; , &quot;&amp;&quot;&quot;&amp;[.J221]&amp;&quot; , &quot;&amp;&quot;&quot;&amp;[.K221]&amp;&quot; , &quot;&amp;&quot;&quot;&amp;[.L221]&amp;&quot; , &quot;&amp;&quot;&quot;&amp;[.M221]&amp;&quot; , &quot;&amp;&quot;&quot;&amp;[.N221]&amp;&quot; , &quot;&amp;&quot;&quot;&amp;[.O221]&amp;&quot; ); &quot;)">
            <text:p/>
          </table:table-cell>
          <table:table-cell table:formula="of:=IF(ISBLANK([.D221]);&quot;&quot;;&quot;INSERT INTO DIAMOND_CORE_LOOKUPS &quot;&amp;&quot;VALUES &quot;&amp;&quot;( &quot;&amp;&quot;'&quot;&amp;[.A221]&amp;&quot;' , &quot;&amp;&quot;'&quot;&amp;[.B221]&amp;&quot;' , &quot;&amp;&quot;'&quot;&amp;[.C221]&amp;&quot;' , &quot;&amp;&quot;'&quot;&amp;[.D221]&amp;&quot;' , &quot;&amp;&quot;&quot;&amp;[.E221]&amp;&quot; , &quot;&amp;&quot;&quot;&amp;[.F221]&amp;&quot; , &quot;&amp;&quot;&quot;&amp;[.G221]&amp;&quot; , &quot;&amp;&quot;&quot;&amp;[.H221]&amp;&quot; , &quot;&amp;&quot;&quot;&amp;[.I221]&amp;&quot; , &quot;&amp;&quot;&quot;&amp;[.J221]&amp;&quot; , &quot;&amp;&quot;&quot;&amp;[.K221]&amp;&quot; , &quot;&amp;&quot;&quot;&amp;[.L221]&amp;&quot; , &quot;&amp;&quot;&quot;&amp;[.M221]&amp;&quot; , &quot;&amp;&quot;&quot;&amp;[.N221]&amp;&quot; , &quot;&amp;&quot;&quot;&amp;[.O22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2]);&quot;&quot;;[.A221]+1)">
            <text:p/>
          </table:table-cell>
          <table:table-cell table:number-columns-repeated="3"/>
          <table:table-cell table:formula="of:=IF(ISBLANK([.C222]);&quot;&quot;;&quot;null&quot;)">
            <text:p/>
          </table:table-cell>
          <table:table-cell table:formula="of:=IF(ISBLANK([.C222]);&quot;&quot;;&quot;null&quot;)">
            <text:p/>
          </table:table-cell>
          <table:table-cell table:formula="of:=IF(ISBLANK([.C222]);&quot;&quot;;&quot;null&quot;)">
            <text:p/>
          </table:table-cell>
          <table:table-cell table:formula="of:=IF(ISBLANK([.C222]);&quot;&quot;;&quot;null&quot;)">
            <text:p/>
          </table:table-cell>
          <table:table-cell table:formula="of:=IF(ISBLANK([.C222]);&quot;&quot;;&quot;null&quot;)">
            <text:p/>
          </table:table-cell>
          <table:table-cell table:formula="of:=IF(ISBLANK([.C222]);&quot;&quot;;&quot;null&quot;)">
            <text:p/>
          </table:table-cell>
          <table:table-cell table:formula="of:=IF(ISBLANK([.D22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2]);&quot;&quot;;&quot;null&quot;)">
            <text:p/>
          </table:table-cell>
          <table:table-cell table:formula="of:=IF(ISBLANK([.C222]);&quot;&quot;;&quot;null&quot;)">
            <text:p/>
          </table:table-cell>
          <table:table-cell table:formula="of:=IF(ISBLANK([.D222]);&quot;&quot;;&quot;'ACTIVE_RS'&quot;)">
            <text:p/>
          </table:table-cell>
          <table:table-cell table:formula="of:=IF(ISBLANK([.D22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2]&amp;&quot;' , &quot;&amp;&quot;'&quot;&amp;[.B222]&amp;&quot;' , &quot;&amp;&quot;'&quot;&amp;[.C222]&amp;&quot;' , &quot;&amp;&quot;'&quot;&amp;[.D222]&amp;&quot;' , &quot;&amp;&quot;&quot;&amp;[.E222]&amp;&quot; , &quot;&amp;&quot;&quot;&amp;[.F222]&amp;&quot; , &quot;&amp;&quot;&quot;&amp;[.G222]&amp;&quot; , &quot;&amp;&quot;&quot;&amp;[.H222]&amp;&quot; , &quot;&amp;&quot;&quot;&amp;[.I222]&amp;&quot; , &quot;&amp;&quot;&quot;&amp;[.J222]&amp;&quot; , &quot;&amp;&quot;&quot;&amp;[.K222]&amp;&quot; , &quot;&amp;&quot;&quot;&amp;[.L222]&amp;&quot; , &quot;&amp;&quot;&quot;&amp;[.M222]&amp;&quot; , &quot;&amp;&quot;&quot;&amp;[.N222]&amp;&quot; , &quot;&amp;&quot;&quot;&amp;[.O222]&amp;&quot; ); &quot;)">
            <text:p/>
          </table:table-cell>
          <table:table-cell table:formula="of:=IF(ISBLANK([.D222]);&quot;&quot;;&quot;INSERT INTO DIAMOND_CORE_LOOKUPS &quot;&amp;&quot;VALUES &quot;&amp;&quot;( &quot;&amp;&quot;'&quot;&amp;[.A222]&amp;&quot;' , &quot;&amp;&quot;'&quot;&amp;[.B222]&amp;&quot;' , &quot;&amp;&quot;'&quot;&amp;[.C222]&amp;&quot;' , &quot;&amp;&quot;'&quot;&amp;[.D222]&amp;&quot;' , &quot;&amp;&quot;&quot;&amp;[.E222]&amp;&quot; , &quot;&amp;&quot;&quot;&amp;[.F222]&amp;&quot; , &quot;&amp;&quot;&quot;&amp;[.G222]&amp;&quot; , &quot;&amp;&quot;&quot;&amp;[.H222]&amp;&quot; , &quot;&amp;&quot;&quot;&amp;[.I222]&amp;&quot; , &quot;&amp;&quot;&quot;&amp;[.J222]&amp;&quot; , &quot;&amp;&quot;&quot;&amp;[.K222]&amp;&quot; , &quot;&amp;&quot;&quot;&amp;[.L222]&amp;&quot; , &quot;&amp;&quot;&quot;&amp;[.M222]&amp;&quot; , &quot;&amp;&quot;&quot;&amp;[.N222]&amp;&quot; , &quot;&amp;&quot;&quot;&amp;[.O22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3]);&quot;&quot;;[.A222]+1)">
            <text:p/>
          </table:table-cell>
          <table:table-cell table:number-columns-repeated="3"/>
          <table:table-cell table:formula="of:=IF(ISBLANK([.C223]);&quot;&quot;;&quot;null&quot;)">
            <text:p/>
          </table:table-cell>
          <table:table-cell table:formula="of:=IF(ISBLANK([.C223]);&quot;&quot;;&quot;null&quot;)">
            <text:p/>
          </table:table-cell>
          <table:table-cell table:formula="of:=IF(ISBLANK([.C223]);&quot;&quot;;&quot;null&quot;)">
            <text:p/>
          </table:table-cell>
          <table:table-cell table:formula="of:=IF(ISBLANK([.C223]);&quot;&quot;;&quot;null&quot;)">
            <text:p/>
          </table:table-cell>
          <table:table-cell table:formula="of:=IF(ISBLANK([.C223]);&quot;&quot;;&quot;null&quot;)">
            <text:p/>
          </table:table-cell>
          <table:table-cell table:formula="of:=IF(ISBLANK([.C223]);&quot;&quot;;&quot;null&quot;)">
            <text:p/>
          </table:table-cell>
          <table:table-cell table:formula="of:=IF(ISBLANK([.D22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3]);&quot;&quot;;&quot;null&quot;)">
            <text:p/>
          </table:table-cell>
          <table:table-cell table:formula="of:=IF(ISBLANK([.C223]);&quot;&quot;;&quot;null&quot;)">
            <text:p/>
          </table:table-cell>
          <table:table-cell table:formula="of:=IF(ISBLANK([.D223]);&quot;&quot;;&quot;'ACTIVE_RS'&quot;)">
            <text:p/>
          </table:table-cell>
          <table:table-cell table:formula="of:=IF(ISBLANK([.D22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3]&amp;&quot;' , &quot;&amp;&quot;'&quot;&amp;[.B223]&amp;&quot;' , &quot;&amp;&quot;'&quot;&amp;[.C223]&amp;&quot;' , &quot;&amp;&quot;'&quot;&amp;[.D223]&amp;&quot;' , &quot;&amp;&quot;&quot;&amp;[.E223]&amp;&quot; , &quot;&amp;&quot;&quot;&amp;[.F223]&amp;&quot; , &quot;&amp;&quot;&quot;&amp;[.G223]&amp;&quot; , &quot;&amp;&quot;&quot;&amp;[.H223]&amp;&quot; , &quot;&amp;&quot;&quot;&amp;[.I223]&amp;&quot; , &quot;&amp;&quot;&quot;&amp;[.J223]&amp;&quot; , &quot;&amp;&quot;&quot;&amp;[.K223]&amp;&quot; , &quot;&amp;&quot;&quot;&amp;[.L223]&amp;&quot; , &quot;&amp;&quot;&quot;&amp;[.M223]&amp;&quot; , &quot;&amp;&quot;&quot;&amp;[.N223]&amp;&quot; , &quot;&amp;&quot;&quot;&amp;[.O223]&amp;&quot; ); &quot;)">
            <text:p/>
          </table:table-cell>
          <table:table-cell table:formula="of:=IF(ISBLANK([.D223]);&quot;&quot;;&quot;INSERT INTO DIAMOND_CORE_LOOKUPS &quot;&amp;&quot;VALUES &quot;&amp;&quot;( &quot;&amp;&quot;'&quot;&amp;[.A223]&amp;&quot;' , &quot;&amp;&quot;'&quot;&amp;[.B223]&amp;&quot;' , &quot;&amp;&quot;'&quot;&amp;[.C223]&amp;&quot;' , &quot;&amp;&quot;'&quot;&amp;[.D223]&amp;&quot;' , &quot;&amp;&quot;&quot;&amp;[.E223]&amp;&quot; , &quot;&amp;&quot;&quot;&amp;[.F223]&amp;&quot; , &quot;&amp;&quot;&quot;&amp;[.G223]&amp;&quot; , &quot;&amp;&quot;&quot;&amp;[.H223]&amp;&quot; , &quot;&amp;&quot;&quot;&amp;[.I223]&amp;&quot; , &quot;&amp;&quot;&quot;&amp;[.J223]&amp;&quot; , &quot;&amp;&quot;&quot;&amp;[.K223]&amp;&quot; , &quot;&amp;&quot;&quot;&amp;[.L223]&amp;&quot; , &quot;&amp;&quot;&quot;&amp;[.M223]&amp;&quot; , &quot;&amp;&quot;&quot;&amp;[.N223]&amp;&quot; , &quot;&amp;&quot;&quot;&amp;[.O22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4]);&quot;&quot;;[.A223]+1)">
            <text:p/>
          </table:table-cell>
          <table:table-cell table:number-columns-repeated="3"/>
          <table:table-cell table:formula="of:=IF(ISBLANK([.C224]);&quot;&quot;;&quot;null&quot;)">
            <text:p/>
          </table:table-cell>
          <table:table-cell table:formula="of:=IF(ISBLANK([.C224]);&quot;&quot;;&quot;null&quot;)">
            <text:p/>
          </table:table-cell>
          <table:table-cell table:formula="of:=IF(ISBLANK([.C224]);&quot;&quot;;&quot;null&quot;)">
            <text:p/>
          </table:table-cell>
          <table:table-cell table:formula="of:=IF(ISBLANK([.C224]);&quot;&quot;;&quot;null&quot;)">
            <text:p/>
          </table:table-cell>
          <table:table-cell table:formula="of:=IF(ISBLANK([.C224]);&quot;&quot;;&quot;null&quot;)">
            <text:p/>
          </table:table-cell>
          <table:table-cell table:formula="of:=IF(ISBLANK([.C224]);&quot;&quot;;&quot;null&quot;)">
            <text:p/>
          </table:table-cell>
          <table:table-cell table:formula="of:=IF(ISBLANK([.D22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4]);&quot;&quot;;&quot;null&quot;)">
            <text:p/>
          </table:table-cell>
          <table:table-cell table:formula="of:=IF(ISBLANK([.C224]);&quot;&quot;;&quot;null&quot;)">
            <text:p/>
          </table:table-cell>
          <table:table-cell table:formula="of:=IF(ISBLANK([.D224]);&quot;&quot;;&quot;'ACTIVE_RS'&quot;)">
            <text:p/>
          </table:table-cell>
          <table:table-cell table:formula="of:=IF(ISBLANK([.D22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4]&amp;&quot;' , &quot;&amp;&quot;'&quot;&amp;[.B224]&amp;&quot;' , &quot;&amp;&quot;'&quot;&amp;[.C224]&amp;&quot;' , &quot;&amp;&quot;'&quot;&amp;[.D224]&amp;&quot;' , &quot;&amp;&quot;&quot;&amp;[.E224]&amp;&quot; , &quot;&amp;&quot;&quot;&amp;[.F224]&amp;&quot; , &quot;&amp;&quot;&quot;&amp;[.G224]&amp;&quot; , &quot;&amp;&quot;&quot;&amp;[.H224]&amp;&quot; , &quot;&amp;&quot;&quot;&amp;[.I224]&amp;&quot; , &quot;&amp;&quot;&quot;&amp;[.J224]&amp;&quot; , &quot;&amp;&quot;&quot;&amp;[.K224]&amp;&quot; , &quot;&amp;&quot;&quot;&amp;[.L224]&amp;&quot; , &quot;&amp;&quot;&quot;&amp;[.M224]&amp;&quot; , &quot;&amp;&quot;&quot;&amp;[.N224]&amp;&quot; , &quot;&amp;&quot;&quot;&amp;[.O224]&amp;&quot; ); &quot;)">
            <text:p/>
          </table:table-cell>
          <table:table-cell table:formula="of:=IF(ISBLANK([.D224]);&quot;&quot;;&quot;INSERT INTO DIAMOND_CORE_LOOKUPS &quot;&amp;&quot;VALUES &quot;&amp;&quot;( &quot;&amp;&quot;'&quot;&amp;[.A224]&amp;&quot;' , &quot;&amp;&quot;'&quot;&amp;[.B224]&amp;&quot;' , &quot;&amp;&quot;'&quot;&amp;[.C224]&amp;&quot;' , &quot;&amp;&quot;'&quot;&amp;[.D224]&amp;&quot;' , &quot;&amp;&quot;&quot;&amp;[.E224]&amp;&quot; , &quot;&amp;&quot;&quot;&amp;[.F224]&amp;&quot; , &quot;&amp;&quot;&quot;&amp;[.G224]&amp;&quot; , &quot;&amp;&quot;&quot;&amp;[.H224]&amp;&quot; , &quot;&amp;&quot;&quot;&amp;[.I224]&amp;&quot; , &quot;&amp;&quot;&quot;&amp;[.J224]&amp;&quot; , &quot;&amp;&quot;&quot;&amp;[.K224]&amp;&quot; , &quot;&amp;&quot;&quot;&amp;[.L224]&amp;&quot; , &quot;&amp;&quot;&quot;&amp;[.M224]&amp;&quot; , &quot;&amp;&quot;&quot;&amp;[.N224]&amp;&quot; , &quot;&amp;&quot;&quot;&amp;[.O22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5]);&quot;&quot;;[.A224]+1)">
            <text:p/>
          </table:table-cell>
          <table:table-cell table:number-columns-repeated="3"/>
          <table:table-cell table:formula="of:=IF(ISBLANK([.C225]);&quot;&quot;;&quot;null&quot;)">
            <text:p/>
          </table:table-cell>
          <table:table-cell table:formula="of:=IF(ISBLANK([.C225]);&quot;&quot;;&quot;null&quot;)">
            <text:p/>
          </table:table-cell>
          <table:table-cell table:formula="of:=IF(ISBLANK([.C225]);&quot;&quot;;&quot;null&quot;)">
            <text:p/>
          </table:table-cell>
          <table:table-cell table:formula="of:=IF(ISBLANK([.C225]);&quot;&quot;;&quot;null&quot;)">
            <text:p/>
          </table:table-cell>
          <table:table-cell table:formula="of:=IF(ISBLANK([.C225]);&quot;&quot;;&quot;null&quot;)">
            <text:p/>
          </table:table-cell>
          <table:table-cell table:formula="of:=IF(ISBLANK([.C225]);&quot;&quot;;&quot;null&quot;)">
            <text:p/>
          </table:table-cell>
          <table:table-cell table:formula="of:=IF(ISBLANK([.D22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5]);&quot;&quot;;&quot;null&quot;)">
            <text:p/>
          </table:table-cell>
          <table:table-cell table:formula="of:=IF(ISBLANK([.C225]);&quot;&quot;;&quot;null&quot;)">
            <text:p/>
          </table:table-cell>
          <table:table-cell table:formula="of:=IF(ISBLANK([.D225]);&quot;&quot;;&quot;'ACTIVE_RS'&quot;)">
            <text:p/>
          </table:table-cell>
          <table:table-cell table:formula="of:=IF(ISBLANK([.D22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5]&amp;&quot;' , &quot;&amp;&quot;'&quot;&amp;[.B225]&amp;&quot;' , &quot;&amp;&quot;'&quot;&amp;[.C225]&amp;&quot;' , &quot;&amp;&quot;'&quot;&amp;[.D225]&amp;&quot;' , &quot;&amp;&quot;&quot;&amp;[.E225]&amp;&quot; , &quot;&amp;&quot;&quot;&amp;[.F225]&amp;&quot; , &quot;&amp;&quot;&quot;&amp;[.G225]&amp;&quot; , &quot;&amp;&quot;&quot;&amp;[.H225]&amp;&quot; , &quot;&amp;&quot;&quot;&amp;[.I225]&amp;&quot; , &quot;&amp;&quot;&quot;&amp;[.J225]&amp;&quot; , &quot;&amp;&quot;&quot;&amp;[.K225]&amp;&quot; , &quot;&amp;&quot;&quot;&amp;[.L225]&amp;&quot; , &quot;&amp;&quot;&quot;&amp;[.M225]&amp;&quot; , &quot;&amp;&quot;&quot;&amp;[.N225]&amp;&quot; , &quot;&amp;&quot;&quot;&amp;[.O225]&amp;&quot; ); &quot;)">
            <text:p/>
          </table:table-cell>
          <table:table-cell table:formula="of:=IF(ISBLANK([.D225]);&quot;&quot;;&quot;INSERT INTO DIAMOND_CORE_LOOKUPS &quot;&amp;&quot;VALUES &quot;&amp;&quot;( &quot;&amp;&quot;'&quot;&amp;[.A225]&amp;&quot;' , &quot;&amp;&quot;'&quot;&amp;[.B225]&amp;&quot;' , &quot;&amp;&quot;'&quot;&amp;[.C225]&amp;&quot;' , &quot;&amp;&quot;'&quot;&amp;[.D225]&amp;&quot;' , &quot;&amp;&quot;&quot;&amp;[.E225]&amp;&quot; , &quot;&amp;&quot;&quot;&amp;[.F225]&amp;&quot; , &quot;&amp;&quot;&quot;&amp;[.G225]&amp;&quot; , &quot;&amp;&quot;&quot;&amp;[.H225]&amp;&quot; , &quot;&amp;&quot;&quot;&amp;[.I225]&amp;&quot; , &quot;&amp;&quot;&quot;&amp;[.J225]&amp;&quot; , &quot;&amp;&quot;&quot;&amp;[.K225]&amp;&quot; , &quot;&amp;&quot;&quot;&amp;[.L225]&amp;&quot; , &quot;&amp;&quot;&quot;&amp;[.M225]&amp;&quot; , &quot;&amp;&quot;&quot;&amp;[.N225]&amp;&quot; , &quot;&amp;&quot;&quot;&amp;[.O22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6]);&quot;&quot;;[.A225]+1)">
            <text:p/>
          </table:table-cell>
          <table:table-cell table:number-columns-repeated="3"/>
          <table:table-cell table:formula="of:=IF(ISBLANK([.C226]);&quot;&quot;;&quot;null&quot;)">
            <text:p/>
          </table:table-cell>
          <table:table-cell table:formula="of:=IF(ISBLANK([.C226]);&quot;&quot;;&quot;null&quot;)">
            <text:p/>
          </table:table-cell>
          <table:table-cell table:formula="of:=IF(ISBLANK([.C226]);&quot;&quot;;&quot;null&quot;)">
            <text:p/>
          </table:table-cell>
          <table:table-cell table:formula="of:=IF(ISBLANK([.C226]);&quot;&quot;;&quot;null&quot;)">
            <text:p/>
          </table:table-cell>
          <table:table-cell table:formula="of:=IF(ISBLANK([.C226]);&quot;&quot;;&quot;null&quot;)">
            <text:p/>
          </table:table-cell>
          <table:table-cell table:formula="of:=IF(ISBLANK([.C226]);&quot;&quot;;&quot;null&quot;)">
            <text:p/>
          </table:table-cell>
          <table:table-cell table:formula="of:=IF(ISBLANK([.D22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6]);&quot;&quot;;&quot;null&quot;)">
            <text:p/>
          </table:table-cell>
          <table:table-cell table:formula="of:=IF(ISBLANK([.C226]);&quot;&quot;;&quot;null&quot;)">
            <text:p/>
          </table:table-cell>
          <table:table-cell table:formula="of:=IF(ISBLANK([.D226]);&quot;&quot;;&quot;'ACTIVE_RS'&quot;)">
            <text:p/>
          </table:table-cell>
          <table:table-cell table:formula="of:=IF(ISBLANK([.D22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6]&amp;&quot;' , &quot;&amp;&quot;'&quot;&amp;[.B226]&amp;&quot;' , &quot;&amp;&quot;'&quot;&amp;[.C226]&amp;&quot;' , &quot;&amp;&quot;'&quot;&amp;[.D226]&amp;&quot;' , &quot;&amp;&quot;&quot;&amp;[.E226]&amp;&quot; , &quot;&amp;&quot;&quot;&amp;[.F226]&amp;&quot; , &quot;&amp;&quot;&quot;&amp;[.G226]&amp;&quot; , &quot;&amp;&quot;&quot;&amp;[.H226]&amp;&quot; , &quot;&amp;&quot;&quot;&amp;[.I226]&amp;&quot; , &quot;&amp;&quot;&quot;&amp;[.J226]&amp;&quot; , &quot;&amp;&quot;&quot;&amp;[.K226]&amp;&quot; , &quot;&amp;&quot;&quot;&amp;[.L226]&amp;&quot; , &quot;&amp;&quot;&quot;&amp;[.M226]&amp;&quot; , &quot;&amp;&quot;&quot;&amp;[.N226]&amp;&quot; , &quot;&amp;&quot;&quot;&amp;[.O226]&amp;&quot; ); &quot;)">
            <text:p/>
          </table:table-cell>
          <table:table-cell table:formula="of:=IF(ISBLANK([.D226]);&quot;&quot;;&quot;INSERT INTO DIAMOND_CORE_LOOKUPS &quot;&amp;&quot;VALUES &quot;&amp;&quot;( &quot;&amp;&quot;'&quot;&amp;[.A226]&amp;&quot;' , &quot;&amp;&quot;'&quot;&amp;[.B226]&amp;&quot;' , &quot;&amp;&quot;'&quot;&amp;[.C226]&amp;&quot;' , &quot;&amp;&quot;'&quot;&amp;[.D226]&amp;&quot;' , &quot;&amp;&quot;&quot;&amp;[.E226]&amp;&quot; , &quot;&amp;&quot;&quot;&amp;[.F226]&amp;&quot; , &quot;&amp;&quot;&quot;&amp;[.G226]&amp;&quot; , &quot;&amp;&quot;&quot;&amp;[.H226]&amp;&quot; , &quot;&amp;&quot;&quot;&amp;[.I226]&amp;&quot; , &quot;&amp;&quot;&quot;&amp;[.J226]&amp;&quot; , &quot;&amp;&quot;&quot;&amp;[.K226]&amp;&quot; , &quot;&amp;&quot;&quot;&amp;[.L226]&amp;&quot; , &quot;&amp;&quot;&quot;&amp;[.M226]&amp;&quot; , &quot;&amp;&quot;&quot;&amp;[.N226]&amp;&quot; , &quot;&amp;&quot;&quot;&amp;[.O22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7]);&quot;&quot;;[.A226]+1)">
            <text:p/>
          </table:table-cell>
          <table:table-cell table:number-columns-repeated="3"/>
          <table:table-cell table:formula="of:=IF(ISBLANK([.C227]);&quot;&quot;;&quot;null&quot;)">
            <text:p/>
          </table:table-cell>
          <table:table-cell table:formula="of:=IF(ISBLANK([.C227]);&quot;&quot;;&quot;null&quot;)">
            <text:p/>
          </table:table-cell>
          <table:table-cell table:formula="of:=IF(ISBLANK([.C227]);&quot;&quot;;&quot;null&quot;)">
            <text:p/>
          </table:table-cell>
          <table:table-cell table:formula="of:=IF(ISBLANK([.C227]);&quot;&quot;;&quot;null&quot;)">
            <text:p/>
          </table:table-cell>
          <table:table-cell table:formula="of:=IF(ISBLANK([.C227]);&quot;&quot;;&quot;null&quot;)">
            <text:p/>
          </table:table-cell>
          <table:table-cell table:formula="of:=IF(ISBLANK([.C227]);&quot;&quot;;&quot;null&quot;)">
            <text:p/>
          </table:table-cell>
          <table:table-cell table:formula="of:=IF(ISBLANK([.D22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7]);&quot;&quot;;&quot;null&quot;)">
            <text:p/>
          </table:table-cell>
          <table:table-cell table:formula="of:=IF(ISBLANK([.C227]);&quot;&quot;;&quot;null&quot;)">
            <text:p/>
          </table:table-cell>
          <table:table-cell table:formula="of:=IF(ISBLANK([.D227]);&quot;&quot;;&quot;'ACTIVE_RS'&quot;)">
            <text:p/>
          </table:table-cell>
          <table:table-cell table:formula="of:=IF(ISBLANK([.D22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7]&amp;&quot;' , &quot;&amp;&quot;'&quot;&amp;[.B227]&amp;&quot;' , &quot;&amp;&quot;'&quot;&amp;[.C227]&amp;&quot;' , &quot;&amp;&quot;'&quot;&amp;[.D227]&amp;&quot;' , &quot;&amp;&quot;&quot;&amp;[.E227]&amp;&quot; , &quot;&amp;&quot;&quot;&amp;[.F227]&amp;&quot; , &quot;&amp;&quot;&quot;&amp;[.G227]&amp;&quot; , &quot;&amp;&quot;&quot;&amp;[.H227]&amp;&quot; , &quot;&amp;&quot;&quot;&amp;[.I227]&amp;&quot; , &quot;&amp;&quot;&quot;&amp;[.J227]&amp;&quot; , &quot;&amp;&quot;&quot;&amp;[.K227]&amp;&quot; , &quot;&amp;&quot;&quot;&amp;[.L227]&amp;&quot; , &quot;&amp;&quot;&quot;&amp;[.M227]&amp;&quot; , &quot;&amp;&quot;&quot;&amp;[.N227]&amp;&quot; , &quot;&amp;&quot;&quot;&amp;[.O227]&amp;&quot; ); &quot;)">
            <text:p/>
          </table:table-cell>
          <table:table-cell table:formula="of:=IF(ISBLANK([.D227]);&quot;&quot;;&quot;INSERT INTO DIAMOND_CORE_LOOKUPS &quot;&amp;&quot;VALUES &quot;&amp;&quot;( &quot;&amp;&quot;'&quot;&amp;[.A227]&amp;&quot;' , &quot;&amp;&quot;'&quot;&amp;[.B227]&amp;&quot;' , &quot;&amp;&quot;'&quot;&amp;[.C227]&amp;&quot;' , &quot;&amp;&quot;'&quot;&amp;[.D227]&amp;&quot;' , &quot;&amp;&quot;&quot;&amp;[.E227]&amp;&quot; , &quot;&amp;&quot;&quot;&amp;[.F227]&amp;&quot; , &quot;&amp;&quot;&quot;&amp;[.G227]&amp;&quot; , &quot;&amp;&quot;&quot;&amp;[.H227]&amp;&quot; , &quot;&amp;&quot;&quot;&amp;[.I227]&amp;&quot; , &quot;&amp;&quot;&quot;&amp;[.J227]&amp;&quot; , &quot;&amp;&quot;&quot;&amp;[.K227]&amp;&quot; , &quot;&amp;&quot;&quot;&amp;[.L227]&amp;&quot; , &quot;&amp;&quot;&quot;&amp;[.M227]&amp;&quot; , &quot;&amp;&quot;&quot;&amp;[.N227]&amp;&quot; , &quot;&amp;&quot;&quot;&amp;[.O22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8]);&quot;&quot;;[.A227]+1)">
            <text:p/>
          </table:table-cell>
          <table:table-cell table:number-columns-repeated="3"/>
          <table:table-cell table:formula="of:=IF(ISBLANK([.C228]);&quot;&quot;;&quot;null&quot;)">
            <text:p/>
          </table:table-cell>
          <table:table-cell table:formula="of:=IF(ISBLANK([.C228]);&quot;&quot;;&quot;null&quot;)">
            <text:p/>
          </table:table-cell>
          <table:table-cell table:formula="of:=IF(ISBLANK([.C228]);&quot;&quot;;&quot;null&quot;)">
            <text:p/>
          </table:table-cell>
          <table:table-cell table:formula="of:=IF(ISBLANK([.C228]);&quot;&quot;;&quot;null&quot;)">
            <text:p/>
          </table:table-cell>
          <table:table-cell table:formula="of:=IF(ISBLANK([.C228]);&quot;&quot;;&quot;null&quot;)">
            <text:p/>
          </table:table-cell>
          <table:table-cell table:formula="of:=IF(ISBLANK([.C228]);&quot;&quot;;&quot;null&quot;)">
            <text:p/>
          </table:table-cell>
          <table:table-cell table:formula="of:=IF(ISBLANK([.D22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8]);&quot;&quot;;&quot;null&quot;)">
            <text:p/>
          </table:table-cell>
          <table:table-cell table:formula="of:=IF(ISBLANK([.C228]);&quot;&quot;;&quot;null&quot;)">
            <text:p/>
          </table:table-cell>
          <table:table-cell table:formula="of:=IF(ISBLANK([.D228]);&quot;&quot;;&quot;'ACTIVE_RS'&quot;)">
            <text:p/>
          </table:table-cell>
          <table:table-cell table:formula="of:=IF(ISBLANK([.D22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8]&amp;&quot;' , &quot;&amp;&quot;'&quot;&amp;[.B228]&amp;&quot;' , &quot;&amp;&quot;'&quot;&amp;[.C228]&amp;&quot;' , &quot;&amp;&quot;'&quot;&amp;[.D228]&amp;&quot;' , &quot;&amp;&quot;&quot;&amp;[.E228]&amp;&quot; , &quot;&amp;&quot;&quot;&amp;[.F228]&amp;&quot; , &quot;&amp;&quot;&quot;&amp;[.G228]&amp;&quot; , &quot;&amp;&quot;&quot;&amp;[.H228]&amp;&quot; , &quot;&amp;&quot;&quot;&amp;[.I228]&amp;&quot; , &quot;&amp;&quot;&quot;&amp;[.J228]&amp;&quot; , &quot;&amp;&quot;&quot;&amp;[.K228]&amp;&quot; , &quot;&amp;&quot;&quot;&amp;[.L228]&amp;&quot; , &quot;&amp;&quot;&quot;&amp;[.M228]&amp;&quot; , &quot;&amp;&quot;&quot;&amp;[.N228]&amp;&quot; , &quot;&amp;&quot;&quot;&amp;[.O228]&amp;&quot; ); &quot;)">
            <text:p/>
          </table:table-cell>
          <table:table-cell table:formula="of:=IF(ISBLANK([.D228]);&quot;&quot;;&quot;INSERT INTO DIAMOND_CORE_LOOKUPS &quot;&amp;&quot;VALUES &quot;&amp;&quot;( &quot;&amp;&quot;'&quot;&amp;[.A228]&amp;&quot;' , &quot;&amp;&quot;'&quot;&amp;[.B228]&amp;&quot;' , &quot;&amp;&quot;'&quot;&amp;[.C228]&amp;&quot;' , &quot;&amp;&quot;'&quot;&amp;[.D228]&amp;&quot;' , &quot;&amp;&quot;&quot;&amp;[.E228]&amp;&quot; , &quot;&amp;&quot;&quot;&amp;[.F228]&amp;&quot; , &quot;&amp;&quot;&quot;&amp;[.G228]&amp;&quot; , &quot;&amp;&quot;&quot;&amp;[.H228]&amp;&quot; , &quot;&amp;&quot;&quot;&amp;[.I228]&amp;&quot; , &quot;&amp;&quot;&quot;&amp;[.J228]&amp;&quot; , &quot;&amp;&quot;&quot;&amp;[.K228]&amp;&quot; , &quot;&amp;&quot;&quot;&amp;[.L228]&amp;&quot; , &quot;&amp;&quot;&quot;&amp;[.M228]&amp;&quot; , &quot;&amp;&quot;&quot;&amp;[.N228]&amp;&quot; , &quot;&amp;&quot;&quot;&amp;[.O22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29]);&quot;&quot;;[.A228]+1)">
            <text:p/>
          </table:table-cell>
          <table:table-cell table:number-columns-repeated="3"/>
          <table:table-cell table:formula="of:=IF(ISBLANK([.C229]);&quot;&quot;;&quot;null&quot;)">
            <text:p/>
          </table:table-cell>
          <table:table-cell table:formula="of:=IF(ISBLANK([.C229]);&quot;&quot;;&quot;null&quot;)">
            <text:p/>
          </table:table-cell>
          <table:table-cell table:formula="of:=IF(ISBLANK([.C229]);&quot;&quot;;&quot;null&quot;)">
            <text:p/>
          </table:table-cell>
          <table:table-cell table:formula="of:=IF(ISBLANK([.C229]);&quot;&quot;;&quot;null&quot;)">
            <text:p/>
          </table:table-cell>
          <table:table-cell table:formula="of:=IF(ISBLANK([.C229]);&quot;&quot;;&quot;null&quot;)">
            <text:p/>
          </table:table-cell>
          <table:table-cell table:formula="of:=IF(ISBLANK([.C229]);&quot;&quot;;&quot;null&quot;)">
            <text:p/>
          </table:table-cell>
          <table:table-cell table:formula="of:=IF(ISBLANK([.D22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29]);&quot;&quot;;&quot;null&quot;)">
            <text:p/>
          </table:table-cell>
          <table:table-cell table:formula="of:=IF(ISBLANK([.C229]);&quot;&quot;;&quot;null&quot;)">
            <text:p/>
          </table:table-cell>
          <table:table-cell table:formula="of:=IF(ISBLANK([.D229]);&quot;&quot;;&quot;'ACTIVE_RS'&quot;)">
            <text:p/>
          </table:table-cell>
          <table:table-cell table:formula="of:=IF(ISBLANK([.D22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29]&amp;&quot;' , &quot;&amp;&quot;'&quot;&amp;[.B229]&amp;&quot;' , &quot;&amp;&quot;'&quot;&amp;[.C229]&amp;&quot;' , &quot;&amp;&quot;'&quot;&amp;[.D229]&amp;&quot;' , &quot;&amp;&quot;&quot;&amp;[.E229]&amp;&quot; , &quot;&amp;&quot;&quot;&amp;[.F229]&amp;&quot; , &quot;&amp;&quot;&quot;&amp;[.G229]&amp;&quot; , &quot;&amp;&quot;&quot;&amp;[.H229]&amp;&quot; , &quot;&amp;&quot;&quot;&amp;[.I229]&amp;&quot; , &quot;&amp;&quot;&quot;&amp;[.J229]&amp;&quot; , &quot;&amp;&quot;&quot;&amp;[.K229]&amp;&quot; , &quot;&amp;&quot;&quot;&amp;[.L229]&amp;&quot; , &quot;&amp;&quot;&quot;&amp;[.M229]&amp;&quot; , &quot;&amp;&quot;&quot;&amp;[.N229]&amp;&quot; , &quot;&amp;&quot;&quot;&amp;[.O229]&amp;&quot; ); &quot;)">
            <text:p/>
          </table:table-cell>
          <table:table-cell table:formula="of:=IF(ISBLANK([.D229]);&quot;&quot;;&quot;INSERT INTO DIAMOND_CORE_LOOKUPS &quot;&amp;&quot;VALUES &quot;&amp;&quot;( &quot;&amp;&quot;'&quot;&amp;[.A229]&amp;&quot;' , &quot;&amp;&quot;'&quot;&amp;[.B229]&amp;&quot;' , &quot;&amp;&quot;'&quot;&amp;[.C229]&amp;&quot;' , &quot;&amp;&quot;'&quot;&amp;[.D229]&amp;&quot;' , &quot;&amp;&quot;&quot;&amp;[.E229]&amp;&quot; , &quot;&amp;&quot;&quot;&amp;[.F229]&amp;&quot; , &quot;&amp;&quot;&quot;&amp;[.G229]&amp;&quot; , &quot;&amp;&quot;&quot;&amp;[.H229]&amp;&quot; , &quot;&amp;&quot;&quot;&amp;[.I229]&amp;&quot; , &quot;&amp;&quot;&quot;&amp;[.J229]&amp;&quot; , &quot;&amp;&quot;&quot;&amp;[.K229]&amp;&quot; , &quot;&amp;&quot;&quot;&amp;[.L229]&amp;&quot; , &quot;&amp;&quot;&quot;&amp;[.M229]&amp;&quot; , &quot;&amp;&quot;&quot;&amp;[.N229]&amp;&quot; , &quot;&amp;&quot;&quot;&amp;[.O22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0]);&quot;&quot;;[.A229]+1)">
            <text:p/>
          </table:table-cell>
          <table:table-cell table:number-columns-repeated="3"/>
          <table:table-cell table:formula="of:=IF(ISBLANK([.C230]);&quot;&quot;;&quot;null&quot;)">
            <text:p/>
          </table:table-cell>
          <table:table-cell table:formula="of:=IF(ISBLANK([.C230]);&quot;&quot;;&quot;null&quot;)">
            <text:p/>
          </table:table-cell>
          <table:table-cell table:formula="of:=IF(ISBLANK([.C230]);&quot;&quot;;&quot;null&quot;)">
            <text:p/>
          </table:table-cell>
          <table:table-cell table:formula="of:=IF(ISBLANK([.C230]);&quot;&quot;;&quot;null&quot;)">
            <text:p/>
          </table:table-cell>
          <table:table-cell table:formula="of:=IF(ISBLANK([.C230]);&quot;&quot;;&quot;null&quot;)">
            <text:p/>
          </table:table-cell>
          <table:table-cell table:formula="of:=IF(ISBLANK([.C230]);&quot;&quot;;&quot;null&quot;)">
            <text:p/>
          </table:table-cell>
          <table:table-cell table:formula="of:=IF(ISBLANK([.D23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0]);&quot;&quot;;&quot;null&quot;)">
            <text:p/>
          </table:table-cell>
          <table:table-cell table:formula="of:=IF(ISBLANK([.C230]);&quot;&quot;;&quot;null&quot;)">
            <text:p/>
          </table:table-cell>
          <table:table-cell table:formula="of:=IF(ISBLANK([.D230]);&quot;&quot;;&quot;'ACTIVE_RS'&quot;)">
            <text:p/>
          </table:table-cell>
          <table:table-cell table:formula="of:=IF(ISBLANK([.D23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0]&amp;&quot;' , &quot;&amp;&quot;'&quot;&amp;[.B230]&amp;&quot;' , &quot;&amp;&quot;'&quot;&amp;[.C230]&amp;&quot;' , &quot;&amp;&quot;'&quot;&amp;[.D230]&amp;&quot;' , &quot;&amp;&quot;&quot;&amp;[.E230]&amp;&quot; , &quot;&amp;&quot;&quot;&amp;[.F230]&amp;&quot; , &quot;&amp;&quot;&quot;&amp;[.G230]&amp;&quot; , &quot;&amp;&quot;&quot;&amp;[.H230]&amp;&quot; , &quot;&amp;&quot;&quot;&amp;[.I230]&amp;&quot; , &quot;&amp;&quot;&quot;&amp;[.J230]&amp;&quot; , &quot;&amp;&quot;&quot;&amp;[.K230]&amp;&quot; , &quot;&amp;&quot;&quot;&amp;[.L230]&amp;&quot; , &quot;&amp;&quot;&quot;&amp;[.M230]&amp;&quot; , &quot;&amp;&quot;&quot;&amp;[.N230]&amp;&quot; , &quot;&amp;&quot;&quot;&amp;[.O230]&amp;&quot; ); &quot;)">
            <text:p/>
          </table:table-cell>
          <table:table-cell table:formula="of:=IF(ISBLANK([.D230]);&quot;&quot;;&quot;INSERT INTO DIAMOND_CORE_LOOKUPS &quot;&amp;&quot;VALUES &quot;&amp;&quot;( &quot;&amp;&quot;'&quot;&amp;[.A230]&amp;&quot;' , &quot;&amp;&quot;'&quot;&amp;[.B230]&amp;&quot;' , &quot;&amp;&quot;'&quot;&amp;[.C230]&amp;&quot;' , &quot;&amp;&quot;'&quot;&amp;[.D230]&amp;&quot;' , &quot;&amp;&quot;&quot;&amp;[.E230]&amp;&quot; , &quot;&amp;&quot;&quot;&amp;[.F230]&amp;&quot; , &quot;&amp;&quot;&quot;&amp;[.G230]&amp;&quot; , &quot;&amp;&quot;&quot;&amp;[.H230]&amp;&quot; , &quot;&amp;&quot;&quot;&amp;[.I230]&amp;&quot; , &quot;&amp;&quot;&quot;&amp;[.J230]&amp;&quot; , &quot;&amp;&quot;&quot;&amp;[.K230]&amp;&quot; , &quot;&amp;&quot;&quot;&amp;[.L230]&amp;&quot; , &quot;&amp;&quot;&quot;&amp;[.M230]&amp;&quot; , &quot;&amp;&quot;&quot;&amp;[.N230]&amp;&quot; , &quot;&amp;&quot;&quot;&amp;[.O23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1]);&quot;&quot;;[.A230]+1)">
            <text:p/>
          </table:table-cell>
          <table:table-cell table:number-columns-repeated="3"/>
          <table:table-cell table:formula="of:=IF(ISBLANK([.C231]);&quot;&quot;;&quot;null&quot;)">
            <text:p/>
          </table:table-cell>
          <table:table-cell table:formula="of:=IF(ISBLANK([.C231]);&quot;&quot;;&quot;null&quot;)">
            <text:p/>
          </table:table-cell>
          <table:table-cell table:formula="of:=IF(ISBLANK([.C231]);&quot;&quot;;&quot;null&quot;)">
            <text:p/>
          </table:table-cell>
          <table:table-cell table:formula="of:=IF(ISBLANK([.C231]);&quot;&quot;;&quot;null&quot;)">
            <text:p/>
          </table:table-cell>
          <table:table-cell table:formula="of:=IF(ISBLANK([.C231]);&quot;&quot;;&quot;null&quot;)">
            <text:p/>
          </table:table-cell>
          <table:table-cell table:formula="of:=IF(ISBLANK([.C231]);&quot;&quot;;&quot;null&quot;)">
            <text:p/>
          </table:table-cell>
          <table:table-cell table:formula="of:=IF(ISBLANK([.D23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1]);&quot;&quot;;&quot;null&quot;)">
            <text:p/>
          </table:table-cell>
          <table:table-cell table:formula="of:=IF(ISBLANK([.C231]);&quot;&quot;;&quot;null&quot;)">
            <text:p/>
          </table:table-cell>
          <table:table-cell table:formula="of:=IF(ISBLANK([.D231]);&quot;&quot;;&quot;'ACTIVE_RS'&quot;)">
            <text:p/>
          </table:table-cell>
          <table:table-cell table:formula="of:=IF(ISBLANK([.D23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1]&amp;&quot;' , &quot;&amp;&quot;'&quot;&amp;[.B231]&amp;&quot;' , &quot;&amp;&quot;'&quot;&amp;[.C231]&amp;&quot;' , &quot;&amp;&quot;'&quot;&amp;[.D231]&amp;&quot;' , &quot;&amp;&quot;&quot;&amp;[.E231]&amp;&quot; , &quot;&amp;&quot;&quot;&amp;[.F231]&amp;&quot; , &quot;&amp;&quot;&quot;&amp;[.G231]&amp;&quot; , &quot;&amp;&quot;&quot;&amp;[.H231]&amp;&quot; , &quot;&amp;&quot;&quot;&amp;[.I231]&amp;&quot; , &quot;&amp;&quot;&quot;&amp;[.J231]&amp;&quot; , &quot;&amp;&quot;&quot;&amp;[.K231]&amp;&quot; , &quot;&amp;&quot;&quot;&amp;[.L231]&amp;&quot; , &quot;&amp;&quot;&quot;&amp;[.M231]&amp;&quot; , &quot;&amp;&quot;&quot;&amp;[.N231]&amp;&quot; , &quot;&amp;&quot;&quot;&amp;[.O231]&amp;&quot; ); &quot;)">
            <text:p/>
          </table:table-cell>
          <table:table-cell table:formula="of:=IF(ISBLANK([.D231]);&quot;&quot;;&quot;INSERT INTO DIAMOND_CORE_LOOKUPS &quot;&amp;&quot;VALUES &quot;&amp;&quot;( &quot;&amp;&quot;'&quot;&amp;[.A231]&amp;&quot;' , &quot;&amp;&quot;'&quot;&amp;[.B231]&amp;&quot;' , &quot;&amp;&quot;'&quot;&amp;[.C231]&amp;&quot;' , &quot;&amp;&quot;'&quot;&amp;[.D231]&amp;&quot;' , &quot;&amp;&quot;&quot;&amp;[.E231]&amp;&quot; , &quot;&amp;&quot;&quot;&amp;[.F231]&amp;&quot; , &quot;&amp;&quot;&quot;&amp;[.G231]&amp;&quot; , &quot;&amp;&quot;&quot;&amp;[.H231]&amp;&quot; , &quot;&amp;&quot;&quot;&amp;[.I231]&amp;&quot; , &quot;&amp;&quot;&quot;&amp;[.J231]&amp;&quot; , &quot;&amp;&quot;&quot;&amp;[.K231]&amp;&quot; , &quot;&amp;&quot;&quot;&amp;[.L231]&amp;&quot; , &quot;&amp;&quot;&quot;&amp;[.M231]&amp;&quot; , &quot;&amp;&quot;&quot;&amp;[.N231]&amp;&quot; , &quot;&amp;&quot;&quot;&amp;[.O23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2]);&quot;&quot;;[.A231]+1)">
            <text:p/>
          </table:table-cell>
          <table:table-cell table:number-columns-repeated="3"/>
          <table:table-cell table:formula="of:=IF(ISBLANK([.C232]);&quot;&quot;;&quot;null&quot;)">
            <text:p/>
          </table:table-cell>
          <table:table-cell table:formula="of:=IF(ISBLANK([.C232]);&quot;&quot;;&quot;null&quot;)">
            <text:p/>
          </table:table-cell>
          <table:table-cell table:formula="of:=IF(ISBLANK([.C232]);&quot;&quot;;&quot;null&quot;)">
            <text:p/>
          </table:table-cell>
          <table:table-cell table:formula="of:=IF(ISBLANK([.C232]);&quot;&quot;;&quot;null&quot;)">
            <text:p/>
          </table:table-cell>
          <table:table-cell table:formula="of:=IF(ISBLANK([.C232]);&quot;&quot;;&quot;null&quot;)">
            <text:p/>
          </table:table-cell>
          <table:table-cell table:formula="of:=IF(ISBLANK([.C232]);&quot;&quot;;&quot;null&quot;)">
            <text:p/>
          </table:table-cell>
          <table:table-cell table:formula="of:=IF(ISBLANK([.D23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2]);&quot;&quot;;&quot;null&quot;)">
            <text:p/>
          </table:table-cell>
          <table:table-cell table:formula="of:=IF(ISBLANK([.C232]);&quot;&quot;;&quot;null&quot;)">
            <text:p/>
          </table:table-cell>
          <table:table-cell table:formula="of:=IF(ISBLANK([.D232]);&quot;&quot;;&quot;'ACTIVE_RS'&quot;)">
            <text:p/>
          </table:table-cell>
          <table:table-cell table:formula="of:=IF(ISBLANK([.D23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2]&amp;&quot;' , &quot;&amp;&quot;'&quot;&amp;[.B232]&amp;&quot;' , &quot;&amp;&quot;'&quot;&amp;[.C232]&amp;&quot;' , &quot;&amp;&quot;'&quot;&amp;[.D232]&amp;&quot;' , &quot;&amp;&quot;&quot;&amp;[.E232]&amp;&quot; , &quot;&amp;&quot;&quot;&amp;[.F232]&amp;&quot; , &quot;&amp;&quot;&quot;&amp;[.G232]&amp;&quot; , &quot;&amp;&quot;&quot;&amp;[.H232]&amp;&quot; , &quot;&amp;&quot;&quot;&amp;[.I232]&amp;&quot; , &quot;&amp;&quot;&quot;&amp;[.J232]&amp;&quot; , &quot;&amp;&quot;&quot;&amp;[.K232]&amp;&quot; , &quot;&amp;&quot;&quot;&amp;[.L232]&amp;&quot; , &quot;&amp;&quot;&quot;&amp;[.M232]&amp;&quot; , &quot;&amp;&quot;&quot;&amp;[.N232]&amp;&quot; , &quot;&amp;&quot;&quot;&amp;[.O232]&amp;&quot; ); &quot;)">
            <text:p/>
          </table:table-cell>
          <table:table-cell table:formula="of:=IF(ISBLANK([.D232]);&quot;&quot;;&quot;INSERT INTO DIAMOND_CORE_LOOKUPS &quot;&amp;&quot;VALUES &quot;&amp;&quot;( &quot;&amp;&quot;'&quot;&amp;[.A232]&amp;&quot;' , &quot;&amp;&quot;'&quot;&amp;[.B232]&amp;&quot;' , &quot;&amp;&quot;'&quot;&amp;[.C232]&amp;&quot;' , &quot;&amp;&quot;'&quot;&amp;[.D232]&amp;&quot;' , &quot;&amp;&quot;&quot;&amp;[.E232]&amp;&quot; , &quot;&amp;&quot;&quot;&amp;[.F232]&amp;&quot; , &quot;&amp;&quot;&quot;&amp;[.G232]&amp;&quot; , &quot;&amp;&quot;&quot;&amp;[.H232]&amp;&quot; , &quot;&amp;&quot;&quot;&amp;[.I232]&amp;&quot; , &quot;&amp;&quot;&quot;&amp;[.J232]&amp;&quot; , &quot;&amp;&quot;&quot;&amp;[.K232]&amp;&quot; , &quot;&amp;&quot;&quot;&amp;[.L232]&amp;&quot; , &quot;&amp;&quot;&quot;&amp;[.M232]&amp;&quot; , &quot;&amp;&quot;&quot;&amp;[.N232]&amp;&quot; , &quot;&amp;&quot;&quot;&amp;[.O23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3]);&quot;&quot;;[.A232]+1)">
            <text:p/>
          </table:table-cell>
          <table:table-cell table:number-columns-repeated="3"/>
          <table:table-cell table:formula="of:=IF(ISBLANK([.C233]);&quot;&quot;;&quot;null&quot;)">
            <text:p/>
          </table:table-cell>
          <table:table-cell table:formula="of:=IF(ISBLANK([.C233]);&quot;&quot;;&quot;null&quot;)">
            <text:p/>
          </table:table-cell>
          <table:table-cell table:formula="of:=IF(ISBLANK([.C233]);&quot;&quot;;&quot;null&quot;)">
            <text:p/>
          </table:table-cell>
          <table:table-cell table:formula="of:=IF(ISBLANK([.C233]);&quot;&quot;;&quot;null&quot;)">
            <text:p/>
          </table:table-cell>
          <table:table-cell table:formula="of:=IF(ISBLANK([.C233]);&quot;&quot;;&quot;null&quot;)">
            <text:p/>
          </table:table-cell>
          <table:table-cell table:formula="of:=IF(ISBLANK([.C233]);&quot;&quot;;&quot;null&quot;)">
            <text:p/>
          </table:table-cell>
          <table:table-cell table:formula="of:=IF(ISBLANK([.D23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3]);&quot;&quot;;&quot;null&quot;)">
            <text:p/>
          </table:table-cell>
          <table:table-cell table:formula="of:=IF(ISBLANK([.C233]);&quot;&quot;;&quot;null&quot;)">
            <text:p/>
          </table:table-cell>
          <table:table-cell table:formula="of:=IF(ISBLANK([.D233]);&quot;&quot;;&quot;'ACTIVE_RS'&quot;)">
            <text:p/>
          </table:table-cell>
          <table:table-cell table:formula="of:=IF(ISBLANK([.D23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3]&amp;&quot;' , &quot;&amp;&quot;'&quot;&amp;[.B233]&amp;&quot;' , &quot;&amp;&quot;'&quot;&amp;[.C233]&amp;&quot;' , &quot;&amp;&quot;'&quot;&amp;[.D233]&amp;&quot;' , &quot;&amp;&quot;&quot;&amp;[.E233]&amp;&quot; , &quot;&amp;&quot;&quot;&amp;[.F233]&amp;&quot; , &quot;&amp;&quot;&quot;&amp;[.G233]&amp;&quot; , &quot;&amp;&quot;&quot;&amp;[.H233]&amp;&quot; , &quot;&amp;&quot;&quot;&amp;[.I233]&amp;&quot; , &quot;&amp;&quot;&quot;&amp;[.J233]&amp;&quot; , &quot;&amp;&quot;&quot;&amp;[.K233]&amp;&quot; , &quot;&amp;&quot;&quot;&amp;[.L233]&amp;&quot; , &quot;&amp;&quot;&quot;&amp;[.M233]&amp;&quot; , &quot;&amp;&quot;&quot;&amp;[.N233]&amp;&quot; , &quot;&amp;&quot;&quot;&amp;[.O233]&amp;&quot; ); &quot;)">
            <text:p/>
          </table:table-cell>
          <table:table-cell table:formula="of:=IF(ISBLANK([.D233]);&quot;&quot;;&quot;INSERT INTO DIAMOND_CORE_LOOKUPS &quot;&amp;&quot;VALUES &quot;&amp;&quot;( &quot;&amp;&quot;'&quot;&amp;[.A233]&amp;&quot;' , &quot;&amp;&quot;'&quot;&amp;[.B233]&amp;&quot;' , &quot;&amp;&quot;'&quot;&amp;[.C233]&amp;&quot;' , &quot;&amp;&quot;'&quot;&amp;[.D233]&amp;&quot;' , &quot;&amp;&quot;&quot;&amp;[.E233]&amp;&quot; , &quot;&amp;&quot;&quot;&amp;[.F233]&amp;&quot; , &quot;&amp;&quot;&quot;&amp;[.G233]&amp;&quot; , &quot;&amp;&quot;&quot;&amp;[.H233]&amp;&quot; , &quot;&amp;&quot;&quot;&amp;[.I233]&amp;&quot; , &quot;&amp;&quot;&quot;&amp;[.J233]&amp;&quot; , &quot;&amp;&quot;&quot;&amp;[.K233]&amp;&quot; , &quot;&amp;&quot;&quot;&amp;[.L233]&amp;&quot; , &quot;&amp;&quot;&quot;&amp;[.M233]&amp;&quot; , &quot;&amp;&quot;&quot;&amp;[.N233]&amp;&quot; , &quot;&amp;&quot;&quot;&amp;[.O23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4]);&quot;&quot;;[.A233]+1)">
            <text:p/>
          </table:table-cell>
          <table:table-cell table:number-columns-repeated="3"/>
          <table:table-cell table:formula="of:=IF(ISBLANK([.C234]);&quot;&quot;;&quot;null&quot;)">
            <text:p/>
          </table:table-cell>
          <table:table-cell table:formula="of:=IF(ISBLANK([.C234]);&quot;&quot;;&quot;null&quot;)">
            <text:p/>
          </table:table-cell>
          <table:table-cell table:formula="of:=IF(ISBLANK([.C234]);&quot;&quot;;&quot;null&quot;)">
            <text:p/>
          </table:table-cell>
          <table:table-cell table:formula="of:=IF(ISBLANK([.C234]);&quot;&quot;;&quot;null&quot;)">
            <text:p/>
          </table:table-cell>
          <table:table-cell table:formula="of:=IF(ISBLANK([.C234]);&quot;&quot;;&quot;null&quot;)">
            <text:p/>
          </table:table-cell>
          <table:table-cell table:formula="of:=IF(ISBLANK([.C234]);&quot;&quot;;&quot;null&quot;)">
            <text:p/>
          </table:table-cell>
          <table:table-cell table:formula="of:=IF(ISBLANK([.D23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4]);&quot;&quot;;&quot;null&quot;)">
            <text:p/>
          </table:table-cell>
          <table:table-cell table:formula="of:=IF(ISBLANK([.C234]);&quot;&quot;;&quot;null&quot;)">
            <text:p/>
          </table:table-cell>
          <table:table-cell table:formula="of:=IF(ISBLANK([.D234]);&quot;&quot;;&quot;'ACTIVE_RS'&quot;)">
            <text:p/>
          </table:table-cell>
          <table:table-cell table:formula="of:=IF(ISBLANK([.D23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4]&amp;&quot;' , &quot;&amp;&quot;'&quot;&amp;[.B234]&amp;&quot;' , &quot;&amp;&quot;'&quot;&amp;[.C234]&amp;&quot;' , &quot;&amp;&quot;'&quot;&amp;[.D234]&amp;&quot;' , &quot;&amp;&quot;&quot;&amp;[.E234]&amp;&quot; , &quot;&amp;&quot;&quot;&amp;[.F234]&amp;&quot; , &quot;&amp;&quot;&quot;&amp;[.G234]&amp;&quot; , &quot;&amp;&quot;&quot;&amp;[.H234]&amp;&quot; , &quot;&amp;&quot;&quot;&amp;[.I234]&amp;&quot; , &quot;&amp;&quot;&quot;&amp;[.J234]&amp;&quot; , &quot;&amp;&quot;&quot;&amp;[.K234]&amp;&quot; , &quot;&amp;&quot;&quot;&amp;[.L234]&amp;&quot; , &quot;&amp;&quot;&quot;&amp;[.M234]&amp;&quot; , &quot;&amp;&quot;&quot;&amp;[.N234]&amp;&quot; , &quot;&amp;&quot;&quot;&amp;[.O234]&amp;&quot; ); &quot;)">
            <text:p/>
          </table:table-cell>
          <table:table-cell table:formula="of:=IF(ISBLANK([.D234]);&quot;&quot;;&quot;INSERT INTO DIAMOND_CORE_LOOKUPS &quot;&amp;&quot;VALUES &quot;&amp;&quot;( &quot;&amp;&quot;'&quot;&amp;[.A234]&amp;&quot;' , &quot;&amp;&quot;'&quot;&amp;[.B234]&amp;&quot;' , &quot;&amp;&quot;'&quot;&amp;[.C234]&amp;&quot;' , &quot;&amp;&quot;'&quot;&amp;[.D234]&amp;&quot;' , &quot;&amp;&quot;&quot;&amp;[.E234]&amp;&quot; , &quot;&amp;&quot;&quot;&amp;[.F234]&amp;&quot; , &quot;&amp;&quot;&quot;&amp;[.G234]&amp;&quot; , &quot;&amp;&quot;&quot;&amp;[.H234]&amp;&quot; , &quot;&amp;&quot;&quot;&amp;[.I234]&amp;&quot; , &quot;&amp;&quot;&quot;&amp;[.J234]&amp;&quot; , &quot;&amp;&quot;&quot;&amp;[.K234]&amp;&quot; , &quot;&amp;&quot;&quot;&amp;[.L234]&amp;&quot; , &quot;&amp;&quot;&quot;&amp;[.M234]&amp;&quot; , &quot;&amp;&quot;&quot;&amp;[.N234]&amp;&quot; , &quot;&amp;&quot;&quot;&amp;[.O23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5]);&quot;&quot;;[.A234]+1)">
            <text:p/>
          </table:table-cell>
          <table:table-cell table:number-columns-repeated="3"/>
          <table:table-cell table:formula="of:=IF(ISBLANK([.C235]);&quot;&quot;;&quot;null&quot;)">
            <text:p/>
          </table:table-cell>
          <table:table-cell table:formula="of:=IF(ISBLANK([.C235]);&quot;&quot;;&quot;null&quot;)">
            <text:p/>
          </table:table-cell>
          <table:table-cell table:formula="of:=IF(ISBLANK([.C235]);&quot;&quot;;&quot;null&quot;)">
            <text:p/>
          </table:table-cell>
          <table:table-cell table:formula="of:=IF(ISBLANK([.C235]);&quot;&quot;;&quot;null&quot;)">
            <text:p/>
          </table:table-cell>
          <table:table-cell table:formula="of:=IF(ISBLANK([.C235]);&quot;&quot;;&quot;null&quot;)">
            <text:p/>
          </table:table-cell>
          <table:table-cell table:formula="of:=IF(ISBLANK([.C235]);&quot;&quot;;&quot;null&quot;)">
            <text:p/>
          </table:table-cell>
          <table:table-cell table:formula="of:=IF(ISBLANK([.D23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5]);&quot;&quot;;&quot;null&quot;)">
            <text:p/>
          </table:table-cell>
          <table:table-cell table:formula="of:=IF(ISBLANK([.C235]);&quot;&quot;;&quot;null&quot;)">
            <text:p/>
          </table:table-cell>
          <table:table-cell table:formula="of:=IF(ISBLANK([.D235]);&quot;&quot;;&quot;'ACTIVE_RS'&quot;)">
            <text:p/>
          </table:table-cell>
          <table:table-cell table:formula="of:=IF(ISBLANK([.D23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5]&amp;&quot;' , &quot;&amp;&quot;'&quot;&amp;[.B235]&amp;&quot;' , &quot;&amp;&quot;'&quot;&amp;[.C235]&amp;&quot;' , &quot;&amp;&quot;'&quot;&amp;[.D235]&amp;&quot;' , &quot;&amp;&quot;&quot;&amp;[.E235]&amp;&quot; , &quot;&amp;&quot;&quot;&amp;[.F235]&amp;&quot; , &quot;&amp;&quot;&quot;&amp;[.G235]&amp;&quot; , &quot;&amp;&quot;&quot;&amp;[.H235]&amp;&quot; , &quot;&amp;&quot;&quot;&amp;[.I235]&amp;&quot; , &quot;&amp;&quot;&quot;&amp;[.J235]&amp;&quot; , &quot;&amp;&quot;&quot;&amp;[.K235]&amp;&quot; , &quot;&amp;&quot;&quot;&amp;[.L235]&amp;&quot; , &quot;&amp;&quot;&quot;&amp;[.M235]&amp;&quot; , &quot;&amp;&quot;&quot;&amp;[.N235]&amp;&quot; , &quot;&amp;&quot;&quot;&amp;[.O235]&amp;&quot; ); &quot;)">
            <text:p/>
          </table:table-cell>
          <table:table-cell table:formula="of:=IF(ISBLANK([.D235]);&quot;&quot;;&quot;INSERT INTO DIAMOND_CORE_LOOKUPS &quot;&amp;&quot;VALUES &quot;&amp;&quot;( &quot;&amp;&quot;'&quot;&amp;[.A235]&amp;&quot;' , &quot;&amp;&quot;'&quot;&amp;[.B235]&amp;&quot;' , &quot;&amp;&quot;'&quot;&amp;[.C235]&amp;&quot;' , &quot;&amp;&quot;'&quot;&amp;[.D235]&amp;&quot;' , &quot;&amp;&quot;&quot;&amp;[.E235]&amp;&quot; , &quot;&amp;&quot;&quot;&amp;[.F235]&amp;&quot; , &quot;&amp;&quot;&quot;&amp;[.G235]&amp;&quot; , &quot;&amp;&quot;&quot;&amp;[.H235]&amp;&quot; , &quot;&amp;&quot;&quot;&amp;[.I235]&amp;&quot; , &quot;&amp;&quot;&quot;&amp;[.J235]&amp;&quot; , &quot;&amp;&quot;&quot;&amp;[.K235]&amp;&quot; , &quot;&amp;&quot;&quot;&amp;[.L235]&amp;&quot; , &quot;&amp;&quot;&quot;&amp;[.M235]&amp;&quot; , &quot;&amp;&quot;&quot;&amp;[.N235]&amp;&quot; , &quot;&amp;&quot;&quot;&amp;[.O23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6]);&quot;&quot;;[.A235]+1)">
            <text:p/>
          </table:table-cell>
          <table:table-cell table:number-columns-repeated="3"/>
          <table:table-cell table:formula="of:=IF(ISBLANK([.C236]);&quot;&quot;;&quot;null&quot;)">
            <text:p/>
          </table:table-cell>
          <table:table-cell table:formula="of:=IF(ISBLANK([.C236]);&quot;&quot;;&quot;null&quot;)">
            <text:p/>
          </table:table-cell>
          <table:table-cell table:formula="of:=IF(ISBLANK([.C236]);&quot;&quot;;&quot;null&quot;)">
            <text:p/>
          </table:table-cell>
          <table:table-cell table:formula="of:=IF(ISBLANK([.C236]);&quot;&quot;;&quot;null&quot;)">
            <text:p/>
          </table:table-cell>
          <table:table-cell table:formula="of:=IF(ISBLANK([.C236]);&quot;&quot;;&quot;null&quot;)">
            <text:p/>
          </table:table-cell>
          <table:table-cell table:formula="of:=IF(ISBLANK([.C236]);&quot;&quot;;&quot;null&quot;)">
            <text:p/>
          </table:table-cell>
          <table:table-cell table:formula="of:=IF(ISBLANK([.D23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6]);&quot;&quot;;&quot;null&quot;)">
            <text:p/>
          </table:table-cell>
          <table:table-cell table:formula="of:=IF(ISBLANK([.C236]);&quot;&quot;;&quot;null&quot;)">
            <text:p/>
          </table:table-cell>
          <table:table-cell table:formula="of:=IF(ISBLANK([.D236]);&quot;&quot;;&quot;'ACTIVE_RS'&quot;)">
            <text:p/>
          </table:table-cell>
          <table:table-cell table:formula="of:=IF(ISBLANK([.D23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6]&amp;&quot;' , &quot;&amp;&quot;'&quot;&amp;[.B236]&amp;&quot;' , &quot;&amp;&quot;'&quot;&amp;[.C236]&amp;&quot;' , &quot;&amp;&quot;'&quot;&amp;[.D236]&amp;&quot;' , &quot;&amp;&quot;&quot;&amp;[.E236]&amp;&quot; , &quot;&amp;&quot;&quot;&amp;[.F236]&amp;&quot; , &quot;&amp;&quot;&quot;&amp;[.G236]&amp;&quot; , &quot;&amp;&quot;&quot;&amp;[.H236]&amp;&quot; , &quot;&amp;&quot;&quot;&amp;[.I236]&amp;&quot; , &quot;&amp;&quot;&quot;&amp;[.J236]&amp;&quot; , &quot;&amp;&quot;&quot;&amp;[.K236]&amp;&quot; , &quot;&amp;&quot;&quot;&amp;[.L236]&amp;&quot; , &quot;&amp;&quot;&quot;&amp;[.M236]&amp;&quot; , &quot;&amp;&quot;&quot;&amp;[.N236]&amp;&quot; , &quot;&amp;&quot;&quot;&amp;[.O236]&amp;&quot; ); &quot;)">
            <text:p/>
          </table:table-cell>
          <table:table-cell table:formula="of:=IF(ISBLANK([.D236]);&quot;&quot;;&quot;INSERT INTO DIAMOND_CORE_LOOKUPS &quot;&amp;&quot;VALUES &quot;&amp;&quot;( &quot;&amp;&quot;'&quot;&amp;[.A236]&amp;&quot;' , &quot;&amp;&quot;'&quot;&amp;[.B236]&amp;&quot;' , &quot;&amp;&quot;'&quot;&amp;[.C236]&amp;&quot;' , &quot;&amp;&quot;'&quot;&amp;[.D236]&amp;&quot;' , &quot;&amp;&quot;&quot;&amp;[.E236]&amp;&quot; , &quot;&amp;&quot;&quot;&amp;[.F236]&amp;&quot; , &quot;&amp;&quot;&quot;&amp;[.G236]&amp;&quot; , &quot;&amp;&quot;&quot;&amp;[.H236]&amp;&quot; , &quot;&amp;&quot;&quot;&amp;[.I236]&amp;&quot; , &quot;&amp;&quot;&quot;&amp;[.J236]&amp;&quot; , &quot;&amp;&quot;&quot;&amp;[.K236]&amp;&quot; , &quot;&amp;&quot;&quot;&amp;[.L236]&amp;&quot; , &quot;&amp;&quot;&quot;&amp;[.M236]&amp;&quot; , &quot;&amp;&quot;&quot;&amp;[.N236]&amp;&quot; , &quot;&amp;&quot;&quot;&amp;[.O23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7]);&quot;&quot;;[.A236]+1)">
            <text:p/>
          </table:table-cell>
          <table:table-cell table:number-columns-repeated="3"/>
          <table:table-cell table:formula="of:=IF(ISBLANK([.C237]);&quot;&quot;;&quot;null&quot;)">
            <text:p/>
          </table:table-cell>
          <table:table-cell table:formula="of:=IF(ISBLANK([.C237]);&quot;&quot;;&quot;null&quot;)">
            <text:p/>
          </table:table-cell>
          <table:table-cell table:formula="of:=IF(ISBLANK([.C237]);&quot;&quot;;&quot;null&quot;)">
            <text:p/>
          </table:table-cell>
          <table:table-cell table:formula="of:=IF(ISBLANK([.C237]);&quot;&quot;;&quot;null&quot;)">
            <text:p/>
          </table:table-cell>
          <table:table-cell table:formula="of:=IF(ISBLANK([.C237]);&quot;&quot;;&quot;null&quot;)">
            <text:p/>
          </table:table-cell>
          <table:table-cell table:formula="of:=IF(ISBLANK([.C237]);&quot;&quot;;&quot;null&quot;)">
            <text:p/>
          </table:table-cell>
          <table:table-cell table:formula="of:=IF(ISBLANK([.D23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7]);&quot;&quot;;&quot;null&quot;)">
            <text:p/>
          </table:table-cell>
          <table:table-cell table:formula="of:=IF(ISBLANK([.C237]);&quot;&quot;;&quot;null&quot;)">
            <text:p/>
          </table:table-cell>
          <table:table-cell table:formula="of:=IF(ISBLANK([.D237]);&quot;&quot;;&quot;'ACTIVE_RS'&quot;)">
            <text:p/>
          </table:table-cell>
          <table:table-cell table:formula="of:=IF(ISBLANK([.D23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7]&amp;&quot;' , &quot;&amp;&quot;'&quot;&amp;[.B237]&amp;&quot;' , &quot;&amp;&quot;'&quot;&amp;[.C237]&amp;&quot;' , &quot;&amp;&quot;'&quot;&amp;[.D237]&amp;&quot;' , &quot;&amp;&quot;&quot;&amp;[.E237]&amp;&quot; , &quot;&amp;&quot;&quot;&amp;[.F237]&amp;&quot; , &quot;&amp;&quot;&quot;&amp;[.G237]&amp;&quot; , &quot;&amp;&quot;&quot;&amp;[.H237]&amp;&quot; , &quot;&amp;&quot;&quot;&amp;[.I237]&amp;&quot; , &quot;&amp;&quot;&quot;&amp;[.J237]&amp;&quot; , &quot;&amp;&quot;&quot;&amp;[.K237]&amp;&quot; , &quot;&amp;&quot;&quot;&amp;[.L237]&amp;&quot; , &quot;&amp;&quot;&quot;&amp;[.M237]&amp;&quot; , &quot;&amp;&quot;&quot;&amp;[.N237]&amp;&quot; , &quot;&amp;&quot;&quot;&amp;[.O237]&amp;&quot; ); &quot;)">
            <text:p/>
          </table:table-cell>
          <table:table-cell table:formula="of:=IF(ISBLANK([.D237]);&quot;&quot;;&quot;INSERT INTO DIAMOND_CORE_LOOKUPS &quot;&amp;&quot;VALUES &quot;&amp;&quot;( &quot;&amp;&quot;'&quot;&amp;[.A237]&amp;&quot;' , &quot;&amp;&quot;'&quot;&amp;[.B237]&amp;&quot;' , &quot;&amp;&quot;'&quot;&amp;[.C237]&amp;&quot;' , &quot;&amp;&quot;'&quot;&amp;[.D237]&amp;&quot;' , &quot;&amp;&quot;&quot;&amp;[.E237]&amp;&quot; , &quot;&amp;&quot;&quot;&amp;[.F237]&amp;&quot; , &quot;&amp;&quot;&quot;&amp;[.G237]&amp;&quot; , &quot;&amp;&quot;&quot;&amp;[.H237]&amp;&quot; , &quot;&amp;&quot;&quot;&amp;[.I237]&amp;&quot; , &quot;&amp;&quot;&quot;&amp;[.J237]&amp;&quot; , &quot;&amp;&quot;&quot;&amp;[.K237]&amp;&quot; , &quot;&amp;&quot;&quot;&amp;[.L237]&amp;&quot; , &quot;&amp;&quot;&quot;&amp;[.M237]&amp;&quot; , &quot;&amp;&quot;&quot;&amp;[.N237]&amp;&quot; , &quot;&amp;&quot;&quot;&amp;[.O23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8]);&quot;&quot;;[.A237]+1)">
            <text:p/>
          </table:table-cell>
          <table:table-cell table:number-columns-repeated="3"/>
          <table:table-cell table:formula="of:=IF(ISBLANK([.C238]);&quot;&quot;;&quot;null&quot;)">
            <text:p/>
          </table:table-cell>
          <table:table-cell table:formula="of:=IF(ISBLANK([.C238]);&quot;&quot;;&quot;null&quot;)">
            <text:p/>
          </table:table-cell>
          <table:table-cell table:formula="of:=IF(ISBLANK([.C238]);&quot;&quot;;&quot;null&quot;)">
            <text:p/>
          </table:table-cell>
          <table:table-cell table:formula="of:=IF(ISBLANK([.C238]);&quot;&quot;;&quot;null&quot;)">
            <text:p/>
          </table:table-cell>
          <table:table-cell table:formula="of:=IF(ISBLANK([.C238]);&quot;&quot;;&quot;null&quot;)">
            <text:p/>
          </table:table-cell>
          <table:table-cell table:formula="of:=IF(ISBLANK([.C238]);&quot;&quot;;&quot;null&quot;)">
            <text:p/>
          </table:table-cell>
          <table:table-cell table:formula="of:=IF(ISBLANK([.D23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8]);&quot;&quot;;&quot;null&quot;)">
            <text:p/>
          </table:table-cell>
          <table:table-cell table:formula="of:=IF(ISBLANK([.C238]);&quot;&quot;;&quot;null&quot;)">
            <text:p/>
          </table:table-cell>
          <table:table-cell table:formula="of:=IF(ISBLANK([.D238]);&quot;&quot;;&quot;'ACTIVE_RS'&quot;)">
            <text:p/>
          </table:table-cell>
          <table:table-cell table:formula="of:=IF(ISBLANK([.D23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8]&amp;&quot;' , &quot;&amp;&quot;'&quot;&amp;[.B238]&amp;&quot;' , &quot;&amp;&quot;'&quot;&amp;[.C238]&amp;&quot;' , &quot;&amp;&quot;'&quot;&amp;[.D238]&amp;&quot;' , &quot;&amp;&quot;&quot;&amp;[.E238]&amp;&quot; , &quot;&amp;&quot;&quot;&amp;[.F238]&amp;&quot; , &quot;&amp;&quot;&quot;&amp;[.G238]&amp;&quot; , &quot;&amp;&quot;&quot;&amp;[.H238]&amp;&quot; , &quot;&amp;&quot;&quot;&amp;[.I238]&amp;&quot; , &quot;&amp;&quot;&quot;&amp;[.J238]&amp;&quot; , &quot;&amp;&quot;&quot;&amp;[.K238]&amp;&quot; , &quot;&amp;&quot;&quot;&amp;[.L238]&amp;&quot; , &quot;&amp;&quot;&quot;&amp;[.M238]&amp;&quot; , &quot;&amp;&quot;&quot;&amp;[.N238]&amp;&quot; , &quot;&amp;&quot;&quot;&amp;[.O238]&amp;&quot; ); &quot;)">
            <text:p/>
          </table:table-cell>
          <table:table-cell table:formula="of:=IF(ISBLANK([.D238]);&quot;&quot;;&quot;INSERT INTO DIAMOND_CORE_LOOKUPS &quot;&amp;&quot;VALUES &quot;&amp;&quot;( &quot;&amp;&quot;'&quot;&amp;[.A238]&amp;&quot;' , &quot;&amp;&quot;'&quot;&amp;[.B238]&amp;&quot;' , &quot;&amp;&quot;'&quot;&amp;[.C238]&amp;&quot;' , &quot;&amp;&quot;'&quot;&amp;[.D238]&amp;&quot;' , &quot;&amp;&quot;&quot;&amp;[.E238]&amp;&quot; , &quot;&amp;&quot;&quot;&amp;[.F238]&amp;&quot; , &quot;&amp;&quot;&quot;&amp;[.G238]&amp;&quot; , &quot;&amp;&quot;&quot;&amp;[.H238]&amp;&quot; , &quot;&amp;&quot;&quot;&amp;[.I238]&amp;&quot; , &quot;&amp;&quot;&quot;&amp;[.J238]&amp;&quot; , &quot;&amp;&quot;&quot;&amp;[.K238]&amp;&quot; , &quot;&amp;&quot;&quot;&amp;[.L238]&amp;&quot; , &quot;&amp;&quot;&quot;&amp;[.M238]&amp;&quot; , &quot;&amp;&quot;&quot;&amp;[.N238]&amp;&quot; , &quot;&amp;&quot;&quot;&amp;[.O23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39]);&quot;&quot;;[.A238]+1)">
            <text:p/>
          </table:table-cell>
          <table:table-cell table:number-columns-repeated="3"/>
          <table:table-cell table:formula="of:=IF(ISBLANK([.C239]);&quot;&quot;;&quot;null&quot;)">
            <text:p/>
          </table:table-cell>
          <table:table-cell table:formula="of:=IF(ISBLANK([.C239]);&quot;&quot;;&quot;null&quot;)">
            <text:p/>
          </table:table-cell>
          <table:table-cell table:formula="of:=IF(ISBLANK([.C239]);&quot;&quot;;&quot;null&quot;)">
            <text:p/>
          </table:table-cell>
          <table:table-cell table:formula="of:=IF(ISBLANK([.C239]);&quot;&quot;;&quot;null&quot;)">
            <text:p/>
          </table:table-cell>
          <table:table-cell table:formula="of:=IF(ISBLANK([.C239]);&quot;&quot;;&quot;null&quot;)">
            <text:p/>
          </table:table-cell>
          <table:table-cell table:formula="of:=IF(ISBLANK([.C239]);&quot;&quot;;&quot;null&quot;)">
            <text:p/>
          </table:table-cell>
          <table:table-cell table:formula="of:=IF(ISBLANK([.D23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39]);&quot;&quot;;&quot;null&quot;)">
            <text:p/>
          </table:table-cell>
          <table:table-cell table:formula="of:=IF(ISBLANK([.C239]);&quot;&quot;;&quot;null&quot;)">
            <text:p/>
          </table:table-cell>
          <table:table-cell table:formula="of:=IF(ISBLANK([.D239]);&quot;&quot;;&quot;'ACTIVE_RS'&quot;)">
            <text:p/>
          </table:table-cell>
          <table:table-cell table:formula="of:=IF(ISBLANK([.D23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39]&amp;&quot;' , &quot;&amp;&quot;'&quot;&amp;[.B239]&amp;&quot;' , &quot;&amp;&quot;'&quot;&amp;[.C239]&amp;&quot;' , &quot;&amp;&quot;'&quot;&amp;[.D239]&amp;&quot;' , &quot;&amp;&quot;&quot;&amp;[.E239]&amp;&quot; , &quot;&amp;&quot;&quot;&amp;[.F239]&amp;&quot; , &quot;&amp;&quot;&quot;&amp;[.G239]&amp;&quot; , &quot;&amp;&quot;&quot;&amp;[.H239]&amp;&quot; , &quot;&amp;&quot;&quot;&amp;[.I239]&amp;&quot; , &quot;&amp;&quot;&quot;&amp;[.J239]&amp;&quot; , &quot;&amp;&quot;&quot;&amp;[.K239]&amp;&quot; , &quot;&amp;&quot;&quot;&amp;[.L239]&amp;&quot; , &quot;&amp;&quot;&quot;&amp;[.M239]&amp;&quot; , &quot;&amp;&quot;&quot;&amp;[.N239]&amp;&quot; , &quot;&amp;&quot;&quot;&amp;[.O239]&amp;&quot; ); &quot;)">
            <text:p/>
          </table:table-cell>
          <table:table-cell table:formula="of:=IF(ISBLANK([.D239]);&quot;&quot;;&quot;INSERT INTO DIAMOND_CORE_LOOKUPS &quot;&amp;&quot;VALUES &quot;&amp;&quot;( &quot;&amp;&quot;'&quot;&amp;[.A239]&amp;&quot;' , &quot;&amp;&quot;'&quot;&amp;[.B239]&amp;&quot;' , &quot;&amp;&quot;'&quot;&amp;[.C239]&amp;&quot;' , &quot;&amp;&quot;'&quot;&amp;[.D239]&amp;&quot;' , &quot;&amp;&quot;&quot;&amp;[.E239]&amp;&quot; , &quot;&amp;&quot;&quot;&amp;[.F239]&amp;&quot; , &quot;&amp;&quot;&quot;&amp;[.G239]&amp;&quot; , &quot;&amp;&quot;&quot;&amp;[.H239]&amp;&quot; , &quot;&amp;&quot;&quot;&amp;[.I239]&amp;&quot; , &quot;&amp;&quot;&quot;&amp;[.J239]&amp;&quot; , &quot;&amp;&quot;&quot;&amp;[.K239]&amp;&quot; , &quot;&amp;&quot;&quot;&amp;[.L239]&amp;&quot; , &quot;&amp;&quot;&quot;&amp;[.M239]&amp;&quot; , &quot;&amp;&quot;&quot;&amp;[.N239]&amp;&quot; , &quot;&amp;&quot;&quot;&amp;[.O23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0]);&quot;&quot;;[.A239]+1)">
            <text:p/>
          </table:table-cell>
          <table:table-cell table:number-columns-repeated="3"/>
          <table:table-cell table:formula="of:=IF(ISBLANK([.C240]);&quot;&quot;;&quot;null&quot;)">
            <text:p/>
          </table:table-cell>
          <table:table-cell table:formula="of:=IF(ISBLANK([.C240]);&quot;&quot;;&quot;null&quot;)">
            <text:p/>
          </table:table-cell>
          <table:table-cell table:formula="of:=IF(ISBLANK([.C240]);&quot;&quot;;&quot;null&quot;)">
            <text:p/>
          </table:table-cell>
          <table:table-cell table:formula="of:=IF(ISBLANK([.C240]);&quot;&quot;;&quot;null&quot;)">
            <text:p/>
          </table:table-cell>
          <table:table-cell table:formula="of:=IF(ISBLANK([.C240]);&quot;&quot;;&quot;null&quot;)">
            <text:p/>
          </table:table-cell>
          <table:table-cell table:formula="of:=IF(ISBLANK([.C240]);&quot;&quot;;&quot;null&quot;)">
            <text:p/>
          </table:table-cell>
          <table:table-cell table:formula="of:=IF(ISBLANK([.D24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0]);&quot;&quot;;&quot;null&quot;)">
            <text:p/>
          </table:table-cell>
          <table:table-cell table:formula="of:=IF(ISBLANK([.C240]);&quot;&quot;;&quot;null&quot;)">
            <text:p/>
          </table:table-cell>
          <table:table-cell table:formula="of:=IF(ISBLANK([.D240]);&quot;&quot;;&quot;'ACTIVE_RS'&quot;)">
            <text:p/>
          </table:table-cell>
          <table:table-cell table:formula="of:=IF(ISBLANK([.D24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0]&amp;&quot;' , &quot;&amp;&quot;'&quot;&amp;[.B240]&amp;&quot;' , &quot;&amp;&quot;'&quot;&amp;[.C240]&amp;&quot;' , &quot;&amp;&quot;'&quot;&amp;[.D240]&amp;&quot;' , &quot;&amp;&quot;&quot;&amp;[.E240]&amp;&quot; , &quot;&amp;&quot;&quot;&amp;[.F240]&amp;&quot; , &quot;&amp;&quot;&quot;&amp;[.G240]&amp;&quot; , &quot;&amp;&quot;&quot;&amp;[.H240]&amp;&quot; , &quot;&amp;&quot;&quot;&amp;[.I240]&amp;&quot; , &quot;&amp;&quot;&quot;&amp;[.J240]&amp;&quot; , &quot;&amp;&quot;&quot;&amp;[.K240]&amp;&quot; , &quot;&amp;&quot;&quot;&amp;[.L240]&amp;&quot; , &quot;&amp;&quot;&quot;&amp;[.M240]&amp;&quot; , &quot;&amp;&quot;&quot;&amp;[.N240]&amp;&quot; , &quot;&amp;&quot;&quot;&amp;[.O240]&amp;&quot; ); &quot;)">
            <text:p/>
          </table:table-cell>
          <table:table-cell table:formula="of:=IF(ISBLANK([.D240]);&quot;&quot;;&quot;INSERT INTO DIAMOND_CORE_LOOKUPS &quot;&amp;&quot;VALUES &quot;&amp;&quot;( &quot;&amp;&quot;'&quot;&amp;[.A240]&amp;&quot;' , &quot;&amp;&quot;'&quot;&amp;[.B240]&amp;&quot;' , &quot;&amp;&quot;'&quot;&amp;[.C240]&amp;&quot;' , &quot;&amp;&quot;'&quot;&amp;[.D240]&amp;&quot;' , &quot;&amp;&quot;&quot;&amp;[.E240]&amp;&quot; , &quot;&amp;&quot;&quot;&amp;[.F240]&amp;&quot; , &quot;&amp;&quot;&quot;&amp;[.G240]&amp;&quot; , &quot;&amp;&quot;&quot;&amp;[.H240]&amp;&quot; , &quot;&amp;&quot;&quot;&amp;[.I240]&amp;&quot; , &quot;&amp;&quot;&quot;&amp;[.J240]&amp;&quot; , &quot;&amp;&quot;&quot;&amp;[.K240]&amp;&quot; , &quot;&amp;&quot;&quot;&amp;[.L240]&amp;&quot; , &quot;&amp;&quot;&quot;&amp;[.M240]&amp;&quot; , &quot;&amp;&quot;&quot;&amp;[.N240]&amp;&quot; , &quot;&amp;&quot;&quot;&amp;[.O24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1]);&quot;&quot;;[.A240]+1)">
            <text:p/>
          </table:table-cell>
          <table:table-cell table:number-columns-repeated="3"/>
          <table:table-cell table:formula="of:=IF(ISBLANK([.C241]);&quot;&quot;;&quot;null&quot;)">
            <text:p/>
          </table:table-cell>
          <table:table-cell table:formula="of:=IF(ISBLANK([.C241]);&quot;&quot;;&quot;null&quot;)">
            <text:p/>
          </table:table-cell>
          <table:table-cell table:formula="of:=IF(ISBLANK([.C241]);&quot;&quot;;&quot;null&quot;)">
            <text:p/>
          </table:table-cell>
          <table:table-cell table:formula="of:=IF(ISBLANK([.C241]);&quot;&quot;;&quot;null&quot;)">
            <text:p/>
          </table:table-cell>
          <table:table-cell table:formula="of:=IF(ISBLANK([.C241]);&quot;&quot;;&quot;null&quot;)">
            <text:p/>
          </table:table-cell>
          <table:table-cell table:formula="of:=IF(ISBLANK([.C241]);&quot;&quot;;&quot;null&quot;)">
            <text:p/>
          </table:table-cell>
          <table:table-cell table:formula="of:=IF(ISBLANK([.D24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1]);&quot;&quot;;&quot;null&quot;)">
            <text:p/>
          </table:table-cell>
          <table:table-cell table:formula="of:=IF(ISBLANK([.C241]);&quot;&quot;;&quot;null&quot;)">
            <text:p/>
          </table:table-cell>
          <table:table-cell table:formula="of:=IF(ISBLANK([.D241]);&quot;&quot;;&quot;'ACTIVE_RS'&quot;)">
            <text:p/>
          </table:table-cell>
          <table:table-cell table:formula="of:=IF(ISBLANK([.D24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1]&amp;&quot;' , &quot;&amp;&quot;'&quot;&amp;[.B241]&amp;&quot;' , &quot;&amp;&quot;'&quot;&amp;[.C241]&amp;&quot;' , &quot;&amp;&quot;'&quot;&amp;[.D241]&amp;&quot;' , &quot;&amp;&quot;&quot;&amp;[.E241]&amp;&quot; , &quot;&amp;&quot;&quot;&amp;[.F241]&amp;&quot; , &quot;&amp;&quot;&quot;&amp;[.G241]&amp;&quot; , &quot;&amp;&quot;&quot;&amp;[.H241]&amp;&quot; , &quot;&amp;&quot;&quot;&amp;[.I241]&amp;&quot; , &quot;&amp;&quot;&quot;&amp;[.J241]&amp;&quot; , &quot;&amp;&quot;&quot;&amp;[.K241]&amp;&quot; , &quot;&amp;&quot;&quot;&amp;[.L241]&amp;&quot; , &quot;&amp;&quot;&quot;&amp;[.M241]&amp;&quot; , &quot;&amp;&quot;&quot;&amp;[.N241]&amp;&quot; , &quot;&amp;&quot;&quot;&amp;[.O241]&amp;&quot; ); &quot;)">
            <text:p/>
          </table:table-cell>
          <table:table-cell table:formula="of:=IF(ISBLANK([.D241]);&quot;&quot;;&quot;INSERT INTO DIAMOND_CORE_LOOKUPS &quot;&amp;&quot;VALUES &quot;&amp;&quot;( &quot;&amp;&quot;'&quot;&amp;[.A241]&amp;&quot;' , &quot;&amp;&quot;'&quot;&amp;[.B241]&amp;&quot;' , &quot;&amp;&quot;'&quot;&amp;[.C241]&amp;&quot;' , &quot;&amp;&quot;'&quot;&amp;[.D241]&amp;&quot;' , &quot;&amp;&quot;&quot;&amp;[.E241]&amp;&quot; , &quot;&amp;&quot;&quot;&amp;[.F241]&amp;&quot; , &quot;&amp;&quot;&quot;&amp;[.G241]&amp;&quot; , &quot;&amp;&quot;&quot;&amp;[.H241]&amp;&quot; , &quot;&amp;&quot;&quot;&amp;[.I241]&amp;&quot; , &quot;&amp;&quot;&quot;&amp;[.J241]&amp;&quot; , &quot;&amp;&quot;&quot;&amp;[.K241]&amp;&quot; , &quot;&amp;&quot;&quot;&amp;[.L241]&amp;&quot; , &quot;&amp;&quot;&quot;&amp;[.M241]&amp;&quot; , &quot;&amp;&quot;&quot;&amp;[.N241]&amp;&quot; , &quot;&amp;&quot;&quot;&amp;[.O24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2]);&quot;&quot;;[.A241]+1)">
            <text:p/>
          </table:table-cell>
          <table:table-cell table:number-columns-repeated="3"/>
          <table:table-cell table:formula="of:=IF(ISBLANK([.C242]);&quot;&quot;;&quot;null&quot;)">
            <text:p/>
          </table:table-cell>
          <table:table-cell table:formula="of:=IF(ISBLANK([.C242]);&quot;&quot;;&quot;null&quot;)">
            <text:p/>
          </table:table-cell>
          <table:table-cell table:formula="of:=IF(ISBLANK([.C242]);&quot;&quot;;&quot;null&quot;)">
            <text:p/>
          </table:table-cell>
          <table:table-cell table:formula="of:=IF(ISBLANK([.C242]);&quot;&quot;;&quot;null&quot;)">
            <text:p/>
          </table:table-cell>
          <table:table-cell table:formula="of:=IF(ISBLANK([.C242]);&quot;&quot;;&quot;null&quot;)">
            <text:p/>
          </table:table-cell>
          <table:table-cell table:formula="of:=IF(ISBLANK([.C242]);&quot;&quot;;&quot;null&quot;)">
            <text:p/>
          </table:table-cell>
          <table:table-cell table:formula="of:=IF(ISBLANK([.D24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2]);&quot;&quot;;&quot;null&quot;)">
            <text:p/>
          </table:table-cell>
          <table:table-cell table:formula="of:=IF(ISBLANK([.C242]);&quot;&quot;;&quot;null&quot;)">
            <text:p/>
          </table:table-cell>
          <table:table-cell table:formula="of:=IF(ISBLANK([.D242]);&quot;&quot;;&quot;'ACTIVE_RS'&quot;)">
            <text:p/>
          </table:table-cell>
          <table:table-cell table:formula="of:=IF(ISBLANK([.D24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2]&amp;&quot;' , &quot;&amp;&quot;'&quot;&amp;[.B242]&amp;&quot;' , &quot;&amp;&quot;'&quot;&amp;[.C242]&amp;&quot;' , &quot;&amp;&quot;'&quot;&amp;[.D242]&amp;&quot;' , &quot;&amp;&quot;&quot;&amp;[.E242]&amp;&quot; , &quot;&amp;&quot;&quot;&amp;[.F242]&amp;&quot; , &quot;&amp;&quot;&quot;&amp;[.G242]&amp;&quot; , &quot;&amp;&quot;&quot;&amp;[.H242]&amp;&quot; , &quot;&amp;&quot;&quot;&amp;[.I242]&amp;&quot; , &quot;&amp;&quot;&quot;&amp;[.J242]&amp;&quot; , &quot;&amp;&quot;&quot;&amp;[.K242]&amp;&quot; , &quot;&amp;&quot;&quot;&amp;[.L242]&amp;&quot; , &quot;&amp;&quot;&quot;&amp;[.M242]&amp;&quot; , &quot;&amp;&quot;&quot;&amp;[.N242]&amp;&quot; , &quot;&amp;&quot;&quot;&amp;[.O242]&amp;&quot; ); &quot;)">
            <text:p/>
          </table:table-cell>
          <table:table-cell table:formula="of:=IF(ISBLANK([.D242]);&quot;&quot;;&quot;INSERT INTO DIAMOND_CORE_LOOKUPS &quot;&amp;&quot;VALUES &quot;&amp;&quot;( &quot;&amp;&quot;'&quot;&amp;[.A242]&amp;&quot;' , &quot;&amp;&quot;'&quot;&amp;[.B242]&amp;&quot;' , &quot;&amp;&quot;'&quot;&amp;[.C242]&amp;&quot;' , &quot;&amp;&quot;'&quot;&amp;[.D242]&amp;&quot;' , &quot;&amp;&quot;&quot;&amp;[.E242]&amp;&quot; , &quot;&amp;&quot;&quot;&amp;[.F242]&amp;&quot; , &quot;&amp;&quot;&quot;&amp;[.G242]&amp;&quot; , &quot;&amp;&quot;&quot;&amp;[.H242]&amp;&quot; , &quot;&amp;&quot;&quot;&amp;[.I242]&amp;&quot; , &quot;&amp;&quot;&quot;&amp;[.J242]&amp;&quot; , &quot;&amp;&quot;&quot;&amp;[.K242]&amp;&quot; , &quot;&amp;&quot;&quot;&amp;[.L242]&amp;&quot; , &quot;&amp;&quot;&quot;&amp;[.M242]&amp;&quot; , &quot;&amp;&quot;&quot;&amp;[.N242]&amp;&quot; , &quot;&amp;&quot;&quot;&amp;[.O24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3]);&quot;&quot;;[.A242]+1)">
            <text:p/>
          </table:table-cell>
          <table:table-cell table:number-columns-repeated="3"/>
          <table:table-cell table:formula="of:=IF(ISBLANK([.C243]);&quot;&quot;;&quot;null&quot;)">
            <text:p/>
          </table:table-cell>
          <table:table-cell table:formula="of:=IF(ISBLANK([.C243]);&quot;&quot;;&quot;null&quot;)">
            <text:p/>
          </table:table-cell>
          <table:table-cell table:formula="of:=IF(ISBLANK([.C243]);&quot;&quot;;&quot;null&quot;)">
            <text:p/>
          </table:table-cell>
          <table:table-cell table:formula="of:=IF(ISBLANK([.C243]);&quot;&quot;;&quot;null&quot;)">
            <text:p/>
          </table:table-cell>
          <table:table-cell table:formula="of:=IF(ISBLANK([.C243]);&quot;&quot;;&quot;null&quot;)">
            <text:p/>
          </table:table-cell>
          <table:table-cell table:formula="of:=IF(ISBLANK([.C243]);&quot;&quot;;&quot;null&quot;)">
            <text:p/>
          </table:table-cell>
          <table:table-cell table:formula="of:=IF(ISBLANK([.D24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3]);&quot;&quot;;&quot;null&quot;)">
            <text:p/>
          </table:table-cell>
          <table:table-cell table:formula="of:=IF(ISBLANK([.C243]);&quot;&quot;;&quot;null&quot;)">
            <text:p/>
          </table:table-cell>
          <table:table-cell table:formula="of:=IF(ISBLANK([.D243]);&quot;&quot;;&quot;'ACTIVE_RS'&quot;)">
            <text:p/>
          </table:table-cell>
          <table:table-cell table:formula="of:=IF(ISBLANK([.D24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3]&amp;&quot;' , &quot;&amp;&quot;'&quot;&amp;[.B243]&amp;&quot;' , &quot;&amp;&quot;'&quot;&amp;[.C243]&amp;&quot;' , &quot;&amp;&quot;'&quot;&amp;[.D243]&amp;&quot;' , &quot;&amp;&quot;&quot;&amp;[.E243]&amp;&quot; , &quot;&amp;&quot;&quot;&amp;[.F243]&amp;&quot; , &quot;&amp;&quot;&quot;&amp;[.G243]&amp;&quot; , &quot;&amp;&quot;&quot;&amp;[.H243]&amp;&quot; , &quot;&amp;&quot;&quot;&amp;[.I243]&amp;&quot; , &quot;&amp;&quot;&quot;&amp;[.J243]&amp;&quot; , &quot;&amp;&quot;&quot;&amp;[.K243]&amp;&quot; , &quot;&amp;&quot;&quot;&amp;[.L243]&amp;&quot; , &quot;&amp;&quot;&quot;&amp;[.M243]&amp;&quot; , &quot;&amp;&quot;&quot;&amp;[.N243]&amp;&quot; , &quot;&amp;&quot;&quot;&amp;[.O243]&amp;&quot; ); &quot;)">
            <text:p/>
          </table:table-cell>
          <table:table-cell table:formula="of:=IF(ISBLANK([.D243]);&quot;&quot;;&quot;INSERT INTO DIAMOND_CORE_LOOKUPS &quot;&amp;&quot;VALUES &quot;&amp;&quot;( &quot;&amp;&quot;'&quot;&amp;[.A243]&amp;&quot;' , &quot;&amp;&quot;'&quot;&amp;[.B243]&amp;&quot;' , &quot;&amp;&quot;'&quot;&amp;[.C243]&amp;&quot;' , &quot;&amp;&quot;'&quot;&amp;[.D243]&amp;&quot;' , &quot;&amp;&quot;&quot;&amp;[.E243]&amp;&quot; , &quot;&amp;&quot;&quot;&amp;[.F243]&amp;&quot; , &quot;&amp;&quot;&quot;&amp;[.G243]&amp;&quot; , &quot;&amp;&quot;&quot;&amp;[.H243]&amp;&quot; , &quot;&amp;&quot;&quot;&amp;[.I243]&amp;&quot; , &quot;&amp;&quot;&quot;&amp;[.J243]&amp;&quot; , &quot;&amp;&quot;&quot;&amp;[.K243]&amp;&quot; , &quot;&amp;&quot;&quot;&amp;[.L243]&amp;&quot; , &quot;&amp;&quot;&quot;&amp;[.M243]&amp;&quot; , &quot;&amp;&quot;&quot;&amp;[.N243]&amp;&quot; , &quot;&amp;&quot;&quot;&amp;[.O24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4]);&quot;&quot;;[.A243]+1)">
            <text:p/>
          </table:table-cell>
          <table:table-cell table:number-columns-repeated="3"/>
          <table:table-cell table:formula="of:=IF(ISBLANK([.C244]);&quot;&quot;;&quot;null&quot;)">
            <text:p/>
          </table:table-cell>
          <table:table-cell table:formula="of:=IF(ISBLANK([.C244]);&quot;&quot;;&quot;null&quot;)">
            <text:p/>
          </table:table-cell>
          <table:table-cell table:formula="of:=IF(ISBLANK([.C244]);&quot;&quot;;&quot;null&quot;)">
            <text:p/>
          </table:table-cell>
          <table:table-cell table:formula="of:=IF(ISBLANK([.C244]);&quot;&quot;;&quot;null&quot;)">
            <text:p/>
          </table:table-cell>
          <table:table-cell table:formula="of:=IF(ISBLANK([.C244]);&quot;&quot;;&quot;null&quot;)">
            <text:p/>
          </table:table-cell>
          <table:table-cell table:formula="of:=IF(ISBLANK([.C244]);&quot;&quot;;&quot;null&quot;)">
            <text:p/>
          </table:table-cell>
          <table:table-cell table:formula="of:=IF(ISBLANK([.D24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4]);&quot;&quot;;&quot;null&quot;)">
            <text:p/>
          </table:table-cell>
          <table:table-cell table:formula="of:=IF(ISBLANK([.C244]);&quot;&quot;;&quot;null&quot;)">
            <text:p/>
          </table:table-cell>
          <table:table-cell table:formula="of:=IF(ISBLANK([.D244]);&quot;&quot;;&quot;'ACTIVE_RS'&quot;)">
            <text:p/>
          </table:table-cell>
          <table:table-cell table:formula="of:=IF(ISBLANK([.D24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4]&amp;&quot;' , &quot;&amp;&quot;'&quot;&amp;[.B244]&amp;&quot;' , &quot;&amp;&quot;'&quot;&amp;[.C244]&amp;&quot;' , &quot;&amp;&quot;'&quot;&amp;[.D244]&amp;&quot;' , &quot;&amp;&quot;&quot;&amp;[.E244]&amp;&quot; , &quot;&amp;&quot;&quot;&amp;[.F244]&amp;&quot; , &quot;&amp;&quot;&quot;&amp;[.G244]&amp;&quot; , &quot;&amp;&quot;&quot;&amp;[.H244]&amp;&quot; , &quot;&amp;&quot;&quot;&amp;[.I244]&amp;&quot; , &quot;&amp;&quot;&quot;&amp;[.J244]&amp;&quot; , &quot;&amp;&quot;&quot;&amp;[.K244]&amp;&quot; , &quot;&amp;&quot;&quot;&amp;[.L244]&amp;&quot; , &quot;&amp;&quot;&quot;&amp;[.M244]&amp;&quot; , &quot;&amp;&quot;&quot;&amp;[.N244]&amp;&quot; , &quot;&amp;&quot;&quot;&amp;[.O244]&amp;&quot; ); &quot;)">
            <text:p/>
          </table:table-cell>
          <table:table-cell table:formula="of:=IF(ISBLANK([.D244]);&quot;&quot;;&quot;INSERT INTO DIAMOND_CORE_LOOKUPS &quot;&amp;&quot;VALUES &quot;&amp;&quot;( &quot;&amp;&quot;'&quot;&amp;[.A244]&amp;&quot;' , &quot;&amp;&quot;'&quot;&amp;[.B244]&amp;&quot;' , &quot;&amp;&quot;'&quot;&amp;[.C244]&amp;&quot;' , &quot;&amp;&quot;'&quot;&amp;[.D244]&amp;&quot;' , &quot;&amp;&quot;&quot;&amp;[.E244]&amp;&quot; , &quot;&amp;&quot;&quot;&amp;[.F244]&amp;&quot; , &quot;&amp;&quot;&quot;&amp;[.G244]&amp;&quot; , &quot;&amp;&quot;&quot;&amp;[.H244]&amp;&quot; , &quot;&amp;&quot;&quot;&amp;[.I244]&amp;&quot; , &quot;&amp;&quot;&quot;&amp;[.J244]&amp;&quot; , &quot;&amp;&quot;&quot;&amp;[.K244]&amp;&quot; , &quot;&amp;&quot;&quot;&amp;[.L244]&amp;&quot; , &quot;&amp;&quot;&quot;&amp;[.M244]&amp;&quot; , &quot;&amp;&quot;&quot;&amp;[.N244]&amp;&quot; , &quot;&amp;&quot;&quot;&amp;[.O24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5]);&quot;&quot;;[.A244]+1)">
            <text:p/>
          </table:table-cell>
          <table:table-cell table:number-columns-repeated="3"/>
          <table:table-cell table:formula="of:=IF(ISBLANK([.C245]);&quot;&quot;;&quot;null&quot;)">
            <text:p/>
          </table:table-cell>
          <table:table-cell table:formula="of:=IF(ISBLANK([.C245]);&quot;&quot;;&quot;null&quot;)">
            <text:p/>
          </table:table-cell>
          <table:table-cell table:formula="of:=IF(ISBLANK([.C245]);&quot;&quot;;&quot;null&quot;)">
            <text:p/>
          </table:table-cell>
          <table:table-cell table:formula="of:=IF(ISBLANK([.C245]);&quot;&quot;;&quot;null&quot;)">
            <text:p/>
          </table:table-cell>
          <table:table-cell table:formula="of:=IF(ISBLANK([.C245]);&quot;&quot;;&quot;null&quot;)">
            <text:p/>
          </table:table-cell>
          <table:table-cell table:formula="of:=IF(ISBLANK([.C245]);&quot;&quot;;&quot;null&quot;)">
            <text:p/>
          </table:table-cell>
          <table:table-cell table:formula="of:=IF(ISBLANK([.D24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5]);&quot;&quot;;&quot;null&quot;)">
            <text:p/>
          </table:table-cell>
          <table:table-cell table:formula="of:=IF(ISBLANK([.C245]);&quot;&quot;;&quot;null&quot;)">
            <text:p/>
          </table:table-cell>
          <table:table-cell table:formula="of:=IF(ISBLANK([.D245]);&quot;&quot;;&quot;'ACTIVE_RS'&quot;)">
            <text:p/>
          </table:table-cell>
          <table:table-cell table:formula="of:=IF(ISBLANK([.D24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5]&amp;&quot;' , &quot;&amp;&quot;'&quot;&amp;[.B245]&amp;&quot;' , &quot;&amp;&quot;'&quot;&amp;[.C245]&amp;&quot;' , &quot;&amp;&quot;'&quot;&amp;[.D245]&amp;&quot;' , &quot;&amp;&quot;&quot;&amp;[.E245]&amp;&quot; , &quot;&amp;&quot;&quot;&amp;[.F245]&amp;&quot; , &quot;&amp;&quot;&quot;&amp;[.G245]&amp;&quot; , &quot;&amp;&quot;&quot;&amp;[.H245]&amp;&quot; , &quot;&amp;&quot;&quot;&amp;[.I245]&amp;&quot; , &quot;&amp;&quot;&quot;&amp;[.J245]&amp;&quot; , &quot;&amp;&quot;&quot;&amp;[.K245]&amp;&quot; , &quot;&amp;&quot;&quot;&amp;[.L245]&amp;&quot; , &quot;&amp;&quot;&quot;&amp;[.M245]&amp;&quot; , &quot;&amp;&quot;&quot;&amp;[.N245]&amp;&quot; , &quot;&amp;&quot;&quot;&amp;[.O245]&amp;&quot; ); &quot;)">
            <text:p/>
          </table:table-cell>
          <table:table-cell table:formula="of:=IF(ISBLANK([.D245]);&quot;&quot;;&quot;INSERT INTO DIAMOND_CORE_LOOKUPS &quot;&amp;&quot;VALUES &quot;&amp;&quot;( &quot;&amp;&quot;'&quot;&amp;[.A245]&amp;&quot;' , &quot;&amp;&quot;'&quot;&amp;[.B245]&amp;&quot;' , &quot;&amp;&quot;'&quot;&amp;[.C245]&amp;&quot;' , &quot;&amp;&quot;'&quot;&amp;[.D245]&amp;&quot;' , &quot;&amp;&quot;&quot;&amp;[.E245]&amp;&quot; , &quot;&amp;&quot;&quot;&amp;[.F245]&amp;&quot; , &quot;&amp;&quot;&quot;&amp;[.G245]&amp;&quot; , &quot;&amp;&quot;&quot;&amp;[.H245]&amp;&quot; , &quot;&amp;&quot;&quot;&amp;[.I245]&amp;&quot; , &quot;&amp;&quot;&quot;&amp;[.J245]&amp;&quot; , &quot;&amp;&quot;&quot;&amp;[.K245]&amp;&quot; , &quot;&amp;&quot;&quot;&amp;[.L245]&amp;&quot; , &quot;&amp;&quot;&quot;&amp;[.M245]&amp;&quot; , &quot;&amp;&quot;&quot;&amp;[.N245]&amp;&quot; , &quot;&amp;&quot;&quot;&amp;[.O24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6]);&quot;&quot;;[.A245]+1)">
            <text:p/>
          </table:table-cell>
          <table:table-cell table:number-columns-repeated="3"/>
          <table:table-cell table:formula="of:=IF(ISBLANK([.C246]);&quot;&quot;;&quot;null&quot;)">
            <text:p/>
          </table:table-cell>
          <table:table-cell table:formula="of:=IF(ISBLANK([.C246]);&quot;&quot;;&quot;null&quot;)">
            <text:p/>
          </table:table-cell>
          <table:table-cell table:formula="of:=IF(ISBLANK([.C246]);&quot;&quot;;&quot;null&quot;)">
            <text:p/>
          </table:table-cell>
          <table:table-cell table:formula="of:=IF(ISBLANK([.C246]);&quot;&quot;;&quot;null&quot;)">
            <text:p/>
          </table:table-cell>
          <table:table-cell table:formula="of:=IF(ISBLANK([.C246]);&quot;&quot;;&quot;null&quot;)">
            <text:p/>
          </table:table-cell>
          <table:table-cell table:formula="of:=IF(ISBLANK([.C246]);&quot;&quot;;&quot;null&quot;)">
            <text:p/>
          </table:table-cell>
          <table:table-cell table:formula="of:=IF(ISBLANK([.D24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6]);&quot;&quot;;&quot;null&quot;)">
            <text:p/>
          </table:table-cell>
          <table:table-cell table:formula="of:=IF(ISBLANK([.C246]);&quot;&quot;;&quot;null&quot;)">
            <text:p/>
          </table:table-cell>
          <table:table-cell table:formula="of:=IF(ISBLANK([.D246]);&quot;&quot;;&quot;'ACTIVE_RS'&quot;)">
            <text:p/>
          </table:table-cell>
          <table:table-cell table:formula="of:=IF(ISBLANK([.D24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6]&amp;&quot;' , &quot;&amp;&quot;'&quot;&amp;[.B246]&amp;&quot;' , &quot;&amp;&quot;'&quot;&amp;[.C246]&amp;&quot;' , &quot;&amp;&quot;'&quot;&amp;[.D246]&amp;&quot;' , &quot;&amp;&quot;&quot;&amp;[.E246]&amp;&quot; , &quot;&amp;&quot;&quot;&amp;[.F246]&amp;&quot; , &quot;&amp;&quot;&quot;&amp;[.G246]&amp;&quot; , &quot;&amp;&quot;&quot;&amp;[.H246]&amp;&quot; , &quot;&amp;&quot;&quot;&amp;[.I246]&amp;&quot; , &quot;&amp;&quot;&quot;&amp;[.J246]&amp;&quot; , &quot;&amp;&quot;&quot;&amp;[.K246]&amp;&quot; , &quot;&amp;&quot;&quot;&amp;[.L246]&amp;&quot; , &quot;&amp;&quot;&quot;&amp;[.M246]&amp;&quot; , &quot;&amp;&quot;&quot;&amp;[.N246]&amp;&quot; , &quot;&amp;&quot;&quot;&amp;[.O246]&amp;&quot; ); &quot;)">
            <text:p/>
          </table:table-cell>
          <table:table-cell table:formula="of:=IF(ISBLANK([.D246]);&quot;&quot;;&quot;INSERT INTO DIAMOND_CORE_LOOKUPS &quot;&amp;&quot;VALUES &quot;&amp;&quot;( &quot;&amp;&quot;'&quot;&amp;[.A246]&amp;&quot;' , &quot;&amp;&quot;'&quot;&amp;[.B246]&amp;&quot;' , &quot;&amp;&quot;'&quot;&amp;[.C246]&amp;&quot;' , &quot;&amp;&quot;'&quot;&amp;[.D246]&amp;&quot;' , &quot;&amp;&quot;&quot;&amp;[.E246]&amp;&quot; , &quot;&amp;&quot;&quot;&amp;[.F246]&amp;&quot; , &quot;&amp;&quot;&quot;&amp;[.G246]&amp;&quot; , &quot;&amp;&quot;&quot;&amp;[.H246]&amp;&quot; , &quot;&amp;&quot;&quot;&amp;[.I246]&amp;&quot; , &quot;&amp;&quot;&quot;&amp;[.J246]&amp;&quot; , &quot;&amp;&quot;&quot;&amp;[.K246]&amp;&quot; , &quot;&amp;&quot;&quot;&amp;[.L246]&amp;&quot; , &quot;&amp;&quot;&quot;&amp;[.M246]&amp;&quot; , &quot;&amp;&quot;&quot;&amp;[.N246]&amp;&quot; , &quot;&amp;&quot;&quot;&amp;[.O24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7]);&quot;&quot;;[.A246]+1)">
            <text:p/>
          </table:table-cell>
          <table:table-cell table:number-columns-repeated="3"/>
          <table:table-cell table:formula="of:=IF(ISBLANK([.C247]);&quot;&quot;;&quot;null&quot;)">
            <text:p/>
          </table:table-cell>
          <table:table-cell table:formula="of:=IF(ISBLANK([.C247]);&quot;&quot;;&quot;null&quot;)">
            <text:p/>
          </table:table-cell>
          <table:table-cell table:formula="of:=IF(ISBLANK([.C247]);&quot;&quot;;&quot;null&quot;)">
            <text:p/>
          </table:table-cell>
          <table:table-cell table:formula="of:=IF(ISBLANK([.C247]);&quot;&quot;;&quot;null&quot;)">
            <text:p/>
          </table:table-cell>
          <table:table-cell table:formula="of:=IF(ISBLANK([.C247]);&quot;&quot;;&quot;null&quot;)">
            <text:p/>
          </table:table-cell>
          <table:table-cell table:formula="of:=IF(ISBLANK([.C247]);&quot;&quot;;&quot;null&quot;)">
            <text:p/>
          </table:table-cell>
          <table:table-cell table:formula="of:=IF(ISBLANK([.D24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7]);&quot;&quot;;&quot;null&quot;)">
            <text:p/>
          </table:table-cell>
          <table:table-cell table:formula="of:=IF(ISBLANK([.C247]);&quot;&quot;;&quot;null&quot;)">
            <text:p/>
          </table:table-cell>
          <table:table-cell table:formula="of:=IF(ISBLANK([.D247]);&quot;&quot;;&quot;'ACTIVE_RS'&quot;)">
            <text:p/>
          </table:table-cell>
          <table:table-cell table:formula="of:=IF(ISBLANK([.D24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7]&amp;&quot;' , &quot;&amp;&quot;'&quot;&amp;[.B247]&amp;&quot;' , &quot;&amp;&quot;'&quot;&amp;[.C247]&amp;&quot;' , &quot;&amp;&quot;'&quot;&amp;[.D247]&amp;&quot;' , &quot;&amp;&quot;&quot;&amp;[.E247]&amp;&quot; , &quot;&amp;&quot;&quot;&amp;[.F247]&amp;&quot; , &quot;&amp;&quot;&quot;&amp;[.G247]&amp;&quot; , &quot;&amp;&quot;&quot;&amp;[.H247]&amp;&quot; , &quot;&amp;&quot;&quot;&amp;[.I247]&amp;&quot; , &quot;&amp;&quot;&quot;&amp;[.J247]&amp;&quot; , &quot;&amp;&quot;&quot;&amp;[.K247]&amp;&quot; , &quot;&amp;&quot;&quot;&amp;[.L247]&amp;&quot; , &quot;&amp;&quot;&quot;&amp;[.M247]&amp;&quot; , &quot;&amp;&quot;&quot;&amp;[.N247]&amp;&quot; , &quot;&amp;&quot;&quot;&amp;[.O247]&amp;&quot; ); &quot;)">
            <text:p/>
          </table:table-cell>
          <table:table-cell table:formula="of:=IF(ISBLANK([.D247]);&quot;&quot;;&quot;INSERT INTO DIAMOND_CORE_LOOKUPS &quot;&amp;&quot;VALUES &quot;&amp;&quot;( &quot;&amp;&quot;'&quot;&amp;[.A247]&amp;&quot;' , &quot;&amp;&quot;'&quot;&amp;[.B247]&amp;&quot;' , &quot;&amp;&quot;'&quot;&amp;[.C247]&amp;&quot;' , &quot;&amp;&quot;'&quot;&amp;[.D247]&amp;&quot;' , &quot;&amp;&quot;&quot;&amp;[.E247]&amp;&quot; , &quot;&amp;&quot;&quot;&amp;[.F247]&amp;&quot; , &quot;&amp;&quot;&quot;&amp;[.G247]&amp;&quot; , &quot;&amp;&quot;&quot;&amp;[.H247]&amp;&quot; , &quot;&amp;&quot;&quot;&amp;[.I247]&amp;&quot; , &quot;&amp;&quot;&quot;&amp;[.J247]&amp;&quot; , &quot;&amp;&quot;&quot;&amp;[.K247]&amp;&quot; , &quot;&amp;&quot;&quot;&amp;[.L247]&amp;&quot; , &quot;&amp;&quot;&quot;&amp;[.M247]&amp;&quot; , &quot;&amp;&quot;&quot;&amp;[.N247]&amp;&quot; , &quot;&amp;&quot;&quot;&amp;[.O24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8]);&quot;&quot;;[.A247]+1)">
            <text:p/>
          </table:table-cell>
          <table:table-cell table:number-columns-repeated="3"/>
          <table:table-cell table:formula="of:=IF(ISBLANK([.C248]);&quot;&quot;;&quot;null&quot;)">
            <text:p/>
          </table:table-cell>
          <table:table-cell table:formula="of:=IF(ISBLANK([.C248]);&quot;&quot;;&quot;null&quot;)">
            <text:p/>
          </table:table-cell>
          <table:table-cell table:formula="of:=IF(ISBLANK([.C248]);&quot;&quot;;&quot;null&quot;)">
            <text:p/>
          </table:table-cell>
          <table:table-cell table:formula="of:=IF(ISBLANK([.C248]);&quot;&quot;;&quot;null&quot;)">
            <text:p/>
          </table:table-cell>
          <table:table-cell table:formula="of:=IF(ISBLANK([.C248]);&quot;&quot;;&quot;null&quot;)">
            <text:p/>
          </table:table-cell>
          <table:table-cell table:formula="of:=IF(ISBLANK([.C248]);&quot;&quot;;&quot;null&quot;)">
            <text:p/>
          </table:table-cell>
          <table:table-cell table:formula="of:=IF(ISBLANK([.D24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8]);&quot;&quot;;&quot;null&quot;)">
            <text:p/>
          </table:table-cell>
          <table:table-cell table:formula="of:=IF(ISBLANK([.C248]);&quot;&quot;;&quot;null&quot;)">
            <text:p/>
          </table:table-cell>
          <table:table-cell table:formula="of:=IF(ISBLANK([.D248]);&quot;&quot;;&quot;'ACTIVE_RS'&quot;)">
            <text:p/>
          </table:table-cell>
          <table:table-cell table:formula="of:=IF(ISBLANK([.D24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8]&amp;&quot;' , &quot;&amp;&quot;'&quot;&amp;[.B248]&amp;&quot;' , &quot;&amp;&quot;'&quot;&amp;[.C248]&amp;&quot;' , &quot;&amp;&quot;'&quot;&amp;[.D248]&amp;&quot;' , &quot;&amp;&quot;&quot;&amp;[.E248]&amp;&quot; , &quot;&amp;&quot;&quot;&amp;[.F248]&amp;&quot; , &quot;&amp;&quot;&quot;&amp;[.G248]&amp;&quot; , &quot;&amp;&quot;&quot;&amp;[.H248]&amp;&quot; , &quot;&amp;&quot;&quot;&amp;[.I248]&amp;&quot; , &quot;&amp;&quot;&quot;&amp;[.J248]&amp;&quot; , &quot;&amp;&quot;&quot;&amp;[.K248]&amp;&quot; , &quot;&amp;&quot;&quot;&amp;[.L248]&amp;&quot; , &quot;&amp;&quot;&quot;&amp;[.M248]&amp;&quot; , &quot;&amp;&quot;&quot;&amp;[.N248]&amp;&quot; , &quot;&amp;&quot;&quot;&amp;[.O248]&amp;&quot; ); &quot;)">
            <text:p/>
          </table:table-cell>
          <table:table-cell table:formula="of:=IF(ISBLANK([.D248]);&quot;&quot;;&quot;INSERT INTO DIAMOND_CORE_LOOKUPS &quot;&amp;&quot;VALUES &quot;&amp;&quot;( &quot;&amp;&quot;'&quot;&amp;[.A248]&amp;&quot;' , &quot;&amp;&quot;'&quot;&amp;[.B248]&amp;&quot;' , &quot;&amp;&quot;'&quot;&amp;[.C248]&amp;&quot;' , &quot;&amp;&quot;'&quot;&amp;[.D248]&amp;&quot;' , &quot;&amp;&quot;&quot;&amp;[.E248]&amp;&quot; , &quot;&amp;&quot;&quot;&amp;[.F248]&amp;&quot; , &quot;&amp;&quot;&quot;&amp;[.G248]&amp;&quot; , &quot;&amp;&quot;&quot;&amp;[.H248]&amp;&quot; , &quot;&amp;&quot;&quot;&amp;[.I248]&amp;&quot; , &quot;&amp;&quot;&quot;&amp;[.J248]&amp;&quot; , &quot;&amp;&quot;&quot;&amp;[.K248]&amp;&quot; , &quot;&amp;&quot;&quot;&amp;[.L248]&amp;&quot; , &quot;&amp;&quot;&quot;&amp;[.M248]&amp;&quot; , &quot;&amp;&quot;&quot;&amp;[.N248]&amp;&quot; , &quot;&amp;&quot;&quot;&amp;[.O24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49]);&quot;&quot;;[.A248]+1)">
            <text:p/>
          </table:table-cell>
          <table:table-cell table:number-columns-repeated="3"/>
          <table:table-cell table:formula="of:=IF(ISBLANK([.C249]);&quot;&quot;;&quot;null&quot;)">
            <text:p/>
          </table:table-cell>
          <table:table-cell table:formula="of:=IF(ISBLANK([.C249]);&quot;&quot;;&quot;null&quot;)">
            <text:p/>
          </table:table-cell>
          <table:table-cell table:formula="of:=IF(ISBLANK([.C249]);&quot;&quot;;&quot;null&quot;)">
            <text:p/>
          </table:table-cell>
          <table:table-cell table:formula="of:=IF(ISBLANK([.C249]);&quot;&quot;;&quot;null&quot;)">
            <text:p/>
          </table:table-cell>
          <table:table-cell table:formula="of:=IF(ISBLANK([.C249]);&quot;&quot;;&quot;null&quot;)">
            <text:p/>
          </table:table-cell>
          <table:table-cell table:formula="of:=IF(ISBLANK([.C249]);&quot;&quot;;&quot;null&quot;)">
            <text:p/>
          </table:table-cell>
          <table:table-cell table:formula="of:=IF(ISBLANK([.D24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49]);&quot;&quot;;&quot;null&quot;)">
            <text:p/>
          </table:table-cell>
          <table:table-cell table:formula="of:=IF(ISBLANK([.C249]);&quot;&quot;;&quot;null&quot;)">
            <text:p/>
          </table:table-cell>
          <table:table-cell table:formula="of:=IF(ISBLANK([.D249]);&quot;&quot;;&quot;'ACTIVE_RS'&quot;)">
            <text:p/>
          </table:table-cell>
          <table:table-cell table:formula="of:=IF(ISBLANK([.D24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49]&amp;&quot;' , &quot;&amp;&quot;'&quot;&amp;[.B249]&amp;&quot;' , &quot;&amp;&quot;'&quot;&amp;[.C249]&amp;&quot;' , &quot;&amp;&quot;'&quot;&amp;[.D249]&amp;&quot;' , &quot;&amp;&quot;&quot;&amp;[.E249]&amp;&quot; , &quot;&amp;&quot;&quot;&amp;[.F249]&amp;&quot; , &quot;&amp;&quot;&quot;&amp;[.G249]&amp;&quot; , &quot;&amp;&quot;&quot;&amp;[.H249]&amp;&quot; , &quot;&amp;&quot;&quot;&amp;[.I249]&amp;&quot; , &quot;&amp;&quot;&quot;&amp;[.J249]&amp;&quot; , &quot;&amp;&quot;&quot;&amp;[.K249]&amp;&quot; , &quot;&amp;&quot;&quot;&amp;[.L249]&amp;&quot; , &quot;&amp;&quot;&quot;&amp;[.M249]&amp;&quot; , &quot;&amp;&quot;&quot;&amp;[.N249]&amp;&quot; , &quot;&amp;&quot;&quot;&amp;[.O249]&amp;&quot; ); &quot;)">
            <text:p/>
          </table:table-cell>
          <table:table-cell table:formula="of:=IF(ISBLANK([.D249]);&quot;&quot;;&quot;INSERT INTO DIAMOND_CORE_LOOKUPS &quot;&amp;&quot;VALUES &quot;&amp;&quot;( &quot;&amp;&quot;'&quot;&amp;[.A249]&amp;&quot;' , &quot;&amp;&quot;'&quot;&amp;[.B249]&amp;&quot;' , &quot;&amp;&quot;'&quot;&amp;[.C249]&amp;&quot;' , &quot;&amp;&quot;'&quot;&amp;[.D249]&amp;&quot;' , &quot;&amp;&quot;&quot;&amp;[.E249]&amp;&quot; , &quot;&amp;&quot;&quot;&amp;[.F249]&amp;&quot; , &quot;&amp;&quot;&quot;&amp;[.G249]&amp;&quot; , &quot;&amp;&quot;&quot;&amp;[.H249]&amp;&quot; , &quot;&amp;&quot;&quot;&amp;[.I249]&amp;&quot; , &quot;&amp;&quot;&quot;&amp;[.J249]&amp;&quot; , &quot;&amp;&quot;&quot;&amp;[.K249]&amp;&quot; , &quot;&amp;&quot;&quot;&amp;[.L249]&amp;&quot; , &quot;&amp;&quot;&quot;&amp;[.M249]&amp;&quot; , &quot;&amp;&quot;&quot;&amp;[.N249]&amp;&quot; , &quot;&amp;&quot;&quot;&amp;[.O24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0]);&quot;&quot;;[.A249]+1)">
            <text:p/>
          </table:table-cell>
          <table:table-cell table:number-columns-repeated="3"/>
          <table:table-cell table:formula="of:=IF(ISBLANK([.C250]);&quot;&quot;;&quot;null&quot;)">
            <text:p/>
          </table:table-cell>
          <table:table-cell table:formula="of:=IF(ISBLANK([.C250]);&quot;&quot;;&quot;null&quot;)">
            <text:p/>
          </table:table-cell>
          <table:table-cell table:formula="of:=IF(ISBLANK([.C250]);&quot;&quot;;&quot;null&quot;)">
            <text:p/>
          </table:table-cell>
          <table:table-cell table:formula="of:=IF(ISBLANK([.C250]);&quot;&quot;;&quot;null&quot;)">
            <text:p/>
          </table:table-cell>
          <table:table-cell table:formula="of:=IF(ISBLANK([.C250]);&quot;&quot;;&quot;null&quot;)">
            <text:p/>
          </table:table-cell>
          <table:table-cell table:formula="of:=IF(ISBLANK([.C250]);&quot;&quot;;&quot;null&quot;)">
            <text:p/>
          </table:table-cell>
          <table:table-cell table:formula="of:=IF(ISBLANK([.D25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0]);&quot;&quot;;&quot;null&quot;)">
            <text:p/>
          </table:table-cell>
          <table:table-cell table:formula="of:=IF(ISBLANK([.C250]);&quot;&quot;;&quot;null&quot;)">
            <text:p/>
          </table:table-cell>
          <table:table-cell table:formula="of:=IF(ISBLANK([.D250]);&quot;&quot;;&quot;'ACTIVE_RS'&quot;)">
            <text:p/>
          </table:table-cell>
          <table:table-cell table:formula="of:=IF(ISBLANK([.D25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0]&amp;&quot;' , &quot;&amp;&quot;'&quot;&amp;[.B250]&amp;&quot;' , &quot;&amp;&quot;'&quot;&amp;[.C250]&amp;&quot;' , &quot;&amp;&quot;'&quot;&amp;[.D250]&amp;&quot;' , &quot;&amp;&quot;&quot;&amp;[.E250]&amp;&quot; , &quot;&amp;&quot;&quot;&amp;[.F250]&amp;&quot; , &quot;&amp;&quot;&quot;&amp;[.G250]&amp;&quot; , &quot;&amp;&quot;&quot;&amp;[.H250]&amp;&quot; , &quot;&amp;&quot;&quot;&amp;[.I250]&amp;&quot; , &quot;&amp;&quot;&quot;&amp;[.J250]&amp;&quot; , &quot;&amp;&quot;&quot;&amp;[.K250]&amp;&quot; , &quot;&amp;&quot;&quot;&amp;[.L250]&amp;&quot; , &quot;&amp;&quot;&quot;&amp;[.M250]&amp;&quot; , &quot;&amp;&quot;&quot;&amp;[.N250]&amp;&quot; , &quot;&amp;&quot;&quot;&amp;[.O250]&amp;&quot; ); &quot;)">
            <text:p/>
          </table:table-cell>
          <table:table-cell table:formula="of:=IF(ISBLANK([.D250]);&quot;&quot;;&quot;INSERT INTO DIAMOND_CORE_LOOKUPS &quot;&amp;&quot;VALUES &quot;&amp;&quot;( &quot;&amp;&quot;'&quot;&amp;[.A250]&amp;&quot;' , &quot;&amp;&quot;'&quot;&amp;[.B250]&amp;&quot;' , &quot;&amp;&quot;'&quot;&amp;[.C250]&amp;&quot;' , &quot;&amp;&quot;'&quot;&amp;[.D250]&amp;&quot;' , &quot;&amp;&quot;&quot;&amp;[.E250]&amp;&quot; , &quot;&amp;&quot;&quot;&amp;[.F250]&amp;&quot; , &quot;&amp;&quot;&quot;&amp;[.G250]&amp;&quot; , &quot;&amp;&quot;&quot;&amp;[.H250]&amp;&quot; , &quot;&amp;&quot;&quot;&amp;[.I250]&amp;&quot; , &quot;&amp;&quot;&quot;&amp;[.J250]&amp;&quot; , &quot;&amp;&quot;&quot;&amp;[.K250]&amp;&quot; , &quot;&amp;&quot;&quot;&amp;[.L250]&amp;&quot; , &quot;&amp;&quot;&quot;&amp;[.M250]&amp;&quot; , &quot;&amp;&quot;&quot;&amp;[.N250]&amp;&quot; , &quot;&amp;&quot;&quot;&amp;[.O25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1]);&quot;&quot;;[.A250]+1)">
            <text:p/>
          </table:table-cell>
          <table:table-cell table:number-columns-repeated="3"/>
          <table:table-cell table:formula="of:=IF(ISBLANK([.C251]);&quot;&quot;;&quot;null&quot;)">
            <text:p/>
          </table:table-cell>
          <table:table-cell table:formula="of:=IF(ISBLANK([.C251]);&quot;&quot;;&quot;null&quot;)">
            <text:p/>
          </table:table-cell>
          <table:table-cell table:formula="of:=IF(ISBLANK([.C251]);&quot;&quot;;&quot;null&quot;)">
            <text:p/>
          </table:table-cell>
          <table:table-cell table:formula="of:=IF(ISBLANK([.C251]);&quot;&quot;;&quot;null&quot;)">
            <text:p/>
          </table:table-cell>
          <table:table-cell table:formula="of:=IF(ISBLANK([.C251]);&quot;&quot;;&quot;null&quot;)">
            <text:p/>
          </table:table-cell>
          <table:table-cell table:formula="of:=IF(ISBLANK([.C251]);&quot;&quot;;&quot;null&quot;)">
            <text:p/>
          </table:table-cell>
          <table:table-cell table:formula="of:=IF(ISBLANK([.D25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1]);&quot;&quot;;&quot;null&quot;)">
            <text:p/>
          </table:table-cell>
          <table:table-cell table:formula="of:=IF(ISBLANK([.C251]);&quot;&quot;;&quot;null&quot;)">
            <text:p/>
          </table:table-cell>
          <table:table-cell table:formula="of:=IF(ISBLANK([.D251]);&quot;&quot;;&quot;'ACTIVE_RS'&quot;)">
            <text:p/>
          </table:table-cell>
          <table:table-cell table:formula="of:=IF(ISBLANK([.D25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1]&amp;&quot;' , &quot;&amp;&quot;'&quot;&amp;[.B251]&amp;&quot;' , &quot;&amp;&quot;'&quot;&amp;[.C251]&amp;&quot;' , &quot;&amp;&quot;'&quot;&amp;[.D251]&amp;&quot;' , &quot;&amp;&quot;&quot;&amp;[.E251]&amp;&quot; , &quot;&amp;&quot;&quot;&amp;[.F251]&amp;&quot; , &quot;&amp;&quot;&quot;&amp;[.G251]&amp;&quot; , &quot;&amp;&quot;&quot;&amp;[.H251]&amp;&quot; , &quot;&amp;&quot;&quot;&amp;[.I251]&amp;&quot; , &quot;&amp;&quot;&quot;&amp;[.J251]&amp;&quot; , &quot;&amp;&quot;&quot;&amp;[.K251]&amp;&quot; , &quot;&amp;&quot;&quot;&amp;[.L251]&amp;&quot; , &quot;&amp;&quot;&quot;&amp;[.M251]&amp;&quot; , &quot;&amp;&quot;&quot;&amp;[.N251]&amp;&quot; , &quot;&amp;&quot;&quot;&amp;[.O251]&amp;&quot; ); &quot;)">
            <text:p/>
          </table:table-cell>
          <table:table-cell table:formula="of:=IF(ISBLANK([.D251]);&quot;&quot;;&quot;INSERT INTO DIAMOND_CORE_LOOKUPS &quot;&amp;&quot;VALUES &quot;&amp;&quot;( &quot;&amp;&quot;'&quot;&amp;[.A251]&amp;&quot;' , &quot;&amp;&quot;'&quot;&amp;[.B251]&amp;&quot;' , &quot;&amp;&quot;'&quot;&amp;[.C251]&amp;&quot;' , &quot;&amp;&quot;'&quot;&amp;[.D251]&amp;&quot;' , &quot;&amp;&quot;&quot;&amp;[.E251]&amp;&quot; , &quot;&amp;&quot;&quot;&amp;[.F251]&amp;&quot; , &quot;&amp;&quot;&quot;&amp;[.G251]&amp;&quot; , &quot;&amp;&quot;&quot;&amp;[.H251]&amp;&quot; , &quot;&amp;&quot;&quot;&amp;[.I251]&amp;&quot; , &quot;&amp;&quot;&quot;&amp;[.J251]&amp;&quot; , &quot;&amp;&quot;&quot;&amp;[.K251]&amp;&quot; , &quot;&amp;&quot;&quot;&amp;[.L251]&amp;&quot; , &quot;&amp;&quot;&quot;&amp;[.M251]&amp;&quot; , &quot;&amp;&quot;&quot;&amp;[.N251]&amp;&quot; , &quot;&amp;&quot;&quot;&amp;[.O25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2]);&quot;&quot;;[.A251]+1)">
            <text:p/>
          </table:table-cell>
          <table:table-cell table:number-columns-repeated="3"/>
          <table:table-cell table:formula="of:=IF(ISBLANK([.C252]);&quot;&quot;;&quot;null&quot;)">
            <text:p/>
          </table:table-cell>
          <table:table-cell table:formula="of:=IF(ISBLANK([.C252]);&quot;&quot;;&quot;null&quot;)">
            <text:p/>
          </table:table-cell>
          <table:table-cell table:formula="of:=IF(ISBLANK([.C252]);&quot;&quot;;&quot;null&quot;)">
            <text:p/>
          </table:table-cell>
          <table:table-cell table:formula="of:=IF(ISBLANK([.C252]);&quot;&quot;;&quot;null&quot;)">
            <text:p/>
          </table:table-cell>
          <table:table-cell table:formula="of:=IF(ISBLANK([.C252]);&quot;&quot;;&quot;null&quot;)">
            <text:p/>
          </table:table-cell>
          <table:table-cell table:formula="of:=IF(ISBLANK([.C252]);&quot;&quot;;&quot;null&quot;)">
            <text:p/>
          </table:table-cell>
          <table:table-cell table:formula="of:=IF(ISBLANK([.D25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2]);&quot;&quot;;&quot;null&quot;)">
            <text:p/>
          </table:table-cell>
          <table:table-cell table:formula="of:=IF(ISBLANK([.C252]);&quot;&quot;;&quot;null&quot;)">
            <text:p/>
          </table:table-cell>
          <table:table-cell table:formula="of:=IF(ISBLANK([.D252]);&quot;&quot;;&quot;'ACTIVE_RS'&quot;)">
            <text:p/>
          </table:table-cell>
          <table:table-cell table:formula="of:=IF(ISBLANK([.D25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2]&amp;&quot;' , &quot;&amp;&quot;'&quot;&amp;[.B252]&amp;&quot;' , &quot;&amp;&quot;'&quot;&amp;[.C252]&amp;&quot;' , &quot;&amp;&quot;'&quot;&amp;[.D252]&amp;&quot;' , &quot;&amp;&quot;&quot;&amp;[.E252]&amp;&quot; , &quot;&amp;&quot;&quot;&amp;[.F252]&amp;&quot; , &quot;&amp;&quot;&quot;&amp;[.G252]&amp;&quot; , &quot;&amp;&quot;&quot;&amp;[.H252]&amp;&quot; , &quot;&amp;&quot;&quot;&amp;[.I252]&amp;&quot; , &quot;&amp;&quot;&quot;&amp;[.J252]&amp;&quot; , &quot;&amp;&quot;&quot;&amp;[.K252]&amp;&quot; , &quot;&amp;&quot;&quot;&amp;[.L252]&amp;&quot; , &quot;&amp;&quot;&quot;&amp;[.M252]&amp;&quot; , &quot;&amp;&quot;&quot;&amp;[.N252]&amp;&quot; , &quot;&amp;&quot;&quot;&amp;[.O252]&amp;&quot; ); &quot;)">
            <text:p/>
          </table:table-cell>
          <table:table-cell table:formula="of:=IF(ISBLANK([.D252]);&quot;&quot;;&quot;INSERT INTO DIAMOND_CORE_LOOKUPS &quot;&amp;&quot;VALUES &quot;&amp;&quot;( &quot;&amp;&quot;'&quot;&amp;[.A252]&amp;&quot;' , &quot;&amp;&quot;'&quot;&amp;[.B252]&amp;&quot;' , &quot;&amp;&quot;'&quot;&amp;[.C252]&amp;&quot;' , &quot;&amp;&quot;'&quot;&amp;[.D252]&amp;&quot;' , &quot;&amp;&quot;&quot;&amp;[.E252]&amp;&quot; , &quot;&amp;&quot;&quot;&amp;[.F252]&amp;&quot; , &quot;&amp;&quot;&quot;&amp;[.G252]&amp;&quot; , &quot;&amp;&quot;&quot;&amp;[.H252]&amp;&quot; , &quot;&amp;&quot;&quot;&amp;[.I252]&amp;&quot; , &quot;&amp;&quot;&quot;&amp;[.J252]&amp;&quot; , &quot;&amp;&quot;&quot;&amp;[.K252]&amp;&quot; , &quot;&amp;&quot;&quot;&amp;[.L252]&amp;&quot; , &quot;&amp;&quot;&quot;&amp;[.M252]&amp;&quot; , &quot;&amp;&quot;&quot;&amp;[.N252]&amp;&quot; , &quot;&amp;&quot;&quot;&amp;[.O25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3]);&quot;&quot;;[.A252]+1)">
            <text:p/>
          </table:table-cell>
          <table:table-cell table:number-columns-repeated="3"/>
          <table:table-cell table:formula="of:=IF(ISBLANK([.C253]);&quot;&quot;;&quot;null&quot;)">
            <text:p/>
          </table:table-cell>
          <table:table-cell table:formula="of:=IF(ISBLANK([.C253]);&quot;&quot;;&quot;null&quot;)">
            <text:p/>
          </table:table-cell>
          <table:table-cell table:formula="of:=IF(ISBLANK([.C253]);&quot;&quot;;&quot;null&quot;)">
            <text:p/>
          </table:table-cell>
          <table:table-cell table:formula="of:=IF(ISBLANK([.C253]);&quot;&quot;;&quot;null&quot;)">
            <text:p/>
          </table:table-cell>
          <table:table-cell table:formula="of:=IF(ISBLANK([.C253]);&quot;&quot;;&quot;null&quot;)">
            <text:p/>
          </table:table-cell>
          <table:table-cell table:formula="of:=IF(ISBLANK([.C253]);&quot;&quot;;&quot;null&quot;)">
            <text:p/>
          </table:table-cell>
          <table:table-cell table:formula="of:=IF(ISBLANK([.D25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3]);&quot;&quot;;&quot;null&quot;)">
            <text:p/>
          </table:table-cell>
          <table:table-cell table:formula="of:=IF(ISBLANK([.C253]);&quot;&quot;;&quot;null&quot;)">
            <text:p/>
          </table:table-cell>
          <table:table-cell table:formula="of:=IF(ISBLANK([.D253]);&quot;&quot;;&quot;'ACTIVE_RS'&quot;)">
            <text:p/>
          </table:table-cell>
          <table:table-cell table:formula="of:=IF(ISBLANK([.D25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3]&amp;&quot;' , &quot;&amp;&quot;'&quot;&amp;[.B253]&amp;&quot;' , &quot;&amp;&quot;'&quot;&amp;[.C253]&amp;&quot;' , &quot;&amp;&quot;'&quot;&amp;[.D253]&amp;&quot;' , &quot;&amp;&quot;&quot;&amp;[.E253]&amp;&quot; , &quot;&amp;&quot;&quot;&amp;[.F253]&amp;&quot; , &quot;&amp;&quot;&quot;&amp;[.G253]&amp;&quot; , &quot;&amp;&quot;&quot;&amp;[.H253]&amp;&quot; , &quot;&amp;&quot;&quot;&amp;[.I253]&amp;&quot; , &quot;&amp;&quot;&quot;&amp;[.J253]&amp;&quot; , &quot;&amp;&quot;&quot;&amp;[.K253]&amp;&quot; , &quot;&amp;&quot;&quot;&amp;[.L253]&amp;&quot; , &quot;&amp;&quot;&quot;&amp;[.M253]&amp;&quot; , &quot;&amp;&quot;&quot;&amp;[.N253]&amp;&quot; , &quot;&amp;&quot;&quot;&amp;[.O253]&amp;&quot; ); &quot;)">
            <text:p/>
          </table:table-cell>
          <table:table-cell table:formula="of:=IF(ISBLANK([.D253]);&quot;&quot;;&quot;INSERT INTO DIAMOND_CORE_LOOKUPS &quot;&amp;&quot;VALUES &quot;&amp;&quot;( &quot;&amp;&quot;'&quot;&amp;[.A253]&amp;&quot;' , &quot;&amp;&quot;'&quot;&amp;[.B253]&amp;&quot;' , &quot;&amp;&quot;'&quot;&amp;[.C253]&amp;&quot;' , &quot;&amp;&quot;'&quot;&amp;[.D253]&amp;&quot;' , &quot;&amp;&quot;&quot;&amp;[.E253]&amp;&quot; , &quot;&amp;&quot;&quot;&amp;[.F253]&amp;&quot; , &quot;&amp;&quot;&quot;&amp;[.G253]&amp;&quot; , &quot;&amp;&quot;&quot;&amp;[.H253]&amp;&quot; , &quot;&amp;&quot;&quot;&amp;[.I253]&amp;&quot; , &quot;&amp;&quot;&quot;&amp;[.J253]&amp;&quot; , &quot;&amp;&quot;&quot;&amp;[.K253]&amp;&quot; , &quot;&amp;&quot;&quot;&amp;[.L253]&amp;&quot; , &quot;&amp;&quot;&quot;&amp;[.M253]&amp;&quot; , &quot;&amp;&quot;&quot;&amp;[.N253]&amp;&quot; , &quot;&amp;&quot;&quot;&amp;[.O25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4]);&quot;&quot;;[.A253]+1)">
            <text:p/>
          </table:table-cell>
          <table:table-cell table:number-columns-repeated="3"/>
          <table:table-cell table:formula="of:=IF(ISBLANK([.C254]);&quot;&quot;;&quot;null&quot;)">
            <text:p/>
          </table:table-cell>
          <table:table-cell table:formula="of:=IF(ISBLANK([.C254]);&quot;&quot;;&quot;null&quot;)">
            <text:p/>
          </table:table-cell>
          <table:table-cell table:formula="of:=IF(ISBLANK([.C254]);&quot;&quot;;&quot;null&quot;)">
            <text:p/>
          </table:table-cell>
          <table:table-cell table:formula="of:=IF(ISBLANK([.C254]);&quot;&quot;;&quot;null&quot;)">
            <text:p/>
          </table:table-cell>
          <table:table-cell table:formula="of:=IF(ISBLANK([.C254]);&quot;&quot;;&quot;null&quot;)">
            <text:p/>
          </table:table-cell>
          <table:table-cell table:formula="of:=IF(ISBLANK([.C254]);&quot;&quot;;&quot;null&quot;)">
            <text:p/>
          </table:table-cell>
          <table:table-cell table:formula="of:=IF(ISBLANK([.D25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4]);&quot;&quot;;&quot;null&quot;)">
            <text:p/>
          </table:table-cell>
          <table:table-cell table:formula="of:=IF(ISBLANK([.C254]);&quot;&quot;;&quot;null&quot;)">
            <text:p/>
          </table:table-cell>
          <table:table-cell table:formula="of:=IF(ISBLANK([.D254]);&quot;&quot;;&quot;'ACTIVE_RS'&quot;)">
            <text:p/>
          </table:table-cell>
          <table:table-cell table:formula="of:=IF(ISBLANK([.D25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4]&amp;&quot;' , &quot;&amp;&quot;'&quot;&amp;[.B254]&amp;&quot;' , &quot;&amp;&quot;'&quot;&amp;[.C254]&amp;&quot;' , &quot;&amp;&quot;'&quot;&amp;[.D254]&amp;&quot;' , &quot;&amp;&quot;&quot;&amp;[.E254]&amp;&quot; , &quot;&amp;&quot;&quot;&amp;[.F254]&amp;&quot; , &quot;&amp;&quot;&quot;&amp;[.G254]&amp;&quot; , &quot;&amp;&quot;&quot;&amp;[.H254]&amp;&quot; , &quot;&amp;&quot;&quot;&amp;[.I254]&amp;&quot; , &quot;&amp;&quot;&quot;&amp;[.J254]&amp;&quot; , &quot;&amp;&quot;&quot;&amp;[.K254]&amp;&quot; , &quot;&amp;&quot;&quot;&amp;[.L254]&amp;&quot; , &quot;&amp;&quot;&quot;&amp;[.M254]&amp;&quot; , &quot;&amp;&quot;&quot;&amp;[.N254]&amp;&quot; , &quot;&amp;&quot;&quot;&amp;[.O254]&amp;&quot; ); &quot;)">
            <text:p/>
          </table:table-cell>
          <table:table-cell table:formula="of:=IF(ISBLANK([.D254]);&quot;&quot;;&quot;INSERT INTO DIAMOND_CORE_LOOKUPS &quot;&amp;&quot;VALUES &quot;&amp;&quot;( &quot;&amp;&quot;'&quot;&amp;[.A254]&amp;&quot;' , &quot;&amp;&quot;'&quot;&amp;[.B254]&amp;&quot;' , &quot;&amp;&quot;'&quot;&amp;[.C254]&amp;&quot;' , &quot;&amp;&quot;'&quot;&amp;[.D254]&amp;&quot;' , &quot;&amp;&quot;&quot;&amp;[.E254]&amp;&quot; , &quot;&amp;&quot;&quot;&amp;[.F254]&amp;&quot; , &quot;&amp;&quot;&quot;&amp;[.G254]&amp;&quot; , &quot;&amp;&quot;&quot;&amp;[.H254]&amp;&quot; , &quot;&amp;&quot;&quot;&amp;[.I254]&amp;&quot; , &quot;&amp;&quot;&quot;&amp;[.J254]&amp;&quot; , &quot;&amp;&quot;&quot;&amp;[.K254]&amp;&quot; , &quot;&amp;&quot;&quot;&amp;[.L254]&amp;&quot; , &quot;&amp;&quot;&quot;&amp;[.M254]&amp;&quot; , &quot;&amp;&quot;&quot;&amp;[.N254]&amp;&quot; , &quot;&amp;&quot;&quot;&amp;[.O25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5]);&quot;&quot;;[.A254]+1)">
            <text:p/>
          </table:table-cell>
          <table:table-cell table:number-columns-repeated="3"/>
          <table:table-cell table:formula="of:=IF(ISBLANK([.C255]);&quot;&quot;;&quot;null&quot;)">
            <text:p/>
          </table:table-cell>
          <table:table-cell table:formula="of:=IF(ISBLANK([.C255]);&quot;&quot;;&quot;null&quot;)">
            <text:p/>
          </table:table-cell>
          <table:table-cell table:formula="of:=IF(ISBLANK([.C255]);&quot;&quot;;&quot;null&quot;)">
            <text:p/>
          </table:table-cell>
          <table:table-cell table:formula="of:=IF(ISBLANK([.C255]);&quot;&quot;;&quot;null&quot;)">
            <text:p/>
          </table:table-cell>
          <table:table-cell table:formula="of:=IF(ISBLANK([.C255]);&quot;&quot;;&quot;null&quot;)">
            <text:p/>
          </table:table-cell>
          <table:table-cell table:formula="of:=IF(ISBLANK([.C255]);&quot;&quot;;&quot;null&quot;)">
            <text:p/>
          </table:table-cell>
          <table:table-cell table:formula="of:=IF(ISBLANK([.D25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5]);&quot;&quot;;&quot;null&quot;)">
            <text:p/>
          </table:table-cell>
          <table:table-cell table:formula="of:=IF(ISBLANK([.C255]);&quot;&quot;;&quot;null&quot;)">
            <text:p/>
          </table:table-cell>
          <table:table-cell table:formula="of:=IF(ISBLANK([.D255]);&quot;&quot;;&quot;'ACTIVE_RS'&quot;)">
            <text:p/>
          </table:table-cell>
          <table:table-cell table:formula="of:=IF(ISBLANK([.D25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5]&amp;&quot;' , &quot;&amp;&quot;'&quot;&amp;[.B255]&amp;&quot;' , &quot;&amp;&quot;'&quot;&amp;[.C255]&amp;&quot;' , &quot;&amp;&quot;'&quot;&amp;[.D255]&amp;&quot;' , &quot;&amp;&quot;&quot;&amp;[.E255]&amp;&quot; , &quot;&amp;&quot;&quot;&amp;[.F255]&amp;&quot; , &quot;&amp;&quot;&quot;&amp;[.G255]&amp;&quot; , &quot;&amp;&quot;&quot;&amp;[.H255]&amp;&quot; , &quot;&amp;&quot;&quot;&amp;[.I255]&amp;&quot; , &quot;&amp;&quot;&quot;&amp;[.J255]&amp;&quot; , &quot;&amp;&quot;&quot;&amp;[.K255]&amp;&quot; , &quot;&amp;&quot;&quot;&amp;[.L255]&amp;&quot; , &quot;&amp;&quot;&quot;&amp;[.M255]&amp;&quot; , &quot;&amp;&quot;&quot;&amp;[.N255]&amp;&quot; , &quot;&amp;&quot;&quot;&amp;[.O255]&amp;&quot; ); &quot;)">
            <text:p/>
          </table:table-cell>
          <table:table-cell table:formula="of:=IF(ISBLANK([.D255]);&quot;&quot;;&quot;INSERT INTO DIAMOND_CORE_LOOKUPS &quot;&amp;&quot;VALUES &quot;&amp;&quot;( &quot;&amp;&quot;'&quot;&amp;[.A255]&amp;&quot;' , &quot;&amp;&quot;'&quot;&amp;[.B255]&amp;&quot;' , &quot;&amp;&quot;'&quot;&amp;[.C255]&amp;&quot;' , &quot;&amp;&quot;'&quot;&amp;[.D255]&amp;&quot;' , &quot;&amp;&quot;&quot;&amp;[.E255]&amp;&quot; , &quot;&amp;&quot;&quot;&amp;[.F255]&amp;&quot; , &quot;&amp;&quot;&quot;&amp;[.G255]&amp;&quot; , &quot;&amp;&quot;&quot;&amp;[.H255]&amp;&quot; , &quot;&amp;&quot;&quot;&amp;[.I255]&amp;&quot; , &quot;&amp;&quot;&quot;&amp;[.J255]&amp;&quot; , &quot;&amp;&quot;&quot;&amp;[.K255]&amp;&quot; , &quot;&amp;&quot;&quot;&amp;[.L255]&amp;&quot; , &quot;&amp;&quot;&quot;&amp;[.M255]&amp;&quot; , &quot;&amp;&quot;&quot;&amp;[.N255]&amp;&quot; , &quot;&amp;&quot;&quot;&amp;[.O25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6]);&quot;&quot;;[.A255]+1)">
            <text:p/>
          </table:table-cell>
          <table:table-cell table:number-columns-repeated="3"/>
          <table:table-cell table:formula="of:=IF(ISBLANK([.C256]);&quot;&quot;;&quot;null&quot;)">
            <text:p/>
          </table:table-cell>
          <table:table-cell table:formula="of:=IF(ISBLANK([.C256]);&quot;&quot;;&quot;null&quot;)">
            <text:p/>
          </table:table-cell>
          <table:table-cell table:formula="of:=IF(ISBLANK([.C256]);&quot;&quot;;&quot;null&quot;)">
            <text:p/>
          </table:table-cell>
          <table:table-cell table:formula="of:=IF(ISBLANK([.C256]);&quot;&quot;;&quot;null&quot;)">
            <text:p/>
          </table:table-cell>
          <table:table-cell table:formula="of:=IF(ISBLANK([.C256]);&quot;&quot;;&quot;null&quot;)">
            <text:p/>
          </table:table-cell>
          <table:table-cell table:formula="of:=IF(ISBLANK([.C256]);&quot;&quot;;&quot;null&quot;)">
            <text:p/>
          </table:table-cell>
          <table:table-cell table:formula="of:=IF(ISBLANK([.D25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6]);&quot;&quot;;&quot;null&quot;)">
            <text:p/>
          </table:table-cell>
          <table:table-cell table:formula="of:=IF(ISBLANK([.C256]);&quot;&quot;;&quot;null&quot;)">
            <text:p/>
          </table:table-cell>
          <table:table-cell table:formula="of:=IF(ISBLANK([.D256]);&quot;&quot;;&quot;'ACTIVE_RS'&quot;)">
            <text:p/>
          </table:table-cell>
          <table:table-cell table:formula="of:=IF(ISBLANK([.D25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6]&amp;&quot;' , &quot;&amp;&quot;'&quot;&amp;[.B256]&amp;&quot;' , &quot;&amp;&quot;'&quot;&amp;[.C256]&amp;&quot;' , &quot;&amp;&quot;'&quot;&amp;[.D256]&amp;&quot;' , &quot;&amp;&quot;&quot;&amp;[.E256]&amp;&quot; , &quot;&amp;&quot;&quot;&amp;[.F256]&amp;&quot; , &quot;&amp;&quot;&quot;&amp;[.G256]&amp;&quot; , &quot;&amp;&quot;&quot;&amp;[.H256]&amp;&quot; , &quot;&amp;&quot;&quot;&amp;[.I256]&amp;&quot; , &quot;&amp;&quot;&quot;&amp;[.J256]&amp;&quot; , &quot;&amp;&quot;&quot;&amp;[.K256]&amp;&quot; , &quot;&amp;&quot;&quot;&amp;[.L256]&amp;&quot; , &quot;&amp;&quot;&quot;&amp;[.M256]&amp;&quot; , &quot;&amp;&quot;&quot;&amp;[.N256]&amp;&quot; , &quot;&amp;&quot;&quot;&amp;[.O256]&amp;&quot; ); &quot;)">
            <text:p/>
          </table:table-cell>
          <table:table-cell table:formula="of:=IF(ISBLANK([.D256]);&quot;&quot;;&quot;INSERT INTO DIAMOND_CORE_LOOKUPS &quot;&amp;&quot;VALUES &quot;&amp;&quot;( &quot;&amp;&quot;'&quot;&amp;[.A256]&amp;&quot;' , &quot;&amp;&quot;'&quot;&amp;[.B256]&amp;&quot;' , &quot;&amp;&quot;'&quot;&amp;[.C256]&amp;&quot;' , &quot;&amp;&quot;'&quot;&amp;[.D256]&amp;&quot;' , &quot;&amp;&quot;&quot;&amp;[.E256]&amp;&quot; , &quot;&amp;&quot;&quot;&amp;[.F256]&amp;&quot; , &quot;&amp;&quot;&quot;&amp;[.G256]&amp;&quot; , &quot;&amp;&quot;&quot;&amp;[.H256]&amp;&quot; , &quot;&amp;&quot;&quot;&amp;[.I256]&amp;&quot; , &quot;&amp;&quot;&quot;&amp;[.J256]&amp;&quot; , &quot;&amp;&quot;&quot;&amp;[.K256]&amp;&quot; , &quot;&amp;&quot;&quot;&amp;[.L256]&amp;&quot; , &quot;&amp;&quot;&quot;&amp;[.M256]&amp;&quot; , &quot;&amp;&quot;&quot;&amp;[.N256]&amp;&quot; , &quot;&amp;&quot;&quot;&amp;[.O25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7]);&quot;&quot;;[.A256]+1)">
            <text:p/>
          </table:table-cell>
          <table:table-cell table:number-columns-repeated="3"/>
          <table:table-cell table:formula="of:=IF(ISBLANK([.C257]);&quot;&quot;;&quot;null&quot;)">
            <text:p/>
          </table:table-cell>
          <table:table-cell table:formula="of:=IF(ISBLANK([.C257]);&quot;&quot;;&quot;null&quot;)">
            <text:p/>
          </table:table-cell>
          <table:table-cell table:formula="of:=IF(ISBLANK([.C257]);&quot;&quot;;&quot;null&quot;)">
            <text:p/>
          </table:table-cell>
          <table:table-cell table:formula="of:=IF(ISBLANK([.C257]);&quot;&quot;;&quot;null&quot;)">
            <text:p/>
          </table:table-cell>
          <table:table-cell table:formula="of:=IF(ISBLANK([.C257]);&quot;&quot;;&quot;null&quot;)">
            <text:p/>
          </table:table-cell>
          <table:table-cell table:formula="of:=IF(ISBLANK([.C257]);&quot;&quot;;&quot;null&quot;)">
            <text:p/>
          </table:table-cell>
          <table:table-cell table:formula="of:=IF(ISBLANK([.D25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7]);&quot;&quot;;&quot;null&quot;)">
            <text:p/>
          </table:table-cell>
          <table:table-cell table:formula="of:=IF(ISBLANK([.C257]);&quot;&quot;;&quot;null&quot;)">
            <text:p/>
          </table:table-cell>
          <table:table-cell table:formula="of:=IF(ISBLANK([.D257]);&quot;&quot;;&quot;'ACTIVE_RS'&quot;)">
            <text:p/>
          </table:table-cell>
          <table:table-cell table:formula="of:=IF(ISBLANK([.D25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7]&amp;&quot;' , &quot;&amp;&quot;'&quot;&amp;[.B257]&amp;&quot;' , &quot;&amp;&quot;'&quot;&amp;[.C257]&amp;&quot;' , &quot;&amp;&quot;'&quot;&amp;[.D257]&amp;&quot;' , &quot;&amp;&quot;&quot;&amp;[.E257]&amp;&quot; , &quot;&amp;&quot;&quot;&amp;[.F257]&amp;&quot; , &quot;&amp;&quot;&quot;&amp;[.G257]&amp;&quot; , &quot;&amp;&quot;&quot;&amp;[.H257]&amp;&quot; , &quot;&amp;&quot;&quot;&amp;[.I257]&amp;&quot; , &quot;&amp;&quot;&quot;&amp;[.J257]&amp;&quot; , &quot;&amp;&quot;&quot;&amp;[.K257]&amp;&quot; , &quot;&amp;&quot;&quot;&amp;[.L257]&amp;&quot; , &quot;&amp;&quot;&quot;&amp;[.M257]&amp;&quot; , &quot;&amp;&quot;&quot;&amp;[.N257]&amp;&quot; , &quot;&amp;&quot;&quot;&amp;[.O257]&amp;&quot; ); &quot;)">
            <text:p/>
          </table:table-cell>
          <table:table-cell table:formula="of:=IF(ISBLANK([.D257]);&quot;&quot;;&quot;INSERT INTO DIAMOND_CORE_LOOKUPS &quot;&amp;&quot;VALUES &quot;&amp;&quot;( &quot;&amp;&quot;'&quot;&amp;[.A257]&amp;&quot;' , &quot;&amp;&quot;'&quot;&amp;[.B257]&amp;&quot;' , &quot;&amp;&quot;'&quot;&amp;[.C257]&amp;&quot;' , &quot;&amp;&quot;'&quot;&amp;[.D257]&amp;&quot;' , &quot;&amp;&quot;&quot;&amp;[.E257]&amp;&quot; , &quot;&amp;&quot;&quot;&amp;[.F257]&amp;&quot; , &quot;&amp;&quot;&quot;&amp;[.G257]&amp;&quot; , &quot;&amp;&quot;&quot;&amp;[.H257]&amp;&quot; , &quot;&amp;&quot;&quot;&amp;[.I257]&amp;&quot; , &quot;&amp;&quot;&quot;&amp;[.J257]&amp;&quot; , &quot;&amp;&quot;&quot;&amp;[.K257]&amp;&quot; , &quot;&amp;&quot;&quot;&amp;[.L257]&amp;&quot; , &quot;&amp;&quot;&quot;&amp;[.M257]&amp;&quot; , &quot;&amp;&quot;&quot;&amp;[.N257]&amp;&quot; , &quot;&amp;&quot;&quot;&amp;[.O25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8]);&quot;&quot;;[.A257]+1)">
            <text:p/>
          </table:table-cell>
          <table:table-cell table:number-columns-repeated="3"/>
          <table:table-cell table:formula="of:=IF(ISBLANK([.C258]);&quot;&quot;;&quot;null&quot;)">
            <text:p/>
          </table:table-cell>
          <table:table-cell table:formula="of:=IF(ISBLANK([.C258]);&quot;&quot;;&quot;null&quot;)">
            <text:p/>
          </table:table-cell>
          <table:table-cell table:formula="of:=IF(ISBLANK([.C258]);&quot;&quot;;&quot;null&quot;)">
            <text:p/>
          </table:table-cell>
          <table:table-cell table:formula="of:=IF(ISBLANK([.C258]);&quot;&quot;;&quot;null&quot;)">
            <text:p/>
          </table:table-cell>
          <table:table-cell table:formula="of:=IF(ISBLANK([.C258]);&quot;&quot;;&quot;null&quot;)">
            <text:p/>
          </table:table-cell>
          <table:table-cell table:formula="of:=IF(ISBLANK([.C258]);&quot;&quot;;&quot;null&quot;)">
            <text:p/>
          </table:table-cell>
          <table:table-cell table:formula="of:=IF(ISBLANK([.D25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8]);&quot;&quot;;&quot;null&quot;)">
            <text:p/>
          </table:table-cell>
          <table:table-cell table:formula="of:=IF(ISBLANK([.C258]);&quot;&quot;;&quot;null&quot;)">
            <text:p/>
          </table:table-cell>
          <table:table-cell table:formula="of:=IF(ISBLANK([.D258]);&quot;&quot;;&quot;'ACTIVE_RS'&quot;)">
            <text:p/>
          </table:table-cell>
          <table:table-cell table:formula="of:=IF(ISBLANK([.D25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8]&amp;&quot;' , &quot;&amp;&quot;'&quot;&amp;[.B258]&amp;&quot;' , &quot;&amp;&quot;'&quot;&amp;[.C258]&amp;&quot;' , &quot;&amp;&quot;'&quot;&amp;[.D258]&amp;&quot;' , &quot;&amp;&quot;&quot;&amp;[.E258]&amp;&quot; , &quot;&amp;&quot;&quot;&amp;[.F258]&amp;&quot; , &quot;&amp;&quot;&quot;&amp;[.G258]&amp;&quot; , &quot;&amp;&quot;&quot;&amp;[.H258]&amp;&quot; , &quot;&amp;&quot;&quot;&amp;[.I258]&amp;&quot; , &quot;&amp;&quot;&quot;&amp;[.J258]&amp;&quot; , &quot;&amp;&quot;&quot;&amp;[.K258]&amp;&quot; , &quot;&amp;&quot;&quot;&amp;[.L258]&amp;&quot; , &quot;&amp;&quot;&quot;&amp;[.M258]&amp;&quot; , &quot;&amp;&quot;&quot;&amp;[.N258]&amp;&quot; , &quot;&amp;&quot;&quot;&amp;[.O258]&amp;&quot; ); &quot;)">
            <text:p/>
          </table:table-cell>
          <table:table-cell table:formula="of:=IF(ISBLANK([.D258]);&quot;&quot;;&quot;INSERT INTO DIAMOND_CORE_LOOKUPS &quot;&amp;&quot;VALUES &quot;&amp;&quot;( &quot;&amp;&quot;'&quot;&amp;[.A258]&amp;&quot;' , &quot;&amp;&quot;'&quot;&amp;[.B258]&amp;&quot;' , &quot;&amp;&quot;'&quot;&amp;[.C258]&amp;&quot;' , &quot;&amp;&quot;'&quot;&amp;[.D258]&amp;&quot;' , &quot;&amp;&quot;&quot;&amp;[.E258]&amp;&quot; , &quot;&amp;&quot;&quot;&amp;[.F258]&amp;&quot; , &quot;&amp;&quot;&quot;&amp;[.G258]&amp;&quot; , &quot;&amp;&quot;&quot;&amp;[.H258]&amp;&quot; , &quot;&amp;&quot;&quot;&amp;[.I258]&amp;&quot; , &quot;&amp;&quot;&quot;&amp;[.J258]&amp;&quot; , &quot;&amp;&quot;&quot;&amp;[.K258]&amp;&quot; , &quot;&amp;&quot;&quot;&amp;[.L258]&amp;&quot; , &quot;&amp;&quot;&quot;&amp;[.M258]&amp;&quot; , &quot;&amp;&quot;&quot;&amp;[.N258]&amp;&quot; , &quot;&amp;&quot;&quot;&amp;[.O25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59]);&quot;&quot;;[.A258]+1)">
            <text:p/>
          </table:table-cell>
          <table:table-cell table:number-columns-repeated="3"/>
          <table:table-cell table:formula="of:=IF(ISBLANK([.C259]);&quot;&quot;;&quot;null&quot;)">
            <text:p/>
          </table:table-cell>
          <table:table-cell table:formula="of:=IF(ISBLANK([.C259]);&quot;&quot;;&quot;null&quot;)">
            <text:p/>
          </table:table-cell>
          <table:table-cell table:formula="of:=IF(ISBLANK([.C259]);&quot;&quot;;&quot;null&quot;)">
            <text:p/>
          </table:table-cell>
          <table:table-cell table:formula="of:=IF(ISBLANK([.C259]);&quot;&quot;;&quot;null&quot;)">
            <text:p/>
          </table:table-cell>
          <table:table-cell table:formula="of:=IF(ISBLANK([.C259]);&quot;&quot;;&quot;null&quot;)">
            <text:p/>
          </table:table-cell>
          <table:table-cell table:formula="of:=IF(ISBLANK([.C259]);&quot;&quot;;&quot;null&quot;)">
            <text:p/>
          </table:table-cell>
          <table:table-cell table:formula="of:=IF(ISBLANK([.D25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59]);&quot;&quot;;&quot;null&quot;)">
            <text:p/>
          </table:table-cell>
          <table:table-cell table:formula="of:=IF(ISBLANK([.C259]);&quot;&quot;;&quot;null&quot;)">
            <text:p/>
          </table:table-cell>
          <table:table-cell table:formula="of:=IF(ISBLANK([.D259]);&quot;&quot;;&quot;'ACTIVE_RS'&quot;)">
            <text:p/>
          </table:table-cell>
          <table:table-cell table:formula="of:=IF(ISBLANK([.D25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59]&amp;&quot;' , &quot;&amp;&quot;'&quot;&amp;[.B259]&amp;&quot;' , &quot;&amp;&quot;'&quot;&amp;[.C259]&amp;&quot;' , &quot;&amp;&quot;'&quot;&amp;[.D259]&amp;&quot;' , &quot;&amp;&quot;&quot;&amp;[.E259]&amp;&quot; , &quot;&amp;&quot;&quot;&amp;[.F259]&amp;&quot; , &quot;&amp;&quot;&quot;&amp;[.G259]&amp;&quot; , &quot;&amp;&quot;&quot;&amp;[.H259]&amp;&quot; , &quot;&amp;&quot;&quot;&amp;[.I259]&amp;&quot; , &quot;&amp;&quot;&quot;&amp;[.J259]&amp;&quot; , &quot;&amp;&quot;&quot;&amp;[.K259]&amp;&quot; , &quot;&amp;&quot;&quot;&amp;[.L259]&amp;&quot; , &quot;&amp;&quot;&quot;&amp;[.M259]&amp;&quot; , &quot;&amp;&quot;&quot;&amp;[.N259]&amp;&quot; , &quot;&amp;&quot;&quot;&amp;[.O259]&amp;&quot; ); &quot;)">
            <text:p/>
          </table:table-cell>
          <table:table-cell table:formula="of:=IF(ISBLANK([.D259]);&quot;&quot;;&quot;INSERT INTO DIAMOND_CORE_LOOKUPS &quot;&amp;&quot;VALUES &quot;&amp;&quot;( &quot;&amp;&quot;'&quot;&amp;[.A259]&amp;&quot;' , &quot;&amp;&quot;'&quot;&amp;[.B259]&amp;&quot;' , &quot;&amp;&quot;'&quot;&amp;[.C259]&amp;&quot;' , &quot;&amp;&quot;'&quot;&amp;[.D259]&amp;&quot;' , &quot;&amp;&quot;&quot;&amp;[.E259]&amp;&quot; , &quot;&amp;&quot;&quot;&amp;[.F259]&amp;&quot; , &quot;&amp;&quot;&quot;&amp;[.G259]&amp;&quot; , &quot;&amp;&quot;&quot;&amp;[.H259]&amp;&quot; , &quot;&amp;&quot;&quot;&amp;[.I259]&amp;&quot; , &quot;&amp;&quot;&quot;&amp;[.J259]&amp;&quot; , &quot;&amp;&quot;&quot;&amp;[.K259]&amp;&quot; , &quot;&amp;&quot;&quot;&amp;[.L259]&amp;&quot; , &quot;&amp;&quot;&quot;&amp;[.M259]&amp;&quot; , &quot;&amp;&quot;&quot;&amp;[.N259]&amp;&quot; , &quot;&amp;&quot;&quot;&amp;[.O25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0]);&quot;&quot;;[.A259]+1)">
            <text:p/>
          </table:table-cell>
          <table:table-cell table:number-columns-repeated="3"/>
          <table:table-cell table:formula="of:=IF(ISBLANK([.C260]);&quot;&quot;;&quot;null&quot;)">
            <text:p/>
          </table:table-cell>
          <table:table-cell table:formula="of:=IF(ISBLANK([.C260]);&quot;&quot;;&quot;null&quot;)">
            <text:p/>
          </table:table-cell>
          <table:table-cell table:formula="of:=IF(ISBLANK([.C260]);&quot;&quot;;&quot;null&quot;)">
            <text:p/>
          </table:table-cell>
          <table:table-cell table:formula="of:=IF(ISBLANK([.C260]);&quot;&quot;;&quot;null&quot;)">
            <text:p/>
          </table:table-cell>
          <table:table-cell table:formula="of:=IF(ISBLANK([.C260]);&quot;&quot;;&quot;null&quot;)">
            <text:p/>
          </table:table-cell>
          <table:table-cell table:formula="of:=IF(ISBLANK([.C260]);&quot;&quot;;&quot;null&quot;)">
            <text:p/>
          </table:table-cell>
          <table:table-cell table:formula="of:=IF(ISBLANK([.D26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0]);&quot;&quot;;&quot;null&quot;)">
            <text:p/>
          </table:table-cell>
          <table:table-cell table:formula="of:=IF(ISBLANK([.C260]);&quot;&quot;;&quot;null&quot;)">
            <text:p/>
          </table:table-cell>
          <table:table-cell table:formula="of:=IF(ISBLANK([.D260]);&quot;&quot;;&quot;'ACTIVE_RS'&quot;)">
            <text:p/>
          </table:table-cell>
          <table:table-cell table:formula="of:=IF(ISBLANK([.D26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0]&amp;&quot;' , &quot;&amp;&quot;'&quot;&amp;[.B260]&amp;&quot;' , &quot;&amp;&quot;'&quot;&amp;[.C260]&amp;&quot;' , &quot;&amp;&quot;'&quot;&amp;[.D260]&amp;&quot;' , &quot;&amp;&quot;&quot;&amp;[.E260]&amp;&quot; , &quot;&amp;&quot;&quot;&amp;[.F260]&amp;&quot; , &quot;&amp;&quot;&quot;&amp;[.G260]&amp;&quot; , &quot;&amp;&quot;&quot;&amp;[.H260]&amp;&quot; , &quot;&amp;&quot;&quot;&amp;[.I260]&amp;&quot; , &quot;&amp;&quot;&quot;&amp;[.J260]&amp;&quot; , &quot;&amp;&quot;&quot;&amp;[.K260]&amp;&quot; , &quot;&amp;&quot;&quot;&amp;[.L260]&amp;&quot; , &quot;&amp;&quot;&quot;&amp;[.M260]&amp;&quot; , &quot;&amp;&quot;&quot;&amp;[.N260]&amp;&quot; , &quot;&amp;&quot;&quot;&amp;[.O260]&amp;&quot; ); &quot;)">
            <text:p/>
          </table:table-cell>
          <table:table-cell table:formula="of:=IF(ISBLANK([.D260]);&quot;&quot;;&quot;INSERT INTO DIAMOND_CORE_LOOKUPS &quot;&amp;&quot;VALUES &quot;&amp;&quot;( &quot;&amp;&quot;'&quot;&amp;[.A260]&amp;&quot;' , &quot;&amp;&quot;'&quot;&amp;[.B260]&amp;&quot;' , &quot;&amp;&quot;'&quot;&amp;[.C260]&amp;&quot;' , &quot;&amp;&quot;'&quot;&amp;[.D260]&amp;&quot;' , &quot;&amp;&quot;&quot;&amp;[.E260]&amp;&quot; , &quot;&amp;&quot;&quot;&amp;[.F260]&amp;&quot; , &quot;&amp;&quot;&quot;&amp;[.G260]&amp;&quot; , &quot;&amp;&quot;&quot;&amp;[.H260]&amp;&quot; , &quot;&amp;&quot;&quot;&amp;[.I260]&amp;&quot; , &quot;&amp;&quot;&quot;&amp;[.J260]&amp;&quot; , &quot;&amp;&quot;&quot;&amp;[.K260]&amp;&quot; , &quot;&amp;&quot;&quot;&amp;[.L260]&amp;&quot; , &quot;&amp;&quot;&quot;&amp;[.M260]&amp;&quot; , &quot;&amp;&quot;&quot;&amp;[.N260]&amp;&quot; , &quot;&amp;&quot;&quot;&amp;[.O26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1]);&quot;&quot;;[.A260]+1)">
            <text:p/>
          </table:table-cell>
          <table:table-cell table:number-columns-repeated="3"/>
          <table:table-cell table:formula="of:=IF(ISBLANK([.C261]);&quot;&quot;;&quot;null&quot;)">
            <text:p/>
          </table:table-cell>
          <table:table-cell table:formula="of:=IF(ISBLANK([.C261]);&quot;&quot;;&quot;null&quot;)">
            <text:p/>
          </table:table-cell>
          <table:table-cell table:formula="of:=IF(ISBLANK([.C261]);&quot;&quot;;&quot;null&quot;)">
            <text:p/>
          </table:table-cell>
          <table:table-cell table:formula="of:=IF(ISBLANK([.C261]);&quot;&quot;;&quot;null&quot;)">
            <text:p/>
          </table:table-cell>
          <table:table-cell table:formula="of:=IF(ISBLANK([.C261]);&quot;&quot;;&quot;null&quot;)">
            <text:p/>
          </table:table-cell>
          <table:table-cell table:formula="of:=IF(ISBLANK([.C261]);&quot;&quot;;&quot;null&quot;)">
            <text:p/>
          </table:table-cell>
          <table:table-cell table:formula="of:=IF(ISBLANK([.D26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1]);&quot;&quot;;&quot;null&quot;)">
            <text:p/>
          </table:table-cell>
          <table:table-cell table:formula="of:=IF(ISBLANK([.C261]);&quot;&quot;;&quot;null&quot;)">
            <text:p/>
          </table:table-cell>
          <table:table-cell table:formula="of:=IF(ISBLANK([.D261]);&quot;&quot;;&quot;'ACTIVE_RS'&quot;)">
            <text:p/>
          </table:table-cell>
          <table:table-cell table:formula="of:=IF(ISBLANK([.D26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1]&amp;&quot;' , &quot;&amp;&quot;'&quot;&amp;[.B261]&amp;&quot;' , &quot;&amp;&quot;'&quot;&amp;[.C261]&amp;&quot;' , &quot;&amp;&quot;'&quot;&amp;[.D261]&amp;&quot;' , &quot;&amp;&quot;&quot;&amp;[.E261]&amp;&quot; , &quot;&amp;&quot;&quot;&amp;[.F261]&amp;&quot; , &quot;&amp;&quot;&quot;&amp;[.G261]&amp;&quot; , &quot;&amp;&quot;&quot;&amp;[.H261]&amp;&quot; , &quot;&amp;&quot;&quot;&amp;[.I261]&amp;&quot; , &quot;&amp;&quot;&quot;&amp;[.J261]&amp;&quot; , &quot;&amp;&quot;&quot;&amp;[.K261]&amp;&quot; , &quot;&amp;&quot;&quot;&amp;[.L261]&amp;&quot; , &quot;&amp;&quot;&quot;&amp;[.M261]&amp;&quot; , &quot;&amp;&quot;&quot;&amp;[.N261]&amp;&quot; , &quot;&amp;&quot;&quot;&amp;[.O261]&amp;&quot; ); &quot;)">
            <text:p/>
          </table:table-cell>
          <table:table-cell table:formula="of:=IF(ISBLANK([.D261]);&quot;&quot;;&quot;INSERT INTO DIAMOND_CORE_LOOKUPS &quot;&amp;&quot;VALUES &quot;&amp;&quot;( &quot;&amp;&quot;'&quot;&amp;[.A261]&amp;&quot;' , &quot;&amp;&quot;'&quot;&amp;[.B261]&amp;&quot;' , &quot;&amp;&quot;'&quot;&amp;[.C261]&amp;&quot;' , &quot;&amp;&quot;'&quot;&amp;[.D261]&amp;&quot;' , &quot;&amp;&quot;&quot;&amp;[.E261]&amp;&quot; , &quot;&amp;&quot;&quot;&amp;[.F261]&amp;&quot; , &quot;&amp;&quot;&quot;&amp;[.G261]&amp;&quot; , &quot;&amp;&quot;&quot;&amp;[.H261]&amp;&quot; , &quot;&amp;&quot;&quot;&amp;[.I261]&amp;&quot; , &quot;&amp;&quot;&quot;&amp;[.J261]&amp;&quot; , &quot;&amp;&quot;&quot;&amp;[.K261]&amp;&quot; , &quot;&amp;&quot;&quot;&amp;[.L261]&amp;&quot; , &quot;&amp;&quot;&quot;&amp;[.M261]&amp;&quot; , &quot;&amp;&quot;&quot;&amp;[.N261]&amp;&quot; , &quot;&amp;&quot;&quot;&amp;[.O26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2]);&quot;&quot;;[.A261]+1)">
            <text:p/>
          </table:table-cell>
          <table:table-cell table:number-columns-repeated="3"/>
          <table:table-cell table:formula="of:=IF(ISBLANK([.C262]);&quot;&quot;;&quot;null&quot;)">
            <text:p/>
          </table:table-cell>
          <table:table-cell table:formula="of:=IF(ISBLANK([.C262]);&quot;&quot;;&quot;null&quot;)">
            <text:p/>
          </table:table-cell>
          <table:table-cell table:formula="of:=IF(ISBLANK([.C262]);&quot;&quot;;&quot;null&quot;)">
            <text:p/>
          </table:table-cell>
          <table:table-cell table:formula="of:=IF(ISBLANK([.C262]);&quot;&quot;;&quot;null&quot;)">
            <text:p/>
          </table:table-cell>
          <table:table-cell table:formula="of:=IF(ISBLANK([.C262]);&quot;&quot;;&quot;null&quot;)">
            <text:p/>
          </table:table-cell>
          <table:table-cell table:formula="of:=IF(ISBLANK([.C262]);&quot;&quot;;&quot;null&quot;)">
            <text:p/>
          </table:table-cell>
          <table:table-cell table:formula="of:=IF(ISBLANK([.D26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2]);&quot;&quot;;&quot;null&quot;)">
            <text:p/>
          </table:table-cell>
          <table:table-cell table:formula="of:=IF(ISBLANK([.C262]);&quot;&quot;;&quot;null&quot;)">
            <text:p/>
          </table:table-cell>
          <table:table-cell table:formula="of:=IF(ISBLANK([.D262]);&quot;&quot;;&quot;'ACTIVE_RS'&quot;)">
            <text:p/>
          </table:table-cell>
          <table:table-cell table:formula="of:=IF(ISBLANK([.D26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2]&amp;&quot;' , &quot;&amp;&quot;'&quot;&amp;[.B262]&amp;&quot;' , &quot;&amp;&quot;'&quot;&amp;[.C262]&amp;&quot;' , &quot;&amp;&quot;'&quot;&amp;[.D262]&amp;&quot;' , &quot;&amp;&quot;&quot;&amp;[.E262]&amp;&quot; , &quot;&amp;&quot;&quot;&amp;[.F262]&amp;&quot; , &quot;&amp;&quot;&quot;&amp;[.G262]&amp;&quot; , &quot;&amp;&quot;&quot;&amp;[.H262]&amp;&quot; , &quot;&amp;&quot;&quot;&amp;[.I262]&amp;&quot; , &quot;&amp;&quot;&quot;&amp;[.J262]&amp;&quot; , &quot;&amp;&quot;&quot;&amp;[.K262]&amp;&quot; , &quot;&amp;&quot;&quot;&amp;[.L262]&amp;&quot; , &quot;&amp;&quot;&quot;&amp;[.M262]&amp;&quot; , &quot;&amp;&quot;&quot;&amp;[.N262]&amp;&quot; , &quot;&amp;&quot;&quot;&amp;[.O262]&amp;&quot; ); &quot;)">
            <text:p/>
          </table:table-cell>
          <table:table-cell table:formula="of:=IF(ISBLANK([.D262]);&quot;&quot;;&quot;INSERT INTO DIAMOND_CORE_LOOKUPS &quot;&amp;&quot;VALUES &quot;&amp;&quot;( &quot;&amp;&quot;'&quot;&amp;[.A262]&amp;&quot;' , &quot;&amp;&quot;'&quot;&amp;[.B262]&amp;&quot;' , &quot;&amp;&quot;'&quot;&amp;[.C262]&amp;&quot;' , &quot;&amp;&quot;'&quot;&amp;[.D262]&amp;&quot;' , &quot;&amp;&quot;&quot;&amp;[.E262]&amp;&quot; , &quot;&amp;&quot;&quot;&amp;[.F262]&amp;&quot; , &quot;&amp;&quot;&quot;&amp;[.G262]&amp;&quot; , &quot;&amp;&quot;&quot;&amp;[.H262]&amp;&quot; , &quot;&amp;&quot;&quot;&amp;[.I262]&amp;&quot; , &quot;&amp;&quot;&quot;&amp;[.J262]&amp;&quot; , &quot;&amp;&quot;&quot;&amp;[.K262]&amp;&quot; , &quot;&amp;&quot;&quot;&amp;[.L262]&amp;&quot; , &quot;&amp;&quot;&quot;&amp;[.M262]&amp;&quot; , &quot;&amp;&quot;&quot;&amp;[.N262]&amp;&quot; , &quot;&amp;&quot;&quot;&amp;[.O26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3]);&quot;&quot;;[.A262]+1)">
            <text:p/>
          </table:table-cell>
          <table:table-cell table:number-columns-repeated="3"/>
          <table:table-cell table:formula="of:=IF(ISBLANK([.C263]);&quot;&quot;;&quot;null&quot;)">
            <text:p/>
          </table:table-cell>
          <table:table-cell table:formula="of:=IF(ISBLANK([.C263]);&quot;&quot;;&quot;null&quot;)">
            <text:p/>
          </table:table-cell>
          <table:table-cell table:formula="of:=IF(ISBLANK([.C263]);&quot;&quot;;&quot;null&quot;)">
            <text:p/>
          </table:table-cell>
          <table:table-cell table:formula="of:=IF(ISBLANK([.C263]);&quot;&quot;;&quot;null&quot;)">
            <text:p/>
          </table:table-cell>
          <table:table-cell table:formula="of:=IF(ISBLANK([.C263]);&quot;&quot;;&quot;null&quot;)">
            <text:p/>
          </table:table-cell>
          <table:table-cell table:formula="of:=IF(ISBLANK([.C263]);&quot;&quot;;&quot;null&quot;)">
            <text:p/>
          </table:table-cell>
          <table:table-cell table:formula="of:=IF(ISBLANK([.D26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3]);&quot;&quot;;&quot;null&quot;)">
            <text:p/>
          </table:table-cell>
          <table:table-cell table:formula="of:=IF(ISBLANK([.C263]);&quot;&quot;;&quot;null&quot;)">
            <text:p/>
          </table:table-cell>
          <table:table-cell table:formula="of:=IF(ISBLANK([.D263]);&quot;&quot;;&quot;'ACTIVE_RS'&quot;)">
            <text:p/>
          </table:table-cell>
          <table:table-cell table:formula="of:=IF(ISBLANK([.D26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3]&amp;&quot;' , &quot;&amp;&quot;'&quot;&amp;[.B263]&amp;&quot;' , &quot;&amp;&quot;'&quot;&amp;[.C263]&amp;&quot;' , &quot;&amp;&quot;'&quot;&amp;[.D263]&amp;&quot;' , &quot;&amp;&quot;&quot;&amp;[.E263]&amp;&quot; , &quot;&amp;&quot;&quot;&amp;[.F263]&amp;&quot; , &quot;&amp;&quot;&quot;&amp;[.G263]&amp;&quot; , &quot;&amp;&quot;&quot;&amp;[.H263]&amp;&quot; , &quot;&amp;&quot;&quot;&amp;[.I263]&amp;&quot; , &quot;&amp;&quot;&quot;&amp;[.J263]&amp;&quot; , &quot;&amp;&quot;&quot;&amp;[.K263]&amp;&quot; , &quot;&amp;&quot;&quot;&amp;[.L263]&amp;&quot; , &quot;&amp;&quot;&quot;&amp;[.M263]&amp;&quot; , &quot;&amp;&quot;&quot;&amp;[.N263]&amp;&quot; , &quot;&amp;&quot;&quot;&amp;[.O263]&amp;&quot; ); &quot;)">
            <text:p/>
          </table:table-cell>
          <table:table-cell table:formula="of:=IF(ISBLANK([.D263]);&quot;&quot;;&quot;INSERT INTO DIAMOND_CORE_LOOKUPS &quot;&amp;&quot;VALUES &quot;&amp;&quot;( &quot;&amp;&quot;'&quot;&amp;[.A263]&amp;&quot;' , &quot;&amp;&quot;'&quot;&amp;[.B263]&amp;&quot;' , &quot;&amp;&quot;'&quot;&amp;[.C263]&amp;&quot;' , &quot;&amp;&quot;'&quot;&amp;[.D263]&amp;&quot;' , &quot;&amp;&quot;&quot;&amp;[.E263]&amp;&quot; , &quot;&amp;&quot;&quot;&amp;[.F263]&amp;&quot; , &quot;&amp;&quot;&quot;&amp;[.G263]&amp;&quot; , &quot;&amp;&quot;&quot;&amp;[.H263]&amp;&quot; , &quot;&amp;&quot;&quot;&amp;[.I263]&amp;&quot; , &quot;&amp;&quot;&quot;&amp;[.J263]&amp;&quot; , &quot;&amp;&quot;&quot;&amp;[.K263]&amp;&quot; , &quot;&amp;&quot;&quot;&amp;[.L263]&amp;&quot; , &quot;&amp;&quot;&quot;&amp;[.M263]&amp;&quot; , &quot;&amp;&quot;&quot;&amp;[.N263]&amp;&quot; , &quot;&amp;&quot;&quot;&amp;[.O26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4]);&quot;&quot;;[.A263]+1)">
            <text:p/>
          </table:table-cell>
          <table:table-cell table:number-columns-repeated="3"/>
          <table:table-cell table:formula="of:=IF(ISBLANK([.C264]);&quot;&quot;;&quot;null&quot;)">
            <text:p/>
          </table:table-cell>
          <table:table-cell table:formula="of:=IF(ISBLANK([.C264]);&quot;&quot;;&quot;null&quot;)">
            <text:p/>
          </table:table-cell>
          <table:table-cell table:formula="of:=IF(ISBLANK([.C264]);&quot;&quot;;&quot;null&quot;)">
            <text:p/>
          </table:table-cell>
          <table:table-cell table:formula="of:=IF(ISBLANK([.C264]);&quot;&quot;;&quot;null&quot;)">
            <text:p/>
          </table:table-cell>
          <table:table-cell table:formula="of:=IF(ISBLANK([.C264]);&quot;&quot;;&quot;null&quot;)">
            <text:p/>
          </table:table-cell>
          <table:table-cell table:formula="of:=IF(ISBLANK([.C264]);&quot;&quot;;&quot;null&quot;)">
            <text:p/>
          </table:table-cell>
          <table:table-cell table:formula="of:=IF(ISBLANK([.D26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4]);&quot;&quot;;&quot;null&quot;)">
            <text:p/>
          </table:table-cell>
          <table:table-cell table:formula="of:=IF(ISBLANK([.C264]);&quot;&quot;;&quot;null&quot;)">
            <text:p/>
          </table:table-cell>
          <table:table-cell table:formula="of:=IF(ISBLANK([.D264]);&quot;&quot;;&quot;'ACTIVE_RS'&quot;)">
            <text:p/>
          </table:table-cell>
          <table:table-cell table:formula="of:=IF(ISBLANK([.D26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4]&amp;&quot;' , &quot;&amp;&quot;'&quot;&amp;[.B264]&amp;&quot;' , &quot;&amp;&quot;'&quot;&amp;[.C264]&amp;&quot;' , &quot;&amp;&quot;'&quot;&amp;[.D264]&amp;&quot;' , &quot;&amp;&quot;&quot;&amp;[.E264]&amp;&quot; , &quot;&amp;&quot;&quot;&amp;[.F264]&amp;&quot; , &quot;&amp;&quot;&quot;&amp;[.G264]&amp;&quot; , &quot;&amp;&quot;&quot;&amp;[.H264]&amp;&quot; , &quot;&amp;&quot;&quot;&amp;[.I264]&amp;&quot; , &quot;&amp;&quot;&quot;&amp;[.J264]&amp;&quot; , &quot;&amp;&quot;&quot;&amp;[.K264]&amp;&quot; , &quot;&amp;&quot;&quot;&amp;[.L264]&amp;&quot; , &quot;&amp;&quot;&quot;&amp;[.M264]&amp;&quot; , &quot;&amp;&quot;&quot;&amp;[.N264]&amp;&quot; , &quot;&amp;&quot;&quot;&amp;[.O264]&amp;&quot; ); &quot;)">
            <text:p/>
          </table:table-cell>
          <table:table-cell table:formula="of:=IF(ISBLANK([.D264]);&quot;&quot;;&quot;INSERT INTO DIAMOND_CORE_LOOKUPS &quot;&amp;&quot;VALUES &quot;&amp;&quot;( &quot;&amp;&quot;'&quot;&amp;[.A264]&amp;&quot;' , &quot;&amp;&quot;'&quot;&amp;[.B264]&amp;&quot;' , &quot;&amp;&quot;'&quot;&amp;[.C264]&amp;&quot;' , &quot;&amp;&quot;'&quot;&amp;[.D264]&amp;&quot;' , &quot;&amp;&quot;&quot;&amp;[.E264]&amp;&quot; , &quot;&amp;&quot;&quot;&amp;[.F264]&amp;&quot; , &quot;&amp;&quot;&quot;&amp;[.G264]&amp;&quot; , &quot;&amp;&quot;&quot;&amp;[.H264]&amp;&quot; , &quot;&amp;&quot;&quot;&amp;[.I264]&amp;&quot; , &quot;&amp;&quot;&quot;&amp;[.J264]&amp;&quot; , &quot;&amp;&quot;&quot;&amp;[.K264]&amp;&quot; , &quot;&amp;&quot;&quot;&amp;[.L264]&amp;&quot; , &quot;&amp;&quot;&quot;&amp;[.M264]&amp;&quot; , &quot;&amp;&quot;&quot;&amp;[.N264]&amp;&quot; , &quot;&amp;&quot;&quot;&amp;[.O26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5]);&quot;&quot;;[.A264]+1)">
            <text:p/>
          </table:table-cell>
          <table:table-cell table:number-columns-repeated="3"/>
          <table:table-cell table:formula="of:=IF(ISBLANK([.C265]);&quot;&quot;;&quot;null&quot;)">
            <text:p/>
          </table:table-cell>
          <table:table-cell table:formula="of:=IF(ISBLANK([.C265]);&quot;&quot;;&quot;null&quot;)">
            <text:p/>
          </table:table-cell>
          <table:table-cell table:formula="of:=IF(ISBLANK([.C265]);&quot;&quot;;&quot;null&quot;)">
            <text:p/>
          </table:table-cell>
          <table:table-cell table:formula="of:=IF(ISBLANK([.C265]);&quot;&quot;;&quot;null&quot;)">
            <text:p/>
          </table:table-cell>
          <table:table-cell table:formula="of:=IF(ISBLANK([.C265]);&quot;&quot;;&quot;null&quot;)">
            <text:p/>
          </table:table-cell>
          <table:table-cell table:formula="of:=IF(ISBLANK([.C265]);&quot;&quot;;&quot;null&quot;)">
            <text:p/>
          </table:table-cell>
          <table:table-cell table:formula="of:=IF(ISBLANK([.D26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5]);&quot;&quot;;&quot;null&quot;)">
            <text:p/>
          </table:table-cell>
          <table:table-cell table:formula="of:=IF(ISBLANK([.C265]);&quot;&quot;;&quot;null&quot;)">
            <text:p/>
          </table:table-cell>
          <table:table-cell table:formula="of:=IF(ISBLANK([.D265]);&quot;&quot;;&quot;'ACTIVE_RS'&quot;)">
            <text:p/>
          </table:table-cell>
          <table:table-cell table:formula="of:=IF(ISBLANK([.D26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5]&amp;&quot;' , &quot;&amp;&quot;'&quot;&amp;[.B265]&amp;&quot;' , &quot;&amp;&quot;'&quot;&amp;[.C265]&amp;&quot;' , &quot;&amp;&quot;'&quot;&amp;[.D265]&amp;&quot;' , &quot;&amp;&quot;&quot;&amp;[.E265]&amp;&quot; , &quot;&amp;&quot;&quot;&amp;[.F265]&amp;&quot; , &quot;&amp;&quot;&quot;&amp;[.G265]&amp;&quot; , &quot;&amp;&quot;&quot;&amp;[.H265]&amp;&quot; , &quot;&amp;&quot;&quot;&amp;[.I265]&amp;&quot; , &quot;&amp;&quot;&quot;&amp;[.J265]&amp;&quot; , &quot;&amp;&quot;&quot;&amp;[.K265]&amp;&quot; , &quot;&amp;&quot;&quot;&amp;[.L265]&amp;&quot; , &quot;&amp;&quot;&quot;&amp;[.M265]&amp;&quot; , &quot;&amp;&quot;&quot;&amp;[.N265]&amp;&quot; , &quot;&amp;&quot;&quot;&amp;[.O265]&amp;&quot; ); &quot;)">
            <text:p/>
          </table:table-cell>
          <table:table-cell table:formula="of:=IF(ISBLANK([.D265]);&quot;&quot;;&quot;INSERT INTO DIAMOND_CORE_LOOKUPS &quot;&amp;&quot;VALUES &quot;&amp;&quot;( &quot;&amp;&quot;'&quot;&amp;[.A265]&amp;&quot;' , &quot;&amp;&quot;'&quot;&amp;[.B265]&amp;&quot;' , &quot;&amp;&quot;'&quot;&amp;[.C265]&amp;&quot;' , &quot;&amp;&quot;'&quot;&amp;[.D265]&amp;&quot;' , &quot;&amp;&quot;&quot;&amp;[.E265]&amp;&quot; , &quot;&amp;&quot;&quot;&amp;[.F265]&amp;&quot; , &quot;&amp;&quot;&quot;&amp;[.G265]&amp;&quot; , &quot;&amp;&quot;&quot;&amp;[.H265]&amp;&quot; , &quot;&amp;&quot;&quot;&amp;[.I265]&amp;&quot; , &quot;&amp;&quot;&quot;&amp;[.J265]&amp;&quot; , &quot;&amp;&quot;&quot;&amp;[.K265]&amp;&quot; , &quot;&amp;&quot;&quot;&amp;[.L265]&amp;&quot; , &quot;&amp;&quot;&quot;&amp;[.M265]&amp;&quot; , &quot;&amp;&quot;&quot;&amp;[.N265]&amp;&quot; , &quot;&amp;&quot;&quot;&amp;[.O26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6]);&quot;&quot;;[.A265]+1)">
            <text:p/>
          </table:table-cell>
          <table:table-cell table:number-columns-repeated="3"/>
          <table:table-cell table:formula="of:=IF(ISBLANK([.C266]);&quot;&quot;;&quot;null&quot;)">
            <text:p/>
          </table:table-cell>
          <table:table-cell table:formula="of:=IF(ISBLANK([.C266]);&quot;&quot;;&quot;null&quot;)">
            <text:p/>
          </table:table-cell>
          <table:table-cell table:formula="of:=IF(ISBLANK([.C266]);&quot;&quot;;&quot;null&quot;)">
            <text:p/>
          </table:table-cell>
          <table:table-cell table:formula="of:=IF(ISBLANK([.C266]);&quot;&quot;;&quot;null&quot;)">
            <text:p/>
          </table:table-cell>
          <table:table-cell table:formula="of:=IF(ISBLANK([.C266]);&quot;&quot;;&quot;null&quot;)">
            <text:p/>
          </table:table-cell>
          <table:table-cell table:formula="of:=IF(ISBLANK([.C266]);&quot;&quot;;&quot;null&quot;)">
            <text:p/>
          </table:table-cell>
          <table:table-cell table:formula="of:=IF(ISBLANK([.D26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6]);&quot;&quot;;&quot;null&quot;)">
            <text:p/>
          </table:table-cell>
          <table:table-cell table:formula="of:=IF(ISBLANK([.C266]);&quot;&quot;;&quot;null&quot;)">
            <text:p/>
          </table:table-cell>
          <table:table-cell table:formula="of:=IF(ISBLANK([.D266]);&quot;&quot;;&quot;'ACTIVE_RS'&quot;)">
            <text:p/>
          </table:table-cell>
          <table:table-cell table:formula="of:=IF(ISBLANK([.D26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6]&amp;&quot;' , &quot;&amp;&quot;'&quot;&amp;[.B266]&amp;&quot;' , &quot;&amp;&quot;'&quot;&amp;[.C266]&amp;&quot;' , &quot;&amp;&quot;'&quot;&amp;[.D266]&amp;&quot;' , &quot;&amp;&quot;&quot;&amp;[.E266]&amp;&quot; , &quot;&amp;&quot;&quot;&amp;[.F266]&amp;&quot; , &quot;&amp;&quot;&quot;&amp;[.G266]&amp;&quot; , &quot;&amp;&quot;&quot;&amp;[.H266]&amp;&quot; , &quot;&amp;&quot;&quot;&amp;[.I266]&amp;&quot; , &quot;&amp;&quot;&quot;&amp;[.J266]&amp;&quot; , &quot;&amp;&quot;&quot;&amp;[.K266]&amp;&quot; , &quot;&amp;&quot;&quot;&amp;[.L266]&amp;&quot; , &quot;&amp;&quot;&quot;&amp;[.M266]&amp;&quot; , &quot;&amp;&quot;&quot;&amp;[.N266]&amp;&quot; , &quot;&amp;&quot;&quot;&amp;[.O266]&amp;&quot; ); &quot;)">
            <text:p/>
          </table:table-cell>
          <table:table-cell table:formula="of:=IF(ISBLANK([.D266]);&quot;&quot;;&quot;INSERT INTO DIAMOND_CORE_LOOKUPS &quot;&amp;&quot;VALUES &quot;&amp;&quot;( &quot;&amp;&quot;'&quot;&amp;[.A266]&amp;&quot;' , &quot;&amp;&quot;'&quot;&amp;[.B266]&amp;&quot;' , &quot;&amp;&quot;'&quot;&amp;[.C266]&amp;&quot;' , &quot;&amp;&quot;'&quot;&amp;[.D266]&amp;&quot;' , &quot;&amp;&quot;&quot;&amp;[.E266]&amp;&quot; , &quot;&amp;&quot;&quot;&amp;[.F266]&amp;&quot; , &quot;&amp;&quot;&quot;&amp;[.G266]&amp;&quot; , &quot;&amp;&quot;&quot;&amp;[.H266]&amp;&quot; , &quot;&amp;&quot;&quot;&amp;[.I266]&amp;&quot; , &quot;&amp;&quot;&quot;&amp;[.J266]&amp;&quot; , &quot;&amp;&quot;&quot;&amp;[.K266]&amp;&quot; , &quot;&amp;&quot;&quot;&amp;[.L266]&amp;&quot; , &quot;&amp;&quot;&quot;&amp;[.M266]&amp;&quot; , &quot;&amp;&quot;&quot;&amp;[.N266]&amp;&quot; , &quot;&amp;&quot;&quot;&amp;[.O26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7]);&quot;&quot;;[.A266]+1)">
            <text:p/>
          </table:table-cell>
          <table:table-cell table:number-columns-repeated="3"/>
          <table:table-cell table:formula="of:=IF(ISBLANK([.C267]);&quot;&quot;;&quot;null&quot;)">
            <text:p/>
          </table:table-cell>
          <table:table-cell table:formula="of:=IF(ISBLANK([.C267]);&quot;&quot;;&quot;null&quot;)">
            <text:p/>
          </table:table-cell>
          <table:table-cell table:formula="of:=IF(ISBLANK([.C267]);&quot;&quot;;&quot;null&quot;)">
            <text:p/>
          </table:table-cell>
          <table:table-cell table:formula="of:=IF(ISBLANK([.C267]);&quot;&quot;;&quot;null&quot;)">
            <text:p/>
          </table:table-cell>
          <table:table-cell table:formula="of:=IF(ISBLANK([.C267]);&quot;&quot;;&quot;null&quot;)">
            <text:p/>
          </table:table-cell>
          <table:table-cell table:formula="of:=IF(ISBLANK([.C267]);&quot;&quot;;&quot;null&quot;)">
            <text:p/>
          </table:table-cell>
          <table:table-cell table:formula="of:=IF(ISBLANK([.D26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7]);&quot;&quot;;&quot;null&quot;)">
            <text:p/>
          </table:table-cell>
          <table:table-cell table:formula="of:=IF(ISBLANK([.C267]);&quot;&quot;;&quot;null&quot;)">
            <text:p/>
          </table:table-cell>
          <table:table-cell table:formula="of:=IF(ISBLANK([.D267]);&quot;&quot;;&quot;'ACTIVE_RS'&quot;)">
            <text:p/>
          </table:table-cell>
          <table:table-cell table:formula="of:=IF(ISBLANK([.D26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7]&amp;&quot;' , &quot;&amp;&quot;'&quot;&amp;[.B267]&amp;&quot;' , &quot;&amp;&quot;'&quot;&amp;[.C267]&amp;&quot;' , &quot;&amp;&quot;'&quot;&amp;[.D267]&amp;&quot;' , &quot;&amp;&quot;&quot;&amp;[.E267]&amp;&quot; , &quot;&amp;&quot;&quot;&amp;[.F267]&amp;&quot; , &quot;&amp;&quot;&quot;&amp;[.G267]&amp;&quot; , &quot;&amp;&quot;&quot;&amp;[.H267]&amp;&quot; , &quot;&amp;&quot;&quot;&amp;[.I267]&amp;&quot; , &quot;&amp;&quot;&quot;&amp;[.J267]&amp;&quot; , &quot;&amp;&quot;&quot;&amp;[.K267]&amp;&quot; , &quot;&amp;&quot;&quot;&amp;[.L267]&amp;&quot; , &quot;&amp;&quot;&quot;&amp;[.M267]&amp;&quot; , &quot;&amp;&quot;&quot;&amp;[.N267]&amp;&quot; , &quot;&amp;&quot;&quot;&amp;[.O267]&amp;&quot; ); &quot;)">
            <text:p/>
          </table:table-cell>
          <table:table-cell table:formula="of:=IF(ISBLANK([.D267]);&quot;&quot;;&quot;INSERT INTO DIAMOND_CORE_LOOKUPS &quot;&amp;&quot;VALUES &quot;&amp;&quot;( &quot;&amp;&quot;'&quot;&amp;[.A267]&amp;&quot;' , &quot;&amp;&quot;'&quot;&amp;[.B267]&amp;&quot;' , &quot;&amp;&quot;'&quot;&amp;[.C267]&amp;&quot;' , &quot;&amp;&quot;'&quot;&amp;[.D267]&amp;&quot;' , &quot;&amp;&quot;&quot;&amp;[.E267]&amp;&quot; , &quot;&amp;&quot;&quot;&amp;[.F267]&amp;&quot; , &quot;&amp;&quot;&quot;&amp;[.G267]&amp;&quot; , &quot;&amp;&quot;&quot;&amp;[.H267]&amp;&quot; , &quot;&amp;&quot;&quot;&amp;[.I267]&amp;&quot; , &quot;&amp;&quot;&quot;&amp;[.J267]&amp;&quot; , &quot;&amp;&quot;&quot;&amp;[.K267]&amp;&quot; , &quot;&amp;&quot;&quot;&amp;[.L267]&amp;&quot; , &quot;&amp;&quot;&quot;&amp;[.M267]&amp;&quot; , &quot;&amp;&quot;&quot;&amp;[.N267]&amp;&quot; , &quot;&amp;&quot;&quot;&amp;[.O26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8]);&quot;&quot;;[.A267]+1)">
            <text:p/>
          </table:table-cell>
          <table:table-cell table:number-columns-repeated="3"/>
          <table:table-cell table:formula="of:=IF(ISBLANK([.C268]);&quot;&quot;;&quot;null&quot;)">
            <text:p/>
          </table:table-cell>
          <table:table-cell table:formula="of:=IF(ISBLANK([.C268]);&quot;&quot;;&quot;null&quot;)">
            <text:p/>
          </table:table-cell>
          <table:table-cell table:formula="of:=IF(ISBLANK([.C268]);&quot;&quot;;&quot;null&quot;)">
            <text:p/>
          </table:table-cell>
          <table:table-cell table:formula="of:=IF(ISBLANK([.C268]);&quot;&quot;;&quot;null&quot;)">
            <text:p/>
          </table:table-cell>
          <table:table-cell table:formula="of:=IF(ISBLANK([.C268]);&quot;&quot;;&quot;null&quot;)">
            <text:p/>
          </table:table-cell>
          <table:table-cell table:formula="of:=IF(ISBLANK([.C268]);&quot;&quot;;&quot;null&quot;)">
            <text:p/>
          </table:table-cell>
          <table:table-cell table:formula="of:=IF(ISBLANK([.D26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8]);&quot;&quot;;&quot;null&quot;)">
            <text:p/>
          </table:table-cell>
          <table:table-cell table:formula="of:=IF(ISBLANK([.C268]);&quot;&quot;;&quot;null&quot;)">
            <text:p/>
          </table:table-cell>
          <table:table-cell table:formula="of:=IF(ISBLANK([.D268]);&quot;&quot;;&quot;'ACTIVE_RS'&quot;)">
            <text:p/>
          </table:table-cell>
          <table:table-cell table:formula="of:=IF(ISBLANK([.D26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8]&amp;&quot;' , &quot;&amp;&quot;'&quot;&amp;[.B268]&amp;&quot;' , &quot;&amp;&quot;'&quot;&amp;[.C268]&amp;&quot;' , &quot;&amp;&quot;'&quot;&amp;[.D268]&amp;&quot;' , &quot;&amp;&quot;&quot;&amp;[.E268]&amp;&quot; , &quot;&amp;&quot;&quot;&amp;[.F268]&amp;&quot; , &quot;&amp;&quot;&quot;&amp;[.G268]&amp;&quot; , &quot;&amp;&quot;&quot;&amp;[.H268]&amp;&quot; , &quot;&amp;&quot;&quot;&amp;[.I268]&amp;&quot; , &quot;&amp;&quot;&quot;&amp;[.J268]&amp;&quot; , &quot;&amp;&quot;&quot;&amp;[.K268]&amp;&quot; , &quot;&amp;&quot;&quot;&amp;[.L268]&amp;&quot; , &quot;&amp;&quot;&quot;&amp;[.M268]&amp;&quot; , &quot;&amp;&quot;&quot;&amp;[.N268]&amp;&quot; , &quot;&amp;&quot;&quot;&amp;[.O268]&amp;&quot; ); &quot;)">
            <text:p/>
          </table:table-cell>
          <table:table-cell table:formula="of:=IF(ISBLANK([.D268]);&quot;&quot;;&quot;INSERT INTO DIAMOND_CORE_LOOKUPS &quot;&amp;&quot;VALUES &quot;&amp;&quot;( &quot;&amp;&quot;'&quot;&amp;[.A268]&amp;&quot;' , &quot;&amp;&quot;'&quot;&amp;[.B268]&amp;&quot;' , &quot;&amp;&quot;'&quot;&amp;[.C268]&amp;&quot;' , &quot;&amp;&quot;'&quot;&amp;[.D268]&amp;&quot;' , &quot;&amp;&quot;&quot;&amp;[.E268]&amp;&quot; , &quot;&amp;&quot;&quot;&amp;[.F268]&amp;&quot; , &quot;&amp;&quot;&quot;&amp;[.G268]&amp;&quot; , &quot;&amp;&quot;&quot;&amp;[.H268]&amp;&quot; , &quot;&amp;&quot;&quot;&amp;[.I268]&amp;&quot; , &quot;&amp;&quot;&quot;&amp;[.J268]&amp;&quot; , &quot;&amp;&quot;&quot;&amp;[.K268]&amp;&quot; , &quot;&amp;&quot;&quot;&amp;[.L268]&amp;&quot; , &quot;&amp;&quot;&quot;&amp;[.M268]&amp;&quot; , &quot;&amp;&quot;&quot;&amp;[.N268]&amp;&quot; , &quot;&amp;&quot;&quot;&amp;[.O26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69]);&quot;&quot;;[.A268]+1)">
            <text:p/>
          </table:table-cell>
          <table:table-cell table:number-columns-repeated="3"/>
          <table:table-cell table:formula="of:=IF(ISBLANK([.C269]);&quot;&quot;;&quot;null&quot;)">
            <text:p/>
          </table:table-cell>
          <table:table-cell table:formula="of:=IF(ISBLANK([.C269]);&quot;&quot;;&quot;null&quot;)">
            <text:p/>
          </table:table-cell>
          <table:table-cell table:formula="of:=IF(ISBLANK([.C269]);&quot;&quot;;&quot;null&quot;)">
            <text:p/>
          </table:table-cell>
          <table:table-cell table:formula="of:=IF(ISBLANK([.C269]);&quot;&quot;;&quot;null&quot;)">
            <text:p/>
          </table:table-cell>
          <table:table-cell table:formula="of:=IF(ISBLANK([.C269]);&quot;&quot;;&quot;null&quot;)">
            <text:p/>
          </table:table-cell>
          <table:table-cell table:formula="of:=IF(ISBLANK([.C269]);&quot;&quot;;&quot;null&quot;)">
            <text:p/>
          </table:table-cell>
          <table:table-cell table:formula="of:=IF(ISBLANK([.D26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69]);&quot;&quot;;&quot;null&quot;)">
            <text:p/>
          </table:table-cell>
          <table:table-cell table:formula="of:=IF(ISBLANK([.C269]);&quot;&quot;;&quot;null&quot;)">
            <text:p/>
          </table:table-cell>
          <table:table-cell table:formula="of:=IF(ISBLANK([.D269]);&quot;&quot;;&quot;'ACTIVE_RS'&quot;)">
            <text:p/>
          </table:table-cell>
          <table:table-cell table:formula="of:=IF(ISBLANK([.D26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69]&amp;&quot;' , &quot;&amp;&quot;'&quot;&amp;[.B269]&amp;&quot;' , &quot;&amp;&quot;'&quot;&amp;[.C269]&amp;&quot;' , &quot;&amp;&quot;'&quot;&amp;[.D269]&amp;&quot;' , &quot;&amp;&quot;&quot;&amp;[.E269]&amp;&quot; , &quot;&amp;&quot;&quot;&amp;[.F269]&amp;&quot; , &quot;&amp;&quot;&quot;&amp;[.G269]&amp;&quot; , &quot;&amp;&quot;&quot;&amp;[.H269]&amp;&quot; , &quot;&amp;&quot;&quot;&amp;[.I269]&amp;&quot; , &quot;&amp;&quot;&quot;&amp;[.J269]&amp;&quot; , &quot;&amp;&quot;&quot;&amp;[.K269]&amp;&quot; , &quot;&amp;&quot;&quot;&amp;[.L269]&amp;&quot; , &quot;&amp;&quot;&quot;&amp;[.M269]&amp;&quot; , &quot;&amp;&quot;&quot;&amp;[.N269]&amp;&quot; , &quot;&amp;&quot;&quot;&amp;[.O269]&amp;&quot; ); &quot;)">
            <text:p/>
          </table:table-cell>
          <table:table-cell table:formula="of:=IF(ISBLANK([.D269]);&quot;&quot;;&quot;INSERT INTO DIAMOND_CORE_LOOKUPS &quot;&amp;&quot;VALUES &quot;&amp;&quot;( &quot;&amp;&quot;'&quot;&amp;[.A269]&amp;&quot;' , &quot;&amp;&quot;'&quot;&amp;[.B269]&amp;&quot;' , &quot;&amp;&quot;'&quot;&amp;[.C269]&amp;&quot;' , &quot;&amp;&quot;'&quot;&amp;[.D269]&amp;&quot;' , &quot;&amp;&quot;&quot;&amp;[.E269]&amp;&quot; , &quot;&amp;&quot;&quot;&amp;[.F269]&amp;&quot; , &quot;&amp;&quot;&quot;&amp;[.G269]&amp;&quot; , &quot;&amp;&quot;&quot;&amp;[.H269]&amp;&quot; , &quot;&amp;&quot;&quot;&amp;[.I269]&amp;&quot; , &quot;&amp;&quot;&quot;&amp;[.J269]&amp;&quot; , &quot;&amp;&quot;&quot;&amp;[.K269]&amp;&quot; , &quot;&amp;&quot;&quot;&amp;[.L269]&amp;&quot; , &quot;&amp;&quot;&quot;&amp;[.M269]&amp;&quot; , &quot;&amp;&quot;&quot;&amp;[.N269]&amp;&quot; , &quot;&amp;&quot;&quot;&amp;[.O26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0]);&quot;&quot;;[.A269]+1)">
            <text:p/>
          </table:table-cell>
          <table:table-cell table:number-columns-repeated="3"/>
          <table:table-cell table:formula="of:=IF(ISBLANK([.C270]);&quot;&quot;;&quot;null&quot;)">
            <text:p/>
          </table:table-cell>
          <table:table-cell table:formula="of:=IF(ISBLANK([.C270]);&quot;&quot;;&quot;null&quot;)">
            <text:p/>
          </table:table-cell>
          <table:table-cell table:formula="of:=IF(ISBLANK([.C270]);&quot;&quot;;&quot;null&quot;)">
            <text:p/>
          </table:table-cell>
          <table:table-cell table:formula="of:=IF(ISBLANK([.C270]);&quot;&quot;;&quot;null&quot;)">
            <text:p/>
          </table:table-cell>
          <table:table-cell table:formula="of:=IF(ISBLANK([.C270]);&quot;&quot;;&quot;null&quot;)">
            <text:p/>
          </table:table-cell>
          <table:table-cell table:formula="of:=IF(ISBLANK([.C270]);&quot;&quot;;&quot;null&quot;)">
            <text:p/>
          </table:table-cell>
          <table:table-cell table:formula="of:=IF(ISBLANK([.D27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0]);&quot;&quot;;&quot;null&quot;)">
            <text:p/>
          </table:table-cell>
          <table:table-cell table:formula="of:=IF(ISBLANK([.C270]);&quot;&quot;;&quot;null&quot;)">
            <text:p/>
          </table:table-cell>
          <table:table-cell table:formula="of:=IF(ISBLANK([.D270]);&quot;&quot;;&quot;'ACTIVE_RS'&quot;)">
            <text:p/>
          </table:table-cell>
          <table:table-cell table:formula="of:=IF(ISBLANK([.D27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0]&amp;&quot;' , &quot;&amp;&quot;'&quot;&amp;[.B270]&amp;&quot;' , &quot;&amp;&quot;'&quot;&amp;[.C270]&amp;&quot;' , &quot;&amp;&quot;'&quot;&amp;[.D270]&amp;&quot;' , &quot;&amp;&quot;&quot;&amp;[.E270]&amp;&quot; , &quot;&amp;&quot;&quot;&amp;[.F270]&amp;&quot; , &quot;&amp;&quot;&quot;&amp;[.G270]&amp;&quot; , &quot;&amp;&quot;&quot;&amp;[.H270]&amp;&quot; , &quot;&amp;&quot;&quot;&amp;[.I270]&amp;&quot; , &quot;&amp;&quot;&quot;&amp;[.J270]&amp;&quot; , &quot;&amp;&quot;&quot;&amp;[.K270]&amp;&quot; , &quot;&amp;&quot;&quot;&amp;[.L270]&amp;&quot; , &quot;&amp;&quot;&quot;&amp;[.M270]&amp;&quot; , &quot;&amp;&quot;&quot;&amp;[.N270]&amp;&quot; , &quot;&amp;&quot;&quot;&amp;[.O270]&amp;&quot; ); &quot;)">
            <text:p/>
          </table:table-cell>
          <table:table-cell table:formula="of:=IF(ISBLANK([.D270]);&quot;&quot;;&quot;INSERT INTO DIAMOND_CORE_LOOKUPS &quot;&amp;&quot;VALUES &quot;&amp;&quot;( &quot;&amp;&quot;'&quot;&amp;[.A270]&amp;&quot;' , &quot;&amp;&quot;'&quot;&amp;[.B270]&amp;&quot;' , &quot;&amp;&quot;'&quot;&amp;[.C270]&amp;&quot;' , &quot;&amp;&quot;'&quot;&amp;[.D270]&amp;&quot;' , &quot;&amp;&quot;&quot;&amp;[.E270]&amp;&quot; , &quot;&amp;&quot;&quot;&amp;[.F270]&amp;&quot; , &quot;&amp;&quot;&quot;&amp;[.G270]&amp;&quot; , &quot;&amp;&quot;&quot;&amp;[.H270]&amp;&quot; , &quot;&amp;&quot;&quot;&amp;[.I270]&amp;&quot; , &quot;&amp;&quot;&quot;&amp;[.J270]&amp;&quot; , &quot;&amp;&quot;&quot;&amp;[.K270]&amp;&quot; , &quot;&amp;&quot;&quot;&amp;[.L270]&amp;&quot; , &quot;&amp;&quot;&quot;&amp;[.M270]&amp;&quot; , &quot;&amp;&quot;&quot;&amp;[.N270]&amp;&quot; , &quot;&amp;&quot;&quot;&amp;[.O27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1]);&quot;&quot;;[.A270]+1)">
            <text:p/>
          </table:table-cell>
          <table:table-cell table:number-columns-repeated="3"/>
          <table:table-cell table:formula="of:=IF(ISBLANK([.C271]);&quot;&quot;;&quot;null&quot;)">
            <text:p/>
          </table:table-cell>
          <table:table-cell table:formula="of:=IF(ISBLANK([.C271]);&quot;&quot;;&quot;null&quot;)">
            <text:p/>
          </table:table-cell>
          <table:table-cell table:formula="of:=IF(ISBLANK([.C271]);&quot;&quot;;&quot;null&quot;)">
            <text:p/>
          </table:table-cell>
          <table:table-cell table:formula="of:=IF(ISBLANK([.C271]);&quot;&quot;;&quot;null&quot;)">
            <text:p/>
          </table:table-cell>
          <table:table-cell table:formula="of:=IF(ISBLANK([.C271]);&quot;&quot;;&quot;null&quot;)">
            <text:p/>
          </table:table-cell>
          <table:table-cell table:formula="of:=IF(ISBLANK([.C271]);&quot;&quot;;&quot;null&quot;)">
            <text:p/>
          </table:table-cell>
          <table:table-cell table:formula="of:=IF(ISBLANK([.D27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1]);&quot;&quot;;&quot;null&quot;)">
            <text:p/>
          </table:table-cell>
          <table:table-cell table:formula="of:=IF(ISBLANK([.C271]);&quot;&quot;;&quot;null&quot;)">
            <text:p/>
          </table:table-cell>
          <table:table-cell table:formula="of:=IF(ISBLANK([.D271]);&quot;&quot;;&quot;'ACTIVE_RS'&quot;)">
            <text:p/>
          </table:table-cell>
          <table:table-cell table:formula="of:=IF(ISBLANK([.D27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1]&amp;&quot;' , &quot;&amp;&quot;'&quot;&amp;[.B271]&amp;&quot;' , &quot;&amp;&quot;'&quot;&amp;[.C271]&amp;&quot;' , &quot;&amp;&quot;'&quot;&amp;[.D271]&amp;&quot;' , &quot;&amp;&quot;&quot;&amp;[.E271]&amp;&quot; , &quot;&amp;&quot;&quot;&amp;[.F271]&amp;&quot; , &quot;&amp;&quot;&quot;&amp;[.G271]&amp;&quot; , &quot;&amp;&quot;&quot;&amp;[.H271]&amp;&quot; , &quot;&amp;&quot;&quot;&amp;[.I271]&amp;&quot; , &quot;&amp;&quot;&quot;&amp;[.J271]&amp;&quot; , &quot;&amp;&quot;&quot;&amp;[.K271]&amp;&quot; , &quot;&amp;&quot;&quot;&amp;[.L271]&amp;&quot; , &quot;&amp;&quot;&quot;&amp;[.M271]&amp;&quot; , &quot;&amp;&quot;&quot;&amp;[.N271]&amp;&quot; , &quot;&amp;&quot;&quot;&amp;[.O271]&amp;&quot; ); &quot;)">
            <text:p/>
          </table:table-cell>
          <table:table-cell table:formula="of:=IF(ISBLANK([.D271]);&quot;&quot;;&quot;INSERT INTO DIAMOND_CORE_LOOKUPS &quot;&amp;&quot;VALUES &quot;&amp;&quot;( &quot;&amp;&quot;'&quot;&amp;[.A271]&amp;&quot;' , &quot;&amp;&quot;'&quot;&amp;[.B271]&amp;&quot;' , &quot;&amp;&quot;'&quot;&amp;[.C271]&amp;&quot;' , &quot;&amp;&quot;'&quot;&amp;[.D271]&amp;&quot;' , &quot;&amp;&quot;&quot;&amp;[.E271]&amp;&quot; , &quot;&amp;&quot;&quot;&amp;[.F271]&amp;&quot; , &quot;&amp;&quot;&quot;&amp;[.G271]&amp;&quot; , &quot;&amp;&quot;&quot;&amp;[.H271]&amp;&quot; , &quot;&amp;&quot;&quot;&amp;[.I271]&amp;&quot; , &quot;&amp;&quot;&quot;&amp;[.J271]&amp;&quot; , &quot;&amp;&quot;&quot;&amp;[.K271]&amp;&quot; , &quot;&amp;&quot;&quot;&amp;[.L271]&amp;&quot; , &quot;&amp;&quot;&quot;&amp;[.M271]&amp;&quot; , &quot;&amp;&quot;&quot;&amp;[.N271]&amp;&quot; , &quot;&amp;&quot;&quot;&amp;[.O27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2]);&quot;&quot;;[.A271]+1)">
            <text:p/>
          </table:table-cell>
          <table:table-cell table:number-columns-repeated="3"/>
          <table:table-cell table:formula="of:=IF(ISBLANK([.C272]);&quot;&quot;;&quot;null&quot;)">
            <text:p/>
          </table:table-cell>
          <table:table-cell table:formula="of:=IF(ISBLANK([.C272]);&quot;&quot;;&quot;null&quot;)">
            <text:p/>
          </table:table-cell>
          <table:table-cell table:formula="of:=IF(ISBLANK([.C272]);&quot;&quot;;&quot;null&quot;)">
            <text:p/>
          </table:table-cell>
          <table:table-cell table:formula="of:=IF(ISBLANK([.C272]);&quot;&quot;;&quot;null&quot;)">
            <text:p/>
          </table:table-cell>
          <table:table-cell table:formula="of:=IF(ISBLANK([.C272]);&quot;&quot;;&quot;null&quot;)">
            <text:p/>
          </table:table-cell>
          <table:table-cell table:formula="of:=IF(ISBLANK([.C272]);&quot;&quot;;&quot;null&quot;)">
            <text:p/>
          </table:table-cell>
          <table:table-cell table:formula="of:=IF(ISBLANK([.D27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2]);&quot;&quot;;&quot;null&quot;)">
            <text:p/>
          </table:table-cell>
          <table:table-cell table:formula="of:=IF(ISBLANK([.C272]);&quot;&quot;;&quot;null&quot;)">
            <text:p/>
          </table:table-cell>
          <table:table-cell table:formula="of:=IF(ISBLANK([.D272]);&quot;&quot;;&quot;'ACTIVE_RS'&quot;)">
            <text:p/>
          </table:table-cell>
          <table:table-cell table:formula="of:=IF(ISBLANK([.D27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2]&amp;&quot;' , &quot;&amp;&quot;'&quot;&amp;[.B272]&amp;&quot;' , &quot;&amp;&quot;'&quot;&amp;[.C272]&amp;&quot;' , &quot;&amp;&quot;'&quot;&amp;[.D272]&amp;&quot;' , &quot;&amp;&quot;&quot;&amp;[.E272]&amp;&quot; , &quot;&amp;&quot;&quot;&amp;[.F272]&amp;&quot; , &quot;&amp;&quot;&quot;&amp;[.G272]&amp;&quot; , &quot;&amp;&quot;&quot;&amp;[.H272]&amp;&quot; , &quot;&amp;&quot;&quot;&amp;[.I272]&amp;&quot; , &quot;&amp;&quot;&quot;&amp;[.J272]&amp;&quot; , &quot;&amp;&quot;&quot;&amp;[.K272]&amp;&quot; , &quot;&amp;&quot;&quot;&amp;[.L272]&amp;&quot; , &quot;&amp;&quot;&quot;&amp;[.M272]&amp;&quot; , &quot;&amp;&quot;&quot;&amp;[.N272]&amp;&quot; , &quot;&amp;&quot;&quot;&amp;[.O272]&amp;&quot; ); &quot;)">
            <text:p/>
          </table:table-cell>
          <table:table-cell table:formula="of:=IF(ISBLANK([.D272]);&quot;&quot;;&quot;INSERT INTO DIAMOND_CORE_LOOKUPS &quot;&amp;&quot;VALUES &quot;&amp;&quot;( &quot;&amp;&quot;'&quot;&amp;[.A272]&amp;&quot;' , &quot;&amp;&quot;'&quot;&amp;[.B272]&amp;&quot;' , &quot;&amp;&quot;'&quot;&amp;[.C272]&amp;&quot;' , &quot;&amp;&quot;'&quot;&amp;[.D272]&amp;&quot;' , &quot;&amp;&quot;&quot;&amp;[.E272]&amp;&quot; , &quot;&amp;&quot;&quot;&amp;[.F272]&amp;&quot; , &quot;&amp;&quot;&quot;&amp;[.G272]&amp;&quot; , &quot;&amp;&quot;&quot;&amp;[.H272]&amp;&quot; , &quot;&amp;&quot;&quot;&amp;[.I272]&amp;&quot; , &quot;&amp;&quot;&quot;&amp;[.J272]&amp;&quot; , &quot;&amp;&quot;&quot;&amp;[.K272]&amp;&quot; , &quot;&amp;&quot;&quot;&amp;[.L272]&amp;&quot; , &quot;&amp;&quot;&quot;&amp;[.M272]&amp;&quot; , &quot;&amp;&quot;&quot;&amp;[.N272]&amp;&quot; , &quot;&amp;&quot;&quot;&amp;[.O27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3]);&quot;&quot;;[.A272]+1)">
            <text:p/>
          </table:table-cell>
          <table:table-cell table:number-columns-repeated="3"/>
          <table:table-cell table:formula="of:=IF(ISBLANK([.C273]);&quot;&quot;;&quot;null&quot;)">
            <text:p/>
          </table:table-cell>
          <table:table-cell table:formula="of:=IF(ISBLANK([.C273]);&quot;&quot;;&quot;null&quot;)">
            <text:p/>
          </table:table-cell>
          <table:table-cell table:formula="of:=IF(ISBLANK([.C273]);&quot;&quot;;&quot;null&quot;)">
            <text:p/>
          </table:table-cell>
          <table:table-cell table:formula="of:=IF(ISBLANK([.C273]);&quot;&quot;;&quot;null&quot;)">
            <text:p/>
          </table:table-cell>
          <table:table-cell table:formula="of:=IF(ISBLANK([.C273]);&quot;&quot;;&quot;null&quot;)">
            <text:p/>
          </table:table-cell>
          <table:table-cell table:formula="of:=IF(ISBLANK([.C273]);&quot;&quot;;&quot;null&quot;)">
            <text:p/>
          </table:table-cell>
          <table:table-cell table:formula="of:=IF(ISBLANK([.D27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3]);&quot;&quot;;&quot;null&quot;)">
            <text:p/>
          </table:table-cell>
          <table:table-cell table:formula="of:=IF(ISBLANK([.C273]);&quot;&quot;;&quot;null&quot;)">
            <text:p/>
          </table:table-cell>
          <table:table-cell table:formula="of:=IF(ISBLANK([.D273]);&quot;&quot;;&quot;'ACTIVE_RS'&quot;)">
            <text:p/>
          </table:table-cell>
          <table:table-cell table:formula="of:=IF(ISBLANK([.D27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3]&amp;&quot;' , &quot;&amp;&quot;'&quot;&amp;[.B273]&amp;&quot;' , &quot;&amp;&quot;'&quot;&amp;[.C273]&amp;&quot;' , &quot;&amp;&quot;'&quot;&amp;[.D273]&amp;&quot;' , &quot;&amp;&quot;&quot;&amp;[.E273]&amp;&quot; , &quot;&amp;&quot;&quot;&amp;[.F273]&amp;&quot; , &quot;&amp;&quot;&quot;&amp;[.G273]&amp;&quot; , &quot;&amp;&quot;&quot;&amp;[.H273]&amp;&quot; , &quot;&amp;&quot;&quot;&amp;[.I273]&amp;&quot; , &quot;&amp;&quot;&quot;&amp;[.J273]&amp;&quot; , &quot;&amp;&quot;&quot;&amp;[.K273]&amp;&quot; , &quot;&amp;&quot;&quot;&amp;[.L273]&amp;&quot; , &quot;&amp;&quot;&quot;&amp;[.M273]&amp;&quot; , &quot;&amp;&quot;&quot;&amp;[.N273]&amp;&quot; , &quot;&amp;&quot;&quot;&amp;[.O273]&amp;&quot; ); &quot;)">
            <text:p/>
          </table:table-cell>
          <table:table-cell table:formula="of:=IF(ISBLANK([.D273]);&quot;&quot;;&quot;INSERT INTO DIAMOND_CORE_LOOKUPS &quot;&amp;&quot;VALUES &quot;&amp;&quot;( &quot;&amp;&quot;'&quot;&amp;[.A273]&amp;&quot;' , &quot;&amp;&quot;'&quot;&amp;[.B273]&amp;&quot;' , &quot;&amp;&quot;'&quot;&amp;[.C273]&amp;&quot;' , &quot;&amp;&quot;'&quot;&amp;[.D273]&amp;&quot;' , &quot;&amp;&quot;&quot;&amp;[.E273]&amp;&quot; , &quot;&amp;&quot;&quot;&amp;[.F273]&amp;&quot; , &quot;&amp;&quot;&quot;&amp;[.G273]&amp;&quot; , &quot;&amp;&quot;&quot;&amp;[.H273]&amp;&quot; , &quot;&amp;&quot;&quot;&amp;[.I273]&amp;&quot; , &quot;&amp;&quot;&quot;&amp;[.J273]&amp;&quot; , &quot;&amp;&quot;&quot;&amp;[.K273]&amp;&quot; , &quot;&amp;&quot;&quot;&amp;[.L273]&amp;&quot; , &quot;&amp;&quot;&quot;&amp;[.M273]&amp;&quot; , &quot;&amp;&quot;&quot;&amp;[.N273]&amp;&quot; , &quot;&amp;&quot;&quot;&amp;[.O27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4]);&quot;&quot;;[.A273]+1)">
            <text:p/>
          </table:table-cell>
          <table:table-cell table:number-columns-repeated="3"/>
          <table:table-cell table:formula="of:=IF(ISBLANK([.C274]);&quot;&quot;;&quot;null&quot;)">
            <text:p/>
          </table:table-cell>
          <table:table-cell table:formula="of:=IF(ISBLANK([.C274]);&quot;&quot;;&quot;null&quot;)">
            <text:p/>
          </table:table-cell>
          <table:table-cell table:formula="of:=IF(ISBLANK([.C274]);&quot;&quot;;&quot;null&quot;)">
            <text:p/>
          </table:table-cell>
          <table:table-cell table:formula="of:=IF(ISBLANK([.C274]);&quot;&quot;;&quot;null&quot;)">
            <text:p/>
          </table:table-cell>
          <table:table-cell table:formula="of:=IF(ISBLANK([.C274]);&quot;&quot;;&quot;null&quot;)">
            <text:p/>
          </table:table-cell>
          <table:table-cell table:formula="of:=IF(ISBLANK([.C274]);&quot;&quot;;&quot;null&quot;)">
            <text:p/>
          </table:table-cell>
          <table:table-cell table:formula="of:=IF(ISBLANK([.D27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4]);&quot;&quot;;&quot;null&quot;)">
            <text:p/>
          </table:table-cell>
          <table:table-cell table:formula="of:=IF(ISBLANK([.C274]);&quot;&quot;;&quot;null&quot;)">
            <text:p/>
          </table:table-cell>
          <table:table-cell table:formula="of:=IF(ISBLANK([.D274]);&quot;&quot;;&quot;'ACTIVE_RS'&quot;)">
            <text:p/>
          </table:table-cell>
          <table:table-cell table:formula="of:=IF(ISBLANK([.D27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4]&amp;&quot;' , &quot;&amp;&quot;'&quot;&amp;[.B274]&amp;&quot;' , &quot;&amp;&quot;'&quot;&amp;[.C274]&amp;&quot;' , &quot;&amp;&quot;'&quot;&amp;[.D274]&amp;&quot;' , &quot;&amp;&quot;&quot;&amp;[.E274]&amp;&quot; , &quot;&amp;&quot;&quot;&amp;[.F274]&amp;&quot; , &quot;&amp;&quot;&quot;&amp;[.G274]&amp;&quot; , &quot;&amp;&quot;&quot;&amp;[.H274]&amp;&quot; , &quot;&amp;&quot;&quot;&amp;[.I274]&amp;&quot; , &quot;&amp;&quot;&quot;&amp;[.J274]&amp;&quot; , &quot;&amp;&quot;&quot;&amp;[.K274]&amp;&quot; , &quot;&amp;&quot;&quot;&amp;[.L274]&amp;&quot; , &quot;&amp;&quot;&quot;&amp;[.M274]&amp;&quot; , &quot;&amp;&quot;&quot;&amp;[.N274]&amp;&quot; , &quot;&amp;&quot;&quot;&amp;[.O274]&amp;&quot; ); &quot;)">
            <text:p/>
          </table:table-cell>
          <table:table-cell table:formula="of:=IF(ISBLANK([.D274]);&quot;&quot;;&quot;INSERT INTO DIAMOND_CORE_LOOKUPS &quot;&amp;&quot;VALUES &quot;&amp;&quot;( &quot;&amp;&quot;'&quot;&amp;[.A274]&amp;&quot;' , &quot;&amp;&quot;'&quot;&amp;[.B274]&amp;&quot;' , &quot;&amp;&quot;'&quot;&amp;[.C274]&amp;&quot;' , &quot;&amp;&quot;'&quot;&amp;[.D274]&amp;&quot;' , &quot;&amp;&quot;&quot;&amp;[.E274]&amp;&quot; , &quot;&amp;&quot;&quot;&amp;[.F274]&amp;&quot; , &quot;&amp;&quot;&quot;&amp;[.G274]&amp;&quot; , &quot;&amp;&quot;&quot;&amp;[.H274]&amp;&quot; , &quot;&amp;&quot;&quot;&amp;[.I274]&amp;&quot; , &quot;&amp;&quot;&quot;&amp;[.J274]&amp;&quot; , &quot;&amp;&quot;&quot;&amp;[.K274]&amp;&quot; , &quot;&amp;&quot;&quot;&amp;[.L274]&amp;&quot; , &quot;&amp;&quot;&quot;&amp;[.M274]&amp;&quot; , &quot;&amp;&quot;&quot;&amp;[.N274]&amp;&quot; , &quot;&amp;&quot;&quot;&amp;[.O27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5]);&quot;&quot;;[.A274]+1)">
            <text:p/>
          </table:table-cell>
          <table:table-cell table:number-columns-repeated="3"/>
          <table:table-cell table:formula="of:=IF(ISBLANK([.C275]);&quot;&quot;;&quot;null&quot;)">
            <text:p/>
          </table:table-cell>
          <table:table-cell table:formula="of:=IF(ISBLANK([.C275]);&quot;&quot;;&quot;null&quot;)">
            <text:p/>
          </table:table-cell>
          <table:table-cell table:formula="of:=IF(ISBLANK([.C275]);&quot;&quot;;&quot;null&quot;)">
            <text:p/>
          </table:table-cell>
          <table:table-cell table:formula="of:=IF(ISBLANK([.C275]);&quot;&quot;;&quot;null&quot;)">
            <text:p/>
          </table:table-cell>
          <table:table-cell table:formula="of:=IF(ISBLANK([.C275]);&quot;&quot;;&quot;null&quot;)">
            <text:p/>
          </table:table-cell>
          <table:table-cell table:formula="of:=IF(ISBLANK([.C275]);&quot;&quot;;&quot;null&quot;)">
            <text:p/>
          </table:table-cell>
          <table:table-cell table:formula="of:=IF(ISBLANK([.D27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5]);&quot;&quot;;&quot;null&quot;)">
            <text:p/>
          </table:table-cell>
          <table:table-cell table:formula="of:=IF(ISBLANK([.C275]);&quot;&quot;;&quot;null&quot;)">
            <text:p/>
          </table:table-cell>
          <table:table-cell table:formula="of:=IF(ISBLANK([.D275]);&quot;&quot;;&quot;'ACTIVE_RS'&quot;)">
            <text:p/>
          </table:table-cell>
          <table:table-cell table:formula="of:=IF(ISBLANK([.D27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5]&amp;&quot;' , &quot;&amp;&quot;'&quot;&amp;[.B275]&amp;&quot;' , &quot;&amp;&quot;'&quot;&amp;[.C275]&amp;&quot;' , &quot;&amp;&quot;'&quot;&amp;[.D275]&amp;&quot;' , &quot;&amp;&quot;&quot;&amp;[.E275]&amp;&quot; , &quot;&amp;&quot;&quot;&amp;[.F275]&amp;&quot; , &quot;&amp;&quot;&quot;&amp;[.G275]&amp;&quot; , &quot;&amp;&quot;&quot;&amp;[.H275]&amp;&quot; , &quot;&amp;&quot;&quot;&amp;[.I275]&amp;&quot; , &quot;&amp;&quot;&quot;&amp;[.J275]&amp;&quot; , &quot;&amp;&quot;&quot;&amp;[.K275]&amp;&quot; , &quot;&amp;&quot;&quot;&amp;[.L275]&amp;&quot; , &quot;&amp;&quot;&quot;&amp;[.M275]&amp;&quot; , &quot;&amp;&quot;&quot;&amp;[.N275]&amp;&quot; , &quot;&amp;&quot;&quot;&amp;[.O275]&amp;&quot; ); &quot;)">
            <text:p/>
          </table:table-cell>
          <table:table-cell table:formula="of:=IF(ISBLANK([.D275]);&quot;&quot;;&quot;INSERT INTO DIAMOND_CORE_LOOKUPS &quot;&amp;&quot;VALUES &quot;&amp;&quot;( &quot;&amp;&quot;'&quot;&amp;[.A275]&amp;&quot;' , &quot;&amp;&quot;'&quot;&amp;[.B275]&amp;&quot;' , &quot;&amp;&quot;'&quot;&amp;[.C275]&amp;&quot;' , &quot;&amp;&quot;'&quot;&amp;[.D275]&amp;&quot;' , &quot;&amp;&quot;&quot;&amp;[.E275]&amp;&quot; , &quot;&amp;&quot;&quot;&amp;[.F275]&amp;&quot; , &quot;&amp;&quot;&quot;&amp;[.G275]&amp;&quot; , &quot;&amp;&quot;&quot;&amp;[.H275]&amp;&quot; , &quot;&amp;&quot;&quot;&amp;[.I275]&amp;&quot; , &quot;&amp;&quot;&quot;&amp;[.J275]&amp;&quot; , &quot;&amp;&quot;&quot;&amp;[.K275]&amp;&quot; , &quot;&amp;&quot;&quot;&amp;[.L275]&amp;&quot; , &quot;&amp;&quot;&quot;&amp;[.M275]&amp;&quot; , &quot;&amp;&quot;&quot;&amp;[.N275]&amp;&quot; , &quot;&amp;&quot;&quot;&amp;[.O27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6]);&quot;&quot;;[.A275]+1)">
            <text:p/>
          </table:table-cell>
          <table:table-cell table:number-columns-repeated="3"/>
          <table:table-cell table:formula="of:=IF(ISBLANK([.C276]);&quot;&quot;;&quot;null&quot;)">
            <text:p/>
          </table:table-cell>
          <table:table-cell table:formula="of:=IF(ISBLANK([.C276]);&quot;&quot;;&quot;null&quot;)">
            <text:p/>
          </table:table-cell>
          <table:table-cell table:formula="of:=IF(ISBLANK([.C276]);&quot;&quot;;&quot;null&quot;)">
            <text:p/>
          </table:table-cell>
          <table:table-cell table:formula="of:=IF(ISBLANK([.C276]);&quot;&quot;;&quot;null&quot;)">
            <text:p/>
          </table:table-cell>
          <table:table-cell table:formula="of:=IF(ISBLANK([.C276]);&quot;&quot;;&quot;null&quot;)">
            <text:p/>
          </table:table-cell>
          <table:table-cell table:formula="of:=IF(ISBLANK([.C276]);&quot;&quot;;&quot;null&quot;)">
            <text:p/>
          </table:table-cell>
          <table:table-cell table:formula="of:=IF(ISBLANK([.D27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6]);&quot;&quot;;&quot;null&quot;)">
            <text:p/>
          </table:table-cell>
          <table:table-cell table:formula="of:=IF(ISBLANK([.C276]);&quot;&quot;;&quot;null&quot;)">
            <text:p/>
          </table:table-cell>
          <table:table-cell table:formula="of:=IF(ISBLANK([.D276]);&quot;&quot;;&quot;'ACTIVE_RS'&quot;)">
            <text:p/>
          </table:table-cell>
          <table:table-cell table:formula="of:=IF(ISBLANK([.D27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6]&amp;&quot;' , &quot;&amp;&quot;'&quot;&amp;[.B276]&amp;&quot;' , &quot;&amp;&quot;'&quot;&amp;[.C276]&amp;&quot;' , &quot;&amp;&quot;'&quot;&amp;[.D276]&amp;&quot;' , &quot;&amp;&quot;&quot;&amp;[.E276]&amp;&quot; , &quot;&amp;&quot;&quot;&amp;[.F276]&amp;&quot; , &quot;&amp;&quot;&quot;&amp;[.G276]&amp;&quot; , &quot;&amp;&quot;&quot;&amp;[.H276]&amp;&quot; , &quot;&amp;&quot;&quot;&amp;[.I276]&amp;&quot; , &quot;&amp;&quot;&quot;&amp;[.J276]&amp;&quot; , &quot;&amp;&quot;&quot;&amp;[.K276]&amp;&quot; , &quot;&amp;&quot;&quot;&amp;[.L276]&amp;&quot; , &quot;&amp;&quot;&quot;&amp;[.M276]&amp;&quot; , &quot;&amp;&quot;&quot;&amp;[.N276]&amp;&quot; , &quot;&amp;&quot;&quot;&amp;[.O276]&amp;&quot; ); &quot;)">
            <text:p/>
          </table:table-cell>
          <table:table-cell table:formula="of:=IF(ISBLANK([.D276]);&quot;&quot;;&quot;INSERT INTO DIAMOND_CORE_LOOKUPS &quot;&amp;&quot;VALUES &quot;&amp;&quot;( &quot;&amp;&quot;'&quot;&amp;[.A276]&amp;&quot;' , &quot;&amp;&quot;'&quot;&amp;[.B276]&amp;&quot;' , &quot;&amp;&quot;'&quot;&amp;[.C276]&amp;&quot;' , &quot;&amp;&quot;'&quot;&amp;[.D276]&amp;&quot;' , &quot;&amp;&quot;&quot;&amp;[.E276]&amp;&quot; , &quot;&amp;&quot;&quot;&amp;[.F276]&amp;&quot; , &quot;&amp;&quot;&quot;&amp;[.G276]&amp;&quot; , &quot;&amp;&quot;&quot;&amp;[.H276]&amp;&quot; , &quot;&amp;&quot;&quot;&amp;[.I276]&amp;&quot; , &quot;&amp;&quot;&quot;&amp;[.J276]&amp;&quot; , &quot;&amp;&quot;&quot;&amp;[.K276]&amp;&quot; , &quot;&amp;&quot;&quot;&amp;[.L276]&amp;&quot; , &quot;&amp;&quot;&quot;&amp;[.M276]&amp;&quot; , &quot;&amp;&quot;&quot;&amp;[.N276]&amp;&quot; , &quot;&amp;&quot;&quot;&amp;[.O27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7]);&quot;&quot;;[.A276]+1)">
            <text:p/>
          </table:table-cell>
          <table:table-cell table:number-columns-repeated="3"/>
          <table:table-cell table:formula="of:=IF(ISBLANK([.C277]);&quot;&quot;;&quot;null&quot;)">
            <text:p/>
          </table:table-cell>
          <table:table-cell table:formula="of:=IF(ISBLANK([.C277]);&quot;&quot;;&quot;null&quot;)">
            <text:p/>
          </table:table-cell>
          <table:table-cell table:formula="of:=IF(ISBLANK([.C277]);&quot;&quot;;&quot;null&quot;)">
            <text:p/>
          </table:table-cell>
          <table:table-cell table:formula="of:=IF(ISBLANK([.C277]);&quot;&quot;;&quot;null&quot;)">
            <text:p/>
          </table:table-cell>
          <table:table-cell table:formula="of:=IF(ISBLANK([.C277]);&quot;&quot;;&quot;null&quot;)">
            <text:p/>
          </table:table-cell>
          <table:table-cell table:formula="of:=IF(ISBLANK([.C277]);&quot;&quot;;&quot;null&quot;)">
            <text:p/>
          </table:table-cell>
          <table:table-cell table:formula="of:=IF(ISBLANK([.D27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7]);&quot;&quot;;&quot;null&quot;)">
            <text:p/>
          </table:table-cell>
          <table:table-cell table:formula="of:=IF(ISBLANK([.C277]);&quot;&quot;;&quot;null&quot;)">
            <text:p/>
          </table:table-cell>
          <table:table-cell table:formula="of:=IF(ISBLANK([.D277]);&quot;&quot;;&quot;'ACTIVE_RS'&quot;)">
            <text:p/>
          </table:table-cell>
          <table:table-cell table:formula="of:=IF(ISBLANK([.D27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7]&amp;&quot;' , &quot;&amp;&quot;'&quot;&amp;[.B277]&amp;&quot;' , &quot;&amp;&quot;'&quot;&amp;[.C277]&amp;&quot;' , &quot;&amp;&quot;'&quot;&amp;[.D277]&amp;&quot;' , &quot;&amp;&quot;&quot;&amp;[.E277]&amp;&quot; , &quot;&amp;&quot;&quot;&amp;[.F277]&amp;&quot; , &quot;&amp;&quot;&quot;&amp;[.G277]&amp;&quot; , &quot;&amp;&quot;&quot;&amp;[.H277]&amp;&quot; , &quot;&amp;&quot;&quot;&amp;[.I277]&amp;&quot; , &quot;&amp;&quot;&quot;&amp;[.J277]&amp;&quot; , &quot;&amp;&quot;&quot;&amp;[.K277]&amp;&quot; , &quot;&amp;&quot;&quot;&amp;[.L277]&amp;&quot; , &quot;&amp;&quot;&quot;&amp;[.M277]&amp;&quot; , &quot;&amp;&quot;&quot;&amp;[.N277]&amp;&quot; , &quot;&amp;&quot;&quot;&amp;[.O277]&amp;&quot; ); &quot;)">
            <text:p/>
          </table:table-cell>
          <table:table-cell table:formula="of:=IF(ISBLANK([.D277]);&quot;&quot;;&quot;INSERT INTO DIAMOND_CORE_LOOKUPS &quot;&amp;&quot;VALUES &quot;&amp;&quot;( &quot;&amp;&quot;'&quot;&amp;[.A277]&amp;&quot;' , &quot;&amp;&quot;'&quot;&amp;[.B277]&amp;&quot;' , &quot;&amp;&quot;'&quot;&amp;[.C277]&amp;&quot;' , &quot;&amp;&quot;'&quot;&amp;[.D277]&amp;&quot;' , &quot;&amp;&quot;&quot;&amp;[.E277]&amp;&quot; , &quot;&amp;&quot;&quot;&amp;[.F277]&amp;&quot; , &quot;&amp;&quot;&quot;&amp;[.G277]&amp;&quot; , &quot;&amp;&quot;&quot;&amp;[.H277]&amp;&quot; , &quot;&amp;&quot;&quot;&amp;[.I277]&amp;&quot; , &quot;&amp;&quot;&quot;&amp;[.J277]&amp;&quot; , &quot;&amp;&quot;&quot;&amp;[.K277]&amp;&quot; , &quot;&amp;&quot;&quot;&amp;[.L277]&amp;&quot; , &quot;&amp;&quot;&quot;&amp;[.M277]&amp;&quot; , &quot;&amp;&quot;&quot;&amp;[.N277]&amp;&quot; , &quot;&amp;&quot;&quot;&amp;[.O27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8]);&quot;&quot;;[.A277]+1)">
            <text:p/>
          </table:table-cell>
          <table:table-cell table:number-columns-repeated="3"/>
          <table:table-cell table:formula="of:=IF(ISBLANK([.C278]);&quot;&quot;;&quot;null&quot;)">
            <text:p/>
          </table:table-cell>
          <table:table-cell table:formula="of:=IF(ISBLANK([.C278]);&quot;&quot;;&quot;null&quot;)">
            <text:p/>
          </table:table-cell>
          <table:table-cell table:formula="of:=IF(ISBLANK([.C278]);&quot;&quot;;&quot;null&quot;)">
            <text:p/>
          </table:table-cell>
          <table:table-cell table:formula="of:=IF(ISBLANK([.C278]);&quot;&quot;;&quot;null&quot;)">
            <text:p/>
          </table:table-cell>
          <table:table-cell table:formula="of:=IF(ISBLANK([.C278]);&quot;&quot;;&quot;null&quot;)">
            <text:p/>
          </table:table-cell>
          <table:table-cell table:formula="of:=IF(ISBLANK([.C278]);&quot;&quot;;&quot;null&quot;)">
            <text:p/>
          </table:table-cell>
          <table:table-cell table:formula="of:=IF(ISBLANK([.D27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8]);&quot;&quot;;&quot;null&quot;)">
            <text:p/>
          </table:table-cell>
          <table:table-cell table:formula="of:=IF(ISBLANK([.C278]);&quot;&quot;;&quot;null&quot;)">
            <text:p/>
          </table:table-cell>
          <table:table-cell table:formula="of:=IF(ISBLANK([.D278]);&quot;&quot;;&quot;'ACTIVE_RS'&quot;)">
            <text:p/>
          </table:table-cell>
          <table:table-cell table:formula="of:=IF(ISBLANK([.D27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8]&amp;&quot;' , &quot;&amp;&quot;'&quot;&amp;[.B278]&amp;&quot;' , &quot;&amp;&quot;'&quot;&amp;[.C278]&amp;&quot;' , &quot;&amp;&quot;'&quot;&amp;[.D278]&amp;&quot;' , &quot;&amp;&quot;&quot;&amp;[.E278]&amp;&quot; , &quot;&amp;&quot;&quot;&amp;[.F278]&amp;&quot; , &quot;&amp;&quot;&quot;&amp;[.G278]&amp;&quot; , &quot;&amp;&quot;&quot;&amp;[.H278]&amp;&quot; , &quot;&amp;&quot;&quot;&amp;[.I278]&amp;&quot; , &quot;&amp;&quot;&quot;&amp;[.J278]&amp;&quot; , &quot;&amp;&quot;&quot;&amp;[.K278]&amp;&quot; , &quot;&amp;&quot;&quot;&amp;[.L278]&amp;&quot; , &quot;&amp;&quot;&quot;&amp;[.M278]&amp;&quot; , &quot;&amp;&quot;&quot;&amp;[.N278]&amp;&quot; , &quot;&amp;&quot;&quot;&amp;[.O278]&amp;&quot; ); &quot;)">
            <text:p/>
          </table:table-cell>
          <table:table-cell table:formula="of:=IF(ISBLANK([.D278]);&quot;&quot;;&quot;INSERT INTO DIAMOND_CORE_LOOKUPS &quot;&amp;&quot;VALUES &quot;&amp;&quot;( &quot;&amp;&quot;'&quot;&amp;[.A278]&amp;&quot;' , &quot;&amp;&quot;'&quot;&amp;[.B278]&amp;&quot;' , &quot;&amp;&quot;'&quot;&amp;[.C278]&amp;&quot;' , &quot;&amp;&quot;'&quot;&amp;[.D278]&amp;&quot;' , &quot;&amp;&quot;&quot;&amp;[.E278]&amp;&quot; , &quot;&amp;&quot;&quot;&amp;[.F278]&amp;&quot; , &quot;&amp;&quot;&quot;&amp;[.G278]&amp;&quot; , &quot;&amp;&quot;&quot;&amp;[.H278]&amp;&quot; , &quot;&amp;&quot;&quot;&amp;[.I278]&amp;&quot; , &quot;&amp;&quot;&quot;&amp;[.J278]&amp;&quot; , &quot;&amp;&quot;&quot;&amp;[.K278]&amp;&quot; , &quot;&amp;&quot;&quot;&amp;[.L278]&amp;&quot; , &quot;&amp;&quot;&quot;&amp;[.M278]&amp;&quot; , &quot;&amp;&quot;&quot;&amp;[.N278]&amp;&quot; , &quot;&amp;&quot;&quot;&amp;[.O27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79]);&quot;&quot;;[.A278]+1)">
            <text:p/>
          </table:table-cell>
          <table:table-cell table:number-columns-repeated="3"/>
          <table:table-cell table:formula="of:=IF(ISBLANK([.C279]);&quot;&quot;;&quot;null&quot;)">
            <text:p/>
          </table:table-cell>
          <table:table-cell table:formula="of:=IF(ISBLANK([.C279]);&quot;&quot;;&quot;null&quot;)">
            <text:p/>
          </table:table-cell>
          <table:table-cell table:formula="of:=IF(ISBLANK([.C279]);&quot;&quot;;&quot;null&quot;)">
            <text:p/>
          </table:table-cell>
          <table:table-cell table:formula="of:=IF(ISBLANK([.C279]);&quot;&quot;;&quot;null&quot;)">
            <text:p/>
          </table:table-cell>
          <table:table-cell table:formula="of:=IF(ISBLANK([.C279]);&quot;&quot;;&quot;null&quot;)">
            <text:p/>
          </table:table-cell>
          <table:table-cell table:formula="of:=IF(ISBLANK([.C279]);&quot;&quot;;&quot;null&quot;)">
            <text:p/>
          </table:table-cell>
          <table:table-cell table:formula="of:=IF(ISBLANK([.D27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79]);&quot;&quot;;&quot;null&quot;)">
            <text:p/>
          </table:table-cell>
          <table:table-cell table:formula="of:=IF(ISBLANK([.C279]);&quot;&quot;;&quot;null&quot;)">
            <text:p/>
          </table:table-cell>
          <table:table-cell table:formula="of:=IF(ISBLANK([.D279]);&quot;&quot;;&quot;'ACTIVE_RS'&quot;)">
            <text:p/>
          </table:table-cell>
          <table:table-cell table:formula="of:=IF(ISBLANK([.D27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79]&amp;&quot;' , &quot;&amp;&quot;'&quot;&amp;[.B279]&amp;&quot;' , &quot;&amp;&quot;'&quot;&amp;[.C279]&amp;&quot;' , &quot;&amp;&quot;'&quot;&amp;[.D279]&amp;&quot;' , &quot;&amp;&quot;&quot;&amp;[.E279]&amp;&quot; , &quot;&amp;&quot;&quot;&amp;[.F279]&amp;&quot; , &quot;&amp;&quot;&quot;&amp;[.G279]&amp;&quot; , &quot;&amp;&quot;&quot;&amp;[.H279]&amp;&quot; , &quot;&amp;&quot;&quot;&amp;[.I279]&amp;&quot; , &quot;&amp;&quot;&quot;&amp;[.J279]&amp;&quot; , &quot;&amp;&quot;&quot;&amp;[.K279]&amp;&quot; , &quot;&amp;&quot;&quot;&amp;[.L279]&amp;&quot; , &quot;&amp;&quot;&quot;&amp;[.M279]&amp;&quot; , &quot;&amp;&quot;&quot;&amp;[.N279]&amp;&quot; , &quot;&amp;&quot;&quot;&amp;[.O279]&amp;&quot; ); &quot;)">
            <text:p/>
          </table:table-cell>
          <table:table-cell table:formula="of:=IF(ISBLANK([.D279]);&quot;&quot;;&quot;INSERT INTO DIAMOND_CORE_LOOKUPS &quot;&amp;&quot;VALUES &quot;&amp;&quot;( &quot;&amp;&quot;'&quot;&amp;[.A279]&amp;&quot;' , &quot;&amp;&quot;'&quot;&amp;[.B279]&amp;&quot;' , &quot;&amp;&quot;'&quot;&amp;[.C279]&amp;&quot;' , &quot;&amp;&quot;'&quot;&amp;[.D279]&amp;&quot;' , &quot;&amp;&quot;&quot;&amp;[.E279]&amp;&quot; , &quot;&amp;&quot;&quot;&amp;[.F279]&amp;&quot; , &quot;&amp;&quot;&quot;&amp;[.G279]&amp;&quot; , &quot;&amp;&quot;&quot;&amp;[.H279]&amp;&quot; , &quot;&amp;&quot;&quot;&amp;[.I279]&amp;&quot; , &quot;&amp;&quot;&quot;&amp;[.J279]&amp;&quot; , &quot;&amp;&quot;&quot;&amp;[.K279]&amp;&quot; , &quot;&amp;&quot;&quot;&amp;[.L279]&amp;&quot; , &quot;&amp;&quot;&quot;&amp;[.M279]&amp;&quot; , &quot;&amp;&quot;&quot;&amp;[.N279]&amp;&quot; , &quot;&amp;&quot;&quot;&amp;[.O27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0]);&quot;&quot;;[.A279]+1)">
            <text:p/>
          </table:table-cell>
          <table:table-cell table:number-columns-repeated="3"/>
          <table:table-cell table:formula="of:=IF(ISBLANK([.C280]);&quot;&quot;;&quot;null&quot;)">
            <text:p/>
          </table:table-cell>
          <table:table-cell table:formula="of:=IF(ISBLANK([.C280]);&quot;&quot;;&quot;null&quot;)">
            <text:p/>
          </table:table-cell>
          <table:table-cell table:formula="of:=IF(ISBLANK([.C280]);&quot;&quot;;&quot;null&quot;)">
            <text:p/>
          </table:table-cell>
          <table:table-cell table:formula="of:=IF(ISBLANK([.C280]);&quot;&quot;;&quot;null&quot;)">
            <text:p/>
          </table:table-cell>
          <table:table-cell table:formula="of:=IF(ISBLANK([.C280]);&quot;&quot;;&quot;null&quot;)">
            <text:p/>
          </table:table-cell>
          <table:table-cell table:formula="of:=IF(ISBLANK([.C280]);&quot;&quot;;&quot;null&quot;)">
            <text:p/>
          </table:table-cell>
          <table:table-cell table:formula="of:=IF(ISBLANK([.D28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0]);&quot;&quot;;&quot;null&quot;)">
            <text:p/>
          </table:table-cell>
          <table:table-cell table:formula="of:=IF(ISBLANK([.C280]);&quot;&quot;;&quot;null&quot;)">
            <text:p/>
          </table:table-cell>
          <table:table-cell table:formula="of:=IF(ISBLANK([.D280]);&quot;&quot;;&quot;'ACTIVE_RS'&quot;)">
            <text:p/>
          </table:table-cell>
          <table:table-cell table:formula="of:=IF(ISBLANK([.D28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0]&amp;&quot;' , &quot;&amp;&quot;'&quot;&amp;[.B280]&amp;&quot;' , &quot;&amp;&quot;'&quot;&amp;[.C280]&amp;&quot;' , &quot;&amp;&quot;'&quot;&amp;[.D280]&amp;&quot;' , &quot;&amp;&quot;&quot;&amp;[.E280]&amp;&quot; , &quot;&amp;&quot;&quot;&amp;[.F280]&amp;&quot; , &quot;&amp;&quot;&quot;&amp;[.G280]&amp;&quot; , &quot;&amp;&quot;&quot;&amp;[.H280]&amp;&quot; , &quot;&amp;&quot;&quot;&amp;[.I280]&amp;&quot; , &quot;&amp;&quot;&quot;&amp;[.J280]&amp;&quot; , &quot;&amp;&quot;&quot;&amp;[.K280]&amp;&quot; , &quot;&amp;&quot;&quot;&amp;[.L280]&amp;&quot; , &quot;&amp;&quot;&quot;&amp;[.M280]&amp;&quot; , &quot;&amp;&quot;&quot;&amp;[.N280]&amp;&quot; , &quot;&amp;&quot;&quot;&amp;[.O280]&amp;&quot; ); &quot;)">
            <text:p/>
          </table:table-cell>
          <table:table-cell table:formula="of:=IF(ISBLANK([.D280]);&quot;&quot;;&quot;INSERT INTO DIAMOND_CORE_LOOKUPS &quot;&amp;&quot;VALUES &quot;&amp;&quot;( &quot;&amp;&quot;'&quot;&amp;[.A280]&amp;&quot;' , &quot;&amp;&quot;'&quot;&amp;[.B280]&amp;&quot;' , &quot;&amp;&quot;'&quot;&amp;[.C280]&amp;&quot;' , &quot;&amp;&quot;'&quot;&amp;[.D280]&amp;&quot;' , &quot;&amp;&quot;&quot;&amp;[.E280]&amp;&quot; , &quot;&amp;&quot;&quot;&amp;[.F280]&amp;&quot; , &quot;&amp;&quot;&quot;&amp;[.G280]&amp;&quot; , &quot;&amp;&quot;&quot;&amp;[.H280]&amp;&quot; , &quot;&amp;&quot;&quot;&amp;[.I280]&amp;&quot; , &quot;&amp;&quot;&quot;&amp;[.J280]&amp;&quot; , &quot;&amp;&quot;&quot;&amp;[.K280]&amp;&quot; , &quot;&amp;&quot;&quot;&amp;[.L280]&amp;&quot; , &quot;&amp;&quot;&quot;&amp;[.M280]&amp;&quot; , &quot;&amp;&quot;&quot;&amp;[.N280]&amp;&quot; , &quot;&amp;&quot;&quot;&amp;[.O28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1]);&quot;&quot;;[.A280]+1)">
            <text:p/>
          </table:table-cell>
          <table:table-cell table:number-columns-repeated="3"/>
          <table:table-cell table:formula="of:=IF(ISBLANK([.C281]);&quot;&quot;;&quot;null&quot;)">
            <text:p/>
          </table:table-cell>
          <table:table-cell table:formula="of:=IF(ISBLANK([.C281]);&quot;&quot;;&quot;null&quot;)">
            <text:p/>
          </table:table-cell>
          <table:table-cell table:formula="of:=IF(ISBLANK([.C281]);&quot;&quot;;&quot;null&quot;)">
            <text:p/>
          </table:table-cell>
          <table:table-cell table:formula="of:=IF(ISBLANK([.C281]);&quot;&quot;;&quot;null&quot;)">
            <text:p/>
          </table:table-cell>
          <table:table-cell table:formula="of:=IF(ISBLANK([.C281]);&quot;&quot;;&quot;null&quot;)">
            <text:p/>
          </table:table-cell>
          <table:table-cell table:formula="of:=IF(ISBLANK([.C281]);&quot;&quot;;&quot;null&quot;)">
            <text:p/>
          </table:table-cell>
          <table:table-cell table:formula="of:=IF(ISBLANK([.D28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1]);&quot;&quot;;&quot;null&quot;)">
            <text:p/>
          </table:table-cell>
          <table:table-cell table:formula="of:=IF(ISBLANK([.C281]);&quot;&quot;;&quot;null&quot;)">
            <text:p/>
          </table:table-cell>
          <table:table-cell table:formula="of:=IF(ISBLANK([.D281]);&quot;&quot;;&quot;'ACTIVE_RS'&quot;)">
            <text:p/>
          </table:table-cell>
          <table:table-cell table:formula="of:=IF(ISBLANK([.D28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1]&amp;&quot;' , &quot;&amp;&quot;'&quot;&amp;[.B281]&amp;&quot;' , &quot;&amp;&quot;'&quot;&amp;[.C281]&amp;&quot;' , &quot;&amp;&quot;'&quot;&amp;[.D281]&amp;&quot;' , &quot;&amp;&quot;&quot;&amp;[.E281]&amp;&quot; , &quot;&amp;&quot;&quot;&amp;[.F281]&amp;&quot; , &quot;&amp;&quot;&quot;&amp;[.G281]&amp;&quot; , &quot;&amp;&quot;&quot;&amp;[.H281]&amp;&quot; , &quot;&amp;&quot;&quot;&amp;[.I281]&amp;&quot; , &quot;&amp;&quot;&quot;&amp;[.J281]&amp;&quot; , &quot;&amp;&quot;&quot;&amp;[.K281]&amp;&quot; , &quot;&amp;&quot;&quot;&amp;[.L281]&amp;&quot; , &quot;&amp;&quot;&quot;&amp;[.M281]&amp;&quot; , &quot;&amp;&quot;&quot;&amp;[.N281]&amp;&quot; , &quot;&amp;&quot;&quot;&amp;[.O281]&amp;&quot; ); &quot;)">
            <text:p/>
          </table:table-cell>
          <table:table-cell table:formula="of:=IF(ISBLANK([.D281]);&quot;&quot;;&quot;INSERT INTO DIAMOND_CORE_LOOKUPS &quot;&amp;&quot;VALUES &quot;&amp;&quot;( &quot;&amp;&quot;'&quot;&amp;[.A281]&amp;&quot;' , &quot;&amp;&quot;'&quot;&amp;[.B281]&amp;&quot;' , &quot;&amp;&quot;'&quot;&amp;[.C281]&amp;&quot;' , &quot;&amp;&quot;'&quot;&amp;[.D281]&amp;&quot;' , &quot;&amp;&quot;&quot;&amp;[.E281]&amp;&quot; , &quot;&amp;&quot;&quot;&amp;[.F281]&amp;&quot; , &quot;&amp;&quot;&quot;&amp;[.G281]&amp;&quot; , &quot;&amp;&quot;&quot;&amp;[.H281]&amp;&quot; , &quot;&amp;&quot;&quot;&amp;[.I281]&amp;&quot; , &quot;&amp;&quot;&quot;&amp;[.J281]&amp;&quot; , &quot;&amp;&quot;&quot;&amp;[.K281]&amp;&quot; , &quot;&amp;&quot;&quot;&amp;[.L281]&amp;&quot; , &quot;&amp;&quot;&quot;&amp;[.M281]&amp;&quot; , &quot;&amp;&quot;&quot;&amp;[.N281]&amp;&quot; , &quot;&amp;&quot;&quot;&amp;[.O28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2]);&quot;&quot;;[.A281]+1)">
            <text:p/>
          </table:table-cell>
          <table:table-cell table:number-columns-repeated="3"/>
          <table:table-cell table:formula="of:=IF(ISBLANK([.C282]);&quot;&quot;;&quot;null&quot;)">
            <text:p/>
          </table:table-cell>
          <table:table-cell table:formula="of:=IF(ISBLANK([.C282]);&quot;&quot;;&quot;null&quot;)">
            <text:p/>
          </table:table-cell>
          <table:table-cell table:formula="of:=IF(ISBLANK([.C282]);&quot;&quot;;&quot;null&quot;)">
            <text:p/>
          </table:table-cell>
          <table:table-cell table:formula="of:=IF(ISBLANK([.C282]);&quot;&quot;;&quot;null&quot;)">
            <text:p/>
          </table:table-cell>
          <table:table-cell table:formula="of:=IF(ISBLANK([.C282]);&quot;&quot;;&quot;null&quot;)">
            <text:p/>
          </table:table-cell>
          <table:table-cell table:formula="of:=IF(ISBLANK([.C282]);&quot;&quot;;&quot;null&quot;)">
            <text:p/>
          </table:table-cell>
          <table:table-cell table:formula="of:=IF(ISBLANK([.D28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2]);&quot;&quot;;&quot;null&quot;)">
            <text:p/>
          </table:table-cell>
          <table:table-cell table:formula="of:=IF(ISBLANK([.C282]);&quot;&quot;;&quot;null&quot;)">
            <text:p/>
          </table:table-cell>
          <table:table-cell table:formula="of:=IF(ISBLANK([.D282]);&quot;&quot;;&quot;'ACTIVE_RS'&quot;)">
            <text:p/>
          </table:table-cell>
          <table:table-cell table:formula="of:=IF(ISBLANK([.D28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2]&amp;&quot;' , &quot;&amp;&quot;'&quot;&amp;[.B282]&amp;&quot;' , &quot;&amp;&quot;'&quot;&amp;[.C282]&amp;&quot;' , &quot;&amp;&quot;'&quot;&amp;[.D282]&amp;&quot;' , &quot;&amp;&quot;&quot;&amp;[.E282]&amp;&quot; , &quot;&amp;&quot;&quot;&amp;[.F282]&amp;&quot; , &quot;&amp;&quot;&quot;&amp;[.G282]&amp;&quot; , &quot;&amp;&quot;&quot;&amp;[.H282]&amp;&quot; , &quot;&amp;&quot;&quot;&amp;[.I282]&amp;&quot; , &quot;&amp;&quot;&quot;&amp;[.J282]&amp;&quot; , &quot;&amp;&quot;&quot;&amp;[.K282]&amp;&quot; , &quot;&amp;&quot;&quot;&amp;[.L282]&amp;&quot; , &quot;&amp;&quot;&quot;&amp;[.M282]&amp;&quot; , &quot;&amp;&quot;&quot;&amp;[.N282]&amp;&quot; , &quot;&amp;&quot;&quot;&amp;[.O282]&amp;&quot; ); &quot;)">
            <text:p/>
          </table:table-cell>
          <table:table-cell table:formula="of:=IF(ISBLANK([.D282]);&quot;&quot;;&quot;INSERT INTO DIAMOND_CORE_LOOKUPS &quot;&amp;&quot;VALUES &quot;&amp;&quot;( &quot;&amp;&quot;'&quot;&amp;[.A282]&amp;&quot;' , &quot;&amp;&quot;'&quot;&amp;[.B282]&amp;&quot;' , &quot;&amp;&quot;'&quot;&amp;[.C282]&amp;&quot;' , &quot;&amp;&quot;'&quot;&amp;[.D282]&amp;&quot;' , &quot;&amp;&quot;&quot;&amp;[.E282]&amp;&quot; , &quot;&amp;&quot;&quot;&amp;[.F282]&amp;&quot; , &quot;&amp;&quot;&quot;&amp;[.G282]&amp;&quot; , &quot;&amp;&quot;&quot;&amp;[.H282]&amp;&quot; , &quot;&amp;&quot;&quot;&amp;[.I282]&amp;&quot; , &quot;&amp;&quot;&quot;&amp;[.J282]&amp;&quot; , &quot;&amp;&quot;&quot;&amp;[.K282]&amp;&quot; , &quot;&amp;&quot;&quot;&amp;[.L282]&amp;&quot; , &quot;&amp;&quot;&quot;&amp;[.M282]&amp;&quot; , &quot;&amp;&quot;&quot;&amp;[.N282]&amp;&quot; , &quot;&amp;&quot;&quot;&amp;[.O28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3]);&quot;&quot;;[.A282]+1)">
            <text:p/>
          </table:table-cell>
          <table:table-cell table:number-columns-repeated="3"/>
          <table:table-cell table:formula="of:=IF(ISBLANK([.C283]);&quot;&quot;;&quot;null&quot;)">
            <text:p/>
          </table:table-cell>
          <table:table-cell table:formula="of:=IF(ISBLANK([.C283]);&quot;&quot;;&quot;null&quot;)">
            <text:p/>
          </table:table-cell>
          <table:table-cell table:formula="of:=IF(ISBLANK([.C283]);&quot;&quot;;&quot;null&quot;)">
            <text:p/>
          </table:table-cell>
          <table:table-cell table:formula="of:=IF(ISBLANK([.C283]);&quot;&quot;;&quot;null&quot;)">
            <text:p/>
          </table:table-cell>
          <table:table-cell table:formula="of:=IF(ISBLANK([.C283]);&quot;&quot;;&quot;null&quot;)">
            <text:p/>
          </table:table-cell>
          <table:table-cell table:formula="of:=IF(ISBLANK([.C283]);&quot;&quot;;&quot;null&quot;)">
            <text:p/>
          </table:table-cell>
          <table:table-cell table:formula="of:=IF(ISBLANK([.D28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3]);&quot;&quot;;&quot;null&quot;)">
            <text:p/>
          </table:table-cell>
          <table:table-cell table:formula="of:=IF(ISBLANK([.C283]);&quot;&quot;;&quot;null&quot;)">
            <text:p/>
          </table:table-cell>
          <table:table-cell table:formula="of:=IF(ISBLANK([.D283]);&quot;&quot;;&quot;'ACTIVE_RS'&quot;)">
            <text:p/>
          </table:table-cell>
          <table:table-cell table:formula="of:=IF(ISBLANK([.D28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3]&amp;&quot;' , &quot;&amp;&quot;'&quot;&amp;[.B283]&amp;&quot;' , &quot;&amp;&quot;'&quot;&amp;[.C283]&amp;&quot;' , &quot;&amp;&quot;'&quot;&amp;[.D283]&amp;&quot;' , &quot;&amp;&quot;&quot;&amp;[.E283]&amp;&quot; , &quot;&amp;&quot;&quot;&amp;[.F283]&amp;&quot; , &quot;&amp;&quot;&quot;&amp;[.G283]&amp;&quot; , &quot;&amp;&quot;&quot;&amp;[.H283]&amp;&quot; , &quot;&amp;&quot;&quot;&amp;[.I283]&amp;&quot; , &quot;&amp;&quot;&quot;&amp;[.J283]&amp;&quot; , &quot;&amp;&quot;&quot;&amp;[.K283]&amp;&quot; , &quot;&amp;&quot;&quot;&amp;[.L283]&amp;&quot; , &quot;&amp;&quot;&quot;&amp;[.M283]&amp;&quot; , &quot;&amp;&quot;&quot;&amp;[.N283]&amp;&quot; , &quot;&amp;&quot;&quot;&amp;[.O283]&amp;&quot; ); &quot;)">
            <text:p/>
          </table:table-cell>
          <table:table-cell table:formula="of:=IF(ISBLANK([.D283]);&quot;&quot;;&quot;INSERT INTO DIAMOND_CORE_LOOKUPS &quot;&amp;&quot;VALUES &quot;&amp;&quot;( &quot;&amp;&quot;'&quot;&amp;[.A283]&amp;&quot;' , &quot;&amp;&quot;'&quot;&amp;[.B283]&amp;&quot;' , &quot;&amp;&quot;'&quot;&amp;[.C283]&amp;&quot;' , &quot;&amp;&quot;'&quot;&amp;[.D283]&amp;&quot;' , &quot;&amp;&quot;&quot;&amp;[.E283]&amp;&quot; , &quot;&amp;&quot;&quot;&amp;[.F283]&amp;&quot; , &quot;&amp;&quot;&quot;&amp;[.G283]&amp;&quot; , &quot;&amp;&quot;&quot;&amp;[.H283]&amp;&quot; , &quot;&amp;&quot;&quot;&amp;[.I283]&amp;&quot; , &quot;&amp;&quot;&quot;&amp;[.J283]&amp;&quot; , &quot;&amp;&quot;&quot;&amp;[.K283]&amp;&quot; , &quot;&amp;&quot;&quot;&amp;[.L283]&amp;&quot; , &quot;&amp;&quot;&quot;&amp;[.M283]&amp;&quot; , &quot;&amp;&quot;&quot;&amp;[.N283]&amp;&quot; , &quot;&amp;&quot;&quot;&amp;[.O28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4]);&quot;&quot;;[.A283]+1)">
            <text:p/>
          </table:table-cell>
          <table:table-cell table:number-columns-repeated="3"/>
          <table:table-cell table:formula="of:=IF(ISBLANK([.C284]);&quot;&quot;;&quot;null&quot;)">
            <text:p/>
          </table:table-cell>
          <table:table-cell table:formula="of:=IF(ISBLANK([.C284]);&quot;&quot;;&quot;null&quot;)">
            <text:p/>
          </table:table-cell>
          <table:table-cell table:formula="of:=IF(ISBLANK([.C284]);&quot;&quot;;&quot;null&quot;)">
            <text:p/>
          </table:table-cell>
          <table:table-cell table:formula="of:=IF(ISBLANK([.C284]);&quot;&quot;;&quot;null&quot;)">
            <text:p/>
          </table:table-cell>
          <table:table-cell table:formula="of:=IF(ISBLANK([.C284]);&quot;&quot;;&quot;null&quot;)">
            <text:p/>
          </table:table-cell>
          <table:table-cell table:formula="of:=IF(ISBLANK([.C284]);&quot;&quot;;&quot;null&quot;)">
            <text:p/>
          </table:table-cell>
          <table:table-cell table:formula="of:=IF(ISBLANK([.D28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4]);&quot;&quot;;&quot;null&quot;)">
            <text:p/>
          </table:table-cell>
          <table:table-cell table:formula="of:=IF(ISBLANK([.C284]);&quot;&quot;;&quot;null&quot;)">
            <text:p/>
          </table:table-cell>
          <table:table-cell table:formula="of:=IF(ISBLANK([.D284]);&quot;&quot;;&quot;'ACTIVE_RS'&quot;)">
            <text:p/>
          </table:table-cell>
          <table:table-cell table:formula="of:=IF(ISBLANK([.D28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4]&amp;&quot;' , &quot;&amp;&quot;'&quot;&amp;[.B284]&amp;&quot;' , &quot;&amp;&quot;'&quot;&amp;[.C284]&amp;&quot;' , &quot;&amp;&quot;'&quot;&amp;[.D284]&amp;&quot;' , &quot;&amp;&quot;&quot;&amp;[.E284]&amp;&quot; , &quot;&amp;&quot;&quot;&amp;[.F284]&amp;&quot; , &quot;&amp;&quot;&quot;&amp;[.G284]&amp;&quot; , &quot;&amp;&quot;&quot;&amp;[.H284]&amp;&quot; , &quot;&amp;&quot;&quot;&amp;[.I284]&amp;&quot; , &quot;&amp;&quot;&quot;&amp;[.J284]&amp;&quot; , &quot;&amp;&quot;&quot;&amp;[.K284]&amp;&quot; , &quot;&amp;&quot;&quot;&amp;[.L284]&amp;&quot; , &quot;&amp;&quot;&quot;&amp;[.M284]&amp;&quot; , &quot;&amp;&quot;&quot;&amp;[.N284]&amp;&quot; , &quot;&amp;&quot;&quot;&amp;[.O284]&amp;&quot; ); &quot;)">
            <text:p/>
          </table:table-cell>
          <table:table-cell table:formula="of:=IF(ISBLANK([.D284]);&quot;&quot;;&quot;INSERT INTO DIAMOND_CORE_LOOKUPS &quot;&amp;&quot;VALUES &quot;&amp;&quot;( &quot;&amp;&quot;'&quot;&amp;[.A284]&amp;&quot;' , &quot;&amp;&quot;'&quot;&amp;[.B284]&amp;&quot;' , &quot;&amp;&quot;'&quot;&amp;[.C284]&amp;&quot;' , &quot;&amp;&quot;'&quot;&amp;[.D284]&amp;&quot;' , &quot;&amp;&quot;&quot;&amp;[.E284]&amp;&quot; , &quot;&amp;&quot;&quot;&amp;[.F284]&amp;&quot; , &quot;&amp;&quot;&quot;&amp;[.G284]&amp;&quot; , &quot;&amp;&quot;&quot;&amp;[.H284]&amp;&quot; , &quot;&amp;&quot;&quot;&amp;[.I284]&amp;&quot; , &quot;&amp;&quot;&quot;&amp;[.J284]&amp;&quot; , &quot;&amp;&quot;&quot;&amp;[.K284]&amp;&quot; , &quot;&amp;&quot;&quot;&amp;[.L284]&amp;&quot; , &quot;&amp;&quot;&quot;&amp;[.M284]&amp;&quot; , &quot;&amp;&quot;&quot;&amp;[.N284]&amp;&quot; , &quot;&amp;&quot;&quot;&amp;[.O28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5]);&quot;&quot;;[.A284]+1)">
            <text:p/>
          </table:table-cell>
          <table:table-cell table:number-columns-repeated="3"/>
          <table:table-cell table:formula="of:=IF(ISBLANK([.C285]);&quot;&quot;;&quot;null&quot;)">
            <text:p/>
          </table:table-cell>
          <table:table-cell table:formula="of:=IF(ISBLANK([.C285]);&quot;&quot;;&quot;null&quot;)">
            <text:p/>
          </table:table-cell>
          <table:table-cell table:formula="of:=IF(ISBLANK([.C285]);&quot;&quot;;&quot;null&quot;)">
            <text:p/>
          </table:table-cell>
          <table:table-cell table:formula="of:=IF(ISBLANK([.C285]);&quot;&quot;;&quot;null&quot;)">
            <text:p/>
          </table:table-cell>
          <table:table-cell table:formula="of:=IF(ISBLANK([.C285]);&quot;&quot;;&quot;null&quot;)">
            <text:p/>
          </table:table-cell>
          <table:table-cell table:formula="of:=IF(ISBLANK([.C285]);&quot;&quot;;&quot;null&quot;)">
            <text:p/>
          </table:table-cell>
          <table:table-cell table:formula="of:=IF(ISBLANK([.D28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5]);&quot;&quot;;&quot;null&quot;)">
            <text:p/>
          </table:table-cell>
          <table:table-cell table:formula="of:=IF(ISBLANK([.C285]);&quot;&quot;;&quot;null&quot;)">
            <text:p/>
          </table:table-cell>
          <table:table-cell table:formula="of:=IF(ISBLANK([.D285]);&quot;&quot;;&quot;'ACTIVE_RS'&quot;)">
            <text:p/>
          </table:table-cell>
          <table:table-cell table:formula="of:=IF(ISBLANK([.D28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5]&amp;&quot;' , &quot;&amp;&quot;'&quot;&amp;[.B285]&amp;&quot;' , &quot;&amp;&quot;'&quot;&amp;[.C285]&amp;&quot;' , &quot;&amp;&quot;'&quot;&amp;[.D285]&amp;&quot;' , &quot;&amp;&quot;&quot;&amp;[.E285]&amp;&quot; , &quot;&amp;&quot;&quot;&amp;[.F285]&amp;&quot; , &quot;&amp;&quot;&quot;&amp;[.G285]&amp;&quot; , &quot;&amp;&quot;&quot;&amp;[.H285]&amp;&quot; , &quot;&amp;&quot;&quot;&amp;[.I285]&amp;&quot; , &quot;&amp;&quot;&quot;&amp;[.J285]&amp;&quot; , &quot;&amp;&quot;&quot;&amp;[.K285]&amp;&quot; , &quot;&amp;&quot;&quot;&amp;[.L285]&amp;&quot; , &quot;&amp;&quot;&quot;&amp;[.M285]&amp;&quot; , &quot;&amp;&quot;&quot;&amp;[.N285]&amp;&quot; , &quot;&amp;&quot;&quot;&amp;[.O285]&amp;&quot; ); &quot;)">
            <text:p/>
          </table:table-cell>
          <table:table-cell table:formula="of:=IF(ISBLANK([.D285]);&quot;&quot;;&quot;INSERT INTO DIAMOND_CORE_LOOKUPS &quot;&amp;&quot;VALUES &quot;&amp;&quot;( &quot;&amp;&quot;'&quot;&amp;[.A285]&amp;&quot;' , &quot;&amp;&quot;'&quot;&amp;[.B285]&amp;&quot;' , &quot;&amp;&quot;'&quot;&amp;[.C285]&amp;&quot;' , &quot;&amp;&quot;'&quot;&amp;[.D285]&amp;&quot;' , &quot;&amp;&quot;&quot;&amp;[.E285]&amp;&quot; , &quot;&amp;&quot;&quot;&amp;[.F285]&amp;&quot; , &quot;&amp;&quot;&quot;&amp;[.G285]&amp;&quot; , &quot;&amp;&quot;&quot;&amp;[.H285]&amp;&quot; , &quot;&amp;&quot;&quot;&amp;[.I285]&amp;&quot; , &quot;&amp;&quot;&quot;&amp;[.J285]&amp;&quot; , &quot;&amp;&quot;&quot;&amp;[.K285]&amp;&quot; , &quot;&amp;&quot;&quot;&amp;[.L285]&amp;&quot; , &quot;&amp;&quot;&quot;&amp;[.M285]&amp;&quot; , &quot;&amp;&quot;&quot;&amp;[.N285]&amp;&quot; , &quot;&amp;&quot;&quot;&amp;[.O28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6]);&quot;&quot;;[.A285]+1)">
            <text:p/>
          </table:table-cell>
          <table:table-cell table:number-columns-repeated="3"/>
          <table:table-cell table:formula="of:=IF(ISBLANK([.C286]);&quot;&quot;;&quot;null&quot;)">
            <text:p/>
          </table:table-cell>
          <table:table-cell table:formula="of:=IF(ISBLANK([.C286]);&quot;&quot;;&quot;null&quot;)">
            <text:p/>
          </table:table-cell>
          <table:table-cell table:formula="of:=IF(ISBLANK([.C286]);&quot;&quot;;&quot;null&quot;)">
            <text:p/>
          </table:table-cell>
          <table:table-cell table:formula="of:=IF(ISBLANK([.C286]);&quot;&quot;;&quot;null&quot;)">
            <text:p/>
          </table:table-cell>
          <table:table-cell table:formula="of:=IF(ISBLANK([.C286]);&quot;&quot;;&quot;null&quot;)">
            <text:p/>
          </table:table-cell>
          <table:table-cell table:formula="of:=IF(ISBLANK([.C286]);&quot;&quot;;&quot;null&quot;)">
            <text:p/>
          </table:table-cell>
          <table:table-cell table:formula="of:=IF(ISBLANK([.D28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6]);&quot;&quot;;&quot;null&quot;)">
            <text:p/>
          </table:table-cell>
          <table:table-cell table:formula="of:=IF(ISBLANK([.C286]);&quot;&quot;;&quot;null&quot;)">
            <text:p/>
          </table:table-cell>
          <table:table-cell table:formula="of:=IF(ISBLANK([.D286]);&quot;&quot;;&quot;'ACTIVE_RS'&quot;)">
            <text:p/>
          </table:table-cell>
          <table:table-cell table:formula="of:=IF(ISBLANK([.D28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6]&amp;&quot;' , &quot;&amp;&quot;'&quot;&amp;[.B286]&amp;&quot;' , &quot;&amp;&quot;'&quot;&amp;[.C286]&amp;&quot;' , &quot;&amp;&quot;'&quot;&amp;[.D286]&amp;&quot;' , &quot;&amp;&quot;&quot;&amp;[.E286]&amp;&quot; , &quot;&amp;&quot;&quot;&amp;[.F286]&amp;&quot; , &quot;&amp;&quot;&quot;&amp;[.G286]&amp;&quot; , &quot;&amp;&quot;&quot;&amp;[.H286]&amp;&quot; , &quot;&amp;&quot;&quot;&amp;[.I286]&amp;&quot; , &quot;&amp;&quot;&quot;&amp;[.J286]&amp;&quot; , &quot;&amp;&quot;&quot;&amp;[.K286]&amp;&quot; , &quot;&amp;&quot;&quot;&amp;[.L286]&amp;&quot; , &quot;&amp;&quot;&quot;&amp;[.M286]&amp;&quot; , &quot;&amp;&quot;&quot;&amp;[.N286]&amp;&quot; , &quot;&amp;&quot;&quot;&amp;[.O286]&amp;&quot; ); &quot;)">
            <text:p/>
          </table:table-cell>
          <table:table-cell table:formula="of:=IF(ISBLANK([.D286]);&quot;&quot;;&quot;INSERT INTO DIAMOND_CORE_LOOKUPS &quot;&amp;&quot;VALUES &quot;&amp;&quot;( &quot;&amp;&quot;'&quot;&amp;[.A286]&amp;&quot;' , &quot;&amp;&quot;'&quot;&amp;[.B286]&amp;&quot;' , &quot;&amp;&quot;'&quot;&amp;[.C286]&amp;&quot;' , &quot;&amp;&quot;'&quot;&amp;[.D286]&amp;&quot;' , &quot;&amp;&quot;&quot;&amp;[.E286]&amp;&quot; , &quot;&amp;&quot;&quot;&amp;[.F286]&amp;&quot; , &quot;&amp;&quot;&quot;&amp;[.G286]&amp;&quot; , &quot;&amp;&quot;&quot;&amp;[.H286]&amp;&quot; , &quot;&amp;&quot;&quot;&amp;[.I286]&amp;&quot; , &quot;&amp;&quot;&quot;&amp;[.J286]&amp;&quot; , &quot;&amp;&quot;&quot;&amp;[.K286]&amp;&quot; , &quot;&amp;&quot;&quot;&amp;[.L286]&amp;&quot; , &quot;&amp;&quot;&quot;&amp;[.M286]&amp;&quot; , &quot;&amp;&quot;&quot;&amp;[.N286]&amp;&quot; , &quot;&amp;&quot;&quot;&amp;[.O28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7]);&quot;&quot;;[.A286]+1)">
            <text:p/>
          </table:table-cell>
          <table:table-cell table:number-columns-repeated="3"/>
          <table:table-cell table:formula="of:=IF(ISBLANK([.C287]);&quot;&quot;;&quot;null&quot;)">
            <text:p/>
          </table:table-cell>
          <table:table-cell table:formula="of:=IF(ISBLANK([.C287]);&quot;&quot;;&quot;null&quot;)">
            <text:p/>
          </table:table-cell>
          <table:table-cell table:formula="of:=IF(ISBLANK([.C287]);&quot;&quot;;&quot;null&quot;)">
            <text:p/>
          </table:table-cell>
          <table:table-cell table:formula="of:=IF(ISBLANK([.C287]);&quot;&quot;;&quot;null&quot;)">
            <text:p/>
          </table:table-cell>
          <table:table-cell table:formula="of:=IF(ISBLANK([.C287]);&quot;&quot;;&quot;null&quot;)">
            <text:p/>
          </table:table-cell>
          <table:table-cell table:formula="of:=IF(ISBLANK([.C287]);&quot;&quot;;&quot;null&quot;)">
            <text:p/>
          </table:table-cell>
          <table:table-cell table:formula="of:=IF(ISBLANK([.D28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7]);&quot;&quot;;&quot;null&quot;)">
            <text:p/>
          </table:table-cell>
          <table:table-cell table:formula="of:=IF(ISBLANK([.C287]);&quot;&quot;;&quot;null&quot;)">
            <text:p/>
          </table:table-cell>
          <table:table-cell table:formula="of:=IF(ISBLANK([.D287]);&quot;&quot;;&quot;'ACTIVE_RS'&quot;)">
            <text:p/>
          </table:table-cell>
          <table:table-cell table:formula="of:=IF(ISBLANK([.D28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7]&amp;&quot;' , &quot;&amp;&quot;'&quot;&amp;[.B287]&amp;&quot;' , &quot;&amp;&quot;'&quot;&amp;[.C287]&amp;&quot;' , &quot;&amp;&quot;'&quot;&amp;[.D287]&amp;&quot;' , &quot;&amp;&quot;&quot;&amp;[.E287]&amp;&quot; , &quot;&amp;&quot;&quot;&amp;[.F287]&amp;&quot; , &quot;&amp;&quot;&quot;&amp;[.G287]&amp;&quot; , &quot;&amp;&quot;&quot;&amp;[.H287]&amp;&quot; , &quot;&amp;&quot;&quot;&amp;[.I287]&amp;&quot; , &quot;&amp;&quot;&quot;&amp;[.J287]&amp;&quot; , &quot;&amp;&quot;&quot;&amp;[.K287]&amp;&quot; , &quot;&amp;&quot;&quot;&amp;[.L287]&amp;&quot; , &quot;&amp;&quot;&quot;&amp;[.M287]&amp;&quot; , &quot;&amp;&quot;&quot;&amp;[.N287]&amp;&quot; , &quot;&amp;&quot;&quot;&amp;[.O287]&amp;&quot; ); &quot;)">
            <text:p/>
          </table:table-cell>
          <table:table-cell table:formula="of:=IF(ISBLANK([.D287]);&quot;&quot;;&quot;INSERT INTO DIAMOND_CORE_LOOKUPS &quot;&amp;&quot;VALUES &quot;&amp;&quot;( &quot;&amp;&quot;'&quot;&amp;[.A287]&amp;&quot;' , &quot;&amp;&quot;'&quot;&amp;[.B287]&amp;&quot;' , &quot;&amp;&quot;'&quot;&amp;[.C287]&amp;&quot;' , &quot;&amp;&quot;'&quot;&amp;[.D287]&amp;&quot;' , &quot;&amp;&quot;&quot;&amp;[.E287]&amp;&quot; , &quot;&amp;&quot;&quot;&amp;[.F287]&amp;&quot; , &quot;&amp;&quot;&quot;&amp;[.G287]&amp;&quot; , &quot;&amp;&quot;&quot;&amp;[.H287]&amp;&quot; , &quot;&amp;&quot;&quot;&amp;[.I287]&amp;&quot; , &quot;&amp;&quot;&quot;&amp;[.J287]&amp;&quot; , &quot;&amp;&quot;&quot;&amp;[.K287]&amp;&quot; , &quot;&amp;&quot;&quot;&amp;[.L287]&amp;&quot; , &quot;&amp;&quot;&quot;&amp;[.M287]&amp;&quot; , &quot;&amp;&quot;&quot;&amp;[.N287]&amp;&quot; , &quot;&amp;&quot;&quot;&amp;[.O28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8]);&quot;&quot;;[.A287]+1)">
            <text:p/>
          </table:table-cell>
          <table:table-cell table:number-columns-repeated="3"/>
          <table:table-cell table:formula="of:=IF(ISBLANK([.C288]);&quot;&quot;;&quot;null&quot;)">
            <text:p/>
          </table:table-cell>
          <table:table-cell table:formula="of:=IF(ISBLANK([.C288]);&quot;&quot;;&quot;null&quot;)">
            <text:p/>
          </table:table-cell>
          <table:table-cell table:formula="of:=IF(ISBLANK([.C288]);&quot;&quot;;&quot;null&quot;)">
            <text:p/>
          </table:table-cell>
          <table:table-cell table:formula="of:=IF(ISBLANK([.C288]);&quot;&quot;;&quot;null&quot;)">
            <text:p/>
          </table:table-cell>
          <table:table-cell table:formula="of:=IF(ISBLANK([.C288]);&quot;&quot;;&quot;null&quot;)">
            <text:p/>
          </table:table-cell>
          <table:table-cell table:formula="of:=IF(ISBLANK([.C288]);&quot;&quot;;&quot;null&quot;)">
            <text:p/>
          </table:table-cell>
          <table:table-cell table:formula="of:=IF(ISBLANK([.D28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8]);&quot;&quot;;&quot;null&quot;)">
            <text:p/>
          </table:table-cell>
          <table:table-cell table:formula="of:=IF(ISBLANK([.C288]);&quot;&quot;;&quot;null&quot;)">
            <text:p/>
          </table:table-cell>
          <table:table-cell table:formula="of:=IF(ISBLANK([.D288]);&quot;&quot;;&quot;'ACTIVE_RS'&quot;)">
            <text:p/>
          </table:table-cell>
          <table:table-cell table:formula="of:=IF(ISBLANK([.D28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8]&amp;&quot;' , &quot;&amp;&quot;'&quot;&amp;[.B288]&amp;&quot;' , &quot;&amp;&quot;'&quot;&amp;[.C288]&amp;&quot;' , &quot;&amp;&quot;'&quot;&amp;[.D288]&amp;&quot;' , &quot;&amp;&quot;&quot;&amp;[.E288]&amp;&quot; , &quot;&amp;&quot;&quot;&amp;[.F288]&amp;&quot; , &quot;&amp;&quot;&quot;&amp;[.G288]&amp;&quot; , &quot;&amp;&quot;&quot;&amp;[.H288]&amp;&quot; , &quot;&amp;&quot;&quot;&amp;[.I288]&amp;&quot; , &quot;&amp;&quot;&quot;&amp;[.J288]&amp;&quot; , &quot;&amp;&quot;&quot;&amp;[.K288]&amp;&quot; , &quot;&amp;&quot;&quot;&amp;[.L288]&amp;&quot; , &quot;&amp;&quot;&quot;&amp;[.M288]&amp;&quot; , &quot;&amp;&quot;&quot;&amp;[.N288]&amp;&quot; , &quot;&amp;&quot;&quot;&amp;[.O288]&amp;&quot; ); &quot;)">
            <text:p/>
          </table:table-cell>
          <table:table-cell table:formula="of:=IF(ISBLANK([.D288]);&quot;&quot;;&quot;INSERT INTO DIAMOND_CORE_LOOKUPS &quot;&amp;&quot;VALUES &quot;&amp;&quot;( &quot;&amp;&quot;'&quot;&amp;[.A288]&amp;&quot;' , &quot;&amp;&quot;'&quot;&amp;[.B288]&amp;&quot;' , &quot;&amp;&quot;'&quot;&amp;[.C288]&amp;&quot;' , &quot;&amp;&quot;'&quot;&amp;[.D288]&amp;&quot;' , &quot;&amp;&quot;&quot;&amp;[.E288]&amp;&quot; , &quot;&amp;&quot;&quot;&amp;[.F288]&amp;&quot; , &quot;&amp;&quot;&quot;&amp;[.G288]&amp;&quot; , &quot;&amp;&quot;&quot;&amp;[.H288]&amp;&quot; , &quot;&amp;&quot;&quot;&amp;[.I288]&amp;&quot; , &quot;&amp;&quot;&quot;&amp;[.J288]&amp;&quot; , &quot;&amp;&quot;&quot;&amp;[.K288]&amp;&quot; , &quot;&amp;&quot;&quot;&amp;[.L288]&amp;&quot; , &quot;&amp;&quot;&quot;&amp;[.M288]&amp;&quot; , &quot;&amp;&quot;&quot;&amp;[.N288]&amp;&quot; , &quot;&amp;&quot;&quot;&amp;[.O28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89]);&quot;&quot;;[.A288]+1)">
            <text:p/>
          </table:table-cell>
          <table:table-cell table:number-columns-repeated="3"/>
          <table:table-cell table:formula="of:=IF(ISBLANK([.C289]);&quot;&quot;;&quot;null&quot;)">
            <text:p/>
          </table:table-cell>
          <table:table-cell table:formula="of:=IF(ISBLANK([.C289]);&quot;&quot;;&quot;null&quot;)">
            <text:p/>
          </table:table-cell>
          <table:table-cell table:formula="of:=IF(ISBLANK([.C289]);&quot;&quot;;&quot;null&quot;)">
            <text:p/>
          </table:table-cell>
          <table:table-cell table:formula="of:=IF(ISBLANK([.C289]);&quot;&quot;;&quot;null&quot;)">
            <text:p/>
          </table:table-cell>
          <table:table-cell table:formula="of:=IF(ISBLANK([.C289]);&quot;&quot;;&quot;null&quot;)">
            <text:p/>
          </table:table-cell>
          <table:table-cell table:formula="of:=IF(ISBLANK([.C289]);&quot;&quot;;&quot;null&quot;)">
            <text:p/>
          </table:table-cell>
          <table:table-cell table:formula="of:=IF(ISBLANK([.D28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89]);&quot;&quot;;&quot;null&quot;)">
            <text:p/>
          </table:table-cell>
          <table:table-cell table:formula="of:=IF(ISBLANK([.C289]);&quot;&quot;;&quot;null&quot;)">
            <text:p/>
          </table:table-cell>
          <table:table-cell table:formula="of:=IF(ISBLANK([.D289]);&quot;&quot;;&quot;'ACTIVE_RS'&quot;)">
            <text:p/>
          </table:table-cell>
          <table:table-cell table:formula="of:=IF(ISBLANK([.D28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89]&amp;&quot;' , &quot;&amp;&quot;'&quot;&amp;[.B289]&amp;&quot;' , &quot;&amp;&quot;'&quot;&amp;[.C289]&amp;&quot;' , &quot;&amp;&quot;'&quot;&amp;[.D289]&amp;&quot;' , &quot;&amp;&quot;&quot;&amp;[.E289]&amp;&quot; , &quot;&amp;&quot;&quot;&amp;[.F289]&amp;&quot; , &quot;&amp;&quot;&quot;&amp;[.G289]&amp;&quot; , &quot;&amp;&quot;&quot;&amp;[.H289]&amp;&quot; , &quot;&amp;&quot;&quot;&amp;[.I289]&amp;&quot; , &quot;&amp;&quot;&quot;&amp;[.J289]&amp;&quot; , &quot;&amp;&quot;&quot;&amp;[.K289]&amp;&quot; , &quot;&amp;&quot;&quot;&amp;[.L289]&amp;&quot; , &quot;&amp;&quot;&quot;&amp;[.M289]&amp;&quot; , &quot;&amp;&quot;&quot;&amp;[.N289]&amp;&quot; , &quot;&amp;&quot;&quot;&amp;[.O289]&amp;&quot; ); &quot;)">
            <text:p/>
          </table:table-cell>
          <table:table-cell table:formula="of:=IF(ISBLANK([.D289]);&quot;&quot;;&quot;INSERT INTO DIAMOND_CORE_LOOKUPS &quot;&amp;&quot;VALUES &quot;&amp;&quot;( &quot;&amp;&quot;'&quot;&amp;[.A289]&amp;&quot;' , &quot;&amp;&quot;'&quot;&amp;[.B289]&amp;&quot;' , &quot;&amp;&quot;'&quot;&amp;[.C289]&amp;&quot;' , &quot;&amp;&quot;'&quot;&amp;[.D289]&amp;&quot;' , &quot;&amp;&quot;&quot;&amp;[.E289]&amp;&quot; , &quot;&amp;&quot;&quot;&amp;[.F289]&amp;&quot; , &quot;&amp;&quot;&quot;&amp;[.G289]&amp;&quot; , &quot;&amp;&quot;&quot;&amp;[.H289]&amp;&quot; , &quot;&amp;&quot;&quot;&amp;[.I289]&amp;&quot; , &quot;&amp;&quot;&quot;&amp;[.J289]&amp;&quot; , &quot;&amp;&quot;&quot;&amp;[.K289]&amp;&quot; , &quot;&amp;&quot;&quot;&amp;[.L289]&amp;&quot; , &quot;&amp;&quot;&quot;&amp;[.M289]&amp;&quot; , &quot;&amp;&quot;&quot;&amp;[.N289]&amp;&quot; , &quot;&amp;&quot;&quot;&amp;[.O28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0]);&quot;&quot;;[.A289]+1)">
            <text:p/>
          </table:table-cell>
          <table:table-cell table:number-columns-repeated="3"/>
          <table:table-cell table:formula="of:=IF(ISBLANK([.C290]);&quot;&quot;;&quot;null&quot;)">
            <text:p/>
          </table:table-cell>
          <table:table-cell table:formula="of:=IF(ISBLANK([.C290]);&quot;&quot;;&quot;null&quot;)">
            <text:p/>
          </table:table-cell>
          <table:table-cell table:formula="of:=IF(ISBLANK([.C290]);&quot;&quot;;&quot;null&quot;)">
            <text:p/>
          </table:table-cell>
          <table:table-cell table:formula="of:=IF(ISBLANK([.C290]);&quot;&quot;;&quot;null&quot;)">
            <text:p/>
          </table:table-cell>
          <table:table-cell table:formula="of:=IF(ISBLANK([.C290]);&quot;&quot;;&quot;null&quot;)">
            <text:p/>
          </table:table-cell>
          <table:table-cell table:formula="of:=IF(ISBLANK([.C290]);&quot;&quot;;&quot;null&quot;)">
            <text:p/>
          </table:table-cell>
          <table:table-cell table:formula="of:=IF(ISBLANK([.D29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0]);&quot;&quot;;&quot;null&quot;)">
            <text:p/>
          </table:table-cell>
          <table:table-cell table:formula="of:=IF(ISBLANK([.C290]);&quot;&quot;;&quot;null&quot;)">
            <text:p/>
          </table:table-cell>
          <table:table-cell table:formula="of:=IF(ISBLANK([.D290]);&quot;&quot;;&quot;'ACTIVE_RS'&quot;)">
            <text:p/>
          </table:table-cell>
          <table:table-cell table:formula="of:=IF(ISBLANK([.D29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0]&amp;&quot;' , &quot;&amp;&quot;'&quot;&amp;[.B290]&amp;&quot;' , &quot;&amp;&quot;'&quot;&amp;[.C290]&amp;&quot;' , &quot;&amp;&quot;'&quot;&amp;[.D290]&amp;&quot;' , &quot;&amp;&quot;&quot;&amp;[.E290]&amp;&quot; , &quot;&amp;&quot;&quot;&amp;[.F290]&amp;&quot; , &quot;&amp;&quot;&quot;&amp;[.G290]&amp;&quot; , &quot;&amp;&quot;&quot;&amp;[.H290]&amp;&quot; , &quot;&amp;&quot;&quot;&amp;[.I290]&amp;&quot; , &quot;&amp;&quot;&quot;&amp;[.J290]&amp;&quot; , &quot;&amp;&quot;&quot;&amp;[.K290]&amp;&quot; , &quot;&amp;&quot;&quot;&amp;[.L290]&amp;&quot; , &quot;&amp;&quot;&quot;&amp;[.M290]&amp;&quot; , &quot;&amp;&quot;&quot;&amp;[.N290]&amp;&quot; , &quot;&amp;&quot;&quot;&amp;[.O290]&amp;&quot; ); &quot;)">
            <text:p/>
          </table:table-cell>
          <table:table-cell table:formula="of:=IF(ISBLANK([.D290]);&quot;&quot;;&quot;INSERT INTO DIAMOND_CORE_LOOKUPS &quot;&amp;&quot;VALUES &quot;&amp;&quot;( &quot;&amp;&quot;'&quot;&amp;[.A290]&amp;&quot;' , &quot;&amp;&quot;'&quot;&amp;[.B290]&amp;&quot;' , &quot;&amp;&quot;'&quot;&amp;[.C290]&amp;&quot;' , &quot;&amp;&quot;'&quot;&amp;[.D290]&amp;&quot;' , &quot;&amp;&quot;&quot;&amp;[.E290]&amp;&quot; , &quot;&amp;&quot;&quot;&amp;[.F290]&amp;&quot; , &quot;&amp;&quot;&quot;&amp;[.G290]&amp;&quot; , &quot;&amp;&quot;&quot;&amp;[.H290]&amp;&quot; , &quot;&amp;&quot;&quot;&amp;[.I290]&amp;&quot; , &quot;&amp;&quot;&quot;&amp;[.J290]&amp;&quot; , &quot;&amp;&quot;&quot;&amp;[.K290]&amp;&quot; , &quot;&amp;&quot;&quot;&amp;[.L290]&amp;&quot; , &quot;&amp;&quot;&quot;&amp;[.M290]&amp;&quot; , &quot;&amp;&quot;&quot;&amp;[.N290]&amp;&quot; , &quot;&amp;&quot;&quot;&amp;[.O29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1]);&quot;&quot;;[.A290]+1)">
            <text:p/>
          </table:table-cell>
          <table:table-cell table:number-columns-repeated="3"/>
          <table:table-cell table:formula="of:=IF(ISBLANK([.C291]);&quot;&quot;;&quot;null&quot;)">
            <text:p/>
          </table:table-cell>
          <table:table-cell table:formula="of:=IF(ISBLANK([.C291]);&quot;&quot;;&quot;null&quot;)">
            <text:p/>
          </table:table-cell>
          <table:table-cell table:formula="of:=IF(ISBLANK([.C291]);&quot;&quot;;&quot;null&quot;)">
            <text:p/>
          </table:table-cell>
          <table:table-cell table:formula="of:=IF(ISBLANK([.C291]);&quot;&quot;;&quot;null&quot;)">
            <text:p/>
          </table:table-cell>
          <table:table-cell table:formula="of:=IF(ISBLANK([.C291]);&quot;&quot;;&quot;null&quot;)">
            <text:p/>
          </table:table-cell>
          <table:table-cell table:formula="of:=IF(ISBLANK([.C291]);&quot;&quot;;&quot;null&quot;)">
            <text:p/>
          </table:table-cell>
          <table:table-cell table:formula="of:=IF(ISBLANK([.D29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1]);&quot;&quot;;&quot;null&quot;)">
            <text:p/>
          </table:table-cell>
          <table:table-cell table:formula="of:=IF(ISBLANK([.C291]);&quot;&quot;;&quot;null&quot;)">
            <text:p/>
          </table:table-cell>
          <table:table-cell table:formula="of:=IF(ISBLANK([.D291]);&quot;&quot;;&quot;'ACTIVE_RS'&quot;)">
            <text:p/>
          </table:table-cell>
          <table:table-cell table:formula="of:=IF(ISBLANK([.D29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1]&amp;&quot;' , &quot;&amp;&quot;'&quot;&amp;[.B291]&amp;&quot;' , &quot;&amp;&quot;'&quot;&amp;[.C291]&amp;&quot;' , &quot;&amp;&quot;'&quot;&amp;[.D291]&amp;&quot;' , &quot;&amp;&quot;&quot;&amp;[.E291]&amp;&quot; , &quot;&amp;&quot;&quot;&amp;[.F291]&amp;&quot; , &quot;&amp;&quot;&quot;&amp;[.G291]&amp;&quot; , &quot;&amp;&quot;&quot;&amp;[.H291]&amp;&quot; , &quot;&amp;&quot;&quot;&amp;[.I291]&amp;&quot; , &quot;&amp;&quot;&quot;&amp;[.J291]&amp;&quot; , &quot;&amp;&quot;&quot;&amp;[.K291]&amp;&quot; , &quot;&amp;&quot;&quot;&amp;[.L291]&amp;&quot; , &quot;&amp;&quot;&quot;&amp;[.M291]&amp;&quot; , &quot;&amp;&quot;&quot;&amp;[.N291]&amp;&quot; , &quot;&amp;&quot;&quot;&amp;[.O291]&amp;&quot; ); &quot;)">
            <text:p/>
          </table:table-cell>
          <table:table-cell table:formula="of:=IF(ISBLANK([.D291]);&quot;&quot;;&quot;INSERT INTO DIAMOND_CORE_LOOKUPS &quot;&amp;&quot;VALUES &quot;&amp;&quot;( &quot;&amp;&quot;'&quot;&amp;[.A291]&amp;&quot;' , &quot;&amp;&quot;'&quot;&amp;[.B291]&amp;&quot;' , &quot;&amp;&quot;'&quot;&amp;[.C291]&amp;&quot;' , &quot;&amp;&quot;'&quot;&amp;[.D291]&amp;&quot;' , &quot;&amp;&quot;&quot;&amp;[.E291]&amp;&quot; , &quot;&amp;&quot;&quot;&amp;[.F291]&amp;&quot; , &quot;&amp;&quot;&quot;&amp;[.G291]&amp;&quot; , &quot;&amp;&quot;&quot;&amp;[.H291]&amp;&quot; , &quot;&amp;&quot;&quot;&amp;[.I291]&amp;&quot; , &quot;&amp;&quot;&quot;&amp;[.J291]&amp;&quot; , &quot;&amp;&quot;&quot;&amp;[.K291]&amp;&quot; , &quot;&amp;&quot;&quot;&amp;[.L291]&amp;&quot; , &quot;&amp;&quot;&quot;&amp;[.M291]&amp;&quot; , &quot;&amp;&quot;&quot;&amp;[.N291]&amp;&quot; , &quot;&amp;&quot;&quot;&amp;[.O29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2]);&quot;&quot;;[.A291]+1)">
            <text:p/>
          </table:table-cell>
          <table:table-cell table:number-columns-repeated="3"/>
          <table:table-cell table:formula="of:=IF(ISBLANK([.C292]);&quot;&quot;;&quot;null&quot;)">
            <text:p/>
          </table:table-cell>
          <table:table-cell table:formula="of:=IF(ISBLANK([.C292]);&quot;&quot;;&quot;null&quot;)">
            <text:p/>
          </table:table-cell>
          <table:table-cell table:formula="of:=IF(ISBLANK([.C292]);&quot;&quot;;&quot;null&quot;)">
            <text:p/>
          </table:table-cell>
          <table:table-cell table:formula="of:=IF(ISBLANK([.C292]);&quot;&quot;;&quot;null&quot;)">
            <text:p/>
          </table:table-cell>
          <table:table-cell table:formula="of:=IF(ISBLANK([.C292]);&quot;&quot;;&quot;null&quot;)">
            <text:p/>
          </table:table-cell>
          <table:table-cell table:formula="of:=IF(ISBLANK([.C292]);&quot;&quot;;&quot;null&quot;)">
            <text:p/>
          </table:table-cell>
          <table:table-cell table:formula="of:=IF(ISBLANK([.D29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2]);&quot;&quot;;&quot;null&quot;)">
            <text:p/>
          </table:table-cell>
          <table:table-cell table:formula="of:=IF(ISBLANK([.C292]);&quot;&quot;;&quot;null&quot;)">
            <text:p/>
          </table:table-cell>
          <table:table-cell table:formula="of:=IF(ISBLANK([.D292]);&quot;&quot;;&quot;'ACTIVE_RS'&quot;)">
            <text:p/>
          </table:table-cell>
          <table:table-cell table:formula="of:=IF(ISBLANK([.D29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2]&amp;&quot;' , &quot;&amp;&quot;'&quot;&amp;[.B292]&amp;&quot;' , &quot;&amp;&quot;'&quot;&amp;[.C292]&amp;&quot;' , &quot;&amp;&quot;'&quot;&amp;[.D292]&amp;&quot;' , &quot;&amp;&quot;&quot;&amp;[.E292]&amp;&quot; , &quot;&amp;&quot;&quot;&amp;[.F292]&amp;&quot; , &quot;&amp;&quot;&quot;&amp;[.G292]&amp;&quot; , &quot;&amp;&quot;&quot;&amp;[.H292]&amp;&quot; , &quot;&amp;&quot;&quot;&amp;[.I292]&amp;&quot; , &quot;&amp;&quot;&quot;&amp;[.J292]&amp;&quot; , &quot;&amp;&quot;&quot;&amp;[.K292]&amp;&quot; , &quot;&amp;&quot;&quot;&amp;[.L292]&amp;&quot; , &quot;&amp;&quot;&quot;&amp;[.M292]&amp;&quot; , &quot;&amp;&quot;&quot;&amp;[.N292]&amp;&quot; , &quot;&amp;&quot;&quot;&amp;[.O292]&amp;&quot; ); &quot;)">
            <text:p/>
          </table:table-cell>
          <table:table-cell table:formula="of:=IF(ISBLANK([.D292]);&quot;&quot;;&quot;INSERT INTO DIAMOND_CORE_LOOKUPS &quot;&amp;&quot;VALUES &quot;&amp;&quot;( &quot;&amp;&quot;'&quot;&amp;[.A292]&amp;&quot;' , &quot;&amp;&quot;'&quot;&amp;[.B292]&amp;&quot;' , &quot;&amp;&quot;'&quot;&amp;[.C292]&amp;&quot;' , &quot;&amp;&quot;'&quot;&amp;[.D292]&amp;&quot;' , &quot;&amp;&quot;&quot;&amp;[.E292]&amp;&quot; , &quot;&amp;&quot;&quot;&amp;[.F292]&amp;&quot; , &quot;&amp;&quot;&quot;&amp;[.G292]&amp;&quot; , &quot;&amp;&quot;&quot;&amp;[.H292]&amp;&quot; , &quot;&amp;&quot;&quot;&amp;[.I292]&amp;&quot; , &quot;&amp;&quot;&quot;&amp;[.J292]&amp;&quot; , &quot;&amp;&quot;&quot;&amp;[.K292]&amp;&quot; , &quot;&amp;&quot;&quot;&amp;[.L292]&amp;&quot; , &quot;&amp;&quot;&quot;&amp;[.M292]&amp;&quot; , &quot;&amp;&quot;&quot;&amp;[.N292]&amp;&quot; , &quot;&amp;&quot;&quot;&amp;[.O29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3]);&quot;&quot;;[.A292]+1)">
            <text:p/>
          </table:table-cell>
          <table:table-cell table:number-columns-repeated="3"/>
          <table:table-cell table:formula="of:=IF(ISBLANK([.C293]);&quot;&quot;;&quot;null&quot;)">
            <text:p/>
          </table:table-cell>
          <table:table-cell table:formula="of:=IF(ISBLANK([.C293]);&quot;&quot;;&quot;null&quot;)">
            <text:p/>
          </table:table-cell>
          <table:table-cell table:formula="of:=IF(ISBLANK([.C293]);&quot;&quot;;&quot;null&quot;)">
            <text:p/>
          </table:table-cell>
          <table:table-cell table:formula="of:=IF(ISBLANK([.C293]);&quot;&quot;;&quot;null&quot;)">
            <text:p/>
          </table:table-cell>
          <table:table-cell table:formula="of:=IF(ISBLANK([.C293]);&quot;&quot;;&quot;null&quot;)">
            <text:p/>
          </table:table-cell>
          <table:table-cell table:formula="of:=IF(ISBLANK([.C293]);&quot;&quot;;&quot;null&quot;)">
            <text:p/>
          </table:table-cell>
          <table:table-cell table:formula="of:=IF(ISBLANK([.D29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3]);&quot;&quot;;&quot;null&quot;)">
            <text:p/>
          </table:table-cell>
          <table:table-cell table:formula="of:=IF(ISBLANK([.C293]);&quot;&quot;;&quot;null&quot;)">
            <text:p/>
          </table:table-cell>
          <table:table-cell table:formula="of:=IF(ISBLANK([.D293]);&quot;&quot;;&quot;'ACTIVE_RS'&quot;)">
            <text:p/>
          </table:table-cell>
          <table:table-cell table:formula="of:=IF(ISBLANK([.D29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3]&amp;&quot;' , &quot;&amp;&quot;'&quot;&amp;[.B293]&amp;&quot;' , &quot;&amp;&quot;'&quot;&amp;[.C293]&amp;&quot;' , &quot;&amp;&quot;'&quot;&amp;[.D293]&amp;&quot;' , &quot;&amp;&quot;&quot;&amp;[.E293]&amp;&quot; , &quot;&amp;&quot;&quot;&amp;[.F293]&amp;&quot; , &quot;&amp;&quot;&quot;&amp;[.G293]&amp;&quot; , &quot;&amp;&quot;&quot;&amp;[.H293]&amp;&quot; , &quot;&amp;&quot;&quot;&amp;[.I293]&amp;&quot; , &quot;&amp;&quot;&quot;&amp;[.J293]&amp;&quot; , &quot;&amp;&quot;&quot;&amp;[.K293]&amp;&quot; , &quot;&amp;&quot;&quot;&amp;[.L293]&amp;&quot; , &quot;&amp;&quot;&quot;&amp;[.M293]&amp;&quot; , &quot;&amp;&quot;&quot;&amp;[.N293]&amp;&quot; , &quot;&amp;&quot;&quot;&amp;[.O293]&amp;&quot; ); &quot;)">
            <text:p/>
          </table:table-cell>
          <table:table-cell table:formula="of:=IF(ISBLANK([.D293]);&quot;&quot;;&quot;INSERT INTO DIAMOND_CORE_LOOKUPS &quot;&amp;&quot;VALUES &quot;&amp;&quot;( &quot;&amp;&quot;'&quot;&amp;[.A293]&amp;&quot;' , &quot;&amp;&quot;'&quot;&amp;[.B293]&amp;&quot;' , &quot;&amp;&quot;'&quot;&amp;[.C293]&amp;&quot;' , &quot;&amp;&quot;'&quot;&amp;[.D293]&amp;&quot;' , &quot;&amp;&quot;&quot;&amp;[.E293]&amp;&quot; , &quot;&amp;&quot;&quot;&amp;[.F293]&amp;&quot; , &quot;&amp;&quot;&quot;&amp;[.G293]&amp;&quot; , &quot;&amp;&quot;&quot;&amp;[.H293]&amp;&quot; , &quot;&amp;&quot;&quot;&amp;[.I293]&amp;&quot; , &quot;&amp;&quot;&quot;&amp;[.J293]&amp;&quot; , &quot;&amp;&quot;&quot;&amp;[.K293]&amp;&quot; , &quot;&amp;&quot;&quot;&amp;[.L293]&amp;&quot; , &quot;&amp;&quot;&quot;&amp;[.M293]&amp;&quot; , &quot;&amp;&quot;&quot;&amp;[.N293]&amp;&quot; , &quot;&amp;&quot;&quot;&amp;[.O29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4]);&quot;&quot;;[.A293]+1)">
            <text:p/>
          </table:table-cell>
          <table:table-cell table:number-columns-repeated="3"/>
          <table:table-cell table:formula="of:=IF(ISBLANK([.C294]);&quot;&quot;;&quot;null&quot;)">
            <text:p/>
          </table:table-cell>
          <table:table-cell table:formula="of:=IF(ISBLANK([.C294]);&quot;&quot;;&quot;null&quot;)">
            <text:p/>
          </table:table-cell>
          <table:table-cell table:formula="of:=IF(ISBLANK([.C294]);&quot;&quot;;&quot;null&quot;)">
            <text:p/>
          </table:table-cell>
          <table:table-cell table:formula="of:=IF(ISBLANK([.C294]);&quot;&quot;;&quot;null&quot;)">
            <text:p/>
          </table:table-cell>
          <table:table-cell table:formula="of:=IF(ISBLANK([.C294]);&quot;&quot;;&quot;null&quot;)">
            <text:p/>
          </table:table-cell>
          <table:table-cell table:formula="of:=IF(ISBLANK([.C294]);&quot;&quot;;&quot;null&quot;)">
            <text:p/>
          </table:table-cell>
          <table:table-cell table:formula="of:=IF(ISBLANK([.D29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4]);&quot;&quot;;&quot;null&quot;)">
            <text:p/>
          </table:table-cell>
          <table:table-cell table:formula="of:=IF(ISBLANK([.C294]);&quot;&quot;;&quot;null&quot;)">
            <text:p/>
          </table:table-cell>
          <table:table-cell table:formula="of:=IF(ISBLANK([.D294]);&quot;&quot;;&quot;'ACTIVE_RS'&quot;)">
            <text:p/>
          </table:table-cell>
          <table:table-cell table:formula="of:=IF(ISBLANK([.D29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4]&amp;&quot;' , &quot;&amp;&quot;'&quot;&amp;[.B294]&amp;&quot;' , &quot;&amp;&quot;'&quot;&amp;[.C294]&amp;&quot;' , &quot;&amp;&quot;'&quot;&amp;[.D294]&amp;&quot;' , &quot;&amp;&quot;&quot;&amp;[.E294]&amp;&quot; , &quot;&amp;&quot;&quot;&amp;[.F294]&amp;&quot; , &quot;&amp;&quot;&quot;&amp;[.G294]&amp;&quot; , &quot;&amp;&quot;&quot;&amp;[.H294]&amp;&quot; , &quot;&amp;&quot;&quot;&amp;[.I294]&amp;&quot; , &quot;&amp;&quot;&quot;&amp;[.J294]&amp;&quot; , &quot;&amp;&quot;&quot;&amp;[.K294]&amp;&quot; , &quot;&amp;&quot;&quot;&amp;[.L294]&amp;&quot; , &quot;&amp;&quot;&quot;&amp;[.M294]&amp;&quot; , &quot;&amp;&quot;&quot;&amp;[.N294]&amp;&quot; , &quot;&amp;&quot;&quot;&amp;[.O294]&amp;&quot; ); &quot;)">
            <text:p/>
          </table:table-cell>
          <table:table-cell table:formula="of:=IF(ISBLANK([.D294]);&quot;&quot;;&quot;INSERT INTO DIAMOND_CORE_LOOKUPS &quot;&amp;&quot;VALUES &quot;&amp;&quot;( &quot;&amp;&quot;'&quot;&amp;[.A294]&amp;&quot;' , &quot;&amp;&quot;'&quot;&amp;[.B294]&amp;&quot;' , &quot;&amp;&quot;'&quot;&amp;[.C294]&amp;&quot;' , &quot;&amp;&quot;'&quot;&amp;[.D294]&amp;&quot;' , &quot;&amp;&quot;&quot;&amp;[.E294]&amp;&quot; , &quot;&amp;&quot;&quot;&amp;[.F294]&amp;&quot; , &quot;&amp;&quot;&quot;&amp;[.G294]&amp;&quot; , &quot;&amp;&quot;&quot;&amp;[.H294]&amp;&quot; , &quot;&amp;&quot;&quot;&amp;[.I294]&amp;&quot; , &quot;&amp;&quot;&quot;&amp;[.J294]&amp;&quot; , &quot;&amp;&quot;&quot;&amp;[.K294]&amp;&quot; , &quot;&amp;&quot;&quot;&amp;[.L294]&amp;&quot; , &quot;&amp;&quot;&quot;&amp;[.M294]&amp;&quot; , &quot;&amp;&quot;&quot;&amp;[.N294]&amp;&quot; , &quot;&amp;&quot;&quot;&amp;[.O29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5]);&quot;&quot;;[.A294]+1)">
            <text:p/>
          </table:table-cell>
          <table:table-cell table:number-columns-repeated="3"/>
          <table:table-cell table:formula="of:=IF(ISBLANK([.C295]);&quot;&quot;;&quot;null&quot;)">
            <text:p/>
          </table:table-cell>
          <table:table-cell table:formula="of:=IF(ISBLANK([.C295]);&quot;&quot;;&quot;null&quot;)">
            <text:p/>
          </table:table-cell>
          <table:table-cell table:formula="of:=IF(ISBLANK([.C295]);&quot;&quot;;&quot;null&quot;)">
            <text:p/>
          </table:table-cell>
          <table:table-cell table:formula="of:=IF(ISBLANK([.C295]);&quot;&quot;;&quot;null&quot;)">
            <text:p/>
          </table:table-cell>
          <table:table-cell table:formula="of:=IF(ISBLANK([.C295]);&quot;&quot;;&quot;null&quot;)">
            <text:p/>
          </table:table-cell>
          <table:table-cell table:formula="of:=IF(ISBLANK([.C295]);&quot;&quot;;&quot;null&quot;)">
            <text:p/>
          </table:table-cell>
          <table:table-cell table:formula="of:=IF(ISBLANK([.D29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5]);&quot;&quot;;&quot;null&quot;)">
            <text:p/>
          </table:table-cell>
          <table:table-cell table:formula="of:=IF(ISBLANK([.C295]);&quot;&quot;;&quot;null&quot;)">
            <text:p/>
          </table:table-cell>
          <table:table-cell table:formula="of:=IF(ISBLANK([.D295]);&quot;&quot;;&quot;'ACTIVE_RS'&quot;)">
            <text:p/>
          </table:table-cell>
          <table:table-cell table:formula="of:=IF(ISBLANK([.D29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5]&amp;&quot;' , &quot;&amp;&quot;'&quot;&amp;[.B295]&amp;&quot;' , &quot;&amp;&quot;'&quot;&amp;[.C295]&amp;&quot;' , &quot;&amp;&quot;'&quot;&amp;[.D295]&amp;&quot;' , &quot;&amp;&quot;&quot;&amp;[.E295]&amp;&quot; , &quot;&amp;&quot;&quot;&amp;[.F295]&amp;&quot; , &quot;&amp;&quot;&quot;&amp;[.G295]&amp;&quot; , &quot;&amp;&quot;&quot;&amp;[.H295]&amp;&quot; , &quot;&amp;&quot;&quot;&amp;[.I295]&amp;&quot; , &quot;&amp;&quot;&quot;&amp;[.J295]&amp;&quot; , &quot;&amp;&quot;&quot;&amp;[.K295]&amp;&quot; , &quot;&amp;&quot;&quot;&amp;[.L295]&amp;&quot; , &quot;&amp;&quot;&quot;&amp;[.M295]&amp;&quot; , &quot;&amp;&quot;&quot;&amp;[.N295]&amp;&quot; , &quot;&amp;&quot;&quot;&amp;[.O295]&amp;&quot; ); &quot;)">
            <text:p/>
          </table:table-cell>
          <table:table-cell table:formula="of:=IF(ISBLANK([.D295]);&quot;&quot;;&quot;INSERT INTO DIAMOND_CORE_LOOKUPS &quot;&amp;&quot;VALUES &quot;&amp;&quot;( &quot;&amp;&quot;'&quot;&amp;[.A295]&amp;&quot;' , &quot;&amp;&quot;'&quot;&amp;[.B295]&amp;&quot;' , &quot;&amp;&quot;'&quot;&amp;[.C295]&amp;&quot;' , &quot;&amp;&quot;'&quot;&amp;[.D295]&amp;&quot;' , &quot;&amp;&quot;&quot;&amp;[.E295]&amp;&quot; , &quot;&amp;&quot;&quot;&amp;[.F295]&amp;&quot; , &quot;&amp;&quot;&quot;&amp;[.G295]&amp;&quot; , &quot;&amp;&quot;&quot;&amp;[.H295]&amp;&quot; , &quot;&amp;&quot;&quot;&amp;[.I295]&amp;&quot; , &quot;&amp;&quot;&quot;&amp;[.J295]&amp;&quot; , &quot;&amp;&quot;&quot;&amp;[.K295]&amp;&quot; , &quot;&amp;&quot;&quot;&amp;[.L295]&amp;&quot; , &quot;&amp;&quot;&quot;&amp;[.M295]&amp;&quot; , &quot;&amp;&quot;&quot;&amp;[.N295]&amp;&quot; , &quot;&amp;&quot;&quot;&amp;[.O29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6]);&quot;&quot;;[.A295]+1)">
            <text:p/>
          </table:table-cell>
          <table:table-cell table:number-columns-repeated="3"/>
          <table:table-cell table:formula="of:=IF(ISBLANK([.C296]);&quot;&quot;;&quot;null&quot;)">
            <text:p/>
          </table:table-cell>
          <table:table-cell table:formula="of:=IF(ISBLANK([.C296]);&quot;&quot;;&quot;null&quot;)">
            <text:p/>
          </table:table-cell>
          <table:table-cell table:formula="of:=IF(ISBLANK([.C296]);&quot;&quot;;&quot;null&quot;)">
            <text:p/>
          </table:table-cell>
          <table:table-cell table:formula="of:=IF(ISBLANK([.C296]);&quot;&quot;;&quot;null&quot;)">
            <text:p/>
          </table:table-cell>
          <table:table-cell table:formula="of:=IF(ISBLANK([.C296]);&quot;&quot;;&quot;null&quot;)">
            <text:p/>
          </table:table-cell>
          <table:table-cell table:formula="of:=IF(ISBLANK([.C296]);&quot;&quot;;&quot;null&quot;)">
            <text:p/>
          </table:table-cell>
          <table:table-cell table:formula="of:=IF(ISBLANK([.D29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6]);&quot;&quot;;&quot;null&quot;)">
            <text:p/>
          </table:table-cell>
          <table:table-cell table:formula="of:=IF(ISBLANK([.C296]);&quot;&quot;;&quot;null&quot;)">
            <text:p/>
          </table:table-cell>
          <table:table-cell table:formula="of:=IF(ISBLANK([.D296]);&quot;&quot;;&quot;'ACTIVE_RS'&quot;)">
            <text:p/>
          </table:table-cell>
          <table:table-cell table:formula="of:=IF(ISBLANK([.D29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6]&amp;&quot;' , &quot;&amp;&quot;'&quot;&amp;[.B296]&amp;&quot;' , &quot;&amp;&quot;'&quot;&amp;[.C296]&amp;&quot;' , &quot;&amp;&quot;'&quot;&amp;[.D296]&amp;&quot;' , &quot;&amp;&quot;&quot;&amp;[.E296]&amp;&quot; , &quot;&amp;&quot;&quot;&amp;[.F296]&amp;&quot; , &quot;&amp;&quot;&quot;&amp;[.G296]&amp;&quot; , &quot;&amp;&quot;&quot;&amp;[.H296]&amp;&quot; , &quot;&amp;&quot;&quot;&amp;[.I296]&amp;&quot; , &quot;&amp;&quot;&quot;&amp;[.J296]&amp;&quot; , &quot;&amp;&quot;&quot;&amp;[.K296]&amp;&quot; , &quot;&amp;&quot;&quot;&amp;[.L296]&amp;&quot; , &quot;&amp;&quot;&quot;&amp;[.M296]&amp;&quot; , &quot;&amp;&quot;&quot;&amp;[.N296]&amp;&quot; , &quot;&amp;&quot;&quot;&amp;[.O296]&amp;&quot; ); &quot;)">
            <text:p/>
          </table:table-cell>
          <table:table-cell table:formula="of:=IF(ISBLANK([.D296]);&quot;&quot;;&quot;INSERT INTO DIAMOND_CORE_LOOKUPS &quot;&amp;&quot;VALUES &quot;&amp;&quot;( &quot;&amp;&quot;'&quot;&amp;[.A296]&amp;&quot;' , &quot;&amp;&quot;'&quot;&amp;[.B296]&amp;&quot;' , &quot;&amp;&quot;'&quot;&amp;[.C296]&amp;&quot;' , &quot;&amp;&quot;'&quot;&amp;[.D296]&amp;&quot;' , &quot;&amp;&quot;&quot;&amp;[.E296]&amp;&quot; , &quot;&amp;&quot;&quot;&amp;[.F296]&amp;&quot; , &quot;&amp;&quot;&quot;&amp;[.G296]&amp;&quot; , &quot;&amp;&quot;&quot;&amp;[.H296]&amp;&quot; , &quot;&amp;&quot;&quot;&amp;[.I296]&amp;&quot; , &quot;&amp;&quot;&quot;&amp;[.J296]&amp;&quot; , &quot;&amp;&quot;&quot;&amp;[.K296]&amp;&quot; , &quot;&amp;&quot;&quot;&amp;[.L296]&amp;&quot; , &quot;&amp;&quot;&quot;&amp;[.M296]&amp;&quot; , &quot;&amp;&quot;&quot;&amp;[.N296]&amp;&quot; , &quot;&amp;&quot;&quot;&amp;[.O29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7]);&quot;&quot;;[.A296]+1)">
            <text:p/>
          </table:table-cell>
          <table:table-cell table:number-columns-repeated="3"/>
          <table:table-cell table:formula="of:=IF(ISBLANK([.C297]);&quot;&quot;;&quot;null&quot;)">
            <text:p/>
          </table:table-cell>
          <table:table-cell table:formula="of:=IF(ISBLANK([.C297]);&quot;&quot;;&quot;null&quot;)">
            <text:p/>
          </table:table-cell>
          <table:table-cell table:formula="of:=IF(ISBLANK([.C297]);&quot;&quot;;&quot;null&quot;)">
            <text:p/>
          </table:table-cell>
          <table:table-cell table:formula="of:=IF(ISBLANK([.C297]);&quot;&quot;;&quot;null&quot;)">
            <text:p/>
          </table:table-cell>
          <table:table-cell table:formula="of:=IF(ISBLANK([.C297]);&quot;&quot;;&quot;null&quot;)">
            <text:p/>
          </table:table-cell>
          <table:table-cell table:formula="of:=IF(ISBLANK([.C297]);&quot;&quot;;&quot;null&quot;)">
            <text:p/>
          </table:table-cell>
          <table:table-cell table:formula="of:=IF(ISBLANK([.D29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7]);&quot;&quot;;&quot;null&quot;)">
            <text:p/>
          </table:table-cell>
          <table:table-cell table:formula="of:=IF(ISBLANK([.C297]);&quot;&quot;;&quot;null&quot;)">
            <text:p/>
          </table:table-cell>
          <table:table-cell table:formula="of:=IF(ISBLANK([.D297]);&quot;&quot;;&quot;'ACTIVE_RS'&quot;)">
            <text:p/>
          </table:table-cell>
          <table:table-cell table:formula="of:=IF(ISBLANK([.D29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7]&amp;&quot;' , &quot;&amp;&quot;'&quot;&amp;[.B297]&amp;&quot;' , &quot;&amp;&quot;'&quot;&amp;[.C297]&amp;&quot;' , &quot;&amp;&quot;'&quot;&amp;[.D297]&amp;&quot;' , &quot;&amp;&quot;&quot;&amp;[.E297]&amp;&quot; , &quot;&amp;&quot;&quot;&amp;[.F297]&amp;&quot; , &quot;&amp;&quot;&quot;&amp;[.G297]&amp;&quot; , &quot;&amp;&quot;&quot;&amp;[.H297]&amp;&quot; , &quot;&amp;&quot;&quot;&amp;[.I297]&amp;&quot; , &quot;&amp;&quot;&quot;&amp;[.J297]&amp;&quot; , &quot;&amp;&quot;&quot;&amp;[.K297]&amp;&quot; , &quot;&amp;&quot;&quot;&amp;[.L297]&amp;&quot; , &quot;&amp;&quot;&quot;&amp;[.M297]&amp;&quot; , &quot;&amp;&quot;&quot;&amp;[.N297]&amp;&quot; , &quot;&amp;&quot;&quot;&amp;[.O297]&amp;&quot; ); &quot;)">
            <text:p/>
          </table:table-cell>
          <table:table-cell table:formula="of:=IF(ISBLANK([.D297]);&quot;&quot;;&quot;INSERT INTO DIAMOND_CORE_LOOKUPS &quot;&amp;&quot;VALUES &quot;&amp;&quot;( &quot;&amp;&quot;'&quot;&amp;[.A297]&amp;&quot;' , &quot;&amp;&quot;'&quot;&amp;[.B297]&amp;&quot;' , &quot;&amp;&quot;'&quot;&amp;[.C297]&amp;&quot;' , &quot;&amp;&quot;'&quot;&amp;[.D297]&amp;&quot;' , &quot;&amp;&quot;&quot;&amp;[.E297]&amp;&quot; , &quot;&amp;&quot;&quot;&amp;[.F297]&amp;&quot; , &quot;&amp;&quot;&quot;&amp;[.G297]&amp;&quot; , &quot;&amp;&quot;&quot;&amp;[.H297]&amp;&quot; , &quot;&amp;&quot;&quot;&amp;[.I297]&amp;&quot; , &quot;&amp;&quot;&quot;&amp;[.J297]&amp;&quot; , &quot;&amp;&quot;&quot;&amp;[.K297]&amp;&quot; , &quot;&amp;&quot;&quot;&amp;[.L297]&amp;&quot; , &quot;&amp;&quot;&quot;&amp;[.M297]&amp;&quot; , &quot;&amp;&quot;&quot;&amp;[.N297]&amp;&quot; , &quot;&amp;&quot;&quot;&amp;[.O29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8]);&quot;&quot;;[.A297]+1)">
            <text:p/>
          </table:table-cell>
          <table:table-cell table:number-columns-repeated="3"/>
          <table:table-cell table:formula="of:=IF(ISBLANK([.C298]);&quot;&quot;;&quot;null&quot;)">
            <text:p/>
          </table:table-cell>
          <table:table-cell table:formula="of:=IF(ISBLANK([.C298]);&quot;&quot;;&quot;null&quot;)">
            <text:p/>
          </table:table-cell>
          <table:table-cell table:formula="of:=IF(ISBLANK([.C298]);&quot;&quot;;&quot;null&quot;)">
            <text:p/>
          </table:table-cell>
          <table:table-cell table:formula="of:=IF(ISBLANK([.C298]);&quot;&quot;;&quot;null&quot;)">
            <text:p/>
          </table:table-cell>
          <table:table-cell table:formula="of:=IF(ISBLANK([.C298]);&quot;&quot;;&quot;null&quot;)">
            <text:p/>
          </table:table-cell>
          <table:table-cell table:formula="of:=IF(ISBLANK([.C298]);&quot;&quot;;&quot;null&quot;)">
            <text:p/>
          </table:table-cell>
          <table:table-cell table:formula="of:=IF(ISBLANK([.D29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8]);&quot;&quot;;&quot;null&quot;)">
            <text:p/>
          </table:table-cell>
          <table:table-cell table:formula="of:=IF(ISBLANK([.C298]);&quot;&quot;;&quot;null&quot;)">
            <text:p/>
          </table:table-cell>
          <table:table-cell table:formula="of:=IF(ISBLANK([.D298]);&quot;&quot;;&quot;'ACTIVE_RS'&quot;)">
            <text:p/>
          </table:table-cell>
          <table:table-cell table:formula="of:=IF(ISBLANK([.D29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8]&amp;&quot;' , &quot;&amp;&quot;'&quot;&amp;[.B298]&amp;&quot;' , &quot;&amp;&quot;'&quot;&amp;[.C298]&amp;&quot;' , &quot;&amp;&quot;'&quot;&amp;[.D298]&amp;&quot;' , &quot;&amp;&quot;&quot;&amp;[.E298]&amp;&quot; , &quot;&amp;&quot;&quot;&amp;[.F298]&amp;&quot; , &quot;&amp;&quot;&quot;&amp;[.G298]&amp;&quot; , &quot;&amp;&quot;&quot;&amp;[.H298]&amp;&quot; , &quot;&amp;&quot;&quot;&amp;[.I298]&amp;&quot; , &quot;&amp;&quot;&quot;&amp;[.J298]&amp;&quot; , &quot;&amp;&quot;&quot;&amp;[.K298]&amp;&quot; , &quot;&amp;&quot;&quot;&amp;[.L298]&amp;&quot; , &quot;&amp;&quot;&quot;&amp;[.M298]&amp;&quot; , &quot;&amp;&quot;&quot;&amp;[.N298]&amp;&quot; , &quot;&amp;&quot;&quot;&amp;[.O298]&amp;&quot; ); &quot;)">
            <text:p/>
          </table:table-cell>
          <table:table-cell table:formula="of:=IF(ISBLANK([.D298]);&quot;&quot;;&quot;INSERT INTO DIAMOND_CORE_LOOKUPS &quot;&amp;&quot;VALUES &quot;&amp;&quot;( &quot;&amp;&quot;'&quot;&amp;[.A298]&amp;&quot;' , &quot;&amp;&quot;'&quot;&amp;[.B298]&amp;&quot;' , &quot;&amp;&quot;'&quot;&amp;[.C298]&amp;&quot;' , &quot;&amp;&quot;'&quot;&amp;[.D298]&amp;&quot;' , &quot;&amp;&quot;&quot;&amp;[.E298]&amp;&quot; , &quot;&amp;&quot;&quot;&amp;[.F298]&amp;&quot; , &quot;&amp;&quot;&quot;&amp;[.G298]&amp;&quot; , &quot;&amp;&quot;&quot;&amp;[.H298]&amp;&quot; , &quot;&amp;&quot;&quot;&amp;[.I298]&amp;&quot; , &quot;&amp;&quot;&quot;&amp;[.J298]&amp;&quot; , &quot;&amp;&quot;&quot;&amp;[.K298]&amp;&quot; , &quot;&amp;&quot;&quot;&amp;[.L298]&amp;&quot; , &quot;&amp;&quot;&quot;&amp;[.M298]&amp;&quot; , &quot;&amp;&quot;&quot;&amp;[.N298]&amp;&quot; , &quot;&amp;&quot;&quot;&amp;[.O29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299]);&quot;&quot;;[.A298]+1)">
            <text:p/>
          </table:table-cell>
          <table:table-cell table:number-columns-repeated="3"/>
          <table:table-cell table:formula="of:=IF(ISBLANK([.C299]);&quot;&quot;;&quot;null&quot;)">
            <text:p/>
          </table:table-cell>
          <table:table-cell table:formula="of:=IF(ISBLANK([.C299]);&quot;&quot;;&quot;null&quot;)">
            <text:p/>
          </table:table-cell>
          <table:table-cell table:formula="of:=IF(ISBLANK([.C299]);&quot;&quot;;&quot;null&quot;)">
            <text:p/>
          </table:table-cell>
          <table:table-cell table:formula="of:=IF(ISBLANK([.C299]);&quot;&quot;;&quot;null&quot;)">
            <text:p/>
          </table:table-cell>
          <table:table-cell table:formula="of:=IF(ISBLANK([.C299]);&quot;&quot;;&quot;null&quot;)">
            <text:p/>
          </table:table-cell>
          <table:table-cell table:formula="of:=IF(ISBLANK([.C299]);&quot;&quot;;&quot;null&quot;)">
            <text:p/>
          </table:table-cell>
          <table:table-cell table:formula="of:=IF(ISBLANK([.D29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299]);&quot;&quot;;&quot;null&quot;)">
            <text:p/>
          </table:table-cell>
          <table:table-cell table:formula="of:=IF(ISBLANK([.C299]);&quot;&quot;;&quot;null&quot;)">
            <text:p/>
          </table:table-cell>
          <table:table-cell table:formula="of:=IF(ISBLANK([.D299]);&quot;&quot;;&quot;'ACTIVE_RS'&quot;)">
            <text:p/>
          </table:table-cell>
          <table:table-cell table:formula="of:=IF(ISBLANK([.D29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299]&amp;&quot;' , &quot;&amp;&quot;'&quot;&amp;[.B299]&amp;&quot;' , &quot;&amp;&quot;'&quot;&amp;[.C299]&amp;&quot;' , &quot;&amp;&quot;'&quot;&amp;[.D299]&amp;&quot;' , &quot;&amp;&quot;&quot;&amp;[.E299]&amp;&quot; , &quot;&amp;&quot;&quot;&amp;[.F299]&amp;&quot; , &quot;&amp;&quot;&quot;&amp;[.G299]&amp;&quot; , &quot;&amp;&quot;&quot;&amp;[.H299]&amp;&quot; , &quot;&amp;&quot;&quot;&amp;[.I299]&amp;&quot; , &quot;&amp;&quot;&quot;&amp;[.J299]&amp;&quot; , &quot;&amp;&quot;&quot;&amp;[.K299]&amp;&quot; , &quot;&amp;&quot;&quot;&amp;[.L299]&amp;&quot; , &quot;&amp;&quot;&quot;&amp;[.M299]&amp;&quot; , &quot;&amp;&quot;&quot;&amp;[.N299]&amp;&quot; , &quot;&amp;&quot;&quot;&amp;[.O299]&amp;&quot; ); &quot;)">
            <text:p/>
          </table:table-cell>
          <table:table-cell table:formula="of:=IF(ISBLANK([.D299]);&quot;&quot;;&quot;INSERT INTO DIAMOND_CORE_LOOKUPS &quot;&amp;&quot;VALUES &quot;&amp;&quot;( &quot;&amp;&quot;'&quot;&amp;[.A299]&amp;&quot;' , &quot;&amp;&quot;'&quot;&amp;[.B299]&amp;&quot;' , &quot;&amp;&quot;'&quot;&amp;[.C299]&amp;&quot;' , &quot;&amp;&quot;'&quot;&amp;[.D299]&amp;&quot;' , &quot;&amp;&quot;&quot;&amp;[.E299]&amp;&quot; , &quot;&amp;&quot;&quot;&amp;[.F299]&amp;&quot; , &quot;&amp;&quot;&quot;&amp;[.G299]&amp;&quot; , &quot;&amp;&quot;&quot;&amp;[.H299]&amp;&quot; , &quot;&amp;&quot;&quot;&amp;[.I299]&amp;&quot; , &quot;&amp;&quot;&quot;&amp;[.J299]&amp;&quot; , &quot;&amp;&quot;&quot;&amp;[.K299]&amp;&quot; , &quot;&amp;&quot;&quot;&amp;[.L299]&amp;&quot; , &quot;&amp;&quot;&quot;&amp;[.M299]&amp;&quot; , &quot;&amp;&quot;&quot;&amp;[.N299]&amp;&quot; , &quot;&amp;&quot;&quot;&amp;[.O29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0]);&quot;&quot;;[.A299]+1)">
            <text:p/>
          </table:table-cell>
          <table:table-cell table:number-columns-repeated="3"/>
          <table:table-cell table:formula="of:=IF(ISBLANK([.C300]);&quot;&quot;;&quot;null&quot;)">
            <text:p/>
          </table:table-cell>
          <table:table-cell table:formula="of:=IF(ISBLANK([.C300]);&quot;&quot;;&quot;null&quot;)">
            <text:p/>
          </table:table-cell>
          <table:table-cell table:formula="of:=IF(ISBLANK([.C300]);&quot;&quot;;&quot;null&quot;)">
            <text:p/>
          </table:table-cell>
          <table:table-cell table:formula="of:=IF(ISBLANK([.C300]);&quot;&quot;;&quot;null&quot;)">
            <text:p/>
          </table:table-cell>
          <table:table-cell table:formula="of:=IF(ISBLANK([.C300]);&quot;&quot;;&quot;null&quot;)">
            <text:p/>
          </table:table-cell>
          <table:table-cell table:formula="of:=IF(ISBLANK([.C300]);&quot;&quot;;&quot;null&quot;)">
            <text:p/>
          </table:table-cell>
          <table:table-cell table:formula="of:=IF(ISBLANK([.D30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0]);&quot;&quot;;&quot;null&quot;)">
            <text:p/>
          </table:table-cell>
          <table:table-cell table:formula="of:=IF(ISBLANK([.C300]);&quot;&quot;;&quot;null&quot;)">
            <text:p/>
          </table:table-cell>
          <table:table-cell table:formula="of:=IF(ISBLANK([.D300]);&quot;&quot;;&quot;'ACTIVE_RS'&quot;)">
            <text:p/>
          </table:table-cell>
          <table:table-cell table:formula="of:=IF(ISBLANK([.D30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0]&amp;&quot;' , &quot;&amp;&quot;'&quot;&amp;[.B300]&amp;&quot;' , &quot;&amp;&quot;'&quot;&amp;[.C300]&amp;&quot;' , &quot;&amp;&quot;'&quot;&amp;[.D300]&amp;&quot;' , &quot;&amp;&quot;&quot;&amp;[.E300]&amp;&quot; , &quot;&amp;&quot;&quot;&amp;[.F300]&amp;&quot; , &quot;&amp;&quot;&quot;&amp;[.G300]&amp;&quot; , &quot;&amp;&quot;&quot;&amp;[.H300]&amp;&quot; , &quot;&amp;&quot;&quot;&amp;[.I300]&amp;&quot; , &quot;&amp;&quot;&quot;&amp;[.J300]&amp;&quot; , &quot;&amp;&quot;&quot;&amp;[.K300]&amp;&quot; , &quot;&amp;&quot;&quot;&amp;[.L300]&amp;&quot; , &quot;&amp;&quot;&quot;&amp;[.M300]&amp;&quot; , &quot;&amp;&quot;&quot;&amp;[.N300]&amp;&quot; , &quot;&amp;&quot;&quot;&amp;[.O300]&amp;&quot; ); &quot;)">
            <text:p/>
          </table:table-cell>
          <table:table-cell table:formula="of:=IF(ISBLANK([.D300]);&quot;&quot;;&quot;INSERT INTO DIAMOND_CORE_LOOKUPS &quot;&amp;&quot;VALUES &quot;&amp;&quot;( &quot;&amp;&quot;'&quot;&amp;[.A300]&amp;&quot;' , &quot;&amp;&quot;'&quot;&amp;[.B300]&amp;&quot;' , &quot;&amp;&quot;'&quot;&amp;[.C300]&amp;&quot;' , &quot;&amp;&quot;'&quot;&amp;[.D300]&amp;&quot;' , &quot;&amp;&quot;&quot;&amp;[.E300]&amp;&quot; , &quot;&amp;&quot;&quot;&amp;[.F300]&amp;&quot; , &quot;&amp;&quot;&quot;&amp;[.G300]&amp;&quot; , &quot;&amp;&quot;&quot;&amp;[.H300]&amp;&quot; , &quot;&amp;&quot;&quot;&amp;[.I300]&amp;&quot; , &quot;&amp;&quot;&quot;&amp;[.J300]&amp;&quot; , &quot;&amp;&quot;&quot;&amp;[.K300]&amp;&quot; , &quot;&amp;&quot;&quot;&amp;[.L300]&amp;&quot; , &quot;&amp;&quot;&quot;&amp;[.M300]&amp;&quot; , &quot;&amp;&quot;&quot;&amp;[.N300]&amp;&quot; , &quot;&amp;&quot;&quot;&amp;[.O30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1]);&quot;&quot;;[.A300]+1)">
            <text:p/>
          </table:table-cell>
          <table:table-cell table:number-columns-repeated="3"/>
          <table:table-cell table:formula="of:=IF(ISBLANK([.C301]);&quot;&quot;;&quot;null&quot;)">
            <text:p/>
          </table:table-cell>
          <table:table-cell table:formula="of:=IF(ISBLANK([.C301]);&quot;&quot;;&quot;null&quot;)">
            <text:p/>
          </table:table-cell>
          <table:table-cell table:formula="of:=IF(ISBLANK([.C301]);&quot;&quot;;&quot;null&quot;)">
            <text:p/>
          </table:table-cell>
          <table:table-cell table:formula="of:=IF(ISBLANK([.C301]);&quot;&quot;;&quot;null&quot;)">
            <text:p/>
          </table:table-cell>
          <table:table-cell table:formula="of:=IF(ISBLANK([.C301]);&quot;&quot;;&quot;null&quot;)">
            <text:p/>
          </table:table-cell>
          <table:table-cell table:formula="of:=IF(ISBLANK([.C301]);&quot;&quot;;&quot;null&quot;)">
            <text:p/>
          </table:table-cell>
          <table:table-cell table:formula="of:=IF(ISBLANK([.D30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1]);&quot;&quot;;&quot;null&quot;)">
            <text:p/>
          </table:table-cell>
          <table:table-cell table:formula="of:=IF(ISBLANK([.C301]);&quot;&quot;;&quot;null&quot;)">
            <text:p/>
          </table:table-cell>
          <table:table-cell table:formula="of:=IF(ISBLANK([.D301]);&quot;&quot;;&quot;'ACTIVE_RS'&quot;)">
            <text:p/>
          </table:table-cell>
          <table:table-cell table:formula="of:=IF(ISBLANK([.D30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1]&amp;&quot;' , &quot;&amp;&quot;'&quot;&amp;[.B301]&amp;&quot;' , &quot;&amp;&quot;'&quot;&amp;[.C301]&amp;&quot;' , &quot;&amp;&quot;'&quot;&amp;[.D301]&amp;&quot;' , &quot;&amp;&quot;&quot;&amp;[.E301]&amp;&quot; , &quot;&amp;&quot;&quot;&amp;[.F301]&amp;&quot; , &quot;&amp;&quot;&quot;&amp;[.G301]&amp;&quot; , &quot;&amp;&quot;&quot;&amp;[.H301]&amp;&quot; , &quot;&amp;&quot;&quot;&amp;[.I301]&amp;&quot; , &quot;&amp;&quot;&quot;&amp;[.J301]&amp;&quot; , &quot;&amp;&quot;&quot;&amp;[.K301]&amp;&quot; , &quot;&amp;&quot;&quot;&amp;[.L301]&amp;&quot; , &quot;&amp;&quot;&quot;&amp;[.M301]&amp;&quot; , &quot;&amp;&quot;&quot;&amp;[.N301]&amp;&quot; , &quot;&amp;&quot;&quot;&amp;[.O301]&amp;&quot; ); &quot;)">
            <text:p/>
          </table:table-cell>
          <table:table-cell table:formula="of:=IF(ISBLANK([.D301]);&quot;&quot;;&quot;INSERT INTO DIAMOND_CORE_LOOKUPS &quot;&amp;&quot;VALUES &quot;&amp;&quot;( &quot;&amp;&quot;'&quot;&amp;[.A301]&amp;&quot;' , &quot;&amp;&quot;'&quot;&amp;[.B301]&amp;&quot;' , &quot;&amp;&quot;'&quot;&amp;[.C301]&amp;&quot;' , &quot;&amp;&quot;'&quot;&amp;[.D301]&amp;&quot;' , &quot;&amp;&quot;&quot;&amp;[.E301]&amp;&quot; , &quot;&amp;&quot;&quot;&amp;[.F301]&amp;&quot; , &quot;&amp;&quot;&quot;&amp;[.G301]&amp;&quot; , &quot;&amp;&quot;&quot;&amp;[.H301]&amp;&quot; , &quot;&amp;&quot;&quot;&amp;[.I301]&amp;&quot; , &quot;&amp;&quot;&quot;&amp;[.J301]&amp;&quot; , &quot;&amp;&quot;&quot;&amp;[.K301]&amp;&quot; , &quot;&amp;&quot;&quot;&amp;[.L301]&amp;&quot; , &quot;&amp;&quot;&quot;&amp;[.M301]&amp;&quot; , &quot;&amp;&quot;&quot;&amp;[.N301]&amp;&quot; , &quot;&amp;&quot;&quot;&amp;[.O30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2]);&quot;&quot;;[.A301]+1)">
            <text:p/>
          </table:table-cell>
          <table:table-cell table:number-columns-repeated="3"/>
          <table:table-cell table:formula="of:=IF(ISBLANK([.C302]);&quot;&quot;;&quot;null&quot;)">
            <text:p/>
          </table:table-cell>
          <table:table-cell table:formula="of:=IF(ISBLANK([.C302]);&quot;&quot;;&quot;null&quot;)">
            <text:p/>
          </table:table-cell>
          <table:table-cell table:formula="of:=IF(ISBLANK([.C302]);&quot;&quot;;&quot;null&quot;)">
            <text:p/>
          </table:table-cell>
          <table:table-cell table:formula="of:=IF(ISBLANK([.C302]);&quot;&quot;;&quot;null&quot;)">
            <text:p/>
          </table:table-cell>
          <table:table-cell table:formula="of:=IF(ISBLANK([.C302]);&quot;&quot;;&quot;null&quot;)">
            <text:p/>
          </table:table-cell>
          <table:table-cell table:formula="of:=IF(ISBLANK([.C302]);&quot;&quot;;&quot;null&quot;)">
            <text:p/>
          </table:table-cell>
          <table:table-cell table:formula="of:=IF(ISBLANK([.D30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2]);&quot;&quot;;&quot;null&quot;)">
            <text:p/>
          </table:table-cell>
          <table:table-cell table:formula="of:=IF(ISBLANK([.C302]);&quot;&quot;;&quot;null&quot;)">
            <text:p/>
          </table:table-cell>
          <table:table-cell table:formula="of:=IF(ISBLANK([.D302]);&quot;&quot;;&quot;'ACTIVE_RS'&quot;)">
            <text:p/>
          </table:table-cell>
          <table:table-cell table:formula="of:=IF(ISBLANK([.D30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2]&amp;&quot;' , &quot;&amp;&quot;'&quot;&amp;[.B302]&amp;&quot;' , &quot;&amp;&quot;'&quot;&amp;[.C302]&amp;&quot;' , &quot;&amp;&quot;'&quot;&amp;[.D302]&amp;&quot;' , &quot;&amp;&quot;&quot;&amp;[.E302]&amp;&quot; , &quot;&amp;&quot;&quot;&amp;[.F302]&amp;&quot; , &quot;&amp;&quot;&quot;&amp;[.G302]&amp;&quot; , &quot;&amp;&quot;&quot;&amp;[.H302]&amp;&quot; , &quot;&amp;&quot;&quot;&amp;[.I302]&amp;&quot; , &quot;&amp;&quot;&quot;&amp;[.J302]&amp;&quot; , &quot;&amp;&quot;&quot;&amp;[.K302]&amp;&quot; , &quot;&amp;&quot;&quot;&amp;[.L302]&amp;&quot; , &quot;&amp;&quot;&quot;&amp;[.M302]&amp;&quot; , &quot;&amp;&quot;&quot;&amp;[.N302]&amp;&quot; , &quot;&amp;&quot;&quot;&amp;[.O302]&amp;&quot; ); &quot;)">
            <text:p/>
          </table:table-cell>
          <table:table-cell table:formula="of:=IF(ISBLANK([.D302]);&quot;&quot;;&quot;INSERT INTO DIAMOND_CORE_LOOKUPS &quot;&amp;&quot;VALUES &quot;&amp;&quot;( &quot;&amp;&quot;'&quot;&amp;[.A302]&amp;&quot;' , &quot;&amp;&quot;'&quot;&amp;[.B302]&amp;&quot;' , &quot;&amp;&quot;'&quot;&amp;[.C302]&amp;&quot;' , &quot;&amp;&quot;'&quot;&amp;[.D302]&amp;&quot;' , &quot;&amp;&quot;&quot;&amp;[.E302]&amp;&quot; , &quot;&amp;&quot;&quot;&amp;[.F302]&amp;&quot; , &quot;&amp;&quot;&quot;&amp;[.G302]&amp;&quot; , &quot;&amp;&quot;&quot;&amp;[.H302]&amp;&quot; , &quot;&amp;&quot;&quot;&amp;[.I302]&amp;&quot; , &quot;&amp;&quot;&quot;&amp;[.J302]&amp;&quot; , &quot;&amp;&quot;&quot;&amp;[.K302]&amp;&quot; , &quot;&amp;&quot;&quot;&amp;[.L302]&amp;&quot; , &quot;&amp;&quot;&quot;&amp;[.M302]&amp;&quot; , &quot;&amp;&quot;&quot;&amp;[.N302]&amp;&quot; , &quot;&amp;&quot;&quot;&amp;[.O30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3]);&quot;&quot;;[.A302]+1)">
            <text:p/>
          </table:table-cell>
          <table:table-cell table:number-columns-repeated="3"/>
          <table:table-cell table:formula="of:=IF(ISBLANK([.C303]);&quot;&quot;;&quot;null&quot;)">
            <text:p/>
          </table:table-cell>
          <table:table-cell table:formula="of:=IF(ISBLANK([.C303]);&quot;&quot;;&quot;null&quot;)">
            <text:p/>
          </table:table-cell>
          <table:table-cell table:formula="of:=IF(ISBLANK([.C303]);&quot;&quot;;&quot;null&quot;)">
            <text:p/>
          </table:table-cell>
          <table:table-cell table:formula="of:=IF(ISBLANK([.C303]);&quot;&quot;;&quot;null&quot;)">
            <text:p/>
          </table:table-cell>
          <table:table-cell table:formula="of:=IF(ISBLANK([.C303]);&quot;&quot;;&quot;null&quot;)">
            <text:p/>
          </table:table-cell>
          <table:table-cell table:formula="of:=IF(ISBLANK([.C303]);&quot;&quot;;&quot;null&quot;)">
            <text:p/>
          </table:table-cell>
          <table:table-cell table:formula="of:=IF(ISBLANK([.D30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3]);&quot;&quot;;&quot;null&quot;)">
            <text:p/>
          </table:table-cell>
          <table:table-cell table:formula="of:=IF(ISBLANK([.C303]);&quot;&quot;;&quot;null&quot;)">
            <text:p/>
          </table:table-cell>
          <table:table-cell table:formula="of:=IF(ISBLANK([.D303]);&quot;&quot;;&quot;'ACTIVE_RS'&quot;)">
            <text:p/>
          </table:table-cell>
          <table:table-cell table:formula="of:=IF(ISBLANK([.D30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3]&amp;&quot;' , &quot;&amp;&quot;'&quot;&amp;[.B303]&amp;&quot;' , &quot;&amp;&quot;'&quot;&amp;[.C303]&amp;&quot;' , &quot;&amp;&quot;'&quot;&amp;[.D303]&amp;&quot;' , &quot;&amp;&quot;&quot;&amp;[.E303]&amp;&quot; , &quot;&amp;&quot;&quot;&amp;[.F303]&amp;&quot; , &quot;&amp;&quot;&quot;&amp;[.G303]&amp;&quot; , &quot;&amp;&quot;&quot;&amp;[.H303]&amp;&quot; , &quot;&amp;&quot;&quot;&amp;[.I303]&amp;&quot; , &quot;&amp;&quot;&quot;&amp;[.J303]&amp;&quot; , &quot;&amp;&quot;&quot;&amp;[.K303]&amp;&quot; , &quot;&amp;&quot;&quot;&amp;[.L303]&amp;&quot; , &quot;&amp;&quot;&quot;&amp;[.M303]&amp;&quot; , &quot;&amp;&quot;&quot;&amp;[.N303]&amp;&quot; , &quot;&amp;&quot;&quot;&amp;[.O303]&amp;&quot; ); &quot;)">
            <text:p/>
          </table:table-cell>
          <table:table-cell table:formula="of:=IF(ISBLANK([.D303]);&quot;&quot;;&quot;INSERT INTO DIAMOND_CORE_LOOKUPS &quot;&amp;&quot;VALUES &quot;&amp;&quot;( &quot;&amp;&quot;'&quot;&amp;[.A303]&amp;&quot;' , &quot;&amp;&quot;'&quot;&amp;[.B303]&amp;&quot;' , &quot;&amp;&quot;'&quot;&amp;[.C303]&amp;&quot;' , &quot;&amp;&quot;'&quot;&amp;[.D303]&amp;&quot;' , &quot;&amp;&quot;&quot;&amp;[.E303]&amp;&quot; , &quot;&amp;&quot;&quot;&amp;[.F303]&amp;&quot; , &quot;&amp;&quot;&quot;&amp;[.G303]&amp;&quot; , &quot;&amp;&quot;&quot;&amp;[.H303]&amp;&quot; , &quot;&amp;&quot;&quot;&amp;[.I303]&amp;&quot; , &quot;&amp;&quot;&quot;&amp;[.J303]&amp;&quot; , &quot;&amp;&quot;&quot;&amp;[.K303]&amp;&quot; , &quot;&amp;&quot;&quot;&amp;[.L303]&amp;&quot; , &quot;&amp;&quot;&quot;&amp;[.M303]&amp;&quot; , &quot;&amp;&quot;&quot;&amp;[.N303]&amp;&quot; , &quot;&amp;&quot;&quot;&amp;[.O30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4]);&quot;&quot;;[.A303]+1)">
            <text:p/>
          </table:table-cell>
          <table:table-cell table:number-columns-repeated="3"/>
          <table:table-cell table:formula="of:=IF(ISBLANK([.C304]);&quot;&quot;;&quot;null&quot;)">
            <text:p/>
          </table:table-cell>
          <table:table-cell table:formula="of:=IF(ISBLANK([.C304]);&quot;&quot;;&quot;null&quot;)">
            <text:p/>
          </table:table-cell>
          <table:table-cell table:formula="of:=IF(ISBLANK([.C304]);&quot;&quot;;&quot;null&quot;)">
            <text:p/>
          </table:table-cell>
          <table:table-cell table:formula="of:=IF(ISBLANK([.C304]);&quot;&quot;;&quot;null&quot;)">
            <text:p/>
          </table:table-cell>
          <table:table-cell table:formula="of:=IF(ISBLANK([.C304]);&quot;&quot;;&quot;null&quot;)">
            <text:p/>
          </table:table-cell>
          <table:table-cell table:formula="of:=IF(ISBLANK([.C304]);&quot;&quot;;&quot;null&quot;)">
            <text:p/>
          </table:table-cell>
          <table:table-cell table:formula="of:=IF(ISBLANK([.D30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4]);&quot;&quot;;&quot;null&quot;)">
            <text:p/>
          </table:table-cell>
          <table:table-cell table:formula="of:=IF(ISBLANK([.C304]);&quot;&quot;;&quot;null&quot;)">
            <text:p/>
          </table:table-cell>
          <table:table-cell table:formula="of:=IF(ISBLANK([.D304]);&quot;&quot;;&quot;'ACTIVE_RS'&quot;)">
            <text:p/>
          </table:table-cell>
          <table:table-cell table:formula="of:=IF(ISBLANK([.D30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4]&amp;&quot;' , &quot;&amp;&quot;'&quot;&amp;[.B304]&amp;&quot;' , &quot;&amp;&quot;'&quot;&amp;[.C304]&amp;&quot;' , &quot;&amp;&quot;'&quot;&amp;[.D304]&amp;&quot;' , &quot;&amp;&quot;&quot;&amp;[.E304]&amp;&quot; , &quot;&amp;&quot;&quot;&amp;[.F304]&amp;&quot; , &quot;&amp;&quot;&quot;&amp;[.G304]&amp;&quot; , &quot;&amp;&quot;&quot;&amp;[.H304]&amp;&quot; , &quot;&amp;&quot;&quot;&amp;[.I304]&amp;&quot; , &quot;&amp;&quot;&quot;&amp;[.J304]&amp;&quot; , &quot;&amp;&quot;&quot;&amp;[.K304]&amp;&quot; , &quot;&amp;&quot;&quot;&amp;[.L304]&amp;&quot; , &quot;&amp;&quot;&quot;&amp;[.M304]&amp;&quot; , &quot;&amp;&quot;&quot;&amp;[.N304]&amp;&quot; , &quot;&amp;&quot;&quot;&amp;[.O304]&amp;&quot; ); &quot;)">
            <text:p/>
          </table:table-cell>
          <table:table-cell table:formula="of:=IF(ISBLANK([.D304]);&quot;&quot;;&quot;INSERT INTO DIAMOND_CORE_LOOKUPS &quot;&amp;&quot;VALUES &quot;&amp;&quot;( &quot;&amp;&quot;'&quot;&amp;[.A304]&amp;&quot;' , &quot;&amp;&quot;'&quot;&amp;[.B304]&amp;&quot;' , &quot;&amp;&quot;'&quot;&amp;[.C304]&amp;&quot;' , &quot;&amp;&quot;'&quot;&amp;[.D304]&amp;&quot;' , &quot;&amp;&quot;&quot;&amp;[.E304]&amp;&quot; , &quot;&amp;&quot;&quot;&amp;[.F304]&amp;&quot; , &quot;&amp;&quot;&quot;&amp;[.G304]&amp;&quot; , &quot;&amp;&quot;&quot;&amp;[.H304]&amp;&quot; , &quot;&amp;&quot;&quot;&amp;[.I304]&amp;&quot; , &quot;&amp;&quot;&quot;&amp;[.J304]&amp;&quot; , &quot;&amp;&quot;&quot;&amp;[.K304]&amp;&quot; , &quot;&amp;&quot;&quot;&amp;[.L304]&amp;&quot; , &quot;&amp;&quot;&quot;&amp;[.M304]&amp;&quot; , &quot;&amp;&quot;&quot;&amp;[.N304]&amp;&quot; , &quot;&amp;&quot;&quot;&amp;[.O30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5]);&quot;&quot;;[.A304]+1)">
            <text:p/>
          </table:table-cell>
          <table:table-cell table:number-columns-repeated="3"/>
          <table:table-cell table:formula="of:=IF(ISBLANK([.C305]);&quot;&quot;;&quot;null&quot;)">
            <text:p/>
          </table:table-cell>
          <table:table-cell table:formula="of:=IF(ISBLANK([.C305]);&quot;&quot;;&quot;null&quot;)">
            <text:p/>
          </table:table-cell>
          <table:table-cell table:formula="of:=IF(ISBLANK([.C305]);&quot;&quot;;&quot;null&quot;)">
            <text:p/>
          </table:table-cell>
          <table:table-cell table:formula="of:=IF(ISBLANK([.C305]);&quot;&quot;;&quot;null&quot;)">
            <text:p/>
          </table:table-cell>
          <table:table-cell table:formula="of:=IF(ISBLANK([.C305]);&quot;&quot;;&quot;null&quot;)">
            <text:p/>
          </table:table-cell>
          <table:table-cell table:formula="of:=IF(ISBLANK([.C305]);&quot;&quot;;&quot;null&quot;)">
            <text:p/>
          </table:table-cell>
          <table:table-cell table:formula="of:=IF(ISBLANK([.D30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5]);&quot;&quot;;&quot;null&quot;)">
            <text:p/>
          </table:table-cell>
          <table:table-cell table:formula="of:=IF(ISBLANK([.C305]);&quot;&quot;;&quot;null&quot;)">
            <text:p/>
          </table:table-cell>
          <table:table-cell table:formula="of:=IF(ISBLANK([.D305]);&quot;&quot;;&quot;'ACTIVE_RS'&quot;)">
            <text:p/>
          </table:table-cell>
          <table:table-cell table:formula="of:=IF(ISBLANK([.D30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5]&amp;&quot;' , &quot;&amp;&quot;'&quot;&amp;[.B305]&amp;&quot;' , &quot;&amp;&quot;'&quot;&amp;[.C305]&amp;&quot;' , &quot;&amp;&quot;'&quot;&amp;[.D305]&amp;&quot;' , &quot;&amp;&quot;&quot;&amp;[.E305]&amp;&quot; , &quot;&amp;&quot;&quot;&amp;[.F305]&amp;&quot; , &quot;&amp;&quot;&quot;&amp;[.G305]&amp;&quot; , &quot;&amp;&quot;&quot;&amp;[.H305]&amp;&quot; , &quot;&amp;&quot;&quot;&amp;[.I305]&amp;&quot; , &quot;&amp;&quot;&quot;&amp;[.J305]&amp;&quot; , &quot;&amp;&quot;&quot;&amp;[.K305]&amp;&quot; , &quot;&amp;&quot;&quot;&amp;[.L305]&amp;&quot; , &quot;&amp;&quot;&quot;&amp;[.M305]&amp;&quot; , &quot;&amp;&quot;&quot;&amp;[.N305]&amp;&quot; , &quot;&amp;&quot;&quot;&amp;[.O305]&amp;&quot; ); &quot;)">
            <text:p/>
          </table:table-cell>
          <table:table-cell table:formula="of:=IF(ISBLANK([.D305]);&quot;&quot;;&quot;INSERT INTO DIAMOND_CORE_LOOKUPS &quot;&amp;&quot;VALUES &quot;&amp;&quot;( &quot;&amp;&quot;'&quot;&amp;[.A305]&amp;&quot;' , &quot;&amp;&quot;'&quot;&amp;[.B305]&amp;&quot;' , &quot;&amp;&quot;'&quot;&amp;[.C305]&amp;&quot;' , &quot;&amp;&quot;'&quot;&amp;[.D305]&amp;&quot;' , &quot;&amp;&quot;&quot;&amp;[.E305]&amp;&quot; , &quot;&amp;&quot;&quot;&amp;[.F305]&amp;&quot; , &quot;&amp;&quot;&quot;&amp;[.G305]&amp;&quot; , &quot;&amp;&quot;&quot;&amp;[.H305]&amp;&quot; , &quot;&amp;&quot;&quot;&amp;[.I305]&amp;&quot; , &quot;&amp;&quot;&quot;&amp;[.J305]&amp;&quot; , &quot;&amp;&quot;&quot;&amp;[.K305]&amp;&quot; , &quot;&amp;&quot;&quot;&amp;[.L305]&amp;&quot; , &quot;&amp;&quot;&quot;&amp;[.M305]&amp;&quot; , &quot;&amp;&quot;&quot;&amp;[.N305]&amp;&quot; , &quot;&amp;&quot;&quot;&amp;[.O30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6]);&quot;&quot;;[.A305]+1)">
            <text:p/>
          </table:table-cell>
          <table:table-cell table:number-columns-repeated="3"/>
          <table:table-cell table:formula="of:=IF(ISBLANK([.C306]);&quot;&quot;;&quot;null&quot;)">
            <text:p/>
          </table:table-cell>
          <table:table-cell table:formula="of:=IF(ISBLANK([.C306]);&quot;&quot;;&quot;null&quot;)">
            <text:p/>
          </table:table-cell>
          <table:table-cell table:formula="of:=IF(ISBLANK([.C306]);&quot;&quot;;&quot;null&quot;)">
            <text:p/>
          </table:table-cell>
          <table:table-cell table:formula="of:=IF(ISBLANK([.C306]);&quot;&quot;;&quot;null&quot;)">
            <text:p/>
          </table:table-cell>
          <table:table-cell table:formula="of:=IF(ISBLANK([.C306]);&quot;&quot;;&quot;null&quot;)">
            <text:p/>
          </table:table-cell>
          <table:table-cell table:formula="of:=IF(ISBLANK([.C306]);&quot;&quot;;&quot;null&quot;)">
            <text:p/>
          </table:table-cell>
          <table:table-cell table:formula="of:=IF(ISBLANK([.D30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6]);&quot;&quot;;&quot;null&quot;)">
            <text:p/>
          </table:table-cell>
          <table:table-cell table:formula="of:=IF(ISBLANK([.C306]);&quot;&quot;;&quot;null&quot;)">
            <text:p/>
          </table:table-cell>
          <table:table-cell table:formula="of:=IF(ISBLANK([.D306]);&quot;&quot;;&quot;'ACTIVE_RS'&quot;)">
            <text:p/>
          </table:table-cell>
          <table:table-cell table:formula="of:=IF(ISBLANK([.D30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6]&amp;&quot;' , &quot;&amp;&quot;'&quot;&amp;[.B306]&amp;&quot;' , &quot;&amp;&quot;'&quot;&amp;[.C306]&amp;&quot;' , &quot;&amp;&quot;'&quot;&amp;[.D306]&amp;&quot;' , &quot;&amp;&quot;&quot;&amp;[.E306]&amp;&quot; , &quot;&amp;&quot;&quot;&amp;[.F306]&amp;&quot; , &quot;&amp;&quot;&quot;&amp;[.G306]&amp;&quot; , &quot;&amp;&quot;&quot;&amp;[.H306]&amp;&quot; , &quot;&amp;&quot;&quot;&amp;[.I306]&amp;&quot; , &quot;&amp;&quot;&quot;&amp;[.J306]&amp;&quot; , &quot;&amp;&quot;&quot;&amp;[.K306]&amp;&quot; , &quot;&amp;&quot;&quot;&amp;[.L306]&amp;&quot; , &quot;&amp;&quot;&quot;&amp;[.M306]&amp;&quot; , &quot;&amp;&quot;&quot;&amp;[.N306]&amp;&quot; , &quot;&amp;&quot;&quot;&amp;[.O306]&amp;&quot; ); &quot;)">
            <text:p/>
          </table:table-cell>
          <table:table-cell table:formula="of:=IF(ISBLANK([.D306]);&quot;&quot;;&quot;INSERT INTO DIAMOND_CORE_LOOKUPS &quot;&amp;&quot;VALUES &quot;&amp;&quot;( &quot;&amp;&quot;'&quot;&amp;[.A306]&amp;&quot;' , &quot;&amp;&quot;'&quot;&amp;[.B306]&amp;&quot;' , &quot;&amp;&quot;'&quot;&amp;[.C306]&amp;&quot;' , &quot;&amp;&quot;'&quot;&amp;[.D306]&amp;&quot;' , &quot;&amp;&quot;&quot;&amp;[.E306]&amp;&quot; , &quot;&amp;&quot;&quot;&amp;[.F306]&amp;&quot; , &quot;&amp;&quot;&quot;&amp;[.G306]&amp;&quot; , &quot;&amp;&quot;&quot;&amp;[.H306]&amp;&quot; , &quot;&amp;&quot;&quot;&amp;[.I306]&amp;&quot; , &quot;&amp;&quot;&quot;&amp;[.J306]&amp;&quot; , &quot;&amp;&quot;&quot;&amp;[.K306]&amp;&quot; , &quot;&amp;&quot;&quot;&amp;[.L306]&amp;&quot; , &quot;&amp;&quot;&quot;&amp;[.M306]&amp;&quot; , &quot;&amp;&quot;&quot;&amp;[.N306]&amp;&quot; , &quot;&amp;&quot;&quot;&amp;[.O30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7]);&quot;&quot;;[.A306]+1)">
            <text:p/>
          </table:table-cell>
          <table:table-cell table:number-columns-repeated="3"/>
          <table:table-cell table:formula="of:=IF(ISBLANK([.C307]);&quot;&quot;;&quot;null&quot;)">
            <text:p/>
          </table:table-cell>
          <table:table-cell table:formula="of:=IF(ISBLANK([.C307]);&quot;&quot;;&quot;null&quot;)">
            <text:p/>
          </table:table-cell>
          <table:table-cell table:formula="of:=IF(ISBLANK([.C307]);&quot;&quot;;&quot;null&quot;)">
            <text:p/>
          </table:table-cell>
          <table:table-cell table:formula="of:=IF(ISBLANK([.C307]);&quot;&quot;;&quot;null&quot;)">
            <text:p/>
          </table:table-cell>
          <table:table-cell table:formula="of:=IF(ISBLANK([.C307]);&quot;&quot;;&quot;null&quot;)">
            <text:p/>
          </table:table-cell>
          <table:table-cell table:formula="of:=IF(ISBLANK([.C307]);&quot;&quot;;&quot;null&quot;)">
            <text:p/>
          </table:table-cell>
          <table:table-cell table:formula="of:=IF(ISBLANK([.D30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7]);&quot;&quot;;&quot;null&quot;)">
            <text:p/>
          </table:table-cell>
          <table:table-cell table:formula="of:=IF(ISBLANK([.C307]);&quot;&quot;;&quot;null&quot;)">
            <text:p/>
          </table:table-cell>
          <table:table-cell table:formula="of:=IF(ISBLANK([.D307]);&quot;&quot;;&quot;'ACTIVE_RS'&quot;)">
            <text:p/>
          </table:table-cell>
          <table:table-cell table:formula="of:=IF(ISBLANK([.D30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7]&amp;&quot;' , &quot;&amp;&quot;'&quot;&amp;[.B307]&amp;&quot;' , &quot;&amp;&quot;'&quot;&amp;[.C307]&amp;&quot;' , &quot;&amp;&quot;'&quot;&amp;[.D307]&amp;&quot;' , &quot;&amp;&quot;&quot;&amp;[.E307]&amp;&quot; , &quot;&amp;&quot;&quot;&amp;[.F307]&amp;&quot; , &quot;&amp;&quot;&quot;&amp;[.G307]&amp;&quot; , &quot;&amp;&quot;&quot;&amp;[.H307]&amp;&quot; , &quot;&amp;&quot;&quot;&amp;[.I307]&amp;&quot; , &quot;&amp;&quot;&quot;&amp;[.J307]&amp;&quot; , &quot;&amp;&quot;&quot;&amp;[.K307]&amp;&quot; , &quot;&amp;&quot;&quot;&amp;[.L307]&amp;&quot; , &quot;&amp;&quot;&quot;&amp;[.M307]&amp;&quot; , &quot;&amp;&quot;&quot;&amp;[.N307]&amp;&quot; , &quot;&amp;&quot;&quot;&amp;[.O307]&amp;&quot; ); &quot;)">
            <text:p/>
          </table:table-cell>
          <table:table-cell table:formula="of:=IF(ISBLANK([.D307]);&quot;&quot;;&quot;INSERT INTO DIAMOND_CORE_LOOKUPS &quot;&amp;&quot;VALUES &quot;&amp;&quot;( &quot;&amp;&quot;'&quot;&amp;[.A307]&amp;&quot;' , &quot;&amp;&quot;'&quot;&amp;[.B307]&amp;&quot;' , &quot;&amp;&quot;'&quot;&amp;[.C307]&amp;&quot;' , &quot;&amp;&quot;'&quot;&amp;[.D307]&amp;&quot;' , &quot;&amp;&quot;&quot;&amp;[.E307]&amp;&quot; , &quot;&amp;&quot;&quot;&amp;[.F307]&amp;&quot; , &quot;&amp;&quot;&quot;&amp;[.G307]&amp;&quot; , &quot;&amp;&quot;&quot;&amp;[.H307]&amp;&quot; , &quot;&amp;&quot;&quot;&amp;[.I307]&amp;&quot; , &quot;&amp;&quot;&quot;&amp;[.J307]&amp;&quot; , &quot;&amp;&quot;&quot;&amp;[.K307]&amp;&quot; , &quot;&amp;&quot;&quot;&amp;[.L307]&amp;&quot; , &quot;&amp;&quot;&quot;&amp;[.M307]&amp;&quot; , &quot;&amp;&quot;&quot;&amp;[.N307]&amp;&quot; , &quot;&amp;&quot;&quot;&amp;[.O30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8]);&quot;&quot;;[.A307]+1)">
            <text:p/>
          </table:table-cell>
          <table:table-cell table:number-columns-repeated="3"/>
          <table:table-cell table:formula="of:=IF(ISBLANK([.C308]);&quot;&quot;;&quot;null&quot;)">
            <text:p/>
          </table:table-cell>
          <table:table-cell table:formula="of:=IF(ISBLANK([.C308]);&quot;&quot;;&quot;null&quot;)">
            <text:p/>
          </table:table-cell>
          <table:table-cell table:formula="of:=IF(ISBLANK([.C308]);&quot;&quot;;&quot;null&quot;)">
            <text:p/>
          </table:table-cell>
          <table:table-cell table:formula="of:=IF(ISBLANK([.C308]);&quot;&quot;;&quot;null&quot;)">
            <text:p/>
          </table:table-cell>
          <table:table-cell table:formula="of:=IF(ISBLANK([.C308]);&quot;&quot;;&quot;null&quot;)">
            <text:p/>
          </table:table-cell>
          <table:table-cell table:formula="of:=IF(ISBLANK([.C308]);&quot;&quot;;&quot;null&quot;)">
            <text:p/>
          </table:table-cell>
          <table:table-cell table:formula="of:=IF(ISBLANK([.D30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8]);&quot;&quot;;&quot;null&quot;)">
            <text:p/>
          </table:table-cell>
          <table:table-cell table:formula="of:=IF(ISBLANK([.C308]);&quot;&quot;;&quot;null&quot;)">
            <text:p/>
          </table:table-cell>
          <table:table-cell table:formula="of:=IF(ISBLANK([.D308]);&quot;&quot;;&quot;'ACTIVE_RS'&quot;)">
            <text:p/>
          </table:table-cell>
          <table:table-cell table:formula="of:=IF(ISBLANK([.D30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8]&amp;&quot;' , &quot;&amp;&quot;'&quot;&amp;[.B308]&amp;&quot;' , &quot;&amp;&quot;'&quot;&amp;[.C308]&amp;&quot;' , &quot;&amp;&quot;'&quot;&amp;[.D308]&amp;&quot;' , &quot;&amp;&quot;&quot;&amp;[.E308]&amp;&quot; , &quot;&amp;&quot;&quot;&amp;[.F308]&amp;&quot; , &quot;&amp;&quot;&quot;&amp;[.G308]&amp;&quot; , &quot;&amp;&quot;&quot;&amp;[.H308]&amp;&quot; , &quot;&amp;&quot;&quot;&amp;[.I308]&amp;&quot; , &quot;&amp;&quot;&quot;&amp;[.J308]&amp;&quot; , &quot;&amp;&quot;&quot;&amp;[.K308]&amp;&quot; , &quot;&amp;&quot;&quot;&amp;[.L308]&amp;&quot; , &quot;&amp;&quot;&quot;&amp;[.M308]&amp;&quot; , &quot;&amp;&quot;&quot;&amp;[.N308]&amp;&quot; , &quot;&amp;&quot;&quot;&amp;[.O308]&amp;&quot; ); &quot;)">
            <text:p/>
          </table:table-cell>
          <table:table-cell table:formula="of:=IF(ISBLANK([.D308]);&quot;&quot;;&quot;INSERT INTO DIAMOND_CORE_LOOKUPS &quot;&amp;&quot;VALUES &quot;&amp;&quot;( &quot;&amp;&quot;'&quot;&amp;[.A308]&amp;&quot;' , &quot;&amp;&quot;'&quot;&amp;[.B308]&amp;&quot;' , &quot;&amp;&quot;'&quot;&amp;[.C308]&amp;&quot;' , &quot;&amp;&quot;'&quot;&amp;[.D308]&amp;&quot;' , &quot;&amp;&quot;&quot;&amp;[.E308]&amp;&quot; , &quot;&amp;&quot;&quot;&amp;[.F308]&amp;&quot; , &quot;&amp;&quot;&quot;&amp;[.G308]&amp;&quot; , &quot;&amp;&quot;&quot;&amp;[.H308]&amp;&quot; , &quot;&amp;&quot;&quot;&amp;[.I308]&amp;&quot; , &quot;&amp;&quot;&quot;&amp;[.J308]&amp;&quot; , &quot;&amp;&quot;&quot;&amp;[.K308]&amp;&quot; , &quot;&amp;&quot;&quot;&amp;[.L308]&amp;&quot; , &quot;&amp;&quot;&quot;&amp;[.M308]&amp;&quot; , &quot;&amp;&quot;&quot;&amp;[.N308]&amp;&quot; , &quot;&amp;&quot;&quot;&amp;[.O30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09]);&quot;&quot;;[.A308]+1)">
            <text:p/>
          </table:table-cell>
          <table:table-cell table:number-columns-repeated="3"/>
          <table:table-cell table:formula="of:=IF(ISBLANK([.C309]);&quot;&quot;;&quot;null&quot;)">
            <text:p/>
          </table:table-cell>
          <table:table-cell table:formula="of:=IF(ISBLANK([.C309]);&quot;&quot;;&quot;null&quot;)">
            <text:p/>
          </table:table-cell>
          <table:table-cell table:formula="of:=IF(ISBLANK([.C309]);&quot;&quot;;&quot;null&quot;)">
            <text:p/>
          </table:table-cell>
          <table:table-cell table:formula="of:=IF(ISBLANK([.C309]);&quot;&quot;;&quot;null&quot;)">
            <text:p/>
          </table:table-cell>
          <table:table-cell table:formula="of:=IF(ISBLANK([.C309]);&quot;&quot;;&quot;null&quot;)">
            <text:p/>
          </table:table-cell>
          <table:table-cell table:formula="of:=IF(ISBLANK([.C309]);&quot;&quot;;&quot;null&quot;)">
            <text:p/>
          </table:table-cell>
          <table:table-cell table:formula="of:=IF(ISBLANK([.D30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09]);&quot;&quot;;&quot;null&quot;)">
            <text:p/>
          </table:table-cell>
          <table:table-cell table:formula="of:=IF(ISBLANK([.C309]);&quot;&quot;;&quot;null&quot;)">
            <text:p/>
          </table:table-cell>
          <table:table-cell table:formula="of:=IF(ISBLANK([.D309]);&quot;&quot;;&quot;'ACTIVE_RS'&quot;)">
            <text:p/>
          </table:table-cell>
          <table:table-cell table:formula="of:=IF(ISBLANK([.D30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09]&amp;&quot;' , &quot;&amp;&quot;'&quot;&amp;[.B309]&amp;&quot;' , &quot;&amp;&quot;'&quot;&amp;[.C309]&amp;&quot;' , &quot;&amp;&quot;'&quot;&amp;[.D309]&amp;&quot;' , &quot;&amp;&quot;&quot;&amp;[.E309]&amp;&quot; , &quot;&amp;&quot;&quot;&amp;[.F309]&amp;&quot; , &quot;&amp;&quot;&quot;&amp;[.G309]&amp;&quot; , &quot;&amp;&quot;&quot;&amp;[.H309]&amp;&quot; , &quot;&amp;&quot;&quot;&amp;[.I309]&amp;&quot; , &quot;&amp;&quot;&quot;&amp;[.J309]&amp;&quot; , &quot;&amp;&quot;&quot;&amp;[.K309]&amp;&quot; , &quot;&amp;&quot;&quot;&amp;[.L309]&amp;&quot; , &quot;&amp;&quot;&quot;&amp;[.M309]&amp;&quot; , &quot;&amp;&quot;&quot;&amp;[.N309]&amp;&quot; , &quot;&amp;&quot;&quot;&amp;[.O309]&amp;&quot; ); &quot;)">
            <text:p/>
          </table:table-cell>
          <table:table-cell table:formula="of:=IF(ISBLANK([.D309]);&quot;&quot;;&quot;INSERT INTO DIAMOND_CORE_LOOKUPS &quot;&amp;&quot;VALUES &quot;&amp;&quot;( &quot;&amp;&quot;'&quot;&amp;[.A309]&amp;&quot;' , &quot;&amp;&quot;'&quot;&amp;[.B309]&amp;&quot;' , &quot;&amp;&quot;'&quot;&amp;[.C309]&amp;&quot;' , &quot;&amp;&quot;'&quot;&amp;[.D309]&amp;&quot;' , &quot;&amp;&quot;&quot;&amp;[.E309]&amp;&quot; , &quot;&amp;&quot;&quot;&amp;[.F309]&amp;&quot; , &quot;&amp;&quot;&quot;&amp;[.G309]&amp;&quot; , &quot;&amp;&quot;&quot;&amp;[.H309]&amp;&quot; , &quot;&amp;&quot;&quot;&amp;[.I309]&amp;&quot; , &quot;&amp;&quot;&quot;&amp;[.J309]&amp;&quot; , &quot;&amp;&quot;&quot;&amp;[.K309]&amp;&quot; , &quot;&amp;&quot;&quot;&amp;[.L309]&amp;&quot; , &quot;&amp;&quot;&quot;&amp;[.M309]&amp;&quot; , &quot;&amp;&quot;&quot;&amp;[.N309]&amp;&quot; , &quot;&amp;&quot;&quot;&amp;[.O30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0]);&quot;&quot;;[.A309]+1)">
            <text:p/>
          </table:table-cell>
          <table:table-cell table:number-columns-repeated="3"/>
          <table:table-cell table:formula="of:=IF(ISBLANK([.C310]);&quot;&quot;;&quot;null&quot;)">
            <text:p/>
          </table:table-cell>
          <table:table-cell table:formula="of:=IF(ISBLANK([.C310]);&quot;&quot;;&quot;null&quot;)">
            <text:p/>
          </table:table-cell>
          <table:table-cell table:formula="of:=IF(ISBLANK([.C310]);&quot;&quot;;&quot;null&quot;)">
            <text:p/>
          </table:table-cell>
          <table:table-cell table:formula="of:=IF(ISBLANK([.C310]);&quot;&quot;;&quot;null&quot;)">
            <text:p/>
          </table:table-cell>
          <table:table-cell table:formula="of:=IF(ISBLANK([.C310]);&quot;&quot;;&quot;null&quot;)">
            <text:p/>
          </table:table-cell>
          <table:table-cell table:formula="of:=IF(ISBLANK([.C310]);&quot;&quot;;&quot;null&quot;)">
            <text:p/>
          </table:table-cell>
          <table:table-cell table:formula="of:=IF(ISBLANK([.D31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0]);&quot;&quot;;&quot;null&quot;)">
            <text:p/>
          </table:table-cell>
          <table:table-cell table:formula="of:=IF(ISBLANK([.C310]);&quot;&quot;;&quot;null&quot;)">
            <text:p/>
          </table:table-cell>
          <table:table-cell table:formula="of:=IF(ISBLANK([.D310]);&quot;&quot;;&quot;'ACTIVE_RS'&quot;)">
            <text:p/>
          </table:table-cell>
          <table:table-cell table:formula="of:=IF(ISBLANK([.D31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0]&amp;&quot;' , &quot;&amp;&quot;'&quot;&amp;[.B310]&amp;&quot;' , &quot;&amp;&quot;'&quot;&amp;[.C310]&amp;&quot;' , &quot;&amp;&quot;'&quot;&amp;[.D310]&amp;&quot;' , &quot;&amp;&quot;&quot;&amp;[.E310]&amp;&quot; , &quot;&amp;&quot;&quot;&amp;[.F310]&amp;&quot; , &quot;&amp;&quot;&quot;&amp;[.G310]&amp;&quot; , &quot;&amp;&quot;&quot;&amp;[.H310]&amp;&quot; , &quot;&amp;&quot;&quot;&amp;[.I310]&amp;&quot; , &quot;&amp;&quot;&quot;&amp;[.J310]&amp;&quot; , &quot;&amp;&quot;&quot;&amp;[.K310]&amp;&quot; , &quot;&amp;&quot;&quot;&amp;[.L310]&amp;&quot; , &quot;&amp;&quot;&quot;&amp;[.M310]&amp;&quot; , &quot;&amp;&quot;&quot;&amp;[.N310]&amp;&quot; , &quot;&amp;&quot;&quot;&amp;[.O310]&amp;&quot; ); &quot;)">
            <text:p/>
          </table:table-cell>
          <table:table-cell table:formula="of:=IF(ISBLANK([.D310]);&quot;&quot;;&quot;INSERT INTO DIAMOND_CORE_LOOKUPS &quot;&amp;&quot;VALUES &quot;&amp;&quot;( &quot;&amp;&quot;'&quot;&amp;[.A310]&amp;&quot;' , &quot;&amp;&quot;'&quot;&amp;[.B310]&amp;&quot;' , &quot;&amp;&quot;'&quot;&amp;[.C310]&amp;&quot;' , &quot;&amp;&quot;'&quot;&amp;[.D310]&amp;&quot;' , &quot;&amp;&quot;&quot;&amp;[.E310]&amp;&quot; , &quot;&amp;&quot;&quot;&amp;[.F310]&amp;&quot; , &quot;&amp;&quot;&quot;&amp;[.G310]&amp;&quot; , &quot;&amp;&quot;&quot;&amp;[.H310]&amp;&quot; , &quot;&amp;&quot;&quot;&amp;[.I310]&amp;&quot; , &quot;&amp;&quot;&quot;&amp;[.J310]&amp;&quot; , &quot;&amp;&quot;&quot;&amp;[.K310]&amp;&quot; , &quot;&amp;&quot;&quot;&amp;[.L310]&amp;&quot; , &quot;&amp;&quot;&quot;&amp;[.M310]&amp;&quot; , &quot;&amp;&quot;&quot;&amp;[.N310]&amp;&quot; , &quot;&amp;&quot;&quot;&amp;[.O31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1]);&quot;&quot;;[.A310]+1)">
            <text:p/>
          </table:table-cell>
          <table:table-cell table:number-columns-repeated="3"/>
          <table:table-cell table:formula="of:=IF(ISBLANK([.C311]);&quot;&quot;;&quot;null&quot;)">
            <text:p/>
          </table:table-cell>
          <table:table-cell table:formula="of:=IF(ISBLANK([.C311]);&quot;&quot;;&quot;null&quot;)">
            <text:p/>
          </table:table-cell>
          <table:table-cell table:formula="of:=IF(ISBLANK([.C311]);&quot;&quot;;&quot;null&quot;)">
            <text:p/>
          </table:table-cell>
          <table:table-cell table:formula="of:=IF(ISBLANK([.C311]);&quot;&quot;;&quot;null&quot;)">
            <text:p/>
          </table:table-cell>
          <table:table-cell table:formula="of:=IF(ISBLANK([.C311]);&quot;&quot;;&quot;null&quot;)">
            <text:p/>
          </table:table-cell>
          <table:table-cell table:formula="of:=IF(ISBLANK([.C311]);&quot;&quot;;&quot;null&quot;)">
            <text:p/>
          </table:table-cell>
          <table:table-cell table:formula="of:=IF(ISBLANK([.D31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1]);&quot;&quot;;&quot;null&quot;)">
            <text:p/>
          </table:table-cell>
          <table:table-cell table:formula="of:=IF(ISBLANK([.C311]);&quot;&quot;;&quot;null&quot;)">
            <text:p/>
          </table:table-cell>
          <table:table-cell table:formula="of:=IF(ISBLANK([.D311]);&quot;&quot;;&quot;'ACTIVE_RS'&quot;)">
            <text:p/>
          </table:table-cell>
          <table:table-cell table:formula="of:=IF(ISBLANK([.D31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1]&amp;&quot;' , &quot;&amp;&quot;'&quot;&amp;[.B311]&amp;&quot;' , &quot;&amp;&quot;'&quot;&amp;[.C311]&amp;&quot;' , &quot;&amp;&quot;'&quot;&amp;[.D311]&amp;&quot;' , &quot;&amp;&quot;&quot;&amp;[.E311]&amp;&quot; , &quot;&amp;&quot;&quot;&amp;[.F311]&amp;&quot; , &quot;&amp;&quot;&quot;&amp;[.G311]&amp;&quot; , &quot;&amp;&quot;&quot;&amp;[.H311]&amp;&quot; , &quot;&amp;&quot;&quot;&amp;[.I311]&amp;&quot; , &quot;&amp;&quot;&quot;&amp;[.J311]&amp;&quot; , &quot;&amp;&quot;&quot;&amp;[.K311]&amp;&quot; , &quot;&amp;&quot;&quot;&amp;[.L311]&amp;&quot; , &quot;&amp;&quot;&quot;&amp;[.M311]&amp;&quot; , &quot;&amp;&quot;&quot;&amp;[.N311]&amp;&quot; , &quot;&amp;&quot;&quot;&amp;[.O311]&amp;&quot; ); &quot;)">
            <text:p/>
          </table:table-cell>
          <table:table-cell table:formula="of:=IF(ISBLANK([.D311]);&quot;&quot;;&quot;INSERT INTO DIAMOND_CORE_LOOKUPS &quot;&amp;&quot;VALUES &quot;&amp;&quot;( &quot;&amp;&quot;'&quot;&amp;[.A311]&amp;&quot;' , &quot;&amp;&quot;'&quot;&amp;[.B311]&amp;&quot;' , &quot;&amp;&quot;'&quot;&amp;[.C311]&amp;&quot;' , &quot;&amp;&quot;'&quot;&amp;[.D311]&amp;&quot;' , &quot;&amp;&quot;&quot;&amp;[.E311]&amp;&quot; , &quot;&amp;&quot;&quot;&amp;[.F311]&amp;&quot; , &quot;&amp;&quot;&quot;&amp;[.G311]&amp;&quot; , &quot;&amp;&quot;&quot;&amp;[.H311]&amp;&quot; , &quot;&amp;&quot;&quot;&amp;[.I311]&amp;&quot; , &quot;&amp;&quot;&quot;&amp;[.J311]&amp;&quot; , &quot;&amp;&quot;&quot;&amp;[.K311]&amp;&quot; , &quot;&amp;&quot;&quot;&amp;[.L311]&amp;&quot; , &quot;&amp;&quot;&quot;&amp;[.M311]&amp;&quot; , &quot;&amp;&quot;&quot;&amp;[.N311]&amp;&quot; , &quot;&amp;&quot;&quot;&amp;[.O31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2]);&quot;&quot;;[.A311]+1)">
            <text:p/>
          </table:table-cell>
          <table:table-cell table:number-columns-repeated="3"/>
          <table:table-cell table:formula="of:=IF(ISBLANK([.C312]);&quot;&quot;;&quot;null&quot;)">
            <text:p/>
          </table:table-cell>
          <table:table-cell table:formula="of:=IF(ISBLANK([.C312]);&quot;&quot;;&quot;null&quot;)">
            <text:p/>
          </table:table-cell>
          <table:table-cell table:formula="of:=IF(ISBLANK([.C312]);&quot;&quot;;&quot;null&quot;)">
            <text:p/>
          </table:table-cell>
          <table:table-cell table:formula="of:=IF(ISBLANK([.C312]);&quot;&quot;;&quot;null&quot;)">
            <text:p/>
          </table:table-cell>
          <table:table-cell table:formula="of:=IF(ISBLANK([.C312]);&quot;&quot;;&quot;null&quot;)">
            <text:p/>
          </table:table-cell>
          <table:table-cell table:formula="of:=IF(ISBLANK([.C312]);&quot;&quot;;&quot;null&quot;)">
            <text:p/>
          </table:table-cell>
          <table:table-cell table:formula="of:=IF(ISBLANK([.D31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2]);&quot;&quot;;&quot;null&quot;)">
            <text:p/>
          </table:table-cell>
          <table:table-cell table:formula="of:=IF(ISBLANK([.C312]);&quot;&quot;;&quot;null&quot;)">
            <text:p/>
          </table:table-cell>
          <table:table-cell table:formula="of:=IF(ISBLANK([.D312]);&quot;&quot;;&quot;'ACTIVE_RS'&quot;)">
            <text:p/>
          </table:table-cell>
          <table:table-cell table:formula="of:=IF(ISBLANK([.D31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2]&amp;&quot;' , &quot;&amp;&quot;'&quot;&amp;[.B312]&amp;&quot;' , &quot;&amp;&quot;'&quot;&amp;[.C312]&amp;&quot;' , &quot;&amp;&quot;'&quot;&amp;[.D312]&amp;&quot;' , &quot;&amp;&quot;&quot;&amp;[.E312]&amp;&quot; , &quot;&amp;&quot;&quot;&amp;[.F312]&amp;&quot; , &quot;&amp;&quot;&quot;&amp;[.G312]&amp;&quot; , &quot;&amp;&quot;&quot;&amp;[.H312]&amp;&quot; , &quot;&amp;&quot;&quot;&amp;[.I312]&amp;&quot; , &quot;&amp;&quot;&quot;&amp;[.J312]&amp;&quot; , &quot;&amp;&quot;&quot;&amp;[.K312]&amp;&quot; , &quot;&amp;&quot;&quot;&amp;[.L312]&amp;&quot; , &quot;&amp;&quot;&quot;&amp;[.M312]&amp;&quot; , &quot;&amp;&quot;&quot;&amp;[.N312]&amp;&quot; , &quot;&amp;&quot;&quot;&amp;[.O312]&amp;&quot; ); &quot;)">
            <text:p/>
          </table:table-cell>
          <table:table-cell table:formula="of:=IF(ISBLANK([.D312]);&quot;&quot;;&quot;INSERT INTO DIAMOND_CORE_LOOKUPS &quot;&amp;&quot;VALUES &quot;&amp;&quot;( &quot;&amp;&quot;'&quot;&amp;[.A312]&amp;&quot;' , &quot;&amp;&quot;'&quot;&amp;[.B312]&amp;&quot;' , &quot;&amp;&quot;'&quot;&amp;[.C312]&amp;&quot;' , &quot;&amp;&quot;'&quot;&amp;[.D312]&amp;&quot;' , &quot;&amp;&quot;&quot;&amp;[.E312]&amp;&quot; , &quot;&amp;&quot;&quot;&amp;[.F312]&amp;&quot; , &quot;&amp;&quot;&quot;&amp;[.G312]&amp;&quot; , &quot;&amp;&quot;&quot;&amp;[.H312]&amp;&quot; , &quot;&amp;&quot;&quot;&amp;[.I312]&amp;&quot; , &quot;&amp;&quot;&quot;&amp;[.J312]&amp;&quot; , &quot;&amp;&quot;&quot;&amp;[.K312]&amp;&quot; , &quot;&amp;&quot;&quot;&amp;[.L312]&amp;&quot; , &quot;&amp;&quot;&quot;&amp;[.M312]&amp;&quot; , &quot;&amp;&quot;&quot;&amp;[.N312]&amp;&quot; , &quot;&amp;&quot;&quot;&amp;[.O31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3]);&quot;&quot;;[.A312]+1)">
            <text:p/>
          </table:table-cell>
          <table:table-cell table:number-columns-repeated="3"/>
          <table:table-cell table:formula="of:=IF(ISBLANK([.C313]);&quot;&quot;;&quot;null&quot;)">
            <text:p/>
          </table:table-cell>
          <table:table-cell table:formula="of:=IF(ISBLANK([.C313]);&quot;&quot;;&quot;null&quot;)">
            <text:p/>
          </table:table-cell>
          <table:table-cell table:formula="of:=IF(ISBLANK([.C313]);&quot;&quot;;&quot;null&quot;)">
            <text:p/>
          </table:table-cell>
          <table:table-cell table:formula="of:=IF(ISBLANK([.C313]);&quot;&quot;;&quot;null&quot;)">
            <text:p/>
          </table:table-cell>
          <table:table-cell table:formula="of:=IF(ISBLANK([.C313]);&quot;&quot;;&quot;null&quot;)">
            <text:p/>
          </table:table-cell>
          <table:table-cell table:formula="of:=IF(ISBLANK([.C313]);&quot;&quot;;&quot;null&quot;)">
            <text:p/>
          </table:table-cell>
          <table:table-cell table:formula="of:=IF(ISBLANK([.D31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3]);&quot;&quot;;&quot;null&quot;)">
            <text:p/>
          </table:table-cell>
          <table:table-cell table:formula="of:=IF(ISBLANK([.C313]);&quot;&quot;;&quot;null&quot;)">
            <text:p/>
          </table:table-cell>
          <table:table-cell table:formula="of:=IF(ISBLANK([.D313]);&quot;&quot;;&quot;'ACTIVE_RS'&quot;)">
            <text:p/>
          </table:table-cell>
          <table:table-cell table:formula="of:=IF(ISBLANK([.D31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3]&amp;&quot;' , &quot;&amp;&quot;'&quot;&amp;[.B313]&amp;&quot;' , &quot;&amp;&quot;'&quot;&amp;[.C313]&amp;&quot;' , &quot;&amp;&quot;'&quot;&amp;[.D313]&amp;&quot;' , &quot;&amp;&quot;&quot;&amp;[.E313]&amp;&quot; , &quot;&amp;&quot;&quot;&amp;[.F313]&amp;&quot; , &quot;&amp;&quot;&quot;&amp;[.G313]&amp;&quot; , &quot;&amp;&quot;&quot;&amp;[.H313]&amp;&quot; , &quot;&amp;&quot;&quot;&amp;[.I313]&amp;&quot; , &quot;&amp;&quot;&quot;&amp;[.J313]&amp;&quot; , &quot;&amp;&quot;&quot;&amp;[.K313]&amp;&quot; , &quot;&amp;&quot;&quot;&amp;[.L313]&amp;&quot; , &quot;&amp;&quot;&quot;&amp;[.M313]&amp;&quot; , &quot;&amp;&quot;&quot;&amp;[.N313]&amp;&quot; , &quot;&amp;&quot;&quot;&amp;[.O313]&amp;&quot; ); &quot;)">
            <text:p/>
          </table:table-cell>
          <table:table-cell table:formula="of:=IF(ISBLANK([.D313]);&quot;&quot;;&quot;INSERT INTO DIAMOND_CORE_LOOKUPS &quot;&amp;&quot;VALUES &quot;&amp;&quot;( &quot;&amp;&quot;'&quot;&amp;[.A313]&amp;&quot;' , &quot;&amp;&quot;'&quot;&amp;[.B313]&amp;&quot;' , &quot;&amp;&quot;'&quot;&amp;[.C313]&amp;&quot;' , &quot;&amp;&quot;'&quot;&amp;[.D313]&amp;&quot;' , &quot;&amp;&quot;&quot;&amp;[.E313]&amp;&quot; , &quot;&amp;&quot;&quot;&amp;[.F313]&amp;&quot; , &quot;&amp;&quot;&quot;&amp;[.G313]&amp;&quot; , &quot;&amp;&quot;&quot;&amp;[.H313]&amp;&quot; , &quot;&amp;&quot;&quot;&amp;[.I313]&amp;&quot; , &quot;&amp;&quot;&quot;&amp;[.J313]&amp;&quot; , &quot;&amp;&quot;&quot;&amp;[.K313]&amp;&quot; , &quot;&amp;&quot;&quot;&amp;[.L313]&amp;&quot; , &quot;&amp;&quot;&quot;&amp;[.M313]&amp;&quot; , &quot;&amp;&quot;&quot;&amp;[.N313]&amp;&quot; , &quot;&amp;&quot;&quot;&amp;[.O31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4]);&quot;&quot;;[.A313]+1)">
            <text:p/>
          </table:table-cell>
          <table:table-cell table:number-columns-repeated="3"/>
          <table:table-cell table:formula="of:=IF(ISBLANK([.C314]);&quot;&quot;;&quot;null&quot;)">
            <text:p/>
          </table:table-cell>
          <table:table-cell table:formula="of:=IF(ISBLANK([.C314]);&quot;&quot;;&quot;null&quot;)">
            <text:p/>
          </table:table-cell>
          <table:table-cell table:formula="of:=IF(ISBLANK([.C314]);&quot;&quot;;&quot;null&quot;)">
            <text:p/>
          </table:table-cell>
          <table:table-cell table:formula="of:=IF(ISBLANK([.C314]);&quot;&quot;;&quot;null&quot;)">
            <text:p/>
          </table:table-cell>
          <table:table-cell table:formula="of:=IF(ISBLANK([.C314]);&quot;&quot;;&quot;null&quot;)">
            <text:p/>
          </table:table-cell>
          <table:table-cell table:formula="of:=IF(ISBLANK([.C314]);&quot;&quot;;&quot;null&quot;)">
            <text:p/>
          </table:table-cell>
          <table:table-cell table:formula="of:=IF(ISBLANK([.D31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4]);&quot;&quot;;&quot;null&quot;)">
            <text:p/>
          </table:table-cell>
          <table:table-cell table:formula="of:=IF(ISBLANK([.C314]);&quot;&quot;;&quot;null&quot;)">
            <text:p/>
          </table:table-cell>
          <table:table-cell table:formula="of:=IF(ISBLANK([.D314]);&quot;&quot;;&quot;'ACTIVE_RS'&quot;)">
            <text:p/>
          </table:table-cell>
          <table:table-cell table:formula="of:=IF(ISBLANK([.D31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4]&amp;&quot;' , &quot;&amp;&quot;'&quot;&amp;[.B314]&amp;&quot;' , &quot;&amp;&quot;'&quot;&amp;[.C314]&amp;&quot;' , &quot;&amp;&quot;'&quot;&amp;[.D314]&amp;&quot;' , &quot;&amp;&quot;&quot;&amp;[.E314]&amp;&quot; , &quot;&amp;&quot;&quot;&amp;[.F314]&amp;&quot; , &quot;&amp;&quot;&quot;&amp;[.G314]&amp;&quot; , &quot;&amp;&quot;&quot;&amp;[.H314]&amp;&quot; , &quot;&amp;&quot;&quot;&amp;[.I314]&amp;&quot; , &quot;&amp;&quot;&quot;&amp;[.J314]&amp;&quot; , &quot;&amp;&quot;&quot;&amp;[.K314]&amp;&quot; , &quot;&amp;&quot;&quot;&amp;[.L314]&amp;&quot; , &quot;&amp;&quot;&quot;&amp;[.M314]&amp;&quot; , &quot;&amp;&quot;&quot;&amp;[.N314]&amp;&quot; , &quot;&amp;&quot;&quot;&amp;[.O314]&amp;&quot; ); &quot;)">
            <text:p/>
          </table:table-cell>
          <table:table-cell table:formula="of:=IF(ISBLANK([.D314]);&quot;&quot;;&quot;INSERT INTO DIAMOND_CORE_LOOKUPS &quot;&amp;&quot;VALUES &quot;&amp;&quot;( &quot;&amp;&quot;'&quot;&amp;[.A314]&amp;&quot;' , &quot;&amp;&quot;'&quot;&amp;[.B314]&amp;&quot;' , &quot;&amp;&quot;'&quot;&amp;[.C314]&amp;&quot;' , &quot;&amp;&quot;'&quot;&amp;[.D314]&amp;&quot;' , &quot;&amp;&quot;&quot;&amp;[.E314]&amp;&quot; , &quot;&amp;&quot;&quot;&amp;[.F314]&amp;&quot; , &quot;&amp;&quot;&quot;&amp;[.G314]&amp;&quot; , &quot;&amp;&quot;&quot;&amp;[.H314]&amp;&quot; , &quot;&amp;&quot;&quot;&amp;[.I314]&amp;&quot; , &quot;&amp;&quot;&quot;&amp;[.J314]&amp;&quot; , &quot;&amp;&quot;&quot;&amp;[.K314]&amp;&quot; , &quot;&amp;&quot;&quot;&amp;[.L314]&amp;&quot; , &quot;&amp;&quot;&quot;&amp;[.M314]&amp;&quot; , &quot;&amp;&quot;&quot;&amp;[.N314]&amp;&quot; , &quot;&amp;&quot;&quot;&amp;[.O31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5]);&quot;&quot;;[.A314]+1)">
            <text:p/>
          </table:table-cell>
          <table:table-cell table:number-columns-repeated="3"/>
          <table:table-cell table:formula="of:=IF(ISBLANK([.C315]);&quot;&quot;;&quot;null&quot;)">
            <text:p/>
          </table:table-cell>
          <table:table-cell table:formula="of:=IF(ISBLANK([.C315]);&quot;&quot;;&quot;null&quot;)">
            <text:p/>
          </table:table-cell>
          <table:table-cell table:formula="of:=IF(ISBLANK([.C315]);&quot;&quot;;&quot;null&quot;)">
            <text:p/>
          </table:table-cell>
          <table:table-cell table:formula="of:=IF(ISBLANK([.C315]);&quot;&quot;;&quot;null&quot;)">
            <text:p/>
          </table:table-cell>
          <table:table-cell table:formula="of:=IF(ISBLANK([.C315]);&quot;&quot;;&quot;null&quot;)">
            <text:p/>
          </table:table-cell>
          <table:table-cell table:formula="of:=IF(ISBLANK([.C315]);&quot;&quot;;&quot;null&quot;)">
            <text:p/>
          </table:table-cell>
          <table:table-cell table:formula="of:=IF(ISBLANK([.D31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5]);&quot;&quot;;&quot;null&quot;)">
            <text:p/>
          </table:table-cell>
          <table:table-cell table:formula="of:=IF(ISBLANK([.C315]);&quot;&quot;;&quot;null&quot;)">
            <text:p/>
          </table:table-cell>
          <table:table-cell table:formula="of:=IF(ISBLANK([.D315]);&quot;&quot;;&quot;'ACTIVE_RS'&quot;)">
            <text:p/>
          </table:table-cell>
          <table:table-cell table:formula="of:=IF(ISBLANK([.D31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5]&amp;&quot;' , &quot;&amp;&quot;'&quot;&amp;[.B315]&amp;&quot;' , &quot;&amp;&quot;'&quot;&amp;[.C315]&amp;&quot;' , &quot;&amp;&quot;'&quot;&amp;[.D315]&amp;&quot;' , &quot;&amp;&quot;&quot;&amp;[.E315]&amp;&quot; , &quot;&amp;&quot;&quot;&amp;[.F315]&amp;&quot; , &quot;&amp;&quot;&quot;&amp;[.G315]&amp;&quot; , &quot;&amp;&quot;&quot;&amp;[.H315]&amp;&quot; , &quot;&amp;&quot;&quot;&amp;[.I315]&amp;&quot; , &quot;&amp;&quot;&quot;&amp;[.J315]&amp;&quot; , &quot;&amp;&quot;&quot;&amp;[.K315]&amp;&quot; , &quot;&amp;&quot;&quot;&amp;[.L315]&amp;&quot; , &quot;&amp;&quot;&quot;&amp;[.M315]&amp;&quot; , &quot;&amp;&quot;&quot;&amp;[.N315]&amp;&quot; , &quot;&amp;&quot;&quot;&amp;[.O315]&amp;&quot; ); &quot;)">
            <text:p/>
          </table:table-cell>
          <table:table-cell table:formula="of:=IF(ISBLANK([.D315]);&quot;&quot;;&quot;INSERT INTO DIAMOND_CORE_LOOKUPS &quot;&amp;&quot;VALUES &quot;&amp;&quot;( &quot;&amp;&quot;'&quot;&amp;[.A315]&amp;&quot;' , &quot;&amp;&quot;'&quot;&amp;[.B315]&amp;&quot;' , &quot;&amp;&quot;'&quot;&amp;[.C315]&amp;&quot;' , &quot;&amp;&quot;'&quot;&amp;[.D315]&amp;&quot;' , &quot;&amp;&quot;&quot;&amp;[.E315]&amp;&quot; , &quot;&amp;&quot;&quot;&amp;[.F315]&amp;&quot; , &quot;&amp;&quot;&quot;&amp;[.G315]&amp;&quot; , &quot;&amp;&quot;&quot;&amp;[.H315]&amp;&quot; , &quot;&amp;&quot;&quot;&amp;[.I315]&amp;&quot; , &quot;&amp;&quot;&quot;&amp;[.J315]&amp;&quot; , &quot;&amp;&quot;&quot;&amp;[.K315]&amp;&quot; , &quot;&amp;&quot;&quot;&amp;[.L315]&amp;&quot; , &quot;&amp;&quot;&quot;&amp;[.M315]&amp;&quot; , &quot;&amp;&quot;&quot;&amp;[.N315]&amp;&quot; , &quot;&amp;&quot;&quot;&amp;[.O31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6]);&quot;&quot;;[.A315]+1)">
            <text:p/>
          </table:table-cell>
          <table:table-cell table:number-columns-repeated="3"/>
          <table:table-cell table:formula="of:=IF(ISBLANK([.C316]);&quot;&quot;;&quot;null&quot;)">
            <text:p/>
          </table:table-cell>
          <table:table-cell table:formula="of:=IF(ISBLANK([.C316]);&quot;&quot;;&quot;null&quot;)">
            <text:p/>
          </table:table-cell>
          <table:table-cell table:formula="of:=IF(ISBLANK([.C316]);&quot;&quot;;&quot;null&quot;)">
            <text:p/>
          </table:table-cell>
          <table:table-cell table:formula="of:=IF(ISBLANK([.C316]);&quot;&quot;;&quot;null&quot;)">
            <text:p/>
          </table:table-cell>
          <table:table-cell table:formula="of:=IF(ISBLANK([.C316]);&quot;&quot;;&quot;null&quot;)">
            <text:p/>
          </table:table-cell>
          <table:table-cell table:formula="of:=IF(ISBLANK([.C316]);&quot;&quot;;&quot;null&quot;)">
            <text:p/>
          </table:table-cell>
          <table:table-cell table:formula="of:=IF(ISBLANK([.D31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6]);&quot;&quot;;&quot;null&quot;)">
            <text:p/>
          </table:table-cell>
          <table:table-cell table:formula="of:=IF(ISBLANK([.C316]);&quot;&quot;;&quot;null&quot;)">
            <text:p/>
          </table:table-cell>
          <table:table-cell table:formula="of:=IF(ISBLANK([.D316]);&quot;&quot;;&quot;'ACTIVE_RS'&quot;)">
            <text:p/>
          </table:table-cell>
          <table:table-cell table:formula="of:=IF(ISBLANK([.D31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6]&amp;&quot;' , &quot;&amp;&quot;'&quot;&amp;[.B316]&amp;&quot;' , &quot;&amp;&quot;'&quot;&amp;[.C316]&amp;&quot;' , &quot;&amp;&quot;'&quot;&amp;[.D316]&amp;&quot;' , &quot;&amp;&quot;&quot;&amp;[.E316]&amp;&quot; , &quot;&amp;&quot;&quot;&amp;[.F316]&amp;&quot; , &quot;&amp;&quot;&quot;&amp;[.G316]&amp;&quot; , &quot;&amp;&quot;&quot;&amp;[.H316]&amp;&quot; , &quot;&amp;&quot;&quot;&amp;[.I316]&amp;&quot; , &quot;&amp;&quot;&quot;&amp;[.J316]&amp;&quot; , &quot;&amp;&quot;&quot;&amp;[.K316]&amp;&quot; , &quot;&amp;&quot;&quot;&amp;[.L316]&amp;&quot; , &quot;&amp;&quot;&quot;&amp;[.M316]&amp;&quot; , &quot;&amp;&quot;&quot;&amp;[.N316]&amp;&quot; , &quot;&amp;&quot;&quot;&amp;[.O316]&amp;&quot; ); &quot;)">
            <text:p/>
          </table:table-cell>
          <table:table-cell table:formula="of:=IF(ISBLANK([.D316]);&quot;&quot;;&quot;INSERT INTO DIAMOND_CORE_LOOKUPS &quot;&amp;&quot;VALUES &quot;&amp;&quot;( &quot;&amp;&quot;'&quot;&amp;[.A316]&amp;&quot;' , &quot;&amp;&quot;'&quot;&amp;[.B316]&amp;&quot;' , &quot;&amp;&quot;'&quot;&amp;[.C316]&amp;&quot;' , &quot;&amp;&quot;'&quot;&amp;[.D316]&amp;&quot;' , &quot;&amp;&quot;&quot;&amp;[.E316]&amp;&quot; , &quot;&amp;&quot;&quot;&amp;[.F316]&amp;&quot; , &quot;&amp;&quot;&quot;&amp;[.G316]&amp;&quot; , &quot;&amp;&quot;&quot;&amp;[.H316]&amp;&quot; , &quot;&amp;&quot;&quot;&amp;[.I316]&amp;&quot; , &quot;&amp;&quot;&quot;&amp;[.J316]&amp;&quot; , &quot;&amp;&quot;&quot;&amp;[.K316]&amp;&quot; , &quot;&amp;&quot;&quot;&amp;[.L316]&amp;&quot; , &quot;&amp;&quot;&quot;&amp;[.M316]&amp;&quot; , &quot;&amp;&quot;&quot;&amp;[.N316]&amp;&quot; , &quot;&amp;&quot;&quot;&amp;[.O31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7]);&quot;&quot;;[.A316]+1)">
            <text:p/>
          </table:table-cell>
          <table:table-cell table:number-columns-repeated="3"/>
          <table:table-cell table:formula="of:=IF(ISBLANK([.C317]);&quot;&quot;;&quot;null&quot;)">
            <text:p/>
          </table:table-cell>
          <table:table-cell table:formula="of:=IF(ISBLANK([.C317]);&quot;&quot;;&quot;null&quot;)">
            <text:p/>
          </table:table-cell>
          <table:table-cell table:formula="of:=IF(ISBLANK([.C317]);&quot;&quot;;&quot;null&quot;)">
            <text:p/>
          </table:table-cell>
          <table:table-cell table:formula="of:=IF(ISBLANK([.C317]);&quot;&quot;;&quot;null&quot;)">
            <text:p/>
          </table:table-cell>
          <table:table-cell table:formula="of:=IF(ISBLANK([.C317]);&quot;&quot;;&quot;null&quot;)">
            <text:p/>
          </table:table-cell>
          <table:table-cell table:formula="of:=IF(ISBLANK([.C317]);&quot;&quot;;&quot;null&quot;)">
            <text:p/>
          </table:table-cell>
          <table:table-cell table:formula="of:=IF(ISBLANK([.D31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7]);&quot;&quot;;&quot;null&quot;)">
            <text:p/>
          </table:table-cell>
          <table:table-cell table:formula="of:=IF(ISBLANK([.C317]);&quot;&quot;;&quot;null&quot;)">
            <text:p/>
          </table:table-cell>
          <table:table-cell table:formula="of:=IF(ISBLANK([.D317]);&quot;&quot;;&quot;'ACTIVE_RS'&quot;)">
            <text:p/>
          </table:table-cell>
          <table:table-cell table:formula="of:=IF(ISBLANK([.D31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7]&amp;&quot;' , &quot;&amp;&quot;'&quot;&amp;[.B317]&amp;&quot;' , &quot;&amp;&quot;'&quot;&amp;[.C317]&amp;&quot;' , &quot;&amp;&quot;'&quot;&amp;[.D317]&amp;&quot;' , &quot;&amp;&quot;&quot;&amp;[.E317]&amp;&quot; , &quot;&amp;&quot;&quot;&amp;[.F317]&amp;&quot; , &quot;&amp;&quot;&quot;&amp;[.G317]&amp;&quot; , &quot;&amp;&quot;&quot;&amp;[.H317]&amp;&quot; , &quot;&amp;&quot;&quot;&amp;[.I317]&amp;&quot; , &quot;&amp;&quot;&quot;&amp;[.J317]&amp;&quot; , &quot;&amp;&quot;&quot;&amp;[.K317]&amp;&quot; , &quot;&amp;&quot;&quot;&amp;[.L317]&amp;&quot; , &quot;&amp;&quot;&quot;&amp;[.M317]&amp;&quot; , &quot;&amp;&quot;&quot;&amp;[.N317]&amp;&quot; , &quot;&amp;&quot;&quot;&amp;[.O317]&amp;&quot; ); &quot;)">
            <text:p/>
          </table:table-cell>
          <table:table-cell table:formula="of:=IF(ISBLANK([.D317]);&quot;&quot;;&quot;INSERT INTO DIAMOND_CORE_LOOKUPS &quot;&amp;&quot;VALUES &quot;&amp;&quot;( &quot;&amp;&quot;'&quot;&amp;[.A317]&amp;&quot;' , &quot;&amp;&quot;'&quot;&amp;[.B317]&amp;&quot;' , &quot;&amp;&quot;'&quot;&amp;[.C317]&amp;&quot;' , &quot;&amp;&quot;'&quot;&amp;[.D317]&amp;&quot;' , &quot;&amp;&quot;&quot;&amp;[.E317]&amp;&quot; , &quot;&amp;&quot;&quot;&amp;[.F317]&amp;&quot; , &quot;&amp;&quot;&quot;&amp;[.G317]&amp;&quot; , &quot;&amp;&quot;&quot;&amp;[.H317]&amp;&quot; , &quot;&amp;&quot;&quot;&amp;[.I317]&amp;&quot; , &quot;&amp;&quot;&quot;&amp;[.J317]&amp;&quot; , &quot;&amp;&quot;&quot;&amp;[.K317]&amp;&quot; , &quot;&amp;&quot;&quot;&amp;[.L317]&amp;&quot; , &quot;&amp;&quot;&quot;&amp;[.M317]&amp;&quot; , &quot;&amp;&quot;&quot;&amp;[.N317]&amp;&quot; , &quot;&amp;&quot;&quot;&amp;[.O31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8]);&quot;&quot;;[.A317]+1)">
            <text:p/>
          </table:table-cell>
          <table:table-cell table:number-columns-repeated="3"/>
          <table:table-cell table:formula="of:=IF(ISBLANK([.C318]);&quot;&quot;;&quot;null&quot;)">
            <text:p/>
          </table:table-cell>
          <table:table-cell table:formula="of:=IF(ISBLANK([.C318]);&quot;&quot;;&quot;null&quot;)">
            <text:p/>
          </table:table-cell>
          <table:table-cell table:formula="of:=IF(ISBLANK([.C318]);&quot;&quot;;&quot;null&quot;)">
            <text:p/>
          </table:table-cell>
          <table:table-cell table:formula="of:=IF(ISBLANK([.C318]);&quot;&quot;;&quot;null&quot;)">
            <text:p/>
          </table:table-cell>
          <table:table-cell table:formula="of:=IF(ISBLANK([.C318]);&quot;&quot;;&quot;null&quot;)">
            <text:p/>
          </table:table-cell>
          <table:table-cell table:formula="of:=IF(ISBLANK([.C318]);&quot;&quot;;&quot;null&quot;)">
            <text:p/>
          </table:table-cell>
          <table:table-cell table:formula="of:=IF(ISBLANK([.D31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8]);&quot;&quot;;&quot;null&quot;)">
            <text:p/>
          </table:table-cell>
          <table:table-cell table:formula="of:=IF(ISBLANK([.C318]);&quot;&quot;;&quot;null&quot;)">
            <text:p/>
          </table:table-cell>
          <table:table-cell table:formula="of:=IF(ISBLANK([.D318]);&quot;&quot;;&quot;'ACTIVE_RS'&quot;)">
            <text:p/>
          </table:table-cell>
          <table:table-cell table:formula="of:=IF(ISBLANK([.D31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8]&amp;&quot;' , &quot;&amp;&quot;'&quot;&amp;[.B318]&amp;&quot;' , &quot;&amp;&quot;'&quot;&amp;[.C318]&amp;&quot;' , &quot;&amp;&quot;'&quot;&amp;[.D318]&amp;&quot;' , &quot;&amp;&quot;&quot;&amp;[.E318]&amp;&quot; , &quot;&amp;&quot;&quot;&amp;[.F318]&amp;&quot; , &quot;&amp;&quot;&quot;&amp;[.G318]&amp;&quot; , &quot;&amp;&quot;&quot;&amp;[.H318]&amp;&quot; , &quot;&amp;&quot;&quot;&amp;[.I318]&amp;&quot; , &quot;&amp;&quot;&quot;&amp;[.J318]&amp;&quot; , &quot;&amp;&quot;&quot;&amp;[.K318]&amp;&quot; , &quot;&amp;&quot;&quot;&amp;[.L318]&amp;&quot; , &quot;&amp;&quot;&quot;&amp;[.M318]&amp;&quot; , &quot;&amp;&quot;&quot;&amp;[.N318]&amp;&quot; , &quot;&amp;&quot;&quot;&amp;[.O318]&amp;&quot; ); &quot;)">
            <text:p/>
          </table:table-cell>
          <table:table-cell table:formula="of:=IF(ISBLANK([.D318]);&quot;&quot;;&quot;INSERT INTO DIAMOND_CORE_LOOKUPS &quot;&amp;&quot;VALUES &quot;&amp;&quot;( &quot;&amp;&quot;'&quot;&amp;[.A318]&amp;&quot;' , &quot;&amp;&quot;'&quot;&amp;[.B318]&amp;&quot;' , &quot;&amp;&quot;'&quot;&amp;[.C318]&amp;&quot;' , &quot;&amp;&quot;'&quot;&amp;[.D318]&amp;&quot;' , &quot;&amp;&quot;&quot;&amp;[.E318]&amp;&quot; , &quot;&amp;&quot;&quot;&amp;[.F318]&amp;&quot; , &quot;&amp;&quot;&quot;&amp;[.G318]&amp;&quot; , &quot;&amp;&quot;&quot;&amp;[.H318]&amp;&quot; , &quot;&amp;&quot;&quot;&amp;[.I318]&amp;&quot; , &quot;&amp;&quot;&quot;&amp;[.J318]&amp;&quot; , &quot;&amp;&quot;&quot;&amp;[.K318]&amp;&quot; , &quot;&amp;&quot;&quot;&amp;[.L318]&amp;&quot; , &quot;&amp;&quot;&quot;&amp;[.M318]&amp;&quot; , &quot;&amp;&quot;&quot;&amp;[.N318]&amp;&quot; , &quot;&amp;&quot;&quot;&amp;[.O31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19]);&quot;&quot;;[.A318]+1)">
            <text:p/>
          </table:table-cell>
          <table:table-cell table:number-columns-repeated="3"/>
          <table:table-cell table:formula="of:=IF(ISBLANK([.C319]);&quot;&quot;;&quot;null&quot;)">
            <text:p/>
          </table:table-cell>
          <table:table-cell table:formula="of:=IF(ISBLANK([.C319]);&quot;&quot;;&quot;null&quot;)">
            <text:p/>
          </table:table-cell>
          <table:table-cell table:formula="of:=IF(ISBLANK([.C319]);&quot;&quot;;&quot;null&quot;)">
            <text:p/>
          </table:table-cell>
          <table:table-cell table:formula="of:=IF(ISBLANK([.C319]);&quot;&quot;;&quot;null&quot;)">
            <text:p/>
          </table:table-cell>
          <table:table-cell table:formula="of:=IF(ISBLANK([.C319]);&quot;&quot;;&quot;null&quot;)">
            <text:p/>
          </table:table-cell>
          <table:table-cell table:formula="of:=IF(ISBLANK([.C319]);&quot;&quot;;&quot;null&quot;)">
            <text:p/>
          </table:table-cell>
          <table:table-cell table:formula="of:=IF(ISBLANK([.D31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19]);&quot;&quot;;&quot;null&quot;)">
            <text:p/>
          </table:table-cell>
          <table:table-cell table:formula="of:=IF(ISBLANK([.C319]);&quot;&quot;;&quot;null&quot;)">
            <text:p/>
          </table:table-cell>
          <table:table-cell table:formula="of:=IF(ISBLANK([.D319]);&quot;&quot;;&quot;'ACTIVE_RS'&quot;)">
            <text:p/>
          </table:table-cell>
          <table:table-cell table:formula="of:=IF(ISBLANK([.D31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19]&amp;&quot;' , &quot;&amp;&quot;'&quot;&amp;[.B319]&amp;&quot;' , &quot;&amp;&quot;'&quot;&amp;[.C319]&amp;&quot;' , &quot;&amp;&quot;'&quot;&amp;[.D319]&amp;&quot;' , &quot;&amp;&quot;&quot;&amp;[.E319]&amp;&quot; , &quot;&amp;&quot;&quot;&amp;[.F319]&amp;&quot; , &quot;&amp;&quot;&quot;&amp;[.G319]&amp;&quot; , &quot;&amp;&quot;&quot;&amp;[.H319]&amp;&quot; , &quot;&amp;&quot;&quot;&amp;[.I319]&amp;&quot; , &quot;&amp;&quot;&quot;&amp;[.J319]&amp;&quot; , &quot;&amp;&quot;&quot;&amp;[.K319]&amp;&quot; , &quot;&amp;&quot;&quot;&amp;[.L319]&amp;&quot; , &quot;&amp;&quot;&quot;&amp;[.M319]&amp;&quot; , &quot;&amp;&quot;&quot;&amp;[.N319]&amp;&quot; , &quot;&amp;&quot;&quot;&amp;[.O319]&amp;&quot; ); &quot;)">
            <text:p/>
          </table:table-cell>
          <table:table-cell table:formula="of:=IF(ISBLANK([.D319]);&quot;&quot;;&quot;INSERT INTO DIAMOND_CORE_LOOKUPS &quot;&amp;&quot;VALUES &quot;&amp;&quot;( &quot;&amp;&quot;'&quot;&amp;[.A319]&amp;&quot;' , &quot;&amp;&quot;'&quot;&amp;[.B319]&amp;&quot;' , &quot;&amp;&quot;'&quot;&amp;[.C319]&amp;&quot;' , &quot;&amp;&quot;'&quot;&amp;[.D319]&amp;&quot;' , &quot;&amp;&quot;&quot;&amp;[.E319]&amp;&quot; , &quot;&amp;&quot;&quot;&amp;[.F319]&amp;&quot; , &quot;&amp;&quot;&quot;&amp;[.G319]&amp;&quot; , &quot;&amp;&quot;&quot;&amp;[.H319]&amp;&quot; , &quot;&amp;&quot;&quot;&amp;[.I319]&amp;&quot; , &quot;&amp;&quot;&quot;&amp;[.J319]&amp;&quot; , &quot;&amp;&quot;&quot;&amp;[.K319]&amp;&quot; , &quot;&amp;&quot;&quot;&amp;[.L319]&amp;&quot; , &quot;&amp;&quot;&quot;&amp;[.M319]&amp;&quot; , &quot;&amp;&quot;&quot;&amp;[.N319]&amp;&quot; , &quot;&amp;&quot;&quot;&amp;[.O31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0]);&quot;&quot;;[.A319]+1)">
            <text:p/>
          </table:table-cell>
          <table:table-cell table:number-columns-repeated="3"/>
          <table:table-cell table:formula="of:=IF(ISBLANK([.C320]);&quot;&quot;;&quot;null&quot;)">
            <text:p/>
          </table:table-cell>
          <table:table-cell table:formula="of:=IF(ISBLANK([.C320]);&quot;&quot;;&quot;null&quot;)">
            <text:p/>
          </table:table-cell>
          <table:table-cell table:formula="of:=IF(ISBLANK([.C320]);&quot;&quot;;&quot;null&quot;)">
            <text:p/>
          </table:table-cell>
          <table:table-cell table:formula="of:=IF(ISBLANK([.C320]);&quot;&quot;;&quot;null&quot;)">
            <text:p/>
          </table:table-cell>
          <table:table-cell table:formula="of:=IF(ISBLANK([.C320]);&quot;&quot;;&quot;null&quot;)">
            <text:p/>
          </table:table-cell>
          <table:table-cell table:formula="of:=IF(ISBLANK([.C320]);&quot;&quot;;&quot;null&quot;)">
            <text:p/>
          </table:table-cell>
          <table:table-cell table:formula="of:=IF(ISBLANK([.D32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0]);&quot;&quot;;&quot;null&quot;)">
            <text:p/>
          </table:table-cell>
          <table:table-cell table:formula="of:=IF(ISBLANK([.C320]);&quot;&quot;;&quot;null&quot;)">
            <text:p/>
          </table:table-cell>
          <table:table-cell table:formula="of:=IF(ISBLANK([.D320]);&quot;&quot;;&quot;'ACTIVE_RS'&quot;)">
            <text:p/>
          </table:table-cell>
          <table:table-cell table:formula="of:=IF(ISBLANK([.D32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0]&amp;&quot;' , &quot;&amp;&quot;'&quot;&amp;[.B320]&amp;&quot;' , &quot;&amp;&quot;'&quot;&amp;[.C320]&amp;&quot;' , &quot;&amp;&quot;'&quot;&amp;[.D320]&amp;&quot;' , &quot;&amp;&quot;&quot;&amp;[.E320]&amp;&quot; , &quot;&amp;&quot;&quot;&amp;[.F320]&amp;&quot; , &quot;&amp;&quot;&quot;&amp;[.G320]&amp;&quot; , &quot;&amp;&quot;&quot;&amp;[.H320]&amp;&quot; , &quot;&amp;&quot;&quot;&amp;[.I320]&amp;&quot; , &quot;&amp;&quot;&quot;&amp;[.J320]&amp;&quot; , &quot;&amp;&quot;&quot;&amp;[.K320]&amp;&quot; , &quot;&amp;&quot;&quot;&amp;[.L320]&amp;&quot; , &quot;&amp;&quot;&quot;&amp;[.M320]&amp;&quot; , &quot;&amp;&quot;&quot;&amp;[.N320]&amp;&quot; , &quot;&amp;&quot;&quot;&amp;[.O320]&amp;&quot; ); &quot;)">
            <text:p/>
          </table:table-cell>
          <table:table-cell table:formula="of:=IF(ISBLANK([.D320]);&quot;&quot;;&quot;INSERT INTO DIAMOND_CORE_LOOKUPS &quot;&amp;&quot;VALUES &quot;&amp;&quot;( &quot;&amp;&quot;'&quot;&amp;[.A320]&amp;&quot;' , &quot;&amp;&quot;'&quot;&amp;[.B320]&amp;&quot;' , &quot;&amp;&quot;'&quot;&amp;[.C320]&amp;&quot;' , &quot;&amp;&quot;'&quot;&amp;[.D320]&amp;&quot;' , &quot;&amp;&quot;&quot;&amp;[.E320]&amp;&quot; , &quot;&amp;&quot;&quot;&amp;[.F320]&amp;&quot; , &quot;&amp;&quot;&quot;&amp;[.G320]&amp;&quot; , &quot;&amp;&quot;&quot;&amp;[.H320]&amp;&quot; , &quot;&amp;&quot;&quot;&amp;[.I320]&amp;&quot; , &quot;&amp;&quot;&quot;&amp;[.J320]&amp;&quot; , &quot;&amp;&quot;&quot;&amp;[.K320]&amp;&quot; , &quot;&amp;&quot;&quot;&amp;[.L320]&amp;&quot; , &quot;&amp;&quot;&quot;&amp;[.M320]&amp;&quot; , &quot;&amp;&quot;&quot;&amp;[.N320]&amp;&quot; , &quot;&amp;&quot;&quot;&amp;[.O32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1]);&quot;&quot;;[.A320]+1)">
            <text:p/>
          </table:table-cell>
          <table:table-cell table:number-columns-repeated="3"/>
          <table:table-cell table:formula="of:=IF(ISBLANK([.C321]);&quot;&quot;;&quot;null&quot;)">
            <text:p/>
          </table:table-cell>
          <table:table-cell table:formula="of:=IF(ISBLANK([.C321]);&quot;&quot;;&quot;null&quot;)">
            <text:p/>
          </table:table-cell>
          <table:table-cell table:formula="of:=IF(ISBLANK([.C321]);&quot;&quot;;&quot;null&quot;)">
            <text:p/>
          </table:table-cell>
          <table:table-cell table:formula="of:=IF(ISBLANK([.C321]);&quot;&quot;;&quot;null&quot;)">
            <text:p/>
          </table:table-cell>
          <table:table-cell table:formula="of:=IF(ISBLANK([.C321]);&quot;&quot;;&quot;null&quot;)">
            <text:p/>
          </table:table-cell>
          <table:table-cell table:formula="of:=IF(ISBLANK([.C321]);&quot;&quot;;&quot;null&quot;)">
            <text:p/>
          </table:table-cell>
          <table:table-cell table:formula="of:=IF(ISBLANK([.D32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1]);&quot;&quot;;&quot;null&quot;)">
            <text:p/>
          </table:table-cell>
          <table:table-cell table:formula="of:=IF(ISBLANK([.C321]);&quot;&quot;;&quot;null&quot;)">
            <text:p/>
          </table:table-cell>
          <table:table-cell table:formula="of:=IF(ISBLANK([.D321]);&quot;&quot;;&quot;'ACTIVE_RS'&quot;)">
            <text:p/>
          </table:table-cell>
          <table:table-cell table:formula="of:=IF(ISBLANK([.D32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1]&amp;&quot;' , &quot;&amp;&quot;'&quot;&amp;[.B321]&amp;&quot;' , &quot;&amp;&quot;'&quot;&amp;[.C321]&amp;&quot;' , &quot;&amp;&quot;'&quot;&amp;[.D321]&amp;&quot;' , &quot;&amp;&quot;&quot;&amp;[.E321]&amp;&quot; , &quot;&amp;&quot;&quot;&amp;[.F321]&amp;&quot; , &quot;&amp;&quot;&quot;&amp;[.G321]&amp;&quot; , &quot;&amp;&quot;&quot;&amp;[.H321]&amp;&quot; , &quot;&amp;&quot;&quot;&amp;[.I321]&amp;&quot; , &quot;&amp;&quot;&quot;&amp;[.J321]&amp;&quot; , &quot;&amp;&quot;&quot;&amp;[.K321]&amp;&quot; , &quot;&amp;&quot;&quot;&amp;[.L321]&amp;&quot; , &quot;&amp;&quot;&quot;&amp;[.M321]&amp;&quot; , &quot;&amp;&quot;&quot;&amp;[.N321]&amp;&quot; , &quot;&amp;&quot;&quot;&amp;[.O321]&amp;&quot; ); &quot;)">
            <text:p/>
          </table:table-cell>
          <table:table-cell table:formula="of:=IF(ISBLANK([.D321]);&quot;&quot;;&quot;INSERT INTO DIAMOND_CORE_LOOKUPS &quot;&amp;&quot;VALUES &quot;&amp;&quot;( &quot;&amp;&quot;'&quot;&amp;[.A321]&amp;&quot;' , &quot;&amp;&quot;'&quot;&amp;[.B321]&amp;&quot;' , &quot;&amp;&quot;'&quot;&amp;[.C321]&amp;&quot;' , &quot;&amp;&quot;'&quot;&amp;[.D321]&amp;&quot;' , &quot;&amp;&quot;&quot;&amp;[.E321]&amp;&quot; , &quot;&amp;&quot;&quot;&amp;[.F321]&amp;&quot; , &quot;&amp;&quot;&quot;&amp;[.G321]&amp;&quot; , &quot;&amp;&quot;&quot;&amp;[.H321]&amp;&quot; , &quot;&amp;&quot;&quot;&amp;[.I321]&amp;&quot; , &quot;&amp;&quot;&quot;&amp;[.J321]&amp;&quot; , &quot;&amp;&quot;&quot;&amp;[.K321]&amp;&quot; , &quot;&amp;&quot;&quot;&amp;[.L321]&amp;&quot; , &quot;&amp;&quot;&quot;&amp;[.M321]&amp;&quot; , &quot;&amp;&quot;&quot;&amp;[.N321]&amp;&quot; , &quot;&amp;&quot;&quot;&amp;[.O32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2]);&quot;&quot;;[.A321]+1)">
            <text:p/>
          </table:table-cell>
          <table:table-cell table:number-columns-repeated="3"/>
          <table:table-cell table:formula="of:=IF(ISBLANK([.C322]);&quot;&quot;;&quot;null&quot;)">
            <text:p/>
          </table:table-cell>
          <table:table-cell table:formula="of:=IF(ISBLANK([.C322]);&quot;&quot;;&quot;null&quot;)">
            <text:p/>
          </table:table-cell>
          <table:table-cell table:formula="of:=IF(ISBLANK([.C322]);&quot;&quot;;&quot;null&quot;)">
            <text:p/>
          </table:table-cell>
          <table:table-cell table:formula="of:=IF(ISBLANK([.C322]);&quot;&quot;;&quot;null&quot;)">
            <text:p/>
          </table:table-cell>
          <table:table-cell table:formula="of:=IF(ISBLANK([.C322]);&quot;&quot;;&quot;null&quot;)">
            <text:p/>
          </table:table-cell>
          <table:table-cell table:formula="of:=IF(ISBLANK([.C322]);&quot;&quot;;&quot;null&quot;)">
            <text:p/>
          </table:table-cell>
          <table:table-cell table:formula="of:=IF(ISBLANK([.D32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2]);&quot;&quot;;&quot;null&quot;)">
            <text:p/>
          </table:table-cell>
          <table:table-cell table:formula="of:=IF(ISBLANK([.C322]);&quot;&quot;;&quot;null&quot;)">
            <text:p/>
          </table:table-cell>
          <table:table-cell table:formula="of:=IF(ISBLANK([.D322]);&quot;&quot;;&quot;'ACTIVE_RS'&quot;)">
            <text:p/>
          </table:table-cell>
          <table:table-cell table:formula="of:=IF(ISBLANK([.D32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2]&amp;&quot;' , &quot;&amp;&quot;'&quot;&amp;[.B322]&amp;&quot;' , &quot;&amp;&quot;'&quot;&amp;[.C322]&amp;&quot;' , &quot;&amp;&quot;'&quot;&amp;[.D322]&amp;&quot;' , &quot;&amp;&quot;&quot;&amp;[.E322]&amp;&quot; , &quot;&amp;&quot;&quot;&amp;[.F322]&amp;&quot; , &quot;&amp;&quot;&quot;&amp;[.G322]&amp;&quot; , &quot;&amp;&quot;&quot;&amp;[.H322]&amp;&quot; , &quot;&amp;&quot;&quot;&amp;[.I322]&amp;&quot; , &quot;&amp;&quot;&quot;&amp;[.J322]&amp;&quot; , &quot;&amp;&quot;&quot;&amp;[.K322]&amp;&quot; , &quot;&amp;&quot;&quot;&amp;[.L322]&amp;&quot; , &quot;&amp;&quot;&quot;&amp;[.M322]&amp;&quot; , &quot;&amp;&quot;&quot;&amp;[.N322]&amp;&quot; , &quot;&amp;&quot;&quot;&amp;[.O322]&amp;&quot; ); &quot;)">
            <text:p/>
          </table:table-cell>
          <table:table-cell table:formula="of:=IF(ISBLANK([.D322]);&quot;&quot;;&quot;INSERT INTO DIAMOND_CORE_LOOKUPS &quot;&amp;&quot;VALUES &quot;&amp;&quot;( &quot;&amp;&quot;'&quot;&amp;[.A322]&amp;&quot;' , &quot;&amp;&quot;'&quot;&amp;[.B322]&amp;&quot;' , &quot;&amp;&quot;'&quot;&amp;[.C322]&amp;&quot;' , &quot;&amp;&quot;'&quot;&amp;[.D322]&amp;&quot;' , &quot;&amp;&quot;&quot;&amp;[.E322]&amp;&quot; , &quot;&amp;&quot;&quot;&amp;[.F322]&amp;&quot; , &quot;&amp;&quot;&quot;&amp;[.G322]&amp;&quot; , &quot;&amp;&quot;&quot;&amp;[.H322]&amp;&quot; , &quot;&amp;&quot;&quot;&amp;[.I322]&amp;&quot; , &quot;&amp;&quot;&quot;&amp;[.J322]&amp;&quot; , &quot;&amp;&quot;&quot;&amp;[.K322]&amp;&quot; , &quot;&amp;&quot;&quot;&amp;[.L322]&amp;&quot; , &quot;&amp;&quot;&quot;&amp;[.M322]&amp;&quot; , &quot;&amp;&quot;&quot;&amp;[.N322]&amp;&quot; , &quot;&amp;&quot;&quot;&amp;[.O32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3]);&quot;&quot;;[.A322]+1)">
            <text:p/>
          </table:table-cell>
          <table:table-cell table:number-columns-repeated="3"/>
          <table:table-cell table:formula="of:=IF(ISBLANK([.C323]);&quot;&quot;;&quot;null&quot;)">
            <text:p/>
          </table:table-cell>
          <table:table-cell table:formula="of:=IF(ISBLANK([.C323]);&quot;&quot;;&quot;null&quot;)">
            <text:p/>
          </table:table-cell>
          <table:table-cell table:formula="of:=IF(ISBLANK([.C323]);&quot;&quot;;&quot;null&quot;)">
            <text:p/>
          </table:table-cell>
          <table:table-cell table:formula="of:=IF(ISBLANK([.C323]);&quot;&quot;;&quot;null&quot;)">
            <text:p/>
          </table:table-cell>
          <table:table-cell table:formula="of:=IF(ISBLANK([.C323]);&quot;&quot;;&quot;null&quot;)">
            <text:p/>
          </table:table-cell>
          <table:table-cell table:formula="of:=IF(ISBLANK([.C323]);&quot;&quot;;&quot;null&quot;)">
            <text:p/>
          </table:table-cell>
          <table:table-cell table:formula="of:=IF(ISBLANK([.D32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3]);&quot;&quot;;&quot;null&quot;)">
            <text:p/>
          </table:table-cell>
          <table:table-cell table:formula="of:=IF(ISBLANK([.C323]);&quot;&quot;;&quot;null&quot;)">
            <text:p/>
          </table:table-cell>
          <table:table-cell table:formula="of:=IF(ISBLANK([.D323]);&quot;&quot;;&quot;'ACTIVE_RS'&quot;)">
            <text:p/>
          </table:table-cell>
          <table:table-cell table:formula="of:=IF(ISBLANK([.D32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3]&amp;&quot;' , &quot;&amp;&quot;'&quot;&amp;[.B323]&amp;&quot;' , &quot;&amp;&quot;'&quot;&amp;[.C323]&amp;&quot;' , &quot;&amp;&quot;'&quot;&amp;[.D323]&amp;&quot;' , &quot;&amp;&quot;&quot;&amp;[.E323]&amp;&quot; , &quot;&amp;&quot;&quot;&amp;[.F323]&amp;&quot; , &quot;&amp;&quot;&quot;&amp;[.G323]&amp;&quot; , &quot;&amp;&quot;&quot;&amp;[.H323]&amp;&quot; , &quot;&amp;&quot;&quot;&amp;[.I323]&amp;&quot; , &quot;&amp;&quot;&quot;&amp;[.J323]&amp;&quot; , &quot;&amp;&quot;&quot;&amp;[.K323]&amp;&quot; , &quot;&amp;&quot;&quot;&amp;[.L323]&amp;&quot; , &quot;&amp;&quot;&quot;&amp;[.M323]&amp;&quot; , &quot;&amp;&quot;&quot;&amp;[.N323]&amp;&quot; , &quot;&amp;&quot;&quot;&amp;[.O323]&amp;&quot; ); &quot;)">
            <text:p/>
          </table:table-cell>
          <table:table-cell table:formula="of:=IF(ISBLANK([.D323]);&quot;&quot;;&quot;INSERT INTO DIAMOND_CORE_LOOKUPS &quot;&amp;&quot;VALUES &quot;&amp;&quot;( &quot;&amp;&quot;'&quot;&amp;[.A323]&amp;&quot;' , &quot;&amp;&quot;'&quot;&amp;[.B323]&amp;&quot;' , &quot;&amp;&quot;'&quot;&amp;[.C323]&amp;&quot;' , &quot;&amp;&quot;'&quot;&amp;[.D323]&amp;&quot;' , &quot;&amp;&quot;&quot;&amp;[.E323]&amp;&quot; , &quot;&amp;&quot;&quot;&amp;[.F323]&amp;&quot; , &quot;&amp;&quot;&quot;&amp;[.G323]&amp;&quot; , &quot;&amp;&quot;&quot;&amp;[.H323]&amp;&quot; , &quot;&amp;&quot;&quot;&amp;[.I323]&amp;&quot; , &quot;&amp;&quot;&quot;&amp;[.J323]&amp;&quot; , &quot;&amp;&quot;&quot;&amp;[.K323]&amp;&quot; , &quot;&amp;&quot;&quot;&amp;[.L323]&amp;&quot; , &quot;&amp;&quot;&quot;&amp;[.M323]&amp;&quot; , &quot;&amp;&quot;&quot;&amp;[.N323]&amp;&quot; , &quot;&amp;&quot;&quot;&amp;[.O32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4]);&quot;&quot;;[.A323]+1)">
            <text:p/>
          </table:table-cell>
          <table:table-cell table:number-columns-repeated="3"/>
          <table:table-cell table:formula="of:=IF(ISBLANK([.C324]);&quot;&quot;;&quot;null&quot;)">
            <text:p/>
          </table:table-cell>
          <table:table-cell table:formula="of:=IF(ISBLANK([.C324]);&quot;&quot;;&quot;null&quot;)">
            <text:p/>
          </table:table-cell>
          <table:table-cell table:formula="of:=IF(ISBLANK([.C324]);&quot;&quot;;&quot;null&quot;)">
            <text:p/>
          </table:table-cell>
          <table:table-cell table:formula="of:=IF(ISBLANK([.C324]);&quot;&quot;;&quot;null&quot;)">
            <text:p/>
          </table:table-cell>
          <table:table-cell table:formula="of:=IF(ISBLANK([.C324]);&quot;&quot;;&quot;null&quot;)">
            <text:p/>
          </table:table-cell>
          <table:table-cell table:formula="of:=IF(ISBLANK([.C324]);&quot;&quot;;&quot;null&quot;)">
            <text:p/>
          </table:table-cell>
          <table:table-cell table:formula="of:=IF(ISBLANK([.D32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4]);&quot;&quot;;&quot;null&quot;)">
            <text:p/>
          </table:table-cell>
          <table:table-cell table:formula="of:=IF(ISBLANK([.C324]);&quot;&quot;;&quot;null&quot;)">
            <text:p/>
          </table:table-cell>
          <table:table-cell table:formula="of:=IF(ISBLANK([.D324]);&quot;&quot;;&quot;'ACTIVE_RS'&quot;)">
            <text:p/>
          </table:table-cell>
          <table:table-cell table:formula="of:=IF(ISBLANK([.D32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4]&amp;&quot;' , &quot;&amp;&quot;'&quot;&amp;[.B324]&amp;&quot;' , &quot;&amp;&quot;'&quot;&amp;[.C324]&amp;&quot;' , &quot;&amp;&quot;'&quot;&amp;[.D324]&amp;&quot;' , &quot;&amp;&quot;&quot;&amp;[.E324]&amp;&quot; , &quot;&amp;&quot;&quot;&amp;[.F324]&amp;&quot; , &quot;&amp;&quot;&quot;&amp;[.G324]&amp;&quot; , &quot;&amp;&quot;&quot;&amp;[.H324]&amp;&quot; , &quot;&amp;&quot;&quot;&amp;[.I324]&amp;&quot; , &quot;&amp;&quot;&quot;&amp;[.J324]&amp;&quot; , &quot;&amp;&quot;&quot;&amp;[.K324]&amp;&quot; , &quot;&amp;&quot;&quot;&amp;[.L324]&amp;&quot; , &quot;&amp;&quot;&quot;&amp;[.M324]&amp;&quot; , &quot;&amp;&quot;&quot;&amp;[.N324]&amp;&quot; , &quot;&amp;&quot;&quot;&amp;[.O324]&amp;&quot; ); &quot;)">
            <text:p/>
          </table:table-cell>
          <table:table-cell table:formula="of:=IF(ISBLANK([.D324]);&quot;&quot;;&quot;INSERT INTO DIAMOND_CORE_LOOKUPS &quot;&amp;&quot;VALUES &quot;&amp;&quot;( &quot;&amp;&quot;'&quot;&amp;[.A324]&amp;&quot;' , &quot;&amp;&quot;'&quot;&amp;[.B324]&amp;&quot;' , &quot;&amp;&quot;'&quot;&amp;[.C324]&amp;&quot;' , &quot;&amp;&quot;'&quot;&amp;[.D324]&amp;&quot;' , &quot;&amp;&quot;&quot;&amp;[.E324]&amp;&quot; , &quot;&amp;&quot;&quot;&amp;[.F324]&amp;&quot; , &quot;&amp;&quot;&quot;&amp;[.G324]&amp;&quot; , &quot;&amp;&quot;&quot;&amp;[.H324]&amp;&quot; , &quot;&amp;&quot;&quot;&amp;[.I324]&amp;&quot; , &quot;&amp;&quot;&quot;&amp;[.J324]&amp;&quot; , &quot;&amp;&quot;&quot;&amp;[.K324]&amp;&quot; , &quot;&amp;&quot;&quot;&amp;[.L324]&amp;&quot; , &quot;&amp;&quot;&quot;&amp;[.M324]&amp;&quot; , &quot;&amp;&quot;&quot;&amp;[.N324]&amp;&quot; , &quot;&amp;&quot;&quot;&amp;[.O32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5]);&quot;&quot;;[.A324]+1)">
            <text:p/>
          </table:table-cell>
          <table:table-cell table:number-columns-repeated="3"/>
          <table:table-cell table:formula="of:=IF(ISBLANK([.C325]);&quot;&quot;;&quot;null&quot;)">
            <text:p/>
          </table:table-cell>
          <table:table-cell table:formula="of:=IF(ISBLANK([.C325]);&quot;&quot;;&quot;null&quot;)">
            <text:p/>
          </table:table-cell>
          <table:table-cell table:formula="of:=IF(ISBLANK([.C325]);&quot;&quot;;&quot;null&quot;)">
            <text:p/>
          </table:table-cell>
          <table:table-cell table:formula="of:=IF(ISBLANK([.C325]);&quot;&quot;;&quot;null&quot;)">
            <text:p/>
          </table:table-cell>
          <table:table-cell table:formula="of:=IF(ISBLANK([.C325]);&quot;&quot;;&quot;null&quot;)">
            <text:p/>
          </table:table-cell>
          <table:table-cell table:formula="of:=IF(ISBLANK([.C325]);&quot;&quot;;&quot;null&quot;)">
            <text:p/>
          </table:table-cell>
          <table:table-cell table:formula="of:=IF(ISBLANK([.D32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5]);&quot;&quot;;&quot;null&quot;)">
            <text:p/>
          </table:table-cell>
          <table:table-cell table:formula="of:=IF(ISBLANK([.C325]);&quot;&quot;;&quot;null&quot;)">
            <text:p/>
          </table:table-cell>
          <table:table-cell table:formula="of:=IF(ISBLANK([.D325]);&quot;&quot;;&quot;'ACTIVE_RS'&quot;)">
            <text:p/>
          </table:table-cell>
          <table:table-cell table:formula="of:=IF(ISBLANK([.D32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5]&amp;&quot;' , &quot;&amp;&quot;'&quot;&amp;[.B325]&amp;&quot;' , &quot;&amp;&quot;'&quot;&amp;[.C325]&amp;&quot;' , &quot;&amp;&quot;'&quot;&amp;[.D325]&amp;&quot;' , &quot;&amp;&quot;&quot;&amp;[.E325]&amp;&quot; , &quot;&amp;&quot;&quot;&amp;[.F325]&amp;&quot; , &quot;&amp;&quot;&quot;&amp;[.G325]&amp;&quot; , &quot;&amp;&quot;&quot;&amp;[.H325]&amp;&quot; , &quot;&amp;&quot;&quot;&amp;[.I325]&amp;&quot; , &quot;&amp;&quot;&quot;&amp;[.J325]&amp;&quot; , &quot;&amp;&quot;&quot;&amp;[.K325]&amp;&quot; , &quot;&amp;&quot;&quot;&amp;[.L325]&amp;&quot; , &quot;&amp;&quot;&quot;&amp;[.M325]&amp;&quot; , &quot;&amp;&quot;&quot;&amp;[.N325]&amp;&quot; , &quot;&amp;&quot;&quot;&amp;[.O325]&amp;&quot; ); &quot;)">
            <text:p/>
          </table:table-cell>
          <table:table-cell table:formula="of:=IF(ISBLANK([.D325]);&quot;&quot;;&quot;INSERT INTO DIAMOND_CORE_LOOKUPS &quot;&amp;&quot;VALUES &quot;&amp;&quot;( &quot;&amp;&quot;'&quot;&amp;[.A325]&amp;&quot;' , &quot;&amp;&quot;'&quot;&amp;[.B325]&amp;&quot;' , &quot;&amp;&quot;'&quot;&amp;[.C325]&amp;&quot;' , &quot;&amp;&quot;'&quot;&amp;[.D325]&amp;&quot;' , &quot;&amp;&quot;&quot;&amp;[.E325]&amp;&quot; , &quot;&amp;&quot;&quot;&amp;[.F325]&amp;&quot; , &quot;&amp;&quot;&quot;&amp;[.G325]&amp;&quot; , &quot;&amp;&quot;&quot;&amp;[.H325]&amp;&quot; , &quot;&amp;&quot;&quot;&amp;[.I325]&amp;&quot; , &quot;&amp;&quot;&quot;&amp;[.J325]&amp;&quot; , &quot;&amp;&quot;&quot;&amp;[.K325]&amp;&quot; , &quot;&amp;&quot;&quot;&amp;[.L325]&amp;&quot; , &quot;&amp;&quot;&quot;&amp;[.M325]&amp;&quot; , &quot;&amp;&quot;&quot;&amp;[.N325]&amp;&quot; , &quot;&amp;&quot;&quot;&amp;[.O32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6]);&quot;&quot;;[.A325]+1)">
            <text:p/>
          </table:table-cell>
          <table:table-cell table:number-columns-repeated="3"/>
          <table:table-cell table:formula="of:=IF(ISBLANK([.C326]);&quot;&quot;;&quot;null&quot;)">
            <text:p/>
          </table:table-cell>
          <table:table-cell table:formula="of:=IF(ISBLANK([.C326]);&quot;&quot;;&quot;null&quot;)">
            <text:p/>
          </table:table-cell>
          <table:table-cell table:formula="of:=IF(ISBLANK([.C326]);&quot;&quot;;&quot;null&quot;)">
            <text:p/>
          </table:table-cell>
          <table:table-cell table:formula="of:=IF(ISBLANK([.C326]);&quot;&quot;;&quot;null&quot;)">
            <text:p/>
          </table:table-cell>
          <table:table-cell table:formula="of:=IF(ISBLANK([.C326]);&quot;&quot;;&quot;null&quot;)">
            <text:p/>
          </table:table-cell>
          <table:table-cell table:formula="of:=IF(ISBLANK([.C326]);&quot;&quot;;&quot;null&quot;)">
            <text:p/>
          </table:table-cell>
          <table:table-cell table:formula="of:=IF(ISBLANK([.D32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6]);&quot;&quot;;&quot;null&quot;)">
            <text:p/>
          </table:table-cell>
          <table:table-cell table:formula="of:=IF(ISBLANK([.C326]);&quot;&quot;;&quot;null&quot;)">
            <text:p/>
          </table:table-cell>
          <table:table-cell table:formula="of:=IF(ISBLANK([.D326]);&quot;&quot;;&quot;'ACTIVE_RS'&quot;)">
            <text:p/>
          </table:table-cell>
          <table:table-cell table:formula="of:=IF(ISBLANK([.D32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6]&amp;&quot;' , &quot;&amp;&quot;'&quot;&amp;[.B326]&amp;&quot;' , &quot;&amp;&quot;'&quot;&amp;[.C326]&amp;&quot;' , &quot;&amp;&quot;'&quot;&amp;[.D326]&amp;&quot;' , &quot;&amp;&quot;&quot;&amp;[.E326]&amp;&quot; , &quot;&amp;&quot;&quot;&amp;[.F326]&amp;&quot; , &quot;&amp;&quot;&quot;&amp;[.G326]&amp;&quot; , &quot;&amp;&quot;&quot;&amp;[.H326]&amp;&quot; , &quot;&amp;&quot;&quot;&amp;[.I326]&amp;&quot; , &quot;&amp;&quot;&quot;&amp;[.J326]&amp;&quot; , &quot;&amp;&quot;&quot;&amp;[.K326]&amp;&quot; , &quot;&amp;&quot;&quot;&amp;[.L326]&amp;&quot; , &quot;&amp;&quot;&quot;&amp;[.M326]&amp;&quot; , &quot;&amp;&quot;&quot;&amp;[.N326]&amp;&quot; , &quot;&amp;&quot;&quot;&amp;[.O326]&amp;&quot; ); &quot;)">
            <text:p/>
          </table:table-cell>
          <table:table-cell table:formula="of:=IF(ISBLANK([.D326]);&quot;&quot;;&quot;INSERT INTO DIAMOND_CORE_LOOKUPS &quot;&amp;&quot;VALUES &quot;&amp;&quot;( &quot;&amp;&quot;'&quot;&amp;[.A326]&amp;&quot;' , &quot;&amp;&quot;'&quot;&amp;[.B326]&amp;&quot;' , &quot;&amp;&quot;'&quot;&amp;[.C326]&amp;&quot;' , &quot;&amp;&quot;'&quot;&amp;[.D326]&amp;&quot;' , &quot;&amp;&quot;&quot;&amp;[.E326]&amp;&quot; , &quot;&amp;&quot;&quot;&amp;[.F326]&amp;&quot; , &quot;&amp;&quot;&quot;&amp;[.G326]&amp;&quot; , &quot;&amp;&quot;&quot;&amp;[.H326]&amp;&quot; , &quot;&amp;&quot;&quot;&amp;[.I326]&amp;&quot; , &quot;&amp;&quot;&quot;&amp;[.J326]&amp;&quot; , &quot;&amp;&quot;&quot;&amp;[.K326]&amp;&quot; , &quot;&amp;&quot;&quot;&amp;[.L326]&amp;&quot; , &quot;&amp;&quot;&quot;&amp;[.M326]&amp;&quot; , &quot;&amp;&quot;&quot;&amp;[.N326]&amp;&quot; , &quot;&amp;&quot;&quot;&amp;[.O32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7]);&quot;&quot;;[.A326]+1)">
            <text:p/>
          </table:table-cell>
          <table:table-cell table:number-columns-repeated="3"/>
          <table:table-cell table:formula="of:=IF(ISBLANK([.C327]);&quot;&quot;;&quot;null&quot;)">
            <text:p/>
          </table:table-cell>
          <table:table-cell table:formula="of:=IF(ISBLANK([.C327]);&quot;&quot;;&quot;null&quot;)">
            <text:p/>
          </table:table-cell>
          <table:table-cell table:formula="of:=IF(ISBLANK([.C327]);&quot;&quot;;&quot;null&quot;)">
            <text:p/>
          </table:table-cell>
          <table:table-cell table:formula="of:=IF(ISBLANK([.C327]);&quot;&quot;;&quot;null&quot;)">
            <text:p/>
          </table:table-cell>
          <table:table-cell table:formula="of:=IF(ISBLANK([.C327]);&quot;&quot;;&quot;null&quot;)">
            <text:p/>
          </table:table-cell>
          <table:table-cell table:formula="of:=IF(ISBLANK([.C327]);&quot;&quot;;&quot;null&quot;)">
            <text:p/>
          </table:table-cell>
          <table:table-cell table:formula="of:=IF(ISBLANK([.D32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7]);&quot;&quot;;&quot;null&quot;)">
            <text:p/>
          </table:table-cell>
          <table:table-cell table:formula="of:=IF(ISBLANK([.C327]);&quot;&quot;;&quot;null&quot;)">
            <text:p/>
          </table:table-cell>
          <table:table-cell table:formula="of:=IF(ISBLANK([.D327]);&quot;&quot;;&quot;'ACTIVE_RS'&quot;)">
            <text:p/>
          </table:table-cell>
          <table:table-cell table:formula="of:=IF(ISBLANK([.D32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7]&amp;&quot;' , &quot;&amp;&quot;'&quot;&amp;[.B327]&amp;&quot;' , &quot;&amp;&quot;'&quot;&amp;[.C327]&amp;&quot;' , &quot;&amp;&quot;'&quot;&amp;[.D327]&amp;&quot;' , &quot;&amp;&quot;&quot;&amp;[.E327]&amp;&quot; , &quot;&amp;&quot;&quot;&amp;[.F327]&amp;&quot; , &quot;&amp;&quot;&quot;&amp;[.G327]&amp;&quot; , &quot;&amp;&quot;&quot;&amp;[.H327]&amp;&quot; , &quot;&amp;&quot;&quot;&amp;[.I327]&amp;&quot; , &quot;&amp;&quot;&quot;&amp;[.J327]&amp;&quot; , &quot;&amp;&quot;&quot;&amp;[.K327]&amp;&quot; , &quot;&amp;&quot;&quot;&amp;[.L327]&amp;&quot; , &quot;&amp;&quot;&quot;&amp;[.M327]&amp;&quot; , &quot;&amp;&quot;&quot;&amp;[.N327]&amp;&quot; , &quot;&amp;&quot;&quot;&amp;[.O327]&amp;&quot; ); &quot;)">
            <text:p/>
          </table:table-cell>
          <table:table-cell table:formula="of:=IF(ISBLANK([.D327]);&quot;&quot;;&quot;INSERT INTO DIAMOND_CORE_LOOKUPS &quot;&amp;&quot;VALUES &quot;&amp;&quot;( &quot;&amp;&quot;'&quot;&amp;[.A327]&amp;&quot;' , &quot;&amp;&quot;'&quot;&amp;[.B327]&amp;&quot;' , &quot;&amp;&quot;'&quot;&amp;[.C327]&amp;&quot;' , &quot;&amp;&quot;'&quot;&amp;[.D327]&amp;&quot;' , &quot;&amp;&quot;&quot;&amp;[.E327]&amp;&quot; , &quot;&amp;&quot;&quot;&amp;[.F327]&amp;&quot; , &quot;&amp;&quot;&quot;&amp;[.G327]&amp;&quot; , &quot;&amp;&quot;&quot;&amp;[.H327]&amp;&quot; , &quot;&amp;&quot;&quot;&amp;[.I327]&amp;&quot; , &quot;&amp;&quot;&quot;&amp;[.J327]&amp;&quot; , &quot;&amp;&quot;&quot;&amp;[.K327]&amp;&quot; , &quot;&amp;&quot;&quot;&amp;[.L327]&amp;&quot; , &quot;&amp;&quot;&quot;&amp;[.M327]&amp;&quot; , &quot;&amp;&quot;&quot;&amp;[.N327]&amp;&quot; , &quot;&amp;&quot;&quot;&amp;[.O32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8]);&quot;&quot;;[.A327]+1)">
            <text:p/>
          </table:table-cell>
          <table:table-cell table:number-columns-repeated="3"/>
          <table:table-cell table:formula="of:=IF(ISBLANK([.C328]);&quot;&quot;;&quot;null&quot;)">
            <text:p/>
          </table:table-cell>
          <table:table-cell table:formula="of:=IF(ISBLANK([.C328]);&quot;&quot;;&quot;null&quot;)">
            <text:p/>
          </table:table-cell>
          <table:table-cell table:formula="of:=IF(ISBLANK([.C328]);&quot;&quot;;&quot;null&quot;)">
            <text:p/>
          </table:table-cell>
          <table:table-cell table:formula="of:=IF(ISBLANK([.C328]);&quot;&quot;;&quot;null&quot;)">
            <text:p/>
          </table:table-cell>
          <table:table-cell table:formula="of:=IF(ISBLANK([.C328]);&quot;&quot;;&quot;null&quot;)">
            <text:p/>
          </table:table-cell>
          <table:table-cell table:formula="of:=IF(ISBLANK([.C328]);&quot;&quot;;&quot;null&quot;)">
            <text:p/>
          </table:table-cell>
          <table:table-cell table:formula="of:=IF(ISBLANK([.D32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8]);&quot;&quot;;&quot;null&quot;)">
            <text:p/>
          </table:table-cell>
          <table:table-cell table:formula="of:=IF(ISBLANK([.C328]);&quot;&quot;;&quot;null&quot;)">
            <text:p/>
          </table:table-cell>
          <table:table-cell table:formula="of:=IF(ISBLANK([.D328]);&quot;&quot;;&quot;'ACTIVE_RS'&quot;)">
            <text:p/>
          </table:table-cell>
          <table:table-cell table:formula="of:=IF(ISBLANK([.D32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8]&amp;&quot;' , &quot;&amp;&quot;'&quot;&amp;[.B328]&amp;&quot;' , &quot;&amp;&quot;'&quot;&amp;[.C328]&amp;&quot;' , &quot;&amp;&quot;'&quot;&amp;[.D328]&amp;&quot;' , &quot;&amp;&quot;&quot;&amp;[.E328]&amp;&quot; , &quot;&amp;&quot;&quot;&amp;[.F328]&amp;&quot; , &quot;&amp;&quot;&quot;&amp;[.G328]&amp;&quot; , &quot;&amp;&quot;&quot;&amp;[.H328]&amp;&quot; , &quot;&amp;&quot;&quot;&amp;[.I328]&amp;&quot; , &quot;&amp;&quot;&quot;&amp;[.J328]&amp;&quot; , &quot;&amp;&quot;&quot;&amp;[.K328]&amp;&quot; , &quot;&amp;&quot;&quot;&amp;[.L328]&amp;&quot; , &quot;&amp;&quot;&quot;&amp;[.M328]&amp;&quot; , &quot;&amp;&quot;&quot;&amp;[.N328]&amp;&quot; , &quot;&amp;&quot;&quot;&amp;[.O328]&amp;&quot; ); &quot;)">
            <text:p/>
          </table:table-cell>
          <table:table-cell table:formula="of:=IF(ISBLANK([.D328]);&quot;&quot;;&quot;INSERT INTO DIAMOND_CORE_LOOKUPS &quot;&amp;&quot;VALUES &quot;&amp;&quot;( &quot;&amp;&quot;'&quot;&amp;[.A328]&amp;&quot;' , &quot;&amp;&quot;'&quot;&amp;[.B328]&amp;&quot;' , &quot;&amp;&quot;'&quot;&amp;[.C328]&amp;&quot;' , &quot;&amp;&quot;'&quot;&amp;[.D328]&amp;&quot;' , &quot;&amp;&quot;&quot;&amp;[.E328]&amp;&quot; , &quot;&amp;&quot;&quot;&amp;[.F328]&amp;&quot; , &quot;&amp;&quot;&quot;&amp;[.G328]&amp;&quot; , &quot;&amp;&quot;&quot;&amp;[.H328]&amp;&quot; , &quot;&amp;&quot;&quot;&amp;[.I328]&amp;&quot; , &quot;&amp;&quot;&quot;&amp;[.J328]&amp;&quot; , &quot;&amp;&quot;&quot;&amp;[.K328]&amp;&quot; , &quot;&amp;&quot;&quot;&amp;[.L328]&amp;&quot; , &quot;&amp;&quot;&quot;&amp;[.M328]&amp;&quot; , &quot;&amp;&quot;&quot;&amp;[.N328]&amp;&quot; , &quot;&amp;&quot;&quot;&amp;[.O32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29]);&quot;&quot;;[.A328]+1)">
            <text:p/>
          </table:table-cell>
          <table:table-cell table:number-columns-repeated="3"/>
          <table:table-cell table:formula="of:=IF(ISBLANK([.C329]);&quot;&quot;;&quot;null&quot;)">
            <text:p/>
          </table:table-cell>
          <table:table-cell table:formula="of:=IF(ISBLANK([.C329]);&quot;&quot;;&quot;null&quot;)">
            <text:p/>
          </table:table-cell>
          <table:table-cell table:formula="of:=IF(ISBLANK([.C329]);&quot;&quot;;&quot;null&quot;)">
            <text:p/>
          </table:table-cell>
          <table:table-cell table:formula="of:=IF(ISBLANK([.C329]);&quot;&quot;;&quot;null&quot;)">
            <text:p/>
          </table:table-cell>
          <table:table-cell table:formula="of:=IF(ISBLANK([.C329]);&quot;&quot;;&quot;null&quot;)">
            <text:p/>
          </table:table-cell>
          <table:table-cell table:formula="of:=IF(ISBLANK([.C329]);&quot;&quot;;&quot;null&quot;)">
            <text:p/>
          </table:table-cell>
          <table:table-cell table:formula="of:=IF(ISBLANK([.D32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29]);&quot;&quot;;&quot;null&quot;)">
            <text:p/>
          </table:table-cell>
          <table:table-cell table:formula="of:=IF(ISBLANK([.C329]);&quot;&quot;;&quot;null&quot;)">
            <text:p/>
          </table:table-cell>
          <table:table-cell table:formula="of:=IF(ISBLANK([.D329]);&quot;&quot;;&quot;'ACTIVE_RS'&quot;)">
            <text:p/>
          </table:table-cell>
          <table:table-cell table:formula="of:=IF(ISBLANK([.D32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29]&amp;&quot;' , &quot;&amp;&quot;'&quot;&amp;[.B329]&amp;&quot;' , &quot;&amp;&quot;'&quot;&amp;[.C329]&amp;&quot;' , &quot;&amp;&quot;'&quot;&amp;[.D329]&amp;&quot;' , &quot;&amp;&quot;&quot;&amp;[.E329]&amp;&quot; , &quot;&amp;&quot;&quot;&amp;[.F329]&amp;&quot; , &quot;&amp;&quot;&quot;&amp;[.G329]&amp;&quot; , &quot;&amp;&quot;&quot;&amp;[.H329]&amp;&quot; , &quot;&amp;&quot;&quot;&amp;[.I329]&amp;&quot; , &quot;&amp;&quot;&quot;&amp;[.J329]&amp;&quot; , &quot;&amp;&quot;&quot;&amp;[.K329]&amp;&quot; , &quot;&amp;&quot;&quot;&amp;[.L329]&amp;&quot; , &quot;&amp;&quot;&quot;&amp;[.M329]&amp;&quot; , &quot;&amp;&quot;&quot;&amp;[.N329]&amp;&quot; , &quot;&amp;&quot;&quot;&amp;[.O329]&amp;&quot; ); &quot;)">
            <text:p/>
          </table:table-cell>
          <table:table-cell table:formula="of:=IF(ISBLANK([.D329]);&quot;&quot;;&quot;INSERT INTO DIAMOND_CORE_LOOKUPS &quot;&amp;&quot;VALUES &quot;&amp;&quot;( &quot;&amp;&quot;'&quot;&amp;[.A329]&amp;&quot;' , &quot;&amp;&quot;'&quot;&amp;[.B329]&amp;&quot;' , &quot;&amp;&quot;'&quot;&amp;[.C329]&amp;&quot;' , &quot;&amp;&quot;'&quot;&amp;[.D329]&amp;&quot;' , &quot;&amp;&quot;&quot;&amp;[.E329]&amp;&quot; , &quot;&amp;&quot;&quot;&amp;[.F329]&amp;&quot; , &quot;&amp;&quot;&quot;&amp;[.G329]&amp;&quot; , &quot;&amp;&quot;&quot;&amp;[.H329]&amp;&quot; , &quot;&amp;&quot;&quot;&amp;[.I329]&amp;&quot; , &quot;&amp;&quot;&quot;&amp;[.J329]&amp;&quot; , &quot;&amp;&quot;&quot;&amp;[.K329]&amp;&quot; , &quot;&amp;&quot;&quot;&amp;[.L329]&amp;&quot; , &quot;&amp;&quot;&quot;&amp;[.M329]&amp;&quot; , &quot;&amp;&quot;&quot;&amp;[.N329]&amp;&quot; , &quot;&amp;&quot;&quot;&amp;[.O32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0]);&quot;&quot;;[.A329]+1)">
            <text:p/>
          </table:table-cell>
          <table:table-cell table:number-columns-repeated="3"/>
          <table:table-cell table:formula="of:=IF(ISBLANK([.C330]);&quot;&quot;;&quot;null&quot;)">
            <text:p/>
          </table:table-cell>
          <table:table-cell table:formula="of:=IF(ISBLANK([.C330]);&quot;&quot;;&quot;null&quot;)">
            <text:p/>
          </table:table-cell>
          <table:table-cell table:formula="of:=IF(ISBLANK([.C330]);&quot;&quot;;&quot;null&quot;)">
            <text:p/>
          </table:table-cell>
          <table:table-cell table:formula="of:=IF(ISBLANK([.C330]);&quot;&quot;;&quot;null&quot;)">
            <text:p/>
          </table:table-cell>
          <table:table-cell table:formula="of:=IF(ISBLANK([.C330]);&quot;&quot;;&quot;null&quot;)">
            <text:p/>
          </table:table-cell>
          <table:table-cell table:formula="of:=IF(ISBLANK([.C330]);&quot;&quot;;&quot;null&quot;)">
            <text:p/>
          </table:table-cell>
          <table:table-cell table:formula="of:=IF(ISBLANK([.D33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0]);&quot;&quot;;&quot;null&quot;)">
            <text:p/>
          </table:table-cell>
          <table:table-cell table:formula="of:=IF(ISBLANK([.C330]);&quot;&quot;;&quot;null&quot;)">
            <text:p/>
          </table:table-cell>
          <table:table-cell table:formula="of:=IF(ISBLANK([.D330]);&quot;&quot;;&quot;'ACTIVE_RS'&quot;)">
            <text:p/>
          </table:table-cell>
          <table:table-cell table:formula="of:=IF(ISBLANK([.D33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0]&amp;&quot;' , &quot;&amp;&quot;'&quot;&amp;[.B330]&amp;&quot;' , &quot;&amp;&quot;'&quot;&amp;[.C330]&amp;&quot;' , &quot;&amp;&quot;'&quot;&amp;[.D330]&amp;&quot;' , &quot;&amp;&quot;&quot;&amp;[.E330]&amp;&quot; , &quot;&amp;&quot;&quot;&amp;[.F330]&amp;&quot; , &quot;&amp;&quot;&quot;&amp;[.G330]&amp;&quot; , &quot;&amp;&quot;&quot;&amp;[.H330]&amp;&quot; , &quot;&amp;&quot;&quot;&amp;[.I330]&amp;&quot; , &quot;&amp;&quot;&quot;&amp;[.J330]&amp;&quot; , &quot;&amp;&quot;&quot;&amp;[.K330]&amp;&quot; , &quot;&amp;&quot;&quot;&amp;[.L330]&amp;&quot; , &quot;&amp;&quot;&quot;&amp;[.M330]&amp;&quot; , &quot;&amp;&quot;&quot;&amp;[.N330]&amp;&quot; , &quot;&amp;&quot;&quot;&amp;[.O330]&amp;&quot; ); &quot;)">
            <text:p/>
          </table:table-cell>
          <table:table-cell table:formula="of:=IF(ISBLANK([.D330]);&quot;&quot;;&quot;INSERT INTO DIAMOND_CORE_LOOKUPS &quot;&amp;&quot;VALUES &quot;&amp;&quot;( &quot;&amp;&quot;'&quot;&amp;[.A330]&amp;&quot;' , &quot;&amp;&quot;'&quot;&amp;[.B330]&amp;&quot;' , &quot;&amp;&quot;'&quot;&amp;[.C330]&amp;&quot;' , &quot;&amp;&quot;'&quot;&amp;[.D330]&amp;&quot;' , &quot;&amp;&quot;&quot;&amp;[.E330]&amp;&quot; , &quot;&amp;&quot;&quot;&amp;[.F330]&amp;&quot; , &quot;&amp;&quot;&quot;&amp;[.G330]&amp;&quot; , &quot;&amp;&quot;&quot;&amp;[.H330]&amp;&quot; , &quot;&amp;&quot;&quot;&amp;[.I330]&amp;&quot; , &quot;&amp;&quot;&quot;&amp;[.J330]&amp;&quot; , &quot;&amp;&quot;&quot;&amp;[.K330]&amp;&quot; , &quot;&amp;&quot;&quot;&amp;[.L330]&amp;&quot; , &quot;&amp;&quot;&quot;&amp;[.M330]&amp;&quot; , &quot;&amp;&quot;&quot;&amp;[.N330]&amp;&quot; , &quot;&amp;&quot;&quot;&amp;[.O33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1]);&quot;&quot;;[.A330]+1)">
            <text:p/>
          </table:table-cell>
          <table:table-cell table:number-columns-repeated="3"/>
          <table:table-cell table:formula="of:=IF(ISBLANK([.C331]);&quot;&quot;;&quot;null&quot;)">
            <text:p/>
          </table:table-cell>
          <table:table-cell table:formula="of:=IF(ISBLANK([.C331]);&quot;&quot;;&quot;null&quot;)">
            <text:p/>
          </table:table-cell>
          <table:table-cell table:formula="of:=IF(ISBLANK([.C331]);&quot;&quot;;&quot;null&quot;)">
            <text:p/>
          </table:table-cell>
          <table:table-cell table:formula="of:=IF(ISBLANK([.C331]);&quot;&quot;;&quot;null&quot;)">
            <text:p/>
          </table:table-cell>
          <table:table-cell table:formula="of:=IF(ISBLANK([.C331]);&quot;&quot;;&quot;null&quot;)">
            <text:p/>
          </table:table-cell>
          <table:table-cell table:formula="of:=IF(ISBLANK([.C331]);&quot;&quot;;&quot;null&quot;)">
            <text:p/>
          </table:table-cell>
          <table:table-cell table:formula="of:=IF(ISBLANK([.D33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1]);&quot;&quot;;&quot;null&quot;)">
            <text:p/>
          </table:table-cell>
          <table:table-cell table:formula="of:=IF(ISBLANK([.C331]);&quot;&quot;;&quot;null&quot;)">
            <text:p/>
          </table:table-cell>
          <table:table-cell table:formula="of:=IF(ISBLANK([.D331]);&quot;&quot;;&quot;'ACTIVE_RS'&quot;)">
            <text:p/>
          </table:table-cell>
          <table:table-cell table:formula="of:=IF(ISBLANK([.D33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1]&amp;&quot;' , &quot;&amp;&quot;'&quot;&amp;[.B331]&amp;&quot;' , &quot;&amp;&quot;'&quot;&amp;[.C331]&amp;&quot;' , &quot;&amp;&quot;'&quot;&amp;[.D331]&amp;&quot;' , &quot;&amp;&quot;&quot;&amp;[.E331]&amp;&quot; , &quot;&amp;&quot;&quot;&amp;[.F331]&amp;&quot; , &quot;&amp;&quot;&quot;&amp;[.G331]&amp;&quot; , &quot;&amp;&quot;&quot;&amp;[.H331]&amp;&quot; , &quot;&amp;&quot;&quot;&amp;[.I331]&amp;&quot; , &quot;&amp;&quot;&quot;&amp;[.J331]&amp;&quot; , &quot;&amp;&quot;&quot;&amp;[.K331]&amp;&quot; , &quot;&amp;&quot;&quot;&amp;[.L331]&amp;&quot; , &quot;&amp;&quot;&quot;&amp;[.M331]&amp;&quot; , &quot;&amp;&quot;&quot;&amp;[.N331]&amp;&quot; , &quot;&amp;&quot;&quot;&amp;[.O331]&amp;&quot; ); &quot;)">
            <text:p/>
          </table:table-cell>
          <table:table-cell table:formula="of:=IF(ISBLANK([.D331]);&quot;&quot;;&quot;INSERT INTO DIAMOND_CORE_LOOKUPS &quot;&amp;&quot;VALUES &quot;&amp;&quot;( &quot;&amp;&quot;'&quot;&amp;[.A331]&amp;&quot;' , &quot;&amp;&quot;'&quot;&amp;[.B331]&amp;&quot;' , &quot;&amp;&quot;'&quot;&amp;[.C331]&amp;&quot;' , &quot;&amp;&quot;'&quot;&amp;[.D331]&amp;&quot;' , &quot;&amp;&quot;&quot;&amp;[.E331]&amp;&quot; , &quot;&amp;&quot;&quot;&amp;[.F331]&amp;&quot; , &quot;&amp;&quot;&quot;&amp;[.G331]&amp;&quot; , &quot;&amp;&quot;&quot;&amp;[.H331]&amp;&quot; , &quot;&amp;&quot;&quot;&amp;[.I331]&amp;&quot; , &quot;&amp;&quot;&quot;&amp;[.J331]&amp;&quot; , &quot;&amp;&quot;&quot;&amp;[.K331]&amp;&quot; , &quot;&amp;&quot;&quot;&amp;[.L331]&amp;&quot; , &quot;&amp;&quot;&quot;&amp;[.M331]&amp;&quot; , &quot;&amp;&quot;&quot;&amp;[.N331]&amp;&quot; , &quot;&amp;&quot;&quot;&amp;[.O33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2]);&quot;&quot;;[.A331]+1)">
            <text:p/>
          </table:table-cell>
          <table:table-cell table:number-columns-repeated="3"/>
          <table:table-cell table:formula="of:=IF(ISBLANK([.C332]);&quot;&quot;;&quot;null&quot;)">
            <text:p/>
          </table:table-cell>
          <table:table-cell table:formula="of:=IF(ISBLANK([.C332]);&quot;&quot;;&quot;null&quot;)">
            <text:p/>
          </table:table-cell>
          <table:table-cell table:formula="of:=IF(ISBLANK([.C332]);&quot;&quot;;&quot;null&quot;)">
            <text:p/>
          </table:table-cell>
          <table:table-cell table:formula="of:=IF(ISBLANK([.C332]);&quot;&quot;;&quot;null&quot;)">
            <text:p/>
          </table:table-cell>
          <table:table-cell table:formula="of:=IF(ISBLANK([.C332]);&quot;&quot;;&quot;null&quot;)">
            <text:p/>
          </table:table-cell>
          <table:table-cell table:formula="of:=IF(ISBLANK([.C332]);&quot;&quot;;&quot;null&quot;)">
            <text:p/>
          </table:table-cell>
          <table:table-cell table:formula="of:=IF(ISBLANK([.D33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2]);&quot;&quot;;&quot;null&quot;)">
            <text:p/>
          </table:table-cell>
          <table:table-cell table:formula="of:=IF(ISBLANK([.C332]);&quot;&quot;;&quot;null&quot;)">
            <text:p/>
          </table:table-cell>
          <table:table-cell table:formula="of:=IF(ISBLANK([.D332]);&quot;&quot;;&quot;'ACTIVE_RS'&quot;)">
            <text:p/>
          </table:table-cell>
          <table:table-cell table:formula="of:=IF(ISBLANK([.D33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2]&amp;&quot;' , &quot;&amp;&quot;'&quot;&amp;[.B332]&amp;&quot;' , &quot;&amp;&quot;'&quot;&amp;[.C332]&amp;&quot;' , &quot;&amp;&quot;'&quot;&amp;[.D332]&amp;&quot;' , &quot;&amp;&quot;&quot;&amp;[.E332]&amp;&quot; , &quot;&amp;&quot;&quot;&amp;[.F332]&amp;&quot; , &quot;&amp;&quot;&quot;&amp;[.G332]&amp;&quot; , &quot;&amp;&quot;&quot;&amp;[.H332]&amp;&quot; , &quot;&amp;&quot;&quot;&amp;[.I332]&amp;&quot; , &quot;&amp;&quot;&quot;&amp;[.J332]&amp;&quot; , &quot;&amp;&quot;&quot;&amp;[.K332]&amp;&quot; , &quot;&amp;&quot;&quot;&amp;[.L332]&amp;&quot; , &quot;&amp;&quot;&quot;&amp;[.M332]&amp;&quot; , &quot;&amp;&quot;&quot;&amp;[.N332]&amp;&quot; , &quot;&amp;&quot;&quot;&amp;[.O332]&amp;&quot; ); &quot;)">
            <text:p/>
          </table:table-cell>
          <table:table-cell table:formula="of:=IF(ISBLANK([.D332]);&quot;&quot;;&quot;INSERT INTO DIAMOND_CORE_LOOKUPS &quot;&amp;&quot;VALUES &quot;&amp;&quot;( &quot;&amp;&quot;'&quot;&amp;[.A332]&amp;&quot;' , &quot;&amp;&quot;'&quot;&amp;[.B332]&amp;&quot;' , &quot;&amp;&quot;'&quot;&amp;[.C332]&amp;&quot;' , &quot;&amp;&quot;'&quot;&amp;[.D332]&amp;&quot;' , &quot;&amp;&quot;&quot;&amp;[.E332]&amp;&quot; , &quot;&amp;&quot;&quot;&amp;[.F332]&amp;&quot; , &quot;&amp;&quot;&quot;&amp;[.G332]&amp;&quot; , &quot;&amp;&quot;&quot;&amp;[.H332]&amp;&quot; , &quot;&amp;&quot;&quot;&amp;[.I332]&amp;&quot; , &quot;&amp;&quot;&quot;&amp;[.J332]&amp;&quot; , &quot;&amp;&quot;&quot;&amp;[.K332]&amp;&quot; , &quot;&amp;&quot;&quot;&amp;[.L332]&amp;&quot; , &quot;&amp;&quot;&quot;&amp;[.M332]&amp;&quot; , &quot;&amp;&quot;&quot;&amp;[.N332]&amp;&quot; , &quot;&amp;&quot;&quot;&amp;[.O33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3]);&quot;&quot;;[.A332]+1)">
            <text:p/>
          </table:table-cell>
          <table:table-cell table:number-columns-repeated="3"/>
          <table:table-cell table:formula="of:=IF(ISBLANK([.C333]);&quot;&quot;;&quot;null&quot;)">
            <text:p/>
          </table:table-cell>
          <table:table-cell table:formula="of:=IF(ISBLANK([.C333]);&quot;&quot;;&quot;null&quot;)">
            <text:p/>
          </table:table-cell>
          <table:table-cell table:formula="of:=IF(ISBLANK([.C333]);&quot;&quot;;&quot;null&quot;)">
            <text:p/>
          </table:table-cell>
          <table:table-cell table:formula="of:=IF(ISBLANK([.C333]);&quot;&quot;;&quot;null&quot;)">
            <text:p/>
          </table:table-cell>
          <table:table-cell table:formula="of:=IF(ISBLANK([.C333]);&quot;&quot;;&quot;null&quot;)">
            <text:p/>
          </table:table-cell>
          <table:table-cell table:formula="of:=IF(ISBLANK([.C333]);&quot;&quot;;&quot;null&quot;)">
            <text:p/>
          </table:table-cell>
          <table:table-cell table:formula="of:=IF(ISBLANK([.D33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3]);&quot;&quot;;&quot;null&quot;)">
            <text:p/>
          </table:table-cell>
          <table:table-cell table:formula="of:=IF(ISBLANK([.C333]);&quot;&quot;;&quot;null&quot;)">
            <text:p/>
          </table:table-cell>
          <table:table-cell table:formula="of:=IF(ISBLANK([.D333]);&quot;&quot;;&quot;'ACTIVE_RS'&quot;)">
            <text:p/>
          </table:table-cell>
          <table:table-cell table:formula="of:=IF(ISBLANK([.D33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3]&amp;&quot;' , &quot;&amp;&quot;'&quot;&amp;[.B333]&amp;&quot;' , &quot;&amp;&quot;'&quot;&amp;[.C333]&amp;&quot;' , &quot;&amp;&quot;'&quot;&amp;[.D333]&amp;&quot;' , &quot;&amp;&quot;&quot;&amp;[.E333]&amp;&quot; , &quot;&amp;&quot;&quot;&amp;[.F333]&amp;&quot; , &quot;&amp;&quot;&quot;&amp;[.G333]&amp;&quot; , &quot;&amp;&quot;&quot;&amp;[.H333]&amp;&quot; , &quot;&amp;&quot;&quot;&amp;[.I333]&amp;&quot; , &quot;&amp;&quot;&quot;&amp;[.J333]&amp;&quot; , &quot;&amp;&quot;&quot;&amp;[.K333]&amp;&quot; , &quot;&amp;&quot;&quot;&amp;[.L333]&amp;&quot; , &quot;&amp;&quot;&quot;&amp;[.M333]&amp;&quot; , &quot;&amp;&quot;&quot;&amp;[.N333]&amp;&quot; , &quot;&amp;&quot;&quot;&amp;[.O333]&amp;&quot; ); &quot;)">
            <text:p/>
          </table:table-cell>
          <table:table-cell table:formula="of:=IF(ISBLANK([.D333]);&quot;&quot;;&quot;INSERT INTO DIAMOND_CORE_LOOKUPS &quot;&amp;&quot;VALUES &quot;&amp;&quot;( &quot;&amp;&quot;'&quot;&amp;[.A333]&amp;&quot;' , &quot;&amp;&quot;'&quot;&amp;[.B333]&amp;&quot;' , &quot;&amp;&quot;'&quot;&amp;[.C333]&amp;&quot;' , &quot;&amp;&quot;'&quot;&amp;[.D333]&amp;&quot;' , &quot;&amp;&quot;&quot;&amp;[.E333]&amp;&quot; , &quot;&amp;&quot;&quot;&amp;[.F333]&amp;&quot; , &quot;&amp;&quot;&quot;&amp;[.G333]&amp;&quot; , &quot;&amp;&quot;&quot;&amp;[.H333]&amp;&quot; , &quot;&amp;&quot;&quot;&amp;[.I333]&amp;&quot; , &quot;&amp;&quot;&quot;&amp;[.J333]&amp;&quot; , &quot;&amp;&quot;&quot;&amp;[.K333]&amp;&quot; , &quot;&amp;&quot;&quot;&amp;[.L333]&amp;&quot; , &quot;&amp;&quot;&quot;&amp;[.M333]&amp;&quot; , &quot;&amp;&quot;&quot;&amp;[.N333]&amp;&quot; , &quot;&amp;&quot;&quot;&amp;[.O33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4]);&quot;&quot;;[.A333]+1)">
            <text:p/>
          </table:table-cell>
          <table:table-cell table:number-columns-repeated="3"/>
          <table:table-cell table:formula="of:=IF(ISBLANK([.C334]);&quot;&quot;;&quot;null&quot;)">
            <text:p/>
          </table:table-cell>
          <table:table-cell table:formula="of:=IF(ISBLANK([.C334]);&quot;&quot;;&quot;null&quot;)">
            <text:p/>
          </table:table-cell>
          <table:table-cell table:formula="of:=IF(ISBLANK([.C334]);&quot;&quot;;&quot;null&quot;)">
            <text:p/>
          </table:table-cell>
          <table:table-cell table:formula="of:=IF(ISBLANK([.C334]);&quot;&quot;;&quot;null&quot;)">
            <text:p/>
          </table:table-cell>
          <table:table-cell table:formula="of:=IF(ISBLANK([.C334]);&quot;&quot;;&quot;null&quot;)">
            <text:p/>
          </table:table-cell>
          <table:table-cell table:formula="of:=IF(ISBLANK([.C334]);&quot;&quot;;&quot;null&quot;)">
            <text:p/>
          </table:table-cell>
          <table:table-cell table:formula="of:=IF(ISBLANK([.D33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4]);&quot;&quot;;&quot;null&quot;)">
            <text:p/>
          </table:table-cell>
          <table:table-cell table:formula="of:=IF(ISBLANK([.C334]);&quot;&quot;;&quot;null&quot;)">
            <text:p/>
          </table:table-cell>
          <table:table-cell table:formula="of:=IF(ISBLANK([.D334]);&quot;&quot;;&quot;'ACTIVE_RS'&quot;)">
            <text:p/>
          </table:table-cell>
          <table:table-cell table:formula="of:=IF(ISBLANK([.D33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4]&amp;&quot;' , &quot;&amp;&quot;'&quot;&amp;[.B334]&amp;&quot;' , &quot;&amp;&quot;'&quot;&amp;[.C334]&amp;&quot;' , &quot;&amp;&quot;'&quot;&amp;[.D334]&amp;&quot;' , &quot;&amp;&quot;&quot;&amp;[.E334]&amp;&quot; , &quot;&amp;&quot;&quot;&amp;[.F334]&amp;&quot; , &quot;&amp;&quot;&quot;&amp;[.G334]&amp;&quot; , &quot;&amp;&quot;&quot;&amp;[.H334]&amp;&quot; , &quot;&amp;&quot;&quot;&amp;[.I334]&amp;&quot; , &quot;&amp;&quot;&quot;&amp;[.J334]&amp;&quot; , &quot;&amp;&quot;&quot;&amp;[.K334]&amp;&quot; , &quot;&amp;&quot;&quot;&amp;[.L334]&amp;&quot; , &quot;&amp;&quot;&quot;&amp;[.M334]&amp;&quot; , &quot;&amp;&quot;&quot;&amp;[.N334]&amp;&quot; , &quot;&amp;&quot;&quot;&amp;[.O334]&amp;&quot; ); &quot;)">
            <text:p/>
          </table:table-cell>
          <table:table-cell table:formula="of:=IF(ISBLANK([.D334]);&quot;&quot;;&quot;INSERT INTO DIAMOND_CORE_LOOKUPS &quot;&amp;&quot;VALUES &quot;&amp;&quot;( &quot;&amp;&quot;'&quot;&amp;[.A334]&amp;&quot;' , &quot;&amp;&quot;'&quot;&amp;[.B334]&amp;&quot;' , &quot;&amp;&quot;'&quot;&amp;[.C334]&amp;&quot;' , &quot;&amp;&quot;'&quot;&amp;[.D334]&amp;&quot;' , &quot;&amp;&quot;&quot;&amp;[.E334]&amp;&quot; , &quot;&amp;&quot;&quot;&amp;[.F334]&amp;&quot; , &quot;&amp;&quot;&quot;&amp;[.G334]&amp;&quot; , &quot;&amp;&quot;&quot;&amp;[.H334]&amp;&quot; , &quot;&amp;&quot;&quot;&amp;[.I334]&amp;&quot; , &quot;&amp;&quot;&quot;&amp;[.J334]&amp;&quot; , &quot;&amp;&quot;&quot;&amp;[.K334]&amp;&quot; , &quot;&amp;&quot;&quot;&amp;[.L334]&amp;&quot; , &quot;&amp;&quot;&quot;&amp;[.M334]&amp;&quot; , &quot;&amp;&quot;&quot;&amp;[.N334]&amp;&quot; , &quot;&amp;&quot;&quot;&amp;[.O33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5]);&quot;&quot;;[.A334]+1)">
            <text:p/>
          </table:table-cell>
          <table:table-cell table:number-columns-repeated="3"/>
          <table:table-cell table:formula="of:=IF(ISBLANK([.C335]);&quot;&quot;;&quot;null&quot;)">
            <text:p/>
          </table:table-cell>
          <table:table-cell table:formula="of:=IF(ISBLANK([.C335]);&quot;&quot;;&quot;null&quot;)">
            <text:p/>
          </table:table-cell>
          <table:table-cell table:formula="of:=IF(ISBLANK([.C335]);&quot;&quot;;&quot;null&quot;)">
            <text:p/>
          </table:table-cell>
          <table:table-cell table:formula="of:=IF(ISBLANK([.C335]);&quot;&quot;;&quot;null&quot;)">
            <text:p/>
          </table:table-cell>
          <table:table-cell table:formula="of:=IF(ISBLANK([.C335]);&quot;&quot;;&quot;null&quot;)">
            <text:p/>
          </table:table-cell>
          <table:table-cell table:formula="of:=IF(ISBLANK([.C335]);&quot;&quot;;&quot;null&quot;)">
            <text:p/>
          </table:table-cell>
          <table:table-cell table:formula="of:=IF(ISBLANK([.D33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5]);&quot;&quot;;&quot;null&quot;)">
            <text:p/>
          </table:table-cell>
          <table:table-cell table:formula="of:=IF(ISBLANK([.C335]);&quot;&quot;;&quot;null&quot;)">
            <text:p/>
          </table:table-cell>
          <table:table-cell table:formula="of:=IF(ISBLANK([.D335]);&quot;&quot;;&quot;'ACTIVE_RS'&quot;)">
            <text:p/>
          </table:table-cell>
          <table:table-cell table:formula="of:=IF(ISBLANK([.D33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5]&amp;&quot;' , &quot;&amp;&quot;'&quot;&amp;[.B335]&amp;&quot;' , &quot;&amp;&quot;'&quot;&amp;[.C335]&amp;&quot;' , &quot;&amp;&quot;'&quot;&amp;[.D335]&amp;&quot;' , &quot;&amp;&quot;&quot;&amp;[.E335]&amp;&quot; , &quot;&amp;&quot;&quot;&amp;[.F335]&amp;&quot; , &quot;&amp;&quot;&quot;&amp;[.G335]&amp;&quot; , &quot;&amp;&quot;&quot;&amp;[.H335]&amp;&quot; , &quot;&amp;&quot;&quot;&amp;[.I335]&amp;&quot; , &quot;&amp;&quot;&quot;&amp;[.J335]&amp;&quot; , &quot;&amp;&quot;&quot;&amp;[.K335]&amp;&quot; , &quot;&amp;&quot;&quot;&amp;[.L335]&amp;&quot; , &quot;&amp;&quot;&quot;&amp;[.M335]&amp;&quot; , &quot;&amp;&quot;&quot;&amp;[.N335]&amp;&quot; , &quot;&amp;&quot;&quot;&amp;[.O335]&amp;&quot; ); &quot;)">
            <text:p/>
          </table:table-cell>
          <table:table-cell table:formula="of:=IF(ISBLANK([.D335]);&quot;&quot;;&quot;INSERT INTO DIAMOND_CORE_LOOKUPS &quot;&amp;&quot;VALUES &quot;&amp;&quot;( &quot;&amp;&quot;'&quot;&amp;[.A335]&amp;&quot;' , &quot;&amp;&quot;'&quot;&amp;[.B335]&amp;&quot;' , &quot;&amp;&quot;'&quot;&amp;[.C335]&amp;&quot;' , &quot;&amp;&quot;'&quot;&amp;[.D335]&amp;&quot;' , &quot;&amp;&quot;&quot;&amp;[.E335]&amp;&quot; , &quot;&amp;&quot;&quot;&amp;[.F335]&amp;&quot; , &quot;&amp;&quot;&quot;&amp;[.G335]&amp;&quot; , &quot;&amp;&quot;&quot;&amp;[.H335]&amp;&quot; , &quot;&amp;&quot;&quot;&amp;[.I335]&amp;&quot; , &quot;&amp;&quot;&quot;&amp;[.J335]&amp;&quot; , &quot;&amp;&quot;&quot;&amp;[.K335]&amp;&quot; , &quot;&amp;&quot;&quot;&amp;[.L335]&amp;&quot; , &quot;&amp;&quot;&quot;&amp;[.M335]&amp;&quot; , &quot;&amp;&quot;&quot;&amp;[.N335]&amp;&quot; , &quot;&amp;&quot;&quot;&amp;[.O33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6]);&quot;&quot;;[.A335]+1)">
            <text:p/>
          </table:table-cell>
          <table:table-cell table:number-columns-repeated="3"/>
          <table:table-cell table:formula="of:=IF(ISBLANK([.C336]);&quot;&quot;;&quot;null&quot;)">
            <text:p/>
          </table:table-cell>
          <table:table-cell table:formula="of:=IF(ISBLANK([.C336]);&quot;&quot;;&quot;null&quot;)">
            <text:p/>
          </table:table-cell>
          <table:table-cell table:formula="of:=IF(ISBLANK([.C336]);&quot;&quot;;&quot;null&quot;)">
            <text:p/>
          </table:table-cell>
          <table:table-cell table:formula="of:=IF(ISBLANK([.C336]);&quot;&quot;;&quot;null&quot;)">
            <text:p/>
          </table:table-cell>
          <table:table-cell table:formula="of:=IF(ISBLANK([.C336]);&quot;&quot;;&quot;null&quot;)">
            <text:p/>
          </table:table-cell>
          <table:table-cell table:formula="of:=IF(ISBLANK([.C336]);&quot;&quot;;&quot;null&quot;)">
            <text:p/>
          </table:table-cell>
          <table:table-cell table:formula="of:=IF(ISBLANK([.D33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6]);&quot;&quot;;&quot;null&quot;)">
            <text:p/>
          </table:table-cell>
          <table:table-cell table:formula="of:=IF(ISBLANK([.C336]);&quot;&quot;;&quot;null&quot;)">
            <text:p/>
          </table:table-cell>
          <table:table-cell table:formula="of:=IF(ISBLANK([.D336]);&quot;&quot;;&quot;'ACTIVE_RS'&quot;)">
            <text:p/>
          </table:table-cell>
          <table:table-cell table:formula="of:=IF(ISBLANK([.D33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6]&amp;&quot;' , &quot;&amp;&quot;'&quot;&amp;[.B336]&amp;&quot;' , &quot;&amp;&quot;'&quot;&amp;[.C336]&amp;&quot;' , &quot;&amp;&quot;'&quot;&amp;[.D336]&amp;&quot;' , &quot;&amp;&quot;&quot;&amp;[.E336]&amp;&quot; , &quot;&amp;&quot;&quot;&amp;[.F336]&amp;&quot; , &quot;&amp;&quot;&quot;&amp;[.G336]&amp;&quot; , &quot;&amp;&quot;&quot;&amp;[.H336]&amp;&quot; , &quot;&amp;&quot;&quot;&amp;[.I336]&amp;&quot; , &quot;&amp;&quot;&quot;&amp;[.J336]&amp;&quot; , &quot;&amp;&quot;&quot;&amp;[.K336]&amp;&quot; , &quot;&amp;&quot;&quot;&amp;[.L336]&amp;&quot; , &quot;&amp;&quot;&quot;&amp;[.M336]&amp;&quot; , &quot;&amp;&quot;&quot;&amp;[.N336]&amp;&quot; , &quot;&amp;&quot;&quot;&amp;[.O336]&amp;&quot; ); &quot;)">
            <text:p/>
          </table:table-cell>
          <table:table-cell table:formula="of:=IF(ISBLANK([.D336]);&quot;&quot;;&quot;INSERT INTO DIAMOND_CORE_LOOKUPS &quot;&amp;&quot;VALUES &quot;&amp;&quot;( &quot;&amp;&quot;'&quot;&amp;[.A336]&amp;&quot;' , &quot;&amp;&quot;'&quot;&amp;[.B336]&amp;&quot;' , &quot;&amp;&quot;'&quot;&amp;[.C336]&amp;&quot;' , &quot;&amp;&quot;'&quot;&amp;[.D336]&amp;&quot;' , &quot;&amp;&quot;&quot;&amp;[.E336]&amp;&quot; , &quot;&amp;&quot;&quot;&amp;[.F336]&amp;&quot; , &quot;&amp;&quot;&quot;&amp;[.G336]&amp;&quot; , &quot;&amp;&quot;&quot;&amp;[.H336]&amp;&quot; , &quot;&amp;&quot;&quot;&amp;[.I336]&amp;&quot; , &quot;&amp;&quot;&quot;&amp;[.J336]&amp;&quot; , &quot;&amp;&quot;&quot;&amp;[.K336]&amp;&quot; , &quot;&amp;&quot;&quot;&amp;[.L336]&amp;&quot; , &quot;&amp;&quot;&quot;&amp;[.M336]&amp;&quot; , &quot;&amp;&quot;&quot;&amp;[.N336]&amp;&quot; , &quot;&amp;&quot;&quot;&amp;[.O33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7]);&quot;&quot;;[.A336]+1)">
            <text:p/>
          </table:table-cell>
          <table:table-cell table:number-columns-repeated="3"/>
          <table:table-cell table:formula="of:=IF(ISBLANK([.C337]);&quot;&quot;;&quot;null&quot;)">
            <text:p/>
          </table:table-cell>
          <table:table-cell table:formula="of:=IF(ISBLANK([.C337]);&quot;&quot;;&quot;null&quot;)">
            <text:p/>
          </table:table-cell>
          <table:table-cell table:formula="of:=IF(ISBLANK([.C337]);&quot;&quot;;&quot;null&quot;)">
            <text:p/>
          </table:table-cell>
          <table:table-cell table:formula="of:=IF(ISBLANK([.C337]);&quot;&quot;;&quot;null&quot;)">
            <text:p/>
          </table:table-cell>
          <table:table-cell table:formula="of:=IF(ISBLANK([.C337]);&quot;&quot;;&quot;null&quot;)">
            <text:p/>
          </table:table-cell>
          <table:table-cell table:formula="of:=IF(ISBLANK([.C337]);&quot;&quot;;&quot;null&quot;)">
            <text:p/>
          </table:table-cell>
          <table:table-cell table:formula="of:=IF(ISBLANK([.D33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7]);&quot;&quot;;&quot;null&quot;)">
            <text:p/>
          </table:table-cell>
          <table:table-cell table:formula="of:=IF(ISBLANK([.C337]);&quot;&quot;;&quot;null&quot;)">
            <text:p/>
          </table:table-cell>
          <table:table-cell table:formula="of:=IF(ISBLANK([.D337]);&quot;&quot;;&quot;'ACTIVE_RS'&quot;)">
            <text:p/>
          </table:table-cell>
          <table:table-cell table:formula="of:=IF(ISBLANK([.D33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7]&amp;&quot;' , &quot;&amp;&quot;'&quot;&amp;[.B337]&amp;&quot;' , &quot;&amp;&quot;'&quot;&amp;[.C337]&amp;&quot;' , &quot;&amp;&quot;'&quot;&amp;[.D337]&amp;&quot;' , &quot;&amp;&quot;&quot;&amp;[.E337]&amp;&quot; , &quot;&amp;&quot;&quot;&amp;[.F337]&amp;&quot; , &quot;&amp;&quot;&quot;&amp;[.G337]&amp;&quot; , &quot;&amp;&quot;&quot;&amp;[.H337]&amp;&quot; , &quot;&amp;&quot;&quot;&amp;[.I337]&amp;&quot; , &quot;&amp;&quot;&quot;&amp;[.J337]&amp;&quot; , &quot;&amp;&quot;&quot;&amp;[.K337]&amp;&quot; , &quot;&amp;&quot;&quot;&amp;[.L337]&amp;&quot; , &quot;&amp;&quot;&quot;&amp;[.M337]&amp;&quot; , &quot;&amp;&quot;&quot;&amp;[.N337]&amp;&quot; , &quot;&amp;&quot;&quot;&amp;[.O337]&amp;&quot; ); &quot;)">
            <text:p/>
          </table:table-cell>
          <table:table-cell table:formula="of:=IF(ISBLANK([.D337]);&quot;&quot;;&quot;INSERT INTO DIAMOND_CORE_LOOKUPS &quot;&amp;&quot;VALUES &quot;&amp;&quot;( &quot;&amp;&quot;'&quot;&amp;[.A337]&amp;&quot;' , &quot;&amp;&quot;'&quot;&amp;[.B337]&amp;&quot;' , &quot;&amp;&quot;'&quot;&amp;[.C337]&amp;&quot;' , &quot;&amp;&quot;'&quot;&amp;[.D337]&amp;&quot;' , &quot;&amp;&quot;&quot;&amp;[.E337]&amp;&quot; , &quot;&amp;&quot;&quot;&amp;[.F337]&amp;&quot; , &quot;&amp;&quot;&quot;&amp;[.G337]&amp;&quot; , &quot;&amp;&quot;&quot;&amp;[.H337]&amp;&quot; , &quot;&amp;&quot;&quot;&amp;[.I337]&amp;&quot; , &quot;&amp;&quot;&quot;&amp;[.J337]&amp;&quot; , &quot;&amp;&quot;&quot;&amp;[.K337]&amp;&quot; , &quot;&amp;&quot;&quot;&amp;[.L337]&amp;&quot; , &quot;&amp;&quot;&quot;&amp;[.M337]&amp;&quot; , &quot;&amp;&quot;&quot;&amp;[.N337]&amp;&quot; , &quot;&amp;&quot;&quot;&amp;[.O33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8]);&quot;&quot;;[.A337]+1)">
            <text:p/>
          </table:table-cell>
          <table:table-cell table:number-columns-repeated="3"/>
          <table:table-cell table:formula="of:=IF(ISBLANK([.C338]);&quot;&quot;;&quot;null&quot;)">
            <text:p/>
          </table:table-cell>
          <table:table-cell table:formula="of:=IF(ISBLANK([.C338]);&quot;&quot;;&quot;null&quot;)">
            <text:p/>
          </table:table-cell>
          <table:table-cell table:formula="of:=IF(ISBLANK([.C338]);&quot;&quot;;&quot;null&quot;)">
            <text:p/>
          </table:table-cell>
          <table:table-cell table:formula="of:=IF(ISBLANK([.C338]);&quot;&quot;;&quot;null&quot;)">
            <text:p/>
          </table:table-cell>
          <table:table-cell table:formula="of:=IF(ISBLANK([.C338]);&quot;&quot;;&quot;null&quot;)">
            <text:p/>
          </table:table-cell>
          <table:table-cell table:formula="of:=IF(ISBLANK([.C338]);&quot;&quot;;&quot;null&quot;)">
            <text:p/>
          </table:table-cell>
          <table:table-cell table:formula="of:=IF(ISBLANK([.D33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8]);&quot;&quot;;&quot;null&quot;)">
            <text:p/>
          </table:table-cell>
          <table:table-cell table:formula="of:=IF(ISBLANK([.C338]);&quot;&quot;;&quot;null&quot;)">
            <text:p/>
          </table:table-cell>
          <table:table-cell table:formula="of:=IF(ISBLANK([.D338]);&quot;&quot;;&quot;'ACTIVE_RS'&quot;)">
            <text:p/>
          </table:table-cell>
          <table:table-cell table:formula="of:=IF(ISBLANK([.D33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8]&amp;&quot;' , &quot;&amp;&quot;'&quot;&amp;[.B338]&amp;&quot;' , &quot;&amp;&quot;'&quot;&amp;[.C338]&amp;&quot;' , &quot;&amp;&quot;'&quot;&amp;[.D338]&amp;&quot;' , &quot;&amp;&quot;&quot;&amp;[.E338]&amp;&quot; , &quot;&amp;&quot;&quot;&amp;[.F338]&amp;&quot; , &quot;&amp;&quot;&quot;&amp;[.G338]&amp;&quot; , &quot;&amp;&quot;&quot;&amp;[.H338]&amp;&quot; , &quot;&amp;&quot;&quot;&amp;[.I338]&amp;&quot; , &quot;&amp;&quot;&quot;&amp;[.J338]&amp;&quot; , &quot;&amp;&quot;&quot;&amp;[.K338]&amp;&quot; , &quot;&amp;&quot;&quot;&amp;[.L338]&amp;&quot; , &quot;&amp;&quot;&quot;&amp;[.M338]&amp;&quot; , &quot;&amp;&quot;&quot;&amp;[.N338]&amp;&quot; , &quot;&amp;&quot;&quot;&amp;[.O338]&amp;&quot; ); &quot;)">
            <text:p/>
          </table:table-cell>
          <table:table-cell table:formula="of:=IF(ISBLANK([.D338]);&quot;&quot;;&quot;INSERT INTO DIAMOND_CORE_LOOKUPS &quot;&amp;&quot;VALUES &quot;&amp;&quot;( &quot;&amp;&quot;'&quot;&amp;[.A338]&amp;&quot;' , &quot;&amp;&quot;'&quot;&amp;[.B338]&amp;&quot;' , &quot;&amp;&quot;'&quot;&amp;[.C338]&amp;&quot;' , &quot;&amp;&quot;'&quot;&amp;[.D338]&amp;&quot;' , &quot;&amp;&quot;&quot;&amp;[.E338]&amp;&quot; , &quot;&amp;&quot;&quot;&amp;[.F338]&amp;&quot; , &quot;&amp;&quot;&quot;&amp;[.G338]&amp;&quot; , &quot;&amp;&quot;&quot;&amp;[.H338]&amp;&quot; , &quot;&amp;&quot;&quot;&amp;[.I338]&amp;&quot; , &quot;&amp;&quot;&quot;&amp;[.J338]&amp;&quot; , &quot;&amp;&quot;&quot;&amp;[.K338]&amp;&quot; , &quot;&amp;&quot;&quot;&amp;[.L338]&amp;&quot; , &quot;&amp;&quot;&quot;&amp;[.M338]&amp;&quot; , &quot;&amp;&quot;&quot;&amp;[.N338]&amp;&quot; , &quot;&amp;&quot;&quot;&amp;[.O33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39]);&quot;&quot;;[.A338]+1)">
            <text:p/>
          </table:table-cell>
          <table:table-cell table:number-columns-repeated="3"/>
          <table:table-cell table:formula="of:=IF(ISBLANK([.C339]);&quot;&quot;;&quot;null&quot;)">
            <text:p/>
          </table:table-cell>
          <table:table-cell table:formula="of:=IF(ISBLANK([.C339]);&quot;&quot;;&quot;null&quot;)">
            <text:p/>
          </table:table-cell>
          <table:table-cell table:formula="of:=IF(ISBLANK([.C339]);&quot;&quot;;&quot;null&quot;)">
            <text:p/>
          </table:table-cell>
          <table:table-cell table:formula="of:=IF(ISBLANK([.C339]);&quot;&quot;;&quot;null&quot;)">
            <text:p/>
          </table:table-cell>
          <table:table-cell table:formula="of:=IF(ISBLANK([.C339]);&quot;&quot;;&quot;null&quot;)">
            <text:p/>
          </table:table-cell>
          <table:table-cell table:formula="of:=IF(ISBLANK([.C339]);&quot;&quot;;&quot;null&quot;)">
            <text:p/>
          </table:table-cell>
          <table:table-cell table:formula="of:=IF(ISBLANK([.D33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39]);&quot;&quot;;&quot;null&quot;)">
            <text:p/>
          </table:table-cell>
          <table:table-cell table:formula="of:=IF(ISBLANK([.C339]);&quot;&quot;;&quot;null&quot;)">
            <text:p/>
          </table:table-cell>
          <table:table-cell table:formula="of:=IF(ISBLANK([.D339]);&quot;&quot;;&quot;'ACTIVE_RS'&quot;)">
            <text:p/>
          </table:table-cell>
          <table:table-cell table:formula="of:=IF(ISBLANK([.D33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39]&amp;&quot;' , &quot;&amp;&quot;'&quot;&amp;[.B339]&amp;&quot;' , &quot;&amp;&quot;'&quot;&amp;[.C339]&amp;&quot;' , &quot;&amp;&quot;'&quot;&amp;[.D339]&amp;&quot;' , &quot;&amp;&quot;&quot;&amp;[.E339]&amp;&quot; , &quot;&amp;&quot;&quot;&amp;[.F339]&amp;&quot; , &quot;&amp;&quot;&quot;&amp;[.G339]&amp;&quot; , &quot;&amp;&quot;&quot;&amp;[.H339]&amp;&quot; , &quot;&amp;&quot;&quot;&amp;[.I339]&amp;&quot; , &quot;&amp;&quot;&quot;&amp;[.J339]&amp;&quot; , &quot;&amp;&quot;&quot;&amp;[.K339]&amp;&quot; , &quot;&amp;&quot;&quot;&amp;[.L339]&amp;&quot; , &quot;&amp;&quot;&quot;&amp;[.M339]&amp;&quot; , &quot;&amp;&quot;&quot;&amp;[.N339]&amp;&quot; , &quot;&amp;&quot;&quot;&amp;[.O339]&amp;&quot; ); &quot;)">
            <text:p/>
          </table:table-cell>
          <table:table-cell table:formula="of:=IF(ISBLANK([.D339]);&quot;&quot;;&quot;INSERT INTO DIAMOND_CORE_LOOKUPS &quot;&amp;&quot;VALUES &quot;&amp;&quot;( &quot;&amp;&quot;'&quot;&amp;[.A339]&amp;&quot;' , &quot;&amp;&quot;'&quot;&amp;[.B339]&amp;&quot;' , &quot;&amp;&quot;'&quot;&amp;[.C339]&amp;&quot;' , &quot;&amp;&quot;'&quot;&amp;[.D339]&amp;&quot;' , &quot;&amp;&quot;&quot;&amp;[.E339]&amp;&quot; , &quot;&amp;&quot;&quot;&amp;[.F339]&amp;&quot; , &quot;&amp;&quot;&quot;&amp;[.G339]&amp;&quot; , &quot;&amp;&quot;&quot;&amp;[.H339]&amp;&quot; , &quot;&amp;&quot;&quot;&amp;[.I339]&amp;&quot; , &quot;&amp;&quot;&quot;&amp;[.J339]&amp;&quot; , &quot;&amp;&quot;&quot;&amp;[.K339]&amp;&quot; , &quot;&amp;&quot;&quot;&amp;[.L339]&amp;&quot; , &quot;&amp;&quot;&quot;&amp;[.M339]&amp;&quot; , &quot;&amp;&quot;&quot;&amp;[.N339]&amp;&quot; , &quot;&amp;&quot;&quot;&amp;[.O33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0]);&quot;&quot;;[.A339]+1)">
            <text:p/>
          </table:table-cell>
          <table:table-cell table:number-columns-repeated="3"/>
          <table:table-cell table:formula="of:=IF(ISBLANK([.C340]);&quot;&quot;;&quot;null&quot;)">
            <text:p/>
          </table:table-cell>
          <table:table-cell table:formula="of:=IF(ISBLANK([.C340]);&quot;&quot;;&quot;null&quot;)">
            <text:p/>
          </table:table-cell>
          <table:table-cell table:formula="of:=IF(ISBLANK([.C340]);&quot;&quot;;&quot;null&quot;)">
            <text:p/>
          </table:table-cell>
          <table:table-cell table:formula="of:=IF(ISBLANK([.C340]);&quot;&quot;;&quot;null&quot;)">
            <text:p/>
          </table:table-cell>
          <table:table-cell table:formula="of:=IF(ISBLANK([.C340]);&quot;&quot;;&quot;null&quot;)">
            <text:p/>
          </table:table-cell>
          <table:table-cell table:formula="of:=IF(ISBLANK([.C340]);&quot;&quot;;&quot;null&quot;)">
            <text:p/>
          </table:table-cell>
          <table:table-cell table:formula="of:=IF(ISBLANK([.D34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0]);&quot;&quot;;&quot;null&quot;)">
            <text:p/>
          </table:table-cell>
          <table:table-cell table:formula="of:=IF(ISBLANK([.C340]);&quot;&quot;;&quot;null&quot;)">
            <text:p/>
          </table:table-cell>
          <table:table-cell table:formula="of:=IF(ISBLANK([.D340]);&quot;&quot;;&quot;'ACTIVE_RS'&quot;)">
            <text:p/>
          </table:table-cell>
          <table:table-cell table:formula="of:=IF(ISBLANK([.D34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0]&amp;&quot;' , &quot;&amp;&quot;'&quot;&amp;[.B340]&amp;&quot;' , &quot;&amp;&quot;'&quot;&amp;[.C340]&amp;&quot;' , &quot;&amp;&quot;'&quot;&amp;[.D340]&amp;&quot;' , &quot;&amp;&quot;&quot;&amp;[.E340]&amp;&quot; , &quot;&amp;&quot;&quot;&amp;[.F340]&amp;&quot; , &quot;&amp;&quot;&quot;&amp;[.G340]&amp;&quot; , &quot;&amp;&quot;&quot;&amp;[.H340]&amp;&quot; , &quot;&amp;&quot;&quot;&amp;[.I340]&amp;&quot; , &quot;&amp;&quot;&quot;&amp;[.J340]&amp;&quot; , &quot;&amp;&quot;&quot;&amp;[.K340]&amp;&quot; , &quot;&amp;&quot;&quot;&amp;[.L340]&amp;&quot; , &quot;&amp;&quot;&quot;&amp;[.M340]&amp;&quot; , &quot;&amp;&quot;&quot;&amp;[.N340]&amp;&quot; , &quot;&amp;&quot;&quot;&amp;[.O340]&amp;&quot; ); &quot;)">
            <text:p/>
          </table:table-cell>
          <table:table-cell table:formula="of:=IF(ISBLANK([.D340]);&quot;&quot;;&quot;INSERT INTO DIAMOND_CORE_LOOKUPS &quot;&amp;&quot;VALUES &quot;&amp;&quot;( &quot;&amp;&quot;'&quot;&amp;[.A340]&amp;&quot;' , &quot;&amp;&quot;'&quot;&amp;[.B340]&amp;&quot;' , &quot;&amp;&quot;'&quot;&amp;[.C340]&amp;&quot;' , &quot;&amp;&quot;'&quot;&amp;[.D340]&amp;&quot;' , &quot;&amp;&quot;&quot;&amp;[.E340]&amp;&quot; , &quot;&amp;&quot;&quot;&amp;[.F340]&amp;&quot; , &quot;&amp;&quot;&quot;&amp;[.G340]&amp;&quot; , &quot;&amp;&quot;&quot;&amp;[.H340]&amp;&quot; , &quot;&amp;&quot;&quot;&amp;[.I340]&amp;&quot; , &quot;&amp;&quot;&quot;&amp;[.J340]&amp;&quot; , &quot;&amp;&quot;&quot;&amp;[.K340]&amp;&quot; , &quot;&amp;&quot;&quot;&amp;[.L340]&amp;&quot; , &quot;&amp;&quot;&quot;&amp;[.M340]&amp;&quot; , &quot;&amp;&quot;&quot;&amp;[.N340]&amp;&quot; , &quot;&amp;&quot;&quot;&amp;[.O34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1]);&quot;&quot;;[.A340]+1)">
            <text:p/>
          </table:table-cell>
          <table:table-cell table:number-columns-repeated="3"/>
          <table:table-cell table:formula="of:=IF(ISBLANK([.C341]);&quot;&quot;;&quot;null&quot;)">
            <text:p/>
          </table:table-cell>
          <table:table-cell table:formula="of:=IF(ISBLANK([.C341]);&quot;&quot;;&quot;null&quot;)">
            <text:p/>
          </table:table-cell>
          <table:table-cell table:formula="of:=IF(ISBLANK([.C341]);&quot;&quot;;&quot;null&quot;)">
            <text:p/>
          </table:table-cell>
          <table:table-cell table:formula="of:=IF(ISBLANK([.C341]);&quot;&quot;;&quot;null&quot;)">
            <text:p/>
          </table:table-cell>
          <table:table-cell table:formula="of:=IF(ISBLANK([.C341]);&quot;&quot;;&quot;null&quot;)">
            <text:p/>
          </table:table-cell>
          <table:table-cell table:formula="of:=IF(ISBLANK([.C341]);&quot;&quot;;&quot;null&quot;)">
            <text:p/>
          </table:table-cell>
          <table:table-cell table:formula="of:=IF(ISBLANK([.D34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1]);&quot;&quot;;&quot;null&quot;)">
            <text:p/>
          </table:table-cell>
          <table:table-cell table:formula="of:=IF(ISBLANK([.C341]);&quot;&quot;;&quot;null&quot;)">
            <text:p/>
          </table:table-cell>
          <table:table-cell table:formula="of:=IF(ISBLANK([.D341]);&quot;&quot;;&quot;'ACTIVE_RS'&quot;)">
            <text:p/>
          </table:table-cell>
          <table:table-cell table:formula="of:=IF(ISBLANK([.D34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1]&amp;&quot;' , &quot;&amp;&quot;'&quot;&amp;[.B341]&amp;&quot;' , &quot;&amp;&quot;'&quot;&amp;[.C341]&amp;&quot;' , &quot;&amp;&quot;'&quot;&amp;[.D341]&amp;&quot;' , &quot;&amp;&quot;&quot;&amp;[.E341]&amp;&quot; , &quot;&amp;&quot;&quot;&amp;[.F341]&amp;&quot; , &quot;&amp;&quot;&quot;&amp;[.G341]&amp;&quot; , &quot;&amp;&quot;&quot;&amp;[.H341]&amp;&quot; , &quot;&amp;&quot;&quot;&amp;[.I341]&amp;&quot; , &quot;&amp;&quot;&quot;&amp;[.J341]&amp;&quot; , &quot;&amp;&quot;&quot;&amp;[.K341]&amp;&quot; , &quot;&amp;&quot;&quot;&amp;[.L341]&amp;&quot; , &quot;&amp;&quot;&quot;&amp;[.M341]&amp;&quot; , &quot;&amp;&quot;&quot;&amp;[.N341]&amp;&quot; , &quot;&amp;&quot;&quot;&amp;[.O341]&amp;&quot; ); &quot;)">
            <text:p/>
          </table:table-cell>
          <table:table-cell table:formula="of:=IF(ISBLANK([.D341]);&quot;&quot;;&quot;INSERT INTO DIAMOND_CORE_LOOKUPS &quot;&amp;&quot;VALUES &quot;&amp;&quot;( &quot;&amp;&quot;'&quot;&amp;[.A341]&amp;&quot;' , &quot;&amp;&quot;'&quot;&amp;[.B341]&amp;&quot;' , &quot;&amp;&quot;'&quot;&amp;[.C341]&amp;&quot;' , &quot;&amp;&quot;'&quot;&amp;[.D341]&amp;&quot;' , &quot;&amp;&quot;&quot;&amp;[.E341]&amp;&quot; , &quot;&amp;&quot;&quot;&amp;[.F341]&amp;&quot; , &quot;&amp;&quot;&quot;&amp;[.G341]&amp;&quot; , &quot;&amp;&quot;&quot;&amp;[.H341]&amp;&quot; , &quot;&amp;&quot;&quot;&amp;[.I341]&amp;&quot; , &quot;&amp;&quot;&quot;&amp;[.J341]&amp;&quot; , &quot;&amp;&quot;&quot;&amp;[.K341]&amp;&quot; , &quot;&amp;&quot;&quot;&amp;[.L341]&amp;&quot; , &quot;&amp;&quot;&quot;&amp;[.M341]&amp;&quot; , &quot;&amp;&quot;&quot;&amp;[.N341]&amp;&quot; , &quot;&amp;&quot;&quot;&amp;[.O34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2]);&quot;&quot;;[.A341]+1)">
            <text:p/>
          </table:table-cell>
          <table:table-cell table:number-columns-repeated="3"/>
          <table:table-cell table:formula="of:=IF(ISBLANK([.C342]);&quot;&quot;;&quot;null&quot;)">
            <text:p/>
          </table:table-cell>
          <table:table-cell table:formula="of:=IF(ISBLANK([.C342]);&quot;&quot;;&quot;null&quot;)">
            <text:p/>
          </table:table-cell>
          <table:table-cell table:formula="of:=IF(ISBLANK([.C342]);&quot;&quot;;&quot;null&quot;)">
            <text:p/>
          </table:table-cell>
          <table:table-cell table:formula="of:=IF(ISBLANK([.C342]);&quot;&quot;;&quot;null&quot;)">
            <text:p/>
          </table:table-cell>
          <table:table-cell table:formula="of:=IF(ISBLANK([.C342]);&quot;&quot;;&quot;null&quot;)">
            <text:p/>
          </table:table-cell>
          <table:table-cell table:formula="of:=IF(ISBLANK([.C342]);&quot;&quot;;&quot;null&quot;)">
            <text:p/>
          </table:table-cell>
          <table:table-cell table:formula="of:=IF(ISBLANK([.D34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2]);&quot;&quot;;&quot;null&quot;)">
            <text:p/>
          </table:table-cell>
          <table:table-cell table:formula="of:=IF(ISBLANK([.C342]);&quot;&quot;;&quot;null&quot;)">
            <text:p/>
          </table:table-cell>
          <table:table-cell table:formula="of:=IF(ISBLANK([.D342]);&quot;&quot;;&quot;'ACTIVE_RS'&quot;)">
            <text:p/>
          </table:table-cell>
          <table:table-cell table:formula="of:=IF(ISBLANK([.D34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2]&amp;&quot;' , &quot;&amp;&quot;'&quot;&amp;[.B342]&amp;&quot;' , &quot;&amp;&quot;'&quot;&amp;[.C342]&amp;&quot;' , &quot;&amp;&quot;'&quot;&amp;[.D342]&amp;&quot;' , &quot;&amp;&quot;&quot;&amp;[.E342]&amp;&quot; , &quot;&amp;&quot;&quot;&amp;[.F342]&amp;&quot; , &quot;&amp;&quot;&quot;&amp;[.G342]&amp;&quot; , &quot;&amp;&quot;&quot;&amp;[.H342]&amp;&quot; , &quot;&amp;&quot;&quot;&amp;[.I342]&amp;&quot; , &quot;&amp;&quot;&quot;&amp;[.J342]&amp;&quot; , &quot;&amp;&quot;&quot;&amp;[.K342]&amp;&quot; , &quot;&amp;&quot;&quot;&amp;[.L342]&amp;&quot; , &quot;&amp;&quot;&quot;&amp;[.M342]&amp;&quot; , &quot;&amp;&quot;&quot;&amp;[.N342]&amp;&quot; , &quot;&amp;&quot;&quot;&amp;[.O342]&amp;&quot; ); &quot;)">
            <text:p/>
          </table:table-cell>
          <table:table-cell table:formula="of:=IF(ISBLANK([.D342]);&quot;&quot;;&quot;INSERT INTO DIAMOND_CORE_LOOKUPS &quot;&amp;&quot;VALUES &quot;&amp;&quot;( &quot;&amp;&quot;'&quot;&amp;[.A342]&amp;&quot;' , &quot;&amp;&quot;'&quot;&amp;[.B342]&amp;&quot;' , &quot;&amp;&quot;'&quot;&amp;[.C342]&amp;&quot;' , &quot;&amp;&quot;'&quot;&amp;[.D342]&amp;&quot;' , &quot;&amp;&quot;&quot;&amp;[.E342]&amp;&quot; , &quot;&amp;&quot;&quot;&amp;[.F342]&amp;&quot; , &quot;&amp;&quot;&quot;&amp;[.G342]&amp;&quot; , &quot;&amp;&quot;&quot;&amp;[.H342]&amp;&quot; , &quot;&amp;&quot;&quot;&amp;[.I342]&amp;&quot; , &quot;&amp;&quot;&quot;&amp;[.J342]&amp;&quot; , &quot;&amp;&quot;&quot;&amp;[.K342]&amp;&quot; , &quot;&amp;&quot;&quot;&amp;[.L342]&amp;&quot; , &quot;&amp;&quot;&quot;&amp;[.M342]&amp;&quot; , &quot;&amp;&quot;&quot;&amp;[.N342]&amp;&quot; , &quot;&amp;&quot;&quot;&amp;[.O34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3]);&quot;&quot;;[.A342]+1)">
            <text:p/>
          </table:table-cell>
          <table:table-cell table:number-columns-repeated="3"/>
          <table:table-cell table:formula="of:=IF(ISBLANK([.C343]);&quot;&quot;;&quot;null&quot;)">
            <text:p/>
          </table:table-cell>
          <table:table-cell table:formula="of:=IF(ISBLANK([.C343]);&quot;&quot;;&quot;null&quot;)">
            <text:p/>
          </table:table-cell>
          <table:table-cell table:formula="of:=IF(ISBLANK([.C343]);&quot;&quot;;&quot;null&quot;)">
            <text:p/>
          </table:table-cell>
          <table:table-cell table:formula="of:=IF(ISBLANK([.C343]);&quot;&quot;;&quot;null&quot;)">
            <text:p/>
          </table:table-cell>
          <table:table-cell table:formula="of:=IF(ISBLANK([.C343]);&quot;&quot;;&quot;null&quot;)">
            <text:p/>
          </table:table-cell>
          <table:table-cell table:formula="of:=IF(ISBLANK([.C343]);&quot;&quot;;&quot;null&quot;)">
            <text:p/>
          </table:table-cell>
          <table:table-cell table:formula="of:=IF(ISBLANK([.D34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3]);&quot;&quot;;&quot;null&quot;)">
            <text:p/>
          </table:table-cell>
          <table:table-cell table:formula="of:=IF(ISBLANK([.C343]);&quot;&quot;;&quot;null&quot;)">
            <text:p/>
          </table:table-cell>
          <table:table-cell table:formula="of:=IF(ISBLANK([.D343]);&quot;&quot;;&quot;'ACTIVE_RS'&quot;)">
            <text:p/>
          </table:table-cell>
          <table:table-cell table:formula="of:=IF(ISBLANK([.D34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3]&amp;&quot;' , &quot;&amp;&quot;'&quot;&amp;[.B343]&amp;&quot;' , &quot;&amp;&quot;'&quot;&amp;[.C343]&amp;&quot;' , &quot;&amp;&quot;'&quot;&amp;[.D343]&amp;&quot;' , &quot;&amp;&quot;&quot;&amp;[.E343]&amp;&quot; , &quot;&amp;&quot;&quot;&amp;[.F343]&amp;&quot; , &quot;&amp;&quot;&quot;&amp;[.G343]&amp;&quot; , &quot;&amp;&quot;&quot;&amp;[.H343]&amp;&quot; , &quot;&amp;&quot;&quot;&amp;[.I343]&amp;&quot; , &quot;&amp;&quot;&quot;&amp;[.J343]&amp;&quot; , &quot;&amp;&quot;&quot;&amp;[.K343]&amp;&quot; , &quot;&amp;&quot;&quot;&amp;[.L343]&amp;&quot; , &quot;&amp;&quot;&quot;&amp;[.M343]&amp;&quot; , &quot;&amp;&quot;&quot;&amp;[.N343]&amp;&quot; , &quot;&amp;&quot;&quot;&amp;[.O343]&amp;&quot; ); &quot;)">
            <text:p/>
          </table:table-cell>
          <table:table-cell table:formula="of:=IF(ISBLANK([.D343]);&quot;&quot;;&quot;INSERT INTO DIAMOND_CORE_LOOKUPS &quot;&amp;&quot;VALUES &quot;&amp;&quot;( &quot;&amp;&quot;'&quot;&amp;[.A343]&amp;&quot;' , &quot;&amp;&quot;'&quot;&amp;[.B343]&amp;&quot;' , &quot;&amp;&quot;'&quot;&amp;[.C343]&amp;&quot;' , &quot;&amp;&quot;'&quot;&amp;[.D343]&amp;&quot;' , &quot;&amp;&quot;&quot;&amp;[.E343]&amp;&quot; , &quot;&amp;&quot;&quot;&amp;[.F343]&amp;&quot; , &quot;&amp;&quot;&quot;&amp;[.G343]&amp;&quot; , &quot;&amp;&quot;&quot;&amp;[.H343]&amp;&quot; , &quot;&amp;&quot;&quot;&amp;[.I343]&amp;&quot; , &quot;&amp;&quot;&quot;&amp;[.J343]&amp;&quot; , &quot;&amp;&quot;&quot;&amp;[.K343]&amp;&quot; , &quot;&amp;&quot;&quot;&amp;[.L343]&amp;&quot; , &quot;&amp;&quot;&quot;&amp;[.M343]&amp;&quot; , &quot;&amp;&quot;&quot;&amp;[.N343]&amp;&quot; , &quot;&amp;&quot;&quot;&amp;[.O34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4]);&quot;&quot;;[.A343]+1)">
            <text:p/>
          </table:table-cell>
          <table:table-cell table:number-columns-repeated="3"/>
          <table:table-cell table:formula="of:=IF(ISBLANK([.C344]);&quot;&quot;;&quot;null&quot;)">
            <text:p/>
          </table:table-cell>
          <table:table-cell table:formula="of:=IF(ISBLANK([.C344]);&quot;&quot;;&quot;null&quot;)">
            <text:p/>
          </table:table-cell>
          <table:table-cell table:formula="of:=IF(ISBLANK([.C344]);&quot;&quot;;&quot;null&quot;)">
            <text:p/>
          </table:table-cell>
          <table:table-cell table:formula="of:=IF(ISBLANK([.C344]);&quot;&quot;;&quot;null&quot;)">
            <text:p/>
          </table:table-cell>
          <table:table-cell table:formula="of:=IF(ISBLANK([.C344]);&quot;&quot;;&quot;null&quot;)">
            <text:p/>
          </table:table-cell>
          <table:table-cell table:formula="of:=IF(ISBLANK([.C344]);&quot;&quot;;&quot;null&quot;)">
            <text:p/>
          </table:table-cell>
          <table:table-cell table:formula="of:=IF(ISBLANK([.D34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4]);&quot;&quot;;&quot;null&quot;)">
            <text:p/>
          </table:table-cell>
          <table:table-cell table:formula="of:=IF(ISBLANK([.C344]);&quot;&quot;;&quot;null&quot;)">
            <text:p/>
          </table:table-cell>
          <table:table-cell table:formula="of:=IF(ISBLANK([.D344]);&quot;&quot;;&quot;'ACTIVE_RS'&quot;)">
            <text:p/>
          </table:table-cell>
          <table:table-cell table:formula="of:=IF(ISBLANK([.D34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4]&amp;&quot;' , &quot;&amp;&quot;'&quot;&amp;[.B344]&amp;&quot;' , &quot;&amp;&quot;'&quot;&amp;[.C344]&amp;&quot;' , &quot;&amp;&quot;'&quot;&amp;[.D344]&amp;&quot;' , &quot;&amp;&quot;&quot;&amp;[.E344]&amp;&quot; , &quot;&amp;&quot;&quot;&amp;[.F344]&amp;&quot; , &quot;&amp;&quot;&quot;&amp;[.G344]&amp;&quot; , &quot;&amp;&quot;&quot;&amp;[.H344]&amp;&quot; , &quot;&amp;&quot;&quot;&amp;[.I344]&amp;&quot; , &quot;&amp;&quot;&quot;&amp;[.J344]&amp;&quot; , &quot;&amp;&quot;&quot;&amp;[.K344]&amp;&quot; , &quot;&amp;&quot;&quot;&amp;[.L344]&amp;&quot; , &quot;&amp;&quot;&quot;&amp;[.M344]&amp;&quot; , &quot;&amp;&quot;&quot;&amp;[.N344]&amp;&quot; , &quot;&amp;&quot;&quot;&amp;[.O344]&amp;&quot; ); &quot;)">
            <text:p/>
          </table:table-cell>
          <table:table-cell table:formula="of:=IF(ISBLANK([.D344]);&quot;&quot;;&quot;INSERT INTO DIAMOND_CORE_LOOKUPS &quot;&amp;&quot;VALUES &quot;&amp;&quot;( &quot;&amp;&quot;'&quot;&amp;[.A344]&amp;&quot;' , &quot;&amp;&quot;'&quot;&amp;[.B344]&amp;&quot;' , &quot;&amp;&quot;'&quot;&amp;[.C344]&amp;&quot;' , &quot;&amp;&quot;'&quot;&amp;[.D344]&amp;&quot;' , &quot;&amp;&quot;&quot;&amp;[.E344]&amp;&quot; , &quot;&amp;&quot;&quot;&amp;[.F344]&amp;&quot; , &quot;&amp;&quot;&quot;&amp;[.G344]&amp;&quot; , &quot;&amp;&quot;&quot;&amp;[.H344]&amp;&quot; , &quot;&amp;&quot;&quot;&amp;[.I344]&amp;&quot; , &quot;&amp;&quot;&quot;&amp;[.J344]&amp;&quot; , &quot;&amp;&quot;&quot;&amp;[.K344]&amp;&quot; , &quot;&amp;&quot;&quot;&amp;[.L344]&amp;&quot; , &quot;&amp;&quot;&quot;&amp;[.M344]&amp;&quot; , &quot;&amp;&quot;&quot;&amp;[.N344]&amp;&quot; , &quot;&amp;&quot;&quot;&amp;[.O34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5]);&quot;&quot;;[.A344]+1)">
            <text:p/>
          </table:table-cell>
          <table:table-cell table:number-columns-repeated="3"/>
          <table:table-cell table:formula="of:=IF(ISBLANK([.C345]);&quot;&quot;;&quot;null&quot;)">
            <text:p/>
          </table:table-cell>
          <table:table-cell table:formula="of:=IF(ISBLANK([.C345]);&quot;&quot;;&quot;null&quot;)">
            <text:p/>
          </table:table-cell>
          <table:table-cell table:formula="of:=IF(ISBLANK([.C345]);&quot;&quot;;&quot;null&quot;)">
            <text:p/>
          </table:table-cell>
          <table:table-cell table:formula="of:=IF(ISBLANK([.C345]);&quot;&quot;;&quot;null&quot;)">
            <text:p/>
          </table:table-cell>
          <table:table-cell table:formula="of:=IF(ISBLANK([.C345]);&quot;&quot;;&quot;null&quot;)">
            <text:p/>
          </table:table-cell>
          <table:table-cell table:formula="of:=IF(ISBLANK([.C345]);&quot;&quot;;&quot;null&quot;)">
            <text:p/>
          </table:table-cell>
          <table:table-cell table:formula="of:=IF(ISBLANK([.D34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5]);&quot;&quot;;&quot;null&quot;)">
            <text:p/>
          </table:table-cell>
          <table:table-cell table:formula="of:=IF(ISBLANK([.C345]);&quot;&quot;;&quot;null&quot;)">
            <text:p/>
          </table:table-cell>
          <table:table-cell table:formula="of:=IF(ISBLANK([.D345]);&quot;&quot;;&quot;'ACTIVE_RS'&quot;)">
            <text:p/>
          </table:table-cell>
          <table:table-cell table:formula="of:=IF(ISBLANK([.D34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5]&amp;&quot;' , &quot;&amp;&quot;'&quot;&amp;[.B345]&amp;&quot;' , &quot;&amp;&quot;'&quot;&amp;[.C345]&amp;&quot;' , &quot;&amp;&quot;'&quot;&amp;[.D345]&amp;&quot;' , &quot;&amp;&quot;&quot;&amp;[.E345]&amp;&quot; , &quot;&amp;&quot;&quot;&amp;[.F345]&amp;&quot; , &quot;&amp;&quot;&quot;&amp;[.G345]&amp;&quot; , &quot;&amp;&quot;&quot;&amp;[.H345]&amp;&quot; , &quot;&amp;&quot;&quot;&amp;[.I345]&amp;&quot; , &quot;&amp;&quot;&quot;&amp;[.J345]&amp;&quot; , &quot;&amp;&quot;&quot;&amp;[.K345]&amp;&quot; , &quot;&amp;&quot;&quot;&amp;[.L345]&amp;&quot; , &quot;&amp;&quot;&quot;&amp;[.M345]&amp;&quot; , &quot;&amp;&quot;&quot;&amp;[.N345]&amp;&quot; , &quot;&amp;&quot;&quot;&amp;[.O345]&amp;&quot; ); &quot;)">
            <text:p/>
          </table:table-cell>
          <table:table-cell table:formula="of:=IF(ISBLANK([.D345]);&quot;&quot;;&quot;INSERT INTO DIAMOND_CORE_LOOKUPS &quot;&amp;&quot;VALUES &quot;&amp;&quot;( &quot;&amp;&quot;'&quot;&amp;[.A345]&amp;&quot;' , &quot;&amp;&quot;'&quot;&amp;[.B345]&amp;&quot;' , &quot;&amp;&quot;'&quot;&amp;[.C345]&amp;&quot;' , &quot;&amp;&quot;'&quot;&amp;[.D345]&amp;&quot;' , &quot;&amp;&quot;&quot;&amp;[.E345]&amp;&quot; , &quot;&amp;&quot;&quot;&amp;[.F345]&amp;&quot; , &quot;&amp;&quot;&quot;&amp;[.G345]&amp;&quot; , &quot;&amp;&quot;&quot;&amp;[.H345]&amp;&quot; , &quot;&amp;&quot;&quot;&amp;[.I345]&amp;&quot; , &quot;&amp;&quot;&quot;&amp;[.J345]&amp;&quot; , &quot;&amp;&quot;&quot;&amp;[.K345]&amp;&quot; , &quot;&amp;&quot;&quot;&amp;[.L345]&amp;&quot; , &quot;&amp;&quot;&quot;&amp;[.M345]&amp;&quot; , &quot;&amp;&quot;&quot;&amp;[.N345]&amp;&quot; , &quot;&amp;&quot;&quot;&amp;[.O34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6]);&quot;&quot;;[.A345]+1)">
            <text:p/>
          </table:table-cell>
          <table:table-cell table:number-columns-repeated="3"/>
          <table:table-cell table:formula="of:=IF(ISBLANK([.C346]);&quot;&quot;;&quot;null&quot;)">
            <text:p/>
          </table:table-cell>
          <table:table-cell table:formula="of:=IF(ISBLANK([.C346]);&quot;&quot;;&quot;null&quot;)">
            <text:p/>
          </table:table-cell>
          <table:table-cell table:formula="of:=IF(ISBLANK([.C346]);&quot;&quot;;&quot;null&quot;)">
            <text:p/>
          </table:table-cell>
          <table:table-cell table:formula="of:=IF(ISBLANK([.C346]);&quot;&quot;;&quot;null&quot;)">
            <text:p/>
          </table:table-cell>
          <table:table-cell table:formula="of:=IF(ISBLANK([.C346]);&quot;&quot;;&quot;null&quot;)">
            <text:p/>
          </table:table-cell>
          <table:table-cell table:formula="of:=IF(ISBLANK([.C346]);&quot;&quot;;&quot;null&quot;)">
            <text:p/>
          </table:table-cell>
          <table:table-cell table:formula="of:=IF(ISBLANK([.D34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6]);&quot;&quot;;&quot;null&quot;)">
            <text:p/>
          </table:table-cell>
          <table:table-cell table:formula="of:=IF(ISBLANK([.C346]);&quot;&quot;;&quot;null&quot;)">
            <text:p/>
          </table:table-cell>
          <table:table-cell table:formula="of:=IF(ISBLANK([.D346]);&quot;&quot;;&quot;'ACTIVE_RS'&quot;)">
            <text:p/>
          </table:table-cell>
          <table:table-cell table:formula="of:=IF(ISBLANK([.D34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6]&amp;&quot;' , &quot;&amp;&quot;'&quot;&amp;[.B346]&amp;&quot;' , &quot;&amp;&quot;'&quot;&amp;[.C346]&amp;&quot;' , &quot;&amp;&quot;'&quot;&amp;[.D346]&amp;&quot;' , &quot;&amp;&quot;&quot;&amp;[.E346]&amp;&quot; , &quot;&amp;&quot;&quot;&amp;[.F346]&amp;&quot; , &quot;&amp;&quot;&quot;&amp;[.G346]&amp;&quot; , &quot;&amp;&quot;&quot;&amp;[.H346]&amp;&quot; , &quot;&amp;&quot;&quot;&amp;[.I346]&amp;&quot; , &quot;&amp;&quot;&quot;&amp;[.J346]&amp;&quot; , &quot;&amp;&quot;&quot;&amp;[.K346]&amp;&quot; , &quot;&amp;&quot;&quot;&amp;[.L346]&amp;&quot; , &quot;&amp;&quot;&quot;&amp;[.M346]&amp;&quot; , &quot;&amp;&quot;&quot;&amp;[.N346]&amp;&quot; , &quot;&amp;&quot;&quot;&amp;[.O346]&amp;&quot; ); &quot;)">
            <text:p/>
          </table:table-cell>
          <table:table-cell table:formula="of:=IF(ISBLANK([.D346]);&quot;&quot;;&quot;INSERT INTO DIAMOND_CORE_LOOKUPS &quot;&amp;&quot;VALUES &quot;&amp;&quot;( &quot;&amp;&quot;'&quot;&amp;[.A346]&amp;&quot;' , &quot;&amp;&quot;'&quot;&amp;[.B346]&amp;&quot;' , &quot;&amp;&quot;'&quot;&amp;[.C346]&amp;&quot;' , &quot;&amp;&quot;'&quot;&amp;[.D346]&amp;&quot;' , &quot;&amp;&quot;&quot;&amp;[.E346]&amp;&quot; , &quot;&amp;&quot;&quot;&amp;[.F346]&amp;&quot; , &quot;&amp;&quot;&quot;&amp;[.G346]&amp;&quot; , &quot;&amp;&quot;&quot;&amp;[.H346]&amp;&quot; , &quot;&amp;&quot;&quot;&amp;[.I346]&amp;&quot; , &quot;&amp;&quot;&quot;&amp;[.J346]&amp;&quot; , &quot;&amp;&quot;&quot;&amp;[.K346]&amp;&quot; , &quot;&amp;&quot;&quot;&amp;[.L346]&amp;&quot; , &quot;&amp;&quot;&quot;&amp;[.M346]&amp;&quot; , &quot;&amp;&quot;&quot;&amp;[.N346]&amp;&quot; , &quot;&amp;&quot;&quot;&amp;[.O34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7]);&quot;&quot;;[.A346]+1)">
            <text:p/>
          </table:table-cell>
          <table:table-cell table:number-columns-repeated="3"/>
          <table:table-cell table:formula="of:=IF(ISBLANK([.C347]);&quot;&quot;;&quot;null&quot;)">
            <text:p/>
          </table:table-cell>
          <table:table-cell table:formula="of:=IF(ISBLANK([.C347]);&quot;&quot;;&quot;null&quot;)">
            <text:p/>
          </table:table-cell>
          <table:table-cell table:formula="of:=IF(ISBLANK([.C347]);&quot;&quot;;&quot;null&quot;)">
            <text:p/>
          </table:table-cell>
          <table:table-cell table:formula="of:=IF(ISBLANK([.C347]);&quot;&quot;;&quot;null&quot;)">
            <text:p/>
          </table:table-cell>
          <table:table-cell table:formula="of:=IF(ISBLANK([.C347]);&quot;&quot;;&quot;null&quot;)">
            <text:p/>
          </table:table-cell>
          <table:table-cell table:formula="of:=IF(ISBLANK([.C347]);&quot;&quot;;&quot;null&quot;)">
            <text:p/>
          </table:table-cell>
          <table:table-cell table:formula="of:=IF(ISBLANK([.D34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7]);&quot;&quot;;&quot;null&quot;)">
            <text:p/>
          </table:table-cell>
          <table:table-cell table:formula="of:=IF(ISBLANK([.C347]);&quot;&quot;;&quot;null&quot;)">
            <text:p/>
          </table:table-cell>
          <table:table-cell table:formula="of:=IF(ISBLANK([.D347]);&quot;&quot;;&quot;'ACTIVE_RS'&quot;)">
            <text:p/>
          </table:table-cell>
          <table:table-cell table:formula="of:=IF(ISBLANK([.D34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7]&amp;&quot;' , &quot;&amp;&quot;'&quot;&amp;[.B347]&amp;&quot;' , &quot;&amp;&quot;'&quot;&amp;[.C347]&amp;&quot;' , &quot;&amp;&quot;'&quot;&amp;[.D347]&amp;&quot;' , &quot;&amp;&quot;&quot;&amp;[.E347]&amp;&quot; , &quot;&amp;&quot;&quot;&amp;[.F347]&amp;&quot; , &quot;&amp;&quot;&quot;&amp;[.G347]&amp;&quot; , &quot;&amp;&quot;&quot;&amp;[.H347]&amp;&quot; , &quot;&amp;&quot;&quot;&amp;[.I347]&amp;&quot; , &quot;&amp;&quot;&quot;&amp;[.J347]&amp;&quot; , &quot;&amp;&quot;&quot;&amp;[.K347]&amp;&quot; , &quot;&amp;&quot;&quot;&amp;[.L347]&amp;&quot; , &quot;&amp;&quot;&quot;&amp;[.M347]&amp;&quot; , &quot;&amp;&quot;&quot;&amp;[.N347]&amp;&quot; , &quot;&amp;&quot;&quot;&amp;[.O347]&amp;&quot; ); &quot;)">
            <text:p/>
          </table:table-cell>
          <table:table-cell table:formula="of:=IF(ISBLANK([.D347]);&quot;&quot;;&quot;INSERT INTO DIAMOND_CORE_LOOKUPS &quot;&amp;&quot;VALUES &quot;&amp;&quot;( &quot;&amp;&quot;'&quot;&amp;[.A347]&amp;&quot;' , &quot;&amp;&quot;'&quot;&amp;[.B347]&amp;&quot;' , &quot;&amp;&quot;'&quot;&amp;[.C347]&amp;&quot;' , &quot;&amp;&quot;'&quot;&amp;[.D347]&amp;&quot;' , &quot;&amp;&quot;&quot;&amp;[.E347]&amp;&quot; , &quot;&amp;&quot;&quot;&amp;[.F347]&amp;&quot; , &quot;&amp;&quot;&quot;&amp;[.G347]&amp;&quot; , &quot;&amp;&quot;&quot;&amp;[.H347]&amp;&quot; , &quot;&amp;&quot;&quot;&amp;[.I347]&amp;&quot; , &quot;&amp;&quot;&quot;&amp;[.J347]&amp;&quot; , &quot;&amp;&quot;&quot;&amp;[.K347]&amp;&quot; , &quot;&amp;&quot;&quot;&amp;[.L347]&amp;&quot; , &quot;&amp;&quot;&quot;&amp;[.M347]&amp;&quot; , &quot;&amp;&quot;&quot;&amp;[.N347]&amp;&quot; , &quot;&amp;&quot;&quot;&amp;[.O34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8]);&quot;&quot;;[.A347]+1)">
            <text:p/>
          </table:table-cell>
          <table:table-cell table:number-columns-repeated="3"/>
          <table:table-cell table:formula="of:=IF(ISBLANK([.C348]);&quot;&quot;;&quot;null&quot;)">
            <text:p/>
          </table:table-cell>
          <table:table-cell table:formula="of:=IF(ISBLANK([.C348]);&quot;&quot;;&quot;null&quot;)">
            <text:p/>
          </table:table-cell>
          <table:table-cell table:formula="of:=IF(ISBLANK([.C348]);&quot;&quot;;&quot;null&quot;)">
            <text:p/>
          </table:table-cell>
          <table:table-cell table:formula="of:=IF(ISBLANK([.C348]);&quot;&quot;;&quot;null&quot;)">
            <text:p/>
          </table:table-cell>
          <table:table-cell table:formula="of:=IF(ISBLANK([.C348]);&quot;&quot;;&quot;null&quot;)">
            <text:p/>
          </table:table-cell>
          <table:table-cell table:formula="of:=IF(ISBLANK([.C348]);&quot;&quot;;&quot;null&quot;)">
            <text:p/>
          </table:table-cell>
          <table:table-cell table:formula="of:=IF(ISBLANK([.D34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8]);&quot;&quot;;&quot;null&quot;)">
            <text:p/>
          </table:table-cell>
          <table:table-cell table:formula="of:=IF(ISBLANK([.C348]);&quot;&quot;;&quot;null&quot;)">
            <text:p/>
          </table:table-cell>
          <table:table-cell table:formula="of:=IF(ISBLANK([.D348]);&quot;&quot;;&quot;'ACTIVE_RS'&quot;)">
            <text:p/>
          </table:table-cell>
          <table:table-cell table:formula="of:=IF(ISBLANK([.D34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8]&amp;&quot;' , &quot;&amp;&quot;'&quot;&amp;[.B348]&amp;&quot;' , &quot;&amp;&quot;'&quot;&amp;[.C348]&amp;&quot;' , &quot;&amp;&quot;'&quot;&amp;[.D348]&amp;&quot;' , &quot;&amp;&quot;&quot;&amp;[.E348]&amp;&quot; , &quot;&amp;&quot;&quot;&amp;[.F348]&amp;&quot; , &quot;&amp;&quot;&quot;&amp;[.G348]&amp;&quot; , &quot;&amp;&quot;&quot;&amp;[.H348]&amp;&quot; , &quot;&amp;&quot;&quot;&amp;[.I348]&amp;&quot; , &quot;&amp;&quot;&quot;&amp;[.J348]&amp;&quot; , &quot;&amp;&quot;&quot;&amp;[.K348]&amp;&quot; , &quot;&amp;&quot;&quot;&amp;[.L348]&amp;&quot; , &quot;&amp;&quot;&quot;&amp;[.M348]&amp;&quot; , &quot;&amp;&quot;&quot;&amp;[.N348]&amp;&quot; , &quot;&amp;&quot;&quot;&amp;[.O348]&amp;&quot; ); &quot;)">
            <text:p/>
          </table:table-cell>
          <table:table-cell table:formula="of:=IF(ISBLANK([.D348]);&quot;&quot;;&quot;INSERT INTO DIAMOND_CORE_LOOKUPS &quot;&amp;&quot;VALUES &quot;&amp;&quot;( &quot;&amp;&quot;'&quot;&amp;[.A348]&amp;&quot;' , &quot;&amp;&quot;'&quot;&amp;[.B348]&amp;&quot;' , &quot;&amp;&quot;'&quot;&amp;[.C348]&amp;&quot;' , &quot;&amp;&quot;'&quot;&amp;[.D348]&amp;&quot;' , &quot;&amp;&quot;&quot;&amp;[.E348]&amp;&quot; , &quot;&amp;&quot;&quot;&amp;[.F348]&amp;&quot; , &quot;&amp;&quot;&quot;&amp;[.G348]&amp;&quot; , &quot;&amp;&quot;&quot;&amp;[.H348]&amp;&quot; , &quot;&amp;&quot;&quot;&amp;[.I348]&amp;&quot; , &quot;&amp;&quot;&quot;&amp;[.J348]&amp;&quot; , &quot;&amp;&quot;&quot;&amp;[.K348]&amp;&quot; , &quot;&amp;&quot;&quot;&amp;[.L348]&amp;&quot; , &quot;&amp;&quot;&quot;&amp;[.M348]&amp;&quot; , &quot;&amp;&quot;&quot;&amp;[.N348]&amp;&quot; , &quot;&amp;&quot;&quot;&amp;[.O34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49]);&quot;&quot;;[.A348]+1)">
            <text:p/>
          </table:table-cell>
          <table:table-cell table:number-columns-repeated="3"/>
          <table:table-cell table:formula="of:=IF(ISBLANK([.C349]);&quot;&quot;;&quot;null&quot;)">
            <text:p/>
          </table:table-cell>
          <table:table-cell table:formula="of:=IF(ISBLANK([.C349]);&quot;&quot;;&quot;null&quot;)">
            <text:p/>
          </table:table-cell>
          <table:table-cell table:formula="of:=IF(ISBLANK([.C349]);&quot;&quot;;&quot;null&quot;)">
            <text:p/>
          </table:table-cell>
          <table:table-cell table:formula="of:=IF(ISBLANK([.C349]);&quot;&quot;;&quot;null&quot;)">
            <text:p/>
          </table:table-cell>
          <table:table-cell table:formula="of:=IF(ISBLANK([.C349]);&quot;&quot;;&quot;null&quot;)">
            <text:p/>
          </table:table-cell>
          <table:table-cell table:formula="of:=IF(ISBLANK([.C349]);&quot;&quot;;&quot;null&quot;)">
            <text:p/>
          </table:table-cell>
          <table:table-cell table:formula="of:=IF(ISBLANK([.D34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49]);&quot;&quot;;&quot;null&quot;)">
            <text:p/>
          </table:table-cell>
          <table:table-cell table:formula="of:=IF(ISBLANK([.C349]);&quot;&quot;;&quot;null&quot;)">
            <text:p/>
          </table:table-cell>
          <table:table-cell table:formula="of:=IF(ISBLANK([.D349]);&quot;&quot;;&quot;'ACTIVE_RS'&quot;)">
            <text:p/>
          </table:table-cell>
          <table:table-cell table:formula="of:=IF(ISBLANK([.D34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49]&amp;&quot;' , &quot;&amp;&quot;'&quot;&amp;[.B349]&amp;&quot;' , &quot;&amp;&quot;'&quot;&amp;[.C349]&amp;&quot;' , &quot;&amp;&quot;'&quot;&amp;[.D349]&amp;&quot;' , &quot;&amp;&quot;&quot;&amp;[.E349]&amp;&quot; , &quot;&amp;&quot;&quot;&amp;[.F349]&amp;&quot; , &quot;&amp;&quot;&quot;&amp;[.G349]&amp;&quot; , &quot;&amp;&quot;&quot;&amp;[.H349]&amp;&quot; , &quot;&amp;&quot;&quot;&amp;[.I349]&amp;&quot; , &quot;&amp;&quot;&quot;&amp;[.J349]&amp;&quot; , &quot;&amp;&quot;&quot;&amp;[.K349]&amp;&quot; , &quot;&amp;&quot;&quot;&amp;[.L349]&amp;&quot; , &quot;&amp;&quot;&quot;&amp;[.M349]&amp;&quot; , &quot;&amp;&quot;&quot;&amp;[.N349]&amp;&quot; , &quot;&amp;&quot;&quot;&amp;[.O349]&amp;&quot; ); &quot;)">
            <text:p/>
          </table:table-cell>
          <table:table-cell table:formula="of:=IF(ISBLANK([.D349]);&quot;&quot;;&quot;INSERT INTO DIAMOND_CORE_LOOKUPS &quot;&amp;&quot;VALUES &quot;&amp;&quot;( &quot;&amp;&quot;'&quot;&amp;[.A349]&amp;&quot;' , &quot;&amp;&quot;'&quot;&amp;[.B349]&amp;&quot;' , &quot;&amp;&quot;'&quot;&amp;[.C349]&amp;&quot;' , &quot;&amp;&quot;'&quot;&amp;[.D349]&amp;&quot;' , &quot;&amp;&quot;&quot;&amp;[.E349]&amp;&quot; , &quot;&amp;&quot;&quot;&amp;[.F349]&amp;&quot; , &quot;&amp;&quot;&quot;&amp;[.G349]&amp;&quot; , &quot;&amp;&quot;&quot;&amp;[.H349]&amp;&quot; , &quot;&amp;&quot;&quot;&amp;[.I349]&amp;&quot; , &quot;&amp;&quot;&quot;&amp;[.J349]&amp;&quot; , &quot;&amp;&quot;&quot;&amp;[.K349]&amp;&quot; , &quot;&amp;&quot;&quot;&amp;[.L349]&amp;&quot; , &quot;&amp;&quot;&quot;&amp;[.M349]&amp;&quot; , &quot;&amp;&quot;&quot;&amp;[.N349]&amp;&quot; , &quot;&amp;&quot;&quot;&amp;[.O34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0]);&quot;&quot;;[.A349]+1)">
            <text:p/>
          </table:table-cell>
          <table:table-cell table:number-columns-repeated="3"/>
          <table:table-cell table:formula="of:=IF(ISBLANK([.C350]);&quot;&quot;;&quot;null&quot;)">
            <text:p/>
          </table:table-cell>
          <table:table-cell table:formula="of:=IF(ISBLANK([.C350]);&quot;&quot;;&quot;null&quot;)">
            <text:p/>
          </table:table-cell>
          <table:table-cell table:formula="of:=IF(ISBLANK([.C350]);&quot;&quot;;&quot;null&quot;)">
            <text:p/>
          </table:table-cell>
          <table:table-cell table:formula="of:=IF(ISBLANK([.C350]);&quot;&quot;;&quot;null&quot;)">
            <text:p/>
          </table:table-cell>
          <table:table-cell table:formula="of:=IF(ISBLANK([.C350]);&quot;&quot;;&quot;null&quot;)">
            <text:p/>
          </table:table-cell>
          <table:table-cell table:formula="of:=IF(ISBLANK([.C350]);&quot;&quot;;&quot;null&quot;)">
            <text:p/>
          </table:table-cell>
          <table:table-cell table:formula="of:=IF(ISBLANK([.D35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0]);&quot;&quot;;&quot;null&quot;)">
            <text:p/>
          </table:table-cell>
          <table:table-cell table:formula="of:=IF(ISBLANK([.C350]);&quot;&quot;;&quot;null&quot;)">
            <text:p/>
          </table:table-cell>
          <table:table-cell table:formula="of:=IF(ISBLANK([.D350]);&quot;&quot;;&quot;'ACTIVE_RS'&quot;)">
            <text:p/>
          </table:table-cell>
          <table:table-cell table:formula="of:=IF(ISBLANK([.D35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0]&amp;&quot;' , &quot;&amp;&quot;'&quot;&amp;[.B350]&amp;&quot;' , &quot;&amp;&quot;'&quot;&amp;[.C350]&amp;&quot;' , &quot;&amp;&quot;'&quot;&amp;[.D350]&amp;&quot;' , &quot;&amp;&quot;&quot;&amp;[.E350]&amp;&quot; , &quot;&amp;&quot;&quot;&amp;[.F350]&amp;&quot; , &quot;&amp;&quot;&quot;&amp;[.G350]&amp;&quot; , &quot;&amp;&quot;&quot;&amp;[.H350]&amp;&quot; , &quot;&amp;&quot;&quot;&amp;[.I350]&amp;&quot; , &quot;&amp;&quot;&quot;&amp;[.J350]&amp;&quot; , &quot;&amp;&quot;&quot;&amp;[.K350]&amp;&quot; , &quot;&amp;&quot;&quot;&amp;[.L350]&amp;&quot; , &quot;&amp;&quot;&quot;&amp;[.M350]&amp;&quot; , &quot;&amp;&quot;&quot;&amp;[.N350]&amp;&quot; , &quot;&amp;&quot;&quot;&amp;[.O350]&amp;&quot; ); &quot;)">
            <text:p/>
          </table:table-cell>
          <table:table-cell table:formula="of:=IF(ISBLANK([.D350]);&quot;&quot;;&quot;INSERT INTO DIAMOND_CORE_LOOKUPS &quot;&amp;&quot;VALUES &quot;&amp;&quot;( &quot;&amp;&quot;'&quot;&amp;[.A350]&amp;&quot;' , &quot;&amp;&quot;'&quot;&amp;[.B350]&amp;&quot;' , &quot;&amp;&quot;'&quot;&amp;[.C350]&amp;&quot;' , &quot;&amp;&quot;'&quot;&amp;[.D350]&amp;&quot;' , &quot;&amp;&quot;&quot;&amp;[.E350]&amp;&quot; , &quot;&amp;&quot;&quot;&amp;[.F350]&amp;&quot; , &quot;&amp;&quot;&quot;&amp;[.G350]&amp;&quot; , &quot;&amp;&quot;&quot;&amp;[.H350]&amp;&quot; , &quot;&amp;&quot;&quot;&amp;[.I350]&amp;&quot; , &quot;&amp;&quot;&quot;&amp;[.J350]&amp;&quot; , &quot;&amp;&quot;&quot;&amp;[.K350]&amp;&quot; , &quot;&amp;&quot;&quot;&amp;[.L350]&amp;&quot; , &quot;&amp;&quot;&quot;&amp;[.M350]&amp;&quot; , &quot;&amp;&quot;&quot;&amp;[.N350]&amp;&quot; , &quot;&amp;&quot;&quot;&amp;[.O35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1]);&quot;&quot;;[.A350]+1)">
            <text:p/>
          </table:table-cell>
          <table:table-cell table:number-columns-repeated="3"/>
          <table:table-cell table:formula="of:=IF(ISBLANK([.C351]);&quot;&quot;;&quot;null&quot;)">
            <text:p/>
          </table:table-cell>
          <table:table-cell table:formula="of:=IF(ISBLANK([.C351]);&quot;&quot;;&quot;null&quot;)">
            <text:p/>
          </table:table-cell>
          <table:table-cell table:formula="of:=IF(ISBLANK([.C351]);&quot;&quot;;&quot;null&quot;)">
            <text:p/>
          </table:table-cell>
          <table:table-cell table:formula="of:=IF(ISBLANK([.C351]);&quot;&quot;;&quot;null&quot;)">
            <text:p/>
          </table:table-cell>
          <table:table-cell table:formula="of:=IF(ISBLANK([.C351]);&quot;&quot;;&quot;null&quot;)">
            <text:p/>
          </table:table-cell>
          <table:table-cell table:formula="of:=IF(ISBLANK([.C351]);&quot;&quot;;&quot;null&quot;)">
            <text:p/>
          </table:table-cell>
          <table:table-cell table:formula="of:=IF(ISBLANK([.D35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1]);&quot;&quot;;&quot;null&quot;)">
            <text:p/>
          </table:table-cell>
          <table:table-cell table:formula="of:=IF(ISBLANK([.C351]);&quot;&quot;;&quot;null&quot;)">
            <text:p/>
          </table:table-cell>
          <table:table-cell table:formula="of:=IF(ISBLANK([.D351]);&quot;&quot;;&quot;'ACTIVE_RS'&quot;)">
            <text:p/>
          </table:table-cell>
          <table:table-cell table:formula="of:=IF(ISBLANK([.D35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1]&amp;&quot;' , &quot;&amp;&quot;'&quot;&amp;[.B351]&amp;&quot;' , &quot;&amp;&quot;'&quot;&amp;[.C351]&amp;&quot;' , &quot;&amp;&quot;'&quot;&amp;[.D351]&amp;&quot;' , &quot;&amp;&quot;&quot;&amp;[.E351]&amp;&quot; , &quot;&amp;&quot;&quot;&amp;[.F351]&amp;&quot; , &quot;&amp;&quot;&quot;&amp;[.G351]&amp;&quot; , &quot;&amp;&quot;&quot;&amp;[.H351]&amp;&quot; , &quot;&amp;&quot;&quot;&amp;[.I351]&amp;&quot; , &quot;&amp;&quot;&quot;&amp;[.J351]&amp;&quot; , &quot;&amp;&quot;&quot;&amp;[.K351]&amp;&quot; , &quot;&amp;&quot;&quot;&amp;[.L351]&amp;&quot; , &quot;&amp;&quot;&quot;&amp;[.M351]&amp;&quot; , &quot;&amp;&quot;&quot;&amp;[.N351]&amp;&quot; , &quot;&amp;&quot;&quot;&amp;[.O351]&amp;&quot; ); &quot;)">
            <text:p/>
          </table:table-cell>
          <table:table-cell table:formula="of:=IF(ISBLANK([.D351]);&quot;&quot;;&quot;INSERT INTO DIAMOND_CORE_LOOKUPS &quot;&amp;&quot;VALUES &quot;&amp;&quot;( &quot;&amp;&quot;'&quot;&amp;[.A351]&amp;&quot;' , &quot;&amp;&quot;'&quot;&amp;[.B351]&amp;&quot;' , &quot;&amp;&quot;'&quot;&amp;[.C351]&amp;&quot;' , &quot;&amp;&quot;'&quot;&amp;[.D351]&amp;&quot;' , &quot;&amp;&quot;&quot;&amp;[.E351]&amp;&quot; , &quot;&amp;&quot;&quot;&amp;[.F351]&amp;&quot; , &quot;&amp;&quot;&quot;&amp;[.G351]&amp;&quot; , &quot;&amp;&quot;&quot;&amp;[.H351]&amp;&quot; , &quot;&amp;&quot;&quot;&amp;[.I351]&amp;&quot; , &quot;&amp;&quot;&quot;&amp;[.J351]&amp;&quot; , &quot;&amp;&quot;&quot;&amp;[.K351]&amp;&quot; , &quot;&amp;&quot;&quot;&amp;[.L351]&amp;&quot; , &quot;&amp;&quot;&quot;&amp;[.M351]&amp;&quot; , &quot;&amp;&quot;&quot;&amp;[.N351]&amp;&quot; , &quot;&amp;&quot;&quot;&amp;[.O35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2]);&quot;&quot;;[.A351]+1)">
            <text:p/>
          </table:table-cell>
          <table:table-cell table:number-columns-repeated="3"/>
          <table:table-cell table:formula="of:=IF(ISBLANK([.C352]);&quot;&quot;;&quot;null&quot;)">
            <text:p/>
          </table:table-cell>
          <table:table-cell table:formula="of:=IF(ISBLANK([.C352]);&quot;&quot;;&quot;null&quot;)">
            <text:p/>
          </table:table-cell>
          <table:table-cell table:formula="of:=IF(ISBLANK([.C352]);&quot;&quot;;&quot;null&quot;)">
            <text:p/>
          </table:table-cell>
          <table:table-cell table:formula="of:=IF(ISBLANK([.C352]);&quot;&quot;;&quot;null&quot;)">
            <text:p/>
          </table:table-cell>
          <table:table-cell table:formula="of:=IF(ISBLANK([.C352]);&quot;&quot;;&quot;null&quot;)">
            <text:p/>
          </table:table-cell>
          <table:table-cell table:formula="of:=IF(ISBLANK([.C352]);&quot;&quot;;&quot;null&quot;)">
            <text:p/>
          </table:table-cell>
          <table:table-cell table:formula="of:=IF(ISBLANK([.D35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2]);&quot;&quot;;&quot;null&quot;)">
            <text:p/>
          </table:table-cell>
          <table:table-cell table:formula="of:=IF(ISBLANK([.C352]);&quot;&quot;;&quot;null&quot;)">
            <text:p/>
          </table:table-cell>
          <table:table-cell table:formula="of:=IF(ISBLANK([.D352]);&quot;&quot;;&quot;'ACTIVE_RS'&quot;)">
            <text:p/>
          </table:table-cell>
          <table:table-cell table:formula="of:=IF(ISBLANK([.D35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2]&amp;&quot;' , &quot;&amp;&quot;'&quot;&amp;[.B352]&amp;&quot;' , &quot;&amp;&quot;'&quot;&amp;[.C352]&amp;&quot;' , &quot;&amp;&quot;'&quot;&amp;[.D352]&amp;&quot;' , &quot;&amp;&quot;&quot;&amp;[.E352]&amp;&quot; , &quot;&amp;&quot;&quot;&amp;[.F352]&amp;&quot; , &quot;&amp;&quot;&quot;&amp;[.G352]&amp;&quot; , &quot;&amp;&quot;&quot;&amp;[.H352]&amp;&quot; , &quot;&amp;&quot;&quot;&amp;[.I352]&amp;&quot; , &quot;&amp;&quot;&quot;&amp;[.J352]&amp;&quot; , &quot;&amp;&quot;&quot;&amp;[.K352]&amp;&quot; , &quot;&amp;&quot;&quot;&amp;[.L352]&amp;&quot; , &quot;&amp;&quot;&quot;&amp;[.M352]&amp;&quot; , &quot;&amp;&quot;&quot;&amp;[.N352]&amp;&quot; , &quot;&amp;&quot;&quot;&amp;[.O352]&amp;&quot; ); &quot;)">
            <text:p/>
          </table:table-cell>
          <table:table-cell table:formula="of:=IF(ISBLANK([.D352]);&quot;&quot;;&quot;INSERT INTO DIAMOND_CORE_LOOKUPS &quot;&amp;&quot;VALUES &quot;&amp;&quot;( &quot;&amp;&quot;'&quot;&amp;[.A352]&amp;&quot;' , &quot;&amp;&quot;'&quot;&amp;[.B352]&amp;&quot;' , &quot;&amp;&quot;'&quot;&amp;[.C352]&amp;&quot;' , &quot;&amp;&quot;'&quot;&amp;[.D352]&amp;&quot;' , &quot;&amp;&quot;&quot;&amp;[.E352]&amp;&quot; , &quot;&amp;&quot;&quot;&amp;[.F352]&amp;&quot; , &quot;&amp;&quot;&quot;&amp;[.G352]&amp;&quot; , &quot;&amp;&quot;&quot;&amp;[.H352]&amp;&quot; , &quot;&amp;&quot;&quot;&amp;[.I352]&amp;&quot; , &quot;&amp;&quot;&quot;&amp;[.J352]&amp;&quot; , &quot;&amp;&quot;&quot;&amp;[.K352]&amp;&quot; , &quot;&amp;&quot;&quot;&amp;[.L352]&amp;&quot; , &quot;&amp;&quot;&quot;&amp;[.M352]&amp;&quot; , &quot;&amp;&quot;&quot;&amp;[.N352]&amp;&quot; , &quot;&amp;&quot;&quot;&amp;[.O35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3]);&quot;&quot;;[.A352]+1)">
            <text:p/>
          </table:table-cell>
          <table:table-cell table:number-columns-repeated="3"/>
          <table:table-cell table:formula="of:=IF(ISBLANK([.C353]);&quot;&quot;;&quot;null&quot;)">
            <text:p/>
          </table:table-cell>
          <table:table-cell table:formula="of:=IF(ISBLANK([.C353]);&quot;&quot;;&quot;null&quot;)">
            <text:p/>
          </table:table-cell>
          <table:table-cell table:formula="of:=IF(ISBLANK([.C353]);&quot;&quot;;&quot;null&quot;)">
            <text:p/>
          </table:table-cell>
          <table:table-cell table:formula="of:=IF(ISBLANK([.C353]);&quot;&quot;;&quot;null&quot;)">
            <text:p/>
          </table:table-cell>
          <table:table-cell table:formula="of:=IF(ISBLANK([.C353]);&quot;&quot;;&quot;null&quot;)">
            <text:p/>
          </table:table-cell>
          <table:table-cell table:formula="of:=IF(ISBLANK([.C353]);&quot;&quot;;&quot;null&quot;)">
            <text:p/>
          </table:table-cell>
          <table:table-cell table:formula="of:=IF(ISBLANK([.D35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3]);&quot;&quot;;&quot;null&quot;)">
            <text:p/>
          </table:table-cell>
          <table:table-cell table:formula="of:=IF(ISBLANK([.C353]);&quot;&quot;;&quot;null&quot;)">
            <text:p/>
          </table:table-cell>
          <table:table-cell table:formula="of:=IF(ISBLANK([.D353]);&quot;&quot;;&quot;'ACTIVE_RS'&quot;)">
            <text:p/>
          </table:table-cell>
          <table:table-cell table:formula="of:=IF(ISBLANK([.D35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3]&amp;&quot;' , &quot;&amp;&quot;'&quot;&amp;[.B353]&amp;&quot;' , &quot;&amp;&quot;'&quot;&amp;[.C353]&amp;&quot;' , &quot;&amp;&quot;'&quot;&amp;[.D353]&amp;&quot;' , &quot;&amp;&quot;&quot;&amp;[.E353]&amp;&quot; , &quot;&amp;&quot;&quot;&amp;[.F353]&amp;&quot; , &quot;&amp;&quot;&quot;&amp;[.G353]&amp;&quot; , &quot;&amp;&quot;&quot;&amp;[.H353]&amp;&quot; , &quot;&amp;&quot;&quot;&amp;[.I353]&amp;&quot; , &quot;&amp;&quot;&quot;&amp;[.J353]&amp;&quot; , &quot;&amp;&quot;&quot;&amp;[.K353]&amp;&quot; , &quot;&amp;&quot;&quot;&amp;[.L353]&amp;&quot; , &quot;&amp;&quot;&quot;&amp;[.M353]&amp;&quot; , &quot;&amp;&quot;&quot;&amp;[.N353]&amp;&quot; , &quot;&amp;&quot;&quot;&amp;[.O353]&amp;&quot; ); &quot;)">
            <text:p/>
          </table:table-cell>
          <table:table-cell table:formula="of:=IF(ISBLANK([.D353]);&quot;&quot;;&quot;INSERT INTO DIAMOND_CORE_LOOKUPS &quot;&amp;&quot;VALUES &quot;&amp;&quot;( &quot;&amp;&quot;'&quot;&amp;[.A353]&amp;&quot;' , &quot;&amp;&quot;'&quot;&amp;[.B353]&amp;&quot;' , &quot;&amp;&quot;'&quot;&amp;[.C353]&amp;&quot;' , &quot;&amp;&quot;'&quot;&amp;[.D353]&amp;&quot;' , &quot;&amp;&quot;&quot;&amp;[.E353]&amp;&quot; , &quot;&amp;&quot;&quot;&amp;[.F353]&amp;&quot; , &quot;&amp;&quot;&quot;&amp;[.G353]&amp;&quot; , &quot;&amp;&quot;&quot;&amp;[.H353]&amp;&quot; , &quot;&amp;&quot;&quot;&amp;[.I353]&amp;&quot; , &quot;&amp;&quot;&quot;&amp;[.J353]&amp;&quot; , &quot;&amp;&quot;&quot;&amp;[.K353]&amp;&quot; , &quot;&amp;&quot;&quot;&amp;[.L353]&amp;&quot; , &quot;&amp;&quot;&quot;&amp;[.M353]&amp;&quot; , &quot;&amp;&quot;&quot;&amp;[.N353]&amp;&quot; , &quot;&amp;&quot;&quot;&amp;[.O35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4]);&quot;&quot;;[.A353]+1)">
            <text:p/>
          </table:table-cell>
          <table:table-cell table:number-columns-repeated="3"/>
          <table:table-cell table:formula="of:=IF(ISBLANK([.C354]);&quot;&quot;;&quot;null&quot;)">
            <text:p/>
          </table:table-cell>
          <table:table-cell table:formula="of:=IF(ISBLANK([.C354]);&quot;&quot;;&quot;null&quot;)">
            <text:p/>
          </table:table-cell>
          <table:table-cell table:formula="of:=IF(ISBLANK([.C354]);&quot;&quot;;&quot;null&quot;)">
            <text:p/>
          </table:table-cell>
          <table:table-cell table:formula="of:=IF(ISBLANK([.C354]);&quot;&quot;;&quot;null&quot;)">
            <text:p/>
          </table:table-cell>
          <table:table-cell table:formula="of:=IF(ISBLANK([.C354]);&quot;&quot;;&quot;null&quot;)">
            <text:p/>
          </table:table-cell>
          <table:table-cell table:formula="of:=IF(ISBLANK([.C354]);&quot;&quot;;&quot;null&quot;)">
            <text:p/>
          </table:table-cell>
          <table:table-cell table:formula="of:=IF(ISBLANK([.D35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4]);&quot;&quot;;&quot;null&quot;)">
            <text:p/>
          </table:table-cell>
          <table:table-cell table:formula="of:=IF(ISBLANK([.C354]);&quot;&quot;;&quot;null&quot;)">
            <text:p/>
          </table:table-cell>
          <table:table-cell table:formula="of:=IF(ISBLANK([.D354]);&quot;&quot;;&quot;'ACTIVE_RS'&quot;)">
            <text:p/>
          </table:table-cell>
          <table:table-cell table:formula="of:=IF(ISBLANK([.D35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4]&amp;&quot;' , &quot;&amp;&quot;'&quot;&amp;[.B354]&amp;&quot;' , &quot;&amp;&quot;'&quot;&amp;[.C354]&amp;&quot;' , &quot;&amp;&quot;'&quot;&amp;[.D354]&amp;&quot;' , &quot;&amp;&quot;&quot;&amp;[.E354]&amp;&quot; , &quot;&amp;&quot;&quot;&amp;[.F354]&amp;&quot; , &quot;&amp;&quot;&quot;&amp;[.G354]&amp;&quot; , &quot;&amp;&quot;&quot;&amp;[.H354]&amp;&quot; , &quot;&amp;&quot;&quot;&amp;[.I354]&amp;&quot; , &quot;&amp;&quot;&quot;&amp;[.J354]&amp;&quot; , &quot;&amp;&quot;&quot;&amp;[.K354]&amp;&quot; , &quot;&amp;&quot;&quot;&amp;[.L354]&amp;&quot; , &quot;&amp;&quot;&quot;&amp;[.M354]&amp;&quot; , &quot;&amp;&quot;&quot;&amp;[.N354]&amp;&quot; , &quot;&amp;&quot;&quot;&amp;[.O354]&amp;&quot; ); &quot;)">
            <text:p/>
          </table:table-cell>
          <table:table-cell table:formula="of:=IF(ISBLANK([.D354]);&quot;&quot;;&quot;INSERT INTO DIAMOND_CORE_LOOKUPS &quot;&amp;&quot;VALUES &quot;&amp;&quot;( &quot;&amp;&quot;'&quot;&amp;[.A354]&amp;&quot;' , &quot;&amp;&quot;'&quot;&amp;[.B354]&amp;&quot;' , &quot;&amp;&quot;'&quot;&amp;[.C354]&amp;&quot;' , &quot;&amp;&quot;'&quot;&amp;[.D354]&amp;&quot;' , &quot;&amp;&quot;&quot;&amp;[.E354]&amp;&quot; , &quot;&amp;&quot;&quot;&amp;[.F354]&amp;&quot; , &quot;&amp;&quot;&quot;&amp;[.G354]&amp;&quot; , &quot;&amp;&quot;&quot;&amp;[.H354]&amp;&quot; , &quot;&amp;&quot;&quot;&amp;[.I354]&amp;&quot; , &quot;&amp;&quot;&quot;&amp;[.J354]&amp;&quot; , &quot;&amp;&quot;&quot;&amp;[.K354]&amp;&quot; , &quot;&amp;&quot;&quot;&amp;[.L354]&amp;&quot; , &quot;&amp;&quot;&quot;&amp;[.M354]&amp;&quot; , &quot;&amp;&quot;&quot;&amp;[.N354]&amp;&quot; , &quot;&amp;&quot;&quot;&amp;[.O35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5]);&quot;&quot;;[.A354]+1)">
            <text:p/>
          </table:table-cell>
          <table:table-cell table:number-columns-repeated="3"/>
          <table:table-cell table:formula="of:=IF(ISBLANK([.C355]);&quot;&quot;;&quot;null&quot;)">
            <text:p/>
          </table:table-cell>
          <table:table-cell table:formula="of:=IF(ISBLANK([.C355]);&quot;&quot;;&quot;null&quot;)">
            <text:p/>
          </table:table-cell>
          <table:table-cell table:formula="of:=IF(ISBLANK([.C355]);&quot;&quot;;&quot;null&quot;)">
            <text:p/>
          </table:table-cell>
          <table:table-cell table:formula="of:=IF(ISBLANK([.C355]);&quot;&quot;;&quot;null&quot;)">
            <text:p/>
          </table:table-cell>
          <table:table-cell table:formula="of:=IF(ISBLANK([.C355]);&quot;&quot;;&quot;null&quot;)">
            <text:p/>
          </table:table-cell>
          <table:table-cell table:formula="of:=IF(ISBLANK([.C355]);&quot;&quot;;&quot;null&quot;)">
            <text:p/>
          </table:table-cell>
          <table:table-cell table:formula="of:=IF(ISBLANK([.D35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5]);&quot;&quot;;&quot;null&quot;)">
            <text:p/>
          </table:table-cell>
          <table:table-cell table:formula="of:=IF(ISBLANK([.C355]);&quot;&quot;;&quot;null&quot;)">
            <text:p/>
          </table:table-cell>
          <table:table-cell table:formula="of:=IF(ISBLANK([.D355]);&quot;&quot;;&quot;'ACTIVE_RS'&quot;)">
            <text:p/>
          </table:table-cell>
          <table:table-cell table:formula="of:=IF(ISBLANK([.D35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5]&amp;&quot;' , &quot;&amp;&quot;'&quot;&amp;[.B355]&amp;&quot;' , &quot;&amp;&quot;'&quot;&amp;[.C355]&amp;&quot;' , &quot;&amp;&quot;'&quot;&amp;[.D355]&amp;&quot;' , &quot;&amp;&quot;&quot;&amp;[.E355]&amp;&quot; , &quot;&amp;&quot;&quot;&amp;[.F355]&amp;&quot; , &quot;&amp;&quot;&quot;&amp;[.G355]&amp;&quot; , &quot;&amp;&quot;&quot;&amp;[.H355]&amp;&quot; , &quot;&amp;&quot;&quot;&amp;[.I355]&amp;&quot; , &quot;&amp;&quot;&quot;&amp;[.J355]&amp;&quot; , &quot;&amp;&quot;&quot;&amp;[.K355]&amp;&quot; , &quot;&amp;&quot;&quot;&amp;[.L355]&amp;&quot; , &quot;&amp;&quot;&quot;&amp;[.M355]&amp;&quot; , &quot;&amp;&quot;&quot;&amp;[.N355]&amp;&quot; , &quot;&amp;&quot;&quot;&amp;[.O355]&amp;&quot; ); &quot;)">
            <text:p/>
          </table:table-cell>
          <table:table-cell table:formula="of:=IF(ISBLANK([.D355]);&quot;&quot;;&quot;INSERT INTO DIAMOND_CORE_LOOKUPS &quot;&amp;&quot;VALUES &quot;&amp;&quot;( &quot;&amp;&quot;'&quot;&amp;[.A355]&amp;&quot;' , &quot;&amp;&quot;'&quot;&amp;[.B355]&amp;&quot;' , &quot;&amp;&quot;'&quot;&amp;[.C355]&amp;&quot;' , &quot;&amp;&quot;'&quot;&amp;[.D355]&amp;&quot;' , &quot;&amp;&quot;&quot;&amp;[.E355]&amp;&quot; , &quot;&amp;&quot;&quot;&amp;[.F355]&amp;&quot; , &quot;&amp;&quot;&quot;&amp;[.G355]&amp;&quot; , &quot;&amp;&quot;&quot;&amp;[.H355]&amp;&quot; , &quot;&amp;&quot;&quot;&amp;[.I355]&amp;&quot; , &quot;&amp;&quot;&quot;&amp;[.J355]&amp;&quot; , &quot;&amp;&quot;&quot;&amp;[.K355]&amp;&quot; , &quot;&amp;&quot;&quot;&amp;[.L355]&amp;&quot; , &quot;&amp;&quot;&quot;&amp;[.M355]&amp;&quot; , &quot;&amp;&quot;&quot;&amp;[.N355]&amp;&quot; , &quot;&amp;&quot;&quot;&amp;[.O35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6]);&quot;&quot;;[.A355]+1)">
            <text:p/>
          </table:table-cell>
          <table:table-cell table:number-columns-repeated="3"/>
          <table:table-cell table:formula="of:=IF(ISBLANK([.C356]);&quot;&quot;;&quot;null&quot;)">
            <text:p/>
          </table:table-cell>
          <table:table-cell table:formula="of:=IF(ISBLANK([.C356]);&quot;&quot;;&quot;null&quot;)">
            <text:p/>
          </table:table-cell>
          <table:table-cell table:formula="of:=IF(ISBLANK([.C356]);&quot;&quot;;&quot;null&quot;)">
            <text:p/>
          </table:table-cell>
          <table:table-cell table:formula="of:=IF(ISBLANK([.C356]);&quot;&quot;;&quot;null&quot;)">
            <text:p/>
          </table:table-cell>
          <table:table-cell table:formula="of:=IF(ISBLANK([.C356]);&quot;&quot;;&quot;null&quot;)">
            <text:p/>
          </table:table-cell>
          <table:table-cell table:formula="of:=IF(ISBLANK([.C356]);&quot;&quot;;&quot;null&quot;)">
            <text:p/>
          </table:table-cell>
          <table:table-cell table:formula="of:=IF(ISBLANK([.D35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6]);&quot;&quot;;&quot;null&quot;)">
            <text:p/>
          </table:table-cell>
          <table:table-cell table:formula="of:=IF(ISBLANK([.C356]);&quot;&quot;;&quot;null&quot;)">
            <text:p/>
          </table:table-cell>
          <table:table-cell table:formula="of:=IF(ISBLANK([.D356]);&quot;&quot;;&quot;'ACTIVE_RS'&quot;)">
            <text:p/>
          </table:table-cell>
          <table:table-cell table:formula="of:=IF(ISBLANK([.D35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6]&amp;&quot;' , &quot;&amp;&quot;'&quot;&amp;[.B356]&amp;&quot;' , &quot;&amp;&quot;'&quot;&amp;[.C356]&amp;&quot;' , &quot;&amp;&quot;'&quot;&amp;[.D356]&amp;&quot;' , &quot;&amp;&quot;&quot;&amp;[.E356]&amp;&quot; , &quot;&amp;&quot;&quot;&amp;[.F356]&amp;&quot; , &quot;&amp;&quot;&quot;&amp;[.G356]&amp;&quot; , &quot;&amp;&quot;&quot;&amp;[.H356]&amp;&quot; , &quot;&amp;&quot;&quot;&amp;[.I356]&amp;&quot; , &quot;&amp;&quot;&quot;&amp;[.J356]&amp;&quot; , &quot;&amp;&quot;&quot;&amp;[.K356]&amp;&quot; , &quot;&amp;&quot;&quot;&amp;[.L356]&amp;&quot; , &quot;&amp;&quot;&quot;&amp;[.M356]&amp;&quot; , &quot;&amp;&quot;&quot;&amp;[.N356]&amp;&quot; , &quot;&amp;&quot;&quot;&amp;[.O356]&amp;&quot; ); &quot;)">
            <text:p/>
          </table:table-cell>
          <table:table-cell table:formula="of:=IF(ISBLANK([.D356]);&quot;&quot;;&quot;INSERT INTO DIAMOND_CORE_LOOKUPS &quot;&amp;&quot;VALUES &quot;&amp;&quot;( &quot;&amp;&quot;'&quot;&amp;[.A356]&amp;&quot;' , &quot;&amp;&quot;'&quot;&amp;[.B356]&amp;&quot;' , &quot;&amp;&quot;'&quot;&amp;[.C356]&amp;&quot;' , &quot;&amp;&quot;'&quot;&amp;[.D356]&amp;&quot;' , &quot;&amp;&quot;&quot;&amp;[.E356]&amp;&quot; , &quot;&amp;&quot;&quot;&amp;[.F356]&amp;&quot; , &quot;&amp;&quot;&quot;&amp;[.G356]&amp;&quot; , &quot;&amp;&quot;&quot;&amp;[.H356]&amp;&quot; , &quot;&amp;&quot;&quot;&amp;[.I356]&amp;&quot; , &quot;&amp;&quot;&quot;&amp;[.J356]&amp;&quot; , &quot;&amp;&quot;&quot;&amp;[.K356]&amp;&quot; , &quot;&amp;&quot;&quot;&amp;[.L356]&amp;&quot; , &quot;&amp;&quot;&quot;&amp;[.M356]&amp;&quot; , &quot;&amp;&quot;&quot;&amp;[.N356]&amp;&quot; , &quot;&amp;&quot;&quot;&amp;[.O35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7]);&quot;&quot;;[.A356]+1)">
            <text:p/>
          </table:table-cell>
          <table:table-cell table:number-columns-repeated="3"/>
          <table:table-cell table:formula="of:=IF(ISBLANK([.C357]);&quot;&quot;;&quot;null&quot;)">
            <text:p/>
          </table:table-cell>
          <table:table-cell table:formula="of:=IF(ISBLANK([.C357]);&quot;&quot;;&quot;null&quot;)">
            <text:p/>
          </table:table-cell>
          <table:table-cell table:formula="of:=IF(ISBLANK([.C357]);&quot;&quot;;&quot;null&quot;)">
            <text:p/>
          </table:table-cell>
          <table:table-cell table:formula="of:=IF(ISBLANK([.C357]);&quot;&quot;;&quot;null&quot;)">
            <text:p/>
          </table:table-cell>
          <table:table-cell table:formula="of:=IF(ISBLANK([.C357]);&quot;&quot;;&quot;null&quot;)">
            <text:p/>
          </table:table-cell>
          <table:table-cell table:formula="of:=IF(ISBLANK([.C357]);&quot;&quot;;&quot;null&quot;)">
            <text:p/>
          </table:table-cell>
          <table:table-cell table:formula="of:=IF(ISBLANK([.D35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7]);&quot;&quot;;&quot;null&quot;)">
            <text:p/>
          </table:table-cell>
          <table:table-cell table:formula="of:=IF(ISBLANK([.C357]);&quot;&quot;;&quot;null&quot;)">
            <text:p/>
          </table:table-cell>
          <table:table-cell table:formula="of:=IF(ISBLANK([.D357]);&quot;&quot;;&quot;'ACTIVE_RS'&quot;)">
            <text:p/>
          </table:table-cell>
          <table:table-cell table:formula="of:=IF(ISBLANK([.D35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7]&amp;&quot;' , &quot;&amp;&quot;'&quot;&amp;[.B357]&amp;&quot;' , &quot;&amp;&quot;'&quot;&amp;[.C357]&amp;&quot;' , &quot;&amp;&quot;'&quot;&amp;[.D357]&amp;&quot;' , &quot;&amp;&quot;&quot;&amp;[.E357]&amp;&quot; , &quot;&amp;&quot;&quot;&amp;[.F357]&amp;&quot; , &quot;&amp;&quot;&quot;&amp;[.G357]&amp;&quot; , &quot;&amp;&quot;&quot;&amp;[.H357]&amp;&quot; , &quot;&amp;&quot;&quot;&amp;[.I357]&amp;&quot; , &quot;&amp;&quot;&quot;&amp;[.J357]&amp;&quot; , &quot;&amp;&quot;&quot;&amp;[.K357]&amp;&quot; , &quot;&amp;&quot;&quot;&amp;[.L357]&amp;&quot; , &quot;&amp;&quot;&quot;&amp;[.M357]&amp;&quot; , &quot;&amp;&quot;&quot;&amp;[.N357]&amp;&quot; , &quot;&amp;&quot;&quot;&amp;[.O357]&amp;&quot; ); &quot;)">
            <text:p/>
          </table:table-cell>
          <table:table-cell table:formula="of:=IF(ISBLANK([.D357]);&quot;&quot;;&quot;INSERT INTO DIAMOND_CORE_LOOKUPS &quot;&amp;&quot;VALUES &quot;&amp;&quot;( &quot;&amp;&quot;'&quot;&amp;[.A357]&amp;&quot;' , &quot;&amp;&quot;'&quot;&amp;[.B357]&amp;&quot;' , &quot;&amp;&quot;'&quot;&amp;[.C357]&amp;&quot;' , &quot;&amp;&quot;'&quot;&amp;[.D357]&amp;&quot;' , &quot;&amp;&quot;&quot;&amp;[.E357]&amp;&quot; , &quot;&amp;&quot;&quot;&amp;[.F357]&amp;&quot; , &quot;&amp;&quot;&quot;&amp;[.G357]&amp;&quot; , &quot;&amp;&quot;&quot;&amp;[.H357]&amp;&quot; , &quot;&amp;&quot;&quot;&amp;[.I357]&amp;&quot; , &quot;&amp;&quot;&quot;&amp;[.J357]&amp;&quot; , &quot;&amp;&quot;&quot;&amp;[.K357]&amp;&quot; , &quot;&amp;&quot;&quot;&amp;[.L357]&amp;&quot; , &quot;&amp;&quot;&quot;&amp;[.M357]&amp;&quot; , &quot;&amp;&quot;&quot;&amp;[.N357]&amp;&quot; , &quot;&amp;&quot;&quot;&amp;[.O35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8]);&quot;&quot;;[.A357]+1)">
            <text:p/>
          </table:table-cell>
          <table:table-cell table:number-columns-repeated="3"/>
          <table:table-cell table:formula="of:=IF(ISBLANK([.C358]);&quot;&quot;;&quot;null&quot;)">
            <text:p/>
          </table:table-cell>
          <table:table-cell table:formula="of:=IF(ISBLANK([.C358]);&quot;&quot;;&quot;null&quot;)">
            <text:p/>
          </table:table-cell>
          <table:table-cell table:formula="of:=IF(ISBLANK([.C358]);&quot;&quot;;&quot;null&quot;)">
            <text:p/>
          </table:table-cell>
          <table:table-cell table:formula="of:=IF(ISBLANK([.C358]);&quot;&quot;;&quot;null&quot;)">
            <text:p/>
          </table:table-cell>
          <table:table-cell table:formula="of:=IF(ISBLANK([.C358]);&quot;&quot;;&quot;null&quot;)">
            <text:p/>
          </table:table-cell>
          <table:table-cell table:formula="of:=IF(ISBLANK([.C358]);&quot;&quot;;&quot;null&quot;)">
            <text:p/>
          </table:table-cell>
          <table:table-cell table:formula="of:=IF(ISBLANK([.D35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8]);&quot;&quot;;&quot;null&quot;)">
            <text:p/>
          </table:table-cell>
          <table:table-cell table:formula="of:=IF(ISBLANK([.C358]);&quot;&quot;;&quot;null&quot;)">
            <text:p/>
          </table:table-cell>
          <table:table-cell table:formula="of:=IF(ISBLANK([.D358]);&quot;&quot;;&quot;'ACTIVE_RS'&quot;)">
            <text:p/>
          </table:table-cell>
          <table:table-cell table:formula="of:=IF(ISBLANK([.D35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8]&amp;&quot;' , &quot;&amp;&quot;'&quot;&amp;[.B358]&amp;&quot;' , &quot;&amp;&quot;'&quot;&amp;[.C358]&amp;&quot;' , &quot;&amp;&quot;'&quot;&amp;[.D358]&amp;&quot;' , &quot;&amp;&quot;&quot;&amp;[.E358]&amp;&quot; , &quot;&amp;&quot;&quot;&amp;[.F358]&amp;&quot; , &quot;&amp;&quot;&quot;&amp;[.G358]&amp;&quot; , &quot;&amp;&quot;&quot;&amp;[.H358]&amp;&quot; , &quot;&amp;&quot;&quot;&amp;[.I358]&amp;&quot; , &quot;&amp;&quot;&quot;&amp;[.J358]&amp;&quot; , &quot;&amp;&quot;&quot;&amp;[.K358]&amp;&quot; , &quot;&amp;&quot;&quot;&amp;[.L358]&amp;&quot; , &quot;&amp;&quot;&quot;&amp;[.M358]&amp;&quot; , &quot;&amp;&quot;&quot;&amp;[.N358]&amp;&quot; , &quot;&amp;&quot;&quot;&amp;[.O358]&amp;&quot; ); &quot;)">
            <text:p/>
          </table:table-cell>
          <table:table-cell table:formula="of:=IF(ISBLANK([.D358]);&quot;&quot;;&quot;INSERT INTO DIAMOND_CORE_LOOKUPS &quot;&amp;&quot;VALUES &quot;&amp;&quot;( &quot;&amp;&quot;'&quot;&amp;[.A358]&amp;&quot;' , &quot;&amp;&quot;'&quot;&amp;[.B358]&amp;&quot;' , &quot;&amp;&quot;'&quot;&amp;[.C358]&amp;&quot;' , &quot;&amp;&quot;'&quot;&amp;[.D358]&amp;&quot;' , &quot;&amp;&quot;&quot;&amp;[.E358]&amp;&quot; , &quot;&amp;&quot;&quot;&amp;[.F358]&amp;&quot; , &quot;&amp;&quot;&quot;&amp;[.G358]&amp;&quot; , &quot;&amp;&quot;&quot;&amp;[.H358]&amp;&quot; , &quot;&amp;&quot;&quot;&amp;[.I358]&amp;&quot; , &quot;&amp;&quot;&quot;&amp;[.J358]&amp;&quot; , &quot;&amp;&quot;&quot;&amp;[.K358]&amp;&quot; , &quot;&amp;&quot;&quot;&amp;[.L358]&amp;&quot; , &quot;&amp;&quot;&quot;&amp;[.M358]&amp;&quot; , &quot;&amp;&quot;&quot;&amp;[.N358]&amp;&quot; , &quot;&amp;&quot;&quot;&amp;[.O35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59]);&quot;&quot;;[.A358]+1)">
            <text:p/>
          </table:table-cell>
          <table:table-cell table:number-columns-repeated="3"/>
          <table:table-cell table:formula="of:=IF(ISBLANK([.C359]);&quot;&quot;;&quot;null&quot;)">
            <text:p/>
          </table:table-cell>
          <table:table-cell table:formula="of:=IF(ISBLANK([.C359]);&quot;&quot;;&quot;null&quot;)">
            <text:p/>
          </table:table-cell>
          <table:table-cell table:formula="of:=IF(ISBLANK([.C359]);&quot;&quot;;&quot;null&quot;)">
            <text:p/>
          </table:table-cell>
          <table:table-cell table:formula="of:=IF(ISBLANK([.C359]);&quot;&quot;;&quot;null&quot;)">
            <text:p/>
          </table:table-cell>
          <table:table-cell table:formula="of:=IF(ISBLANK([.C359]);&quot;&quot;;&quot;null&quot;)">
            <text:p/>
          </table:table-cell>
          <table:table-cell table:formula="of:=IF(ISBLANK([.C359]);&quot;&quot;;&quot;null&quot;)">
            <text:p/>
          </table:table-cell>
          <table:table-cell table:formula="of:=IF(ISBLANK([.D35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59]);&quot;&quot;;&quot;null&quot;)">
            <text:p/>
          </table:table-cell>
          <table:table-cell table:formula="of:=IF(ISBLANK([.C359]);&quot;&quot;;&quot;null&quot;)">
            <text:p/>
          </table:table-cell>
          <table:table-cell table:formula="of:=IF(ISBLANK([.D359]);&quot;&quot;;&quot;'ACTIVE_RS'&quot;)">
            <text:p/>
          </table:table-cell>
          <table:table-cell table:formula="of:=IF(ISBLANK([.D35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59]&amp;&quot;' , &quot;&amp;&quot;'&quot;&amp;[.B359]&amp;&quot;' , &quot;&amp;&quot;'&quot;&amp;[.C359]&amp;&quot;' , &quot;&amp;&quot;'&quot;&amp;[.D359]&amp;&quot;' , &quot;&amp;&quot;&quot;&amp;[.E359]&amp;&quot; , &quot;&amp;&quot;&quot;&amp;[.F359]&amp;&quot; , &quot;&amp;&quot;&quot;&amp;[.G359]&amp;&quot; , &quot;&amp;&quot;&quot;&amp;[.H359]&amp;&quot; , &quot;&amp;&quot;&quot;&amp;[.I359]&amp;&quot; , &quot;&amp;&quot;&quot;&amp;[.J359]&amp;&quot; , &quot;&amp;&quot;&quot;&amp;[.K359]&amp;&quot; , &quot;&amp;&quot;&quot;&amp;[.L359]&amp;&quot; , &quot;&amp;&quot;&quot;&amp;[.M359]&amp;&quot; , &quot;&amp;&quot;&quot;&amp;[.N359]&amp;&quot; , &quot;&amp;&quot;&quot;&amp;[.O359]&amp;&quot; ); &quot;)">
            <text:p/>
          </table:table-cell>
          <table:table-cell table:formula="of:=IF(ISBLANK([.D359]);&quot;&quot;;&quot;INSERT INTO DIAMOND_CORE_LOOKUPS &quot;&amp;&quot;VALUES &quot;&amp;&quot;( &quot;&amp;&quot;'&quot;&amp;[.A359]&amp;&quot;' , &quot;&amp;&quot;'&quot;&amp;[.B359]&amp;&quot;' , &quot;&amp;&quot;'&quot;&amp;[.C359]&amp;&quot;' , &quot;&amp;&quot;'&quot;&amp;[.D359]&amp;&quot;' , &quot;&amp;&quot;&quot;&amp;[.E359]&amp;&quot; , &quot;&amp;&quot;&quot;&amp;[.F359]&amp;&quot; , &quot;&amp;&quot;&quot;&amp;[.G359]&amp;&quot; , &quot;&amp;&quot;&quot;&amp;[.H359]&amp;&quot; , &quot;&amp;&quot;&quot;&amp;[.I359]&amp;&quot; , &quot;&amp;&quot;&quot;&amp;[.J359]&amp;&quot; , &quot;&amp;&quot;&quot;&amp;[.K359]&amp;&quot; , &quot;&amp;&quot;&quot;&amp;[.L359]&amp;&quot; , &quot;&amp;&quot;&quot;&amp;[.M359]&amp;&quot; , &quot;&amp;&quot;&quot;&amp;[.N359]&amp;&quot; , &quot;&amp;&quot;&quot;&amp;[.O35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0]);&quot;&quot;;[.A359]+1)">
            <text:p/>
          </table:table-cell>
          <table:table-cell table:number-columns-repeated="3"/>
          <table:table-cell table:formula="of:=IF(ISBLANK([.C360]);&quot;&quot;;&quot;null&quot;)">
            <text:p/>
          </table:table-cell>
          <table:table-cell table:formula="of:=IF(ISBLANK([.C360]);&quot;&quot;;&quot;null&quot;)">
            <text:p/>
          </table:table-cell>
          <table:table-cell table:formula="of:=IF(ISBLANK([.C360]);&quot;&quot;;&quot;null&quot;)">
            <text:p/>
          </table:table-cell>
          <table:table-cell table:formula="of:=IF(ISBLANK([.C360]);&quot;&quot;;&quot;null&quot;)">
            <text:p/>
          </table:table-cell>
          <table:table-cell table:formula="of:=IF(ISBLANK([.C360]);&quot;&quot;;&quot;null&quot;)">
            <text:p/>
          </table:table-cell>
          <table:table-cell table:formula="of:=IF(ISBLANK([.C360]);&quot;&quot;;&quot;null&quot;)">
            <text:p/>
          </table:table-cell>
          <table:table-cell table:formula="of:=IF(ISBLANK([.D36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0]);&quot;&quot;;&quot;null&quot;)">
            <text:p/>
          </table:table-cell>
          <table:table-cell table:formula="of:=IF(ISBLANK([.C360]);&quot;&quot;;&quot;null&quot;)">
            <text:p/>
          </table:table-cell>
          <table:table-cell table:formula="of:=IF(ISBLANK([.D360]);&quot;&quot;;&quot;'ACTIVE_RS'&quot;)">
            <text:p/>
          </table:table-cell>
          <table:table-cell table:formula="of:=IF(ISBLANK([.D36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0]&amp;&quot;' , &quot;&amp;&quot;'&quot;&amp;[.B360]&amp;&quot;' , &quot;&amp;&quot;'&quot;&amp;[.C360]&amp;&quot;' , &quot;&amp;&quot;'&quot;&amp;[.D360]&amp;&quot;' , &quot;&amp;&quot;&quot;&amp;[.E360]&amp;&quot; , &quot;&amp;&quot;&quot;&amp;[.F360]&amp;&quot; , &quot;&amp;&quot;&quot;&amp;[.G360]&amp;&quot; , &quot;&amp;&quot;&quot;&amp;[.H360]&amp;&quot; , &quot;&amp;&quot;&quot;&amp;[.I360]&amp;&quot; , &quot;&amp;&quot;&quot;&amp;[.J360]&amp;&quot; , &quot;&amp;&quot;&quot;&amp;[.K360]&amp;&quot; , &quot;&amp;&quot;&quot;&amp;[.L360]&amp;&quot; , &quot;&amp;&quot;&quot;&amp;[.M360]&amp;&quot; , &quot;&amp;&quot;&quot;&amp;[.N360]&amp;&quot; , &quot;&amp;&quot;&quot;&amp;[.O360]&amp;&quot; ); &quot;)">
            <text:p/>
          </table:table-cell>
          <table:table-cell table:formula="of:=IF(ISBLANK([.D360]);&quot;&quot;;&quot;INSERT INTO DIAMOND_CORE_LOOKUPS &quot;&amp;&quot;VALUES &quot;&amp;&quot;( &quot;&amp;&quot;'&quot;&amp;[.A360]&amp;&quot;' , &quot;&amp;&quot;'&quot;&amp;[.B360]&amp;&quot;' , &quot;&amp;&quot;'&quot;&amp;[.C360]&amp;&quot;' , &quot;&amp;&quot;'&quot;&amp;[.D360]&amp;&quot;' , &quot;&amp;&quot;&quot;&amp;[.E360]&amp;&quot; , &quot;&amp;&quot;&quot;&amp;[.F360]&amp;&quot; , &quot;&amp;&quot;&quot;&amp;[.G360]&amp;&quot; , &quot;&amp;&quot;&quot;&amp;[.H360]&amp;&quot; , &quot;&amp;&quot;&quot;&amp;[.I360]&amp;&quot; , &quot;&amp;&quot;&quot;&amp;[.J360]&amp;&quot; , &quot;&amp;&quot;&quot;&amp;[.K360]&amp;&quot; , &quot;&amp;&quot;&quot;&amp;[.L360]&amp;&quot; , &quot;&amp;&quot;&quot;&amp;[.M360]&amp;&quot; , &quot;&amp;&quot;&quot;&amp;[.N360]&amp;&quot; , &quot;&amp;&quot;&quot;&amp;[.O36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1]);&quot;&quot;;[.A360]+1)">
            <text:p/>
          </table:table-cell>
          <table:table-cell table:number-columns-repeated="3"/>
          <table:table-cell table:formula="of:=IF(ISBLANK([.C361]);&quot;&quot;;&quot;null&quot;)">
            <text:p/>
          </table:table-cell>
          <table:table-cell table:formula="of:=IF(ISBLANK([.C361]);&quot;&quot;;&quot;null&quot;)">
            <text:p/>
          </table:table-cell>
          <table:table-cell table:formula="of:=IF(ISBLANK([.C361]);&quot;&quot;;&quot;null&quot;)">
            <text:p/>
          </table:table-cell>
          <table:table-cell table:formula="of:=IF(ISBLANK([.C361]);&quot;&quot;;&quot;null&quot;)">
            <text:p/>
          </table:table-cell>
          <table:table-cell table:formula="of:=IF(ISBLANK([.C361]);&quot;&quot;;&quot;null&quot;)">
            <text:p/>
          </table:table-cell>
          <table:table-cell table:formula="of:=IF(ISBLANK([.C361]);&quot;&quot;;&quot;null&quot;)">
            <text:p/>
          </table:table-cell>
          <table:table-cell table:formula="of:=IF(ISBLANK([.D36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1]);&quot;&quot;;&quot;null&quot;)">
            <text:p/>
          </table:table-cell>
          <table:table-cell table:formula="of:=IF(ISBLANK([.C361]);&quot;&quot;;&quot;null&quot;)">
            <text:p/>
          </table:table-cell>
          <table:table-cell table:formula="of:=IF(ISBLANK([.D361]);&quot;&quot;;&quot;'ACTIVE_RS'&quot;)">
            <text:p/>
          </table:table-cell>
          <table:table-cell table:formula="of:=IF(ISBLANK([.D36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1]&amp;&quot;' , &quot;&amp;&quot;'&quot;&amp;[.B361]&amp;&quot;' , &quot;&amp;&quot;'&quot;&amp;[.C361]&amp;&quot;' , &quot;&amp;&quot;'&quot;&amp;[.D361]&amp;&quot;' , &quot;&amp;&quot;&quot;&amp;[.E361]&amp;&quot; , &quot;&amp;&quot;&quot;&amp;[.F361]&amp;&quot; , &quot;&amp;&quot;&quot;&amp;[.G361]&amp;&quot; , &quot;&amp;&quot;&quot;&amp;[.H361]&amp;&quot; , &quot;&amp;&quot;&quot;&amp;[.I361]&amp;&quot; , &quot;&amp;&quot;&quot;&amp;[.J361]&amp;&quot; , &quot;&amp;&quot;&quot;&amp;[.K361]&amp;&quot; , &quot;&amp;&quot;&quot;&amp;[.L361]&amp;&quot; , &quot;&amp;&quot;&quot;&amp;[.M361]&amp;&quot; , &quot;&amp;&quot;&quot;&amp;[.N361]&amp;&quot; , &quot;&amp;&quot;&quot;&amp;[.O361]&amp;&quot; ); &quot;)">
            <text:p/>
          </table:table-cell>
          <table:table-cell table:formula="of:=IF(ISBLANK([.D361]);&quot;&quot;;&quot;INSERT INTO DIAMOND_CORE_LOOKUPS &quot;&amp;&quot;VALUES &quot;&amp;&quot;( &quot;&amp;&quot;'&quot;&amp;[.A361]&amp;&quot;' , &quot;&amp;&quot;'&quot;&amp;[.B361]&amp;&quot;' , &quot;&amp;&quot;'&quot;&amp;[.C361]&amp;&quot;' , &quot;&amp;&quot;'&quot;&amp;[.D361]&amp;&quot;' , &quot;&amp;&quot;&quot;&amp;[.E361]&amp;&quot; , &quot;&amp;&quot;&quot;&amp;[.F361]&amp;&quot; , &quot;&amp;&quot;&quot;&amp;[.G361]&amp;&quot; , &quot;&amp;&quot;&quot;&amp;[.H361]&amp;&quot; , &quot;&amp;&quot;&quot;&amp;[.I361]&amp;&quot; , &quot;&amp;&quot;&quot;&amp;[.J361]&amp;&quot; , &quot;&amp;&quot;&quot;&amp;[.K361]&amp;&quot; , &quot;&amp;&quot;&quot;&amp;[.L361]&amp;&quot; , &quot;&amp;&quot;&quot;&amp;[.M361]&amp;&quot; , &quot;&amp;&quot;&quot;&amp;[.N361]&amp;&quot; , &quot;&amp;&quot;&quot;&amp;[.O36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2]);&quot;&quot;;[.A361]+1)">
            <text:p/>
          </table:table-cell>
          <table:table-cell table:number-columns-repeated="3"/>
          <table:table-cell table:formula="of:=IF(ISBLANK([.C362]);&quot;&quot;;&quot;null&quot;)">
            <text:p/>
          </table:table-cell>
          <table:table-cell table:formula="of:=IF(ISBLANK([.C362]);&quot;&quot;;&quot;null&quot;)">
            <text:p/>
          </table:table-cell>
          <table:table-cell table:formula="of:=IF(ISBLANK([.C362]);&quot;&quot;;&quot;null&quot;)">
            <text:p/>
          </table:table-cell>
          <table:table-cell table:formula="of:=IF(ISBLANK([.C362]);&quot;&quot;;&quot;null&quot;)">
            <text:p/>
          </table:table-cell>
          <table:table-cell table:formula="of:=IF(ISBLANK([.C362]);&quot;&quot;;&quot;null&quot;)">
            <text:p/>
          </table:table-cell>
          <table:table-cell table:formula="of:=IF(ISBLANK([.C362]);&quot;&quot;;&quot;null&quot;)">
            <text:p/>
          </table:table-cell>
          <table:table-cell table:formula="of:=IF(ISBLANK([.D36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2]);&quot;&quot;;&quot;null&quot;)">
            <text:p/>
          </table:table-cell>
          <table:table-cell table:formula="of:=IF(ISBLANK([.C362]);&quot;&quot;;&quot;null&quot;)">
            <text:p/>
          </table:table-cell>
          <table:table-cell table:formula="of:=IF(ISBLANK([.D362]);&quot;&quot;;&quot;'ACTIVE_RS'&quot;)">
            <text:p/>
          </table:table-cell>
          <table:table-cell table:formula="of:=IF(ISBLANK([.D36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2]&amp;&quot;' , &quot;&amp;&quot;'&quot;&amp;[.B362]&amp;&quot;' , &quot;&amp;&quot;'&quot;&amp;[.C362]&amp;&quot;' , &quot;&amp;&quot;'&quot;&amp;[.D362]&amp;&quot;' , &quot;&amp;&quot;&quot;&amp;[.E362]&amp;&quot; , &quot;&amp;&quot;&quot;&amp;[.F362]&amp;&quot; , &quot;&amp;&quot;&quot;&amp;[.G362]&amp;&quot; , &quot;&amp;&quot;&quot;&amp;[.H362]&amp;&quot; , &quot;&amp;&quot;&quot;&amp;[.I362]&amp;&quot; , &quot;&amp;&quot;&quot;&amp;[.J362]&amp;&quot; , &quot;&amp;&quot;&quot;&amp;[.K362]&amp;&quot; , &quot;&amp;&quot;&quot;&amp;[.L362]&amp;&quot; , &quot;&amp;&quot;&quot;&amp;[.M362]&amp;&quot; , &quot;&amp;&quot;&quot;&amp;[.N362]&amp;&quot; , &quot;&amp;&quot;&quot;&amp;[.O362]&amp;&quot; ); &quot;)">
            <text:p/>
          </table:table-cell>
          <table:table-cell table:formula="of:=IF(ISBLANK([.D362]);&quot;&quot;;&quot;INSERT INTO DIAMOND_CORE_LOOKUPS &quot;&amp;&quot;VALUES &quot;&amp;&quot;( &quot;&amp;&quot;'&quot;&amp;[.A362]&amp;&quot;' , &quot;&amp;&quot;'&quot;&amp;[.B362]&amp;&quot;' , &quot;&amp;&quot;'&quot;&amp;[.C362]&amp;&quot;' , &quot;&amp;&quot;'&quot;&amp;[.D362]&amp;&quot;' , &quot;&amp;&quot;&quot;&amp;[.E362]&amp;&quot; , &quot;&amp;&quot;&quot;&amp;[.F362]&amp;&quot; , &quot;&amp;&quot;&quot;&amp;[.G362]&amp;&quot; , &quot;&amp;&quot;&quot;&amp;[.H362]&amp;&quot; , &quot;&amp;&quot;&quot;&amp;[.I362]&amp;&quot; , &quot;&amp;&quot;&quot;&amp;[.J362]&amp;&quot; , &quot;&amp;&quot;&quot;&amp;[.K362]&amp;&quot; , &quot;&amp;&quot;&quot;&amp;[.L362]&amp;&quot; , &quot;&amp;&quot;&quot;&amp;[.M362]&amp;&quot; , &quot;&amp;&quot;&quot;&amp;[.N362]&amp;&quot; , &quot;&amp;&quot;&quot;&amp;[.O36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3]);&quot;&quot;;[.A362]+1)">
            <text:p/>
          </table:table-cell>
          <table:table-cell table:number-columns-repeated="3"/>
          <table:table-cell table:formula="of:=IF(ISBLANK([.C363]);&quot;&quot;;&quot;null&quot;)">
            <text:p/>
          </table:table-cell>
          <table:table-cell table:formula="of:=IF(ISBLANK([.C363]);&quot;&quot;;&quot;null&quot;)">
            <text:p/>
          </table:table-cell>
          <table:table-cell table:formula="of:=IF(ISBLANK([.C363]);&quot;&quot;;&quot;null&quot;)">
            <text:p/>
          </table:table-cell>
          <table:table-cell table:formula="of:=IF(ISBLANK([.C363]);&quot;&quot;;&quot;null&quot;)">
            <text:p/>
          </table:table-cell>
          <table:table-cell table:formula="of:=IF(ISBLANK([.C363]);&quot;&quot;;&quot;null&quot;)">
            <text:p/>
          </table:table-cell>
          <table:table-cell table:formula="of:=IF(ISBLANK([.C363]);&quot;&quot;;&quot;null&quot;)">
            <text:p/>
          </table:table-cell>
          <table:table-cell table:formula="of:=IF(ISBLANK([.D36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3]);&quot;&quot;;&quot;null&quot;)">
            <text:p/>
          </table:table-cell>
          <table:table-cell table:formula="of:=IF(ISBLANK([.C363]);&quot;&quot;;&quot;null&quot;)">
            <text:p/>
          </table:table-cell>
          <table:table-cell table:formula="of:=IF(ISBLANK([.D363]);&quot;&quot;;&quot;'ACTIVE_RS'&quot;)">
            <text:p/>
          </table:table-cell>
          <table:table-cell table:formula="of:=IF(ISBLANK([.D36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3]&amp;&quot;' , &quot;&amp;&quot;'&quot;&amp;[.B363]&amp;&quot;' , &quot;&amp;&quot;'&quot;&amp;[.C363]&amp;&quot;' , &quot;&amp;&quot;'&quot;&amp;[.D363]&amp;&quot;' , &quot;&amp;&quot;&quot;&amp;[.E363]&amp;&quot; , &quot;&amp;&quot;&quot;&amp;[.F363]&amp;&quot; , &quot;&amp;&quot;&quot;&amp;[.G363]&amp;&quot; , &quot;&amp;&quot;&quot;&amp;[.H363]&amp;&quot; , &quot;&amp;&quot;&quot;&amp;[.I363]&amp;&quot; , &quot;&amp;&quot;&quot;&amp;[.J363]&amp;&quot; , &quot;&amp;&quot;&quot;&amp;[.K363]&amp;&quot; , &quot;&amp;&quot;&quot;&amp;[.L363]&amp;&quot; , &quot;&amp;&quot;&quot;&amp;[.M363]&amp;&quot; , &quot;&amp;&quot;&quot;&amp;[.N363]&amp;&quot; , &quot;&amp;&quot;&quot;&amp;[.O363]&amp;&quot; ); &quot;)">
            <text:p/>
          </table:table-cell>
          <table:table-cell table:formula="of:=IF(ISBLANK([.D363]);&quot;&quot;;&quot;INSERT INTO DIAMOND_CORE_LOOKUPS &quot;&amp;&quot;VALUES &quot;&amp;&quot;( &quot;&amp;&quot;'&quot;&amp;[.A363]&amp;&quot;' , &quot;&amp;&quot;'&quot;&amp;[.B363]&amp;&quot;' , &quot;&amp;&quot;'&quot;&amp;[.C363]&amp;&quot;' , &quot;&amp;&quot;'&quot;&amp;[.D363]&amp;&quot;' , &quot;&amp;&quot;&quot;&amp;[.E363]&amp;&quot; , &quot;&amp;&quot;&quot;&amp;[.F363]&amp;&quot; , &quot;&amp;&quot;&quot;&amp;[.G363]&amp;&quot; , &quot;&amp;&quot;&quot;&amp;[.H363]&amp;&quot; , &quot;&amp;&quot;&quot;&amp;[.I363]&amp;&quot; , &quot;&amp;&quot;&quot;&amp;[.J363]&amp;&quot; , &quot;&amp;&quot;&quot;&amp;[.K363]&amp;&quot; , &quot;&amp;&quot;&quot;&amp;[.L363]&amp;&quot; , &quot;&amp;&quot;&quot;&amp;[.M363]&amp;&quot; , &quot;&amp;&quot;&quot;&amp;[.N363]&amp;&quot; , &quot;&amp;&quot;&quot;&amp;[.O36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4]);&quot;&quot;;[.A363]+1)">
            <text:p/>
          </table:table-cell>
          <table:table-cell table:number-columns-repeated="3"/>
          <table:table-cell table:formula="of:=IF(ISBLANK([.C364]);&quot;&quot;;&quot;null&quot;)">
            <text:p/>
          </table:table-cell>
          <table:table-cell table:formula="of:=IF(ISBLANK([.C364]);&quot;&quot;;&quot;null&quot;)">
            <text:p/>
          </table:table-cell>
          <table:table-cell table:formula="of:=IF(ISBLANK([.C364]);&quot;&quot;;&quot;null&quot;)">
            <text:p/>
          </table:table-cell>
          <table:table-cell table:formula="of:=IF(ISBLANK([.C364]);&quot;&quot;;&quot;null&quot;)">
            <text:p/>
          </table:table-cell>
          <table:table-cell table:formula="of:=IF(ISBLANK([.C364]);&quot;&quot;;&quot;null&quot;)">
            <text:p/>
          </table:table-cell>
          <table:table-cell table:formula="of:=IF(ISBLANK([.C364]);&quot;&quot;;&quot;null&quot;)">
            <text:p/>
          </table:table-cell>
          <table:table-cell table:formula="of:=IF(ISBLANK([.D36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4]);&quot;&quot;;&quot;null&quot;)">
            <text:p/>
          </table:table-cell>
          <table:table-cell table:formula="of:=IF(ISBLANK([.C364]);&quot;&quot;;&quot;null&quot;)">
            <text:p/>
          </table:table-cell>
          <table:table-cell table:formula="of:=IF(ISBLANK([.D364]);&quot;&quot;;&quot;'ACTIVE_RS'&quot;)">
            <text:p/>
          </table:table-cell>
          <table:table-cell table:formula="of:=IF(ISBLANK([.D36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4]&amp;&quot;' , &quot;&amp;&quot;'&quot;&amp;[.B364]&amp;&quot;' , &quot;&amp;&quot;'&quot;&amp;[.C364]&amp;&quot;' , &quot;&amp;&quot;'&quot;&amp;[.D364]&amp;&quot;' , &quot;&amp;&quot;&quot;&amp;[.E364]&amp;&quot; , &quot;&amp;&quot;&quot;&amp;[.F364]&amp;&quot; , &quot;&amp;&quot;&quot;&amp;[.G364]&amp;&quot; , &quot;&amp;&quot;&quot;&amp;[.H364]&amp;&quot; , &quot;&amp;&quot;&quot;&amp;[.I364]&amp;&quot; , &quot;&amp;&quot;&quot;&amp;[.J364]&amp;&quot; , &quot;&amp;&quot;&quot;&amp;[.K364]&amp;&quot; , &quot;&amp;&quot;&quot;&amp;[.L364]&amp;&quot; , &quot;&amp;&quot;&quot;&amp;[.M364]&amp;&quot; , &quot;&amp;&quot;&quot;&amp;[.N364]&amp;&quot; , &quot;&amp;&quot;&quot;&amp;[.O364]&amp;&quot; ); &quot;)">
            <text:p/>
          </table:table-cell>
          <table:table-cell table:formula="of:=IF(ISBLANK([.D364]);&quot;&quot;;&quot;INSERT INTO DIAMOND_CORE_LOOKUPS &quot;&amp;&quot;VALUES &quot;&amp;&quot;( &quot;&amp;&quot;'&quot;&amp;[.A364]&amp;&quot;' , &quot;&amp;&quot;'&quot;&amp;[.B364]&amp;&quot;' , &quot;&amp;&quot;'&quot;&amp;[.C364]&amp;&quot;' , &quot;&amp;&quot;'&quot;&amp;[.D364]&amp;&quot;' , &quot;&amp;&quot;&quot;&amp;[.E364]&amp;&quot; , &quot;&amp;&quot;&quot;&amp;[.F364]&amp;&quot; , &quot;&amp;&quot;&quot;&amp;[.G364]&amp;&quot; , &quot;&amp;&quot;&quot;&amp;[.H364]&amp;&quot; , &quot;&amp;&quot;&quot;&amp;[.I364]&amp;&quot; , &quot;&amp;&quot;&quot;&amp;[.J364]&amp;&quot; , &quot;&amp;&quot;&quot;&amp;[.K364]&amp;&quot; , &quot;&amp;&quot;&quot;&amp;[.L364]&amp;&quot; , &quot;&amp;&quot;&quot;&amp;[.M364]&amp;&quot; , &quot;&amp;&quot;&quot;&amp;[.N364]&amp;&quot; , &quot;&amp;&quot;&quot;&amp;[.O36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5]);&quot;&quot;;[.A364]+1)">
            <text:p/>
          </table:table-cell>
          <table:table-cell table:number-columns-repeated="3"/>
          <table:table-cell table:formula="of:=IF(ISBLANK([.C365]);&quot;&quot;;&quot;null&quot;)">
            <text:p/>
          </table:table-cell>
          <table:table-cell table:formula="of:=IF(ISBLANK([.C365]);&quot;&quot;;&quot;null&quot;)">
            <text:p/>
          </table:table-cell>
          <table:table-cell table:formula="of:=IF(ISBLANK([.C365]);&quot;&quot;;&quot;null&quot;)">
            <text:p/>
          </table:table-cell>
          <table:table-cell table:formula="of:=IF(ISBLANK([.C365]);&quot;&quot;;&quot;null&quot;)">
            <text:p/>
          </table:table-cell>
          <table:table-cell table:formula="of:=IF(ISBLANK([.C365]);&quot;&quot;;&quot;null&quot;)">
            <text:p/>
          </table:table-cell>
          <table:table-cell table:formula="of:=IF(ISBLANK([.C365]);&quot;&quot;;&quot;null&quot;)">
            <text:p/>
          </table:table-cell>
          <table:table-cell table:formula="of:=IF(ISBLANK([.D36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5]);&quot;&quot;;&quot;null&quot;)">
            <text:p/>
          </table:table-cell>
          <table:table-cell table:formula="of:=IF(ISBLANK([.C365]);&quot;&quot;;&quot;null&quot;)">
            <text:p/>
          </table:table-cell>
          <table:table-cell table:formula="of:=IF(ISBLANK([.D365]);&quot;&quot;;&quot;'ACTIVE_RS'&quot;)">
            <text:p/>
          </table:table-cell>
          <table:table-cell table:formula="of:=IF(ISBLANK([.D36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5]&amp;&quot;' , &quot;&amp;&quot;'&quot;&amp;[.B365]&amp;&quot;' , &quot;&amp;&quot;'&quot;&amp;[.C365]&amp;&quot;' , &quot;&amp;&quot;'&quot;&amp;[.D365]&amp;&quot;' , &quot;&amp;&quot;&quot;&amp;[.E365]&amp;&quot; , &quot;&amp;&quot;&quot;&amp;[.F365]&amp;&quot; , &quot;&amp;&quot;&quot;&amp;[.G365]&amp;&quot; , &quot;&amp;&quot;&quot;&amp;[.H365]&amp;&quot; , &quot;&amp;&quot;&quot;&amp;[.I365]&amp;&quot; , &quot;&amp;&quot;&quot;&amp;[.J365]&amp;&quot; , &quot;&amp;&quot;&quot;&amp;[.K365]&amp;&quot; , &quot;&amp;&quot;&quot;&amp;[.L365]&amp;&quot; , &quot;&amp;&quot;&quot;&amp;[.M365]&amp;&quot; , &quot;&amp;&quot;&quot;&amp;[.N365]&amp;&quot; , &quot;&amp;&quot;&quot;&amp;[.O365]&amp;&quot; ); &quot;)">
            <text:p/>
          </table:table-cell>
          <table:table-cell table:formula="of:=IF(ISBLANK([.D365]);&quot;&quot;;&quot;INSERT INTO DIAMOND_CORE_LOOKUPS &quot;&amp;&quot;VALUES &quot;&amp;&quot;( &quot;&amp;&quot;'&quot;&amp;[.A365]&amp;&quot;' , &quot;&amp;&quot;'&quot;&amp;[.B365]&amp;&quot;' , &quot;&amp;&quot;'&quot;&amp;[.C365]&amp;&quot;' , &quot;&amp;&quot;'&quot;&amp;[.D365]&amp;&quot;' , &quot;&amp;&quot;&quot;&amp;[.E365]&amp;&quot; , &quot;&amp;&quot;&quot;&amp;[.F365]&amp;&quot; , &quot;&amp;&quot;&quot;&amp;[.G365]&amp;&quot; , &quot;&amp;&quot;&quot;&amp;[.H365]&amp;&quot; , &quot;&amp;&quot;&quot;&amp;[.I365]&amp;&quot; , &quot;&amp;&quot;&quot;&amp;[.J365]&amp;&quot; , &quot;&amp;&quot;&quot;&amp;[.K365]&amp;&quot; , &quot;&amp;&quot;&quot;&amp;[.L365]&amp;&quot; , &quot;&amp;&quot;&quot;&amp;[.M365]&amp;&quot; , &quot;&amp;&quot;&quot;&amp;[.N365]&amp;&quot; , &quot;&amp;&quot;&quot;&amp;[.O36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6]);&quot;&quot;;[.A365]+1)">
            <text:p/>
          </table:table-cell>
          <table:table-cell table:number-columns-repeated="3"/>
          <table:table-cell table:formula="of:=IF(ISBLANK([.C366]);&quot;&quot;;&quot;null&quot;)">
            <text:p/>
          </table:table-cell>
          <table:table-cell table:formula="of:=IF(ISBLANK([.C366]);&quot;&quot;;&quot;null&quot;)">
            <text:p/>
          </table:table-cell>
          <table:table-cell table:formula="of:=IF(ISBLANK([.C366]);&quot;&quot;;&quot;null&quot;)">
            <text:p/>
          </table:table-cell>
          <table:table-cell table:formula="of:=IF(ISBLANK([.C366]);&quot;&quot;;&quot;null&quot;)">
            <text:p/>
          </table:table-cell>
          <table:table-cell table:formula="of:=IF(ISBLANK([.C366]);&quot;&quot;;&quot;null&quot;)">
            <text:p/>
          </table:table-cell>
          <table:table-cell table:formula="of:=IF(ISBLANK([.C366]);&quot;&quot;;&quot;null&quot;)">
            <text:p/>
          </table:table-cell>
          <table:table-cell table:formula="of:=IF(ISBLANK([.D36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6]);&quot;&quot;;&quot;null&quot;)">
            <text:p/>
          </table:table-cell>
          <table:table-cell table:formula="of:=IF(ISBLANK([.C366]);&quot;&quot;;&quot;null&quot;)">
            <text:p/>
          </table:table-cell>
          <table:table-cell table:formula="of:=IF(ISBLANK([.D366]);&quot;&quot;;&quot;'ACTIVE_RS'&quot;)">
            <text:p/>
          </table:table-cell>
          <table:table-cell table:formula="of:=IF(ISBLANK([.D36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6]&amp;&quot;' , &quot;&amp;&quot;'&quot;&amp;[.B366]&amp;&quot;' , &quot;&amp;&quot;'&quot;&amp;[.C366]&amp;&quot;' , &quot;&amp;&quot;'&quot;&amp;[.D366]&amp;&quot;' , &quot;&amp;&quot;&quot;&amp;[.E366]&amp;&quot; , &quot;&amp;&quot;&quot;&amp;[.F366]&amp;&quot; , &quot;&amp;&quot;&quot;&amp;[.G366]&amp;&quot; , &quot;&amp;&quot;&quot;&amp;[.H366]&amp;&quot; , &quot;&amp;&quot;&quot;&amp;[.I366]&amp;&quot; , &quot;&amp;&quot;&quot;&amp;[.J366]&amp;&quot; , &quot;&amp;&quot;&quot;&amp;[.K366]&amp;&quot; , &quot;&amp;&quot;&quot;&amp;[.L366]&amp;&quot; , &quot;&amp;&quot;&quot;&amp;[.M366]&amp;&quot; , &quot;&amp;&quot;&quot;&amp;[.N366]&amp;&quot; , &quot;&amp;&quot;&quot;&amp;[.O366]&amp;&quot; ); &quot;)">
            <text:p/>
          </table:table-cell>
          <table:table-cell table:formula="of:=IF(ISBLANK([.D366]);&quot;&quot;;&quot;INSERT INTO DIAMOND_CORE_LOOKUPS &quot;&amp;&quot;VALUES &quot;&amp;&quot;( &quot;&amp;&quot;'&quot;&amp;[.A366]&amp;&quot;' , &quot;&amp;&quot;'&quot;&amp;[.B366]&amp;&quot;' , &quot;&amp;&quot;'&quot;&amp;[.C366]&amp;&quot;' , &quot;&amp;&quot;'&quot;&amp;[.D366]&amp;&quot;' , &quot;&amp;&quot;&quot;&amp;[.E366]&amp;&quot; , &quot;&amp;&quot;&quot;&amp;[.F366]&amp;&quot; , &quot;&amp;&quot;&quot;&amp;[.G366]&amp;&quot; , &quot;&amp;&quot;&quot;&amp;[.H366]&amp;&quot; , &quot;&amp;&quot;&quot;&amp;[.I366]&amp;&quot; , &quot;&amp;&quot;&quot;&amp;[.J366]&amp;&quot; , &quot;&amp;&quot;&quot;&amp;[.K366]&amp;&quot; , &quot;&amp;&quot;&quot;&amp;[.L366]&amp;&quot; , &quot;&amp;&quot;&quot;&amp;[.M366]&amp;&quot; , &quot;&amp;&quot;&quot;&amp;[.N366]&amp;&quot; , &quot;&amp;&quot;&quot;&amp;[.O36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7]);&quot;&quot;;[.A366]+1)">
            <text:p/>
          </table:table-cell>
          <table:table-cell table:number-columns-repeated="3"/>
          <table:table-cell table:formula="of:=IF(ISBLANK([.C367]);&quot;&quot;;&quot;null&quot;)">
            <text:p/>
          </table:table-cell>
          <table:table-cell table:formula="of:=IF(ISBLANK([.C367]);&quot;&quot;;&quot;null&quot;)">
            <text:p/>
          </table:table-cell>
          <table:table-cell table:formula="of:=IF(ISBLANK([.C367]);&quot;&quot;;&quot;null&quot;)">
            <text:p/>
          </table:table-cell>
          <table:table-cell table:formula="of:=IF(ISBLANK([.C367]);&quot;&quot;;&quot;null&quot;)">
            <text:p/>
          </table:table-cell>
          <table:table-cell table:formula="of:=IF(ISBLANK([.C367]);&quot;&quot;;&quot;null&quot;)">
            <text:p/>
          </table:table-cell>
          <table:table-cell table:formula="of:=IF(ISBLANK([.C367]);&quot;&quot;;&quot;null&quot;)">
            <text:p/>
          </table:table-cell>
          <table:table-cell table:formula="of:=IF(ISBLANK([.D36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7]);&quot;&quot;;&quot;null&quot;)">
            <text:p/>
          </table:table-cell>
          <table:table-cell table:formula="of:=IF(ISBLANK([.C367]);&quot;&quot;;&quot;null&quot;)">
            <text:p/>
          </table:table-cell>
          <table:table-cell table:formula="of:=IF(ISBLANK([.D367]);&quot;&quot;;&quot;'ACTIVE_RS'&quot;)">
            <text:p/>
          </table:table-cell>
          <table:table-cell table:formula="of:=IF(ISBLANK([.D36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7]&amp;&quot;' , &quot;&amp;&quot;'&quot;&amp;[.B367]&amp;&quot;' , &quot;&amp;&quot;'&quot;&amp;[.C367]&amp;&quot;' , &quot;&amp;&quot;'&quot;&amp;[.D367]&amp;&quot;' , &quot;&amp;&quot;&quot;&amp;[.E367]&amp;&quot; , &quot;&amp;&quot;&quot;&amp;[.F367]&amp;&quot; , &quot;&amp;&quot;&quot;&amp;[.G367]&amp;&quot; , &quot;&amp;&quot;&quot;&amp;[.H367]&amp;&quot; , &quot;&amp;&quot;&quot;&amp;[.I367]&amp;&quot; , &quot;&amp;&quot;&quot;&amp;[.J367]&amp;&quot; , &quot;&amp;&quot;&quot;&amp;[.K367]&amp;&quot; , &quot;&amp;&quot;&quot;&amp;[.L367]&amp;&quot; , &quot;&amp;&quot;&quot;&amp;[.M367]&amp;&quot; , &quot;&amp;&quot;&quot;&amp;[.N367]&amp;&quot; , &quot;&amp;&quot;&quot;&amp;[.O367]&amp;&quot; ); &quot;)">
            <text:p/>
          </table:table-cell>
          <table:table-cell table:formula="of:=IF(ISBLANK([.D367]);&quot;&quot;;&quot;INSERT INTO DIAMOND_CORE_LOOKUPS &quot;&amp;&quot;VALUES &quot;&amp;&quot;( &quot;&amp;&quot;'&quot;&amp;[.A367]&amp;&quot;' , &quot;&amp;&quot;'&quot;&amp;[.B367]&amp;&quot;' , &quot;&amp;&quot;'&quot;&amp;[.C367]&amp;&quot;' , &quot;&amp;&quot;'&quot;&amp;[.D367]&amp;&quot;' , &quot;&amp;&quot;&quot;&amp;[.E367]&amp;&quot; , &quot;&amp;&quot;&quot;&amp;[.F367]&amp;&quot; , &quot;&amp;&quot;&quot;&amp;[.G367]&amp;&quot; , &quot;&amp;&quot;&quot;&amp;[.H367]&amp;&quot; , &quot;&amp;&quot;&quot;&amp;[.I367]&amp;&quot; , &quot;&amp;&quot;&quot;&amp;[.J367]&amp;&quot; , &quot;&amp;&quot;&quot;&amp;[.K367]&amp;&quot; , &quot;&amp;&quot;&quot;&amp;[.L367]&amp;&quot; , &quot;&amp;&quot;&quot;&amp;[.M367]&amp;&quot; , &quot;&amp;&quot;&quot;&amp;[.N367]&amp;&quot; , &quot;&amp;&quot;&quot;&amp;[.O36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8]);&quot;&quot;;[.A367]+1)">
            <text:p/>
          </table:table-cell>
          <table:table-cell table:number-columns-repeated="3"/>
          <table:table-cell table:formula="of:=IF(ISBLANK([.C368]);&quot;&quot;;&quot;null&quot;)">
            <text:p/>
          </table:table-cell>
          <table:table-cell table:formula="of:=IF(ISBLANK([.C368]);&quot;&quot;;&quot;null&quot;)">
            <text:p/>
          </table:table-cell>
          <table:table-cell table:formula="of:=IF(ISBLANK([.C368]);&quot;&quot;;&quot;null&quot;)">
            <text:p/>
          </table:table-cell>
          <table:table-cell table:formula="of:=IF(ISBLANK([.C368]);&quot;&quot;;&quot;null&quot;)">
            <text:p/>
          </table:table-cell>
          <table:table-cell table:formula="of:=IF(ISBLANK([.C368]);&quot;&quot;;&quot;null&quot;)">
            <text:p/>
          </table:table-cell>
          <table:table-cell table:formula="of:=IF(ISBLANK([.C368]);&quot;&quot;;&quot;null&quot;)">
            <text:p/>
          </table:table-cell>
          <table:table-cell table:formula="of:=IF(ISBLANK([.D36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8]);&quot;&quot;;&quot;null&quot;)">
            <text:p/>
          </table:table-cell>
          <table:table-cell table:formula="of:=IF(ISBLANK([.C368]);&quot;&quot;;&quot;null&quot;)">
            <text:p/>
          </table:table-cell>
          <table:table-cell table:formula="of:=IF(ISBLANK([.D368]);&quot;&quot;;&quot;'ACTIVE_RS'&quot;)">
            <text:p/>
          </table:table-cell>
          <table:table-cell table:formula="of:=IF(ISBLANK([.D36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8]&amp;&quot;' , &quot;&amp;&quot;'&quot;&amp;[.B368]&amp;&quot;' , &quot;&amp;&quot;'&quot;&amp;[.C368]&amp;&quot;' , &quot;&amp;&quot;'&quot;&amp;[.D368]&amp;&quot;' , &quot;&amp;&quot;&quot;&amp;[.E368]&amp;&quot; , &quot;&amp;&quot;&quot;&amp;[.F368]&amp;&quot; , &quot;&amp;&quot;&quot;&amp;[.G368]&amp;&quot; , &quot;&amp;&quot;&quot;&amp;[.H368]&amp;&quot; , &quot;&amp;&quot;&quot;&amp;[.I368]&amp;&quot; , &quot;&amp;&quot;&quot;&amp;[.J368]&amp;&quot; , &quot;&amp;&quot;&quot;&amp;[.K368]&amp;&quot; , &quot;&amp;&quot;&quot;&amp;[.L368]&amp;&quot; , &quot;&amp;&quot;&quot;&amp;[.M368]&amp;&quot; , &quot;&amp;&quot;&quot;&amp;[.N368]&amp;&quot; , &quot;&amp;&quot;&quot;&amp;[.O368]&amp;&quot; ); &quot;)">
            <text:p/>
          </table:table-cell>
          <table:table-cell table:formula="of:=IF(ISBLANK([.D368]);&quot;&quot;;&quot;INSERT INTO DIAMOND_CORE_LOOKUPS &quot;&amp;&quot;VALUES &quot;&amp;&quot;( &quot;&amp;&quot;'&quot;&amp;[.A368]&amp;&quot;' , &quot;&amp;&quot;'&quot;&amp;[.B368]&amp;&quot;' , &quot;&amp;&quot;'&quot;&amp;[.C368]&amp;&quot;' , &quot;&amp;&quot;'&quot;&amp;[.D368]&amp;&quot;' , &quot;&amp;&quot;&quot;&amp;[.E368]&amp;&quot; , &quot;&amp;&quot;&quot;&amp;[.F368]&amp;&quot; , &quot;&amp;&quot;&quot;&amp;[.G368]&amp;&quot; , &quot;&amp;&quot;&quot;&amp;[.H368]&amp;&quot; , &quot;&amp;&quot;&quot;&amp;[.I368]&amp;&quot; , &quot;&amp;&quot;&quot;&amp;[.J368]&amp;&quot; , &quot;&amp;&quot;&quot;&amp;[.K368]&amp;&quot; , &quot;&amp;&quot;&quot;&amp;[.L368]&amp;&quot; , &quot;&amp;&quot;&quot;&amp;[.M368]&amp;&quot; , &quot;&amp;&quot;&quot;&amp;[.N368]&amp;&quot; , &quot;&amp;&quot;&quot;&amp;[.O36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69]);&quot;&quot;;[.A368]+1)">
            <text:p/>
          </table:table-cell>
          <table:table-cell table:number-columns-repeated="3"/>
          <table:table-cell table:formula="of:=IF(ISBLANK([.C369]);&quot;&quot;;&quot;null&quot;)">
            <text:p/>
          </table:table-cell>
          <table:table-cell table:formula="of:=IF(ISBLANK([.C369]);&quot;&quot;;&quot;null&quot;)">
            <text:p/>
          </table:table-cell>
          <table:table-cell table:formula="of:=IF(ISBLANK([.C369]);&quot;&quot;;&quot;null&quot;)">
            <text:p/>
          </table:table-cell>
          <table:table-cell table:formula="of:=IF(ISBLANK([.C369]);&quot;&quot;;&quot;null&quot;)">
            <text:p/>
          </table:table-cell>
          <table:table-cell table:formula="of:=IF(ISBLANK([.C369]);&quot;&quot;;&quot;null&quot;)">
            <text:p/>
          </table:table-cell>
          <table:table-cell table:formula="of:=IF(ISBLANK([.C369]);&quot;&quot;;&quot;null&quot;)">
            <text:p/>
          </table:table-cell>
          <table:table-cell table:formula="of:=IF(ISBLANK([.D36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69]);&quot;&quot;;&quot;null&quot;)">
            <text:p/>
          </table:table-cell>
          <table:table-cell table:formula="of:=IF(ISBLANK([.C369]);&quot;&quot;;&quot;null&quot;)">
            <text:p/>
          </table:table-cell>
          <table:table-cell table:formula="of:=IF(ISBLANK([.D369]);&quot;&quot;;&quot;'ACTIVE_RS'&quot;)">
            <text:p/>
          </table:table-cell>
          <table:table-cell table:formula="of:=IF(ISBLANK([.D36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69]&amp;&quot;' , &quot;&amp;&quot;'&quot;&amp;[.B369]&amp;&quot;' , &quot;&amp;&quot;'&quot;&amp;[.C369]&amp;&quot;' , &quot;&amp;&quot;'&quot;&amp;[.D369]&amp;&quot;' , &quot;&amp;&quot;&quot;&amp;[.E369]&amp;&quot; , &quot;&amp;&quot;&quot;&amp;[.F369]&amp;&quot; , &quot;&amp;&quot;&quot;&amp;[.G369]&amp;&quot; , &quot;&amp;&quot;&quot;&amp;[.H369]&amp;&quot; , &quot;&amp;&quot;&quot;&amp;[.I369]&amp;&quot; , &quot;&amp;&quot;&quot;&amp;[.J369]&amp;&quot; , &quot;&amp;&quot;&quot;&amp;[.K369]&amp;&quot; , &quot;&amp;&quot;&quot;&amp;[.L369]&amp;&quot; , &quot;&amp;&quot;&quot;&amp;[.M369]&amp;&quot; , &quot;&amp;&quot;&quot;&amp;[.N369]&amp;&quot; , &quot;&amp;&quot;&quot;&amp;[.O369]&amp;&quot; ); &quot;)">
            <text:p/>
          </table:table-cell>
          <table:table-cell table:formula="of:=IF(ISBLANK([.D369]);&quot;&quot;;&quot;INSERT INTO DIAMOND_CORE_LOOKUPS &quot;&amp;&quot;VALUES &quot;&amp;&quot;( &quot;&amp;&quot;'&quot;&amp;[.A369]&amp;&quot;' , &quot;&amp;&quot;'&quot;&amp;[.B369]&amp;&quot;' , &quot;&amp;&quot;'&quot;&amp;[.C369]&amp;&quot;' , &quot;&amp;&quot;'&quot;&amp;[.D369]&amp;&quot;' , &quot;&amp;&quot;&quot;&amp;[.E369]&amp;&quot; , &quot;&amp;&quot;&quot;&amp;[.F369]&amp;&quot; , &quot;&amp;&quot;&quot;&amp;[.G369]&amp;&quot; , &quot;&amp;&quot;&quot;&amp;[.H369]&amp;&quot; , &quot;&amp;&quot;&quot;&amp;[.I369]&amp;&quot; , &quot;&amp;&quot;&quot;&amp;[.J369]&amp;&quot; , &quot;&amp;&quot;&quot;&amp;[.K369]&amp;&quot; , &quot;&amp;&quot;&quot;&amp;[.L369]&amp;&quot; , &quot;&amp;&quot;&quot;&amp;[.M369]&amp;&quot; , &quot;&amp;&quot;&quot;&amp;[.N369]&amp;&quot; , &quot;&amp;&quot;&quot;&amp;[.O36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0]);&quot;&quot;;[.A369]+1)">
            <text:p/>
          </table:table-cell>
          <table:table-cell table:number-columns-repeated="3"/>
          <table:table-cell table:formula="of:=IF(ISBLANK([.C370]);&quot;&quot;;&quot;null&quot;)">
            <text:p/>
          </table:table-cell>
          <table:table-cell table:formula="of:=IF(ISBLANK([.C370]);&quot;&quot;;&quot;null&quot;)">
            <text:p/>
          </table:table-cell>
          <table:table-cell table:formula="of:=IF(ISBLANK([.C370]);&quot;&quot;;&quot;null&quot;)">
            <text:p/>
          </table:table-cell>
          <table:table-cell table:formula="of:=IF(ISBLANK([.C370]);&quot;&quot;;&quot;null&quot;)">
            <text:p/>
          </table:table-cell>
          <table:table-cell table:formula="of:=IF(ISBLANK([.C370]);&quot;&quot;;&quot;null&quot;)">
            <text:p/>
          </table:table-cell>
          <table:table-cell table:formula="of:=IF(ISBLANK([.C370]);&quot;&quot;;&quot;null&quot;)">
            <text:p/>
          </table:table-cell>
          <table:table-cell table:formula="of:=IF(ISBLANK([.D37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0]);&quot;&quot;;&quot;null&quot;)">
            <text:p/>
          </table:table-cell>
          <table:table-cell table:formula="of:=IF(ISBLANK([.C370]);&quot;&quot;;&quot;null&quot;)">
            <text:p/>
          </table:table-cell>
          <table:table-cell table:formula="of:=IF(ISBLANK([.D370]);&quot;&quot;;&quot;'ACTIVE_RS'&quot;)">
            <text:p/>
          </table:table-cell>
          <table:table-cell table:formula="of:=IF(ISBLANK([.D37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0]&amp;&quot;' , &quot;&amp;&quot;'&quot;&amp;[.B370]&amp;&quot;' , &quot;&amp;&quot;'&quot;&amp;[.C370]&amp;&quot;' , &quot;&amp;&quot;'&quot;&amp;[.D370]&amp;&quot;' , &quot;&amp;&quot;&quot;&amp;[.E370]&amp;&quot; , &quot;&amp;&quot;&quot;&amp;[.F370]&amp;&quot; , &quot;&amp;&quot;&quot;&amp;[.G370]&amp;&quot; , &quot;&amp;&quot;&quot;&amp;[.H370]&amp;&quot; , &quot;&amp;&quot;&quot;&amp;[.I370]&amp;&quot; , &quot;&amp;&quot;&quot;&amp;[.J370]&amp;&quot; , &quot;&amp;&quot;&quot;&amp;[.K370]&amp;&quot; , &quot;&amp;&quot;&quot;&amp;[.L370]&amp;&quot; , &quot;&amp;&quot;&quot;&amp;[.M370]&amp;&quot; , &quot;&amp;&quot;&quot;&amp;[.N370]&amp;&quot; , &quot;&amp;&quot;&quot;&amp;[.O370]&amp;&quot; ); &quot;)">
            <text:p/>
          </table:table-cell>
          <table:table-cell table:formula="of:=IF(ISBLANK([.D370]);&quot;&quot;;&quot;INSERT INTO DIAMOND_CORE_LOOKUPS &quot;&amp;&quot;VALUES &quot;&amp;&quot;( &quot;&amp;&quot;'&quot;&amp;[.A370]&amp;&quot;' , &quot;&amp;&quot;'&quot;&amp;[.B370]&amp;&quot;' , &quot;&amp;&quot;'&quot;&amp;[.C370]&amp;&quot;' , &quot;&amp;&quot;'&quot;&amp;[.D370]&amp;&quot;' , &quot;&amp;&quot;&quot;&amp;[.E370]&amp;&quot; , &quot;&amp;&quot;&quot;&amp;[.F370]&amp;&quot; , &quot;&amp;&quot;&quot;&amp;[.G370]&amp;&quot; , &quot;&amp;&quot;&quot;&amp;[.H370]&amp;&quot; , &quot;&amp;&quot;&quot;&amp;[.I370]&amp;&quot; , &quot;&amp;&quot;&quot;&amp;[.J370]&amp;&quot; , &quot;&amp;&quot;&quot;&amp;[.K370]&amp;&quot; , &quot;&amp;&quot;&quot;&amp;[.L370]&amp;&quot; , &quot;&amp;&quot;&quot;&amp;[.M370]&amp;&quot; , &quot;&amp;&quot;&quot;&amp;[.N370]&amp;&quot; , &quot;&amp;&quot;&quot;&amp;[.O37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1]);&quot;&quot;;[.A370]+1)">
            <text:p/>
          </table:table-cell>
          <table:table-cell table:number-columns-repeated="3"/>
          <table:table-cell table:formula="of:=IF(ISBLANK([.C371]);&quot;&quot;;&quot;null&quot;)">
            <text:p/>
          </table:table-cell>
          <table:table-cell table:formula="of:=IF(ISBLANK([.C371]);&quot;&quot;;&quot;null&quot;)">
            <text:p/>
          </table:table-cell>
          <table:table-cell table:formula="of:=IF(ISBLANK([.C371]);&quot;&quot;;&quot;null&quot;)">
            <text:p/>
          </table:table-cell>
          <table:table-cell table:formula="of:=IF(ISBLANK([.C371]);&quot;&quot;;&quot;null&quot;)">
            <text:p/>
          </table:table-cell>
          <table:table-cell table:formula="of:=IF(ISBLANK([.C371]);&quot;&quot;;&quot;null&quot;)">
            <text:p/>
          </table:table-cell>
          <table:table-cell table:formula="of:=IF(ISBLANK([.C371]);&quot;&quot;;&quot;null&quot;)">
            <text:p/>
          </table:table-cell>
          <table:table-cell table:formula="of:=IF(ISBLANK([.D37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1]);&quot;&quot;;&quot;null&quot;)">
            <text:p/>
          </table:table-cell>
          <table:table-cell table:formula="of:=IF(ISBLANK([.C371]);&quot;&quot;;&quot;null&quot;)">
            <text:p/>
          </table:table-cell>
          <table:table-cell table:formula="of:=IF(ISBLANK([.D371]);&quot;&quot;;&quot;'ACTIVE_RS'&quot;)">
            <text:p/>
          </table:table-cell>
          <table:table-cell table:formula="of:=IF(ISBLANK([.D37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1]&amp;&quot;' , &quot;&amp;&quot;'&quot;&amp;[.B371]&amp;&quot;' , &quot;&amp;&quot;'&quot;&amp;[.C371]&amp;&quot;' , &quot;&amp;&quot;'&quot;&amp;[.D371]&amp;&quot;' , &quot;&amp;&quot;&quot;&amp;[.E371]&amp;&quot; , &quot;&amp;&quot;&quot;&amp;[.F371]&amp;&quot; , &quot;&amp;&quot;&quot;&amp;[.G371]&amp;&quot; , &quot;&amp;&quot;&quot;&amp;[.H371]&amp;&quot; , &quot;&amp;&quot;&quot;&amp;[.I371]&amp;&quot; , &quot;&amp;&quot;&quot;&amp;[.J371]&amp;&quot; , &quot;&amp;&quot;&quot;&amp;[.K371]&amp;&quot; , &quot;&amp;&quot;&quot;&amp;[.L371]&amp;&quot; , &quot;&amp;&quot;&quot;&amp;[.M371]&amp;&quot; , &quot;&amp;&quot;&quot;&amp;[.N371]&amp;&quot; , &quot;&amp;&quot;&quot;&amp;[.O371]&amp;&quot; ); &quot;)">
            <text:p/>
          </table:table-cell>
          <table:table-cell table:formula="of:=IF(ISBLANK([.D371]);&quot;&quot;;&quot;INSERT INTO DIAMOND_CORE_LOOKUPS &quot;&amp;&quot;VALUES &quot;&amp;&quot;( &quot;&amp;&quot;'&quot;&amp;[.A371]&amp;&quot;' , &quot;&amp;&quot;'&quot;&amp;[.B371]&amp;&quot;' , &quot;&amp;&quot;'&quot;&amp;[.C371]&amp;&quot;' , &quot;&amp;&quot;'&quot;&amp;[.D371]&amp;&quot;' , &quot;&amp;&quot;&quot;&amp;[.E371]&amp;&quot; , &quot;&amp;&quot;&quot;&amp;[.F371]&amp;&quot; , &quot;&amp;&quot;&quot;&amp;[.G371]&amp;&quot; , &quot;&amp;&quot;&quot;&amp;[.H371]&amp;&quot; , &quot;&amp;&quot;&quot;&amp;[.I371]&amp;&quot; , &quot;&amp;&quot;&quot;&amp;[.J371]&amp;&quot; , &quot;&amp;&quot;&quot;&amp;[.K371]&amp;&quot; , &quot;&amp;&quot;&quot;&amp;[.L371]&amp;&quot; , &quot;&amp;&quot;&quot;&amp;[.M371]&amp;&quot; , &quot;&amp;&quot;&quot;&amp;[.N371]&amp;&quot; , &quot;&amp;&quot;&quot;&amp;[.O37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2]);&quot;&quot;;[.A371]+1)">
            <text:p/>
          </table:table-cell>
          <table:table-cell table:number-columns-repeated="3"/>
          <table:table-cell table:formula="of:=IF(ISBLANK([.C372]);&quot;&quot;;&quot;null&quot;)">
            <text:p/>
          </table:table-cell>
          <table:table-cell table:formula="of:=IF(ISBLANK([.C372]);&quot;&quot;;&quot;null&quot;)">
            <text:p/>
          </table:table-cell>
          <table:table-cell table:formula="of:=IF(ISBLANK([.C372]);&quot;&quot;;&quot;null&quot;)">
            <text:p/>
          </table:table-cell>
          <table:table-cell table:formula="of:=IF(ISBLANK([.C372]);&quot;&quot;;&quot;null&quot;)">
            <text:p/>
          </table:table-cell>
          <table:table-cell table:formula="of:=IF(ISBLANK([.C372]);&quot;&quot;;&quot;null&quot;)">
            <text:p/>
          </table:table-cell>
          <table:table-cell table:formula="of:=IF(ISBLANK([.C372]);&quot;&quot;;&quot;null&quot;)">
            <text:p/>
          </table:table-cell>
          <table:table-cell table:formula="of:=IF(ISBLANK([.D37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2]);&quot;&quot;;&quot;null&quot;)">
            <text:p/>
          </table:table-cell>
          <table:table-cell table:formula="of:=IF(ISBLANK([.C372]);&quot;&quot;;&quot;null&quot;)">
            <text:p/>
          </table:table-cell>
          <table:table-cell table:formula="of:=IF(ISBLANK([.D372]);&quot;&quot;;&quot;'ACTIVE_RS'&quot;)">
            <text:p/>
          </table:table-cell>
          <table:table-cell table:formula="of:=IF(ISBLANK([.D37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2]&amp;&quot;' , &quot;&amp;&quot;'&quot;&amp;[.B372]&amp;&quot;' , &quot;&amp;&quot;'&quot;&amp;[.C372]&amp;&quot;' , &quot;&amp;&quot;'&quot;&amp;[.D372]&amp;&quot;' , &quot;&amp;&quot;&quot;&amp;[.E372]&amp;&quot; , &quot;&amp;&quot;&quot;&amp;[.F372]&amp;&quot; , &quot;&amp;&quot;&quot;&amp;[.G372]&amp;&quot; , &quot;&amp;&quot;&quot;&amp;[.H372]&amp;&quot; , &quot;&amp;&quot;&quot;&amp;[.I372]&amp;&quot; , &quot;&amp;&quot;&quot;&amp;[.J372]&amp;&quot; , &quot;&amp;&quot;&quot;&amp;[.K372]&amp;&quot; , &quot;&amp;&quot;&quot;&amp;[.L372]&amp;&quot; , &quot;&amp;&quot;&quot;&amp;[.M372]&amp;&quot; , &quot;&amp;&quot;&quot;&amp;[.N372]&amp;&quot; , &quot;&amp;&quot;&quot;&amp;[.O372]&amp;&quot; ); &quot;)">
            <text:p/>
          </table:table-cell>
          <table:table-cell table:formula="of:=IF(ISBLANK([.D372]);&quot;&quot;;&quot;INSERT INTO DIAMOND_CORE_LOOKUPS &quot;&amp;&quot;VALUES &quot;&amp;&quot;( &quot;&amp;&quot;'&quot;&amp;[.A372]&amp;&quot;' , &quot;&amp;&quot;'&quot;&amp;[.B372]&amp;&quot;' , &quot;&amp;&quot;'&quot;&amp;[.C372]&amp;&quot;' , &quot;&amp;&quot;'&quot;&amp;[.D372]&amp;&quot;' , &quot;&amp;&quot;&quot;&amp;[.E372]&amp;&quot; , &quot;&amp;&quot;&quot;&amp;[.F372]&amp;&quot; , &quot;&amp;&quot;&quot;&amp;[.G372]&amp;&quot; , &quot;&amp;&quot;&quot;&amp;[.H372]&amp;&quot; , &quot;&amp;&quot;&quot;&amp;[.I372]&amp;&quot; , &quot;&amp;&quot;&quot;&amp;[.J372]&amp;&quot; , &quot;&amp;&quot;&quot;&amp;[.K372]&amp;&quot; , &quot;&amp;&quot;&quot;&amp;[.L372]&amp;&quot; , &quot;&amp;&quot;&quot;&amp;[.M372]&amp;&quot; , &quot;&amp;&quot;&quot;&amp;[.N372]&amp;&quot; , &quot;&amp;&quot;&quot;&amp;[.O37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3]);&quot;&quot;;[.A372]+1)">
            <text:p/>
          </table:table-cell>
          <table:table-cell table:number-columns-repeated="3"/>
          <table:table-cell table:formula="of:=IF(ISBLANK([.C373]);&quot;&quot;;&quot;null&quot;)">
            <text:p/>
          </table:table-cell>
          <table:table-cell table:formula="of:=IF(ISBLANK([.C373]);&quot;&quot;;&quot;null&quot;)">
            <text:p/>
          </table:table-cell>
          <table:table-cell table:formula="of:=IF(ISBLANK([.C373]);&quot;&quot;;&quot;null&quot;)">
            <text:p/>
          </table:table-cell>
          <table:table-cell table:formula="of:=IF(ISBLANK([.C373]);&quot;&quot;;&quot;null&quot;)">
            <text:p/>
          </table:table-cell>
          <table:table-cell table:formula="of:=IF(ISBLANK([.C373]);&quot;&quot;;&quot;null&quot;)">
            <text:p/>
          </table:table-cell>
          <table:table-cell table:formula="of:=IF(ISBLANK([.C373]);&quot;&quot;;&quot;null&quot;)">
            <text:p/>
          </table:table-cell>
          <table:table-cell table:formula="of:=IF(ISBLANK([.D37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3]);&quot;&quot;;&quot;null&quot;)">
            <text:p/>
          </table:table-cell>
          <table:table-cell table:formula="of:=IF(ISBLANK([.C373]);&quot;&quot;;&quot;null&quot;)">
            <text:p/>
          </table:table-cell>
          <table:table-cell table:formula="of:=IF(ISBLANK([.D373]);&quot;&quot;;&quot;'ACTIVE_RS'&quot;)">
            <text:p/>
          </table:table-cell>
          <table:table-cell table:formula="of:=IF(ISBLANK([.D37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3]&amp;&quot;' , &quot;&amp;&quot;'&quot;&amp;[.B373]&amp;&quot;' , &quot;&amp;&quot;'&quot;&amp;[.C373]&amp;&quot;' , &quot;&amp;&quot;'&quot;&amp;[.D373]&amp;&quot;' , &quot;&amp;&quot;&quot;&amp;[.E373]&amp;&quot; , &quot;&amp;&quot;&quot;&amp;[.F373]&amp;&quot; , &quot;&amp;&quot;&quot;&amp;[.G373]&amp;&quot; , &quot;&amp;&quot;&quot;&amp;[.H373]&amp;&quot; , &quot;&amp;&quot;&quot;&amp;[.I373]&amp;&quot; , &quot;&amp;&quot;&quot;&amp;[.J373]&amp;&quot; , &quot;&amp;&quot;&quot;&amp;[.K373]&amp;&quot; , &quot;&amp;&quot;&quot;&amp;[.L373]&amp;&quot; , &quot;&amp;&quot;&quot;&amp;[.M373]&amp;&quot; , &quot;&amp;&quot;&quot;&amp;[.N373]&amp;&quot; , &quot;&amp;&quot;&quot;&amp;[.O373]&amp;&quot; ); &quot;)">
            <text:p/>
          </table:table-cell>
          <table:table-cell table:formula="of:=IF(ISBLANK([.D373]);&quot;&quot;;&quot;INSERT INTO DIAMOND_CORE_LOOKUPS &quot;&amp;&quot;VALUES &quot;&amp;&quot;( &quot;&amp;&quot;'&quot;&amp;[.A373]&amp;&quot;' , &quot;&amp;&quot;'&quot;&amp;[.B373]&amp;&quot;' , &quot;&amp;&quot;'&quot;&amp;[.C373]&amp;&quot;' , &quot;&amp;&quot;'&quot;&amp;[.D373]&amp;&quot;' , &quot;&amp;&quot;&quot;&amp;[.E373]&amp;&quot; , &quot;&amp;&quot;&quot;&amp;[.F373]&amp;&quot; , &quot;&amp;&quot;&quot;&amp;[.G373]&amp;&quot; , &quot;&amp;&quot;&quot;&amp;[.H373]&amp;&quot; , &quot;&amp;&quot;&quot;&amp;[.I373]&amp;&quot; , &quot;&amp;&quot;&quot;&amp;[.J373]&amp;&quot; , &quot;&amp;&quot;&quot;&amp;[.K373]&amp;&quot; , &quot;&amp;&quot;&quot;&amp;[.L373]&amp;&quot; , &quot;&amp;&quot;&quot;&amp;[.M373]&amp;&quot; , &quot;&amp;&quot;&quot;&amp;[.N373]&amp;&quot; , &quot;&amp;&quot;&quot;&amp;[.O37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4]);&quot;&quot;;[.A373]+1)">
            <text:p/>
          </table:table-cell>
          <table:table-cell table:number-columns-repeated="3"/>
          <table:table-cell table:formula="of:=IF(ISBLANK([.C374]);&quot;&quot;;&quot;null&quot;)">
            <text:p/>
          </table:table-cell>
          <table:table-cell table:formula="of:=IF(ISBLANK([.C374]);&quot;&quot;;&quot;null&quot;)">
            <text:p/>
          </table:table-cell>
          <table:table-cell table:formula="of:=IF(ISBLANK([.C374]);&quot;&quot;;&quot;null&quot;)">
            <text:p/>
          </table:table-cell>
          <table:table-cell table:formula="of:=IF(ISBLANK([.C374]);&quot;&quot;;&quot;null&quot;)">
            <text:p/>
          </table:table-cell>
          <table:table-cell table:formula="of:=IF(ISBLANK([.C374]);&quot;&quot;;&quot;null&quot;)">
            <text:p/>
          </table:table-cell>
          <table:table-cell table:formula="of:=IF(ISBLANK([.C374]);&quot;&quot;;&quot;null&quot;)">
            <text:p/>
          </table:table-cell>
          <table:table-cell table:formula="of:=IF(ISBLANK([.D37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4]);&quot;&quot;;&quot;null&quot;)">
            <text:p/>
          </table:table-cell>
          <table:table-cell table:formula="of:=IF(ISBLANK([.C374]);&quot;&quot;;&quot;null&quot;)">
            <text:p/>
          </table:table-cell>
          <table:table-cell table:formula="of:=IF(ISBLANK([.D374]);&quot;&quot;;&quot;'ACTIVE_RS'&quot;)">
            <text:p/>
          </table:table-cell>
          <table:table-cell table:formula="of:=IF(ISBLANK([.D37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4]&amp;&quot;' , &quot;&amp;&quot;'&quot;&amp;[.B374]&amp;&quot;' , &quot;&amp;&quot;'&quot;&amp;[.C374]&amp;&quot;' , &quot;&amp;&quot;'&quot;&amp;[.D374]&amp;&quot;' , &quot;&amp;&quot;&quot;&amp;[.E374]&amp;&quot; , &quot;&amp;&quot;&quot;&amp;[.F374]&amp;&quot; , &quot;&amp;&quot;&quot;&amp;[.G374]&amp;&quot; , &quot;&amp;&quot;&quot;&amp;[.H374]&amp;&quot; , &quot;&amp;&quot;&quot;&amp;[.I374]&amp;&quot; , &quot;&amp;&quot;&quot;&amp;[.J374]&amp;&quot; , &quot;&amp;&quot;&quot;&amp;[.K374]&amp;&quot; , &quot;&amp;&quot;&quot;&amp;[.L374]&amp;&quot; , &quot;&amp;&quot;&quot;&amp;[.M374]&amp;&quot; , &quot;&amp;&quot;&quot;&amp;[.N374]&amp;&quot; , &quot;&amp;&quot;&quot;&amp;[.O374]&amp;&quot; ); &quot;)">
            <text:p/>
          </table:table-cell>
          <table:table-cell table:formula="of:=IF(ISBLANK([.D374]);&quot;&quot;;&quot;INSERT INTO DIAMOND_CORE_LOOKUPS &quot;&amp;&quot;VALUES &quot;&amp;&quot;( &quot;&amp;&quot;'&quot;&amp;[.A374]&amp;&quot;' , &quot;&amp;&quot;'&quot;&amp;[.B374]&amp;&quot;' , &quot;&amp;&quot;'&quot;&amp;[.C374]&amp;&quot;' , &quot;&amp;&quot;'&quot;&amp;[.D374]&amp;&quot;' , &quot;&amp;&quot;&quot;&amp;[.E374]&amp;&quot; , &quot;&amp;&quot;&quot;&amp;[.F374]&amp;&quot; , &quot;&amp;&quot;&quot;&amp;[.G374]&amp;&quot; , &quot;&amp;&quot;&quot;&amp;[.H374]&amp;&quot; , &quot;&amp;&quot;&quot;&amp;[.I374]&amp;&quot; , &quot;&amp;&quot;&quot;&amp;[.J374]&amp;&quot; , &quot;&amp;&quot;&quot;&amp;[.K374]&amp;&quot; , &quot;&amp;&quot;&quot;&amp;[.L374]&amp;&quot; , &quot;&amp;&quot;&quot;&amp;[.M374]&amp;&quot; , &quot;&amp;&quot;&quot;&amp;[.N374]&amp;&quot; , &quot;&amp;&quot;&quot;&amp;[.O37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5]);&quot;&quot;;[.A374]+1)">
            <text:p/>
          </table:table-cell>
          <table:table-cell table:number-columns-repeated="3"/>
          <table:table-cell table:formula="of:=IF(ISBLANK([.C375]);&quot;&quot;;&quot;null&quot;)">
            <text:p/>
          </table:table-cell>
          <table:table-cell table:formula="of:=IF(ISBLANK([.C375]);&quot;&quot;;&quot;null&quot;)">
            <text:p/>
          </table:table-cell>
          <table:table-cell table:formula="of:=IF(ISBLANK([.C375]);&quot;&quot;;&quot;null&quot;)">
            <text:p/>
          </table:table-cell>
          <table:table-cell table:formula="of:=IF(ISBLANK([.C375]);&quot;&quot;;&quot;null&quot;)">
            <text:p/>
          </table:table-cell>
          <table:table-cell table:formula="of:=IF(ISBLANK([.C375]);&quot;&quot;;&quot;null&quot;)">
            <text:p/>
          </table:table-cell>
          <table:table-cell table:formula="of:=IF(ISBLANK([.C375]);&quot;&quot;;&quot;null&quot;)">
            <text:p/>
          </table:table-cell>
          <table:table-cell table:formula="of:=IF(ISBLANK([.D37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5]);&quot;&quot;;&quot;null&quot;)">
            <text:p/>
          </table:table-cell>
          <table:table-cell table:formula="of:=IF(ISBLANK([.C375]);&quot;&quot;;&quot;null&quot;)">
            <text:p/>
          </table:table-cell>
          <table:table-cell table:formula="of:=IF(ISBLANK([.D375]);&quot;&quot;;&quot;'ACTIVE_RS'&quot;)">
            <text:p/>
          </table:table-cell>
          <table:table-cell table:formula="of:=IF(ISBLANK([.D37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5]&amp;&quot;' , &quot;&amp;&quot;'&quot;&amp;[.B375]&amp;&quot;' , &quot;&amp;&quot;'&quot;&amp;[.C375]&amp;&quot;' , &quot;&amp;&quot;'&quot;&amp;[.D375]&amp;&quot;' , &quot;&amp;&quot;&quot;&amp;[.E375]&amp;&quot; , &quot;&amp;&quot;&quot;&amp;[.F375]&amp;&quot; , &quot;&amp;&quot;&quot;&amp;[.G375]&amp;&quot; , &quot;&amp;&quot;&quot;&amp;[.H375]&amp;&quot; , &quot;&amp;&quot;&quot;&amp;[.I375]&amp;&quot; , &quot;&amp;&quot;&quot;&amp;[.J375]&amp;&quot; , &quot;&amp;&quot;&quot;&amp;[.K375]&amp;&quot; , &quot;&amp;&quot;&quot;&amp;[.L375]&amp;&quot; , &quot;&amp;&quot;&quot;&amp;[.M375]&amp;&quot; , &quot;&amp;&quot;&quot;&amp;[.N375]&amp;&quot; , &quot;&amp;&quot;&quot;&amp;[.O375]&amp;&quot; ); &quot;)">
            <text:p/>
          </table:table-cell>
          <table:table-cell table:formula="of:=IF(ISBLANK([.D375]);&quot;&quot;;&quot;INSERT INTO DIAMOND_CORE_LOOKUPS &quot;&amp;&quot;VALUES &quot;&amp;&quot;( &quot;&amp;&quot;'&quot;&amp;[.A375]&amp;&quot;' , &quot;&amp;&quot;'&quot;&amp;[.B375]&amp;&quot;' , &quot;&amp;&quot;'&quot;&amp;[.C375]&amp;&quot;' , &quot;&amp;&quot;'&quot;&amp;[.D375]&amp;&quot;' , &quot;&amp;&quot;&quot;&amp;[.E375]&amp;&quot; , &quot;&amp;&quot;&quot;&amp;[.F375]&amp;&quot; , &quot;&amp;&quot;&quot;&amp;[.G375]&amp;&quot; , &quot;&amp;&quot;&quot;&amp;[.H375]&amp;&quot; , &quot;&amp;&quot;&quot;&amp;[.I375]&amp;&quot; , &quot;&amp;&quot;&quot;&amp;[.J375]&amp;&quot; , &quot;&amp;&quot;&quot;&amp;[.K375]&amp;&quot; , &quot;&amp;&quot;&quot;&amp;[.L375]&amp;&quot; , &quot;&amp;&quot;&quot;&amp;[.M375]&amp;&quot; , &quot;&amp;&quot;&quot;&amp;[.N375]&amp;&quot; , &quot;&amp;&quot;&quot;&amp;[.O37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6]);&quot;&quot;;[.A375]+1)">
            <text:p/>
          </table:table-cell>
          <table:table-cell table:number-columns-repeated="3"/>
          <table:table-cell table:formula="of:=IF(ISBLANK([.C376]);&quot;&quot;;&quot;null&quot;)">
            <text:p/>
          </table:table-cell>
          <table:table-cell table:formula="of:=IF(ISBLANK([.C376]);&quot;&quot;;&quot;null&quot;)">
            <text:p/>
          </table:table-cell>
          <table:table-cell table:formula="of:=IF(ISBLANK([.C376]);&quot;&quot;;&quot;null&quot;)">
            <text:p/>
          </table:table-cell>
          <table:table-cell table:formula="of:=IF(ISBLANK([.C376]);&quot;&quot;;&quot;null&quot;)">
            <text:p/>
          </table:table-cell>
          <table:table-cell table:formula="of:=IF(ISBLANK([.C376]);&quot;&quot;;&quot;null&quot;)">
            <text:p/>
          </table:table-cell>
          <table:table-cell table:formula="of:=IF(ISBLANK([.C376]);&quot;&quot;;&quot;null&quot;)">
            <text:p/>
          </table:table-cell>
          <table:table-cell table:formula="of:=IF(ISBLANK([.D37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6]);&quot;&quot;;&quot;null&quot;)">
            <text:p/>
          </table:table-cell>
          <table:table-cell table:formula="of:=IF(ISBLANK([.C376]);&quot;&quot;;&quot;null&quot;)">
            <text:p/>
          </table:table-cell>
          <table:table-cell table:formula="of:=IF(ISBLANK([.D376]);&quot;&quot;;&quot;'ACTIVE_RS'&quot;)">
            <text:p/>
          </table:table-cell>
          <table:table-cell table:formula="of:=IF(ISBLANK([.D37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6]&amp;&quot;' , &quot;&amp;&quot;'&quot;&amp;[.B376]&amp;&quot;' , &quot;&amp;&quot;'&quot;&amp;[.C376]&amp;&quot;' , &quot;&amp;&quot;'&quot;&amp;[.D376]&amp;&quot;' , &quot;&amp;&quot;&quot;&amp;[.E376]&amp;&quot; , &quot;&amp;&quot;&quot;&amp;[.F376]&amp;&quot; , &quot;&amp;&quot;&quot;&amp;[.G376]&amp;&quot; , &quot;&amp;&quot;&quot;&amp;[.H376]&amp;&quot; , &quot;&amp;&quot;&quot;&amp;[.I376]&amp;&quot; , &quot;&amp;&quot;&quot;&amp;[.J376]&amp;&quot; , &quot;&amp;&quot;&quot;&amp;[.K376]&amp;&quot; , &quot;&amp;&quot;&quot;&amp;[.L376]&amp;&quot; , &quot;&amp;&quot;&quot;&amp;[.M376]&amp;&quot; , &quot;&amp;&quot;&quot;&amp;[.N376]&amp;&quot; , &quot;&amp;&quot;&quot;&amp;[.O376]&amp;&quot; ); &quot;)">
            <text:p/>
          </table:table-cell>
          <table:table-cell table:formula="of:=IF(ISBLANK([.D376]);&quot;&quot;;&quot;INSERT INTO DIAMOND_CORE_LOOKUPS &quot;&amp;&quot;VALUES &quot;&amp;&quot;( &quot;&amp;&quot;'&quot;&amp;[.A376]&amp;&quot;' , &quot;&amp;&quot;'&quot;&amp;[.B376]&amp;&quot;' , &quot;&amp;&quot;'&quot;&amp;[.C376]&amp;&quot;' , &quot;&amp;&quot;'&quot;&amp;[.D376]&amp;&quot;' , &quot;&amp;&quot;&quot;&amp;[.E376]&amp;&quot; , &quot;&amp;&quot;&quot;&amp;[.F376]&amp;&quot; , &quot;&amp;&quot;&quot;&amp;[.G376]&amp;&quot; , &quot;&amp;&quot;&quot;&amp;[.H376]&amp;&quot; , &quot;&amp;&quot;&quot;&amp;[.I376]&amp;&quot; , &quot;&amp;&quot;&quot;&amp;[.J376]&amp;&quot; , &quot;&amp;&quot;&quot;&amp;[.K376]&amp;&quot; , &quot;&amp;&quot;&quot;&amp;[.L376]&amp;&quot; , &quot;&amp;&quot;&quot;&amp;[.M376]&amp;&quot; , &quot;&amp;&quot;&quot;&amp;[.N376]&amp;&quot; , &quot;&amp;&quot;&quot;&amp;[.O37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7]);&quot;&quot;;[.A376]+1)">
            <text:p/>
          </table:table-cell>
          <table:table-cell table:number-columns-repeated="3"/>
          <table:table-cell table:formula="of:=IF(ISBLANK([.C377]);&quot;&quot;;&quot;null&quot;)">
            <text:p/>
          </table:table-cell>
          <table:table-cell table:formula="of:=IF(ISBLANK([.C377]);&quot;&quot;;&quot;null&quot;)">
            <text:p/>
          </table:table-cell>
          <table:table-cell table:formula="of:=IF(ISBLANK([.C377]);&quot;&quot;;&quot;null&quot;)">
            <text:p/>
          </table:table-cell>
          <table:table-cell table:formula="of:=IF(ISBLANK([.C377]);&quot;&quot;;&quot;null&quot;)">
            <text:p/>
          </table:table-cell>
          <table:table-cell table:formula="of:=IF(ISBLANK([.C377]);&quot;&quot;;&quot;null&quot;)">
            <text:p/>
          </table:table-cell>
          <table:table-cell table:formula="of:=IF(ISBLANK([.C377]);&quot;&quot;;&quot;null&quot;)">
            <text:p/>
          </table:table-cell>
          <table:table-cell table:formula="of:=IF(ISBLANK([.D37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7]);&quot;&quot;;&quot;null&quot;)">
            <text:p/>
          </table:table-cell>
          <table:table-cell table:formula="of:=IF(ISBLANK([.C377]);&quot;&quot;;&quot;null&quot;)">
            <text:p/>
          </table:table-cell>
          <table:table-cell table:formula="of:=IF(ISBLANK([.D377]);&quot;&quot;;&quot;'ACTIVE_RS'&quot;)">
            <text:p/>
          </table:table-cell>
          <table:table-cell table:formula="of:=IF(ISBLANK([.D37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7]&amp;&quot;' , &quot;&amp;&quot;'&quot;&amp;[.B377]&amp;&quot;' , &quot;&amp;&quot;'&quot;&amp;[.C377]&amp;&quot;' , &quot;&amp;&quot;'&quot;&amp;[.D377]&amp;&quot;' , &quot;&amp;&quot;&quot;&amp;[.E377]&amp;&quot; , &quot;&amp;&quot;&quot;&amp;[.F377]&amp;&quot; , &quot;&amp;&quot;&quot;&amp;[.G377]&amp;&quot; , &quot;&amp;&quot;&quot;&amp;[.H377]&amp;&quot; , &quot;&amp;&quot;&quot;&amp;[.I377]&amp;&quot; , &quot;&amp;&quot;&quot;&amp;[.J377]&amp;&quot; , &quot;&amp;&quot;&quot;&amp;[.K377]&amp;&quot; , &quot;&amp;&quot;&quot;&amp;[.L377]&amp;&quot; , &quot;&amp;&quot;&quot;&amp;[.M377]&amp;&quot; , &quot;&amp;&quot;&quot;&amp;[.N377]&amp;&quot; , &quot;&amp;&quot;&quot;&amp;[.O377]&amp;&quot; ); &quot;)">
            <text:p/>
          </table:table-cell>
          <table:table-cell table:formula="of:=IF(ISBLANK([.D377]);&quot;&quot;;&quot;INSERT INTO DIAMOND_CORE_LOOKUPS &quot;&amp;&quot;VALUES &quot;&amp;&quot;( &quot;&amp;&quot;'&quot;&amp;[.A377]&amp;&quot;' , &quot;&amp;&quot;'&quot;&amp;[.B377]&amp;&quot;' , &quot;&amp;&quot;'&quot;&amp;[.C377]&amp;&quot;' , &quot;&amp;&quot;'&quot;&amp;[.D377]&amp;&quot;' , &quot;&amp;&quot;&quot;&amp;[.E377]&amp;&quot; , &quot;&amp;&quot;&quot;&amp;[.F377]&amp;&quot; , &quot;&amp;&quot;&quot;&amp;[.G377]&amp;&quot; , &quot;&amp;&quot;&quot;&amp;[.H377]&amp;&quot; , &quot;&amp;&quot;&quot;&amp;[.I377]&amp;&quot; , &quot;&amp;&quot;&quot;&amp;[.J377]&amp;&quot; , &quot;&amp;&quot;&quot;&amp;[.K377]&amp;&quot; , &quot;&amp;&quot;&quot;&amp;[.L377]&amp;&quot; , &quot;&amp;&quot;&quot;&amp;[.M377]&amp;&quot; , &quot;&amp;&quot;&quot;&amp;[.N377]&amp;&quot; , &quot;&amp;&quot;&quot;&amp;[.O37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8]);&quot;&quot;;[.A377]+1)">
            <text:p/>
          </table:table-cell>
          <table:table-cell table:number-columns-repeated="3"/>
          <table:table-cell table:formula="of:=IF(ISBLANK([.C378]);&quot;&quot;;&quot;null&quot;)">
            <text:p/>
          </table:table-cell>
          <table:table-cell table:formula="of:=IF(ISBLANK([.C378]);&quot;&quot;;&quot;null&quot;)">
            <text:p/>
          </table:table-cell>
          <table:table-cell table:formula="of:=IF(ISBLANK([.C378]);&quot;&quot;;&quot;null&quot;)">
            <text:p/>
          </table:table-cell>
          <table:table-cell table:formula="of:=IF(ISBLANK([.C378]);&quot;&quot;;&quot;null&quot;)">
            <text:p/>
          </table:table-cell>
          <table:table-cell table:formula="of:=IF(ISBLANK([.C378]);&quot;&quot;;&quot;null&quot;)">
            <text:p/>
          </table:table-cell>
          <table:table-cell table:formula="of:=IF(ISBLANK([.C378]);&quot;&quot;;&quot;null&quot;)">
            <text:p/>
          </table:table-cell>
          <table:table-cell table:formula="of:=IF(ISBLANK([.D37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8]);&quot;&quot;;&quot;null&quot;)">
            <text:p/>
          </table:table-cell>
          <table:table-cell table:formula="of:=IF(ISBLANK([.C378]);&quot;&quot;;&quot;null&quot;)">
            <text:p/>
          </table:table-cell>
          <table:table-cell table:formula="of:=IF(ISBLANK([.D378]);&quot;&quot;;&quot;'ACTIVE_RS'&quot;)">
            <text:p/>
          </table:table-cell>
          <table:table-cell table:formula="of:=IF(ISBLANK([.D37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8]&amp;&quot;' , &quot;&amp;&quot;'&quot;&amp;[.B378]&amp;&quot;' , &quot;&amp;&quot;'&quot;&amp;[.C378]&amp;&quot;' , &quot;&amp;&quot;'&quot;&amp;[.D378]&amp;&quot;' , &quot;&amp;&quot;&quot;&amp;[.E378]&amp;&quot; , &quot;&amp;&quot;&quot;&amp;[.F378]&amp;&quot; , &quot;&amp;&quot;&quot;&amp;[.G378]&amp;&quot; , &quot;&amp;&quot;&quot;&amp;[.H378]&amp;&quot; , &quot;&amp;&quot;&quot;&amp;[.I378]&amp;&quot; , &quot;&amp;&quot;&quot;&amp;[.J378]&amp;&quot; , &quot;&amp;&quot;&quot;&amp;[.K378]&amp;&quot; , &quot;&amp;&quot;&quot;&amp;[.L378]&amp;&quot; , &quot;&amp;&quot;&quot;&amp;[.M378]&amp;&quot; , &quot;&amp;&quot;&quot;&amp;[.N378]&amp;&quot; , &quot;&amp;&quot;&quot;&amp;[.O378]&amp;&quot; ); &quot;)">
            <text:p/>
          </table:table-cell>
          <table:table-cell table:formula="of:=IF(ISBLANK([.D378]);&quot;&quot;;&quot;INSERT INTO DIAMOND_CORE_LOOKUPS &quot;&amp;&quot;VALUES &quot;&amp;&quot;( &quot;&amp;&quot;'&quot;&amp;[.A378]&amp;&quot;' , &quot;&amp;&quot;'&quot;&amp;[.B378]&amp;&quot;' , &quot;&amp;&quot;'&quot;&amp;[.C378]&amp;&quot;' , &quot;&amp;&quot;'&quot;&amp;[.D378]&amp;&quot;' , &quot;&amp;&quot;&quot;&amp;[.E378]&amp;&quot; , &quot;&amp;&quot;&quot;&amp;[.F378]&amp;&quot; , &quot;&amp;&quot;&quot;&amp;[.G378]&amp;&quot; , &quot;&amp;&quot;&quot;&amp;[.H378]&amp;&quot; , &quot;&amp;&quot;&quot;&amp;[.I378]&amp;&quot; , &quot;&amp;&quot;&quot;&amp;[.J378]&amp;&quot; , &quot;&amp;&quot;&quot;&amp;[.K378]&amp;&quot; , &quot;&amp;&quot;&quot;&amp;[.L378]&amp;&quot; , &quot;&amp;&quot;&quot;&amp;[.M378]&amp;&quot; , &quot;&amp;&quot;&quot;&amp;[.N378]&amp;&quot; , &quot;&amp;&quot;&quot;&amp;[.O37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79]);&quot;&quot;;[.A378]+1)">
            <text:p/>
          </table:table-cell>
          <table:table-cell table:number-columns-repeated="3"/>
          <table:table-cell table:formula="of:=IF(ISBLANK([.C379]);&quot;&quot;;&quot;null&quot;)">
            <text:p/>
          </table:table-cell>
          <table:table-cell table:formula="of:=IF(ISBLANK([.C379]);&quot;&quot;;&quot;null&quot;)">
            <text:p/>
          </table:table-cell>
          <table:table-cell table:formula="of:=IF(ISBLANK([.C379]);&quot;&quot;;&quot;null&quot;)">
            <text:p/>
          </table:table-cell>
          <table:table-cell table:formula="of:=IF(ISBLANK([.C379]);&quot;&quot;;&quot;null&quot;)">
            <text:p/>
          </table:table-cell>
          <table:table-cell table:formula="of:=IF(ISBLANK([.C379]);&quot;&quot;;&quot;null&quot;)">
            <text:p/>
          </table:table-cell>
          <table:table-cell table:formula="of:=IF(ISBLANK([.C379]);&quot;&quot;;&quot;null&quot;)">
            <text:p/>
          </table:table-cell>
          <table:table-cell table:formula="of:=IF(ISBLANK([.D37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79]);&quot;&quot;;&quot;null&quot;)">
            <text:p/>
          </table:table-cell>
          <table:table-cell table:formula="of:=IF(ISBLANK([.C379]);&quot;&quot;;&quot;null&quot;)">
            <text:p/>
          </table:table-cell>
          <table:table-cell table:formula="of:=IF(ISBLANK([.D379]);&quot;&quot;;&quot;'ACTIVE_RS'&quot;)">
            <text:p/>
          </table:table-cell>
          <table:table-cell table:formula="of:=IF(ISBLANK([.D37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79]&amp;&quot;' , &quot;&amp;&quot;'&quot;&amp;[.B379]&amp;&quot;' , &quot;&amp;&quot;'&quot;&amp;[.C379]&amp;&quot;' , &quot;&amp;&quot;'&quot;&amp;[.D379]&amp;&quot;' , &quot;&amp;&quot;&quot;&amp;[.E379]&amp;&quot; , &quot;&amp;&quot;&quot;&amp;[.F379]&amp;&quot; , &quot;&amp;&quot;&quot;&amp;[.G379]&amp;&quot; , &quot;&amp;&quot;&quot;&amp;[.H379]&amp;&quot; , &quot;&amp;&quot;&quot;&amp;[.I379]&amp;&quot; , &quot;&amp;&quot;&quot;&amp;[.J379]&amp;&quot; , &quot;&amp;&quot;&quot;&amp;[.K379]&amp;&quot; , &quot;&amp;&quot;&quot;&amp;[.L379]&amp;&quot; , &quot;&amp;&quot;&quot;&amp;[.M379]&amp;&quot; , &quot;&amp;&quot;&quot;&amp;[.N379]&amp;&quot; , &quot;&amp;&quot;&quot;&amp;[.O379]&amp;&quot; ); &quot;)">
            <text:p/>
          </table:table-cell>
          <table:table-cell table:formula="of:=IF(ISBLANK([.D379]);&quot;&quot;;&quot;INSERT INTO DIAMOND_CORE_LOOKUPS &quot;&amp;&quot;VALUES &quot;&amp;&quot;( &quot;&amp;&quot;'&quot;&amp;[.A379]&amp;&quot;' , &quot;&amp;&quot;'&quot;&amp;[.B379]&amp;&quot;' , &quot;&amp;&quot;'&quot;&amp;[.C379]&amp;&quot;' , &quot;&amp;&quot;'&quot;&amp;[.D379]&amp;&quot;' , &quot;&amp;&quot;&quot;&amp;[.E379]&amp;&quot; , &quot;&amp;&quot;&quot;&amp;[.F379]&amp;&quot; , &quot;&amp;&quot;&quot;&amp;[.G379]&amp;&quot; , &quot;&amp;&quot;&quot;&amp;[.H379]&amp;&quot; , &quot;&amp;&quot;&quot;&amp;[.I379]&amp;&quot; , &quot;&amp;&quot;&quot;&amp;[.J379]&amp;&quot; , &quot;&amp;&quot;&quot;&amp;[.K379]&amp;&quot; , &quot;&amp;&quot;&quot;&amp;[.L379]&amp;&quot; , &quot;&amp;&quot;&quot;&amp;[.M379]&amp;&quot; , &quot;&amp;&quot;&quot;&amp;[.N379]&amp;&quot; , &quot;&amp;&quot;&quot;&amp;[.O37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0]);&quot;&quot;;[.A379]+1)">
            <text:p/>
          </table:table-cell>
          <table:table-cell table:number-columns-repeated="3"/>
          <table:table-cell table:formula="of:=IF(ISBLANK([.C380]);&quot;&quot;;&quot;null&quot;)">
            <text:p/>
          </table:table-cell>
          <table:table-cell table:formula="of:=IF(ISBLANK([.C380]);&quot;&quot;;&quot;null&quot;)">
            <text:p/>
          </table:table-cell>
          <table:table-cell table:formula="of:=IF(ISBLANK([.C380]);&quot;&quot;;&quot;null&quot;)">
            <text:p/>
          </table:table-cell>
          <table:table-cell table:formula="of:=IF(ISBLANK([.C380]);&quot;&quot;;&quot;null&quot;)">
            <text:p/>
          </table:table-cell>
          <table:table-cell table:formula="of:=IF(ISBLANK([.C380]);&quot;&quot;;&quot;null&quot;)">
            <text:p/>
          </table:table-cell>
          <table:table-cell table:formula="of:=IF(ISBLANK([.C380]);&quot;&quot;;&quot;null&quot;)">
            <text:p/>
          </table:table-cell>
          <table:table-cell table:formula="of:=IF(ISBLANK([.D38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0]);&quot;&quot;;&quot;null&quot;)">
            <text:p/>
          </table:table-cell>
          <table:table-cell table:formula="of:=IF(ISBLANK([.C380]);&quot;&quot;;&quot;null&quot;)">
            <text:p/>
          </table:table-cell>
          <table:table-cell table:formula="of:=IF(ISBLANK([.D380]);&quot;&quot;;&quot;'ACTIVE_RS'&quot;)">
            <text:p/>
          </table:table-cell>
          <table:table-cell table:formula="of:=IF(ISBLANK([.D38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0]&amp;&quot;' , &quot;&amp;&quot;'&quot;&amp;[.B380]&amp;&quot;' , &quot;&amp;&quot;'&quot;&amp;[.C380]&amp;&quot;' , &quot;&amp;&quot;'&quot;&amp;[.D380]&amp;&quot;' , &quot;&amp;&quot;&quot;&amp;[.E380]&amp;&quot; , &quot;&amp;&quot;&quot;&amp;[.F380]&amp;&quot; , &quot;&amp;&quot;&quot;&amp;[.G380]&amp;&quot; , &quot;&amp;&quot;&quot;&amp;[.H380]&amp;&quot; , &quot;&amp;&quot;&quot;&amp;[.I380]&amp;&quot; , &quot;&amp;&quot;&quot;&amp;[.J380]&amp;&quot; , &quot;&amp;&quot;&quot;&amp;[.K380]&amp;&quot; , &quot;&amp;&quot;&quot;&amp;[.L380]&amp;&quot; , &quot;&amp;&quot;&quot;&amp;[.M380]&amp;&quot; , &quot;&amp;&quot;&quot;&amp;[.N380]&amp;&quot; , &quot;&amp;&quot;&quot;&amp;[.O380]&amp;&quot; ); &quot;)">
            <text:p/>
          </table:table-cell>
          <table:table-cell table:formula="of:=IF(ISBLANK([.D380]);&quot;&quot;;&quot;INSERT INTO DIAMOND_CORE_LOOKUPS &quot;&amp;&quot;VALUES &quot;&amp;&quot;( &quot;&amp;&quot;'&quot;&amp;[.A380]&amp;&quot;' , &quot;&amp;&quot;'&quot;&amp;[.B380]&amp;&quot;' , &quot;&amp;&quot;'&quot;&amp;[.C380]&amp;&quot;' , &quot;&amp;&quot;'&quot;&amp;[.D380]&amp;&quot;' , &quot;&amp;&quot;&quot;&amp;[.E380]&amp;&quot; , &quot;&amp;&quot;&quot;&amp;[.F380]&amp;&quot; , &quot;&amp;&quot;&quot;&amp;[.G380]&amp;&quot; , &quot;&amp;&quot;&quot;&amp;[.H380]&amp;&quot; , &quot;&amp;&quot;&quot;&amp;[.I380]&amp;&quot; , &quot;&amp;&quot;&quot;&amp;[.J380]&amp;&quot; , &quot;&amp;&quot;&quot;&amp;[.K380]&amp;&quot; , &quot;&amp;&quot;&quot;&amp;[.L380]&amp;&quot; , &quot;&amp;&quot;&quot;&amp;[.M380]&amp;&quot; , &quot;&amp;&quot;&quot;&amp;[.N380]&amp;&quot; , &quot;&amp;&quot;&quot;&amp;[.O38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1]);&quot;&quot;;[.A380]+1)">
            <text:p/>
          </table:table-cell>
          <table:table-cell table:number-columns-repeated="3"/>
          <table:table-cell table:formula="of:=IF(ISBLANK([.C381]);&quot;&quot;;&quot;null&quot;)">
            <text:p/>
          </table:table-cell>
          <table:table-cell table:formula="of:=IF(ISBLANK([.C381]);&quot;&quot;;&quot;null&quot;)">
            <text:p/>
          </table:table-cell>
          <table:table-cell table:formula="of:=IF(ISBLANK([.C381]);&quot;&quot;;&quot;null&quot;)">
            <text:p/>
          </table:table-cell>
          <table:table-cell table:formula="of:=IF(ISBLANK([.C381]);&quot;&quot;;&quot;null&quot;)">
            <text:p/>
          </table:table-cell>
          <table:table-cell table:formula="of:=IF(ISBLANK([.C381]);&quot;&quot;;&quot;null&quot;)">
            <text:p/>
          </table:table-cell>
          <table:table-cell table:formula="of:=IF(ISBLANK([.C381]);&quot;&quot;;&quot;null&quot;)">
            <text:p/>
          </table:table-cell>
          <table:table-cell table:formula="of:=IF(ISBLANK([.D38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1]);&quot;&quot;;&quot;null&quot;)">
            <text:p/>
          </table:table-cell>
          <table:table-cell table:formula="of:=IF(ISBLANK([.C381]);&quot;&quot;;&quot;null&quot;)">
            <text:p/>
          </table:table-cell>
          <table:table-cell table:formula="of:=IF(ISBLANK([.D381]);&quot;&quot;;&quot;'ACTIVE_RS'&quot;)">
            <text:p/>
          </table:table-cell>
          <table:table-cell table:formula="of:=IF(ISBLANK([.D38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1]&amp;&quot;' , &quot;&amp;&quot;'&quot;&amp;[.B381]&amp;&quot;' , &quot;&amp;&quot;'&quot;&amp;[.C381]&amp;&quot;' , &quot;&amp;&quot;'&quot;&amp;[.D381]&amp;&quot;' , &quot;&amp;&quot;&quot;&amp;[.E381]&amp;&quot; , &quot;&amp;&quot;&quot;&amp;[.F381]&amp;&quot; , &quot;&amp;&quot;&quot;&amp;[.G381]&amp;&quot; , &quot;&amp;&quot;&quot;&amp;[.H381]&amp;&quot; , &quot;&amp;&quot;&quot;&amp;[.I381]&amp;&quot; , &quot;&amp;&quot;&quot;&amp;[.J381]&amp;&quot; , &quot;&amp;&quot;&quot;&amp;[.K381]&amp;&quot; , &quot;&amp;&quot;&quot;&amp;[.L381]&amp;&quot; , &quot;&amp;&quot;&quot;&amp;[.M381]&amp;&quot; , &quot;&amp;&quot;&quot;&amp;[.N381]&amp;&quot; , &quot;&amp;&quot;&quot;&amp;[.O381]&amp;&quot; ); &quot;)">
            <text:p/>
          </table:table-cell>
          <table:table-cell table:formula="of:=IF(ISBLANK([.D381]);&quot;&quot;;&quot;INSERT INTO DIAMOND_CORE_LOOKUPS &quot;&amp;&quot;VALUES &quot;&amp;&quot;( &quot;&amp;&quot;'&quot;&amp;[.A381]&amp;&quot;' , &quot;&amp;&quot;'&quot;&amp;[.B381]&amp;&quot;' , &quot;&amp;&quot;'&quot;&amp;[.C381]&amp;&quot;' , &quot;&amp;&quot;'&quot;&amp;[.D381]&amp;&quot;' , &quot;&amp;&quot;&quot;&amp;[.E381]&amp;&quot; , &quot;&amp;&quot;&quot;&amp;[.F381]&amp;&quot; , &quot;&amp;&quot;&quot;&amp;[.G381]&amp;&quot; , &quot;&amp;&quot;&quot;&amp;[.H381]&amp;&quot; , &quot;&amp;&quot;&quot;&amp;[.I381]&amp;&quot; , &quot;&amp;&quot;&quot;&amp;[.J381]&amp;&quot; , &quot;&amp;&quot;&quot;&amp;[.K381]&amp;&quot; , &quot;&amp;&quot;&quot;&amp;[.L381]&amp;&quot; , &quot;&amp;&quot;&quot;&amp;[.M381]&amp;&quot; , &quot;&amp;&quot;&quot;&amp;[.N381]&amp;&quot; , &quot;&amp;&quot;&quot;&amp;[.O38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2]);&quot;&quot;;[.A381]+1)">
            <text:p/>
          </table:table-cell>
          <table:table-cell table:number-columns-repeated="3"/>
          <table:table-cell table:formula="of:=IF(ISBLANK([.C382]);&quot;&quot;;&quot;null&quot;)">
            <text:p/>
          </table:table-cell>
          <table:table-cell table:formula="of:=IF(ISBLANK([.C382]);&quot;&quot;;&quot;null&quot;)">
            <text:p/>
          </table:table-cell>
          <table:table-cell table:formula="of:=IF(ISBLANK([.C382]);&quot;&quot;;&quot;null&quot;)">
            <text:p/>
          </table:table-cell>
          <table:table-cell table:formula="of:=IF(ISBLANK([.C382]);&quot;&quot;;&quot;null&quot;)">
            <text:p/>
          </table:table-cell>
          <table:table-cell table:formula="of:=IF(ISBLANK([.C382]);&quot;&quot;;&quot;null&quot;)">
            <text:p/>
          </table:table-cell>
          <table:table-cell table:formula="of:=IF(ISBLANK([.C382]);&quot;&quot;;&quot;null&quot;)">
            <text:p/>
          </table:table-cell>
          <table:table-cell table:formula="of:=IF(ISBLANK([.D38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2]);&quot;&quot;;&quot;null&quot;)">
            <text:p/>
          </table:table-cell>
          <table:table-cell table:formula="of:=IF(ISBLANK([.C382]);&quot;&quot;;&quot;null&quot;)">
            <text:p/>
          </table:table-cell>
          <table:table-cell table:formula="of:=IF(ISBLANK([.D382]);&quot;&quot;;&quot;'ACTIVE_RS'&quot;)">
            <text:p/>
          </table:table-cell>
          <table:table-cell table:formula="of:=IF(ISBLANK([.D38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2]&amp;&quot;' , &quot;&amp;&quot;'&quot;&amp;[.B382]&amp;&quot;' , &quot;&amp;&quot;'&quot;&amp;[.C382]&amp;&quot;' , &quot;&amp;&quot;'&quot;&amp;[.D382]&amp;&quot;' , &quot;&amp;&quot;&quot;&amp;[.E382]&amp;&quot; , &quot;&amp;&quot;&quot;&amp;[.F382]&amp;&quot; , &quot;&amp;&quot;&quot;&amp;[.G382]&amp;&quot; , &quot;&amp;&quot;&quot;&amp;[.H382]&amp;&quot; , &quot;&amp;&quot;&quot;&amp;[.I382]&amp;&quot; , &quot;&amp;&quot;&quot;&amp;[.J382]&amp;&quot; , &quot;&amp;&quot;&quot;&amp;[.K382]&amp;&quot; , &quot;&amp;&quot;&quot;&amp;[.L382]&amp;&quot; , &quot;&amp;&quot;&quot;&amp;[.M382]&amp;&quot; , &quot;&amp;&quot;&quot;&amp;[.N382]&amp;&quot; , &quot;&amp;&quot;&quot;&amp;[.O382]&amp;&quot; ); &quot;)">
            <text:p/>
          </table:table-cell>
          <table:table-cell table:formula="of:=IF(ISBLANK([.D382]);&quot;&quot;;&quot;INSERT INTO DIAMOND_CORE_LOOKUPS &quot;&amp;&quot;VALUES &quot;&amp;&quot;( &quot;&amp;&quot;'&quot;&amp;[.A382]&amp;&quot;' , &quot;&amp;&quot;'&quot;&amp;[.B382]&amp;&quot;' , &quot;&amp;&quot;'&quot;&amp;[.C382]&amp;&quot;' , &quot;&amp;&quot;'&quot;&amp;[.D382]&amp;&quot;' , &quot;&amp;&quot;&quot;&amp;[.E382]&amp;&quot; , &quot;&amp;&quot;&quot;&amp;[.F382]&amp;&quot; , &quot;&amp;&quot;&quot;&amp;[.G382]&amp;&quot; , &quot;&amp;&quot;&quot;&amp;[.H382]&amp;&quot; , &quot;&amp;&quot;&quot;&amp;[.I382]&amp;&quot; , &quot;&amp;&quot;&quot;&amp;[.J382]&amp;&quot; , &quot;&amp;&quot;&quot;&amp;[.K382]&amp;&quot; , &quot;&amp;&quot;&quot;&amp;[.L382]&amp;&quot; , &quot;&amp;&quot;&quot;&amp;[.M382]&amp;&quot; , &quot;&amp;&quot;&quot;&amp;[.N382]&amp;&quot; , &quot;&amp;&quot;&quot;&amp;[.O38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3]);&quot;&quot;;[.A382]+1)">
            <text:p/>
          </table:table-cell>
          <table:table-cell table:number-columns-repeated="3"/>
          <table:table-cell table:formula="of:=IF(ISBLANK([.C383]);&quot;&quot;;&quot;null&quot;)">
            <text:p/>
          </table:table-cell>
          <table:table-cell table:formula="of:=IF(ISBLANK([.C383]);&quot;&quot;;&quot;null&quot;)">
            <text:p/>
          </table:table-cell>
          <table:table-cell table:formula="of:=IF(ISBLANK([.C383]);&quot;&quot;;&quot;null&quot;)">
            <text:p/>
          </table:table-cell>
          <table:table-cell table:formula="of:=IF(ISBLANK([.C383]);&quot;&quot;;&quot;null&quot;)">
            <text:p/>
          </table:table-cell>
          <table:table-cell table:formula="of:=IF(ISBLANK([.C383]);&quot;&quot;;&quot;null&quot;)">
            <text:p/>
          </table:table-cell>
          <table:table-cell table:formula="of:=IF(ISBLANK([.C383]);&quot;&quot;;&quot;null&quot;)">
            <text:p/>
          </table:table-cell>
          <table:table-cell table:formula="of:=IF(ISBLANK([.D38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3]);&quot;&quot;;&quot;null&quot;)">
            <text:p/>
          </table:table-cell>
          <table:table-cell table:formula="of:=IF(ISBLANK([.C383]);&quot;&quot;;&quot;null&quot;)">
            <text:p/>
          </table:table-cell>
          <table:table-cell table:formula="of:=IF(ISBLANK([.D383]);&quot;&quot;;&quot;'ACTIVE_RS'&quot;)">
            <text:p/>
          </table:table-cell>
          <table:table-cell table:formula="of:=IF(ISBLANK([.D38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3]&amp;&quot;' , &quot;&amp;&quot;'&quot;&amp;[.B383]&amp;&quot;' , &quot;&amp;&quot;'&quot;&amp;[.C383]&amp;&quot;' , &quot;&amp;&quot;'&quot;&amp;[.D383]&amp;&quot;' , &quot;&amp;&quot;&quot;&amp;[.E383]&amp;&quot; , &quot;&amp;&quot;&quot;&amp;[.F383]&amp;&quot; , &quot;&amp;&quot;&quot;&amp;[.G383]&amp;&quot; , &quot;&amp;&quot;&quot;&amp;[.H383]&amp;&quot; , &quot;&amp;&quot;&quot;&amp;[.I383]&amp;&quot; , &quot;&amp;&quot;&quot;&amp;[.J383]&amp;&quot; , &quot;&amp;&quot;&quot;&amp;[.K383]&amp;&quot; , &quot;&amp;&quot;&quot;&amp;[.L383]&amp;&quot; , &quot;&amp;&quot;&quot;&amp;[.M383]&amp;&quot; , &quot;&amp;&quot;&quot;&amp;[.N383]&amp;&quot; , &quot;&amp;&quot;&quot;&amp;[.O383]&amp;&quot; ); &quot;)">
            <text:p/>
          </table:table-cell>
          <table:table-cell table:formula="of:=IF(ISBLANK([.D383]);&quot;&quot;;&quot;INSERT INTO DIAMOND_CORE_LOOKUPS &quot;&amp;&quot;VALUES &quot;&amp;&quot;( &quot;&amp;&quot;'&quot;&amp;[.A383]&amp;&quot;' , &quot;&amp;&quot;'&quot;&amp;[.B383]&amp;&quot;' , &quot;&amp;&quot;'&quot;&amp;[.C383]&amp;&quot;' , &quot;&amp;&quot;'&quot;&amp;[.D383]&amp;&quot;' , &quot;&amp;&quot;&quot;&amp;[.E383]&amp;&quot; , &quot;&amp;&quot;&quot;&amp;[.F383]&amp;&quot; , &quot;&amp;&quot;&quot;&amp;[.G383]&amp;&quot; , &quot;&amp;&quot;&quot;&amp;[.H383]&amp;&quot; , &quot;&amp;&quot;&quot;&amp;[.I383]&amp;&quot; , &quot;&amp;&quot;&quot;&amp;[.J383]&amp;&quot; , &quot;&amp;&quot;&quot;&amp;[.K383]&amp;&quot; , &quot;&amp;&quot;&quot;&amp;[.L383]&amp;&quot; , &quot;&amp;&quot;&quot;&amp;[.M383]&amp;&quot; , &quot;&amp;&quot;&quot;&amp;[.N383]&amp;&quot; , &quot;&amp;&quot;&quot;&amp;[.O38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4]);&quot;&quot;;[.A383]+1)">
            <text:p/>
          </table:table-cell>
          <table:table-cell table:number-columns-repeated="3"/>
          <table:table-cell table:formula="of:=IF(ISBLANK([.C384]);&quot;&quot;;&quot;null&quot;)">
            <text:p/>
          </table:table-cell>
          <table:table-cell table:formula="of:=IF(ISBLANK([.C384]);&quot;&quot;;&quot;null&quot;)">
            <text:p/>
          </table:table-cell>
          <table:table-cell table:formula="of:=IF(ISBLANK([.C384]);&quot;&quot;;&quot;null&quot;)">
            <text:p/>
          </table:table-cell>
          <table:table-cell table:formula="of:=IF(ISBLANK([.C384]);&quot;&quot;;&quot;null&quot;)">
            <text:p/>
          </table:table-cell>
          <table:table-cell table:formula="of:=IF(ISBLANK([.C384]);&quot;&quot;;&quot;null&quot;)">
            <text:p/>
          </table:table-cell>
          <table:table-cell table:formula="of:=IF(ISBLANK([.C384]);&quot;&quot;;&quot;null&quot;)">
            <text:p/>
          </table:table-cell>
          <table:table-cell table:formula="of:=IF(ISBLANK([.D38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4]);&quot;&quot;;&quot;null&quot;)">
            <text:p/>
          </table:table-cell>
          <table:table-cell table:formula="of:=IF(ISBLANK([.C384]);&quot;&quot;;&quot;null&quot;)">
            <text:p/>
          </table:table-cell>
          <table:table-cell table:formula="of:=IF(ISBLANK([.D384]);&quot;&quot;;&quot;'ACTIVE_RS'&quot;)">
            <text:p/>
          </table:table-cell>
          <table:table-cell table:formula="of:=IF(ISBLANK([.D38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4]&amp;&quot;' , &quot;&amp;&quot;'&quot;&amp;[.B384]&amp;&quot;' , &quot;&amp;&quot;'&quot;&amp;[.C384]&amp;&quot;' , &quot;&amp;&quot;'&quot;&amp;[.D384]&amp;&quot;' , &quot;&amp;&quot;&quot;&amp;[.E384]&amp;&quot; , &quot;&amp;&quot;&quot;&amp;[.F384]&amp;&quot; , &quot;&amp;&quot;&quot;&amp;[.G384]&amp;&quot; , &quot;&amp;&quot;&quot;&amp;[.H384]&amp;&quot; , &quot;&amp;&quot;&quot;&amp;[.I384]&amp;&quot; , &quot;&amp;&quot;&quot;&amp;[.J384]&amp;&quot; , &quot;&amp;&quot;&quot;&amp;[.K384]&amp;&quot; , &quot;&amp;&quot;&quot;&amp;[.L384]&amp;&quot; , &quot;&amp;&quot;&quot;&amp;[.M384]&amp;&quot; , &quot;&amp;&quot;&quot;&amp;[.N384]&amp;&quot; , &quot;&amp;&quot;&quot;&amp;[.O384]&amp;&quot; ); &quot;)">
            <text:p/>
          </table:table-cell>
          <table:table-cell table:formula="of:=IF(ISBLANK([.D384]);&quot;&quot;;&quot;INSERT INTO DIAMOND_CORE_LOOKUPS &quot;&amp;&quot;VALUES &quot;&amp;&quot;( &quot;&amp;&quot;'&quot;&amp;[.A384]&amp;&quot;' , &quot;&amp;&quot;'&quot;&amp;[.B384]&amp;&quot;' , &quot;&amp;&quot;'&quot;&amp;[.C384]&amp;&quot;' , &quot;&amp;&quot;'&quot;&amp;[.D384]&amp;&quot;' , &quot;&amp;&quot;&quot;&amp;[.E384]&amp;&quot; , &quot;&amp;&quot;&quot;&amp;[.F384]&amp;&quot; , &quot;&amp;&quot;&quot;&amp;[.G384]&amp;&quot; , &quot;&amp;&quot;&quot;&amp;[.H384]&amp;&quot; , &quot;&amp;&quot;&quot;&amp;[.I384]&amp;&quot; , &quot;&amp;&quot;&quot;&amp;[.J384]&amp;&quot; , &quot;&amp;&quot;&quot;&amp;[.K384]&amp;&quot; , &quot;&amp;&quot;&quot;&amp;[.L384]&amp;&quot; , &quot;&amp;&quot;&quot;&amp;[.M384]&amp;&quot; , &quot;&amp;&quot;&quot;&amp;[.N384]&amp;&quot; , &quot;&amp;&quot;&quot;&amp;[.O38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5]);&quot;&quot;;[.A384]+1)">
            <text:p/>
          </table:table-cell>
          <table:table-cell table:number-columns-repeated="3"/>
          <table:table-cell table:formula="of:=IF(ISBLANK([.C385]);&quot;&quot;;&quot;null&quot;)">
            <text:p/>
          </table:table-cell>
          <table:table-cell table:formula="of:=IF(ISBLANK([.C385]);&quot;&quot;;&quot;null&quot;)">
            <text:p/>
          </table:table-cell>
          <table:table-cell table:formula="of:=IF(ISBLANK([.C385]);&quot;&quot;;&quot;null&quot;)">
            <text:p/>
          </table:table-cell>
          <table:table-cell table:formula="of:=IF(ISBLANK([.C385]);&quot;&quot;;&quot;null&quot;)">
            <text:p/>
          </table:table-cell>
          <table:table-cell table:formula="of:=IF(ISBLANK([.C385]);&quot;&quot;;&quot;null&quot;)">
            <text:p/>
          </table:table-cell>
          <table:table-cell table:formula="of:=IF(ISBLANK([.C385]);&quot;&quot;;&quot;null&quot;)">
            <text:p/>
          </table:table-cell>
          <table:table-cell table:formula="of:=IF(ISBLANK([.D38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5]);&quot;&quot;;&quot;null&quot;)">
            <text:p/>
          </table:table-cell>
          <table:table-cell table:formula="of:=IF(ISBLANK([.C385]);&quot;&quot;;&quot;null&quot;)">
            <text:p/>
          </table:table-cell>
          <table:table-cell table:formula="of:=IF(ISBLANK([.D385]);&quot;&quot;;&quot;'ACTIVE_RS'&quot;)">
            <text:p/>
          </table:table-cell>
          <table:table-cell table:formula="of:=IF(ISBLANK([.D38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5]&amp;&quot;' , &quot;&amp;&quot;'&quot;&amp;[.B385]&amp;&quot;' , &quot;&amp;&quot;'&quot;&amp;[.C385]&amp;&quot;' , &quot;&amp;&quot;'&quot;&amp;[.D385]&amp;&quot;' , &quot;&amp;&quot;&quot;&amp;[.E385]&amp;&quot; , &quot;&amp;&quot;&quot;&amp;[.F385]&amp;&quot; , &quot;&amp;&quot;&quot;&amp;[.G385]&amp;&quot; , &quot;&amp;&quot;&quot;&amp;[.H385]&amp;&quot; , &quot;&amp;&quot;&quot;&amp;[.I385]&amp;&quot; , &quot;&amp;&quot;&quot;&amp;[.J385]&amp;&quot; , &quot;&amp;&quot;&quot;&amp;[.K385]&amp;&quot; , &quot;&amp;&quot;&quot;&amp;[.L385]&amp;&quot; , &quot;&amp;&quot;&quot;&amp;[.M385]&amp;&quot; , &quot;&amp;&quot;&quot;&amp;[.N385]&amp;&quot; , &quot;&amp;&quot;&quot;&amp;[.O385]&amp;&quot; ); &quot;)">
            <text:p/>
          </table:table-cell>
          <table:table-cell table:formula="of:=IF(ISBLANK([.D385]);&quot;&quot;;&quot;INSERT INTO DIAMOND_CORE_LOOKUPS &quot;&amp;&quot;VALUES &quot;&amp;&quot;( &quot;&amp;&quot;'&quot;&amp;[.A385]&amp;&quot;' , &quot;&amp;&quot;'&quot;&amp;[.B385]&amp;&quot;' , &quot;&amp;&quot;'&quot;&amp;[.C385]&amp;&quot;' , &quot;&amp;&quot;'&quot;&amp;[.D385]&amp;&quot;' , &quot;&amp;&quot;&quot;&amp;[.E385]&amp;&quot; , &quot;&amp;&quot;&quot;&amp;[.F385]&amp;&quot; , &quot;&amp;&quot;&quot;&amp;[.G385]&amp;&quot; , &quot;&amp;&quot;&quot;&amp;[.H385]&amp;&quot; , &quot;&amp;&quot;&quot;&amp;[.I385]&amp;&quot; , &quot;&amp;&quot;&quot;&amp;[.J385]&amp;&quot; , &quot;&amp;&quot;&quot;&amp;[.K385]&amp;&quot; , &quot;&amp;&quot;&quot;&amp;[.L385]&amp;&quot; , &quot;&amp;&quot;&quot;&amp;[.M385]&amp;&quot; , &quot;&amp;&quot;&quot;&amp;[.N385]&amp;&quot; , &quot;&amp;&quot;&quot;&amp;[.O38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6]);&quot;&quot;;[.A385]+1)">
            <text:p/>
          </table:table-cell>
          <table:table-cell table:number-columns-repeated="3"/>
          <table:table-cell table:formula="of:=IF(ISBLANK([.C386]);&quot;&quot;;&quot;null&quot;)">
            <text:p/>
          </table:table-cell>
          <table:table-cell table:formula="of:=IF(ISBLANK([.C386]);&quot;&quot;;&quot;null&quot;)">
            <text:p/>
          </table:table-cell>
          <table:table-cell table:formula="of:=IF(ISBLANK([.C386]);&quot;&quot;;&quot;null&quot;)">
            <text:p/>
          </table:table-cell>
          <table:table-cell table:formula="of:=IF(ISBLANK([.C386]);&quot;&quot;;&quot;null&quot;)">
            <text:p/>
          </table:table-cell>
          <table:table-cell table:formula="of:=IF(ISBLANK([.C386]);&quot;&quot;;&quot;null&quot;)">
            <text:p/>
          </table:table-cell>
          <table:table-cell table:formula="of:=IF(ISBLANK([.C386]);&quot;&quot;;&quot;null&quot;)">
            <text:p/>
          </table:table-cell>
          <table:table-cell table:formula="of:=IF(ISBLANK([.D38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6]);&quot;&quot;;&quot;null&quot;)">
            <text:p/>
          </table:table-cell>
          <table:table-cell table:formula="of:=IF(ISBLANK([.C386]);&quot;&quot;;&quot;null&quot;)">
            <text:p/>
          </table:table-cell>
          <table:table-cell table:formula="of:=IF(ISBLANK([.D386]);&quot;&quot;;&quot;'ACTIVE_RS'&quot;)">
            <text:p/>
          </table:table-cell>
          <table:table-cell table:formula="of:=IF(ISBLANK([.D38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6]&amp;&quot;' , &quot;&amp;&quot;'&quot;&amp;[.B386]&amp;&quot;' , &quot;&amp;&quot;'&quot;&amp;[.C386]&amp;&quot;' , &quot;&amp;&quot;'&quot;&amp;[.D386]&amp;&quot;' , &quot;&amp;&quot;&quot;&amp;[.E386]&amp;&quot; , &quot;&amp;&quot;&quot;&amp;[.F386]&amp;&quot; , &quot;&amp;&quot;&quot;&amp;[.G386]&amp;&quot; , &quot;&amp;&quot;&quot;&amp;[.H386]&amp;&quot; , &quot;&amp;&quot;&quot;&amp;[.I386]&amp;&quot; , &quot;&amp;&quot;&quot;&amp;[.J386]&amp;&quot; , &quot;&amp;&quot;&quot;&amp;[.K386]&amp;&quot; , &quot;&amp;&quot;&quot;&amp;[.L386]&amp;&quot; , &quot;&amp;&quot;&quot;&amp;[.M386]&amp;&quot; , &quot;&amp;&quot;&quot;&amp;[.N386]&amp;&quot; , &quot;&amp;&quot;&quot;&amp;[.O386]&amp;&quot; ); &quot;)">
            <text:p/>
          </table:table-cell>
          <table:table-cell table:formula="of:=IF(ISBLANK([.D386]);&quot;&quot;;&quot;INSERT INTO DIAMOND_CORE_LOOKUPS &quot;&amp;&quot;VALUES &quot;&amp;&quot;( &quot;&amp;&quot;'&quot;&amp;[.A386]&amp;&quot;' , &quot;&amp;&quot;'&quot;&amp;[.B386]&amp;&quot;' , &quot;&amp;&quot;'&quot;&amp;[.C386]&amp;&quot;' , &quot;&amp;&quot;'&quot;&amp;[.D386]&amp;&quot;' , &quot;&amp;&quot;&quot;&amp;[.E386]&amp;&quot; , &quot;&amp;&quot;&quot;&amp;[.F386]&amp;&quot; , &quot;&amp;&quot;&quot;&amp;[.G386]&amp;&quot; , &quot;&amp;&quot;&quot;&amp;[.H386]&amp;&quot; , &quot;&amp;&quot;&quot;&amp;[.I386]&amp;&quot; , &quot;&amp;&quot;&quot;&amp;[.J386]&amp;&quot; , &quot;&amp;&quot;&quot;&amp;[.K386]&amp;&quot; , &quot;&amp;&quot;&quot;&amp;[.L386]&amp;&quot; , &quot;&amp;&quot;&quot;&amp;[.M386]&amp;&quot; , &quot;&amp;&quot;&quot;&amp;[.N386]&amp;&quot; , &quot;&amp;&quot;&quot;&amp;[.O38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7]);&quot;&quot;;[.A386]+1)">
            <text:p/>
          </table:table-cell>
          <table:table-cell table:number-columns-repeated="3"/>
          <table:table-cell table:formula="of:=IF(ISBLANK([.C387]);&quot;&quot;;&quot;null&quot;)">
            <text:p/>
          </table:table-cell>
          <table:table-cell table:formula="of:=IF(ISBLANK([.C387]);&quot;&quot;;&quot;null&quot;)">
            <text:p/>
          </table:table-cell>
          <table:table-cell table:formula="of:=IF(ISBLANK([.C387]);&quot;&quot;;&quot;null&quot;)">
            <text:p/>
          </table:table-cell>
          <table:table-cell table:formula="of:=IF(ISBLANK([.C387]);&quot;&quot;;&quot;null&quot;)">
            <text:p/>
          </table:table-cell>
          <table:table-cell table:formula="of:=IF(ISBLANK([.C387]);&quot;&quot;;&quot;null&quot;)">
            <text:p/>
          </table:table-cell>
          <table:table-cell table:formula="of:=IF(ISBLANK([.C387]);&quot;&quot;;&quot;null&quot;)">
            <text:p/>
          </table:table-cell>
          <table:table-cell table:formula="of:=IF(ISBLANK([.D38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7]);&quot;&quot;;&quot;null&quot;)">
            <text:p/>
          </table:table-cell>
          <table:table-cell table:formula="of:=IF(ISBLANK([.C387]);&quot;&quot;;&quot;null&quot;)">
            <text:p/>
          </table:table-cell>
          <table:table-cell table:formula="of:=IF(ISBLANK([.D387]);&quot;&quot;;&quot;'ACTIVE_RS'&quot;)">
            <text:p/>
          </table:table-cell>
          <table:table-cell table:formula="of:=IF(ISBLANK([.D38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7]&amp;&quot;' , &quot;&amp;&quot;'&quot;&amp;[.B387]&amp;&quot;' , &quot;&amp;&quot;'&quot;&amp;[.C387]&amp;&quot;' , &quot;&amp;&quot;'&quot;&amp;[.D387]&amp;&quot;' , &quot;&amp;&quot;&quot;&amp;[.E387]&amp;&quot; , &quot;&amp;&quot;&quot;&amp;[.F387]&amp;&quot; , &quot;&amp;&quot;&quot;&amp;[.G387]&amp;&quot; , &quot;&amp;&quot;&quot;&amp;[.H387]&amp;&quot; , &quot;&amp;&quot;&quot;&amp;[.I387]&amp;&quot; , &quot;&amp;&quot;&quot;&amp;[.J387]&amp;&quot; , &quot;&amp;&quot;&quot;&amp;[.K387]&amp;&quot; , &quot;&amp;&quot;&quot;&amp;[.L387]&amp;&quot; , &quot;&amp;&quot;&quot;&amp;[.M387]&amp;&quot; , &quot;&amp;&quot;&quot;&amp;[.N387]&amp;&quot; , &quot;&amp;&quot;&quot;&amp;[.O387]&amp;&quot; ); &quot;)">
            <text:p/>
          </table:table-cell>
          <table:table-cell table:formula="of:=IF(ISBLANK([.D387]);&quot;&quot;;&quot;INSERT INTO DIAMOND_CORE_LOOKUPS &quot;&amp;&quot;VALUES &quot;&amp;&quot;( &quot;&amp;&quot;'&quot;&amp;[.A387]&amp;&quot;' , &quot;&amp;&quot;'&quot;&amp;[.B387]&amp;&quot;' , &quot;&amp;&quot;'&quot;&amp;[.C387]&amp;&quot;' , &quot;&amp;&quot;'&quot;&amp;[.D387]&amp;&quot;' , &quot;&amp;&quot;&quot;&amp;[.E387]&amp;&quot; , &quot;&amp;&quot;&quot;&amp;[.F387]&amp;&quot; , &quot;&amp;&quot;&quot;&amp;[.G387]&amp;&quot; , &quot;&amp;&quot;&quot;&amp;[.H387]&amp;&quot; , &quot;&amp;&quot;&quot;&amp;[.I387]&amp;&quot; , &quot;&amp;&quot;&quot;&amp;[.J387]&amp;&quot; , &quot;&amp;&quot;&quot;&amp;[.K387]&amp;&quot; , &quot;&amp;&quot;&quot;&amp;[.L387]&amp;&quot; , &quot;&amp;&quot;&quot;&amp;[.M387]&amp;&quot; , &quot;&amp;&quot;&quot;&amp;[.N387]&amp;&quot; , &quot;&amp;&quot;&quot;&amp;[.O38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8]);&quot;&quot;;[.A387]+1)">
            <text:p/>
          </table:table-cell>
          <table:table-cell table:number-columns-repeated="3"/>
          <table:table-cell table:formula="of:=IF(ISBLANK([.C388]);&quot;&quot;;&quot;null&quot;)">
            <text:p/>
          </table:table-cell>
          <table:table-cell table:formula="of:=IF(ISBLANK([.C388]);&quot;&quot;;&quot;null&quot;)">
            <text:p/>
          </table:table-cell>
          <table:table-cell table:formula="of:=IF(ISBLANK([.C388]);&quot;&quot;;&quot;null&quot;)">
            <text:p/>
          </table:table-cell>
          <table:table-cell table:formula="of:=IF(ISBLANK([.C388]);&quot;&quot;;&quot;null&quot;)">
            <text:p/>
          </table:table-cell>
          <table:table-cell table:formula="of:=IF(ISBLANK([.C388]);&quot;&quot;;&quot;null&quot;)">
            <text:p/>
          </table:table-cell>
          <table:table-cell table:formula="of:=IF(ISBLANK([.C388]);&quot;&quot;;&quot;null&quot;)">
            <text:p/>
          </table:table-cell>
          <table:table-cell table:formula="of:=IF(ISBLANK([.D38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8]);&quot;&quot;;&quot;null&quot;)">
            <text:p/>
          </table:table-cell>
          <table:table-cell table:formula="of:=IF(ISBLANK([.C388]);&quot;&quot;;&quot;null&quot;)">
            <text:p/>
          </table:table-cell>
          <table:table-cell table:formula="of:=IF(ISBLANK([.D388]);&quot;&quot;;&quot;'ACTIVE_RS'&quot;)">
            <text:p/>
          </table:table-cell>
          <table:table-cell table:formula="of:=IF(ISBLANK([.D38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8]&amp;&quot;' , &quot;&amp;&quot;'&quot;&amp;[.B388]&amp;&quot;' , &quot;&amp;&quot;'&quot;&amp;[.C388]&amp;&quot;' , &quot;&amp;&quot;'&quot;&amp;[.D388]&amp;&quot;' , &quot;&amp;&quot;&quot;&amp;[.E388]&amp;&quot; , &quot;&amp;&quot;&quot;&amp;[.F388]&amp;&quot; , &quot;&amp;&quot;&quot;&amp;[.G388]&amp;&quot; , &quot;&amp;&quot;&quot;&amp;[.H388]&amp;&quot; , &quot;&amp;&quot;&quot;&amp;[.I388]&amp;&quot; , &quot;&amp;&quot;&quot;&amp;[.J388]&amp;&quot; , &quot;&amp;&quot;&quot;&amp;[.K388]&amp;&quot; , &quot;&amp;&quot;&quot;&amp;[.L388]&amp;&quot; , &quot;&amp;&quot;&quot;&amp;[.M388]&amp;&quot; , &quot;&amp;&quot;&quot;&amp;[.N388]&amp;&quot; , &quot;&amp;&quot;&quot;&amp;[.O388]&amp;&quot; ); &quot;)">
            <text:p/>
          </table:table-cell>
          <table:table-cell table:formula="of:=IF(ISBLANK([.D388]);&quot;&quot;;&quot;INSERT INTO DIAMOND_CORE_LOOKUPS &quot;&amp;&quot;VALUES &quot;&amp;&quot;( &quot;&amp;&quot;'&quot;&amp;[.A388]&amp;&quot;' , &quot;&amp;&quot;'&quot;&amp;[.B388]&amp;&quot;' , &quot;&amp;&quot;'&quot;&amp;[.C388]&amp;&quot;' , &quot;&amp;&quot;'&quot;&amp;[.D388]&amp;&quot;' , &quot;&amp;&quot;&quot;&amp;[.E388]&amp;&quot; , &quot;&amp;&quot;&quot;&amp;[.F388]&amp;&quot; , &quot;&amp;&quot;&quot;&amp;[.G388]&amp;&quot; , &quot;&amp;&quot;&quot;&amp;[.H388]&amp;&quot; , &quot;&amp;&quot;&quot;&amp;[.I388]&amp;&quot; , &quot;&amp;&quot;&quot;&amp;[.J388]&amp;&quot; , &quot;&amp;&quot;&quot;&amp;[.K388]&amp;&quot; , &quot;&amp;&quot;&quot;&amp;[.L388]&amp;&quot; , &quot;&amp;&quot;&quot;&amp;[.M388]&amp;&quot; , &quot;&amp;&quot;&quot;&amp;[.N388]&amp;&quot; , &quot;&amp;&quot;&quot;&amp;[.O38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89]);&quot;&quot;;[.A388]+1)">
            <text:p/>
          </table:table-cell>
          <table:table-cell table:number-columns-repeated="3"/>
          <table:table-cell table:formula="of:=IF(ISBLANK([.C389]);&quot;&quot;;&quot;null&quot;)">
            <text:p/>
          </table:table-cell>
          <table:table-cell table:formula="of:=IF(ISBLANK([.C389]);&quot;&quot;;&quot;null&quot;)">
            <text:p/>
          </table:table-cell>
          <table:table-cell table:formula="of:=IF(ISBLANK([.C389]);&quot;&quot;;&quot;null&quot;)">
            <text:p/>
          </table:table-cell>
          <table:table-cell table:formula="of:=IF(ISBLANK([.C389]);&quot;&quot;;&quot;null&quot;)">
            <text:p/>
          </table:table-cell>
          <table:table-cell table:formula="of:=IF(ISBLANK([.C389]);&quot;&quot;;&quot;null&quot;)">
            <text:p/>
          </table:table-cell>
          <table:table-cell table:formula="of:=IF(ISBLANK([.C389]);&quot;&quot;;&quot;null&quot;)">
            <text:p/>
          </table:table-cell>
          <table:table-cell table:formula="of:=IF(ISBLANK([.D38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89]);&quot;&quot;;&quot;null&quot;)">
            <text:p/>
          </table:table-cell>
          <table:table-cell table:formula="of:=IF(ISBLANK([.C389]);&quot;&quot;;&quot;null&quot;)">
            <text:p/>
          </table:table-cell>
          <table:table-cell table:formula="of:=IF(ISBLANK([.D389]);&quot;&quot;;&quot;'ACTIVE_RS'&quot;)">
            <text:p/>
          </table:table-cell>
          <table:table-cell table:formula="of:=IF(ISBLANK([.D38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89]&amp;&quot;' , &quot;&amp;&quot;'&quot;&amp;[.B389]&amp;&quot;' , &quot;&amp;&quot;'&quot;&amp;[.C389]&amp;&quot;' , &quot;&amp;&quot;'&quot;&amp;[.D389]&amp;&quot;' , &quot;&amp;&quot;&quot;&amp;[.E389]&amp;&quot; , &quot;&amp;&quot;&quot;&amp;[.F389]&amp;&quot; , &quot;&amp;&quot;&quot;&amp;[.G389]&amp;&quot; , &quot;&amp;&quot;&quot;&amp;[.H389]&amp;&quot; , &quot;&amp;&quot;&quot;&amp;[.I389]&amp;&quot; , &quot;&amp;&quot;&quot;&amp;[.J389]&amp;&quot; , &quot;&amp;&quot;&quot;&amp;[.K389]&amp;&quot; , &quot;&amp;&quot;&quot;&amp;[.L389]&amp;&quot; , &quot;&amp;&quot;&quot;&amp;[.M389]&amp;&quot; , &quot;&amp;&quot;&quot;&amp;[.N389]&amp;&quot; , &quot;&amp;&quot;&quot;&amp;[.O389]&amp;&quot; ); &quot;)">
            <text:p/>
          </table:table-cell>
          <table:table-cell table:formula="of:=IF(ISBLANK([.D389]);&quot;&quot;;&quot;INSERT INTO DIAMOND_CORE_LOOKUPS &quot;&amp;&quot;VALUES &quot;&amp;&quot;( &quot;&amp;&quot;'&quot;&amp;[.A389]&amp;&quot;' , &quot;&amp;&quot;'&quot;&amp;[.B389]&amp;&quot;' , &quot;&amp;&quot;'&quot;&amp;[.C389]&amp;&quot;' , &quot;&amp;&quot;'&quot;&amp;[.D389]&amp;&quot;' , &quot;&amp;&quot;&quot;&amp;[.E389]&amp;&quot; , &quot;&amp;&quot;&quot;&amp;[.F389]&amp;&quot; , &quot;&amp;&quot;&quot;&amp;[.G389]&amp;&quot; , &quot;&amp;&quot;&quot;&amp;[.H389]&amp;&quot; , &quot;&amp;&quot;&quot;&amp;[.I389]&amp;&quot; , &quot;&amp;&quot;&quot;&amp;[.J389]&amp;&quot; , &quot;&amp;&quot;&quot;&amp;[.K389]&amp;&quot; , &quot;&amp;&quot;&quot;&amp;[.L389]&amp;&quot; , &quot;&amp;&quot;&quot;&amp;[.M389]&amp;&quot; , &quot;&amp;&quot;&quot;&amp;[.N389]&amp;&quot; , &quot;&amp;&quot;&quot;&amp;[.O38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0]);&quot;&quot;;[.A389]+1)">
            <text:p/>
          </table:table-cell>
          <table:table-cell table:number-columns-repeated="3"/>
          <table:table-cell table:formula="of:=IF(ISBLANK([.C390]);&quot;&quot;;&quot;null&quot;)">
            <text:p/>
          </table:table-cell>
          <table:table-cell table:formula="of:=IF(ISBLANK([.C390]);&quot;&quot;;&quot;null&quot;)">
            <text:p/>
          </table:table-cell>
          <table:table-cell table:formula="of:=IF(ISBLANK([.C390]);&quot;&quot;;&quot;null&quot;)">
            <text:p/>
          </table:table-cell>
          <table:table-cell table:formula="of:=IF(ISBLANK([.C390]);&quot;&quot;;&quot;null&quot;)">
            <text:p/>
          </table:table-cell>
          <table:table-cell table:formula="of:=IF(ISBLANK([.C390]);&quot;&quot;;&quot;null&quot;)">
            <text:p/>
          </table:table-cell>
          <table:table-cell table:formula="of:=IF(ISBLANK([.C390]);&quot;&quot;;&quot;null&quot;)">
            <text:p/>
          </table:table-cell>
          <table:table-cell table:formula="of:=IF(ISBLANK([.D39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0]);&quot;&quot;;&quot;null&quot;)">
            <text:p/>
          </table:table-cell>
          <table:table-cell table:formula="of:=IF(ISBLANK([.C390]);&quot;&quot;;&quot;null&quot;)">
            <text:p/>
          </table:table-cell>
          <table:table-cell table:formula="of:=IF(ISBLANK([.D390]);&quot;&quot;;&quot;'ACTIVE_RS'&quot;)">
            <text:p/>
          </table:table-cell>
          <table:table-cell table:formula="of:=IF(ISBLANK([.D39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0]&amp;&quot;' , &quot;&amp;&quot;'&quot;&amp;[.B390]&amp;&quot;' , &quot;&amp;&quot;'&quot;&amp;[.C390]&amp;&quot;' , &quot;&amp;&quot;'&quot;&amp;[.D390]&amp;&quot;' , &quot;&amp;&quot;&quot;&amp;[.E390]&amp;&quot; , &quot;&amp;&quot;&quot;&amp;[.F390]&amp;&quot; , &quot;&amp;&quot;&quot;&amp;[.G390]&amp;&quot; , &quot;&amp;&quot;&quot;&amp;[.H390]&amp;&quot; , &quot;&amp;&quot;&quot;&amp;[.I390]&amp;&quot; , &quot;&amp;&quot;&quot;&amp;[.J390]&amp;&quot; , &quot;&amp;&quot;&quot;&amp;[.K390]&amp;&quot; , &quot;&amp;&quot;&quot;&amp;[.L390]&amp;&quot; , &quot;&amp;&quot;&quot;&amp;[.M390]&amp;&quot; , &quot;&amp;&quot;&quot;&amp;[.N390]&amp;&quot; , &quot;&amp;&quot;&quot;&amp;[.O390]&amp;&quot; ); &quot;)">
            <text:p/>
          </table:table-cell>
          <table:table-cell table:formula="of:=IF(ISBLANK([.D390]);&quot;&quot;;&quot;INSERT INTO DIAMOND_CORE_LOOKUPS &quot;&amp;&quot;VALUES &quot;&amp;&quot;( &quot;&amp;&quot;'&quot;&amp;[.A390]&amp;&quot;' , &quot;&amp;&quot;'&quot;&amp;[.B390]&amp;&quot;' , &quot;&amp;&quot;'&quot;&amp;[.C390]&amp;&quot;' , &quot;&amp;&quot;'&quot;&amp;[.D390]&amp;&quot;' , &quot;&amp;&quot;&quot;&amp;[.E390]&amp;&quot; , &quot;&amp;&quot;&quot;&amp;[.F390]&amp;&quot; , &quot;&amp;&quot;&quot;&amp;[.G390]&amp;&quot; , &quot;&amp;&quot;&quot;&amp;[.H390]&amp;&quot; , &quot;&amp;&quot;&quot;&amp;[.I390]&amp;&quot; , &quot;&amp;&quot;&quot;&amp;[.J390]&amp;&quot; , &quot;&amp;&quot;&quot;&amp;[.K390]&amp;&quot; , &quot;&amp;&quot;&quot;&amp;[.L390]&amp;&quot; , &quot;&amp;&quot;&quot;&amp;[.M390]&amp;&quot; , &quot;&amp;&quot;&quot;&amp;[.N390]&amp;&quot; , &quot;&amp;&quot;&quot;&amp;[.O39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1]);&quot;&quot;;[.A390]+1)">
            <text:p/>
          </table:table-cell>
          <table:table-cell table:number-columns-repeated="3"/>
          <table:table-cell table:formula="of:=IF(ISBLANK([.C391]);&quot;&quot;;&quot;null&quot;)">
            <text:p/>
          </table:table-cell>
          <table:table-cell table:formula="of:=IF(ISBLANK([.C391]);&quot;&quot;;&quot;null&quot;)">
            <text:p/>
          </table:table-cell>
          <table:table-cell table:formula="of:=IF(ISBLANK([.C391]);&quot;&quot;;&quot;null&quot;)">
            <text:p/>
          </table:table-cell>
          <table:table-cell table:formula="of:=IF(ISBLANK([.C391]);&quot;&quot;;&quot;null&quot;)">
            <text:p/>
          </table:table-cell>
          <table:table-cell table:formula="of:=IF(ISBLANK([.C391]);&quot;&quot;;&quot;null&quot;)">
            <text:p/>
          </table:table-cell>
          <table:table-cell table:formula="of:=IF(ISBLANK([.C391]);&quot;&quot;;&quot;null&quot;)">
            <text:p/>
          </table:table-cell>
          <table:table-cell table:formula="of:=IF(ISBLANK([.D39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1]);&quot;&quot;;&quot;null&quot;)">
            <text:p/>
          </table:table-cell>
          <table:table-cell table:formula="of:=IF(ISBLANK([.C391]);&quot;&quot;;&quot;null&quot;)">
            <text:p/>
          </table:table-cell>
          <table:table-cell table:formula="of:=IF(ISBLANK([.D391]);&quot;&quot;;&quot;'ACTIVE_RS'&quot;)">
            <text:p/>
          </table:table-cell>
          <table:table-cell table:formula="of:=IF(ISBLANK([.D39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1]&amp;&quot;' , &quot;&amp;&quot;'&quot;&amp;[.B391]&amp;&quot;' , &quot;&amp;&quot;'&quot;&amp;[.C391]&amp;&quot;' , &quot;&amp;&quot;'&quot;&amp;[.D391]&amp;&quot;' , &quot;&amp;&quot;&quot;&amp;[.E391]&amp;&quot; , &quot;&amp;&quot;&quot;&amp;[.F391]&amp;&quot; , &quot;&amp;&quot;&quot;&amp;[.G391]&amp;&quot; , &quot;&amp;&quot;&quot;&amp;[.H391]&amp;&quot; , &quot;&amp;&quot;&quot;&amp;[.I391]&amp;&quot; , &quot;&amp;&quot;&quot;&amp;[.J391]&amp;&quot; , &quot;&amp;&quot;&quot;&amp;[.K391]&amp;&quot; , &quot;&amp;&quot;&quot;&amp;[.L391]&amp;&quot; , &quot;&amp;&quot;&quot;&amp;[.M391]&amp;&quot; , &quot;&amp;&quot;&quot;&amp;[.N391]&amp;&quot; , &quot;&amp;&quot;&quot;&amp;[.O391]&amp;&quot; ); &quot;)">
            <text:p/>
          </table:table-cell>
          <table:table-cell table:formula="of:=IF(ISBLANK([.D391]);&quot;&quot;;&quot;INSERT INTO DIAMOND_CORE_LOOKUPS &quot;&amp;&quot;VALUES &quot;&amp;&quot;( &quot;&amp;&quot;'&quot;&amp;[.A391]&amp;&quot;' , &quot;&amp;&quot;'&quot;&amp;[.B391]&amp;&quot;' , &quot;&amp;&quot;'&quot;&amp;[.C391]&amp;&quot;' , &quot;&amp;&quot;'&quot;&amp;[.D391]&amp;&quot;' , &quot;&amp;&quot;&quot;&amp;[.E391]&amp;&quot; , &quot;&amp;&quot;&quot;&amp;[.F391]&amp;&quot; , &quot;&amp;&quot;&quot;&amp;[.G391]&amp;&quot; , &quot;&amp;&quot;&quot;&amp;[.H391]&amp;&quot; , &quot;&amp;&quot;&quot;&amp;[.I391]&amp;&quot; , &quot;&amp;&quot;&quot;&amp;[.J391]&amp;&quot; , &quot;&amp;&quot;&quot;&amp;[.K391]&amp;&quot; , &quot;&amp;&quot;&quot;&amp;[.L391]&amp;&quot; , &quot;&amp;&quot;&quot;&amp;[.M391]&amp;&quot; , &quot;&amp;&quot;&quot;&amp;[.N391]&amp;&quot; , &quot;&amp;&quot;&quot;&amp;[.O39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2]);&quot;&quot;;[.A391]+1)">
            <text:p/>
          </table:table-cell>
          <table:table-cell table:number-columns-repeated="3"/>
          <table:table-cell table:formula="of:=IF(ISBLANK([.C392]);&quot;&quot;;&quot;null&quot;)">
            <text:p/>
          </table:table-cell>
          <table:table-cell table:formula="of:=IF(ISBLANK([.C392]);&quot;&quot;;&quot;null&quot;)">
            <text:p/>
          </table:table-cell>
          <table:table-cell table:formula="of:=IF(ISBLANK([.C392]);&quot;&quot;;&quot;null&quot;)">
            <text:p/>
          </table:table-cell>
          <table:table-cell table:formula="of:=IF(ISBLANK([.C392]);&quot;&quot;;&quot;null&quot;)">
            <text:p/>
          </table:table-cell>
          <table:table-cell table:formula="of:=IF(ISBLANK([.C392]);&quot;&quot;;&quot;null&quot;)">
            <text:p/>
          </table:table-cell>
          <table:table-cell table:formula="of:=IF(ISBLANK([.C392]);&quot;&quot;;&quot;null&quot;)">
            <text:p/>
          </table:table-cell>
          <table:table-cell table:formula="of:=IF(ISBLANK([.D39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2]);&quot;&quot;;&quot;null&quot;)">
            <text:p/>
          </table:table-cell>
          <table:table-cell table:formula="of:=IF(ISBLANK([.C392]);&quot;&quot;;&quot;null&quot;)">
            <text:p/>
          </table:table-cell>
          <table:table-cell table:formula="of:=IF(ISBLANK([.D392]);&quot;&quot;;&quot;'ACTIVE_RS'&quot;)">
            <text:p/>
          </table:table-cell>
          <table:table-cell table:formula="of:=IF(ISBLANK([.D39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2]&amp;&quot;' , &quot;&amp;&quot;'&quot;&amp;[.B392]&amp;&quot;' , &quot;&amp;&quot;'&quot;&amp;[.C392]&amp;&quot;' , &quot;&amp;&quot;'&quot;&amp;[.D392]&amp;&quot;' , &quot;&amp;&quot;&quot;&amp;[.E392]&amp;&quot; , &quot;&amp;&quot;&quot;&amp;[.F392]&amp;&quot; , &quot;&amp;&quot;&quot;&amp;[.G392]&amp;&quot; , &quot;&amp;&quot;&quot;&amp;[.H392]&amp;&quot; , &quot;&amp;&quot;&quot;&amp;[.I392]&amp;&quot; , &quot;&amp;&quot;&quot;&amp;[.J392]&amp;&quot; , &quot;&amp;&quot;&quot;&amp;[.K392]&amp;&quot; , &quot;&amp;&quot;&quot;&amp;[.L392]&amp;&quot; , &quot;&amp;&quot;&quot;&amp;[.M392]&amp;&quot; , &quot;&amp;&quot;&quot;&amp;[.N392]&amp;&quot; , &quot;&amp;&quot;&quot;&amp;[.O392]&amp;&quot; ); &quot;)">
            <text:p/>
          </table:table-cell>
          <table:table-cell table:formula="of:=IF(ISBLANK([.D392]);&quot;&quot;;&quot;INSERT INTO DIAMOND_CORE_LOOKUPS &quot;&amp;&quot;VALUES &quot;&amp;&quot;( &quot;&amp;&quot;'&quot;&amp;[.A392]&amp;&quot;' , &quot;&amp;&quot;'&quot;&amp;[.B392]&amp;&quot;' , &quot;&amp;&quot;'&quot;&amp;[.C392]&amp;&quot;' , &quot;&amp;&quot;'&quot;&amp;[.D392]&amp;&quot;' , &quot;&amp;&quot;&quot;&amp;[.E392]&amp;&quot; , &quot;&amp;&quot;&quot;&amp;[.F392]&amp;&quot; , &quot;&amp;&quot;&quot;&amp;[.G392]&amp;&quot; , &quot;&amp;&quot;&quot;&amp;[.H392]&amp;&quot; , &quot;&amp;&quot;&quot;&amp;[.I392]&amp;&quot; , &quot;&amp;&quot;&quot;&amp;[.J392]&amp;&quot; , &quot;&amp;&quot;&quot;&amp;[.K392]&amp;&quot; , &quot;&amp;&quot;&quot;&amp;[.L392]&amp;&quot; , &quot;&amp;&quot;&quot;&amp;[.M392]&amp;&quot; , &quot;&amp;&quot;&quot;&amp;[.N392]&amp;&quot; , &quot;&amp;&quot;&quot;&amp;[.O39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3]);&quot;&quot;;[.A392]+1)">
            <text:p/>
          </table:table-cell>
          <table:table-cell table:number-columns-repeated="3"/>
          <table:table-cell table:formula="of:=IF(ISBLANK([.C393]);&quot;&quot;;&quot;null&quot;)">
            <text:p/>
          </table:table-cell>
          <table:table-cell table:formula="of:=IF(ISBLANK([.C393]);&quot;&quot;;&quot;null&quot;)">
            <text:p/>
          </table:table-cell>
          <table:table-cell table:formula="of:=IF(ISBLANK([.C393]);&quot;&quot;;&quot;null&quot;)">
            <text:p/>
          </table:table-cell>
          <table:table-cell table:formula="of:=IF(ISBLANK([.C393]);&quot;&quot;;&quot;null&quot;)">
            <text:p/>
          </table:table-cell>
          <table:table-cell table:formula="of:=IF(ISBLANK([.C393]);&quot;&quot;;&quot;null&quot;)">
            <text:p/>
          </table:table-cell>
          <table:table-cell table:formula="of:=IF(ISBLANK([.C393]);&quot;&quot;;&quot;null&quot;)">
            <text:p/>
          </table:table-cell>
          <table:table-cell table:formula="of:=IF(ISBLANK([.D393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3]);&quot;&quot;;&quot;null&quot;)">
            <text:p/>
          </table:table-cell>
          <table:table-cell table:formula="of:=IF(ISBLANK([.C393]);&quot;&quot;;&quot;null&quot;)">
            <text:p/>
          </table:table-cell>
          <table:table-cell table:formula="of:=IF(ISBLANK([.D393]);&quot;&quot;;&quot;'ACTIVE_RS'&quot;)">
            <text:p/>
          </table:table-cell>
          <table:table-cell table:formula="of:=IF(ISBLANK([.D393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3]&amp;&quot;' , &quot;&amp;&quot;'&quot;&amp;[.B393]&amp;&quot;' , &quot;&amp;&quot;'&quot;&amp;[.C393]&amp;&quot;' , &quot;&amp;&quot;'&quot;&amp;[.D393]&amp;&quot;' , &quot;&amp;&quot;&quot;&amp;[.E393]&amp;&quot; , &quot;&amp;&quot;&quot;&amp;[.F393]&amp;&quot; , &quot;&amp;&quot;&quot;&amp;[.G393]&amp;&quot; , &quot;&amp;&quot;&quot;&amp;[.H393]&amp;&quot; , &quot;&amp;&quot;&quot;&amp;[.I393]&amp;&quot; , &quot;&amp;&quot;&quot;&amp;[.J393]&amp;&quot; , &quot;&amp;&quot;&quot;&amp;[.K393]&amp;&quot; , &quot;&amp;&quot;&quot;&amp;[.L393]&amp;&quot; , &quot;&amp;&quot;&quot;&amp;[.M393]&amp;&quot; , &quot;&amp;&quot;&quot;&amp;[.N393]&amp;&quot; , &quot;&amp;&quot;&quot;&amp;[.O393]&amp;&quot; ); &quot;)">
            <text:p/>
          </table:table-cell>
          <table:table-cell table:formula="of:=IF(ISBLANK([.D393]);&quot;&quot;;&quot;INSERT INTO DIAMOND_CORE_LOOKUPS &quot;&amp;&quot;VALUES &quot;&amp;&quot;( &quot;&amp;&quot;'&quot;&amp;[.A393]&amp;&quot;' , &quot;&amp;&quot;'&quot;&amp;[.B393]&amp;&quot;' , &quot;&amp;&quot;'&quot;&amp;[.C393]&amp;&quot;' , &quot;&amp;&quot;'&quot;&amp;[.D393]&amp;&quot;' , &quot;&amp;&quot;&quot;&amp;[.E393]&amp;&quot; , &quot;&amp;&quot;&quot;&amp;[.F393]&amp;&quot; , &quot;&amp;&quot;&quot;&amp;[.G393]&amp;&quot; , &quot;&amp;&quot;&quot;&amp;[.H393]&amp;&quot; , &quot;&amp;&quot;&quot;&amp;[.I393]&amp;&quot; , &quot;&amp;&quot;&quot;&amp;[.J393]&amp;&quot; , &quot;&amp;&quot;&quot;&amp;[.K393]&amp;&quot; , &quot;&amp;&quot;&quot;&amp;[.L393]&amp;&quot; , &quot;&amp;&quot;&quot;&amp;[.M393]&amp;&quot; , &quot;&amp;&quot;&quot;&amp;[.N393]&amp;&quot; , &quot;&amp;&quot;&quot;&amp;[.O39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4]);&quot;&quot;;[.A393]+1)">
            <text:p/>
          </table:table-cell>
          <table:table-cell table:number-columns-repeated="3"/>
          <table:table-cell table:formula="of:=IF(ISBLANK([.C394]);&quot;&quot;;&quot;null&quot;)">
            <text:p/>
          </table:table-cell>
          <table:table-cell table:formula="of:=IF(ISBLANK([.C394]);&quot;&quot;;&quot;null&quot;)">
            <text:p/>
          </table:table-cell>
          <table:table-cell table:formula="of:=IF(ISBLANK([.C394]);&quot;&quot;;&quot;null&quot;)">
            <text:p/>
          </table:table-cell>
          <table:table-cell table:formula="of:=IF(ISBLANK([.C394]);&quot;&quot;;&quot;null&quot;)">
            <text:p/>
          </table:table-cell>
          <table:table-cell table:formula="of:=IF(ISBLANK([.C394]);&quot;&quot;;&quot;null&quot;)">
            <text:p/>
          </table:table-cell>
          <table:table-cell table:formula="of:=IF(ISBLANK([.C394]);&quot;&quot;;&quot;null&quot;)">
            <text:p/>
          </table:table-cell>
          <table:table-cell table:formula="of:=IF(ISBLANK([.D394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4]);&quot;&quot;;&quot;null&quot;)">
            <text:p/>
          </table:table-cell>
          <table:table-cell table:formula="of:=IF(ISBLANK([.C394]);&quot;&quot;;&quot;null&quot;)">
            <text:p/>
          </table:table-cell>
          <table:table-cell table:formula="of:=IF(ISBLANK([.D394]);&quot;&quot;;&quot;'ACTIVE_RS'&quot;)">
            <text:p/>
          </table:table-cell>
          <table:table-cell table:formula="of:=IF(ISBLANK([.D394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4]&amp;&quot;' , &quot;&amp;&quot;'&quot;&amp;[.B394]&amp;&quot;' , &quot;&amp;&quot;'&quot;&amp;[.C394]&amp;&quot;' , &quot;&amp;&quot;'&quot;&amp;[.D394]&amp;&quot;' , &quot;&amp;&quot;&quot;&amp;[.E394]&amp;&quot; , &quot;&amp;&quot;&quot;&amp;[.F394]&amp;&quot; , &quot;&amp;&quot;&quot;&amp;[.G394]&amp;&quot; , &quot;&amp;&quot;&quot;&amp;[.H394]&amp;&quot; , &quot;&amp;&quot;&quot;&amp;[.I394]&amp;&quot; , &quot;&amp;&quot;&quot;&amp;[.J394]&amp;&quot; , &quot;&amp;&quot;&quot;&amp;[.K394]&amp;&quot; , &quot;&amp;&quot;&quot;&amp;[.L394]&amp;&quot; , &quot;&amp;&quot;&quot;&amp;[.M394]&amp;&quot; , &quot;&amp;&quot;&quot;&amp;[.N394]&amp;&quot; , &quot;&amp;&quot;&quot;&amp;[.O394]&amp;&quot; ); &quot;)">
            <text:p/>
          </table:table-cell>
          <table:table-cell table:formula="of:=IF(ISBLANK([.D394]);&quot;&quot;;&quot;INSERT INTO DIAMOND_CORE_LOOKUPS &quot;&amp;&quot;VALUES &quot;&amp;&quot;( &quot;&amp;&quot;'&quot;&amp;[.A394]&amp;&quot;' , &quot;&amp;&quot;'&quot;&amp;[.B394]&amp;&quot;' , &quot;&amp;&quot;'&quot;&amp;[.C394]&amp;&quot;' , &quot;&amp;&quot;'&quot;&amp;[.D394]&amp;&quot;' , &quot;&amp;&quot;&quot;&amp;[.E394]&amp;&quot; , &quot;&amp;&quot;&quot;&amp;[.F394]&amp;&quot; , &quot;&amp;&quot;&quot;&amp;[.G394]&amp;&quot; , &quot;&amp;&quot;&quot;&amp;[.H394]&amp;&quot; , &quot;&amp;&quot;&quot;&amp;[.I394]&amp;&quot; , &quot;&amp;&quot;&quot;&amp;[.J394]&amp;&quot; , &quot;&amp;&quot;&quot;&amp;[.K394]&amp;&quot; , &quot;&amp;&quot;&quot;&amp;[.L394]&amp;&quot; , &quot;&amp;&quot;&quot;&amp;[.M394]&amp;&quot; , &quot;&amp;&quot;&quot;&amp;[.N394]&amp;&quot; , &quot;&amp;&quot;&quot;&amp;[.O39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5]);&quot;&quot;;[.A394]+1)">
            <text:p/>
          </table:table-cell>
          <table:table-cell table:number-columns-repeated="3"/>
          <table:table-cell table:formula="of:=IF(ISBLANK([.C395]);&quot;&quot;;&quot;null&quot;)">
            <text:p/>
          </table:table-cell>
          <table:table-cell table:formula="of:=IF(ISBLANK([.C395]);&quot;&quot;;&quot;null&quot;)">
            <text:p/>
          </table:table-cell>
          <table:table-cell table:formula="of:=IF(ISBLANK([.C395]);&quot;&quot;;&quot;null&quot;)">
            <text:p/>
          </table:table-cell>
          <table:table-cell table:formula="of:=IF(ISBLANK([.C395]);&quot;&quot;;&quot;null&quot;)">
            <text:p/>
          </table:table-cell>
          <table:table-cell table:formula="of:=IF(ISBLANK([.C395]);&quot;&quot;;&quot;null&quot;)">
            <text:p/>
          </table:table-cell>
          <table:table-cell table:formula="of:=IF(ISBLANK([.C395]);&quot;&quot;;&quot;null&quot;)">
            <text:p/>
          </table:table-cell>
          <table:table-cell table:formula="of:=IF(ISBLANK([.D395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5]);&quot;&quot;;&quot;null&quot;)">
            <text:p/>
          </table:table-cell>
          <table:table-cell table:formula="of:=IF(ISBLANK([.C395]);&quot;&quot;;&quot;null&quot;)">
            <text:p/>
          </table:table-cell>
          <table:table-cell table:formula="of:=IF(ISBLANK([.D395]);&quot;&quot;;&quot;'ACTIVE_RS'&quot;)">
            <text:p/>
          </table:table-cell>
          <table:table-cell table:formula="of:=IF(ISBLANK([.D395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5]&amp;&quot;' , &quot;&amp;&quot;'&quot;&amp;[.B395]&amp;&quot;' , &quot;&amp;&quot;'&quot;&amp;[.C395]&amp;&quot;' , &quot;&amp;&quot;'&quot;&amp;[.D395]&amp;&quot;' , &quot;&amp;&quot;&quot;&amp;[.E395]&amp;&quot; , &quot;&amp;&quot;&quot;&amp;[.F395]&amp;&quot; , &quot;&amp;&quot;&quot;&amp;[.G395]&amp;&quot; , &quot;&amp;&quot;&quot;&amp;[.H395]&amp;&quot; , &quot;&amp;&quot;&quot;&amp;[.I395]&amp;&quot; , &quot;&amp;&quot;&quot;&amp;[.J395]&amp;&quot; , &quot;&amp;&quot;&quot;&amp;[.K395]&amp;&quot; , &quot;&amp;&quot;&quot;&amp;[.L395]&amp;&quot; , &quot;&amp;&quot;&quot;&amp;[.M395]&amp;&quot; , &quot;&amp;&quot;&quot;&amp;[.N395]&amp;&quot; , &quot;&amp;&quot;&quot;&amp;[.O395]&amp;&quot; ); &quot;)">
            <text:p/>
          </table:table-cell>
          <table:table-cell table:formula="of:=IF(ISBLANK([.D395]);&quot;&quot;;&quot;INSERT INTO DIAMOND_CORE_LOOKUPS &quot;&amp;&quot;VALUES &quot;&amp;&quot;( &quot;&amp;&quot;'&quot;&amp;[.A395]&amp;&quot;' , &quot;&amp;&quot;'&quot;&amp;[.B395]&amp;&quot;' , &quot;&amp;&quot;'&quot;&amp;[.C395]&amp;&quot;' , &quot;&amp;&quot;'&quot;&amp;[.D395]&amp;&quot;' , &quot;&amp;&quot;&quot;&amp;[.E395]&amp;&quot; , &quot;&amp;&quot;&quot;&amp;[.F395]&amp;&quot; , &quot;&amp;&quot;&quot;&amp;[.G395]&amp;&quot; , &quot;&amp;&quot;&quot;&amp;[.H395]&amp;&quot; , &quot;&amp;&quot;&quot;&amp;[.I395]&amp;&quot; , &quot;&amp;&quot;&quot;&amp;[.J395]&amp;&quot; , &quot;&amp;&quot;&quot;&amp;[.K395]&amp;&quot; , &quot;&amp;&quot;&quot;&amp;[.L395]&amp;&quot; , &quot;&amp;&quot;&quot;&amp;[.M395]&amp;&quot; , &quot;&amp;&quot;&quot;&amp;[.N395]&amp;&quot; , &quot;&amp;&quot;&quot;&amp;[.O39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6]);&quot;&quot;;[.A395]+1)">
            <text:p/>
          </table:table-cell>
          <table:table-cell table:number-columns-repeated="3"/>
          <table:table-cell table:formula="of:=IF(ISBLANK([.C396]);&quot;&quot;;&quot;null&quot;)">
            <text:p/>
          </table:table-cell>
          <table:table-cell table:formula="of:=IF(ISBLANK([.C396]);&quot;&quot;;&quot;null&quot;)">
            <text:p/>
          </table:table-cell>
          <table:table-cell table:formula="of:=IF(ISBLANK([.C396]);&quot;&quot;;&quot;null&quot;)">
            <text:p/>
          </table:table-cell>
          <table:table-cell table:formula="of:=IF(ISBLANK([.C396]);&quot;&quot;;&quot;null&quot;)">
            <text:p/>
          </table:table-cell>
          <table:table-cell table:formula="of:=IF(ISBLANK([.C396]);&quot;&quot;;&quot;null&quot;)">
            <text:p/>
          </table:table-cell>
          <table:table-cell table:formula="of:=IF(ISBLANK([.C396]);&quot;&quot;;&quot;null&quot;)">
            <text:p/>
          </table:table-cell>
          <table:table-cell table:formula="of:=IF(ISBLANK([.D396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6]);&quot;&quot;;&quot;null&quot;)">
            <text:p/>
          </table:table-cell>
          <table:table-cell table:formula="of:=IF(ISBLANK([.C396]);&quot;&quot;;&quot;null&quot;)">
            <text:p/>
          </table:table-cell>
          <table:table-cell table:formula="of:=IF(ISBLANK([.D396]);&quot;&quot;;&quot;'ACTIVE_RS'&quot;)">
            <text:p/>
          </table:table-cell>
          <table:table-cell table:formula="of:=IF(ISBLANK([.D396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6]&amp;&quot;' , &quot;&amp;&quot;'&quot;&amp;[.B396]&amp;&quot;' , &quot;&amp;&quot;'&quot;&amp;[.C396]&amp;&quot;' , &quot;&amp;&quot;'&quot;&amp;[.D396]&amp;&quot;' , &quot;&amp;&quot;&quot;&amp;[.E396]&amp;&quot; , &quot;&amp;&quot;&quot;&amp;[.F396]&amp;&quot; , &quot;&amp;&quot;&quot;&amp;[.G396]&amp;&quot; , &quot;&amp;&quot;&quot;&amp;[.H396]&amp;&quot; , &quot;&amp;&quot;&quot;&amp;[.I396]&amp;&quot; , &quot;&amp;&quot;&quot;&amp;[.J396]&amp;&quot; , &quot;&amp;&quot;&quot;&amp;[.K396]&amp;&quot; , &quot;&amp;&quot;&quot;&amp;[.L396]&amp;&quot; , &quot;&amp;&quot;&quot;&amp;[.M396]&amp;&quot; , &quot;&amp;&quot;&quot;&amp;[.N396]&amp;&quot; , &quot;&amp;&quot;&quot;&amp;[.O396]&amp;&quot; ); &quot;)">
            <text:p/>
          </table:table-cell>
          <table:table-cell table:formula="of:=IF(ISBLANK([.D396]);&quot;&quot;;&quot;INSERT INTO DIAMOND_CORE_LOOKUPS &quot;&amp;&quot;VALUES &quot;&amp;&quot;( &quot;&amp;&quot;'&quot;&amp;[.A396]&amp;&quot;' , &quot;&amp;&quot;'&quot;&amp;[.B396]&amp;&quot;' , &quot;&amp;&quot;'&quot;&amp;[.C396]&amp;&quot;' , &quot;&amp;&quot;'&quot;&amp;[.D396]&amp;&quot;' , &quot;&amp;&quot;&quot;&amp;[.E396]&amp;&quot; , &quot;&amp;&quot;&quot;&amp;[.F396]&amp;&quot; , &quot;&amp;&quot;&quot;&amp;[.G396]&amp;&quot; , &quot;&amp;&quot;&quot;&amp;[.H396]&amp;&quot; , &quot;&amp;&quot;&quot;&amp;[.I396]&amp;&quot; , &quot;&amp;&quot;&quot;&amp;[.J396]&amp;&quot; , &quot;&amp;&quot;&quot;&amp;[.K396]&amp;&quot; , &quot;&amp;&quot;&quot;&amp;[.L396]&amp;&quot; , &quot;&amp;&quot;&quot;&amp;[.M396]&amp;&quot; , &quot;&amp;&quot;&quot;&amp;[.N396]&amp;&quot; , &quot;&amp;&quot;&quot;&amp;[.O39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7]);&quot;&quot;;[.A396]+1)">
            <text:p/>
          </table:table-cell>
          <table:table-cell table:number-columns-repeated="3"/>
          <table:table-cell table:formula="of:=IF(ISBLANK([.C397]);&quot;&quot;;&quot;null&quot;)">
            <text:p/>
          </table:table-cell>
          <table:table-cell table:formula="of:=IF(ISBLANK([.C397]);&quot;&quot;;&quot;null&quot;)">
            <text:p/>
          </table:table-cell>
          <table:table-cell table:formula="of:=IF(ISBLANK([.C397]);&quot;&quot;;&quot;null&quot;)">
            <text:p/>
          </table:table-cell>
          <table:table-cell table:formula="of:=IF(ISBLANK([.C397]);&quot;&quot;;&quot;null&quot;)">
            <text:p/>
          </table:table-cell>
          <table:table-cell table:formula="of:=IF(ISBLANK([.C397]);&quot;&quot;;&quot;null&quot;)">
            <text:p/>
          </table:table-cell>
          <table:table-cell table:formula="of:=IF(ISBLANK([.C397]);&quot;&quot;;&quot;null&quot;)">
            <text:p/>
          </table:table-cell>
          <table:table-cell table:formula="of:=IF(ISBLANK([.D397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7]);&quot;&quot;;&quot;null&quot;)">
            <text:p/>
          </table:table-cell>
          <table:table-cell table:formula="of:=IF(ISBLANK([.C397]);&quot;&quot;;&quot;null&quot;)">
            <text:p/>
          </table:table-cell>
          <table:table-cell table:formula="of:=IF(ISBLANK([.D397]);&quot;&quot;;&quot;'ACTIVE_RS'&quot;)">
            <text:p/>
          </table:table-cell>
          <table:table-cell table:formula="of:=IF(ISBLANK([.D397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7]&amp;&quot;' , &quot;&amp;&quot;'&quot;&amp;[.B397]&amp;&quot;' , &quot;&amp;&quot;'&quot;&amp;[.C397]&amp;&quot;' , &quot;&amp;&quot;'&quot;&amp;[.D397]&amp;&quot;' , &quot;&amp;&quot;&quot;&amp;[.E397]&amp;&quot; , &quot;&amp;&quot;&quot;&amp;[.F397]&amp;&quot; , &quot;&amp;&quot;&quot;&amp;[.G397]&amp;&quot; , &quot;&amp;&quot;&quot;&amp;[.H397]&amp;&quot; , &quot;&amp;&quot;&quot;&amp;[.I397]&amp;&quot; , &quot;&amp;&quot;&quot;&amp;[.J397]&amp;&quot; , &quot;&amp;&quot;&quot;&amp;[.K397]&amp;&quot; , &quot;&amp;&quot;&quot;&amp;[.L397]&amp;&quot; , &quot;&amp;&quot;&quot;&amp;[.M397]&amp;&quot; , &quot;&amp;&quot;&quot;&amp;[.N397]&amp;&quot; , &quot;&amp;&quot;&quot;&amp;[.O397]&amp;&quot; ); &quot;)">
            <text:p/>
          </table:table-cell>
          <table:table-cell table:formula="of:=IF(ISBLANK([.D397]);&quot;&quot;;&quot;INSERT INTO DIAMOND_CORE_LOOKUPS &quot;&amp;&quot;VALUES &quot;&amp;&quot;( &quot;&amp;&quot;'&quot;&amp;[.A397]&amp;&quot;' , &quot;&amp;&quot;'&quot;&amp;[.B397]&amp;&quot;' , &quot;&amp;&quot;'&quot;&amp;[.C397]&amp;&quot;' , &quot;&amp;&quot;'&quot;&amp;[.D397]&amp;&quot;' , &quot;&amp;&quot;&quot;&amp;[.E397]&amp;&quot; , &quot;&amp;&quot;&quot;&amp;[.F397]&amp;&quot; , &quot;&amp;&quot;&quot;&amp;[.G397]&amp;&quot; , &quot;&amp;&quot;&quot;&amp;[.H397]&amp;&quot; , &quot;&amp;&quot;&quot;&amp;[.I397]&amp;&quot; , &quot;&amp;&quot;&quot;&amp;[.J397]&amp;&quot; , &quot;&amp;&quot;&quot;&amp;[.K397]&amp;&quot; , &quot;&amp;&quot;&quot;&amp;[.L397]&amp;&quot; , &quot;&amp;&quot;&quot;&amp;[.M397]&amp;&quot; , &quot;&amp;&quot;&quot;&amp;[.N397]&amp;&quot; , &quot;&amp;&quot;&quot;&amp;[.O39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8]);&quot;&quot;;[.A397]+1)">
            <text:p/>
          </table:table-cell>
          <table:table-cell table:number-columns-repeated="3"/>
          <table:table-cell table:formula="of:=IF(ISBLANK([.C398]);&quot;&quot;;&quot;null&quot;)">
            <text:p/>
          </table:table-cell>
          <table:table-cell table:formula="of:=IF(ISBLANK([.C398]);&quot;&quot;;&quot;null&quot;)">
            <text:p/>
          </table:table-cell>
          <table:table-cell table:formula="of:=IF(ISBLANK([.C398]);&quot;&quot;;&quot;null&quot;)">
            <text:p/>
          </table:table-cell>
          <table:table-cell table:formula="of:=IF(ISBLANK([.C398]);&quot;&quot;;&quot;null&quot;)">
            <text:p/>
          </table:table-cell>
          <table:table-cell table:formula="of:=IF(ISBLANK([.C398]);&quot;&quot;;&quot;null&quot;)">
            <text:p/>
          </table:table-cell>
          <table:table-cell table:formula="of:=IF(ISBLANK([.C398]);&quot;&quot;;&quot;null&quot;)">
            <text:p/>
          </table:table-cell>
          <table:table-cell table:formula="of:=IF(ISBLANK([.D398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8]);&quot;&quot;;&quot;null&quot;)">
            <text:p/>
          </table:table-cell>
          <table:table-cell table:formula="of:=IF(ISBLANK([.C398]);&quot;&quot;;&quot;null&quot;)">
            <text:p/>
          </table:table-cell>
          <table:table-cell table:formula="of:=IF(ISBLANK([.D398]);&quot;&quot;;&quot;'ACTIVE_RS'&quot;)">
            <text:p/>
          </table:table-cell>
          <table:table-cell table:formula="of:=IF(ISBLANK([.D398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8]&amp;&quot;' , &quot;&amp;&quot;'&quot;&amp;[.B398]&amp;&quot;' , &quot;&amp;&quot;'&quot;&amp;[.C398]&amp;&quot;' , &quot;&amp;&quot;'&quot;&amp;[.D398]&amp;&quot;' , &quot;&amp;&quot;&quot;&amp;[.E398]&amp;&quot; , &quot;&amp;&quot;&quot;&amp;[.F398]&amp;&quot; , &quot;&amp;&quot;&quot;&amp;[.G398]&amp;&quot; , &quot;&amp;&quot;&quot;&amp;[.H398]&amp;&quot; , &quot;&amp;&quot;&quot;&amp;[.I398]&amp;&quot; , &quot;&amp;&quot;&quot;&amp;[.J398]&amp;&quot; , &quot;&amp;&quot;&quot;&amp;[.K398]&amp;&quot; , &quot;&amp;&quot;&quot;&amp;[.L398]&amp;&quot; , &quot;&amp;&quot;&quot;&amp;[.M398]&amp;&quot; , &quot;&amp;&quot;&quot;&amp;[.N398]&amp;&quot; , &quot;&amp;&quot;&quot;&amp;[.O398]&amp;&quot; ); &quot;)">
            <text:p/>
          </table:table-cell>
          <table:table-cell table:formula="of:=IF(ISBLANK([.D398]);&quot;&quot;;&quot;INSERT INTO DIAMOND_CORE_LOOKUPS &quot;&amp;&quot;VALUES &quot;&amp;&quot;( &quot;&amp;&quot;'&quot;&amp;[.A398]&amp;&quot;' , &quot;&amp;&quot;'&quot;&amp;[.B398]&amp;&quot;' , &quot;&amp;&quot;'&quot;&amp;[.C398]&amp;&quot;' , &quot;&amp;&quot;'&quot;&amp;[.D398]&amp;&quot;' , &quot;&amp;&quot;&quot;&amp;[.E398]&amp;&quot; , &quot;&amp;&quot;&quot;&amp;[.F398]&amp;&quot; , &quot;&amp;&quot;&quot;&amp;[.G398]&amp;&quot; , &quot;&amp;&quot;&quot;&amp;[.H398]&amp;&quot; , &quot;&amp;&quot;&quot;&amp;[.I398]&amp;&quot; , &quot;&amp;&quot;&quot;&amp;[.J398]&amp;&quot; , &quot;&amp;&quot;&quot;&amp;[.K398]&amp;&quot; , &quot;&amp;&quot;&quot;&amp;[.L398]&amp;&quot; , &quot;&amp;&quot;&quot;&amp;[.M398]&amp;&quot; , &quot;&amp;&quot;&quot;&amp;[.N398]&amp;&quot; , &quot;&amp;&quot;&quot;&amp;[.O39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399]);&quot;&quot;;[.A398]+1)">
            <text:p/>
          </table:table-cell>
          <table:table-cell table:number-columns-repeated="3"/>
          <table:table-cell table:formula="of:=IF(ISBLANK([.C399]);&quot;&quot;;&quot;null&quot;)">
            <text:p/>
          </table:table-cell>
          <table:table-cell table:formula="of:=IF(ISBLANK([.C399]);&quot;&quot;;&quot;null&quot;)">
            <text:p/>
          </table:table-cell>
          <table:table-cell table:formula="of:=IF(ISBLANK([.C399]);&quot;&quot;;&quot;null&quot;)">
            <text:p/>
          </table:table-cell>
          <table:table-cell table:formula="of:=IF(ISBLANK([.C399]);&quot;&quot;;&quot;null&quot;)">
            <text:p/>
          </table:table-cell>
          <table:table-cell table:formula="of:=IF(ISBLANK([.C399]);&quot;&quot;;&quot;null&quot;)">
            <text:p/>
          </table:table-cell>
          <table:table-cell table:formula="of:=IF(ISBLANK([.C399]);&quot;&quot;;&quot;null&quot;)">
            <text:p/>
          </table:table-cell>
          <table:table-cell table:formula="of:=IF(ISBLANK([.D399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399]);&quot;&quot;;&quot;null&quot;)">
            <text:p/>
          </table:table-cell>
          <table:table-cell table:formula="of:=IF(ISBLANK([.C399]);&quot;&quot;;&quot;null&quot;)">
            <text:p/>
          </table:table-cell>
          <table:table-cell table:formula="of:=IF(ISBLANK([.D399]);&quot;&quot;;&quot;'ACTIVE_RS'&quot;)">
            <text:p/>
          </table:table-cell>
          <table:table-cell table:formula="of:=IF(ISBLANK([.D399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399]&amp;&quot;' , &quot;&amp;&quot;'&quot;&amp;[.B399]&amp;&quot;' , &quot;&amp;&quot;'&quot;&amp;[.C399]&amp;&quot;' , &quot;&amp;&quot;'&quot;&amp;[.D399]&amp;&quot;' , &quot;&amp;&quot;&quot;&amp;[.E399]&amp;&quot; , &quot;&amp;&quot;&quot;&amp;[.F399]&amp;&quot; , &quot;&amp;&quot;&quot;&amp;[.G399]&amp;&quot; , &quot;&amp;&quot;&quot;&amp;[.H399]&amp;&quot; , &quot;&amp;&quot;&quot;&amp;[.I399]&amp;&quot; , &quot;&amp;&quot;&quot;&amp;[.J399]&amp;&quot; , &quot;&amp;&quot;&quot;&amp;[.K399]&amp;&quot; , &quot;&amp;&quot;&quot;&amp;[.L399]&amp;&quot; , &quot;&amp;&quot;&quot;&amp;[.M399]&amp;&quot; , &quot;&amp;&quot;&quot;&amp;[.N399]&amp;&quot; , &quot;&amp;&quot;&quot;&amp;[.O399]&amp;&quot; ); &quot;)">
            <text:p/>
          </table:table-cell>
          <table:table-cell table:formula="of:=IF(ISBLANK([.D399]);&quot;&quot;;&quot;INSERT INTO DIAMOND_CORE_LOOKUPS &quot;&amp;&quot;VALUES &quot;&amp;&quot;( &quot;&amp;&quot;'&quot;&amp;[.A399]&amp;&quot;' , &quot;&amp;&quot;'&quot;&amp;[.B399]&amp;&quot;' , &quot;&amp;&quot;'&quot;&amp;[.C399]&amp;&quot;' , &quot;&amp;&quot;'&quot;&amp;[.D399]&amp;&quot;' , &quot;&amp;&quot;&quot;&amp;[.E399]&amp;&quot; , &quot;&amp;&quot;&quot;&amp;[.F399]&amp;&quot; , &quot;&amp;&quot;&quot;&amp;[.G399]&amp;&quot; , &quot;&amp;&quot;&quot;&amp;[.H399]&amp;&quot; , &quot;&amp;&quot;&quot;&amp;[.I399]&amp;&quot; , &quot;&amp;&quot;&quot;&amp;[.J399]&amp;&quot; , &quot;&amp;&quot;&quot;&amp;[.K399]&amp;&quot; , &quot;&amp;&quot;&quot;&amp;[.L399]&amp;&quot; , &quot;&amp;&quot;&quot;&amp;[.M399]&amp;&quot; , &quot;&amp;&quot;&quot;&amp;[.N399]&amp;&quot; , &quot;&amp;&quot;&quot;&amp;[.O39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400]);&quot;&quot;;[.A399]+1)">
            <text:p/>
          </table:table-cell>
          <table:table-cell table:number-columns-repeated="3"/>
          <table:table-cell table:formula="of:=IF(ISBLANK([.C400]);&quot;&quot;;&quot;null&quot;)">
            <text:p/>
          </table:table-cell>
          <table:table-cell table:formula="of:=IF(ISBLANK([.C400]);&quot;&quot;;&quot;null&quot;)">
            <text:p/>
          </table:table-cell>
          <table:table-cell table:formula="of:=IF(ISBLANK([.C400]);&quot;&quot;;&quot;null&quot;)">
            <text:p/>
          </table:table-cell>
          <table:table-cell table:formula="of:=IF(ISBLANK([.C400]);&quot;&quot;;&quot;null&quot;)">
            <text:p/>
          </table:table-cell>
          <table:table-cell table:formula="of:=IF(ISBLANK([.C400]);&quot;&quot;;&quot;null&quot;)">
            <text:p/>
          </table:table-cell>
          <table:table-cell table:formula="of:=IF(ISBLANK([.C400]);&quot;&quot;;&quot;null&quot;)">
            <text:p/>
          </table:table-cell>
          <table:table-cell table:formula="of:=IF(ISBLANK([.D400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400]);&quot;&quot;;&quot;null&quot;)">
            <text:p/>
          </table:table-cell>
          <table:table-cell table:formula="of:=IF(ISBLANK([.C400]);&quot;&quot;;&quot;null&quot;)">
            <text:p/>
          </table:table-cell>
          <table:table-cell table:formula="of:=IF(ISBLANK([.D400]);&quot;&quot;;&quot;'ACTIVE_RS'&quot;)">
            <text:p/>
          </table:table-cell>
          <table:table-cell table:formula="of:=IF(ISBLANK([.D400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400]&amp;&quot;' , &quot;&amp;&quot;'&quot;&amp;[.B400]&amp;&quot;' , &quot;&amp;&quot;'&quot;&amp;[.C400]&amp;&quot;' , &quot;&amp;&quot;'&quot;&amp;[.D400]&amp;&quot;' , &quot;&amp;&quot;&quot;&amp;[.E400]&amp;&quot; , &quot;&amp;&quot;&quot;&amp;[.F400]&amp;&quot; , &quot;&amp;&quot;&quot;&amp;[.G400]&amp;&quot; , &quot;&amp;&quot;&quot;&amp;[.H400]&amp;&quot; , &quot;&amp;&quot;&quot;&amp;[.I400]&amp;&quot; , &quot;&amp;&quot;&quot;&amp;[.J400]&amp;&quot; , &quot;&amp;&quot;&quot;&amp;[.K400]&amp;&quot; , &quot;&amp;&quot;&quot;&amp;[.L400]&amp;&quot; , &quot;&amp;&quot;&quot;&amp;[.M400]&amp;&quot; , &quot;&amp;&quot;&quot;&amp;[.N400]&amp;&quot; , &quot;&amp;&quot;&quot;&amp;[.O400]&amp;&quot; ); &quot;)">
            <text:p/>
          </table:table-cell>
          <table:table-cell table:formula="of:=IF(ISBLANK([.D400]);&quot;&quot;;&quot;INSERT INTO DIAMOND_CORE_LOOKUPS &quot;&amp;&quot;VALUES &quot;&amp;&quot;( &quot;&amp;&quot;'&quot;&amp;[.A400]&amp;&quot;' , &quot;&amp;&quot;'&quot;&amp;[.B400]&amp;&quot;' , &quot;&amp;&quot;'&quot;&amp;[.C400]&amp;&quot;' , &quot;&amp;&quot;'&quot;&amp;[.D400]&amp;&quot;' , &quot;&amp;&quot;&quot;&amp;[.E400]&amp;&quot; , &quot;&amp;&quot;&quot;&amp;[.F400]&amp;&quot; , &quot;&amp;&quot;&quot;&amp;[.G400]&amp;&quot; , &quot;&amp;&quot;&quot;&amp;[.H400]&amp;&quot; , &quot;&amp;&quot;&quot;&amp;[.I400]&amp;&quot; , &quot;&amp;&quot;&quot;&amp;[.J400]&amp;&quot; , &quot;&amp;&quot;&quot;&amp;[.K400]&amp;&quot; , &quot;&amp;&quot;&quot;&amp;[.L400]&amp;&quot; , &quot;&amp;&quot;&quot;&amp;[.M400]&amp;&quot; , &quot;&amp;&quot;&quot;&amp;[.N400]&amp;&quot; , &quot;&amp;&quot;&quot;&amp;[.O40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401]);&quot;&quot;;[.A400]+1)">
            <text:p/>
          </table:table-cell>
          <table:table-cell table:number-columns-repeated="3"/>
          <table:table-cell table:formula="of:=IF(ISBLANK([.C401]);&quot;&quot;;&quot;null&quot;)">
            <text:p/>
          </table:table-cell>
          <table:table-cell table:formula="of:=IF(ISBLANK([.C401]);&quot;&quot;;&quot;null&quot;)">
            <text:p/>
          </table:table-cell>
          <table:table-cell table:formula="of:=IF(ISBLANK([.C401]);&quot;&quot;;&quot;null&quot;)">
            <text:p/>
          </table:table-cell>
          <table:table-cell table:formula="of:=IF(ISBLANK([.C401]);&quot;&quot;;&quot;null&quot;)">
            <text:p/>
          </table:table-cell>
          <table:table-cell table:formula="of:=IF(ISBLANK([.C401]);&quot;&quot;;&quot;null&quot;)">
            <text:p/>
          </table:table-cell>
          <table:table-cell table:formula="of:=IF(ISBLANK([.C401]);&quot;&quot;;&quot;null&quot;)">
            <text:p/>
          </table:table-cell>
          <table:table-cell table:formula="of:=IF(ISBLANK([.D401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401]);&quot;&quot;;&quot;null&quot;)">
            <text:p/>
          </table:table-cell>
          <table:table-cell table:formula="of:=IF(ISBLANK([.C401]);&quot;&quot;;&quot;null&quot;)">
            <text:p/>
          </table:table-cell>
          <table:table-cell table:formula="of:=IF(ISBLANK([.D401]);&quot;&quot;;&quot;'ACTIVE_RS'&quot;)">
            <text:p/>
          </table:table-cell>
          <table:table-cell table:formula="of:=IF(ISBLANK([.D401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401]&amp;&quot;' , &quot;&amp;&quot;'&quot;&amp;[.B401]&amp;&quot;' , &quot;&amp;&quot;'&quot;&amp;[.C401]&amp;&quot;' , &quot;&amp;&quot;'&quot;&amp;[.D401]&amp;&quot;' , &quot;&amp;&quot;&quot;&amp;[.E401]&amp;&quot; , &quot;&amp;&quot;&quot;&amp;[.F401]&amp;&quot; , &quot;&amp;&quot;&quot;&amp;[.G401]&amp;&quot; , &quot;&amp;&quot;&quot;&amp;[.H401]&amp;&quot; , &quot;&amp;&quot;&quot;&amp;[.I401]&amp;&quot; , &quot;&amp;&quot;&quot;&amp;[.J401]&amp;&quot; , &quot;&amp;&quot;&quot;&amp;[.K401]&amp;&quot; , &quot;&amp;&quot;&quot;&amp;[.L401]&amp;&quot; , &quot;&amp;&quot;&quot;&amp;[.M401]&amp;&quot; , &quot;&amp;&quot;&quot;&amp;[.N401]&amp;&quot; , &quot;&amp;&quot;&quot;&amp;[.O401]&amp;&quot; ); &quot;)">
            <text:p/>
          </table:table-cell>
          <table:table-cell table:formula="of:=IF(ISBLANK([.D401]);&quot;&quot;;&quot;INSERT INTO DIAMOND_CORE_LOOKUPS &quot;&amp;&quot;VALUES &quot;&amp;&quot;( &quot;&amp;&quot;'&quot;&amp;[.A401]&amp;&quot;' , &quot;&amp;&quot;'&quot;&amp;[.B401]&amp;&quot;' , &quot;&amp;&quot;'&quot;&amp;[.C401]&amp;&quot;' , &quot;&amp;&quot;'&quot;&amp;[.D401]&amp;&quot;' , &quot;&amp;&quot;&quot;&amp;[.E401]&amp;&quot; , &quot;&amp;&quot;&quot;&amp;[.F401]&amp;&quot; , &quot;&amp;&quot;&quot;&amp;[.G401]&amp;&quot; , &quot;&amp;&quot;&quot;&amp;[.H401]&amp;&quot; , &quot;&amp;&quot;&quot;&amp;[.I401]&amp;&quot; , &quot;&amp;&quot;&quot;&amp;[.J401]&amp;&quot; , &quot;&amp;&quot;&quot;&amp;[.K401]&amp;&quot; , &quot;&amp;&quot;&quot;&amp;[.L401]&amp;&quot; , &quot;&amp;&quot;&quot;&amp;[.M401]&amp;&quot; , &quot;&amp;&quot;&quot;&amp;[.N401]&amp;&quot; , &quot;&amp;&quot;&quot;&amp;[.O40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D402]);&quot;&quot;;[.A401]+1)">
            <text:p/>
          </table:table-cell>
          <table:table-cell table:number-columns-repeated="3"/>
          <table:table-cell table:formula="of:=IF(ISBLANK([.C402]);&quot;&quot;;&quot;null&quot;)">
            <text:p/>
          </table:table-cell>
          <table:table-cell table:formula="of:=IF(ISBLANK([.C402]);&quot;&quot;;&quot;null&quot;)">
            <text:p/>
          </table:table-cell>
          <table:table-cell table:formula="of:=IF(ISBLANK([.C402]);&quot;&quot;;&quot;null&quot;)">
            <text:p/>
          </table:table-cell>
          <table:table-cell table:formula="of:=IF(ISBLANK([.C402]);&quot;&quot;;&quot;null&quot;)">
            <text:p/>
          </table:table-cell>
          <table:table-cell table:formula="of:=IF(ISBLANK([.C402]);&quot;&quot;;&quot;null&quot;)">
            <text:p/>
          </table:table-cell>
          <table:table-cell table:formula="of:=IF(ISBLANK([.C402]);&quot;&quot;;&quot;null&quot;)">
            <text:p/>
          </table:table-cell>
          <table:table-cell table:formula="of:=IF(ISBLANK([.D402]);&quot;&quot;;&quot;'INIT'&quot;)">
            <text:p/>
          </table:table-cell>
          <table:table-cell office:value-type="string">
            <text:p>current_timestamp()</text:p>
          </table:table-cell>
          <table:table-cell table:formula="of:=IF(ISBLANK([.C402]);&quot;&quot;;&quot;null&quot;)">
            <text:p/>
          </table:table-cell>
          <table:table-cell table:formula="of:=IF(ISBLANK([.C402]);&quot;&quot;;&quot;null&quot;)">
            <text:p/>
          </table:table-cell>
          <table:table-cell table:formula="of:=IF(ISBLANK([.D402]);&quot;&quot;;&quot;'ACTIVE_RS'&quot;)">
            <text:p/>
          </table:table-cell>
          <table:table-cell table:formula="of:=IF(ISBLANK([.D402]);&quot;&quot;;&quot;INSERT INTO LOOKUP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, &quot;&amp;&quot;[&quot;&amp;[.$M$2]&amp;&quot;] , &quot;&amp;&quot;[&quot;&amp;[.$N$2]&amp;&quot;] , &quot;&amp;&quot;[&quot;&amp;[.$O$2]&amp;&quot;] &quot;&amp;&quot;) &quot;&amp;&quot;VALUES &quot;&amp;&quot;( &quot;&amp;&quot;'&quot;&amp;[.A402]&amp;&quot;' , &quot;&amp;&quot;'&quot;&amp;[.B402]&amp;&quot;' , &quot;&amp;&quot;'&quot;&amp;[.C402]&amp;&quot;' , &quot;&amp;&quot;'&quot;&amp;[.D402]&amp;&quot;' , &quot;&amp;&quot;&quot;&amp;[.E402]&amp;&quot; , &quot;&amp;&quot;&quot;&amp;[.F402]&amp;&quot; , &quot;&amp;&quot;&quot;&amp;[.G402]&amp;&quot; , &quot;&amp;&quot;&quot;&amp;[.H402]&amp;&quot; , &quot;&amp;&quot;&quot;&amp;[.I402]&amp;&quot; , &quot;&amp;&quot;&quot;&amp;[.J402]&amp;&quot; , &quot;&amp;&quot;&quot;&amp;[.K402]&amp;&quot; , &quot;&amp;&quot;&quot;&amp;[.L402]&amp;&quot; , &quot;&amp;&quot;&quot;&amp;[.M402]&amp;&quot; , &quot;&amp;&quot;&quot;&amp;[.N402]&amp;&quot; , &quot;&amp;&quot;&quot;&amp;[.O402]&amp;&quot; ); &quot;)">
            <text:p/>
          </table:table-cell>
          <table:table-cell table:formula="of:=IF(ISBLANK([.D402]);&quot;&quot;;&quot;INSERT INTO DIAMOND_CORE_LOOKUPS &quot;&amp;&quot;VALUES &quot;&amp;&quot;( &quot;&amp;&quot;'&quot;&amp;[.A402]&amp;&quot;' , &quot;&amp;&quot;'&quot;&amp;[.B402]&amp;&quot;' , &quot;&amp;&quot;'&quot;&amp;[.C402]&amp;&quot;' , &quot;&amp;&quot;'&quot;&amp;[.D402]&amp;&quot;' , &quot;&amp;&quot;&quot;&amp;[.E402]&amp;&quot; , &quot;&amp;&quot;&quot;&amp;[.F402]&amp;&quot; , &quot;&amp;&quot;&quot;&amp;[.G402]&amp;&quot; , &quot;&amp;&quot;&quot;&amp;[.H402]&amp;&quot; , &quot;&amp;&quot;&quot;&amp;[.I402]&amp;&quot; , &quot;&amp;&quot;&quot;&amp;[.J402]&amp;&quot; , &quot;&amp;&quot;&quot;&amp;[.K402]&amp;&quot; , &quot;&amp;&quot;&quot;&amp;[.L402]&amp;&quot; , &quot;&amp;&quot;&quot;&amp;[.M402]&amp;&quot; , &quot;&amp;&quot;&quot;&amp;[.N402]&amp;&quot; , &quot;&amp;&quot;&quot;&amp;[.O402]&amp;&quot; ); &quot;)">
            <text:p/>
          </table:table-cell>
          <table:table-cell table:number-columns-repeated="2"/>
          <table:table-cell table:number-columns-repeated="12" table:style-name="ce2" office:value-type="string">
            <text:p>x</text:p>
          </table:table-cell>
          <table:table-cell table:style-name="ce2" table:number-columns-repeated="993"/>
        </table:table-row>
        <table:table-row table:style-name="ro1">
          <table:table-cell table:number-columns-repeated="11" table:style-name="ce2" office:value-type="string">
            <text:p>x</text:p>
          </table:table-cell>
          <table:table-cell office:value-type="string">
            <text:p>current_timestamp()</text:p>
          </table:table-cell>
          <table:table-cell table:number-columns-repeated="4" table:style-name="ce2" office:value-type="string">
            <text:p>x</text:p>
          </table:table-cell>
          <table:table-cell table:formula="of:=IF(ISBLANK([.D403]);&quot;&quot;;&quot;INSERT INTO DIAMOND_CORE_LOOKUPS &quot;&amp;&quot;VALUES &quot;&amp;&quot;( &quot;&amp;&quot;'&quot;&amp;[.A403]&amp;&quot;' , &quot;&amp;&quot;'&quot;&amp;[.B403]&amp;&quot;' , &quot;&amp;&quot;'&quot;&amp;[.C403]&amp;&quot;' , &quot;&amp;&quot;'&quot;&amp;[.D403]&amp;&quot;' , &quot;&amp;&quot;&quot;&amp;[.E403]&amp;&quot; , &quot;&amp;&quot;&quot;&amp;[.F403]&amp;&quot; , &quot;&amp;&quot;&quot;&amp;[.G403]&amp;&quot; , &quot;&amp;&quot;&quot;&amp;[.H403]&amp;&quot; , &quot;&amp;&quot;&quot;&amp;[.I403]&amp;&quot; , &quot;&amp;&quot;&quot;&amp;[.J403]&amp;&quot; , &quot;&amp;&quot;&quot;&amp;[.K403]&amp;&quot; , &quot;&amp;&quot;&quot;&amp;[.L403]&amp;&quot; , &quot;&amp;&quot;&quot;&amp;[.M403]&amp;&quot; , &quot;&amp;&quot;&quot;&amp;[.N403]&amp;&quot; , &quot;&amp;&quot;&quot;&amp;[.O403]&amp;&quot; ); &quot;)" office:value-type="string" office:string-value="INSERT INTO DIAMOND_CORE_LOOKUPS VALUES ( 'x' , 'x' , 'x' , 'x' , x , x , x , x , x , x , x , current_timestamp() , x , x , x ); ">
            <text:p>INSERT INTO DIAMOND_CORE_LOOKUPS VALUES ( 'x' , 'x' , 'x' , 'x' , x , x , x , x , x , x , x , current_timestamp() , x , x , x ); 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named-expressions>
          <table:named-range table:name="Excel_BuiltIn__FilterDatabase" table:base-cell-address="$Lookups.$A$1" table:cell-range-address="$Lookups.$A$2:.$AE$403"/>
        </table:named-expressions>
      </table:table>
      <table:table table:name="UserRoles" table:style-name="ta2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7" table:default-cell-style-name="ce3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2" table:default-cell-style-name="Default"/>
        <table:table-column table:style-name="co11" table:number-columns-repeated="230" table:default-cell-style-name="Default"/>
        <table:table-column table:style-name="co12" table:number-columns-repeated="768" table:default-cell-style-name="Default"/>
        <table:table-row table:style-name="ro1">
          <table:table-cell office:value-type="string">
            <text:p>VARCHAR(32)</text:p>
          </table:table-cell>
          <table:table-cell office:value-type="string">
            <text:p>VARCHAR(255)</text:p>
          </table:table-cell>
          <table:table-cell office:value-type="string">
            <text:p>VARCHAR(32)</text:p>
          </table:table-cell>
          <table:table-cell table:number-columns-repeated="4" office:value-type="string">
            <text:p>VARCHAR(255)</text:p>
          </table:table-cell>
          <table:table-cell office:value-type="string">
            <text:p>VARCHAR(32)</text:p>
          </table:table-cell>
          <table:table-cell table:style-name="Default" office:value-type="string">
            <text:p>DATETIME</text:p>
          </table:table-cell>
          <table:table-cell office:value-type="string">
            <text:p>VARCHAR(32)</text:p>
          </table:table-cell>
          <table:table-cell office:value-type="string">
            <text:p>DATETIME</text:p>
          </table:table-cell>
          <table:table-cell office:value-type="string">
            <text:p>VARCHAR(32)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UserRoleId</text:p>
          </table:table-cell>
          <table:table-cell table:style-name="ce1" office:value-type="string">
            <text:p>UserRoleName</text:p>
          </table:table-cell>
          <table:table-cell table:style-name="ce1" office:value-type="string">
            <text:p>UserRoleCode</text:p>
          </table:table-cell>
          <table:table-cell table:style-name="ce1" office:value-type="string">
            <text:p>Attr1</text:p>
          </table:table-cell>
          <table:table-cell table:style-name="ce1" office:value-type="string">
            <text:p>Attr2</text:p>
          </table:table-cell>
          <table:table-cell table:style-name="ce1" office:value-type="string">
            <text:p>Attr3</text:p>
          </table:table-cell>
          <table:table-cell table:style-name="ce1" office:value-type="string">
            <text:p>Attr4</text:p>
          </table:table-cell>
          <table:table-cell table:style-name="ce1" office:value-type="string">
            <text:p>CreateBy</text:p>
          </table:table-cell>
          <table:table-cell table:style-name="ce1" office:value-type="string">
            <text:p>CreateDate</text:p>
          </table:table-cell>
          <table:table-cell table:style-name="ce1" office:value-type="string">
            <text:p>UpdateBy</text:p>
          </table:table-cell>
          <table:table-cell table:style-name="ce1" office:value-type="string">
            <text:p>UpdateDate</text:p>
          </table:table-cell>
          <table:table-cell table:style-name="ce1" office:value-type="string">
            <text:p>Status</text:p>
          </table:table-cell>
          <table:table-cell table:number-columns-repeated="2" table:style-name="ce1" office:value-type="string">
            <text:p>Insert SQL</text:p>
          </table:table-cell>
          <table:table-cell table:style-name="ce1"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perAdmin</text:p>
          </table:table-cell>
          <table:table-cell office:value-type="float" office:value="1">
            <text:p>1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'ACTIVE_RS'&quot;)" office:value-type="string" office:string-value="'ACTIVE_RS'">
            <text:p>'ACTIVE_RS'</text:p>
          </table:table-cell>
          <table:table-cell table:formula="of:=IF(ISBLANK([.B3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]&amp;&quot;' , &quot;&amp;&quot;'&quot;&amp;[.B3]&amp;&quot;' , &quot;&amp;&quot;'&quot;&amp;[.C3]&amp;&quot;' , &quot;&amp;&quot;&quot;&amp;[.D3]&amp;&quot; , &quot;&amp;&quot;&quot;&amp;[.E3]&amp;&quot; , &quot;&amp;&quot;&quot;&amp;[.F3]&amp;&quot; , &quot;&amp;&quot;&quot;&amp;[.G3]&amp;&quot; , &quot;&amp;&quot;&quot;&amp;[.H3]&amp;&quot; , &quot;&amp;&quot;&quot;&amp;[.I3]&amp;&quot; , &quot;&amp;&quot;&quot;&amp;[.J3]&amp;&quot; , &quot;&amp;&quot;&quot;&amp;[.K3]&amp;&quot; , &quot;&amp;&quot;&quot;&amp;[.L3]&amp;&quot; ); &quot;)" office:value-type="string" office:string-value="INSERT INTO USERROLES ( [UserRoleId] , [UserRoleName] , [UserRoleCode] , [Attr1] , [Attr2] , [Attr3] , [Attr4] , [CreateBy] , [CreateDate] , [UpdateBy] , [UpdateDate] , [Status] ) VALUES ( '1' , 'SuperAdmin' , '1' , NULL , NULL , NULL , NULL , 'INIT' , current_timestamp() , NULL , NULL , 'ACTIVE_RS' ); ">
            <text:p>INSERT INTO USERROLES ( [UserRoleId] , [UserRoleName] , [UserRoleCode] , [Attr1] , [Attr2] , [Attr3] , [Attr4] , [CreateBy] , [CreateDate] , [UpdateBy] , [UpdateDate] , [Status] ) VALUES ( '1' , 'SuperAdmin' , '1' , NULL , NULL , NULL , NULL , 'INIT' , current_timestamp() , NULL , NULL , 'ACTIVE_RS' ); </text:p>
          </table:table-cell>
          <table:table-cell table:formula="of:=IF(ISBLANK([.B3]);&quot;&quot;;&quot;INSERT INTO DIAMOND_CORE_USER_ROLES &quot;&amp;&quot;VALUES &quot;&amp;&quot;( &quot;&amp;&quot;'&quot;&amp;[.A3]&amp;&quot;' , &quot;&amp;&quot;'&quot;&amp;[.B3]&amp;&quot;' , &quot;&amp;&quot;'&quot;&amp;[.C3]&amp;&quot;' , &quot;&amp;&quot;&quot;&amp;[.D3]&amp;&quot; , &quot;&amp;&quot;&quot;&amp;[.E3]&amp;&quot; , &quot;&amp;&quot;&quot;&amp;[.F3]&amp;&quot; , &quot;&amp;&quot;&quot;&amp;[.G3]&amp;&quot; , &quot;&amp;&quot;&quot;&amp;[.H3]&amp;&quot; , &quot;&amp;&quot;&quot;&amp;[.I3]&amp;&quot; , &quot;&amp;&quot;&quot;&amp;[.J3]&amp;&quot; , &quot;&amp;&quot;&quot;&amp;[.K3]&amp;&quot; , &quot;&amp;&quot;&quot;&amp;[.L3]&amp;&quot; ); &quot;)" office:value-type="string" office:string-value="INSERT INTO DIAMOND_CORE_USER_ROLES VALUES ( '1' , 'SuperAdmin' , '1' , NULL , NULL , NULL , NULL , 'INIT' , current_timestamp() , NULL , NULL , 'ACTIVE_RS' ); ">
            <text:p>INSERT INTO DIAMOND_CORE_USER_ROLES VALUES ( '1' , 'SuperAdmin' , '1' , NULL , NULL , NULL , NULL , 'INIT' , current_timestamp() , NULL , NULL , 'ACTIVE_RS' ); </text:p>
          </table:table-cell>
          <table:table-cell table:number-columns-repeated="1010"/>
        </table:table-row>
        <table:table-row table:style-name="ro1">
          <table:table-cell table:formula="of:=IF(ISBLANK([.B4]);&quot;&quot;;[.A3]+1)" office:value-type="float" office:value="2">
            <text:p>2</text:p>
          </table:table-cell>
          <table:table-cell office:value-type="string">
            <text:p>Admin</text:p>
          </table:table-cell>
          <table:table-cell office:value-type="float" office:value="2">
            <text:p>2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'ACTIVE_RS'&quot;)" office:value-type="string" office:string-value="'ACTIVE_RS'">
            <text:p>'ACTIVE_RS'</text:p>
          </table:table-cell>
          <table:table-cell table:formula="of:=IF(ISBLANK([.B4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]&amp;&quot;' , &quot;&amp;&quot;'&quot;&amp;[.B4]&amp;&quot;' , &quot;&amp;&quot;'&quot;&amp;[.C4]&amp;&quot;' , &quot;&amp;&quot;&quot;&amp;[.D4]&amp;&quot; , &quot;&amp;&quot;&quot;&amp;[.E4]&amp;&quot; , &quot;&amp;&quot;&quot;&amp;[.F4]&amp;&quot; , &quot;&amp;&quot;&quot;&amp;[.G4]&amp;&quot; , &quot;&amp;&quot;&quot;&amp;[.H4]&amp;&quot; , &quot;&amp;&quot;&quot;&amp;[.I4]&amp;&quot; , &quot;&amp;&quot;&quot;&amp;[.J4]&amp;&quot; , &quot;&amp;&quot;&quot;&amp;[.K4]&amp;&quot; , &quot;&amp;&quot;&quot;&amp;[.L4]&amp;&quot; ); &quot;)" office:value-type="string" office:string-value="INSERT INTO USERROLES ( [UserRoleId] , [UserRoleName] , [UserRoleCode] , [Attr1] , [Attr2] , [Attr3] , [Attr4] , [CreateBy] , [CreateDate] , [UpdateBy] , [UpdateDate] , [Status] ) VALUES ( '2' , 'Admin' , '2' , NULL , NULL , NULL , NULL , 'INIT' , current_timestamp() , NULL , NULL , 'ACTIVE_RS' ); ">
            <text:p>INSERT INTO USERROLES ( [UserRoleId] , [UserRoleName] , [UserRoleCode] , [Attr1] , [Attr2] , [Attr3] , [Attr4] , [CreateBy] , [CreateDate] , [UpdateBy] , [UpdateDate] , [Status] ) VALUES ( '2' , 'Admin' , '2' , NULL , NULL , NULL , NULL , 'INIT' , current_timestamp() , NULL , NULL , 'ACTIVE_RS' ); </text:p>
          </table:table-cell>
          <table:table-cell table:formula="of:=IF(ISBLANK([.B4]);&quot;&quot;;&quot;INSERT INTO DIAMOND_CORE_USER_ROLES &quot;&amp;&quot;VALUES &quot;&amp;&quot;( &quot;&amp;&quot;'&quot;&amp;[.A4]&amp;&quot;' , &quot;&amp;&quot;'&quot;&amp;[.B4]&amp;&quot;' , &quot;&amp;&quot;'&quot;&amp;[.C4]&amp;&quot;' , &quot;&amp;&quot;&quot;&amp;[.D4]&amp;&quot; , &quot;&amp;&quot;&quot;&amp;[.E4]&amp;&quot; , &quot;&amp;&quot;&quot;&amp;[.F4]&amp;&quot; , &quot;&amp;&quot;&quot;&amp;[.G4]&amp;&quot; , &quot;&amp;&quot;&quot;&amp;[.H4]&amp;&quot; , &quot;&amp;&quot;&quot;&amp;[.I4]&amp;&quot; , &quot;&amp;&quot;&quot;&amp;[.J4]&amp;&quot; , &quot;&amp;&quot;&quot;&amp;[.K4]&amp;&quot; , &quot;&amp;&quot;&quot;&amp;[.L4]&amp;&quot; ); &quot;)" office:value-type="string" office:string-value="INSERT INTO DIAMOND_CORE_USER_ROLES VALUES ( '2' , 'Admin' , '2' , NULL , NULL , NULL , NULL , 'INIT' , current_timestamp() , NULL , NULL , 'ACTIVE_RS' ); ">
            <text:p>INSERT INTO DIAMOND_CORE_USER_ROLES VALUES ( '2' , 'Admin' , '2' , NULL , NULL , NULL , NULL , 'INIT' , current_timestamp() , NULL , NULL , 'ACTIVE_RS' ); </text:p>
          </table:table-cell>
          <table:table-cell table:number-columns-repeated="1010"/>
        </table:table-row>
        <table:table-row table:style-name="ro1">
          <table:table-cell table:formula="of:=IF(ISBLANK([.B5]);&quot;&quot;;[.A4]+1)" office:value-type="float" office:value="3">
            <text:p>3</text:p>
          </table:table-cell>
          <table:table-cell office:value-type="string">
            <text:p>PowerUser</text:p>
          </table:table-cell>
          <table:table-cell office:value-type="float" office:value="3">
            <text:p>3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'ACTIVE_RS'&quot;)" office:value-type="string" office:string-value="'ACTIVE_RS'">
            <text:p>'ACTIVE_RS'</text:p>
          </table:table-cell>
          <table:table-cell table:formula="of:=IF(ISBLANK([.B5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5]&amp;&quot;' , &quot;&amp;&quot;'&quot;&amp;[.B5]&amp;&quot;' , &quot;&amp;&quot;'&quot;&amp;[.C5]&amp;&quot;' , &quot;&amp;&quot;&quot;&amp;[.D5]&amp;&quot; , &quot;&amp;&quot;&quot;&amp;[.E5]&amp;&quot; , &quot;&amp;&quot;&quot;&amp;[.F5]&amp;&quot; , &quot;&amp;&quot;&quot;&amp;[.G5]&amp;&quot; , &quot;&amp;&quot;&quot;&amp;[.H5]&amp;&quot; , &quot;&amp;&quot;&quot;&amp;[.I5]&amp;&quot; , &quot;&amp;&quot;&quot;&amp;[.J5]&amp;&quot; , &quot;&amp;&quot;&quot;&amp;[.K5]&amp;&quot; , &quot;&amp;&quot;&quot;&amp;[.L5]&amp;&quot; ); &quot;)" office:value-type="string" office:string-value="INSERT INTO USERROLES ( [UserRoleId] , [UserRoleName] , [UserRoleCode] , [Attr1] , [Attr2] , [Attr3] , [Attr4] , [CreateBy] , [CreateDate] , [UpdateBy] , [UpdateDate] , [Status] ) VALUES ( '3' , 'PowerUser' , '3' , NULL , NULL , NULL , NULL , 'INIT' , current_timestamp() , NULL , NULL , 'ACTIVE_RS' ); ">
            <text:p>INSERT INTO USERROLES ( [UserRoleId] , [UserRoleName] , [UserRoleCode] , [Attr1] , [Attr2] , [Attr3] , [Attr4] , [CreateBy] , [CreateDate] , [UpdateBy] , [UpdateDate] , [Status] ) VALUES ( '3' , 'PowerUser' , '3' , NULL , NULL , NULL , NULL , 'INIT' , current_timestamp() , NULL , NULL , 'ACTIVE_RS' ); </text:p>
          </table:table-cell>
          <table:table-cell table:formula="of:=IF(ISBLANK([.B5]);&quot;&quot;;&quot;INSERT INTO DIAMOND_CORE_USER_ROLES &quot;&amp;&quot;VALUES &quot;&amp;&quot;( &quot;&amp;&quot;'&quot;&amp;[.A5]&amp;&quot;' , &quot;&amp;&quot;'&quot;&amp;[.B5]&amp;&quot;' , &quot;&amp;&quot;'&quot;&amp;[.C5]&amp;&quot;' , &quot;&amp;&quot;&quot;&amp;[.D5]&amp;&quot; , &quot;&amp;&quot;&quot;&amp;[.E5]&amp;&quot; , &quot;&amp;&quot;&quot;&amp;[.F5]&amp;&quot; , &quot;&amp;&quot;&quot;&amp;[.G5]&amp;&quot; , &quot;&amp;&quot;&quot;&amp;[.H5]&amp;&quot; , &quot;&amp;&quot;&quot;&amp;[.I5]&amp;&quot; , &quot;&amp;&quot;&quot;&amp;[.J5]&amp;&quot; , &quot;&amp;&quot;&quot;&amp;[.K5]&amp;&quot; , &quot;&amp;&quot;&quot;&amp;[.L5]&amp;&quot; ); &quot;)" office:value-type="string" office:string-value="INSERT INTO DIAMOND_CORE_USER_ROLES VALUES ( '3' , 'PowerUser' , '3' , NULL , NULL , NULL , NULL , 'INIT' , current_timestamp() , NULL , NULL , 'ACTIVE_RS' ); ">
            <text:p>INSERT INTO DIAMOND_CORE_USER_ROLES VALUES ( '3' , 'PowerUser' , '3' , NULL , NULL , NULL , NULL , 'INIT' , current_timestamp() , NULL , NULL , 'ACTIVE_RS' ); </text:p>
          </table:table-cell>
          <table:table-cell table:number-columns-repeated="1010"/>
        </table:table-row>
        <table:table-row table:style-name="ro1">
          <table:table-cell table:formula="of:=IF(ISBLANK([.B6]);&quot;&quot;;[.A5]+1)" office:value-type="float" office:value="4">
            <text:p>4</text:p>
          </table:table-cell>
          <table:table-cell office:value-type="string">
            <text:p>User</text:p>
          </table:table-cell>
          <table:table-cell office:value-type="float" office:value="4">
            <text:p>4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'ACTIVE_RS'&quot;)" office:value-type="string" office:string-value="'ACTIVE_RS'">
            <text:p>'ACTIVE_RS'</text:p>
          </table:table-cell>
          <table:table-cell table:formula="of:=IF(ISBLANK([.B6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6]&amp;&quot;' , &quot;&amp;&quot;'&quot;&amp;[.B6]&amp;&quot;' , &quot;&amp;&quot;'&quot;&amp;[.C6]&amp;&quot;' , &quot;&amp;&quot;&quot;&amp;[.D6]&amp;&quot; , &quot;&amp;&quot;&quot;&amp;[.E6]&amp;&quot; , &quot;&amp;&quot;&quot;&amp;[.F6]&amp;&quot; , &quot;&amp;&quot;&quot;&amp;[.G6]&amp;&quot; , &quot;&amp;&quot;&quot;&amp;[.H6]&amp;&quot; , &quot;&amp;&quot;&quot;&amp;[.I6]&amp;&quot; , &quot;&amp;&quot;&quot;&amp;[.J6]&amp;&quot; , &quot;&amp;&quot;&quot;&amp;[.K6]&amp;&quot; , &quot;&amp;&quot;&quot;&amp;[.L6]&amp;&quot; ); &quot;)" office:value-type="string" office:string-value="INSERT INTO USERROLES ( [UserRoleId] , [UserRoleName] , [UserRoleCode] , [Attr1] , [Attr2] , [Attr3] , [Attr4] , [CreateBy] , [CreateDate] , [UpdateBy] , [UpdateDate] , [Status] ) VALUES ( '4' , 'User' , '4' , NULL , NULL , NULL , NULL , 'INIT' , current_timestamp() , NULL , NULL , 'ACTIVE_RS' ); ">
            <text:p>INSERT INTO USERROLES ( [UserRoleId] , [UserRoleName] , [UserRoleCode] , [Attr1] , [Attr2] , [Attr3] , [Attr4] , [CreateBy] , [CreateDate] , [UpdateBy] , [UpdateDate] , [Status] ) VALUES ( '4' , 'User' , '4' , NULL , NULL , NULL , NULL , 'INIT' , current_timestamp() , NULL , NULL , 'ACTIVE_RS' ); </text:p>
          </table:table-cell>
          <table:table-cell table:formula="of:=IF(ISBLANK([.B6]);&quot;&quot;;&quot;INSERT INTO DIAMOND_CORE_USER_ROLES &quot;&amp;&quot;VALUES &quot;&amp;&quot;( &quot;&amp;&quot;'&quot;&amp;[.A6]&amp;&quot;' , &quot;&amp;&quot;'&quot;&amp;[.B6]&amp;&quot;' , &quot;&amp;&quot;'&quot;&amp;[.C6]&amp;&quot;' , &quot;&amp;&quot;&quot;&amp;[.D6]&amp;&quot; , &quot;&amp;&quot;&quot;&amp;[.E6]&amp;&quot; , &quot;&amp;&quot;&quot;&amp;[.F6]&amp;&quot; , &quot;&amp;&quot;&quot;&amp;[.G6]&amp;&quot; , &quot;&amp;&quot;&quot;&amp;[.H6]&amp;&quot; , &quot;&amp;&quot;&quot;&amp;[.I6]&amp;&quot; , &quot;&amp;&quot;&quot;&amp;[.J6]&amp;&quot; , &quot;&amp;&quot;&quot;&amp;[.K6]&amp;&quot; , &quot;&amp;&quot;&quot;&amp;[.L6]&amp;&quot; ); &quot;)" office:value-type="string" office:string-value="INSERT INTO DIAMOND_CORE_USER_ROLES VALUES ( '4' , 'User' , '4' , NULL , NULL , NULL , NULL , 'INIT' , current_timestamp() , NULL , NULL , 'ACTIVE_RS' ); ">
            <text:p>INSERT INTO DIAMOND_CORE_USER_ROLES VALUES ( '4' , 'User' , '4' , NULL , NULL , NULL , NULL , 'INIT' , current_timestamp() , NULL , NULL , 'ACTIVE_RS' ); </text:p>
          </table:table-cell>
          <table:table-cell table:number-columns-repeated="1010"/>
        </table:table-row>
        <table:table-row table:style-name="ro1">
          <table:table-cell table:formula="of:=IF(ISBLANK([.B7]);&quot;&quot;;[.A6]+1)" office:value-type="float" office:value="5">
            <text:p>5</text:p>
          </table:table-cell>
          <table:table-cell office:value-type="string">
            <text:p>Guest</text:p>
          </table:table-cell>
          <table:table-cell office:value-type="float" office:value="5">
            <text:p>5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'ACTIVE_RS'&quot;)" office:value-type="string" office:string-value="'ACTIVE_RS'">
            <text:p>'ACTIVE_RS'</text:p>
          </table:table-cell>
          <table:table-cell table:formula="of:=IF(ISBLANK([.B7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7]&amp;&quot;' , &quot;&amp;&quot;'&quot;&amp;[.B7]&amp;&quot;' , &quot;&amp;&quot;'&quot;&amp;[.C7]&amp;&quot;' , &quot;&amp;&quot;&quot;&amp;[.D7]&amp;&quot; , &quot;&amp;&quot;&quot;&amp;[.E7]&amp;&quot; , &quot;&amp;&quot;&quot;&amp;[.F7]&amp;&quot; , &quot;&amp;&quot;&quot;&amp;[.G7]&amp;&quot; , &quot;&amp;&quot;&quot;&amp;[.H7]&amp;&quot; , &quot;&amp;&quot;&quot;&amp;[.I7]&amp;&quot; , &quot;&amp;&quot;&quot;&amp;[.J7]&amp;&quot; , &quot;&amp;&quot;&quot;&amp;[.K7]&amp;&quot; , &quot;&amp;&quot;&quot;&amp;[.L7]&amp;&quot; ); &quot;)" office:value-type="string" office:string-value="INSERT INTO USERROLES ( [UserRoleId] , [UserRoleName] , [UserRoleCode] , [Attr1] , [Attr2] , [Attr3] , [Attr4] , [CreateBy] , [CreateDate] , [UpdateBy] , [UpdateDate] , [Status] ) VALUES ( '5' , 'Guest' , '5' , NULL , NULL , NULL , NULL , 'INIT' , current_timestamp() , NULL , NULL , 'ACTIVE_RS' ); ">
            <text:p>INSERT INTO USERROLES ( [UserRoleId] , [UserRoleName] , [UserRoleCode] , [Attr1] , [Attr2] , [Attr3] , [Attr4] , [CreateBy] , [CreateDate] , [UpdateBy] , [UpdateDate] , [Status] ) VALUES ( '5' , 'Guest' , '5' , NULL , NULL , NULL , NULL , 'INIT' , current_timestamp() , NULL , NULL , 'ACTIVE_RS' ); </text:p>
          </table:table-cell>
          <table:table-cell table:formula="of:=IF(ISBLANK([.B7]);&quot;&quot;;&quot;INSERT INTO DIAMOND_CORE_USER_ROLES &quot;&amp;&quot;VALUES &quot;&amp;&quot;( &quot;&amp;&quot;'&quot;&amp;[.A7]&amp;&quot;' , &quot;&amp;&quot;'&quot;&amp;[.B7]&amp;&quot;' , &quot;&amp;&quot;'&quot;&amp;[.C7]&amp;&quot;' , &quot;&amp;&quot;&quot;&amp;[.D7]&amp;&quot; , &quot;&amp;&quot;&quot;&amp;[.E7]&amp;&quot; , &quot;&amp;&quot;&quot;&amp;[.F7]&amp;&quot; , &quot;&amp;&quot;&quot;&amp;[.G7]&amp;&quot; , &quot;&amp;&quot;&quot;&amp;[.H7]&amp;&quot; , &quot;&amp;&quot;&quot;&amp;[.I7]&amp;&quot; , &quot;&amp;&quot;&quot;&amp;[.J7]&amp;&quot; , &quot;&amp;&quot;&quot;&amp;[.K7]&amp;&quot; , &quot;&amp;&quot;&quot;&amp;[.L7]&amp;&quot; ); &quot;)" office:value-type="string" office:string-value="INSERT INTO DIAMOND_CORE_USER_ROLES VALUES ( '5' , 'Guest' , '5' , NULL , NULL , NULL , NULL , 'INIT' , current_timestamp() , NULL , NULL , 'ACTIVE_RS' ); ">
            <text:p>INSERT INTO DIAMOND_CORE_USER_ROLES VALUES ( '5' , 'Guest' , '5' , NULL , NULL , NULL , NULL , 'INIT' , current_timestamp() , NULL , NULL , 'ACTIVE_RS' ); </text:p>
          </table:table-cell>
          <table:table-cell table:number-columns-repeated="1010"/>
        </table:table-row>
        <table:table-row table:style-name="ro1">
          <table:table-cell table:formula="of:=IF(ISBLANK([.B8]);&quot;&quot;;[.A7]+1)">
            <text:p/>
          </table:table-cell>
          <table:table-cell table:number-columns-repeated="2"/>
          <table:table-cell table:formula="of:=IF(ISBLANK([.B8]);&quot;&quot;;&quot;NULL&quot;)">
            <text:p/>
          </table:table-cell>
          <table:table-cell table:formula="of:=IF(ISBLANK([.B8]);&quot;&quot;;&quot;NULL&quot;)">
            <text:p/>
          </table:table-cell>
          <table:table-cell table:formula="of:=IF(ISBLANK([.B8]);&quot;&quot;;&quot;NULL&quot;)">
            <text:p/>
          </table:table-cell>
          <table:table-cell table:formula="of:=IF(ISBLANK([.B8]);&quot;&quot;;&quot;NULL&quot;)">
            <text:p/>
          </table:table-cell>
          <table:table-cell table:formula="of:=IF(ISBLANK([.B8]);&quot;&quot;;&quot;'INIT'&quot;)">
            <text:p/>
          </table:table-cell>
          <table:table-cell table:formula="of:=IF(ISBLANK([.B8]);&quot;&quot;;TODAY())">
            <text:p/>
          </table:table-cell>
          <table:table-cell table:formula="of:=IF(ISBLANK([.B8]);&quot;&quot;;&quot;NULL&quot;)">
            <text:p/>
          </table:table-cell>
          <table:table-cell table:formula="of:=IF(ISBLANK([.B8]);&quot;&quot;;&quot;NULL&quot;)">
            <text:p/>
          </table:table-cell>
          <table:table-cell table:formula="of:=IF(ISBLANK([.B8]);&quot;&quot;;&quot;'ACTIVE_RS'&quot;)">
            <text:p/>
          </table:table-cell>
          <table:table-cell table:formula="of:=IF(ISBLANK([.B8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8]&amp;&quot;' , &quot;&amp;&quot;'&quot;&amp;[.B8]&amp;&quot;' , &quot;&amp;&quot;'&quot;&amp;[.C8]&amp;&quot;' , &quot;&amp;&quot;&quot;&amp;[.D8]&amp;&quot; , &quot;&amp;&quot;&quot;&amp;[.E8]&amp;&quot; , &quot;&amp;&quot;&quot;&amp;[.F8]&amp;&quot; , &quot;&amp;&quot;&quot;&amp;[.G8]&amp;&quot; , &quot;&amp;&quot;&quot;&amp;[.H8]&amp;&quot; , &quot;&amp;&quot;&quot;&amp;[.I8]&amp;&quot; , &quot;&amp;&quot;&quot;&amp;[.J8]&amp;&quot; , &quot;&amp;&quot;&quot;&amp;[.K8]&amp;&quot; , &quot;&amp;&quot;&quot;&amp;[.L8]&amp;&quot; ); &quot;)">
            <text:p/>
          </table:table-cell>
          <table:table-cell table:formula="of:=IF(ISBLANK([.B8]);&quot;&quot;;&quot;INSERT INTO USERROLES &quot;&amp;&quot;VALUES &quot;&amp;&quot;( &quot;&amp;&quot;'&quot;&amp;[.A8]&amp;&quot;' , &quot;&amp;&quot;'&quot;&amp;[.B8]&amp;&quot;' , &quot;&amp;&quot;'&quot;&amp;[.C8]&amp;&quot;' , &quot;&amp;&quot;&quot;&amp;[.D8]&amp;&quot; , &quot;&amp;&quot;&quot;&amp;[.E8]&amp;&quot; , &quot;&amp;&quot;&quot;&amp;[.F8]&amp;&quot; , &quot;&amp;&quot;&quot;&amp;[.G8]&amp;&quot; , &quot;&amp;&quot;&quot;&amp;[.H8]&amp;&quot; , &quot;&amp;&quot;&quot;&amp;[.I8]&amp;&quot; , &quot;&amp;&quot;&quot;&amp;[.J8]&amp;&quot; , &quot;&amp;&quot;&quot;&amp;[.K8]&amp;&quot; , &quot;&amp;&quot;&quot;&amp;[.L8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9]);&quot;&quot;;[.A8]+1)">
            <text:p/>
          </table:table-cell>
          <table:table-cell table:number-columns-repeated="2"/>
          <table:table-cell table:formula="of:=IF(ISBLANK([.B9]);&quot;&quot;;&quot;NULL&quot;)">
            <text:p/>
          </table:table-cell>
          <table:table-cell table:formula="of:=IF(ISBLANK([.B9]);&quot;&quot;;&quot;NULL&quot;)">
            <text:p/>
          </table:table-cell>
          <table:table-cell table:formula="of:=IF(ISBLANK([.B9]);&quot;&quot;;&quot;NULL&quot;)">
            <text:p/>
          </table:table-cell>
          <table:table-cell table:formula="of:=IF(ISBLANK([.B9]);&quot;&quot;;&quot;NULL&quot;)">
            <text:p/>
          </table:table-cell>
          <table:table-cell table:formula="of:=IF(ISBLANK([.B9]);&quot;&quot;;&quot;'INIT'&quot;)">
            <text:p/>
          </table:table-cell>
          <table:table-cell table:formula="of:=IF(ISBLANK([.B9]);&quot;&quot;;TODAY())">
            <text:p/>
          </table:table-cell>
          <table:table-cell table:formula="of:=IF(ISBLANK([.B9]);&quot;&quot;;&quot;NULL&quot;)">
            <text:p/>
          </table:table-cell>
          <table:table-cell table:formula="of:=IF(ISBLANK([.B9]);&quot;&quot;;&quot;NULL&quot;)">
            <text:p/>
          </table:table-cell>
          <table:table-cell table:formula="of:=IF(ISBLANK([.B9]);&quot;&quot;;&quot;'ACTIVE_RS'&quot;)">
            <text:p/>
          </table:table-cell>
          <table:table-cell table:formula="of:=IF(ISBLANK([.B9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9]&amp;&quot;' , &quot;&amp;&quot;'&quot;&amp;[.B9]&amp;&quot;' , &quot;&amp;&quot;'&quot;&amp;[.C9]&amp;&quot;' , &quot;&amp;&quot;&quot;&amp;[.D9]&amp;&quot; , &quot;&amp;&quot;&quot;&amp;[.E9]&amp;&quot; , &quot;&amp;&quot;&quot;&amp;[.F9]&amp;&quot; , &quot;&amp;&quot;&quot;&amp;[.G9]&amp;&quot; , &quot;&amp;&quot;&quot;&amp;[.H9]&amp;&quot; , &quot;&amp;&quot;&quot;&amp;[.I9]&amp;&quot; , &quot;&amp;&quot;&quot;&amp;[.J9]&amp;&quot; , &quot;&amp;&quot;&quot;&amp;[.K9]&amp;&quot; , &quot;&amp;&quot;&quot;&amp;[.L9]&amp;&quot; ); &quot;)">
            <text:p/>
          </table:table-cell>
          <table:table-cell table:formula="of:=IF(ISBLANK([.B9]);&quot;&quot;;&quot;INSERT INTO USERROLES &quot;&amp;&quot;VALUES &quot;&amp;&quot;( &quot;&amp;&quot;'&quot;&amp;[.A9]&amp;&quot;' , &quot;&amp;&quot;'&quot;&amp;[.B9]&amp;&quot;' , &quot;&amp;&quot;'&quot;&amp;[.C9]&amp;&quot;' , &quot;&amp;&quot;&quot;&amp;[.D9]&amp;&quot; , &quot;&amp;&quot;&quot;&amp;[.E9]&amp;&quot; , &quot;&amp;&quot;&quot;&amp;[.F9]&amp;&quot; , &quot;&amp;&quot;&quot;&amp;[.G9]&amp;&quot; , &quot;&amp;&quot;&quot;&amp;[.H9]&amp;&quot; , &quot;&amp;&quot;&quot;&amp;[.I9]&amp;&quot; , &quot;&amp;&quot;&quot;&amp;[.J9]&amp;&quot; , &quot;&amp;&quot;&quot;&amp;[.K9]&amp;&quot; , &quot;&amp;&quot;&quot;&amp;[.L9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0]);&quot;&quot;;[.A9]+1)">
            <text:p/>
          </table:table-cell>
          <table:table-cell table:number-columns-repeated="2"/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'INIT'&quot;)">
            <text:p/>
          </table:table-cell>
          <table:table-cell table:formula="of:=IF(ISBLANK([.B10]);&quot;&quot;;TODAY()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'ACTIVE_RS'&quot;)">
            <text:p/>
          </table:table-cell>
          <table:table-cell table:formula="of:=IF(ISBLANK([.B10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0]&amp;&quot;' , &quot;&amp;&quot;'&quot;&amp;[.B10]&amp;&quot;' , &quot;&amp;&quot;'&quot;&amp;[.C10]&amp;&quot;' , &quot;&amp;&quot;&quot;&amp;[.D10]&amp;&quot; , &quot;&amp;&quot;&quot;&amp;[.E10]&amp;&quot; , &quot;&amp;&quot;&quot;&amp;[.F10]&amp;&quot; , &quot;&amp;&quot;&quot;&amp;[.G10]&amp;&quot; , &quot;&amp;&quot;&quot;&amp;[.H10]&amp;&quot; , &quot;&amp;&quot;&quot;&amp;[.I10]&amp;&quot; , &quot;&amp;&quot;&quot;&amp;[.J10]&amp;&quot; , &quot;&amp;&quot;&quot;&amp;[.K10]&amp;&quot; , &quot;&amp;&quot;&quot;&amp;[.L10]&amp;&quot; ); &quot;)">
            <text:p/>
          </table:table-cell>
          <table:table-cell table:formula="of:=IF(ISBLANK([.B10]);&quot;&quot;;&quot;INSERT INTO USERROLES &quot;&amp;&quot;VALUES &quot;&amp;&quot;( &quot;&amp;&quot;'&quot;&amp;[.A10]&amp;&quot;' , &quot;&amp;&quot;'&quot;&amp;[.B10]&amp;&quot;' , &quot;&amp;&quot;'&quot;&amp;[.C10]&amp;&quot;' , &quot;&amp;&quot;&quot;&amp;[.D10]&amp;&quot; , &quot;&amp;&quot;&quot;&amp;[.E10]&amp;&quot; , &quot;&amp;&quot;&quot;&amp;[.F10]&amp;&quot; , &quot;&amp;&quot;&quot;&amp;[.G10]&amp;&quot; , &quot;&amp;&quot;&quot;&amp;[.H10]&amp;&quot; , &quot;&amp;&quot;&quot;&amp;[.I10]&amp;&quot; , &quot;&amp;&quot;&quot;&amp;[.J10]&amp;&quot; , &quot;&amp;&quot;&quot;&amp;[.K10]&amp;&quot; , &quot;&amp;&quot;&quot;&amp;[.L10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1]);&quot;&quot;;[.A10]+1)">
            <text:p/>
          </table:table-cell>
          <table:table-cell table:number-columns-repeated="2"/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'INIT'&quot;)">
            <text:p/>
          </table:table-cell>
          <table:table-cell table:formula="of:=IF(ISBLANK([.B11]);&quot;&quot;;TODAY()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'ACTIVE_RS'&quot;)">
            <text:p/>
          </table:table-cell>
          <table:table-cell table:formula="of:=IF(ISBLANK([.B11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1]&amp;&quot;' , &quot;&amp;&quot;'&quot;&amp;[.B11]&amp;&quot;' , &quot;&amp;&quot;'&quot;&amp;[.C11]&amp;&quot;' , &quot;&amp;&quot;&quot;&amp;[.D11]&amp;&quot; , &quot;&amp;&quot;&quot;&amp;[.E11]&amp;&quot; , &quot;&amp;&quot;&quot;&amp;[.F11]&amp;&quot; , &quot;&amp;&quot;&quot;&amp;[.G11]&amp;&quot; , &quot;&amp;&quot;&quot;&amp;[.H11]&amp;&quot; , &quot;&amp;&quot;&quot;&amp;[.I11]&amp;&quot; , &quot;&amp;&quot;&quot;&amp;[.J11]&amp;&quot; , &quot;&amp;&quot;&quot;&amp;[.K11]&amp;&quot; , &quot;&amp;&quot;&quot;&amp;[.L11]&amp;&quot; ); &quot;)">
            <text:p/>
          </table:table-cell>
          <table:table-cell table:formula="of:=IF(ISBLANK([.B11]);&quot;&quot;;&quot;INSERT INTO USERROLES &quot;&amp;&quot;VALUES &quot;&amp;&quot;( &quot;&amp;&quot;'&quot;&amp;[.A11]&amp;&quot;' , &quot;&amp;&quot;'&quot;&amp;[.B11]&amp;&quot;' , &quot;&amp;&quot;'&quot;&amp;[.C11]&amp;&quot;' , &quot;&amp;&quot;&quot;&amp;[.D11]&amp;&quot; , &quot;&amp;&quot;&quot;&amp;[.E11]&amp;&quot; , &quot;&amp;&quot;&quot;&amp;[.F11]&amp;&quot; , &quot;&amp;&quot;&quot;&amp;[.G11]&amp;&quot; , &quot;&amp;&quot;&quot;&amp;[.H11]&amp;&quot; , &quot;&amp;&quot;&quot;&amp;[.I11]&amp;&quot; , &quot;&amp;&quot;&quot;&amp;[.J11]&amp;&quot; , &quot;&amp;&quot;&quot;&amp;[.K11]&amp;&quot; , &quot;&amp;&quot;&quot;&amp;[.L11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2]);&quot;&quot;;[.A11]+1)">
            <text:p/>
          </table:table-cell>
          <table:table-cell table:number-columns-repeated="2"/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'INIT'&quot;)">
            <text:p/>
          </table:table-cell>
          <table:table-cell table:formula="of:=IF(ISBLANK([.B12]);&quot;&quot;;TODAY()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'ACTIVE_RS'&quot;)">
            <text:p/>
          </table:table-cell>
          <table:table-cell table:formula="of:=IF(ISBLANK([.B12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2]&amp;&quot;' , &quot;&amp;&quot;'&quot;&amp;[.B12]&amp;&quot;' , &quot;&amp;&quot;'&quot;&amp;[.C12]&amp;&quot;' , &quot;&amp;&quot;&quot;&amp;[.D12]&amp;&quot; , &quot;&amp;&quot;&quot;&amp;[.E12]&amp;&quot; , &quot;&amp;&quot;&quot;&amp;[.F12]&amp;&quot; , &quot;&amp;&quot;&quot;&amp;[.G12]&amp;&quot; , &quot;&amp;&quot;&quot;&amp;[.H12]&amp;&quot; , &quot;&amp;&quot;&quot;&amp;[.I12]&amp;&quot; , &quot;&amp;&quot;&quot;&amp;[.J12]&amp;&quot; , &quot;&amp;&quot;&quot;&amp;[.K12]&amp;&quot; , &quot;&amp;&quot;&quot;&amp;[.L12]&amp;&quot; ); &quot;)">
            <text:p/>
          </table:table-cell>
          <table:table-cell table:formula="of:=IF(ISBLANK([.B12]);&quot;&quot;;&quot;INSERT INTO USERROLES &quot;&amp;&quot;VALUES &quot;&amp;&quot;( &quot;&amp;&quot;'&quot;&amp;[.A12]&amp;&quot;' , &quot;&amp;&quot;'&quot;&amp;[.B12]&amp;&quot;' , &quot;&amp;&quot;'&quot;&amp;[.C12]&amp;&quot;' , &quot;&amp;&quot;&quot;&amp;[.D12]&amp;&quot; , &quot;&amp;&quot;&quot;&amp;[.E12]&amp;&quot; , &quot;&amp;&quot;&quot;&amp;[.F12]&amp;&quot; , &quot;&amp;&quot;&quot;&amp;[.G12]&amp;&quot; , &quot;&amp;&quot;&quot;&amp;[.H12]&amp;&quot; , &quot;&amp;&quot;&quot;&amp;[.I12]&amp;&quot; , &quot;&amp;&quot;&quot;&amp;[.J12]&amp;&quot; , &quot;&amp;&quot;&quot;&amp;[.K12]&amp;&quot; , &quot;&amp;&quot;&quot;&amp;[.L12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3]);&quot;&quot;;[.A12]+1)">
            <text:p/>
          </table:table-cell>
          <table:table-cell table:number-columns-repeated="2"/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'INIT'&quot;)">
            <text:p/>
          </table:table-cell>
          <table:table-cell table:formula="of:=IF(ISBLANK([.B13]);&quot;&quot;;TODAY()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'ACTIVE_RS'&quot;)">
            <text:p/>
          </table:table-cell>
          <table:table-cell table:formula="of:=IF(ISBLANK([.B13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3]&amp;&quot;' , &quot;&amp;&quot;'&quot;&amp;[.B13]&amp;&quot;' , &quot;&amp;&quot;'&quot;&amp;[.C13]&amp;&quot;' , &quot;&amp;&quot;&quot;&amp;[.D13]&amp;&quot; , &quot;&amp;&quot;&quot;&amp;[.E13]&amp;&quot; , &quot;&amp;&quot;&quot;&amp;[.F13]&amp;&quot; , &quot;&amp;&quot;&quot;&amp;[.G13]&amp;&quot; , &quot;&amp;&quot;&quot;&amp;[.H13]&amp;&quot; , &quot;&amp;&quot;&quot;&amp;[.I13]&amp;&quot; , &quot;&amp;&quot;&quot;&amp;[.J13]&amp;&quot; , &quot;&amp;&quot;&quot;&amp;[.K13]&amp;&quot; , &quot;&amp;&quot;&quot;&amp;[.L13]&amp;&quot; ); &quot;)">
            <text:p/>
          </table:table-cell>
          <table:table-cell table:formula="of:=IF(ISBLANK([.B13]);&quot;&quot;;&quot;INSERT INTO USERROLES &quot;&amp;&quot;VALUES &quot;&amp;&quot;( &quot;&amp;&quot;'&quot;&amp;[.A13]&amp;&quot;' , &quot;&amp;&quot;'&quot;&amp;[.B13]&amp;&quot;' , &quot;&amp;&quot;'&quot;&amp;[.C13]&amp;&quot;' , &quot;&amp;&quot;&quot;&amp;[.D13]&amp;&quot; , &quot;&amp;&quot;&quot;&amp;[.E13]&amp;&quot; , &quot;&amp;&quot;&quot;&amp;[.F13]&amp;&quot; , &quot;&amp;&quot;&quot;&amp;[.G13]&amp;&quot; , &quot;&amp;&quot;&quot;&amp;[.H13]&amp;&quot; , &quot;&amp;&quot;&quot;&amp;[.I13]&amp;&quot; , &quot;&amp;&quot;&quot;&amp;[.J13]&amp;&quot; , &quot;&amp;&quot;&quot;&amp;[.K13]&amp;&quot; , &quot;&amp;&quot;&quot;&amp;[.L13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4]);&quot;&quot;;[.A13]+1)">
            <text:p/>
          </table:table-cell>
          <table:table-cell table:number-columns-repeated="2"/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'INIT'&quot;)">
            <text:p/>
          </table:table-cell>
          <table:table-cell table:formula="of:=IF(ISBLANK([.B14]);&quot;&quot;;TODAY()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'ACTIVE_RS'&quot;)">
            <text:p/>
          </table:table-cell>
          <table:table-cell table:formula="of:=IF(ISBLANK([.B14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4]&amp;&quot;' , &quot;&amp;&quot;'&quot;&amp;[.B14]&amp;&quot;' , &quot;&amp;&quot;'&quot;&amp;[.C14]&amp;&quot;' , &quot;&amp;&quot;&quot;&amp;[.D14]&amp;&quot; , &quot;&amp;&quot;&quot;&amp;[.E14]&amp;&quot; , &quot;&amp;&quot;&quot;&amp;[.F14]&amp;&quot; , &quot;&amp;&quot;&quot;&amp;[.G14]&amp;&quot; , &quot;&amp;&quot;&quot;&amp;[.H14]&amp;&quot; , &quot;&amp;&quot;&quot;&amp;[.I14]&amp;&quot; , &quot;&amp;&quot;&quot;&amp;[.J14]&amp;&quot; , &quot;&amp;&quot;&quot;&amp;[.K14]&amp;&quot; , &quot;&amp;&quot;&quot;&amp;[.L14]&amp;&quot; ); &quot;)">
            <text:p/>
          </table:table-cell>
          <table:table-cell table:formula="of:=IF(ISBLANK([.B14]);&quot;&quot;;&quot;INSERT INTO USERROLES &quot;&amp;&quot;VALUES &quot;&amp;&quot;( &quot;&amp;&quot;'&quot;&amp;[.A14]&amp;&quot;' , &quot;&amp;&quot;'&quot;&amp;[.B14]&amp;&quot;' , &quot;&amp;&quot;'&quot;&amp;[.C14]&amp;&quot;' , &quot;&amp;&quot;&quot;&amp;[.D14]&amp;&quot; , &quot;&amp;&quot;&quot;&amp;[.E14]&amp;&quot; , &quot;&amp;&quot;&quot;&amp;[.F14]&amp;&quot; , &quot;&amp;&quot;&quot;&amp;[.G14]&amp;&quot; , &quot;&amp;&quot;&quot;&amp;[.H14]&amp;&quot; , &quot;&amp;&quot;&quot;&amp;[.I14]&amp;&quot; , &quot;&amp;&quot;&quot;&amp;[.J14]&amp;&quot; , &quot;&amp;&quot;&quot;&amp;[.K14]&amp;&quot; , &quot;&amp;&quot;&quot;&amp;[.L14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5]);&quot;&quot;;[.A14]+1)">
            <text:p/>
          </table:table-cell>
          <table:table-cell table:number-columns-repeated="2"/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'INIT'&quot;)">
            <text:p/>
          </table:table-cell>
          <table:table-cell table:formula="of:=IF(ISBLANK([.B15]);&quot;&quot;;TODAY()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'ACTIVE_RS'&quot;)">
            <text:p/>
          </table:table-cell>
          <table:table-cell table:formula="of:=IF(ISBLANK([.B15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5]&amp;&quot;' , &quot;&amp;&quot;'&quot;&amp;[.B15]&amp;&quot;' , &quot;&amp;&quot;'&quot;&amp;[.C15]&amp;&quot;' , &quot;&amp;&quot;&quot;&amp;[.D15]&amp;&quot; , &quot;&amp;&quot;&quot;&amp;[.E15]&amp;&quot; , &quot;&amp;&quot;&quot;&amp;[.F15]&amp;&quot; , &quot;&amp;&quot;&quot;&amp;[.G15]&amp;&quot; , &quot;&amp;&quot;&quot;&amp;[.H15]&amp;&quot; , &quot;&amp;&quot;&quot;&amp;[.I15]&amp;&quot; , &quot;&amp;&quot;&quot;&amp;[.J15]&amp;&quot; , &quot;&amp;&quot;&quot;&amp;[.K15]&amp;&quot; , &quot;&amp;&quot;&quot;&amp;[.L15]&amp;&quot; ); &quot;)">
            <text:p/>
          </table:table-cell>
          <table:table-cell table:formula="of:=IF(ISBLANK([.B15]);&quot;&quot;;&quot;INSERT INTO USERROLES &quot;&amp;&quot;VALUES &quot;&amp;&quot;( &quot;&amp;&quot;'&quot;&amp;[.A15]&amp;&quot;' , &quot;&amp;&quot;'&quot;&amp;[.B15]&amp;&quot;' , &quot;&amp;&quot;'&quot;&amp;[.C15]&amp;&quot;' , &quot;&amp;&quot;&quot;&amp;[.D15]&amp;&quot; , &quot;&amp;&quot;&quot;&amp;[.E15]&amp;&quot; , &quot;&amp;&quot;&quot;&amp;[.F15]&amp;&quot; , &quot;&amp;&quot;&quot;&amp;[.G15]&amp;&quot; , &quot;&amp;&quot;&quot;&amp;[.H15]&amp;&quot; , &quot;&amp;&quot;&quot;&amp;[.I15]&amp;&quot; , &quot;&amp;&quot;&quot;&amp;[.J15]&amp;&quot; , &quot;&amp;&quot;&quot;&amp;[.K15]&amp;&quot; , &quot;&amp;&quot;&quot;&amp;[.L15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6]);&quot;&quot;;[.A15]+1)">
            <text:p/>
          </table:table-cell>
          <table:table-cell table:number-columns-repeated="2"/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'INIT'&quot;)">
            <text:p/>
          </table:table-cell>
          <table:table-cell table:formula="of:=IF(ISBLANK([.B16]);&quot;&quot;;TODAY()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'ACTIVE_RS'&quot;)">
            <text:p/>
          </table:table-cell>
          <table:table-cell table:formula="of:=IF(ISBLANK([.B16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6]&amp;&quot;' , &quot;&amp;&quot;'&quot;&amp;[.B16]&amp;&quot;' , &quot;&amp;&quot;'&quot;&amp;[.C16]&amp;&quot;' , &quot;&amp;&quot;&quot;&amp;[.D16]&amp;&quot; , &quot;&amp;&quot;&quot;&amp;[.E16]&amp;&quot; , &quot;&amp;&quot;&quot;&amp;[.F16]&amp;&quot; , &quot;&amp;&quot;&quot;&amp;[.G16]&amp;&quot; , &quot;&amp;&quot;&quot;&amp;[.H16]&amp;&quot; , &quot;&amp;&quot;&quot;&amp;[.I16]&amp;&quot; , &quot;&amp;&quot;&quot;&amp;[.J16]&amp;&quot; , &quot;&amp;&quot;&quot;&amp;[.K16]&amp;&quot; , &quot;&amp;&quot;&quot;&amp;[.L16]&amp;&quot; ); &quot;)">
            <text:p/>
          </table:table-cell>
          <table:table-cell table:formula="of:=IF(ISBLANK([.B16]);&quot;&quot;;&quot;INSERT INTO USERROLES &quot;&amp;&quot;VALUES &quot;&amp;&quot;( &quot;&amp;&quot;'&quot;&amp;[.A16]&amp;&quot;' , &quot;&amp;&quot;'&quot;&amp;[.B16]&amp;&quot;' , &quot;&amp;&quot;'&quot;&amp;[.C16]&amp;&quot;' , &quot;&amp;&quot;&quot;&amp;[.D16]&amp;&quot; , &quot;&amp;&quot;&quot;&amp;[.E16]&amp;&quot; , &quot;&amp;&quot;&quot;&amp;[.F16]&amp;&quot; , &quot;&amp;&quot;&quot;&amp;[.G16]&amp;&quot; , &quot;&amp;&quot;&quot;&amp;[.H16]&amp;&quot; , &quot;&amp;&quot;&quot;&amp;[.I16]&amp;&quot; , &quot;&amp;&quot;&quot;&amp;[.J16]&amp;&quot; , &quot;&amp;&quot;&quot;&amp;[.K16]&amp;&quot; , &quot;&amp;&quot;&quot;&amp;[.L16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7]);&quot;&quot;;[.A16]+1)">
            <text:p/>
          </table:table-cell>
          <table:table-cell table:number-columns-repeated="2"/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'INIT'&quot;)">
            <text:p/>
          </table:table-cell>
          <table:table-cell table:formula="of:=IF(ISBLANK([.B17]);&quot;&quot;;TODAY()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'ACTIVE_RS'&quot;)">
            <text:p/>
          </table:table-cell>
          <table:table-cell table:formula="of:=IF(ISBLANK([.B17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7]&amp;&quot;' , &quot;&amp;&quot;'&quot;&amp;[.B17]&amp;&quot;' , &quot;&amp;&quot;'&quot;&amp;[.C17]&amp;&quot;' , &quot;&amp;&quot;&quot;&amp;[.D17]&amp;&quot; , &quot;&amp;&quot;&quot;&amp;[.E17]&amp;&quot; , &quot;&amp;&quot;&quot;&amp;[.F17]&amp;&quot; , &quot;&amp;&quot;&quot;&amp;[.G17]&amp;&quot; , &quot;&amp;&quot;&quot;&amp;[.H17]&amp;&quot; , &quot;&amp;&quot;&quot;&amp;[.I17]&amp;&quot; , &quot;&amp;&quot;&quot;&amp;[.J17]&amp;&quot; , &quot;&amp;&quot;&quot;&amp;[.K17]&amp;&quot; , &quot;&amp;&quot;&quot;&amp;[.L17]&amp;&quot; ); &quot;)">
            <text:p/>
          </table:table-cell>
          <table:table-cell table:formula="of:=IF(ISBLANK([.B17]);&quot;&quot;;&quot;INSERT INTO USERROLES &quot;&amp;&quot;VALUES &quot;&amp;&quot;( &quot;&amp;&quot;'&quot;&amp;[.A17]&amp;&quot;' , &quot;&amp;&quot;'&quot;&amp;[.B17]&amp;&quot;' , &quot;&amp;&quot;'&quot;&amp;[.C17]&amp;&quot;' , &quot;&amp;&quot;&quot;&amp;[.D17]&amp;&quot; , &quot;&amp;&quot;&quot;&amp;[.E17]&amp;&quot; , &quot;&amp;&quot;&quot;&amp;[.F17]&amp;&quot; , &quot;&amp;&quot;&quot;&amp;[.G17]&amp;&quot; , &quot;&amp;&quot;&quot;&amp;[.H17]&amp;&quot; , &quot;&amp;&quot;&quot;&amp;[.I17]&amp;&quot; , &quot;&amp;&quot;&quot;&amp;[.J17]&amp;&quot; , &quot;&amp;&quot;&quot;&amp;[.K17]&amp;&quot; , &quot;&amp;&quot;&quot;&amp;[.L17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8]);&quot;&quot;;[.A17]+1)">
            <text:p/>
          </table:table-cell>
          <table:table-cell table:number-columns-repeated="2"/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'INIT'&quot;)">
            <text:p/>
          </table:table-cell>
          <table:table-cell table:formula="of:=IF(ISBLANK([.B18]);&quot;&quot;;TODAY()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'ACTIVE_RS'&quot;)">
            <text:p/>
          </table:table-cell>
          <table:table-cell table:formula="of:=IF(ISBLANK([.B18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8]&amp;&quot;' , &quot;&amp;&quot;'&quot;&amp;[.B18]&amp;&quot;' , &quot;&amp;&quot;'&quot;&amp;[.C18]&amp;&quot;' , &quot;&amp;&quot;&quot;&amp;[.D18]&amp;&quot; , &quot;&amp;&quot;&quot;&amp;[.E18]&amp;&quot; , &quot;&amp;&quot;&quot;&amp;[.F18]&amp;&quot; , &quot;&amp;&quot;&quot;&amp;[.G18]&amp;&quot; , &quot;&amp;&quot;&quot;&amp;[.H18]&amp;&quot; , &quot;&amp;&quot;&quot;&amp;[.I18]&amp;&quot; , &quot;&amp;&quot;&quot;&amp;[.J18]&amp;&quot; , &quot;&amp;&quot;&quot;&amp;[.K18]&amp;&quot; , &quot;&amp;&quot;&quot;&amp;[.L18]&amp;&quot; ); &quot;)">
            <text:p/>
          </table:table-cell>
          <table:table-cell table:formula="of:=IF(ISBLANK([.B18]);&quot;&quot;;&quot;INSERT INTO USERROLES &quot;&amp;&quot;VALUES &quot;&amp;&quot;( &quot;&amp;&quot;'&quot;&amp;[.A18]&amp;&quot;' , &quot;&amp;&quot;'&quot;&amp;[.B18]&amp;&quot;' , &quot;&amp;&quot;'&quot;&amp;[.C18]&amp;&quot;' , &quot;&amp;&quot;&quot;&amp;[.D18]&amp;&quot; , &quot;&amp;&quot;&quot;&amp;[.E18]&amp;&quot; , &quot;&amp;&quot;&quot;&amp;[.F18]&amp;&quot; , &quot;&amp;&quot;&quot;&amp;[.G18]&amp;&quot; , &quot;&amp;&quot;&quot;&amp;[.H18]&amp;&quot; , &quot;&amp;&quot;&quot;&amp;[.I18]&amp;&quot; , &quot;&amp;&quot;&quot;&amp;[.J18]&amp;&quot; , &quot;&amp;&quot;&quot;&amp;[.K18]&amp;&quot; , &quot;&amp;&quot;&quot;&amp;[.L18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19]);&quot;&quot;;[.A18]+1)">
            <text:p/>
          </table:table-cell>
          <table:table-cell table:number-columns-repeated="2"/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'INIT'&quot;)">
            <text:p/>
          </table:table-cell>
          <table:table-cell table:formula="of:=IF(ISBLANK([.B19]);&quot;&quot;;TODAY()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'ACTIVE_RS'&quot;)">
            <text:p/>
          </table:table-cell>
          <table:table-cell table:formula="of:=IF(ISBLANK([.B19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19]&amp;&quot;' , &quot;&amp;&quot;'&quot;&amp;[.B19]&amp;&quot;' , &quot;&amp;&quot;'&quot;&amp;[.C19]&amp;&quot;' , &quot;&amp;&quot;&quot;&amp;[.D19]&amp;&quot; , &quot;&amp;&quot;&quot;&amp;[.E19]&amp;&quot; , &quot;&amp;&quot;&quot;&amp;[.F19]&amp;&quot; , &quot;&amp;&quot;&quot;&amp;[.G19]&amp;&quot; , &quot;&amp;&quot;&quot;&amp;[.H19]&amp;&quot; , &quot;&amp;&quot;&quot;&amp;[.I19]&amp;&quot; , &quot;&amp;&quot;&quot;&amp;[.J19]&amp;&quot; , &quot;&amp;&quot;&quot;&amp;[.K19]&amp;&quot; , &quot;&amp;&quot;&quot;&amp;[.L19]&amp;&quot; ); &quot;)">
            <text:p/>
          </table:table-cell>
          <table:table-cell table:formula="of:=IF(ISBLANK([.B19]);&quot;&quot;;&quot;INSERT INTO USERROLES &quot;&amp;&quot;VALUES &quot;&amp;&quot;( &quot;&amp;&quot;'&quot;&amp;[.A19]&amp;&quot;' , &quot;&amp;&quot;'&quot;&amp;[.B19]&amp;&quot;' , &quot;&amp;&quot;'&quot;&amp;[.C19]&amp;&quot;' , &quot;&amp;&quot;&quot;&amp;[.D19]&amp;&quot; , &quot;&amp;&quot;&quot;&amp;[.E19]&amp;&quot; , &quot;&amp;&quot;&quot;&amp;[.F19]&amp;&quot; , &quot;&amp;&quot;&quot;&amp;[.G19]&amp;&quot; , &quot;&amp;&quot;&quot;&amp;[.H19]&amp;&quot; , &quot;&amp;&quot;&quot;&amp;[.I19]&amp;&quot; , &quot;&amp;&quot;&quot;&amp;[.J19]&amp;&quot; , &quot;&amp;&quot;&quot;&amp;[.K19]&amp;&quot; , &quot;&amp;&quot;&quot;&amp;[.L19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0]);&quot;&quot;;[.A19]+1)">
            <text:p/>
          </table:table-cell>
          <table:table-cell table:number-columns-repeated="2"/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'INIT'&quot;)">
            <text:p/>
          </table:table-cell>
          <table:table-cell table:formula="of:=IF(ISBLANK([.B20]);&quot;&quot;;TODAY()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'ACTIVE_RS'&quot;)">
            <text:p/>
          </table:table-cell>
          <table:table-cell table:formula="of:=IF(ISBLANK([.B20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0]&amp;&quot;' , &quot;&amp;&quot;'&quot;&amp;[.B20]&amp;&quot;' , &quot;&amp;&quot;'&quot;&amp;[.C20]&amp;&quot;' , &quot;&amp;&quot;&quot;&amp;[.D20]&amp;&quot; , &quot;&amp;&quot;&quot;&amp;[.E20]&amp;&quot; , &quot;&amp;&quot;&quot;&amp;[.F20]&amp;&quot; , &quot;&amp;&quot;&quot;&amp;[.G20]&amp;&quot; , &quot;&amp;&quot;&quot;&amp;[.H20]&amp;&quot; , &quot;&amp;&quot;&quot;&amp;[.I20]&amp;&quot; , &quot;&amp;&quot;&quot;&amp;[.J20]&amp;&quot; , &quot;&amp;&quot;&quot;&amp;[.K20]&amp;&quot; , &quot;&amp;&quot;&quot;&amp;[.L20]&amp;&quot; ); &quot;)">
            <text:p/>
          </table:table-cell>
          <table:table-cell table:formula="of:=IF(ISBLANK([.B20]);&quot;&quot;;&quot;INSERT INTO USERROLES &quot;&amp;&quot;VALUES &quot;&amp;&quot;( &quot;&amp;&quot;'&quot;&amp;[.A20]&amp;&quot;' , &quot;&amp;&quot;'&quot;&amp;[.B20]&amp;&quot;' , &quot;&amp;&quot;'&quot;&amp;[.C20]&amp;&quot;' , &quot;&amp;&quot;&quot;&amp;[.D20]&amp;&quot; , &quot;&amp;&quot;&quot;&amp;[.E20]&amp;&quot; , &quot;&amp;&quot;&quot;&amp;[.F20]&amp;&quot; , &quot;&amp;&quot;&quot;&amp;[.G20]&amp;&quot; , &quot;&amp;&quot;&quot;&amp;[.H20]&amp;&quot; , &quot;&amp;&quot;&quot;&amp;[.I20]&amp;&quot; , &quot;&amp;&quot;&quot;&amp;[.J20]&amp;&quot; , &quot;&amp;&quot;&quot;&amp;[.K20]&amp;&quot; , &quot;&amp;&quot;&quot;&amp;[.L20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1]);&quot;&quot;;[.A20]+1)">
            <text:p/>
          </table:table-cell>
          <table:table-cell table:number-columns-repeated="2"/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'INIT'&quot;)">
            <text:p/>
          </table:table-cell>
          <table:table-cell table:formula="of:=IF(ISBLANK([.B21]);&quot;&quot;;TODAY()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'ACTIVE_RS'&quot;)">
            <text:p/>
          </table:table-cell>
          <table:table-cell table:formula="of:=IF(ISBLANK([.B21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1]&amp;&quot;' , &quot;&amp;&quot;'&quot;&amp;[.B21]&amp;&quot;' , &quot;&amp;&quot;'&quot;&amp;[.C21]&amp;&quot;' , &quot;&amp;&quot;&quot;&amp;[.D21]&amp;&quot; , &quot;&amp;&quot;&quot;&amp;[.E21]&amp;&quot; , &quot;&amp;&quot;&quot;&amp;[.F21]&amp;&quot; , &quot;&amp;&quot;&quot;&amp;[.G21]&amp;&quot; , &quot;&amp;&quot;&quot;&amp;[.H21]&amp;&quot; , &quot;&amp;&quot;&quot;&amp;[.I21]&amp;&quot; , &quot;&amp;&quot;&quot;&amp;[.J21]&amp;&quot; , &quot;&amp;&quot;&quot;&amp;[.K21]&amp;&quot; , &quot;&amp;&quot;&quot;&amp;[.L21]&amp;&quot; ); &quot;)">
            <text:p/>
          </table:table-cell>
          <table:table-cell table:formula="of:=IF(ISBLANK([.B21]);&quot;&quot;;&quot;INSERT INTO USERROLES &quot;&amp;&quot;VALUES &quot;&amp;&quot;( &quot;&amp;&quot;'&quot;&amp;[.A21]&amp;&quot;' , &quot;&amp;&quot;'&quot;&amp;[.B21]&amp;&quot;' , &quot;&amp;&quot;'&quot;&amp;[.C21]&amp;&quot;' , &quot;&amp;&quot;&quot;&amp;[.D21]&amp;&quot; , &quot;&amp;&quot;&quot;&amp;[.E21]&amp;&quot; , &quot;&amp;&quot;&quot;&amp;[.F21]&amp;&quot; , &quot;&amp;&quot;&quot;&amp;[.G21]&amp;&quot; , &quot;&amp;&quot;&quot;&amp;[.H21]&amp;&quot; , &quot;&amp;&quot;&quot;&amp;[.I21]&amp;&quot; , &quot;&amp;&quot;&quot;&amp;[.J21]&amp;&quot; , &quot;&amp;&quot;&quot;&amp;[.K21]&amp;&quot; , &quot;&amp;&quot;&quot;&amp;[.L21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2]);&quot;&quot;;[.A21]+1)">
            <text:p/>
          </table:table-cell>
          <table:table-cell table:number-columns-repeated="2"/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'INIT'&quot;)">
            <text:p/>
          </table:table-cell>
          <table:table-cell table:formula="of:=IF(ISBLANK([.B22]);&quot;&quot;;TODAY()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'ACTIVE_RS'&quot;)">
            <text:p/>
          </table:table-cell>
          <table:table-cell table:formula="of:=IF(ISBLANK([.B22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2]&amp;&quot;' , &quot;&amp;&quot;'&quot;&amp;[.B22]&amp;&quot;' , &quot;&amp;&quot;'&quot;&amp;[.C22]&amp;&quot;' , &quot;&amp;&quot;&quot;&amp;[.D22]&amp;&quot; , &quot;&amp;&quot;&quot;&amp;[.E22]&amp;&quot; , &quot;&amp;&quot;&quot;&amp;[.F22]&amp;&quot; , &quot;&amp;&quot;&quot;&amp;[.G22]&amp;&quot; , &quot;&amp;&quot;&quot;&amp;[.H22]&amp;&quot; , &quot;&amp;&quot;&quot;&amp;[.I22]&amp;&quot; , &quot;&amp;&quot;&quot;&amp;[.J22]&amp;&quot; , &quot;&amp;&quot;&quot;&amp;[.K22]&amp;&quot; , &quot;&amp;&quot;&quot;&amp;[.L22]&amp;&quot; ); &quot;)">
            <text:p/>
          </table:table-cell>
          <table:table-cell table:formula="of:=IF(ISBLANK([.B22]);&quot;&quot;;&quot;INSERT INTO USERROLES &quot;&amp;&quot;VALUES &quot;&amp;&quot;( &quot;&amp;&quot;'&quot;&amp;[.A22]&amp;&quot;' , &quot;&amp;&quot;'&quot;&amp;[.B22]&amp;&quot;' , &quot;&amp;&quot;'&quot;&amp;[.C22]&amp;&quot;' , &quot;&amp;&quot;&quot;&amp;[.D22]&amp;&quot; , &quot;&amp;&quot;&quot;&amp;[.E22]&amp;&quot; , &quot;&amp;&quot;&quot;&amp;[.F22]&amp;&quot; , &quot;&amp;&quot;&quot;&amp;[.G22]&amp;&quot; , &quot;&amp;&quot;&quot;&amp;[.H22]&amp;&quot; , &quot;&amp;&quot;&quot;&amp;[.I22]&amp;&quot; , &quot;&amp;&quot;&quot;&amp;[.J22]&amp;&quot; , &quot;&amp;&quot;&quot;&amp;[.K22]&amp;&quot; , &quot;&amp;&quot;&quot;&amp;[.L22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3]);&quot;&quot;;[.A22]+1)">
            <text:p/>
          </table:table-cell>
          <table:table-cell table:number-columns-repeated="2"/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'INIT'&quot;)">
            <text:p/>
          </table:table-cell>
          <table:table-cell table:formula="of:=IF(ISBLANK([.B23]);&quot;&quot;;TODAY()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'ACTIVE_RS'&quot;)">
            <text:p/>
          </table:table-cell>
          <table:table-cell table:formula="of:=IF(ISBLANK([.B23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3]&amp;&quot;' , &quot;&amp;&quot;'&quot;&amp;[.B23]&amp;&quot;' , &quot;&amp;&quot;'&quot;&amp;[.C23]&amp;&quot;' , &quot;&amp;&quot;&quot;&amp;[.D23]&amp;&quot; , &quot;&amp;&quot;&quot;&amp;[.E23]&amp;&quot; , &quot;&amp;&quot;&quot;&amp;[.F23]&amp;&quot; , &quot;&amp;&quot;&quot;&amp;[.G23]&amp;&quot; , &quot;&amp;&quot;&quot;&amp;[.H23]&amp;&quot; , &quot;&amp;&quot;&quot;&amp;[.I23]&amp;&quot; , &quot;&amp;&quot;&quot;&amp;[.J23]&amp;&quot; , &quot;&amp;&quot;&quot;&amp;[.K23]&amp;&quot; , &quot;&amp;&quot;&quot;&amp;[.L23]&amp;&quot; ); &quot;)">
            <text:p/>
          </table:table-cell>
          <table:table-cell table:formula="of:=IF(ISBLANK([.B23]);&quot;&quot;;&quot;INSERT INTO USERROLES &quot;&amp;&quot;VALUES &quot;&amp;&quot;( &quot;&amp;&quot;'&quot;&amp;[.A23]&amp;&quot;' , &quot;&amp;&quot;'&quot;&amp;[.B23]&amp;&quot;' , &quot;&amp;&quot;'&quot;&amp;[.C23]&amp;&quot;' , &quot;&amp;&quot;&quot;&amp;[.D23]&amp;&quot; , &quot;&amp;&quot;&quot;&amp;[.E23]&amp;&quot; , &quot;&amp;&quot;&quot;&amp;[.F23]&amp;&quot; , &quot;&amp;&quot;&quot;&amp;[.G23]&amp;&quot; , &quot;&amp;&quot;&quot;&amp;[.H23]&amp;&quot; , &quot;&amp;&quot;&quot;&amp;[.I23]&amp;&quot; , &quot;&amp;&quot;&quot;&amp;[.J23]&amp;&quot; , &quot;&amp;&quot;&quot;&amp;[.K23]&amp;&quot; , &quot;&amp;&quot;&quot;&amp;[.L23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4]);&quot;&quot;;[.A23]+1)">
            <text:p/>
          </table:table-cell>
          <table:table-cell table:number-columns-repeated="2"/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'INIT'&quot;)">
            <text:p/>
          </table:table-cell>
          <table:table-cell table:formula="of:=IF(ISBLANK([.B24]);&quot;&quot;;TODAY()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'ACTIVE_RS'&quot;)">
            <text:p/>
          </table:table-cell>
          <table:table-cell table:formula="of:=IF(ISBLANK([.B24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4]&amp;&quot;' , &quot;&amp;&quot;'&quot;&amp;[.B24]&amp;&quot;' , &quot;&amp;&quot;'&quot;&amp;[.C24]&amp;&quot;' , &quot;&amp;&quot;&quot;&amp;[.D24]&amp;&quot; , &quot;&amp;&quot;&quot;&amp;[.E24]&amp;&quot; , &quot;&amp;&quot;&quot;&amp;[.F24]&amp;&quot; , &quot;&amp;&quot;&quot;&amp;[.G24]&amp;&quot; , &quot;&amp;&quot;&quot;&amp;[.H24]&amp;&quot; , &quot;&amp;&quot;&quot;&amp;[.I24]&amp;&quot; , &quot;&amp;&quot;&quot;&amp;[.J24]&amp;&quot; , &quot;&amp;&quot;&quot;&amp;[.K24]&amp;&quot; , &quot;&amp;&quot;&quot;&amp;[.L24]&amp;&quot; ); &quot;)">
            <text:p/>
          </table:table-cell>
          <table:table-cell table:formula="of:=IF(ISBLANK([.B24]);&quot;&quot;;&quot;INSERT INTO USERROLES &quot;&amp;&quot;VALUES &quot;&amp;&quot;( &quot;&amp;&quot;'&quot;&amp;[.A24]&amp;&quot;' , &quot;&amp;&quot;'&quot;&amp;[.B24]&amp;&quot;' , &quot;&amp;&quot;'&quot;&amp;[.C24]&amp;&quot;' , &quot;&amp;&quot;&quot;&amp;[.D24]&amp;&quot; , &quot;&amp;&quot;&quot;&amp;[.E24]&amp;&quot; , &quot;&amp;&quot;&quot;&amp;[.F24]&amp;&quot; , &quot;&amp;&quot;&quot;&amp;[.G24]&amp;&quot; , &quot;&amp;&quot;&quot;&amp;[.H24]&amp;&quot; , &quot;&amp;&quot;&quot;&amp;[.I24]&amp;&quot; , &quot;&amp;&quot;&quot;&amp;[.J24]&amp;&quot; , &quot;&amp;&quot;&quot;&amp;[.K24]&amp;&quot; , &quot;&amp;&quot;&quot;&amp;[.L24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5]);&quot;&quot;;[.A24]+1)">
            <text:p/>
          </table:table-cell>
          <table:table-cell table:number-columns-repeated="2"/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'INIT'&quot;)">
            <text:p/>
          </table:table-cell>
          <table:table-cell table:formula="of:=IF(ISBLANK([.B25]);&quot;&quot;;TODAY()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'ACTIVE_RS'&quot;)">
            <text:p/>
          </table:table-cell>
          <table:table-cell table:formula="of:=IF(ISBLANK([.B25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5]&amp;&quot;' , &quot;&amp;&quot;'&quot;&amp;[.B25]&amp;&quot;' , &quot;&amp;&quot;'&quot;&amp;[.C25]&amp;&quot;' , &quot;&amp;&quot;&quot;&amp;[.D25]&amp;&quot; , &quot;&amp;&quot;&quot;&amp;[.E25]&amp;&quot; , &quot;&amp;&quot;&quot;&amp;[.F25]&amp;&quot; , &quot;&amp;&quot;&quot;&amp;[.G25]&amp;&quot; , &quot;&amp;&quot;&quot;&amp;[.H25]&amp;&quot; , &quot;&amp;&quot;&quot;&amp;[.I25]&amp;&quot; , &quot;&amp;&quot;&quot;&amp;[.J25]&amp;&quot; , &quot;&amp;&quot;&quot;&amp;[.K25]&amp;&quot; , &quot;&amp;&quot;&quot;&amp;[.L25]&amp;&quot; ); &quot;)">
            <text:p/>
          </table:table-cell>
          <table:table-cell table:formula="of:=IF(ISBLANK([.B25]);&quot;&quot;;&quot;INSERT INTO USERROLES &quot;&amp;&quot;VALUES &quot;&amp;&quot;( &quot;&amp;&quot;'&quot;&amp;[.A25]&amp;&quot;' , &quot;&amp;&quot;'&quot;&amp;[.B25]&amp;&quot;' , &quot;&amp;&quot;'&quot;&amp;[.C25]&amp;&quot;' , &quot;&amp;&quot;&quot;&amp;[.D25]&amp;&quot; , &quot;&amp;&quot;&quot;&amp;[.E25]&amp;&quot; , &quot;&amp;&quot;&quot;&amp;[.F25]&amp;&quot; , &quot;&amp;&quot;&quot;&amp;[.G25]&amp;&quot; , &quot;&amp;&quot;&quot;&amp;[.H25]&amp;&quot; , &quot;&amp;&quot;&quot;&amp;[.I25]&amp;&quot; , &quot;&amp;&quot;&quot;&amp;[.J25]&amp;&quot; , &quot;&amp;&quot;&quot;&amp;[.K25]&amp;&quot; , &quot;&amp;&quot;&quot;&amp;[.L25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6]);&quot;&quot;;[.A25]+1)">
            <text:p/>
          </table:table-cell>
          <table:table-cell table:number-columns-repeated="2"/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'INIT'&quot;)">
            <text:p/>
          </table:table-cell>
          <table:table-cell table:formula="of:=IF(ISBLANK([.B26]);&quot;&quot;;TODAY()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'ACTIVE_RS'&quot;)">
            <text:p/>
          </table:table-cell>
          <table:table-cell table:formula="of:=IF(ISBLANK([.B26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6]&amp;&quot;' , &quot;&amp;&quot;'&quot;&amp;[.B26]&amp;&quot;' , &quot;&amp;&quot;'&quot;&amp;[.C26]&amp;&quot;' , &quot;&amp;&quot;&quot;&amp;[.D26]&amp;&quot; , &quot;&amp;&quot;&quot;&amp;[.E26]&amp;&quot; , &quot;&amp;&quot;&quot;&amp;[.F26]&amp;&quot; , &quot;&amp;&quot;&quot;&amp;[.G26]&amp;&quot; , &quot;&amp;&quot;&quot;&amp;[.H26]&amp;&quot; , &quot;&amp;&quot;&quot;&amp;[.I26]&amp;&quot; , &quot;&amp;&quot;&quot;&amp;[.J26]&amp;&quot; , &quot;&amp;&quot;&quot;&amp;[.K26]&amp;&quot; , &quot;&amp;&quot;&quot;&amp;[.L26]&amp;&quot; ); &quot;)">
            <text:p/>
          </table:table-cell>
          <table:table-cell table:formula="of:=IF(ISBLANK([.B26]);&quot;&quot;;&quot;INSERT INTO USERROLES &quot;&amp;&quot;VALUES &quot;&amp;&quot;( &quot;&amp;&quot;'&quot;&amp;[.A26]&amp;&quot;' , &quot;&amp;&quot;'&quot;&amp;[.B26]&amp;&quot;' , &quot;&amp;&quot;'&quot;&amp;[.C26]&amp;&quot;' , &quot;&amp;&quot;&quot;&amp;[.D26]&amp;&quot; , &quot;&amp;&quot;&quot;&amp;[.E26]&amp;&quot; , &quot;&amp;&quot;&quot;&amp;[.F26]&amp;&quot; , &quot;&amp;&quot;&quot;&amp;[.G26]&amp;&quot; , &quot;&amp;&quot;&quot;&amp;[.H26]&amp;&quot; , &quot;&amp;&quot;&quot;&amp;[.I26]&amp;&quot; , &quot;&amp;&quot;&quot;&amp;[.J26]&amp;&quot; , &quot;&amp;&quot;&quot;&amp;[.K26]&amp;&quot; , &quot;&amp;&quot;&quot;&amp;[.L26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7]);&quot;&quot;;[.A26]+1)">
            <text:p/>
          </table:table-cell>
          <table:table-cell table:number-columns-repeated="2"/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'INIT'&quot;)">
            <text:p/>
          </table:table-cell>
          <table:table-cell table:formula="of:=IF(ISBLANK([.B27]);&quot;&quot;;TODAY()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'ACTIVE_RS'&quot;)">
            <text:p/>
          </table:table-cell>
          <table:table-cell table:formula="of:=IF(ISBLANK([.B27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7]&amp;&quot;' , &quot;&amp;&quot;'&quot;&amp;[.B27]&amp;&quot;' , &quot;&amp;&quot;'&quot;&amp;[.C27]&amp;&quot;' , &quot;&amp;&quot;&quot;&amp;[.D27]&amp;&quot; , &quot;&amp;&quot;&quot;&amp;[.E27]&amp;&quot; , &quot;&amp;&quot;&quot;&amp;[.F27]&amp;&quot; , &quot;&amp;&quot;&quot;&amp;[.G27]&amp;&quot; , &quot;&amp;&quot;&quot;&amp;[.H27]&amp;&quot; , &quot;&amp;&quot;&quot;&amp;[.I27]&amp;&quot; , &quot;&amp;&quot;&quot;&amp;[.J27]&amp;&quot; , &quot;&amp;&quot;&quot;&amp;[.K27]&amp;&quot; , &quot;&amp;&quot;&quot;&amp;[.L27]&amp;&quot; ); &quot;)">
            <text:p/>
          </table:table-cell>
          <table:table-cell table:formula="of:=IF(ISBLANK([.B27]);&quot;&quot;;&quot;INSERT INTO USERROLES &quot;&amp;&quot;VALUES &quot;&amp;&quot;( &quot;&amp;&quot;'&quot;&amp;[.A27]&amp;&quot;' , &quot;&amp;&quot;'&quot;&amp;[.B27]&amp;&quot;' , &quot;&amp;&quot;'&quot;&amp;[.C27]&amp;&quot;' , &quot;&amp;&quot;&quot;&amp;[.D27]&amp;&quot; , &quot;&amp;&quot;&quot;&amp;[.E27]&amp;&quot; , &quot;&amp;&quot;&quot;&amp;[.F27]&amp;&quot; , &quot;&amp;&quot;&quot;&amp;[.G27]&amp;&quot; , &quot;&amp;&quot;&quot;&amp;[.H27]&amp;&quot; , &quot;&amp;&quot;&quot;&amp;[.I27]&amp;&quot; , &quot;&amp;&quot;&quot;&amp;[.J27]&amp;&quot; , &quot;&amp;&quot;&quot;&amp;[.K27]&amp;&quot; , &quot;&amp;&quot;&quot;&amp;[.L27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8]);&quot;&quot;;[.A27]+1)">
            <text:p/>
          </table:table-cell>
          <table:table-cell table:number-columns-repeated="2"/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'INIT'&quot;)">
            <text:p/>
          </table:table-cell>
          <table:table-cell table:formula="of:=IF(ISBLANK([.B28]);&quot;&quot;;TODAY()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'ACTIVE_RS'&quot;)">
            <text:p/>
          </table:table-cell>
          <table:table-cell table:formula="of:=IF(ISBLANK([.B28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8]&amp;&quot;' , &quot;&amp;&quot;'&quot;&amp;[.B28]&amp;&quot;' , &quot;&amp;&quot;'&quot;&amp;[.C28]&amp;&quot;' , &quot;&amp;&quot;&quot;&amp;[.D28]&amp;&quot; , &quot;&amp;&quot;&quot;&amp;[.E28]&amp;&quot; , &quot;&amp;&quot;&quot;&amp;[.F28]&amp;&quot; , &quot;&amp;&quot;&quot;&amp;[.G28]&amp;&quot; , &quot;&amp;&quot;&quot;&amp;[.H28]&amp;&quot; , &quot;&amp;&quot;&quot;&amp;[.I28]&amp;&quot; , &quot;&amp;&quot;&quot;&amp;[.J28]&amp;&quot; , &quot;&amp;&quot;&quot;&amp;[.K28]&amp;&quot; , &quot;&amp;&quot;&quot;&amp;[.L28]&amp;&quot; ); &quot;)">
            <text:p/>
          </table:table-cell>
          <table:table-cell table:formula="of:=IF(ISBLANK([.B28]);&quot;&quot;;&quot;INSERT INTO USERROLES &quot;&amp;&quot;VALUES &quot;&amp;&quot;( &quot;&amp;&quot;'&quot;&amp;[.A28]&amp;&quot;' , &quot;&amp;&quot;'&quot;&amp;[.B28]&amp;&quot;' , &quot;&amp;&quot;'&quot;&amp;[.C28]&amp;&quot;' , &quot;&amp;&quot;&quot;&amp;[.D28]&amp;&quot; , &quot;&amp;&quot;&quot;&amp;[.E28]&amp;&quot; , &quot;&amp;&quot;&quot;&amp;[.F28]&amp;&quot; , &quot;&amp;&quot;&quot;&amp;[.G28]&amp;&quot; , &quot;&amp;&quot;&quot;&amp;[.H28]&amp;&quot; , &quot;&amp;&quot;&quot;&amp;[.I28]&amp;&quot; , &quot;&amp;&quot;&quot;&amp;[.J28]&amp;&quot; , &quot;&amp;&quot;&quot;&amp;[.K28]&amp;&quot; , &quot;&amp;&quot;&quot;&amp;[.L28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29]);&quot;&quot;;[.A28]+1)">
            <text:p/>
          </table:table-cell>
          <table:table-cell table:number-columns-repeated="2"/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'INIT'&quot;)">
            <text:p/>
          </table:table-cell>
          <table:table-cell table:formula="of:=IF(ISBLANK([.B29]);&quot;&quot;;TODAY()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'ACTIVE_RS'&quot;)">
            <text:p/>
          </table:table-cell>
          <table:table-cell table:formula="of:=IF(ISBLANK([.B29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29]&amp;&quot;' , &quot;&amp;&quot;'&quot;&amp;[.B29]&amp;&quot;' , &quot;&amp;&quot;'&quot;&amp;[.C29]&amp;&quot;' , &quot;&amp;&quot;&quot;&amp;[.D29]&amp;&quot; , &quot;&amp;&quot;&quot;&amp;[.E29]&amp;&quot; , &quot;&amp;&quot;&quot;&amp;[.F29]&amp;&quot; , &quot;&amp;&quot;&quot;&amp;[.G29]&amp;&quot; , &quot;&amp;&quot;&quot;&amp;[.H29]&amp;&quot; , &quot;&amp;&quot;&quot;&amp;[.I29]&amp;&quot; , &quot;&amp;&quot;&quot;&amp;[.J29]&amp;&quot; , &quot;&amp;&quot;&quot;&amp;[.K29]&amp;&quot; , &quot;&amp;&quot;&quot;&amp;[.L29]&amp;&quot; ); &quot;)">
            <text:p/>
          </table:table-cell>
          <table:table-cell table:formula="of:=IF(ISBLANK([.B29]);&quot;&quot;;&quot;INSERT INTO USERROLES &quot;&amp;&quot;VALUES &quot;&amp;&quot;( &quot;&amp;&quot;'&quot;&amp;[.A29]&amp;&quot;' , &quot;&amp;&quot;'&quot;&amp;[.B29]&amp;&quot;' , &quot;&amp;&quot;'&quot;&amp;[.C29]&amp;&quot;' , &quot;&amp;&quot;&quot;&amp;[.D29]&amp;&quot; , &quot;&amp;&quot;&quot;&amp;[.E29]&amp;&quot; , &quot;&amp;&quot;&quot;&amp;[.F29]&amp;&quot; , &quot;&amp;&quot;&quot;&amp;[.G29]&amp;&quot; , &quot;&amp;&quot;&quot;&amp;[.H29]&amp;&quot; , &quot;&amp;&quot;&quot;&amp;[.I29]&amp;&quot; , &quot;&amp;&quot;&quot;&amp;[.J29]&amp;&quot; , &quot;&amp;&quot;&quot;&amp;[.K29]&amp;&quot; , &quot;&amp;&quot;&quot;&amp;[.L29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0]);&quot;&quot;;[.A29]+1)">
            <text:p/>
          </table:table-cell>
          <table:table-cell table:number-columns-repeated="2"/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'INIT'&quot;)">
            <text:p/>
          </table:table-cell>
          <table:table-cell table:formula="of:=IF(ISBLANK([.B30]);&quot;&quot;;TODAY()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'ACTIVE_RS'&quot;)">
            <text:p/>
          </table:table-cell>
          <table:table-cell table:formula="of:=IF(ISBLANK([.B30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0]&amp;&quot;' , &quot;&amp;&quot;'&quot;&amp;[.B30]&amp;&quot;' , &quot;&amp;&quot;'&quot;&amp;[.C30]&amp;&quot;' , &quot;&amp;&quot;&quot;&amp;[.D30]&amp;&quot; , &quot;&amp;&quot;&quot;&amp;[.E30]&amp;&quot; , &quot;&amp;&quot;&quot;&amp;[.F30]&amp;&quot; , &quot;&amp;&quot;&quot;&amp;[.G30]&amp;&quot; , &quot;&amp;&quot;&quot;&amp;[.H30]&amp;&quot; , &quot;&amp;&quot;&quot;&amp;[.I30]&amp;&quot; , &quot;&amp;&quot;&quot;&amp;[.J30]&amp;&quot; , &quot;&amp;&quot;&quot;&amp;[.K30]&amp;&quot; , &quot;&amp;&quot;&quot;&amp;[.L30]&amp;&quot; ); &quot;)">
            <text:p/>
          </table:table-cell>
          <table:table-cell table:formula="of:=IF(ISBLANK([.B30]);&quot;&quot;;&quot;INSERT INTO USERROLES &quot;&amp;&quot;VALUES &quot;&amp;&quot;( &quot;&amp;&quot;'&quot;&amp;[.A30]&amp;&quot;' , &quot;&amp;&quot;'&quot;&amp;[.B30]&amp;&quot;' , &quot;&amp;&quot;'&quot;&amp;[.C30]&amp;&quot;' , &quot;&amp;&quot;&quot;&amp;[.D30]&amp;&quot; , &quot;&amp;&quot;&quot;&amp;[.E30]&amp;&quot; , &quot;&amp;&quot;&quot;&amp;[.F30]&amp;&quot; , &quot;&amp;&quot;&quot;&amp;[.G30]&amp;&quot; , &quot;&amp;&quot;&quot;&amp;[.H30]&amp;&quot; , &quot;&amp;&quot;&quot;&amp;[.I30]&amp;&quot; , &quot;&amp;&quot;&quot;&amp;[.J30]&amp;&quot; , &quot;&amp;&quot;&quot;&amp;[.K30]&amp;&quot; , &quot;&amp;&quot;&quot;&amp;[.L30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1]);&quot;&quot;;[.A30]+1)">
            <text:p/>
          </table:table-cell>
          <table:table-cell table:number-columns-repeated="2"/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'INIT'&quot;)">
            <text:p/>
          </table:table-cell>
          <table:table-cell table:formula="of:=IF(ISBLANK([.B31]);&quot;&quot;;TODAY()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'ACTIVE_RS'&quot;)">
            <text:p/>
          </table:table-cell>
          <table:table-cell table:formula="of:=IF(ISBLANK([.B31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1]&amp;&quot;' , &quot;&amp;&quot;'&quot;&amp;[.B31]&amp;&quot;' , &quot;&amp;&quot;'&quot;&amp;[.C31]&amp;&quot;' , &quot;&amp;&quot;&quot;&amp;[.D31]&amp;&quot; , &quot;&amp;&quot;&quot;&amp;[.E31]&amp;&quot; , &quot;&amp;&quot;&quot;&amp;[.F31]&amp;&quot; , &quot;&amp;&quot;&quot;&amp;[.G31]&amp;&quot; , &quot;&amp;&quot;&quot;&amp;[.H31]&amp;&quot; , &quot;&amp;&quot;&quot;&amp;[.I31]&amp;&quot; , &quot;&amp;&quot;&quot;&amp;[.J31]&amp;&quot; , &quot;&amp;&quot;&quot;&amp;[.K31]&amp;&quot; , &quot;&amp;&quot;&quot;&amp;[.L31]&amp;&quot; ); &quot;)">
            <text:p/>
          </table:table-cell>
          <table:table-cell table:formula="of:=IF(ISBLANK([.B31]);&quot;&quot;;&quot;INSERT INTO USERROLES &quot;&amp;&quot;VALUES &quot;&amp;&quot;( &quot;&amp;&quot;'&quot;&amp;[.A31]&amp;&quot;' , &quot;&amp;&quot;'&quot;&amp;[.B31]&amp;&quot;' , &quot;&amp;&quot;'&quot;&amp;[.C31]&amp;&quot;' , &quot;&amp;&quot;&quot;&amp;[.D31]&amp;&quot; , &quot;&amp;&quot;&quot;&amp;[.E31]&amp;&quot; , &quot;&amp;&quot;&quot;&amp;[.F31]&amp;&quot; , &quot;&amp;&quot;&quot;&amp;[.G31]&amp;&quot; , &quot;&amp;&quot;&quot;&amp;[.H31]&amp;&quot; , &quot;&amp;&quot;&quot;&amp;[.I31]&amp;&quot; , &quot;&amp;&quot;&quot;&amp;[.J31]&amp;&quot; , &quot;&amp;&quot;&quot;&amp;[.K31]&amp;&quot; , &quot;&amp;&quot;&quot;&amp;[.L31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2]);&quot;&quot;;[.A31]+1)">
            <text:p/>
          </table:table-cell>
          <table:table-cell table:number-columns-repeated="2"/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'INIT'&quot;)">
            <text:p/>
          </table:table-cell>
          <table:table-cell table:formula="of:=IF(ISBLANK([.B32]);&quot;&quot;;TODAY()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'ACTIVE_RS'&quot;)">
            <text:p/>
          </table:table-cell>
          <table:table-cell table:formula="of:=IF(ISBLANK([.B32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2]&amp;&quot;' , &quot;&amp;&quot;'&quot;&amp;[.B32]&amp;&quot;' , &quot;&amp;&quot;'&quot;&amp;[.C32]&amp;&quot;' , &quot;&amp;&quot;&quot;&amp;[.D32]&amp;&quot; , &quot;&amp;&quot;&quot;&amp;[.E32]&amp;&quot; , &quot;&amp;&quot;&quot;&amp;[.F32]&amp;&quot; , &quot;&amp;&quot;&quot;&amp;[.G32]&amp;&quot; , &quot;&amp;&quot;&quot;&amp;[.H32]&amp;&quot; , &quot;&amp;&quot;&quot;&amp;[.I32]&amp;&quot; , &quot;&amp;&quot;&quot;&amp;[.J32]&amp;&quot; , &quot;&amp;&quot;&quot;&amp;[.K32]&amp;&quot; , &quot;&amp;&quot;&quot;&amp;[.L32]&amp;&quot; ); &quot;)">
            <text:p/>
          </table:table-cell>
          <table:table-cell table:formula="of:=IF(ISBLANK([.B32]);&quot;&quot;;&quot;INSERT INTO USERROLES &quot;&amp;&quot;VALUES &quot;&amp;&quot;( &quot;&amp;&quot;'&quot;&amp;[.A32]&amp;&quot;' , &quot;&amp;&quot;'&quot;&amp;[.B32]&amp;&quot;' , &quot;&amp;&quot;'&quot;&amp;[.C32]&amp;&quot;' , &quot;&amp;&quot;&quot;&amp;[.D32]&amp;&quot; , &quot;&amp;&quot;&quot;&amp;[.E32]&amp;&quot; , &quot;&amp;&quot;&quot;&amp;[.F32]&amp;&quot; , &quot;&amp;&quot;&quot;&amp;[.G32]&amp;&quot; , &quot;&amp;&quot;&quot;&amp;[.H32]&amp;&quot; , &quot;&amp;&quot;&quot;&amp;[.I32]&amp;&quot; , &quot;&amp;&quot;&quot;&amp;[.J32]&amp;&quot; , &quot;&amp;&quot;&quot;&amp;[.K32]&amp;&quot; , &quot;&amp;&quot;&quot;&amp;[.L32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3]);&quot;&quot;;[.A32]+1)">
            <text:p/>
          </table:table-cell>
          <table:table-cell table:number-columns-repeated="2"/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'INIT'&quot;)">
            <text:p/>
          </table:table-cell>
          <table:table-cell table:formula="of:=IF(ISBLANK([.B33]);&quot;&quot;;TODAY()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'ACTIVE_RS'&quot;)">
            <text:p/>
          </table:table-cell>
          <table:table-cell table:formula="of:=IF(ISBLANK([.B33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3]&amp;&quot;' , &quot;&amp;&quot;'&quot;&amp;[.B33]&amp;&quot;' , &quot;&amp;&quot;'&quot;&amp;[.C33]&amp;&quot;' , &quot;&amp;&quot;&quot;&amp;[.D33]&amp;&quot; , &quot;&amp;&quot;&quot;&amp;[.E33]&amp;&quot; , &quot;&amp;&quot;&quot;&amp;[.F33]&amp;&quot; , &quot;&amp;&quot;&quot;&amp;[.G33]&amp;&quot; , &quot;&amp;&quot;&quot;&amp;[.H33]&amp;&quot; , &quot;&amp;&quot;&quot;&amp;[.I33]&amp;&quot; , &quot;&amp;&quot;&quot;&amp;[.J33]&amp;&quot; , &quot;&amp;&quot;&quot;&amp;[.K33]&amp;&quot; , &quot;&amp;&quot;&quot;&amp;[.L33]&amp;&quot; ); &quot;)">
            <text:p/>
          </table:table-cell>
          <table:table-cell table:formula="of:=IF(ISBLANK([.B33]);&quot;&quot;;&quot;INSERT INTO USERROLES &quot;&amp;&quot;VALUES &quot;&amp;&quot;( &quot;&amp;&quot;'&quot;&amp;[.A33]&amp;&quot;' , &quot;&amp;&quot;'&quot;&amp;[.B33]&amp;&quot;' , &quot;&amp;&quot;'&quot;&amp;[.C33]&amp;&quot;' , &quot;&amp;&quot;&quot;&amp;[.D33]&amp;&quot; , &quot;&amp;&quot;&quot;&amp;[.E33]&amp;&quot; , &quot;&amp;&quot;&quot;&amp;[.F33]&amp;&quot; , &quot;&amp;&quot;&quot;&amp;[.G33]&amp;&quot; , &quot;&amp;&quot;&quot;&amp;[.H33]&amp;&quot; , &quot;&amp;&quot;&quot;&amp;[.I33]&amp;&quot; , &quot;&amp;&quot;&quot;&amp;[.J33]&amp;&quot; , &quot;&amp;&quot;&quot;&amp;[.K33]&amp;&quot; , &quot;&amp;&quot;&quot;&amp;[.L33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4]);&quot;&quot;;[.A33]+1)">
            <text:p/>
          </table:table-cell>
          <table:table-cell table:number-columns-repeated="2"/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'INIT'&quot;)">
            <text:p/>
          </table:table-cell>
          <table:table-cell table:formula="of:=IF(ISBLANK([.B34]);&quot;&quot;;TODAY()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'ACTIVE_RS'&quot;)">
            <text:p/>
          </table:table-cell>
          <table:table-cell table:formula="of:=IF(ISBLANK([.B34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4]&amp;&quot;' , &quot;&amp;&quot;'&quot;&amp;[.B34]&amp;&quot;' , &quot;&amp;&quot;'&quot;&amp;[.C34]&amp;&quot;' , &quot;&amp;&quot;&quot;&amp;[.D34]&amp;&quot; , &quot;&amp;&quot;&quot;&amp;[.E34]&amp;&quot; , &quot;&amp;&quot;&quot;&amp;[.F34]&amp;&quot; , &quot;&amp;&quot;&quot;&amp;[.G34]&amp;&quot; , &quot;&amp;&quot;&quot;&amp;[.H34]&amp;&quot; , &quot;&amp;&quot;&quot;&amp;[.I34]&amp;&quot; , &quot;&amp;&quot;&quot;&amp;[.J34]&amp;&quot; , &quot;&amp;&quot;&quot;&amp;[.K34]&amp;&quot; , &quot;&amp;&quot;&quot;&amp;[.L34]&amp;&quot; ); &quot;)">
            <text:p/>
          </table:table-cell>
          <table:table-cell table:formula="of:=IF(ISBLANK([.B34]);&quot;&quot;;&quot;INSERT INTO USERROLES &quot;&amp;&quot;VALUES &quot;&amp;&quot;( &quot;&amp;&quot;'&quot;&amp;[.A34]&amp;&quot;' , &quot;&amp;&quot;'&quot;&amp;[.B34]&amp;&quot;' , &quot;&amp;&quot;'&quot;&amp;[.C34]&amp;&quot;' , &quot;&amp;&quot;&quot;&amp;[.D34]&amp;&quot; , &quot;&amp;&quot;&quot;&amp;[.E34]&amp;&quot; , &quot;&amp;&quot;&quot;&amp;[.F34]&amp;&quot; , &quot;&amp;&quot;&quot;&amp;[.G34]&amp;&quot; , &quot;&amp;&quot;&quot;&amp;[.H34]&amp;&quot; , &quot;&amp;&quot;&quot;&amp;[.I34]&amp;&quot; , &quot;&amp;&quot;&quot;&amp;[.J34]&amp;&quot; , &quot;&amp;&quot;&quot;&amp;[.K34]&amp;&quot; , &quot;&amp;&quot;&quot;&amp;[.L34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5]);&quot;&quot;;[.A34]+1)">
            <text:p/>
          </table:table-cell>
          <table:table-cell table:number-columns-repeated="2"/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'INIT'&quot;)">
            <text:p/>
          </table:table-cell>
          <table:table-cell table:formula="of:=IF(ISBLANK([.B35]);&quot;&quot;;TODAY()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'ACTIVE_RS'&quot;)">
            <text:p/>
          </table:table-cell>
          <table:table-cell table:formula="of:=IF(ISBLANK([.B35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5]&amp;&quot;' , &quot;&amp;&quot;'&quot;&amp;[.B35]&amp;&quot;' , &quot;&amp;&quot;'&quot;&amp;[.C35]&amp;&quot;' , &quot;&amp;&quot;&quot;&amp;[.D35]&amp;&quot; , &quot;&amp;&quot;&quot;&amp;[.E35]&amp;&quot; , &quot;&amp;&quot;&quot;&amp;[.F35]&amp;&quot; , &quot;&amp;&quot;&quot;&amp;[.G35]&amp;&quot; , &quot;&amp;&quot;&quot;&amp;[.H35]&amp;&quot; , &quot;&amp;&quot;&quot;&amp;[.I35]&amp;&quot; , &quot;&amp;&quot;&quot;&amp;[.J35]&amp;&quot; , &quot;&amp;&quot;&quot;&amp;[.K35]&amp;&quot; , &quot;&amp;&quot;&quot;&amp;[.L35]&amp;&quot; ); &quot;)">
            <text:p/>
          </table:table-cell>
          <table:table-cell table:formula="of:=IF(ISBLANK([.B35]);&quot;&quot;;&quot;INSERT INTO USERROLES &quot;&amp;&quot;VALUES &quot;&amp;&quot;( &quot;&amp;&quot;'&quot;&amp;[.A35]&amp;&quot;' , &quot;&amp;&quot;'&quot;&amp;[.B35]&amp;&quot;' , &quot;&amp;&quot;'&quot;&amp;[.C35]&amp;&quot;' , &quot;&amp;&quot;&quot;&amp;[.D35]&amp;&quot; , &quot;&amp;&quot;&quot;&amp;[.E35]&amp;&quot; , &quot;&amp;&quot;&quot;&amp;[.F35]&amp;&quot; , &quot;&amp;&quot;&quot;&amp;[.G35]&amp;&quot; , &quot;&amp;&quot;&quot;&amp;[.H35]&amp;&quot; , &quot;&amp;&quot;&quot;&amp;[.I35]&amp;&quot; , &quot;&amp;&quot;&quot;&amp;[.J35]&amp;&quot; , &quot;&amp;&quot;&quot;&amp;[.K35]&amp;&quot; , &quot;&amp;&quot;&quot;&amp;[.L35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6]);&quot;&quot;;[.A35]+1)">
            <text:p/>
          </table:table-cell>
          <table:table-cell table:number-columns-repeated="2"/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'INIT'&quot;)">
            <text:p/>
          </table:table-cell>
          <table:table-cell table:formula="of:=IF(ISBLANK([.B36]);&quot;&quot;;TODAY()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'ACTIVE_RS'&quot;)">
            <text:p/>
          </table:table-cell>
          <table:table-cell table:formula="of:=IF(ISBLANK([.B36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6]&amp;&quot;' , &quot;&amp;&quot;'&quot;&amp;[.B36]&amp;&quot;' , &quot;&amp;&quot;'&quot;&amp;[.C36]&amp;&quot;' , &quot;&amp;&quot;&quot;&amp;[.D36]&amp;&quot; , &quot;&amp;&quot;&quot;&amp;[.E36]&amp;&quot; , &quot;&amp;&quot;&quot;&amp;[.F36]&amp;&quot; , &quot;&amp;&quot;&quot;&amp;[.G36]&amp;&quot; , &quot;&amp;&quot;&quot;&amp;[.H36]&amp;&quot; , &quot;&amp;&quot;&quot;&amp;[.I36]&amp;&quot; , &quot;&amp;&quot;&quot;&amp;[.J36]&amp;&quot; , &quot;&amp;&quot;&quot;&amp;[.K36]&amp;&quot; , &quot;&amp;&quot;&quot;&amp;[.L36]&amp;&quot; ); &quot;)">
            <text:p/>
          </table:table-cell>
          <table:table-cell table:formula="of:=IF(ISBLANK([.B36]);&quot;&quot;;&quot;INSERT INTO USERROLES &quot;&amp;&quot;VALUES &quot;&amp;&quot;( &quot;&amp;&quot;'&quot;&amp;[.A36]&amp;&quot;' , &quot;&amp;&quot;'&quot;&amp;[.B36]&amp;&quot;' , &quot;&amp;&quot;'&quot;&amp;[.C36]&amp;&quot;' , &quot;&amp;&quot;&quot;&amp;[.D36]&amp;&quot; , &quot;&amp;&quot;&quot;&amp;[.E36]&amp;&quot; , &quot;&amp;&quot;&quot;&amp;[.F36]&amp;&quot; , &quot;&amp;&quot;&quot;&amp;[.G36]&amp;&quot; , &quot;&amp;&quot;&quot;&amp;[.H36]&amp;&quot; , &quot;&amp;&quot;&quot;&amp;[.I36]&amp;&quot; , &quot;&amp;&quot;&quot;&amp;[.J36]&amp;&quot; , &quot;&amp;&quot;&quot;&amp;[.K36]&amp;&quot; , &quot;&amp;&quot;&quot;&amp;[.L36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7]);&quot;&quot;;[.A36]+1)">
            <text:p/>
          </table:table-cell>
          <table:table-cell table:number-columns-repeated="2"/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'INIT'&quot;)">
            <text:p/>
          </table:table-cell>
          <table:table-cell table:formula="of:=IF(ISBLANK([.B37]);&quot;&quot;;TODAY()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'ACTIVE_RS'&quot;)">
            <text:p/>
          </table:table-cell>
          <table:table-cell table:formula="of:=IF(ISBLANK([.B37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7]&amp;&quot;' , &quot;&amp;&quot;'&quot;&amp;[.B37]&amp;&quot;' , &quot;&amp;&quot;'&quot;&amp;[.C37]&amp;&quot;' , &quot;&amp;&quot;&quot;&amp;[.D37]&amp;&quot; , &quot;&amp;&quot;&quot;&amp;[.E37]&amp;&quot; , &quot;&amp;&quot;&quot;&amp;[.F37]&amp;&quot; , &quot;&amp;&quot;&quot;&amp;[.G37]&amp;&quot; , &quot;&amp;&quot;&quot;&amp;[.H37]&amp;&quot; , &quot;&amp;&quot;&quot;&amp;[.I37]&amp;&quot; , &quot;&amp;&quot;&quot;&amp;[.J37]&amp;&quot; , &quot;&amp;&quot;&quot;&amp;[.K37]&amp;&quot; , &quot;&amp;&quot;&quot;&amp;[.L37]&amp;&quot; ); &quot;)">
            <text:p/>
          </table:table-cell>
          <table:table-cell table:formula="of:=IF(ISBLANK([.B37]);&quot;&quot;;&quot;INSERT INTO USERROLES &quot;&amp;&quot;VALUES &quot;&amp;&quot;( &quot;&amp;&quot;'&quot;&amp;[.A37]&amp;&quot;' , &quot;&amp;&quot;'&quot;&amp;[.B37]&amp;&quot;' , &quot;&amp;&quot;'&quot;&amp;[.C37]&amp;&quot;' , &quot;&amp;&quot;&quot;&amp;[.D37]&amp;&quot; , &quot;&amp;&quot;&quot;&amp;[.E37]&amp;&quot; , &quot;&amp;&quot;&quot;&amp;[.F37]&amp;&quot; , &quot;&amp;&quot;&quot;&amp;[.G37]&amp;&quot; , &quot;&amp;&quot;&quot;&amp;[.H37]&amp;&quot; , &quot;&amp;&quot;&quot;&amp;[.I37]&amp;&quot; , &quot;&amp;&quot;&quot;&amp;[.J37]&amp;&quot; , &quot;&amp;&quot;&quot;&amp;[.K37]&amp;&quot; , &quot;&amp;&quot;&quot;&amp;[.L37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8]);&quot;&quot;;[.A37]+1)">
            <text:p/>
          </table:table-cell>
          <table:table-cell table:number-columns-repeated="2"/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'INIT'&quot;)">
            <text:p/>
          </table:table-cell>
          <table:table-cell table:formula="of:=IF(ISBLANK([.B38]);&quot;&quot;;TODAY()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'ACTIVE_RS'&quot;)">
            <text:p/>
          </table:table-cell>
          <table:table-cell table:formula="of:=IF(ISBLANK([.B38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8]&amp;&quot;' , &quot;&amp;&quot;'&quot;&amp;[.B38]&amp;&quot;' , &quot;&amp;&quot;'&quot;&amp;[.C38]&amp;&quot;' , &quot;&amp;&quot;&quot;&amp;[.D38]&amp;&quot; , &quot;&amp;&quot;&quot;&amp;[.E38]&amp;&quot; , &quot;&amp;&quot;&quot;&amp;[.F38]&amp;&quot; , &quot;&amp;&quot;&quot;&amp;[.G38]&amp;&quot; , &quot;&amp;&quot;&quot;&amp;[.H38]&amp;&quot; , &quot;&amp;&quot;&quot;&amp;[.I38]&amp;&quot; , &quot;&amp;&quot;&quot;&amp;[.J38]&amp;&quot; , &quot;&amp;&quot;&quot;&amp;[.K38]&amp;&quot; , &quot;&amp;&quot;&quot;&amp;[.L38]&amp;&quot; ); &quot;)">
            <text:p/>
          </table:table-cell>
          <table:table-cell table:formula="of:=IF(ISBLANK([.B38]);&quot;&quot;;&quot;INSERT INTO USERROLES &quot;&amp;&quot;VALUES &quot;&amp;&quot;( &quot;&amp;&quot;'&quot;&amp;[.A38]&amp;&quot;' , &quot;&amp;&quot;'&quot;&amp;[.B38]&amp;&quot;' , &quot;&amp;&quot;'&quot;&amp;[.C38]&amp;&quot;' , &quot;&amp;&quot;&quot;&amp;[.D38]&amp;&quot; , &quot;&amp;&quot;&quot;&amp;[.E38]&amp;&quot; , &quot;&amp;&quot;&quot;&amp;[.F38]&amp;&quot; , &quot;&amp;&quot;&quot;&amp;[.G38]&amp;&quot; , &quot;&amp;&quot;&quot;&amp;[.H38]&amp;&quot; , &quot;&amp;&quot;&quot;&amp;[.I38]&amp;&quot; , &quot;&amp;&quot;&quot;&amp;[.J38]&amp;&quot; , &quot;&amp;&quot;&quot;&amp;[.K38]&amp;&quot; , &quot;&amp;&quot;&quot;&amp;[.L38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39]);&quot;&quot;;[.A38]+1)">
            <text:p/>
          </table:table-cell>
          <table:table-cell table:number-columns-repeated="2"/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'INIT'&quot;)">
            <text:p/>
          </table:table-cell>
          <table:table-cell table:formula="of:=IF(ISBLANK([.B39]);&quot;&quot;;TODAY()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'ACTIVE_RS'&quot;)">
            <text:p/>
          </table:table-cell>
          <table:table-cell table:formula="of:=IF(ISBLANK([.B39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39]&amp;&quot;' , &quot;&amp;&quot;'&quot;&amp;[.B39]&amp;&quot;' , &quot;&amp;&quot;'&quot;&amp;[.C39]&amp;&quot;' , &quot;&amp;&quot;&quot;&amp;[.D39]&amp;&quot; , &quot;&amp;&quot;&quot;&amp;[.E39]&amp;&quot; , &quot;&amp;&quot;&quot;&amp;[.F39]&amp;&quot; , &quot;&amp;&quot;&quot;&amp;[.G39]&amp;&quot; , &quot;&amp;&quot;&quot;&amp;[.H39]&amp;&quot; , &quot;&amp;&quot;&quot;&amp;[.I39]&amp;&quot; , &quot;&amp;&quot;&quot;&amp;[.J39]&amp;&quot; , &quot;&amp;&quot;&quot;&amp;[.K39]&amp;&quot; , &quot;&amp;&quot;&quot;&amp;[.L39]&amp;&quot; ); &quot;)">
            <text:p/>
          </table:table-cell>
          <table:table-cell table:formula="of:=IF(ISBLANK([.B39]);&quot;&quot;;&quot;INSERT INTO USERROLES &quot;&amp;&quot;VALUES &quot;&amp;&quot;( &quot;&amp;&quot;'&quot;&amp;[.A39]&amp;&quot;' , &quot;&amp;&quot;'&quot;&amp;[.B39]&amp;&quot;' , &quot;&amp;&quot;'&quot;&amp;[.C39]&amp;&quot;' , &quot;&amp;&quot;&quot;&amp;[.D39]&amp;&quot; , &quot;&amp;&quot;&quot;&amp;[.E39]&amp;&quot; , &quot;&amp;&quot;&quot;&amp;[.F39]&amp;&quot; , &quot;&amp;&quot;&quot;&amp;[.G39]&amp;&quot; , &quot;&amp;&quot;&quot;&amp;[.H39]&amp;&quot; , &quot;&amp;&quot;&quot;&amp;[.I39]&amp;&quot; , &quot;&amp;&quot;&quot;&amp;[.J39]&amp;&quot; , &quot;&amp;&quot;&quot;&amp;[.K39]&amp;&quot; , &quot;&amp;&quot;&quot;&amp;[.L39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0]);&quot;&quot;;[.A39]+1)">
            <text:p/>
          </table:table-cell>
          <table:table-cell table:number-columns-repeated="2"/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'INIT'&quot;)">
            <text:p/>
          </table:table-cell>
          <table:table-cell table:formula="of:=IF(ISBLANK([.B40]);&quot;&quot;;TODAY()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'ACTIVE_RS'&quot;)">
            <text:p/>
          </table:table-cell>
          <table:table-cell table:formula="of:=IF(ISBLANK([.B40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0]&amp;&quot;' , &quot;&amp;&quot;'&quot;&amp;[.B40]&amp;&quot;' , &quot;&amp;&quot;'&quot;&amp;[.C40]&amp;&quot;' , &quot;&amp;&quot;&quot;&amp;[.D40]&amp;&quot; , &quot;&amp;&quot;&quot;&amp;[.E40]&amp;&quot; , &quot;&amp;&quot;&quot;&amp;[.F40]&amp;&quot; , &quot;&amp;&quot;&quot;&amp;[.G40]&amp;&quot; , &quot;&amp;&quot;&quot;&amp;[.H40]&amp;&quot; , &quot;&amp;&quot;&quot;&amp;[.I40]&amp;&quot; , &quot;&amp;&quot;&quot;&amp;[.J40]&amp;&quot; , &quot;&amp;&quot;&quot;&amp;[.K40]&amp;&quot; , &quot;&amp;&quot;&quot;&amp;[.L40]&amp;&quot; ); &quot;)">
            <text:p/>
          </table:table-cell>
          <table:table-cell table:formula="of:=IF(ISBLANK([.B40]);&quot;&quot;;&quot;INSERT INTO USERROLES &quot;&amp;&quot;VALUES &quot;&amp;&quot;( &quot;&amp;&quot;'&quot;&amp;[.A40]&amp;&quot;' , &quot;&amp;&quot;'&quot;&amp;[.B40]&amp;&quot;' , &quot;&amp;&quot;'&quot;&amp;[.C40]&amp;&quot;' , &quot;&amp;&quot;&quot;&amp;[.D40]&amp;&quot; , &quot;&amp;&quot;&quot;&amp;[.E40]&amp;&quot; , &quot;&amp;&quot;&quot;&amp;[.F40]&amp;&quot; , &quot;&amp;&quot;&quot;&amp;[.G40]&amp;&quot; , &quot;&amp;&quot;&quot;&amp;[.H40]&amp;&quot; , &quot;&amp;&quot;&quot;&amp;[.I40]&amp;&quot; , &quot;&amp;&quot;&quot;&amp;[.J40]&amp;&quot; , &quot;&amp;&quot;&quot;&amp;[.K40]&amp;&quot; , &quot;&amp;&quot;&quot;&amp;[.L40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1]);&quot;&quot;;[.A40]+1)">
            <text:p/>
          </table:table-cell>
          <table:table-cell table:number-columns-repeated="2"/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'INIT'&quot;)">
            <text:p/>
          </table:table-cell>
          <table:table-cell table:formula="of:=IF(ISBLANK([.B41]);&quot;&quot;;TODAY()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'ACTIVE_RS'&quot;)">
            <text:p/>
          </table:table-cell>
          <table:table-cell table:formula="of:=IF(ISBLANK([.B41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1]&amp;&quot;' , &quot;&amp;&quot;'&quot;&amp;[.B41]&amp;&quot;' , &quot;&amp;&quot;'&quot;&amp;[.C41]&amp;&quot;' , &quot;&amp;&quot;&quot;&amp;[.D41]&amp;&quot; , &quot;&amp;&quot;&quot;&amp;[.E41]&amp;&quot; , &quot;&amp;&quot;&quot;&amp;[.F41]&amp;&quot; , &quot;&amp;&quot;&quot;&amp;[.G41]&amp;&quot; , &quot;&amp;&quot;&quot;&amp;[.H41]&amp;&quot; , &quot;&amp;&quot;&quot;&amp;[.I41]&amp;&quot; , &quot;&amp;&quot;&quot;&amp;[.J41]&amp;&quot; , &quot;&amp;&quot;&quot;&amp;[.K41]&amp;&quot; , &quot;&amp;&quot;&quot;&amp;[.L41]&amp;&quot; ); &quot;)">
            <text:p/>
          </table:table-cell>
          <table:table-cell table:formula="of:=IF(ISBLANK([.B41]);&quot;&quot;;&quot;INSERT INTO USERROLES &quot;&amp;&quot;VALUES &quot;&amp;&quot;( &quot;&amp;&quot;'&quot;&amp;[.A41]&amp;&quot;' , &quot;&amp;&quot;'&quot;&amp;[.B41]&amp;&quot;' , &quot;&amp;&quot;'&quot;&amp;[.C41]&amp;&quot;' , &quot;&amp;&quot;&quot;&amp;[.D41]&amp;&quot; , &quot;&amp;&quot;&quot;&amp;[.E41]&amp;&quot; , &quot;&amp;&quot;&quot;&amp;[.F41]&amp;&quot; , &quot;&amp;&quot;&quot;&amp;[.G41]&amp;&quot; , &quot;&amp;&quot;&quot;&amp;[.H41]&amp;&quot; , &quot;&amp;&quot;&quot;&amp;[.I41]&amp;&quot; , &quot;&amp;&quot;&quot;&amp;[.J41]&amp;&quot; , &quot;&amp;&quot;&quot;&amp;[.K41]&amp;&quot; , &quot;&amp;&quot;&quot;&amp;[.L41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2]);&quot;&quot;;[.A41]+1)">
            <text:p/>
          </table:table-cell>
          <table:table-cell table:number-columns-repeated="2"/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'INIT'&quot;)">
            <text:p/>
          </table:table-cell>
          <table:table-cell table:formula="of:=IF(ISBLANK([.B42]);&quot;&quot;;TODAY()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'ACTIVE_RS'&quot;)">
            <text:p/>
          </table:table-cell>
          <table:table-cell table:formula="of:=IF(ISBLANK([.B42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2]&amp;&quot;' , &quot;&amp;&quot;'&quot;&amp;[.B42]&amp;&quot;' , &quot;&amp;&quot;'&quot;&amp;[.C42]&amp;&quot;' , &quot;&amp;&quot;&quot;&amp;[.D42]&amp;&quot; , &quot;&amp;&quot;&quot;&amp;[.E42]&amp;&quot; , &quot;&amp;&quot;&quot;&amp;[.F42]&amp;&quot; , &quot;&amp;&quot;&quot;&amp;[.G42]&amp;&quot; , &quot;&amp;&quot;&quot;&amp;[.H42]&amp;&quot; , &quot;&amp;&quot;&quot;&amp;[.I42]&amp;&quot; , &quot;&amp;&quot;&quot;&amp;[.J42]&amp;&quot; , &quot;&amp;&quot;&quot;&amp;[.K42]&amp;&quot; , &quot;&amp;&quot;&quot;&amp;[.L42]&amp;&quot; ); &quot;)">
            <text:p/>
          </table:table-cell>
          <table:table-cell table:formula="of:=IF(ISBLANK([.B42]);&quot;&quot;;&quot;INSERT INTO USERROLES &quot;&amp;&quot;VALUES &quot;&amp;&quot;( &quot;&amp;&quot;'&quot;&amp;[.A42]&amp;&quot;' , &quot;&amp;&quot;'&quot;&amp;[.B42]&amp;&quot;' , &quot;&amp;&quot;'&quot;&amp;[.C42]&amp;&quot;' , &quot;&amp;&quot;&quot;&amp;[.D42]&amp;&quot; , &quot;&amp;&quot;&quot;&amp;[.E42]&amp;&quot; , &quot;&amp;&quot;&quot;&amp;[.F42]&amp;&quot; , &quot;&amp;&quot;&quot;&amp;[.G42]&amp;&quot; , &quot;&amp;&quot;&quot;&amp;[.H42]&amp;&quot; , &quot;&amp;&quot;&quot;&amp;[.I42]&amp;&quot; , &quot;&amp;&quot;&quot;&amp;[.J42]&amp;&quot; , &quot;&amp;&quot;&quot;&amp;[.K42]&amp;&quot; , &quot;&amp;&quot;&quot;&amp;[.L42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3]);&quot;&quot;;[.A42]+1)">
            <text:p/>
          </table:table-cell>
          <table:table-cell table:number-columns-repeated="2"/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'INIT'&quot;)">
            <text:p/>
          </table:table-cell>
          <table:table-cell table:formula="of:=IF(ISBLANK([.B43]);&quot;&quot;;TODAY()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'ACTIVE_RS'&quot;)">
            <text:p/>
          </table:table-cell>
          <table:table-cell table:formula="of:=IF(ISBLANK([.B43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3]&amp;&quot;' , &quot;&amp;&quot;'&quot;&amp;[.B43]&amp;&quot;' , &quot;&amp;&quot;'&quot;&amp;[.C43]&amp;&quot;' , &quot;&amp;&quot;&quot;&amp;[.D43]&amp;&quot; , &quot;&amp;&quot;&quot;&amp;[.E43]&amp;&quot; , &quot;&amp;&quot;&quot;&amp;[.F43]&amp;&quot; , &quot;&amp;&quot;&quot;&amp;[.G43]&amp;&quot; , &quot;&amp;&quot;&quot;&amp;[.H43]&amp;&quot; , &quot;&amp;&quot;&quot;&amp;[.I43]&amp;&quot; , &quot;&amp;&quot;&quot;&amp;[.J43]&amp;&quot; , &quot;&amp;&quot;&quot;&amp;[.K43]&amp;&quot; , &quot;&amp;&quot;&quot;&amp;[.L43]&amp;&quot; ); &quot;)">
            <text:p/>
          </table:table-cell>
          <table:table-cell table:formula="of:=IF(ISBLANK([.B43]);&quot;&quot;;&quot;INSERT INTO USERROLES &quot;&amp;&quot;VALUES &quot;&amp;&quot;( &quot;&amp;&quot;'&quot;&amp;[.A43]&amp;&quot;' , &quot;&amp;&quot;'&quot;&amp;[.B43]&amp;&quot;' , &quot;&amp;&quot;'&quot;&amp;[.C43]&amp;&quot;' , &quot;&amp;&quot;&quot;&amp;[.D43]&amp;&quot; , &quot;&amp;&quot;&quot;&amp;[.E43]&amp;&quot; , &quot;&amp;&quot;&quot;&amp;[.F43]&amp;&quot; , &quot;&amp;&quot;&quot;&amp;[.G43]&amp;&quot; , &quot;&amp;&quot;&quot;&amp;[.H43]&amp;&quot; , &quot;&amp;&quot;&quot;&amp;[.I43]&amp;&quot; , &quot;&amp;&quot;&quot;&amp;[.J43]&amp;&quot; , &quot;&amp;&quot;&quot;&amp;[.K43]&amp;&quot; , &quot;&amp;&quot;&quot;&amp;[.L43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4]);&quot;&quot;;[.A43]+1)">
            <text:p/>
          </table:table-cell>
          <table:table-cell table:number-columns-repeated="2"/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'INIT'&quot;)">
            <text:p/>
          </table:table-cell>
          <table:table-cell table:formula="of:=IF(ISBLANK([.B44]);&quot;&quot;;TODAY()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'ACTIVE_RS'&quot;)">
            <text:p/>
          </table:table-cell>
          <table:table-cell table:formula="of:=IF(ISBLANK([.B44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4]&amp;&quot;' , &quot;&amp;&quot;'&quot;&amp;[.B44]&amp;&quot;' , &quot;&amp;&quot;'&quot;&amp;[.C44]&amp;&quot;' , &quot;&amp;&quot;&quot;&amp;[.D44]&amp;&quot; , &quot;&amp;&quot;&quot;&amp;[.E44]&amp;&quot; , &quot;&amp;&quot;&quot;&amp;[.F44]&amp;&quot; , &quot;&amp;&quot;&quot;&amp;[.G44]&amp;&quot; , &quot;&amp;&quot;&quot;&amp;[.H44]&amp;&quot; , &quot;&amp;&quot;&quot;&amp;[.I44]&amp;&quot; , &quot;&amp;&quot;&quot;&amp;[.J44]&amp;&quot; , &quot;&amp;&quot;&quot;&amp;[.K44]&amp;&quot; , &quot;&amp;&quot;&quot;&amp;[.L44]&amp;&quot; ); &quot;)">
            <text:p/>
          </table:table-cell>
          <table:table-cell table:formula="of:=IF(ISBLANK([.B44]);&quot;&quot;;&quot;INSERT INTO USERROLES &quot;&amp;&quot;VALUES &quot;&amp;&quot;( &quot;&amp;&quot;'&quot;&amp;[.A44]&amp;&quot;' , &quot;&amp;&quot;'&quot;&amp;[.B44]&amp;&quot;' , &quot;&amp;&quot;'&quot;&amp;[.C44]&amp;&quot;' , &quot;&amp;&quot;&quot;&amp;[.D44]&amp;&quot; , &quot;&amp;&quot;&quot;&amp;[.E44]&amp;&quot; , &quot;&amp;&quot;&quot;&amp;[.F44]&amp;&quot; , &quot;&amp;&quot;&quot;&amp;[.G44]&amp;&quot; , &quot;&amp;&quot;&quot;&amp;[.H44]&amp;&quot; , &quot;&amp;&quot;&quot;&amp;[.I44]&amp;&quot; , &quot;&amp;&quot;&quot;&amp;[.J44]&amp;&quot; , &quot;&amp;&quot;&quot;&amp;[.K44]&amp;&quot; , &quot;&amp;&quot;&quot;&amp;[.L44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5]);&quot;&quot;;[.A44]+1)">
            <text:p/>
          </table:table-cell>
          <table:table-cell table:number-columns-repeated="2"/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'INIT'&quot;)">
            <text:p/>
          </table:table-cell>
          <table:table-cell table:formula="of:=IF(ISBLANK([.B45]);&quot;&quot;;TODAY()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'ACTIVE_RS'&quot;)">
            <text:p/>
          </table:table-cell>
          <table:table-cell table:formula="of:=IF(ISBLANK([.B45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5]&amp;&quot;' , &quot;&amp;&quot;'&quot;&amp;[.B45]&amp;&quot;' , &quot;&amp;&quot;'&quot;&amp;[.C45]&amp;&quot;' , &quot;&amp;&quot;&quot;&amp;[.D45]&amp;&quot; , &quot;&amp;&quot;&quot;&amp;[.E45]&amp;&quot; , &quot;&amp;&quot;&quot;&amp;[.F45]&amp;&quot; , &quot;&amp;&quot;&quot;&amp;[.G45]&amp;&quot; , &quot;&amp;&quot;&quot;&amp;[.H45]&amp;&quot; , &quot;&amp;&quot;&quot;&amp;[.I45]&amp;&quot; , &quot;&amp;&quot;&quot;&amp;[.J45]&amp;&quot; , &quot;&amp;&quot;&quot;&amp;[.K45]&amp;&quot; , &quot;&amp;&quot;&quot;&amp;[.L45]&amp;&quot; ); &quot;)">
            <text:p/>
          </table:table-cell>
          <table:table-cell table:formula="of:=IF(ISBLANK([.B45]);&quot;&quot;;&quot;INSERT INTO USERROLES &quot;&amp;&quot;VALUES &quot;&amp;&quot;( &quot;&amp;&quot;'&quot;&amp;[.A45]&amp;&quot;' , &quot;&amp;&quot;'&quot;&amp;[.B45]&amp;&quot;' , &quot;&amp;&quot;'&quot;&amp;[.C45]&amp;&quot;' , &quot;&amp;&quot;&quot;&amp;[.D45]&amp;&quot; , &quot;&amp;&quot;&quot;&amp;[.E45]&amp;&quot; , &quot;&amp;&quot;&quot;&amp;[.F45]&amp;&quot; , &quot;&amp;&quot;&quot;&amp;[.G45]&amp;&quot; , &quot;&amp;&quot;&quot;&amp;[.H45]&amp;&quot; , &quot;&amp;&quot;&quot;&amp;[.I45]&amp;&quot; , &quot;&amp;&quot;&quot;&amp;[.J45]&amp;&quot; , &quot;&amp;&quot;&quot;&amp;[.K45]&amp;&quot; , &quot;&amp;&quot;&quot;&amp;[.L45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6]);&quot;&quot;;[.A45]+1)">
            <text:p/>
          </table:table-cell>
          <table:table-cell table:number-columns-repeated="2"/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'INIT'&quot;)">
            <text:p/>
          </table:table-cell>
          <table:table-cell table:formula="of:=IF(ISBLANK([.B46]);&quot;&quot;;TODAY()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'ACTIVE_RS'&quot;)">
            <text:p/>
          </table:table-cell>
          <table:table-cell table:formula="of:=IF(ISBLANK([.B46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6]&amp;&quot;' , &quot;&amp;&quot;'&quot;&amp;[.B46]&amp;&quot;' , &quot;&amp;&quot;'&quot;&amp;[.C46]&amp;&quot;' , &quot;&amp;&quot;&quot;&amp;[.D46]&amp;&quot; , &quot;&amp;&quot;&quot;&amp;[.E46]&amp;&quot; , &quot;&amp;&quot;&quot;&amp;[.F46]&amp;&quot; , &quot;&amp;&quot;&quot;&amp;[.G46]&amp;&quot; , &quot;&amp;&quot;&quot;&amp;[.H46]&amp;&quot; , &quot;&amp;&quot;&quot;&amp;[.I46]&amp;&quot; , &quot;&amp;&quot;&quot;&amp;[.J46]&amp;&quot; , &quot;&amp;&quot;&quot;&amp;[.K46]&amp;&quot; , &quot;&amp;&quot;&quot;&amp;[.L46]&amp;&quot; ); &quot;)">
            <text:p/>
          </table:table-cell>
          <table:table-cell table:formula="of:=IF(ISBLANK([.B46]);&quot;&quot;;&quot;INSERT INTO USERROLES &quot;&amp;&quot;VALUES &quot;&amp;&quot;( &quot;&amp;&quot;'&quot;&amp;[.A46]&amp;&quot;' , &quot;&amp;&quot;'&quot;&amp;[.B46]&amp;&quot;' , &quot;&amp;&quot;'&quot;&amp;[.C46]&amp;&quot;' , &quot;&amp;&quot;&quot;&amp;[.D46]&amp;&quot; , &quot;&amp;&quot;&quot;&amp;[.E46]&amp;&quot; , &quot;&amp;&quot;&quot;&amp;[.F46]&amp;&quot; , &quot;&amp;&quot;&quot;&amp;[.G46]&amp;&quot; , &quot;&amp;&quot;&quot;&amp;[.H46]&amp;&quot; , &quot;&amp;&quot;&quot;&amp;[.I46]&amp;&quot; , &quot;&amp;&quot;&quot;&amp;[.J46]&amp;&quot; , &quot;&amp;&quot;&quot;&amp;[.K46]&amp;&quot; , &quot;&amp;&quot;&quot;&amp;[.L46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7]);&quot;&quot;;[.A46]+1)">
            <text:p/>
          </table:table-cell>
          <table:table-cell table:number-columns-repeated="2"/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'INIT'&quot;)">
            <text:p/>
          </table:table-cell>
          <table:table-cell table:formula="of:=IF(ISBLANK([.B47]);&quot;&quot;;TODAY()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'ACTIVE_RS'&quot;)">
            <text:p/>
          </table:table-cell>
          <table:table-cell table:formula="of:=IF(ISBLANK([.B47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7]&amp;&quot;' , &quot;&amp;&quot;'&quot;&amp;[.B47]&amp;&quot;' , &quot;&amp;&quot;'&quot;&amp;[.C47]&amp;&quot;' , &quot;&amp;&quot;&quot;&amp;[.D47]&amp;&quot; , &quot;&amp;&quot;&quot;&amp;[.E47]&amp;&quot; , &quot;&amp;&quot;&quot;&amp;[.F47]&amp;&quot; , &quot;&amp;&quot;&quot;&amp;[.G47]&amp;&quot; , &quot;&amp;&quot;&quot;&amp;[.H47]&amp;&quot; , &quot;&amp;&quot;&quot;&amp;[.I47]&amp;&quot; , &quot;&amp;&quot;&quot;&amp;[.J47]&amp;&quot; , &quot;&amp;&quot;&quot;&amp;[.K47]&amp;&quot; , &quot;&amp;&quot;&quot;&amp;[.L47]&amp;&quot; ); &quot;)">
            <text:p/>
          </table:table-cell>
          <table:table-cell table:formula="of:=IF(ISBLANK([.B47]);&quot;&quot;;&quot;INSERT INTO USERROLES &quot;&amp;&quot;VALUES &quot;&amp;&quot;( &quot;&amp;&quot;'&quot;&amp;[.A47]&amp;&quot;' , &quot;&amp;&quot;'&quot;&amp;[.B47]&amp;&quot;' , &quot;&amp;&quot;'&quot;&amp;[.C47]&amp;&quot;' , &quot;&amp;&quot;&quot;&amp;[.D47]&amp;&quot; , &quot;&amp;&quot;&quot;&amp;[.E47]&amp;&quot; , &quot;&amp;&quot;&quot;&amp;[.F47]&amp;&quot; , &quot;&amp;&quot;&quot;&amp;[.G47]&amp;&quot; , &quot;&amp;&quot;&quot;&amp;[.H47]&amp;&quot; , &quot;&amp;&quot;&quot;&amp;[.I47]&amp;&quot; , &quot;&amp;&quot;&quot;&amp;[.J47]&amp;&quot; , &quot;&amp;&quot;&quot;&amp;[.K47]&amp;&quot; , &quot;&amp;&quot;&quot;&amp;[.L47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8]);&quot;&quot;;[.A47]+1)">
            <text:p/>
          </table:table-cell>
          <table:table-cell table:number-columns-repeated="2"/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'INIT'&quot;)">
            <text:p/>
          </table:table-cell>
          <table:table-cell table:formula="of:=IF(ISBLANK([.B48]);&quot;&quot;;TODAY()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'ACTIVE_RS'&quot;)">
            <text:p/>
          </table:table-cell>
          <table:table-cell table:formula="of:=IF(ISBLANK([.B48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8]&amp;&quot;' , &quot;&amp;&quot;'&quot;&amp;[.B48]&amp;&quot;' , &quot;&amp;&quot;'&quot;&amp;[.C48]&amp;&quot;' , &quot;&amp;&quot;&quot;&amp;[.D48]&amp;&quot; , &quot;&amp;&quot;&quot;&amp;[.E48]&amp;&quot; , &quot;&amp;&quot;&quot;&amp;[.F48]&amp;&quot; , &quot;&amp;&quot;&quot;&amp;[.G48]&amp;&quot; , &quot;&amp;&quot;&quot;&amp;[.H48]&amp;&quot; , &quot;&amp;&quot;&quot;&amp;[.I48]&amp;&quot; , &quot;&amp;&quot;&quot;&amp;[.J48]&amp;&quot; , &quot;&amp;&quot;&quot;&amp;[.K48]&amp;&quot; , &quot;&amp;&quot;&quot;&amp;[.L48]&amp;&quot; ); &quot;)">
            <text:p/>
          </table:table-cell>
          <table:table-cell table:formula="of:=IF(ISBLANK([.B48]);&quot;&quot;;&quot;INSERT INTO USERROLES &quot;&amp;&quot;VALUES &quot;&amp;&quot;( &quot;&amp;&quot;'&quot;&amp;[.A48]&amp;&quot;' , &quot;&amp;&quot;'&quot;&amp;[.B48]&amp;&quot;' , &quot;&amp;&quot;'&quot;&amp;[.C48]&amp;&quot;' , &quot;&amp;&quot;&quot;&amp;[.D48]&amp;&quot; , &quot;&amp;&quot;&quot;&amp;[.E48]&amp;&quot; , &quot;&amp;&quot;&quot;&amp;[.F48]&amp;&quot; , &quot;&amp;&quot;&quot;&amp;[.G48]&amp;&quot; , &quot;&amp;&quot;&quot;&amp;[.H48]&amp;&quot; , &quot;&amp;&quot;&quot;&amp;[.I48]&amp;&quot; , &quot;&amp;&quot;&quot;&amp;[.J48]&amp;&quot; , &quot;&amp;&quot;&quot;&amp;[.K48]&amp;&quot; , &quot;&amp;&quot;&quot;&amp;[.L48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49]);&quot;&quot;;[.A48]+1)">
            <text:p/>
          </table:table-cell>
          <table:table-cell table:number-columns-repeated="2"/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'INIT'&quot;)">
            <text:p/>
          </table:table-cell>
          <table:table-cell table:formula="of:=IF(ISBLANK([.B49]);&quot;&quot;;TODAY()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'ACTIVE_RS'&quot;)">
            <text:p/>
          </table:table-cell>
          <table:table-cell table:formula="of:=IF(ISBLANK([.B49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49]&amp;&quot;' , &quot;&amp;&quot;'&quot;&amp;[.B49]&amp;&quot;' , &quot;&amp;&quot;'&quot;&amp;[.C49]&amp;&quot;' , &quot;&amp;&quot;&quot;&amp;[.D49]&amp;&quot; , &quot;&amp;&quot;&quot;&amp;[.E49]&amp;&quot; , &quot;&amp;&quot;&quot;&amp;[.F49]&amp;&quot; , &quot;&amp;&quot;&quot;&amp;[.G49]&amp;&quot; , &quot;&amp;&quot;&quot;&amp;[.H49]&amp;&quot; , &quot;&amp;&quot;&quot;&amp;[.I49]&amp;&quot; , &quot;&amp;&quot;&quot;&amp;[.J49]&amp;&quot; , &quot;&amp;&quot;&quot;&amp;[.K49]&amp;&quot; , &quot;&amp;&quot;&quot;&amp;[.L49]&amp;&quot; ); &quot;)">
            <text:p/>
          </table:table-cell>
          <table:table-cell table:formula="of:=IF(ISBLANK([.B49]);&quot;&quot;;&quot;INSERT INTO USERROLES &quot;&amp;&quot;VALUES &quot;&amp;&quot;( &quot;&amp;&quot;'&quot;&amp;[.A49]&amp;&quot;' , &quot;&amp;&quot;'&quot;&amp;[.B49]&amp;&quot;' , &quot;&amp;&quot;'&quot;&amp;[.C49]&amp;&quot;' , &quot;&amp;&quot;&quot;&amp;[.D49]&amp;&quot; , &quot;&amp;&quot;&quot;&amp;[.E49]&amp;&quot; , &quot;&amp;&quot;&quot;&amp;[.F49]&amp;&quot; , &quot;&amp;&quot;&quot;&amp;[.G49]&amp;&quot; , &quot;&amp;&quot;&quot;&amp;[.H49]&amp;&quot; , &quot;&amp;&quot;&quot;&amp;[.I49]&amp;&quot; , &quot;&amp;&quot;&quot;&amp;[.J49]&amp;&quot; , &quot;&amp;&quot;&quot;&amp;[.K49]&amp;&quot; , &quot;&amp;&quot;&quot;&amp;[.L49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50]);&quot;&quot;;[.A49]+1)">
            <text:p/>
          </table:table-cell>
          <table:table-cell table:number-columns-repeated="2"/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'INIT'&quot;)">
            <text:p/>
          </table:table-cell>
          <table:table-cell table:formula="of:=IF(ISBLANK([.B50]);&quot;&quot;;TODAY()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'ACTIVE_RS'&quot;)">
            <text:p/>
          </table:table-cell>
          <table:table-cell table:formula="of:=IF(ISBLANK([.B50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50]&amp;&quot;' , &quot;&amp;&quot;'&quot;&amp;[.B50]&amp;&quot;' , &quot;&amp;&quot;'&quot;&amp;[.C50]&amp;&quot;' , &quot;&amp;&quot;&quot;&amp;[.D50]&amp;&quot; , &quot;&amp;&quot;&quot;&amp;[.E50]&amp;&quot; , &quot;&amp;&quot;&quot;&amp;[.F50]&amp;&quot; , &quot;&amp;&quot;&quot;&amp;[.G50]&amp;&quot; , &quot;&amp;&quot;&quot;&amp;[.H50]&amp;&quot; , &quot;&amp;&quot;&quot;&amp;[.I50]&amp;&quot; , &quot;&amp;&quot;&quot;&amp;[.J50]&amp;&quot; , &quot;&amp;&quot;&quot;&amp;[.K50]&amp;&quot; , &quot;&amp;&quot;&quot;&amp;[.L50]&amp;&quot; ); &quot;)">
            <text:p/>
          </table:table-cell>
          <table:table-cell table:formula="of:=IF(ISBLANK([.B50]);&quot;&quot;;&quot;INSERT INTO USERROLES &quot;&amp;&quot;VALUES &quot;&amp;&quot;( &quot;&amp;&quot;'&quot;&amp;[.A50]&amp;&quot;' , &quot;&amp;&quot;'&quot;&amp;[.B50]&amp;&quot;' , &quot;&amp;&quot;'&quot;&amp;[.C50]&amp;&quot;' , &quot;&amp;&quot;&quot;&amp;[.D50]&amp;&quot; , &quot;&amp;&quot;&quot;&amp;[.E50]&amp;&quot; , &quot;&amp;&quot;&quot;&amp;[.F50]&amp;&quot; , &quot;&amp;&quot;&quot;&amp;[.G50]&amp;&quot; , &quot;&amp;&quot;&quot;&amp;[.H50]&amp;&quot; , &quot;&amp;&quot;&quot;&amp;[.I50]&amp;&quot; , &quot;&amp;&quot;&quot;&amp;[.J50]&amp;&quot; , &quot;&amp;&quot;&quot;&amp;[.K50]&amp;&quot; , &quot;&amp;&quot;&quot;&amp;[.L50]&amp;&quot; ); &quot;)">
            <text:p/>
          </table:table-cell>
          <table:table-cell table:number-columns-repeated="1010"/>
        </table:table-row>
        <table:table-row table:style-name="ro1">
          <table:table-cell table:formula="of:=IF(ISBLANK([.B51]);&quot;&quot;;[.A50]+1)">
            <text:p/>
          </table:table-cell>
          <table:table-cell table:number-columns-repeated="2"/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'INIT'&quot;)">
            <text:p/>
          </table:table-cell>
          <table:table-cell table:formula="of:=IF(ISBLANK([.B51]);&quot;&quot;;TODAY()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'ACTIVE_RS'&quot;)">
            <text:p/>
          </table:table-cell>
          <table:table-cell table:formula="of:=IF(ISBLANK([.B51]);&quot;&quot;;&quot;INSERT INTO USERROLES &quot;&amp;&quot;( &quot;&amp;&quot;[&quot;&amp;[.$A$2]&amp;&quot;] , &quot;&amp;&quot;[&quot;&amp;[.$B$2]&amp;&quot;] , &quot;&amp;&quot;[&quot;&amp;[.$C$2]&amp;&quot;] , &quot;&amp;&quot;[&quot;&amp;[.$D$2]&amp;&quot;] , &quot;&amp;&quot;[&quot;&amp;[.$E$2]&amp;&quot;] , &quot;&amp;&quot;[&quot;&amp;[.$F$2]&amp;&quot;] , &quot;&amp;&quot;[&quot;&amp;[.$G$2]&amp;&quot;] , &quot;&amp;&quot;[&quot;&amp;[.$H$2]&amp;&quot;] , &quot;&amp;&quot;[&quot;&amp;[.$I$2]&amp;&quot;] , &quot;&amp;&quot;[&quot;&amp;[.$J$2]&amp;&quot;] , &quot;&amp;&quot;[&quot;&amp;[.$K$2]&amp;&quot;] , &quot;&amp;&quot;[&quot;&amp;[.$L$2]&amp;&quot;] &quot;&amp;&quot;) &quot;&amp;&quot;VALUES &quot;&amp;&quot;( &quot;&amp;&quot;'&quot;&amp;[.A51]&amp;&quot;' , &quot;&amp;&quot;'&quot;&amp;[.B51]&amp;&quot;' , &quot;&amp;&quot;'&quot;&amp;[.C51]&amp;&quot;' , &quot;&amp;&quot;&quot;&amp;[.D51]&amp;&quot; , &quot;&amp;&quot;&quot;&amp;[.E51]&amp;&quot; , &quot;&amp;&quot;&quot;&amp;[.F51]&amp;&quot; , &quot;&amp;&quot;&quot;&amp;[.G51]&amp;&quot; , &quot;&amp;&quot;&quot;&amp;[.H51]&amp;&quot; , &quot;&amp;&quot;&quot;&amp;[.I51]&amp;&quot; , &quot;&amp;&quot;&quot;&amp;[.J51]&amp;&quot; , &quot;&amp;&quot;&quot;&amp;[.K51]&amp;&quot; , &quot;&amp;&quot;&quot;&amp;[.L51]&amp;&quot; ); &quot;)">
            <text:p/>
          </table:table-cell>
          <table:table-cell table:formula="of:=IF(ISBLANK([.B51]);&quot;&quot;;&quot;INSERT INTO USERROLES &quot;&amp;&quot;VALUES &quot;&amp;&quot;( &quot;&amp;&quot;'&quot;&amp;[.A51]&amp;&quot;' , &quot;&amp;&quot;'&quot;&amp;[.B51]&amp;&quot;' , &quot;&amp;&quot;'&quot;&amp;[.C51]&amp;&quot;' , &quot;&amp;&quot;&quot;&amp;[.D51]&amp;&quot; , &quot;&amp;&quot;&quot;&amp;[.E51]&amp;&quot; , &quot;&amp;&quot;&quot;&amp;[.F51]&amp;&quot; , &quot;&amp;&quot;&quot;&amp;[.G51]&amp;&quot; , &quot;&amp;&quot;&quot;&amp;[.H51]&amp;&quot; , &quot;&amp;&quot;&quot;&amp;[.I51]&amp;&quot; , &quot;&amp;&quot;&quot;&amp;[.J51]&amp;&quot; , &quot;&amp;&quot;&quot;&amp;[.K51]&amp;&quot; , &quot;&amp;&quot;&quot;&amp;[.L51]&amp;&quot; ); &quot;)">
            <text:p/>
          </table:table-cell>
          <table:table-cell table:number-columns-repeated="1010"/>
        </table:table-row>
        <table:table-row table:style-name="ro1">
          <table:table-cell table:number-columns-repeated="26" table:style-name="ce4" office:value-type="string">
            <text:p>x</text:p>
          </table:table-cell>
          <table:table-cell table:style-name="ce4" table:number-columns-repeated="998"/>
        </table:table-row>
        <table:named-expressions>
          <table:named-range table:name="Excel_BuiltIn__FilterDatabase" table:base-cell-address="$Lookups.$A$1" table:cell-range-address="$UserRoles.$A$2:.$Z$2"/>
        </table:named-expressions>
      </table:table>
      <table:table table:name="Users" table:style-name="ta3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column table:style-name="co11" table:number-columns-repeated="230" table:default-cell-style-name="Default"/>
        <table:table-column table:style-name="co12" table:number-columns-repeated="768" table:default-cell-style-name="Default"/>
        <table:table-row table:style-name="ro1">
          <table:table-cell office:value-type="string">
            <text:p>VARCHAR(32)</text:p>
          </table:table-cell>
          <table:table-cell table:number-columns-repeated="2" office:value-type="string">
            <text:p>VARCHAR(255)</text:p>
          </table:table-cell>
          <table:table-cell table:number-columns-repeated="3" office:value-type="string">
            <text:p>VARCHAR(32)</text:p>
          </table:table-cell>
          <table:table-cell table:number-columns-repeated="4" office:value-type="string">
            <text:p>VARCHAR(255)</text:p>
          </table:table-cell>
          <table:table-cell office:value-type="string">
            <text:p>VARCHAR(32)</text:p>
          </table:table-cell>
          <table:table-cell table:style-name="Default" office:value-type="string">
            <text:p>DATETIME</text:p>
          </table:table-cell>
          <table:table-cell table:style-name="Default" office:value-type="string">
            <text:p>VARCHAR(32)</text:p>
          </table:table-cell>
          <table:table-cell table:style-name="Default" office:value-type="string">
            <text:p>DATETIME</text:p>
          </table:table-cell>
          <table:table-cell office:value-type="string">
            <text:p>VARCHAR(32)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UserId</text:p>
          </table:table-cell>
          <table:table-cell table:style-name="ce1" office:value-type="string">
            <text:p>UserCod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UserRoleId</text:p>
          </table:table-cell>
          <table:table-cell table:style-name="ce1" office:value-type="string">
            <text:p>SupervisorId</text:p>
          </table:table-cell>
          <table:table-cell table:style-name="ce1" office:value-type="string">
            <text:p>UserStatus</text:p>
          </table:table-cell>
          <table:table-cell table:style-name="ce1" office:value-type="string">
            <text:p>Attr1</text:p>
          </table:table-cell>
          <table:table-cell table:style-name="ce1" office:value-type="string">
            <text:p>Attr2</text:p>
          </table:table-cell>
          <table:table-cell table:style-name="ce1" office:value-type="string">
            <text:p>Attr3</text:p>
          </table:table-cell>
          <table:table-cell table:style-name="ce1" office:value-type="string">
            <text:p>Attr4</text:p>
          </table:table-cell>
          <table:table-cell table:style-name="ce1" office:value-type="string">
            <text:p>CreateBy</text:p>
          </table:table-cell>
          <table:table-cell table:style-name="ce1" office:value-type="string">
            <text:p>CreateDate</text:p>
          </table:table-cell>
          <table:table-cell table:style-name="ce1" office:value-type="string">
            <text:p>UpdateBy</text:p>
          </table:table-cell>
          <table:table-cell table:style-name="ce1" office:value-type="string">
            <text:p>UpdateDate</text:p>
          </table:table-cell>
          <table:table-cell table:style-name="ce1" office:value-type="string">
            <text:p>Status</text:p>
          </table:table-cell>
          <table:table-cell table:style-name="ce1"/>
          <table:table-cell table:style-name="ce1" office:value-type="string">
            <text:p>Insert SQL</text:p>
          </table:table-cell>
          <table:table-cell table:style-name="ce1"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dmin</text:p>
          </table:table-cell>
          <table:table-cell office:value-type="string">
            <text:p>SuperAdmin</text:p>
          </table:table-cell>
          <table:table-cell office:value-type="float" office:value="1">
            <text:p>1</text:p>
          </table:table-cell>
          <table:table-cell/>
          <table:table-cell table:formula="of:=IF(ISBLANK([.B3]);&quot;&quot;;&quot;'ACTIVE_US'&quot;)" office:value-type="string" office:string-value="'ACTIVE_US'">
            <text:p>'ACTIVE_US'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3]);&quot;&quot;;&quot;NULL&quot;)" office:value-type="string" office:string-value="NULL">
            <text:p>NULL</text:p>
          </table:table-cell>
          <table:table-cell table:formula="of:=IF(ISBLANK([.D3]);&quot;&quot;;&quot;NULL&quot;)" office:value-type="string" office:string-value="NULL">
            <text:p>NULL</text:p>
          </table:table-cell>
          <table:table-cell table:formula="of:=IF(ISBLANK([.B3]);&quot;&quot;;&quot;'ACTIVE_RS'&quot;)" office:value-type="string" office:string-value="'ACTIVE_RS'">
            <text:p>'ACTIVE_RS'</text:p>
          </table:table-cell>
          <table:table-cell/>
          <table:table-cell table:formula="of:=IF(ISBLANK([.B3]);&quot;&quot;;&quot;INSERT INTO DIAMOND_CORE_USERS &quot;&amp;&quot;VALUES &quot;&amp;&quot;( &quot;&amp;&quot;'&quot;&amp;[.A3]&amp;&quot;' , &quot;&amp;&quot;'&quot;&amp;[.B3]&amp;&quot;' , &quot;&amp;&quot;'&quot;&amp;[.C3]&amp;&quot;' , &quot;&amp;&quot;'&quot;&amp;[.D3]&amp;&quot;' , &quot;&amp;&quot;'&quot;&amp;[.E3]&amp;&quot;' , &quot;&amp;&quot;&quot;&amp;[.F3]&amp;&quot; , &quot;&amp;&quot;&quot;&amp;[.G3]&amp;&quot; , &quot;&amp;&quot;&quot;&amp;[.H3]&amp;&quot; , &quot;&amp;&quot;&quot;&amp;[.I3]&amp;&quot; , &quot;&amp;&quot;&quot;&amp;[.J3]&amp;&quot; , &quot;&amp;&quot;&quot;&amp;[.K3]&amp;&quot; , &quot;&amp;&quot;&quot;&amp;[.L3]&amp;&quot; , &quot;&amp;&quot;&quot;&amp;[.M3]&amp;&quot; , &quot;&amp;&quot;&quot;&amp;[.N3]&amp;&quot; , &quot;&amp;&quot;&quot;&amp;[.O3]&amp;&quot; ); &quot;)" office:value-type="string" office:string-value="INSERT INTO DIAMOND_CORE_USERS VALUES ( '1' , 'sadmin' , 'SuperAdmin' , '1' , '' , 'ACTIVE_US' , NULL , NULL , NULL , NULL , 'INIT' , current_timestamp() , NULL , NULL , 'ACTIVE_RS' ); ">
            <text:p>INSERT INTO DIAMOND_CORE_USERS VALUES ( '1' , 'sadmin' , 'SuperAdmin' , '1' , '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4]);&quot;&quot;;[.A3]+1)" office:value-type="float" office:value="2">
            <text:p>2</text:p>
          </table:table-cell>
          <table:table-cell office:value-type="string">
            <text:p>admin01</text:p>
          </table:table-cell>
          <table:table-cell office:value-type="string">
            <text:p>Administrator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BLANK([.B4]);&quot;&quot;;&quot;'ACTIVE_US'&quot;)" office:value-type="string" office:string-value="'ACTIVE_US'">
            <text:p>'ACTIVE_US'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4]);&quot;&quot;;&quot;NULL&quot;)" office:value-type="string" office:string-value="NULL">
            <text:p>NULL</text:p>
          </table:table-cell>
          <table:table-cell table:formula="of:=IF(ISBLANK([.D4]);&quot;&quot;;&quot;NULL&quot;)" office:value-type="string" office:string-value="NULL">
            <text:p>NULL</text:p>
          </table:table-cell>
          <table:table-cell table:formula="of:=IF(ISBLANK([.B4]);&quot;&quot;;&quot;'ACTIVE_RS'&quot;)" office:value-type="string" office:string-value="'ACTIVE_RS'">
            <text:p>'ACTIVE_RS'</text:p>
          </table:table-cell>
          <table:table-cell/>
          <table:table-cell table:formula="of:=IF(ISBLANK([.B4]);&quot;&quot;;&quot;INSERT INTO DIAMOND_CORE_USERS &quot;&amp;&quot;VALUES &quot;&amp;&quot;( &quot;&amp;&quot;'&quot;&amp;[.A4]&amp;&quot;' , &quot;&amp;&quot;'&quot;&amp;[.B4]&amp;&quot;' , &quot;&amp;&quot;'&quot;&amp;[.C4]&amp;&quot;' , &quot;&amp;&quot;'&quot;&amp;[.D4]&amp;&quot;' , &quot;&amp;&quot;'&quot;&amp;[.E4]&amp;&quot;' , &quot;&amp;&quot;&quot;&amp;[.F4]&amp;&quot; , &quot;&amp;&quot;&quot;&amp;[.G4]&amp;&quot; , &quot;&amp;&quot;&quot;&amp;[.H4]&amp;&quot; , &quot;&amp;&quot;&quot;&amp;[.I4]&amp;&quot; , &quot;&amp;&quot;&quot;&amp;[.J4]&amp;&quot; , &quot;&amp;&quot;&quot;&amp;[.K4]&amp;&quot; , &quot;&amp;&quot;&quot;&amp;[.L4]&amp;&quot; , &quot;&amp;&quot;&quot;&amp;[.M4]&amp;&quot; , &quot;&amp;&quot;&quot;&amp;[.N4]&amp;&quot; , &quot;&amp;&quot;&quot;&amp;[.O4]&amp;&quot; ); &quot;)" office:value-type="string" office:string-value="INSERT INTO DIAMOND_CORE_USERS VALUES ( '2' , 'admin01' , 'Administrator01' , '2' , '1' , 'ACTIVE_US' , NULL , NULL , NULL , NULL , 'INIT' , current_timestamp() , NULL , NULL , 'ACTIVE_RS' ); ">
            <text:p>INSERT INTO DIAMOND_CORE_USERS VALUES ( '2' , 'admin01' , 'Administrator01' , '2' , '1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5]);&quot;&quot;;[.A4]+1)" office:value-type="float" office:value="3">
            <text:p>3</text:p>
          </table:table-cell>
          <table:table-cell office:value-type="string">
            <text:p>admin02</text:p>
          </table:table-cell>
          <table:table-cell office:value-type="string">
            <text:p>Administrator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BLANK([.B5]);&quot;&quot;;&quot;'ACTIVE_US'&quot;)" office:value-type="string" office:string-value="'ACTIVE_US'">
            <text:p>'ACTIVE_US'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5]);&quot;&quot;;&quot;NULL&quot;)" office:value-type="string" office:string-value="NULL">
            <text:p>NULL</text:p>
          </table:table-cell>
          <table:table-cell table:formula="of:=IF(ISBLANK([.D5]);&quot;&quot;;&quot;NULL&quot;)" office:value-type="string" office:string-value="NULL">
            <text:p>NULL</text:p>
          </table:table-cell>
          <table:table-cell table:formula="of:=IF(ISBLANK([.B5]);&quot;&quot;;&quot;'ACTIVE_RS'&quot;)" office:value-type="string" office:string-value="'ACTIVE_RS'">
            <text:p>'ACTIVE_RS'</text:p>
          </table:table-cell>
          <table:table-cell/>
          <table:table-cell table:formula="of:=IF(ISBLANK([.B5]);&quot;&quot;;&quot;INSERT INTO DIAMOND_CORE_USERS &quot;&amp;&quot;VALUES &quot;&amp;&quot;( &quot;&amp;&quot;'&quot;&amp;[.A5]&amp;&quot;' , &quot;&amp;&quot;'&quot;&amp;[.B5]&amp;&quot;' , &quot;&amp;&quot;'&quot;&amp;[.C5]&amp;&quot;' , &quot;&amp;&quot;'&quot;&amp;[.D5]&amp;&quot;' , &quot;&amp;&quot;'&quot;&amp;[.E5]&amp;&quot;' , &quot;&amp;&quot;&quot;&amp;[.F5]&amp;&quot; , &quot;&amp;&quot;&quot;&amp;[.G5]&amp;&quot; , &quot;&amp;&quot;&quot;&amp;[.H5]&amp;&quot; , &quot;&amp;&quot;&quot;&amp;[.I5]&amp;&quot; , &quot;&amp;&quot;&quot;&amp;[.J5]&amp;&quot; , &quot;&amp;&quot;&quot;&amp;[.K5]&amp;&quot; , &quot;&amp;&quot;&quot;&amp;[.L5]&amp;&quot; , &quot;&amp;&quot;&quot;&amp;[.M5]&amp;&quot; , &quot;&amp;&quot;&quot;&amp;[.N5]&amp;&quot; , &quot;&amp;&quot;&quot;&amp;[.O5]&amp;&quot; ); &quot;)" office:value-type="string" office:string-value="INSERT INTO DIAMOND_CORE_USERS VALUES ( '3' , 'admin02' , 'Administrator02' , '2' , '1' , 'ACTIVE_US' , NULL , NULL , NULL , NULL , 'INIT' , current_timestamp() , NULL , NULL , 'ACTIVE_RS' ); ">
            <text:p>INSERT INTO DIAMOND_CORE_USERS VALUES ( '3' , 'admin02' , 'Administrator02' , '2' , '1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6]);&quot;&quot;;[.A5]+1)" office:value-type="float" office:value="4">
            <text:p>4</text:p>
          </table:table-cell>
          <table:table-cell office:value-type="string">
            <text:p>power01</text:p>
          </table:table-cell>
          <table:table-cell office:value-type="string">
            <text:p>Power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F(ISBLANK([.B6]);&quot;&quot;;&quot;'ACTIVE_US'&quot;)" office:value-type="string" office:string-value="'ACTIVE_US'">
            <text:p>'ACTIVE_US'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6]);&quot;&quot;;&quot;NULL&quot;)" office:value-type="string" office:string-value="NULL">
            <text:p>NULL</text:p>
          </table:table-cell>
          <table:table-cell table:formula="of:=IF(ISBLANK([.D6]);&quot;&quot;;&quot;NULL&quot;)" office:value-type="string" office:string-value="NULL">
            <text:p>NULL</text:p>
          </table:table-cell>
          <table:table-cell table:formula="of:=IF(ISBLANK([.B6]);&quot;&quot;;&quot;'ACTIVE_RS'&quot;)" office:value-type="string" office:string-value="'ACTIVE_RS'">
            <text:p>'ACTIVE_RS'</text:p>
          </table:table-cell>
          <table:table-cell/>
          <table:table-cell table:formula="of:=IF(ISBLANK([.B6]);&quot;&quot;;&quot;INSERT INTO DIAMOND_CORE_USERS &quot;&amp;&quot;VALUES &quot;&amp;&quot;( &quot;&amp;&quot;'&quot;&amp;[.A6]&amp;&quot;' , &quot;&amp;&quot;'&quot;&amp;[.B6]&amp;&quot;' , &quot;&amp;&quot;'&quot;&amp;[.C6]&amp;&quot;' , &quot;&amp;&quot;'&quot;&amp;[.D6]&amp;&quot;' , &quot;&amp;&quot;'&quot;&amp;[.E6]&amp;&quot;' , &quot;&amp;&quot;&quot;&amp;[.F6]&amp;&quot; , &quot;&amp;&quot;&quot;&amp;[.G6]&amp;&quot; , &quot;&amp;&quot;&quot;&amp;[.H6]&amp;&quot; , &quot;&amp;&quot;&quot;&amp;[.I6]&amp;&quot; , &quot;&amp;&quot;&quot;&amp;[.J6]&amp;&quot; , &quot;&amp;&quot;&quot;&amp;[.K6]&amp;&quot; , &quot;&amp;&quot;&quot;&amp;[.L6]&amp;&quot; , &quot;&amp;&quot;&quot;&amp;[.M6]&amp;&quot; , &quot;&amp;&quot;&quot;&amp;[.N6]&amp;&quot; , &quot;&amp;&quot;&quot;&amp;[.O6]&amp;&quot; ); &quot;)" office:value-type="string" office:string-value="INSERT INTO DIAMOND_CORE_USERS VALUES ( '4' , 'power01' , 'Power01' , '3' , '2' , 'ACTIVE_US' , NULL , NULL , NULL , NULL , 'INIT' , current_timestamp() , NULL , NULL , 'ACTIVE_RS' ); ">
            <text:p>INSERT INTO DIAMOND_CORE_USERS VALUES ( '4' , 'power01' , 'Power01' , '3' , '2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7]);&quot;&quot;;[.A6]+1)" office:value-type="float" office:value="5">
            <text:p>5</text:p>
          </table:table-cell>
          <table:table-cell office:value-type="string">
            <text:p>power02</text:p>
          </table:table-cell>
          <table:table-cell office:value-type="string">
            <text:p>Power02</text:p>
          </table:table-cell>
          <table:table-cell table:number-columns-repeated="2" office:value-type="float" office:value="3">
            <text:p>3</text:p>
          </table:table-cell>
          <table:table-cell table:formula="of:=IF(ISBLANK([.B7]);&quot;&quot;;&quot;'ACTIVE_US'&quot;)" office:value-type="string" office:string-value="'ACTIVE_US'">
            <text:p>'ACTIVE_US'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7]);&quot;&quot;;&quot;NULL&quot;)" office:value-type="string" office:string-value="NULL">
            <text:p>NULL</text:p>
          </table:table-cell>
          <table:table-cell table:formula="of:=IF(ISBLANK([.D7]);&quot;&quot;;&quot;NULL&quot;)" office:value-type="string" office:string-value="NULL">
            <text:p>NULL</text:p>
          </table:table-cell>
          <table:table-cell table:formula="of:=IF(ISBLANK([.B7]);&quot;&quot;;&quot;'ACTIVE_RS'&quot;)" office:value-type="string" office:string-value="'ACTIVE_RS'">
            <text:p>'ACTIVE_RS'</text:p>
          </table:table-cell>
          <table:table-cell/>
          <table:table-cell table:formula="of:=IF(ISBLANK([.B7]);&quot;&quot;;&quot;INSERT INTO DIAMOND_CORE_USERS &quot;&amp;&quot;VALUES &quot;&amp;&quot;( &quot;&amp;&quot;'&quot;&amp;[.A7]&amp;&quot;' , &quot;&amp;&quot;'&quot;&amp;[.B7]&amp;&quot;' , &quot;&amp;&quot;'&quot;&amp;[.C7]&amp;&quot;' , &quot;&amp;&quot;'&quot;&amp;[.D7]&amp;&quot;' , &quot;&amp;&quot;'&quot;&amp;[.E7]&amp;&quot;' , &quot;&amp;&quot;&quot;&amp;[.F7]&amp;&quot; , &quot;&amp;&quot;&quot;&amp;[.G7]&amp;&quot; , &quot;&amp;&quot;&quot;&amp;[.H7]&amp;&quot; , &quot;&amp;&quot;&quot;&amp;[.I7]&amp;&quot; , &quot;&amp;&quot;&quot;&amp;[.J7]&amp;&quot; , &quot;&amp;&quot;&quot;&amp;[.K7]&amp;&quot; , &quot;&amp;&quot;&quot;&amp;[.L7]&amp;&quot; , &quot;&amp;&quot;&quot;&amp;[.M7]&amp;&quot; , &quot;&amp;&quot;&quot;&amp;[.N7]&amp;&quot; , &quot;&amp;&quot;&quot;&amp;[.O7]&amp;&quot; ); &quot;)" office:value-type="string" office:string-value="INSERT INTO DIAMOND_CORE_USERS VALUES ( '5' , 'power02' , 'Power02' , '3' , '3' , 'ACTIVE_US' , NULL , NULL , NULL , NULL , 'INIT' , current_timestamp() , NULL , NULL , 'ACTIVE_RS' ); ">
            <text:p>INSERT INTO DIAMOND_CORE_USERS VALUES ( '5' , 'power02' , 'Power02' , '3' , '3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8]);&quot;&quot;;[.A7]+1)" office:value-type="float" office:value="6">
            <text:p>6</text:p>
          </table:table-cell>
          <table:table-cell office:value-type="string">
            <text:p>user0101</text:p>
          </table:table-cell>
          <table:table-cell office:value-type="string">
            <text:p>User0101</text:p>
          </table:table-cell>
          <table:table-cell table:number-columns-repeated="2" office:value-type="float" office:value="4">
            <text:p>4</text:p>
          </table:table-cell>
          <table:table-cell table:formula="of:=IF(ISBLANK([.B8]);&quot;&quot;;&quot;'ACTIVE_US'&quot;)" office:value-type="string" office:string-value="'ACTIVE_US'">
            <text:p>'ACTIVE_US'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8]);&quot;&quot;;&quot;NULL&quot;)" office:value-type="string" office:string-value="NULL">
            <text:p>NULL</text:p>
          </table:table-cell>
          <table:table-cell table:formula="of:=IF(ISBLANK([.D8]);&quot;&quot;;&quot;NULL&quot;)" office:value-type="string" office:string-value="NULL">
            <text:p>NULL</text:p>
          </table:table-cell>
          <table:table-cell table:formula="of:=IF(ISBLANK([.B8]);&quot;&quot;;&quot;'ACTIVE_RS'&quot;)" office:value-type="string" office:string-value="'ACTIVE_RS'">
            <text:p>'ACTIVE_RS'</text:p>
          </table:table-cell>
          <table:table-cell/>
          <table:table-cell table:formula="of:=IF(ISBLANK([.B8]);&quot;&quot;;&quot;INSERT INTO DIAMOND_CORE_USERS &quot;&amp;&quot;VALUES &quot;&amp;&quot;( &quot;&amp;&quot;'&quot;&amp;[.A8]&amp;&quot;' , &quot;&amp;&quot;'&quot;&amp;[.B8]&amp;&quot;' , &quot;&amp;&quot;'&quot;&amp;[.C8]&amp;&quot;' , &quot;&amp;&quot;'&quot;&amp;[.D8]&amp;&quot;' , &quot;&amp;&quot;'&quot;&amp;[.E8]&amp;&quot;' , &quot;&amp;&quot;&quot;&amp;[.F8]&amp;&quot; , &quot;&amp;&quot;&quot;&amp;[.G8]&amp;&quot; , &quot;&amp;&quot;&quot;&amp;[.H8]&amp;&quot; , &quot;&amp;&quot;&quot;&amp;[.I8]&amp;&quot; , &quot;&amp;&quot;&quot;&amp;[.J8]&amp;&quot; , &quot;&amp;&quot;&quot;&amp;[.K8]&amp;&quot; , &quot;&amp;&quot;&quot;&amp;[.L8]&amp;&quot; , &quot;&amp;&quot;&quot;&amp;[.M8]&amp;&quot; , &quot;&amp;&quot;&quot;&amp;[.N8]&amp;&quot; , &quot;&amp;&quot;&quot;&amp;[.O8]&amp;&quot; ); &quot;)" office:value-type="string" office:string-value="INSERT INTO DIAMOND_CORE_USERS VALUES ( '6' , 'user0101' , 'User0101' , '4' , '4' , 'ACTIVE_US' , NULL , NULL , NULL , NULL , 'INIT' , current_timestamp() , NULL , NULL , 'ACTIVE_RS' ); ">
            <text:p>INSERT INTO DIAMOND_CORE_USERS VALUES ( '6' , 'user0101' , 'User0101' , '4' , '4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9]);&quot;&quot;;[.A8]+1)" office:value-type="float" office:value="7">
            <text:p>7</text:p>
          </table:table-cell>
          <table:table-cell office:value-type="string">
            <text:p>user0102</text:p>
          </table:table-cell>
          <table:table-cell office:value-type="string">
            <text:p>User010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ISBLANK([.B9]);&quot;&quot;;&quot;'ACTIVE_US'&quot;)" office:value-type="string" office:string-value="'ACTIVE_US'">
            <text:p>'ACTIVE_US'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'INIT'&quot;)" office:value-type="string" office:string-value="'INIT'">
            <text:p>'INIT'</text:p>
          </table:table-cell>
          <table:table-cell office:value-type="string">
            <text:p>current_timestamp()</text:p>
          </table:table-cell>
          <table:table-cell table:formula="of:=IF(ISBLANK([.C9]);&quot;&quot;;&quot;NULL&quot;)" office:value-type="string" office:string-value="NULL">
            <text:p>NULL</text:p>
          </table:table-cell>
          <table:table-cell table:formula="of:=IF(ISBLANK([.D9]);&quot;&quot;;&quot;NULL&quot;)" office:value-type="string" office:string-value="NULL">
            <text:p>NULL</text:p>
          </table:table-cell>
          <table:table-cell table:formula="of:=IF(ISBLANK([.B9]);&quot;&quot;;&quot;'ACTIVE_RS'&quot;)" office:value-type="string" office:string-value="'ACTIVE_RS'">
            <text:p>'ACTIVE_RS'</text:p>
          </table:table-cell>
          <table:table-cell/>
          <table:table-cell table:formula="of:=IF(ISBLANK([.B9]);&quot;&quot;;&quot;INSERT INTO DIAMOND_CORE_USERS &quot;&amp;&quot;VALUES &quot;&amp;&quot;( &quot;&amp;&quot;'&quot;&amp;[.A9]&amp;&quot;' , &quot;&amp;&quot;'&quot;&amp;[.B9]&amp;&quot;' , &quot;&amp;&quot;'&quot;&amp;[.C9]&amp;&quot;' , &quot;&amp;&quot;'&quot;&amp;[.D9]&amp;&quot;' , &quot;&amp;&quot;'&quot;&amp;[.E9]&amp;&quot;' , &quot;&amp;&quot;&quot;&amp;[.F9]&amp;&quot; , &quot;&amp;&quot;&quot;&amp;[.G9]&amp;&quot; , &quot;&amp;&quot;&quot;&amp;[.H9]&amp;&quot; , &quot;&amp;&quot;&quot;&amp;[.I9]&amp;&quot; , &quot;&amp;&quot;&quot;&amp;[.J9]&amp;&quot; , &quot;&amp;&quot;&quot;&amp;[.K9]&amp;&quot; , &quot;&amp;&quot;&quot;&amp;[.L9]&amp;&quot; , &quot;&amp;&quot;&quot;&amp;[.M9]&amp;&quot; , &quot;&amp;&quot;&quot;&amp;[.N9]&amp;&quot; , &quot;&amp;&quot;&quot;&amp;[.O9]&amp;&quot; ); &quot;)" office:value-type="string" office:string-value="INSERT INTO DIAMOND_CORE_USERS VALUES ( '7' , 'user0102' , 'User0102' , '4' , '5' , 'ACTIVE_US' , NULL , NULL , NULL , NULL , 'INIT' , current_timestamp() , NULL , NULL , 'ACTIVE_RS' ); ">
            <text:p>INSERT INTO DIAMOND_CORE_USERS VALUES ( '7' , 'user0102' , 'User0102' , '4' , '5' , 'ACTIVE_US' , NULL , NULL , NULL , NULL , 'INIT' , current_timestamp() , NULL , NULL , 'ACTIVE_RS' ); </text:p>
          </table:table-cell>
          <table:table-cell table:number-columns-repeated="1007"/>
        </table:table-row>
        <table:table-row table:style-name="ro1">
          <table:table-cell table:formula="of:=IF(ISBLANK([.B10]);&quot;&quot;;[.A9]+1)">
            <text:p/>
          </table:table-cell>
          <table:table-cell table:number-columns-repeated="4"/>
          <table:table-cell table:formula="of:=IF(ISBLANK([.B10]);&quot;&quot;;&quot;'ACTIVE_US'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'INIT'&quot;)">
            <text:p/>
          </table:table-cell>
          <table:table-cell table:formula="of:=IF(ISBLANK([.B10]);&quot;&quot;;TODAY())">
            <text:p/>
          </table:table-cell>
          <table:table-cell table:formula="of:=IF(ISBLANK([.C10]);&quot;&quot;;&quot;NULL&quot;)">
            <text:p/>
          </table:table-cell>
          <table:table-cell table:formula="of:=IF(ISBLANK([.D10]);&quot;&quot;;&quot;NULL&quot;)">
            <text:p/>
          </table:table-cell>
          <table:table-cell table:formula="of:=IF(ISBLANK([.B10]);&quot;&quot;;&quot;'ACTIVE_RS'&quot;)">
            <text:p/>
          </table:table-cell>
          <table:table-cell/>
          <table:table-cell table:formula="of:=IF(ISBLANK([.B10]);&quot;&quot;;&quot;INSERT INTO USERS &quot;&amp;&quot;VALUES &quot;&amp;&quot;( &quot;&amp;&quot;'&quot;&amp;[.A10]&amp;&quot;' , &quot;&amp;&quot;'&quot;&amp;[.B10]&amp;&quot;' , &quot;&amp;&quot;'&quot;&amp;[.C10]&amp;&quot;' , &quot;&amp;&quot;'&quot;&amp;[.D10]&amp;&quot;' , &quot;&amp;&quot;'&quot;&amp;[.E10]&amp;&quot;' , &quot;&amp;&quot;&quot;&amp;[.F10]&amp;&quot; , &quot;&amp;&quot;&quot;&amp;[.G10]&amp;&quot; , &quot;&amp;&quot;&quot;&amp;[.H10]&amp;&quot; , &quot;&amp;&quot;&quot;&amp;[.I10]&amp;&quot; , &quot;&amp;&quot;&quot;&amp;[.J10]&amp;&quot; , &quot;&amp;&quot;&quot;&amp;[.K10]&amp;&quot; , &quot;&amp;&quot;&quot;&amp;[.L10]&amp;&quot; , &quot;&amp;&quot;&quot;&amp;[.M10]&amp;&quot; , &quot;&amp;&quot;&quot;&amp;[.N10]&amp;&quot; , &quot;&amp;&quot;&quot;&amp;[.O1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1]);&quot;&quot;;[.A10]+1)">
            <text:p/>
          </table:table-cell>
          <table:table-cell table:number-columns-repeated="4"/>
          <table:table-cell table:formula="of:=IF(ISBLANK([.B11]);&quot;&quot;;&quot;'ACTIVE_US'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'INIT'&quot;)">
            <text:p/>
          </table:table-cell>
          <table:table-cell table:formula="of:=IF(ISBLANK([.B11]);&quot;&quot;;TODAY())">
            <text:p/>
          </table:table-cell>
          <table:table-cell table:formula="of:=IF(ISBLANK([.C11]);&quot;&quot;;&quot;NULL&quot;)">
            <text:p/>
          </table:table-cell>
          <table:table-cell table:formula="of:=IF(ISBLANK([.D11]);&quot;&quot;;&quot;NULL&quot;)">
            <text:p/>
          </table:table-cell>
          <table:table-cell table:formula="of:=IF(ISBLANK([.B11]);&quot;&quot;;&quot;'ACTIVE_RS'&quot;)">
            <text:p/>
          </table:table-cell>
          <table:table-cell/>
          <table:table-cell table:formula="of:=IF(ISBLANK([.B11]);&quot;&quot;;&quot;INSERT INTO USERS &quot;&amp;&quot;VALUES &quot;&amp;&quot;( &quot;&amp;&quot;'&quot;&amp;[.A11]&amp;&quot;' , &quot;&amp;&quot;'&quot;&amp;[.B11]&amp;&quot;' , &quot;&amp;&quot;'&quot;&amp;[.C11]&amp;&quot;' , &quot;&amp;&quot;'&quot;&amp;[.D11]&amp;&quot;' , &quot;&amp;&quot;'&quot;&amp;[.E11]&amp;&quot;' , &quot;&amp;&quot;&quot;&amp;[.F11]&amp;&quot; , &quot;&amp;&quot;&quot;&amp;[.G11]&amp;&quot; , &quot;&amp;&quot;&quot;&amp;[.H11]&amp;&quot; , &quot;&amp;&quot;&quot;&amp;[.I11]&amp;&quot; , &quot;&amp;&quot;&quot;&amp;[.J11]&amp;&quot; , &quot;&amp;&quot;&quot;&amp;[.K11]&amp;&quot; , &quot;&amp;&quot;&quot;&amp;[.L11]&amp;&quot; , &quot;&amp;&quot;&quot;&amp;[.M11]&amp;&quot; , &quot;&amp;&quot;&quot;&amp;[.N11]&amp;&quot; , &quot;&amp;&quot;&quot;&amp;[.O1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2]);&quot;&quot;;[.A11]+1)">
            <text:p/>
          </table:table-cell>
          <table:table-cell table:number-columns-repeated="4"/>
          <table:table-cell table:formula="of:=IF(ISBLANK([.B12]);&quot;&quot;;&quot;'ACTIVE_US'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'INIT'&quot;)">
            <text:p/>
          </table:table-cell>
          <table:table-cell table:formula="of:=IF(ISBLANK([.B12]);&quot;&quot;;TODAY())">
            <text:p/>
          </table:table-cell>
          <table:table-cell table:formula="of:=IF(ISBLANK([.C12]);&quot;&quot;;&quot;NULL&quot;)">
            <text:p/>
          </table:table-cell>
          <table:table-cell table:formula="of:=IF(ISBLANK([.D12]);&quot;&quot;;&quot;NULL&quot;)">
            <text:p/>
          </table:table-cell>
          <table:table-cell table:formula="of:=IF(ISBLANK([.B12]);&quot;&quot;;&quot;'ACTIVE_RS'&quot;)">
            <text:p/>
          </table:table-cell>
          <table:table-cell/>
          <table:table-cell table:formula="of:=IF(ISBLANK([.B12]);&quot;&quot;;&quot;INSERT INTO USERS &quot;&amp;&quot;VALUES &quot;&amp;&quot;( &quot;&amp;&quot;'&quot;&amp;[.A12]&amp;&quot;' , &quot;&amp;&quot;'&quot;&amp;[.B12]&amp;&quot;' , &quot;&amp;&quot;'&quot;&amp;[.C12]&amp;&quot;' , &quot;&amp;&quot;'&quot;&amp;[.D12]&amp;&quot;' , &quot;&amp;&quot;'&quot;&amp;[.E12]&amp;&quot;' , &quot;&amp;&quot;&quot;&amp;[.F12]&amp;&quot; , &quot;&amp;&quot;&quot;&amp;[.G12]&amp;&quot; , &quot;&amp;&quot;&quot;&amp;[.H12]&amp;&quot; , &quot;&amp;&quot;&quot;&amp;[.I12]&amp;&quot; , &quot;&amp;&quot;&quot;&amp;[.J12]&amp;&quot; , &quot;&amp;&quot;&quot;&amp;[.K12]&amp;&quot; , &quot;&amp;&quot;&quot;&amp;[.L12]&amp;&quot; , &quot;&amp;&quot;&quot;&amp;[.M12]&amp;&quot; , &quot;&amp;&quot;&quot;&amp;[.N12]&amp;&quot; , &quot;&amp;&quot;&quot;&amp;[.O1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3]);&quot;&quot;;[.A12]+1)">
            <text:p/>
          </table:table-cell>
          <table:table-cell table:number-columns-repeated="4"/>
          <table:table-cell table:formula="of:=IF(ISBLANK([.B13]);&quot;&quot;;&quot;'ACTIVE_US'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'INIT'&quot;)">
            <text:p/>
          </table:table-cell>
          <table:table-cell table:formula="of:=IF(ISBLANK([.B13]);&quot;&quot;;TODAY())">
            <text:p/>
          </table:table-cell>
          <table:table-cell table:formula="of:=IF(ISBLANK([.C13]);&quot;&quot;;&quot;NULL&quot;)">
            <text:p/>
          </table:table-cell>
          <table:table-cell table:formula="of:=IF(ISBLANK([.D13]);&quot;&quot;;&quot;NULL&quot;)">
            <text:p/>
          </table:table-cell>
          <table:table-cell table:formula="of:=IF(ISBLANK([.B13]);&quot;&quot;;&quot;'ACTIVE_RS'&quot;)">
            <text:p/>
          </table:table-cell>
          <table:table-cell/>
          <table:table-cell table:formula="of:=IF(ISBLANK([.B13]);&quot;&quot;;&quot;INSERT INTO USERS &quot;&amp;&quot;VALUES &quot;&amp;&quot;( &quot;&amp;&quot;'&quot;&amp;[.A13]&amp;&quot;' , &quot;&amp;&quot;'&quot;&amp;[.B13]&amp;&quot;' , &quot;&amp;&quot;'&quot;&amp;[.C13]&amp;&quot;' , &quot;&amp;&quot;'&quot;&amp;[.D13]&amp;&quot;' , &quot;&amp;&quot;'&quot;&amp;[.E13]&amp;&quot;' , &quot;&amp;&quot;&quot;&amp;[.F13]&amp;&quot; , &quot;&amp;&quot;&quot;&amp;[.G13]&amp;&quot; , &quot;&amp;&quot;&quot;&amp;[.H13]&amp;&quot; , &quot;&amp;&quot;&quot;&amp;[.I13]&amp;&quot; , &quot;&amp;&quot;&quot;&amp;[.J13]&amp;&quot; , &quot;&amp;&quot;&quot;&amp;[.K13]&amp;&quot; , &quot;&amp;&quot;&quot;&amp;[.L13]&amp;&quot; , &quot;&amp;&quot;&quot;&amp;[.M13]&amp;&quot; , &quot;&amp;&quot;&quot;&amp;[.N13]&amp;&quot; , &quot;&amp;&quot;&quot;&amp;[.O1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4]);&quot;&quot;;[.A13]+1)">
            <text:p/>
          </table:table-cell>
          <table:table-cell table:number-columns-repeated="4"/>
          <table:table-cell table:formula="of:=IF(ISBLANK([.B14]);&quot;&quot;;&quot;'ACTIVE_US'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'INIT'&quot;)">
            <text:p/>
          </table:table-cell>
          <table:table-cell table:formula="of:=IF(ISBLANK([.B14]);&quot;&quot;;TODAY())">
            <text:p/>
          </table:table-cell>
          <table:table-cell table:formula="of:=IF(ISBLANK([.C14]);&quot;&quot;;&quot;NULL&quot;)">
            <text:p/>
          </table:table-cell>
          <table:table-cell table:formula="of:=IF(ISBLANK([.D14]);&quot;&quot;;&quot;NULL&quot;)">
            <text:p/>
          </table:table-cell>
          <table:table-cell table:formula="of:=IF(ISBLANK([.B14]);&quot;&quot;;&quot;'ACTIVE_RS'&quot;)">
            <text:p/>
          </table:table-cell>
          <table:table-cell/>
          <table:table-cell table:formula="of:=IF(ISBLANK([.B14]);&quot;&quot;;&quot;INSERT INTO USERS &quot;&amp;&quot;VALUES &quot;&amp;&quot;( &quot;&amp;&quot;'&quot;&amp;[.A14]&amp;&quot;' , &quot;&amp;&quot;'&quot;&amp;[.B14]&amp;&quot;' , &quot;&amp;&quot;'&quot;&amp;[.C14]&amp;&quot;' , &quot;&amp;&quot;'&quot;&amp;[.D14]&amp;&quot;' , &quot;&amp;&quot;'&quot;&amp;[.E14]&amp;&quot;' , &quot;&amp;&quot;&quot;&amp;[.F14]&amp;&quot; , &quot;&amp;&quot;&quot;&amp;[.G14]&amp;&quot; , &quot;&amp;&quot;&quot;&amp;[.H14]&amp;&quot; , &quot;&amp;&quot;&quot;&amp;[.I14]&amp;&quot; , &quot;&amp;&quot;&quot;&amp;[.J14]&amp;&quot; , &quot;&amp;&quot;&quot;&amp;[.K14]&amp;&quot; , &quot;&amp;&quot;&quot;&amp;[.L14]&amp;&quot; , &quot;&amp;&quot;&quot;&amp;[.M14]&amp;&quot; , &quot;&amp;&quot;&quot;&amp;[.N14]&amp;&quot; , &quot;&amp;&quot;&quot;&amp;[.O1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5]);&quot;&quot;;[.A14]+1)">
            <text:p/>
          </table:table-cell>
          <table:table-cell table:number-columns-repeated="4"/>
          <table:table-cell table:formula="of:=IF(ISBLANK([.B15]);&quot;&quot;;&quot;'ACTIVE_US'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'INIT'&quot;)">
            <text:p/>
          </table:table-cell>
          <table:table-cell table:formula="of:=IF(ISBLANK([.B15]);&quot;&quot;;TODAY())">
            <text:p/>
          </table:table-cell>
          <table:table-cell table:formula="of:=IF(ISBLANK([.C15]);&quot;&quot;;&quot;NULL&quot;)">
            <text:p/>
          </table:table-cell>
          <table:table-cell table:formula="of:=IF(ISBLANK([.D15]);&quot;&quot;;&quot;NULL&quot;)">
            <text:p/>
          </table:table-cell>
          <table:table-cell table:formula="of:=IF(ISBLANK([.B15]);&quot;&quot;;&quot;'ACTIVE_RS'&quot;)">
            <text:p/>
          </table:table-cell>
          <table:table-cell/>
          <table:table-cell table:formula="of:=IF(ISBLANK([.B15]);&quot;&quot;;&quot;INSERT INTO USERS &quot;&amp;&quot;VALUES &quot;&amp;&quot;( &quot;&amp;&quot;'&quot;&amp;[.A15]&amp;&quot;' , &quot;&amp;&quot;'&quot;&amp;[.B15]&amp;&quot;' , &quot;&amp;&quot;'&quot;&amp;[.C15]&amp;&quot;' , &quot;&amp;&quot;'&quot;&amp;[.D15]&amp;&quot;' , &quot;&amp;&quot;'&quot;&amp;[.E15]&amp;&quot;' , &quot;&amp;&quot;&quot;&amp;[.F15]&amp;&quot; , &quot;&amp;&quot;&quot;&amp;[.G15]&amp;&quot; , &quot;&amp;&quot;&quot;&amp;[.H15]&amp;&quot; , &quot;&amp;&quot;&quot;&amp;[.I15]&amp;&quot; , &quot;&amp;&quot;&quot;&amp;[.J15]&amp;&quot; , &quot;&amp;&quot;&quot;&amp;[.K15]&amp;&quot; , &quot;&amp;&quot;&quot;&amp;[.L15]&amp;&quot; , &quot;&amp;&quot;&quot;&amp;[.M15]&amp;&quot; , &quot;&amp;&quot;&quot;&amp;[.N15]&amp;&quot; , &quot;&amp;&quot;&quot;&amp;[.O1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6]);&quot;&quot;;[.A15]+1)">
            <text:p/>
          </table:table-cell>
          <table:table-cell table:number-columns-repeated="4"/>
          <table:table-cell table:formula="of:=IF(ISBLANK([.B16]);&quot;&quot;;&quot;'ACTIVE_US'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'INIT'&quot;)">
            <text:p/>
          </table:table-cell>
          <table:table-cell table:formula="of:=IF(ISBLANK([.B16]);&quot;&quot;;TODAY())">
            <text:p/>
          </table:table-cell>
          <table:table-cell table:formula="of:=IF(ISBLANK([.C16]);&quot;&quot;;&quot;NULL&quot;)">
            <text:p/>
          </table:table-cell>
          <table:table-cell table:formula="of:=IF(ISBLANK([.D16]);&quot;&quot;;&quot;NULL&quot;)">
            <text:p/>
          </table:table-cell>
          <table:table-cell table:formula="of:=IF(ISBLANK([.B16]);&quot;&quot;;&quot;'ACTIVE_RS'&quot;)">
            <text:p/>
          </table:table-cell>
          <table:table-cell/>
          <table:table-cell table:formula="of:=IF(ISBLANK([.B16]);&quot;&quot;;&quot;INSERT INTO USERS &quot;&amp;&quot;VALUES &quot;&amp;&quot;( &quot;&amp;&quot;'&quot;&amp;[.A16]&amp;&quot;' , &quot;&amp;&quot;'&quot;&amp;[.B16]&amp;&quot;' , &quot;&amp;&quot;'&quot;&amp;[.C16]&amp;&quot;' , &quot;&amp;&quot;'&quot;&amp;[.D16]&amp;&quot;' , &quot;&amp;&quot;'&quot;&amp;[.E16]&amp;&quot;' , &quot;&amp;&quot;&quot;&amp;[.F16]&amp;&quot; , &quot;&amp;&quot;&quot;&amp;[.G16]&amp;&quot; , &quot;&amp;&quot;&quot;&amp;[.H16]&amp;&quot; , &quot;&amp;&quot;&quot;&amp;[.I16]&amp;&quot; , &quot;&amp;&quot;&quot;&amp;[.J16]&amp;&quot; , &quot;&amp;&quot;&quot;&amp;[.K16]&amp;&quot; , &quot;&amp;&quot;&quot;&amp;[.L16]&amp;&quot; , &quot;&amp;&quot;&quot;&amp;[.M16]&amp;&quot; , &quot;&amp;&quot;&quot;&amp;[.N16]&amp;&quot; , &quot;&amp;&quot;&quot;&amp;[.O1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7]);&quot;&quot;;[.A16]+1)">
            <text:p/>
          </table:table-cell>
          <table:table-cell table:number-columns-repeated="4"/>
          <table:table-cell table:formula="of:=IF(ISBLANK([.B17]);&quot;&quot;;&quot;'ACTIVE_US'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'INIT'&quot;)">
            <text:p/>
          </table:table-cell>
          <table:table-cell table:formula="of:=IF(ISBLANK([.B17]);&quot;&quot;;TODAY())">
            <text:p/>
          </table:table-cell>
          <table:table-cell table:formula="of:=IF(ISBLANK([.C17]);&quot;&quot;;&quot;NULL&quot;)">
            <text:p/>
          </table:table-cell>
          <table:table-cell table:formula="of:=IF(ISBLANK([.D17]);&quot;&quot;;&quot;NULL&quot;)">
            <text:p/>
          </table:table-cell>
          <table:table-cell table:formula="of:=IF(ISBLANK([.B17]);&quot;&quot;;&quot;'ACTIVE_RS'&quot;)">
            <text:p/>
          </table:table-cell>
          <table:table-cell/>
          <table:table-cell table:formula="of:=IF(ISBLANK([.B17]);&quot;&quot;;&quot;INSERT INTO USERS &quot;&amp;&quot;VALUES &quot;&amp;&quot;( &quot;&amp;&quot;'&quot;&amp;[.A17]&amp;&quot;' , &quot;&amp;&quot;'&quot;&amp;[.B17]&amp;&quot;' , &quot;&amp;&quot;'&quot;&amp;[.C17]&amp;&quot;' , &quot;&amp;&quot;'&quot;&amp;[.D17]&amp;&quot;' , &quot;&amp;&quot;'&quot;&amp;[.E17]&amp;&quot;' , &quot;&amp;&quot;&quot;&amp;[.F17]&amp;&quot; , &quot;&amp;&quot;&quot;&amp;[.G17]&amp;&quot; , &quot;&amp;&quot;&quot;&amp;[.H17]&amp;&quot; , &quot;&amp;&quot;&quot;&amp;[.I17]&amp;&quot; , &quot;&amp;&quot;&quot;&amp;[.J17]&amp;&quot; , &quot;&amp;&quot;&quot;&amp;[.K17]&amp;&quot; , &quot;&amp;&quot;&quot;&amp;[.L17]&amp;&quot; , &quot;&amp;&quot;&quot;&amp;[.M17]&amp;&quot; , &quot;&amp;&quot;&quot;&amp;[.N17]&amp;&quot; , &quot;&amp;&quot;&quot;&amp;[.O1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8]);&quot;&quot;;[.A17]+1)">
            <text:p/>
          </table:table-cell>
          <table:table-cell table:number-columns-repeated="4"/>
          <table:table-cell table:formula="of:=IF(ISBLANK([.B18]);&quot;&quot;;&quot;'ACTIVE_US'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'INIT'&quot;)">
            <text:p/>
          </table:table-cell>
          <table:table-cell table:formula="of:=IF(ISBLANK([.B18]);&quot;&quot;;TODAY())">
            <text:p/>
          </table:table-cell>
          <table:table-cell table:formula="of:=IF(ISBLANK([.C18]);&quot;&quot;;&quot;NULL&quot;)">
            <text:p/>
          </table:table-cell>
          <table:table-cell table:formula="of:=IF(ISBLANK([.D18]);&quot;&quot;;&quot;NULL&quot;)">
            <text:p/>
          </table:table-cell>
          <table:table-cell table:formula="of:=IF(ISBLANK([.B18]);&quot;&quot;;&quot;'ACTIVE_RS'&quot;)">
            <text:p/>
          </table:table-cell>
          <table:table-cell/>
          <table:table-cell table:formula="of:=IF(ISBLANK([.B18]);&quot;&quot;;&quot;INSERT INTO USERS &quot;&amp;&quot;VALUES &quot;&amp;&quot;( &quot;&amp;&quot;'&quot;&amp;[.A18]&amp;&quot;' , &quot;&amp;&quot;'&quot;&amp;[.B18]&amp;&quot;' , &quot;&amp;&quot;'&quot;&amp;[.C18]&amp;&quot;' , &quot;&amp;&quot;'&quot;&amp;[.D18]&amp;&quot;' , &quot;&amp;&quot;'&quot;&amp;[.E18]&amp;&quot;' , &quot;&amp;&quot;&quot;&amp;[.F18]&amp;&quot; , &quot;&amp;&quot;&quot;&amp;[.G18]&amp;&quot; , &quot;&amp;&quot;&quot;&amp;[.H18]&amp;&quot; , &quot;&amp;&quot;&quot;&amp;[.I18]&amp;&quot; , &quot;&amp;&quot;&quot;&amp;[.J18]&amp;&quot; , &quot;&amp;&quot;&quot;&amp;[.K18]&amp;&quot; , &quot;&amp;&quot;&quot;&amp;[.L18]&amp;&quot; , &quot;&amp;&quot;&quot;&amp;[.M18]&amp;&quot; , &quot;&amp;&quot;&quot;&amp;[.N18]&amp;&quot; , &quot;&amp;&quot;&quot;&amp;[.O1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9]);&quot;&quot;;[.A18]+1)">
            <text:p/>
          </table:table-cell>
          <table:table-cell table:number-columns-repeated="4"/>
          <table:table-cell table:formula="of:=IF(ISBLANK([.B19]);&quot;&quot;;&quot;'ACTIVE_US'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'INIT'&quot;)">
            <text:p/>
          </table:table-cell>
          <table:table-cell table:formula="of:=IF(ISBLANK([.B19]);&quot;&quot;;TODAY())">
            <text:p/>
          </table:table-cell>
          <table:table-cell table:formula="of:=IF(ISBLANK([.C19]);&quot;&quot;;&quot;NULL&quot;)">
            <text:p/>
          </table:table-cell>
          <table:table-cell table:formula="of:=IF(ISBLANK([.D19]);&quot;&quot;;&quot;NULL&quot;)">
            <text:p/>
          </table:table-cell>
          <table:table-cell table:formula="of:=IF(ISBLANK([.B19]);&quot;&quot;;&quot;'ACTIVE_RS'&quot;)">
            <text:p/>
          </table:table-cell>
          <table:table-cell/>
          <table:table-cell table:formula="of:=IF(ISBLANK([.B19]);&quot;&quot;;&quot;INSERT INTO USERS &quot;&amp;&quot;VALUES &quot;&amp;&quot;( &quot;&amp;&quot;'&quot;&amp;[.A19]&amp;&quot;' , &quot;&amp;&quot;'&quot;&amp;[.B19]&amp;&quot;' , &quot;&amp;&quot;'&quot;&amp;[.C19]&amp;&quot;' , &quot;&amp;&quot;'&quot;&amp;[.D19]&amp;&quot;' , &quot;&amp;&quot;'&quot;&amp;[.E19]&amp;&quot;' , &quot;&amp;&quot;&quot;&amp;[.F19]&amp;&quot; , &quot;&amp;&quot;&quot;&amp;[.G19]&amp;&quot; , &quot;&amp;&quot;&quot;&amp;[.H19]&amp;&quot; , &quot;&amp;&quot;&quot;&amp;[.I19]&amp;&quot; , &quot;&amp;&quot;&quot;&amp;[.J19]&amp;&quot; , &quot;&amp;&quot;&quot;&amp;[.K19]&amp;&quot; , &quot;&amp;&quot;&quot;&amp;[.L19]&amp;&quot; , &quot;&amp;&quot;&quot;&amp;[.M19]&amp;&quot; , &quot;&amp;&quot;&quot;&amp;[.N19]&amp;&quot; , &quot;&amp;&quot;&quot;&amp;[.O1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0]);&quot;&quot;;[.A19]+1)">
            <text:p/>
          </table:table-cell>
          <table:table-cell table:number-columns-repeated="4"/>
          <table:table-cell table:formula="of:=IF(ISBLANK([.B20]);&quot;&quot;;&quot;'ACTIVE_US'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'INIT'&quot;)">
            <text:p/>
          </table:table-cell>
          <table:table-cell table:formula="of:=IF(ISBLANK([.B20]);&quot;&quot;;TODAY())">
            <text:p/>
          </table:table-cell>
          <table:table-cell table:formula="of:=IF(ISBLANK([.C20]);&quot;&quot;;&quot;NULL&quot;)">
            <text:p/>
          </table:table-cell>
          <table:table-cell table:formula="of:=IF(ISBLANK([.D20]);&quot;&quot;;&quot;NULL&quot;)">
            <text:p/>
          </table:table-cell>
          <table:table-cell table:formula="of:=IF(ISBLANK([.B20]);&quot;&quot;;&quot;'ACTIVE_RS'&quot;)">
            <text:p/>
          </table:table-cell>
          <table:table-cell/>
          <table:table-cell table:formula="of:=IF(ISBLANK([.B20]);&quot;&quot;;&quot;INSERT INTO USERS &quot;&amp;&quot;VALUES &quot;&amp;&quot;( &quot;&amp;&quot;'&quot;&amp;[.A20]&amp;&quot;' , &quot;&amp;&quot;'&quot;&amp;[.B20]&amp;&quot;' , &quot;&amp;&quot;'&quot;&amp;[.C20]&amp;&quot;' , &quot;&amp;&quot;'&quot;&amp;[.D20]&amp;&quot;' , &quot;&amp;&quot;'&quot;&amp;[.E20]&amp;&quot;' , &quot;&amp;&quot;&quot;&amp;[.F20]&amp;&quot; , &quot;&amp;&quot;&quot;&amp;[.G20]&amp;&quot; , &quot;&amp;&quot;&quot;&amp;[.H20]&amp;&quot; , &quot;&amp;&quot;&quot;&amp;[.I20]&amp;&quot; , &quot;&amp;&quot;&quot;&amp;[.J20]&amp;&quot; , &quot;&amp;&quot;&quot;&amp;[.K20]&amp;&quot; , &quot;&amp;&quot;&quot;&amp;[.L20]&amp;&quot; , &quot;&amp;&quot;&quot;&amp;[.M20]&amp;&quot; , &quot;&amp;&quot;&quot;&amp;[.N20]&amp;&quot; , &quot;&amp;&quot;&quot;&amp;[.O2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1]);&quot;&quot;;[.A20]+1)">
            <text:p/>
          </table:table-cell>
          <table:table-cell table:number-columns-repeated="4"/>
          <table:table-cell table:formula="of:=IF(ISBLANK([.B21]);&quot;&quot;;&quot;'ACTIVE_US'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'INIT'&quot;)">
            <text:p/>
          </table:table-cell>
          <table:table-cell table:formula="of:=IF(ISBLANK([.B21]);&quot;&quot;;TODAY())">
            <text:p/>
          </table:table-cell>
          <table:table-cell table:formula="of:=IF(ISBLANK([.C21]);&quot;&quot;;&quot;NULL&quot;)">
            <text:p/>
          </table:table-cell>
          <table:table-cell table:formula="of:=IF(ISBLANK([.D21]);&quot;&quot;;&quot;NULL&quot;)">
            <text:p/>
          </table:table-cell>
          <table:table-cell table:formula="of:=IF(ISBLANK([.B21]);&quot;&quot;;&quot;'ACTIVE_RS'&quot;)">
            <text:p/>
          </table:table-cell>
          <table:table-cell/>
          <table:table-cell table:formula="of:=IF(ISBLANK([.B21]);&quot;&quot;;&quot;INSERT INTO USERS &quot;&amp;&quot;VALUES &quot;&amp;&quot;( &quot;&amp;&quot;'&quot;&amp;[.A21]&amp;&quot;' , &quot;&amp;&quot;'&quot;&amp;[.B21]&amp;&quot;' , &quot;&amp;&quot;'&quot;&amp;[.C21]&amp;&quot;' , &quot;&amp;&quot;'&quot;&amp;[.D21]&amp;&quot;' , &quot;&amp;&quot;'&quot;&amp;[.E21]&amp;&quot;' , &quot;&amp;&quot;&quot;&amp;[.F21]&amp;&quot; , &quot;&amp;&quot;&quot;&amp;[.G21]&amp;&quot; , &quot;&amp;&quot;&quot;&amp;[.H21]&amp;&quot; , &quot;&amp;&quot;&quot;&amp;[.I21]&amp;&quot; , &quot;&amp;&quot;&quot;&amp;[.J21]&amp;&quot; , &quot;&amp;&quot;&quot;&amp;[.K21]&amp;&quot; , &quot;&amp;&quot;&quot;&amp;[.L21]&amp;&quot; , &quot;&amp;&quot;&quot;&amp;[.M21]&amp;&quot; , &quot;&amp;&quot;&quot;&amp;[.N21]&amp;&quot; , &quot;&amp;&quot;&quot;&amp;[.O2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2]);&quot;&quot;;[.A21]+1)">
            <text:p/>
          </table:table-cell>
          <table:table-cell table:number-columns-repeated="4"/>
          <table:table-cell table:formula="of:=IF(ISBLANK([.B22]);&quot;&quot;;&quot;'ACTIVE_US'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'INIT'&quot;)">
            <text:p/>
          </table:table-cell>
          <table:table-cell table:formula="of:=IF(ISBLANK([.B22]);&quot;&quot;;TODAY())">
            <text:p/>
          </table:table-cell>
          <table:table-cell table:formula="of:=IF(ISBLANK([.C22]);&quot;&quot;;&quot;NULL&quot;)">
            <text:p/>
          </table:table-cell>
          <table:table-cell table:formula="of:=IF(ISBLANK([.D22]);&quot;&quot;;&quot;NULL&quot;)">
            <text:p/>
          </table:table-cell>
          <table:table-cell table:formula="of:=IF(ISBLANK([.B22]);&quot;&quot;;&quot;'ACTIVE_RS'&quot;)">
            <text:p/>
          </table:table-cell>
          <table:table-cell/>
          <table:table-cell table:formula="of:=IF(ISBLANK([.B22]);&quot;&quot;;&quot;INSERT INTO USERS &quot;&amp;&quot;VALUES &quot;&amp;&quot;( &quot;&amp;&quot;'&quot;&amp;[.A22]&amp;&quot;' , &quot;&amp;&quot;'&quot;&amp;[.B22]&amp;&quot;' , &quot;&amp;&quot;'&quot;&amp;[.C22]&amp;&quot;' , &quot;&amp;&quot;'&quot;&amp;[.D22]&amp;&quot;' , &quot;&amp;&quot;'&quot;&amp;[.E22]&amp;&quot;' , &quot;&amp;&quot;&quot;&amp;[.F22]&amp;&quot; , &quot;&amp;&quot;&quot;&amp;[.G22]&amp;&quot; , &quot;&amp;&quot;&quot;&amp;[.H22]&amp;&quot; , &quot;&amp;&quot;&quot;&amp;[.I22]&amp;&quot; , &quot;&amp;&quot;&quot;&amp;[.J22]&amp;&quot; , &quot;&amp;&quot;&quot;&amp;[.K22]&amp;&quot; , &quot;&amp;&quot;&quot;&amp;[.L22]&amp;&quot; , &quot;&amp;&quot;&quot;&amp;[.M22]&amp;&quot; , &quot;&amp;&quot;&quot;&amp;[.N22]&amp;&quot; , &quot;&amp;&quot;&quot;&amp;[.O2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3]);&quot;&quot;;[.A22]+1)">
            <text:p/>
          </table:table-cell>
          <table:table-cell table:number-columns-repeated="4"/>
          <table:table-cell table:formula="of:=IF(ISBLANK([.B23]);&quot;&quot;;&quot;'ACTIVE_US'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'INIT'&quot;)">
            <text:p/>
          </table:table-cell>
          <table:table-cell table:formula="of:=IF(ISBLANK([.B23]);&quot;&quot;;TODAY())">
            <text:p/>
          </table:table-cell>
          <table:table-cell table:formula="of:=IF(ISBLANK([.C23]);&quot;&quot;;&quot;NULL&quot;)">
            <text:p/>
          </table:table-cell>
          <table:table-cell table:formula="of:=IF(ISBLANK([.D23]);&quot;&quot;;&quot;NULL&quot;)">
            <text:p/>
          </table:table-cell>
          <table:table-cell table:formula="of:=IF(ISBLANK([.B23]);&quot;&quot;;&quot;'ACTIVE_RS'&quot;)">
            <text:p/>
          </table:table-cell>
          <table:table-cell/>
          <table:table-cell table:formula="of:=IF(ISBLANK([.B23]);&quot;&quot;;&quot;INSERT INTO USERS &quot;&amp;&quot;VALUES &quot;&amp;&quot;( &quot;&amp;&quot;'&quot;&amp;[.A23]&amp;&quot;' , &quot;&amp;&quot;'&quot;&amp;[.B23]&amp;&quot;' , &quot;&amp;&quot;'&quot;&amp;[.C23]&amp;&quot;' , &quot;&amp;&quot;'&quot;&amp;[.D23]&amp;&quot;' , &quot;&amp;&quot;'&quot;&amp;[.E23]&amp;&quot;' , &quot;&amp;&quot;&quot;&amp;[.F23]&amp;&quot; , &quot;&amp;&quot;&quot;&amp;[.G23]&amp;&quot; , &quot;&amp;&quot;&quot;&amp;[.H23]&amp;&quot; , &quot;&amp;&quot;&quot;&amp;[.I23]&amp;&quot; , &quot;&amp;&quot;&quot;&amp;[.J23]&amp;&quot; , &quot;&amp;&quot;&quot;&amp;[.K23]&amp;&quot; , &quot;&amp;&quot;&quot;&amp;[.L23]&amp;&quot; , &quot;&amp;&quot;&quot;&amp;[.M23]&amp;&quot; , &quot;&amp;&quot;&quot;&amp;[.N23]&amp;&quot; , &quot;&amp;&quot;&quot;&amp;[.O2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4]);&quot;&quot;;[.A23]+1)">
            <text:p/>
          </table:table-cell>
          <table:table-cell table:number-columns-repeated="4"/>
          <table:table-cell table:formula="of:=IF(ISBLANK([.B24]);&quot;&quot;;&quot;'ACTIVE_US'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'INIT'&quot;)">
            <text:p/>
          </table:table-cell>
          <table:table-cell table:formula="of:=IF(ISBLANK([.B24]);&quot;&quot;;TODAY())">
            <text:p/>
          </table:table-cell>
          <table:table-cell table:formula="of:=IF(ISBLANK([.C24]);&quot;&quot;;&quot;NULL&quot;)">
            <text:p/>
          </table:table-cell>
          <table:table-cell table:formula="of:=IF(ISBLANK([.D24]);&quot;&quot;;&quot;NULL&quot;)">
            <text:p/>
          </table:table-cell>
          <table:table-cell table:formula="of:=IF(ISBLANK([.B24]);&quot;&quot;;&quot;'ACTIVE_RS'&quot;)">
            <text:p/>
          </table:table-cell>
          <table:table-cell/>
          <table:table-cell table:formula="of:=IF(ISBLANK([.B24]);&quot;&quot;;&quot;INSERT INTO USERS &quot;&amp;&quot;VALUES &quot;&amp;&quot;( &quot;&amp;&quot;'&quot;&amp;[.A24]&amp;&quot;' , &quot;&amp;&quot;'&quot;&amp;[.B24]&amp;&quot;' , &quot;&amp;&quot;'&quot;&amp;[.C24]&amp;&quot;' , &quot;&amp;&quot;'&quot;&amp;[.D24]&amp;&quot;' , &quot;&amp;&quot;'&quot;&amp;[.E24]&amp;&quot;' , &quot;&amp;&quot;&quot;&amp;[.F24]&amp;&quot; , &quot;&amp;&quot;&quot;&amp;[.G24]&amp;&quot; , &quot;&amp;&quot;&quot;&amp;[.H24]&amp;&quot; , &quot;&amp;&quot;&quot;&amp;[.I24]&amp;&quot; , &quot;&amp;&quot;&quot;&amp;[.J24]&amp;&quot; , &quot;&amp;&quot;&quot;&amp;[.K24]&amp;&quot; , &quot;&amp;&quot;&quot;&amp;[.L24]&amp;&quot; , &quot;&amp;&quot;&quot;&amp;[.M24]&amp;&quot; , &quot;&amp;&quot;&quot;&amp;[.N24]&amp;&quot; , &quot;&amp;&quot;&quot;&amp;[.O2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5]);&quot;&quot;;[.A24]+1)">
            <text:p/>
          </table:table-cell>
          <table:table-cell table:number-columns-repeated="4"/>
          <table:table-cell table:formula="of:=IF(ISBLANK([.B25]);&quot;&quot;;&quot;'ACTIVE_US'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'INIT'&quot;)">
            <text:p/>
          </table:table-cell>
          <table:table-cell table:formula="of:=IF(ISBLANK([.B25]);&quot;&quot;;TODAY())">
            <text:p/>
          </table:table-cell>
          <table:table-cell table:formula="of:=IF(ISBLANK([.C25]);&quot;&quot;;&quot;NULL&quot;)">
            <text:p/>
          </table:table-cell>
          <table:table-cell table:formula="of:=IF(ISBLANK([.D25]);&quot;&quot;;&quot;NULL&quot;)">
            <text:p/>
          </table:table-cell>
          <table:table-cell table:formula="of:=IF(ISBLANK([.B25]);&quot;&quot;;&quot;'ACTIVE_RS'&quot;)">
            <text:p/>
          </table:table-cell>
          <table:table-cell/>
          <table:table-cell table:formula="of:=IF(ISBLANK([.B25]);&quot;&quot;;&quot;INSERT INTO USERS &quot;&amp;&quot;VALUES &quot;&amp;&quot;( &quot;&amp;&quot;'&quot;&amp;[.A25]&amp;&quot;' , &quot;&amp;&quot;'&quot;&amp;[.B25]&amp;&quot;' , &quot;&amp;&quot;'&quot;&amp;[.C25]&amp;&quot;' , &quot;&amp;&quot;'&quot;&amp;[.D25]&amp;&quot;' , &quot;&amp;&quot;'&quot;&amp;[.E25]&amp;&quot;' , &quot;&amp;&quot;&quot;&amp;[.F25]&amp;&quot; , &quot;&amp;&quot;&quot;&amp;[.G25]&amp;&quot; , &quot;&amp;&quot;&quot;&amp;[.H25]&amp;&quot; , &quot;&amp;&quot;&quot;&amp;[.I25]&amp;&quot; , &quot;&amp;&quot;&quot;&amp;[.J25]&amp;&quot; , &quot;&amp;&quot;&quot;&amp;[.K25]&amp;&quot; , &quot;&amp;&quot;&quot;&amp;[.L25]&amp;&quot; , &quot;&amp;&quot;&quot;&amp;[.M25]&amp;&quot; , &quot;&amp;&quot;&quot;&amp;[.N25]&amp;&quot; , &quot;&amp;&quot;&quot;&amp;[.O2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6]);&quot;&quot;;[.A25]+1)">
            <text:p/>
          </table:table-cell>
          <table:table-cell table:number-columns-repeated="4"/>
          <table:table-cell table:formula="of:=IF(ISBLANK([.B26]);&quot;&quot;;&quot;'ACTIVE_US'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'INIT'&quot;)">
            <text:p/>
          </table:table-cell>
          <table:table-cell table:formula="of:=IF(ISBLANK([.B26]);&quot;&quot;;TODAY())">
            <text:p/>
          </table:table-cell>
          <table:table-cell table:formula="of:=IF(ISBLANK([.C26]);&quot;&quot;;&quot;NULL&quot;)">
            <text:p/>
          </table:table-cell>
          <table:table-cell table:formula="of:=IF(ISBLANK([.D26]);&quot;&quot;;&quot;NULL&quot;)">
            <text:p/>
          </table:table-cell>
          <table:table-cell table:formula="of:=IF(ISBLANK([.B26]);&quot;&quot;;&quot;'ACTIVE_RS'&quot;)">
            <text:p/>
          </table:table-cell>
          <table:table-cell/>
          <table:table-cell table:formula="of:=IF(ISBLANK([.B26]);&quot;&quot;;&quot;INSERT INTO USERS &quot;&amp;&quot;VALUES &quot;&amp;&quot;( &quot;&amp;&quot;'&quot;&amp;[.A26]&amp;&quot;' , &quot;&amp;&quot;'&quot;&amp;[.B26]&amp;&quot;' , &quot;&amp;&quot;'&quot;&amp;[.C26]&amp;&quot;' , &quot;&amp;&quot;'&quot;&amp;[.D26]&amp;&quot;' , &quot;&amp;&quot;'&quot;&amp;[.E26]&amp;&quot;' , &quot;&amp;&quot;&quot;&amp;[.F26]&amp;&quot; , &quot;&amp;&quot;&quot;&amp;[.G26]&amp;&quot; , &quot;&amp;&quot;&quot;&amp;[.H26]&amp;&quot; , &quot;&amp;&quot;&quot;&amp;[.I26]&amp;&quot; , &quot;&amp;&quot;&quot;&amp;[.J26]&amp;&quot; , &quot;&amp;&quot;&quot;&amp;[.K26]&amp;&quot; , &quot;&amp;&quot;&quot;&amp;[.L26]&amp;&quot; , &quot;&amp;&quot;&quot;&amp;[.M26]&amp;&quot; , &quot;&amp;&quot;&quot;&amp;[.N26]&amp;&quot; , &quot;&amp;&quot;&quot;&amp;[.O2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7]);&quot;&quot;;[.A26]+1)">
            <text:p/>
          </table:table-cell>
          <table:table-cell table:number-columns-repeated="4"/>
          <table:table-cell table:formula="of:=IF(ISBLANK([.B27]);&quot;&quot;;&quot;'ACTIVE_US'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'INIT'&quot;)">
            <text:p/>
          </table:table-cell>
          <table:table-cell table:formula="of:=IF(ISBLANK([.B27]);&quot;&quot;;TODAY())">
            <text:p/>
          </table:table-cell>
          <table:table-cell table:formula="of:=IF(ISBLANK([.C27]);&quot;&quot;;&quot;NULL&quot;)">
            <text:p/>
          </table:table-cell>
          <table:table-cell table:formula="of:=IF(ISBLANK([.D27]);&quot;&quot;;&quot;NULL&quot;)">
            <text:p/>
          </table:table-cell>
          <table:table-cell table:formula="of:=IF(ISBLANK([.B27]);&quot;&quot;;&quot;'ACTIVE_RS'&quot;)">
            <text:p/>
          </table:table-cell>
          <table:table-cell/>
          <table:table-cell table:formula="of:=IF(ISBLANK([.B27]);&quot;&quot;;&quot;INSERT INTO USERS &quot;&amp;&quot;VALUES &quot;&amp;&quot;( &quot;&amp;&quot;'&quot;&amp;[.A27]&amp;&quot;' , &quot;&amp;&quot;'&quot;&amp;[.B27]&amp;&quot;' , &quot;&amp;&quot;'&quot;&amp;[.C27]&amp;&quot;' , &quot;&amp;&quot;'&quot;&amp;[.D27]&amp;&quot;' , &quot;&amp;&quot;'&quot;&amp;[.E27]&amp;&quot;' , &quot;&amp;&quot;&quot;&amp;[.F27]&amp;&quot; , &quot;&amp;&quot;&quot;&amp;[.G27]&amp;&quot; , &quot;&amp;&quot;&quot;&amp;[.H27]&amp;&quot; , &quot;&amp;&quot;&quot;&amp;[.I27]&amp;&quot; , &quot;&amp;&quot;&quot;&amp;[.J27]&amp;&quot; , &quot;&amp;&quot;&quot;&amp;[.K27]&amp;&quot; , &quot;&amp;&quot;&quot;&amp;[.L27]&amp;&quot; , &quot;&amp;&quot;&quot;&amp;[.M27]&amp;&quot; , &quot;&amp;&quot;&quot;&amp;[.N27]&amp;&quot; , &quot;&amp;&quot;&quot;&amp;[.O2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8]);&quot;&quot;;[.A27]+1)">
            <text:p/>
          </table:table-cell>
          <table:table-cell table:number-columns-repeated="4"/>
          <table:table-cell table:formula="of:=IF(ISBLANK([.B28]);&quot;&quot;;&quot;'ACTIVE_US'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'INIT'&quot;)">
            <text:p/>
          </table:table-cell>
          <table:table-cell table:formula="of:=IF(ISBLANK([.B28]);&quot;&quot;;TODAY())">
            <text:p/>
          </table:table-cell>
          <table:table-cell table:formula="of:=IF(ISBLANK([.C28]);&quot;&quot;;&quot;NULL&quot;)">
            <text:p/>
          </table:table-cell>
          <table:table-cell table:formula="of:=IF(ISBLANK([.D28]);&quot;&quot;;&quot;NULL&quot;)">
            <text:p/>
          </table:table-cell>
          <table:table-cell table:formula="of:=IF(ISBLANK([.B28]);&quot;&quot;;&quot;'ACTIVE_RS'&quot;)">
            <text:p/>
          </table:table-cell>
          <table:table-cell/>
          <table:table-cell table:formula="of:=IF(ISBLANK([.B28]);&quot;&quot;;&quot;INSERT INTO USERS &quot;&amp;&quot;VALUES &quot;&amp;&quot;( &quot;&amp;&quot;'&quot;&amp;[.A28]&amp;&quot;' , &quot;&amp;&quot;'&quot;&amp;[.B28]&amp;&quot;' , &quot;&amp;&quot;'&quot;&amp;[.C28]&amp;&quot;' , &quot;&amp;&quot;'&quot;&amp;[.D28]&amp;&quot;' , &quot;&amp;&quot;'&quot;&amp;[.E28]&amp;&quot;' , &quot;&amp;&quot;&quot;&amp;[.F28]&amp;&quot; , &quot;&amp;&quot;&quot;&amp;[.G28]&amp;&quot; , &quot;&amp;&quot;&quot;&amp;[.H28]&amp;&quot; , &quot;&amp;&quot;&quot;&amp;[.I28]&amp;&quot; , &quot;&amp;&quot;&quot;&amp;[.J28]&amp;&quot; , &quot;&amp;&quot;&quot;&amp;[.K28]&amp;&quot; , &quot;&amp;&quot;&quot;&amp;[.L28]&amp;&quot; , &quot;&amp;&quot;&quot;&amp;[.M28]&amp;&quot; , &quot;&amp;&quot;&quot;&amp;[.N28]&amp;&quot; , &quot;&amp;&quot;&quot;&amp;[.O2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9]);&quot;&quot;;[.A28]+1)">
            <text:p/>
          </table:table-cell>
          <table:table-cell table:number-columns-repeated="4"/>
          <table:table-cell table:formula="of:=IF(ISBLANK([.B29]);&quot;&quot;;&quot;'ACTIVE_US'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'INIT'&quot;)">
            <text:p/>
          </table:table-cell>
          <table:table-cell table:formula="of:=IF(ISBLANK([.B29]);&quot;&quot;;TODAY())">
            <text:p/>
          </table:table-cell>
          <table:table-cell table:formula="of:=IF(ISBLANK([.C29]);&quot;&quot;;&quot;NULL&quot;)">
            <text:p/>
          </table:table-cell>
          <table:table-cell table:formula="of:=IF(ISBLANK([.D29]);&quot;&quot;;&quot;NULL&quot;)">
            <text:p/>
          </table:table-cell>
          <table:table-cell table:formula="of:=IF(ISBLANK([.B29]);&quot;&quot;;&quot;'ACTIVE_RS'&quot;)">
            <text:p/>
          </table:table-cell>
          <table:table-cell/>
          <table:table-cell table:formula="of:=IF(ISBLANK([.B29]);&quot;&quot;;&quot;INSERT INTO USERS &quot;&amp;&quot;VALUES &quot;&amp;&quot;( &quot;&amp;&quot;'&quot;&amp;[.A29]&amp;&quot;' , &quot;&amp;&quot;'&quot;&amp;[.B29]&amp;&quot;' , &quot;&amp;&quot;'&quot;&amp;[.C29]&amp;&quot;' , &quot;&amp;&quot;'&quot;&amp;[.D29]&amp;&quot;' , &quot;&amp;&quot;'&quot;&amp;[.E29]&amp;&quot;' , &quot;&amp;&quot;&quot;&amp;[.F29]&amp;&quot; , &quot;&amp;&quot;&quot;&amp;[.G29]&amp;&quot; , &quot;&amp;&quot;&quot;&amp;[.H29]&amp;&quot; , &quot;&amp;&quot;&quot;&amp;[.I29]&amp;&quot; , &quot;&amp;&quot;&quot;&amp;[.J29]&amp;&quot; , &quot;&amp;&quot;&quot;&amp;[.K29]&amp;&quot; , &quot;&amp;&quot;&quot;&amp;[.L29]&amp;&quot; , &quot;&amp;&quot;&quot;&amp;[.M29]&amp;&quot; , &quot;&amp;&quot;&quot;&amp;[.N29]&amp;&quot; , &quot;&amp;&quot;&quot;&amp;[.O2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0]);&quot;&quot;;[.A29]+1)">
            <text:p/>
          </table:table-cell>
          <table:table-cell table:number-columns-repeated="4"/>
          <table:table-cell table:formula="of:=IF(ISBLANK([.B30]);&quot;&quot;;&quot;'ACTIVE_US'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'INIT'&quot;)">
            <text:p/>
          </table:table-cell>
          <table:table-cell table:formula="of:=IF(ISBLANK([.B30]);&quot;&quot;;TODAY())">
            <text:p/>
          </table:table-cell>
          <table:table-cell table:formula="of:=IF(ISBLANK([.C30]);&quot;&quot;;&quot;NULL&quot;)">
            <text:p/>
          </table:table-cell>
          <table:table-cell table:formula="of:=IF(ISBLANK([.D30]);&quot;&quot;;&quot;NULL&quot;)">
            <text:p/>
          </table:table-cell>
          <table:table-cell table:formula="of:=IF(ISBLANK([.B30]);&quot;&quot;;&quot;'ACTIVE_RS'&quot;)">
            <text:p/>
          </table:table-cell>
          <table:table-cell/>
          <table:table-cell table:formula="of:=IF(ISBLANK([.B30]);&quot;&quot;;&quot;INSERT INTO USERS &quot;&amp;&quot;VALUES &quot;&amp;&quot;( &quot;&amp;&quot;'&quot;&amp;[.A30]&amp;&quot;' , &quot;&amp;&quot;'&quot;&amp;[.B30]&amp;&quot;' , &quot;&amp;&quot;'&quot;&amp;[.C30]&amp;&quot;' , &quot;&amp;&quot;'&quot;&amp;[.D30]&amp;&quot;' , &quot;&amp;&quot;'&quot;&amp;[.E30]&amp;&quot;' , &quot;&amp;&quot;&quot;&amp;[.F30]&amp;&quot; , &quot;&amp;&quot;&quot;&amp;[.G30]&amp;&quot; , &quot;&amp;&quot;&quot;&amp;[.H30]&amp;&quot; , &quot;&amp;&quot;&quot;&amp;[.I30]&amp;&quot; , &quot;&amp;&quot;&quot;&amp;[.J30]&amp;&quot; , &quot;&amp;&quot;&quot;&amp;[.K30]&amp;&quot; , &quot;&amp;&quot;&quot;&amp;[.L30]&amp;&quot; , &quot;&amp;&quot;&quot;&amp;[.M30]&amp;&quot; , &quot;&amp;&quot;&quot;&amp;[.N30]&amp;&quot; , &quot;&amp;&quot;&quot;&amp;[.O3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1]);&quot;&quot;;[.A30]+1)">
            <text:p/>
          </table:table-cell>
          <table:table-cell table:number-columns-repeated="4"/>
          <table:table-cell table:formula="of:=IF(ISBLANK([.B31]);&quot;&quot;;&quot;'ACTIVE_US'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'INIT'&quot;)">
            <text:p/>
          </table:table-cell>
          <table:table-cell table:formula="of:=IF(ISBLANK([.B31]);&quot;&quot;;TODAY())">
            <text:p/>
          </table:table-cell>
          <table:table-cell table:formula="of:=IF(ISBLANK([.C31]);&quot;&quot;;&quot;NULL&quot;)">
            <text:p/>
          </table:table-cell>
          <table:table-cell table:formula="of:=IF(ISBLANK([.D31]);&quot;&quot;;&quot;NULL&quot;)">
            <text:p/>
          </table:table-cell>
          <table:table-cell table:formula="of:=IF(ISBLANK([.B31]);&quot;&quot;;&quot;'ACTIVE_RS'&quot;)">
            <text:p/>
          </table:table-cell>
          <table:table-cell/>
          <table:table-cell table:formula="of:=IF(ISBLANK([.B31]);&quot;&quot;;&quot;INSERT INTO USERS &quot;&amp;&quot;VALUES &quot;&amp;&quot;( &quot;&amp;&quot;'&quot;&amp;[.A31]&amp;&quot;' , &quot;&amp;&quot;'&quot;&amp;[.B31]&amp;&quot;' , &quot;&amp;&quot;'&quot;&amp;[.C31]&amp;&quot;' , &quot;&amp;&quot;'&quot;&amp;[.D31]&amp;&quot;' , &quot;&amp;&quot;'&quot;&amp;[.E31]&amp;&quot;' , &quot;&amp;&quot;&quot;&amp;[.F31]&amp;&quot; , &quot;&amp;&quot;&quot;&amp;[.G31]&amp;&quot; , &quot;&amp;&quot;&quot;&amp;[.H31]&amp;&quot; , &quot;&amp;&quot;&quot;&amp;[.I31]&amp;&quot; , &quot;&amp;&quot;&quot;&amp;[.J31]&amp;&quot; , &quot;&amp;&quot;&quot;&amp;[.K31]&amp;&quot; , &quot;&amp;&quot;&quot;&amp;[.L31]&amp;&quot; , &quot;&amp;&quot;&quot;&amp;[.M31]&amp;&quot; , &quot;&amp;&quot;&quot;&amp;[.N31]&amp;&quot; , &quot;&amp;&quot;&quot;&amp;[.O3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2]);&quot;&quot;;[.A31]+1)">
            <text:p/>
          </table:table-cell>
          <table:table-cell table:number-columns-repeated="4"/>
          <table:table-cell table:formula="of:=IF(ISBLANK([.B32]);&quot;&quot;;&quot;'ACTIVE_US'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'INIT'&quot;)">
            <text:p/>
          </table:table-cell>
          <table:table-cell table:formula="of:=IF(ISBLANK([.B32]);&quot;&quot;;TODAY())">
            <text:p/>
          </table:table-cell>
          <table:table-cell table:formula="of:=IF(ISBLANK([.C32]);&quot;&quot;;&quot;NULL&quot;)">
            <text:p/>
          </table:table-cell>
          <table:table-cell table:formula="of:=IF(ISBLANK([.D32]);&quot;&quot;;&quot;NULL&quot;)">
            <text:p/>
          </table:table-cell>
          <table:table-cell table:formula="of:=IF(ISBLANK([.B32]);&quot;&quot;;&quot;'ACTIVE_RS'&quot;)">
            <text:p/>
          </table:table-cell>
          <table:table-cell/>
          <table:table-cell table:formula="of:=IF(ISBLANK([.B32]);&quot;&quot;;&quot;INSERT INTO USERS &quot;&amp;&quot;VALUES &quot;&amp;&quot;( &quot;&amp;&quot;'&quot;&amp;[.A32]&amp;&quot;' , &quot;&amp;&quot;'&quot;&amp;[.B32]&amp;&quot;' , &quot;&amp;&quot;'&quot;&amp;[.C32]&amp;&quot;' , &quot;&amp;&quot;'&quot;&amp;[.D32]&amp;&quot;' , &quot;&amp;&quot;'&quot;&amp;[.E32]&amp;&quot;' , &quot;&amp;&quot;&quot;&amp;[.F32]&amp;&quot; , &quot;&amp;&quot;&quot;&amp;[.G32]&amp;&quot; , &quot;&amp;&quot;&quot;&amp;[.H32]&amp;&quot; , &quot;&amp;&quot;&quot;&amp;[.I32]&amp;&quot; , &quot;&amp;&quot;&quot;&amp;[.J32]&amp;&quot; , &quot;&amp;&quot;&quot;&amp;[.K32]&amp;&quot; , &quot;&amp;&quot;&quot;&amp;[.L32]&amp;&quot; , &quot;&amp;&quot;&quot;&amp;[.M32]&amp;&quot; , &quot;&amp;&quot;&quot;&amp;[.N32]&amp;&quot; , &quot;&amp;&quot;&quot;&amp;[.O3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3]);&quot;&quot;;[.A32]+1)">
            <text:p/>
          </table:table-cell>
          <table:table-cell table:number-columns-repeated="4"/>
          <table:table-cell table:formula="of:=IF(ISBLANK([.B33]);&quot;&quot;;&quot;'ACTIVE_US'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'INIT'&quot;)">
            <text:p/>
          </table:table-cell>
          <table:table-cell table:formula="of:=IF(ISBLANK([.B33]);&quot;&quot;;TODAY())">
            <text:p/>
          </table:table-cell>
          <table:table-cell table:formula="of:=IF(ISBLANK([.C33]);&quot;&quot;;&quot;NULL&quot;)">
            <text:p/>
          </table:table-cell>
          <table:table-cell table:formula="of:=IF(ISBLANK([.D33]);&quot;&quot;;&quot;NULL&quot;)">
            <text:p/>
          </table:table-cell>
          <table:table-cell table:formula="of:=IF(ISBLANK([.B33]);&quot;&quot;;&quot;'ACTIVE_RS'&quot;)">
            <text:p/>
          </table:table-cell>
          <table:table-cell/>
          <table:table-cell table:formula="of:=IF(ISBLANK([.B33]);&quot;&quot;;&quot;INSERT INTO USERS &quot;&amp;&quot;VALUES &quot;&amp;&quot;( &quot;&amp;&quot;'&quot;&amp;[.A33]&amp;&quot;' , &quot;&amp;&quot;'&quot;&amp;[.B33]&amp;&quot;' , &quot;&amp;&quot;'&quot;&amp;[.C33]&amp;&quot;' , &quot;&amp;&quot;'&quot;&amp;[.D33]&amp;&quot;' , &quot;&amp;&quot;'&quot;&amp;[.E33]&amp;&quot;' , &quot;&amp;&quot;&quot;&amp;[.F33]&amp;&quot; , &quot;&amp;&quot;&quot;&amp;[.G33]&amp;&quot; , &quot;&amp;&quot;&quot;&amp;[.H33]&amp;&quot; , &quot;&amp;&quot;&quot;&amp;[.I33]&amp;&quot; , &quot;&amp;&quot;&quot;&amp;[.J33]&amp;&quot; , &quot;&amp;&quot;&quot;&amp;[.K33]&amp;&quot; , &quot;&amp;&quot;&quot;&amp;[.L33]&amp;&quot; , &quot;&amp;&quot;&quot;&amp;[.M33]&amp;&quot; , &quot;&amp;&quot;&quot;&amp;[.N33]&amp;&quot; , &quot;&amp;&quot;&quot;&amp;[.O3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4]);&quot;&quot;;[.A33]+1)">
            <text:p/>
          </table:table-cell>
          <table:table-cell table:number-columns-repeated="4"/>
          <table:table-cell table:formula="of:=IF(ISBLANK([.B34]);&quot;&quot;;&quot;'ACTIVE_US'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'INIT'&quot;)">
            <text:p/>
          </table:table-cell>
          <table:table-cell table:formula="of:=IF(ISBLANK([.B34]);&quot;&quot;;TODAY())">
            <text:p/>
          </table:table-cell>
          <table:table-cell table:formula="of:=IF(ISBLANK([.C34]);&quot;&quot;;&quot;NULL&quot;)">
            <text:p/>
          </table:table-cell>
          <table:table-cell table:formula="of:=IF(ISBLANK([.D34]);&quot;&quot;;&quot;NULL&quot;)">
            <text:p/>
          </table:table-cell>
          <table:table-cell table:formula="of:=IF(ISBLANK([.B34]);&quot;&quot;;&quot;'ACTIVE_RS'&quot;)">
            <text:p/>
          </table:table-cell>
          <table:table-cell/>
          <table:table-cell table:formula="of:=IF(ISBLANK([.B34]);&quot;&quot;;&quot;INSERT INTO USERS &quot;&amp;&quot;VALUES &quot;&amp;&quot;( &quot;&amp;&quot;'&quot;&amp;[.A34]&amp;&quot;' , &quot;&amp;&quot;'&quot;&amp;[.B34]&amp;&quot;' , &quot;&amp;&quot;'&quot;&amp;[.C34]&amp;&quot;' , &quot;&amp;&quot;'&quot;&amp;[.D34]&amp;&quot;' , &quot;&amp;&quot;'&quot;&amp;[.E34]&amp;&quot;' , &quot;&amp;&quot;&quot;&amp;[.F34]&amp;&quot; , &quot;&amp;&quot;&quot;&amp;[.G34]&amp;&quot; , &quot;&amp;&quot;&quot;&amp;[.H34]&amp;&quot; , &quot;&amp;&quot;&quot;&amp;[.I34]&amp;&quot; , &quot;&amp;&quot;&quot;&amp;[.J34]&amp;&quot; , &quot;&amp;&quot;&quot;&amp;[.K34]&amp;&quot; , &quot;&amp;&quot;&quot;&amp;[.L34]&amp;&quot; , &quot;&amp;&quot;&quot;&amp;[.M34]&amp;&quot; , &quot;&amp;&quot;&quot;&amp;[.N34]&amp;&quot; , &quot;&amp;&quot;&quot;&amp;[.O3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5]);&quot;&quot;;[.A34]+1)">
            <text:p/>
          </table:table-cell>
          <table:table-cell table:number-columns-repeated="4"/>
          <table:table-cell table:formula="of:=IF(ISBLANK([.B35]);&quot;&quot;;&quot;'ACTIVE_US'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'INIT'&quot;)">
            <text:p/>
          </table:table-cell>
          <table:table-cell table:formula="of:=IF(ISBLANK([.B35]);&quot;&quot;;TODAY())">
            <text:p/>
          </table:table-cell>
          <table:table-cell table:formula="of:=IF(ISBLANK([.C35]);&quot;&quot;;&quot;NULL&quot;)">
            <text:p/>
          </table:table-cell>
          <table:table-cell table:formula="of:=IF(ISBLANK([.D35]);&quot;&quot;;&quot;NULL&quot;)">
            <text:p/>
          </table:table-cell>
          <table:table-cell table:formula="of:=IF(ISBLANK([.B35]);&quot;&quot;;&quot;'ACTIVE_RS'&quot;)">
            <text:p/>
          </table:table-cell>
          <table:table-cell/>
          <table:table-cell table:formula="of:=IF(ISBLANK([.B35]);&quot;&quot;;&quot;INSERT INTO USERS &quot;&amp;&quot;VALUES &quot;&amp;&quot;( &quot;&amp;&quot;'&quot;&amp;[.A35]&amp;&quot;' , &quot;&amp;&quot;'&quot;&amp;[.B35]&amp;&quot;' , &quot;&amp;&quot;'&quot;&amp;[.C35]&amp;&quot;' , &quot;&amp;&quot;'&quot;&amp;[.D35]&amp;&quot;' , &quot;&amp;&quot;'&quot;&amp;[.E35]&amp;&quot;' , &quot;&amp;&quot;&quot;&amp;[.F35]&amp;&quot; , &quot;&amp;&quot;&quot;&amp;[.G35]&amp;&quot; , &quot;&amp;&quot;&quot;&amp;[.H35]&amp;&quot; , &quot;&amp;&quot;&quot;&amp;[.I35]&amp;&quot; , &quot;&amp;&quot;&quot;&amp;[.J35]&amp;&quot; , &quot;&amp;&quot;&quot;&amp;[.K35]&amp;&quot; , &quot;&amp;&quot;&quot;&amp;[.L35]&amp;&quot; , &quot;&amp;&quot;&quot;&amp;[.M35]&amp;&quot; , &quot;&amp;&quot;&quot;&amp;[.N35]&amp;&quot; , &quot;&amp;&quot;&quot;&amp;[.O3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6]);&quot;&quot;;[.A35]+1)">
            <text:p/>
          </table:table-cell>
          <table:table-cell table:number-columns-repeated="4"/>
          <table:table-cell table:formula="of:=IF(ISBLANK([.B36]);&quot;&quot;;&quot;'ACTIVE_US'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'INIT'&quot;)">
            <text:p/>
          </table:table-cell>
          <table:table-cell table:formula="of:=IF(ISBLANK([.B36]);&quot;&quot;;TODAY())">
            <text:p/>
          </table:table-cell>
          <table:table-cell table:formula="of:=IF(ISBLANK([.C36]);&quot;&quot;;&quot;NULL&quot;)">
            <text:p/>
          </table:table-cell>
          <table:table-cell table:formula="of:=IF(ISBLANK([.D36]);&quot;&quot;;&quot;NULL&quot;)">
            <text:p/>
          </table:table-cell>
          <table:table-cell table:formula="of:=IF(ISBLANK([.B36]);&quot;&quot;;&quot;'ACTIVE_RS'&quot;)">
            <text:p/>
          </table:table-cell>
          <table:table-cell/>
          <table:table-cell table:formula="of:=IF(ISBLANK([.B36]);&quot;&quot;;&quot;INSERT INTO USERS &quot;&amp;&quot;VALUES &quot;&amp;&quot;( &quot;&amp;&quot;'&quot;&amp;[.A36]&amp;&quot;' , &quot;&amp;&quot;'&quot;&amp;[.B36]&amp;&quot;' , &quot;&amp;&quot;'&quot;&amp;[.C36]&amp;&quot;' , &quot;&amp;&quot;'&quot;&amp;[.D36]&amp;&quot;' , &quot;&amp;&quot;'&quot;&amp;[.E36]&amp;&quot;' , &quot;&amp;&quot;&quot;&amp;[.F36]&amp;&quot; , &quot;&amp;&quot;&quot;&amp;[.G36]&amp;&quot; , &quot;&amp;&quot;&quot;&amp;[.H36]&amp;&quot; , &quot;&amp;&quot;&quot;&amp;[.I36]&amp;&quot; , &quot;&amp;&quot;&quot;&amp;[.J36]&amp;&quot; , &quot;&amp;&quot;&quot;&amp;[.K36]&amp;&quot; , &quot;&amp;&quot;&quot;&amp;[.L36]&amp;&quot; , &quot;&amp;&quot;&quot;&amp;[.M36]&amp;&quot; , &quot;&amp;&quot;&quot;&amp;[.N36]&amp;&quot; , &quot;&amp;&quot;&quot;&amp;[.O3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7]);&quot;&quot;;[.A36]+1)">
            <text:p/>
          </table:table-cell>
          <table:table-cell table:number-columns-repeated="4"/>
          <table:table-cell table:formula="of:=IF(ISBLANK([.B37]);&quot;&quot;;&quot;'ACTIVE_US'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'INIT'&quot;)">
            <text:p/>
          </table:table-cell>
          <table:table-cell table:formula="of:=IF(ISBLANK([.B37]);&quot;&quot;;TODAY())">
            <text:p/>
          </table:table-cell>
          <table:table-cell table:formula="of:=IF(ISBLANK([.C37]);&quot;&quot;;&quot;NULL&quot;)">
            <text:p/>
          </table:table-cell>
          <table:table-cell table:formula="of:=IF(ISBLANK([.D37]);&quot;&quot;;&quot;NULL&quot;)">
            <text:p/>
          </table:table-cell>
          <table:table-cell table:formula="of:=IF(ISBLANK([.B37]);&quot;&quot;;&quot;'ACTIVE_RS'&quot;)">
            <text:p/>
          </table:table-cell>
          <table:table-cell/>
          <table:table-cell table:formula="of:=IF(ISBLANK([.B37]);&quot;&quot;;&quot;INSERT INTO USERS &quot;&amp;&quot;VALUES &quot;&amp;&quot;( &quot;&amp;&quot;'&quot;&amp;[.A37]&amp;&quot;' , &quot;&amp;&quot;'&quot;&amp;[.B37]&amp;&quot;' , &quot;&amp;&quot;'&quot;&amp;[.C37]&amp;&quot;' , &quot;&amp;&quot;'&quot;&amp;[.D37]&amp;&quot;' , &quot;&amp;&quot;'&quot;&amp;[.E37]&amp;&quot;' , &quot;&amp;&quot;&quot;&amp;[.F37]&amp;&quot; , &quot;&amp;&quot;&quot;&amp;[.G37]&amp;&quot; , &quot;&amp;&quot;&quot;&amp;[.H37]&amp;&quot; , &quot;&amp;&quot;&quot;&amp;[.I37]&amp;&quot; , &quot;&amp;&quot;&quot;&amp;[.J37]&amp;&quot; , &quot;&amp;&quot;&quot;&amp;[.K37]&amp;&quot; , &quot;&amp;&quot;&quot;&amp;[.L37]&amp;&quot; , &quot;&amp;&quot;&quot;&amp;[.M37]&amp;&quot; , &quot;&amp;&quot;&quot;&amp;[.N37]&amp;&quot; , &quot;&amp;&quot;&quot;&amp;[.O3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8]);&quot;&quot;;[.A37]+1)">
            <text:p/>
          </table:table-cell>
          <table:table-cell table:number-columns-repeated="4"/>
          <table:table-cell table:formula="of:=IF(ISBLANK([.B38]);&quot;&quot;;&quot;'ACTIVE_US'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'INIT'&quot;)">
            <text:p/>
          </table:table-cell>
          <table:table-cell table:formula="of:=IF(ISBLANK([.B38]);&quot;&quot;;TODAY())">
            <text:p/>
          </table:table-cell>
          <table:table-cell table:formula="of:=IF(ISBLANK([.C38]);&quot;&quot;;&quot;NULL&quot;)">
            <text:p/>
          </table:table-cell>
          <table:table-cell table:formula="of:=IF(ISBLANK([.D38]);&quot;&quot;;&quot;NULL&quot;)">
            <text:p/>
          </table:table-cell>
          <table:table-cell table:formula="of:=IF(ISBLANK([.B38]);&quot;&quot;;&quot;'ACTIVE_RS'&quot;)">
            <text:p/>
          </table:table-cell>
          <table:table-cell/>
          <table:table-cell table:formula="of:=IF(ISBLANK([.B38]);&quot;&quot;;&quot;INSERT INTO USERS &quot;&amp;&quot;VALUES &quot;&amp;&quot;( &quot;&amp;&quot;'&quot;&amp;[.A38]&amp;&quot;' , &quot;&amp;&quot;'&quot;&amp;[.B38]&amp;&quot;' , &quot;&amp;&quot;'&quot;&amp;[.C38]&amp;&quot;' , &quot;&amp;&quot;'&quot;&amp;[.D38]&amp;&quot;' , &quot;&amp;&quot;'&quot;&amp;[.E38]&amp;&quot;' , &quot;&amp;&quot;&quot;&amp;[.F38]&amp;&quot; , &quot;&amp;&quot;&quot;&amp;[.G38]&amp;&quot; , &quot;&amp;&quot;&quot;&amp;[.H38]&amp;&quot; , &quot;&amp;&quot;&quot;&amp;[.I38]&amp;&quot; , &quot;&amp;&quot;&quot;&amp;[.J38]&amp;&quot; , &quot;&amp;&quot;&quot;&amp;[.K38]&amp;&quot; , &quot;&amp;&quot;&quot;&amp;[.L38]&amp;&quot; , &quot;&amp;&quot;&quot;&amp;[.M38]&amp;&quot; , &quot;&amp;&quot;&quot;&amp;[.N38]&amp;&quot; , &quot;&amp;&quot;&quot;&amp;[.O3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9]);&quot;&quot;;[.A38]+1)">
            <text:p/>
          </table:table-cell>
          <table:table-cell table:number-columns-repeated="4"/>
          <table:table-cell table:formula="of:=IF(ISBLANK([.B39]);&quot;&quot;;&quot;'ACTIVE_US'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'INIT'&quot;)">
            <text:p/>
          </table:table-cell>
          <table:table-cell table:formula="of:=IF(ISBLANK([.B39]);&quot;&quot;;TODAY())">
            <text:p/>
          </table:table-cell>
          <table:table-cell table:formula="of:=IF(ISBLANK([.C39]);&quot;&quot;;&quot;NULL&quot;)">
            <text:p/>
          </table:table-cell>
          <table:table-cell table:formula="of:=IF(ISBLANK([.D39]);&quot;&quot;;&quot;NULL&quot;)">
            <text:p/>
          </table:table-cell>
          <table:table-cell table:formula="of:=IF(ISBLANK([.B39]);&quot;&quot;;&quot;'ACTIVE_RS'&quot;)">
            <text:p/>
          </table:table-cell>
          <table:table-cell/>
          <table:table-cell table:formula="of:=IF(ISBLANK([.B39]);&quot;&quot;;&quot;INSERT INTO USERS &quot;&amp;&quot;VALUES &quot;&amp;&quot;( &quot;&amp;&quot;'&quot;&amp;[.A39]&amp;&quot;' , &quot;&amp;&quot;'&quot;&amp;[.B39]&amp;&quot;' , &quot;&amp;&quot;'&quot;&amp;[.C39]&amp;&quot;' , &quot;&amp;&quot;'&quot;&amp;[.D39]&amp;&quot;' , &quot;&amp;&quot;'&quot;&amp;[.E39]&amp;&quot;' , &quot;&amp;&quot;&quot;&amp;[.F39]&amp;&quot; , &quot;&amp;&quot;&quot;&amp;[.G39]&amp;&quot; , &quot;&amp;&quot;&quot;&amp;[.H39]&amp;&quot; , &quot;&amp;&quot;&quot;&amp;[.I39]&amp;&quot; , &quot;&amp;&quot;&quot;&amp;[.J39]&amp;&quot; , &quot;&amp;&quot;&quot;&amp;[.K39]&amp;&quot; , &quot;&amp;&quot;&quot;&amp;[.L39]&amp;&quot; , &quot;&amp;&quot;&quot;&amp;[.M39]&amp;&quot; , &quot;&amp;&quot;&quot;&amp;[.N39]&amp;&quot; , &quot;&amp;&quot;&quot;&amp;[.O3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0]);&quot;&quot;;[.A39]+1)">
            <text:p/>
          </table:table-cell>
          <table:table-cell table:number-columns-repeated="4"/>
          <table:table-cell table:formula="of:=IF(ISBLANK([.B40]);&quot;&quot;;&quot;'ACTIVE_US'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'INIT'&quot;)">
            <text:p/>
          </table:table-cell>
          <table:table-cell table:formula="of:=IF(ISBLANK([.B40]);&quot;&quot;;TODAY())">
            <text:p/>
          </table:table-cell>
          <table:table-cell table:formula="of:=IF(ISBLANK([.C40]);&quot;&quot;;&quot;NULL&quot;)">
            <text:p/>
          </table:table-cell>
          <table:table-cell table:formula="of:=IF(ISBLANK([.D40]);&quot;&quot;;&quot;NULL&quot;)">
            <text:p/>
          </table:table-cell>
          <table:table-cell table:formula="of:=IF(ISBLANK([.B40]);&quot;&quot;;&quot;'ACTIVE_RS'&quot;)">
            <text:p/>
          </table:table-cell>
          <table:table-cell/>
          <table:table-cell table:formula="of:=IF(ISBLANK([.B40]);&quot;&quot;;&quot;INSERT INTO USERS &quot;&amp;&quot;VALUES &quot;&amp;&quot;( &quot;&amp;&quot;'&quot;&amp;[.A40]&amp;&quot;' , &quot;&amp;&quot;'&quot;&amp;[.B40]&amp;&quot;' , &quot;&amp;&quot;'&quot;&amp;[.C40]&amp;&quot;' , &quot;&amp;&quot;'&quot;&amp;[.D40]&amp;&quot;' , &quot;&amp;&quot;'&quot;&amp;[.E40]&amp;&quot;' , &quot;&amp;&quot;&quot;&amp;[.F40]&amp;&quot; , &quot;&amp;&quot;&quot;&amp;[.G40]&amp;&quot; , &quot;&amp;&quot;&quot;&amp;[.H40]&amp;&quot; , &quot;&amp;&quot;&quot;&amp;[.I40]&amp;&quot; , &quot;&amp;&quot;&quot;&amp;[.J40]&amp;&quot; , &quot;&amp;&quot;&quot;&amp;[.K40]&amp;&quot; , &quot;&amp;&quot;&quot;&amp;[.L40]&amp;&quot; , &quot;&amp;&quot;&quot;&amp;[.M40]&amp;&quot; , &quot;&amp;&quot;&quot;&amp;[.N40]&amp;&quot; , &quot;&amp;&quot;&quot;&amp;[.O4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1]);&quot;&quot;;[.A40]+1)">
            <text:p/>
          </table:table-cell>
          <table:table-cell table:number-columns-repeated="4"/>
          <table:table-cell table:formula="of:=IF(ISBLANK([.B41]);&quot;&quot;;&quot;'ACTIVE_US'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'INIT'&quot;)">
            <text:p/>
          </table:table-cell>
          <table:table-cell table:formula="of:=IF(ISBLANK([.B41]);&quot;&quot;;TODAY())">
            <text:p/>
          </table:table-cell>
          <table:table-cell table:formula="of:=IF(ISBLANK([.C41]);&quot;&quot;;&quot;NULL&quot;)">
            <text:p/>
          </table:table-cell>
          <table:table-cell table:formula="of:=IF(ISBLANK([.D41]);&quot;&quot;;&quot;NULL&quot;)">
            <text:p/>
          </table:table-cell>
          <table:table-cell table:formula="of:=IF(ISBLANK([.B41]);&quot;&quot;;&quot;'ACTIVE_RS'&quot;)">
            <text:p/>
          </table:table-cell>
          <table:table-cell/>
          <table:table-cell table:formula="of:=IF(ISBLANK([.B41]);&quot;&quot;;&quot;INSERT INTO USERS &quot;&amp;&quot;VALUES &quot;&amp;&quot;( &quot;&amp;&quot;'&quot;&amp;[.A41]&amp;&quot;' , &quot;&amp;&quot;'&quot;&amp;[.B41]&amp;&quot;' , &quot;&amp;&quot;'&quot;&amp;[.C41]&amp;&quot;' , &quot;&amp;&quot;'&quot;&amp;[.D41]&amp;&quot;' , &quot;&amp;&quot;'&quot;&amp;[.E41]&amp;&quot;' , &quot;&amp;&quot;&quot;&amp;[.F41]&amp;&quot; , &quot;&amp;&quot;&quot;&amp;[.G41]&amp;&quot; , &quot;&amp;&quot;&quot;&amp;[.H41]&amp;&quot; , &quot;&amp;&quot;&quot;&amp;[.I41]&amp;&quot; , &quot;&amp;&quot;&quot;&amp;[.J41]&amp;&quot; , &quot;&amp;&quot;&quot;&amp;[.K41]&amp;&quot; , &quot;&amp;&quot;&quot;&amp;[.L41]&amp;&quot; , &quot;&amp;&quot;&quot;&amp;[.M41]&amp;&quot; , &quot;&amp;&quot;&quot;&amp;[.N41]&amp;&quot; , &quot;&amp;&quot;&quot;&amp;[.O41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2]);&quot;&quot;;[.A41]+1)">
            <text:p/>
          </table:table-cell>
          <table:table-cell table:number-columns-repeated="4"/>
          <table:table-cell table:formula="of:=IF(ISBLANK([.B42]);&quot;&quot;;&quot;'ACTIVE_US'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'INIT'&quot;)">
            <text:p/>
          </table:table-cell>
          <table:table-cell table:formula="of:=IF(ISBLANK([.B42]);&quot;&quot;;TODAY())">
            <text:p/>
          </table:table-cell>
          <table:table-cell table:formula="of:=IF(ISBLANK([.C42]);&quot;&quot;;&quot;NULL&quot;)">
            <text:p/>
          </table:table-cell>
          <table:table-cell table:formula="of:=IF(ISBLANK([.D42]);&quot;&quot;;&quot;NULL&quot;)">
            <text:p/>
          </table:table-cell>
          <table:table-cell table:formula="of:=IF(ISBLANK([.B42]);&quot;&quot;;&quot;'ACTIVE_RS'&quot;)">
            <text:p/>
          </table:table-cell>
          <table:table-cell/>
          <table:table-cell table:formula="of:=IF(ISBLANK([.B42]);&quot;&quot;;&quot;INSERT INTO USERS &quot;&amp;&quot;VALUES &quot;&amp;&quot;( &quot;&amp;&quot;'&quot;&amp;[.A42]&amp;&quot;' , &quot;&amp;&quot;'&quot;&amp;[.B42]&amp;&quot;' , &quot;&amp;&quot;'&quot;&amp;[.C42]&amp;&quot;' , &quot;&amp;&quot;'&quot;&amp;[.D42]&amp;&quot;' , &quot;&amp;&quot;'&quot;&amp;[.E42]&amp;&quot;' , &quot;&amp;&quot;&quot;&amp;[.F42]&amp;&quot; , &quot;&amp;&quot;&quot;&amp;[.G42]&amp;&quot; , &quot;&amp;&quot;&quot;&amp;[.H42]&amp;&quot; , &quot;&amp;&quot;&quot;&amp;[.I42]&amp;&quot; , &quot;&amp;&quot;&quot;&amp;[.J42]&amp;&quot; , &quot;&amp;&quot;&quot;&amp;[.K42]&amp;&quot; , &quot;&amp;&quot;&quot;&amp;[.L42]&amp;&quot; , &quot;&amp;&quot;&quot;&amp;[.M42]&amp;&quot; , &quot;&amp;&quot;&quot;&amp;[.N42]&amp;&quot; , &quot;&amp;&quot;&quot;&amp;[.O42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3]);&quot;&quot;;[.A42]+1)">
            <text:p/>
          </table:table-cell>
          <table:table-cell table:number-columns-repeated="4"/>
          <table:table-cell table:formula="of:=IF(ISBLANK([.B43]);&quot;&quot;;&quot;'ACTIVE_US'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'INIT'&quot;)">
            <text:p/>
          </table:table-cell>
          <table:table-cell table:formula="of:=IF(ISBLANK([.B43]);&quot;&quot;;TODAY())">
            <text:p/>
          </table:table-cell>
          <table:table-cell table:formula="of:=IF(ISBLANK([.C43]);&quot;&quot;;&quot;NULL&quot;)">
            <text:p/>
          </table:table-cell>
          <table:table-cell table:formula="of:=IF(ISBLANK([.D43]);&quot;&quot;;&quot;NULL&quot;)">
            <text:p/>
          </table:table-cell>
          <table:table-cell table:formula="of:=IF(ISBLANK([.B43]);&quot;&quot;;&quot;'ACTIVE_RS'&quot;)">
            <text:p/>
          </table:table-cell>
          <table:table-cell/>
          <table:table-cell table:formula="of:=IF(ISBLANK([.B43]);&quot;&quot;;&quot;INSERT INTO USERS &quot;&amp;&quot;VALUES &quot;&amp;&quot;( &quot;&amp;&quot;'&quot;&amp;[.A43]&amp;&quot;' , &quot;&amp;&quot;'&quot;&amp;[.B43]&amp;&quot;' , &quot;&amp;&quot;'&quot;&amp;[.C43]&amp;&quot;' , &quot;&amp;&quot;'&quot;&amp;[.D43]&amp;&quot;' , &quot;&amp;&quot;'&quot;&amp;[.E43]&amp;&quot;' , &quot;&amp;&quot;&quot;&amp;[.F43]&amp;&quot; , &quot;&amp;&quot;&quot;&amp;[.G43]&amp;&quot; , &quot;&amp;&quot;&quot;&amp;[.H43]&amp;&quot; , &quot;&amp;&quot;&quot;&amp;[.I43]&amp;&quot; , &quot;&amp;&quot;&quot;&amp;[.J43]&amp;&quot; , &quot;&amp;&quot;&quot;&amp;[.K43]&amp;&quot; , &quot;&amp;&quot;&quot;&amp;[.L43]&amp;&quot; , &quot;&amp;&quot;&quot;&amp;[.M43]&amp;&quot; , &quot;&amp;&quot;&quot;&amp;[.N43]&amp;&quot; , &quot;&amp;&quot;&quot;&amp;[.O43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4]);&quot;&quot;;[.A43]+1)">
            <text:p/>
          </table:table-cell>
          <table:table-cell table:number-columns-repeated="4"/>
          <table:table-cell table:formula="of:=IF(ISBLANK([.B44]);&quot;&quot;;&quot;'ACTIVE_US'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'INIT'&quot;)">
            <text:p/>
          </table:table-cell>
          <table:table-cell table:formula="of:=IF(ISBLANK([.B44]);&quot;&quot;;TODAY())">
            <text:p/>
          </table:table-cell>
          <table:table-cell table:formula="of:=IF(ISBLANK([.C44]);&quot;&quot;;&quot;NULL&quot;)">
            <text:p/>
          </table:table-cell>
          <table:table-cell table:formula="of:=IF(ISBLANK([.D44]);&quot;&quot;;&quot;NULL&quot;)">
            <text:p/>
          </table:table-cell>
          <table:table-cell table:formula="of:=IF(ISBLANK([.B44]);&quot;&quot;;&quot;'ACTIVE_RS'&quot;)">
            <text:p/>
          </table:table-cell>
          <table:table-cell/>
          <table:table-cell table:formula="of:=IF(ISBLANK([.B44]);&quot;&quot;;&quot;INSERT INTO USERS &quot;&amp;&quot;VALUES &quot;&amp;&quot;( &quot;&amp;&quot;'&quot;&amp;[.A44]&amp;&quot;' , &quot;&amp;&quot;'&quot;&amp;[.B44]&amp;&quot;' , &quot;&amp;&quot;'&quot;&amp;[.C44]&amp;&quot;' , &quot;&amp;&quot;'&quot;&amp;[.D44]&amp;&quot;' , &quot;&amp;&quot;'&quot;&amp;[.E44]&amp;&quot;' , &quot;&amp;&quot;&quot;&amp;[.F44]&amp;&quot; , &quot;&amp;&quot;&quot;&amp;[.G44]&amp;&quot; , &quot;&amp;&quot;&quot;&amp;[.H44]&amp;&quot; , &quot;&amp;&quot;&quot;&amp;[.I44]&amp;&quot; , &quot;&amp;&quot;&quot;&amp;[.J44]&amp;&quot; , &quot;&amp;&quot;&quot;&amp;[.K44]&amp;&quot; , &quot;&amp;&quot;&quot;&amp;[.L44]&amp;&quot; , &quot;&amp;&quot;&quot;&amp;[.M44]&amp;&quot; , &quot;&amp;&quot;&quot;&amp;[.N44]&amp;&quot; , &quot;&amp;&quot;&quot;&amp;[.O44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5]);&quot;&quot;;[.A44]+1)">
            <text:p/>
          </table:table-cell>
          <table:table-cell table:number-columns-repeated="4"/>
          <table:table-cell table:formula="of:=IF(ISBLANK([.B45]);&quot;&quot;;&quot;'ACTIVE_US'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'INIT'&quot;)">
            <text:p/>
          </table:table-cell>
          <table:table-cell table:formula="of:=IF(ISBLANK([.B45]);&quot;&quot;;TODAY())">
            <text:p/>
          </table:table-cell>
          <table:table-cell table:formula="of:=IF(ISBLANK([.C45]);&quot;&quot;;&quot;NULL&quot;)">
            <text:p/>
          </table:table-cell>
          <table:table-cell table:formula="of:=IF(ISBLANK([.D45]);&quot;&quot;;&quot;NULL&quot;)">
            <text:p/>
          </table:table-cell>
          <table:table-cell table:formula="of:=IF(ISBLANK([.B45]);&quot;&quot;;&quot;'ACTIVE_RS'&quot;)">
            <text:p/>
          </table:table-cell>
          <table:table-cell/>
          <table:table-cell table:formula="of:=IF(ISBLANK([.B45]);&quot;&quot;;&quot;INSERT INTO USERS &quot;&amp;&quot;VALUES &quot;&amp;&quot;( &quot;&amp;&quot;'&quot;&amp;[.A45]&amp;&quot;' , &quot;&amp;&quot;'&quot;&amp;[.B45]&amp;&quot;' , &quot;&amp;&quot;'&quot;&amp;[.C45]&amp;&quot;' , &quot;&amp;&quot;'&quot;&amp;[.D45]&amp;&quot;' , &quot;&amp;&quot;'&quot;&amp;[.E45]&amp;&quot;' , &quot;&amp;&quot;&quot;&amp;[.F45]&amp;&quot; , &quot;&amp;&quot;&quot;&amp;[.G45]&amp;&quot; , &quot;&amp;&quot;&quot;&amp;[.H45]&amp;&quot; , &quot;&amp;&quot;&quot;&amp;[.I45]&amp;&quot; , &quot;&amp;&quot;&quot;&amp;[.J45]&amp;&quot; , &quot;&amp;&quot;&quot;&amp;[.K45]&amp;&quot; , &quot;&amp;&quot;&quot;&amp;[.L45]&amp;&quot; , &quot;&amp;&quot;&quot;&amp;[.M45]&amp;&quot; , &quot;&amp;&quot;&quot;&amp;[.N45]&amp;&quot; , &quot;&amp;&quot;&quot;&amp;[.O45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6]);&quot;&quot;;[.A45]+1)">
            <text:p/>
          </table:table-cell>
          <table:table-cell table:number-columns-repeated="4"/>
          <table:table-cell table:formula="of:=IF(ISBLANK([.B46]);&quot;&quot;;&quot;'ACTIVE_US'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'INIT'&quot;)">
            <text:p/>
          </table:table-cell>
          <table:table-cell table:formula="of:=IF(ISBLANK([.B46]);&quot;&quot;;TODAY())">
            <text:p/>
          </table:table-cell>
          <table:table-cell table:formula="of:=IF(ISBLANK([.C46]);&quot;&quot;;&quot;NULL&quot;)">
            <text:p/>
          </table:table-cell>
          <table:table-cell table:formula="of:=IF(ISBLANK([.D46]);&quot;&quot;;&quot;NULL&quot;)">
            <text:p/>
          </table:table-cell>
          <table:table-cell table:formula="of:=IF(ISBLANK([.B46]);&quot;&quot;;&quot;'ACTIVE_RS'&quot;)">
            <text:p/>
          </table:table-cell>
          <table:table-cell/>
          <table:table-cell table:formula="of:=IF(ISBLANK([.B46]);&quot;&quot;;&quot;INSERT INTO USERS &quot;&amp;&quot;VALUES &quot;&amp;&quot;( &quot;&amp;&quot;'&quot;&amp;[.A46]&amp;&quot;' , &quot;&amp;&quot;'&quot;&amp;[.B46]&amp;&quot;' , &quot;&amp;&quot;'&quot;&amp;[.C46]&amp;&quot;' , &quot;&amp;&quot;'&quot;&amp;[.D46]&amp;&quot;' , &quot;&amp;&quot;'&quot;&amp;[.E46]&amp;&quot;' , &quot;&amp;&quot;&quot;&amp;[.F46]&amp;&quot; , &quot;&amp;&quot;&quot;&amp;[.G46]&amp;&quot; , &quot;&amp;&quot;&quot;&amp;[.H46]&amp;&quot; , &quot;&amp;&quot;&quot;&amp;[.I46]&amp;&quot; , &quot;&amp;&quot;&quot;&amp;[.J46]&amp;&quot; , &quot;&amp;&quot;&quot;&amp;[.K46]&amp;&quot; , &quot;&amp;&quot;&quot;&amp;[.L46]&amp;&quot; , &quot;&amp;&quot;&quot;&amp;[.M46]&amp;&quot; , &quot;&amp;&quot;&quot;&amp;[.N46]&amp;&quot; , &quot;&amp;&quot;&quot;&amp;[.O46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7]);&quot;&quot;;[.A46]+1)">
            <text:p/>
          </table:table-cell>
          <table:table-cell table:number-columns-repeated="4"/>
          <table:table-cell table:formula="of:=IF(ISBLANK([.B47]);&quot;&quot;;&quot;'ACTIVE_US'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'INIT'&quot;)">
            <text:p/>
          </table:table-cell>
          <table:table-cell table:formula="of:=IF(ISBLANK([.B47]);&quot;&quot;;TODAY())">
            <text:p/>
          </table:table-cell>
          <table:table-cell table:formula="of:=IF(ISBLANK([.C47]);&quot;&quot;;&quot;NULL&quot;)">
            <text:p/>
          </table:table-cell>
          <table:table-cell table:formula="of:=IF(ISBLANK([.D47]);&quot;&quot;;&quot;NULL&quot;)">
            <text:p/>
          </table:table-cell>
          <table:table-cell table:formula="of:=IF(ISBLANK([.B47]);&quot;&quot;;&quot;'ACTIVE_RS'&quot;)">
            <text:p/>
          </table:table-cell>
          <table:table-cell/>
          <table:table-cell table:formula="of:=IF(ISBLANK([.B47]);&quot;&quot;;&quot;INSERT INTO USERS &quot;&amp;&quot;VALUES &quot;&amp;&quot;( &quot;&amp;&quot;'&quot;&amp;[.A47]&amp;&quot;' , &quot;&amp;&quot;'&quot;&amp;[.B47]&amp;&quot;' , &quot;&amp;&quot;'&quot;&amp;[.C47]&amp;&quot;' , &quot;&amp;&quot;'&quot;&amp;[.D47]&amp;&quot;' , &quot;&amp;&quot;'&quot;&amp;[.E47]&amp;&quot;' , &quot;&amp;&quot;&quot;&amp;[.F47]&amp;&quot; , &quot;&amp;&quot;&quot;&amp;[.G47]&amp;&quot; , &quot;&amp;&quot;&quot;&amp;[.H47]&amp;&quot; , &quot;&amp;&quot;&quot;&amp;[.I47]&amp;&quot; , &quot;&amp;&quot;&quot;&amp;[.J47]&amp;&quot; , &quot;&amp;&quot;&quot;&amp;[.K47]&amp;&quot; , &quot;&amp;&quot;&quot;&amp;[.L47]&amp;&quot; , &quot;&amp;&quot;&quot;&amp;[.M47]&amp;&quot; , &quot;&amp;&quot;&quot;&amp;[.N47]&amp;&quot; , &quot;&amp;&quot;&quot;&amp;[.O47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8]);&quot;&quot;;[.A47]+1)">
            <text:p/>
          </table:table-cell>
          <table:table-cell table:number-columns-repeated="4"/>
          <table:table-cell table:formula="of:=IF(ISBLANK([.B48]);&quot;&quot;;&quot;'ACTIVE_US'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'INIT'&quot;)">
            <text:p/>
          </table:table-cell>
          <table:table-cell table:formula="of:=IF(ISBLANK([.B48]);&quot;&quot;;TODAY())">
            <text:p/>
          </table:table-cell>
          <table:table-cell table:formula="of:=IF(ISBLANK([.C48]);&quot;&quot;;&quot;NULL&quot;)">
            <text:p/>
          </table:table-cell>
          <table:table-cell table:formula="of:=IF(ISBLANK([.D48]);&quot;&quot;;&quot;NULL&quot;)">
            <text:p/>
          </table:table-cell>
          <table:table-cell table:formula="of:=IF(ISBLANK([.B48]);&quot;&quot;;&quot;'ACTIVE_RS'&quot;)">
            <text:p/>
          </table:table-cell>
          <table:table-cell/>
          <table:table-cell table:formula="of:=IF(ISBLANK([.B48]);&quot;&quot;;&quot;INSERT INTO USERS &quot;&amp;&quot;VALUES &quot;&amp;&quot;( &quot;&amp;&quot;'&quot;&amp;[.A48]&amp;&quot;' , &quot;&amp;&quot;'&quot;&amp;[.B48]&amp;&quot;' , &quot;&amp;&quot;'&quot;&amp;[.C48]&amp;&quot;' , &quot;&amp;&quot;'&quot;&amp;[.D48]&amp;&quot;' , &quot;&amp;&quot;'&quot;&amp;[.E48]&amp;&quot;' , &quot;&amp;&quot;&quot;&amp;[.F48]&amp;&quot; , &quot;&amp;&quot;&quot;&amp;[.G48]&amp;&quot; , &quot;&amp;&quot;&quot;&amp;[.H48]&amp;&quot; , &quot;&amp;&quot;&quot;&amp;[.I48]&amp;&quot; , &quot;&amp;&quot;&quot;&amp;[.J48]&amp;&quot; , &quot;&amp;&quot;&quot;&amp;[.K48]&amp;&quot; , &quot;&amp;&quot;&quot;&amp;[.L48]&amp;&quot; , &quot;&amp;&quot;&quot;&amp;[.M48]&amp;&quot; , &quot;&amp;&quot;&quot;&amp;[.N48]&amp;&quot; , &quot;&amp;&quot;&quot;&amp;[.O48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9]);&quot;&quot;;[.A48]+1)">
            <text:p/>
          </table:table-cell>
          <table:table-cell table:number-columns-repeated="4"/>
          <table:table-cell table:formula="of:=IF(ISBLANK([.B49]);&quot;&quot;;&quot;'ACTIVE_US'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'INIT'&quot;)">
            <text:p/>
          </table:table-cell>
          <table:table-cell table:formula="of:=IF(ISBLANK([.B49]);&quot;&quot;;TODAY())">
            <text:p/>
          </table:table-cell>
          <table:table-cell table:formula="of:=IF(ISBLANK([.C49]);&quot;&quot;;&quot;NULL&quot;)">
            <text:p/>
          </table:table-cell>
          <table:table-cell table:formula="of:=IF(ISBLANK([.D49]);&quot;&quot;;&quot;NULL&quot;)">
            <text:p/>
          </table:table-cell>
          <table:table-cell table:formula="of:=IF(ISBLANK([.B49]);&quot;&quot;;&quot;'ACTIVE_RS'&quot;)">
            <text:p/>
          </table:table-cell>
          <table:table-cell/>
          <table:table-cell table:formula="of:=IF(ISBLANK([.B49]);&quot;&quot;;&quot;INSERT INTO USERS &quot;&amp;&quot;VALUES &quot;&amp;&quot;( &quot;&amp;&quot;'&quot;&amp;[.A49]&amp;&quot;' , &quot;&amp;&quot;'&quot;&amp;[.B49]&amp;&quot;' , &quot;&amp;&quot;'&quot;&amp;[.C49]&amp;&quot;' , &quot;&amp;&quot;'&quot;&amp;[.D49]&amp;&quot;' , &quot;&amp;&quot;'&quot;&amp;[.E49]&amp;&quot;' , &quot;&amp;&quot;&quot;&amp;[.F49]&amp;&quot; , &quot;&amp;&quot;&quot;&amp;[.G49]&amp;&quot; , &quot;&amp;&quot;&quot;&amp;[.H49]&amp;&quot; , &quot;&amp;&quot;&quot;&amp;[.I49]&amp;&quot; , &quot;&amp;&quot;&quot;&amp;[.J49]&amp;&quot; , &quot;&amp;&quot;&quot;&amp;[.K49]&amp;&quot; , &quot;&amp;&quot;&quot;&amp;[.L49]&amp;&quot; , &quot;&amp;&quot;&quot;&amp;[.M49]&amp;&quot; , &quot;&amp;&quot;&quot;&amp;[.N49]&amp;&quot; , &quot;&amp;&quot;&quot;&amp;[.O49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50]);&quot;&quot;;[.A49]+1)">
            <text:p/>
          </table:table-cell>
          <table:table-cell table:number-columns-repeated="4"/>
          <table:table-cell table:formula="of:=IF(ISBLANK([.B50]);&quot;&quot;;&quot;'ACTIVE_US'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'INIT'&quot;)">
            <text:p/>
          </table:table-cell>
          <table:table-cell table:formula="of:=IF(ISBLANK([.B50]);&quot;&quot;;TODAY())">
            <text:p/>
          </table:table-cell>
          <table:table-cell table:formula="of:=IF(ISBLANK([.C50]);&quot;&quot;;&quot;NULL&quot;)">
            <text:p/>
          </table:table-cell>
          <table:table-cell table:formula="of:=IF(ISBLANK([.D50]);&quot;&quot;;&quot;NULL&quot;)">
            <text:p/>
          </table:table-cell>
          <table:table-cell table:formula="of:=IF(ISBLANK([.B50]);&quot;&quot;;&quot;'ACTIVE_RS'&quot;)">
            <text:p/>
          </table:table-cell>
          <table:table-cell/>
          <table:table-cell table:formula="of:=IF(ISBLANK([.B50]);&quot;&quot;;&quot;INSERT INTO USERS &quot;&amp;&quot;VALUES &quot;&amp;&quot;( &quot;&amp;&quot;'&quot;&amp;[.A50]&amp;&quot;' , &quot;&amp;&quot;'&quot;&amp;[.B50]&amp;&quot;' , &quot;&amp;&quot;'&quot;&amp;[.C50]&amp;&quot;' , &quot;&amp;&quot;'&quot;&amp;[.D50]&amp;&quot;' , &quot;&amp;&quot;'&quot;&amp;[.E50]&amp;&quot;' , &quot;&amp;&quot;&quot;&amp;[.F50]&amp;&quot; , &quot;&amp;&quot;&quot;&amp;[.G50]&amp;&quot; , &quot;&amp;&quot;&quot;&amp;[.H50]&amp;&quot; , &quot;&amp;&quot;&quot;&amp;[.I50]&amp;&quot; , &quot;&amp;&quot;&quot;&amp;[.J50]&amp;&quot; , &quot;&amp;&quot;&quot;&amp;[.K50]&amp;&quot; , &quot;&amp;&quot;&quot;&amp;[.L50]&amp;&quot; , &quot;&amp;&quot;&quot;&amp;[.M50]&amp;&quot; , &quot;&amp;&quot;&quot;&amp;[.N50]&amp;&quot; , &quot;&amp;&quot;&quot;&amp;[.O50]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51]);&quot;&quot;;[.A50]+1)">
            <text:p/>
          </table:table-cell>
          <table:table-cell table:number-columns-repeated="4"/>
          <table:table-cell table:formula="of:=IF(ISBLANK([.B51]);&quot;&quot;;&quot;'ACTIVE_US'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'INIT'&quot;)">
            <text:p/>
          </table:table-cell>
          <table:table-cell table:formula="of:=IF(ISBLANK([.B51]);&quot;&quot;;TODAY())">
            <text:p/>
          </table:table-cell>
          <table:table-cell table:formula="of:=IF(ISBLANK([.C51]);&quot;&quot;;&quot;NULL&quot;)">
            <text:p/>
          </table:table-cell>
          <table:table-cell table:formula="of:=IF(ISBLANK([.D51]);&quot;&quot;;&quot;NULL&quot;)">
            <text:p/>
          </table:table-cell>
          <table:table-cell table:formula="of:=IF(ISBLANK([.B51]);&quot;&quot;;&quot;'ACTIVE_RS'&quot;)">
            <text:p/>
          </table:table-cell>
          <table:table-cell/>
          <table:table-cell table:formula="of:=IF(ISBLANK([.B51]);&quot;&quot;;&quot;INSERT INTO USERS &quot;&amp;&quot;VALUES &quot;&amp;&quot;( &quot;&amp;&quot;'&quot;&amp;[.A51]&amp;&quot;' , &quot;&amp;&quot;'&quot;&amp;[.B51]&amp;&quot;' , &quot;&amp;&quot;'&quot;&amp;[.C51]&amp;&quot;' , &quot;&amp;&quot;'&quot;&amp;[.D51]&amp;&quot;' , &quot;&amp;&quot;'&quot;&amp;[.E51]&amp;&quot;' , &quot;&amp;&quot;&quot;&amp;[.F51]&amp;&quot; , &quot;&amp;&quot;&quot;&amp;[.G51]&amp;&quot; , &quot;&amp;&quot;&quot;&amp;[.H51]&amp;&quot; , &quot;&amp;&quot;&quot;&amp;[.I51]&amp;&quot; , &quot;&amp;&quot;&quot;&amp;[.J51]&amp;&quot; , &quot;&amp;&quot;&quot;&amp;[.K51]&amp;&quot; , &quot;&amp;&quot;&quot;&amp;[.L51]&amp;&quot; , &quot;&amp;&quot;&quot;&amp;[.M51]&amp;&quot; , &quot;&amp;&quot;&quot;&amp;[.N51]&amp;&quot; , &quot;&amp;&quot;&quot;&amp;[.O51]&amp;&quot; ); &quot;)">
            <text:p/>
          </table:table-cell>
          <table:table-cell table:number-columns-repeated="1007"/>
        </table:table-row>
        <table:table-row table:style-name="ro1">
          <table:table-cell table:number-columns-repeated="15" table:style-name="ce5" office:value-type="string">
            <text:p>x</text:p>
          </table:table-cell>
          <table:table-cell table:style-name="ce5"/>
          <table:table-cell table:number-columns-repeated="10" table:style-name="ce5" office:value-type="string">
            <text:p>x</text:p>
          </table:table-cell>
          <table:table-cell table:style-name="ce5" table:number-columns-repeated="998"/>
        </table:table-row>
        <table:named-expressions>
          <table:named-range table:name="Excel_BuiltIn__FilterDatabase" table:base-cell-address="$Lookups.$A$1" table:cell-range-address="$Users.$A$2:.$Z$2"/>
        </table:named-expressions>
      </table:table>
      <table:table table:name="Passwords" table:style-name="ta4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6" table:number-columns-repeated="13" table:default-cell-style-name="Default"/>
        <table:table-column table:style-name="co11" table:number-columns-repeated="227" table:default-cell-style-name="Default"/>
        <table:table-column table:style-name="co12" table:number-columns-repeated="767" table:default-cell-style-name="Default"/>
        <table:table-row table:style-name="ro1">
          <table:table-cell office:value-type="string">
            <text:p>VARCHAR(32</text:p>
          </table:table-cell>
          <table:table-cell table:number-columns-repeated="2" office:value-type="string">
            <text:p>VARCHAR(255)</text:p>
          </table:table-cell>
          <table:table-cell office:value-type="string">
            <text:p>NUMERIC</text:p>
          </table:table-cell>
          <table:table-cell table:number-columns-repeated="2" office:value-type="string">
            <text:p>VARCHAR(32)</text:p>
          </table:table-cell>
          <table:table-cell table:number-columns-repeated="4" office:value-type="string">
            <text:p>VARCHAR(255)</text:p>
          </table:table-cell>
          <table:table-cell office:value-type="string">
            <text:p>VARCHAR(32)</text:p>
          </table:table-cell>
          <table:table-cell table:style-name="Default" office:value-type="string">
            <text:p>DATETIME</text:p>
          </table:table-cell>
          <table:table-cell office:value-type="string">
            <text:p>VARCHAR(32)</text:p>
          </table:table-cell>
          <table:table-cell office:value-type="string">
            <text:p>DATETIME</text:p>
          </table:table-cell>
          <table:table-cell office:value-type="string">
            <text:p>VARCHAR(32)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asswordId</text:p>
          </table:table-cell>
          <table:table-cell table:style-name="ce1" office:value-type="string">
            <text:p>PasswordValue</text:p>
          </table:table-cell>
          <table:table-cell table:style-name="ce1" office:value-type="string">
            <text:p>PasswordSalt</text:p>
          </table:table-cell>
          <table:table-cell table:style-name="ce1" office:value-type="string">
            <text:p>LoginAttempt</text:p>
          </table:table-cell>
          <table:table-cell table:style-name="ce1" office:value-type="string">
            <text:p>UserId</text:p>
          </table:table-cell>
          <table:table-cell table:style-name="ce1" office:value-type="string">
            <text:p>PasswordStatus</text:p>
          </table:table-cell>
          <table:table-cell table:style-name="ce1" office:value-type="string">
            <text:p>Attr1</text:p>
          </table:table-cell>
          <table:table-cell table:style-name="ce1" office:value-type="string">
            <text:p>Attr2</text:p>
          </table:table-cell>
          <table:table-cell table:style-name="ce1" office:value-type="string">
            <text:p>Attr3</text:p>
          </table:table-cell>
          <table:table-cell table:style-name="ce1" office:value-type="string">
            <text:p>Attr4</text:p>
          </table:table-cell>
          <table:table-cell table:style-name="ce1" office:value-type="string">
            <text:p>CreateBy</text:p>
          </table:table-cell>
          <table:table-cell table:style-name="ce1" office:value-type="string">
            <text:p>CreateDate</text:p>
          </table:table-cell>
          <table:table-cell table:style-name="ce1" office:value-type="string">
            <text:p>UpdateBy</text:p>
          </table:table-cell>
          <table:table-cell table:style-name="ce1" office:value-type="string">
            <text:p>UpdateDate</text:p>
          </table:table-cell>
          <table:table-cell table:style-name="ce1" office:value-type="string">
            <text:p>Status</text:p>
          </table:table-cell>
          <table:table-cell table:style-name="ce1"/>
          <table:table-cell table:style-name="ce1" office:value-type="string">
            <text:p>Insert SQL</text:p>
          </table:table-cell>
          <table:table-cell table:style-name="ce1"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3]);&quot;&quot;;&quot;1&quot;)" office:value-type="string" office:string-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ACTIVE_PS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NULL&quot;)" office:value-type="string" office:string-value="NULL">
            <text:p>NULL</text:p>
          </table:table-cell>
          <table:table-cell table:formula="of:=IF(ISBLANK([.B3]);&quot;&quot;;&quot;ACTIVE_RS&quot;)" office:value-type="string" office:string-value="ACTIVE_RS">
            <text:p>ACTIVE_RS</text:p>
          </table:table-cell>
          <table:table-cell/>
          <table:table-cell table:formula="of:=IF(ISBLANK([.B3]);&quot;&quot;;&quot;INSERT INTO DIAMOND_CORE_PASSWORDS &quot;&amp;&quot;VALUES &quot;&amp;&quot;( &quot;&amp;&quot;'&quot;&amp;[.A3]&amp;&quot;' , &quot;&amp;&quot;'&quot;&amp;[.B3]&amp;&quot;' , &quot;&amp;&quot;'&quot;&amp;[.C3]&amp;&quot;' , &quot;&amp;&quot;'&quot;&amp;[.D3]&amp;&quot;' , &quot;&amp;&quot;'&quot;&amp;[.E3]&amp;&quot;' , &quot;&amp;&quot;'&quot;&amp;[.F3]&amp;&quot;' , &quot;&amp;&quot;&quot;&amp;[.G3]&amp;&quot; , &quot;&amp;&quot;&quot;&amp;[.H3]&amp;&quot; , &quot;&amp;&quot;&quot;&amp;[.I3]&amp;&quot; , &quot;&amp;&quot;&quot;&amp;[.J3]&amp;&quot; , &quot;&amp;&quot;'&quot;&amp;[.K3]&amp;&quot;' , &quot;&amp;&quot;&quot;&amp;[.L3]&amp;&quot; , &quot;&amp;&quot;&quot;&amp;[.M3]&amp;&quot; , &quot;&amp;&quot;&quot;&amp;[.N3]&amp;&quot; , &quot;&amp;&quot;'&quot;&amp;[.O3]&amp;&quot;' &quot;&amp;&quot; ); &quot;)" office:value-type="string" office:string-value="INSERT INTO DIAMOND_CORE_PASSWORDS VALUES ( '1' , 'password' , 'thisisasalt' , '1' , '1' , 'ACTIVE_PS' , NULL , NULL , NULL , NULL , 'INIT' , current_timestamp() , NULL , NULL , 'ACTIVE_RS'  ); ">
            <text:p>INSERT INTO DIAMOND_CORE_PASSWORDS VALUES ( '1' , 'password' , 'thisisasalt' , '1' , '1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2">
          <table:table-cell table:formula="of:=IF(ISBLANK([.B4]);&quot;&quot;;[.A3]+1)" office:value-type="float" office:value="2">
            <text:p>2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4]);&quot;&quot;;&quot;1&quot;)" office:value-type="string" office:string-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TIVE_PS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NULL&quot;)" office:value-type="string" office:string-value="NULL">
            <text:p>NULL</text:p>
          </table:table-cell>
          <table:table-cell table:formula="of:=IF(ISBLANK([.B4]);&quot;&quot;;&quot;ACTIVE_RS&quot;)" office:value-type="string" office:string-value="ACTIVE_RS">
            <text:p>ACTIVE_RS</text:p>
          </table:table-cell>
          <table:table-cell/>
          <table:table-cell table:formula="of:=IF(ISBLANK([.B4]);&quot;&quot;;&quot;INSERT INTO DIAMOND_CORE_PASSWORDS &quot;&amp;&quot;VALUES &quot;&amp;&quot;( &quot;&amp;&quot;'&quot;&amp;[.A4]&amp;&quot;' , &quot;&amp;&quot;'&quot;&amp;[.B4]&amp;&quot;' , &quot;&amp;&quot;'&quot;&amp;[.C4]&amp;&quot;' , &quot;&amp;&quot;'&quot;&amp;[.D4]&amp;&quot;' , &quot;&amp;&quot;'&quot;&amp;[.E4]&amp;&quot;' , &quot;&amp;&quot;'&quot;&amp;[.F4]&amp;&quot;' , &quot;&amp;&quot;&quot;&amp;[.G4]&amp;&quot; , &quot;&amp;&quot;&quot;&amp;[.H4]&amp;&quot; , &quot;&amp;&quot;&quot;&amp;[.I4]&amp;&quot; , &quot;&amp;&quot;&quot;&amp;[.J4]&amp;&quot; , &quot;&amp;&quot;'&quot;&amp;[.K4]&amp;&quot;' , &quot;&amp;&quot;&quot;&amp;[.L4]&amp;&quot; , &quot;&amp;&quot;&quot;&amp;[.M4]&amp;&quot; , &quot;&amp;&quot;&quot;&amp;[.N4]&amp;&quot; , &quot;&amp;&quot;'&quot;&amp;[.O4]&amp;&quot;' &quot;&amp;&quot; ); &quot;)" office:value-type="string" office:string-value="INSERT INTO DIAMOND_CORE_PASSWORDS VALUES ( '2' , 'password' , 'thisisasalt' , '1' , '2' , 'ACTIVE_PS' , NULL , NULL , NULL , NULL , 'INIT' , current_timestamp() , NULL , NULL , 'ACTIVE_RS'  ); ">
            <text:p>INSERT INTO DIAMOND_CORE_PASSWORDS VALUES ( '2' , 'password' , 'thisisasalt' , '1' , '2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2">
          <table:table-cell table:formula="of:=IF(ISBLANK([.B5]);&quot;&quot;;[.A4]+1)" office:value-type="float" office:value="3">
            <text:p>3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5]);&quot;&quot;;&quot;1&quot;)" office:value-type="string" office:string-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TIVE_PS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NULL&quot;)" office:value-type="string" office:string-value="NULL">
            <text:p>NULL</text:p>
          </table:table-cell>
          <table:table-cell table:formula="of:=IF(ISBLANK([.B5]);&quot;&quot;;&quot;ACTIVE_RS&quot;)" office:value-type="string" office:string-value="ACTIVE_RS">
            <text:p>ACTIVE_RS</text:p>
          </table:table-cell>
          <table:table-cell/>
          <table:table-cell table:formula="of:=IF(ISBLANK([.B5]);&quot;&quot;;&quot;INSERT INTO DIAMOND_CORE_PASSWORDS &quot;&amp;&quot;VALUES &quot;&amp;&quot;( &quot;&amp;&quot;'&quot;&amp;[.A5]&amp;&quot;' , &quot;&amp;&quot;'&quot;&amp;[.B5]&amp;&quot;' , &quot;&amp;&quot;'&quot;&amp;[.C5]&amp;&quot;' , &quot;&amp;&quot;'&quot;&amp;[.D5]&amp;&quot;' , &quot;&amp;&quot;'&quot;&amp;[.E5]&amp;&quot;' , &quot;&amp;&quot;'&quot;&amp;[.F5]&amp;&quot;' , &quot;&amp;&quot;&quot;&amp;[.G5]&amp;&quot; , &quot;&amp;&quot;&quot;&amp;[.H5]&amp;&quot; , &quot;&amp;&quot;&quot;&amp;[.I5]&amp;&quot; , &quot;&amp;&quot;&quot;&amp;[.J5]&amp;&quot; , &quot;&amp;&quot;'&quot;&amp;[.K5]&amp;&quot;' , &quot;&amp;&quot;&quot;&amp;[.L5]&amp;&quot; , &quot;&amp;&quot;&quot;&amp;[.M5]&amp;&quot; , &quot;&amp;&quot;&quot;&amp;[.N5]&amp;&quot; , &quot;&amp;&quot;'&quot;&amp;[.O5]&amp;&quot;' &quot;&amp;&quot; ); &quot;)" office:value-type="string" office:string-value="INSERT INTO DIAMOND_CORE_PASSWORDS VALUES ( '3' , 'password' , 'thisisasalt' , '1' , '3' , 'ACTIVE_PS' , NULL , NULL , NULL , NULL , 'INIT' , current_timestamp() , NULL , NULL , 'ACTIVE_RS'  ); ">
            <text:p>INSERT INTO DIAMOND_CORE_PASSWORDS VALUES ( '3' , 'password' , 'thisisasalt' , '1' , '3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2">
          <table:table-cell table:formula="of:=IF(ISBLANK([.B6]);&quot;&quot;;[.A5]+1)" office:value-type="float" office:value="4">
            <text:p>4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6]);&quot;&quot;;&quot;1&quot;)" office:value-type="string" office:string-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TIVE_PS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NULL&quot;)" office:value-type="string" office:string-value="NULL">
            <text:p>NULL</text:p>
          </table:table-cell>
          <table:table-cell table:formula="of:=IF(ISBLANK([.B6]);&quot;&quot;;&quot;ACTIVE_RS&quot;)" office:value-type="string" office:string-value="ACTIVE_RS">
            <text:p>ACTIVE_RS</text:p>
          </table:table-cell>
          <table:table-cell/>
          <table:table-cell table:formula="of:=IF(ISBLANK([.B6]);&quot;&quot;;&quot;INSERT INTO DIAMOND_CORE_PASSWORDS &quot;&amp;&quot;VALUES &quot;&amp;&quot;( &quot;&amp;&quot;'&quot;&amp;[.A6]&amp;&quot;' , &quot;&amp;&quot;'&quot;&amp;[.B6]&amp;&quot;' , &quot;&amp;&quot;'&quot;&amp;[.C6]&amp;&quot;' , &quot;&amp;&quot;'&quot;&amp;[.D6]&amp;&quot;' , &quot;&amp;&quot;'&quot;&amp;[.E6]&amp;&quot;' , &quot;&amp;&quot;'&quot;&amp;[.F6]&amp;&quot;' , &quot;&amp;&quot;&quot;&amp;[.G6]&amp;&quot; , &quot;&amp;&quot;&quot;&amp;[.H6]&amp;&quot; , &quot;&amp;&quot;&quot;&amp;[.I6]&amp;&quot; , &quot;&amp;&quot;&quot;&amp;[.J6]&amp;&quot; , &quot;&amp;&quot;'&quot;&amp;[.K6]&amp;&quot;' , &quot;&amp;&quot;&quot;&amp;[.L6]&amp;&quot; , &quot;&amp;&quot;&quot;&amp;[.M6]&amp;&quot; , &quot;&amp;&quot;&quot;&amp;[.N6]&amp;&quot; , &quot;&amp;&quot;'&quot;&amp;[.O6]&amp;&quot;' &quot;&amp;&quot; ); &quot;)" office:value-type="string" office:string-value="INSERT INTO DIAMOND_CORE_PASSWORDS VALUES ( '4' , 'password' , 'thisisasalt' , '1' , '4' , 'ACTIVE_PS' , NULL , NULL , NULL , NULL , 'INIT' , current_timestamp() , NULL , NULL , 'ACTIVE_RS'  ); ">
            <text:p>INSERT INTO DIAMOND_CORE_PASSWORDS VALUES ( '4' , 'password' , 'thisisasalt' , '1' , '4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2">
          <table:table-cell table:formula="of:=IF(ISBLANK([.B7]);&quot;&quot;;[.A6]+1)" office:value-type="float" office:value="5">
            <text:p>5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7]);&quot;&quot;;&quot;1&quot;)" office:value-type="string" office:string-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TIVE_PS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NULL&quot;)" office:value-type="string" office:string-value="NULL">
            <text:p>NULL</text:p>
          </table:table-cell>
          <table:table-cell table:formula="of:=IF(ISBLANK([.B7]);&quot;&quot;;&quot;ACTIVE_RS&quot;)" office:value-type="string" office:string-value="ACTIVE_RS">
            <text:p>ACTIVE_RS</text:p>
          </table:table-cell>
          <table:table-cell/>
          <table:table-cell table:formula="of:=IF(ISBLANK([.B7]);&quot;&quot;;&quot;INSERT INTO DIAMOND_CORE_PASSWORDS &quot;&amp;&quot;VALUES &quot;&amp;&quot;( &quot;&amp;&quot;'&quot;&amp;[.A7]&amp;&quot;' , &quot;&amp;&quot;'&quot;&amp;[.B7]&amp;&quot;' , &quot;&amp;&quot;'&quot;&amp;[.C7]&amp;&quot;' , &quot;&amp;&quot;'&quot;&amp;[.D7]&amp;&quot;' , &quot;&amp;&quot;'&quot;&amp;[.E7]&amp;&quot;' , &quot;&amp;&quot;'&quot;&amp;[.F7]&amp;&quot;' , &quot;&amp;&quot;&quot;&amp;[.G7]&amp;&quot; , &quot;&amp;&quot;&quot;&amp;[.H7]&amp;&quot; , &quot;&amp;&quot;&quot;&amp;[.I7]&amp;&quot; , &quot;&amp;&quot;&quot;&amp;[.J7]&amp;&quot; , &quot;&amp;&quot;'&quot;&amp;[.K7]&amp;&quot;' , &quot;&amp;&quot;&quot;&amp;[.L7]&amp;&quot; , &quot;&amp;&quot;&quot;&amp;[.M7]&amp;&quot; , &quot;&amp;&quot;&quot;&amp;[.N7]&amp;&quot; , &quot;&amp;&quot;'&quot;&amp;[.O7]&amp;&quot;' &quot;&amp;&quot; ); &quot;)" office:value-type="string" office:string-value="INSERT INTO DIAMOND_CORE_PASSWORDS VALUES ( '5' , 'password' , 'thisisasalt' , '1' , '5' , 'ACTIVE_PS' , NULL , NULL , NULL , NULL , 'INIT' , current_timestamp() , NULL , NULL , 'ACTIVE_RS'  ); ">
            <text:p>INSERT INTO DIAMOND_CORE_PASSWORDS VALUES ( '5' , 'password' , 'thisisasalt' , '1' , '5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2">
          <table:table-cell table:formula="of:=IF(ISBLANK([.B8]);&quot;&quot;;[.A7]+1)" office:value-type="float" office:value="6">
            <text:p>6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8]);&quot;&quot;;&quot;1&quot;)" office:value-type="string" office:string-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TIVE_PS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NULL&quot;)" office:value-type="string" office:string-value="NULL">
            <text:p>NULL</text:p>
          </table:table-cell>
          <table:table-cell table:formula="of:=IF(ISBLANK([.B8]);&quot;&quot;;&quot;ACTIVE_RS&quot;)" office:value-type="string" office:string-value="ACTIVE_RS">
            <text:p>ACTIVE_RS</text:p>
          </table:table-cell>
          <table:table-cell/>
          <table:table-cell table:formula="of:=IF(ISBLANK([.B8]);&quot;&quot;;&quot;INSERT INTO DIAMOND_CORE_PASSWORDS &quot;&amp;&quot;VALUES &quot;&amp;&quot;( &quot;&amp;&quot;'&quot;&amp;[.A8]&amp;&quot;' , &quot;&amp;&quot;'&quot;&amp;[.B8]&amp;&quot;' , &quot;&amp;&quot;'&quot;&amp;[.C8]&amp;&quot;' , &quot;&amp;&quot;'&quot;&amp;[.D8]&amp;&quot;' , &quot;&amp;&quot;'&quot;&amp;[.E8]&amp;&quot;' , &quot;&amp;&quot;'&quot;&amp;[.F8]&amp;&quot;' , &quot;&amp;&quot;&quot;&amp;[.G8]&amp;&quot; , &quot;&amp;&quot;&quot;&amp;[.H8]&amp;&quot; , &quot;&amp;&quot;&quot;&amp;[.I8]&amp;&quot; , &quot;&amp;&quot;&quot;&amp;[.J8]&amp;&quot; , &quot;&amp;&quot;'&quot;&amp;[.K8]&amp;&quot;' , &quot;&amp;&quot;&quot;&amp;[.L8]&amp;&quot; , &quot;&amp;&quot;&quot;&amp;[.M8]&amp;&quot; , &quot;&amp;&quot;&quot;&amp;[.N8]&amp;&quot; , &quot;&amp;&quot;'&quot;&amp;[.O8]&amp;&quot;' &quot;&amp;&quot; ); &quot;)" office:value-type="string" office:string-value="INSERT INTO DIAMOND_CORE_PASSWORDS VALUES ( '6' , 'password' , 'thisisasalt' , '1' , '6' , 'ACTIVE_PS' , NULL , NULL , NULL , NULL , 'INIT' , current_timestamp() , NULL , NULL , 'ACTIVE_RS'  ); ">
            <text:p>INSERT INTO DIAMOND_CORE_PASSWORDS VALUES ( '6' , 'password' , 'thisisasalt' , '1' , '6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2">
          <table:table-cell table:formula="of:=IF(ISBLANK([.B9]);&quot;&quot;;[.A8]+1)" office:value-type="float" office:value="7">
            <text:p>7</text:p>
          </table:table-cell>
          <table:table-cell office:value-type="string">
            <text:p>password</text:p>
          </table:table-cell>
          <table:table-cell office:value-type="string">
            <text:p>thisisasalt</text:p>
          </table:table-cell>
          <table:table-cell table:formula="of:=IF(ISBLANK([.B9]);&quot;&quot;;&quot;1&quot;)" office:value-type="string" office:string-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CTIVE_PS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INIT&quot;)" office:value-type="string" office:string-value="INIT">
            <text:p>INIT</text:p>
          </table:table-cell>
          <table:table-cell office:value-type="string">
            <text:p>current_timestamp()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NULL&quot;)" office:value-type="string" office:string-value="NULL">
            <text:p>NULL</text:p>
          </table:table-cell>
          <table:table-cell table:formula="of:=IF(ISBLANK([.B9]);&quot;&quot;;&quot;ACTIVE_RS&quot;)" office:value-type="string" office:string-value="ACTIVE_RS">
            <text:p>ACTIVE_RS</text:p>
          </table:table-cell>
          <table:table-cell/>
          <table:table-cell table:formula="of:=IF(ISBLANK([.B9]);&quot;&quot;;&quot;INSERT INTO DIAMOND_CORE_PASSWORDS &quot;&amp;&quot;VALUES &quot;&amp;&quot;( &quot;&amp;&quot;'&quot;&amp;[.A9]&amp;&quot;' , &quot;&amp;&quot;'&quot;&amp;[.B9]&amp;&quot;' , &quot;&amp;&quot;'&quot;&amp;[.C9]&amp;&quot;' , &quot;&amp;&quot;'&quot;&amp;[.D9]&amp;&quot;' , &quot;&amp;&quot;'&quot;&amp;[.E9]&amp;&quot;' , &quot;&amp;&quot;'&quot;&amp;[.F9]&amp;&quot;' , &quot;&amp;&quot;&quot;&amp;[.G9]&amp;&quot; , &quot;&amp;&quot;&quot;&amp;[.H9]&amp;&quot; , &quot;&amp;&quot;&quot;&amp;[.I9]&amp;&quot; , &quot;&amp;&quot;&quot;&amp;[.J9]&amp;&quot; , &quot;&amp;&quot;'&quot;&amp;[.K9]&amp;&quot;' , &quot;&amp;&quot;&quot;&amp;[.L9]&amp;&quot; , &quot;&amp;&quot;&quot;&amp;[.M9]&amp;&quot; , &quot;&amp;&quot;&quot;&amp;[.N9]&amp;&quot; , &quot;&amp;&quot;'&quot;&amp;[.O9]&amp;&quot;' &quot;&amp;&quot; ); &quot;)" office:value-type="string" office:string-value="INSERT INTO DIAMOND_CORE_PASSWORDS VALUES ( '7' , 'password' , 'thisisasalt' , '1' , '7' , 'ACTIVE_PS' , NULL , NULL , NULL , NULL , 'INIT' , current_timestamp() , NULL , NULL , 'ACTIVE_RS'  ); ">
            <text:p>INSERT INTO DIAMOND_CORE_PASSWORDS VALUES ( '7' , 'password' , 'thisisasalt' , '1' , '7' , 'ACTIVE_PS' , NULL , NULL , NULL , NULL , 'INIT' , current_timestamp() , NULL , NULL , 'ACTIVE_RS' <text:s/>); </text:p>
          </table:table-cell>
          <table:table-cell table:number-columns-repeated="1007"/>
        </table:table-row>
        <table:table-row table:style-name="ro1">
          <table:table-cell table:formula="of:=IF(ISBLANK([.B10]);&quot;&quot;;[.A9]+1)">
            <text:p/>
          </table:table-cell>
          <table:table-cell/>
          <table:table-cell table:formula="of:=IF(ISBLANK([.B10]);&quot;&quot;;&quot;1&quot;)">
            <text:p/>
          </table:table-cell>
          <table:table-cell/>
          <table:table-cell/>
          <table:table-cell table:formula="of:=IF(ISBLANK([.B10]);&quot;&quot;;&quot;'ACTIVE_PS'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'INIT'&quot;)">
            <text:p/>
          </table:table-cell>
          <table:table-cell table:formula="of:=IF(ISBLANK([.B10]);&quot;&quot;;TODAY()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NULL&quot;)">
            <text:p/>
          </table:table-cell>
          <table:table-cell table:formula="of:=IF(ISBLANK([.B10]);&quot;&quot;;&quot;'ACTIVE_RS'&quot;)">
            <text:p/>
          </table:table-cell>
          <table:table-cell/>
          <table:table-cell table:formula="of:=IF(ISBLANK([.B10]);&quot;&quot;;&quot;INSERT INTO PASSWORDS &quot;&amp;&quot;VALUES &quot;&amp;&quot;( &quot;&amp;&quot;'&quot;&amp;[.A10]&amp;&quot;' , &quot;&amp;&quot;'&quot;&amp;[.B10]&amp;&quot;' , &quot;&amp;&quot;'&quot;&amp;[.C10]&amp;&quot;' , &quot;&amp;&quot;'&quot;&amp;[.D10]&amp;&quot;' , &quot;&amp;&quot;'&quot;&amp;[.$#REF!$#REF!]&amp;&quot;' , &quot;&amp;&quot;&quot;&amp;[.F10]&amp;&quot; , &quot;&amp;&quot;&quot;&amp;[.G10]&amp;&quot; , &quot;&amp;&quot;&quot;&amp;[.H10]&amp;&quot; , &quot;&amp;&quot;&quot;&amp;[.I10]&amp;&quot; , &quot;&amp;&quot;&quot;&amp;[.J10]&amp;&quot; , &quot;&amp;&quot;&quot;&amp;[.K10]&amp;&quot; , &quot;&amp;&quot;&quot;&amp;[.L10]&amp;&quot; , &quot;&amp;&quot;&quot;&amp;[.M10]&amp;&quot; , &quot;&amp;&quot;&quot;&amp;[.N10]&amp;&quot; , &quot;&amp;&quot;&quot;&amp;[.O10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1]);&quot;&quot;;[.A10]+1)">
            <text:p/>
          </table:table-cell>
          <table:table-cell/>
          <table:table-cell table:formula="of:=IF(ISBLANK([.B11]);&quot;&quot;;&quot;1&quot;)">
            <text:p/>
          </table:table-cell>
          <table:table-cell/>
          <table:table-cell/>
          <table:table-cell table:formula="of:=IF(ISBLANK([.B11]);&quot;&quot;;&quot;'ACTIVE_PS'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'INIT'&quot;)">
            <text:p/>
          </table:table-cell>
          <table:table-cell table:formula="of:=IF(ISBLANK([.B11]);&quot;&quot;;TODAY()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NULL&quot;)">
            <text:p/>
          </table:table-cell>
          <table:table-cell table:formula="of:=IF(ISBLANK([.B11]);&quot;&quot;;&quot;'ACTIVE_RS'&quot;)">
            <text:p/>
          </table:table-cell>
          <table:table-cell/>
          <table:table-cell table:formula="of:=IF(ISBLANK([.B11]);&quot;&quot;;&quot;INSERT INTO PASSWORDS &quot;&amp;&quot;VALUES &quot;&amp;&quot;( &quot;&amp;&quot;'&quot;&amp;[.A11]&amp;&quot;' , &quot;&amp;&quot;'&quot;&amp;[.B11]&amp;&quot;' , &quot;&amp;&quot;'&quot;&amp;[.C11]&amp;&quot;' , &quot;&amp;&quot;'&quot;&amp;[.D11]&amp;&quot;' , &quot;&amp;&quot;'&quot;&amp;[.$#REF!$#REF!]&amp;&quot;' , &quot;&amp;&quot;&quot;&amp;[.F11]&amp;&quot; , &quot;&amp;&quot;&quot;&amp;[.G11]&amp;&quot; , &quot;&amp;&quot;&quot;&amp;[.H11]&amp;&quot; , &quot;&amp;&quot;&quot;&amp;[.I11]&amp;&quot; , &quot;&amp;&quot;&quot;&amp;[.J11]&amp;&quot; , &quot;&amp;&quot;&quot;&amp;[.K11]&amp;&quot; , &quot;&amp;&quot;&quot;&amp;[.L11]&amp;&quot; , &quot;&amp;&quot;&quot;&amp;[.M11]&amp;&quot; , &quot;&amp;&quot;&quot;&amp;[.N11]&amp;&quot; , &quot;&amp;&quot;&quot;&amp;[.O11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2]);&quot;&quot;;[.A11]+1)">
            <text:p/>
          </table:table-cell>
          <table:table-cell/>
          <table:table-cell table:formula="of:=IF(ISBLANK([.B12]);&quot;&quot;;&quot;1&quot;)">
            <text:p/>
          </table:table-cell>
          <table:table-cell/>
          <table:table-cell/>
          <table:table-cell table:formula="of:=IF(ISBLANK([.B12]);&quot;&quot;;&quot;'ACTIVE_PS'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'INIT'&quot;)">
            <text:p/>
          </table:table-cell>
          <table:table-cell table:formula="of:=IF(ISBLANK([.B12]);&quot;&quot;;TODAY()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NULL&quot;)">
            <text:p/>
          </table:table-cell>
          <table:table-cell table:formula="of:=IF(ISBLANK([.B12]);&quot;&quot;;&quot;'ACTIVE_RS'&quot;)">
            <text:p/>
          </table:table-cell>
          <table:table-cell/>
          <table:table-cell table:formula="of:=IF(ISBLANK([.B12]);&quot;&quot;;&quot;INSERT INTO PASSWORDS &quot;&amp;&quot;VALUES &quot;&amp;&quot;( &quot;&amp;&quot;'&quot;&amp;[.A12]&amp;&quot;' , &quot;&amp;&quot;'&quot;&amp;[.B12]&amp;&quot;' , &quot;&amp;&quot;'&quot;&amp;[.C12]&amp;&quot;' , &quot;&amp;&quot;'&quot;&amp;[.D12]&amp;&quot;' , &quot;&amp;&quot;'&quot;&amp;[.$#REF!$#REF!]&amp;&quot;' , &quot;&amp;&quot;&quot;&amp;[.F12]&amp;&quot; , &quot;&amp;&quot;&quot;&amp;[.G12]&amp;&quot; , &quot;&amp;&quot;&quot;&amp;[.H12]&amp;&quot; , &quot;&amp;&quot;&quot;&amp;[.I12]&amp;&quot; , &quot;&amp;&quot;&quot;&amp;[.J12]&amp;&quot; , &quot;&amp;&quot;&quot;&amp;[.K12]&amp;&quot; , &quot;&amp;&quot;&quot;&amp;[.L12]&amp;&quot; , &quot;&amp;&quot;&quot;&amp;[.M12]&amp;&quot; , &quot;&amp;&quot;&quot;&amp;[.N12]&amp;&quot; , &quot;&amp;&quot;&quot;&amp;[.O12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3]);&quot;&quot;;[.A12]+1)">
            <text:p/>
          </table:table-cell>
          <table:table-cell/>
          <table:table-cell table:formula="of:=IF(ISBLANK([.B13]);&quot;&quot;;&quot;1&quot;)">
            <text:p/>
          </table:table-cell>
          <table:table-cell/>
          <table:table-cell/>
          <table:table-cell table:formula="of:=IF(ISBLANK([.B13]);&quot;&quot;;&quot;'ACTIVE_PS'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'INIT'&quot;)">
            <text:p/>
          </table:table-cell>
          <table:table-cell table:formula="of:=IF(ISBLANK([.B13]);&quot;&quot;;TODAY()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NULL&quot;)">
            <text:p/>
          </table:table-cell>
          <table:table-cell table:formula="of:=IF(ISBLANK([.B13]);&quot;&quot;;&quot;'ACTIVE_RS'&quot;)">
            <text:p/>
          </table:table-cell>
          <table:table-cell/>
          <table:table-cell table:formula="of:=IF(ISBLANK([.B13]);&quot;&quot;;&quot;INSERT INTO PASSWORDS &quot;&amp;&quot;VALUES &quot;&amp;&quot;( &quot;&amp;&quot;'&quot;&amp;[.A13]&amp;&quot;' , &quot;&amp;&quot;'&quot;&amp;[.B13]&amp;&quot;' , &quot;&amp;&quot;'&quot;&amp;[.C13]&amp;&quot;' , &quot;&amp;&quot;'&quot;&amp;[.D13]&amp;&quot;' , &quot;&amp;&quot;'&quot;&amp;[.$#REF!$#REF!]&amp;&quot;' , &quot;&amp;&quot;&quot;&amp;[.F13]&amp;&quot; , &quot;&amp;&quot;&quot;&amp;[.G13]&amp;&quot; , &quot;&amp;&quot;&quot;&amp;[.H13]&amp;&quot; , &quot;&amp;&quot;&quot;&amp;[.I13]&amp;&quot; , &quot;&amp;&quot;&quot;&amp;[.J13]&amp;&quot; , &quot;&amp;&quot;&quot;&amp;[.K13]&amp;&quot; , &quot;&amp;&quot;&quot;&amp;[.L13]&amp;&quot; , &quot;&amp;&quot;&quot;&amp;[.M13]&amp;&quot; , &quot;&amp;&quot;&quot;&amp;[.N13]&amp;&quot; , &quot;&amp;&quot;&quot;&amp;[.O13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4]);&quot;&quot;;[.A13]+1)">
            <text:p/>
          </table:table-cell>
          <table:table-cell/>
          <table:table-cell table:formula="of:=IF(ISBLANK([.B14]);&quot;&quot;;&quot;1&quot;)">
            <text:p/>
          </table:table-cell>
          <table:table-cell/>
          <table:table-cell/>
          <table:table-cell table:formula="of:=IF(ISBLANK([.B14]);&quot;&quot;;&quot;'ACTIVE_PS'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'INIT'&quot;)">
            <text:p/>
          </table:table-cell>
          <table:table-cell table:formula="of:=IF(ISBLANK([.B14]);&quot;&quot;;TODAY()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NULL&quot;)">
            <text:p/>
          </table:table-cell>
          <table:table-cell table:formula="of:=IF(ISBLANK([.B14]);&quot;&quot;;&quot;'ACTIVE_RS'&quot;)">
            <text:p/>
          </table:table-cell>
          <table:table-cell/>
          <table:table-cell table:formula="of:=IF(ISBLANK([.B14]);&quot;&quot;;&quot;INSERT INTO PASSWORDS &quot;&amp;&quot;VALUES &quot;&amp;&quot;( &quot;&amp;&quot;'&quot;&amp;[.A14]&amp;&quot;' , &quot;&amp;&quot;'&quot;&amp;[.B14]&amp;&quot;' , &quot;&amp;&quot;'&quot;&amp;[.C14]&amp;&quot;' , &quot;&amp;&quot;'&quot;&amp;[.D14]&amp;&quot;' , &quot;&amp;&quot;'&quot;&amp;[.$#REF!$#REF!]&amp;&quot;' , &quot;&amp;&quot;&quot;&amp;[.F14]&amp;&quot; , &quot;&amp;&quot;&quot;&amp;[.G14]&amp;&quot; , &quot;&amp;&quot;&quot;&amp;[.H14]&amp;&quot; , &quot;&amp;&quot;&quot;&amp;[.I14]&amp;&quot; , &quot;&amp;&quot;&quot;&amp;[.J14]&amp;&quot; , &quot;&amp;&quot;&quot;&amp;[.K14]&amp;&quot; , &quot;&amp;&quot;&quot;&amp;[.L14]&amp;&quot; , &quot;&amp;&quot;&quot;&amp;[.M14]&amp;&quot; , &quot;&amp;&quot;&quot;&amp;[.N14]&amp;&quot; , &quot;&amp;&quot;&quot;&amp;[.O14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5]);&quot;&quot;;[.A14]+1)">
            <text:p/>
          </table:table-cell>
          <table:table-cell/>
          <table:table-cell table:formula="of:=IF(ISBLANK([.B15]);&quot;&quot;;&quot;1&quot;)">
            <text:p/>
          </table:table-cell>
          <table:table-cell/>
          <table:table-cell/>
          <table:table-cell table:formula="of:=IF(ISBLANK([.B15]);&quot;&quot;;&quot;'ACTIVE_PS'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'INIT'&quot;)">
            <text:p/>
          </table:table-cell>
          <table:table-cell table:formula="of:=IF(ISBLANK([.B15]);&quot;&quot;;TODAY()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NULL&quot;)">
            <text:p/>
          </table:table-cell>
          <table:table-cell table:formula="of:=IF(ISBLANK([.B15]);&quot;&quot;;&quot;'ACTIVE_RS'&quot;)">
            <text:p/>
          </table:table-cell>
          <table:table-cell/>
          <table:table-cell table:formula="of:=IF(ISBLANK([.B15]);&quot;&quot;;&quot;INSERT INTO PASSWORDS &quot;&amp;&quot;VALUES &quot;&amp;&quot;( &quot;&amp;&quot;'&quot;&amp;[.A15]&amp;&quot;' , &quot;&amp;&quot;'&quot;&amp;[.B15]&amp;&quot;' , &quot;&amp;&quot;'&quot;&amp;[.C15]&amp;&quot;' , &quot;&amp;&quot;'&quot;&amp;[.D15]&amp;&quot;' , &quot;&amp;&quot;'&quot;&amp;[.$#REF!$#REF!]&amp;&quot;' , &quot;&amp;&quot;&quot;&amp;[.F15]&amp;&quot; , &quot;&amp;&quot;&quot;&amp;[.G15]&amp;&quot; , &quot;&amp;&quot;&quot;&amp;[.H15]&amp;&quot; , &quot;&amp;&quot;&quot;&amp;[.I15]&amp;&quot; , &quot;&amp;&quot;&quot;&amp;[.J15]&amp;&quot; , &quot;&amp;&quot;&quot;&amp;[.K15]&amp;&quot; , &quot;&amp;&quot;&quot;&amp;[.L15]&amp;&quot; , &quot;&amp;&quot;&quot;&amp;[.M15]&amp;&quot; , &quot;&amp;&quot;&quot;&amp;[.N15]&amp;&quot; , &quot;&amp;&quot;&quot;&amp;[.O15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6]);&quot;&quot;;[.A15]+1)">
            <text:p/>
          </table:table-cell>
          <table:table-cell/>
          <table:table-cell table:formula="of:=IF(ISBLANK([.B16]);&quot;&quot;;&quot;1&quot;)">
            <text:p/>
          </table:table-cell>
          <table:table-cell/>
          <table:table-cell/>
          <table:table-cell table:formula="of:=IF(ISBLANK([.B16]);&quot;&quot;;&quot;'ACTIVE_PS'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'INIT'&quot;)">
            <text:p/>
          </table:table-cell>
          <table:table-cell table:formula="of:=IF(ISBLANK([.B16]);&quot;&quot;;TODAY()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NULL&quot;)">
            <text:p/>
          </table:table-cell>
          <table:table-cell table:formula="of:=IF(ISBLANK([.B16]);&quot;&quot;;&quot;'ACTIVE_RS'&quot;)">
            <text:p/>
          </table:table-cell>
          <table:table-cell/>
          <table:table-cell table:formula="of:=IF(ISBLANK([.B16]);&quot;&quot;;&quot;INSERT INTO PASSWORDS &quot;&amp;&quot;VALUES &quot;&amp;&quot;( &quot;&amp;&quot;'&quot;&amp;[.A16]&amp;&quot;' , &quot;&amp;&quot;'&quot;&amp;[.B16]&amp;&quot;' , &quot;&amp;&quot;'&quot;&amp;[.C16]&amp;&quot;' , &quot;&amp;&quot;'&quot;&amp;[.D16]&amp;&quot;' , &quot;&amp;&quot;'&quot;&amp;[.$#REF!$#REF!]&amp;&quot;' , &quot;&amp;&quot;&quot;&amp;[.F16]&amp;&quot; , &quot;&amp;&quot;&quot;&amp;[.G16]&amp;&quot; , &quot;&amp;&quot;&quot;&amp;[.H16]&amp;&quot; , &quot;&amp;&quot;&quot;&amp;[.I16]&amp;&quot; , &quot;&amp;&quot;&quot;&amp;[.J16]&amp;&quot; , &quot;&amp;&quot;&quot;&amp;[.K16]&amp;&quot; , &quot;&amp;&quot;&quot;&amp;[.L16]&amp;&quot; , &quot;&amp;&quot;&quot;&amp;[.M16]&amp;&quot; , &quot;&amp;&quot;&quot;&amp;[.N16]&amp;&quot; , &quot;&amp;&quot;&quot;&amp;[.O16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7]);&quot;&quot;;[.A16]+1)">
            <text:p/>
          </table:table-cell>
          <table:table-cell/>
          <table:table-cell table:formula="of:=IF(ISBLANK([.B17]);&quot;&quot;;&quot;1&quot;)">
            <text:p/>
          </table:table-cell>
          <table:table-cell/>
          <table:table-cell/>
          <table:table-cell table:formula="of:=IF(ISBLANK([.B17]);&quot;&quot;;&quot;'ACTIVE_PS'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'INIT'&quot;)">
            <text:p/>
          </table:table-cell>
          <table:table-cell table:formula="of:=IF(ISBLANK([.B17]);&quot;&quot;;TODAY()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NULL&quot;)">
            <text:p/>
          </table:table-cell>
          <table:table-cell table:formula="of:=IF(ISBLANK([.B17]);&quot;&quot;;&quot;'ACTIVE_RS'&quot;)">
            <text:p/>
          </table:table-cell>
          <table:table-cell/>
          <table:table-cell table:formula="of:=IF(ISBLANK([.B17]);&quot;&quot;;&quot;INSERT INTO PASSWORDS &quot;&amp;&quot;VALUES &quot;&amp;&quot;( &quot;&amp;&quot;'&quot;&amp;[.A17]&amp;&quot;' , &quot;&amp;&quot;'&quot;&amp;[.B17]&amp;&quot;' , &quot;&amp;&quot;'&quot;&amp;[.C17]&amp;&quot;' , &quot;&amp;&quot;'&quot;&amp;[.D17]&amp;&quot;' , &quot;&amp;&quot;'&quot;&amp;[.$#REF!$#REF!]&amp;&quot;' , &quot;&amp;&quot;&quot;&amp;[.F17]&amp;&quot; , &quot;&amp;&quot;&quot;&amp;[.G17]&amp;&quot; , &quot;&amp;&quot;&quot;&amp;[.H17]&amp;&quot; , &quot;&amp;&quot;&quot;&amp;[.I17]&amp;&quot; , &quot;&amp;&quot;&quot;&amp;[.J17]&amp;&quot; , &quot;&amp;&quot;&quot;&amp;[.K17]&amp;&quot; , &quot;&amp;&quot;&quot;&amp;[.L17]&amp;&quot; , &quot;&amp;&quot;&quot;&amp;[.M17]&amp;&quot; , &quot;&amp;&quot;&quot;&amp;[.N17]&amp;&quot; , &quot;&amp;&quot;&quot;&amp;[.O17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8]);&quot;&quot;;[.A17]+1)">
            <text:p/>
          </table:table-cell>
          <table:table-cell/>
          <table:table-cell table:formula="of:=IF(ISBLANK([.B18]);&quot;&quot;;&quot;1&quot;)">
            <text:p/>
          </table:table-cell>
          <table:table-cell/>
          <table:table-cell/>
          <table:table-cell table:formula="of:=IF(ISBLANK([.B18]);&quot;&quot;;&quot;'ACTIVE_PS'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'INIT'&quot;)">
            <text:p/>
          </table:table-cell>
          <table:table-cell table:formula="of:=IF(ISBLANK([.B18]);&quot;&quot;;TODAY()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NULL&quot;)">
            <text:p/>
          </table:table-cell>
          <table:table-cell table:formula="of:=IF(ISBLANK([.B18]);&quot;&quot;;&quot;'ACTIVE_RS'&quot;)">
            <text:p/>
          </table:table-cell>
          <table:table-cell/>
          <table:table-cell table:formula="of:=IF(ISBLANK([.B18]);&quot;&quot;;&quot;INSERT INTO PASSWORDS &quot;&amp;&quot;VALUES &quot;&amp;&quot;( &quot;&amp;&quot;'&quot;&amp;[.A18]&amp;&quot;' , &quot;&amp;&quot;'&quot;&amp;[.B18]&amp;&quot;' , &quot;&amp;&quot;'&quot;&amp;[.C18]&amp;&quot;' , &quot;&amp;&quot;'&quot;&amp;[.D18]&amp;&quot;' , &quot;&amp;&quot;'&quot;&amp;[.$#REF!$#REF!]&amp;&quot;' , &quot;&amp;&quot;&quot;&amp;[.F18]&amp;&quot; , &quot;&amp;&quot;&quot;&amp;[.G18]&amp;&quot; , &quot;&amp;&quot;&quot;&amp;[.H18]&amp;&quot; , &quot;&amp;&quot;&quot;&amp;[.I18]&amp;&quot; , &quot;&amp;&quot;&quot;&amp;[.J18]&amp;&quot; , &quot;&amp;&quot;&quot;&amp;[.K18]&amp;&quot; , &quot;&amp;&quot;&quot;&amp;[.L18]&amp;&quot; , &quot;&amp;&quot;&quot;&amp;[.M18]&amp;&quot; , &quot;&amp;&quot;&quot;&amp;[.N18]&amp;&quot; , &quot;&amp;&quot;&quot;&amp;[.O18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19]);&quot;&quot;;[.A18]+1)">
            <text:p/>
          </table:table-cell>
          <table:table-cell/>
          <table:table-cell table:formula="of:=IF(ISBLANK([.B19]);&quot;&quot;;&quot;1&quot;)">
            <text:p/>
          </table:table-cell>
          <table:table-cell/>
          <table:table-cell/>
          <table:table-cell table:formula="of:=IF(ISBLANK([.B19]);&quot;&quot;;&quot;'ACTIVE_PS'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'INIT'&quot;)">
            <text:p/>
          </table:table-cell>
          <table:table-cell table:formula="of:=IF(ISBLANK([.B19]);&quot;&quot;;TODAY()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NULL&quot;)">
            <text:p/>
          </table:table-cell>
          <table:table-cell table:formula="of:=IF(ISBLANK([.B19]);&quot;&quot;;&quot;'ACTIVE_RS'&quot;)">
            <text:p/>
          </table:table-cell>
          <table:table-cell/>
          <table:table-cell table:formula="of:=IF(ISBLANK([.B19]);&quot;&quot;;&quot;INSERT INTO PASSWORDS &quot;&amp;&quot;VALUES &quot;&amp;&quot;( &quot;&amp;&quot;'&quot;&amp;[.A19]&amp;&quot;' , &quot;&amp;&quot;'&quot;&amp;[.B19]&amp;&quot;' , &quot;&amp;&quot;'&quot;&amp;[.C19]&amp;&quot;' , &quot;&amp;&quot;'&quot;&amp;[.D19]&amp;&quot;' , &quot;&amp;&quot;'&quot;&amp;[.$#REF!$#REF!]&amp;&quot;' , &quot;&amp;&quot;&quot;&amp;[.F19]&amp;&quot; , &quot;&amp;&quot;&quot;&amp;[.G19]&amp;&quot; , &quot;&amp;&quot;&quot;&amp;[.H19]&amp;&quot; , &quot;&amp;&quot;&quot;&amp;[.I19]&amp;&quot; , &quot;&amp;&quot;&quot;&amp;[.J19]&amp;&quot; , &quot;&amp;&quot;&quot;&amp;[.K19]&amp;&quot; , &quot;&amp;&quot;&quot;&amp;[.L19]&amp;&quot; , &quot;&amp;&quot;&quot;&amp;[.M19]&amp;&quot; , &quot;&amp;&quot;&quot;&amp;[.N19]&amp;&quot; , &quot;&amp;&quot;&quot;&amp;[.O19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0]);&quot;&quot;;[.A19]+1)">
            <text:p/>
          </table:table-cell>
          <table:table-cell/>
          <table:table-cell table:formula="of:=IF(ISBLANK([.B20]);&quot;&quot;;&quot;1&quot;)">
            <text:p/>
          </table:table-cell>
          <table:table-cell/>
          <table:table-cell/>
          <table:table-cell table:formula="of:=IF(ISBLANK([.B20]);&quot;&quot;;&quot;'ACTIVE_PS'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'INIT'&quot;)">
            <text:p/>
          </table:table-cell>
          <table:table-cell table:formula="of:=IF(ISBLANK([.B20]);&quot;&quot;;TODAY()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NULL&quot;)">
            <text:p/>
          </table:table-cell>
          <table:table-cell table:formula="of:=IF(ISBLANK([.B20]);&quot;&quot;;&quot;'ACTIVE_RS'&quot;)">
            <text:p/>
          </table:table-cell>
          <table:table-cell/>
          <table:table-cell table:formula="of:=IF(ISBLANK([.B20]);&quot;&quot;;&quot;INSERT INTO PASSWORDS &quot;&amp;&quot;VALUES &quot;&amp;&quot;( &quot;&amp;&quot;'&quot;&amp;[.A20]&amp;&quot;' , &quot;&amp;&quot;'&quot;&amp;[.B20]&amp;&quot;' , &quot;&amp;&quot;'&quot;&amp;[.C20]&amp;&quot;' , &quot;&amp;&quot;'&quot;&amp;[.D20]&amp;&quot;' , &quot;&amp;&quot;'&quot;&amp;[.$#REF!$#REF!]&amp;&quot;' , &quot;&amp;&quot;&quot;&amp;[.F20]&amp;&quot; , &quot;&amp;&quot;&quot;&amp;[.G20]&amp;&quot; , &quot;&amp;&quot;&quot;&amp;[.H20]&amp;&quot; , &quot;&amp;&quot;&quot;&amp;[.I20]&amp;&quot; , &quot;&amp;&quot;&quot;&amp;[.J20]&amp;&quot; , &quot;&amp;&quot;&quot;&amp;[.K20]&amp;&quot; , &quot;&amp;&quot;&quot;&amp;[.L20]&amp;&quot; , &quot;&amp;&quot;&quot;&amp;[.M20]&amp;&quot; , &quot;&amp;&quot;&quot;&amp;[.N20]&amp;&quot; , &quot;&amp;&quot;&quot;&amp;[.O20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1]);&quot;&quot;;[.A20]+1)">
            <text:p/>
          </table:table-cell>
          <table:table-cell/>
          <table:table-cell table:formula="of:=IF(ISBLANK([.B21]);&quot;&quot;;&quot;1&quot;)">
            <text:p/>
          </table:table-cell>
          <table:table-cell/>
          <table:table-cell/>
          <table:table-cell table:formula="of:=IF(ISBLANK([.B21]);&quot;&quot;;&quot;'ACTIVE_PS'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'INIT'&quot;)">
            <text:p/>
          </table:table-cell>
          <table:table-cell table:formula="of:=IF(ISBLANK([.B21]);&quot;&quot;;TODAY()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NULL&quot;)">
            <text:p/>
          </table:table-cell>
          <table:table-cell table:formula="of:=IF(ISBLANK([.B21]);&quot;&quot;;&quot;'ACTIVE_RS'&quot;)">
            <text:p/>
          </table:table-cell>
          <table:table-cell/>
          <table:table-cell table:formula="of:=IF(ISBLANK([.B21]);&quot;&quot;;&quot;INSERT INTO PASSWORDS &quot;&amp;&quot;VALUES &quot;&amp;&quot;( &quot;&amp;&quot;'&quot;&amp;[.A21]&amp;&quot;' , &quot;&amp;&quot;'&quot;&amp;[.B21]&amp;&quot;' , &quot;&amp;&quot;'&quot;&amp;[.C21]&amp;&quot;' , &quot;&amp;&quot;'&quot;&amp;[.D21]&amp;&quot;' , &quot;&amp;&quot;'&quot;&amp;[.$#REF!$#REF!]&amp;&quot;' , &quot;&amp;&quot;&quot;&amp;[.F21]&amp;&quot; , &quot;&amp;&quot;&quot;&amp;[.G21]&amp;&quot; , &quot;&amp;&quot;&quot;&amp;[.H21]&amp;&quot; , &quot;&amp;&quot;&quot;&amp;[.I21]&amp;&quot; , &quot;&amp;&quot;&quot;&amp;[.J21]&amp;&quot; , &quot;&amp;&quot;&quot;&amp;[.K21]&amp;&quot; , &quot;&amp;&quot;&quot;&amp;[.L21]&amp;&quot; , &quot;&amp;&quot;&quot;&amp;[.M21]&amp;&quot; , &quot;&amp;&quot;&quot;&amp;[.N21]&amp;&quot; , &quot;&amp;&quot;&quot;&amp;[.O21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2]);&quot;&quot;;[.A21]+1)">
            <text:p/>
          </table:table-cell>
          <table:table-cell/>
          <table:table-cell table:formula="of:=IF(ISBLANK([.B22]);&quot;&quot;;&quot;1&quot;)">
            <text:p/>
          </table:table-cell>
          <table:table-cell/>
          <table:table-cell/>
          <table:table-cell table:formula="of:=IF(ISBLANK([.B22]);&quot;&quot;;&quot;'ACTIVE_PS'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'INIT'&quot;)">
            <text:p/>
          </table:table-cell>
          <table:table-cell table:formula="of:=IF(ISBLANK([.B22]);&quot;&quot;;TODAY()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NULL&quot;)">
            <text:p/>
          </table:table-cell>
          <table:table-cell table:formula="of:=IF(ISBLANK([.B22]);&quot;&quot;;&quot;'ACTIVE_RS'&quot;)">
            <text:p/>
          </table:table-cell>
          <table:table-cell/>
          <table:table-cell table:formula="of:=IF(ISBLANK([.B22]);&quot;&quot;;&quot;INSERT INTO PASSWORDS &quot;&amp;&quot;VALUES &quot;&amp;&quot;( &quot;&amp;&quot;'&quot;&amp;[.A22]&amp;&quot;' , &quot;&amp;&quot;'&quot;&amp;[.B22]&amp;&quot;' , &quot;&amp;&quot;'&quot;&amp;[.C22]&amp;&quot;' , &quot;&amp;&quot;'&quot;&amp;[.D22]&amp;&quot;' , &quot;&amp;&quot;'&quot;&amp;[.$#REF!$#REF!]&amp;&quot;' , &quot;&amp;&quot;&quot;&amp;[.F22]&amp;&quot; , &quot;&amp;&quot;&quot;&amp;[.G22]&amp;&quot; , &quot;&amp;&quot;&quot;&amp;[.H22]&amp;&quot; , &quot;&amp;&quot;&quot;&amp;[.I22]&amp;&quot; , &quot;&amp;&quot;&quot;&amp;[.J22]&amp;&quot; , &quot;&amp;&quot;&quot;&amp;[.K22]&amp;&quot; , &quot;&amp;&quot;&quot;&amp;[.L22]&amp;&quot; , &quot;&amp;&quot;&quot;&amp;[.M22]&amp;&quot; , &quot;&amp;&quot;&quot;&amp;[.N22]&amp;&quot; , &quot;&amp;&quot;&quot;&amp;[.O22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3]);&quot;&quot;;[.A22]+1)">
            <text:p/>
          </table:table-cell>
          <table:table-cell/>
          <table:table-cell table:formula="of:=IF(ISBLANK([.B23]);&quot;&quot;;&quot;1&quot;)">
            <text:p/>
          </table:table-cell>
          <table:table-cell/>
          <table:table-cell/>
          <table:table-cell table:formula="of:=IF(ISBLANK([.B23]);&quot;&quot;;&quot;'ACTIVE_PS'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'INIT'&quot;)">
            <text:p/>
          </table:table-cell>
          <table:table-cell table:formula="of:=IF(ISBLANK([.B23]);&quot;&quot;;TODAY()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NULL&quot;)">
            <text:p/>
          </table:table-cell>
          <table:table-cell table:formula="of:=IF(ISBLANK([.B23]);&quot;&quot;;&quot;'ACTIVE_RS'&quot;)">
            <text:p/>
          </table:table-cell>
          <table:table-cell/>
          <table:table-cell table:formula="of:=IF(ISBLANK([.B23]);&quot;&quot;;&quot;INSERT INTO PASSWORDS &quot;&amp;&quot;VALUES &quot;&amp;&quot;( &quot;&amp;&quot;'&quot;&amp;[.A23]&amp;&quot;' , &quot;&amp;&quot;'&quot;&amp;[.B23]&amp;&quot;' , &quot;&amp;&quot;'&quot;&amp;[.C23]&amp;&quot;' , &quot;&amp;&quot;'&quot;&amp;[.D23]&amp;&quot;' , &quot;&amp;&quot;'&quot;&amp;[.$#REF!$#REF!]&amp;&quot;' , &quot;&amp;&quot;&quot;&amp;[.F23]&amp;&quot; , &quot;&amp;&quot;&quot;&amp;[.G23]&amp;&quot; , &quot;&amp;&quot;&quot;&amp;[.H23]&amp;&quot; , &quot;&amp;&quot;&quot;&amp;[.I23]&amp;&quot; , &quot;&amp;&quot;&quot;&amp;[.J23]&amp;&quot; , &quot;&amp;&quot;&quot;&amp;[.K23]&amp;&quot; , &quot;&amp;&quot;&quot;&amp;[.L23]&amp;&quot; , &quot;&amp;&quot;&quot;&amp;[.M23]&amp;&quot; , &quot;&amp;&quot;&quot;&amp;[.N23]&amp;&quot; , &quot;&amp;&quot;&quot;&amp;[.O23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4]);&quot;&quot;;[.A23]+1)">
            <text:p/>
          </table:table-cell>
          <table:table-cell/>
          <table:table-cell table:formula="of:=IF(ISBLANK([.B24]);&quot;&quot;;&quot;1&quot;)">
            <text:p/>
          </table:table-cell>
          <table:table-cell/>
          <table:table-cell/>
          <table:table-cell table:formula="of:=IF(ISBLANK([.B24]);&quot;&quot;;&quot;'ACTIVE_PS'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'INIT'&quot;)">
            <text:p/>
          </table:table-cell>
          <table:table-cell table:formula="of:=IF(ISBLANK([.B24]);&quot;&quot;;TODAY()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NULL&quot;)">
            <text:p/>
          </table:table-cell>
          <table:table-cell table:formula="of:=IF(ISBLANK([.B24]);&quot;&quot;;&quot;'ACTIVE_RS'&quot;)">
            <text:p/>
          </table:table-cell>
          <table:table-cell/>
          <table:table-cell table:formula="of:=IF(ISBLANK([.B24]);&quot;&quot;;&quot;INSERT INTO PASSWORDS &quot;&amp;&quot;VALUES &quot;&amp;&quot;( &quot;&amp;&quot;'&quot;&amp;[.A24]&amp;&quot;' , &quot;&amp;&quot;'&quot;&amp;[.B24]&amp;&quot;' , &quot;&amp;&quot;'&quot;&amp;[.C24]&amp;&quot;' , &quot;&amp;&quot;'&quot;&amp;[.D24]&amp;&quot;' , &quot;&amp;&quot;'&quot;&amp;[.$#REF!$#REF!]&amp;&quot;' , &quot;&amp;&quot;&quot;&amp;[.F24]&amp;&quot; , &quot;&amp;&quot;&quot;&amp;[.G24]&amp;&quot; , &quot;&amp;&quot;&quot;&amp;[.H24]&amp;&quot; , &quot;&amp;&quot;&quot;&amp;[.I24]&amp;&quot; , &quot;&amp;&quot;&quot;&amp;[.J24]&amp;&quot; , &quot;&amp;&quot;&quot;&amp;[.K24]&amp;&quot; , &quot;&amp;&quot;&quot;&amp;[.L24]&amp;&quot; , &quot;&amp;&quot;&quot;&amp;[.M24]&amp;&quot; , &quot;&amp;&quot;&quot;&amp;[.N24]&amp;&quot; , &quot;&amp;&quot;&quot;&amp;[.O24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5]);&quot;&quot;;[.A24]+1)">
            <text:p/>
          </table:table-cell>
          <table:table-cell/>
          <table:table-cell table:formula="of:=IF(ISBLANK([.B25]);&quot;&quot;;&quot;1&quot;)">
            <text:p/>
          </table:table-cell>
          <table:table-cell/>
          <table:table-cell/>
          <table:table-cell table:formula="of:=IF(ISBLANK([.B25]);&quot;&quot;;&quot;'ACTIVE_PS'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'INIT'&quot;)">
            <text:p/>
          </table:table-cell>
          <table:table-cell table:formula="of:=IF(ISBLANK([.B25]);&quot;&quot;;TODAY()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NULL&quot;)">
            <text:p/>
          </table:table-cell>
          <table:table-cell table:formula="of:=IF(ISBLANK([.B25]);&quot;&quot;;&quot;'ACTIVE_RS'&quot;)">
            <text:p/>
          </table:table-cell>
          <table:table-cell/>
          <table:table-cell table:formula="of:=IF(ISBLANK([.B25]);&quot;&quot;;&quot;INSERT INTO PASSWORDS &quot;&amp;&quot;VALUES &quot;&amp;&quot;( &quot;&amp;&quot;'&quot;&amp;[.A25]&amp;&quot;' , &quot;&amp;&quot;'&quot;&amp;[.B25]&amp;&quot;' , &quot;&amp;&quot;'&quot;&amp;[.C25]&amp;&quot;' , &quot;&amp;&quot;'&quot;&amp;[.D25]&amp;&quot;' , &quot;&amp;&quot;'&quot;&amp;[.$#REF!$#REF!]&amp;&quot;' , &quot;&amp;&quot;&quot;&amp;[.F25]&amp;&quot; , &quot;&amp;&quot;&quot;&amp;[.G25]&amp;&quot; , &quot;&amp;&quot;&quot;&amp;[.H25]&amp;&quot; , &quot;&amp;&quot;&quot;&amp;[.I25]&amp;&quot; , &quot;&amp;&quot;&quot;&amp;[.J25]&amp;&quot; , &quot;&amp;&quot;&quot;&amp;[.K25]&amp;&quot; , &quot;&amp;&quot;&quot;&amp;[.L25]&amp;&quot; , &quot;&amp;&quot;&quot;&amp;[.M25]&amp;&quot; , &quot;&amp;&quot;&quot;&amp;[.N25]&amp;&quot; , &quot;&amp;&quot;&quot;&amp;[.O25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6]);&quot;&quot;;[.A25]+1)">
            <text:p/>
          </table:table-cell>
          <table:table-cell/>
          <table:table-cell table:formula="of:=IF(ISBLANK([.B26]);&quot;&quot;;&quot;1&quot;)">
            <text:p/>
          </table:table-cell>
          <table:table-cell/>
          <table:table-cell/>
          <table:table-cell table:formula="of:=IF(ISBLANK([.B26]);&quot;&quot;;&quot;'ACTIVE_PS'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'INIT'&quot;)">
            <text:p/>
          </table:table-cell>
          <table:table-cell table:formula="of:=IF(ISBLANK([.B26]);&quot;&quot;;TODAY()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NULL&quot;)">
            <text:p/>
          </table:table-cell>
          <table:table-cell table:formula="of:=IF(ISBLANK([.B26]);&quot;&quot;;&quot;'ACTIVE_RS'&quot;)">
            <text:p/>
          </table:table-cell>
          <table:table-cell/>
          <table:table-cell table:formula="of:=IF(ISBLANK([.B26]);&quot;&quot;;&quot;INSERT INTO PASSWORDS &quot;&amp;&quot;VALUES &quot;&amp;&quot;( &quot;&amp;&quot;'&quot;&amp;[.A26]&amp;&quot;' , &quot;&amp;&quot;'&quot;&amp;[.B26]&amp;&quot;' , &quot;&amp;&quot;'&quot;&amp;[.C26]&amp;&quot;' , &quot;&amp;&quot;'&quot;&amp;[.D26]&amp;&quot;' , &quot;&amp;&quot;'&quot;&amp;[.$#REF!$#REF!]&amp;&quot;' , &quot;&amp;&quot;&quot;&amp;[.F26]&amp;&quot; , &quot;&amp;&quot;&quot;&amp;[.G26]&amp;&quot; , &quot;&amp;&quot;&quot;&amp;[.H26]&amp;&quot; , &quot;&amp;&quot;&quot;&amp;[.I26]&amp;&quot; , &quot;&amp;&quot;&quot;&amp;[.J26]&amp;&quot; , &quot;&amp;&quot;&quot;&amp;[.K26]&amp;&quot; , &quot;&amp;&quot;&quot;&amp;[.L26]&amp;&quot; , &quot;&amp;&quot;&quot;&amp;[.M26]&amp;&quot; , &quot;&amp;&quot;&quot;&amp;[.N26]&amp;&quot; , &quot;&amp;&quot;&quot;&amp;[.O26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7]);&quot;&quot;;[.A26]+1)">
            <text:p/>
          </table:table-cell>
          <table:table-cell/>
          <table:table-cell table:formula="of:=IF(ISBLANK([.B27]);&quot;&quot;;&quot;1&quot;)">
            <text:p/>
          </table:table-cell>
          <table:table-cell/>
          <table:table-cell/>
          <table:table-cell table:formula="of:=IF(ISBLANK([.B27]);&quot;&quot;;&quot;'ACTIVE_PS'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'INIT'&quot;)">
            <text:p/>
          </table:table-cell>
          <table:table-cell table:formula="of:=IF(ISBLANK([.B27]);&quot;&quot;;TODAY()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NULL&quot;)">
            <text:p/>
          </table:table-cell>
          <table:table-cell table:formula="of:=IF(ISBLANK([.B27]);&quot;&quot;;&quot;'ACTIVE_RS'&quot;)">
            <text:p/>
          </table:table-cell>
          <table:table-cell/>
          <table:table-cell table:formula="of:=IF(ISBLANK([.B27]);&quot;&quot;;&quot;INSERT INTO PASSWORDS &quot;&amp;&quot;VALUES &quot;&amp;&quot;( &quot;&amp;&quot;'&quot;&amp;[.A27]&amp;&quot;' , &quot;&amp;&quot;'&quot;&amp;[.B27]&amp;&quot;' , &quot;&amp;&quot;'&quot;&amp;[.C27]&amp;&quot;' , &quot;&amp;&quot;'&quot;&amp;[.D27]&amp;&quot;' , &quot;&amp;&quot;'&quot;&amp;[.$#REF!$#REF!]&amp;&quot;' , &quot;&amp;&quot;&quot;&amp;[.F27]&amp;&quot; , &quot;&amp;&quot;&quot;&amp;[.G27]&amp;&quot; , &quot;&amp;&quot;&quot;&amp;[.H27]&amp;&quot; , &quot;&amp;&quot;&quot;&amp;[.I27]&amp;&quot; , &quot;&amp;&quot;&quot;&amp;[.J27]&amp;&quot; , &quot;&amp;&quot;&quot;&amp;[.K27]&amp;&quot; , &quot;&amp;&quot;&quot;&amp;[.L27]&amp;&quot; , &quot;&amp;&quot;&quot;&amp;[.M27]&amp;&quot; , &quot;&amp;&quot;&quot;&amp;[.N27]&amp;&quot; , &quot;&amp;&quot;&quot;&amp;[.O27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8]);&quot;&quot;;[.A27]+1)">
            <text:p/>
          </table:table-cell>
          <table:table-cell/>
          <table:table-cell table:formula="of:=IF(ISBLANK([.B28]);&quot;&quot;;&quot;1&quot;)">
            <text:p/>
          </table:table-cell>
          <table:table-cell/>
          <table:table-cell/>
          <table:table-cell table:formula="of:=IF(ISBLANK([.B28]);&quot;&quot;;&quot;'ACTIVE_PS'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'INIT'&quot;)">
            <text:p/>
          </table:table-cell>
          <table:table-cell table:formula="of:=IF(ISBLANK([.B28]);&quot;&quot;;TODAY()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NULL&quot;)">
            <text:p/>
          </table:table-cell>
          <table:table-cell table:formula="of:=IF(ISBLANK([.B28]);&quot;&quot;;&quot;'ACTIVE_RS'&quot;)">
            <text:p/>
          </table:table-cell>
          <table:table-cell/>
          <table:table-cell table:formula="of:=IF(ISBLANK([.B28]);&quot;&quot;;&quot;INSERT INTO PASSWORDS &quot;&amp;&quot;VALUES &quot;&amp;&quot;( &quot;&amp;&quot;'&quot;&amp;[.A28]&amp;&quot;' , &quot;&amp;&quot;'&quot;&amp;[.B28]&amp;&quot;' , &quot;&amp;&quot;'&quot;&amp;[.C28]&amp;&quot;' , &quot;&amp;&quot;'&quot;&amp;[.D28]&amp;&quot;' , &quot;&amp;&quot;'&quot;&amp;[.$#REF!$#REF!]&amp;&quot;' , &quot;&amp;&quot;&quot;&amp;[.F28]&amp;&quot; , &quot;&amp;&quot;&quot;&amp;[.G28]&amp;&quot; , &quot;&amp;&quot;&quot;&amp;[.H28]&amp;&quot; , &quot;&amp;&quot;&quot;&amp;[.I28]&amp;&quot; , &quot;&amp;&quot;&quot;&amp;[.J28]&amp;&quot; , &quot;&amp;&quot;&quot;&amp;[.K28]&amp;&quot; , &quot;&amp;&quot;&quot;&amp;[.L28]&amp;&quot; , &quot;&amp;&quot;&quot;&amp;[.M28]&amp;&quot; , &quot;&amp;&quot;&quot;&amp;[.N28]&amp;&quot; , &quot;&amp;&quot;&quot;&amp;[.O28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29]);&quot;&quot;;[.A28]+1)">
            <text:p/>
          </table:table-cell>
          <table:table-cell/>
          <table:table-cell table:formula="of:=IF(ISBLANK([.B29]);&quot;&quot;;&quot;1&quot;)">
            <text:p/>
          </table:table-cell>
          <table:table-cell/>
          <table:table-cell/>
          <table:table-cell table:formula="of:=IF(ISBLANK([.B29]);&quot;&quot;;&quot;'ACTIVE_PS'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'INIT'&quot;)">
            <text:p/>
          </table:table-cell>
          <table:table-cell table:formula="of:=IF(ISBLANK([.B29]);&quot;&quot;;TODAY()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NULL&quot;)">
            <text:p/>
          </table:table-cell>
          <table:table-cell table:formula="of:=IF(ISBLANK([.B29]);&quot;&quot;;&quot;'ACTIVE_RS'&quot;)">
            <text:p/>
          </table:table-cell>
          <table:table-cell/>
          <table:table-cell table:formula="of:=IF(ISBLANK([.B29]);&quot;&quot;;&quot;INSERT INTO PASSWORDS &quot;&amp;&quot;VALUES &quot;&amp;&quot;( &quot;&amp;&quot;'&quot;&amp;[.A29]&amp;&quot;' , &quot;&amp;&quot;'&quot;&amp;[.B29]&amp;&quot;' , &quot;&amp;&quot;'&quot;&amp;[.C29]&amp;&quot;' , &quot;&amp;&quot;'&quot;&amp;[.D29]&amp;&quot;' , &quot;&amp;&quot;'&quot;&amp;[.$#REF!$#REF!]&amp;&quot;' , &quot;&amp;&quot;&quot;&amp;[.F29]&amp;&quot; , &quot;&amp;&quot;&quot;&amp;[.G29]&amp;&quot; , &quot;&amp;&quot;&quot;&amp;[.H29]&amp;&quot; , &quot;&amp;&quot;&quot;&amp;[.I29]&amp;&quot; , &quot;&amp;&quot;&quot;&amp;[.J29]&amp;&quot; , &quot;&amp;&quot;&quot;&amp;[.K29]&amp;&quot; , &quot;&amp;&quot;&quot;&amp;[.L29]&amp;&quot; , &quot;&amp;&quot;&quot;&amp;[.M29]&amp;&quot; , &quot;&amp;&quot;&quot;&amp;[.N29]&amp;&quot; , &quot;&amp;&quot;&quot;&amp;[.O29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0]);&quot;&quot;;[.A29]+1)">
            <text:p/>
          </table:table-cell>
          <table:table-cell/>
          <table:table-cell table:formula="of:=IF(ISBLANK([.B30]);&quot;&quot;;&quot;1&quot;)">
            <text:p/>
          </table:table-cell>
          <table:table-cell/>
          <table:table-cell/>
          <table:table-cell table:formula="of:=IF(ISBLANK([.B30]);&quot;&quot;;&quot;'ACTIVE_PS'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'INIT'&quot;)">
            <text:p/>
          </table:table-cell>
          <table:table-cell table:formula="of:=IF(ISBLANK([.B30]);&quot;&quot;;TODAY()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NULL&quot;)">
            <text:p/>
          </table:table-cell>
          <table:table-cell table:formula="of:=IF(ISBLANK([.B30]);&quot;&quot;;&quot;'ACTIVE_RS'&quot;)">
            <text:p/>
          </table:table-cell>
          <table:table-cell/>
          <table:table-cell table:formula="of:=IF(ISBLANK([.B30]);&quot;&quot;;&quot;INSERT INTO PASSWORDS &quot;&amp;&quot;VALUES &quot;&amp;&quot;( &quot;&amp;&quot;'&quot;&amp;[.A30]&amp;&quot;' , &quot;&amp;&quot;'&quot;&amp;[.B30]&amp;&quot;' , &quot;&amp;&quot;'&quot;&amp;[.C30]&amp;&quot;' , &quot;&amp;&quot;'&quot;&amp;[.D30]&amp;&quot;' , &quot;&amp;&quot;'&quot;&amp;[.$#REF!$#REF!]&amp;&quot;' , &quot;&amp;&quot;&quot;&amp;[.F30]&amp;&quot; , &quot;&amp;&quot;&quot;&amp;[.G30]&amp;&quot; , &quot;&amp;&quot;&quot;&amp;[.H30]&amp;&quot; , &quot;&amp;&quot;&quot;&amp;[.I30]&amp;&quot; , &quot;&amp;&quot;&quot;&amp;[.J30]&amp;&quot; , &quot;&amp;&quot;&quot;&amp;[.K30]&amp;&quot; , &quot;&amp;&quot;&quot;&amp;[.L30]&amp;&quot; , &quot;&amp;&quot;&quot;&amp;[.M30]&amp;&quot; , &quot;&amp;&quot;&quot;&amp;[.N30]&amp;&quot; , &quot;&amp;&quot;&quot;&amp;[.O30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1]);&quot;&quot;;[.A30]+1)">
            <text:p/>
          </table:table-cell>
          <table:table-cell/>
          <table:table-cell table:formula="of:=IF(ISBLANK([.B31]);&quot;&quot;;&quot;1&quot;)">
            <text:p/>
          </table:table-cell>
          <table:table-cell/>
          <table:table-cell/>
          <table:table-cell table:formula="of:=IF(ISBLANK([.B31]);&quot;&quot;;&quot;'ACTIVE_PS'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'INIT'&quot;)">
            <text:p/>
          </table:table-cell>
          <table:table-cell table:formula="of:=IF(ISBLANK([.B31]);&quot;&quot;;TODAY()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NULL&quot;)">
            <text:p/>
          </table:table-cell>
          <table:table-cell table:formula="of:=IF(ISBLANK([.B31]);&quot;&quot;;&quot;'ACTIVE_RS'&quot;)">
            <text:p/>
          </table:table-cell>
          <table:table-cell/>
          <table:table-cell table:formula="of:=IF(ISBLANK([.B31]);&quot;&quot;;&quot;INSERT INTO PASSWORDS &quot;&amp;&quot;VALUES &quot;&amp;&quot;( &quot;&amp;&quot;'&quot;&amp;[.A31]&amp;&quot;' , &quot;&amp;&quot;'&quot;&amp;[.B31]&amp;&quot;' , &quot;&amp;&quot;'&quot;&amp;[.C31]&amp;&quot;' , &quot;&amp;&quot;'&quot;&amp;[.D31]&amp;&quot;' , &quot;&amp;&quot;'&quot;&amp;[.$#REF!$#REF!]&amp;&quot;' , &quot;&amp;&quot;&quot;&amp;[.F31]&amp;&quot; , &quot;&amp;&quot;&quot;&amp;[.G31]&amp;&quot; , &quot;&amp;&quot;&quot;&amp;[.H31]&amp;&quot; , &quot;&amp;&quot;&quot;&amp;[.I31]&amp;&quot; , &quot;&amp;&quot;&quot;&amp;[.J31]&amp;&quot; , &quot;&amp;&quot;&quot;&amp;[.K31]&amp;&quot; , &quot;&amp;&quot;&quot;&amp;[.L31]&amp;&quot; , &quot;&amp;&quot;&quot;&amp;[.M31]&amp;&quot; , &quot;&amp;&quot;&quot;&amp;[.N31]&amp;&quot; , &quot;&amp;&quot;&quot;&amp;[.O31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2]);&quot;&quot;;[.A31]+1)">
            <text:p/>
          </table:table-cell>
          <table:table-cell/>
          <table:table-cell table:formula="of:=IF(ISBLANK([.B32]);&quot;&quot;;&quot;1&quot;)">
            <text:p/>
          </table:table-cell>
          <table:table-cell/>
          <table:table-cell/>
          <table:table-cell table:formula="of:=IF(ISBLANK([.B32]);&quot;&quot;;&quot;'ACTIVE_PS'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'INIT'&quot;)">
            <text:p/>
          </table:table-cell>
          <table:table-cell table:formula="of:=IF(ISBLANK([.B32]);&quot;&quot;;TODAY()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NULL&quot;)">
            <text:p/>
          </table:table-cell>
          <table:table-cell table:formula="of:=IF(ISBLANK([.B32]);&quot;&quot;;&quot;'ACTIVE_RS'&quot;)">
            <text:p/>
          </table:table-cell>
          <table:table-cell/>
          <table:table-cell table:formula="of:=IF(ISBLANK([.B32]);&quot;&quot;;&quot;INSERT INTO PASSWORDS &quot;&amp;&quot;VALUES &quot;&amp;&quot;( &quot;&amp;&quot;'&quot;&amp;[.A32]&amp;&quot;' , &quot;&amp;&quot;'&quot;&amp;[.B32]&amp;&quot;' , &quot;&amp;&quot;'&quot;&amp;[.C32]&amp;&quot;' , &quot;&amp;&quot;'&quot;&amp;[.D32]&amp;&quot;' , &quot;&amp;&quot;'&quot;&amp;[.$#REF!$#REF!]&amp;&quot;' , &quot;&amp;&quot;&quot;&amp;[.F32]&amp;&quot; , &quot;&amp;&quot;&quot;&amp;[.G32]&amp;&quot; , &quot;&amp;&quot;&quot;&amp;[.H32]&amp;&quot; , &quot;&amp;&quot;&quot;&amp;[.I32]&amp;&quot; , &quot;&amp;&quot;&quot;&amp;[.J32]&amp;&quot; , &quot;&amp;&quot;&quot;&amp;[.K32]&amp;&quot; , &quot;&amp;&quot;&quot;&amp;[.L32]&amp;&quot; , &quot;&amp;&quot;&quot;&amp;[.M32]&amp;&quot; , &quot;&amp;&quot;&quot;&amp;[.N32]&amp;&quot; , &quot;&amp;&quot;&quot;&amp;[.O32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3]);&quot;&quot;;[.A32]+1)">
            <text:p/>
          </table:table-cell>
          <table:table-cell/>
          <table:table-cell table:formula="of:=IF(ISBLANK([.B33]);&quot;&quot;;&quot;1&quot;)">
            <text:p/>
          </table:table-cell>
          <table:table-cell/>
          <table:table-cell/>
          <table:table-cell table:formula="of:=IF(ISBLANK([.B33]);&quot;&quot;;&quot;'ACTIVE_PS'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'INIT'&quot;)">
            <text:p/>
          </table:table-cell>
          <table:table-cell table:formula="of:=IF(ISBLANK([.B33]);&quot;&quot;;TODAY()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NULL&quot;)">
            <text:p/>
          </table:table-cell>
          <table:table-cell table:formula="of:=IF(ISBLANK([.B33]);&quot;&quot;;&quot;'ACTIVE_RS'&quot;)">
            <text:p/>
          </table:table-cell>
          <table:table-cell/>
          <table:table-cell table:formula="of:=IF(ISBLANK([.B33]);&quot;&quot;;&quot;INSERT INTO PASSWORDS &quot;&amp;&quot;VALUES &quot;&amp;&quot;( &quot;&amp;&quot;'&quot;&amp;[.A33]&amp;&quot;' , &quot;&amp;&quot;'&quot;&amp;[.B33]&amp;&quot;' , &quot;&amp;&quot;'&quot;&amp;[.C33]&amp;&quot;' , &quot;&amp;&quot;'&quot;&amp;[.D33]&amp;&quot;' , &quot;&amp;&quot;'&quot;&amp;[.$#REF!$#REF!]&amp;&quot;' , &quot;&amp;&quot;&quot;&amp;[.F33]&amp;&quot; , &quot;&amp;&quot;&quot;&amp;[.G33]&amp;&quot; , &quot;&amp;&quot;&quot;&amp;[.H33]&amp;&quot; , &quot;&amp;&quot;&quot;&amp;[.I33]&amp;&quot; , &quot;&amp;&quot;&quot;&amp;[.J33]&amp;&quot; , &quot;&amp;&quot;&quot;&amp;[.K33]&amp;&quot; , &quot;&amp;&quot;&quot;&amp;[.L33]&amp;&quot; , &quot;&amp;&quot;&quot;&amp;[.M33]&amp;&quot; , &quot;&amp;&quot;&quot;&amp;[.N33]&amp;&quot; , &quot;&amp;&quot;&quot;&amp;[.O33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4]);&quot;&quot;;[.A33]+1)">
            <text:p/>
          </table:table-cell>
          <table:table-cell/>
          <table:table-cell table:formula="of:=IF(ISBLANK([.B34]);&quot;&quot;;&quot;1&quot;)">
            <text:p/>
          </table:table-cell>
          <table:table-cell/>
          <table:table-cell/>
          <table:table-cell table:formula="of:=IF(ISBLANK([.B34]);&quot;&quot;;&quot;'ACTIVE_PS'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'INIT'&quot;)">
            <text:p/>
          </table:table-cell>
          <table:table-cell table:formula="of:=IF(ISBLANK([.B34]);&quot;&quot;;TODAY()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NULL&quot;)">
            <text:p/>
          </table:table-cell>
          <table:table-cell table:formula="of:=IF(ISBLANK([.B34]);&quot;&quot;;&quot;'ACTIVE_RS'&quot;)">
            <text:p/>
          </table:table-cell>
          <table:table-cell/>
          <table:table-cell table:formula="of:=IF(ISBLANK([.B34]);&quot;&quot;;&quot;INSERT INTO PASSWORDS &quot;&amp;&quot;VALUES &quot;&amp;&quot;( &quot;&amp;&quot;'&quot;&amp;[.A34]&amp;&quot;' , &quot;&amp;&quot;'&quot;&amp;[.B34]&amp;&quot;' , &quot;&amp;&quot;'&quot;&amp;[.C34]&amp;&quot;' , &quot;&amp;&quot;'&quot;&amp;[.D34]&amp;&quot;' , &quot;&amp;&quot;'&quot;&amp;[.$#REF!$#REF!]&amp;&quot;' , &quot;&amp;&quot;&quot;&amp;[.F34]&amp;&quot; , &quot;&amp;&quot;&quot;&amp;[.G34]&amp;&quot; , &quot;&amp;&quot;&quot;&amp;[.H34]&amp;&quot; , &quot;&amp;&quot;&quot;&amp;[.I34]&amp;&quot; , &quot;&amp;&quot;&quot;&amp;[.J34]&amp;&quot; , &quot;&amp;&quot;&quot;&amp;[.K34]&amp;&quot; , &quot;&amp;&quot;&quot;&amp;[.L34]&amp;&quot; , &quot;&amp;&quot;&quot;&amp;[.M34]&amp;&quot; , &quot;&amp;&quot;&quot;&amp;[.N34]&amp;&quot; , &quot;&amp;&quot;&quot;&amp;[.O34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5]);&quot;&quot;;[.A34]+1)">
            <text:p/>
          </table:table-cell>
          <table:table-cell/>
          <table:table-cell table:formula="of:=IF(ISBLANK([.B35]);&quot;&quot;;&quot;1&quot;)">
            <text:p/>
          </table:table-cell>
          <table:table-cell/>
          <table:table-cell/>
          <table:table-cell table:formula="of:=IF(ISBLANK([.B35]);&quot;&quot;;&quot;'ACTIVE_PS'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'INIT'&quot;)">
            <text:p/>
          </table:table-cell>
          <table:table-cell table:formula="of:=IF(ISBLANK([.B35]);&quot;&quot;;TODAY()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NULL&quot;)">
            <text:p/>
          </table:table-cell>
          <table:table-cell table:formula="of:=IF(ISBLANK([.B35]);&quot;&quot;;&quot;'ACTIVE_RS'&quot;)">
            <text:p/>
          </table:table-cell>
          <table:table-cell/>
          <table:table-cell table:formula="of:=IF(ISBLANK([.B35]);&quot;&quot;;&quot;INSERT INTO PASSWORDS &quot;&amp;&quot;VALUES &quot;&amp;&quot;( &quot;&amp;&quot;'&quot;&amp;[.A35]&amp;&quot;' , &quot;&amp;&quot;'&quot;&amp;[.B35]&amp;&quot;' , &quot;&amp;&quot;'&quot;&amp;[.C35]&amp;&quot;' , &quot;&amp;&quot;'&quot;&amp;[.D35]&amp;&quot;' , &quot;&amp;&quot;'&quot;&amp;[.$#REF!$#REF!]&amp;&quot;' , &quot;&amp;&quot;&quot;&amp;[.F35]&amp;&quot; , &quot;&amp;&quot;&quot;&amp;[.G35]&amp;&quot; , &quot;&amp;&quot;&quot;&amp;[.H35]&amp;&quot; , &quot;&amp;&quot;&quot;&amp;[.I35]&amp;&quot; , &quot;&amp;&quot;&quot;&amp;[.J35]&amp;&quot; , &quot;&amp;&quot;&quot;&amp;[.K35]&amp;&quot; , &quot;&amp;&quot;&quot;&amp;[.L35]&amp;&quot; , &quot;&amp;&quot;&quot;&amp;[.M35]&amp;&quot; , &quot;&amp;&quot;&quot;&amp;[.N35]&amp;&quot; , &quot;&amp;&quot;&quot;&amp;[.O35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6]);&quot;&quot;;[.A35]+1)">
            <text:p/>
          </table:table-cell>
          <table:table-cell/>
          <table:table-cell table:formula="of:=IF(ISBLANK([.B36]);&quot;&quot;;&quot;1&quot;)">
            <text:p/>
          </table:table-cell>
          <table:table-cell/>
          <table:table-cell/>
          <table:table-cell table:formula="of:=IF(ISBLANK([.B36]);&quot;&quot;;&quot;'ACTIVE_PS'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'INIT'&quot;)">
            <text:p/>
          </table:table-cell>
          <table:table-cell table:formula="of:=IF(ISBLANK([.B36]);&quot;&quot;;TODAY()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NULL&quot;)">
            <text:p/>
          </table:table-cell>
          <table:table-cell table:formula="of:=IF(ISBLANK([.B36]);&quot;&quot;;&quot;'ACTIVE_RS'&quot;)">
            <text:p/>
          </table:table-cell>
          <table:table-cell/>
          <table:table-cell table:formula="of:=IF(ISBLANK([.B36]);&quot;&quot;;&quot;INSERT INTO PASSWORDS &quot;&amp;&quot;VALUES &quot;&amp;&quot;( &quot;&amp;&quot;'&quot;&amp;[.A36]&amp;&quot;' , &quot;&amp;&quot;'&quot;&amp;[.B36]&amp;&quot;' , &quot;&amp;&quot;'&quot;&amp;[.C36]&amp;&quot;' , &quot;&amp;&quot;'&quot;&amp;[.D36]&amp;&quot;' , &quot;&amp;&quot;'&quot;&amp;[.$#REF!$#REF!]&amp;&quot;' , &quot;&amp;&quot;&quot;&amp;[.F36]&amp;&quot; , &quot;&amp;&quot;&quot;&amp;[.G36]&amp;&quot; , &quot;&amp;&quot;&quot;&amp;[.H36]&amp;&quot; , &quot;&amp;&quot;&quot;&amp;[.I36]&amp;&quot; , &quot;&amp;&quot;&quot;&amp;[.J36]&amp;&quot; , &quot;&amp;&quot;&quot;&amp;[.K36]&amp;&quot; , &quot;&amp;&quot;&quot;&amp;[.L36]&amp;&quot; , &quot;&amp;&quot;&quot;&amp;[.M36]&amp;&quot; , &quot;&amp;&quot;&quot;&amp;[.N36]&amp;&quot; , &quot;&amp;&quot;&quot;&amp;[.O36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7]);&quot;&quot;;[.A36]+1)">
            <text:p/>
          </table:table-cell>
          <table:table-cell/>
          <table:table-cell table:formula="of:=IF(ISBLANK([.B37]);&quot;&quot;;&quot;1&quot;)">
            <text:p/>
          </table:table-cell>
          <table:table-cell/>
          <table:table-cell/>
          <table:table-cell table:formula="of:=IF(ISBLANK([.B37]);&quot;&quot;;&quot;'ACTIVE_PS'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'INIT'&quot;)">
            <text:p/>
          </table:table-cell>
          <table:table-cell table:formula="of:=IF(ISBLANK([.B37]);&quot;&quot;;TODAY()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NULL&quot;)">
            <text:p/>
          </table:table-cell>
          <table:table-cell table:formula="of:=IF(ISBLANK([.B37]);&quot;&quot;;&quot;'ACTIVE_RS'&quot;)">
            <text:p/>
          </table:table-cell>
          <table:table-cell/>
          <table:table-cell table:formula="of:=IF(ISBLANK([.B37]);&quot;&quot;;&quot;INSERT INTO PASSWORDS &quot;&amp;&quot;VALUES &quot;&amp;&quot;( &quot;&amp;&quot;'&quot;&amp;[.A37]&amp;&quot;' , &quot;&amp;&quot;'&quot;&amp;[.B37]&amp;&quot;' , &quot;&amp;&quot;'&quot;&amp;[.C37]&amp;&quot;' , &quot;&amp;&quot;'&quot;&amp;[.D37]&amp;&quot;' , &quot;&amp;&quot;'&quot;&amp;[.$#REF!$#REF!]&amp;&quot;' , &quot;&amp;&quot;&quot;&amp;[.F37]&amp;&quot; , &quot;&amp;&quot;&quot;&amp;[.G37]&amp;&quot; , &quot;&amp;&quot;&quot;&amp;[.H37]&amp;&quot; , &quot;&amp;&quot;&quot;&amp;[.I37]&amp;&quot; , &quot;&amp;&quot;&quot;&amp;[.J37]&amp;&quot; , &quot;&amp;&quot;&quot;&amp;[.K37]&amp;&quot; , &quot;&amp;&quot;&quot;&amp;[.L37]&amp;&quot; , &quot;&amp;&quot;&quot;&amp;[.M37]&amp;&quot; , &quot;&amp;&quot;&quot;&amp;[.N37]&amp;&quot; , &quot;&amp;&quot;&quot;&amp;[.O37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8]);&quot;&quot;;[.A37]+1)">
            <text:p/>
          </table:table-cell>
          <table:table-cell/>
          <table:table-cell table:formula="of:=IF(ISBLANK([.B38]);&quot;&quot;;&quot;1&quot;)">
            <text:p/>
          </table:table-cell>
          <table:table-cell/>
          <table:table-cell/>
          <table:table-cell table:formula="of:=IF(ISBLANK([.B38]);&quot;&quot;;&quot;'ACTIVE_PS'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'INIT'&quot;)">
            <text:p/>
          </table:table-cell>
          <table:table-cell table:formula="of:=IF(ISBLANK([.B38]);&quot;&quot;;TODAY()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NULL&quot;)">
            <text:p/>
          </table:table-cell>
          <table:table-cell table:formula="of:=IF(ISBLANK([.B38]);&quot;&quot;;&quot;'ACTIVE_RS'&quot;)">
            <text:p/>
          </table:table-cell>
          <table:table-cell/>
          <table:table-cell table:formula="of:=IF(ISBLANK([.B38]);&quot;&quot;;&quot;INSERT INTO PASSWORDS &quot;&amp;&quot;VALUES &quot;&amp;&quot;( &quot;&amp;&quot;'&quot;&amp;[.A38]&amp;&quot;' , &quot;&amp;&quot;'&quot;&amp;[.B38]&amp;&quot;' , &quot;&amp;&quot;'&quot;&amp;[.C38]&amp;&quot;' , &quot;&amp;&quot;'&quot;&amp;[.D38]&amp;&quot;' , &quot;&amp;&quot;'&quot;&amp;[.$#REF!$#REF!]&amp;&quot;' , &quot;&amp;&quot;&quot;&amp;[.F38]&amp;&quot; , &quot;&amp;&quot;&quot;&amp;[.G38]&amp;&quot; , &quot;&amp;&quot;&quot;&amp;[.H38]&amp;&quot; , &quot;&amp;&quot;&quot;&amp;[.I38]&amp;&quot; , &quot;&amp;&quot;&quot;&amp;[.J38]&amp;&quot; , &quot;&amp;&quot;&quot;&amp;[.K38]&amp;&quot; , &quot;&amp;&quot;&quot;&amp;[.L38]&amp;&quot; , &quot;&amp;&quot;&quot;&amp;[.M38]&amp;&quot; , &quot;&amp;&quot;&quot;&amp;[.N38]&amp;&quot; , &quot;&amp;&quot;&quot;&amp;[.O38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39]);&quot;&quot;;[.A38]+1)">
            <text:p/>
          </table:table-cell>
          <table:table-cell/>
          <table:table-cell table:formula="of:=IF(ISBLANK([.B39]);&quot;&quot;;&quot;1&quot;)">
            <text:p/>
          </table:table-cell>
          <table:table-cell/>
          <table:table-cell/>
          <table:table-cell table:formula="of:=IF(ISBLANK([.B39]);&quot;&quot;;&quot;'ACTIVE_PS'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'INIT'&quot;)">
            <text:p/>
          </table:table-cell>
          <table:table-cell table:formula="of:=IF(ISBLANK([.B39]);&quot;&quot;;TODAY()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NULL&quot;)">
            <text:p/>
          </table:table-cell>
          <table:table-cell table:formula="of:=IF(ISBLANK([.B39]);&quot;&quot;;&quot;'ACTIVE_RS'&quot;)">
            <text:p/>
          </table:table-cell>
          <table:table-cell/>
          <table:table-cell table:formula="of:=IF(ISBLANK([.B39]);&quot;&quot;;&quot;INSERT INTO PASSWORDS &quot;&amp;&quot;VALUES &quot;&amp;&quot;( &quot;&amp;&quot;'&quot;&amp;[.A39]&amp;&quot;' , &quot;&amp;&quot;'&quot;&amp;[.B39]&amp;&quot;' , &quot;&amp;&quot;'&quot;&amp;[.C39]&amp;&quot;' , &quot;&amp;&quot;'&quot;&amp;[.D39]&amp;&quot;' , &quot;&amp;&quot;'&quot;&amp;[.$#REF!$#REF!]&amp;&quot;' , &quot;&amp;&quot;&quot;&amp;[.F39]&amp;&quot; , &quot;&amp;&quot;&quot;&amp;[.G39]&amp;&quot; , &quot;&amp;&quot;&quot;&amp;[.H39]&amp;&quot; , &quot;&amp;&quot;&quot;&amp;[.I39]&amp;&quot; , &quot;&amp;&quot;&quot;&amp;[.J39]&amp;&quot; , &quot;&amp;&quot;&quot;&amp;[.K39]&amp;&quot; , &quot;&amp;&quot;&quot;&amp;[.L39]&amp;&quot; , &quot;&amp;&quot;&quot;&amp;[.M39]&amp;&quot; , &quot;&amp;&quot;&quot;&amp;[.N39]&amp;&quot; , &quot;&amp;&quot;&quot;&amp;[.O39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0]);&quot;&quot;;[.A39]+1)">
            <text:p/>
          </table:table-cell>
          <table:table-cell/>
          <table:table-cell table:formula="of:=IF(ISBLANK([.B40]);&quot;&quot;;&quot;1&quot;)">
            <text:p/>
          </table:table-cell>
          <table:table-cell/>
          <table:table-cell/>
          <table:table-cell table:formula="of:=IF(ISBLANK([.B40]);&quot;&quot;;&quot;'ACTIVE_PS'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'INIT'&quot;)">
            <text:p/>
          </table:table-cell>
          <table:table-cell table:formula="of:=IF(ISBLANK([.B40]);&quot;&quot;;TODAY()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NULL&quot;)">
            <text:p/>
          </table:table-cell>
          <table:table-cell table:formula="of:=IF(ISBLANK([.B40]);&quot;&quot;;&quot;'ACTIVE_RS'&quot;)">
            <text:p/>
          </table:table-cell>
          <table:table-cell/>
          <table:table-cell table:formula="of:=IF(ISBLANK([.B40]);&quot;&quot;;&quot;INSERT INTO PASSWORDS &quot;&amp;&quot;VALUES &quot;&amp;&quot;( &quot;&amp;&quot;'&quot;&amp;[.A40]&amp;&quot;' , &quot;&amp;&quot;'&quot;&amp;[.B40]&amp;&quot;' , &quot;&amp;&quot;'&quot;&amp;[.C40]&amp;&quot;' , &quot;&amp;&quot;'&quot;&amp;[.D40]&amp;&quot;' , &quot;&amp;&quot;'&quot;&amp;[.$#REF!$#REF!]&amp;&quot;' , &quot;&amp;&quot;&quot;&amp;[.F40]&amp;&quot; , &quot;&amp;&quot;&quot;&amp;[.G40]&amp;&quot; , &quot;&amp;&quot;&quot;&amp;[.H40]&amp;&quot; , &quot;&amp;&quot;&quot;&amp;[.I40]&amp;&quot; , &quot;&amp;&quot;&quot;&amp;[.J40]&amp;&quot; , &quot;&amp;&quot;&quot;&amp;[.K40]&amp;&quot; , &quot;&amp;&quot;&quot;&amp;[.L40]&amp;&quot; , &quot;&amp;&quot;&quot;&amp;[.M40]&amp;&quot; , &quot;&amp;&quot;&quot;&amp;[.N40]&amp;&quot; , &quot;&amp;&quot;&quot;&amp;[.O40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1]);&quot;&quot;;[.A40]+1)">
            <text:p/>
          </table:table-cell>
          <table:table-cell/>
          <table:table-cell table:formula="of:=IF(ISBLANK([.B41]);&quot;&quot;;&quot;1&quot;)">
            <text:p/>
          </table:table-cell>
          <table:table-cell/>
          <table:table-cell/>
          <table:table-cell table:formula="of:=IF(ISBLANK([.B41]);&quot;&quot;;&quot;'ACTIVE_PS'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'INIT'&quot;)">
            <text:p/>
          </table:table-cell>
          <table:table-cell table:formula="of:=IF(ISBLANK([.B41]);&quot;&quot;;TODAY()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NULL&quot;)">
            <text:p/>
          </table:table-cell>
          <table:table-cell table:formula="of:=IF(ISBLANK([.B41]);&quot;&quot;;&quot;'ACTIVE_RS'&quot;)">
            <text:p/>
          </table:table-cell>
          <table:table-cell/>
          <table:table-cell table:formula="of:=IF(ISBLANK([.B41]);&quot;&quot;;&quot;INSERT INTO PASSWORDS &quot;&amp;&quot;VALUES &quot;&amp;&quot;( &quot;&amp;&quot;'&quot;&amp;[.A41]&amp;&quot;' , &quot;&amp;&quot;'&quot;&amp;[.B41]&amp;&quot;' , &quot;&amp;&quot;'&quot;&amp;[.C41]&amp;&quot;' , &quot;&amp;&quot;'&quot;&amp;[.D41]&amp;&quot;' , &quot;&amp;&quot;'&quot;&amp;[.$#REF!$#REF!]&amp;&quot;' , &quot;&amp;&quot;&quot;&amp;[.F41]&amp;&quot; , &quot;&amp;&quot;&quot;&amp;[.G41]&amp;&quot; , &quot;&amp;&quot;&quot;&amp;[.H41]&amp;&quot; , &quot;&amp;&quot;&quot;&amp;[.I41]&amp;&quot; , &quot;&amp;&quot;&quot;&amp;[.J41]&amp;&quot; , &quot;&amp;&quot;&quot;&amp;[.K41]&amp;&quot; , &quot;&amp;&quot;&quot;&amp;[.L41]&amp;&quot; , &quot;&amp;&quot;&quot;&amp;[.M41]&amp;&quot; , &quot;&amp;&quot;&quot;&amp;[.N41]&amp;&quot; , &quot;&amp;&quot;&quot;&amp;[.O41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2]);&quot;&quot;;[.A41]+1)">
            <text:p/>
          </table:table-cell>
          <table:table-cell/>
          <table:table-cell table:formula="of:=IF(ISBLANK([.B42]);&quot;&quot;;&quot;1&quot;)">
            <text:p/>
          </table:table-cell>
          <table:table-cell/>
          <table:table-cell/>
          <table:table-cell table:formula="of:=IF(ISBLANK([.B42]);&quot;&quot;;&quot;'ACTIVE_PS'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'INIT'&quot;)">
            <text:p/>
          </table:table-cell>
          <table:table-cell table:formula="of:=IF(ISBLANK([.B42]);&quot;&quot;;TODAY()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NULL&quot;)">
            <text:p/>
          </table:table-cell>
          <table:table-cell table:formula="of:=IF(ISBLANK([.B42]);&quot;&quot;;&quot;'ACTIVE_RS'&quot;)">
            <text:p/>
          </table:table-cell>
          <table:table-cell/>
          <table:table-cell table:formula="of:=IF(ISBLANK([.B42]);&quot;&quot;;&quot;INSERT INTO PASSWORDS &quot;&amp;&quot;VALUES &quot;&amp;&quot;( &quot;&amp;&quot;'&quot;&amp;[.A42]&amp;&quot;' , &quot;&amp;&quot;'&quot;&amp;[.B42]&amp;&quot;' , &quot;&amp;&quot;'&quot;&amp;[.C42]&amp;&quot;' , &quot;&amp;&quot;'&quot;&amp;[.D42]&amp;&quot;' , &quot;&amp;&quot;'&quot;&amp;[.$#REF!$#REF!]&amp;&quot;' , &quot;&amp;&quot;&quot;&amp;[.F42]&amp;&quot; , &quot;&amp;&quot;&quot;&amp;[.G42]&amp;&quot; , &quot;&amp;&quot;&quot;&amp;[.H42]&amp;&quot; , &quot;&amp;&quot;&quot;&amp;[.I42]&amp;&quot; , &quot;&amp;&quot;&quot;&amp;[.J42]&amp;&quot; , &quot;&amp;&quot;&quot;&amp;[.K42]&amp;&quot; , &quot;&amp;&quot;&quot;&amp;[.L42]&amp;&quot; , &quot;&amp;&quot;&quot;&amp;[.M42]&amp;&quot; , &quot;&amp;&quot;&quot;&amp;[.N42]&amp;&quot; , &quot;&amp;&quot;&quot;&amp;[.O42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3]);&quot;&quot;;[.A42]+1)">
            <text:p/>
          </table:table-cell>
          <table:table-cell/>
          <table:table-cell table:formula="of:=IF(ISBLANK([.B43]);&quot;&quot;;&quot;1&quot;)">
            <text:p/>
          </table:table-cell>
          <table:table-cell/>
          <table:table-cell/>
          <table:table-cell table:formula="of:=IF(ISBLANK([.B43]);&quot;&quot;;&quot;'ACTIVE_PS'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'INIT'&quot;)">
            <text:p/>
          </table:table-cell>
          <table:table-cell table:formula="of:=IF(ISBLANK([.B43]);&quot;&quot;;TODAY()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NULL&quot;)">
            <text:p/>
          </table:table-cell>
          <table:table-cell table:formula="of:=IF(ISBLANK([.B43]);&quot;&quot;;&quot;'ACTIVE_RS'&quot;)">
            <text:p/>
          </table:table-cell>
          <table:table-cell/>
          <table:table-cell table:formula="of:=IF(ISBLANK([.B43]);&quot;&quot;;&quot;INSERT INTO PASSWORDS &quot;&amp;&quot;VALUES &quot;&amp;&quot;( &quot;&amp;&quot;'&quot;&amp;[.A43]&amp;&quot;' , &quot;&amp;&quot;'&quot;&amp;[.B43]&amp;&quot;' , &quot;&amp;&quot;'&quot;&amp;[.C43]&amp;&quot;' , &quot;&amp;&quot;'&quot;&amp;[.D43]&amp;&quot;' , &quot;&amp;&quot;'&quot;&amp;[.$#REF!$#REF!]&amp;&quot;' , &quot;&amp;&quot;&quot;&amp;[.F43]&amp;&quot; , &quot;&amp;&quot;&quot;&amp;[.G43]&amp;&quot; , &quot;&amp;&quot;&quot;&amp;[.H43]&amp;&quot; , &quot;&amp;&quot;&quot;&amp;[.I43]&amp;&quot; , &quot;&amp;&quot;&quot;&amp;[.J43]&amp;&quot; , &quot;&amp;&quot;&quot;&amp;[.K43]&amp;&quot; , &quot;&amp;&quot;&quot;&amp;[.L43]&amp;&quot; , &quot;&amp;&quot;&quot;&amp;[.M43]&amp;&quot; , &quot;&amp;&quot;&quot;&amp;[.N43]&amp;&quot; , &quot;&amp;&quot;&quot;&amp;[.O43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4]);&quot;&quot;;[.A43]+1)">
            <text:p/>
          </table:table-cell>
          <table:table-cell/>
          <table:table-cell table:formula="of:=IF(ISBLANK([.B44]);&quot;&quot;;&quot;1&quot;)">
            <text:p/>
          </table:table-cell>
          <table:table-cell/>
          <table:table-cell/>
          <table:table-cell table:formula="of:=IF(ISBLANK([.B44]);&quot;&quot;;&quot;'ACTIVE_PS'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'INIT'&quot;)">
            <text:p/>
          </table:table-cell>
          <table:table-cell table:formula="of:=IF(ISBLANK([.B44]);&quot;&quot;;TODAY()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NULL&quot;)">
            <text:p/>
          </table:table-cell>
          <table:table-cell table:formula="of:=IF(ISBLANK([.B44]);&quot;&quot;;&quot;'ACTIVE_RS'&quot;)">
            <text:p/>
          </table:table-cell>
          <table:table-cell/>
          <table:table-cell table:formula="of:=IF(ISBLANK([.B44]);&quot;&quot;;&quot;INSERT INTO PASSWORDS &quot;&amp;&quot;VALUES &quot;&amp;&quot;( &quot;&amp;&quot;'&quot;&amp;[.A44]&amp;&quot;' , &quot;&amp;&quot;'&quot;&amp;[.B44]&amp;&quot;' , &quot;&amp;&quot;'&quot;&amp;[.C44]&amp;&quot;' , &quot;&amp;&quot;'&quot;&amp;[.D44]&amp;&quot;' , &quot;&amp;&quot;'&quot;&amp;[.$#REF!$#REF!]&amp;&quot;' , &quot;&amp;&quot;&quot;&amp;[.F44]&amp;&quot; , &quot;&amp;&quot;&quot;&amp;[.G44]&amp;&quot; , &quot;&amp;&quot;&quot;&amp;[.H44]&amp;&quot; , &quot;&amp;&quot;&quot;&amp;[.I44]&amp;&quot; , &quot;&amp;&quot;&quot;&amp;[.J44]&amp;&quot; , &quot;&amp;&quot;&quot;&amp;[.K44]&amp;&quot; , &quot;&amp;&quot;&quot;&amp;[.L44]&amp;&quot; , &quot;&amp;&quot;&quot;&amp;[.M44]&amp;&quot; , &quot;&amp;&quot;&quot;&amp;[.N44]&amp;&quot; , &quot;&amp;&quot;&quot;&amp;[.O44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5]);&quot;&quot;;[.A44]+1)">
            <text:p/>
          </table:table-cell>
          <table:table-cell/>
          <table:table-cell table:formula="of:=IF(ISBLANK([.B45]);&quot;&quot;;&quot;1&quot;)">
            <text:p/>
          </table:table-cell>
          <table:table-cell/>
          <table:table-cell/>
          <table:table-cell table:formula="of:=IF(ISBLANK([.B45]);&quot;&quot;;&quot;'ACTIVE_PS'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'INIT'&quot;)">
            <text:p/>
          </table:table-cell>
          <table:table-cell table:formula="of:=IF(ISBLANK([.B45]);&quot;&quot;;TODAY()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NULL&quot;)">
            <text:p/>
          </table:table-cell>
          <table:table-cell table:formula="of:=IF(ISBLANK([.B45]);&quot;&quot;;&quot;'ACTIVE_RS'&quot;)">
            <text:p/>
          </table:table-cell>
          <table:table-cell/>
          <table:table-cell table:formula="of:=IF(ISBLANK([.B45]);&quot;&quot;;&quot;INSERT INTO PASSWORDS &quot;&amp;&quot;VALUES &quot;&amp;&quot;( &quot;&amp;&quot;'&quot;&amp;[.A45]&amp;&quot;' , &quot;&amp;&quot;'&quot;&amp;[.B45]&amp;&quot;' , &quot;&amp;&quot;'&quot;&amp;[.C45]&amp;&quot;' , &quot;&amp;&quot;'&quot;&amp;[.D45]&amp;&quot;' , &quot;&amp;&quot;'&quot;&amp;[.$#REF!$#REF!]&amp;&quot;' , &quot;&amp;&quot;&quot;&amp;[.F45]&amp;&quot; , &quot;&amp;&quot;&quot;&amp;[.G45]&amp;&quot; , &quot;&amp;&quot;&quot;&amp;[.H45]&amp;&quot; , &quot;&amp;&quot;&quot;&amp;[.I45]&amp;&quot; , &quot;&amp;&quot;&quot;&amp;[.J45]&amp;&quot; , &quot;&amp;&quot;&quot;&amp;[.K45]&amp;&quot; , &quot;&amp;&quot;&quot;&amp;[.L45]&amp;&quot; , &quot;&amp;&quot;&quot;&amp;[.M45]&amp;&quot; , &quot;&amp;&quot;&quot;&amp;[.N45]&amp;&quot; , &quot;&amp;&quot;&quot;&amp;[.O45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6]);&quot;&quot;;[.A45]+1)">
            <text:p/>
          </table:table-cell>
          <table:table-cell/>
          <table:table-cell table:formula="of:=IF(ISBLANK([.B46]);&quot;&quot;;&quot;1&quot;)">
            <text:p/>
          </table:table-cell>
          <table:table-cell/>
          <table:table-cell/>
          <table:table-cell table:formula="of:=IF(ISBLANK([.B46]);&quot;&quot;;&quot;'ACTIVE_PS'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'INIT'&quot;)">
            <text:p/>
          </table:table-cell>
          <table:table-cell table:formula="of:=IF(ISBLANK([.B46]);&quot;&quot;;TODAY()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NULL&quot;)">
            <text:p/>
          </table:table-cell>
          <table:table-cell table:formula="of:=IF(ISBLANK([.B46]);&quot;&quot;;&quot;'ACTIVE_RS'&quot;)">
            <text:p/>
          </table:table-cell>
          <table:table-cell/>
          <table:table-cell table:formula="of:=IF(ISBLANK([.B46]);&quot;&quot;;&quot;INSERT INTO PASSWORDS &quot;&amp;&quot;VALUES &quot;&amp;&quot;( &quot;&amp;&quot;'&quot;&amp;[.A46]&amp;&quot;' , &quot;&amp;&quot;'&quot;&amp;[.B46]&amp;&quot;' , &quot;&amp;&quot;'&quot;&amp;[.C46]&amp;&quot;' , &quot;&amp;&quot;'&quot;&amp;[.D46]&amp;&quot;' , &quot;&amp;&quot;'&quot;&amp;[.$#REF!$#REF!]&amp;&quot;' , &quot;&amp;&quot;&quot;&amp;[.F46]&amp;&quot; , &quot;&amp;&quot;&quot;&amp;[.G46]&amp;&quot; , &quot;&amp;&quot;&quot;&amp;[.H46]&amp;&quot; , &quot;&amp;&quot;&quot;&amp;[.I46]&amp;&quot; , &quot;&amp;&quot;&quot;&amp;[.J46]&amp;&quot; , &quot;&amp;&quot;&quot;&amp;[.K46]&amp;&quot; , &quot;&amp;&quot;&quot;&amp;[.L46]&amp;&quot; , &quot;&amp;&quot;&quot;&amp;[.M46]&amp;&quot; , &quot;&amp;&quot;&quot;&amp;[.N46]&amp;&quot; , &quot;&amp;&quot;&quot;&amp;[.O46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7]);&quot;&quot;;[.A46]+1)">
            <text:p/>
          </table:table-cell>
          <table:table-cell/>
          <table:table-cell table:formula="of:=IF(ISBLANK([.B47]);&quot;&quot;;&quot;1&quot;)">
            <text:p/>
          </table:table-cell>
          <table:table-cell/>
          <table:table-cell/>
          <table:table-cell table:formula="of:=IF(ISBLANK([.B47]);&quot;&quot;;&quot;'ACTIVE_PS'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'INIT'&quot;)">
            <text:p/>
          </table:table-cell>
          <table:table-cell table:formula="of:=IF(ISBLANK([.B47]);&quot;&quot;;TODAY()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NULL&quot;)">
            <text:p/>
          </table:table-cell>
          <table:table-cell table:formula="of:=IF(ISBLANK([.B47]);&quot;&quot;;&quot;'ACTIVE_RS'&quot;)">
            <text:p/>
          </table:table-cell>
          <table:table-cell/>
          <table:table-cell table:formula="of:=IF(ISBLANK([.B47]);&quot;&quot;;&quot;INSERT INTO PASSWORDS &quot;&amp;&quot;VALUES &quot;&amp;&quot;( &quot;&amp;&quot;'&quot;&amp;[.A47]&amp;&quot;' , &quot;&amp;&quot;'&quot;&amp;[.B47]&amp;&quot;' , &quot;&amp;&quot;'&quot;&amp;[.C47]&amp;&quot;' , &quot;&amp;&quot;'&quot;&amp;[.D47]&amp;&quot;' , &quot;&amp;&quot;'&quot;&amp;[.$#REF!$#REF!]&amp;&quot;' , &quot;&amp;&quot;&quot;&amp;[.F47]&amp;&quot; , &quot;&amp;&quot;&quot;&amp;[.G47]&amp;&quot; , &quot;&amp;&quot;&quot;&amp;[.H47]&amp;&quot; , &quot;&amp;&quot;&quot;&amp;[.I47]&amp;&quot; , &quot;&amp;&quot;&quot;&amp;[.J47]&amp;&quot; , &quot;&amp;&quot;&quot;&amp;[.K47]&amp;&quot; , &quot;&amp;&quot;&quot;&amp;[.L47]&amp;&quot; , &quot;&amp;&quot;&quot;&amp;[.M47]&amp;&quot; , &quot;&amp;&quot;&quot;&amp;[.N47]&amp;&quot; , &quot;&amp;&quot;&quot;&amp;[.O47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8]);&quot;&quot;;[.A47]+1)">
            <text:p/>
          </table:table-cell>
          <table:table-cell/>
          <table:table-cell table:formula="of:=IF(ISBLANK([.B48]);&quot;&quot;;&quot;1&quot;)">
            <text:p/>
          </table:table-cell>
          <table:table-cell/>
          <table:table-cell/>
          <table:table-cell table:formula="of:=IF(ISBLANK([.B48]);&quot;&quot;;&quot;'ACTIVE_PS'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'INIT'&quot;)">
            <text:p/>
          </table:table-cell>
          <table:table-cell table:formula="of:=IF(ISBLANK([.B48]);&quot;&quot;;TODAY()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NULL&quot;)">
            <text:p/>
          </table:table-cell>
          <table:table-cell table:formula="of:=IF(ISBLANK([.B48]);&quot;&quot;;&quot;'ACTIVE_RS'&quot;)">
            <text:p/>
          </table:table-cell>
          <table:table-cell/>
          <table:table-cell table:formula="of:=IF(ISBLANK([.B48]);&quot;&quot;;&quot;INSERT INTO PASSWORDS &quot;&amp;&quot;VALUES &quot;&amp;&quot;( &quot;&amp;&quot;'&quot;&amp;[.A48]&amp;&quot;' , &quot;&amp;&quot;'&quot;&amp;[.B48]&amp;&quot;' , &quot;&amp;&quot;'&quot;&amp;[.C48]&amp;&quot;' , &quot;&amp;&quot;'&quot;&amp;[.D48]&amp;&quot;' , &quot;&amp;&quot;'&quot;&amp;[.$#REF!$#REF!]&amp;&quot;' , &quot;&amp;&quot;&quot;&amp;[.F48]&amp;&quot; , &quot;&amp;&quot;&quot;&amp;[.G48]&amp;&quot; , &quot;&amp;&quot;&quot;&amp;[.H48]&amp;&quot; , &quot;&amp;&quot;&quot;&amp;[.I48]&amp;&quot; , &quot;&amp;&quot;&quot;&amp;[.J48]&amp;&quot; , &quot;&amp;&quot;&quot;&amp;[.K48]&amp;&quot; , &quot;&amp;&quot;&quot;&amp;[.L48]&amp;&quot; , &quot;&amp;&quot;&quot;&amp;[.M48]&amp;&quot; , &quot;&amp;&quot;&quot;&amp;[.N48]&amp;&quot; , &quot;&amp;&quot;&quot;&amp;[.O48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49]);&quot;&quot;;[.A48]+1)">
            <text:p/>
          </table:table-cell>
          <table:table-cell/>
          <table:table-cell table:formula="of:=IF(ISBLANK([.B49]);&quot;&quot;;&quot;1&quot;)">
            <text:p/>
          </table:table-cell>
          <table:table-cell/>
          <table:table-cell/>
          <table:table-cell table:formula="of:=IF(ISBLANK([.B49]);&quot;&quot;;&quot;'ACTIVE_PS'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'INIT'&quot;)">
            <text:p/>
          </table:table-cell>
          <table:table-cell table:formula="of:=IF(ISBLANK([.B49]);&quot;&quot;;TODAY()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NULL&quot;)">
            <text:p/>
          </table:table-cell>
          <table:table-cell table:formula="of:=IF(ISBLANK([.B49]);&quot;&quot;;&quot;'ACTIVE_RS'&quot;)">
            <text:p/>
          </table:table-cell>
          <table:table-cell/>
          <table:table-cell table:formula="of:=IF(ISBLANK([.B49]);&quot;&quot;;&quot;INSERT INTO PASSWORDS &quot;&amp;&quot;VALUES &quot;&amp;&quot;( &quot;&amp;&quot;'&quot;&amp;[.A49]&amp;&quot;' , &quot;&amp;&quot;'&quot;&amp;[.B49]&amp;&quot;' , &quot;&amp;&quot;'&quot;&amp;[.C49]&amp;&quot;' , &quot;&amp;&quot;'&quot;&amp;[.D49]&amp;&quot;' , &quot;&amp;&quot;'&quot;&amp;[.$#REF!$#REF!]&amp;&quot;' , &quot;&amp;&quot;&quot;&amp;[.F49]&amp;&quot; , &quot;&amp;&quot;&quot;&amp;[.G49]&amp;&quot; , &quot;&amp;&quot;&quot;&amp;[.H49]&amp;&quot; , &quot;&amp;&quot;&quot;&amp;[.I49]&amp;&quot; , &quot;&amp;&quot;&quot;&amp;[.J49]&amp;&quot; , &quot;&amp;&quot;&quot;&amp;[.K49]&amp;&quot; , &quot;&amp;&quot;&quot;&amp;[.L49]&amp;&quot; , &quot;&amp;&quot;&quot;&amp;[.M49]&amp;&quot; , &quot;&amp;&quot;&quot;&amp;[.N49]&amp;&quot; , &quot;&amp;&quot;&quot;&amp;[.O49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50]);&quot;&quot;;[.A49]+1)">
            <text:p/>
          </table:table-cell>
          <table:table-cell/>
          <table:table-cell table:formula="of:=IF(ISBLANK([.B50]);&quot;&quot;;&quot;1&quot;)">
            <text:p/>
          </table:table-cell>
          <table:table-cell/>
          <table:table-cell/>
          <table:table-cell table:formula="of:=IF(ISBLANK([.B50]);&quot;&quot;;&quot;'ACTIVE_PS'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'INIT'&quot;)">
            <text:p/>
          </table:table-cell>
          <table:table-cell table:formula="of:=IF(ISBLANK([.B50]);&quot;&quot;;TODAY()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NULL&quot;)">
            <text:p/>
          </table:table-cell>
          <table:table-cell table:formula="of:=IF(ISBLANK([.B50]);&quot;&quot;;&quot;'ACTIVE_RS'&quot;)">
            <text:p/>
          </table:table-cell>
          <table:table-cell/>
          <table:table-cell table:formula="of:=IF(ISBLANK([.B50]);&quot;&quot;;&quot;INSERT INTO PASSWORDS &quot;&amp;&quot;VALUES &quot;&amp;&quot;( &quot;&amp;&quot;'&quot;&amp;[.A50]&amp;&quot;' , &quot;&amp;&quot;'&quot;&amp;[.B50]&amp;&quot;' , &quot;&amp;&quot;'&quot;&amp;[.C50]&amp;&quot;' , &quot;&amp;&quot;'&quot;&amp;[.D50]&amp;&quot;' , &quot;&amp;&quot;'&quot;&amp;[.$#REF!$#REF!]&amp;&quot;' , &quot;&amp;&quot;&quot;&amp;[.F50]&amp;&quot; , &quot;&amp;&quot;&quot;&amp;[.G50]&amp;&quot; , &quot;&amp;&quot;&quot;&amp;[.H50]&amp;&quot; , &quot;&amp;&quot;&quot;&amp;[.I50]&amp;&quot; , &quot;&amp;&quot;&quot;&amp;[.J50]&amp;&quot; , &quot;&amp;&quot;&quot;&amp;[.K50]&amp;&quot; , &quot;&amp;&quot;&quot;&amp;[.L50]&amp;&quot; , &quot;&amp;&quot;&quot;&amp;[.M50]&amp;&quot; , &quot;&amp;&quot;&quot;&amp;[.N50]&amp;&quot; , &quot;&amp;&quot;&quot;&amp;[.O50]&amp;&quot; &quot;&amp;&quot; ); &quot;)">
            <text:p/>
          </table:table-cell>
          <table:table-cell table:number-columns-repeated="1007"/>
        </table:table-row>
        <table:table-row table:style-name="ro1">
          <table:table-cell table:formula="of:=IF(ISBLANK([.B51]);&quot;&quot;;[.A50]+1)">
            <text:p/>
          </table:table-cell>
          <table:table-cell/>
          <table:table-cell table:formula="of:=IF(ISBLANK([.B51]);&quot;&quot;;&quot;1&quot;)">
            <text:p/>
          </table:table-cell>
          <table:table-cell/>
          <table:table-cell/>
          <table:table-cell table:formula="of:=IF(ISBLANK([.B51]);&quot;&quot;;&quot;'ACTIVE_PS'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'INIT'&quot;)">
            <text:p/>
          </table:table-cell>
          <table:table-cell table:formula="of:=IF(ISBLANK([.B51]);&quot;&quot;;TODAY()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NULL&quot;)">
            <text:p/>
          </table:table-cell>
          <table:table-cell table:formula="of:=IF(ISBLANK([.B51]);&quot;&quot;;&quot;'ACTIVE_RS'&quot;)">
            <text:p/>
          </table:table-cell>
          <table:table-cell/>
          <table:table-cell table:formula="of:=IF(ISBLANK([.B51]);&quot;&quot;;&quot;INSERT INTO PASSWORDS &quot;&amp;&quot;VALUES &quot;&amp;&quot;( &quot;&amp;&quot;'&quot;&amp;[.A51]&amp;&quot;' , &quot;&amp;&quot;'&quot;&amp;[.B51]&amp;&quot;' , &quot;&amp;&quot;'&quot;&amp;[.C51]&amp;&quot;' , &quot;&amp;&quot;'&quot;&amp;[.D51]&amp;&quot;' , &quot;&amp;&quot;'&quot;&amp;[.$#REF!$#REF!]&amp;&quot;' , &quot;&amp;&quot;&quot;&amp;[.F51]&amp;&quot; , &quot;&amp;&quot;&quot;&amp;[.G51]&amp;&quot; , &quot;&amp;&quot;&quot;&amp;[.H51]&amp;&quot; , &quot;&amp;&quot;&quot;&amp;[.I51]&amp;&quot; , &quot;&amp;&quot;&quot;&amp;[.J51]&amp;&quot; , &quot;&amp;&quot;&quot;&amp;[.K51]&amp;&quot; , &quot;&amp;&quot;&quot;&amp;[.L51]&amp;&quot; , &quot;&amp;&quot;&quot;&amp;[.M51]&amp;&quot; , &quot;&amp;&quot;&quot;&amp;[.N51]&amp;&quot; , &quot;&amp;&quot;&quot;&amp;[.O51]&amp;&quot; &quot;&amp;&quot; ); &quot;)">
            <text:p/>
          </table:table-cell>
          <table:table-cell table:number-columns-repeated="1007"/>
        </table:table-row>
        <table:table-row table:style-name="ro1">
          <table:table-cell table:number-columns-repeated="4" table:style-name="ce5" office:value-type="string">
            <text:p>x</text:p>
          </table:table-cell>
          <table:table-cell table:style-name="ce5"/>
          <table:table-cell table:number-columns-repeated="10" table:style-name="ce5" office:value-type="string">
            <text:p>x</text:p>
          </table:table-cell>
          <table:table-cell table:style-name="ce5"/>
          <table:table-cell table:number-columns-repeated="14" table:style-name="ce5" office:value-type="string">
            <text:p>x</text:p>
          </table:table-cell>
          <table:table-cell table:style-name="ce5" table:number-columns-repeated="994"/>
        </table:table-row>
        <table:named-expressions>
          <table:named-range table:name="Excel_BuiltIn__FilterDatabase" table:base-cell-address="$Lookups.$A$1" table:cell-range-address="$Passwords.$A$2:.$AD$2"/>
        </table:named-expressions>
      </table:table>
      <table:named-expressions/>
      <table:database-ranges>
        <table:database-range table:name="Excel_BuiltIn__FilterDatabase" table:target-range-address="Lookups.A2:Lookups.AE40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currency-symbol>$</number:currency-symbol>
      <number:number number:decimal-places="2" number:min-integer-digits="1" number:grouping="true"/>
    </number:currency-style>
    <number:currency-style style:name="N13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6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4P0" style:volatile="true">
      <number:day/>
      <number:text>-</number:text>
      <number:month number:textual="true"/>
      <number:text>-</number:text>
      <number:year/>
    </number:date-style>
    <number:text-style style:name="N134">
      <number:text-content/>
      <style:map style:condition="value()&gt;=0" style:apply-style-name="N134P0"/>
    </number:text-style>
    <number:date-style style:name="N135P0" style:volatile="true">
      <number:day/>
      <number:text>/</number:text>
      <number:month number:textual="true"/>
      <number:text>/</number:text>
      <number:year/>
    </number:date-style>
    <number:text-style style:name="N135">
      <number:text-content/>
      <style:map style:condition="value()&gt;=0" style:apply-style-name="N135P0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2/23/2014</text:date>, <text:time>18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okups" style:display-name="PageStyle_Look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Roles" style:display-name="PageStyle_UserRo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" style:display-name="PageStyle_Us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sswords" style:display-name="PageStyle_Password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lwin Handoyo</meta:initial-creator>
    <meta:creation-date>2005-06-04T12:24:25</meta:creation-date>
    <dc:creator>Adelwin Handoyo</dc:creator>
    <dc:date>2014-02-23T18:15:52</dc:date>
    <meta:generator>OpenOffice/4.0.1$Unix OpenOffice.org_project/401m5$Build-9714</meta:generator>
    <meta:editing-duration>PT47M58S</meta:editing-duration>
    <meta:editing-cycles>4</meta:editing-cycles>
    <meta:document-statistic meta:table-count="4" meta:cell-count="9162" meta:object-count="0"/>
  </office:meta>
</office:document-meta>
</file>